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5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2" table:number-columns-repeated="3" table:default-cell-style-name="ce2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13" table:default-cell-style-name="Default"/>
        <table:table-row table:style-name="ro1">
          <table:table-cell table:style-name="ce1" office:value-type="string" table:number-columns-spanned="6" table:number-rows-spanned="1">
            <text:p>Raw Hex</text:p>
          </table:table-cell>
          <table:covered-table-cell table:number-columns-repeated="5"/>
          <table:table-cell table:style-name="ce4" office:value-type="string" table:number-columns-spanned="6" table:number-rows-spanned="1">
            <text:p>Decimal</text:p>
          </table:table-cell>
          <table:covered-table-cell table:number-columns-repeated="5"/>
          <table:table-cell table:style-name="ce4" office:value-type="string" table:number-columns-spanned="6" table:number-rows-spanned="1">
            <text:p>Outlier?</text:p>
          </table:table-cell>
          <table:covered-table-cell table:number-columns-repeated="5"/>
          <table:table-cell/>
          <table:table-cell table:style-name="ce4" office:value-type="string" table:number-columns-spanned="6" table:number-rows-spanned="1">
            <text:p>Stat Values</text:p>
          </table:table-cell>
          <table:covered-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yaw</text:p>
          </table:table-cell>
          <table:table-cell office:value-type="string">
            <text:p>pitch</text:p>
          </table:table-cell>
          <table:table-cell office:value-type="string">
            <text:p>roll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yaw</text:p>
          </table:table-cell>
          <table:table-cell office:value-type="string">
            <text:p>pitch</text:p>
          </table:table-cell>
          <table:table-cell office:value-type="string">
            <text:p>roll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yaw</text:p>
          </table:table-cell>
          <table:table-cell office:value-type="string">
            <text:p>pitch</text:p>
          </table:table-cell>
          <table:table-cell office:value-type="string">
            <text:p>roll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yaw</text:p>
          </table:table-cell>
          <table:table-cell office:value-type="string">
            <text:p>pitch</text:p>
          </table:table-cell>
          <table:table-cell office:value-type="string">
            <text:p>roll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F</text:p>
          </table:table-cell>
          <table:table-cell office:value-type="string">
            <text:p>1FD0</text:p>
          </table:table-cell>
          <table:table-cell office:value-type="string">
            <text:p>1E9A</text:p>
          </table:table-cell>
          <table:table-cell table:formula="of:=HEX2DEC([.A3])" office:value-type="float" office:value="616">
            <text:p>616</text:p>
          </table:table-cell>
          <table:table-cell table:formula="of:=HEX2DEC([.B3])" office:value-type="float" office:value="492">
            <text:p>492</text:p>
          </table:table-cell>
          <table:table-cell table:formula="of:=HEX2DEC([.C3])" office:value-type="float" office:value="508">
            <text:p>508</text:p>
          </table:table-cell>
          <table:table-cell table:formula="of:=HEX2DEC([.D3])" office:value-type="float" office:value="8431">
            <text:p>8431</text:p>
          </table:table-cell>
          <table:table-cell table:formula="of:=HEX2DEC([.E3])" office:value-type="float" office:value="8144">
            <text:p>8144</text:p>
          </table:table-cell>
          <table:table-cell table:formula="of:=HEX2DEC([.F3])" office:value-type="float" office:value="7834">
            <text:p>7834</text:p>
          </table:table-cell>
          <table:table-cell table:formula="of:=IF([.G3]&gt;[.T$13];&quot;HE&quot;;IF([.G3]&gt;[.T$12];&quot;HO&quot;;IF([.G3]&lt;[.T$15];&quot;LE&quot;;IF([.G3]&lt;[.T$14];&quot;LO&quot;;&quot;&quot;))))">
            <text:p/>
          </table:table-cell>
          <table:table-cell table:formula="of:=IF([.H3]&gt;[.U$13];&quot;HE&quot;;IF([.H3]&gt;[.U$12];&quot;HO&quot;;IF([.H3]&lt;[.U$15];&quot;LE&quot;;IF([.H3]&lt;[.U$14];&quot;LO&quot;;&quot;&quot;))))">
            <text:p/>
          </table:table-cell>
          <table:table-cell table:formula="of:=IF([.I3]&gt;[.V$13];&quot;HE&quot;;IF([.I3]&gt;[.V$12];&quot;HO&quot;;IF([.I3]&lt;[.V$15];&quot;LE&quot;;IF([.I3]&lt;[.V$14];&quot;LO&quot;;&quot;&quot;))))">
            <text:p/>
          </table:table-cell>
          <table:table-cell table:formula="of:=IF([.J3]&gt;[.W$13];&quot;HE&quot;;IF([.J3]&gt;[.W$12];&quot;HO&quot;;IF([.J3]&lt;[.W$15];&quot;LE&quot;;IF([.J3]&lt;[.W$14];&quot;LO&quot;;&quot;&quot;))))">
            <text:p/>
          </table:table-cell>
          <table:table-cell table:formula="of:=IF([.K3]&gt;[.X$13];&quot;HE&quot;;IF([.K3]&gt;[.X$12];&quot;HO&quot;;IF([.K3]&lt;[.X$15];&quot;LE&quot;;IF([.K3]&lt;[.X$14];&quot;LO&quot;;&quot;&quot;))))">
            <text:p/>
          </table:table-cell>
          <table:table-cell table:formula="of:=IF([.L3]&gt;[.Y$13];&quot;HE&quot;;IF([.L3]&gt;[.Y$12];&quot;HO&quot;;IF([.L3]&lt;[.Y$15];&quot;LE&quot;;IF([.L3]&lt;[.Y$14];&quot;LO&quot;;&quot;&quot;))))">
            <text:p/>
          </table:table-cell>
          <table:table-cell office:value-type="string">
            <text:p>min</text:p>
          </table:table-cell>
          <table:table-cell table:formula="of:=QUARTILE([.G$3:.G$548];0)" office:value-type="float" office:value="2">
            <text:p>2</text:p>
          </table:table-cell>
          <table:table-cell table:formula="of:=QUARTILE([.H$3:.H$548];0)" office:value-type="float" office:value="398">
            <text:p>398</text:p>
          </table:table-cell>
          <table:table-cell table:formula="of:=QUARTILE([.I$3:.I$548];0)" office:value-type="float" office:value="202">
            <text:p>202</text:p>
          </table:table-cell>
          <table:table-cell table:formula="of:=QUARTILE([.J$3:.J$548];0)" office:value-type="float" office:value="6671">
            <text:p>6671</text:p>
          </table:table-cell>
          <table:table-cell table:formula="of:=QUARTILE([.K$3:.K$548];0)" office:value-type="float" office:value="3121">
            <text:p>3121</text:p>
          </table:table-cell>
          <table:table-cell table:formula="of:=QUARTILE([.L$3:.L$548];0)" office:value-type="float" office:value="6221">
            <text:p>622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C</text:p>
          </table:table-cell>
          <table:table-cell office:value-type="string">
            <text:p>1FD4</text:p>
          </table:table-cell>
          <table:table-cell office:value-type="string">
            <text:p>1EA4</text:p>
          </table:table-cell>
          <table:table-cell table:formula="of:=HEX2DEC([.A4])" office:value-type="float" office:value="656">
            <text:p>656</text:p>
          </table:table-cell>
          <table:table-cell table:formula="of:=HEX2DEC([.B4])" office:value-type="float" office:value="492">
            <text:p>492</text:p>
          </table:table-cell>
          <table:table-cell table:formula="of:=HEX2DEC([.C4])" office:value-type="float" office:value="508">
            <text:p>508</text:p>
          </table:table-cell>
          <table:table-cell table:formula="of:=HEX2DEC([.D4])" office:value-type="float" office:value="8444">
            <text:p>8444</text:p>
          </table:table-cell>
          <table:table-cell table:formula="of:=HEX2DEC([.E4])" office:value-type="float" office:value="8148">
            <text:p>8148</text:p>
          </table:table-cell>
          <table:table-cell table:formula="of:=HEX2DEC([.F4])" office:value-type="float" office:value="7844">
            <text:p>7844</text:p>
          </table:table-cell>
          <table:table-cell table:formula="of:=IF([.G4]&gt;[.T$13];&quot;HE&quot;;IF([.G4]&gt;[.T$12];&quot;HO&quot;;IF([.G4]&lt;[.T$15];&quot;LE&quot;;IF([.G4]&lt;[.T$14];&quot;LO&quot;;&quot;&quot;))))">
            <text:p/>
          </table:table-cell>
          <table:table-cell table:formula="of:=IF([.H4]&gt;[.U$13];&quot;HE&quot;;IF([.H4]&gt;[.U$12];&quot;HO&quot;;IF([.H4]&lt;[.U$15];&quot;LE&quot;;IF([.H4]&lt;[.U$14];&quot;LO&quot;;&quot;&quot;))))">
            <text:p/>
          </table:table-cell>
          <table:table-cell table:formula="of:=IF([.I4]&gt;[.V$13];&quot;HE&quot;;IF([.I4]&gt;[.V$12];&quot;HO&quot;;IF([.I4]&lt;[.V$15];&quot;LE&quot;;IF([.I4]&lt;[.V$14];&quot;LO&quot;;&quot;&quot;))))">
            <text:p/>
          </table:table-cell>
          <table:table-cell table:formula="of:=IF([.J4]&gt;[.W$13];&quot;HE&quot;;IF([.J4]&gt;[.W$12];&quot;HO&quot;;IF([.J4]&lt;[.W$15];&quot;LE&quot;;IF([.J4]&lt;[.W$14];&quot;LO&quot;;&quot;&quot;))))">
            <text:p/>
          </table:table-cell>
          <table:table-cell table:formula="of:=IF([.K4]&gt;[.X$13];&quot;HE&quot;;IF([.K4]&gt;[.X$12];&quot;HO&quot;;IF([.K4]&lt;[.X$15];&quot;LE&quot;;IF([.K4]&lt;[.X$14];&quot;LO&quot;;&quot;&quot;))))">
            <text:p/>
          </table:table-cell>
          <table:table-cell table:formula="of:=IF([.L4]&gt;[.Y$13];&quot;HE&quot;;IF([.L4]&gt;[.Y$12];&quot;HO&quot;;IF([.L4]&lt;[.Y$15];&quot;LE&quot;;IF([.L4]&lt;[.Y$14];&quot;LO&quot;;&quot;&quot;))))">
            <text:p/>
          </table:table-cell>
          <table:table-cell office:value-type="string">
            <text:p>q1</text:p>
          </table:table-cell>
          <table:table-cell table:formula="of:=QUARTILE([.G$3:.G$548];1)" office:value-type="float" office:value="492">
            <text:p>492</text:p>
          </table:table-cell>
          <table:table-cell table:formula="of:=QUARTILE([.H$3:.H$548];1)" office:value-type="float" office:value="492">
            <text:p>492</text:p>
          </table:table-cell>
          <table:table-cell table:formula="of:=QUARTILE([.I$3:.I$548];1)" office:value-type="float" office:value="508">
            <text:p>508</text:p>
          </table:table-cell>
          <table:table-cell table:formula="of:=QUARTILE([.J$3:.J$548];1)" office:value-type="float" office:value="8279">
            <text:p>8279</text:p>
          </table:table-cell>
          <table:table-cell table:formula="of:=QUARTILE([.K$3:.K$548];1)" office:value-type="float" office:value="8127.25">
            <text:p>8127.25</text:p>
          </table:table-cell>
          <table:table-cell table:formula="of:=QUARTILE([.L$3:.L$548];1)" office:value-type="float" office:value="7826">
            <text:p>782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C7</text:p>
          </table:table-cell>
          <table:table-cell office:value-type="string">
            <text:p>1EA1</text:p>
          </table:table-cell>
          <table:table-cell table:formula="of:=HEX2DEC([.A5])" office:value-type="float" office:value="644">
            <text:p>644</text:p>
          </table:table-cell>
          <table:table-cell table:formula="of:=HEX2DEC([.B5])" office:value-type="float" office:value="492">
            <text:p>492</text:p>
          </table:table-cell>
          <table:table-cell table:formula="of:=HEX2DEC([.C5])" office:value-type="float" office:value="508">
            <text:p>508</text:p>
          </table:table-cell>
          <table:table-cell table:formula="of:=HEX2DEC([.D5])" office:value-type="float" office:value="8439">
            <text:p>8439</text:p>
          </table:table-cell>
          <table:table-cell table:formula="of:=HEX2DEC([.E5])" office:value-type="float" office:value="8135">
            <text:p>8135</text:p>
          </table:table-cell>
          <table:table-cell table:formula="of:=HEX2DEC([.F5])" office:value-type="float" office:value="7841">
            <text:p>7841</text:p>
          </table:table-cell>
          <table:table-cell table:formula="of:=IF([.G5]&gt;[.T$13];&quot;HE&quot;;IF([.G5]&gt;[.T$12];&quot;HO&quot;;IF([.G5]&lt;[.T$15];&quot;LE&quot;;IF([.G5]&lt;[.T$14];&quot;LO&quot;;&quot;&quot;))))">
            <text:p/>
          </table:table-cell>
          <table:table-cell table:formula="of:=IF([.H5]&gt;[.U$13];&quot;HE&quot;;IF([.H5]&gt;[.U$12];&quot;HO&quot;;IF([.H5]&lt;[.U$15];&quot;LE&quot;;IF([.H5]&lt;[.U$14];&quot;LO&quot;;&quot;&quot;))))">
            <text:p/>
          </table:table-cell>
          <table:table-cell table:formula="of:=IF([.I5]&gt;[.V$13];&quot;HE&quot;;IF([.I5]&gt;[.V$12];&quot;HO&quot;;IF([.I5]&lt;[.V$15];&quot;LE&quot;;IF([.I5]&lt;[.V$14];&quot;LO&quot;;&quot;&quot;))))">
            <text:p/>
          </table:table-cell>
          <table:table-cell table:formula="of:=IF([.J5]&gt;[.W$13];&quot;HE&quot;;IF([.J5]&gt;[.W$12];&quot;HO&quot;;IF([.J5]&lt;[.W$15];&quot;LE&quot;;IF([.J5]&lt;[.W$14];&quot;LO&quot;;&quot;&quot;))))">
            <text:p/>
          </table:table-cell>
          <table:table-cell table:formula="of:=IF([.K5]&gt;[.X$13];&quot;HE&quot;;IF([.K5]&gt;[.X$12];&quot;HO&quot;;IF([.K5]&lt;[.X$15];&quot;LE&quot;;IF([.K5]&lt;[.X$14];&quot;LO&quot;;&quot;&quot;))))">
            <text:p/>
          </table:table-cell>
          <table:table-cell table:formula="of:=IF([.L5]&gt;[.Y$13];&quot;HE&quot;;IF([.L5]&gt;[.Y$12];&quot;HO&quot;;IF([.L5]&lt;[.Y$15];&quot;LE&quot;;IF([.L5]&lt;[.Y$14];&quot;LO&quot;;&quot;&quot;))))">
            <text:p/>
          </table:table-cell>
          <table:table-cell office:value-type="string">
            <text:p>median</text:p>
          </table:table-cell>
          <table:table-cell table:formula="of:=QUARTILE([.G$3:.G$548];2)" office:value-type="float" office:value="624">
            <text:p>624</text:p>
          </table:table-cell>
          <table:table-cell table:formula="of:=QUARTILE([.H$3:.H$548];2)" office:value-type="float" office:value="492">
            <text:p>492</text:p>
          </table:table-cell>
          <table:table-cell table:formula="of:=QUARTILE([.I$3:.I$548];2)" office:value-type="float" office:value="508">
            <text:p>508</text:p>
          </table:table-cell>
          <table:table-cell table:formula="of:=QUARTILE([.J$3:.J$548];2)" office:value-type="float" office:value="8434">
            <text:p>8434</text:p>
          </table:table-cell>
          <table:table-cell table:formula="of:=QUARTILE([.K$3:.K$548];2)" office:value-type="float" office:value="8144">
            <text:p>8144</text:p>
          </table:table-cell>
          <table:table-cell table:formula="of:=QUARTILE([.L$3:.L$548];2)" office:value-type="float" office:value="7838">
            <text:p>783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CF</text:p>
          </table:table-cell>
          <table:table-cell office:value-type="string">
            <text:p>1EA2</text:p>
          </table:table-cell>
          <table:table-cell table:formula="of:=HEX2DEC([.A6])" office:value-type="float" office:value="648">
            <text:p>648</text:p>
          </table:table-cell>
          <table:table-cell table:formula="of:=HEX2DEC([.B6])" office:value-type="float" office:value="492">
            <text:p>492</text:p>
          </table:table-cell>
          <table:table-cell table:formula="of:=HEX2DEC([.C6])" office:value-type="float" office:value="508">
            <text:p>508</text:p>
          </table:table-cell>
          <table:table-cell table:formula="of:=HEX2DEC([.D6])" office:value-type="float" office:value="8436">
            <text:p>8436</text:p>
          </table:table-cell>
          <table:table-cell table:formula="of:=HEX2DEC([.E6])" office:value-type="float" office:value="8143">
            <text:p>8143</text:p>
          </table:table-cell>
          <table:table-cell table:formula="of:=HEX2DEC([.F6])" office:value-type="float" office:value="7842">
            <text:p>7842</text:p>
          </table:table-cell>
          <table:table-cell table:formula="of:=IF([.G6]&gt;[.T$13];&quot;HE&quot;;IF([.G6]&gt;[.T$12];&quot;HO&quot;;IF([.G6]&lt;[.T$15];&quot;LE&quot;;IF([.G6]&lt;[.T$14];&quot;LO&quot;;&quot;&quot;))))">
            <text:p/>
          </table:table-cell>
          <table:table-cell table:formula="of:=IF([.H6]&gt;[.U$13];&quot;HE&quot;;IF([.H6]&gt;[.U$12];&quot;HO&quot;;IF([.H6]&lt;[.U$15];&quot;LE&quot;;IF([.H6]&lt;[.U$14];&quot;LO&quot;;&quot;&quot;))))">
            <text:p/>
          </table:table-cell>
          <table:table-cell table:formula="of:=IF([.I6]&gt;[.V$13];&quot;HE&quot;;IF([.I6]&gt;[.V$12];&quot;HO&quot;;IF([.I6]&lt;[.V$15];&quot;LE&quot;;IF([.I6]&lt;[.V$14];&quot;LO&quot;;&quot;&quot;))))">
            <text:p/>
          </table:table-cell>
          <table:table-cell table:formula="of:=IF([.J6]&gt;[.W$13];&quot;HE&quot;;IF([.J6]&gt;[.W$12];&quot;HO&quot;;IF([.J6]&lt;[.W$15];&quot;LE&quot;;IF([.J6]&lt;[.W$14];&quot;LO&quot;;&quot;&quot;))))">
            <text:p/>
          </table:table-cell>
          <table:table-cell table:formula="of:=IF([.K6]&gt;[.X$13];&quot;HE&quot;;IF([.K6]&gt;[.X$12];&quot;HO&quot;;IF([.K6]&lt;[.X$15];&quot;LE&quot;;IF([.K6]&lt;[.X$14];&quot;LO&quot;;&quot;&quot;))))">
            <text:p/>
          </table:table-cell>
          <table:table-cell table:formula="of:=IF([.L6]&gt;[.Y$13];&quot;HE&quot;;IF([.L6]&gt;[.Y$12];&quot;HO&quot;;IF([.L6]&lt;[.Y$15];&quot;LE&quot;;IF([.L6]&lt;[.Y$14];&quot;LO&quot;;&quot;&quot;))))">
            <text:p/>
          </table:table-cell>
          <table:table-cell office:value-type="string">
            <text:p>q3</text:p>
          </table:table-cell>
          <table:table-cell table:formula="of:=QUARTILE([.G$3:.G$548];3)" office:value-type="float" office:value="656">
            <text:p>656</text:p>
          </table:table-cell>
          <table:table-cell table:formula="of:=QUARTILE([.H$3:.H$548];3)" office:value-type="float" office:value="508">
            <text:p>508</text:p>
          </table:table-cell>
          <table:table-cell table:formula="of:=QUARTILE([.I$3:.I$548];3)" office:value-type="float" office:value="508">
            <text:p>508</text:p>
          </table:table-cell>
          <table:table-cell table:formula="of:=QUARTILE([.J$3:.J$548];3)" office:value-type="float" office:value="8442">
            <text:p>8442</text:p>
          </table:table-cell>
          <table:table-cell table:formula="of:=QUARTILE([.K$3:.K$548];3)" office:value-type="float" office:value="8156.75">
            <text:p>8156.75</text:p>
          </table:table-cell>
          <table:table-cell table:formula="of:=QUARTILE([.L$3:.L$548];3)" office:value-type="float" office:value="7985">
            <text:p>798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B</text:p>
          </table:table-cell>
          <table:table-cell office:value-type="string">
            <text:p>1FCE</text:p>
          </table:table-cell>
          <table:table-cell office:value-type="string">
            <text:p>1E9D</text:p>
          </table:table-cell>
          <table:table-cell table:formula="of:=HEX2DEC([.A7])" office:value-type="float" office:value="628">
            <text:p>628</text:p>
          </table:table-cell>
          <table:table-cell table:formula="of:=HEX2DEC([.B7])" office:value-type="float" office:value="492">
            <text:p>492</text:p>
          </table:table-cell>
          <table:table-cell table:formula="of:=HEX2DEC([.C7])" office:value-type="float" office:value="508">
            <text:p>508</text:p>
          </table:table-cell>
          <table:table-cell table:formula="of:=HEX2DEC([.D7])" office:value-type="float" office:value="8443">
            <text:p>8443</text:p>
          </table:table-cell>
          <table:table-cell table:formula="of:=HEX2DEC([.E7])" office:value-type="float" office:value="8142">
            <text:p>8142</text:p>
          </table:table-cell>
          <table:table-cell table:formula="of:=HEX2DEC([.F7])" office:value-type="float" office:value="7837">
            <text:p>7837</text:p>
          </table:table-cell>
          <table:table-cell table:formula="of:=IF([.G7]&gt;[.T$13];&quot;HE&quot;;IF([.G7]&gt;[.T$12];&quot;HO&quot;;IF([.G7]&lt;[.T$15];&quot;LE&quot;;IF([.G7]&lt;[.T$14];&quot;LO&quot;;&quot;&quot;))))">
            <text:p/>
          </table:table-cell>
          <table:table-cell table:formula="of:=IF([.H7]&gt;[.U$13];&quot;HE&quot;;IF([.H7]&gt;[.U$12];&quot;HO&quot;;IF([.H7]&lt;[.U$15];&quot;LE&quot;;IF([.H7]&lt;[.U$14];&quot;LO&quot;;&quot;&quot;))))">
            <text:p/>
          </table:table-cell>
          <table:table-cell table:formula="of:=IF([.I7]&gt;[.V$13];&quot;HE&quot;;IF([.I7]&gt;[.V$12];&quot;HO&quot;;IF([.I7]&lt;[.V$15];&quot;LE&quot;;IF([.I7]&lt;[.V$14];&quot;LO&quot;;&quot;&quot;))))">
            <text:p/>
          </table:table-cell>
          <table:table-cell table:formula="of:=IF([.J7]&gt;[.W$13];&quot;HE&quot;;IF([.J7]&gt;[.W$12];&quot;HO&quot;;IF([.J7]&lt;[.W$15];&quot;LE&quot;;IF([.J7]&lt;[.W$14];&quot;LO&quot;;&quot;&quot;))))">
            <text:p/>
          </table:table-cell>
          <table:table-cell table:formula="of:=IF([.K7]&gt;[.X$13];&quot;HE&quot;;IF([.K7]&gt;[.X$12];&quot;HO&quot;;IF([.K7]&lt;[.X$15];&quot;LE&quot;;IF([.K7]&lt;[.X$14];&quot;LO&quot;;&quot;&quot;))))">
            <text:p/>
          </table:table-cell>
          <table:table-cell table:formula="of:=IF([.L7]&gt;[.Y$13];&quot;HE&quot;;IF([.L7]&gt;[.Y$12];&quot;HO&quot;;IF([.L7]&lt;[.Y$15];&quot;LE&quot;;IF([.L7]&lt;[.Y$14];&quot;LO&quot;;&quot;&quot;))))">
            <text:p/>
          </table:table-cell>
          <table:table-cell office:value-type="string">
            <text:p>max</text:p>
          </table:table-cell>
          <table:table-cell table:formula="of:=QUARTILE([.G$3:.G$548];4)" office:value-type="float" office:value="1016">
            <text:p>1016</text:p>
          </table:table-cell>
          <table:table-cell table:formula="of:=QUARTILE([.H$3:.H$548];4)" office:value-type="float" office:value="604">
            <text:p>604</text:p>
          </table:table-cell>
          <table:table-cell table:formula="of:=QUARTILE([.I$3:.I$548];4)" office:value-type="float" office:value="828">
            <text:p>828</text:p>
          </table:table-cell>
          <table:table-cell table:formula="of:=QUARTILE([.J$3:.J$548];4)" office:value-type="float" office:value="16139">
            <text:p>16139</text:p>
          </table:table-cell>
          <table:table-cell table:formula="of:=QUARTILE([.K$3:.K$548];4)" office:value-type="float" office:value="13184">
            <text:p>13184</text:p>
          </table:table-cell>
          <table:table-cell table:formula="of:=QUARTILE([.L$3:.L$548];4)" office:value-type="float" office:value="9504">
            <text:p>95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8</text:p>
          </table:table-cell>
          <table:table-cell office:value-type="string">
            <text:p>1FCD</text:p>
          </table:table-cell>
          <table:table-cell table:style-name="ce3" office:value-type="string">
            <text:p>1E98</text:p>
          </table:table-cell>
          <table:table-cell table:formula="of:=HEX2DEC([.A8])" office:value-type="float" office:value="608">
            <text:p>608</text:p>
          </table:table-cell>
          <table:table-cell table:formula="of:=HEX2DEC([.B8])" office:value-type="float" office:value="492">
            <text:p>492</text:p>
          </table:table-cell>
          <table:table-cell table:formula="of:=HEX2DEC([.C8])" office:value-type="float" office:value="508">
            <text:p>508</text:p>
          </table:table-cell>
          <table:table-cell table:formula="of:=HEX2DEC([.D8])" office:value-type="float" office:value="8440">
            <text:p>8440</text:p>
          </table:table-cell>
          <table:table-cell table:formula="of:=HEX2DEC([.E8])" office:value-type="float" office:value="8141">
            <text:p>8141</text:p>
          </table:table-cell>
          <table:table-cell table:formula="of:=HEX2DEC([.F8])" office:value-type="float" office:value="7832">
            <text:p>7832</text:p>
          </table:table-cell>
          <table:table-cell table:formula="of:=IF([.G8]&gt;[.T$13];&quot;HE&quot;;IF([.G8]&gt;[.T$12];&quot;HO&quot;;IF([.G8]&lt;[.T$15];&quot;LE&quot;;IF([.G8]&lt;[.T$14];&quot;LO&quot;;&quot;&quot;))))">
            <text:p/>
          </table:table-cell>
          <table:table-cell table:formula="of:=IF([.H8]&gt;[.U$13];&quot;HE&quot;;IF([.H8]&gt;[.U$12];&quot;HO&quot;;IF([.H8]&lt;[.U$15];&quot;LE&quot;;IF([.H8]&lt;[.U$14];&quot;LO&quot;;&quot;&quot;))))">
            <text:p/>
          </table:table-cell>
          <table:table-cell table:formula="of:=IF([.I8]&gt;[.V$13];&quot;HE&quot;;IF([.I8]&gt;[.V$12];&quot;HO&quot;;IF([.I8]&lt;[.V$15];&quot;LE&quot;;IF([.I8]&lt;[.V$14];&quot;LO&quot;;&quot;&quot;))))">
            <text:p/>
          </table:table-cell>
          <table:table-cell table:formula="of:=IF([.J8]&gt;[.W$13];&quot;HE&quot;;IF([.J8]&gt;[.W$12];&quot;HO&quot;;IF([.J8]&lt;[.W$15];&quot;LE&quot;;IF([.J8]&lt;[.W$14];&quot;LO&quot;;&quot;&quot;))))">
            <text:p/>
          </table:table-cell>
          <table:table-cell table:formula="of:=IF([.K8]&gt;[.X$13];&quot;HE&quot;;IF([.K8]&gt;[.X$12];&quot;HO&quot;;IF([.K8]&lt;[.X$15];&quot;LE&quot;;IF([.K8]&lt;[.X$14];&quot;LO&quot;;&quot;&quot;))))">
            <text:p/>
          </table:table-cell>
          <table:table-cell table:formula="of:=IF([.L8]&gt;[.Y$13];&quot;HE&quot;;IF([.L8]&gt;[.Y$12];&quot;HO&quot;;IF([.L8]&lt;[.Y$15];&quot;LE&quot;;IF([.L8]&lt;[.Y$14];&quot;LO&quot;;&quot;&quot;))))">
            <text:p/>
          </table:table-cell>
          <table:table-cell office:value-type="string">
            <text:p>mode</text:p>
          </table:table-cell>
          <table:table-cell table:formula="of:=MODE([.G$3:.G$548])" office:value-type="float" office:value="636">
            <text:p>636</text:p>
          </table:table-cell>
          <table:table-cell table:formula="of:=MODE([.H$3:.H$548])" office:value-type="float" office:value="492">
            <text:p>492</text:p>
          </table:table-cell>
          <table:table-cell table:formula="of:=MODE([.I$3:.I$548])" office:value-type="float" office:value="508">
            <text:p>508</text:p>
          </table:table-cell>
          <table:table-cell table:formula="of:=MODE([.J$3:.J$548])" office:value-type="float" office:value="8437">
            <text:p>8437</text:p>
          </table:table-cell>
          <table:table-cell table:formula="of:=MODE([.K$3:.K$548])" office:value-type="float" office:value="8144">
            <text:p>8144</text:p>
          </table:table-cell>
          <table:table-cell table:formula="of:=MODE([.L$3:.L$548])" office:value-type="float" office:value="7835">
            <text:p>783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D1</text:p>
          </table:table-cell>
          <table:table-cell office:value-type="string">
            <text:p>1EA4</text:p>
          </table:table-cell>
          <table:table-cell table:formula="of:=HEX2DEC([.A9])" office:value-type="float" office:value="656">
            <text:p>656</text:p>
          </table:table-cell>
          <table:table-cell table:formula="of:=HEX2DEC([.B9])" office:value-type="float" office:value="492">
            <text:p>492</text:p>
          </table:table-cell>
          <table:table-cell table:formula="of:=HEX2DEC([.C9])" office:value-type="float" office:value="508">
            <text:p>508</text:p>
          </table:table-cell>
          <table:table-cell table:formula="of:=HEX2DEC([.D9])" office:value-type="float" office:value="8435">
            <text:p>8435</text:p>
          </table:table-cell>
          <table:table-cell table:formula="of:=HEX2DEC([.E9])" office:value-type="float" office:value="8145">
            <text:p>8145</text:p>
          </table:table-cell>
          <table:table-cell table:formula="of:=HEX2DEC([.F9])" office:value-type="float" office:value="7844">
            <text:p>7844</text:p>
          </table:table-cell>
          <table:table-cell table:formula="of:=IF([.G9]&gt;[.T$13];&quot;HE&quot;;IF([.G9]&gt;[.T$12];&quot;HO&quot;;IF([.G9]&lt;[.T$15];&quot;LE&quot;;IF([.G9]&lt;[.T$14];&quot;LO&quot;;&quot;&quot;))))">
            <text:p/>
          </table:table-cell>
          <table:table-cell table:formula="of:=IF([.H9]&gt;[.U$13];&quot;HE&quot;;IF([.H9]&gt;[.U$12];&quot;HO&quot;;IF([.H9]&lt;[.U$15];&quot;LE&quot;;IF([.H9]&lt;[.U$14];&quot;LO&quot;;&quot;&quot;))))">
            <text:p/>
          </table:table-cell>
          <table:table-cell table:formula="of:=IF([.I9]&gt;[.V$13];&quot;HE&quot;;IF([.I9]&gt;[.V$12];&quot;HO&quot;;IF([.I9]&lt;[.V$15];&quot;LE&quot;;IF([.I9]&lt;[.V$14];&quot;LO&quot;;&quot;&quot;))))">
            <text:p/>
          </table:table-cell>
          <table:table-cell table:formula="of:=IF([.J9]&gt;[.W$13];&quot;HE&quot;;IF([.J9]&gt;[.W$12];&quot;HO&quot;;IF([.J9]&lt;[.W$15];&quot;LE&quot;;IF([.J9]&lt;[.W$14];&quot;LO&quot;;&quot;&quot;))))">
            <text:p/>
          </table:table-cell>
          <table:table-cell table:formula="of:=IF([.K9]&gt;[.X$13];&quot;HE&quot;;IF([.K9]&gt;[.X$12];&quot;HO&quot;;IF([.K9]&lt;[.X$15];&quot;LE&quot;;IF([.K9]&lt;[.X$14];&quot;LO&quot;;&quot;&quot;))))">
            <text:p/>
          </table:table-cell>
          <table:table-cell table:formula="of:=IF([.L9]&gt;[.Y$13];&quot;HE&quot;;IF([.L9]&gt;[.Y$12];&quot;HO&quot;;IF([.L9]&lt;[.Y$15];&quot;LE&quot;;IF([.L9]&lt;[.Y$14];&quot;LO&quot;;&quot;&quot;))))">
            <text:p/>
          </table:table-cell>
          <table:table-cell office:value-type="string">
            <text:p>mean</text:p>
          </table:table-cell>
          <table:table-cell table:formula="of:=AVERAGE([.G$3:.G$548])" office:value-type="float" office:value="573.831501831502">
            <text:p>573.8315018315</text:p>
          </table:table-cell>
          <table:table-cell table:formula="of:=AVERAGE([.H$3:.H$548])" office:value-type="float" office:value="496.728937728938">
            <text:p>496.7289377289</text:p>
          </table:table-cell>
          <table:table-cell table:formula="of:=AVERAGE([.I$3:.I$548])" office:value-type="float" office:value="509.556776556777">
            <text:p>509.5567765568</text:p>
          </table:table-cell>
          <table:table-cell table:formula="of:=AVERAGE([.J$3:.J$548])" office:value-type="float" office:value="8395.6336996337">
            <text:p>8395.6336996337</text:p>
          </table:table-cell>
          <table:table-cell table:formula="of:=AVERAGE([.K$3:.K$548])" office:value-type="float" office:value="8133.07875457875">
            <text:p>8133.0787545788</text:p>
          </table:table-cell>
          <table:table-cell table:formula="of:=AVERAGE([.L$3:.L$548])" office:value-type="float" office:value="7893.6978021978">
            <text:p>7893.697802197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C9</text:p>
          </table:table-cell>
          <table:table-cell table:style-name="ce3" office:value-type="string">
            <text:p>1E94</text:p>
          </table:table-cell>
          <table:table-cell table:formula="of:=HEX2DEC([.A10])" office:value-type="float" office:value="592">
            <text:p>592</text:p>
          </table:table-cell>
          <table:table-cell table:formula="of:=HEX2DEC([.B10])" office:value-type="float" office:value="492">
            <text:p>492</text:p>
          </table:table-cell>
          <table:table-cell table:formula="of:=HEX2DEC([.C10])" office:value-type="float" office:value="508">
            <text:p>508</text:p>
          </table:table-cell>
          <table:table-cell table:formula="of:=HEX2DEC([.D10])" office:value-type="float" office:value="8435">
            <text:p>8435</text:p>
          </table:table-cell>
          <table:table-cell table:formula="of:=HEX2DEC([.E10])" office:value-type="float" office:value="8137">
            <text:p>8137</text:p>
          </table:table-cell>
          <table:table-cell table:formula="of:=HEX2DEC([.F10])" office:value-type="float" office:value="7828">
            <text:p>7828</text:p>
          </table:table-cell>
          <table:table-cell table:formula="of:=IF([.G10]&gt;[.T$13];&quot;HE&quot;;IF([.G10]&gt;[.T$12];&quot;HO&quot;;IF([.G10]&lt;[.T$15];&quot;LE&quot;;IF([.G10]&lt;[.T$14];&quot;LO&quot;;&quot;&quot;))))">
            <text:p/>
          </table:table-cell>
          <table:table-cell table:formula="of:=IF([.H10]&gt;[.U$13];&quot;HE&quot;;IF([.H10]&gt;[.U$12];&quot;HO&quot;;IF([.H10]&lt;[.U$15];&quot;LE&quot;;IF([.H10]&lt;[.U$14];&quot;LO&quot;;&quot;&quot;))))">
            <text:p/>
          </table:table-cell>
          <table:table-cell table:formula="of:=IF([.I10]&gt;[.V$13];&quot;HE&quot;;IF([.I10]&gt;[.V$12];&quot;HO&quot;;IF([.I10]&lt;[.V$15];&quot;LE&quot;;IF([.I10]&lt;[.V$14];&quot;LO&quot;;&quot;&quot;))))">
            <text:p/>
          </table:table-cell>
          <table:table-cell table:formula="of:=IF([.J10]&gt;[.W$13];&quot;HE&quot;;IF([.J10]&gt;[.W$12];&quot;HO&quot;;IF([.J10]&lt;[.W$15];&quot;LE&quot;;IF([.J10]&lt;[.W$14];&quot;LO&quot;;&quot;&quot;))))">
            <text:p/>
          </table:table-cell>
          <table:table-cell table:formula="of:=IF([.K10]&gt;[.X$13];&quot;HE&quot;;IF([.K10]&gt;[.X$12];&quot;HO&quot;;IF([.K10]&lt;[.X$15];&quot;LE&quot;;IF([.K10]&lt;[.X$14];&quot;LO&quot;;&quot;&quot;))))">
            <text:p/>
          </table:table-cell>
          <table:table-cell table:formula="of:=IF([.L10]&gt;[.Y$13];&quot;HE&quot;;IF([.L10]&gt;[.Y$12];&quot;HO&quot;;IF([.L10]&lt;[.Y$15];&quot;LE&quot;;IF([.L10]&lt;[.Y$14];&quot;LO&quot;;&quot;&quot;))))">
            <text:p/>
          </table:table-cell>
          <table:table-cell office:value-type="string">
            <text:p>iqr</text:p>
          </table:table-cell>
          <table:table-cell table:formula="of:=[.T6]-[.T4]" office:value-type="float" office:value="164">
            <text:p>164</text:p>
          </table:table-cell>
          <table:table-cell table:formula="of:=[.U6]-[.U4]" office:value-type="float" office:value="16">
            <text:p>16</text:p>
          </table:table-cell>
          <table:table-cell table:formula="of:=[.V6]-[.V4]" office:value-type="float" office:value="0">
            <text:p>0</text:p>
          </table:table-cell>
          <table:table-cell table:formula="of:=[.W6]-[.W4]" office:value-type="float" office:value="163">
            <text:p>163</text:p>
          </table:table-cell>
          <table:table-cell table:formula="of:=[.X6]-[.X4]" office:value-type="float" office:value="29.5">
            <text:p>29.5</text:p>
          </table:table-cell>
          <table:table-cell table:formula="of:=[.Y6]-[.Y4]" office:value-type="float" office:value="159">
            <text:p>15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8</text:p>
          </table:table-cell>
          <table:table-cell office:value-type="string">
            <text:p>1FCF</text:p>
          </table:table-cell>
          <table:table-cell office:value-type="string">
            <text:p>1E9D</text:p>
          </table:table-cell>
          <table:table-cell table:formula="of:=HEX2DEC([.A11])" office:value-type="float" office:value="628">
            <text:p>628</text:p>
          </table:table-cell>
          <table:table-cell table:formula="of:=HEX2DEC([.B11])" office:value-type="float" office:value="492">
            <text:p>492</text:p>
          </table:table-cell>
          <table:table-cell table:formula="of:=HEX2DEC([.C11])" office:value-type="float" office:value="508">
            <text:p>508</text:p>
          </table:table-cell>
          <table:table-cell table:formula="of:=HEX2DEC([.D11])" office:value-type="float" office:value="8440">
            <text:p>8440</text:p>
          </table:table-cell>
          <table:table-cell table:formula="of:=HEX2DEC([.E11])" office:value-type="float" office:value="8143">
            <text:p>8143</text:p>
          </table:table-cell>
          <table:table-cell table:formula="of:=HEX2DEC([.F11])" office:value-type="float" office:value="7837">
            <text:p>7837</text:p>
          </table:table-cell>
          <table:table-cell table:formula="of:=IF([.G11]&gt;[.T$13];&quot;HE&quot;;IF([.G11]&gt;[.T$12];&quot;HO&quot;;IF([.G11]&lt;[.T$15];&quot;LE&quot;;IF([.G11]&lt;[.T$14];&quot;LO&quot;;&quot;&quot;))))">
            <text:p/>
          </table:table-cell>
          <table:table-cell table:formula="of:=IF([.H11]&gt;[.U$13];&quot;HE&quot;;IF([.H11]&gt;[.U$12];&quot;HO&quot;;IF([.H11]&lt;[.U$15];&quot;LE&quot;;IF([.H11]&lt;[.U$14];&quot;LO&quot;;&quot;&quot;))))">
            <text:p/>
          </table:table-cell>
          <table:table-cell table:formula="of:=IF([.I11]&gt;[.V$13];&quot;HE&quot;;IF([.I11]&gt;[.V$12];&quot;HO&quot;;IF([.I11]&lt;[.V$15];&quot;LE&quot;;IF([.I11]&lt;[.V$14];&quot;LO&quot;;&quot;&quot;))))">
            <text:p/>
          </table:table-cell>
          <table:table-cell table:formula="of:=IF([.J11]&gt;[.W$13];&quot;HE&quot;;IF([.J11]&gt;[.W$12];&quot;HO&quot;;IF([.J11]&lt;[.W$15];&quot;LE&quot;;IF([.J11]&lt;[.W$14];&quot;LO&quot;;&quot;&quot;))))">
            <text:p/>
          </table:table-cell>
          <table:table-cell table:formula="of:=IF([.K11]&gt;[.X$13];&quot;HE&quot;;IF([.K11]&gt;[.X$12];&quot;HO&quot;;IF([.K11]&lt;[.X$15];&quot;LE&quot;;IF([.K11]&lt;[.X$14];&quot;LO&quot;;&quot;&quot;))))">
            <text:p/>
          </table:table-cell>
          <table:table-cell table:formula="of:=IF([.L11]&gt;[.Y$13];&quot;HE&quot;;IF([.L11]&gt;[.Y$12];&quot;HO&quot;;IF([.L11]&lt;[.Y$15];&quot;LE&quot;;IF([.L11]&lt;[.Y$14];&quot;LO&quot;;&quot;&quot;))))">
            <text:p/>
          </table:table-cell>
          <table:table-cell office:value-type="string">
            <text:p>std</text:p>
          </table:table-cell>
          <table:table-cell table:formula="of:=STDEV([.G$3:.G$548])" office:value-type="float" office:value="219.608260477683">
            <text:p>219.6082604777</text:p>
          </table:table-cell>
          <table:table-cell table:formula="of:=STDEV([.H$3:.H$548])" office:value-type="float" office:value="26.94560891816">
            <text:p>26.9456089182</text:p>
          </table:table-cell>
          <table:table-cell table:formula="of:=STDEV([.I$3:.I$548])" office:value-type="float" office:value="47.7823955130599">
            <text:p>47.7823955131</text:p>
          </table:table-cell>
          <table:table-cell table:formula="of:=STDEV([.J$3:.J$548])" office:value-type="float" office:value="542.356267248493">
            <text:p>542.3562672485</text:p>
          </table:table-cell>
          <table:table-cell table:formula="of:=STDEV([.K$3:.K$548])" office:value-type="float" office:value="755.605670681575">
            <text:p>755.6056706816</text:p>
          </table:table-cell>
          <table:table-cell table:formula="of:=STDEV([.L$3:.L$548])" office:value-type="float" office:value="428.639831139382">
            <text:p>428.6398311394</text:p>
          </table:table-cell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CF</text:p>
          </table:table-cell>
          <table:table-cell office:value-type="string">
            <text:p>1E9F</text:p>
          </table:table-cell>
          <table:table-cell table:formula="of:=HEX2DEC([.A12])" office:value-type="float" office:value="636">
            <text:p>636</text:p>
          </table:table-cell>
          <table:table-cell table:formula="of:=HEX2DEC([.B12])" office:value-type="float" office:value="492">
            <text:p>492</text:p>
          </table:table-cell>
          <table:table-cell table:formula="of:=HEX2DEC([.C12])" office:value-type="float" office:value="508">
            <text:p>508</text:p>
          </table:table-cell>
          <table:table-cell table:formula="of:=HEX2DEC([.D12])" office:value-type="float" office:value="8433">
            <text:p>8433</text:p>
          </table:table-cell>
          <table:table-cell table:formula="of:=HEX2DEC([.E12])" office:value-type="float" office:value="8143">
            <text:p>8143</text:p>
          </table:table-cell>
          <table:table-cell table:formula="of:=HEX2DEC([.F12])" office:value-type="float" office:value="7839">
            <text:p>7839</text:p>
          </table:table-cell>
          <table:table-cell table:formula="of:=IF([.G12]&gt;[.T$13];&quot;HE&quot;;IF([.G12]&gt;[.T$12];&quot;HO&quot;;IF([.G12]&lt;[.T$15];&quot;LE&quot;;IF([.G12]&lt;[.T$14];&quot;LO&quot;;&quot;&quot;))))">
            <text:p/>
          </table:table-cell>
          <table:table-cell table:formula="of:=IF([.H12]&gt;[.U$13];&quot;HE&quot;;IF([.H12]&gt;[.U$12];&quot;HO&quot;;IF([.H12]&lt;[.U$15];&quot;LE&quot;;IF([.H12]&lt;[.U$14];&quot;LO&quot;;&quot;&quot;))))">
            <text:p/>
          </table:table-cell>
          <table:table-cell table:formula="of:=IF([.I12]&gt;[.V$13];&quot;HE&quot;;IF([.I12]&gt;[.V$12];&quot;HO&quot;;IF([.I12]&lt;[.V$15];&quot;LE&quot;;IF([.I12]&lt;[.V$14];&quot;LO&quot;;&quot;&quot;))))">
            <text:p/>
          </table:table-cell>
          <table:table-cell table:formula="of:=IF([.J12]&gt;[.W$13];&quot;HE&quot;;IF([.J12]&gt;[.W$12];&quot;HO&quot;;IF([.J12]&lt;[.W$15];&quot;LE&quot;;IF([.J12]&lt;[.W$14];&quot;LO&quot;;&quot;&quot;))))">
            <text:p/>
          </table:table-cell>
          <table:table-cell table:formula="of:=IF([.K12]&gt;[.X$13];&quot;HE&quot;;IF([.K12]&gt;[.X$12];&quot;HO&quot;;IF([.K12]&lt;[.X$15];&quot;LE&quot;;IF([.K12]&lt;[.X$14];&quot;LO&quot;;&quot;&quot;))))">
            <text:p/>
          </table:table-cell>
          <table:table-cell table:formula="of:=IF([.L12]&gt;[.Y$13];&quot;HE&quot;;IF([.L12]&gt;[.Y$12];&quot;HO&quot;;IF([.L12]&lt;[.Y$15];&quot;LE&quot;;IF([.L12]&lt;[.Y$14];&quot;LO&quot;;&quot;&quot;))))">
            <text:p/>
          </table:table-cell>
          <table:table-cell office:value-type="string">
            <text:p>high outlier</text:p>
          </table:table-cell>
          <table:table-cell table:formula="of:=1.5*[.T10]+[.T6]" office:value-type="float" office:value="902">
            <text:p>902</text:p>
          </table:table-cell>
          <table:table-cell table:formula="of:=1.5*[.U10]+[.U6]" office:value-type="float" office:value="532">
            <text:p>532</text:p>
          </table:table-cell>
          <table:table-cell table:formula="of:=1.5*[.V10]+[.V6]" office:value-type="float" office:value="508">
            <text:p>508</text:p>
          </table:table-cell>
          <table:table-cell table:formula="of:=1.5*[.W10]+[.W6]" office:value-type="float" office:value="8686.5">
            <text:p>8686.5</text:p>
          </table:table-cell>
          <table:table-cell table:formula="of:=1.5*[.X10]+[.X6]" office:value-type="float" office:value="8201">
            <text:p>8201</text:p>
          </table:table-cell>
          <table:table-cell table:formula="of:=1.5*[.Y10]+[.Y6]" office:value-type="float" office:value="8223.5">
            <text:p>8223.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B</text:p>
          </table:table-cell>
          <table:table-cell office:value-type="string">
            <text:p>1FD5</text:p>
          </table:table-cell>
          <table:table-cell office:value-type="string">
            <text:p>1EA4</text:p>
          </table:table-cell>
          <table:table-cell table:formula="of:=HEX2DEC([.A13])" office:value-type="float" office:value="656">
            <text:p>656</text:p>
          </table:table-cell>
          <table:table-cell table:formula="of:=HEX2DEC([.B13])" office:value-type="float" office:value="492">
            <text:p>492</text:p>
          </table:table-cell>
          <table:table-cell table:formula="of:=HEX2DEC([.C13])" office:value-type="float" office:value="508">
            <text:p>508</text:p>
          </table:table-cell>
          <table:table-cell table:formula="of:=HEX2DEC([.D13])" office:value-type="float" office:value="8443">
            <text:p>8443</text:p>
          </table:table-cell>
          <table:table-cell table:formula="of:=HEX2DEC([.E13])" office:value-type="float" office:value="8149">
            <text:p>8149</text:p>
          </table:table-cell>
          <table:table-cell table:formula="of:=HEX2DEC([.F13])" office:value-type="float" office:value="7844">
            <text:p>7844</text:p>
          </table:table-cell>
          <table:table-cell table:formula="of:=IF([.G13]&gt;[.T$13];&quot;HE&quot;;IF([.G13]&gt;[.T$12];&quot;HO&quot;;IF([.G13]&lt;[.T$15];&quot;LE&quot;;IF([.G13]&lt;[.T$14];&quot;LO&quot;;&quot;&quot;))))">
            <text:p/>
          </table:table-cell>
          <table:table-cell table:formula="of:=IF([.H13]&gt;[.U$13];&quot;HE&quot;;IF([.H13]&gt;[.U$12];&quot;HO&quot;;IF([.H13]&lt;[.U$15];&quot;LE&quot;;IF([.H13]&lt;[.U$14];&quot;LO&quot;;&quot;&quot;))))">
            <text:p/>
          </table:table-cell>
          <table:table-cell table:formula="of:=IF([.I13]&gt;[.V$13];&quot;HE&quot;;IF([.I13]&gt;[.V$12];&quot;HO&quot;;IF([.I13]&lt;[.V$15];&quot;LE&quot;;IF([.I13]&lt;[.V$14];&quot;LO&quot;;&quot;&quot;))))">
            <text:p/>
          </table:table-cell>
          <table:table-cell table:formula="of:=IF([.J13]&gt;[.W$13];&quot;HE&quot;;IF([.J13]&gt;[.W$12];&quot;HO&quot;;IF([.J13]&lt;[.W$15];&quot;LE&quot;;IF([.J13]&lt;[.W$14];&quot;LO&quot;;&quot;&quot;))))">
            <text:p/>
          </table:table-cell>
          <table:table-cell table:formula="of:=IF([.K13]&gt;[.X$13];&quot;HE&quot;;IF([.K13]&gt;[.X$12];&quot;HO&quot;;IF([.K13]&lt;[.X$15];&quot;LE&quot;;IF([.K13]&lt;[.X$14];&quot;LO&quot;;&quot;&quot;))))">
            <text:p/>
          </table:table-cell>
          <table:table-cell table:formula="of:=IF([.L13]&gt;[.Y$13];&quot;HE&quot;;IF([.L13]&gt;[.Y$12];&quot;HO&quot;;IF([.L13]&lt;[.Y$15];&quot;LE&quot;;IF([.L13]&lt;[.Y$14];&quot;LO&quot;;&quot;&quot;))))">
            <text:p/>
          </table:table-cell>
          <table:table-cell office:value-type="string">
            <text:p>extreme high</text:p>
          </table:table-cell>
          <table:table-cell table:formula="of:=3*[.T10]+[.T6]" office:value-type="float" office:value="1148">
            <text:p>1148</text:p>
          </table:table-cell>
          <table:table-cell table:formula="of:=3*[.U10]+[.U6]" office:value-type="float" office:value="556">
            <text:p>556</text:p>
          </table:table-cell>
          <table:table-cell table:formula="of:=3*[.V10]+[.V6]" office:value-type="float" office:value="508">
            <text:p>508</text:p>
          </table:table-cell>
          <table:table-cell table:formula="of:=3*[.W10]+[.W6]" office:value-type="float" office:value="8931">
            <text:p>8931</text:p>
          </table:table-cell>
          <table:table-cell table:formula="of:=3*[.X10]+[.X6]" office:value-type="float" office:value="8245.25">
            <text:p>8245.25</text:p>
          </table:table-cell>
          <table:table-cell table:formula="of:=3*[.Y10]+[.Y6]" office:value-type="float" office:value="8462">
            <text:p>8462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D9</text:p>
          </table:table-cell>
          <table:table-cell office:value-type="string">
            <text:p>1E9E</text:p>
          </table:table-cell>
          <table:table-cell table:formula="of:=HEX2DEC([.A14])" office:value-type="float" office:value="632">
            <text:p>632</text:p>
          </table:table-cell>
          <table:table-cell table:formula="of:=HEX2DEC([.B14])" office:value-type="float" office:value="492">
            <text:p>492</text:p>
          </table:table-cell>
          <table:table-cell table:formula="of:=HEX2DEC([.C14])" office:value-type="float" office:value="508">
            <text:p>508</text:p>
          </table:table-cell>
          <table:table-cell table:formula="of:=HEX2DEC([.D14])" office:value-type="float" office:value="8442">
            <text:p>8442</text:p>
          </table:table-cell>
          <table:table-cell table:formula="of:=HEX2DEC([.E14])" office:value-type="float" office:value="8153">
            <text:p>8153</text:p>
          </table:table-cell>
          <table:table-cell table:formula="of:=HEX2DEC([.F14])" office:value-type="float" office:value="7838">
            <text:p>7838</text:p>
          </table:table-cell>
          <table:table-cell table:formula="of:=IF([.G14]&gt;[.T$13];&quot;HE&quot;;IF([.G14]&gt;[.T$12];&quot;HO&quot;;IF([.G14]&lt;[.T$15];&quot;LE&quot;;IF([.G14]&lt;[.T$14];&quot;LO&quot;;&quot;&quot;))))">
            <text:p/>
          </table:table-cell>
          <table:table-cell table:formula="of:=IF([.H14]&gt;[.U$13];&quot;HE&quot;;IF([.H14]&gt;[.U$12];&quot;HO&quot;;IF([.H14]&lt;[.U$15];&quot;LE&quot;;IF([.H14]&lt;[.U$14];&quot;LO&quot;;&quot;&quot;))))">
            <text:p/>
          </table:table-cell>
          <table:table-cell table:formula="of:=IF([.I14]&gt;[.V$13];&quot;HE&quot;;IF([.I14]&gt;[.V$12];&quot;HO&quot;;IF([.I14]&lt;[.V$15];&quot;LE&quot;;IF([.I14]&lt;[.V$14];&quot;LO&quot;;&quot;&quot;))))">
            <text:p/>
          </table:table-cell>
          <table:table-cell table:formula="of:=IF([.J14]&gt;[.W$13];&quot;HE&quot;;IF([.J14]&gt;[.W$12];&quot;HO&quot;;IF([.J14]&lt;[.W$15];&quot;LE&quot;;IF([.J14]&lt;[.W$14];&quot;LO&quot;;&quot;&quot;))))">
            <text:p/>
          </table:table-cell>
          <table:table-cell table:formula="of:=IF([.K14]&gt;[.X$13];&quot;HE&quot;;IF([.K14]&gt;[.X$12];&quot;HO&quot;;IF([.K14]&lt;[.X$15];&quot;LE&quot;;IF([.K14]&lt;[.X$14];&quot;LO&quot;;&quot;&quot;))))">
            <text:p/>
          </table:table-cell>
          <table:table-cell table:formula="of:=IF([.L14]&gt;[.Y$13];&quot;HE&quot;;IF([.L14]&gt;[.Y$12];&quot;HO&quot;;IF([.L14]&lt;[.Y$15];&quot;LE&quot;;IF([.L14]&lt;[.Y$14];&quot;LO&quot;;&quot;&quot;))))">
            <text:p/>
          </table:table-cell>
          <table:table-cell office:value-type="string">
            <text:p>low outlier</text:p>
          </table:table-cell>
          <table:table-cell table:formula="of:=[.T4]-1.5*[.T10]" office:value-type="float" office:value="246">
            <text:p>246</text:p>
          </table:table-cell>
          <table:table-cell table:formula="of:=[.U4]-1.5*[.U10]" office:value-type="float" office:value="468">
            <text:p>468</text:p>
          </table:table-cell>
          <table:table-cell table:formula="of:=[.V4]-1.5*[.V10]" office:value-type="float" office:value="508">
            <text:p>508</text:p>
          </table:table-cell>
          <table:table-cell table:formula="of:=[.W4]-1.5*[.W10]" office:value-type="float" office:value="8034.5">
            <text:p>8034.5</text:p>
          </table:table-cell>
          <table:table-cell table:formula="of:=[.X4]-1.5*[.X10]" office:value-type="float" office:value="8083">
            <text:p>8083</text:p>
          </table:table-cell>
          <table:table-cell table:formula="of:=[.Y4]-1.5*[.Y10]" office:value-type="float" office:value="7587.5">
            <text:p>7587.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E</text:p>
          </table:table-cell>
          <table:table-cell office:value-type="string">
            <text:p>1FD1</text:p>
          </table:table-cell>
          <table:table-cell office:value-type="string">
            <text:p>1EA4</text:p>
          </table:table-cell>
          <table:table-cell table:formula="of:=HEX2DEC([.A15])" office:value-type="float" office:value="656">
            <text:p>656</text:p>
          </table:table-cell>
          <table:table-cell table:formula="of:=HEX2DEC([.B15])" office:value-type="float" office:value="492">
            <text:p>492</text:p>
          </table:table-cell>
          <table:table-cell table:formula="of:=HEX2DEC([.C15])" office:value-type="float" office:value="508">
            <text:p>508</text:p>
          </table:table-cell>
          <table:table-cell table:formula="of:=HEX2DEC([.D15])" office:value-type="float" office:value="8446">
            <text:p>8446</text:p>
          </table:table-cell>
          <table:table-cell table:formula="of:=HEX2DEC([.E15])" office:value-type="float" office:value="8145">
            <text:p>8145</text:p>
          </table:table-cell>
          <table:table-cell table:formula="of:=HEX2DEC([.F15])" office:value-type="float" office:value="7844">
            <text:p>7844</text:p>
          </table:table-cell>
          <table:table-cell table:formula="of:=IF([.G15]&gt;[.T$13];&quot;HE&quot;;IF([.G15]&gt;[.T$12];&quot;HO&quot;;IF([.G15]&lt;[.T$15];&quot;LE&quot;;IF([.G15]&lt;[.T$14];&quot;LO&quot;;&quot;&quot;))))">
            <text:p/>
          </table:table-cell>
          <table:table-cell table:formula="of:=IF([.H15]&gt;[.U$13];&quot;HE&quot;;IF([.H15]&gt;[.U$12];&quot;HO&quot;;IF([.H15]&lt;[.U$15];&quot;LE&quot;;IF([.H15]&lt;[.U$14];&quot;LO&quot;;&quot;&quot;))))">
            <text:p/>
          </table:table-cell>
          <table:table-cell table:formula="of:=IF([.I15]&gt;[.V$13];&quot;HE&quot;;IF([.I15]&gt;[.V$12];&quot;HO&quot;;IF([.I15]&lt;[.V$15];&quot;LE&quot;;IF([.I15]&lt;[.V$14];&quot;LO&quot;;&quot;&quot;))))">
            <text:p/>
          </table:table-cell>
          <table:table-cell table:formula="of:=IF([.J15]&gt;[.W$13];&quot;HE&quot;;IF([.J15]&gt;[.W$12];&quot;HO&quot;;IF([.J15]&lt;[.W$15];&quot;LE&quot;;IF([.J15]&lt;[.W$14];&quot;LO&quot;;&quot;&quot;))))">
            <text:p/>
          </table:table-cell>
          <table:table-cell table:formula="of:=IF([.K15]&gt;[.X$13];&quot;HE&quot;;IF([.K15]&gt;[.X$12];&quot;HO&quot;;IF([.K15]&lt;[.X$15];&quot;LE&quot;;IF([.K15]&lt;[.X$14];&quot;LO&quot;;&quot;&quot;))))">
            <text:p/>
          </table:table-cell>
          <table:table-cell table:formula="of:=IF([.L15]&gt;[.Y$13];&quot;HE&quot;;IF([.L15]&gt;[.Y$12];&quot;HO&quot;;IF([.L15]&lt;[.Y$15];&quot;LE&quot;;IF([.L15]&lt;[.Y$14];&quot;LO&quot;;&quot;&quot;))))">
            <text:p/>
          </table:table-cell>
          <table:table-cell office:value-type="string">
            <text:p>extreme low</text:p>
          </table:table-cell>
          <table:table-cell table:formula="of:=[.T4]-3*[.T10]" office:value-type="float" office:value="0">
            <text:p>0</text:p>
          </table:table-cell>
          <table:table-cell table:formula="of:=[.U4]-3*[.U10]" office:value-type="float" office:value="444">
            <text:p>444</text:p>
          </table:table-cell>
          <table:table-cell table:formula="of:=[.V4]-3*[.V10]" office:value-type="float" office:value="508">
            <text:p>508</text:p>
          </table:table-cell>
          <table:table-cell table:formula="of:=[.W4]-3*[.W10]" office:value-type="float" office:value="7790">
            <text:p>7790</text:p>
          </table:table-cell>
          <table:table-cell table:formula="of:=[.X4]-3*[.X10]" office:value-type="float" office:value="8038.75">
            <text:p>8038.75</text:p>
          </table:table-cell>
          <table:table-cell table:formula="of:=[.Y4]-3*[.Y10]" office:value-type="float" office:value="7349">
            <text:p>734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D1</text:p>
          </table:table-cell>
          <table:table-cell office:value-type="string">
            <text:p>1EA2</text:p>
          </table:table-cell>
          <table:table-cell table:formula="of:=HEX2DEC([.A16])" office:value-type="float" office:value="648">
            <text:p>648</text:p>
          </table:table-cell>
          <table:table-cell table:formula="of:=HEX2DEC([.B16])" office:value-type="float" office:value="492">
            <text:p>492</text:p>
          </table:table-cell>
          <table:table-cell table:formula="of:=HEX2DEC([.C16])" office:value-type="float" office:value="508">
            <text:p>508</text:p>
          </table:table-cell>
          <table:table-cell table:formula="of:=HEX2DEC([.D16])" office:value-type="float" office:value="8436">
            <text:p>8436</text:p>
          </table:table-cell>
          <table:table-cell table:formula="of:=HEX2DEC([.E16])" office:value-type="float" office:value="8145">
            <text:p>8145</text:p>
          </table:table-cell>
          <table:table-cell table:formula="of:=HEX2DEC([.F16])" office:value-type="float" office:value="7842">
            <text:p>7842</text:p>
          </table:table-cell>
          <table:table-cell table:formula="of:=IF([.G16]&gt;[.T$13];&quot;HE&quot;;IF([.G16]&gt;[.T$12];&quot;HO&quot;;IF([.G16]&lt;[.T$15];&quot;LE&quot;;IF([.G16]&lt;[.T$14];&quot;LO&quot;;&quot;&quot;))))">
            <text:p/>
          </table:table-cell>
          <table:table-cell table:formula="of:=IF([.H16]&gt;[.U$13];&quot;HE&quot;;IF([.H16]&gt;[.U$12];&quot;HO&quot;;IF([.H16]&lt;[.U$15];&quot;LE&quot;;IF([.H16]&lt;[.U$14];&quot;LO&quot;;&quot;&quot;))))">
            <text:p/>
          </table:table-cell>
          <table:table-cell table:formula="of:=IF([.I16]&gt;[.V$13];&quot;HE&quot;;IF([.I16]&gt;[.V$12];&quot;HO&quot;;IF([.I16]&lt;[.V$15];&quot;LE&quot;;IF([.I16]&lt;[.V$14];&quot;LO&quot;;&quot;&quot;))))">
            <text:p/>
          </table:table-cell>
          <table:table-cell table:formula="of:=IF([.J16]&gt;[.W$13];&quot;HE&quot;;IF([.J16]&gt;[.W$12];&quot;HO&quot;;IF([.J16]&lt;[.W$15];&quot;LE&quot;;IF([.J16]&lt;[.W$14];&quot;LO&quot;;&quot;&quot;))))">
            <text:p/>
          </table:table-cell>
          <table:table-cell table:formula="of:=IF([.K16]&gt;[.X$13];&quot;HE&quot;;IF([.K16]&gt;[.X$12];&quot;HO&quot;;IF([.K16]&lt;[.X$15];&quot;LE&quot;;IF([.K16]&lt;[.X$14];&quot;LO&quot;;&quot;&quot;))))">
            <text:p/>
          </table:table-cell>
          <table:table-cell table:formula="of:=IF([.L16]&gt;[.Y$13];&quot;HE&quot;;IF([.L16]&gt;[.Y$12];&quot;HO&quot;;IF([.L16]&lt;[.Y$15];&quot;LE&quot;;IF([.L1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C9</text:p>
          </table:table-cell>
          <table:table-cell office:value-type="string">
            <text:p>1E9E</text:p>
          </table:table-cell>
          <table:table-cell table:formula="of:=HEX2DEC([.A17])" office:value-type="float" office:value="632">
            <text:p>632</text:p>
          </table:table-cell>
          <table:table-cell table:formula="of:=HEX2DEC([.B17])" office:value-type="float" office:value="492">
            <text:p>492</text:p>
          </table:table-cell>
          <table:table-cell table:formula="of:=HEX2DEC([.C17])" office:value-type="float" office:value="508">
            <text:p>508</text:p>
          </table:table-cell>
          <table:table-cell table:formula="of:=HEX2DEC([.D17])" office:value-type="float" office:value="8439">
            <text:p>8439</text:p>
          </table:table-cell>
          <table:table-cell table:formula="of:=HEX2DEC([.E17])" office:value-type="float" office:value="8137">
            <text:p>8137</text:p>
          </table:table-cell>
          <table:table-cell table:formula="of:=HEX2DEC([.F17])" office:value-type="float" office:value="7838">
            <text:p>7838</text:p>
          </table:table-cell>
          <table:table-cell table:formula="of:=IF([.G17]&gt;[.T$13];&quot;HE&quot;;IF([.G17]&gt;[.T$12];&quot;HO&quot;;IF([.G17]&lt;[.T$15];&quot;LE&quot;;IF([.G17]&lt;[.T$14];&quot;LO&quot;;&quot;&quot;))))">
            <text:p/>
          </table:table-cell>
          <table:table-cell table:formula="of:=IF([.H17]&gt;[.U$13];&quot;HE&quot;;IF([.H17]&gt;[.U$12];&quot;HO&quot;;IF([.H17]&lt;[.U$15];&quot;LE&quot;;IF([.H17]&lt;[.U$14];&quot;LO&quot;;&quot;&quot;))))">
            <text:p/>
          </table:table-cell>
          <table:table-cell table:formula="of:=IF([.I17]&gt;[.V$13];&quot;HE&quot;;IF([.I17]&gt;[.V$12];&quot;HO&quot;;IF([.I17]&lt;[.V$15];&quot;LE&quot;;IF([.I17]&lt;[.V$14];&quot;LO&quot;;&quot;&quot;))))">
            <text:p/>
          </table:table-cell>
          <table:table-cell table:formula="of:=IF([.J17]&gt;[.W$13];&quot;HE&quot;;IF([.J17]&gt;[.W$12];&quot;HO&quot;;IF([.J17]&lt;[.W$15];&quot;LE&quot;;IF([.J17]&lt;[.W$14];&quot;LO&quot;;&quot;&quot;))))">
            <text:p/>
          </table:table-cell>
          <table:table-cell table:formula="of:=IF([.K17]&gt;[.X$13];&quot;HE&quot;;IF([.K17]&gt;[.X$12];&quot;HO&quot;;IF([.K17]&lt;[.X$15];&quot;LE&quot;;IF([.K17]&lt;[.X$14];&quot;LO&quot;;&quot;&quot;))))">
            <text:p/>
          </table:table-cell>
          <table:table-cell table:formula="of:=IF([.L17]&gt;[.Y$13];&quot;HE&quot;;IF([.L17]&gt;[.Y$12];&quot;HO&quot;;IF([.L17]&lt;[.Y$15];&quot;LE&quot;;IF([.L1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D3</text:p>
          </table:table-cell>
          <table:table-cell office:value-type="string">
            <text:p>1EA5</text:p>
          </table:table-cell>
          <table:table-cell table:formula="of:=HEX2DEC([.A18])" office:value-type="float" office:value="660">
            <text:p>660</text:p>
          </table:table-cell>
          <table:table-cell table:formula="of:=HEX2DEC([.B18])" office:value-type="float" office:value="492">
            <text:p>492</text:p>
          </table:table-cell>
          <table:table-cell table:formula="of:=HEX2DEC([.C18])" office:value-type="float" office:value="508">
            <text:p>508</text:p>
          </table:table-cell>
          <table:table-cell table:formula="of:=HEX2DEC([.D18])" office:value-type="float" office:value="8442">
            <text:p>8442</text:p>
          </table:table-cell>
          <table:table-cell table:formula="of:=HEX2DEC([.E18])" office:value-type="float" office:value="8147">
            <text:p>8147</text:p>
          </table:table-cell>
          <table:table-cell table:formula="of:=HEX2DEC([.F18])" office:value-type="float" office:value="7845">
            <text:p>7845</text:p>
          </table:table-cell>
          <table:table-cell table:formula="of:=IF([.G18]&gt;[.T$13];&quot;HE&quot;;IF([.G18]&gt;[.T$12];&quot;HO&quot;;IF([.G18]&lt;[.T$15];&quot;LE&quot;;IF([.G18]&lt;[.T$14];&quot;LO&quot;;&quot;&quot;))))">
            <text:p/>
          </table:table-cell>
          <table:table-cell table:formula="of:=IF([.H18]&gt;[.U$13];&quot;HE&quot;;IF([.H18]&gt;[.U$12];&quot;HO&quot;;IF([.H18]&lt;[.U$15];&quot;LE&quot;;IF([.H18]&lt;[.U$14];&quot;LO&quot;;&quot;&quot;))))">
            <text:p/>
          </table:table-cell>
          <table:table-cell table:formula="of:=IF([.I18]&gt;[.V$13];&quot;HE&quot;;IF([.I18]&gt;[.V$12];&quot;HO&quot;;IF([.I18]&lt;[.V$15];&quot;LE&quot;;IF([.I18]&lt;[.V$14];&quot;LO&quot;;&quot;&quot;))))">
            <text:p/>
          </table:table-cell>
          <table:table-cell table:formula="of:=IF([.J18]&gt;[.W$13];&quot;HE&quot;;IF([.J18]&gt;[.W$12];&quot;HO&quot;;IF([.J18]&lt;[.W$15];&quot;LE&quot;;IF([.J18]&lt;[.W$14];&quot;LO&quot;;&quot;&quot;))))">
            <text:p/>
          </table:table-cell>
          <table:table-cell table:formula="of:=IF([.K18]&gt;[.X$13];&quot;HE&quot;;IF([.K18]&gt;[.X$12];&quot;HO&quot;;IF([.K18]&lt;[.X$15];&quot;LE&quot;;IF([.K18]&lt;[.X$14];&quot;LO&quot;;&quot;&quot;))))">
            <text:p/>
          </table:table-cell>
          <table:table-cell table:formula="of:=IF([.L18]&gt;[.Y$13];&quot;HE&quot;;IF([.L18]&gt;[.Y$12];&quot;HO&quot;;IF([.L18]&lt;[.Y$15];&quot;LE&quot;;IF([.L1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D2</text:p>
          </table:table-cell>
          <table:table-cell table:style-name="ce3" office:value-type="string">
            <text:p>1E99</text:p>
          </table:table-cell>
          <table:table-cell table:formula="of:=HEX2DEC([.A19])" office:value-type="float" office:value="612">
            <text:p>612</text:p>
          </table:table-cell>
          <table:table-cell table:formula="of:=HEX2DEC([.B19])" office:value-type="float" office:value="492">
            <text:p>492</text:p>
          </table:table-cell>
          <table:table-cell table:formula="of:=HEX2DEC([.C19])" office:value-type="float" office:value="508">
            <text:p>508</text:p>
          </table:table-cell>
          <table:table-cell table:formula="of:=HEX2DEC([.D19])" office:value-type="float" office:value="8439">
            <text:p>8439</text:p>
          </table:table-cell>
          <table:table-cell table:formula="of:=HEX2DEC([.E19])" office:value-type="float" office:value="8146">
            <text:p>8146</text:p>
          </table:table-cell>
          <table:table-cell table:formula="of:=HEX2DEC([.F19])" office:value-type="float" office:value="7833">
            <text:p>7833</text:p>
          </table:table-cell>
          <table:table-cell table:formula="of:=IF([.G19]&gt;[.T$13];&quot;HE&quot;;IF([.G19]&gt;[.T$12];&quot;HO&quot;;IF([.G19]&lt;[.T$15];&quot;LE&quot;;IF([.G19]&lt;[.T$14];&quot;LO&quot;;&quot;&quot;))))">
            <text:p/>
          </table:table-cell>
          <table:table-cell table:formula="of:=IF([.H19]&gt;[.U$13];&quot;HE&quot;;IF([.H19]&gt;[.U$12];&quot;HO&quot;;IF([.H19]&lt;[.U$15];&quot;LE&quot;;IF([.H19]&lt;[.U$14];&quot;LO&quot;;&quot;&quot;))))">
            <text:p/>
          </table:table-cell>
          <table:table-cell table:formula="of:=IF([.I19]&gt;[.V$13];&quot;HE&quot;;IF([.I19]&gt;[.V$12];&quot;HO&quot;;IF([.I19]&lt;[.V$15];&quot;LE&quot;;IF([.I19]&lt;[.V$14];&quot;LO&quot;;&quot;&quot;))))">
            <text:p/>
          </table:table-cell>
          <table:table-cell table:formula="of:=IF([.J19]&gt;[.W$13];&quot;HE&quot;;IF([.J19]&gt;[.W$12];&quot;HO&quot;;IF([.J19]&lt;[.W$15];&quot;LE&quot;;IF([.J19]&lt;[.W$14];&quot;LO&quot;;&quot;&quot;))))">
            <text:p/>
          </table:table-cell>
          <table:table-cell table:formula="of:=IF([.K19]&gt;[.X$13];&quot;HE&quot;;IF([.K19]&gt;[.X$12];&quot;HO&quot;;IF([.K19]&lt;[.X$15];&quot;LE&quot;;IF([.K19]&lt;[.X$14];&quot;LO&quot;;&quot;&quot;))))">
            <text:p/>
          </table:table-cell>
          <table:table-cell table:formula="of:=IF([.L19]&gt;[.Y$13];&quot;HE&quot;;IF([.L19]&gt;[.Y$12];&quot;HO&quot;;IF([.L19]&lt;[.Y$15];&quot;LE&quot;;IF([.L1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8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C8</text:p>
          </table:table-cell>
          <table:table-cell office:value-type="string">
            <text:p>1EA3</text:p>
          </table:table-cell>
          <table:table-cell table:formula="of:=HEX2DEC([.A20])" office:value-type="float" office:value="652">
            <text:p>652</text:p>
          </table:table-cell>
          <table:table-cell table:formula="of:=HEX2DEC([.B20])" office:value-type="float" office:value="492">
            <text:p>492</text:p>
          </table:table-cell>
          <table:table-cell table:formula="of:=HEX2DEC([.C20])" office:value-type="float" office:value="508">
            <text:p>508</text:p>
          </table:table-cell>
          <table:table-cell table:formula="of:=HEX2DEC([.D20])" office:value-type="float" office:value="8438">
            <text:p>8438</text:p>
          </table:table-cell>
          <table:table-cell table:formula="of:=HEX2DEC([.E20])" office:value-type="float" office:value="8136">
            <text:p>8136</text:p>
          </table:table-cell>
          <table:table-cell table:formula="of:=HEX2DEC([.F20])" office:value-type="float" office:value="7843">
            <text:p>7843</text:p>
          </table:table-cell>
          <table:table-cell table:formula="of:=IF([.G20]&gt;[.T$13];&quot;HE&quot;;IF([.G20]&gt;[.T$12];&quot;HO&quot;;IF([.G20]&lt;[.T$15];&quot;LE&quot;;IF([.G20]&lt;[.T$14];&quot;LO&quot;;&quot;&quot;))))">
            <text:p/>
          </table:table-cell>
          <table:table-cell table:formula="of:=IF([.H20]&gt;[.U$13];&quot;HE&quot;;IF([.H20]&gt;[.U$12];&quot;HO&quot;;IF([.H20]&lt;[.U$15];&quot;LE&quot;;IF([.H20]&lt;[.U$14];&quot;LO&quot;;&quot;&quot;))))">
            <text:p/>
          </table:table-cell>
          <table:table-cell table:formula="of:=IF([.I20]&gt;[.V$13];&quot;HE&quot;;IF([.I20]&gt;[.V$12];&quot;HO&quot;;IF([.I20]&lt;[.V$15];&quot;LE&quot;;IF([.I20]&lt;[.V$14];&quot;LO&quot;;&quot;&quot;))))">
            <text:p/>
          </table:table-cell>
          <table:table-cell table:formula="of:=IF([.J20]&gt;[.W$13];&quot;HE&quot;;IF([.J20]&gt;[.W$12];&quot;HO&quot;;IF([.J20]&lt;[.W$15];&quot;LE&quot;;IF([.J20]&lt;[.W$14];&quot;LO&quot;;&quot;&quot;))))">
            <text:p/>
          </table:table-cell>
          <table:table-cell table:formula="of:=IF([.K20]&gt;[.X$13];&quot;HE&quot;;IF([.K20]&gt;[.X$12];&quot;HO&quot;;IF([.K20]&lt;[.X$15];&quot;LE&quot;;IF([.K20]&lt;[.X$14];&quot;LO&quot;;&quot;&quot;))))">
            <text:p/>
          </table:table-cell>
          <table:table-cell table:formula="of:=IF([.L20]&gt;[.Y$13];&quot;HE&quot;;IF([.L20]&gt;[.Y$12];&quot;HO&quot;;IF([.L20]&lt;[.Y$15];&quot;LE&quot;;IF([.L2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D8</text:p>
          </table:table-cell>
          <table:table-cell office:value-type="string">
            <text:p>1E9E</text:p>
          </table:table-cell>
          <table:table-cell table:formula="of:=HEX2DEC([.A21])" office:value-type="float" office:value="632">
            <text:p>632</text:p>
          </table:table-cell>
          <table:table-cell table:formula="of:=HEX2DEC([.B21])" office:value-type="float" office:value="492">
            <text:p>492</text:p>
          </table:table-cell>
          <table:table-cell table:formula="of:=HEX2DEC([.C21])" office:value-type="float" office:value="508">
            <text:p>508</text:p>
          </table:table-cell>
          <table:table-cell table:formula="of:=HEX2DEC([.D21])" office:value-type="float" office:value="8438">
            <text:p>8438</text:p>
          </table:table-cell>
          <table:table-cell table:formula="of:=HEX2DEC([.E21])" office:value-type="float" office:value="8152">
            <text:p>8152</text:p>
          </table:table-cell>
          <table:table-cell table:formula="of:=HEX2DEC([.F21])" office:value-type="float" office:value="7838">
            <text:p>7838</text:p>
          </table:table-cell>
          <table:table-cell table:formula="of:=IF([.G21]&gt;[.T$13];&quot;HE&quot;;IF([.G21]&gt;[.T$12];&quot;HO&quot;;IF([.G21]&lt;[.T$15];&quot;LE&quot;;IF([.G21]&lt;[.T$14];&quot;LO&quot;;&quot;&quot;))))">
            <text:p/>
          </table:table-cell>
          <table:table-cell table:formula="of:=IF([.H21]&gt;[.U$13];&quot;HE&quot;;IF([.H21]&gt;[.U$12];&quot;HO&quot;;IF([.H21]&lt;[.U$15];&quot;LE&quot;;IF([.H21]&lt;[.U$14];&quot;LO&quot;;&quot;&quot;))))">
            <text:p/>
          </table:table-cell>
          <table:table-cell table:formula="of:=IF([.I21]&gt;[.V$13];&quot;HE&quot;;IF([.I21]&gt;[.V$12];&quot;HO&quot;;IF([.I21]&lt;[.V$15];&quot;LE&quot;;IF([.I21]&lt;[.V$14];&quot;LO&quot;;&quot;&quot;))))">
            <text:p/>
          </table:table-cell>
          <table:table-cell table:formula="of:=IF([.J21]&gt;[.W$13];&quot;HE&quot;;IF([.J21]&gt;[.W$12];&quot;HO&quot;;IF([.J21]&lt;[.W$15];&quot;LE&quot;;IF([.J21]&lt;[.W$14];&quot;LO&quot;;&quot;&quot;))))">
            <text:p/>
          </table:table-cell>
          <table:table-cell table:formula="of:=IF([.K21]&gt;[.X$13];&quot;HE&quot;;IF([.K21]&gt;[.X$12];&quot;HO&quot;;IF([.K21]&lt;[.X$15];&quot;LE&quot;;IF([.K21]&lt;[.X$14];&quot;LO&quot;;&quot;&quot;))))">
            <text:p/>
          </table:table-cell>
          <table:table-cell table:formula="of:=IF([.L21]&gt;[.Y$13];&quot;HE&quot;;IF([.L21]&gt;[.Y$12];&quot;HO&quot;;IF([.L21]&lt;[.Y$15];&quot;LE&quot;;IF([.L2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8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D</text:p>
          </table:table-cell>
          <table:table-cell office:value-type="string">
            <text:p>1FD5</text:p>
          </table:table-cell>
          <table:table-cell office:value-type="string">
            <text:p>1EA3</text:p>
          </table:table-cell>
          <table:table-cell table:formula="of:=HEX2DEC([.A22])" office:value-type="float" office:value="652">
            <text:p>652</text:p>
          </table:table-cell>
          <table:table-cell table:formula="of:=HEX2DEC([.B22])" office:value-type="float" office:value="492">
            <text:p>492</text:p>
          </table:table-cell>
          <table:table-cell table:formula="of:=HEX2DEC([.C22])" office:value-type="float" office:value="508">
            <text:p>508</text:p>
          </table:table-cell>
          <table:table-cell table:formula="of:=HEX2DEC([.D22])" office:value-type="float" office:value="8429">
            <text:p>8429</text:p>
          </table:table-cell>
          <table:table-cell table:formula="of:=HEX2DEC([.E22])" office:value-type="float" office:value="8149">
            <text:p>8149</text:p>
          </table:table-cell>
          <table:table-cell table:formula="of:=HEX2DEC([.F22])" office:value-type="float" office:value="7843">
            <text:p>7843</text:p>
          </table:table-cell>
          <table:table-cell table:formula="of:=IF([.G22]&gt;[.T$13];&quot;HE&quot;;IF([.G22]&gt;[.T$12];&quot;HO&quot;;IF([.G22]&lt;[.T$15];&quot;LE&quot;;IF([.G22]&lt;[.T$14];&quot;LO&quot;;&quot;&quot;))))">
            <text:p/>
          </table:table-cell>
          <table:table-cell table:formula="of:=IF([.H22]&gt;[.U$13];&quot;HE&quot;;IF([.H22]&gt;[.U$12];&quot;HO&quot;;IF([.H22]&lt;[.U$15];&quot;LE&quot;;IF([.H22]&lt;[.U$14];&quot;LO&quot;;&quot;&quot;))))">
            <text:p/>
          </table:table-cell>
          <table:table-cell table:formula="of:=IF([.I22]&gt;[.V$13];&quot;HE&quot;;IF([.I22]&gt;[.V$12];&quot;HO&quot;;IF([.I22]&lt;[.V$15];&quot;LE&quot;;IF([.I22]&lt;[.V$14];&quot;LO&quot;;&quot;&quot;))))">
            <text:p/>
          </table:table-cell>
          <table:table-cell table:formula="of:=IF([.J22]&gt;[.W$13];&quot;HE&quot;;IF([.J22]&gt;[.W$12];&quot;HO&quot;;IF([.J22]&lt;[.W$15];&quot;LE&quot;;IF([.J22]&lt;[.W$14];&quot;LO&quot;;&quot;&quot;))))">
            <text:p/>
          </table:table-cell>
          <table:table-cell table:formula="of:=IF([.K22]&gt;[.X$13];&quot;HE&quot;;IF([.K22]&gt;[.X$12];&quot;HO&quot;;IF([.K22]&lt;[.X$15];&quot;LE&quot;;IF([.K22]&lt;[.X$14];&quot;LO&quot;;&quot;&quot;))))">
            <text:p/>
          </table:table-cell>
          <table:table-cell table:formula="of:=IF([.L22]&gt;[.Y$13];&quot;HE&quot;;IF([.L22]&gt;[.Y$12];&quot;HO&quot;;IF([.L22]&lt;[.Y$15];&quot;LE&quot;;IF([.L2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C</text:p>
          </table:table-cell>
          <table:table-cell office:value-type="string">
            <text:p>1E9C</text:p>
          </table:table-cell>
          <table:table-cell table:formula="of:=HEX2DEC([.A23])" office:value-type="float" office:value="624">
            <text:p>624</text:p>
          </table:table-cell>
          <table:table-cell table:formula="of:=HEX2DEC([.B23])" office:value-type="float" office:value="492">
            <text:p>492</text:p>
          </table:table-cell>
          <table:table-cell table:formula="of:=HEX2DEC([.C23])" office:value-type="float" office:value="508">
            <text:p>508</text:p>
          </table:table-cell>
          <table:table-cell table:formula="of:=HEX2DEC([.D23])" office:value-type="float" office:value="8437">
            <text:p>8437</text:p>
          </table:table-cell>
          <table:table-cell table:formula="of:=HEX2DEC([.E23])" office:value-type="float" office:value="8140">
            <text:p>8140</text:p>
          </table:table-cell>
          <table:table-cell table:formula="of:=HEX2DEC([.F23])" office:value-type="float" office:value="7836">
            <text:p>7836</text:p>
          </table:table-cell>
          <table:table-cell table:formula="of:=IF([.G23]&gt;[.T$13];&quot;HE&quot;;IF([.G23]&gt;[.T$12];&quot;HO&quot;;IF([.G23]&lt;[.T$15];&quot;LE&quot;;IF([.G23]&lt;[.T$14];&quot;LO&quot;;&quot;&quot;))))">
            <text:p/>
          </table:table-cell>
          <table:table-cell table:formula="of:=IF([.H23]&gt;[.U$13];&quot;HE&quot;;IF([.H23]&gt;[.U$12];&quot;HO&quot;;IF([.H23]&lt;[.U$15];&quot;LE&quot;;IF([.H23]&lt;[.U$14];&quot;LO&quot;;&quot;&quot;))))">
            <text:p/>
          </table:table-cell>
          <table:table-cell table:formula="of:=IF([.I23]&gt;[.V$13];&quot;HE&quot;;IF([.I23]&gt;[.V$12];&quot;HO&quot;;IF([.I23]&lt;[.V$15];&quot;LE&quot;;IF([.I23]&lt;[.V$14];&quot;LO&quot;;&quot;&quot;))))">
            <text:p/>
          </table:table-cell>
          <table:table-cell table:formula="of:=IF([.J23]&gt;[.W$13];&quot;HE&quot;;IF([.J23]&gt;[.W$12];&quot;HO&quot;;IF([.J23]&lt;[.W$15];&quot;LE&quot;;IF([.J23]&lt;[.W$14];&quot;LO&quot;;&quot;&quot;))))">
            <text:p/>
          </table:table-cell>
          <table:table-cell table:formula="of:=IF([.K23]&gt;[.X$13];&quot;HE&quot;;IF([.K23]&gt;[.X$12];&quot;HO&quot;;IF([.K23]&lt;[.X$15];&quot;LE&quot;;IF([.K23]&lt;[.X$14];&quot;LO&quot;;&quot;&quot;))))">
            <text:p/>
          </table:table-cell>
          <table:table-cell table:formula="of:=IF([.L23]&gt;[.Y$13];&quot;HE&quot;;IF([.L23]&gt;[.Y$12];&quot;HO&quot;;IF([.L23]&lt;[.Y$15];&quot;LE&quot;;IF([.L2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B</text:p>
          </table:table-cell>
          <table:table-cell office:value-type="string">
            <text:p>1FC7</text:p>
          </table:table-cell>
          <table:table-cell office:value-type="string">
            <text:p>1E9C</text:p>
          </table:table-cell>
          <table:table-cell table:formula="of:=HEX2DEC([.A24])" office:value-type="float" office:value="624">
            <text:p>624</text:p>
          </table:table-cell>
          <table:table-cell table:formula="of:=HEX2DEC([.B24])" office:value-type="float" office:value="492">
            <text:p>492</text:p>
          </table:table-cell>
          <table:table-cell table:formula="of:=HEX2DEC([.C24])" office:value-type="float" office:value="508">
            <text:p>508</text:p>
          </table:table-cell>
          <table:table-cell table:formula="of:=HEX2DEC([.D24])" office:value-type="float" office:value="8443">
            <text:p>8443</text:p>
          </table:table-cell>
          <table:table-cell table:formula="of:=HEX2DEC([.E24])" office:value-type="float" office:value="8135">
            <text:p>8135</text:p>
          </table:table-cell>
          <table:table-cell table:formula="of:=HEX2DEC([.F24])" office:value-type="float" office:value="7836">
            <text:p>7836</text:p>
          </table:table-cell>
          <table:table-cell table:formula="of:=IF([.G24]&gt;[.T$13];&quot;HE&quot;;IF([.G24]&gt;[.T$12];&quot;HO&quot;;IF([.G24]&lt;[.T$15];&quot;LE&quot;;IF([.G24]&lt;[.T$14];&quot;LO&quot;;&quot;&quot;))))">
            <text:p/>
          </table:table-cell>
          <table:table-cell table:formula="of:=IF([.H24]&gt;[.U$13];&quot;HE&quot;;IF([.H24]&gt;[.U$12];&quot;HO&quot;;IF([.H24]&lt;[.U$15];&quot;LE&quot;;IF([.H24]&lt;[.U$14];&quot;LO&quot;;&quot;&quot;))))">
            <text:p/>
          </table:table-cell>
          <table:table-cell table:formula="of:=IF([.I24]&gt;[.V$13];&quot;HE&quot;;IF([.I24]&gt;[.V$12];&quot;HO&quot;;IF([.I24]&lt;[.V$15];&quot;LE&quot;;IF([.I24]&lt;[.V$14];&quot;LO&quot;;&quot;&quot;))))">
            <text:p/>
          </table:table-cell>
          <table:table-cell table:formula="of:=IF([.J24]&gt;[.W$13];&quot;HE&quot;;IF([.J24]&gt;[.W$12];&quot;HO&quot;;IF([.J24]&lt;[.W$15];&quot;LE&quot;;IF([.J24]&lt;[.W$14];&quot;LO&quot;;&quot;&quot;))))">
            <text:p/>
          </table:table-cell>
          <table:table-cell table:formula="of:=IF([.K24]&gt;[.X$13];&quot;HE&quot;;IF([.K24]&gt;[.X$12];&quot;HO&quot;;IF([.K24]&lt;[.X$15];&quot;LE&quot;;IF([.K24]&lt;[.X$14];&quot;LO&quot;;&quot;&quot;))))">
            <text:p/>
          </table:table-cell>
          <table:table-cell table:formula="of:=IF([.L24]&gt;[.Y$13];&quot;HE&quot;;IF([.L24]&gt;[.Y$12];&quot;HO&quot;;IF([.L24]&lt;[.Y$15];&quot;LE&quot;;IF([.L2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F</text:p>
          </table:table-cell>
          <table:table-cell office:value-type="string">
            <text:p>1FCC</text:p>
          </table:table-cell>
          <table:table-cell office:value-type="string">
            <text:p>1EA2</text:p>
          </table:table-cell>
          <table:table-cell table:formula="of:=HEX2DEC([.A25])" office:value-type="float" office:value="648">
            <text:p>648</text:p>
          </table:table-cell>
          <table:table-cell table:formula="of:=HEX2DEC([.B25])" office:value-type="float" office:value="492">
            <text:p>492</text:p>
          </table:table-cell>
          <table:table-cell table:formula="of:=HEX2DEC([.C25])" office:value-type="float" office:value="508">
            <text:p>508</text:p>
          </table:table-cell>
          <table:table-cell table:formula="of:=HEX2DEC([.D25])" office:value-type="float" office:value="8431">
            <text:p>8431</text:p>
          </table:table-cell>
          <table:table-cell table:formula="of:=HEX2DEC([.E25])" office:value-type="float" office:value="8140">
            <text:p>8140</text:p>
          </table:table-cell>
          <table:table-cell table:formula="of:=HEX2DEC([.F25])" office:value-type="float" office:value="7842">
            <text:p>7842</text:p>
          </table:table-cell>
          <table:table-cell table:formula="of:=IF([.G25]&gt;[.T$13];&quot;HE&quot;;IF([.G25]&gt;[.T$12];&quot;HO&quot;;IF([.G25]&lt;[.T$15];&quot;LE&quot;;IF([.G25]&lt;[.T$14];&quot;LO&quot;;&quot;&quot;))))">
            <text:p/>
          </table:table-cell>
          <table:table-cell table:formula="of:=IF([.H25]&gt;[.U$13];&quot;HE&quot;;IF([.H25]&gt;[.U$12];&quot;HO&quot;;IF([.H25]&lt;[.U$15];&quot;LE&quot;;IF([.H25]&lt;[.U$14];&quot;LO&quot;;&quot;&quot;))))">
            <text:p/>
          </table:table-cell>
          <table:table-cell table:formula="of:=IF([.I25]&gt;[.V$13];&quot;HE&quot;;IF([.I25]&gt;[.V$12];&quot;HO&quot;;IF([.I25]&lt;[.V$15];&quot;LE&quot;;IF([.I25]&lt;[.V$14];&quot;LO&quot;;&quot;&quot;))))">
            <text:p/>
          </table:table-cell>
          <table:table-cell table:formula="of:=IF([.J25]&gt;[.W$13];&quot;HE&quot;;IF([.J25]&gt;[.W$12];&quot;HO&quot;;IF([.J25]&lt;[.W$15];&quot;LE&quot;;IF([.J25]&lt;[.W$14];&quot;LO&quot;;&quot;&quot;))))">
            <text:p/>
          </table:table-cell>
          <table:table-cell table:formula="of:=IF([.K25]&gt;[.X$13];&quot;HE&quot;;IF([.K25]&gt;[.X$12];&quot;HO&quot;;IF([.K25]&lt;[.X$15];&quot;LE&quot;;IF([.K25]&lt;[.X$14];&quot;LO&quot;;&quot;&quot;))))">
            <text:p/>
          </table:table-cell>
          <table:table-cell table:formula="of:=IF([.L25]&gt;[.Y$13];&quot;HE&quot;;IF([.L25]&gt;[.Y$12];&quot;HO&quot;;IF([.L25]&lt;[.Y$15];&quot;LE&quot;;IF([.L2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F</text:p>
          </table:table-cell>
          <table:table-cell office:value-type="string">
            <text:p>1FD1</text:p>
          </table:table-cell>
          <table:table-cell office:value-type="string">
            <text:p>1E9F</text:p>
          </table:table-cell>
          <table:table-cell table:formula="of:=HEX2DEC([.A26])" office:value-type="float" office:value="636">
            <text:p>636</text:p>
          </table:table-cell>
          <table:table-cell table:formula="of:=HEX2DEC([.B26])" office:value-type="float" office:value="492">
            <text:p>492</text:p>
          </table:table-cell>
          <table:table-cell table:formula="of:=HEX2DEC([.C26])" office:value-type="float" office:value="508">
            <text:p>508</text:p>
          </table:table-cell>
          <table:table-cell table:formula="of:=HEX2DEC([.D26])" office:value-type="float" office:value="8431">
            <text:p>8431</text:p>
          </table:table-cell>
          <table:table-cell table:formula="of:=HEX2DEC([.E26])" office:value-type="float" office:value="8145">
            <text:p>8145</text:p>
          </table:table-cell>
          <table:table-cell table:formula="of:=HEX2DEC([.F26])" office:value-type="float" office:value="7839">
            <text:p>7839</text:p>
          </table:table-cell>
          <table:table-cell table:formula="of:=IF([.G26]&gt;[.T$13];&quot;HE&quot;;IF([.G26]&gt;[.T$12];&quot;HO&quot;;IF([.G26]&lt;[.T$15];&quot;LE&quot;;IF([.G26]&lt;[.T$14];&quot;LO&quot;;&quot;&quot;))))">
            <text:p/>
          </table:table-cell>
          <table:table-cell table:formula="of:=IF([.H26]&gt;[.U$13];&quot;HE&quot;;IF([.H26]&gt;[.U$12];&quot;HO&quot;;IF([.H26]&lt;[.U$15];&quot;LE&quot;;IF([.H26]&lt;[.U$14];&quot;LO&quot;;&quot;&quot;))))">
            <text:p/>
          </table:table-cell>
          <table:table-cell table:formula="of:=IF([.I26]&gt;[.V$13];&quot;HE&quot;;IF([.I26]&gt;[.V$12];&quot;HO&quot;;IF([.I26]&lt;[.V$15];&quot;LE&quot;;IF([.I26]&lt;[.V$14];&quot;LO&quot;;&quot;&quot;))))">
            <text:p/>
          </table:table-cell>
          <table:table-cell table:formula="of:=IF([.J26]&gt;[.W$13];&quot;HE&quot;;IF([.J26]&gt;[.W$12];&quot;HO&quot;;IF([.J26]&lt;[.W$15];&quot;LE&quot;;IF([.J26]&lt;[.W$14];&quot;LO&quot;;&quot;&quot;))))">
            <text:p/>
          </table:table-cell>
          <table:table-cell table:formula="of:=IF([.K26]&gt;[.X$13];&quot;HE&quot;;IF([.K26]&gt;[.X$12];&quot;HO&quot;;IF([.K26]&lt;[.X$15];&quot;LE&quot;;IF([.K26]&lt;[.X$14];&quot;LO&quot;;&quot;&quot;))))">
            <text:p/>
          </table:table-cell>
          <table:table-cell table:formula="of:=IF([.L26]&gt;[.Y$13];&quot;HE&quot;;IF([.L26]&gt;[.Y$12];&quot;HO&quot;;IF([.L26]&lt;[.Y$15];&quot;LE&quot;;IF([.L2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D</text:p>
          </table:table-cell>
          <table:table-cell office:value-type="string">
            <text:p>1E9A</text:p>
          </table:table-cell>
          <table:table-cell table:formula="of:=HEX2DEC([.A27])" office:value-type="float" office:value="616">
            <text:p>616</text:p>
          </table:table-cell>
          <table:table-cell table:formula="of:=HEX2DEC([.B27])" office:value-type="float" office:value="492">
            <text:p>492</text:p>
          </table:table-cell>
          <table:table-cell table:formula="of:=HEX2DEC([.C27])" office:value-type="float" office:value="508">
            <text:p>508</text:p>
          </table:table-cell>
          <table:table-cell table:formula="of:=HEX2DEC([.D27])" office:value-type="float" office:value="8437">
            <text:p>8437</text:p>
          </table:table-cell>
          <table:table-cell table:formula="of:=HEX2DEC([.E27])" office:value-type="float" office:value="8141">
            <text:p>8141</text:p>
          </table:table-cell>
          <table:table-cell table:formula="of:=HEX2DEC([.F27])" office:value-type="float" office:value="7834">
            <text:p>7834</text:p>
          </table:table-cell>
          <table:table-cell table:formula="of:=IF([.G27]&gt;[.T$13];&quot;HE&quot;;IF([.G27]&gt;[.T$12];&quot;HO&quot;;IF([.G27]&lt;[.T$15];&quot;LE&quot;;IF([.G27]&lt;[.T$14];&quot;LO&quot;;&quot;&quot;))))">
            <text:p/>
          </table:table-cell>
          <table:table-cell table:formula="of:=IF([.H27]&gt;[.U$13];&quot;HE&quot;;IF([.H27]&gt;[.U$12];&quot;HO&quot;;IF([.H27]&lt;[.U$15];&quot;LE&quot;;IF([.H27]&lt;[.U$14];&quot;LO&quot;;&quot;&quot;))))">
            <text:p/>
          </table:table-cell>
          <table:table-cell table:formula="of:=IF([.I27]&gt;[.V$13];&quot;HE&quot;;IF([.I27]&gt;[.V$12];&quot;HO&quot;;IF([.I27]&lt;[.V$15];&quot;LE&quot;;IF([.I27]&lt;[.V$14];&quot;LO&quot;;&quot;&quot;))))">
            <text:p/>
          </table:table-cell>
          <table:table-cell table:formula="of:=IF([.J27]&gt;[.W$13];&quot;HE&quot;;IF([.J27]&gt;[.W$12];&quot;HO&quot;;IF([.J27]&lt;[.W$15];&quot;LE&quot;;IF([.J27]&lt;[.W$14];&quot;LO&quot;;&quot;&quot;))))">
            <text:p/>
          </table:table-cell>
          <table:table-cell table:formula="of:=IF([.K27]&gt;[.X$13];&quot;HE&quot;;IF([.K27]&gt;[.X$12];&quot;HO&quot;;IF([.K27]&lt;[.X$15];&quot;LE&quot;;IF([.K27]&lt;[.X$14];&quot;LO&quot;;&quot;&quot;))))">
            <text:p/>
          </table:table-cell>
          <table:table-cell table:formula="of:=IF([.L27]&gt;[.Y$13];&quot;HE&quot;;IF([.L27]&gt;[.Y$12];&quot;HO&quot;;IF([.L27]&lt;[.Y$15];&quot;LE&quot;;IF([.L2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F</text:p>
          </table:table-cell>
          <table:table-cell office:value-type="string">
            <text:p>1FD0</text:p>
          </table:table-cell>
          <table:table-cell office:value-type="string">
            <text:p>1E9A</text:p>
          </table:table-cell>
          <table:table-cell table:formula="of:=HEX2DEC([.A28])" office:value-type="float" office:value="616">
            <text:p>616</text:p>
          </table:table-cell>
          <table:table-cell table:formula="of:=HEX2DEC([.B28])" office:value-type="float" office:value="492">
            <text:p>492</text:p>
          </table:table-cell>
          <table:table-cell table:formula="of:=HEX2DEC([.C28])" office:value-type="float" office:value="508">
            <text:p>508</text:p>
          </table:table-cell>
          <table:table-cell table:formula="of:=HEX2DEC([.D28])" office:value-type="float" office:value="8431">
            <text:p>8431</text:p>
          </table:table-cell>
          <table:table-cell table:formula="of:=HEX2DEC([.E28])" office:value-type="float" office:value="8144">
            <text:p>8144</text:p>
          </table:table-cell>
          <table:table-cell table:formula="of:=HEX2DEC([.F28])" office:value-type="float" office:value="7834">
            <text:p>7834</text:p>
          </table:table-cell>
          <table:table-cell table:formula="of:=IF([.G28]&gt;[.T$13];&quot;HE&quot;;IF([.G28]&gt;[.T$12];&quot;HO&quot;;IF([.G28]&lt;[.T$15];&quot;LE&quot;;IF([.G28]&lt;[.T$14];&quot;LO&quot;;&quot;&quot;))))">
            <text:p/>
          </table:table-cell>
          <table:table-cell table:formula="of:=IF([.H28]&gt;[.U$13];&quot;HE&quot;;IF([.H28]&gt;[.U$12];&quot;HO&quot;;IF([.H28]&lt;[.U$15];&quot;LE&quot;;IF([.H28]&lt;[.U$14];&quot;LO&quot;;&quot;&quot;))))">
            <text:p/>
          </table:table-cell>
          <table:table-cell table:formula="of:=IF([.I28]&gt;[.V$13];&quot;HE&quot;;IF([.I28]&gt;[.V$12];&quot;HO&quot;;IF([.I28]&lt;[.V$15];&quot;LE&quot;;IF([.I28]&lt;[.V$14];&quot;LO&quot;;&quot;&quot;))))">
            <text:p/>
          </table:table-cell>
          <table:table-cell table:formula="of:=IF([.J28]&gt;[.W$13];&quot;HE&quot;;IF([.J28]&gt;[.W$12];&quot;HO&quot;;IF([.J28]&lt;[.W$15];&quot;LE&quot;;IF([.J28]&lt;[.W$14];&quot;LO&quot;;&quot;&quot;))))">
            <text:p/>
          </table:table-cell>
          <table:table-cell table:formula="of:=IF([.K28]&gt;[.X$13];&quot;HE&quot;;IF([.K28]&gt;[.X$12];&quot;HO&quot;;IF([.K28]&lt;[.X$15];&quot;LE&quot;;IF([.K28]&lt;[.X$14];&quot;LO&quot;;&quot;&quot;))))">
            <text:p/>
          </table:table-cell>
          <table:table-cell table:formula="of:=IF([.L28]&gt;[.Y$13];&quot;HE&quot;;IF([.L28]&gt;[.Y$12];&quot;HO&quot;;IF([.L28]&lt;[.Y$15];&quot;LE&quot;;IF([.L2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8</text:p>
          </table:table-cell>
          <table:table-cell office:value-type="string">
            <text:p>1FCE</text:p>
          </table:table-cell>
          <table:table-cell office:value-type="string">
            <text:p>1E9A</text:p>
          </table:table-cell>
          <table:table-cell table:formula="of:=HEX2DEC([.A29])" office:value-type="float" office:value="616">
            <text:p>616</text:p>
          </table:table-cell>
          <table:table-cell table:formula="of:=HEX2DEC([.B29])" office:value-type="float" office:value="492">
            <text:p>492</text:p>
          </table:table-cell>
          <table:table-cell table:formula="of:=HEX2DEC([.C29])" office:value-type="float" office:value="508">
            <text:p>508</text:p>
          </table:table-cell>
          <table:table-cell table:formula="of:=HEX2DEC([.D29])" office:value-type="float" office:value="8440">
            <text:p>8440</text:p>
          </table:table-cell>
          <table:table-cell table:formula="of:=HEX2DEC([.E29])" office:value-type="float" office:value="8142">
            <text:p>8142</text:p>
          </table:table-cell>
          <table:table-cell table:formula="of:=HEX2DEC([.F29])" office:value-type="float" office:value="7834">
            <text:p>7834</text:p>
          </table:table-cell>
          <table:table-cell table:formula="of:=IF([.G29]&gt;[.T$13];&quot;HE&quot;;IF([.G29]&gt;[.T$12];&quot;HO&quot;;IF([.G29]&lt;[.T$15];&quot;LE&quot;;IF([.G29]&lt;[.T$14];&quot;LO&quot;;&quot;&quot;))))">
            <text:p/>
          </table:table-cell>
          <table:table-cell table:formula="of:=IF([.H29]&gt;[.U$13];&quot;HE&quot;;IF([.H29]&gt;[.U$12];&quot;HO&quot;;IF([.H29]&lt;[.U$15];&quot;LE&quot;;IF([.H29]&lt;[.U$14];&quot;LO&quot;;&quot;&quot;))))">
            <text:p/>
          </table:table-cell>
          <table:table-cell table:formula="of:=IF([.I29]&gt;[.V$13];&quot;HE&quot;;IF([.I29]&gt;[.V$12];&quot;HO&quot;;IF([.I29]&lt;[.V$15];&quot;LE&quot;;IF([.I29]&lt;[.V$14];&quot;LO&quot;;&quot;&quot;))))">
            <text:p/>
          </table:table-cell>
          <table:table-cell table:formula="of:=IF([.J29]&gt;[.W$13];&quot;HE&quot;;IF([.J29]&gt;[.W$12];&quot;HO&quot;;IF([.J29]&lt;[.W$15];&quot;LE&quot;;IF([.J29]&lt;[.W$14];&quot;LO&quot;;&quot;&quot;))))">
            <text:p/>
          </table:table-cell>
          <table:table-cell table:formula="of:=IF([.K29]&gt;[.X$13];&quot;HE&quot;;IF([.K29]&gt;[.X$12];&quot;HO&quot;;IF([.K29]&lt;[.X$15];&quot;LE&quot;;IF([.K29]&lt;[.X$14];&quot;LO&quot;;&quot;&quot;))))">
            <text:p/>
          </table:table-cell>
          <table:table-cell table:formula="of:=IF([.L29]&gt;[.Y$13];&quot;HE&quot;;IF([.L29]&gt;[.Y$12];&quot;HO&quot;;IF([.L29]&lt;[.Y$15];&quot;LE&quot;;IF([.L2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CB</text:p>
          </table:table-cell>
          <table:table-cell office:value-type="string">
            <text:p>1EA0</text:p>
          </table:table-cell>
          <table:table-cell table:formula="of:=HEX2DEC([.A30])" office:value-type="float" office:value="640">
            <text:p>640</text:p>
          </table:table-cell>
          <table:table-cell table:formula="of:=HEX2DEC([.B30])" office:value-type="float" office:value="492">
            <text:p>492</text:p>
          </table:table-cell>
          <table:table-cell table:formula="of:=HEX2DEC([.C30])" office:value-type="float" office:value="508">
            <text:p>508</text:p>
          </table:table-cell>
          <table:table-cell table:formula="of:=HEX2DEC([.D30])" office:value-type="float" office:value="8436">
            <text:p>8436</text:p>
          </table:table-cell>
          <table:table-cell table:formula="of:=HEX2DEC([.E30])" office:value-type="float" office:value="8139">
            <text:p>8139</text:p>
          </table:table-cell>
          <table:table-cell table:formula="of:=HEX2DEC([.F30])" office:value-type="float" office:value="7840">
            <text:p>7840</text:p>
          </table:table-cell>
          <table:table-cell table:formula="of:=IF([.G30]&gt;[.T$13];&quot;HE&quot;;IF([.G30]&gt;[.T$12];&quot;HO&quot;;IF([.G30]&lt;[.T$15];&quot;LE&quot;;IF([.G30]&lt;[.T$14];&quot;LO&quot;;&quot;&quot;))))">
            <text:p/>
          </table:table-cell>
          <table:table-cell table:formula="of:=IF([.H30]&gt;[.U$13];&quot;HE&quot;;IF([.H30]&gt;[.U$12];&quot;HO&quot;;IF([.H30]&lt;[.U$15];&quot;LE&quot;;IF([.H30]&lt;[.U$14];&quot;LO&quot;;&quot;&quot;))))">
            <text:p/>
          </table:table-cell>
          <table:table-cell table:formula="of:=IF([.I30]&gt;[.V$13];&quot;HE&quot;;IF([.I30]&gt;[.V$12];&quot;HO&quot;;IF([.I30]&lt;[.V$15];&quot;LE&quot;;IF([.I30]&lt;[.V$14];&quot;LO&quot;;&quot;&quot;))))">
            <text:p/>
          </table:table-cell>
          <table:table-cell table:formula="of:=IF([.J30]&gt;[.W$13];&quot;HE&quot;;IF([.J30]&gt;[.W$12];&quot;HO&quot;;IF([.J30]&lt;[.W$15];&quot;LE&quot;;IF([.J30]&lt;[.W$14];&quot;LO&quot;;&quot;&quot;))))">
            <text:p/>
          </table:table-cell>
          <table:table-cell table:formula="of:=IF([.K30]&gt;[.X$13];&quot;HE&quot;;IF([.K30]&gt;[.X$12];&quot;HO&quot;;IF([.K30]&lt;[.X$15];&quot;LE&quot;;IF([.K30]&lt;[.X$14];&quot;LO&quot;;&quot;&quot;))))">
            <text:p/>
          </table:table-cell>
          <table:table-cell table:formula="of:=IF([.L30]&gt;[.Y$13];&quot;HE&quot;;IF([.L30]&gt;[.Y$12];&quot;HO&quot;;IF([.L30]&lt;[.Y$15];&quot;LE&quot;;IF([.L3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C</text:p>
          </table:table-cell>
          <table:table-cell table:style-name="ce3" office:value-type="string">
            <text:p>1E94</text:p>
          </table:table-cell>
          <table:table-cell table:formula="of:=HEX2DEC([.A31])" office:value-type="float" office:value="592">
            <text:p>592</text:p>
          </table:table-cell>
          <table:table-cell table:formula="of:=HEX2DEC([.B31])" office:value-type="float" office:value="492">
            <text:p>492</text:p>
          </table:table-cell>
          <table:table-cell table:formula="of:=HEX2DEC([.C31])" office:value-type="float" office:value="508">
            <text:p>508</text:p>
          </table:table-cell>
          <table:table-cell table:formula="of:=HEX2DEC([.D31])" office:value-type="float" office:value="8434">
            <text:p>8434</text:p>
          </table:table-cell>
          <table:table-cell table:formula="of:=HEX2DEC([.E31])" office:value-type="float" office:value="8140">
            <text:p>8140</text:p>
          </table:table-cell>
          <table:table-cell table:formula="of:=HEX2DEC([.F31])" office:value-type="float" office:value="7828">
            <text:p>7828</text:p>
          </table:table-cell>
          <table:table-cell table:formula="of:=IF([.G31]&gt;[.T$13];&quot;HE&quot;;IF([.G31]&gt;[.T$12];&quot;HO&quot;;IF([.G31]&lt;[.T$15];&quot;LE&quot;;IF([.G31]&lt;[.T$14];&quot;LO&quot;;&quot;&quot;))))">
            <text:p/>
          </table:table-cell>
          <table:table-cell table:formula="of:=IF([.H31]&gt;[.U$13];&quot;HE&quot;;IF([.H31]&gt;[.U$12];&quot;HO&quot;;IF([.H31]&lt;[.U$15];&quot;LE&quot;;IF([.H31]&lt;[.U$14];&quot;LO&quot;;&quot;&quot;))))">
            <text:p/>
          </table:table-cell>
          <table:table-cell table:formula="of:=IF([.I31]&gt;[.V$13];&quot;HE&quot;;IF([.I31]&gt;[.V$12];&quot;HO&quot;;IF([.I31]&lt;[.V$15];&quot;LE&quot;;IF([.I31]&lt;[.V$14];&quot;LO&quot;;&quot;&quot;))))">
            <text:p/>
          </table:table-cell>
          <table:table-cell table:formula="of:=IF([.J31]&gt;[.W$13];&quot;HE&quot;;IF([.J31]&gt;[.W$12];&quot;HO&quot;;IF([.J31]&lt;[.W$15];&quot;LE&quot;;IF([.J31]&lt;[.W$14];&quot;LO&quot;;&quot;&quot;))))">
            <text:p/>
          </table:table-cell>
          <table:table-cell table:formula="of:=IF([.K31]&gt;[.X$13];&quot;HE&quot;;IF([.K31]&gt;[.X$12];&quot;HO&quot;;IF([.K31]&lt;[.X$15];&quot;LE&quot;;IF([.K31]&lt;[.X$14];&quot;LO&quot;;&quot;&quot;))))">
            <text:p/>
          </table:table-cell>
          <table:table-cell table:formula="of:=IF([.L31]&gt;[.Y$13];&quot;HE&quot;;IF([.L31]&gt;[.Y$12];&quot;HO&quot;;IF([.L31]&lt;[.Y$15];&quot;LE&quot;;IF([.L3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D7</text:p>
          </table:table-cell>
          <table:table-cell office:value-type="string">
            <text:p>1EA5</text:p>
          </table:table-cell>
          <table:table-cell table:formula="of:=HEX2DEC([.A32])" office:value-type="float" office:value="660">
            <text:p>660</text:p>
          </table:table-cell>
          <table:table-cell table:formula="of:=HEX2DEC([.B32])" office:value-type="float" office:value="492">
            <text:p>492</text:p>
          </table:table-cell>
          <table:table-cell table:formula="of:=HEX2DEC([.C32])" office:value-type="float" office:value="508">
            <text:p>508</text:p>
          </table:table-cell>
          <table:table-cell table:formula="of:=HEX2DEC([.D32])" office:value-type="float" office:value="8438">
            <text:p>8438</text:p>
          </table:table-cell>
          <table:table-cell table:formula="of:=HEX2DEC([.E32])" office:value-type="float" office:value="8151">
            <text:p>8151</text:p>
          </table:table-cell>
          <table:table-cell table:formula="of:=HEX2DEC([.F32])" office:value-type="float" office:value="7845">
            <text:p>7845</text:p>
          </table:table-cell>
          <table:table-cell table:formula="of:=IF([.G32]&gt;[.T$13];&quot;HE&quot;;IF([.G32]&gt;[.T$12];&quot;HO&quot;;IF([.G32]&lt;[.T$15];&quot;LE&quot;;IF([.G32]&lt;[.T$14];&quot;LO&quot;;&quot;&quot;))))">
            <text:p/>
          </table:table-cell>
          <table:table-cell table:formula="of:=IF([.H32]&gt;[.U$13];&quot;HE&quot;;IF([.H32]&gt;[.U$12];&quot;HO&quot;;IF([.H32]&lt;[.U$15];&quot;LE&quot;;IF([.H32]&lt;[.U$14];&quot;LO&quot;;&quot;&quot;))))">
            <text:p/>
          </table:table-cell>
          <table:table-cell table:formula="of:=IF([.I32]&gt;[.V$13];&quot;HE&quot;;IF([.I32]&gt;[.V$12];&quot;HO&quot;;IF([.I32]&lt;[.V$15];&quot;LE&quot;;IF([.I32]&lt;[.V$14];&quot;LO&quot;;&quot;&quot;))))">
            <text:p/>
          </table:table-cell>
          <table:table-cell table:formula="of:=IF([.J32]&gt;[.W$13];&quot;HE&quot;;IF([.J32]&gt;[.W$12];&quot;HO&quot;;IF([.J32]&lt;[.W$15];&quot;LE&quot;;IF([.J32]&lt;[.W$14];&quot;LO&quot;;&quot;&quot;))))">
            <text:p/>
          </table:table-cell>
          <table:table-cell table:formula="of:=IF([.K32]&gt;[.X$13];&quot;HE&quot;;IF([.K32]&gt;[.X$12];&quot;HO&quot;;IF([.K32]&lt;[.X$15];&quot;LE&quot;;IF([.K32]&lt;[.X$14];&quot;LO&quot;;&quot;&quot;))))">
            <text:p/>
          </table:table-cell>
          <table:table-cell table:formula="of:=IF([.L32]&gt;[.Y$13];&quot;HE&quot;;IF([.L32]&gt;[.Y$12];&quot;HO&quot;;IF([.L32]&lt;[.Y$15];&quot;LE&quot;;IF([.L3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D3</text:p>
          </table:table-cell>
          <table:table-cell office:value-type="string">
            <text:p>1E9C</text:p>
          </table:table-cell>
          <table:table-cell table:formula="of:=HEX2DEC([.A33])" office:value-type="float" office:value="624">
            <text:p>624</text:p>
          </table:table-cell>
          <table:table-cell table:formula="of:=HEX2DEC([.B33])" office:value-type="float" office:value="492">
            <text:p>492</text:p>
          </table:table-cell>
          <table:table-cell table:formula="of:=HEX2DEC([.C33])" office:value-type="float" office:value="508">
            <text:p>508</text:p>
          </table:table-cell>
          <table:table-cell table:formula="of:=HEX2DEC([.D33])" office:value-type="float" office:value="8436">
            <text:p>8436</text:p>
          </table:table-cell>
          <table:table-cell table:formula="of:=HEX2DEC([.E33])" office:value-type="float" office:value="8147">
            <text:p>8147</text:p>
          </table:table-cell>
          <table:table-cell table:formula="of:=HEX2DEC([.F33])" office:value-type="float" office:value="7836">
            <text:p>7836</text:p>
          </table:table-cell>
          <table:table-cell table:formula="of:=IF([.G33]&gt;[.T$13];&quot;HE&quot;;IF([.G33]&gt;[.T$12];&quot;HO&quot;;IF([.G33]&lt;[.T$15];&quot;LE&quot;;IF([.G33]&lt;[.T$14];&quot;LO&quot;;&quot;&quot;))))">
            <text:p/>
          </table:table-cell>
          <table:table-cell table:formula="of:=IF([.H33]&gt;[.U$13];&quot;HE&quot;;IF([.H33]&gt;[.U$12];&quot;HO&quot;;IF([.H33]&lt;[.U$15];&quot;LE&quot;;IF([.H33]&lt;[.U$14];&quot;LO&quot;;&quot;&quot;))))">
            <text:p/>
          </table:table-cell>
          <table:table-cell table:formula="of:=IF([.I33]&gt;[.V$13];&quot;HE&quot;;IF([.I33]&gt;[.V$12];&quot;HO&quot;;IF([.I33]&lt;[.V$15];&quot;LE&quot;;IF([.I33]&lt;[.V$14];&quot;LO&quot;;&quot;&quot;))))">
            <text:p/>
          </table:table-cell>
          <table:table-cell table:formula="of:=IF([.J33]&gt;[.W$13];&quot;HE&quot;;IF([.J33]&gt;[.W$12];&quot;HO&quot;;IF([.J33]&lt;[.W$15];&quot;LE&quot;;IF([.J33]&lt;[.W$14];&quot;LO&quot;;&quot;&quot;))))">
            <text:p/>
          </table:table-cell>
          <table:table-cell table:formula="of:=IF([.K33]&gt;[.X$13];&quot;HE&quot;;IF([.K33]&gt;[.X$12];&quot;HO&quot;;IF([.K33]&lt;[.X$15];&quot;LE&quot;;IF([.K33]&lt;[.X$14];&quot;LO&quot;;&quot;&quot;))))">
            <text:p/>
          </table:table-cell>
          <table:table-cell table:formula="of:=IF([.L33]&gt;[.Y$13];&quot;HE&quot;;IF([.L33]&gt;[.Y$12];&quot;HO&quot;;IF([.L33]&lt;[.Y$15];&quot;LE&quot;;IF([.L3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C6</text:p>
          </table:table-cell>
          <table:table-cell office:value-type="string">
            <text:p>1E9E</text:p>
          </table:table-cell>
          <table:table-cell table:formula="of:=HEX2DEC([.A34])" office:value-type="float" office:value="632">
            <text:p>632</text:p>
          </table:table-cell>
          <table:table-cell table:formula="of:=HEX2DEC([.B34])" office:value-type="float" office:value="492">
            <text:p>492</text:p>
          </table:table-cell>
          <table:table-cell table:formula="of:=HEX2DEC([.C34])" office:value-type="float" office:value="508">
            <text:p>508</text:p>
          </table:table-cell>
          <table:table-cell table:formula="of:=HEX2DEC([.D34])" office:value-type="float" office:value="8432">
            <text:p>8432</text:p>
          </table:table-cell>
          <table:table-cell table:formula="of:=HEX2DEC([.E34])" office:value-type="float" office:value="8134">
            <text:p>8134</text:p>
          </table:table-cell>
          <table:table-cell table:formula="of:=HEX2DEC([.F34])" office:value-type="float" office:value="7838">
            <text:p>7838</text:p>
          </table:table-cell>
          <table:table-cell table:formula="of:=IF([.G34]&gt;[.T$13];&quot;HE&quot;;IF([.G34]&gt;[.T$12];&quot;HO&quot;;IF([.G34]&lt;[.T$15];&quot;LE&quot;;IF([.G34]&lt;[.T$14];&quot;LO&quot;;&quot;&quot;))))">
            <text:p/>
          </table:table-cell>
          <table:table-cell table:formula="of:=IF([.H34]&gt;[.U$13];&quot;HE&quot;;IF([.H34]&gt;[.U$12];&quot;HO&quot;;IF([.H34]&lt;[.U$15];&quot;LE&quot;;IF([.H34]&lt;[.U$14];&quot;LO&quot;;&quot;&quot;))))">
            <text:p/>
          </table:table-cell>
          <table:table-cell table:formula="of:=IF([.I34]&gt;[.V$13];&quot;HE&quot;;IF([.I34]&gt;[.V$12];&quot;HO&quot;;IF([.I34]&lt;[.V$15];&quot;LE&quot;;IF([.I34]&lt;[.V$14];&quot;LO&quot;;&quot;&quot;))))">
            <text:p/>
          </table:table-cell>
          <table:table-cell table:formula="of:=IF([.J34]&gt;[.W$13];&quot;HE&quot;;IF([.J34]&gt;[.W$12];&quot;HO&quot;;IF([.J34]&lt;[.W$15];&quot;LE&quot;;IF([.J34]&lt;[.W$14];&quot;LO&quot;;&quot;&quot;))))">
            <text:p/>
          </table:table-cell>
          <table:table-cell table:formula="of:=IF([.K34]&gt;[.X$13];&quot;HE&quot;;IF([.K34]&gt;[.X$12];&quot;HO&quot;;IF([.K34]&lt;[.X$15];&quot;LE&quot;;IF([.K34]&lt;[.X$14];&quot;LO&quot;;&quot;&quot;))))">
            <text:p/>
          </table:table-cell>
          <table:table-cell table:formula="of:=IF([.L34]&gt;[.Y$13];&quot;HE&quot;;IF([.L34]&gt;[.Y$12];&quot;HO&quot;;IF([.L34]&lt;[.Y$15];&quot;LE&quot;;IF([.L3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CC</text:p>
          </table:table-cell>
          <table:table-cell office:value-type="string">
            <text:p>1EA0</text:p>
          </table:table-cell>
          <table:table-cell table:formula="of:=HEX2DEC([.A35])" office:value-type="float" office:value="640">
            <text:p>640</text:p>
          </table:table-cell>
          <table:table-cell table:formula="of:=HEX2DEC([.B35])" office:value-type="float" office:value="492">
            <text:p>492</text:p>
          </table:table-cell>
          <table:table-cell table:formula="of:=HEX2DEC([.C35])" office:value-type="float" office:value="508">
            <text:p>508</text:p>
          </table:table-cell>
          <table:table-cell table:formula="of:=HEX2DEC([.D35])" office:value-type="float" office:value="8442">
            <text:p>8442</text:p>
          </table:table-cell>
          <table:table-cell table:formula="of:=HEX2DEC([.E35])" office:value-type="float" office:value="8140">
            <text:p>8140</text:p>
          </table:table-cell>
          <table:table-cell table:formula="of:=HEX2DEC([.F35])" office:value-type="float" office:value="7840">
            <text:p>7840</text:p>
          </table:table-cell>
          <table:table-cell table:formula="of:=IF([.G35]&gt;[.T$13];&quot;HE&quot;;IF([.G35]&gt;[.T$12];&quot;HO&quot;;IF([.G35]&lt;[.T$15];&quot;LE&quot;;IF([.G35]&lt;[.T$14];&quot;LO&quot;;&quot;&quot;))))">
            <text:p/>
          </table:table-cell>
          <table:table-cell table:formula="of:=IF([.H35]&gt;[.U$13];&quot;HE&quot;;IF([.H35]&gt;[.U$12];&quot;HO&quot;;IF([.H35]&lt;[.U$15];&quot;LE&quot;;IF([.H35]&lt;[.U$14];&quot;LO&quot;;&quot;&quot;))))">
            <text:p/>
          </table:table-cell>
          <table:table-cell table:formula="of:=IF([.I35]&gt;[.V$13];&quot;HE&quot;;IF([.I35]&gt;[.V$12];&quot;HO&quot;;IF([.I35]&lt;[.V$15];&quot;LE&quot;;IF([.I35]&lt;[.V$14];&quot;LO&quot;;&quot;&quot;))))">
            <text:p/>
          </table:table-cell>
          <table:table-cell table:formula="of:=IF([.J35]&gt;[.W$13];&quot;HE&quot;;IF([.J35]&gt;[.W$12];&quot;HO&quot;;IF([.J35]&lt;[.W$15];&quot;LE&quot;;IF([.J35]&lt;[.W$14];&quot;LO&quot;;&quot;&quot;))))">
            <text:p/>
          </table:table-cell>
          <table:table-cell table:formula="of:=IF([.K35]&gt;[.X$13];&quot;HE&quot;;IF([.K35]&gt;[.X$12];&quot;HO&quot;;IF([.K35]&lt;[.X$15];&quot;LE&quot;;IF([.K35]&lt;[.X$14];&quot;LO&quot;;&quot;&quot;))))">
            <text:p/>
          </table:table-cell>
          <table:table-cell table:formula="of:=IF([.L35]&gt;[.Y$13];&quot;HE&quot;;IF([.L35]&gt;[.Y$12];&quot;HO&quot;;IF([.L35]&lt;[.Y$15];&quot;LE&quot;;IF([.L3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D1</text:p>
          </table:table-cell>
          <table:table-cell table:style-name="ce3" office:value-type="string">
            <text:p>1E96</text:p>
          </table:table-cell>
          <table:table-cell table:formula="of:=HEX2DEC([.A36])" office:value-type="float" office:value="600">
            <text:p>600</text:p>
          </table:table-cell>
          <table:table-cell table:formula="of:=HEX2DEC([.B36])" office:value-type="float" office:value="492">
            <text:p>492</text:p>
          </table:table-cell>
          <table:table-cell table:formula="of:=HEX2DEC([.C36])" office:value-type="float" office:value="508">
            <text:p>508</text:p>
          </table:table-cell>
          <table:table-cell table:formula="of:=HEX2DEC([.D36])" office:value-type="float" office:value="8441">
            <text:p>8441</text:p>
          </table:table-cell>
          <table:table-cell table:formula="of:=HEX2DEC([.E36])" office:value-type="float" office:value="8145">
            <text:p>8145</text:p>
          </table:table-cell>
          <table:table-cell table:formula="of:=HEX2DEC([.F36])" office:value-type="float" office:value="7830">
            <text:p>7830</text:p>
          </table:table-cell>
          <table:table-cell table:formula="of:=IF([.G36]&gt;[.T$13];&quot;HE&quot;;IF([.G36]&gt;[.T$12];&quot;HO&quot;;IF([.G36]&lt;[.T$15];&quot;LE&quot;;IF([.G36]&lt;[.T$14];&quot;LO&quot;;&quot;&quot;))))">
            <text:p/>
          </table:table-cell>
          <table:table-cell table:formula="of:=IF([.H36]&gt;[.U$13];&quot;HE&quot;;IF([.H36]&gt;[.U$12];&quot;HO&quot;;IF([.H36]&lt;[.U$15];&quot;LE&quot;;IF([.H36]&lt;[.U$14];&quot;LO&quot;;&quot;&quot;))))">
            <text:p/>
          </table:table-cell>
          <table:table-cell table:formula="of:=IF([.I36]&gt;[.V$13];&quot;HE&quot;;IF([.I36]&gt;[.V$12];&quot;HO&quot;;IF([.I36]&lt;[.V$15];&quot;LE&quot;;IF([.I36]&lt;[.V$14];&quot;LO&quot;;&quot;&quot;))))">
            <text:p/>
          </table:table-cell>
          <table:table-cell table:formula="of:=IF([.J36]&gt;[.W$13];&quot;HE&quot;;IF([.J36]&gt;[.W$12];&quot;HO&quot;;IF([.J36]&lt;[.W$15];&quot;LE&quot;;IF([.J36]&lt;[.W$14];&quot;LO&quot;;&quot;&quot;))))">
            <text:p/>
          </table:table-cell>
          <table:table-cell table:formula="of:=IF([.K36]&gt;[.X$13];&quot;HE&quot;;IF([.K36]&gt;[.X$12];&quot;HO&quot;;IF([.K36]&lt;[.X$15];&quot;LE&quot;;IF([.K36]&lt;[.X$14];&quot;LO&quot;;&quot;&quot;))))">
            <text:p/>
          </table:table-cell>
          <table:table-cell table:formula="of:=IF([.L36]&gt;[.Y$13];&quot;HE&quot;;IF([.L36]&gt;[.Y$12];&quot;HO&quot;;IF([.L36]&lt;[.Y$15];&quot;LE&quot;;IF([.L3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C7</text:p>
          </table:table-cell>
          <table:table-cell office:value-type="string">
            <text:p>1E9E</text:p>
          </table:table-cell>
          <table:table-cell table:formula="of:=HEX2DEC([.A37])" office:value-type="float" office:value="632">
            <text:p>632</text:p>
          </table:table-cell>
          <table:table-cell table:formula="of:=HEX2DEC([.B37])" office:value-type="float" office:value="492">
            <text:p>492</text:p>
          </table:table-cell>
          <table:table-cell table:formula="of:=HEX2DEC([.C37])" office:value-type="float" office:value="508">
            <text:p>508</text:p>
          </table:table-cell>
          <table:table-cell table:formula="of:=HEX2DEC([.D37])" office:value-type="float" office:value="8435">
            <text:p>8435</text:p>
          </table:table-cell>
          <table:table-cell table:formula="of:=HEX2DEC([.E37])" office:value-type="float" office:value="8135">
            <text:p>8135</text:p>
          </table:table-cell>
          <table:table-cell table:formula="of:=HEX2DEC([.F37])" office:value-type="float" office:value="7838">
            <text:p>7838</text:p>
          </table:table-cell>
          <table:table-cell table:formula="of:=IF([.G37]&gt;[.T$13];&quot;HE&quot;;IF([.G37]&gt;[.T$12];&quot;HO&quot;;IF([.G37]&lt;[.T$15];&quot;LE&quot;;IF([.G37]&lt;[.T$14];&quot;LO&quot;;&quot;&quot;))))">
            <text:p/>
          </table:table-cell>
          <table:table-cell table:formula="of:=IF([.H37]&gt;[.U$13];&quot;HE&quot;;IF([.H37]&gt;[.U$12];&quot;HO&quot;;IF([.H37]&lt;[.U$15];&quot;LE&quot;;IF([.H37]&lt;[.U$14];&quot;LO&quot;;&quot;&quot;))))">
            <text:p/>
          </table:table-cell>
          <table:table-cell table:formula="of:=IF([.I37]&gt;[.V$13];&quot;HE&quot;;IF([.I37]&gt;[.V$12];&quot;HO&quot;;IF([.I37]&lt;[.V$15];&quot;LE&quot;;IF([.I37]&lt;[.V$14];&quot;LO&quot;;&quot;&quot;))))">
            <text:p/>
          </table:table-cell>
          <table:table-cell table:formula="of:=IF([.J37]&gt;[.W$13];&quot;HE&quot;;IF([.J37]&gt;[.W$12];&quot;HO&quot;;IF([.J37]&lt;[.W$15];&quot;LE&quot;;IF([.J37]&lt;[.W$14];&quot;LO&quot;;&quot;&quot;))))">
            <text:p/>
          </table:table-cell>
          <table:table-cell table:formula="of:=IF([.K37]&gt;[.X$13];&quot;HE&quot;;IF([.K37]&gt;[.X$12];&quot;HO&quot;;IF([.K37]&lt;[.X$15];&quot;LE&quot;;IF([.K37]&lt;[.X$14];&quot;LO&quot;;&quot;&quot;))))">
            <text:p/>
          </table:table-cell>
          <table:table-cell table:formula="of:=IF([.L37]&gt;[.Y$13];&quot;HE&quot;;IF([.L37]&gt;[.Y$12];&quot;HO&quot;;IF([.L37]&lt;[.Y$15];&quot;LE&quot;;IF([.L3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A</text:p>
          </table:table-cell>
          <table:table-cell office:value-type="string">
            <text:p>1FD0</text:p>
          </table:table-cell>
          <table:table-cell office:value-type="string">
            <text:p>1EA0</text:p>
          </table:table-cell>
          <table:table-cell table:formula="of:=HEX2DEC([.A38])" office:value-type="float" office:value="640">
            <text:p>640</text:p>
          </table:table-cell>
          <table:table-cell table:formula="of:=HEX2DEC([.B38])" office:value-type="float" office:value="492">
            <text:p>492</text:p>
          </table:table-cell>
          <table:table-cell table:formula="of:=HEX2DEC([.C38])" office:value-type="float" office:value="508">
            <text:p>508</text:p>
          </table:table-cell>
          <table:table-cell table:formula="of:=HEX2DEC([.D38])" office:value-type="float" office:value="8426">
            <text:p>8426</text:p>
          </table:table-cell>
          <table:table-cell table:formula="of:=HEX2DEC([.E38])" office:value-type="float" office:value="8144">
            <text:p>8144</text:p>
          </table:table-cell>
          <table:table-cell table:formula="of:=HEX2DEC([.F38])" office:value-type="float" office:value="7840">
            <text:p>7840</text:p>
          </table:table-cell>
          <table:table-cell table:formula="of:=IF([.G38]&gt;[.T$13];&quot;HE&quot;;IF([.G38]&gt;[.T$12];&quot;HO&quot;;IF([.G38]&lt;[.T$15];&quot;LE&quot;;IF([.G38]&lt;[.T$14];&quot;LO&quot;;&quot;&quot;))))">
            <text:p/>
          </table:table-cell>
          <table:table-cell table:formula="of:=IF([.H38]&gt;[.U$13];&quot;HE&quot;;IF([.H38]&gt;[.U$12];&quot;HO&quot;;IF([.H38]&lt;[.U$15];&quot;LE&quot;;IF([.H38]&lt;[.U$14];&quot;LO&quot;;&quot;&quot;))))">
            <text:p/>
          </table:table-cell>
          <table:table-cell table:formula="of:=IF([.I38]&gt;[.V$13];&quot;HE&quot;;IF([.I38]&gt;[.V$12];&quot;HO&quot;;IF([.I38]&lt;[.V$15];&quot;LE&quot;;IF([.I38]&lt;[.V$14];&quot;LO&quot;;&quot;&quot;))))">
            <text:p/>
          </table:table-cell>
          <table:table-cell table:formula="of:=IF([.J38]&gt;[.W$13];&quot;HE&quot;;IF([.J38]&gt;[.W$12];&quot;HO&quot;;IF([.J38]&lt;[.W$15];&quot;LE&quot;;IF([.J38]&lt;[.W$14];&quot;LO&quot;;&quot;&quot;))))">
            <text:p/>
          </table:table-cell>
          <table:table-cell table:formula="of:=IF([.K38]&gt;[.X$13];&quot;HE&quot;;IF([.K38]&gt;[.X$12];&quot;HO&quot;;IF([.K38]&lt;[.X$15];&quot;LE&quot;;IF([.K38]&lt;[.X$14];&quot;LO&quot;;&quot;&quot;))))">
            <text:p/>
          </table:table-cell>
          <table:table-cell table:formula="of:=IF([.L38]&gt;[.Y$13];&quot;HE&quot;;IF([.L38]&gt;[.Y$12];&quot;HO&quot;;IF([.L38]&lt;[.Y$15];&quot;LE&quot;;IF([.L3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E</text:p>
          </table:table-cell>
          <table:table-cell office:value-type="string">
            <text:p>1FCF</text:p>
          </table:table-cell>
          <table:table-cell office:value-type="string">
            <text:p>1EA4</text:p>
          </table:table-cell>
          <table:table-cell table:formula="of:=HEX2DEC([.A39])" office:value-type="float" office:value="656">
            <text:p>656</text:p>
          </table:table-cell>
          <table:table-cell table:formula="of:=HEX2DEC([.B39])" office:value-type="float" office:value="492">
            <text:p>492</text:p>
          </table:table-cell>
          <table:table-cell table:formula="of:=HEX2DEC([.C39])" office:value-type="float" office:value="508">
            <text:p>508</text:p>
          </table:table-cell>
          <table:table-cell table:formula="of:=HEX2DEC([.D39])" office:value-type="float" office:value="8430">
            <text:p>8430</text:p>
          </table:table-cell>
          <table:table-cell table:formula="of:=HEX2DEC([.E39])" office:value-type="float" office:value="8143">
            <text:p>8143</text:p>
          </table:table-cell>
          <table:table-cell table:formula="of:=HEX2DEC([.F39])" office:value-type="float" office:value="7844">
            <text:p>7844</text:p>
          </table:table-cell>
          <table:table-cell table:formula="of:=IF([.G39]&gt;[.T$13];&quot;HE&quot;;IF([.G39]&gt;[.T$12];&quot;HO&quot;;IF([.G39]&lt;[.T$15];&quot;LE&quot;;IF([.G39]&lt;[.T$14];&quot;LO&quot;;&quot;&quot;))))">
            <text:p/>
          </table:table-cell>
          <table:table-cell table:formula="of:=IF([.H39]&gt;[.U$13];&quot;HE&quot;;IF([.H39]&gt;[.U$12];&quot;HO&quot;;IF([.H39]&lt;[.U$15];&quot;LE&quot;;IF([.H39]&lt;[.U$14];&quot;LO&quot;;&quot;&quot;))))">
            <text:p/>
          </table:table-cell>
          <table:table-cell table:formula="of:=IF([.I39]&gt;[.V$13];&quot;HE&quot;;IF([.I39]&gt;[.V$12];&quot;HO&quot;;IF([.I39]&lt;[.V$15];&quot;LE&quot;;IF([.I39]&lt;[.V$14];&quot;LO&quot;;&quot;&quot;))))">
            <text:p/>
          </table:table-cell>
          <table:table-cell table:formula="of:=IF([.J39]&gt;[.W$13];&quot;HE&quot;;IF([.J39]&gt;[.W$12];&quot;HO&quot;;IF([.J39]&lt;[.W$15];&quot;LE&quot;;IF([.J39]&lt;[.W$14];&quot;LO&quot;;&quot;&quot;))))">
            <text:p/>
          </table:table-cell>
          <table:table-cell table:formula="of:=IF([.K39]&gt;[.X$13];&quot;HE&quot;;IF([.K39]&gt;[.X$12];&quot;HO&quot;;IF([.K39]&lt;[.X$15];&quot;LE&quot;;IF([.K39]&lt;[.X$14];&quot;LO&quot;;&quot;&quot;))))">
            <text:p/>
          </table:table-cell>
          <table:table-cell table:formula="of:=IF([.L39]&gt;[.Y$13];&quot;HE&quot;;IF([.L39]&gt;[.Y$12];&quot;HO&quot;;IF([.L39]&lt;[.Y$15];&quot;LE&quot;;IF([.L3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8</text:p>
          </table:table-cell>
          <table:table-cell office:value-type="string">
            <text:p>1FC6</text:p>
          </table:table-cell>
          <table:table-cell office:value-type="string">
            <text:p>1E9B</text:p>
          </table:table-cell>
          <table:table-cell table:formula="of:=HEX2DEC([.A40])" office:value-type="float" office:value="620">
            <text:p>620</text:p>
          </table:table-cell>
          <table:table-cell table:formula="of:=HEX2DEC([.B40])" office:value-type="float" office:value="492">
            <text:p>492</text:p>
          </table:table-cell>
          <table:table-cell table:formula="of:=HEX2DEC([.C40])" office:value-type="float" office:value="508">
            <text:p>508</text:p>
          </table:table-cell>
          <table:table-cell table:formula="of:=HEX2DEC([.D40])" office:value-type="float" office:value="8440">
            <text:p>8440</text:p>
          </table:table-cell>
          <table:table-cell table:formula="of:=HEX2DEC([.E40])" office:value-type="float" office:value="8134">
            <text:p>8134</text:p>
          </table:table-cell>
          <table:table-cell table:formula="of:=HEX2DEC([.F40])" office:value-type="float" office:value="7835">
            <text:p>7835</text:p>
          </table:table-cell>
          <table:table-cell table:formula="of:=IF([.G40]&gt;[.T$13];&quot;HE&quot;;IF([.G40]&gt;[.T$12];&quot;HO&quot;;IF([.G40]&lt;[.T$15];&quot;LE&quot;;IF([.G40]&lt;[.T$14];&quot;LO&quot;;&quot;&quot;))))">
            <text:p/>
          </table:table-cell>
          <table:table-cell table:formula="of:=IF([.H40]&gt;[.U$13];&quot;HE&quot;;IF([.H40]&gt;[.U$12];&quot;HO&quot;;IF([.H40]&lt;[.U$15];&quot;LE&quot;;IF([.H40]&lt;[.U$14];&quot;LO&quot;;&quot;&quot;))))">
            <text:p/>
          </table:table-cell>
          <table:table-cell table:formula="of:=IF([.I40]&gt;[.V$13];&quot;HE&quot;;IF([.I40]&gt;[.V$12];&quot;HO&quot;;IF([.I40]&lt;[.V$15];&quot;LE&quot;;IF([.I40]&lt;[.V$14];&quot;LO&quot;;&quot;&quot;))))">
            <text:p/>
          </table:table-cell>
          <table:table-cell table:formula="of:=IF([.J40]&gt;[.W$13];&quot;HE&quot;;IF([.J40]&gt;[.W$12];&quot;HO&quot;;IF([.J40]&lt;[.W$15];&quot;LE&quot;;IF([.J40]&lt;[.W$14];&quot;LO&quot;;&quot;&quot;))))">
            <text:p/>
          </table:table-cell>
          <table:table-cell table:formula="of:=IF([.K40]&gt;[.X$13];&quot;HE&quot;;IF([.K40]&gt;[.X$12];&quot;HO&quot;;IF([.K40]&lt;[.X$15];&quot;LE&quot;;IF([.K40]&lt;[.X$14];&quot;LO&quot;;&quot;&quot;))))">
            <text:p/>
          </table:table-cell>
          <table:table-cell table:formula="of:=IF([.L40]&gt;[.Y$13];&quot;HE&quot;;IF([.L40]&gt;[.Y$12];&quot;HO&quot;;IF([.L40]&lt;[.Y$15];&quot;LE&quot;;IF([.L4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9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E</text:p>
          </table:table-cell>
          <table:table-cell office:value-type="string">
            <text:p>1EA7</text:p>
          </table:table-cell>
          <table:table-cell table:formula="of:=HEX2DEC([.A41])" office:value-type="float" office:value="668">
            <text:p>668</text:p>
          </table:table-cell>
          <table:table-cell table:formula="of:=HEX2DEC([.B41])" office:value-type="float" office:value="492">
            <text:p>492</text:p>
          </table:table-cell>
          <table:table-cell table:formula="of:=HEX2DEC([.C41])" office:value-type="float" office:value="508">
            <text:p>508</text:p>
          </table:table-cell>
          <table:table-cell table:formula="of:=HEX2DEC([.D41])" office:value-type="float" office:value="8434">
            <text:p>8434</text:p>
          </table:table-cell>
          <table:table-cell table:formula="of:=HEX2DEC([.E41])" office:value-type="float" office:value="8142">
            <text:p>8142</text:p>
          </table:table-cell>
          <table:table-cell table:formula="of:=HEX2DEC([.F41])" office:value-type="float" office:value="7847">
            <text:p>7847</text:p>
          </table:table-cell>
          <table:table-cell table:formula="of:=IF([.G41]&gt;[.T$13];&quot;HE&quot;;IF([.G41]&gt;[.T$12];&quot;HO&quot;;IF([.G41]&lt;[.T$15];&quot;LE&quot;;IF([.G41]&lt;[.T$14];&quot;LO&quot;;&quot;&quot;))))">
            <text:p/>
          </table:table-cell>
          <table:table-cell table:formula="of:=IF([.H41]&gt;[.U$13];&quot;HE&quot;;IF([.H41]&gt;[.U$12];&quot;HO&quot;;IF([.H41]&lt;[.U$15];&quot;LE&quot;;IF([.H41]&lt;[.U$14];&quot;LO&quot;;&quot;&quot;))))">
            <text:p/>
          </table:table-cell>
          <table:table-cell table:formula="of:=IF([.I41]&gt;[.V$13];&quot;HE&quot;;IF([.I41]&gt;[.V$12];&quot;HO&quot;;IF([.I41]&lt;[.V$15];&quot;LE&quot;;IF([.I41]&lt;[.V$14];&quot;LO&quot;;&quot;&quot;))))">
            <text:p/>
          </table:table-cell>
          <table:table-cell table:formula="of:=IF([.J41]&gt;[.W$13];&quot;HE&quot;;IF([.J41]&gt;[.W$12];&quot;HO&quot;;IF([.J41]&lt;[.W$15];&quot;LE&quot;;IF([.J41]&lt;[.W$14];&quot;LO&quot;;&quot;&quot;))))">
            <text:p/>
          </table:table-cell>
          <table:table-cell table:formula="of:=IF([.K41]&gt;[.X$13];&quot;HE&quot;;IF([.K41]&gt;[.X$12];&quot;HO&quot;;IF([.K41]&lt;[.X$15];&quot;LE&quot;;IF([.K41]&lt;[.X$14];&quot;LO&quot;;&quot;&quot;))))">
            <text:p/>
          </table:table-cell>
          <table:table-cell table:formula="of:=IF([.L41]&gt;[.Y$13];&quot;HE&quot;;IF([.L41]&gt;[.Y$12];&quot;HO&quot;;IF([.L41]&lt;[.Y$15];&quot;LE&quot;;IF([.L4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D0</text:p>
          </table:table-cell>
          <table:table-cell office:value-type="string">
            <text:p>1E9F</text:p>
          </table:table-cell>
          <table:table-cell table:formula="of:=HEX2DEC([.A42])" office:value-type="float" office:value="636">
            <text:p>636</text:p>
          </table:table-cell>
          <table:table-cell table:formula="of:=HEX2DEC([.B42])" office:value-type="float" office:value="492">
            <text:p>492</text:p>
          </table:table-cell>
          <table:table-cell table:formula="of:=HEX2DEC([.C42])" office:value-type="float" office:value="508">
            <text:p>508</text:p>
          </table:table-cell>
          <table:table-cell table:formula="of:=HEX2DEC([.D42])" office:value-type="float" office:value="8432">
            <text:p>8432</text:p>
          </table:table-cell>
          <table:table-cell table:formula="of:=HEX2DEC([.E42])" office:value-type="float" office:value="8144">
            <text:p>8144</text:p>
          </table:table-cell>
          <table:table-cell table:formula="of:=HEX2DEC([.F42])" office:value-type="float" office:value="7839">
            <text:p>7839</text:p>
          </table:table-cell>
          <table:table-cell table:formula="of:=IF([.G42]&gt;[.T$13];&quot;HE&quot;;IF([.G42]&gt;[.T$12];&quot;HO&quot;;IF([.G42]&lt;[.T$15];&quot;LE&quot;;IF([.G42]&lt;[.T$14];&quot;LO&quot;;&quot;&quot;))))">
            <text:p/>
          </table:table-cell>
          <table:table-cell table:formula="of:=IF([.H42]&gt;[.U$13];&quot;HE&quot;;IF([.H42]&gt;[.U$12];&quot;HO&quot;;IF([.H42]&lt;[.U$15];&quot;LE&quot;;IF([.H42]&lt;[.U$14];&quot;LO&quot;;&quot;&quot;))))">
            <text:p/>
          </table:table-cell>
          <table:table-cell table:formula="of:=IF([.I42]&gt;[.V$13];&quot;HE&quot;;IF([.I42]&gt;[.V$12];&quot;HO&quot;;IF([.I42]&lt;[.V$15];&quot;LE&quot;;IF([.I42]&lt;[.V$14];&quot;LO&quot;;&quot;&quot;))))">
            <text:p/>
          </table:table-cell>
          <table:table-cell table:formula="of:=IF([.J42]&gt;[.W$13];&quot;HE&quot;;IF([.J42]&gt;[.W$12];&quot;HO&quot;;IF([.J42]&lt;[.W$15];&quot;LE&quot;;IF([.J42]&lt;[.W$14];&quot;LO&quot;;&quot;&quot;))))">
            <text:p/>
          </table:table-cell>
          <table:table-cell table:formula="of:=IF([.K42]&gt;[.X$13];&quot;HE&quot;;IF([.K42]&gt;[.X$12];&quot;HO&quot;;IF([.K42]&lt;[.X$15];&quot;LE&quot;;IF([.K42]&lt;[.X$14];&quot;LO&quot;;&quot;&quot;))))">
            <text:p/>
          </table:table-cell>
          <table:table-cell table:formula="of:=IF([.L42]&gt;[.Y$13];&quot;HE&quot;;IF([.L42]&gt;[.Y$12];&quot;HO&quot;;IF([.L42]&lt;[.Y$15];&quot;LE&quot;;IF([.L4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C</text:p>
          </table:table-cell>
          <table:table-cell office:value-type="string">
            <text:p>1FCD</text:p>
          </table:table-cell>
          <table:table-cell office:value-type="string">
            <text:p>1E9F</text:p>
          </table:table-cell>
          <table:table-cell table:formula="of:=HEX2DEC([.A43])" office:value-type="float" office:value="636">
            <text:p>636</text:p>
          </table:table-cell>
          <table:table-cell table:formula="of:=HEX2DEC([.B43])" office:value-type="float" office:value="492">
            <text:p>492</text:p>
          </table:table-cell>
          <table:table-cell table:formula="of:=HEX2DEC([.C43])" office:value-type="float" office:value="508">
            <text:p>508</text:p>
          </table:table-cell>
          <table:table-cell table:formula="of:=HEX2DEC([.D43])" office:value-type="float" office:value="8444">
            <text:p>8444</text:p>
          </table:table-cell>
          <table:table-cell table:formula="of:=HEX2DEC([.E43])" office:value-type="float" office:value="8141">
            <text:p>8141</text:p>
          </table:table-cell>
          <table:table-cell table:formula="of:=HEX2DEC([.F43])" office:value-type="float" office:value="7839">
            <text:p>7839</text:p>
          </table:table-cell>
          <table:table-cell table:formula="of:=IF([.G43]&gt;[.T$13];&quot;HE&quot;;IF([.G43]&gt;[.T$12];&quot;HO&quot;;IF([.G43]&lt;[.T$15];&quot;LE&quot;;IF([.G43]&lt;[.T$14];&quot;LO&quot;;&quot;&quot;))))">
            <text:p/>
          </table:table-cell>
          <table:table-cell table:formula="of:=IF([.H43]&gt;[.U$13];&quot;HE&quot;;IF([.H43]&gt;[.U$12];&quot;HO&quot;;IF([.H43]&lt;[.U$15];&quot;LE&quot;;IF([.H43]&lt;[.U$14];&quot;LO&quot;;&quot;&quot;))))">
            <text:p/>
          </table:table-cell>
          <table:table-cell table:formula="of:=IF([.I43]&gt;[.V$13];&quot;HE&quot;;IF([.I43]&gt;[.V$12];&quot;HO&quot;;IF([.I43]&lt;[.V$15];&quot;LE&quot;;IF([.I43]&lt;[.V$14];&quot;LO&quot;;&quot;&quot;))))">
            <text:p/>
          </table:table-cell>
          <table:table-cell table:formula="of:=IF([.J43]&gt;[.W$13];&quot;HE&quot;;IF([.J43]&gt;[.W$12];&quot;HO&quot;;IF([.J43]&lt;[.W$15];&quot;LE&quot;;IF([.J43]&lt;[.W$14];&quot;LO&quot;;&quot;&quot;))))">
            <text:p/>
          </table:table-cell>
          <table:table-cell table:formula="of:=IF([.K43]&gt;[.X$13];&quot;HE&quot;;IF([.K43]&gt;[.X$12];&quot;HO&quot;;IF([.K43]&lt;[.X$15];&quot;LE&quot;;IF([.K43]&lt;[.X$14];&quot;LO&quot;;&quot;&quot;))))">
            <text:p/>
          </table:table-cell>
          <table:table-cell table:formula="of:=IF([.L43]&gt;[.Y$13];&quot;HE&quot;;IF([.L43]&gt;[.Y$12];&quot;HO&quot;;IF([.L43]&lt;[.Y$15];&quot;LE&quot;;IF([.L4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D1</text:p>
          </table:table-cell>
          <table:table-cell office:value-type="string">
            <text:p>1EA0</text:p>
          </table:table-cell>
          <table:table-cell table:formula="of:=HEX2DEC([.A44])" office:value-type="float" office:value="640">
            <text:p>640</text:p>
          </table:table-cell>
          <table:table-cell table:formula="of:=HEX2DEC([.B44])" office:value-type="float" office:value="492">
            <text:p>492</text:p>
          </table:table-cell>
          <table:table-cell table:formula="of:=HEX2DEC([.C44])" office:value-type="float" office:value="508">
            <text:p>508</text:p>
          </table:table-cell>
          <table:table-cell table:formula="of:=HEX2DEC([.D44])" office:value-type="float" office:value="8434">
            <text:p>8434</text:p>
          </table:table-cell>
          <table:table-cell table:formula="of:=HEX2DEC([.E44])" office:value-type="float" office:value="8145">
            <text:p>8145</text:p>
          </table:table-cell>
          <table:table-cell table:formula="of:=HEX2DEC([.F44])" office:value-type="float" office:value="7840">
            <text:p>7840</text:p>
          </table:table-cell>
          <table:table-cell table:formula="of:=IF([.G44]&gt;[.T$13];&quot;HE&quot;;IF([.G44]&gt;[.T$12];&quot;HO&quot;;IF([.G44]&lt;[.T$15];&quot;LE&quot;;IF([.G44]&lt;[.T$14];&quot;LO&quot;;&quot;&quot;))))">
            <text:p/>
          </table:table-cell>
          <table:table-cell table:formula="of:=IF([.H44]&gt;[.U$13];&quot;HE&quot;;IF([.H44]&gt;[.U$12];&quot;HO&quot;;IF([.H44]&lt;[.U$15];&quot;LE&quot;;IF([.H44]&lt;[.U$14];&quot;LO&quot;;&quot;&quot;))))">
            <text:p/>
          </table:table-cell>
          <table:table-cell table:formula="of:=IF([.I44]&gt;[.V$13];&quot;HE&quot;;IF([.I44]&gt;[.V$12];&quot;HO&quot;;IF([.I44]&lt;[.V$15];&quot;LE&quot;;IF([.I44]&lt;[.V$14];&quot;LO&quot;;&quot;&quot;))))">
            <text:p/>
          </table:table-cell>
          <table:table-cell table:formula="of:=IF([.J44]&gt;[.W$13];&quot;HE&quot;;IF([.J44]&gt;[.W$12];&quot;HO&quot;;IF([.J44]&lt;[.W$15];&quot;LE&quot;;IF([.J44]&lt;[.W$14];&quot;LO&quot;;&quot;&quot;))))">
            <text:p/>
          </table:table-cell>
          <table:table-cell table:formula="of:=IF([.K44]&gt;[.X$13];&quot;HE&quot;;IF([.K44]&gt;[.X$12];&quot;HO&quot;;IF([.K44]&lt;[.X$15];&quot;LE&quot;;IF([.K44]&lt;[.X$14];&quot;LO&quot;;&quot;&quot;))))">
            <text:p/>
          </table:table-cell>
          <table:table-cell table:formula="of:=IF([.L44]&gt;[.Y$13];&quot;HE&quot;;IF([.L44]&gt;[.Y$12];&quot;HO&quot;;IF([.L44]&lt;[.Y$15];&quot;LE&quot;;IF([.L4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8</text:p>
          </table:table-cell>
          <table:table-cell office:value-type="string">
            <text:p>1FCB</text:p>
          </table:table-cell>
          <table:table-cell table:style-name="ce3" office:value-type="string">
            <text:p>1E98</text:p>
          </table:table-cell>
          <table:table-cell table:formula="of:=HEX2DEC([.A45])" office:value-type="float" office:value="608">
            <text:p>608</text:p>
          </table:table-cell>
          <table:table-cell table:formula="of:=HEX2DEC([.B45])" office:value-type="float" office:value="492">
            <text:p>492</text:p>
          </table:table-cell>
          <table:table-cell table:formula="of:=HEX2DEC([.C45])" office:value-type="float" office:value="508">
            <text:p>508</text:p>
          </table:table-cell>
          <table:table-cell table:formula="of:=HEX2DEC([.D45])" office:value-type="float" office:value="8440">
            <text:p>8440</text:p>
          </table:table-cell>
          <table:table-cell table:formula="of:=HEX2DEC([.E45])" office:value-type="float" office:value="8139">
            <text:p>8139</text:p>
          </table:table-cell>
          <table:table-cell table:formula="of:=HEX2DEC([.F45])" office:value-type="float" office:value="7832">
            <text:p>7832</text:p>
          </table:table-cell>
          <table:table-cell table:formula="of:=IF([.G45]&gt;[.T$13];&quot;HE&quot;;IF([.G45]&gt;[.T$12];&quot;HO&quot;;IF([.G45]&lt;[.T$15];&quot;LE&quot;;IF([.G45]&lt;[.T$14];&quot;LO&quot;;&quot;&quot;))))">
            <text:p/>
          </table:table-cell>
          <table:table-cell table:formula="of:=IF([.H45]&gt;[.U$13];&quot;HE&quot;;IF([.H45]&gt;[.U$12];&quot;HO&quot;;IF([.H45]&lt;[.U$15];&quot;LE&quot;;IF([.H45]&lt;[.U$14];&quot;LO&quot;;&quot;&quot;))))">
            <text:p/>
          </table:table-cell>
          <table:table-cell table:formula="of:=IF([.I45]&gt;[.V$13];&quot;HE&quot;;IF([.I45]&gt;[.V$12];&quot;HO&quot;;IF([.I45]&lt;[.V$15];&quot;LE&quot;;IF([.I45]&lt;[.V$14];&quot;LO&quot;;&quot;&quot;))))">
            <text:p/>
          </table:table-cell>
          <table:table-cell table:formula="of:=IF([.J45]&gt;[.W$13];&quot;HE&quot;;IF([.J45]&gt;[.W$12];&quot;HO&quot;;IF([.J45]&lt;[.W$15];&quot;LE&quot;;IF([.J45]&lt;[.W$14];&quot;LO&quot;;&quot;&quot;))))">
            <text:p/>
          </table:table-cell>
          <table:table-cell table:formula="of:=IF([.K45]&gt;[.X$13];&quot;HE&quot;;IF([.K45]&gt;[.X$12];&quot;HO&quot;;IF([.K45]&lt;[.X$15];&quot;LE&quot;;IF([.K45]&lt;[.X$14];&quot;LO&quot;;&quot;&quot;))))">
            <text:p/>
          </table:table-cell>
          <table:table-cell table:formula="of:=IF([.L45]&gt;[.Y$13];&quot;HE&quot;;IF([.L45]&gt;[.Y$12];&quot;HO&quot;;IF([.L45]&lt;[.Y$15];&quot;LE&quot;;IF([.L4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F</text:p>
          </table:table-cell>
          <table:table-cell office:value-type="string">
            <text:p>1EA2</text:p>
          </table:table-cell>
          <table:table-cell table:formula="of:=HEX2DEC([.A46])" office:value-type="float" office:value="648">
            <text:p>648</text:p>
          </table:table-cell>
          <table:table-cell table:formula="of:=HEX2DEC([.B46])" office:value-type="float" office:value="492">
            <text:p>492</text:p>
          </table:table-cell>
          <table:table-cell table:formula="of:=HEX2DEC([.C46])" office:value-type="float" office:value="508">
            <text:p>508</text:p>
          </table:table-cell>
          <table:table-cell table:formula="of:=HEX2DEC([.D46])" office:value-type="float" office:value="8434">
            <text:p>8434</text:p>
          </table:table-cell>
          <table:table-cell table:formula="of:=HEX2DEC([.E46])" office:value-type="float" office:value="8143">
            <text:p>8143</text:p>
          </table:table-cell>
          <table:table-cell table:formula="of:=HEX2DEC([.F46])" office:value-type="float" office:value="7842">
            <text:p>7842</text:p>
          </table:table-cell>
          <table:table-cell table:formula="of:=IF([.G46]&gt;[.T$13];&quot;HE&quot;;IF([.G46]&gt;[.T$12];&quot;HO&quot;;IF([.G46]&lt;[.T$15];&quot;LE&quot;;IF([.G46]&lt;[.T$14];&quot;LO&quot;;&quot;&quot;))))">
            <text:p/>
          </table:table-cell>
          <table:table-cell table:formula="of:=IF([.H46]&gt;[.U$13];&quot;HE&quot;;IF([.H46]&gt;[.U$12];&quot;HO&quot;;IF([.H46]&lt;[.U$15];&quot;LE&quot;;IF([.H46]&lt;[.U$14];&quot;LO&quot;;&quot;&quot;))))">
            <text:p/>
          </table:table-cell>
          <table:table-cell table:formula="of:=IF([.I46]&gt;[.V$13];&quot;HE&quot;;IF([.I46]&gt;[.V$12];&quot;HO&quot;;IF([.I46]&lt;[.V$15];&quot;LE&quot;;IF([.I46]&lt;[.V$14];&quot;LO&quot;;&quot;&quot;))))">
            <text:p/>
          </table:table-cell>
          <table:table-cell table:formula="of:=IF([.J46]&gt;[.W$13];&quot;HE&quot;;IF([.J46]&gt;[.W$12];&quot;HO&quot;;IF([.J46]&lt;[.W$15];&quot;LE&quot;;IF([.J46]&lt;[.W$14];&quot;LO&quot;;&quot;&quot;))))">
            <text:p/>
          </table:table-cell>
          <table:table-cell table:formula="of:=IF([.K46]&gt;[.X$13];&quot;HE&quot;;IF([.K46]&gt;[.X$12];&quot;HO&quot;;IF([.K46]&lt;[.X$15];&quot;LE&quot;;IF([.K46]&lt;[.X$14];&quot;LO&quot;;&quot;&quot;))))">
            <text:p/>
          </table:table-cell>
          <table:table-cell table:formula="of:=IF([.L46]&gt;[.Y$13];&quot;HE&quot;;IF([.L46]&gt;[.Y$12];&quot;HO&quot;;IF([.L46]&lt;[.Y$15];&quot;LE&quot;;IF([.L4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D0</text:p>
          </table:table-cell>
          <table:table-cell office:value-type="string">
            <text:p>1EA1</text:p>
          </table:table-cell>
          <table:table-cell table:formula="of:=HEX2DEC([.A47])" office:value-type="float" office:value="644">
            <text:p>644</text:p>
          </table:table-cell>
          <table:table-cell table:formula="of:=HEX2DEC([.B47])" office:value-type="float" office:value="492">
            <text:p>492</text:p>
          </table:table-cell>
          <table:table-cell table:formula="of:=HEX2DEC([.C47])" office:value-type="float" office:value="508">
            <text:p>508</text:p>
          </table:table-cell>
          <table:table-cell table:formula="of:=HEX2DEC([.D47])" office:value-type="float" office:value="8441">
            <text:p>8441</text:p>
          </table:table-cell>
          <table:table-cell table:formula="of:=HEX2DEC([.E47])" office:value-type="float" office:value="8144">
            <text:p>8144</text:p>
          </table:table-cell>
          <table:table-cell table:formula="of:=HEX2DEC([.F47])" office:value-type="float" office:value="7841">
            <text:p>7841</text:p>
          </table:table-cell>
          <table:table-cell table:formula="of:=IF([.G47]&gt;[.T$13];&quot;HE&quot;;IF([.G47]&gt;[.T$12];&quot;HO&quot;;IF([.G47]&lt;[.T$15];&quot;LE&quot;;IF([.G47]&lt;[.T$14];&quot;LO&quot;;&quot;&quot;))))">
            <text:p/>
          </table:table-cell>
          <table:table-cell table:formula="of:=IF([.H47]&gt;[.U$13];&quot;HE&quot;;IF([.H47]&gt;[.U$12];&quot;HO&quot;;IF([.H47]&lt;[.U$15];&quot;LE&quot;;IF([.H47]&lt;[.U$14];&quot;LO&quot;;&quot;&quot;))))">
            <text:p/>
          </table:table-cell>
          <table:table-cell table:formula="of:=IF([.I47]&gt;[.V$13];&quot;HE&quot;;IF([.I47]&gt;[.V$12];&quot;HO&quot;;IF([.I47]&lt;[.V$15];&quot;LE&quot;;IF([.I47]&lt;[.V$14];&quot;LO&quot;;&quot;&quot;))))">
            <text:p/>
          </table:table-cell>
          <table:table-cell table:formula="of:=IF([.J47]&gt;[.W$13];&quot;HE&quot;;IF([.J47]&gt;[.W$12];&quot;HO&quot;;IF([.J47]&lt;[.W$15];&quot;LE&quot;;IF([.J47]&lt;[.W$14];&quot;LO&quot;;&quot;&quot;))))">
            <text:p/>
          </table:table-cell>
          <table:table-cell table:formula="of:=IF([.K47]&gt;[.X$13];&quot;HE&quot;;IF([.K47]&gt;[.X$12];&quot;HO&quot;;IF([.K47]&lt;[.X$15];&quot;LE&quot;;IF([.K47]&lt;[.X$14];&quot;LO&quot;;&quot;&quot;))))">
            <text:p/>
          </table:table-cell>
          <table:table-cell table:formula="of:=IF([.L47]&gt;[.Y$13];&quot;HE&quot;;IF([.L47]&gt;[.Y$12];&quot;HO&quot;;IF([.L47]&lt;[.Y$15];&quot;LE&quot;;IF([.L4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D2</text:p>
          </table:table-cell>
          <table:table-cell office:value-type="string">
            <text:p>1E9C</text:p>
          </table:table-cell>
          <table:table-cell table:formula="of:=HEX2DEC([.A48])" office:value-type="float" office:value="624">
            <text:p>624</text:p>
          </table:table-cell>
          <table:table-cell table:formula="of:=HEX2DEC([.B48])" office:value-type="float" office:value="492">
            <text:p>492</text:p>
          </table:table-cell>
          <table:table-cell table:formula="of:=HEX2DEC([.C48])" office:value-type="float" office:value="508">
            <text:p>508</text:p>
          </table:table-cell>
          <table:table-cell table:formula="of:=HEX2DEC([.D48])" office:value-type="float" office:value="8433">
            <text:p>8433</text:p>
          </table:table-cell>
          <table:table-cell table:formula="of:=HEX2DEC([.E48])" office:value-type="float" office:value="8146">
            <text:p>8146</text:p>
          </table:table-cell>
          <table:table-cell table:formula="of:=HEX2DEC([.F48])" office:value-type="float" office:value="7836">
            <text:p>7836</text:p>
          </table:table-cell>
          <table:table-cell table:formula="of:=IF([.G48]&gt;[.T$13];&quot;HE&quot;;IF([.G48]&gt;[.T$12];&quot;HO&quot;;IF([.G48]&lt;[.T$15];&quot;LE&quot;;IF([.G48]&lt;[.T$14];&quot;LO&quot;;&quot;&quot;))))">
            <text:p/>
          </table:table-cell>
          <table:table-cell table:formula="of:=IF([.H48]&gt;[.U$13];&quot;HE&quot;;IF([.H48]&gt;[.U$12];&quot;HO&quot;;IF([.H48]&lt;[.U$15];&quot;LE&quot;;IF([.H48]&lt;[.U$14];&quot;LO&quot;;&quot;&quot;))))">
            <text:p/>
          </table:table-cell>
          <table:table-cell table:formula="of:=IF([.I48]&gt;[.V$13];&quot;HE&quot;;IF([.I48]&gt;[.V$12];&quot;HO&quot;;IF([.I48]&lt;[.V$15];&quot;LE&quot;;IF([.I48]&lt;[.V$14];&quot;LO&quot;;&quot;&quot;))))">
            <text:p/>
          </table:table-cell>
          <table:table-cell table:formula="of:=IF([.J48]&gt;[.W$13];&quot;HE&quot;;IF([.J48]&gt;[.W$12];&quot;HO&quot;;IF([.J48]&lt;[.W$15];&quot;LE&quot;;IF([.J48]&lt;[.W$14];&quot;LO&quot;;&quot;&quot;))))">
            <text:p/>
          </table:table-cell>
          <table:table-cell table:formula="of:=IF([.K48]&gt;[.X$13];&quot;HE&quot;;IF([.K48]&gt;[.X$12];&quot;HO&quot;;IF([.K48]&lt;[.X$15];&quot;LE&quot;;IF([.K48]&lt;[.X$14];&quot;LO&quot;;&quot;&quot;))))">
            <text:p/>
          </table:table-cell>
          <table:table-cell table:formula="of:=IF([.L48]&gt;[.Y$13];&quot;HE&quot;;IF([.L48]&gt;[.Y$12];&quot;HO&quot;;IF([.L48]&lt;[.Y$15];&quot;LE&quot;;IF([.L4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CD</text:p>
          </table:table-cell>
          <table:table-cell table:style-name="ce3" office:value-type="string">
            <text:p>1E99</text:p>
          </table:table-cell>
          <table:table-cell table:formula="of:=HEX2DEC([.A49])" office:value-type="float" office:value="612">
            <text:p>612</text:p>
          </table:table-cell>
          <table:table-cell table:formula="of:=HEX2DEC([.B49])" office:value-type="float" office:value="492">
            <text:p>492</text:p>
          </table:table-cell>
          <table:table-cell table:formula="of:=HEX2DEC([.C49])" office:value-type="float" office:value="508">
            <text:p>508</text:p>
          </table:table-cell>
          <table:table-cell table:formula="of:=HEX2DEC([.D49])" office:value-type="float" office:value="8433">
            <text:p>8433</text:p>
          </table:table-cell>
          <table:table-cell table:formula="of:=HEX2DEC([.E49])" office:value-type="float" office:value="8141">
            <text:p>8141</text:p>
          </table:table-cell>
          <table:table-cell table:formula="of:=HEX2DEC([.F49])" office:value-type="float" office:value="7833">
            <text:p>7833</text:p>
          </table:table-cell>
          <table:table-cell table:formula="of:=IF([.G49]&gt;[.T$13];&quot;HE&quot;;IF([.G49]&gt;[.T$12];&quot;HO&quot;;IF([.G49]&lt;[.T$15];&quot;LE&quot;;IF([.G49]&lt;[.T$14];&quot;LO&quot;;&quot;&quot;))))">
            <text:p/>
          </table:table-cell>
          <table:table-cell table:formula="of:=IF([.H49]&gt;[.U$13];&quot;HE&quot;;IF([.H49]&gt;[.U$12];&quot;HO&quot;;IF([.H49]&lt;[.U$15];&quot;LE&quot;;IF([.H49]&lt;[.U$14];&quot;LO&quot;;&quot;&quot;))))">
            <text:p/>
          </table:table-cell>
          <table:table-cell table:formula="of:=IF([.I49]&gt;[.V$13];&quot;HE&quot;;IF([.I49]&gt;[.V$12];&quot;HO&quot;;IF([.I49]&lt;[.V$15];&quot;LE&quot;;IF([.I49]&lt;[.V$14];&quot;LO&quot;;&quot;&quot;))))">
            <text:p/>
          </table:table-cell>
          <table:table-cell table:formula="of:=IF([.J49]&gt;[.W$13];&quot;HE&quot;;IF([.J49]&gt;[.W$12];&quot;HO&quot;;IF([.J49]&lt;[.W$15];&quot;LE&quot;;IF([.J49]&lt;[.W$14];&quot;LO&quot;;&quot;&quot;))))">
            <text:p/>
          </table:table-cell>
          <table:table-cell table:formula="of:=IF([.K49]&gt;[.X$13];&quot;HE&quot;;IF([.K49]&gt;[.X$12];&quot;HO&quot;;IF([.K49]&lt;[.X$15];&quot;LE&quot;;IF([.K49]&lt;[.X$14];&quot;LO&quot;;&quot;&quot;))))">
            <text:p/>
          </table:table-cell>
          <table:table-cell table:formula="of:=IF([.L49]&gt;[.Y$13];&quot;HE&quot;;IF([.L49]&gt;[.Y$12];&quot;HO&quot;;IF([.L49]&lt;[.Y$15];&quot;LE&quot;;IF([.L4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table:style-name="ce3" office:value-type="string">
            <text:p>20E9</text:p>
          </table:table-cell>
          <table:table-cell office:value-type="string">
            <text:p>1FCD</text:p>
          </table:table-cell>
          <table:table-cell office:value-type="string">
            <text:p>1EA1</text:p>
          </table:table-cell>
          <table:table-cell table:formula="of:=HEX2DEC([.A50])" office:value-type="float" office:value="644">
            <text:p>644</text:p>
          </table:table-cell>
          <table:table-cell table:formula="of:=HEX2DEC([.B50])" office:value-type="float" office:value="492">
            <text:p>492</text:p>
          </table:table-cell>
          <table:table-cell table:formula="of:=HEX2DEC([.C50])" office:value-type="float" office:value="508">
            <text:p>508</text:p>
          </table:table-cell>
          <table:table-cell table:formula="of:=HEX2DEC([.D50])" office:value-type="float" office:value="8425">
            <text:p>8425</text:p>
          </table:table-cell>
          <table:table-cell table:formula="of:=HEX2DEC([.E50])" office:value-type="float" office:value="8141">
            <text:p>8141</text:p>
          </table:table-cell>
          <table:table-cell table:formula="of:=HEX2DEC([.F50])" office:value-type="float" office:value="7841">
            <text:p>7841</text:p>
          </table:table-cell>
          <table:table-cell table:formula="of:=IF([.G50]&gt;[.T$13];&quot;HE&quot;;IF([.G50]&gt;[.T$12];&quot;HO&quot;;IF([.G50]&lt;[.T$15];&quot;LE&quot;;IF([.G50]&lt;[.T$14];&quot;LO&quot;;&quot;&quot;))))">
            <text:p/>
          </table:table-cell>
          <table:table-cell table:formula="of:=IF([.H50]&gt;[.U$13];&quot;HE&quot;;IF([.H50]&gt;[.U$12];&quot;HO&quot;;IF([.H50]&lt;[.U$15];&quot;LE&quot;;IF([.H50]&lt;[.U$14];&quot;LO&quot;;&quot;&quot;))))">
            <text:p/>
          </table:table-cell>
          <table:table-cell table:formula="of:=IF([.I50]&gt;[.V$13];&quot;HE&quot;;IF([.I50]&gt;[.V$12];&quot;HO&quot;;IF([.I50]&lt;[.V$15];&quot;LE&quot;;IF([.I50]&lt;[.V$14];&quot;LO&quot;;&quot;&quot;))))">
            <text:p/>
          </table:table-cell>
          <table:table-cell table:formula="of:=IF([.J50]&gt;[.W$13];&quot;HE&quot;;IF([.J50]&gt;[.W$12];&quot;HO&quot;;IF([.J50]&lt;[.W$15];&quot;LE&quot;;IF([.J50]&lt;[.W$14];&quot;LO&quot;;&quot;&quot;))))">
            <text:p/>
          </table:table-cell>
          <table:table-cell table:formula="of:=IF([.K50]&gt;[.X$13];&quot;HE&quot;;IF([.K50]&gt;[.X$12];&quot;HO&quot;;IF([.K50]&lt;[.X$15];&quot;LE&quot;;IF([.K50]&lt;[.X$14];&quot;LO&quot;;&quot;&quot;))))">
            <text:p/>
          </table:table-cell>
          <table:table-cell table:formula="of:=IF([.L50]&gt;[.Y$13];&quot;HE&quot;;IF([.L50]&gt;[.Y$12];&quot;HO&quot;;IF([.L50]&lt;[.Y$15];&quot;LE&quot;;IF([.L5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A</text:p>
          </table:table-cell>
          <table:table-cell office:value-type="string">
            <text:p>1FC9</text:p>
          </table:table-cell>
          <table:table-cell office:value-type="string">
            <text:p>1EA4</text:p>
          </table:table-cell>
          <table:table-cell table:formula="of:=HEX2DEC([.A51])" office:value-type="float" office:value="656">
            <text:p>656</text:p>
          </table:table-cell>
          <table:table-cell table:formula="of:=HEX2DEC([.B51])" office:value-type="float" office:value="492">
            <text:p>492</text:p>
          </table:table-cell>
          <table:table-cell table:formula="of:=HEX2DEC([.C51])" office:value-type="float" office:value="508">
            <text:p>508</text:p>
          </table:table-cell>
          <table:table-cell table:formula="of:=HEX2DEC([.D51])" office:value-type="float" office:value="8426">
            <text:p>8426</text:p>
          </table:table-cell>
          <table:table-cell table:formula="of:=HEX2DEC([.E51])" office:value-type="float" office:value="8137">
            <text:p>8137</text:p>
          </table:table-cell>
          <table:table-cell table:formula="of:=HEX2DEC([.F51])" office:value-type="float" office:value="7844">
            <text:p>7844</text:p>
          </table:table-cell>
          <table:table-cell table:formula="of:=IF([.G51]&gt;[.T$13];&quot;HE&quot;;IF([.G51]&gt;[.T$12];&quot;HO&quot;;IF([.G51]&lt;[.T$15];&quot;LE&quot;;IF([.G51]&lt;[.T$14];&quot;LO&quot;;&quot;&quot;))))">
            <text:p/>
          </table:table-cell>
          <table:table-cell table:formula="of:=IF([.H51]&gt;[.U$13];&quot;HE&quot;;IF([.H51]&gt;[.U$12];&quot;HO&quot;;IF([.H51]&lt;[.U$15];&quot;LE&quot;;IF([.H51]&lt;[.U$14];&quot;LO&quot;;&quot;&quot;))))">
            <text:p/>
          </table:table-cell>
          <table:table-cell table:formula="of:=IF([.I51]&gt;[.V$13];&quot;HE&quot;;IF([.I51]&gt;[.V$12];&quot;HO&quot;;IF([.I51]&lt;[.V$15];&quot;LE&quot;;IF([.I51]&lt;[.V$14];&quot;LO&quot;;&quot;&quot;))))">
            <text:p/>
          </table:table-cell>
          <table:table-cell table:formula="of:=IF([.J51]&gt;[.W$13];&quot;HE&quot;;IF([.J51]&gt;[.W$12];&quot;HO&quot;;IF([.J51]&lt;[.W$15];&quot;LE&quot;;IF([.J51]&lt;[.W$14];&quot;LO&quot;;&quot;&quot;))))">
            <text:p/>
          </table:table-cell>
          <table:table-cell table:formula="of:=IF([.K51]&gt;[.X$13];&quot;HE&quot;;IF([.K51]&gt;[.X$12];&quot;HO&quot;;IF([.K51]&lt;[.X$15];&quot;LE&quot;;IF([.K51]&lt;[.X$14];&quot;LO&quot;;&quot;&quot;))))">
            <text:p/>
          </table:table-cell>
          <table:table-cell table:formula="of:=IF([.L51]&gt;[.Y$13];&quot;HE&quot;;IF([.L51]&gt;[.Y$12];&quot;HO&quot;;IF([.L51]&lt;[.Y$15];&quot;LE&quot;;IF([.L5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CD</text:p>
          </table:table-cell>
          <table:table-cell office:value-type="string">
            <text:p>1E9A</text:p>
          </table:table-cell>
          <table:table-cell table:formula="of:=HEX2DEC([.A52])" office:value-type="float" office:value="616">
            <text:p>616</text:p>
          </table:table-cell>
          <table:table-cell table:formula="of:=HEX2DEC([.B52])" office:value-type="float" office:value="492">
            <text:p>492</text:p>
          </table:table-cell>
          <table:table-cell table:formula="of:=HEX2DEC([.C52])" office:value-type="float" office:value="508">
            <text:p>508</text:p>
          </table:table-cell>
          <table:table-cell table:formula="of:=HEX2DEC([.D52])" office:value-type="float" office:value="8438">
            <text:p>8438</text:p>
          </table:table-cell>
          <table:table-cell table:formula="of:=HEX2DEC([.E52])" office:value-type="float" office:value="8141">
            <text:p>8141</text:p>
          </table:table-cell>
          <table:table-cell table:formula="of:=HEX2DEC([.F52])" office:value-type="float" office:value="7834">
            <text:p>7834</text:p>
          </table:table-cell>
          <table:table-cell table:formula="of:=IF([.G52]&gt;[.T$13];&quot;HE&quot;;IF([.G52]&gt;[.T$12];&quot;HO&quot;;IF([.G52]&lt;[.T$15];&quot;LE&quot;;IF([.G52]&lt;[.T$14];&quot;LO&quot;;&quot;&quot;))))">
            <text:p/>
          </table:table-cell>
          <table:table-cell table:formula="of:=IF([.H52]&gt;[.U$13];&quot;HE&quot;;IF([.H52]&gt;[.U$12];&quot;HO&quot;;IF([.H52]&lt;[.U$15];&quot;LE&quot;;IF([.H52]&lt;[.U$14];&quot;LO&quot;;&quot;&quot;))))">
            <text:p/>
          </table:table-cell>
          <table:table-cell table:formula="of:=IF([.I52]&gt;[.V$13];&quot;HE&quot;;IF([.I52]&gt;[.V$12];&quot;HO&quot;;IF([.I52]&lt;[.V$15];&quot;LE&quot;;IF([.I52]&lt;[.V$14];&quot;LO&quot;;&quot;&quot;))))">
            <text:p/>
          </table:table-cell>
          <table:table-cell table:formula="of:=IF([.J52]&gt;[.W$13];&quot;HE&quot;;IF([.J52]&gt;[.W$12];&quot;HO&quot;;IF([.J52]&lt;[.W$15];&quot;LE&quot;;IF([.J52]&lt;[.W$14];&quot;LO&quot;;&quot;&quot;))))">
            <text:p/>
          </table:table-cell>
          <table:table-cell table:formula="of:=IF([.K52]&gt;[.X$13];&quot;HE&quot;;IF([.K52]&gt;[.X$12];&quot;HO&quot;;IF([.K52]&lt;[.X$15];&quot;LE&quot;;IF([.K52]&lt;[.X$14];&quot;LO&quot;;&quot;&quot;))))">
            <text:p/>
          </table:table-cell>
          <table:table-cell table:formula="of:=IF([.L52]&gt;[.Y$13];&quot;HE&quot;;IF([.L52]&gt;[.Y$12];&quot;HO&quot;;IF([.L52]&lt;[.Y$15];&quot;LE&quot;;IF([.L5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CE</text:p>
          </table:table-cell>
          <table:table-cell office:value-type="string">
            <text:p>1EA1</text:p>
          </table:table-cell>
          <table:table-cell table:formula="of:=HEX2DEC([.A53])" office:value-type="float" office:value="644">
            <text:p>644</text:p>
          </table:table-cell>
          <table:table-cell table:formula="of:=HEX2DEC([.B53])" office:value-type="float" office:value="492">
            <text:p>492</text:p>
          </table:table-cell>
          <table:table-cell table:formula="of:=HEX2DEC([.C53])" office:value-type="float" office:value="508">
            <text:p>508</text:p>
          </table:table-cell>
          <table:table-cell table:formula="of:=HEX2DEC([.D53])" office:value-type="float" office:value="8441">
            <text:p>8441</text:p>
          </table:table-cell>
          <table:table-cell table:formula="of:=HEX2DEC([.E53])" office:value-type="float" office:value="8142">
            <text:p>8142</text:p>
          </table:table-cell>
          <table:table-cell table:formula="of:=HEX2DEC([.F53])" office:value-type="float" office:value="7841">
            <text:p>7841</text:p>
          </table:table-cell>
          <table:table-cell table:formula="of:=IF([.G53]&gt;[.T$13];&quot;HE&quot;;IF([.G53]&gt;[.T$12];&quot;HO&quot;;IF([.G53]&lt;[.T$15];&quot;LE&quot;;IF([.G53]&lt;[.T$14];&quot;LO&quot;;&quot;&quot;))))">
            <text:p/>
          </table:table-cell>
          <table:table-cell table:formula="of:=IF([.H53]&gt;[.U$13];&quot;HE&quot;;IF([.H53]&gt;[.U$12];&quot;HO&quot;;IF([.H53]&lt;[.U$15];&quot;LE&quot;;IF([.H53]&lt;[.U$14];&quot;LO&quot;;&quot;&quot;))))">
            <text:p/>
          </table:table-cell>
          <table:table-cell table:formula="of:=IF([.I53]&gt;[.V$13];&quot;HE&quot;;IF([.I53]&gt;[.V$12];&quot;HO&quot;;IF([.I53]&lt;[.V$15];&quot;LE&quot;;IF([.I53]&lt;[.V$14];&quot;LO&quot;;&quot;&quot;))))">
            <text:p/>
          </table:table-cell>
          <table:table-cell table:formula="of:=IF([.J53]&gt;[.W$13];&quot;HE&quot;;IF([.J53]&gt;[.W$12];&quot;HO&quot;;IF([.J53]&lt;[.W$15];&quot;LE&quot;;IF([.J53]&lt;[.W$14];&quot;LO&quot;;&quot;&quot;))))">
            <text:p/>
          </table:table-cell>
          <table:table-cell table:formula="of:=IF([.K53]&gt;[.X$13];&quot;HE&quot;;IF([.K53]&gt;[.X$12];&quot;HO&quot;;IF([.K53]&lt;[.X$15];&quot;LE&quot;;IF([.K53]&lt;[.X$14];&quot;LO&quot;;&quot;&quot;))))">
            <text:p/>
          </table:table-cell>
          <table:table-cell table:formula="of:=IF([.L53]&gt;[.Y$13];&quot;HE&quot;;IF([.L53]&gt;[.Y$12];&quot;HO&quot;;IF([.L53]&lt;[.Y$15];&quot;LE&quot;;IF([.L5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D5</text:p>
          </table:table-cell>
          <table:table-cell office:value-type="string">
            <text:p>1E9F</text:p>
          </table:table-cell>
          <table:table-cell table:formula="of:=HEX2DEC([.A54])" office:value-type="float" office:value="636">
            <text:p>636</text:p>
          </table:table-cell>
          <table:table-cell table:formula="of:=HEX2DEC([.B54])" office:value-type="float" office:value="492">
            <text:p>492</text:p>
          </table:table-cell>
          <table:table-cell table:formula="of:=HEX2DEC([.C54])" office:value-type="float" office:value="508">
            <text:p>508</text:p>
          </table:table-cell>
          <table:table-cell table:formula="of:=HEX2DEC([.D54])" office:value-type="float" office:value="8439">
            <text:p>8439</text:p>
          </table:table-cell>
          <table:table-cell table:formula="of:=HEX2DEC([.E54])" office:value-type="float" office:value="8149">
            <text:p>8149</text:p>
          </table:table-cell>
          <table:table-cell table:formula="of:=HEX2DEC([.F54])" office:value-type="float" office:value="7839">
            <text:p>7839</text:p>
          </table:table-cell>
          <table:table-cell table:formula="of:=IF([.G54]&gt;[.T$13];&quot;HE&quot;;IF([.G54]&gt;[.T$12];&quot;HO&quot;;IF([.G54]&lt;[.T$15];&quot;LE&quot;;IF([.G54]&lt;[.T$14];&quot;LO&quot;;&quot;&quot;))))">
            <text:p/>
          </table:table-cell>
          <table:table-cell table:formula="of:=IF([.H54]&gt;[.U$13];&quot;HE&quot;;IF([.H54]&gt;[.U$12];&quot;HO&quot;;IF([.H54]&lt;[.U$15];&quot;LE&quot;;IF([.H54]&lt;[.U$14];&quot;LO&quot;;&quot;&quot;))))">
            <text:p/>
          </table:table-cell>
          <table:table-cell table:formula="of:=IF([.I54]&gt;[.V$13];&quot;HE&quot;;IF([.I54]&gt;[.V$12];&quot;HO&quot;;IF([.I54]&lt;[.V$15];&quot;LE&quot;;IF([.I54]&lt;[.V$14];&quot;LO&quot;;&quot;&quot;))))">
            <text:p/>
          </table:table-cell>
          <table:table-cell table:formula="of:=IF([.J54]&gt;[.W$13];&quot;HE&quot;;IF([.J54]&gt;[.W$12];&quot;HO&quot;;IF([.J54]&lt;[.W$15];&quot;LE&quot;;IF([.J54]&lt;[.W$14];&quot;LO&quot;;&quot;&quot;))))">
            <text:p/>
          </table:table-cell>
          <table:table-cell table:formula="of:=IF([.K54]&gt;[.X$13];&quot;HE&quot;;IF([.K54]&gt;[.X$12];&quot;HO&quot;;IF([.K54]&lt;[.X$15];&quot;LE&quot;;IF([.K54]&lt;[.X$14];&quot;LO&quot;;&quot;&quot;))))">
            <text:p/>
          </table:table-cell>
          <table:table-cell table:formula="of:=IF([.L54]&gt;[.Y$13];&quot;HE&quot;;IF([.L54]&gt;[.Y$12];&quot;HO&quot;;IF([.L54]&lt;[.Y$15];&quot;LE&quot;;IF([.L5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C</text:p>
          </table:table-cell>
          <table:table-cell office:value-type="string">
            <text:p>1E9A</text:p>
          </table:table-cell>
          <table:table-cell table:formula="of:=HEX2DEC([.A55])" office:value-type="float" office:value="616">
            <text:p>616</text:p>
          </table:table-cell>
          <table:table-cell table:formula="of:=HEX2DEC([.B55])" office:value-type="float" office:value="492">
            <text:p>492</text:p>
          </table:table-cell>
          <table:table-cell table:formula="of:=HEX2DEC([.C55])" office:value-type="float" office:value="508">
            <text:p>508</text:p>
          </table:table-cell>
          <table:table-cell table:formula="of:=HEX2DEC([.D55])" office:value-type="float" office:value="8437">
            <text:p>8437</text:p>
          </table:table-cell>
          <table:table-cell table:formula="of:=HEX2DEC([.E55])" office:value-type="float" office:value="8140">
            <text:p>8140</text:p>
          </table:table-cell>
          <table:table-cell table:formula="of:=HEX2DEC([.F55])" office:value-type="float" office:value="7834">
            <text:p>7834</text:p>
          </table:table-cell>
          <table:table-cell table:formula="of:=IF([.G55]&gt;[.T$13];&quot;HE&quot;;IF([.G55]&gt;[.T$12];&quot;HO&quot;;IF([.G55]&lt;[.T$15];&quot;LE&quot;;IF([.G55]&lt;[.T$14];&quot;LO&quot;;&quot;&quot;))))">
            <text:p/>
          </table:table-cell>
          <table:table-cell table:formula="of:=IF([.H55]&gt;[.U$13];&quot;HE&quot;;IF([.H55]&gt;[.U$12];&quot;HO&quot;;IF([.H55]&lt;[.U$15];&quot;LE&quot;;IF([.H55]&lt;[.U$14];&quot;LO&quot;;&quot;&quot;))))">
            <text:p/>
          </table:table-cell>
          <table:table-cell table:formula="of:=IF([.I55]&gt;[.V$13];&quot;HE&quot;;IF([.I55]&gt;[.V$12];&quot;HO&quot;;IF([.I55]&lt;[.V$15];&quot;LE&quot;;IF([.I55]&lt;[.V$14];&quot;LO&quot;;&quot;&quot;))))">
            <text:p/>
          </table:table-cell>
          <table:table-cell table:formula="of:=IF([.J55]&gt;[.W$13];&quot;HE&quot;;IF([.J55]&gt;[.W$12];&quot;HO&quot;;IF([.J55]&lt;[.W$15];&quot;LE&quot;;IF([.J55]&lt;[.W$14];&quot;LO&quot;;&quot;&quot;))))">
            <text:p/>
          </table:table-cell>
          <table:table-cell table:formula="of:=IF([.K55]&gt;[.X$13];&quot;HE&quot;;IF([.K55]&gt;[.X$12];&quot;HO&quot;;IF([.K55]&lt;[.X$15];&quot;LE&quot;;IF([.K55]&lt;[.X$14];&quot;LO&quot;;&quot;&quot;))))">
            <text:p/>
          </table:table-cell>
          <table:table-cell table:formula="of:=IF([.L55]&gt;[.Y$13];&quot;HE&quot;;IF([.L55]&gt;[.Y$12];&quot;HO&quot;;IF([.L55]&lt;[.Y$15];&quot;LE&quot;;IF([.L5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CF</text:p>
          </table:table-cell>
          <table:table-cell office:value-type="string">
            <text:p>1E9D</text:p>
          </table:table-cell>
          <table:table-cell table:formula="of:=HEX2DEC([.A56])" office:value-type="float" office:value="628">
            <text:p>628</text:p>
          </table:table-cell>
          <table:table-cell table:formula="of:=HEX2DEC([.B56])" office:value-type="float" office:value="492">
            <text:p>492</text:p>
          </table:table-cell>
          <table:table-cell table:formula="of:=HEX2DEC([.C56])" office:value-type="float" office:value="508">
            <text:p>508</text:p>
          </table:table-cell>
          <table:table-cell table:formula="of:=HEX2DEC([.D56])" office:value-type="float" office:value="8436">
            <text:p>8436</text:p>
          </table:table-cell>
          <table:table-cell table:formula="of:=HEX2DEC([.E56])" office:value-type="float" office:value="8143">
            <text:p>8143</text:p>
          </table:table-cell>
          <table:table-cell table:formula="of:=HEX2DEC([.F56])" office:value-type="float" office:value="7837">
            <text:p>7837</text:p>
          </table:table-cell>
          <table:table-cell table:formula="of:=IF([.G56]&gt;[.T$13];&quot;HE&quot;;IF([.G56]&gt;[.T$12];&quot;HO&quot;;IF([.G56]&lt;[.T$15];&quot;LE&quot;;IF([.G56]&lt;[.T$14];&quot;LO&quot;;&quot;&quot;))))">
            <text:p/>
          </table:table-cell>
          <table:table-cell table:formula="of:=IF([.H56]&gt;[.U$13];&quot;HE&quot;;IF([.H56]&gt;[.U$12];&quot;HO&quot;;IF([.H56]&lt;[.U$15];&quot;LE&quot;;IF([.H56]&lt;[.U$14];&quot;LO&quot;;&quot;&quot;))))">
            <text:p/>
          </table:table-cell>
          <table:table-cell table:formula="of:=IF([.I56]&gt;[.V$13];&quot;HE&quot;;IF([.I56]&gt;[.V$12];&quot;HO&quot;;IF([.I56]&lt;[.V$15];&quot;LE&quot;;IF([.I56]&lt;[.V$14];&quot;LO&quot;;&quot;&quot;))))">
            <text:p/>
          </table:table-cell>
          <table:table-cell table:formula="of:=IF([.J56]&gt;[.W$13];&quot;HE&quot;;IF([.J56]&gt;[.W$12];&quot;HO&quot;;IF([.J56]&lt;[.W$15];&quot;LE&quot;;IF([.J56]&lt;[.W$14];&quot;LO&quot;;&quot;&quot;))))">
            <text:p/>
          </table:table-cell>
          <table:table-cell table:formula="of:=IF([.K56]&gt;[.X$13];&quot;HE&quot;;IF([.K56]&gt;[.X$12];&quot;HO&quot;;IF([.K56]&lt;[.X$15];&quot;LE&quot;;IF([.K56]&lt;[.X$14];&quot;LO&quot;;&quot;&quot;))))">
            <text:p/>
          </table:table-cell>
          <table:table-cell table:formula="of:=IF([.L56]&gt;[.Y$13];&quot;HE&quot;;IF([.L56]&gt;[.Y$12];&quot;HO&quot;;IF([.L56]&lt;[.Y$15];&quot;LE&quot;;IF([.L5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CF</text:p>
          </table:table-cell>
          <table:table-cell office:value-type="string">
            <text:p>1E9D</text:p>
          </table:table-cell>
          <table:table-cell table:formula="of:=HEX2DEC([.A57])" office:value-type="float" office:value="628">
            <text:p>628</text:p>
          </table:table-cell>
          <table:table-cell table:formula="of:=HEX2DEC([.B57])" office:value-type="float" office:value="492">
            <text:p>492</text:p>
          </table:table-cell>
          <table:table-cell table:formula="of:=HEX2DEC([.C57])" office:value-type="float" office:value="508">
            <text:p>508</text:p>
          </table:table-cell>
          <table:table-cell table:formula="of:=HEX2DEC([.D57])" office:value-type="float" office:value="8435">
            <text:p>8435</text:p>
          </table:table-cell>
          <table:table-cell table:formula="of:=HEX2DEC([.E57])" office:value-type="float" office:value="8143">
            <text:p>8143</text:p>
          </table:table-cell>
          <table:table-cell table:formula="of:=HEX2DEC([.F57])" office:value-type="float" office:value="7837">
            <text:p>7837</text:p>
          </table:table-cell>
          <table:table-cell table:formula="of:=IF([.G57]&gt;[.T$13];&quot;HE&quot;;IF([.G57]&gt;[.T$12];&quot;HO&quot;;IF([.G57]&lt;[.T$15];&quot;LE&quot;;IF([.G57]&lt;[.T$14];&quot;LO&quot;;&quot;&quot;))))">
            <text:p/>
          </table:table-cell>
          <table:table-cell table:formula="of:=IF([.H57]&gt;[.U$13];&quot;HE&quot;;IF([.H57]&gt;[.U$12];&quot;HO&quot;;IF([.H57]&lt;[.U$15];&quot;LE&quot;;IF([.H57]&lt;[.U$14];&quot;LO&quot;;&quot;&quot;))))">
            <text:p/>
          </table:table-cell>
          <table:table-cell table:formula="of:=IF([.I57]&gt;[.V$13];&quot;HE&quot;;IF([.I57]&gt;[.V$12];&quot;HO&quot;;IF([.I57]&lt;[.V$15];&quot;LE&quot;;IF([.I57]&lt;[.V$14];&quot;LO&quot;;&quot;&quot;))))">
            <text:p/>
          </table:table-cell>
          <table:table-cell table:formula="of:=IF([.J57]&gt;[.W$13];&quot;HE&quot;;IF([.J57]&gt;[.W$12];&quot;HO&quot;;IF([.J57]&lt;[.W$15];&quot;LE&quot;;IF([.J57]&lt;[.W$14];&quot;LO&quot;;&quot;&quot;))))">
            <text:p/>
          </table:table-cell>
          <table:table-cell table:formula="of:=IF([.K57]&gt;[.X$13];&quot;HE&quot;;IF([.K57]&gt;[.X$12];&quot;HO&quot;;IF([.K57]&lt;[.X$15];&quot;LE&quot;;IF([.K57]&lt;[.X$14];&quot;LO&quot;;&quot;&quot;))))">
            <text:p/>
          </table:table-cell>
          <table:table-cell table:formula="of:=IF([.L57]&gt;[.Y$13];&quot;HE&quot;;IF([.L57]&gt;[.Y$12];&quot;HO&quot;;IF([.L57]&lt;[.Y$15];&quot;LE&quot;;IF([.L5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CA</text:p>
          </table:table-cell>
          <table:table-cell office:value-type="string">
            <text:p>1E9F</text:p>
          </table:table-cell>
          <table:table-cell table:formula="of:=HEX2DEC([.A58])" office:value-type="float" office:value="636">
            <text:p>636</text:p>
          </table:table-cell>
          <table:table-cell table:formula="of:=HEX2DEC([.B58])" office:value-type="float" office:value="492">
            <text:p>492</text:p>
          </table:table-cell>
          <table:table-cell table:formula="of:=HEX2DEC([.C58])" office:value-type="float" office:value="508">
            <text:p>508</text:p>
          </table:table-cell>
          <table:table-cell table:formula="of:=HEX2DEC([.D58])" office:value-type="float" office:value="8441">
            <text:p>8441</text:p>
          </table:table-cell>
          <table:table-cell table:formula="of:=HEX2DEC([.E58])" office:value-type="float" office:value="8138">
            <text:p>8138</text:p>
          </table:table-cell>
          <table:table-cell table:formula="of:=HEX2DEC([.F58])" office:value-type="float" office:value="7839">
            <text:p>7839</text:p>
          </table:table-cell>
          <table:table-cell table:formula="of:=IF([.G58]&gt;[.T$13];&quot;HE&quot;;IF([.G58]&gt;[.T$12];&quot;HO&quot;;IF([.G58]&lt;[.T$15];&quot;LE&quot;;IF([.G58]&lt;[.T$14];&quot;LO&quot;;&quot;&quot;))))">
            <text:p/>
          </table:table-cell>
          <table:table-cell table:formula="of:=IF([.H58]&gt;[.U$13];&quot;HE&quot;;IF([.H58]&gt;[.U$12];&quot;HO&quot;;IF([.H58]&lt;[.U$15];&quot;LE&quot;;IF([.H58]&lt;[.U$14];&quot;LO&quot;;&quot;&quot;))))">
            <text:p/>
          </table:table-cell>
          <table:table-cell table:formula="of:=IF([.I58]&gt;[.V$13];&quot;HE&quot;;IF([.I58]&gt;[.V$12];&quot;HO&quot;;IF([.I58]&lt;[.V$15];&quot;LE&quot;;IF([.I58]&lt;[.V$14];&quot;LO&quot;;&quot;&quot;))))">
            <text:p/>
          </table:table-cell>
          <table:table-cell table:formula="of:=IF([.J58]&gt;[.W$13];&quot;HE&quot;;IF([.J58]&gt;[.W$12];&quot;HO&quot;;IF([.J58]&lt;[.W$15];&quot;LE&quot;;IF([.J58]&lt;[.W$14];&quot;LO&quot;;&quot;&quot;))))">
            <text:p/>
          </table:table-cell>
          <table:table-cell table:formula="of:=IF([.K58]&gt;[.X$13];&quot;HE&quot;;IF([.K58]&gt;[.X$12];&quot;HO&quot;;IF([.K58]&lt;[.X$15];&quot;LE&quot;;IF([.K58]&lt;[.X$14];&quot;LO&quot;;&quot;&quot;))))">
            <text:p/>
          </table:table-cell>
          <table:table-cell table:formula="of:=IF([.L58]&gt;[.Y$13];&quot;HE&quot;;IF([.L58]&gt;[.Y$12];&quot;HO&quot;;IF([.L58]&lt;[.Y$15];&quot;LE&quot;;IF([.L5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D3</text:p>
          </table:table-cell>
          <table:table-cell office:value-type="string">
            <text:p>1E9B</text:p>
          </table:table-cell>
          <table:table-cell table:formula="of:=HEX2DEC([.A59])" office:value-type="float" office:value="620">
            <text:p>620</text:p>
          </table:table-cell>
          <table:table-cell table:formula="of:=HEX2DEC([.B59])" office:value-type="float" office:value="492">
            <text:p>492</text:p>
          </table:table-cell>
          <table:table-cell table:formula="of:=HEX2DEC([.C59])" office:value-type="float" office:value="508">
            <text:p>508</text:p>
          </table:table-cell>
          <table:table-cell table:formula="of:=HEX2DEC([.D59])" office:value-type="float" office:value="8442">
            <text:p>8442</text:p>
          </table:table-cell>
          <table:table-cell table:formula="of:=HEX2DEC([.E59])" office:value-type="float" office:value="8147">
            <text:p>8147</text:p>
          </table:table-cell>
          <table:table-cell table:formula="of:=HEX2DEC([.F59])" office:value-type="float" office:value="7835">
            <text:p>7835</text:p>
          </table:table-cell>
          <table:table-cell table:formula="of:=IF([.G59]&gt;[.T$13];&quot;HE&quot;;IF([.G59]&gt;[.T$12];&quot;HO&quot;;IF([.G59]&lt;[.T$15];&quot;LE&quot;;IF([.G59]&lt;[.T$14];&quot;LO&quot;;&quot;&quot;))))">
            <text:p/>
          </table:table-cell>
          <table:table-cell table:formula="of:=IF([.H59]&gt;[.U$13];&quot;HE&quot;;IF([.H59]&gt;[.U$12];&quot;HO&quot;;IF([.H59]&lt;[.U$15];&quot;LE&quot;;IF([.H59]&lt;[.U$14];&quot;LO&quot;;&quot;&quot;))))">
            <text:p/>
          </table:table-cell>
          <table:table-cell table:formula="of:=IF([.I59]&gt;[.V$13];&quot;HE&quot;;IF([.I59]&gt;[.V$12];&quot;HO&quot;;IF([.I59]&lt;[.V$15];&quot;LE&quot;;IF([.I59]&lt;[.V$14];&quot;LO&quot;;&quot;&quot;))))">
            <text:p/>
          </table:table-cell>
          <table:table-cell table:formula="of:=IF([.J59]&gt;[.W$13];&quot;HE&quot;;IF([.J59]&gt;[.W$12];&quot;HO&quot;;IF([.J59]&lt;[.W$15];&quot;LE&quot;;IF([.J59]&lt;[.W$14];&quot;LO&quot;;&quot;&quot;))))">
            <text:p/>
          </table:table-cell>
          <table:table-cell table:formula="of:=IF([.K59]&gt;[.X$13];&quot;HE&quot;;IF([.K59]&gt;[.X$12];&quot;HO&quot;;IF([.K59]&lt;[.X$15];&quot;LE&quot;;IF([.K59]&lt;[.X$14];&quot;LO&quot;;&quot;&quot;))))">
            <text:p/>
          </table:table-cell>
          <table:table-cell table:formula="of:=IF([.L59]&gt;[.Y$13];&quot;HE&quot;;IF([.L59]&gt;[.Y$12];&quot;HO&quot;;IF([.L59]&lt;[.Y$15];&quot;LE&quot;;IF([.L5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D0</text:p>
          </table:table-cell>
          <table:table-cell table:style-name="ce3" office:value-type="string">
            <text:p>1E92</text:p>
          </table:table-cell>
          <table:table-cell table:formula="of:=HEX2DEC([.A60])" office:value-type="float" office:value="584">
            <text:p>584</text:p>
          </table:table-cell>
          <table:table-cell table:formula="of:=HEX2DEC([.B60])" office:value-type="float" office:value="492">
            <text:p>492</text:p>
          </table:table-cell>
          <table:table-cell table:formula="of:=HEX2DEC([.C60])" office:value-type="float" office:value="508">
            <text:p>508</text:p>
          </table:table-cell>
          <table:table-cell table:formula="of:=HEX2DEC([.D60])" office:value-type="float" office:value="8434">
            <text:p>8434</text:p>
          </table:table-cell>
          <table:table-cell table:formula="of:=HEX2DEC([.E60])" office:value-type="float" office:value="8144">
            <text:p>8144</text:p>
          </table:table-cell>
          <table:table-cell table:formula="of:=HEX2DEC([.F60])" office:value-type="float" office:value="7826">
            <text:p>7826</text:p>
          </table:table-cell>
          <table:table-cell table:formula="of:=IF([.G60]&gt;[.T$13];&quot;HE&quot;;IF([.G60]&gt;[.T$12];&quot;HO&quot;;IF([.G60]&lt;[.T$15];&quot;LE&quot;;IF([.G60]&lt;[.T$14];&quot;LO&quot;;&quot;&quot;))))">
            <text:p/>
          </table:table-cell>
          <table:table-cell table:formula="of:=IF([.H60]&gt;[.U$13];&quot;HE&quot;;IF([.H60]&gt;[.U$12];&quot;HO&quot;;IF([.H60]&lt;[.U$15];&quot;LE&quot;;IF([.H60]&lt;[.U$14];&quot;LO&quot;;&quot;&quot;))))">
            <text:p/>
          </table:table-cell>
          <table:table-cell table:formula="of:=IF([.I60]&gt;[.V$13];&quot;HE&quot;;IF([.I60]&gt;[.V$12];&quot;HO&quot;;IF([.I60]&lt;[.V$15];&quot;LE&quot;;IF([.I60]&lt;[.V$14];&quot;LO&quot;;&quot;&quot;))))">
            <text:p/>
          </table:table-cell>
          <table:table-cell table:formula="of:=IF([.J60]&gt;[.W$13];&quot;HE&quot;;IF([.J60]&gt;[.W$12];&quot;HO&quot;;IF([.J60]&lt;[.W$15];&quot;LE&quot;;IF([.J60]&lt;[.W$14];&quot;LO&quot;;&quot;&quot;))))">
            <text:p/>
          </table:table-cell>
          <table:table-cell table:formula="of:=IF([.K60]&gt;[.X$13];&quot;HE&quot;;IF([.K60]&gt;[.X$12];&quot;HO&quot;;IF([.K60]&lt;[.X$15];&quot;LE&quot;;IF([.K60]&lt;[.X$14];&quot;LO&quot;;&quot;&quot;))))">
            <text:p/>
          </table:table-cell>
          <table:table-cell table:formula="of:=IF([.L60]&gt;[.Y$13];&quot;HE&quot;;IF([.L60]&gt;[.Y$12];&quot;HO&quot;;IF([.L60]&lt;[.Y$15];&quot;LE&quot;;IF([.L6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C8</text:p>
          </table:table-cell>
          <table:table-cell office:value-type="string">
            <text:p>1E9F</text:p>
          </table:table-cell>
          <table:table-cell table:formula="of:=HEX2DEC([.A61])" office:value-type="float" office:value="636">
            <text:p>636</text:p>
          </table:table-cell>
          <table:table-cell table:formula="of:=HEX2DEC([.B61])" office:value-type="float" office:value="492">
            <text:p>492</text:p>
          </table:table-cell>
          <table:table-cell table:formula="of:=HEX2DEC([.C61])" office:value-type="float" office:value="508">
            <text:p>508</text:p>
          </table:table-cell>
          <table:table-cell table:formula="of:=HEX2DEC([.D61])" office:value-type="float" office:value="8433">
            <text:p>8433</text:p>
          </table:table-cell>
          <table:table-cell table:formula="of:=HEX2DEC([.E61])" office:value-type="float" office:value="8136">
            <text:p>8136</text:p>
          </table:table-cell>
          <table:table-cell table:formula="of:=HEX2DEC([.F61])" office:value-type="float" office:value="7839">
            <text:p>7839</text:p>
          </table:table-cell>
          <table:table-cell table:formula="of:=IF([.G61]&gt;[.T$13];&quot;HE&quot;;IF([.G61]&gt;[.T$12];&quot;HO&quot;;IF([.G61]&lt;[.T$15];&quot;LE&quot;;IF([.G61]&lt;[.T$14];&quot;LO&quot;;&quot;&quot;))))">
            <text:p/>
          </table:table-cell>
          <table:table-cell table:formula="of:=IF([.H61]&gt;[.U$13];&quot;HE&quot;;IF([.H61]&gt;[.U$12];&quot;HO&quot;;IF([.H61]&lt;[.U$15];&quot;LE&quot;;IF([.H61]&lt;[.U$14];&quot;LO&quot;;&quot;&quot;))))">
            <text:p/>
          </table:table-cell>
          <table:table-cell table:formula="of:=IF([.I61]&gt;[.V$13];&quot;HE&quot;;IF([.I61]&gt;[.V$12];&quot;HO&quot;;IF([.I61]&lt;[.V$15];&quot;LE&quot;;IF([.I61]&lt;[.V$14];&quot;LO&quot;;&quot;&quot;))))">
            <text:p/>
          </table:table-cell>
          <table:table-cell table:formula="of:=IF([.J61]&gt;[.W$13];&quot;HE&quot;;IF([.J61]&gt;[.W$12];&quot;HO&quot;;IF([.J61]&lt;[.W$15];&quot;LE&quot;;IF([.J61]&lt;[.W$14];&quot;LO&quot;;&quot;&quot;))))">
            <text:p/>
          </table:table-cell>
          <table:table-cell table:formula="of:=IF([.K61]&gt;[.X$13];&quot;HE&quot;;IF([.K61]&gt;[.X$12];&quot;HO&quot;;IF([.K61]&lt;[.X$15];&quot;LE&quot;;IF([.K61]&lt;[.X$14];&quot;LO&quot;;&quot;&quot;))))">
            <text:p/>
          </table:table-cell>
          <table:table-cell table:formula="of:=IF([.L61]&gt;[.Y$13];&quot;HE&quot;;IF([.L61]&gt;[.Y$12];&quot;HO&quot;;IF([.L61]&lt;[.Y$15];&quot;LE&quot;;IF([.L6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CE</text:p>
          </table:table-cell>
          <table:table-cell office:value-type="string">
            <text:p>1E9D</text:p>
          </table:table-cell>
          <table:table-cell table:formula="of:=HEX2DEC([.A62])" office:value-type="float" office:value="628">
            <text:p>628</text:p>
          </table:table-cell>
          <table:table-cell table:formula="of:=HEX2DEC([.B62])" office:value-type="float" office:value="492">
            <text:p>492</text:p>
          </table:table-cell>
          <table:table-cell table:formula="of:=HEX2DEC([.C62])" office:value-type="float" office:value="508">
            <text:p>508</text:p>
          </table:table-cell>
          <table:table-cell table:formula="of:=HEX2DEC([.D62])" office:value-type="float" office:value="8441">
            <text:p>8441</text:p>
          </table:table-cell>
          <table:table-cell table:formula="of:=HEX2DEC([.E62])" office:value-type="float" office:value="8142">
            <text:p>8142</text:p>
          </table:table-cell>
          <table:table-cell table:formula="of:=HEX2DEC([.F62])" office:value-type="float" office:value="7837">
            <text:p>7837</text:p>
          </table:table-cell>
          <table:table-cell table:formula="of:=IF([.G62]&gt;[.T$13];&quot;HE&quot;;IF([.G62]&gt;[.T$12];&quot;HO&quot;;IF([.G62]&lt;[.T$15];&quot;LE&quot;;IF([.G62]&lt;[.T$14];&quot;LO&quot;;&quot;&quot;))))">
            <text:p/>
          </table:table-cell>
          <table:table-cell table:formula="of:=IF([.H62]&gt;[.U$13];&quot;HE&quot;;IF([.H62]&gt;[.U$12];&quot;HO&quot;;IF([.H62]&lt;[.U$15];&quot;LE&quot;;IF([.H62]&lt;[.U$14];&quot;LO&quot;;&quot;&quot;))))">
            <text:p/>
          </table:table-cell>
          <table:table-cell table:formula="of:=IF([.I62]&gt;[.V$13];&quot;HE&quot;;IF([.I62]&gt;[.V$12];&quot;HO&quot;;IF([.I62]&lt;[.V$15];&quot;LE&quot;;IF([.I62]&lt;[.V$14];&quot;LO&quot;;&quot;&quot;))))">
            <text:p/>
          </table:table-cell>
          <table:table-cell table:formula="of:=IF([.J62]&gt;[.W$13];&quot;HE&quot;;IF([.J62]&gt;[.W$12];&quot;HO&quot;;IF([.J62]&lt;[.W$15];&quot;LE&quot;;IF([.J62]&lt;[.W$14];&quot;LO&quot;;&quot;&quot;))))">
            <text:p/>
          </table:table-cell>
          <table:table-cell table:formula="of:=IF([.K62]&gt;[.X$13];&quot;HE&quot;;IF([.K62]&gt;[.X$12];&quot;HO&quot;;IF([.K62]&lt;[.X$15];&quot;LE&quot;;IF([.K62]&lt;[.X$14];&quot;LO&quot;;&quot;&quot;))))">
            <text:p/>
          </table:table-cell>
          <table:table-cell table:formula="of:=IF([.L62]&gt;[.Y$13];&quot;HE&quot;;IF([.L62]&gt;[.Y$12];&quot;HO&quot;;IF([.L62]&lt;[.Y$15];&quot;LE&quot;;IF([.L6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D</text:p>
          </table:table-cell>
          <table:table-cell office:value-type="string">
            <text:p>1FCD</text:p>
          </table:table-cell>
          <table:table-cell office:value-type="string">
            <text:p>1E9F</text:p>
          </table:table-cell>
          <table:table-cell table:formula="of:=HEX2DEC([.A63])" office:value-type="float" office:value="636">
            <text:p>636</text:p>
          </table:table-cell>
          <table:table-cell table:formula="of:=HEX2DEC([.B63])" office:value-type="float" office:value="492">
            <text:p>492</text:p>
          </table:table-cell>
          <table:table-cell table:formula="of:=HEX2DEC([.C63])" office:value-type="float" office:value="508">
            <text:p>508</text:p>
          </table:table-cell>
          <table:table-cell table:formula="of:=HEX2DEC([.D63])" office:value-type="float" office:value="8429">
            <text:p>8429</text:p>
          </table:table-cell>
          <table:table-cell table:formula="of:=HEX2DEC([.E63])" office:value-type="float" office:value="8141">
            <text:p>8141</text:p>
          </table:table-cell>
          <table:table-cell table:formula="of:=HEX2DEC([.F63])" office:value-type="float" office:value="7839">
            <text:p>7839</text:p>
          </table:table-cell>
          <table:table-cell table:formula="of:=IF([.G63]&gt;[.T$13];&quot;HE&quot;;IF([.G63]&gt;[.T$12];&quot;HO&quot;;IF([.G63]&lt;[.T$15];&quot;LE&quot;;IF([.G63]&lt;[.T$14];&quot;LO&quot;;&quot;&quot;))))">
            <text:p/>
          </table:table-cell>
          <table:table-cell table:formula="of:=IF([.H63]&gt;[.U$13];&quot;HE&quot;;IF([.H63]&gt;[.U$12];&quot;HO&quot;;IF([.H63]&lt;[.U$15];&quot;LE&quot;;IF([.H63]&lt;[.U$14];&quot;LO&quot;;&quot;&quot;))))">
            <text:p/>
          </table:table-cell>
          <table:table-cell table:formula="of:=IF([.I63]&gt;[.V$13];&quot;HE&quot;;IF([.I63]&gt;[.V$12];&quot;HO&quot;;IF([.I63]&lt;[.V$15];&quot;LE&quot;;IF([.I63]&lt;[.V$14];&quot;LO&quot;;&quot;&quot;))))">
            <text:p/>
          </table:table-cell>
          <table:table-cell table:formula="of:=IF([.J63]&gt;[.W$13];&quot;HE&quot;;IF([.J63]&gt;[.W$12];&quot;HO&quot;;IF([.J63]&lt;[.W$15];&quot;LE&quot;;IF([.J63]&lt;[.W$14];&quot;LO&quot;;&quot;&quot;))))">
            <text:p/>
          </table:table-cell>
          <table:table-cell table:formula="of:=IF([.K63]&gt;[.X$13];&quot;HE&quot;;IF([.K63]&gt;[.X$12];&quot;HO&quot;;IF([.K63]&lt;[.X$15];&quot;LE&quot;;IF([.K63]&lt;[.X$14];&quot;LO&quot;;&quot;&quot;))))">
            <text:p/>
          </table:table-cell>
          <table:table-cell table:formula="of:=IF([.L63]&gt;[.Y$13];&quot;HE&quot;;IF([.L63]&gt;[.Y$12];&quot;HO&quot;;IF([.L63]&lt;[.Y$15];&quot;LE&quot;;IF([.L6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C</text:p>
          </table:table-cell>
          <table:table-cell office:value-type="string">
            <text:p>1FCD</text:p>
          </table:table-cell>
          <table:table-cell table:style-name="ce3" office:value-type="string">
            <text:p>1E90</text:p>
          </table:table-cell>
          <table:table-cell table:formula="of:=HEX2DEC([.A64])" office:value-type="float" office:value="576">
            <text:p>576</text:p>
          </table:table-cell>
          <table:table-cell table:formula="of:=HEX2DEC([.B64])" office:value-type="float" office:value="492">
            <text:p>492</text:p>
          </table:table-cell>
          <table:table-cell table:formula="of:=HEX2DEC([.C64])" office:value-type="float" office:value="508">
            <text:p>508</text:p>
          </table:table-cell>
          <table:table-cell table:formula="of:=HEX2DEC([.D64])" office:value-type="float" office:value="8428">
            <text:p>8428</text:p>
          </table:table-cell>
          <table:table-cell table:formula="of:=HEX2DEC([.E64])" office:value-type="float" office:value="8141">
            <text:p>8141</text:p>
          </table:table-cell>
          <table:table-cell table:formula="of:=HEX2DEC([.F64])" office:value-type="float" office:value="7824">
            <text:p>7824</text:p>
          </table:table-cell>
          <table:table-cell table:formula="of:=IF([.G64]&gt;[.T$13];&quot;HE&quot;;IF([.G64]&gt;[.T$12];&quot;HO&quot;;IF([.G64]&lt;[.T$15];&quot;LE&quot;;IF([.G64]&lt;[.T$14];&quot;LO&quot;;&quot;&quot;))))">
            <text:p/>
          </table:table-cell>
          <table:table-cell table:formula="of:=IF([.H64]&gt;[.U$13];&quot;HE&quot;;IF([.H64]&gt;[.U$12];&quot;HO&quot;;IF([.H64]&lt;[.U$15];&quot;LE&quot;;IF([.H64]&lt;[.U$14];&quot;LO&quot;;&quot;&quot;))))">
            <text:p/>
          </table:table-cell>
          <table:table-cell table:formula="of:=IF([.I64]&gt;[.V$13];&quot;HE&quot;;IF([.I64]&gt;[.V$12];&quot;HO&quot;;IF([.I64]&lt;[.V$15];&quot;LE&quot;;IF([.I64]&lt;[.V$14];&quot;LO&quot;;&quot;&quot;))))">
            <text:p/>
          </table:table-cell>
          <table:table-cell table:formula="of:=IF([.J64]&gt;[.W$13];&quot;HE&quot;;IF([.J64]&gt;[.W$12];&quot;HO&quot;;IF([.J64]&lt;[.W$15];&quot;LE&quot;;IF([.J64]&lt;[.W$14];&quot;LO&quot;;&quot;&quot;))))">
            <text:p/>
          </table:table-cell>
          <table:table-cell table:formula="of:=IF([.K64]&gt;[.X$13];&quot;HE&quot;;IF([.K64]&gt;[.X$12];&quot;HO&quot;;IF([.K64]&lt;[.X$15];&quot;LE&quot;;IF([.K64]&lt;[.X$14];&quot;LO&quot;;&quot;&quot;))))">
            <text:p/>
          </table:table-cell>
          <table:table-cell table:formula="of:=IF([.L64]&gt;[.Y$13];&quot;HE&quot;;IF([.L64]&gt;[.Y$12];&quot;HO&quot;;IF([.L64]&lt;[.Y$15];&quot;LE&quot;;IF([.L6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CD</text:p>
          </table:table-cell>
          <table:table-cell table:style-name="ce3" office:value-type="string">
            <text:p>1E99</text:p>
          </table:table-cell>
          <table:table-cell table:formula="of:=HEX2DEC([.A65])" office:value-type="float" office:value="612">
            <text:p>612</text:p>
          </table:table-cell>
          <table:table-cell table:formula="of:=HEX2DEC([.B65])" office:value-type="float" office:value="492">
            <text:p>492</text:p>
          </table:table-cell>
          <table:table-cell table:formula="of:=HEX2DEC([.C65])" office:value-type="float" office:value="508">
            <text:p>508</text:p>
          </table:table-cell>
          <table:table-cell table:formula="of:=HEX2DEC([.D65])" office:value-type="float" office:value="8433">
            <text:p>8433</text:p>
          </table:table-cell>
          <table:table-cell table:formula="of:=HEX2DEC([.E65])" office:value-type="float" office:value="8141">
            <text:p>8141</text:p>
          </table:table-cell>
          <table:table-cell table:formula="of:=HEX2DEC([.F65])" office:value-type="float" office:value="7833">
            <text:p>7833</text:p>
          </table:table-cell>
          <table:table-cell table:formula="of:=IF([.G65]&gt;[.T$13];&quot;HE&quot;;IF([.G65]&gt;[.T$12];&quot;HO&quot;;IF([.G65]&lt;[.T$15];&quot;LE&quot;;IF([.G65]&lt;[.T$14];&quot;LO&quot;;&quot;&quot;))))">
            <text:p/>
          </table:table-cell>
          <table:table-cell table:formula="of:=IF([.H65]&gt;[.U$13];&quot;HE&quot;;IF([.H65]&gt;[.U$12];&quot;HO&quot;;IF([.H65]&lt;[.U$15];&quot;LE&quot;;IF([.H65]&lt;[.U$14];&quot;LO&quot;;&quot;&quot;))))">
            <text:p/>
          </table:table-cell>
          <table:table-cell table:formula="of:=IF([.I65]&gt;[.V$13];&quot;HE&quot;;IF([.I65]&gt;[.V$12];&quot;HO&quot;;IF([.I65]&lt;[.V$15];&quot;LE&quot;;IF([.I65]&lt;[.V$14];&quot;LO&quot;;&quot;&quot;))))">
            <text:p/>
          </table:table-cell>
          <table:table-cell table:formula="of:=IF([.J65]&gt;[.W$13];&quot;HE&quot;;IF([.J65]&gt;[.W$12];&quot;HO&quot;;IF([.J65]&lt;[.W$15];&quot;LE&quot;;IF([.J65]&lt;[.W$14];&quot;LO&quot;;&quot;&quot;))))">
            <text:p/>
          </table:table-cell>
          <table:table-cell table:formula="of:=IF([.K65]&gt;[.X$13];&quot;HE&quot;;IF([.K65]&gt;[.X$12];&quot;HO&quot;;IF([.K65]&lt;[.X$15];&quot;LE&quot;;IF([.K65]&lt;[.X$14];&quot;LO&quot;;&quot;&quot;))))">
            <text:p/>
          </table:table-cell>
          <table:table-cell table:formula="of:=IF([.L65]&gt;[.Y$13];&quot;HE&quot;;IF([.L65]&gt;[.Y$12];&quot;HO&quot;;IF([.L65]&lt;[.Y$15];&quot;LE&quot;;IF([.L6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1FC</text:p>
          </table:table-cell>
          <table:table-cell office:value-type="float" office:value="2001">
            <text:p>2001</text:p>
          </table:table-cell>
          <table:table-cell office:value-type="string">
            <text:p>1FD3</text:p>
          </table:table-cell>
          <table:table-cell office:value-type="string">
            <text:p>1FA2</text:p>
          </table:table-cell>
          <table:table-cell table:formula="of:=HEX2DEC([.A66])" office:value-type="float" office:value="648">
            <text:p>648</text:p>
          </table:table-cell>
          <table:table-cell table:formula="of:=HEX2DEC([.B66])" office:value-type="float" office:value="508">
            <text:p>508</text:p>
          </table:table-cell>
          <table:table-cell table:formula="of:=HEX2DEC([.C66])" office:value-type="float" office:value="508">
            <text:p>508</text:p>
          </table:table-cell>
          <table:table-cell table:formula="of:=HEX2DEC([.D66])" office:value-type="float" office:value="8193">
            <text:p>8193</text:p>
          </table:table-cell>
          <table:table-cell table:formula="of:=HEX2DEC([.E66])" office:value-type="float" office:value="8147">
            <text:p>8147</text:p>
          </table:table-cell>
          <table:table-cell table:formula="of:=HEX2DEC([.F66])" office:value-type="float" office:value="8098">
            <text:p>8098</text:p>
          </table:table-cell>
          <table:table-cell table:formula="of:=IF([.G66]&gt;[.T$13];&quot;HE&quot;;IF([.G66]&gt;[.T$12];&quot;HO&quot;;IF([.G66]&lt;[.T$15];&quot;LE&quot;;IF([.G66]&lt;[.T$14];&quot;LO&quot;;&quot;&quot;))))">
            <text:p/>
          </table:table-cell>
          <table:table-cell table:formula="of:=IF([.H66]&gt;[.U$13];&quot;HE&quot;;IF([.H66]&gt;[.U$12];&quot;HO&quot;;IF([.H66]&lt;[.U$15];&quot;LE&quot;;IF([.H66]&lt;[.U$14];&quot;LO&quot;;&quot;&quot;))))">
            <text:p/>
          </table:table-cell>
          <table:table-cell table:formula="of:=IF([.I66]&gt;[.V$13];&quot;HE&quot;;IF([.I66]&gt;[.V$12];&quot;HO&quot;;IF([.I66]&lt;[.V$15];&quot;LE&quot;;IF([.I66]&lt;[.V$14];&quot;LO&quot;;&quot;&quot;))))">
            <text:p/>
          </table:table-cell>
          <table:table-cell table:formula="of:=IF([.J66]&gt;[.W$13];&quot;HE&quot;;IF([.J66]&gt;[.W$12];&quot;HO&quot;;IF([.J66]&lt;[.W$15];&quot;LE&quot;;IF([.J66]&lt;[.W$14];&quot;LO&quot;;&quot;&quot;))))">
            <text:p/>
          </table:table-cell>
          <table:table-cell table:formula="of:=IF([.K66]&gt;[.X$13];&quot;HE&quot;;IF([.K66]&gt;[.X$12];&quot;HO&quot;;IF([.K66]&lt;[.X$15];&quot;LE&quot;;IF([.K66]&lt;[.X$14];&quot;LO&quot;;&quot;&quot;))))">
            <text:p/>
          </table:table-cell>
          <table:table-cell table:formula="of:=IF([.L66]&gt;[.Y$13];&quot;HE&quot;;IF([.L66]&gt;[.Y$12];&quot;HO&quot;;IF([.L66]&lt;[.Y$15];&quot;LE&quot;;IF([.L6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CB</text:p>
          </table:table-cell>
          <table:table-cell office:value-type="string">
            <text:p>1EA1</text:p>
          </table:table-cell>
          <table:table-cell table:formula="of:=HEX2DEC([.A67])" office:value-type="float" office:value="644">
            <text:p>644</text:p>
          </table:table-cell>
          <table:table-cell table:formula="of:=HEX2DEC([.B67])" office:value-type="float" office:value="492">
            <text:p>492</text:p>
          </table:table-cell>
          <table:table-cell table:formula="of:=HEX2DEC([.C67])" office:value-type="float" office:value="508">
            <text:p>508</text:p>
          </table:table-cell>
          <table:table-cell table:formula="of:=HEX2DEC([.D67])" office:value-type="float" office:value="8442">
            <text:p>8442</text:p>
          </table:table-cell>
          <table:table-cell table:formula="of:=HEX2DEC([.E67])" office:value-type="float" office:value="8139">
            <text:p>8139</text:p>
          </table:table-cell>
          <table:table-cell table:formula="of:=HEX2DEC([.F67])" office:value-type="float" office:value="7841">
            <text:p>7841</text:p>
          </table:table-cell>
          <table:table-cell table:formula="of:=IF([.G67]&gt;[.T$13];&quot;HE&quot;;IF([.G67]&gt;[.T$12];&quot;HO&quot;;IF([.G67]&lt;[.T$15];&quot;LE&quot;;IF([.G67]&lt;[.T$14];&quot;LO&quot;;&quot;&quot;))))">
            <text:p/>
          </table:table-cell>
          <table:table-cell table:formula="of:=IF([.H67]&gt;[.U$13];&quot;HE&quot;;IF([.H67]&gt;[.U$12];&quot;HO&quot;;IF([.H67]&lt;[.U$15];&quot;LE&quot;;IF([.H67]&lt;[.U$14];&quot;LO&quot;;&quot;&quot;))))">
            <text:p/>
          </table:table-cell>
          <table:table-cell table:formula="of:=IF([.I67]&gt;[.V$13];&quot;HE&quot;;IF([.I67]&gt;[.V$12];&quot;HO&quot;;IF([.I67]&lt;[.V$15];&quot;LE&quot;;IF([.I67]&lt;[.V$14];&quot;LO&quot;;&quot;&quot;))))">
            <text:p/>
          </table:table-cell>
          <table:table-cell table:formula="of:=IF([.J67]&gt;[.W$13];&quot;HE&quot;;IF([.J67]&gt;[.W$12];&quot;HO&quot;;IF([.J67]&lt;[.W$15];&quot;LE&quot;;IF([.J67]&lt;[.W$14];&quot;LO&quot;;&quot;&quot;))))">
            <text:p/>
          </table:table-cell>
          <table:table-cell table:formula="of:=IF([.K67]&gt;[.X$13];&quot;HE&quot;;IF([.K67]&gt;[.X$12];&quot;HO&quot;;IF([.K67]&lt;[.X$15];&quot;LE&quot;;IF([.K67]&lt;[.X$14];&quot;LO&quot;;&quot;&quot;))))">
            <text:p/>
          </table:table-cell>
          <table:table-cell table:formula="of:=IF([.L67]&gt;[.Y$13];&quot;HE&quot;;IF([.L67]&gt;[.Y$12];&quot;HO&quot;;IF([.L67]&lt;[.Y$15];&quot;LE&quot;;IF([.L6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5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D2</text:p>
          </table:table-cell>
          <table:table-cell table:style-name="ce3" office:value-type="string">
            <text:p>1E97</text:p>
          </table:table-cell>
          <table:table-cell table:formula="of:=HEX2DEC([.A68])" office:value-type="float" office:value="604">
            <text:p>604</text:p>
          </table:table-cell>
          <table:table-cell table:formula="of:=HEX2DEC([.B68])" office:value-type="float" office:value="492">
            <text:p>492</text:p>
          </table:table-cell>
          <table:table-cell table:formula="of:=HEX2DEC([.C68])" office:value-type="float" office:value="508">
            <text:p>508</text:p>
          </table:table-cell>
          <table:table-cell table:formula="of:=HEX2DEC([.D68])" office:value-type="float" office:value="8441">
            <text:p>8441</text:p>
          </table:table-cell>
          <table:table-cell table:formula="of:=HEX2DEC([.E68])" office:value-type="float" office:value="8146">
            <text:p>8146</text:p>
          </table:table-cell>
          <table:table-cell table:formula="of:=HEX2DEC([.F68])" office:value-type="float" office:value="7831">
            <text:p>7831</text:p>
          </table:table-cell>
          <table:table-cell table:formula="of:=IF([.G68]&gt;[.T$13];&quot;HE&quot;;IF([.G68]&gt;[.T$12];&quot;HO&quot;;IF([.G68]&lt;[.T$15];&quot;LE&quot;;IF([.G68]&lt;[.T$14];&quot;LO&quot;;&quot;&quot;))))">
            <text:p/>
          </table:table-cell>
          <table:table-cell table:formula="of:=IF([.H68]&gt;[.U$13];&quot;HE&quot;;IF([.H68]&gt;[.U$12];&quot;HO&quot;;IF([.H68]&lt;[.U$15];&quot;LE&quot;;IF([.H68]&lt;[.U$14];&quot;LO&quot;;&quot;&quot;))))">
            <text:p/>
          </table:table-cell>
          <table:table-cell table:formula="of:=IF([.I68]&gt;[.V$13];&quot;HE&quot;;IF([.I68]&gt;[.V$12];&quot;HO&quot;;IF([.I68]&lt;[.V$15];&quot;LE&quot;;IF([.I68]&lt;[.V$14];&quot;LO&quot;;&quot;&quot;))))">
            <text:p/>
          </table:table-cell>
          <table:table-cell table:formula="of:=IF([.J68]&gt;[.W$13];&quot;HE&quot;;IF([.J68]&gt;[.W$12];&quot;HO&quot;;IF([.J68]&lt;[.W$15];&quot;LE&quot;;IF([.J68]&lt;[.W$14];&quot;LO&quot;;&quot;&quot;))))">
            <text:p/>
          </table:table-cell>
          <table:table-cell table:formula="of:=IF([.K68]&gt;[.X$13];&quot;HE&quot;;IF([.K68]&gt;[.X$12];&quot;HO&quot;;IF([.K68]&lt;[.X$15];&quot;LE&quot;;IF([.K68]&lt;[.X$14];&quot;LO&quot;;&quot;&quot;))))">
            <text:p/>
          </table:table-cell>
          <table:table-cell table:formula="of:=IF([.L68]&gt;[.Y$13];&quot;HE&quot;;IF([.L68]&gt;[.Y$12];&quot;HO&quot;;IF([.L68]&lt;[.Y$15];&quot;LE&quot;;IF([.L6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D</text:p>
          </table:table-cell>
          <table:table-cell office:value-type="string">
            <text:p>1E9E</text:p>
          </table:table-cell>
          <table:table-cell table:formula="of:=HEX2DEC([.A69])" office:value-type="float" office:value="632">
            <text:p>632</text:p>
          </table:table-cell>
          <table:table-cell table:formula="of:=HEX2DEC([.B69])" office:value-type="float" office:value="492">
            <text:p>492</text:p>
          </table:table-cell>
          <table:table-cell table:formula="of:=HEX2DEC([.C69])" office:value-type="float" office:value="508">
            <text:p>508</text:p>
          </table:table-cell>
          <table:table-cell table:formula="of:=HEX2DEC([.D69])" office:value-type="float" office:value="8437">
            <text:p>8437</text:p>
          </table:table-cell>
          <table:table-cell table:formula="of:=HEX2DEC([.E69])" office:value-type="float" office:value="8141">
            <text:p>8141</text:p>
          </table:table-cell>
          <table:table-cell table:formula="of:=HEX2DEC([.F69])" office:value-type="float" office:value="7838">
            <text:p>7838</text:p>
          </table:table-cell>
          <table:table-cell table:formula="of:=IF([.G69]&gt;[.T$13];&quot;HE&quot;;IF([.G69]&gt;[.T$12];&quot;HO&quot;;IF([.G69]&lt;[.T$15];&quot;LE&quot;;IF([.G69]&lt;[.T$14];&quot;LO&quot;;&quot;&quot;))))">
            <text:p/>
          </table:table-cell>
          <table:table-cell table:formula="of:=IF([.H69]&gt;[.U$13];&quot;HE&quot;;IF([.H69]&gt;[.U$12];&quot;HO&quot;;IF([.H69]&lt;[.U$15];&quot;LE&quot;;IF([.H69]&lt;[.U$14];&quot;LO&quot;;&quot;&quot;))))">
            <text:p/>
          </table:table-cell>
          <table:table-cell table:formula="of:=IF([.I69]&gt;[.V$13];&quot;HE&quot;;IF([.I69]&gt;[.V$12];&quot;HO&quot;;IF([.I69]&lt;[.V$15];&quot;LE&quot;;IF([.I69]&lt;[.V$14];&quot;LO&quot;;&quot;&quot;))))">
            <text:p/>
          </table:table-cell>
          <table:table-cell table:formula="of:=IF([.J69]&gt;[.W$13];&quot;HE&quot;;IF([.J69]&gt;[.W$12];&quot;HO&quot;;IF([.J69]&lt;[.W$15];&quot;LE&quot;;IF([.J69]&lt;[.W$14];&quot;LO&quot;;&quot;&quot;))))">
            <text:p/>
          </table:table-cell>
          <table:table-cell table:formula="of:=IF([.K69]&gt;[.X$13];&quot;HE&quot;;IF([.K69]&gt;[.X$12];&quot;HO&quot;;IF([.K69]&lt;[.X$15];&quot;LE&quot;;IF([.K69]&lt;[.X$14];&quot;LO&quot;;&quot;&quot;))))">
            <text:p/>
          </table:table-cell>
          <table:table-cell table:formula="of:=IF([.L69]&gt;[.Y$13];&quot;HE&quot;;IF([.L69]&gt;[.Y$12];&quot;HO&quot;;IF([.L69]&lt;[.Y$15];&quot;LE&quot;;IF([.L6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5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C</text:p>
          </table:table-cell>
          <table:table-cell office:value-type="string">
            <text:p>1FC9</text:p>
          </table:table-cell>
          <table:table-cell table:style-name="ce3" office:value-type="string">
            <text:p>1E97</text:p>
          </table:table-cell>
          <table:table-cell table:formula="of:=HEX2DEC([.A70])" office:value-type="float" office:value="604">
            <text:p>604</text:p>
          </table:table-cell>
          <table:table-cell table:formula="of:=HEX2DEC([.B70])" office:value-type="float" office:value="492">
            <text:p>492</text:p>
          </table:table-cell>
          <table:table-cell table:formula="of:=HEX2DEC([.C70])" office:value-type="float" office:value="508">
            <text:p>508</text:p>
          </table:table-cell>
          <table:table-cell table:formula="of:=HEX2DEC([.D70])" office:value-type="float" office:value="8444">
            <text:p>8444</text:p>
          </table:table-cell>
          <table:table-cell table:formula="of:=HEX2DEC([.E70])" office:value-type="float" office:value="8137">
            <text:p>8137</text:p>
          </table:table-cell>
          <table:table-cell table:formula="of:=HEX2DEC([.F70])" office:value-type="float" office:value="7831">
            <text:p>7831</text:p>
          </table:table-cell>
          <table:table-cell table:formula="of:=IF([.G70]&gt;[.T$13];&quot;HE&quot;;IF([.G70]&gt;[.T$12];&quot;HO&quot;;IF([.G70]&lt;[.T$15];&quot;LE&quot;;IF([.G70]&lt;[.T$14];&quot;LO&quot;;&quot;&quot;))))">
            <text:p/>
          </table:table-cell>
          <table:table-cell table:formula="of:=IF([.H70]&gt;[.U$13];&quot;HE&quot;;IF([.H70]&gt;[.U$12];&quot;HO&quot;;IF([.H70]&lt;[.U$15];&quot;LE&quot;;IF([.H70]&lt;[.U$14];&quot;LO&quot;;&quot;&quot;))))">
            <text:p/>
          </table:table-cell>
          <table:table-cell table:formula="of:=IF([.I70]&gt;[.V$13];&quot;HE&quot;;IF([.I70]&gt;[.V$12];&quot;HO&quot;;IF([.I70]&lt;[.V$15];&quot;LE&quot;;IF([.I70]&lt;[.V$14];&quot;LO&quot;;&quot;&quot;))))">
            <text:p/>
          </table:table-cell>
          <table:table-cell table:formula="of:=IF([.J70]&gt;[.W$13];&quot;HE&quot;;IF([.J70]&gt;[.W$12];&quot;HO&quot;;IF([.J70]&lt;[.W$15];&quot;LE&quot;;IF([.J70]&lt;[.W$14];&quot;LO&quot;;&quot;&quot;))))">
            <text:p/>
          </table:table-cell>
          <table:table-cell table:formula="of:=IF([.K70]&gt;[.X$13];&quot;HE&quot;;IF([.K70]&gt;[.X$12];&quot;HO&quot;;IF([.K70]&lt;[.X$15];&quot;LE&quot;;IF([.K70]&lt;[.X$14];&quot;LO&quot;;&quot;&quot;))))">
            <text:p/>
          </table:table-cell>
          <table:table-cell table:formula="of:=IF([.L70]&gt;[.Y$13];&quot;HE&quot;;IF([.L70]&gt;[.Y$12];&quot;HO&quot;;IF([.L70]&lt;[.Y$15];&quot;LE&quot;;IF([.L7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C8</text:p>
          </table:table-cell>
          <table:table-cell office:value-type="string">
            <text:p>1E9A</text:p>
          </table:table-cell>
          <table:table-cell table:formula="of:=HEX2DEC([.A71])" office:value-type="float" office:value="616">
            <text:p>616</text:p>
          </table:table-cell>
          <table:table-cell table:formula="of:=HEX2DEC([.B71])" office:value-type="float" office:value="492">
            <text:p>492</text:p>
          </table:table-cell>
          <table:table-cell table:formula="of:=HEX2DEC([.C71])" office:value-type="float" office:value="508">
            <text:p>508</text:p>
          </table:table-cell>
          <table:table-cell table:formula="of:=HEX2DEC([.D71])" office:value-type="float" office:value="8439">
            <text:p>8439</text:p>
          </table:table-cell>
          <table:table-cell table:formula="of:=HEX2DEC([.E71])" office:value-type="float" office:value="8136">
            <text:p>8136</text:p>
          </table:table-cell>
          <table:table-cell table:formula="of:=HEX2DEC([.F71])" office:value-type="float" office:value="7834">
            <text:p>7834</text:p>
          </table:table-cell>
          <table:table-cell table:formula="of:=IF([.G71]&gt;[.T$13];&quot;HE&quot;;IF([.G71]&gt;[.T$12];&quot;HO&quot;;IF([.G71]&lt;[.T$15];&quot;LE&quot;;IF([.G71]&lt;[.T$14];&quot;LO&quot;;&quot;&quot;))))">
            <text:p/>
          </table:table-cell>
          <table:table-cell table:formula="of:=IF([.H71]&gt;[.U$13];&quot;HE&quot;;IF([.H71]&gt;[.U$12];&quot;HO&quot;;IF([.H71]&lt;[.U$15];&quot;LE&quot;;IF([.H71]&lt;[.U$14];&quot;LO&quot;;&quot;&quot;))))">
            <text:p/>
          </table:table-cell>
          <table:table-cell table:formula="of:=IF([.I71]&gt;[.V$13];&quot;HE&quot;;IF([.I71]&gt;[.V$12];&quot;HO&quot;;IF([.I71]&lt;[.V$15];&quot;LE&quot;;IF([.I71]&lt;[.V$14];&quot;LO&quot;;&quot;&quot;))))">
            <text:p/>
          </table:table-cell>
          <table:table-cell table:formula="of:=IF([.J71]&gt;[.W$13];&quot;HE&quot;;IF([.J71]&gt;[.W$12];&quot;HO&quot;;IF([.J71]&lt;[.W$15];&quot;LE&quot;;IF([.J71]&lt;[.W$14];&quot;LO&quot;;&quot;&quot;))))">
            <text:p/>
          </table:table-cell>
          <table:table-cell table:formula="of:=IF([.K71]&gt;[.X$13];&quot;HE&quot;;IF([.K71]&gt;[.X$12];&quot;HO&quot;;IF([.K71]&lt;[.X$15];&quot;LE&quot;;IF([.K71]&lt;[.X$14];&quot;LO&quot;;&quot;&quot;))))">
            <text:p/>
          </table:table-cell>
          <table:table-cell table:formula="of:=IF([.L71]&gt;[.Y$13];&quot;HE&quot;;IF([.L71]&gt;[.Y$12];&quot;HO&quot;;IF([.L71]&lt;[.Y$15];&quot;LE&quot;;IF([.L7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E</text:p>
          </table:table-cell>
          <table:table-cell office:value-type="string">
            <text:p>1E9D</text:p>
          </table:table-cell>
          <table:table-cell table:formula="of:=HEX2DEC([.A72])" office:value-type="float" office:value="628">
            <text:p>628</text:p>
          </table:table-cell>
          <table:table-cell table:formula="of:=HEX2DEC([.B72])" office:value-type="float" office:value="492">
            <text:p>492</text:p>
          </table:table-cell>
          <table:table-cell table:formula="of:=HEX2DEC([.C72])" office:value-type="float" office:value="508">
            <text:p>508</text:p>
          </table:table-cell>
          <table:table-cell table:formula="of:=HEX2DEC([.D72])" office:value-type="float" office:value="8434">
            <text:p>8434</text:p>
          </table:table-cell>
          <table:table-cell table:formula="of:=HEX2DEC([.E72])" office:value-type="float" office:value="8142">
            <text:p>8142</text:p>
          </table:table-cell>
          <table:table-cell table:formula="of:=HEX2DEC([.F72])" office:value-type="float" office:value="7837">
            <text:p>7837</text:p>
          </table:table-cell>
          <table:table-cell table:formula="of:=IF([.G72]&gt;[.T$13];&quot;HE&quot;;IF([.G72]&gt;[.T$12];&quot;HO&quot;;IF([.G72]&lt;[.T$15];&quot;LE&quot;;IF([.G72]&lt;[.T$14];&quot;LO&quot;;&quot;&quot;))))">
            <text:p/>
          </table:table-cell>
          <table:table-cell table:formula="of:=IF([.H72]&gt;[.U$13];&quot;HE&quot;;IF([.H72]&gt;[.U$12];&quot;HO&quot;;IF([.H72]&lt;[.U$15];&quot;LE&quot;;IF([.H72]&lt;[.U$14];&quot;LO&quot;;&quot;&quot;))))">
            <text:p/>
          </table:table-cell>
          <table:table-cell table:formula="of:=IF([.I72]&gt;[.V$13];&quot;HE&quot;;IF([.I72]&gt;[.V$12];&quot;HO&quot;;IF([.I72]&lt;[.V$15];&quot;LE&quot;;IF([.I72]&lt;[.V$14];&quot;LO&quot;;&quot;&quot;))))">
            <text:p/>
          </table:table-cell>
          <table:table-cell table:formula="of:=IF([.J72]&gt;[.W$13];&quot;HE&quot;;IF([.J72]&gt;[.W$12];&quot;HO&quot;;IF([.J72]&lt;[.W$15];&quot;LE&quot;;IF([.J72]&lt;[.W$14];&quot;LO&quot;;&quot;&quot;))))">
            <text:p/>
          </table:table-cell>
          <table:table-cell table:formula="of:=IF([.K72]&gt;[.X$13];&quot;HE&quot;;IF([.K72]&gt;[.X$12];&quot;HO&quot;;IF([.K72]&lt;[.X$15];&quot;LE&quot;;IF([.K72]&lt;[.X$14];&quot;LO&quot;;&quot;&quot;))))">
            <text:p/>
          </table:table-cell>
          <table:table-cell table:formula="of:=IF([.L72]&gt;[.Y$13];&quot;HE&quot;;IF([.L72]&gt;[.Y$12];&quot;HO&quot;;IF([.L72]&lt;[.Y$15];&quot;LE&quot;;IF([.L7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D3</text:p>
          </table:table-cell>
          <table:table-cell office:value-type="string">
            <text:p>1E9D</text:p>
          </table:table-cell>
          <table:table-cell table:formula="of:=HEX2DEC([.A73])" office:value-type="float" office:value="628">
            <text:p>628</text:p>
          </table:table-cell>
          <table:table-cell table:formula="of:=HEX2DEC([.B73])" office:value-type="float" office:value="492">
            <text:p>492</text:p>
          </table:table-cell>
          <table:table-cell table:formula="of:=HEX2DEC([.C73])" office:value-type="float" office:value="508">
            <text:p>508</text:p>
          </table:table-cell>
          <table:table-cell table:formula="of:=HEX2DEC([.D73])" office:value-type="float" office:value="8432">
            <text:p>8432</text:p>
          </table:table-cell>
          <table:table-cell table:formula="of:=HEX2DEC([.E73])" office:value-type="float" office:value="8147">
            <text:p>8147</text:p>
          </table:table-cell>
          <table:table-cell table:formula="of:=HEX2DEC([.F73])" office:value-type="float" office:value="7837">
            <text:p>7837</text:p>
          </table:table-cell>
          <table:table-cell table:formula="of:=IF([.G73]&gt;[.T$13];&quot;HE&quot;;IF([.G73]&gt;[.T$12];&quot;HO&quot;;IF([.G73]&lt;[.T$15];&quot;LE&quot;;IF([.G73]&lt;[.T$14];&quot;LO&quot;;&quot;&quot;))))">
            <text:p/>
          </table:table-cell>
          <table:table-cell table:formula="of:=IF([.H73]&gt;[.U$13];&quot;HE&quot;;IF([.H73]&gt;[.U$12];&quot;HO&quot;;IF([.H73]&lt;[.U$15];&quot;LE&quot;;IF([.H73]&lt;[.U$14];&quot;LO&quot;;&quot;&quot;))))">
            <text:p/>
          </table:table-cell>
          <table:table-cell table:formula="of:=IF([.I73]&gt;[.V$13];&quot;HE&quot;;IF([.I73]&gt;[.V$12];&quot;HO&quot;;IF([.I73]&lt;[.V$15];&quot;LE&quot;;IF([.I73]&lt;[.V$14];&quot;LO&quot;;&quot;&quot;))))">
            <text:p/>
          </table:table-cell>
          <table:table-cell table:formula="of:=IF([.J73]&gt;[.W$13];&quot;HE&quot;;IF([.J73]&gt;[.W$12];&quot;HO&quot;;IF([.J73]&lt;[.W$15];&quot;LE&quot;;IF([.J73]&lt;[.W$14];&quot;LO&quot;;&quot;&quot;))))">
            <text:p/>
          </table:table-cell>
          <table:table-cell table:formula="of:=IF([.K73]&gt;[.X$13];&quot;HE&quot;;IF([.K73]&gt;[.X$12];&quot;HO&quot;;IF([.K73]&lt;[.X$15];&quot;LE&quot;;IF([.K73]&lt;[.X$14];&quot;LO&quot;;&quot;&quot;))))">
            <text:p/>
          </table:table-cell>
          <table:table-cell table:formula="of:=IF([.L73]&gt;[.Y$13];&quot;HE&quot;;IF([.L73]&gt;[.Y$12];&quot;HO&quot;;IF([.L73]&lt;[.Y$15];&quot;LE&quot;;IF([.L7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D0</text:p>
          </table:table-cell>
          <table:table-cell office:value-type="string">
            <text:p>1E9D</text:p>
          </table:table-cell>
          <table:table-cell table:formula="of:=HEX2DEC([.A74])" office:value-type="float" office:value="628">
            <text:p>628</text:p>
          </table:table-cell>
          <table:table-cell table:formula="of:=HEX2DEC([.B74])" office:value-type="float" office:value="492">
            <text:p>492</text:p>
          </table:table-cell>
          <table:table-cell table:formula="of:=HEX2DEC([.C74])" office:value-type="float" office:value="508">
            <text:p>508</text:p>
          </table:table-cell>
          <table:table-cell table:formula="of:=HEX2DEC([.D74])" office:value-type="float" office:value="8434">
            <text:p>8434</text:p>
          </table:table-cell>
          <table:table-cell table:formula="of:=HEX2DEC([.E74])" office:value-type="float" office:value="8144">
            <text:p>8144</text:p>
          </table:table-cell>
          <table:table-cell table:formula="of:=HEX2DEC([.F74])" office:value-type="float" office:value="7837">
            <text:p>7837</text:p>
          </table:table-cell>
          <table:table-cell table:formula="of:=IF([.G74]&gt;[.T$13];&quot;HE&quot;;IF([.G74]&gt;[.T$12];&quot;HO&quot;;IF([.G74]&lt;[.T$15];&quot;LE&quot;;IF([.G74]&lt;[.T$14];&quot;LO&quot;;&quot;&quot;))))">
            <text:p/>
          </table:table-cell>
          <table:table-cell table:formula="of:=IF([.H74]&gt;[.U$13];&quot;HE&quot;;IF([.H74]&gt;[.U$12];&quot;HO&quot;;IF([.H74]&lt;[.U$15];&quot;LE&quot;;IF([.H74]&lt;[.U$14];&quot;LO&quot;;&quot;&quot;))))">
            <text:p/>
          </table:table-cell>
          <table:table-cell table:formula="of:=IF([.I74]&gt;[.V$13];&quot;HE&quot;;IF([.I74]&gt;[.V$12];&quot;HO&quot;;IF([.I74]&lt;[.V$15];&quot;LE&quot;;IF([.I74]&lt;[.V$14];&quot;LO&quot;;&quot;&quot;))))">
            <text:p/>
          </table:table-cell>
          <table:table-cell table:formula="of:=IF([.J74]&gt;[.W$13];&quot;HE&quot;;IF([.J74]&gt;[.W$12];&quot;HO&quot;;IF([.J74]&lt;[.W$15];&quot;LE&quot;;IF([.J74]&lt;[.W$14];&quot;LO&quot;;&quot;&quot;))))">
            <text:p/>
          </table:table-cell>
          <table:table-cell table:formula="of:=IF([.K74]&gt;[.X$13];&quot;HE&quot;;IF([.K74]&gt;[.X$12];&quot;HO&quot;;IF([.K74]&lt;[.X$15];&quot;LE&quot;;IF([.K74]&lt;[.X$14];&quot;LO&quot;;&quot;&quot;))))">
            <text:p/>
          </table:table-cell>
          <table:table-cell table:formula="of:=IF([.L74]&gt;[.Y$13];&quot;HE&quot;;IF([.L74]&gt;[.Y$12];&quot;HO&quot;;IF([.L74]&lt;[.Y$15];&quot;LE&quot;;IF([.L7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C</text:p>
          </table:table-cell>
          <table:table-cell office:value-type="string">
            <text:p>1FCD</text:p>
          </table:table-cell>
          <table:table-cell office:value-type="string">
            <text:p>1E9A</text:p>
          </table:table-cell>
          <table:table-cell table:formula="of:=HEX2DEC([.A75])" office:value-type="float" office:value="616">
            <text:p>616</text:p>
          </table:table-cell>
          <table:table-cell table:formula="of:=HEX2DEC([.B75])" office:value-type="float" office:value="492">
            <text:p>492</text:p>
          </table:table-cell>
          <table:table-cell table:formula="of:=HEX2DEC([.C75])" office:value-type="float" office:value="508">
            <text:p>508</text:p>
          </table:table-cell>
          <table:table-cell table:formula="of:=HEX2DEC([.D75])" office:value-type="float" office:value="8428">
            <text:p>8428</text:p>
          </table:table-cell>
          <table:table-cell table:formula="of:=HEX2DEC([.E75])" office:value-type="float" office:value="8141">
            <text:p>8141</text:p>
          </table:table-cell>
          <table:table-cell table:formula="of:=HEX2DEC([.F75])" office:value-type="float" office:value="7834">
            <text:p>7834</text:p>
          </table:table-cell>
          <table:table-cell table:formula="of:=IF([.G75]&gt;[.T$13];&quot;HE&quot;;IF([.G75]&gt;[.T$12];&quot;HO&quot;;IF([.G75]&lt;[.T$15];&quot;LE&quot;;IF([.G75]&lt;[.T$14];&quot;LO&quot;;&quot;&quot;))))">
            <text:p/>
          </table:table-cell>
          <table:table-cell table:formula="of:=IF([.H75]&gt;[.U$13];&quot;HE&quot;;IF([.H75]&gt;[.U$12];&quot;HO&quot;;IF([.H75]&lt;[.U$15];&quot;LE&quot;;IF([.H75]&lt;[.U$14];&quot;LO&quot;;&quot;&quot;))))">
            <text:p/>
          </table:table-cell>
          <table:table-cell table:formula="of:=IF([.I75]&gt;[.V$13];&quot;HE&quot;;IF([.I75]&gt;[.V$12];&quot;HO&quot;;IF([.I75]&lt;[.V$15];&quot;LE&quot;;IF([.I75]&lt;[.V$14];&quot;LO&quot;;&quot;&quot;))))">
            <text:p/>
          </table:table-cell>
          <table:table-cell table:formula="of:=IF([.J75]&gt;[.W$13];&quot;HE&quot;;IF([.J75]&gt;[.W$12];&quot;HO&quot;;IF([.J75]&lt;[.W$15];&quot;LE&quot;;IF([.J75]&lt;[.W$14];&quot;LO&quot;;&quot;&quot;))))">
            <text:p/>
          </table:table-cell>
          <table:table-cell table:formula="of:=IF([.K75]&gt;[.X$13];&quot;HE&quot;;IF([.K75]&gt;[.X$12];&quot;HO&quot;;IF([.K75]&lt;[.X$15];&quot;LE&quot;;IF([.K75]&lt;[.X$14];&quot;LO&quot;;&quot;&quot;))))">
            <text:p/>
          </table:table-cell>
          <table:table-cell table:formula="of:=IF([.L75]&gt;[.Y$13];&quot;HE&quot;;IF([.L75]&gt;[.Y$12];&quot;HO&quot;;IF([.L75]&lt;[.Y$15];&quot;LE&quot;;IF([.L7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D1</text:p>
          </table:table-cell>
          <table:table-cell table:style-name="ce3" office:value-type="string">
            <text:p>1E98</text:p>
          </table:table-cell>
          <table:table-cell table:formula="of:=HEX2DEC([.A76])" office:value-type="float" office:value="608">
            <text:p>608</text:p>
          </table:table-cell>
          <table:table-cell table:formula="of:=HEX2DEC([.B76])" office:value-type="float" office:value="492">
            <text:p>492</text:p>
          </table:table-cell>
          <table:table-cell table:formula="of:=HEX2DEC([.C76])" office:value-type="float" office:value="508">
            <text:p>508</text:p>
          </table:table-cell>
          <table:table-cell table:formula="of:=HEX2DEC([.D76])" office:value-type="float" office:value="8438">
            <text:p>8438</text:p>
          </table:table-cell>
          <table:table-cell table:formula="of:=HEX2DEC([.E76])" office:value-type="float" office:value="8145">
            <text:p>8145</text:p>
          </table:table-cell>
          <table:table-cell table:formula="of:=HEX2DEC([.F76])" office:value-type="float" office:value="7832">
            <text:p>7832</text:p>
          </table:table-cell>
          <table:table-cell table:formula="of:=IF([.G76]&gt;[.T$13];&quot;HE&quot;;IF([.G76]&gt;[.T$12];&quot;HO&quot;;IF([.G76]&lt;[.T$15];&quot;LE&quot;;IF([.G76]&lt;[.T$14];&quot;LO&quot;;&quot;&quot;))))">
            <text:p/>
          </table:table-cell>
          <table:table-cell table:formula="of:=IF([.H76]&gt;[.U$13];&quot;HE&quot;;IF([.H76]&gt;[.U$12];&quot;HO&quot;;IF([.H76]&lt;[.U$15];&quot;LE&quot;;IF([.H76]&lt;[.U$14];&quot;LO&quot;;&quot;&quot;))))">
            <text:p/>
          </table:table-cell>
          <table:table-cell table:formula="of:=IF([.I76]&gt;[.V$13];&quot;HE&quot;;IF([.I76]&gt;[.V$12];&quot;HO&quot;;IF([.I76]&lt;[.V$15];&quot;LE&quot;;IF([.I76]&lt;[.V$14];&quot;LO&quot;;&quot;&quot;))))">
            <text:p/>
          </table:table-cell>
          <table:table-cell table:formula="of:=IF([.J76]&gt;[.W$13];&quot;HE&quot;;IF([.J76]&gt;[.W$12];&quot;HO&quot;;IF([.J76]&lt;[.W$15];&quot;LE&quot;;IF([.J76]&lt;[.W$14];&quot;LO&quot;;&quot;&quot;))))">
            <text:p/>
          </table:table-cell>
          <table:table-cell table:formula="of:=IF([.K76]&gt;[.X$13];&quot;HE&quot;;IF([.K76]&gt;[.X$12];&quot;HO&quot;;IF([.K76]&lt;[.X$15];&quot;LE&quot;;IF([.K76]&lt;[.X$14];&quot;LO&quot;;&quot;&quot;))))">
            <text:p/>
          </table:table-cell>
          <table:table-cell table:formula="of:=IF([.L76]&gt;[.Y$13];&quot;HE&quot;;IF([.L76]&gt;[.Y$12];&quot;HO&quot;;IF([.L76]&lt;[.Y$15];&quot;LE&quot;;IF([.L7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F</text:p>
          </table:table-cell>
          <table:table-cell office:value-type="string">
            <text:p>1FCD</text:p>
          </table:table-cell>
          <table:table-cell office:value-type="string">
            <text:p>1E9C</text:p>
          </table:table-cell>
          <table:table-cell table:formula="of:=HEX2DEC([.A77])" office:value-type="float" office:value="624">
            <text:p>624</text:p>
          </table:table-cell>
          <table:table-cell table:formula="of:=HEX2DEC([.B77])" office:value-type="float" office:value="492">
            <text:p>492</text:p>
          </table:table-cell>
          <table:table-cell table:formula="of:=HEX2DEC([.C77])" office:value-type="float" office:value="508">
            <text:p>508</text:p>
          </table:table-cell>
          <table:table-cell table:formula="of:=HEX2DEC([.D77])" office:value-type="float" office:value="8431">
            <text:p>8431</text:p>
          </table:table-cell>
          <table:table-cell table:formula="of:=HEX2DEC([.E77])" office:value-type="float" office:value="8141">
            <text:p>8141</text:p>
          </table:table-cell>
          <table:table-cell table:formula="of:=HEX2DEC([.F77])" office:value-type="float" office:value="7836">
            <text:p>7836</text:p>
          </table:table-cell>
          <table:table-cell table:formula="of:=IF([.G77]&gt;[.T$13];&quot;HE&quot;;IF([.G77]&gt;[.T$12];&quot;HO&quot;;IF([.G77]&lt;[.T$15];&quot;LE&quot;;IF([.G77]&lt;[.T$14];&quot;LO&quot;;&quot;&quot;))))">
            <text:p/>
          </table:table-cell>
          <table:table-cell table:formula="of:=IF([.H77]&gt;[.U$13];&quot;HE&quot;;IF([.H77]&gt;[.U$12];&quot;HO&quot;;IF([.H77]&lt;[.U$15];&quot;LE&quot;;IF([.H77]&lt;[.U$14];&quot;LO&quot;;&quot;&quot;))))">
            <text:p/>
          </table:table-cell>
          <table:table-cell table:formula="of:=IF([.I77]&gt;[.V$13];&quot;HE&quot;;IF([.I77]&gt;[.V$12];&quot;HO&quot;;IF([.I77]&lt;[.V$15];&quot;LE&quot;;IF([.I77]&lt;[.V$14];&quot;LO&quot;;&quot;&quot;))))">
            <text:p/>
          </table:table-cell>
          <table:table-cell table:formula="of:=IF([.J77]&gt;[.W$13];&quot;HE&quot;;IF([.J77]&gt;[.W$12];&quot;HO&quot;;IF([.J77]&lt;[.W$15];&quot;LE&quot;;IF([.J77]&lt;[.W$14];&quot;LO&quot;;&quot;&quot;))))">
            <text:p/>
          </table:table-cell>
          <table:table-cell table:formula="of:=IF([.K77]&gt;[.X$13];&quot;HE&quot;;IF([.K77]&gt;[.X$12];&quot;HO&quot;;IF([.K77]&lt;[.X$15];&quot;LE&quot;;IF([.K77]&lt;[.X$14];&quot;LO&quot;;&quot;&quot;))))">
            <text:p/>
          </table:table-cell>
          <table:table-cell table:formula="of:=IF([.L77]&gt;[.Y$13];&quot;HE&quot;;IF([.L77]&gt;[.Y$12];&quot;HO&quot;;IF([.L77]&lt;[.Y$15];&quot;LE&quot;;IF([.L7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A</text:p>
          </table:table-cell>
          <table:table-cell office:value-type="string">
            <text:p>1E9B</text:p>
          </table:table-cell>
          <table:table-cell table:formula="of:=HEX2DEC([.A78])" office:value-type="float" office:value="620">
            <text:p>620</text:p>
          </table:table-cell>
          <table:table-cell table:formula="of:=HEX2DEC([.B78])" office:value-type="float" office:value="492">
            <text:p>492</text:p>
          </table:table-cell>
          <table:table-cell table:formula="of:=HEX2DEC([.C78])" office:value-type="float" office:value="508">
            <text:p>508</text:p>
          </table:table-cell>
          <table:table-cell table:formula="of:=HEX2DEC([.D78])" office:value-type="float" office:value="8434">
            <text:p>8434</text:p>
          </table:table-cell>
          <table:table-cell table:formula="of:=HEX2DEC([.E78])" office:value-type="float" office:value="8138">
            <text:p>8138</text:p>
          </table:table-cell>
          <table:table-cell table:formula="of:=HEX2DEC([.F78])" office:value-type="float" office:value="7835">
            <text:p>7835</text:p>
          </table:table-cell>
          <table:table-cell table:formula="of:=IF([.G78]&gt;[.T$13];&quot;HE&quot;;IF([.G78]&gt;[.T$12];&quot;HO&quot;;IF([.G78]&lt;[.T$15];&quot;LE&quot;;IF([.G78]&lt;[.T$14];&quot;LO&quot;;&quot;&quot;))))">
            <text:p/>
          </table:table-cell>
          <table:table-cell table:formula="of:=IF([.H78]&gt;[.U$13];&quot;HE&quot;;IF([.H78]&gt;[.U$12];&quot;HO&quot;;IF([.H78]&lt;[.U$15];&quot;LE&quot;;IF([.H78]&lt;[.U$14];&quot;LO&quot;;&quot;&quot;))))">
            <text:p/>
          </table:table-cell>
          <table:table-cell table:formula="of:=IF([.I78]&gt;[.V$13];&quot;HE&quot;;IF([.I78]&gt;[.V$12];&quot;HO&quot;;IF([.I78]&lt;[.V$15];&quot;LE&quot;;IF([.I78]&lt;[.V$14];&quot;LO&quot;;&quot;&quot;))))">
            <text:p/>
          </table:table-cell>
          <table:table-cell table:formula="of:=IF([.J78]&gt;[.W$13];&quot;HE&quot;;IF([.J78]&gt;[.W$12];&quot;HO&quot;;IF([.J78]&lt;[.W$15];&quot;LE&quot;;IF([.J78]&lt;[.W$14];&quot;LO&quot;;&quot;&quot;))))">
            <text:p/>
          </table:table-cell>
          <table:table-cell table:formula="of:=IF([.K78]&gt;[.X$13];&quot;HE&quot;;IF([.K78]&gt;[.X$12];&quot;HO&quot;;IF([.K78]&lt;[.X$15];&quot;LE&quot;;IF([.K78]&lt;[.X$14];&quot;LO&quot;;&quot;&quot;))))">
            <text:p/>
          </table:table-cell>
          <table:table-cell table:formula="of:=IF([.L78]&gt;[.Y$13];&quot;HE&quot;;IF([.L78]&gt;[.Y$12];&quot;HO&quot;;IF([.L78]&lt;[.Y$15];&quot;LE&quot;;IF([.L7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D</text:p>
          </table:table-cell>
          <table:table-cell table:style-name="ce3" office:value-type="string">
            <text:p>1E95</text:p>
          </table:table-cell>
          <table:table-cell table:formula="of:=HEX2DEC([.A79])" office:value-type="float" office:value="596">
            <text:p>596</text:p>
          </table:table-cell>
          <table:table-cell table:formula="of:=HEX2DEC([.B79])" office:value-type="float" office:value="492">
            <text:p>492</text:p>
          </table:table-cell>
          <table:table-cell table:formula="of:=HEX2DEC([.C79])" office:value-type="float" office:value="508">
            <text:p>508</text:p>
          </table:table-cell>
          <table:table-cell table:formula="of:=HEX2DEC([.D79])" office:value-type="float" office:value="8437">
            <text:p>8437</text:p>
          </table:table-cell>
          <table:table-cell table:formula="of:=HEX2DEC([.E79])" office:value-type="float" office:value="8141">
            <text:p>8141</text:p>
          </table:table-cell>
          <table:table-cell table:formula="of:=HEX2DEC([.F79])" office:value-type="float" office:value="7829">
            <text:p>7829</text:p>
          </table:table-cell>
          <table:table-cell table:formula="of:=IF([.G79]&gt;[.T$13];&quot;HE&quot;;IF([.G79]&gt;[.T$12];&quot;HO&quot;;IF([.G79]&lt;[.T$15];&quot;LE&quot;;IF([.G79]&lt;[.T$14];&quot;LO&quot;;&quot;&quot;))))">
            <text:p/>
          </table:table-cell>
          <table:table-cell table:formula="of:=IF([.H79]&gt;[.U$13];&quot;HE&quot;;IF([.H79]&gt;[.U$12];&quot;HO&quot;;IF([.H79]&lt;[.U$15];&quot;LE&quot;;IF([.H79]&lt;[.U$14];&quot;LO&quot;;&quot;&quot;))))">
            <text:p/>
          </table:table-cell>
          <table:table-cell table:formula="of:=IF([.I79]&gt;[.V$13];&quot;HE&quot;;IF([.I79]&gt;[.V$12];&quot;HO&quot;;IF([.I79]&lt;[.V$15];&quot;LE&quot;;IF([.I79]&lt;[.V$14];&quot;LO&quot;;&quot;&quot;))))">
            <text:p/>
          </table:table-cell>
          <table:table-cell table:formula="of:=IF([.J79]&gt;[.W$13];&quot;HE&quot;;IF([.J79]&gt;[.W$12];&quot;HO&quot;;IF([.J79]&lt;[.W$15];&quot;LE&quot;;IF([.J79]&lt;[.W$14];&quot;LO&quot;;&quot;&quot;))))">
            <text:p/>
          </table:table-cell>
          <table:table-cell table:formula="of:=IF([.K79]&gt;[.X$13];&quot;HE&quot;;IF([.K79]&gt;[.X$12];&quot;HO&quot;;IF([.K79]&lt;[.X$15];&quot;LE&quot;;IF([.K79]&lt;[.X$14];&quot;LO&quot;;&quot;&quot;))))">
            <text:p/>
          </table:table-cell>
          <table:table-cell table:formula="of:=IF([.L79]&gt;[.Y$13];&quot;HE&quot;;IF([.L79]&gt;[.Y$12];&quot;HO&quot;;IF([.L79]&lt;[.Y$15];&quot;LE&quot;;IF([.L7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D2</text:p>
          </table:table-cell>
          <table:table-cell office:value-type="string">
            <text:p>1E9F</text:p>
          </table:table-cell>
          <table:table-cell table:formula="of:=HEX2DEC([.A80])" office:value-type="float" office:value="636">
            <text:p>636</text:p>
          </table:table-cell>
          <table:table-cell table:formula="of:=HEX2DEC([.B80])" office:value-type="float" office:value="492">
            <text:p>492</text:p>
          </table:table-cell>
          <table:table-cell table:formula="of:=HEX2DEC([.C80])" office:value-type="float" office:value="508">
            <text:p>508</text:p>
          </table:table-cell>
          <table:table-cell table:formula="of:=HEX2DEC([.D80])" office:value-type="float" office:value="8432">
            <text:p>8432</text:p>
          </table:table-cell>
          <table:table-cell table:formula="of:=HEX2DEC([.E80])" office:value-type="float" office:value="8146">
            <text:p>8146</text:p>
          </table:table-cell>
          <table:table-cell table:formula="of:=HEX2DEC([.F80])" office:value-type="float" office:value="7839">
            <text:p>7839</text:p>
          </table:table-cell>
          <table:table-cell table:formula="of:=IF([.G80]&gt;[.T$13];&quot;HE&quot;;IF([.G80]&gt;[.T$12];&quot;HO&quot;;IF([.G80]&lt;[.T$15];&quot;LE&quot;;IF([.G80]&lt;[.T$14];&quot;LO&quot;;&quot;&quot;))))">
            <text:p/>
          </table:table-cell>
          <table:table-cell table:formula="of:=IF([.H80]&gt;[.U$13];&quot;HE&quot;;IF([.H80]&gt;[.U$12];&quot;HO&quot;;IF([.H80]&lt;[.U$15];&quot;LE&quot;;IF([.H80]&lt;[.U$14];&quot;LO&quot;;&quot;&quot;))))">
            <text:p/>
          </table:table-cell>
          <table:table-cell table:formula="of:=IF([.I80]&gt;[.V$13];&quot;HE&quot;;IF([.I80]&gt;[.V$12];&quot;HO&quot;;IF([.I80]&lt;[.V$15];&quot;LE&quot;;IF([.I80]&lt;[.V$14];&quot;LO&quot;;&quot;&quot;))))">
            <text:p/>
          </table:table-cell>
          <table:table-cell table:formula="of:=IF([.J80]&gt;[.W$13];&quot;HE&quot;;IF([.J80]&gt;[.W$12];&quot;HO&quot;;IF([.J80]&lt;[.W$15];&quot;LE&quot;;IF([.J80]&lt;[.W$14];&quot;LO&quot;;&quot;&quot;))))">
            <text:p/>
          </table:table-cell>
          <table:table-cell table:formula="of:=IF([.K80]&gt;[.X$13];&quot;HE&quot;;IF([.K80]&gt;[.X$12];&quot;HO&quot;;IF([.K80]&lt;[.X$15];&quot;LE&quot;;IF([.K80]&lt;[.X$14];&quot;LO&quot;;&quot;&quot;))))">
            <text:p/>
          </table:table-cell>
          <table:table-cell table:formula="of:=IF([.L80]&gt;[.Y$13];&quot;HE&quot;;IF([.L80]&gt;[.Y$12];&quot;HO&quot;;IF([.L80]&lt;[.Y$15];&quot;LE&quot;;IF([.L8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D1</text:p>
          </table:table-cell>
          <table:table-cell office:value-type="string">
            <text:p>1E9E</text:p>
          </table:table-cell>
          <table:table-cell table:formula="of:=HEX2DEC([.A81])" office:value-type="float" office:value="632">
            <text:p>632</text:p>
          </table:table-cell>
          <table:table-cell table:formula="of:=HEX2DEC([.B81])" office:value-type="float" office:value="492">
            <text:p>492</text:p>
          </table:table-cell>
          <table:table-cell table:formula="of:=HEX2DEC([.C81])" office:value-type="float" office:value="508">
            <text:p>508</text:p>
          </table:table-cell>
          <table:table-cell table:formula="of:=HEX2DEC([.D81])" office:value-type="float" office:value="8433">
            <text:p>8433</text:p>
          </table:table-cell>
          <table:table-cell table:formula="of:=HEX2DEC([.E81])" office:value-type="float" office:value="8145">
            <text:p>8145</text:p>
          </table:table-cell>
          <table:table-cell table:formula="of:=HEX2DEC([.F81])" office:value-type="float" office:value="7838">
            <text:p>7838</text:p>
          </table:table-cell>
          <table:table-cell table:formula="of:=IF([.G81]&gt;[.T$13];&quot;HE&quot;;IF([.G81]&gt;[.T$12];&quot;HO&quot;;IF([.G81]&lt;[.T$15];&quot;LE&quot;;IF([.G81]&lt;[.T$14];&quot;LO&quot;;&quot;&quot;))))">
            <text:p/>
          </table:table-cell>
          <table:table-cell table:formula="of:=IF([.H81]&gt;[.U$13];&quot;HE&quot;;IF([.H81]&gt;[.U$12];&quot;HO&quot;;IF([.H81]&lt;[.U$15];&quot;LE&quot;;IF([.H81]&lt;[.U$14];&quot;LO&quot;;&quot;&quot;))))">
            <text:p/>
          </table:table-cell>
          <table:table-cell table:formula="of:=IF([.I81]&gt;[.V$13];&quot;HE&quot;;IF([.I81]&gt;[.V$12];&quot;HO&quot;;IF([.I81]&lt;[.V$15];&quot;LE&quot;;IF([.I81]&lt;[.V$14];&quot;LO&quot;;&quot;&quot;))))">
            <text:p/>
          </table:table-cell>
          <table:table-cell table:formula="of:=IF([.J81]&gt;[.W$13];&quot;HE&quot;;IF([.J81]&gt;[.W$12];&quot;HO&quot;;IF([.J81]&lt;[.W$15];&quot;LE&quot;;IF([.J81]&lt;[.W$14];&quot;LO&quot;;&quot;&quot;))))">
            <text:p/>
          </table:table-cell>
          <table:table-cell table:formula="of:=IF([.K81]&gt;[.X$13];&quot;HE&quot;;IF([.K81]&gt;[.X$12];&quot;HO&quot;;IF([.K81]&lt;[.X$15];&quot;LE&quot;;IF([.K81]&lt;[.X$14];&quot;LO&quot;;&quot;&quot;))))">
            <text:p/>
          </table:table-cell>
          <table:table-cell table:formula="of:=IF([.L81]&gt;[.Y$13];&quot;HE&quot;;IF([.L81]&gt;[.Y$12];&quot;HO&quot;;IF([.L81]&lt;[.Y$15];&quot;LE&quot;;IF([.L8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CD</text:p>
          </table:table-cell>
          <table:table-cell table:style-name="ce3" office:value-type="string">
            <text:p>1E99</text:p>
          </table:table-cell>
          <table:table-cell table:formula="of:=HEX2DEC([.A82])" office:value-type="float" office:value="612">
            <text:p>612</text:p>
          </table:table-cell>
          <table:table-cell table:formula="of:=HEX2DEC([.B82])" office:value-type="float" office:value="492">
            <text:p>492</text:p>
          </table:table-cell>
          <table:table-cell table:formula="of:=HEX2DEC([.C82])" office:value-type="float" office:value="508">
            <text:p>508</text:p>
          </table:table-cell>
          <table:table-cell table:formula="of:=HEX2DEC([.D82])" office:value-type="float" office:value="8435">
            <text:p>8435</text:p>
          </table:table-cell>
          <table:table-cell table:formula="of:=HEX2DEC([.E82])" office:value-type="float" office:value="8141">
            <text:p>8141</text:p>
          </table:table-cell>
          <table:table-cell table:formula="of:=HEX2DEC([.F82])" office:value-type="float" office:value="7833">
            <text:p>7833</text:p>
          </table:table-cell>
          <table:table-cell table:formula="of:=IF([.G82]&gt;[.T$13];&quot;HE&quot;;IF([.G82]&gt;[.T$12];&quot;HO&quot;;IF([.G82]&lt;[.T$15];&quot;LE&quot;;IF([.G82]&lt;[.T$14];&quot;LO&quot;;&quot;&quot;))))">
            <text:p/>
          </table:table-cell>
          <table:table-cell table:formula="of:=IF([.H82]&gt;[.U$13];&quot;HE&quot;;IF([.H82]&gt;[.U$12];&quot;HO&quot;;IF([.H82]&lt;[.U$15];&quot;LE&quot;;IF([.H82]&lt;[.U$14];&quot;LO&quot;;&quot;&quot;))))">
            <text:p/>
          </table:table-cell>
          <table:table-cell table:formula="of:=IF([.I82]&gt;[.V$13];&quot;HE&quot;;IF([.I82]&gt;[.V$12];&quot;HO&quot;;IF([.I82]&lt;[.V$15];&quot;LE&quot;;IF([.I82]&lt;[.V$14];&quot;LO&quot;;&quot;&quot;))))">
            <text:p/>
          </table:table-cell>
          <table:table-cell table:formula="of:=IF([.J82]&gt;[.W$13];&quot;HE&quot;;IF([.J82]&gt;[.W$12];&quot;HO&quot;;IF([.J82]&lt;[.W$15];&quot;LE&quot;;IF([.J82]&lt;[.W$14];&quot;LO&quot;;&quot;&quot;))))">
            <text:p/>
          </table:table-cell>
          <table:table-cell table:formula="of:=IF([.K82]&gt;[.X$13];&quot;HE&quot;;IF([.K82]&gt;[.X$12];&quot;HO&quot;;IF([.K82]&lt;[.X$15];&quot;LE&quot;;IF([.K82]&lt;[.X$14];&quot;LO&quot;;&quot;&quot;))))">
            <text:p/>
          </table:table-cell>
          <table:table-cell table:formula="of:=IF([.L82]&gt;[.Y$13];&quot;HE&quot;;IF([.L82]&gt;[.Y$12];&quot;HO&quot;;IF([.L82]&lt;[.Y$15];&quot;LE&quot;;IF([.L8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CF</text:p>
          </table:table-cell>
          <table:table-cell office:value-type="string">
            <text:p>1E9D</text:p>
          </table:table-cell>
          <table:table-cell table:formula="of:=HEX2DEC([.A83])" office:value-type="float" office:value="628">
            <text:p>628</text:p>
          </table:table-cell>
          <table:table-cell table:formula="of:=HEX2DEC([.B83])" office:value-type="float" office:value="492">
            <text:p>492</text:p>
          </table:table-cell>
          <table:table-cell table:formula="of:=HEX2DEC([.C83])" office:value-type="float" office:value="508">
            <text:p>508</text:p>
          </table:table-cell>
          <table:table-cell table:formula="of:=HEX2DEC([.D83])" office:value-type="float" office:value="8436">
            <text:p>8436</text:p>
          </table:table-cell>
          <table:table-cell table:formula="of:=HEX2DEC([.E83])" office:value-type="float" office:value="8143">
            <text:p>8143</text:p>
          </table:table-cell>
          <table:table-cell table:formula="of:=HEX2DEC([.F83])" office:value-type="float" office:value="7837">
            <text:p>7837</text:p>
          </table:table-cell>
          <table:table-cell table:formula="of:=IF([.G83]&gt;[.T$13];&quot;HE&quot;;IF([.G83]&gt;[.T$12];&quot;HO&quot;;IF([.G83]&lt;[.T$15];&quot;LE&quot;;IF([.G83]&lt;[.T$14];&quot;LO&quot;;&quot;&quot;))))">
            <text:p/>
          </table:table-cell>
          <table:table-cell table:formula="of:=IF([.H83]&gt;[.U$13];&quot;HE&quot;;IF([.H83]&gt;[.U$12];&quot;HO&quot;;IF([.H83]&lt;[.U$15];&quot;LE&quot;;IF([.H83]&lt;[.U$14];&quot;LO&quot;;&quot;&quot;))))">
            <text:p/>
          </table:table-cell>
          <table:table-cell table:formula="of:=IF([.I83]&gt;[.V$13];&quot;HE&quot;;IF([.I83]&gt;[.V$12];&quot;HO&quot;;IF([.I83]&lt;[.V$15];&quot;LE&quot;;IF([.I83]&lt;[.V$14];&quot;LO&quot;;&quot;&quot;))))">
            <text:p/>
          </table:table-cell>
          <table:table-cell table:formula="of:=IF([.J83]&gt;[.W$13];&quot;HE&quot;;IF([.J83]&gt;[.W$12];&quot;HO&quot;;IF([.J83]&lt;[.W$15];&quot;LE&quot;;IF([.J83]&lt;[.W$14];&quot;LO&quot;;&quot;&quot;))))">
            <text:p/>
          </table:table-cell>
          <table:table-cell table:formula="of:=IF([.K83]&gt;[.X$13];&quot;HE&quot;;IF([.K83]&gt;[.X$12];&quot;HO&quot;;IF([.K83]&lt;[.X$15];&quot;LE&quot;;IF([.K83]&lt;[.X$14];&quot;LO&quot;;&quot;&quot;))))">
            <text:p/>
          </table:table-cell>
          <table:table-cell table:formula="of:=IF([.L83]&gt;[.Y$13];&quot;HE&quot;;IF([.L83]&gt;[.Y$12];&quot;HO&quot;;IF([.L83]&lt;[.Y$15];&quot;LE&quot;;IF([.L8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CB</text:p>
          </table:table-cell>
          <table:table-cell office:value-type="string">
            <text:p>1E9F</text:p>
          </table:table-cell>
          <table:table-cell table:formula="of:=HEX2DEC([.A84])" office:value-type="float" office:value="636">
            <text:p>636</text:p>
          </table:table-cell>
          <table:table-cell table:formula="of:=HEX2DEC([.B84])" office:value-type="float" office:value="492">
            <text:p>492</text:p>
          </table:table-cell>
          <table:table-cell table:formula="of:=HEX2DEC([.C84])" office:value-type="float" office:value="508">
            <text:p>508</text:p>
          </table:table-cell>
          <table:table-cell table:formula="of:=HEX2DEC([.D84])" office:value-type="float" office:value="8441">
            <text:p>8441</text:p>
          </table:table-cell>
          <table:table-cell table:formula="of:=HEX2DEC([.E84])" office:value-type="float" office:value="8139">
            <text:p>8139</text:p>
          </table:table-cell>
          <table:table-cell table:formula="of:=HEX2DEC([.F84])" office:value-type="float" office:value="7839">
            <text:p>7839</text:p>
          </table:table-cell>
          <table:table-cell table:formula="of:=IF([.G84]&gt;[.T$13];&quot;HE&quot;;IF([.G84]&gt;[.T$12];&quot;HO&quot;;IF([.G84]&lt;[.T$15];&quot;LE&quot;;IF([.G84]&lt;[.T$14];&quot;LO&quot;;&quot;&quot;))))">
            <text:p/>
          </table:table-cell>
          <table:table-cell table:formula="of:=IF([.H84]&gt;[.U$13];&quot;HE&quot;;IF([.H84]&gt;[.U$12];&quot;HO&quot;;IF([.H84]&lt;[.U$15];&quot;LE&quot;;IF([.H84]&lt;[.U$14];&quot;LO&quot;;&quot;&quot;))))">
            <text:p/>
          </table:table-cell>
          <table:table-cell table:formula="of:=IF([.I84]&gt;[.V$13];&quot;HE&quot;;IF([.I84]&gt;[.V$12];&quot;HO&quot;;IF([.I84]&lt;[.V$15];&quot;LE&quot;;IF([.I84]&lt;[.V$14];&quot;LO&quot;;&quot;&quot;))))">
            <text:p/>
          </table:table-cell>
          <table:table-cell table:formula="of:=IF([.J84]&gt;[.W$13];&quot;HE&quot;;IF([.J84]&gt;[.W$12];&quot;HO&quot;;IF([.J84]&lt;[.W$15];&quot;LE&quot;;IF([.J84]&lt;[.W$14];&quot;LO&quot;;&quot;&quot;))))">
            <text:p/>
          </table:table-cell>
          <table:table-cell table:formula="of:=IF([.K84]&gt;[.X$13];&quot;HE&quot;;IF([.K84]&gt;[.X$12];&quot;HO&quot;;IF([.K84]&lt;[.X$15];&quot;LE&quot;;IF([.K84]&lt;[.X$14];&quot;LO&quot;;&quot;&quot;))))">
            <text:p/>
          </table:table-cell>
          <table:table-cell table:formula="of:=IF([.L84]&gt;[.Y$13];&quot;HE&quot;;IF([.L84]&gt;[.Y$12];&quot;HO&quot;;IF([.L84]&lt;[.Y$15];&quot;LE&quot;;IF([.L8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E</text:p>
          </table:table-cell>
          <table:table-cell office:value-type="string">
            <text:p>1EA0</text:p>
          </table:table-cell>
          <table:table-cell table:formula="of:=HEX2DEC([.A85])" office:value-type="float" office:value="640">
            <text:p>640</text:p>
          </table:table-cell>
          <table:table-cell table:formula="of:=HEX2DEC([.B85])" office:value-type="float" office:value="492">
            <text:p>492</text:p>
          </table:table-cell>
          <table:table-cell table:formula="of:=HEX2DEC([.C85])" office:value-type="float" office:value="508">
            <text:p>508</text:p>
          </table:table-cell>
          <table:table-cell table:formula="of:=HEX2DEC([.D85])" office:value-type="float" office:value="8434">
            <text:p>8434</text:p>
          </table:table-cell>
          <table:table-cell table:formula="of:=HEX2DEC([.E85])" office:value-type="float" office:value="8142">
            <text:p>8142</text:p>
          </table:table-cell>
          <table:table-cell table:formula="of:=HEX2DEC([.F85])" office:value-type="float" office:value="7840">
            <text:p>7840</text:p>
          </table:table-cell>
          <table:table-cell table:formula="of:=IF([.G85]&gt;[.T$13];&quot;HE&quot;;IF([.G85]&gt;[.T$12];&quot;HO&quot;;IF([.G85]&lt;[.T$15];&quot;LE&quot;;IF([.G85]&lt;[.T$14];&quot;LO&quot;;&quot;&quot;))))">
            <text:p/>
          </table:table-cell>
          <table:table-cell table:formula="of:=IF([.H85]&gt;[.U$13];&quot;HE&quot;;IF([.H85]&gt;[.U$12];&quot;HO&quot;;IF([.H85]&lt;[.U$15];&quot;LE&quot;;IF([.H85]&lt;[.U$14];&quot;LO&quot;;&quot;&quot;))))">
            <text:p/>
          </table:table-cell>
          <table:table-cell table:formula="of:=IF([.I85]&gt;[.V$13];&quot;HE&quot;;IF([.I85]&gt;[.V$12];&quot;HO&quot;;IF([.I85]&lt;[.V$15];&quot;LE&quot;;IF([.I85]&lt;[.V$14];&quot;LO&quot;;&quot;&quot;))))">
            <text:p/>
          </table:table-cell>
          <table:table-cell table:formula="of:=IF([.J85]&gt;[.W$13];&quot;HE&quot;;IF([.J85]&gt;[.W$12];&quot;HO&quot;;IF([.J85]&lt;[.W$15];&quot;LE&quot;;IF([.J85]&lt;[.W$14];&quot;LO&quot;;&quot;&quot;))))">
            <text:p/>
          </table:table-cell>
          <table:table-cell table:formula="of:=IF([.K85]&gt;[.X$13];&quot;HE&quot;;IF([.K85]&gt;[.X$12];&quot;HO&quot;;IF([.K85]&lt;[.X$15];&quot;LE&quot;;IF([.K85]&lt;[.X$14];&quot;LO&quot;;&quot;&quot;))))">
            <text:p/>
          </table:table-cell>
          <table:table-cell table:formula="of:=IF([.L85]&gt;[.Y$13];&quot;HE&quot;;IF([.L85]&gt;[.Y$12];&quot;HO&quot;;IF([.L85]&lt;[.Y$15];&quot;LE&quot;;IF([.L8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E</text:p>
          </table:table-cell>
          <table:table-cell office:value-type="string">
            <text:p>1FC2</text:p>
          </table:table-cell>
          <table:table-cell office:value-type="string">
            <text:p>1E9B</text:p>
          </table:table-cell>
          <table:table-cell table:formula="of:=HEX2DEC([.A86])" office:value-type="float" office:value="620">
            <text:p>620</text:p>
          </table:table-cell>
          <table:table-cell table:formula="of:=HEX2DEC([.B86])" office:value-type="float" office:value="492">
            <text:p>492</text:p>
          </table:table-cell>
          <table:table-cell table:formula="of:=HEX2DEC([.C86])" office:value-type="float" office:value="508">
            <text:p>508</text:p>
          </table:table-cell>
          <table:table-cell table:formula="of:=HEX2DEC([.D86])" office:value-type="float" office:value="8430">
            <text:p>8430</text:p>
          </table:table-cell>
          <table:table-cell table:formula="of:=HEX2DEC([.E86])" office:value-type="float" office:value="8130">
            <text:p>8130</text:p>
          </table:table-cell>
          <table:table-cell table:formula="of:=HEX2DEC([.F86])" office:value-type="float" office:value="7835">
            <text:p>7835</text:p>
          </table:table-cell>
          <table:table-cell table:formula="of:=IF([.G86]&gt;[.T$13];&quot;HE&quot;;IF([.G86]&gt;[.T$12];&quot;HO&quot;;IF([.G86]&lt;[.T$15];&quot;LE&quot;;IF([.G86]&lt;[.T$14];&quot;LO&quot;;&quot;&quot;))))">
            <text:p/>
          </table:table-cell>
          <table:table-cell table:formula="of:=IF([.H86]&gt;[.U$13];&quot;HE&quot;;IF([.H86]&gt;[.U$12];&quot;HO&quot;;IF([.H86]&lt;[.U$15];&quot;LE&quot;;IF([.H86]&lt;[.U$14];&quot;LO&quot;;&quot;&quot;))))">
            <text:p/>
          </table:table-cell>
          <table:table-cell table:formula="of:=IF([.I86]&gt;[.V$13];&quot;HE&quot;;IF([.I86]&gt;[.V$12];&quot;HO&quot;;IF([.I86]&lt;[.V$15];&quot;LE&quot;;IF([.I86]&lt;[.V$14];&quot;LO&quot;;&quot;&quot;))))">
            <text:p/>
          </table:table-cell>
          <table:table-cell table:formula="of:=IF([.J86]&gt;[.W$13];&quot;HE&quot;;IF([.J86]&gt;[.W$12];&quot;HO&quot;;IF([.J86]&lt;[.W$15];&quot;LE&quot;;IF([.J86]&lt;[.W$14];&quot;LO&quot;;&quot;&quot;))))">
            <text:p/>
          </table:table-cell>
          <table:table-cell table:formula="of:=IF([.K86]&gt;[.X$13];&quot;HE&quot;;IF([.K86]&gt;[.X$12];&quot;HO&quot;;IF([.K86]&lt;[.X$15];&quot;LE&quot;;IF([.K86]&lt;[.X$14];&quot;LO&quot;;&quot;&quot;))))">
            <text:p/>
          </table:table-cell>
          <table:table-cell table:formula="of:=IF([.L86]&gt;[.Y$13];&quot;HE&quot;;IF([.L86]&gt;[.Y$12];&quot;HO&quot;;IF([.L86]&lt;[.Y$15];&quot;LE&quot;;IF([.L8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9</text:p>
          </table:table-cell>
          <table:table-cell office:value-type="string">
            <text:p>1EA4</text:p>
          </table:table-cell>
          <table:table-cell table:formula="of:=HEX2DEC([.A87])" office:value-type="float" office:value="656">
            <text:p>656</text:p>
          </table:table-cell>
          <table:table-cell table:formula="of:=HEX2DEC([.B87])" office:value-type="float" office:value="492">
            <text:p>492</text:p>
          </table:table-cell>
          <table:table-cell table:formula="of:=HEX2DEC([.C87])" office:value-type="float" office:value="508">
            <text:p>508</text:p>
          </table:table-cell>
          <table:table-cell table:formula="of:=HEX2DEC([.D87])" office:value-type="float" office:value="8437">
            <text:p>8437</text:p>
          </table:table-cell>
          <table:table-cell table:formula="of:=HEX2DEC([.E87])" office:value-type="float" office:value="8137">
            <text:p>8137</text:p>
          </table:table-cell>
          <table:table-cell table:formula="of:=HEX2DEC([.F87])" office:value-type="float" office:value="7844">
            <text:p>7844</text:p>
          </table:table-cell>
          <table:table-cell table:formula="of:=IF([.G87]&gt;[.T$13];&quot;HE&quot;;IF([.G87]&gt;[.T$12];&quot;HO&quot;;IF([.G87]&lt;[.T$15];&quot;LE&quot;;IF([.G87]&lt;[.T$14];&quot;LO&quot;;&quot;&quot;))))">
            <text:p/>
          </table:table-cell>
          <table:table-cell table:formula="of:=IF([.H87]&gt;[.U$13];&quot;HE&quot;;IF([.H87]&gt;[.U$12];&quot;HO&quot;;IF([.H87]&lt;[.U$15];&quot;LE&quot;;IF([.H87]&lt;[.U$14];&quot;LO&quot;;&quot;&quot;))))">
            <text:p/>
          </table:table-cell>
          <table:table-cell table:formula="of:=IF([.I87]&gt;[.V$13];&quot;HE&quot;;IF([.I87]&gt;[.V$12];&quot;HO&quot;;IF([.I87]&lt;[.V$15];&quot;LE&quot;;IF([.I87]&lt;[.V$14];&quot;LO&quot;;&quot;&quot;))))">
            <text:p/>
          </table:table-cell>
          <table:table-cell table:formula="of:=IF([.J87]&gt;[.W$13];&quot;HE&quot;;IF([.J87]&gt;[.W$12];&quot;HO&quot;;IF([.J87]&lt;[.W$15];&quot;LE&quot;;IF([.J87]&lt;[.W$14];&quot;LO&quot;;&quot;&quot;))))">
            <text:p/>
          </table:table-cell>
          <table:table-cell table:formula="of:=IF([.K87]&gt;[.X$13];&quot;HE&quot;;IF([.K87]&gt;[.X$12];&quot;HO&quot;;IF([.K87]&lt;[.X$15];&quot;LE&quot;;IF([.K87]&lt;[.X$14];&quot;LO&quot;;&quot;&quot;))))">
            <text:p/>
          </table:table-cell>
          <table:table-cell table:formula="of:=IF([.L87]&gt;[.Y$13];&quot;HE&quot;;IF([.L87]&gt;[.Y$12];&quot;HO&quot;;IF([.L87]&lt;[.Y$15];&quot;LE&quot;;IF([.L8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A</text:p>
          </table:table-cell>
          <table:table-cell office:value-type="string">
            <text:p>1EA2</text:p>
          </table:table-cell>
          <table:table-cell table:formula="of:=HEX2DEC([.A88])" office:value-type="float" office:value="648">
            <text:p>648</text:p>
          </table:table-cell>
          <table:table-cell table:formula="of:=HEX2DEC([.B88])" office:value-type="float" office:value="492">
            <text:p>492</text:p>
          </table:table-cell>
          <table:table-cell table:formula="of:=HEX2DEC([.C88])" office:value-type="float" office:value="508">
            <text:p>508</text:p>
          </table:table-cell>
          <table:table-cell table:formula="of:=HEX2DEC([.D88])" office:value-type="float" office:value="8434">
            <text:p>8434</text:p>
          </table:table-cell>
          <table:table-cell table:formula="of:=HEX2DEC([.E88])" office:value-type="float" office:value="8138">
            <text:p>8138</text:p>
          </table:table-cell>
          <table:table-cell table:formula="of:=HEX2DEC([.F88])" office:value-type="float" office:value="7842">
            <text:p>7842</text:p>
          </table:table-cell>
          <table:table-cell table:formula="of:=IF([.G88]&gt;[.T$13];&quot;HE&quot;;IF([.G88]&gt;[.T$12];&quot;HO&quot;;IF([.G88]&lt;[.T$15];&quot;LE&quot;;IF([.G88]&lt;[.T$14];&quot;LO&quot;;&quot;&quot;))))">
            <text:p/>
          </table:table-cell>
          <table:table-cell table:formula="of:=IF([.H88]&gt;[.U$13];&quot;HE&quot;;IF([.H88]&gt;[.U$12];&quot;HO&quot;;IF([.H88]&lt;[.U$15];&quot;LE&quot;;IF([.H88]&lt;[.U$14];&quot;LO&quot;;&quot;&quot;))))">
            <text:p/>
          </table:table-cell>
          <table:table-cell table:formula="of:=IF([.I88]&gt;[.V$13];&quot;HE&quot;;IF([.I88]&gt;[.V$12];&quot;HO&quot;;IF([.I88]&lt;[.V$15];&quot;LE&quot;;IF([.I88]&lt;[.V$14];&quot;LO&quot;;&quot;&quot;))))">
            <text:p/>
          </table:table-cell>
          <table:table-cell table:formula="of:=IF([.J88]&gt;[.W$13];&quot;HE&quot;;IF([.J88]&gt;[.W$12];&quot;HO&quot;;IF([.J88]&lt;[.W$15];&quot;LE&quot;;IF([.J88]&lt;[.W$14];&quot;LO&quot;;&quot;&quot;))))">
            <text:p/>
          </table:table-cell>
          <table:table-cell table:formula="of:=IF([.K88]&gt;[.X$13];&quot;HE&quot;;IF([.K88]&gt;[.X$12];&quot;HO&quot;;IF([.K88]&lt;[.X$15];&quot;LE&quot;;IF([.K88]&lt;[.X$14];&quot;LO&quot;;&quot;&quot;))))">
            <text:p/>
          </table:table-cell>
          <table:table-cell table:formula="of:=IF([.L88]&gt;[.Y$13];&quot;HE&quot;;IF([.L88]&gt;[.Y$12];&quot;HO&quot;;IF([.L88]&lt;[.Y$15];&quot;LE&quot;;IF([.L8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CD</text:p>
          </table:table-cell>
          <table:table-cell office:value-type="string">
            <text:p>1EA1</text:p>
          </table:table-cell>
          <table:table-cell table:formula="of:=HEX2DEC([.A89])" office:value-type="float" office:value="644">
            <text:p>644</text:p>
          </table:table-cell>
          <table:table-cell table:formula="of:=HEX2DEC([.B89])" office:value-type="float" office:value="492">
            <text:p>492</text:p>
          </table:table-cell>
          <table:table-cell table:formula="of:=HEX2DEC([.C89])" office:value-type="float" office:value="508">
            <text:p>508</text:p>
          </table:table-cell>
          <table:table-cell table:formula="of:=HEX2DEC([.D89])" office:value-type="float" office:value="8435">
            <text:p>8435</text:p>
          </table:table-cell>
          <table:table-cell table:formula="of:=HEX2DEC([.E89])" office:value-type="float" office:value="8141">
            <text:p>8141</text:p>
          </table:table-cell>
          <table:table-cell table:formula="of:=HEX2DEC([.F89])" office:value-type="float" office:value="7841">
            <text:p>7841</text:p>
          </table:table-cell>
          <table:table-cell table:formula="of:=IF([.G89]&gt;[.T$13];&quot;HE&quot;;IF([.G89]&gt;[.T$12];&quot;HO&quot;;IF([.G89]&lt;[.T$15];&quot;LE&quot;;IF([.G89]&lt;[.T$14];&quot;LO&quot;;&quot;&quot;))))">
            <text:p/>
          </table:table-cell>
          <table:table-cell table:formula="of:=IF([.H89]&gt;[.U$13];&quot;HE&quot;;IF([.H89]&gt;[.U$12];&quot;HO&quot;;IF([.H89]&lt;[.U$15];&quot;LE&quot;;IF([.H89]&lt;[.U$14];&quot;LO&quot;;&quot;&quot;))))">
            <text:p/>
          </table:table-cell>
          <table:table-cell table:formula="of:=IF([.I89]&gt;[.V$13];&quot;HE&quot;;IF([.I89]&gt;[.V$12];&quot;HO&quot;;IF([.I89]&lt;[.V$15];&quot;LE&quot;;IF([.I89]&lt;[.V$14];&quot;LO&quot;;&quot;&quot;))))">
            <text:p/>
          </table:table-cell>
          <table:table-cell table:formula="of:=IF([.J89]&gt;[.W$13];&quot;HE&quot;;IF([.J89]&gt;[.W$12];&quot;HO&quot;;IF([.J89]&lt;[.W$15];&quot;LE&quot;;IF([.J89]&lt;[.W$14];&quot;LO&quot;;&quot;&quot;))))">
            <text:p/>
          </table:table-cell>
          <table:table-cell table:formula="of:=IF([.K89]&gt;[.X$13];&quot;HE&quot;;IF([.K89]&gt;[.X$12];&quot;HO&quot;;IF([.K89]&lt;[.X$15];&quot;LE&quot;;IF([.K89]&lt;[.X$14];&quot;LO&quot;;&quot;&quot;))))">
            <text:p/>
          </table:table-cell>
          <table:table-cell table:formula="of:=IF([.L89]&gt;[.Y$13];&quot;HE&quot;;IF([.L89]&gt;[.Y$12];&quot;HO&quot;;IF([.L89]&lt;[.Y$15];&quot;LE&quot;;IF([.L8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CA</text:p>
          </table:table-cell>
          <table:table-cell table:style-name="ce3" office:value-type="string">
            <text:p>1E95</text:p>
          </table:table-cell>
          <table:table-cell table:formula="of:=HEX2DEC([.A90])" office:value-type="float" office:value="596">
            <text:p>596</text:p>
          </table:table-cell>
          <table:table-cell table:formula="of:=HEX2DEC([.B90])" office:value-type="float" office:value="492">
            <text:p>492</text:p>
          </table:table-cell>
          <table:table-cell table:formula="of:=HEX2DEC([.C90])" office:value-type="float" office:value="508">
            <text:p>508</text:p>
          </table:table-cell>
          <table:table-cell table:formula="of:=HEX2DEC([.D90])" office:value-type="float" office:value="8435">
            <text:p>8435</text:p>
          </table:table-cell>
          <table:table-cell table:formula="of:=HEX2DEC([.E90])" office:value-type="float" office:value="8138">
            <text:p>8138</text:p>
          </table:table-cell>
          <table:table-cell table:formula="of:=HEX2DEC([.F90])" office:value-type="float" office:value="7829">
            <text:p>7829</text:p>
          </table:table-cell>
          <table:table-cell table:formula="of:=IF([.G90]&gt;[.T$13];&quot;HE&quot;;IF([.G90]&gt;[.T$12];&quot;HO&quot;;IF([.G90]&lt;[.T$15];&quot;LE&quot;;IF([.G90]&lt;[.T$14];&quot;LO&quot;;&quot;&quot;))))">
            <text:p/>
          </table:table-cell>
          <table:table-cell table:formula="of:=IF([.H90]&gt;[.U$13];&quot;HE&quot;;IF([.H90]&gt;[.U$12];&quot;HO&quot;;IF([.H90]&lt;[.U$15];&quot;LE&quot;;IF([.H90]&lt;[.U$14];&quot;LO&quot;;&quot;&quot;))))">
            <text:p/>
          </table:table-cell>
          <table:table-cell table:formula="of:=IF([.I90]&gt;[.V$13];&quot;HE&quot;;IF([.I90]&gt;[.V$12];&quot;HO&quot;;IF([.I90]&lt;[.V$15];&quot;LE&quot;;IF([.I90]&lt;[.V$14];&quot;LO&quot;;&quot;&quot;))))">
            <text:p/>
          </table:table-cell>
          <table:table-cell table:formula="of:=IF([.J90]&gt;[.W$13];&quot;HE&quot;;IF([.J90]&gt;[.W$12];&quot;HO&quot;;IF([.J90]&lt;[.W$15];&quot;LE&quot;;IF([.J90]&lt;[.W$14];&quot;LO&quot;;&quot;&quot;))))">
            <text:p/>
          </table:table-cell>
          <table:table-cell table:formula="of:=IF([.K90]&gt;[.X$13];&quot;HE&quot;;IF([.K90]&gt;[.X$12];&quot;HO&quot;;IF([.K90]&lt;[.X$15];&quot;LE&quot;;IF([.K90]&lt;[.X$14];&quot;LO&quot;;&quot;&quot;))))">
            <text:p/>
          </table:table-cell>
          <table:table-cell table:formula="of:=IF([.L90]&gt;[.Y$13];&quot;HE&quot;;IF([.L90]&gt;[.Y$12];&quot;HO&quot;;IF([.L90]&lt;[.Y$15];&quot;LE&quot;;IF([.L9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E</text:p>
          </table:table-cell>
          <table:table-cell office:value-type="string">
            <text:p>1FD2</text:p>
          </table:table-cell>
          <table:table-cell office:value-type="string">
            <text:p>1E9B</text:p>
          </table:table-cell>
          <table:table-cell table:formula="of:=HEX2DEC([.A91])" office:value-type="float" office:value="620">
            <text:p>620</text:p>
          </table:table-cell>
          <table:table-cell table:formula="of:=HEX2DEC([.B91])" office:value-type="float" office:value="492">
            <text:p>492</text:p>
          </table:table-cell>
          <table:table-cell table:formula="of:=HEX2DEC([.C91])" office:value-type="float" office:value="508">
            <text:p>508</text:p>
          </table:table-cell>
          <table:table-cell table:formula="of:=HEX2DEC([.D91])" office:value-type="float" office:value="8430">
            <text:p>8430</text:p>
          </table:table-cell>
          <table:table-cell table:formula="of:=HEX2DEC([.E91])" office:value-type="float" office:value="8146">
            <text:p>8146</text:p>
          </table:table-cell>
          <table:table-cell table:formula="of:=HEX2DEC([.F91])" office:value-type="float" office:value="7835">
            <text:p>7835</text:p>
          </table:table-cell>
          <table:table-cell table:formula="of:=IF([.G91]&gt;[.T$13];&quot;HE&quot;;IF([.G91]&gt;[.T$12];&quot;HO&quot;;IF([.G91]&lt;[.T$15];&quot;LE&quot;;IF([.G91]&lt;[.T$14];&quot;LO&quot;;&quot;&quot;))))">
            <text:p/>
          </table:table-cell>
          <table:table-cell table:formula="of:=IF([.H91]&gt;[.U$13];&quot;HE&quot;;IF([.H91]&gt;[.U$12];&quot;HO&quot;;IF([.H91]&lt;[.U$15];&quot;LE&quot;;IF([.H91]&lt;[.U$14];&quot;LO&quot;;&quot;&quot;))))">
            <text:p/>
          </table:table-cell>
          <table:table-cell table:formula="of:=IF([.I91]&gt;[.V$13];&quot;HE&quot;;IF([.I91]&gt;[.V$12];&quot;HO&quot;;IF([.I91]&lt;[.V$15];&quot;LE&quot;;IF([.I91]&lt;[.V$14];&quot;LO&quot;;&quot;&quot;))))">
            <text:p/>
          </table:table-cell>
          <table:table-cell table:formula="of:=IF([.J91]&gt;[.W$13];&quot;HE&quot;;IF([.J91]&gt;[.W$12];&quot;HO&quot;;IF([.J91]&lt;[.W$15];&quot;LE&quot;;IF([.J91]&lt;[.W$14];&quot;LO&quot;;&quot;&quot;))))">
            <text:p/>
          </table:table-cell>
          <table:table-cell table:formula="of:=IF([.K91]&gt;[.X$13];&quot;HE&quot;;IF([.K91]&gt;[.X$12];&quot;HO&quot;;IF([.K91]&lt;[.X$15];&quot;LE&quot;;IF([.K91]&lt;[.X$14];&quot;LO&quot;;&quot;&quot;))))">
            <text:p/>
          </table:table-cell>
          <table:table-cell table:formula="of:=IF([.L91]&gt;[.Y$13];&quot;HE&quot;;IF([.L91]&gt;[.Y$12];&quot;HO&quot;;IF([.L91]&lt;[.Y$15];&quot;LE&quot;;IF([.L9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D9</text:p>
          </table:table-cell>
          <table:table-cell office:value-type="string">
            <text:p>1EA2</text:p>
          </table:table-cell>
          <table:table-cell table:formula="of:=HEX2DEC([.A92])" office:value-type="float" office:value="648">
            <text:p>648</text:p>
          </table:table-cell>
          <table:table-cell table:formula="of:=HEX2DEC([.B92])" office:value-type="float" office:value="492">
            <text:p>492</text:p>
          </table:table-cell>
          <table:table-cell table:formula="of:=HEX2DEC([.C92])" office:value-type="float" office:value="508">
            <text:p>508</text:p>
          </table:table-cell>
          <table:table-cell table:formula="of:=HEX2DEC([.D92])" office:value-type="float" office:value="8437">
            <text:p>8437</text:p>
          </table:table-cell>
          <table:table-cell table:formula="of:=HEX2DEC([.E92])" office:value-type="float" office:value="8153">
            <text:p>8153</text:p>
          </table:table-cell>
          <table:table-cell table:formula="of:=HEX2DEC([.F92])" office:value-type="float" office:value="7842">
            <text:p>7842</text:p>
          </table:table-cell>
          <table:table-cell table:formula="of:=IF([.G92]&gt;[.T$13];&quot;HE&quot;;IF([.G92]&gt;[.T$12];&quot;HO&quot;;IF([.G92]&lt;[.T$15];&quot;LE&quot;;IF([.G92]&lt;[.T$14];&quot;LO&quot;;&quot;&quot;))))">
            <text:p/>
          </table:table-cell>
          <table:table-cell table:formula="of:=IF([.H92]&gt;[.U$13];&quot;HE&quot;;IF([.H92]&gt;[.U$12];&quot;HO&quot;;IF([.H92]&lt;[.U$15];&quot;LE&quot;;IF([.H92]&lt;[.U$14];&quot;LO&quot;;&quot;&quot;))))">
            <text:p/>
          </table:table-cell>
          <table:table-cell table:formula="of:=IF([.I92]&gt;[.V$13];&quot;HE&quot;;IF([.I92]&gt;[.V$12];&quot;HO&quot;;IF([.I92]&lt;[.V$15];&quot;LE&quot;;IF([.I92]&lt;[.V$14];&quot;LO&quot;;&quot;&quot;))))">
            <text:p/>
          </table:table-cell>
          <table:table-cell table:formula="of:=IF([.J92]&gt;[.W$13];&quot;HE&quot;;IF([.J92]&gt;[.W$12];&quot;HO&quot;;IF([.J92]&lt;[.W$15];&quot;LE&quot;;IF([.J92]&lt;[.W$14];&quot;LO&quot;;&quot;&quot;))))">
            <text:p/>
          </table:table-cell>
          <table:table-cell table:formula="of:=IF([.K92]&gt;[.X$13];&quot;HE&quot;;IF([.K92]&gt;[.X$12];&quot;HO&quot;;IF([.K92]&lt;[.X$15];&quot;LE&quot;;IF([.K92]&lt;[.X$14];&quot;LO&quot;;&quot;&quot;))))">
            <text:p/>
          </table:table-cell>
          <table:table-cell table:formula="of:=IF([.L92]&gt;[.Y$13];&quot;HE&quot;;IF([.L92]&gt;[.Y$12];&quot;HO&quot;;IF([.L92]&lt;[.Y$15];&quot;LE&quot;;IF([.L9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D3</text:p>
          </table:table-cell>
          <table:table-cell office:value-type="string">
            <text:p>1E9F</text:p>
          </table:table-cell>
          <table:table-cell table:formula="of:=HEX2DEC([.A93])" office:value-type="float" office:value="636">
            <text:p>636</text:p>
          </table:table-cell>
          <table:table-cell table:formula="of:=HEX2DEC([.B93])" office:value-type="float" office:value="492">
            <text:p>492</text:p>
          </table:table-cell>
          <table:table-cell table:formula="of:=HEX2DEC([.C93])" office:value-type="float" office:value="508">
            <text:p>508</text:p>
          </table:table-cell>
          <table:table-cell table:formula="of:=HEX2DEC([.D93])" office:value-type="float" office:value="8437">
            <text:p>8437</text:p>
          </table:table-cell>
          <table:table-cell table:formula="of:=HEX2DEC([.E93])" office:value-type="float" office:value="8147">
            <text:p>8147</text:p>
          </table:table-cell>
          <table:table-cell table:formula="of:=HEX2DEC([.F93])" office:value-type="float" office:value="7839">
            <text:p>7839</text:p>
          </table:table-cell>
          <table:table-cell table:formula="of:=IF([.G93]&gt;[.T$13];&quot;HE&quot;;IF([.G93]&gt;[.T$12];&quot;HO&quot;;IF([.G93]&lt;[.T$15];&quot;LE&quot;;IF([.G93]&lt;[.T$14];&quot;LO&quot;;&quot;&quot;))))">
            <text:p/>
          </table:table-cell>
          <table:table-cell table:formula="of:=IF([.H93]&gt;[.U$13];&quot;HE&quot;;IF([.H93]&gt;[.U$12];&quot;HO&quot;;IF([.H93]&lt;[.U$15];&quot;LE&quot;;IF([.H93]&lt;[.U$14];&quot;LO&quot;;&quot;&quot;))))">
            <text:p/>
          </table:table-cell>
          <table:table-cell table:formula="of:=IF([.I93]&gt;[.V$13];&quot;HE&quot;;IF([.I93]&gt;[.V$12];&quot;HO&quot;;IF([.I93]&lt;[.V$15];&quot;LE&quot;;IF([.I93]&lt;[.V$14];&quot;LO&quot;;&quot;&quot;))))">
            <text:p/>
          </table:table-cell>
          <table:table-cell table:formula="of:=IF([.J93]&gt;[.W$13];&quot;HE&quot;;IF([.J93]&gt;[.W$12];&quot;HO&quot;;IF([.J93]&lt;[.W$15];&quot;LE&quot;;IF([.J93]&lt;[.W$14];&quot;LO&quot;;&quot;&quot;))))">
            <text:p/>
          </table:table-cell>
          <table:table-cell table:formula="of:=IF([.K93]&gt;[.X$13];&quot;HE&quot;;IF([.K93]&gt;[.X$12];&quot;HO&quot;;IF([.K93]&lt;[.X$15];&quot;LE&quot;;IF([.K93]&lt;[.X$14];&quot;LO&quot;;&quot;&quot;))))">
            <text:p/>
          </table:table-cell>
          <table:table-cell table:formula="of:=IF([.L93]&gt;[.Y$13];&quot;HE&quot;;IF([.L93]&gt;[.Y$12];&quot;HO&quot;;IF([.L93]&lt;[.Y$15];&quot;LE&quot;;IF([.L9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A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D1</text:p>
          </table:table-cell>
          <table:table-cell office:value-type="string">
            <text:p>1EAA</text:p>
          </table:table-cell>
          <table:table-cell table:formula="of:=HEX2DEC([.A94])" office:value-type="float" office:value="680">
            <text:p>680</text:p>
          </table:table-cell>
          <table:table-cell table:formula="of:=HEX2DEC([.B94])" office:value-type="float" office:value="492">
            <text:p>492</text:p>
          </table:table-cell>
          <table:table-cell table:formula="of:=HEX2DEC([.C94])" office:value-type="float" office:value="508">
            <text:p>508</text:p>
          </table:table-cell>
          <table:table-cell table:formula="of:=HEX2DEC([.D94])" office:value-type="float" office:value="8436">
            <text:p>8436</text:p>
          </table:table-cell>
          <table:table-cell table:formula="of:=HEX2DEC([.E94])" office:value-type="float" office:value="8145">
            <text:p>8145</text:p>
          </table:table-cell>
          <table:table-cell table:formula="of:=HEX2DEC([.F94])" office:value-type="float" office:value="7850">
            <text:p>7850</text:p>
          </table:table-cell>
          <table:table-cell table:formula="of:=IF([.G94]&gt;[.T$13];&quot;HE&quot;;IF([.G94]&gt;[.T$12];&quot;HO&quot;;IF([.G94]&lt;[.T$15];&quot;LE&quot;;IF([.G94]&lt;[.T$14];&quot;LO&quot;;&quot;&quot;))))">
            <text:p/>
          </table:table-cell>
          <table:table-cell table:formula="of:=IF([.H94]&gt;[.U$13];&quot;HE&quot;;IF([.H94]&gt;[.U$12];&quot;HO&quot;;IF([.H94]&lt;[.U$15];&quot;LE&quot;;IF([.H94]&lt;[.U$14];&quot;LO&quot;;&quot;&quot;))))">
            <text:p/>
          </table:table-cell>
          <table:table-cell table:formula="of:=IF([.I94]&gt;[.V$13];&quot;HE&quot;;IF([.I94]&gt;[.V$12];&quot;HO&quot;;IF([.I94]&lt;[.V$15];&quot;LE&quot;;IF([.I94]&lt;[.V$14];&quot;LO&quot;;&quot;&quot;))))">
            <text:p/>
          </table:table-cell>
          <table:table-cell table:formula="of:=IF([.J94]&gt;[.W$13];&quot;HE&quot;;IF([.J94]&gt;[.W$12];&quot;HO&quot;;IF([.J94]&lt;[.W$15];&quot;LE&quot;;IF([.J94]&lt;[.W$14];&quot;LO&quot;;&quot;&quot;))))">
            <text:p/>
          </table:table-cell>
          <table:table-cell table:formula="of:=IF([.K94]&gt;[.X$13];&quot;HE&quot;;IF([.K94]&gt;[.X$12];&quot;HO&quot;;IF([.K94]&lt;[.X$15];&quot;LE&quot;;IF([.K94]&lt;[.X$14];&quot;LO&quot;;&quot;&quot;))))">
            <text:p/>
          </table:table-cell>
          <table:table-cell table:formula="of:=IF([.L94]&gt;[.Y$13];&quot;HE&quot;;IF([.L94]&gt;[.Y$12];&quot;HO&quot;;IF([.L94]&lt;[.Y$15];&quot;LE&quot;;IF([.L9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8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8</text:p>
          </table:table-cell>
          <table:table-cell office:value-type="string">
            <text:p>1FCE</text:p>
          </table:table-cell>
          <table:table-cell office:value-type="string">
            <text:p>1EA3</text:p>
          </table:table-cell>
          <table:table-cell table:formula="of:=HEX2DEC([.A95])" office:value-type="float" office:value="652">
            <text:p>652</text:p>
          </table:table-cell>
          <table:table-cell table:formula="of:=HEX2DEC([.B95])" office:value-type="float" office:value="492">
            <text:p>492</text:p>
          </table:table-cell>
          <table:table-cell table:formula="of:=HEX2DEC([.C95])" office:value-type="float" office:value="508">
            <text:p>508</text:p>
          </table:table-cell>
          <table:table-cell table:formula="of:=HEX2DEC([.D95])" office:value-type="float" office:value="8440">
            <text:p>8440</text:p>
          </table:table-cell>
          <table:table-cell table:formula="of:=HEX2DEC([.E95])" office:value-type="float" office:value="8142">
            <text:p>8142</text:p>
          </table:table-cell>
          <table:table-cell table:formula="of:=HEX2DEC([.F95])" office:value-type="float" office:value="7843">
            <text:p>7843</text:p>
          </table:table-cell>
          <table:table-cell table:formula="of:=IF([.G95]&gt;[.T$13];&quot;HE&quot;;IF([.G95]&gt;[.T$12];&quot;HO&quot;;IF([.G95]&lt;[.T$15];&quot;LE&quot;;IF([.G95]&lt;[.T$14];&quot;LO&quot;;&quot;&quot;))))">
            <text:p/>
          </table:table-cell>
          <table:table-cell table:formula="of:=IF([.H95]&gt;[.U$13];&quot;HE&quot;;IF([.H95]&gt;[.U$12];&quot;HO&quot;;IF([.H95]&lt;[.U$15];&quot;LE&quot;;IF([.H95]&lt;[.U$14];&quot;LO&quot;;&quot;&quot;))))">
            <text:p/>
          </table:table-cell>
          <table:table-cell table:formula="of:=IF([.I95]&gt;[.V$13];&quot;HE&quot;;IF([.I95]&gt;[.V$12];&quot;HO&quot;;IF([.I95]&lt;[.V$15];&quot;LE&quot;;IF([.I95]&lt;[.V$14];&quot;LO&quot;;&quot;&quot;))))">
            <text:p/>
          </table:table-cell>
          <table:table-cell table:formula="of:=IF([.J95]&gt;[.W$13];&quot;HE&quot;;IF([.J95]&gt;[.W$12];&quot;HO&quot;;IF([.J95]&lt;[.W$15];&quot;LE&quot;;IF([.J95]&lt;[.W$14];&quot;LO&quot;;&quot;&quot;))))">
            <text:p/>
          </table:table-cell>
          <table:table-cell table:formula="of:=IF([.K95]&gt;[.X$13];&quot;HE&quot;;IF([.K95]&gt;[.X$12];&quot;HO&quot;;IF([.K95]&lt;[.X$15];&quot;LE&quot;;IF([.K95]&lt;[.X$14];&quot;LO&quot;;&quot;&quot;))))">
            <text:p/>
          </table:table-cell>
          <table:table-cell table:formula="of:=IF([.L95]&gt;[.Y$13];&quot;HE&quot;;IF([.L95]&gt;[.Y$12];&quot;HO&quot;;IF([.L95]&lt;[.Y$15];&quot;LE&quot;;IF([.L9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F</text:p>
          </table:table-cell>
          <table:table-cell office:value-type="string">
            <text:p>1FD3</text:p>
          </table:table-cell>
          <table:table-cell office:value-type="string">
            <text:p>1EA5</text:p>
          </table:table-cell>
          <table:table-cell table:formula="of:=HEX2DEC([.A96])" office:value-type="float" office:value="660">
            <text:p>660</text:p>
          </table:table-cell>
          <table:table-cell table:formula="of:=HEX2DEC([.B96])" office:value-type="float" office:value="492">
            <text:p>492</text:p>
          </table:table-cell>
          <table:table-cell table:formula="of:=HEX2DEC([.C96])" office:value-type="float" office:value="508">
            <text:p>508</text:p>
          </table:table-cell>
          <table:table-cell table:formula="of:=HEX2DEC([.D96])" office:value-type="float" office:value="8431">
            <text:p>8431</text:p>
          </table:table-cell>
          <table:table-cell table:formula="of:=HEX2DEC([.E96])" office:value-type="float" office:value="8147">
            <text:p>8147</text:p>
          </table:table-cell>
          <table:table-cell table:formula="of:=HEX2DEC([.F96])" office:value-type="float" office:value="7845">
            <text:p>7845</text:p>
          </table:table-cell>
          <table:table-cell table:formula="of:=IF([.G96]&gt;[.T$13];&quot;HE&quot;;IF([.G96]&gt;[.T$12];&quot;HO&quot;;IF([.G96]&lt;[.T$15];&quot;LE&quot;;IF([.G96]&lt;[.T$14];&quot;LO&quot;;&quot;&quot;))))">
            <text:p/>
          </table:table-cell>
          <table:table-cell table:formula="of:=IF([.H96]&gt;[.U$13];&quot;HE&quot;;IF([.H96]&gt;[.U$12];&quot;HO&quot;;IF([.H96]&lt;[.U$15];&quot;LE&quot;;IF([.H96]&lt;[.U$14];&quot;LO&quot;;&quot;&quot;))))">
            <text:p/>
          </table:table-cell>
          <table:table-cell table:formula="of:=IF([.I96]&gt;[.V$13];&quot;HE&quot;;IF([.I96]&gt;[.V$12];&quot;HO&quot;;IF([.I96]&lt;[.V$15];&quot;LE&quot;;IF([.I96]&lt;[.V$14];&quot;LO&quot;;&quot;&quot;))))">
            <text:p/>
          </table:table-cell>
          <table:table-cell table:formula="of:=IF([.J96]&gt;[.W$13];&quot;HE&quot;;IF([.J96]&gt;[.W$12];&quot;HO&quot;;IF([.J96]&lt;[.W$15];&quot;LE&quot;;IF([.J96]&lt;[.W$14];&quot;LO&quot;;&quot;&quot;))))">
            <text:p/>
          </table:table-cell>
          <table:table-cell table:formula="of:=IF([.K96]&gt;[.X$13];&quot;HE&quot;;IF([.K96]&gt;[.X$12];&quot;HO&quot;;IF([.K96]&lt;[.X$15];&quot;LE&quot;;IF([.K96]&lt;[.X$14];&quot;LO&quot;;&quot;&quot;))))">
            <text:p/>
          </table:table-cell>
          <table:table-cell table:formula="of:=IF([.L96]&gt;[.Y$13];&quot;HE&quot;;IF([.L96]&gt;[.Y$12];&quot;HO&quot;;IF([.L96]&lt;[.Y$15];&quot;LE&quot;;IF([.L9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C5</text:p>
          </table:table-cell>
          <table:table-cell table:style-name="ce3" office:value-type="string">
            <text:p>1E98</text:p>
          </table:table-cell>
          <table:table-cell table:formula="of:=HEX2DEC([.A97])" office:value-type="float" office:value="608">
            <text:p>608</text:p>
          </table:table-cell>
          <table:table-cell table:formula="of:=HEX2DEC([.B97])" office:value-type="float" office:value="492">
            <text:p>492</text:p>
          </table:table-cell>
          <table:table-cell table:formula="of:=HEX2DEC([.C97])" office:value-type="float" office:value="508">
            <text:p>508</text:p>
          </table:table-cell>
          <table:table-cell table:formula="of:=HEX2DEC([.D97])" office:value-type="float" office:value="8436">
            <text:p>8436</text:p>
          </table:table-cell>
          <table:table-cell table:formula="of:=HEX2DEC([.E97])" office:value-type="float" office:value="8133">
            <text:p>8133</text:p>
          </table:table-cell>
          <table:table-cell table:formula="of:=HEX2DEC([.F97])" office:value-type="float" office:value="7832">
            <text:p>7832</text:p>
          </table:table-cell>
          <table:table-cell table:formula="of:=IF([.G97]&gt;[.T$13];&quot;HE&quot;;IF([.G97]&gt;[.T$12];&quot;HO&quot;;IF([.G97]&lt;[.T$15];&quot;LE&quot;;IF([.G97]&lt;[.T$14];&quot;LO&quot;;&quot;&quot;))))">
            <text:p/>
          </table:table-cell>
          <table:table-cell table:formula="of:=IF([.H97]&gt;[.U$13];&quot;HE&quot;;IF([.H97]&gt;[.U$12];&quot;HO&quot;;IF([.H97]&lt;[.U$15];&quot;LE&quot;;IF([.H97]&lt;[.U$14];&quot;LO&quot;;&quot;&quot;))))">
            <text:p/>
          </table:table-cell>
          <table:table-cell table:formula="of:=IF([.I97]&gt;[.V$13];&quot;HE&quot;;IF([.I97]&gt;[.V$12];&quot;HO&quot;;IF([.I97]&lt;[.V$15];&quot;LE&quot;;IF([.I97]&lt;[.V$14];&quot;LO&quot;;&quot;&quot;))))">
            <text:p/>
          </table:table-cell>
          <table:table-cell table:formula="of:=IF([.J97]&gt;[.W$13];&quot;HE&quot;;IF([.J97]&gt;[.W$12];&quot;HO&quot;;IF([.J97]&lt;[.W$15];&quot;LE&quot;;IF([.J97]&lt;[.W$14];&quot;LO&quot;;&quot;&quot;))))">
            <text:p/>
          </table:table-cell>
          <table:table-cell table:formula="of:=IF([.K97]&gt;[.X$13];&quot;HE&quot;;IF([.K97]&gt;[.X$12];&quot;HO&quot;;IF([.K97]&lt;[.X$15];&quot;LE&quot;;IF([.K97]&lt;[.X$14];&quot;LO&quot;;&quot;&quot;))))">
            <text:p/>
          </table:table-cell>
          <table:table-cell table:formula="of:=IF([.L97]&gt;[.Y$13];&quot;HE&quot;;IF([.L97]&gt;[.Y$12];&quot;HO&quot;;IF([.L97]&lt;[.Y$15];&quot;LE&quot;;IF([.L9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C8</text:p>
          </table:table-cell>
          <table:table-cell table:style-name="ce3" office:value-type="string">
            <text:p>1E96</text:p>
          </table:table-cell>
          <table:table-cell table:formula="of:=HEX2DEC([.A98])" office:value-type="float" office:value="600">
            <text:p>600</text:p>
          </table:table-cell>
          <table:table-cell table:formula="of:=HEX2DEC([.B98])" office:value-type="float" office:value="492">
            <text:p>492</text:p>
          </table:table-cell>
          <table:table-cell table:formula="of:=HEX2DEC([.C98])" office:value-type="float" office:value="508">
            <text:p>508</text:p>
          </table:table-cell>
          <table:table-cell table:formula="of:=HEX2DEC([.D98])" office:value-type="float" office:value="8435">
            <text:p>8435</text:p>
          </table:table-cell>
          <table:table-cell table:formula="of:=HEX2DEC([.E98])" office:value-type="float" office:value="8136">
            <text:p>8136</text:p>
          </table:table-cell>
          <table:table-cell table:formula="of:=HEX2DEC([.F98])" office:value-type="float" office:value="7830">
            <text:p>7830</text:p>
          </table:table-cell>
          <table:table-cell table:formula="of:=IF([.G98]&gt;[.T$13];&quot;HE&quot;;IF([.G98]&gt;[.T$12];&quot;HO&quot;;IF([.G98]&lt;[.T$15];&quot;LE&quot;;IF([.G98]&lt;[.T$14];&quot;LO&quot;;&quot;&quot;))))">
            <text:p/>
          </table:table-cell>
          <table:table-cell table:formula="of:=IF([.H98]&gt;[.U$13];&quot;HE&quot;;IF([.H98]&gt;[.U$12];&quot;HO&quot;;IF([.H98]&lt;[.U$15];&quot;LE&quot;;IF([.H98]&lt;[.U$14];&quot;LO&quot;;&quot;&quot;))))">
            <text:p/>
          </table:table-cell>
          <table:table-cell table:formula="of:=IF([.I98]&gt;[.V$13];&quot;HE&quot;;IF([.I98]&gt;[.V$12];&quot;HO&quot;;IF([.I98]&lt;[.V$15];&quot;LE&quot;;IF([.I98]&lt;[.V$14];&quot;LO&quot;;&quot;&quot;))))">
            <text:p/>
          </table:table-cell>
          <table:table-cell table:formula="of:=IF([.J98]&gt;[.W$13];&quot;HE&quot;;IF([.J98]&gt;[.W$12];&quot;HO&quot;;IF([.J98]&lt;[.W$15];&quot;LE&quot;;IF([.J98]&lt;[.W$14];&quot;LO&quot;;&quot;&quot;))))">
            <text:p/>
          </table:table-cell>
          <table:table-cell table:formula="of:=IF([.K98]&gt;[.X$13];&quot;HE&quot;;IF([.K98]&gt;[.X$12];&quot;HO&quot;;IF([.K98]&lt;[.X$15];&quot;LE&quot;;IF([.K98]&lt;[.X$14];&quot;LO&quot;;&quot;&quot;))))">
            <text:p/>
          </table:table-cell>
          <table:table-cell table:formula="of:=IF([.L98]&gt;[.Y$13];&quot;HE&quot;;IF([.L98]&gt;[.Y$12];&quot;HO&quot;;IF([.L98]&lt;[.Y$15];&quot;LE&quot;;IF([.L9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CC</text:p>
          </table:table-cell>
          <table:table-cell office:value-type="string">
            <text:p>1EA2</text:p>
          </table:table-cell>
          <table:table-cell table:formula="of:=HEX2DEC([.A99])" office:value-type="float" office:value="648">
            <text:p>648</text:p>
          </table:table-cell>
          <table:table-cell table:formula="of:=HEX2DEC([.B99])" office:value-type="float" office:value="492">
            <text:p>492</text:p>
          </table:table-cell>
          <table:table-cell table:formula="of:=HEX2DEC([.C99])" office:value-type="float" office:value="508">
            <text:p>508</text:p>
          </table:table-cell>
          <table:table-cell table:formula="of:=HEX2DEC([.D99])" office:value-type="float" office:value="8432">
            <text:p>8432</text:p>
          </table:table-cell>
          <table:table-cell table:formula="of:=HEX2DEC([.E99])" office:value-type="float" office:value="8140">
            <text:p>8140</text:p>
          </table:table-cell>
          <table:table-cell table:formula="of:=HEX2DEC([.F99])" office:value-type="float" office:value="7842">
            <text:p>7842</text:p>
          </table:table-cell>
          <table:table-cell table:formula="of:=IF([.G99]&gt;[.T$13];&quot;HE&quot;;IF([.G99]&gt;[.T$12];&quot;HO&quot;;IF([.G99]&lt;[.T$15];&quot;LE&quot;;IF([.G99]&lt;[.T$14];&quot;LO&quot;;&quot;&quot;))))">
            <text:p/>
          </table:table-cell>
          <table:table-cell table:formula="of:=IF([.H99]&gt;[.U$13];&quot;HE&quot;;IF([.H99]&gt;[.U$12];&quot;HO&quot;;IF([.H99]&lt;[.U$15];&quot;LE&quot;;IF([.H99]&lt;[.U$14];&quot;LO&quot;;&quot;&quot;))))">
            <text:p/>
          </table:table-cell>
          <table:table-cell table:formula="of:=IF([.I99]&gt;[.V$13];&quot;HE&quot;;IF([.I99]&gt;[.V$12];&quot;HO&quot;;IF([.I99]&lt;[.V$15];&quot;LE&quot;;IF([.I99]&lt;[.V$14];&quot;LO&quot;;&quot;&quot;))))">
            <text:p/>
          </table:table-cell>
          <table:table-cell table:formula="of:=IF([.J99]&gt;[.W$13];&quot;HE&quot;;IF([.J99]&gt;[.W$12];&quot;HO&quot;;IF([.J99]&lt;[.W$15];&quot;LE&quot;;IF([.J99]&lt;[.W$14];&quot;LO&quot;;&quot;&quot;))))">
            <text:p/>
          </table:table-cell>
          <table:table-cell table:formula="of:=IF([.K99]&gt;[.X$13];&quot;HE&quot;;IF([.K99]&gt;[.X$12];&quot;HO&quot;;IF([.K99]&lt;[.X$15];&quot;LE&quot;;IF([.K99]&lt;[.X$14];&quot;LO&quot;;&quot;&quot;))))">
            <text:p/>
          </table:table-cell>
          <table:table-cell table:formula="of:=IF([.L99]&gt;[.Y$13];&quot;HE&quot;;IF([.L99]&gt;[.Y$12];&quot;HO&quot;;IF([.L99]&lt;[.Y$15];&quot;LE&quot;;IF([.L9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D4</text:p>
          </table:table-cell>
          <table:table-cell office:value-type="string">
            <text:p>1E9E</text:p>
          </table:table-cell>
          <table:table-cell table:formula="of:=HEX2DEC([.A100])" office:value-type="float" office:value="632">
            <text:p>632</text:p>
          </table:table-cell>
          <table:table-cell table:formula="of:=HEX2DEC([.B100])" office:value-type="float" office:value="492">
            <text:p>492</text:p>
          </table:table-cell>
          <table:table-cell table:formula="of:=HEX2DEC([.C100])" office:value-type="float" office:value="508">
            <text:p>508</text:p>
          </table:table-cell>
          <table:table-cell table:formula="of:=HEX2DEC([.D100])" office:value-type="float" office:value="8439">
            <text:p>8439</text:p>
          </table:table-cell>
          <table:table-cell table:formula="of:=HEX2DEC([.E100])" office:value-type="float" office:value="8148">
            <text:p>8148</text:p>
          </table:table-cell>
          <table:table-cell table:formula="of:=HEX2DEC([.F100])" office:value-type="float" office:value="7838">
            <text:p>7838</text:p>
          </table:table-cell>
          <table:table-cell table:formula="of:=IF([.G100]&gt;[.T$13];&quot;HE&quot;;IF([.G100]&gt;[.T$12];&quot;HO&quot;;IF([.G100]&lt;[.T$15];&quot;LE&quot;;IF([.G100]&lt;[.T$14];&quot;LO&quot;;&quot;&quot;))))">
            <text:p/>
          </table:table-cell>
          <table:table-cell table:formula="of:=IF([.H100]&gt;[.U$13];&quot;HE&quot;;IF([.H100]&gt;[.U$12];&quot;HO&quot;;IF([.H100]&lt;[.U$15];&quot;LE&quot;;IF([.H100]&lt;[.U$14];&quot;LO&quot;;&quot;&quot;))))">
            <text:p/>
          </table:table-cell>
          <table:table-cell table:formula="of:=IF([.I100]&gt;[.V$13];&quot;HE&quot;;IF([.I100]&gt;[.V$12];&quot;HO&quot;;IF([.I100]&lt;[.V$15];&quot;LE&quot;;IF([.I100]&lt;[.V$14];&quot;LO&quot;;&quot;&quot;))))">
            <text:p/>
          </table:table-cell>
          <table:table-cell table:formula="of:=IF([.J100]&gt;[.W$13];&quot;HE&quot;;IF([.J100]&gt;[.W$12];&quot;HO&quot;;IF([.J100]&lt;[.W$15];&quot;LE&quot;;IF([.J100]&lt;[.W$14];&quot;LO&quot;;&quot;&quot;))))">
            <text:p/>
          </table:table-cell>
          <table:table-cell table:formula="of:=IF([.K100]&gt;[.X$13];&quot;HE&quot;;IF([.K100]&gt;[.X$12];&quot;HO&quot;;IF([.K100]&lt;[.X$15];&quot;LE&quot;;IF([.K100]&lt;[.X$14];&quot;LO&quot;;&quot;&quot;))))">
            <text:p/>
          </table:table-cell>
          <table:table-cell table:formula="of:=IF([.L100]&gt;[.Y$13];&quot;HE&quot;;IF([.L100]&gt;[.Y$12];&quot;HO&quot;;IF([.L100]&lt;[.Y$15];&quot;LE&quot;;IF([.L10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CA</text:p>
          </table:table-cell>
          <table:table-cell table:style-name="ce3" office:value-type="string">
            <text:p>1E91</text:p>
          </table:table-cell>
          <table:table-cell table:formula="of:=HEX2DEC([.A101])" office:value-type="float" office:value="580">
            <text:p>580</text:p>
          </table:table-cell>
          <table:table-cell table:formula="of:=HEX2DEC([.B101])" office:value-type="float" office:value="492">
            <text:p>492</text:p>
          </table:table-cell>
          <table:table-cell table:formula="of:=HEX2DEC([.C101])" office:value-type="float" office:value="508">
            <text:p>508</text:p>
          </table:table-cell>
          <table:table-cell table:formula="of:=HEX2DEC([.D101])" office:value-type="float" office:value="8438">
            <text:p>8438</text:p>
          </table:table-cell>
          <table:table-cell table:formula="of:=HEX2DEC([.E101])" office:value-type="float" office:value="8138">
            <text:p>8138</text:p>
          </table:table-cell>
          <table:table-cell table:formula="of:=HEX2DEC([.F101])" office:value-type="float" office:value="7825">
            <text:p>7825</text:p>
          </table:table-cell>
          <table:table-cell table:formula="of:=IF([.G101]&gt;[.T$13];&quot;HE&quot;;IF([.G101]&gt;[.T$12];&quot;HO&quot;;IF([.G101]&lt;[.T$15];&quot;LE&quot;;IF([.G101]&lt;[.T$14];&quot;LO&quot;;&quot;&quot;))))">
            <text:p/>
          </table:table-cell>
          <table:table-cell table:formula="of:=IF([.H101]&gt;[.U$13];&quot;HE&quot;;IF([.H101]&gt;[.U$12];&quot;HO&quot;;IF([.H101]&lt;[.U$15];&quot;LE&quot;;IF([.H101]&lt;[.U$14];&quot;LO&quot;;&quot;&quot;))))">
            <text:p/>
          </table:table-cell>
          <table:table-cell table:formula="of:=IF([.I101]&gt;[.V$13];&quot;HE&quot;;IF([.I101]&gt;[.V$12];&quot;HO&quot;;IF([.I101]&lt;[.V$15];&quot;LE&quot;;IF([.I101]&lt;[.V$14];&quot;LO&quot;;&quot;&quot;))))">
            <text:p/>
          </table:table-cell>
          <table:table-cell table:formula="of:=IF([.J101]&gt;[.W$13];&quot;HE&quot;;IF([.J101]&gt;[.W$12];&quot;HO&quot;;IF([.J101]&lt;[.W$15];&quot;LE&quot;;IF([.J101]&lt;[.W$14];&quot;LO&quot;;&quot;&quot;))))">
            <text:p/>
          </table:table-cell>
          <table:table-cell table:formula="of:=IF([.K101]&gt;[.X$13];&quot;HE&quot;;IF([.K101]&gt;[.X$12];&quot;HO&quot;;IF([.K101]&lt;[.X$15];&quot;LE&quot;;IF([.K101]&lt;[.X$14];&quot;LO&quot;;&quot;&quot;))))">
            <text:p/>
          </table:table-cell>
          <table:table-cell table:formula="of:=IF([.L101]&gt;[.Y$13];&quot;HE&quot;;IF([.L101]&gt;[.Y$12];&quot;HO&quot;;IF([.L101]&lt;[.Y$15];&quot;LE&quot;;IF([.L10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8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D</text:p>
          </table:table-cell>
          <table:table-cell office:value-type="string">
            <text:p>1EA3</text:p>
          </table:table-cell>
          <table:table-cell table:formula="of:=HEX2DEC([.A102])" office:value-type="float" office:value="652">
            <text:p>652</text:p>
          </table:table-cell>
          <table:table-cell table:formula="of:=HEX2DEC([.B102])" office:value-type="float" office:value="492">
            <text:p>492</text:p>
          </table:table-cell>
          <table:table-cell table:formula="of:=HEX2DEC([.C102])" office:value-type="float" office:value="508">
            <text:p>508</text:p>
          </table:table-cell>
          <table:table-cell table:formula="of:=HEX2DEC([.D102])" office:value-type="float" office:value="8437">
            <text:p>8437</text:p>
          </table:table-cell>
          <table:table-cell table:formula="of:=HEX2DEC([.E102])" office:value-type="float" office:value="8141">
            <text:p>8141</text:p>
          </table:table-cell>
          <table:table-cell table:formula="of:=HEX2DEC([.F102])" office:value-type="float" office:value="7843">
            <text:p>7843</text:p>
          </table:table-cell>
          <table:table-cell table:formula="of:=IF([.G102]&gt;[.T$13];&quot;HE&quot;;IF([.G102]&gt;[.T$12];&quot;HO&quot;;IF([.G102]&lt;[.T$15];&quot;LE&quot;;IF([.G102]&lt;[.T$14];&quot;LO&quot;;&quot;&quot;))))">
            <text:p/>
          </table:table-cell>
          <table:table-cell table:formula="of:=IF([.H102]&gt;[.U$13];&quot;HE&quot;;IF([.H102]&gt;[.U$12];&quot;HO&quot;;IF([.H102]&lt;[.U$15];&quot;LE&quot;;IF([.H102]&lt;[.U$14];&quot;LO&quot;;&quot;&quot;))))">
            <text:p/>
          </table:table-cell>
          <table:table-cell table:formula="of:=IF([.I102]&gt;[.V$13];&quot;HE&quot;;IF([.I102]&gt;[.V$12];&quot;HO&quot;;IF([.I102]&lt;[.V$15];&quot;LE&quot;;IF([.I102]&lt;[.V$14];&quot;LO&quot;;&quot;&quot;))))">
            <text:p/>
          </table:table-cell>
          <table:table-cell table:formula="of:=IF([.J102]&gt;[.W$13];&quot;HE&quot;;IF([.J102]&gt;[.W$12];&quot;HO&quot;;IF([.J102]&lt;[.W$15];&quot;LE&quot;;IF([.J102]&lt;[.W$14];&quot;LO&quot;;&quot;&quot;))))">
            <text:p/>
          </table:table-cell>
          <table:table-cell table:formula="of:=IF([.K102]&gt;[.X$13];&quot;HE&quot;;IF([.K102]&gt;[.X$12];&quot;HO&quot;;IF([.K102]&lt;[.X$15];&quot;LE&quot;;IF([.K102]&lt;[.X$14];&quot;LO&quot;;&quot;&quot;))))">
            <text:p/>
          </table:table-cell>
          <table:table-cell table:formula="of:=IF([.L102]&gt;[.Y$13];&quot;HE&quot;;IF([.L102]&gt;[.Y$12];&quot;HO&quot;;IF([.L102]&lt;[.Y$15];&quot;LE&quot;;IF([.L10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C9</text:p>
          </table:table-cell>
          <table:table-cell office:value-type="string">
            <text:p>1E9F</text:p>
          </table:table-cell>
          <table:table-cell table:formula="of:=HEX2DEC([.A103])" office:value-type="float" office:value="636">
            <text:p>636</text:p>
          </table:table-cell>
          <table:table-cell table:formula="of:=HEX2DEC([.B103])" office:value-type="float" office:value="492">
            <text:p>492</text:p>
          </table:table-cell>
          <table:table-cell table:formula="of:=HEX2DEC([.C103])" office:value-type="float" office:value="508">
            <text:p>508</text:p>
          </table:table-cell>
          <table:table-cell table:formula="of:=HEX2DEC([.D103])" office:value-type="float" office:value="8436">
            <text:p>8436</text:p>
          </table:table-cell>
          <table:table-cell table:formula="of:=HEX2DEC([.E103])" office:value-type="float" office:value="8137">
            <text:p>8137</text:p>
          </table:table-cell>
          <table:table-cell table:formula="of:=HEX2DEC([.F103])" office:value-type="float" office:value="7839">
            <text:p>7839</text:p>
          </table:table-cell>
          <table:table-cell table:formula="of:=IF([.G103]&gt;[.T$13];&quot;HE&quot;;IF([.G103]&gt;[.T$12];&quot;HO&quot;;IF([.G103]&lt;[.T$15];&quot;LE&quot;;IF([.G103]&lt;[.T$14];&quot;LO&quot;;&quot;&quot;))))">
            <text:p/>
          </table:table-cell>
          <table:table-cell table:formula="of:=IF([.H103]&gt;[.U$13];&quot;HE&quot;;IF([.H103]&gt;[.U$12];&quot;HO&quot;;IF([.H103]&lt;[.U$15];&quot;LE&quot;;IF([.H103]&lt;[.U$14];&quot;LO&quot;;&quot;&quot;))))">
            <text:p/>
          </table:table-cell>
          <table:table-cell table:formula="of:=IF([.I103]&gt;[.V$13];&quot;HE&quot;;IF([.I103]&gt;[.V$12];&quot;HO&quot;;IF([.I103]&lt;[.V$15];&quot;LE&quot;;IF([.I103]&lt;[.V$14];&quot;LO&quot;;&quot;&quot;))))">
            <text:p/>
          </table:table-cell>
          <table:table-cell table:formula="of:=IF([.J103]&gt;[.W$13];&quot;HE&quot;;IF([.J103]&gt;[.W$12];&quot;HO&quot;;IF([.J103]&lt;[.W$15];&quot;LE&quot;;IF([.J103]&lt;[.W$14];&quot;LO&quot;;&quot;&quot;))))">
            <text:p/>
          </table:table-cell>
          <table:table-cell table:formula="of:=IF([.K103]&gt;[.X$13];&quot;HE&quot;;IF([.K103]&gt;[.X$12];&quot;HO&quot;;IF([.K103]&lt;[.X$15];&quot;LE&quot;;IF([.K103]&lt;[.X$14];&quot;LO&quot;;&quot;&quot;))))">
            <text:p/>
          </table:table-cell>
          <table:table-cell table:formula="of:=IF([.L103]&gt;[.Y$13];&quot;HE&quot;;IF([.L103]&gt;[.Y$12];&quot;HO&quot;;IF([.L103]&lt;[.Y$15];&quot;LE&quot;;IF([.L10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D</text:p>
          </table:table-cell>
          <table:table-cell office:value-type="string">
            <text:p>1FCC</text:p>
          </table:table-cell>
          <table:table-cell office:value-type="string">
            <text:p>1E9B</text:p>
          </table:table-cell>
          <table:table-cell table:formula="of:=HEX2DEC([.A104])" office:value-type="float" office:value="620">
            <text:p>620</text:p>
          </table:table-cell>
          <table:table-cell table:formula="of:=HEX2DEC([.B104])" office:value-type="float" office:value="492">
            <text:p>492</text:p>
          </table:table-cell>
          <table:table-cell table:formula="of:=HEX2DEC([.C104])" office:value-type="float" office:value="508">
            <text:p>508</text:p>
          </table:table-cell>
          <table:table-cell table:formula="of:=HEX2DEC([.D104])" office:value-type="float" office:value="8429">
            <text:p>8429</text:p>
          </table:table-cell>
          <table:table-cell table:formula="of:=HEX2DEC([.E104])" office:value-type="float" office:value="8140">
            <text:p>8140</text:p>
          </table:table-cell>
          <table:table-cell table:formula="of:=HEX2DEC([.F104])" office:value-type="float" office:value="7835">
            <text:p>7835</text:p>
          </table:table-cell>
          <table:table-cell table:formula="of:=IF([.G104]&gt;[.T$13];&quot;HE&quot;;IF([.G104]&gt;[.T$12];&quot;HO&quot;;IF([.G104]&lt;[.T$15];&quot;LE&quot;;IF([.G104]&lt;[.T$14];&quot;LO&quot;;&quot;&quot;))))">
            <text:p/>
          </table:table-cell>
          <table:table-cell table:formula="of:=IF([.H104]&gt;[.U$13];&quot;HE&quot;;IF([.H104]&gt;[.U$12];&quot;HO&quot;;IF([.H104]&lt;[.U$15];&quot;LE&quot;;IF([.H104]&lt;[.U$14];&quot;LO&quot;;&quot;&quot;))))">
            <text:p/>
          </table:table-cell>
          <table:table-cell table:formula="of:=IF([.I104]&gt;[.V$13];&quot;HE&quot;;IF([.I104]&gt;[.V$12];&quot;HO&quot;;IF([.I104]&lt;[.V$15];&quot;LE&quot;;IF([.I104]&lt;[.V$14];&quot;LO&quot;;&quot;&quot;))))">
            <text:p/>
          </table:table-cell>
          <table:table-cell table:formula="of:=IF([.J104]&gt;[.W$13];&quot;HE&quot;;IF([.J104]&gt;[.W$12];&quot;HO&quot;;IF([.J104]&lt;[.W$15];&quot;LE&quot;;IF([.J104]&lt;[.W$14];&quot;LO&quot;;&quot;&quot;))))">
            <text:p/>
          </table:table-cell>
          <table:table-cell table:formula="of:=IF([.K104]&gt;[.X$13];&quot;HE&quot;;IF([.K104]&gt;[.X$12];&quot;HO&quot;;IF([.K104]&lt;[.X$15];&quot;LE&quot;;IF([.K104]&lt;[.X$14];&quot;LO&quot;;&quot;&quot;))))">
            <text:p/>
          </table:table-cell>
          <table:table-cell table:formula="of:=IF([.L104]&gt;[.Y$13];&quot;HE&quot;;IF([.L104]&gt;[.Y$12];&quot;HO&quot;;IF([.L104]&lt;[.Y$15];&quot;LE&quot;;IF([.L10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CF</text:p>
          </table:table-cell>
          <table:table-cell office:value-type="string">
            <text:p>1EA0</text:p>
          </table:table-cell>
          <table:table-cell table:formula="of:=HEX2DEC([.A105])" office:value-type="float" office:value="640">
            <text:p>640</text:p>
          </table:table-cell>
          <table:table-cell table:formula="of:=HEX2DEC([.B105])" office:value-type="float" office:value="492">
            <text:p>492</text:p>
          </table:table-cell>
          <table:table-cell table:formula="of:=HEX2DEC([.C105])" office:value-type="float" office:value="508">
            <text:p>508</text:p>
          </table:table-cell>
          <table:table-cell table:formula="of:=HEX2DEC([.D105])" office:value-type="float" office:value="8442">
            <text:p>8442</text:p>
          </table:table-cell>
          <table:table-cell table:formula="of:=HEX2DEC([.E105])" office:value-type="float" office:value="8143">
            <text:p>8143</text:p>
          </table:table-cell>
          <table:table-cell table:formula="of:=HEX2DEC([.F105])" office:value-type="float" office:value="7840">
            <text:p>7840</text:p>
          </table:table-cell>
          <table:table-cell table:formula="of:=IF([.G105]&gt;[.T$13];&quot;HE&quot;;IF([.G105]&gt;[.T$12];&quot;HO&quot;;IF([.G105]&lt;[.T$15];&quot;LE&quot;;IF([.G105]&lt;[.T$14];&quot;LO&quot;;&quot;&quot;))))">
            <text:p/>
          </table:table-cell>
          <table:table-cell table:formula="of:=IF([.H105]&gt;[.U$13];&quot;HE&quot;;IF([.H105]&gt;[.U$12];&quot;HO&quot;;IF([.H105]&lt;[.U$15];&quot;LE&quot;;IF([.H105]&lt;[.U$14];&quot;LO&quot;;&quot;&quot;))))">
            <text:p/>
          </table:table-cell>
          <table:table-cell table:formula="of:=IF([.I105]&gt;[.V$13];&quot;HE&quot;;IF([.I105]&gt;[.V$12];&quot;HO&quot;;IF([.I105]&lt;[.V$15];&quot;LE&quot;;IF([.I105]&lt;[.V$14];&quot;LO&quot;;&quot;&quot;))))">
            <text:p/>
          </table:table-cell>
          <table:table-cell table:formula="of:=IF([.J105]&gt;[.W$13];&quot;HE&quot;;IF([.J105]&gt;[.W$12];&quot;HO&quot;;IF([.J105]&lt;[.W$15];&quot;LE&quot;;IF([.J105]&lt;[.W$14];&quot;LO&quot;;&quot;&quot;))))">
            <text:p/>
          </table:table-cell>
          <table:table-cell table:formula="of:=IF([.K105]&gt;[.X$13];&quot;HE&quot;;IF([.K105]&gt;[.X$12];&quot;HO&quot;;IF([.K105]&lt;[.X$15];&quot;LE&quot;;IF([.K105]&lt;[.X$14];&quot;LO&quot;;&quot;&quot;))))">
            <text:p/>
          </table:table-cell>
          <table:table-cell table:formula="of:=IF([.L105]&gt;[.Y$13];&quot;HE&quot;;IF([.L105]&gt;[.Y$12];&quot;HO&quot;;IF([.L105]&lt;[.Y$15];&quot;LE&quot;;IF([.L10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F</text:p>
          </table:table-cell>
          <table:table-cell office:value-type="string">
            <text:p>1E9A</text:p>
          </table:table-cell>
          <table:table-cell table:formula="of:=HEX2DEC([.A106])" office:value-type="float" office:value="616">
            <text:p>616</text:p>
          </table:table-cell>
          <table:table-cell table:formula="of:=HEX2DEC([.B106])" office:value-type="float" office:value="492">
            <text:p>492</text:p>
          </table:table-cell>
          <table:table-cell table:formula="of:=HEX2DEC([.C106])" office:value-type="float" office:value="508">
            <text:p>508</text:p>
          </table:table-cell>
          <table:table-cell table:formula="of:=HEX2DEC([.D106])" office:value-type="float" office:value="8437">
            <text:p>8437</text:p>
          </table:table-cell>
          <table:table-cell table:formula="of:=HEX2DEC([.E106])" office:value-type="float" office:value="8143">
            <text:p>8143</text:p>
          </table:table-cell>
          <table:table-cell table:formula="of:=HEX2DEC([.F106])" office:value-type="float" office:value="7834">
            <text:p>7834</text:p>
          </table:table-cell>
          <table:table-cell table:formula="of:=IF([.G106]&gt;[.T$13];&quot;HE&quot;;IF([.G106]&gt;[.T$12];&quot;HO&quot;;IF([.G106]&lt;[.T$15];&quot;LE&quot;;IF([.G106]&lt;[.T$14];&quot;LO&quot;;&quot;&quot;))))">
            <text:p/>
          </table:table-cell>
          <table:table-cell table:formula="of:=IF([.H106]&gt;[.U$13];&quot;HE&quot;;IF([.H106]&gt;[.U$12];&quot;HO&quot;;IF([.H106]&lt;[.U$15];&quot;LE&quot;;IF([.H106]&lt;[.U$14];&quot;LO&quot;;&quot;&quot;))))">
            <text:p/>
          </table:table-cell>
          <table:table-cell table:formula="of:=IF([.I106]&gt;[.V$13];&quot;HE&quot;;IF([.I106]&gt;[.V$12];&quot;HO&quot;;IF([.I106]&lt;[.V$15];&quot;LE&quot;;IF([.I106]&lt;[.V$14];&quot;LO&quot;;&quot;&quot;))))">
            <text:p/>
          </table:table-cell>
          <table:table-cell table:formula="of:=IF([.J106]&gt;[.W$13];&quot;HE&quot;;IF([.J106]&gt;[.W$12];&quot;HO&quot;;IF([.J106]&lt;[.W$15];&quot;LE&quot;;IF([.J106]&lt;[.W$14];&quot;LO&quot;;&quot;&quot;))))">
            <text:p/>
          </table:table-cell>
          <table:table-cell table:formula="of:=IF([.K106]&gt;[.X$13];&quot;HE&quot;;IF([.K106]&gt;[.X$12];&quot;HO&quot;;IF([.K106]&lt;[.X$15];&quot;LE&quot;;IF([.K106]&lt;[.X$14];&quot;LO&quot;;&quot;&quot;))))">
            <text:p/>
          </table:table-cell>
          <table:table-cell table:formula="of:=IF([.L106]&gt;[.Y$13];&quot;HE&quot;;IF([.L106]&gt;[.Y$12];&quot;HO&quot;;IF([.L106]&lt;[.Y$15];&quot;LE&quot;;IF([.L10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D1</text:p>
          </table:table-cell>
          <table:table-cell office:value-type="string">
            <text:p>1E9F</text:p>
          </table:table-cell>
          <table:table-cell table:formula="of:=HEX2DEC([.A107])" office:value-type="float" office:value="636">
            <text:p>636</text:p>
          </table:table-cell>
          <table:table-cell table:formula="of:=HEX2DEC([.B107])" office:value-type="float" office:value="492">
            <text:p>492</text:p>
          </table:table-cell>
          <table:table-cell table:formula="of:=HEX2DEC([.C107])" office:value-type="float" office:value="508">
            <text:p>508</text:p>
          </table:table-cell>
          <table:table-cell table:formula="of:=HEX2DEC([.D107])" office:value-type="float" office:value="8439">
            <text:p>8439</text:p>
          </table:table-cell>
          <table:table-cell table:formula="of:=HEX2DEC([.E107])" office:value-type="float" office:value="8145">
            <text:p>8145</text:p>
          </table:table-cell>
          <table:table-cell table:formula="of:=HEX2DEC([.F107])" office:value-type="float" office:value="7839">
            <text:p>7839</text:p>
          </table:table-cell>
          <table:table-cell table:formula="of:=IF([.G107]&gt;[.T$13];&quot;HE&quot;;IF([.G107]&gt;[.T$12];&quot;HO&quot;;IF([.G107]&lt;[.T$15];&quot;LE&quot;;IF([.G107]&lt;[.T$14];&quot;LO&quot;;&quot;&quot;))))">
            <text:p/>
          </table:table-cell>
          <table:table-cell table:formula="of:=IF([.H107]&gt;[.U$13];&quot;HE&quot;;IF([.H107]&gt;[.U$12];&quot;HO&quot;;IF([.H107]&lt;[.U$15];&quot;LE&quot;;IF([.H107]&lt;[.U$14];&quot;LO&quot;;&quot;&quot;))))">
            <text:p/>
          </table:table-cell>
          <table:table-cell table:formula="of:=IF([.I107]&gt;[.V$13];&quot;HE&quot;;IF([.I107]&gt;[.V$12];&quot;HO&quot;;IF([.I107]&lt;[.V$15];&quot;LE&quot;;IF([.I107]&lt;[.V$14];&quot;LO&quot;;&quot;&quot;))))">
            <text:p/>
          </table:table-cell>
          <table:table-cell table:formula="of:=IF([.J107]&gt;[.W$13];&quot;HE&quot;;IF([.J107]&gt;[.W$12];&quot;HO&quot;;IF([.J107]&lt;[.W$15];&quot;LE&quot;;IF([.J107]&lt;[.W$14];&quot;LO&quot;;&quot;&quot;))))">
            <text:p/>
          </table:table-cell>
          <table:table-cell table:formula="of:=IF([.K107]&gt;[.X$13];&quot;HE&quot;;IF([.K107]&gt;[.X$12];&quot;HO&quot;;IF([.K107]&lt;[.X$15];&quot;LE&quot;;IF([.K107]&lt;[.X$14];&quot;LO&quot;;&quot;&quot;))))">
            <text:p/>
          </table:table-cell>
          <table:table-cell table:formula="of:=IF([.L107]&gt;[.Y$13];&quot;HE&quot;;IF([.L107]&gt;[.Y$12];&quot;HO&quot;;IF([.L107]&lt;[.Y$15];&quot;LE&quot;;IF([.L10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C7</text:p>
          </table:table-cell>
          <table:table-cell office:value-type="string">
            <text:p>1E9E</text:p>
          </table:table-cell>
          <table:table-cell table:formula="of:=HEX2DEC([.A108])" office:value-type="float" office:value="632">
            <text:p>632</text:p>
          </table:table-cell>
          <table:table-cell table:formula="of:=HEX2DEC([.B108])" office:value-type="float" office:value="492">
            <text:p>492</text:p>
          </table:table-cell>
          <table:table-cell table:formula="of:=HEX2DEC([.C108])" office:value-type="float" office:value="508">
            <text:p>508</text:p>
          </table:table-cell>
          <table:table-cell table:formula="of:=HEX2DEC([.D108])" office:value-type="float" office:value="8438">
            <text:p>8438</text:p>
          </table:table-cell>
          <table:table-cell table:formula="of:=HEX2DEC([.E108])" office:value-type="float" office:value="8135">
            <text:p>8135</text:p>
          </table:table-cell>
          <table:table-cell table:formula="of:=HEX2DEC([.F108])" office:value-type="float" office:value="7838">
            <text:p>7838</text:p>
          </table:table-cell>
          <table:table-cell table:formula="of:=IF([.G108]&gt;[.T$13];&quot;HE&quot;;IF([.G108]&gt;[.T$12];&quot;HO&quot;;IF([.G108]&lt;[.T$15];&quot;LE&quot;;IF([.G108]&lt;[.T$14];&quot;LO&quot;;&quot;&quot;))))">
            <text:p/>
          </table:table-cell>
          <table:table-cell table:formula="of:=IF([.H108]&gt;[.U$13];&quot;HE&quot;;IF([.H108]&gt;[.U$12];&quot;HO&quot;;IF([.H108]&lt;[.U$15];&quot;LE&quot;;IF([.H108]&lt;[.U$14];&quot;LO&quot;;&quot;&quot;))))">
            <text:p/>
          </table:table-cell>
          <table:table-cell table:formula="of:=IF([.I108]&gt;[.V$13];&quot;HE&quot;;IF([.I108]&gt;[.V$12];&quot;HO&quot;;IF([.I108]&lt;[.V$15];&quot;LE&quot;;IF([.I108]&lt;[.V$14];&quot;LO&quot;;&quot;&quot;))))">
            <text:p/>
          </table:table-cell>
          <table:table-cell table:formula="of:=IF([.J108]&gt;[.W$13];&quot;HE&quot;;IF([.J108]&gt;[.W$12];&quot;HO&quot;;IF([.J108]&lt;[.W$15];&quot;LE&quot;;IF([.J108]&lt;[.W$14];&quot;LO&quot;;&quot;&quot;))))">
            <text:p/>
          </table:table-cell>
          <table:table-cell table:formula="of:=IF([.K108]&gt;[.X$13];&quot;HE&quot;;IF([.K108]&gt;[.X$12];&quot;HO&quot;;IF([.K108]&lt;[.X$15];&quot;LE&quot;;IF([.K108]&lt;[.X$14];&quot;LO&quot;;&quot;&quot;))))">
            <text:p/>
          </table:table-cell>
          <table:table-cell table:formula="of:=IF([.L108]&gt;[.Y$13];&quot;HE&quot;;IF([.L108]&gt;[.Y$12];&quot;HO&quot;;IF([.L108]&lt;[.Y$15];&quot;LE&quot;;IF([.L10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D0</text:p>
          </table:table-cell>
          <table:table-cell office:value-type="string">
            <text:p>1E9D</text:p>
          </table:table-cell>
          <table:table-cell table:formula="of:=HEX2DEC([.A109])" office:value-type="float" office:value="628">
            <text:p>628</text:p>
          </table:table-cell>
          <table:table-cell table:formula="of:=HEX2DEC([.B109])" office:value-type="float" office:value="492">
            <text:p>492</text:p>
          </table:table-cell>
          <table:table-cell table:formula="of:=HEX2DEC([.C109])" office:value-type="float" office:value="508">
            <text:p>508</text:p>
          </table:table-cell>
          <table:table-cell table:formula="of:=HEX2DEC([.D109])" office:value-type="float" office:value="8433">
            <text:p>8433</text:p>
          </table:table-cell>
          <table:table-cell table:formula="of:=HEX2DEC([.E109])" office:value-type="float" office:value="8144">
            <text:p>8144</text:p>
          </table:table-cell>
          <table:table-cell table:formula="of:=HEX2DEC([.F109])" office:value-type="float" office:value="7837">
            <text:p>7837</text:p>
          </table:table-cell>
          <table:table-cell table:formula="of:=IF([.G109]&gt;[.T$13];&quot;HE&quot;;IF([.G109]&gt;[.T$12];&quot;HO&quot;;IF([.G109]&lt;[.T$15];&quot;LE&quot;;IF([.G109]&lt;[.T$14];&quot;LO&quot;;&quot;&quot;))))">
            <text:p/>
          </table:table-cell>
          <table:table-cell table:formula="of:=IF([.H109]&gt;[.U$13];&quot;HE&quot;;IF([.H109]&gt;[.U$12];&quot;HO&quot;;IF([.H109]&lt;[.U$15];&quot;LE&quot;;IF([.H109]&lt;[.U$14];&quot;LO&quot;;&quot;&quot;))))">
            <text:p/>
          </table:table-cell>
          <table:table-cell table:formula="of:=IF([.I109]&gt;[.V$13];&quot;HE&quot;;IF([.I109]&gt;[.V$12];&quot;HO&quot;;IF([.I109]&lt;[.V$15];&quot;LE&quot;;IF([.I109]&lt;[.V$14];&quot;LO&quot;;&quot;&quot;))))">
            <text:p/>
          </table:table-cell>
          <table:table-cell table:formula="of:=IF([.J109]&gt;[.W$13];&quot;HE&quot;;IF([.J109]&gt;[.W$12];&quot;HO&quot;;IF([.J109]&lt;[.W$15];&quot;LE&quot;;IF([.J109]&lt;[.W$14];&quot;LO&quot;;&quot;&quot;))))">
            <text:p/>
          </table:table-cell>
          <table:table-cell table:formula="of:=IF([.K109]&gt;[.X$13];&quot;HE&quot;;IF([.K109]&gt;[.X$12];&quot;HO&quot;;IF([.K109]&lt;[.X$15];&quot;LE&quot;;IF([.K109]&lt;[.X$14];&quot;LO&quot;;&quot;&quot;))))">
            <text:p/>
          </table:table-cell>
          <table:table-cell table:formula="of:=IF([.L109]&gt;[.Y$13];&quot;HE&quot;;IF([.L109]&gt;[.Y$12];&quot;HO&quot;;IF([.L109]&lt;[.Y$15];&quot;LE&quot;;IF([.L10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D0</text:p>
          </table:table-cell>
          <table:table-cell office:value-type="string">
            <text:p>1EA2</text:p>
          </table:table-cell>
          <table:table-cell table:formula="of:=HEX2DEC([.A110])" office:value-type="float" office:value="648">
            <text:p>648</text:p>
          </table:table-cell>
          <table:table-cell table:formula="of:=HEX2DEC([.B110])" office:value-type="float" office:value="492">
            <text:p>492</text:p>
          </table:table-cell>
          <table:table-cell table:formula="of:=HEX2DEC([.C110])" office:value-type="float" office:value="508">
            <text:p>508</text:p>
          </table:table-cell>
          <table:table-cell table:formula="of:=HEX2DEC([.D110])" office:value-type="float" office:value="8435">
            <text:p>8435</text:p>
          </table:table-cell>
          <table:table-cell table:formula="of:=HEX2DEC([.E110])" office:value-type="float" office:value="8144">
            <text:p>8144</text:p>
          </table:table-cell>
          <table:table-cell table:formula="of:=HEX2DEC([.F110])" office:value-type="float" office:value="7842">
            <text:p>7842</text:p>
          </table:table-cell>
          <table:table-cell table:formula="of:=IF([.G110]&gt;[.T$13];&quot;HE&quot;;IF([.G110]&gt;[.T$12];&quot;HO&quot;;IF([.G110]&lt;[.T$15];&quot;LE&quot;;IF([.G110]&lt;[.T$14];&quot;LO&quot;;&quot;&quot;))))">
            <text:p/>
          </table:table-cell>
          <table:table-cell table:formula="of:=IF([.H110]&gt;[.U$13];&quot;HE&quot;;IF([.H110]&gt;[.U$12];&quot;HO&quot;;IF([.H110]&lt;[.U$15];&quot;LE&quot;;IF([.H110]&lt;[.U$14];&quot;LO&quot;;&quot;&quot;))))">
            <text:p/>
          </table:table-cell>
          <table:table-cell table:formula="of:=IF([.I110]&gt;[.V$13];&quot;HE&quot;;IF([.I110]&gt;[.V$12];&quot;HO&quot;;IF([.I110]&lt;[.V$15];&quot;LE&quot;;IF([.I110]&lt;[.V$14];&quot;LO&quot;;&quot;&quot;))))">
            <text:p/>
          </table:table-cell>
          <table:table-cell table:formula="of:=IF([.J110]&gt;[.W$13];&quot;HE&quot;;IF([.J110]&gt;[.W$12];&quot;HO&quot;;IF([.J110]&lt;[.W$15];&quot;LE&quot;;IF([.J110]&lt;[.W$14];&quot;LO&quot;;&quot;&quot;))))">
            <text:p/>
          </table:table-cell>
          <table:table-cell table:formula="of:=IF([.K110]&gt;[.X$13];&quot;HE&quot;;IF([.K110]&gt;[.X$12];&quot;HO&quot;;IF([.K110]&lt;[.X$15];&quot;LE&quot;;IF([.K110]&lt;[.X$14];&quot;LO&quot;;&quot;&quot;))))">
            <text:p/>
          </table:table-cell>
          <table:table-cell table:formula="of:=IF([.L110]&gt;[.Y$13];&quot;HE&quot;;IF([.L110]&gt;[.Y$12];&quot;HO&quot;;IF([.L110]&lt;[.Y$15];&quot;LE&quot;;IF([.L11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D0</text:p>
          </table:table-cell>
          <table:table-cell office:value-type="string">
            <text:p>1E9D</text:p>
          </table:table-cell>
          <table:table-cell table:formula="of:=HEX2DEC([.A111])" office:value-type="float" office:value="628">
            <text:p>628</text:p>
          </table:table-cell>
          <table:table-cell table:formula="of:=HEX2DEC([.B111])" office:value-type="float" office:value="492">
            <text:p>492</text:p>
          </table:table-cell>
          <table:table-cell table:formula="of:=HEX2DEC([.C111])" office:value-type="float" office:value="508">
            <text:p>508</text:p>
          </table:table-cell>
          <table:table-cell table:formula="of:=HEX2DEC([.D111])" office:value-type="float" office:value="8438">
            <text:p>8438</text:p>
          </table:table-cell>
          <table:table-cell table:formula="of:=HEX2DEC([.E111])" office:value-type="float" office:value="8144">
            <text:p>8144</text:p>
          </table:table-cell>
          <table:table-cell table:formula="of:=HEX2DEC([.F111])" office:value-type="float" office:value="7837">
            <text:p>7837</text:p>
          </table:table-cell>
          <table:table-cell table:formula="of:=IF([.G111]&gt;[.T$13];&quot;HE&quot;;IF([.G111]&gt;[.T$12];&quot;HO&quot;;IF([.G111]&lt;[.T$15];&quot;LE&quot;;IF([.G111]&lt;[.T$14];&quot;LO&quot;;&quot;&quot;))))">
            <text:p/>
          </table:table-cell>
          <table:table-cell table:formula="of:=IF([.H111]&gt;[.U$13];&quot;HE&quot;;IF([.H111]&gt;[.U$12];&quot;HO&quot;;IF([.H111]&lt;[.U$15];&quot;LE&quot;;IF([.H111]&lt;[.U$14];&quot;LO&quot;;&quot;&quot;))))">
            <text:p/>
          </table:table-cell>
          <table:table-cell table:formula="of:=IF([.I111]&gt;[.V$13];&quot;HE&quot;;IF([.I111]&gt;[.V$12];&quot;HO&quot;;IF([.I111]&lt;[.V$15];&quot;LE&quot;;IF([.I111]&lt;[.V$14];&quot;LO&quot;;&quot;&quot;))))">
            <text:p/>
          </table:table-cell>
          <table:table-cell table:formula="of:=IF([.J111]&gt;[.W$13];&quot;HE&quot;;IF([.J111]&gt;[.W$12];&quot;HO&quot;;IF([.J111]&lt;[.W$15];&quot;LE&quot;;IF([.J111]&lt;[.W$14];&quot;LO&quot;;&quot;&quot;))))">
            <text:p/>
          </table:table-cell>
          <table:table-cell table:formula="of:=IF([.K111]&gt;[.X$13];&quot;HE&quot;;IF([.K111]&gt;[.X$12];&quot;HO&quot;;IF([.K111]&lt;[.X$15];&quot;LE&quot;;IF([.K111]&lt;[.X$14];&quot;LO&quot;;&quot;&quot;))))">
            <text:p/>
          </table:table-cell>
          <table:table-cell table:formula="of:=IF([.L111]&gt;[.Y$13];&quot;HE&quot;;IF([.L111]&gt;[.Y$12];&quot;HO&quot;;IF([.L111]&lt;[.Y$15];&quot;LE&quot;;IF([.L11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CE</text:p>
          </table:table-cell>
          <table:table-cell office:value-type="string">
            <text:p>1E9C</text:p>
          </table:table-cell>
          <table:table-cell table:formula="of:=HEX2DEC([.A112])" office:value-type="float" office:value="624">
            <text:p>624</text:p>
          </table:table-cell>
          <table:table-cell table:formula="of:=HEX2DEC([.B112])" office:value-type="float" office:value="492">
            <text:p>492</text:p>
          </table:table-cell>
          <table:table-cell table:formula="of:=HEX2DEC([.C112])" office:value-type="float" office:value="508">
            <text:p>508</text:p>
          </table:table-cell>
          <table:table-cell table:formula="of:=HEX2DEC([.D112])" office:value-type="float" office:value="8438">
            <text:p>8438</text:p>
          </table:table-cell>
          <table:table-cell table:formula="of:=HEX2DEC([.E112])" office:value-type="float" office:value="8142">
            <text:p>8142</text:p>
          </table:table-cell>
          <table:table-cell table:formula="of:=HEX2DEC([.F112])" office:value-type="float" office:value="7836">
            <text:p>7836</text:p>
          </table:table-cell>
          <table:table-cell table:formula="of:=IF([.G112]&gt;[.T$13];&quot;HE&quot;;IF([.G112]&gt;[.T$12];&quot;HO&quot;;IF([.G112]&lt;[.T$15];&quot;LE&quot;;IF([.G112]&lt;[.T$14];&quot;LO&quot;;&quot;&quot;))))">
            <text:p/>
          </table:table-cell>
          <table:table-cell table:formula="of:=IF([.H112]&gt;[.U$13];&quot;HE&quot;;IF([.H112]&gt;[.U$12];&quot;HO&quot;;IF([.H112]&lt;[.U$15];&quot;LE&quot;;IF([.H112]&lt;[.U$14];&quot;LO&quot;;&quot;&quot;))))">
            <text:p/>
          </table:table-cell>
          <table:table-cell table:formula="of:=IF([.I112]&gt;[.V$13];&quot;HE&quot;;IF([.I112]&gt;[.V$12];&quot;HO&quot;;IF([.I112]&lt;[.V$15];&quot;LE&quot;;IF([.I112]&lt;[.V$14];&quot;LO&quot;;&quot;&quot;))))">
            <text:p/>
          </table:table-cell>
          <table:table-cell table:formula="of:=IF([.J112]&gt;[.W$13];&quot;HE&quot;;IF([.J112]&gt;[.W$12];&quot;HO&quot;;IF([.J112]&lt;[.W$15];&quot;LE&quot;;IF([.J112]&lt;[.W$14];&quot;LO&quot;;&quot;&quot;))))">
            <text:p/>
          </table:table-cell>
          <table:table-cell table:formula="of:=IF([.K112]&gt;[.X$13];&quot;HE&quot;;IF([.K112]&gt;[.X$12];&quot;HO&quot;;IF([.K112]&lt;[.X$15];&quot;LE&quot;;IF([.K112]&lt;[.X$14];&quot;LO&quot;;&quot;&quot;))))">
            <text:p/>
          </table:table-cell>
          <table:table-cell table:formula="of:=IF([.L112]&gt;[.Y$13];&quot;HE&quot;;IF([.L112]&gt;[.Y$12];&quot;HO&quot;;IF([.L112]&lt;[.Y$15];&quot;LE&quot;;IF([.L11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D2</text:p>
          </table:table-cell>
          <table:table-cell office:value-type="string">
            <text:p>1EA1</text:p>
          </table:table-cell>
          <table:table-cell table:formula="of:=HEX2DEC([.A113])" office:value-type="float" office:value="644">
            <text:p>644</text:p>
          </table:table-cell>
          <table:table-cell table:formula="of:=HEX2DEC([.B113])" office:value-type="float" office:value="492">
            <text:p>492</text:p>
          </table:table-cell>
          <table:table-cell table:formula="of:=HEX2DEC([.C113])" office:value-type="float" office:value="508">
            <text:p>508</text:p>
          </table:table-cell>
          <table:table-cell table:formula="of:=HEX2DEC([.D113])" office:value-type="float" office:value="8441">
            <text:p>8441</text:p>
          </table:table-cell>
          <table:table-cell table:formula="of:=HEX2DEC([.E113])" office:value-type="float" office:value="8146">
            <text:p>8146</text:p>
          </table:table-cell>
          <table:table-cell table:formula="of:=HEX2DEC([.F113])" office:value-type="float" office:value="7841">
            <text:p>7841</text:p>
          </table:table-cell>
          <table:table-cell table:formula="of:=IF([.G113]&gt;[.T$13];&quot;HE&quot;;IF([.G113]&gt;[.T$12];&quot;HO&quot;;IF([.G113]&lt;[.T$15];&quot;LE&quot;;IF([.G113]&lt;[.T$14];&quot;LO&quot;;&quot;&quot;))))">
            <text:p/>
          </table:table-cell>
          <table:table-cell table:formula="of:=IF([.H113]&gt;[.U$13];&quot;HE&quot;;IF([.H113]&gt;[.U$12];&quot;HO&quot;;IF([.H113]&lt;[.U$15];&quot;LE&quot;;IF([.H113]&lt;[.U$14];&quot;LO&quot;;&quot;&quot;))))">
            <text:p/>
          </table:table-cell>
          <table:table-cell table:formula="of:=IF([.I113]&gt;[.V$13];&quot;HE&quot;;IF([.I113]&gt;[.V$12];&quot;HO&quot;;IF([.I113]&lt;[.V$15];&quot;LE&quot;;IF([.I113]&lt;[.V$14];&quot;LO&quot;;&quot;&quot;))))">
            <text:p/>
          </table:table-cell>
          <table:table-cell table:formula="of:=IF([.J113]&gt;[.W$13];&quot;HE&quot;;IF([.J113]&gt;[.W$12];&quot;HO&quot;;IF([.J113]&lt;[.W$15];&quot;LE&quot;;IF([.J113]&lt;[.W$14];&quot;LO&quot;;&quot;&quot;))))">
            <text:p/>
          </table:table-cell>
          <table:table-cell table:formula="of:=IF([.K113]&gt;[.X$13];&quot;HE&quot;;IF([.K113]&gt;[.X$12];&quot;HO&quot;;IF([.K113]&lt;[.X$15];&quot;LE&quot;;IF([.K113]&lt;[.X$14];&quot;LO&quot;;&quot;&quot;))))">
            <text:p/>
          </table:table-cell>
          <table:table-cell table:formula="of:=IF([.L113]&gt;[.Y$13];&quot;HE&quot;;IF([.L113]&gt;[.Y$12];&quot;HO&quot;;IF([.L113]&lt;[.Y$15];&quot;LE&quot;;IF([.L11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C</text:p>
          </table:table-cell>
          <table:table-cell office:value-type="string">
            <text:p>1FD3</text:p>
          </table:table-cell>
          <table:table-cell table:style-name="ce3" office:value-type="string">
            <text:p>1E95</text:p>
          </table:table-cell>
          <table:table-cell table:formula="of:=HEX2DEC([.A114])" office:value-type="float" office:value="596">
            <text:p>596</text:p>
          </table:table-cell>
          <table:table-cell table:formula="of:=HEX2DEC([.B114])" office:value-type="float" office:value="492">
            <text:p>492</text:p>
          </table:table-cell>
          <table:table-cell table:formula="of:=HEX2DEC([.C114])" office:value-type="float" office:value="508">
            <text:p>508</text:p>
          </table:table-cell>
          <table:table-cell table:formula="of:=HEX2DEC([.D114])" office:value-type="float" office:value="8444">
            <text:p>8444</text:p>
          </table:table-cell>
          <table:table-cell table:formula="of:=HEX2DEC([.E114])" office:value-type="float" office:value="8147">
            <text:p>8147</text:p>
          </table:table-cell>
          <table:table-cell table:formula="of:=HEX2DEC([.F114])" office:value-type="float" office:value="7829">
            <text:p>7829</text:p>
          </table:table-cell>
          <table:table-cell table:formula="of:=IF([.G114]&gt;[.T$13];&quot;HE&quot;;IF([.G114]&gt;[.T$12];&quot;HO&quot;;IF([.G114]&lt;[.T$15];&quot;LE&quot;;IF([.G114]&lt;[.T$14];&quot;LO&quot;;&quot;&quot;))))">
            <text:p/>
          </table:table-cell>
          <table:table-cell table:formula="of:=IF([.H114]&gt;[.U$13];&quot;HE&quot;;IF([.H114]&gt;[.U$12];&quot;HO&quot;;IF([.H114]&lt;[.U$15];&quot;LE&quot;;IF([.H114]&lt;[.U$14];&quot;LO&quot;;&quot;&quot;))))">
            <text:p/>
          </table:table-cell>
          <table:table-cell table:formula="of:=IF([.I114]&gt;[.V$13];&quot;HE&quot;;IF([.I114]&gt;[.V$12];&quot;HO&quot;;IF([.I114]&lt;[.V$15];&quot;LE&quot;;IF([.I114]&lt;[.V$14];&quot;LO&quot;;&quot;&quot;))))">
            <text:p/>
          </table:table-cell>
          <table:table-cell table:formula="of:=IF([.J114]&gt;[.W$13];&quot;HE&quot;;IF([.J114]&gt;[.W$12];&quot;HO&quot;;IF([.J114]&lt;[.W$15];&quot;LE&quot;;IF([.J114]&lt;[.W$14];&quot;LO&quot;;&quot;&quot;))))">
            <text:p/>
          </table:table-cell>
          <table:table-cell table:formula="of:=IF([.K114]&gt;[.X$13];&quot;HE&quot;;IF([.K114]&gt;[.X$12];&quot;HO&quot;;IF([.K114]&lt;[.X$15];&quot;LE&quot;;IF([.K114]&lt;[.X$14];&quot;LO&quot;;&quot;&quot;))))">
            <text:p/>
          </table:table-cell>
          <table:table-cell table:formula="of:=IF([.L114]&gt;[.Y$13];&quot;HE&quot;;IF([.L114]&gt;[.Y$12];&quot;HO&quot;;IF([.L114]&lt;[.Y$15];&quot;LE&quot;;IF([.L11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2</text:p>
          </table:table-cell>
          <table:table-cell office:value-type="string">
            <text:p>1E9A</text:p>
          </table:table-cell>
          <table:table-cell table:formula="of:=HEX2DEC([.A115])" office:value-type="float" office:value="616">
            <text:p>616</text:p>
          </table:table-cell>
          <table:table-cell table:formula="of:=HEX2DEC([.B115])" office:value-type="float" office:value="492">
            <text:p>492</text:p>
          </table:table-cell>
          <table:table-cell table:formula="of:=HEX2DEC([.C115])" office:value-type="float" office:value="508">
            <text:p>508</text:p>
          </table:table-cell>
          <table:table-cell table:formula="of:=HEX2DEC([.D115])" office:value-type="float" office:value="8437">
            <text:p>8437</text:p>
          </table:table-cell>
          <table:table-cell table:formula="of:=HEX2DEC([.E115])" office:value-type="float" office:value="8130">
            <text:p>8130</text:p>
          </table:table-cell>
          <table:table-cell table:formula="of:=HEX2DEC([.F115])" office:value-type="float" office:value="7834">
            <text:p>7834</text:p>
          </table:table-cell>
          <table:table-cell table:formula="of:=IF([.G115]&gt;[.T$13];&quot;HE&quot;;IF([.G115]&gt;[.T$12];&quot;HO&quot;;IF([.G115]&lt;[.T$15];&quot;LE&quot;;IF([.G115]&lt;[.T$14];&quot;LO&quot;;&quot;&quot;))))">
            <text:p/>
          </table:table-cell>
          <table:table-cell table:formula="of:=IF([.H115]&gt;[.U$13];&quot;HE&quot;;IF([.H115]&gt;[.U$12];&quot;HO&quot;;IF([.H115]&lt;[.U$15];&quot;LE&quot;;IF([.H115]&lt;[.U$14];&quot;LO&quot;;&quot;&quot;))))">
            <text:p/>
          </table:table-cell>
          <table:table-cell table:formula="of:=IF([.I115]&gt;[.V$13];&quot;HE&quot;;IF([.I115]&gt;[.V$12];&quot;HO&quot;;IF([.I115]&lt;[.V$15];&quot;LE&quot;;IF([.I115]&lt;[.V$14];&quot;LO&quot;;&quot;&quot;))))">
            <text:p/>
          </table:table-cell>
          <table:table-cell table:formula="of:=IF([.J115]&gt;[.W$13];&quot;HE&quot;;IF([.J115]&gt;[.W$12];&quot;HO&quot;;IF([.J115]&lt;[.W$15];&quot;LE&quot;;IF([.J115]&lt;[.W$14];&quot;LO&quot;;&quot;&quot;))))">
            <text:p/>
          </table:table-cell>
          <table:table-cell table:formula="of:=IF([.K115]&gt;[.X$13];&quot;HE&quot;;IF([.K115]&gt;[.X$12];&quot;HO&quot;;IF([.K115]&lt;[.X$15];&quot;LE&quot;;IF([.K115]&lt;[.X$14];&quot;LO&quot;;&quot;&quot;))))">
            <text:p/>
          </table:table-cell>
          <table:table-cell table:formula="of:=IF([.L115]&gt;[.Y$13];&quot;HE&quot;;IF([.L115]&gt;[.Y$12];&quot;HO&quot;;IF([.L115]&lt;[.Y$15];&quot;LE&quot;;IF([.L11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B</text:p>
          </table:table-cell>
          <table:table-cell office:value-type="string">
            <text:p>1FD3</text:p>
          </table:table-cell>
          <table:table-cell office:value-type="string">
            <text:p>1E9B</text:p>
          </table:table-cell>
          <table:table-cell table:formula="of:=HEX2DEC([.A116])" office:value-type="float" office:value="620">
            <text:p>620</text:p>
          </table:table-cell>
          <table:table-cell table:formula="of:=HEX2DEC([.B116])" office:value-type="float" office:value="492">
            <text:p>492</text:p>
          </table:table-cell>
          <table:table-cell table:formula="of:=HEX2DEC([.C116])" office:value-type="float" office:value="508">
            <text:p>508</text:p>
          </table:table-cell>
          <table:table-cell table:formula="of:=HEX2DEC([.D116])" office:value-type="float" office:value="8443">
            <text:p>8443</text:p>
          </table:table-cell>
          <table:table-cell table:formula="of:=HEX2DEC([.E116])" office:value-type="float" office:value="8147">
            <text:p>8147</text:p>
          </table:table-cell>
          <table:table-cell table:formula="of:=HEX2DEC([.F116])" office:value-type="float" office:value="7835">
            <text:p>7835</text:p>
          </table:table-cell>
          <table:table-cell table:formula="of:=IF([.G116]&gt;[.T$13];&quot;HE&quot;;IF([.G116]&gt;[.T$12];&quot;HO&quot;;IF([.G116]&lt;[.T$15];&quot;LE&quot;;IF([.G116]&lt;[.T$14];&quot;LO&quot;;&quot;&quot;))))">
            <text:p/>
          </table:table-cell>
          <table:table-cell table:formula="of:=IF([.H116]&gt;[.U$13];&quot;HE&quot;;IF([.H116]&gt;[.U$12];&quot;HO&quot;;IF([.H116]&lt;[.U$15];&quot;LE&quot;;IF([.H116]&lt;[.U$14];&quot;LO&quot;;&quot;&quot;))))">
            <text:p/>
          </table:table-cell>
          <table:table-cell table:formula="of:=IF([.I116]&gt;[.V$13];&quot;HE&quot;;IF([.I116]&gt;[.V$12];&quot;HO&quot;;IF([.I116]&lt;[.V$15];&quot;LE&quot;;IF([.I116]&lt;[.V$14];&quot;LO&quot;;&quot;&quot;))))">
            <text:p/>
          </table:table-cell>
          <table:table-cell table:formula="of:=IF([.J116]&gt;[.W$13];&quot;HE&quot;;IF([.J116]&gt;[.W$12];&quot;HO&quot;;IF([.J116]&lt;[.W$15];&quot;LE&quot;;IF([.J116]&lt;[.W$14];&quot;LO&quot;;&quot;&quot;))))">
            <text:p/>
          </table:table-cell>
          <table:table-cell table:formula="of:=IF([.K116]&gt;[.X$13];&quot;HE&quot;;IF([.K116]&gt;[.X$12];&quot;HO&quot;;IF([.K116]&lt;[.X$15];&quot;LE&quot;;IF([.K116]&lt;[.X$14];&quot;LO&quot;;&quot;&quot;))))">
            <text:p/>
          </table:table-cell>
          <table:table-cell table:formula="of:=IF([.L116]&gt;[.Y$13];&quot;HE&quot;;IF([.L116]&gt;[.Y$12];&quot;HO&quot;;IF([.L116]&lt;[.Y$15];&quot;LE&quot;;IF([.L11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D1</text:p>
          </table:table-cell>
          <table:table-cell table:style-name="ce3" office:value-type="string">
            <text:p>1E98</text:p>
          </table:table-cell>
          <table:table-cell table:formula="of:=HEX2DEC([.A117])" office:value-type="float" office:value="608">
            <text:p>608</text:p>
          </table:table-cell>
          <table:table-cell table:formula="of:=HEX2DEC([.B117])" office:value-type="float" office:value="492">
            <text:p>492</text:p>
          </table:table-cell>
          <table:table-cell table:formula="of:=HEX2DEC([.C117])" office:value-type="float" office:value="508">
            <text:p>508</text:p>
          </table:table-cell>
          <table:table-cell table:formula="of:=HEX2DEC([.D117])" office:value-type="float" office:value="8435">
            <text:p>8435</text:p>
          </table:table-cell>
          <table:table-cell table:formula="of:=HEX2DEC([.E117])" office:value-type="float" office:value="8145">
            <text:p>8145</text:p>
          </table:table-cell>
          <table:table-cell table:formula="of:=HEX2DEC([.F117])" office:value-type="float" office:value="7832">
            <text:p>7832</text:p>
          </table:table-cell>
          <table:table-cell table:formula="of:=IF([.G117]&gt;[.T$13];&quot;HE&quot;;IF([.G117]&gt;[.T$12];&quot;HO&quot;;IF([.G117]&lt;[.T$15];&quot;LE&quot;;IF([.G117]&lt;[.T$14];&quot;LO&quot;;&quot;&quot;))))">
            <text:p/>
          </table:table-cell>
          <table:table-cell table:formula="of:=IF([.H117]&gt;[.U$13];&quot;HE&quot;;IF([.H117]&gt;[.U$12];&quot;HO&quot;;IF([.H117]&lt;[.U$15];&quot;LE&quot;;IF([.H117]&lt;[.U$14];&quot;LO&quot;;&quot;&quot;))))">
            <text:p/>
          </table:table-cell>
          <table:table-cell table:formula="of:=IF([.I117]&gt;[.V$13];&quot;HE&quot;;IF([.I117]&gt;[.V$12];&quot;HO&quot;;IF([.I117]&lt;[.V$15];&quot;LE&quot;;IF([.I117]&lt;[.V$14];&quot;LO&quot;;&quot;&quot;))))">
            <text:p/>
          </table:table-cell>
          <table:table-cell table:formula="of:=IF([.J117]&gt;[.W$13];&quot;HE&quot;;IF([.J117]&gt;[.W$12];&quot;HO&quot;;IF([.J117]&lt;[.W$15];&quot;LE&quot;;IF([.J117]&lt;[.W$14];&quot;LO&quot;;&quot;&quot;))))">
            <text:p/>
          </table:table-cell>
          <table:table-cell table:formula="of:=IF([.K117]&gt;[.X$13];&quot;HE&quot;;IF([.K117]&gt;[.X$12];&quot;HO&quot;;IF([.K117]&lt;[.X$15];&quot;LE&quot;;IF([.K117]&lt;[.X$14];&quot;LO&quot;;&quot;&quot;))))">
            <text:p/>
          </table:table-cell>
          <table:table-cell table:formula="of:=IF([.L117]&gt;[.Y$13];&quot;HE&quot;;IF([.L117]&gt;[.Y$12];&quot;HO&quot;;IF([.L117]&lt;[.Y$15];&quot;LE&quot;;IF([.L11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D</text:p>
          </table:table-cell>
          <table:table-cell table:style-name="ce3" office:value-type="string">
            <text:p>1E92</text:p>
          </table:table-cell>
          <table:table-cell table:formula="of:=HEX2DEC([.A118])" office:value-type="float" office:value="584">
            <text:p>584</text:p>
          </table:table-cell>
          <table:table-cell table:formula="of:=HEX2DEC([.B118])" office:value-type="float" office:value="492">
            <text:p>492</text:p>
          </table:table-cell>
          <table:table-cell table:formula="of:=HEX2DEC([.C118])" office:value-type="float" office:value="508">
            <text:p>508</text:p>
          </table:table-cell>
          <table:table-cell table:formula="of:=HEX2DEC([.D118])" office:value-type="float" office:value="8434">
            <text:p>8434</text:p>
          </table:table-cell>
          <table:table-cell table:formula="of:=HEX2DEC([.E118])" office:value-type="float" office:value="8141">
            <text:p>8141</text:p>
          </table:table-cell>
          <table:table-cell table:formula="of:=HEX2DEC([.F118])" office:value-type="float" office:value="7826">
            <text:p>7826</text:p>
          </table:table-cell>
          <table:table-cell table:formula="of:=IF([.G118]&gt;[.T$13];&quot;HE&quot;;IF([.G118]&gt;[.T$12];&quot;HO&quot;;IF([.G118]&lt;[.T$15];&quot;LE&quot;;IF([.G118]&lt;[.T$14];&quot;LO&quot;;&quot;&quot;))))">
            <text:p/>
          </table:table-cell>
          <table:table-cell table:formula="of:=IF([.H118]&gt;[.U$13];&quot;HE&quot;;IF([.H118]&gt;[.U$12];&quot;HO&quot;;IF([.H118]&lt;[.U$15];&quot;LE&quot;;IF([.H118]&lt;[.U$14];&quot;LO&quot;;&quot;&quot;))))">
            <text:p/>
          </table:table-cell>
          <table:table-cell table:formula="of:=IF([.I118]&gt;[.V$13];&quot;HE&quot;;IF([.I118]&gt;[.V$12];&quot;HO&quot;;IF([.I118]&lt;[.V$15];&quot;LE&quot;;IF([.I118]&lt;[.V$14];&quot;LO&quot;;&quot;&quot;))))">
            <text:p/>
          </table:table-cell>
          <table:table-cell table:formula="of:=IF([.J118]&gt;[.W$13];&quot;HE&quot;;IF([.J118]&gt;[.W$12];&quot;HO&quot;;IF([.J118]&lt;[.W$15];&quot;LE&quot;;IF([.J118]&lt;[.W$14];&quot;LO&quot;;&quot;&quot;))))">
            <text:p/>
          </table:table-cell>
          <table:table-cell table:formula="of:=IF([.K118]&gt;[.X$13];&quot;HE&quot;;IF([.K118]&gt;[.X$12];&quot;HO&quot;;IF([.K118]&lt;[.X$15];&quot;LE&quot;;IF([.K118]&lt;[.X$14];&quot;LO&quot;;&quot;&quot;))))">
            <text:p/>
          </table:table-cell>
          <table:table-cell table:formula="of:=IF([.L118]&gt;[.Y$13];&quot;HE&quot;;IF([.L118]&gt;[.Y$12];&quot;HO&quot;;IF([.L118]&lt;[.Y$15];&quot;LE&quot;;IF([.L11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D2</text:p>
          </table:table-cell>
          <table:table-cell office:value-type="string">
            <text:p>1EA1</text:p>
          </table:table-cell>
          <table:table-cell table:formula="of:=HEX2DEC([.A119])" office:value-type="float" office:value="644">
            <text:p>644</text:p>
          </table:table-cell>
          <table:table-cell table:formula="of:=HEX2DEC([.B119])" office:value-type="float" office:value="492">
            <text:p>492</text:p>
          </table:table-cell>
          <table:table-cell table:formula="of:=HEX2DEC([.C119])" office:value-type="float" office:value="508">
            <text:p>508</text:p>
          </table:table-cell>
          <table:table-cell table:formula="of:=HEX2DEC([.D119])" office:value-type="float" office:value="8432">
            <text:p>8432</text:p>
          </table:table-cell>
          <table:table-cell table:formula="of:=HEX2DEC([.E119])" office:value-type="float" office:value="8146">
            <text:p>8146</text:p>
          </table:table-cell>
          <table:table-cell table:formula="of:=HEX2DEC([.F119])" office:value-type="float" office:value="7841">
            <text:p>7841</text:p>
          </table:table-cell>
          <table:table-cell table:formula="of:=IF([.G119]&gt;[.T$13];&quot;HE&quot;;IF([.G119]&gt;[.T$12];&quot;HO&quot;;IF([.G119]&lt;[.T$15];&quot;LE&quot;;IF([.G119]&lt;[.T$14];&quot;LO&quot;;&quot;&quot;))))">
            <text:p/>
          </table:table-cell>
          <table:table-cell table:formula="of:=IF([.H119]&gt;[.U$13];&quot;HE&quot;;IF([.H119]&gt;[.U$12];&quot;HO&quot;;IF([.H119]&lt;[.U$15];&quot;LE&quot;;IF([.H119]&lt;[.U$14];&quot;LO&quot;;&quot;&quot;))))">
            <text:p/>
          </table:table-cell>
          <table:table-cell table:formula="of:=IF([.I119]&gt;[.V$13];&quot;HE&quot;;IF([.I119]&gt;[.V$12];&quot;HO&quot;;IF([.I119]&lt;[.V$15];&quot;LE&quot;;IF([.I119]&lt;[.V$14];&quot;LO&quot;;&quot;&quot;))))">
            <text:p/>
          </table:table-cell>
          <table:table-cell table:formula="of:=IF([.J119]&gt;[.W$13];&quot;HE&quot;;IF([.J119]&gt;[.W$12];&quot;HO&quot;;IF([.J119]&lt;[.W$15];&quot;LE&quot;;IF([.J119]&lt;[.W$14];&quot;LO&quot;;&quot;&quot;))))">
            <text:p/>
          </table:table-cell>
          <table:table-cell table:formula="of:=IF([.K119]&gt;[.X$13];&quot;HE&quot;;IF([.K119]&gt;[.X$12];&quot;HO&quot;;IF([.K119]&lt;[.X$15];&quot;LE&quot;;IF([.K119]&lt;[.X$14];&quot;LO&quot;;&quot;&quot;))))">
            <text:p/>
          </table:table-cell>
          <table:table-cell table:formula="of:=IF([.L119]&gt;[.Y$13];&quot;HE&quot;;IF([.L119]&gt;[.Y$12];&quot;HO&quot;;IF([.L119]&lt;[.Y$15];&quot;LE&quot;;IF([.L11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CB</text:p>
          </table:table-cell>
          <table:table-cell office:value-type="string">
            <text:p>1E9E</text:p>
          </table:table-cell>
          <table:table-cell table:formula="of:=HEX2DEC([.A120])" office:value-type="float" office:value="632">
            <text:p>632</text:p>
          </table:table-cell>
          <table:table-cell table:formula="of:=HEX2DEC([.B120])" office:value-type="float" office:value="492">
            <text:p>492</text:p>
          </table:table-cell>
          <table:table-cell table:formula="of:=HEX2DEC([.C120])" office:value-type="float" office:value="508">
            <text:p>508</text:p>
          </table:table-cell>
          <table:table-cell table:formula="of:=HEX2DEC([.D120])" office:value-type="float" office:value="8438">
            <text:p>8438</text:p>
          </table:table-cell>
          <table:table-cell table:formula="of:=HEX2DEC([.E120])" office:value-type="float" office:value="8139">
            <text:p>8139</text:p>
          </table:table-cell>
          <table:table-cell table:formula="of:=HEX2DEC([.F120])" office:value-type="float" office:value="7838">
            <text:p>7838</text:p>
          </table:table-cell>
          <table:table-cell table:formula="of:=IF([.G120]&gt;[.T$13];&quot;HE&quot;;IF([.G120]&gt;[.T$12];&quot;HO&quot;;IF([.G120]&lt;[.T$15];&quot;LE&quot;;IF([.G120]&lt;[.T$14];&quot;LO&quot;;&quot;&quot;))))">
            <text:p/>
          </table:table-cell>
          <table:table-cell table:formula="of:=IF([.H120]&gt;[.U$13];&quot;HE&quot;;IF([.H120]&gt;[.U$12];&quot;HO&quot;;IF([.H120]&lt;[.U$15];&quot;LE&quot;;IF([.H120]&lt;[.U$14];&quot;LO&quot;;&quot;&quot;))))">
            <text:p/>
          </table:table-cell>
          <table:table-cell table:formula="of:=IF([.I120]&gt;[.V$13];&quot;HE&quot;;IF([.I120]&gt;[.V$12];&quot;HO&quot;;IF([.I120]&lt;[.V$15];&quot;LE&quot;;IF([.I120]&lt;[.V$14];&quot;LO&quot;;&quot;&quot;))))">
            <text:p/>
          </table:table-cell>
          <table:table-cell table:formula="of:=IF([.J120]&gt;[.W$13];&quot;HE&quot;;IF([.J120]&gt;[.W$12];&quot;HO&quot;;IF([.J120]&lt;[.W$15];&quot;LE&quot;;IF([.J120]&lt;[.W$14];&quot;LO&quot;;&quot;&quot;))))">
            <text:p/>
          </table:table-cell>
          <table:table-cell table:formula="of:=IF([.K120]&gt;[.X$13];&quot;HE&quot;;IF([.K120]&gt;[.X$12];&quot;HO&quot;;IF([.K120]&lt;[.X$15];&quot;LE&quot;;IF([.K120]&lt;[.X$14];&quot;LO&quot;;&quot;&quot;))))">
            <text:p/>
          </table:table-cell>
          <table:table-cell table:formula="of:=IF([.L120]&gt;[.Y$13];&quot;HE&quot;;IF([.L120]&gt;[.Y$12];&quot;HO&quot;;IF([.L120]&lt;[.Y$15];&quot;LE&quot;;IF([.L12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CE</text:p>
          </table:table-cell>
          <table:table-cell office:value-type="string">
            <text:p>1E9A</text:p>
          </table:table-cell>
          <table:table-cell table:formula="of:=HEX2DEC([.A121])" office:value-type="float" office:value="616">
            <text:p>616</text:p>
          </table:table-cell>
          <table:table-cell table:formula="of:=HEX2DEC([.B121])" office:value-type="float" office:value="492">
            <text:p>492</text:p>
          </table:table-cell>
          <table:table-cell table:formula="of:=HEX2DEC([.C121])" office:value-type="float" office:value="508">
            <text:p>508</text:p>
          </table:table-cell>
          <table:table-cell table:formula="of:=HEX2DEC([.D121])" office:value-type="float" office:value="8439">
            <text:p>8439</text:p>
          </table:table-cell>
          <table:table-cell table:formula="of:=HEX2DEC([.E121])" office:value-type="float" office:value="8142">
            <text:p>8142</text:p>
          </table:table-cell>
          <table:table-cell table:formula="of:=HEX2DEC([.F121])" office:value-type="float" office:value="7834">
            <text:p>7834</text:p>
          </table:table-cell>
          <table:table-cell table:formula="of:=IF([.G121]&gt;[.T$13];&quot;HE&quot;;IF([.G121]&gt;[.T$12];&quot;HO&quot;;IF([.G121]&lt;[.T$15];&quot;LE&quot;;IF([.G121]&lt;[.T$14];&quot;LO&quot;;&quot;&quot;))))">
            <text:p/>
          </table:table-cell>
          <table:table-cell table:formula="of:=IF([.H121]&gt;[.U$13];&quot;HE&quot;;IF([.H121]&gt;[.U$12];&quot;HO&quot;;IF([.H121]&lt;[.U$15];&quot;LE&quot;;IF([.H121]&lt;[.U$14];&quot;LO&quot;;&quot;&quot;))))">
            <text:p/>
          </table:table-cell>
          <table:table-cell table:formula="of:=IF([.I121]&gt;[.V$13];&quot;HE&quot;;IF([.I121]&gt;[.V$12];&quot;HO&quot;;IF([.I121]&lt;[.V$15];&quot;LE&quot;;IF([.I121]&lt;[.V$14];&quot;LO&quot;;&quot;&quot;))))">
            <text:p/>
          </table:table-cell>
          <table:table-cell table:formula="of:=IF([.J121]&gt;[.W$13];&quot;HE&quot;;IF([.J121]&gt;[.W$12];&quot;HO&quot;;IF([.J121]&lt;[.W$15];&quot;LE&quot;;IF([.J121]&lt;[.W$14];&quot;LO&quot;;&quot;&quot;))))">
            <text:p/>
          </table:table-cell>
          <table:table-cell table:formula="of:=IF([.K121]&gt;[.X$13];&quot;HE&quot;;IF([.K121]&gt;[.X$12];&quot;HO&quot;;IF([.K121]&lt;[.X$15];&quot;LE&quot;;IF([.K121]&lt;[.X$14];&quot;LO&quot;;&quot;&quot;))))">
            <text:p/>
          </table:table-cell>
          <table:table-cell table:formula="of:=IF([.L121]&gt;[.Y$13];&quot;HE&quot;;IF([.L121]&gt;[.Y$12];&quot;HO&quot;;IF([.L121]&lt;[.Y$15];&quot;LE&quot;;IF([.L12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CE</text:p>
          </table:table-cell>
          <table:table-cell office:value-type="string">
            <text:p>1E9A</text:p>
          </table:table-cell>
          <table:table-cell table:formula="of:=HEX2DEC([.A122])" office:value-type="float" office:value="616">
            <text:p>616</text:p>
          </table:table-cell>
          <table:table-cell table:formula="of:=HEX2DEC([.B122])" office:value-type="float" office:value="492">
            <text:p>492</text:p>
          </table:table-cell>
          <table:table-cell table:formula="of:=HEX2DEC([.C122])" office:value-type="float" office:value="508">
            <text:p>508</text:p>
          </table:table-cell>
          <table:table-cell table:formula="of:=HEX2DEC([.D122])" office:value-type="float" office:value="8439">
            <text:p>8439</text:p>
          </table:table-cell>
          <table:table-cell table:formula="of:=HEX2DEC([.E122])" office:value-type="float" office:value="8142">
            <text:p>8142</text:p>
          </table:table-cell>
          <table:table-cell table:formula="of:=HEX2DEC([.F122])" office:value-type="float" office:value="7834">
            <text:p>7834</text:p>
          </table:table-cell>
          <table:table-cell table:formula="of:=IF([.G122]&gt;[.T$13];&quot;HE&quot;;IF([.G122]&gt;[.T$12];&quot;HO&quot;;IF([.G122]&lt;[.T$15];&quot;LE&quot;;IF([.G122]&lt;[.T$14];&quot;LO&quot;;&quot;&quot;))))">
            <text:p/>
          </table:table-cell>
          <table:table-cell table:formula="of:=IF([.H122]&gt;[.U$13];&quot;HE&quot;;IF([.H122]&gt;[.U$12];&quot;HO&quot;;IF([.H122]&lt;[.U$15];&quot;LE&quot;;IF([.H122]&lt;[.U$14];&quot;LO&quot;;&quot;&quot;))))">
            <text:p/>
          </table:table-cell>
          <table:table-cell table:formula="of:=IF([.I122]&gt;[.V$13];&quot;HE&quot;;IF([.I122]&gt;[.V$12];&quot;HO&quot;;IF([.I122]&lt;[.V$15];&quot;LE&quot;;IF([.I122]&lt;[.V$14];&quot;LO&quot;;&quot;&quot;))))">
            <text:p/>
          </table:table-cell>
          <table:table-cell table:formula="of:=IF([.J122]&gt;[.W$13];&quot;HE&quot;;IF([.J122]&gt;[.W$12];&quot;HO&quot;;IF([.J122]&lt;[.W$15];&quot;LE&quot;;IF([.J122]&lt;[.W$14];&quot;LO&quot;;&quot;&quot;))))">
            <text:p/>
          </table:table-cell>
          <table:table-cell table:formula="of:=IF([.K122]&gt;[.X$13];&quot;HE&quot;;IF([.K122]&gt;[.X$12];&quot;HO&quot;;IF([.K122]&lt;[.X$15];&quot;LE&quot;;IF([.K122]&lt;[.X$14];&quot;LO&quot;;&quot;&quot;))))">
            <text:p/>
          </table:table-cell>
          <table:table-cell table:formula="of:=IF([.L122]&gt;[.Y$13];&quot;HE&quot;;IF([.L122]&gt;[.Y$12];&quot;HO&quot;;IF([.L122]&lt;[.Y$15];&quot;LE&quot;;IF([.L12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8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CE</text:p>
          </table:table-cell>
          <table:table-cell office:value-type="string">
            <text:p>1EA3</text:p>
          </table:table-cell>
          <table:table-cell table:formula="of:=HEX2DEC([.A123])" office:value-type="float" office:value="652">
            <text:p>652</text:p>
          </table:table-cell>
          <table:table-cell table:formula="of:=HEX2DEC([.B123])" office:value-type="float" office:value="492">
            <text:p>492</text:p>
          </table:table-cell>
          <table:table-cell table:formula="of:=HEX2DEC([.C123])" office:value-type="float" office:value="508">
            <text:p>508</text:p>
          </table:table-cell>
          <table:table-cell table:formula="of:=HEX2DEC([.D123])" office:value-type="float" office:value="8433">
            <text:p>8433</text:p>
          </table:table-cell>
          <table:table-cell table:formula="of:=HEX2DEC([.E123])" office:value-type="float" office:value="8142">
            <text:p>8142</text:p>
          </table:table-cell>
          <table:table-cell table:formula="of:=HEX2DEC([.F123])" office:value-type="float" office:value="7843">
            <text:p>7843</text:p>
          </table:table-cell>
          <table:table-cell table:formula="of:=IF([.G123]&gt;[.T$13];&quot;HE&quot;;IF([.G123]&gt;[.T$12];&quot;HO&quot;;IF([.G123]&lt;[.T$15];&quot;LE&quot;;IF([.G123]&lt;[.T$14];&quot;LO&quot;;&quot;&quot;))))">
            <text:p/>
          </table:table-cell>
          <table:table-cell table:formula="of:=IF([.H123]&gt;[.U$13];&quot;HE&quot;;IF([.H123]&gt;[.U$12];&quot;HO&quot;;IF([.H123]&lt;[.U$15];&quot;LE&quot;;IF([.H123]&lt;[.U$14];&quot;LO&quot;;&quot;&quot;))))">
            <text:p/>
          </table:table-cell>
          <table:table-cell table:formula="of:=IF([.I123]&gt;[.V$13];&quot;HE&quot;;IF([.I123]&gt;[.V$12];&quot;HO&quot;;IF([.I123]&lt;[.V$15];&quot;LE&quot;;IF([.I123]&lt;[.V$14];&quot;LO&quot;;&quot;&quot;))))">
            <text:p/>
          </table:table-cell>
          <table:table-cell table:formula="of:=IF([.J123]&gt;[.W$13];&quot;HE&quot;;IF([.J123]&gt;[.W$12];&quot;HO&quot;;IF([.J123]&lt;[.W$15];&quot;LE&quot;;IF([.J123]&lt;[.W$14];&quot;LO&quot;;&quot;&quot;))))">
            <text:p/>
          </table:table-cell>
          <table:table-cell table:formula="of:=IF([.K123]&gt;[.X$13];&quot;HE&quot;;IF([.K123]&gt;[.X$12];&quot;HO&quot;;IF([.K123]&lt;[.X$15];&quot;LE&quot;;IF([.K123]&lt;[.X$14];&quot;LO&quot;;&quot;&quot;))))">
            <text:p/>
          </table:table-cell>
          <table:table-cell table:formula="of:=IF([.L123]&gt;[.Y$13];&quot;HE&quot;;IF([.L123]&gt;[.Y$12];&quot;HO&quot;;IF([.L123]&lt;[.Y$15];&quot;LE&quot;;IF([.L12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CD</text:p>
          </table:table-cell>
          <table:table-cell table:style-name="ce3" office:value-type="string">
            <text:p>1E99</text:p>
          </table:table-cell>
          <table:table-cell table:formula="of:=HEX2DEC([.A124])" office:value-type="float" office:value="612">
            <text:p>612</text:p>
          </table:table-cell>
          <table:table-cell table:formula="of:=HEX2DEC([.B124])" office:value-type="float" office:value="492">
            <text:p>492</text:p>
          </table:table-cell>
          <table:table-cell table:formula="of:=HEX2DEC([.C124])" office:value-type="float" office:value="508">
            <text:p>508</text:p>
          </table:table-cell>
          <table:table-cell table:formula="of:=HEX2DEC([.D124])" office:value-type="float" office:value="8433">
            <text:p>8433</text:p>
          </table:table-cell>
          <table:table-cell table:formula="of:=HEX2DEC([.E124])" office:value-type="float" office:value="8141">
            <text:p>8141</text:p>
          </table:table-cell>
          <table:table-cell table:formula="of:=HEX2DEC([.F124])" office:value-type="float" office:value="7833">
            <text:p>7833</text:p>
          </table:table-cell>
          <table:table-cell table:formula="of:=IF([.G124]&gt;[.T$13];&quot;HE&quot;;IF([.G124]&gt;[.T$12];&quot;HO&quot;;IF([.G124]&lt;[.T$15];&quot;LE&quot;;IF([.G124]&lt;[.T$14];&quot;LO&quot;;&quot;&quot;))))">
            <text:p/>
          </table:table-cell>
          <table:table-cell table:formula="of:=IF([.H124]&gt;[.U$13];&quot;HE&quot;;IF([.H124]&gt;[.U$12];&quot;HO&quot;;IF([.H124]&lt;[.U$15];&quot;LE&quot;;IF([.H124]&lt;[.U$14];&quot;LO&quot;;&quot;&quot;))))">
            <text:p/>
          </table:table-cell>
          <table:table-cell table:formula="of:=IF([.I124]&gt;[.V$13];&quot;HE&quot;;IF([.I124]&gt;[.V$12];&quot;HO&quot;;IF([.I124]&lt;[.V$15];&quot;LE&quot;;IF([.I124]&lt;[.V$14];&quot;LO&quot;;&quot;&quot;))))">
            <text:p/>
          </table:table-cell>
          <table:table-cell table:formula="of:=IF([.J124]&gt;[.W$13];&quot;HE&quot;;IF([.J124]&gt;[.W$12];&quot;HO&quot;;IF([.J124]&lt;[.W$15];&quot;LE&quot;;IF([.J124]&lt;[.W$14];&quot;LO&quot;;&quot;&quot;))))">
            <text:p/>
          </table:table-cell>
          <table:table-cell table:formula="of:=IF([.K124]&gt;[.X$13];&quot;HE&quot;;IF([.K124]&gt;[.X$12];&quot;HO&quot;;IF([.K124]&lt;[.X$15];&quot;LE&quot;;IF([.K124]&lt;[.X$14];&quot;LO&quot;;&quot;&quot;))))">
            <text:p/>
          </table:table-cell>
          <table:table-cell table:formula="of:=IF([.L124]&gt;[.Y$13];&quot;HE&quot;;IF([.L124]&gt;[.Y$12];&quot;HO&quot;;IF([.L124]&lt;[.Y$15];&quot;LE&quot;;IF([.L12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CE</text:p>
          </table:table-cell>
          <table:table-cell office:value-type="string">
            <text:p>1EA0</text:p>
          </table:table-cell>
          <table:table-cell table:formula="of:=HEX2DEC([.A125])" office:value-type="float" office:value="640">
            <text:p>640</text:p>
          </table:table-cell>
          <table:table-cell table:formula="of:=HEX2DEC([.B125])" office:value-type="float" office:value="492">
            <text:p>492</text:p>
          </table:table-cell>
          <table:table-cell table:formula="of:=HEX2DEC([.C125])" office:value-type="float" office:value="508">
            <text:p>508</text:p>
          </table:table-cell>
          <table:table-cell table:formula="of:=HEX2DEC([.D125])" office:value-type="float" office:value="8436">
            <text:p>8436</text:p>
          </table:table-cell>
          <table:table-cell table:formula="of:=HEX2DEC([.E125])" office:value-type="float" office:value="8142">
            <text:p>8142</text:p>
          </table:table-cell>
          <table:table-cell table:formula="of:=HEX2DEC([.F125])" office:value-type="float" office:value="7840">
            <text:p>7840</text:p>
          </table:table-cell>
          <table:table-cell table:formula="of:=IF([.G125]&gt;[.T$13];&quot;HE&quot;;IF([.G125]&gt;[.T$12];&quot;HO&quot;;IF([.G125]&lt;[.T$15];&quot;LE&quot;;IF([.G125]&lt;[.T$14];&quot;LO&quot;;&quot;&quot;))))">
            <text:p/>
          </table:table-cell>
          <table:table-cell table:formula="of:=IF([.H125]&gt;[.U$13];&quot;HE&quot;;IF([.H125]&gt;[.U$12];&quot;HO&quot;;IF([.H125]&lt;[.U$15];&quot;LE&quot;;IF([.H125]&lt;[.U$14];&quot;LO&quot;;&quot;&quot;))))">
            <text:p/>
          </table:table-cell>
          <table:table-cell table:formula="of:=IF([.I125]&gt;[.V$13];&quot;HE&quot;;IF([.I125]&gt;[.V$12];&quot;HO&quot;;IF([.I125]&lt;[.V$15];&quot;LE&quot;;IF([.I125]&lt;[.V$14];&quot;LO&quot;;&quot;&quot;))))">
            <text:p/>
          </table:table-cell>
          <table:table-cell table:formula="of:=IF([.J125]&gt;[.W$13];&quot;HE&quot;;IF([.J125]&gt;[.W$12];&quot;HO&quot;;IF([.J125]&lt;[.W$15];&quot;LE&quot;;IF([.J125]&lt;[.W$14];&quot;LO&quot;;&quot;&quot;))))">
            <text:p/>
          </table:table-cell>
          <table:table-cell table:formula="of:=IF([.K125]&gt;[.X$13];&quot;HE&quot;;IF([.K125]&gt;[.X$12];&quot;HO&quot;;IF([.K125]&lt;[.X$15];&quot;LE&quot;;IF([.K125]&lt;[.X$14];&quot;LO&quot;;&quot;&quot;))))">
            <text:p/>
          </table:table-cell>
          <table:table-cell table:formula="of:=IF([.L125]&gt;[.Y$13];&quot;HE&quot;;IF([.L125]&gt;[.Y$12];&quot;HO&quot;;IF([.L125]&lt;[.Y$15];&quot;LE&quot;;IF([.L12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D0</text:p>
          </table:table-cell>
          <table:table-cell office:value-type="string">
            <text:p>1E9E</text:p>
          </table:table-cell>
          <table:table-cell table:formula="of:=HEX2DEC([.A126])" office:value-type="float" office:value="632">
            <text:p>632</text:p>
          </table:table-cell>
          <table:table-cell table:formula="of:=HEX2DEC([.B126])" office:value-type="float" office:value="492">
            <text:p>492</text:p>
          </table:table-cell>
          <table:table-cell table:formula="of:=HEX2DEC([.C126])" office:value-type="float" office:value="508">
            <text:p>508</text:p>
          </table:table-cell>
          <table:table-cell table:formula="of:=HEX2DEC([.D126])" office:value-type="float" office:value="8442">
            <text:p>8442</text:p>
          </table:table-cell>
          <table:table-cell table:formula="of:=HEX2DEC([.E126])" office:value-type="float" office:value="8144">
            <text:p>8144</text:p>
          </table:table-cell>
          <table:table-cell table:formula="of:=HEX2DEC([.F126])" office:value-type="float" office:value="7838">
            <text:p>7838</text:p>
          </table:table-cell>
          <table:table-cell table:formula="of:=IF([.G126]&gt;[.T$13];&quot;HE&quot;;IF([.G126]&gt;[.T$12];&quot;HO&quot;;IF([.G126]&lt;[.T$15];&quot;LE&quot;;IF([.G126]&lt;[.T$14];&quot;LO&quot;;&quot;&quot;))))">
            <text:p/>
          </table:table-cell>
          <table:table-cell table:formula="of:=IF([.H126]&gt;[.U$13];&quot;HE&quot;;IF([.H126]&gt;[.U$12];&quot;HO&quot;;IF([.H126]&lt;[.U$15];&quot;LE&quot;;IF([.H126]&lt;[.U$14];&quot;LO&quot;;&quot;&quot;))))">
            <text:p/>
          </table:table-cell>
          <table:table-cell table:formula="of:=IF([.I126]&gt;[.V$13];&quot;HE&quot;;IF([.I126]&gt;[.V$12];&quot;HO&quot;;IF([.I126]&lt;[.V$15];&quot;LE&quot;;IF([.I126]&lt;[.V$14];&quot;LO&quot;;&quot;&quot;))))">
            <text:p/>
          </table:table-cell>
          <table:table-cell table:formula="of:=IF([.J126]&gt;[.W$13];&quot;HE&quot;;IF([.J126]&gt;[.W$12];&quot;HO&quot;;IF([.J126]&lt;[.W$15];&quot;LE&quot;;IF([.J126]&lt;[.W$14];&quot;LO&quot;;&quot;&quot;))))">
            <text:p/>
          </table:table-cell>
          <table:table-cell table:formula="of:=IF([.K126]&gt;[.X$13];&quot;HE&quot;;IF([.K126]&gt;[.X$12];&quot;HO&quot;;IF([.K126]&lt;[.X$15];&quot;LE&quot;;IF([.K126]&lt;[.X$14];&quot;LO&quot;;&quot;&quot;))))">
            <text:p/>
          </table:table-cell>
          <table:table-cell table:formula="of:=IF([.L126]&gt;[.Y$13];&quot;HE&quot;;IF([.L126]&gt;[.Y$12];&quot;HO&quot;;IF([.L126]&lt;[.Y$15];&quot;LE&quot;;IF([.L12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CC</text:p>
          </table:table-cell>
          <table:table-cell office:value-type="string">
            <text:p>1E9B</text:p>
          </table:table-cell>
          <table:table-cell table:formula="of:=HEX2DEC([.A127])" office:value-type="float" office:value="620">
            <text:p>620</text:p>
          </table:table-cell>
          <table:table-cell table:formula="of:=HEX2DEC([.B127])" office:value-type="float" office:value="492">
            <text:p>492</text:p>
          </table:table-cell>
          <table:table-cell table:formula="of:=HEX2DEC([.C127])" office:value-type="float" office:value="508">
            <text:p>508</text:p>
          </table:table-cell>
          <table:table-cell table:formula="of:=HEX2DEC([.D127])" office:value-type="float" office:value="8433">
            <text:p>8433</text:p>
          </table:table-cell>
          <table:table-cell table:formula="of:=HEX2DEC([.E127])" office:value-type="float" office:value="8140">
            <text:p>8140</text:p>
          </table:table-cell>
          <table:table-cell table:formula="of:=HEX2DEC([.F127])" office:value-type="float" office:value="7835">
            <text:p>7835</text:p>
          </table:table-cell>
          <table:table-cell table:formula="of:=IF([.G127]&gt;[.T$13];&quot;HE&quot;;IF([.G127]&gt;[.T$12];&quot;HO&quot;;IF([.G127]&lt;[.T$15];&quot;LE&quot;;IF([.G127]&lt;[.T$14];&quot;LO&quot;;&quot;&quot;))))">
            <text:p/>
          </table:table-cell>
          <table:table-cell table:formula="of:=IF([.H127]&gt;[.U$13];&quot;HE&quot;;IF([.H127]&gt;[.U$12];&quot;HO&quot;;IF([.H127]&lt;[.U$15];&quot;LE&quot;;IF([.H127]&lt;[.U$14];&quot;LO&quot;;&quot;&quot;))))">
            <text:p/>
          </table:table-cell>
          <table:table-cell table:formula="of:=IF([.I127]&gt;[.V$13];&quot;HE&quot;;IF([.I127]&gt;[.V$12];&quot;HO&quot;;IF([.I127]&lt;[.V$15];&quot;LE&quot;;IF([.I127]&lt;[.V$14];&quot;LO&quot;;&quot;&quot;))))">
            <text:p/>
          </table:table-cell>
          <table:table-cell table:formula="of:=IF([.J127]&gt;[.W$13];&quot;HE&quot;;IF([.J127]&gt;[.W$12];&quot;HO&quot;;IF([.J127]&lt;[.W$15];&quot;LE&quot;;IF([.J127]&lt;[.W$14];&quot;LO&quot;;&quot;&quot;))))">
            <text:p/>
          </table:table-cell>
          <table:table-cell table:formula="of:=IF([.K127]&gt;[.X$13];&quot;HE&quot;;IF([.K127]&gt;[.X$12];&quot;HO&quot;;IF([.K127]&lt;[.X$15];&quot;LE&quot;;IF([.K127]&lt;[.X$14];&quot;LO&quot;;&quot;&quot;))))">
            <text:p/>
          </table:table-cell>
          <table:table-cell table:formula="of:=IF([.L127]&gt;[.Y$13];&quot;HE&quot;;IF([.L127]&gt;[.Y$12];&quot;HO&quot;;IF([.L127]&lt;[.Y$15];&quot;LE&quot;;IF([.L12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CA</text:p>
          </table:table-cell>
          <table:table-cell office:value-type="string">
            <text:p>1EA2</text:p>
          </table:table-cell>
          <table:table-cell table:formula="of:=HEX2DEC([.A128])" office:value-type="float" office:value="648">
            <text:p>648</text:p>
          </table:table-cell>
          <table:table-cell table:formula="of:=HEX2DEC([.B128])" office:value-type="float" office:value="492">
            <text:p>492</text:p>
          </table:table-cell>
          <table:table-cell table:formula="of:=HEX2DEC([.C128])" office:value-type="float" office:value="508">
            <text:p>508</text:p>
          </table:table-cell>
          <table:table-cell table:formula="of:=HEX2DEC([.D128])" office:value-type="float" office:value="8436">
            <text:p>8436</text:p>
          </table:table-cell>
          <table:table-cell table:formula="of:=HEX2DEC([.E128])" office:value-type="float" office:value="8138">
            <text:p>8138</text:p>
          </table:table-cell>
          <table:table-cell table:formula="of:=HEX2DEC([.F128])" office:value-type="float" office:value="7842">
            <text:p>7842</text:p>
          </table:table-cell>
          <table:table-cell table:formula="of:=IF([.G128]&gt;[.T$13];&quot;HE&quot;;IF([.G128]&gt;[.T$12];&quot;HO&quot;;IF([.G128]&lt;[.T$15];&quot;LE&quot;;IF([.G128]&lt;[.T$14];&quot;LO&quot;;&quot;&quot;))))">
            <text:p/>
          </table:table-cell>
          <table:table-cell table:formula="of:=IF([.H128]&gt;[.U$13];&quot;HE&quot;;IF([.H128]&gt;[.U$12];&quot;HO&quot;;IF([.H128]&lt;[.U$15];&quot;LE&quot;;IF([.H128]&lt;[.U$14];&quot;LO&quot;;&quot;&quot;))))">
            <text:p/>
          </table:table-cell>
          <table:table-cell table:formula="of:=IF([.I128]&gt;[.V$13];&quot;HE&quot;;IF([.I128]&gt;[.V$12];&quot;HO&quot;;IF([.I128]&lt;[.V$15];&quot;LE&quot;;IF([.I128]&lt;[.V$14];&quot;LO&quot;;&quot;&quot;))))">
            <text:p/>
          </table:table-cell>
          <table:table-cell table:formula="of:=IF([.J128]&gt;[.W$13];&quot;HE&quot;;IF([.J128]&gt;[.W$12];&quot;HO&quot;;IF([.J128]&lt;[.W$15];&quot;LE&quot;;IF([.J128]&lt;[.W$14];&quot;LO&quot;;&quot;&quot;))))">
            <text:p/>
          </table:table-cell>
          <table:table-cell table:formula="of:=IF([.K128]&gt;[.X$13];&quot;HE&quot;;IF([.K128]&gt;[.X$12];&quot;HO&quot;;IF([.K128]&lt;[.X$15];&quot;LE&quot;;IF([.K128]&lt;[.X$14];&quot;LO&quot;;&quot;&quot;))))">
            <text:p/>
          </table:table-cell>
          <table:table-cell table:formula="of:=IF([.L128]&gt;[.Y$13];&quot;HE&quot;;IF([.L128]&gt;[.Y$12];&quot;HO&quot;;IF([.L128]&lt;[.Y$15];&quot;LE&quot;;IF([.L12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E</text:p>
          </table:table-cell>
          <table:table-cell office:value-type="string">
            <text:p>1FD1</text:p>
          </table:table-cell>
          <table:table-cell office:value-type="string">
            <text:p>1EA0</text:p>
          </table:table-cell>
          <table:table-cell table:formula="of:=HEX2DEC([.A129])" office:value-type="float" office:value="640">
            <text:p>640</text:p>
          </table:table-cell>
          <table:table-cell table:formula="of:=HEX2DEC([.B129])" office:value-type="float" office:value="492">
            <text:p>492</text:p>
          </table:table-cell>
          <table:table-cell table:formula="of:=HEX2DEC([.C129])" office:value-type="float" office:value="508">
            <text:p>508</text:p>
          </table:table-cell>
          <table:table-cell table:formula="of:=HEX2DEC([.D129])" office:value-type="float" office:value="8446">
            <text:p>8446</text:p>
          </table:table-cell>
          <table:table-cell table:formula="of:=HEX2DEC([.E129])" office:value-type="float" office:value="8145">
            <text:p>8145</text:p>
          </table:table-cell>
          <table:table-cell table:formula="of:=HEX2DEC([.F129])" office:value-type="float" office:value="7840">
            <text:p>7840</text:p>
          </table:table-cell>
          <table:table-cell table:formula="of:=IF([.G129]&gt;[.T$13];&quot;HE&quot;;IF([.G129]&gt;[.T$12];&quot;HO&quot;;IF([.G129]&lt;[.T$15];&quot;LE&quot;;IF([.G129]&lt;[.T$14];&quot;LO&quot;;&quot;&quot;))))">
            <text:p/>
          </table:table-cell>
          <table:table-cell table:formula="of:=IF([.H129]&gt;[.U$13];&quot;HE&quot;;IF([.H129]&gt;[.U$12];&quot;HO&quot;;IF([.H129]&lt;[.U$15];&quot;LE&quot;;IF([.H129]&lt;[.U$14];&quot;LO&quot;;&quot;&quot;))))">
            <text:p/>
          </table:table-cell>
          <table:table-cell table:formula="of:=IF([.I129]&gt;[.V$13];&quot;HE&quot;;IF([.I129]&gt;[.V$12];&quot;HO&quot;;IF([.I129]&lt;[.V$15];&quot;LE&quot;;IF([.I129]&lt;[.V$14];&quot;LO&quot;;&quot;&quot;))))">
            <text:p/>
          </table:table-cell>
          <table:table-cell table:formula="of:=IF([.J129]&gt;[.W$13];&quot;HE&quot;;IF([.J129]&gt;[.W$12];&quot;HO&quot;;IF([.J129]&lt;[.W$15];&quot;LE&quot;;IF([.J129]&lt;[.W$14];&quot;LO&quot;;&quot;&quot;))))">
            <text:p/>
          </table:table-cell>
          <table:table-cell table:formula="of:=IF([.K129]&gt;[.X$13];&quot;HE&quot;;IF([.K129]&gt;[.X$12];&quot;HO&quot;;IF([.K129]&lt;[.X$15];&quot;LE&quot;;IF([.K129]&lt;[.X$14];&quot;LO&quot;;&quot;&quot;))))">
            <text:p/>
          </table:table-cell>
          <table:table-cell table:formula="of:=IF([.L129]&gt;[.Y$13];&quot;HE&quot;;IF([.L129]&gt;[.Y$12];&quot;HO&quot;;IF([.L129]&lt;[.Y$15];&quot;LE&quot;;IF([.L12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CF</text:p>
          </table:table-cell>
          <table:table-cell office:value-type="string">
            <text:p>1E9A</text:p>
          </table:table-cell>
          <table:table-cell table:formula="of:=HEX2DEC([.A130])" office:value-type="float" office:value="616">
            <text:p>616</text:p>
          </table:table-cell>
          <table:table-cell table:formula="of:=HEX2DEC([.B130])" office:value-type="float" office:value="492">
            <text:p>492</text:p>
          </table:table-cell>
          <table:table-cell table:formula="of:=HEX2DEC([.C130])" office:value-type="float" office:value="508">
            <text:p>508</text:p>
          </table:table-cell>
          <table:table-cell table:formula="of:=HEX2DEC([.D130])" office:value-type="float" office:value="8432">
            <text:p>8432</text:p>
          </table:table-cell>
          <table:table-cell table:formula="of:=HEX2DEC([.E130])" office:value-type="float" office:value="8143">
            <text:p>8143</text:p>
          </table:table-cell>
          <table:table-cell table:formula="of:=HEX2DEC([.F130])" office:value-type="float" office:value="7834">
            <text:p>7834</text:p>
          </table:table-cell>
          <table:table-cell table:formula="of:=IF([.G130]&gt;[.T$13];&quot;HE&quot;;IF([.G130]&gt;[.T$12];&quot;HO&quot;;IF([.G130]&lt;[.T$15];&quot;LE&quot;;IF([.G130]&lt;[.T$14];&quot;LO&quot;;&quot;&quot;))))">
            <text:p/>
          </table:table-cell>
          <table:table-cell table:formula="of:=IF([.H130]&gt;[.U$13];&quot;HE&quot;;IF([.H130]&gt;[.U$12];&quot;HO&quot;;IF([.H130]&lt;[.U$15];&quot;LE&quot;;IF([.H130]&lt;[.U$14];&quot;LO&quot;;&quot;&quot;))))">
            <text:p/>
          </table:table-cell>
          <table:table-cell table:formula="of:=IF([.I130]&gt;[.V$13];&quot;HE&quot;;IF([.I130]&gt;[.V$12];&quot;HO&quot;;IF([.I130]&lt;[.V$15];&quot;LE&quot;;IF([.I130]&lt;[.V$14];&quot;LO&quot;;&quot;&quot;))))">
            <text:p/>
          </table:table-cell>
          <table:table-cell table:formula="of:=IF([.J130]&gt;[.W$13];&quot;HE&quot;;IF([.J130]&gt;[.W$12];&quot;HO&quot;;IF([.J130]&lt;[.W$15];&quot;LE&quot;;IF([.J130]&lt;[.W$14];&quot;LO&quot;;&quot;&quot;))))">
            <text:p/>
          </table:table-cell>
          <table:table-cell table:formula="of:=IF([.K130]&gt;[.X$13];&quot;HE&quot;;IF([.K130]&gt;[.X$12];&quot;HO&quot;;IF([.K130]&lt;[.X$15];&quot;LE&quot;;IF([.K130]&lt;[.X$14];&quot;LO&quot;;&quot;&quot;))))">
            <text:p/>
          </table:table-cell>
          <table:table-cell table:formula="of:=IF([.L130]&gt;[.Y$13];&quot;HE&quot;;IF([.L130]&gt;[.Y$12];&quot;HO&quot;;IF([.L130]&lt;[.Y$15];&quot;LE&quot;;IF([.L13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DE</text:p>
          </table:table-cell>
          <table:table-cell office:value-type="string">
            <text:p>1E9B</text:p>
          </table:table-cell>
          <table:table-cell table:formula="of:=HEX2DEC([.A131])" office:value-type="float" office:value="620">
            <text:p>620</text:p>
          </table:table-cell>
          <table:table-cell table:formula="of:=HEX2DEC([.B131])" office:value-type="float" office:value="492">
            <text:p>492</text:p>
          </table:table-cell>
          <table:table-cell table:formula="of:=HEX2DEC([.C131])" office:value-type="float" office:value="508">
            <text:p>508</text:p>
          </table:table-cell>
          <table:table-cell table:formula="of:=HEX2DEC([.D131])" office:value-type="float" office:value="8434">
            <text:p>8434</text:p>
          </table:table-cell>
          <table:table-cell table:formula="of:=HEX2DEC([.E131])" office:value-type="float" office:value="8158">
            <text:p>8158</text:p>
          </table:table-cell>
          <table:table-cell table:formula="of:=HEX2DEC([.F131])" office:value-type="float" office:value="7835">
            <text:p>7835</text:p>
          </table:table-cell>
          <table:table-cell table:formula="of:=IF([.G131]&gt;[.T$13];&quot;HE&quot;;IF([.G131]&gt;[.T$12];&quot;HO&quot;;IF([.G131]&lt;[.T$15];&quot;LE&quot;;IF([.G131]&lt;[.T$14];&quot;LO&quot;;&quot;&quot;))))">
            <text:p/>
          </table:table-cell>
          <table:table-cell table:formula="of:=IF([.H131]&gt;[.U$13];&quot;HE&quot;;IF([.H131]&gt;[.U$12];&quot;HO&quot;;IF([.H131]&lt;[.U$15];&quot;LE&quot;;IF([.H131]&lt;[.U$14];&quot;LO&quot;;&quot;&quot;))))">
            <text:p/>
          </table:table-cell>
          <table:table-cell table:formula="of:=IF([.I131]&gt;[.V$13];&quot;HE&quot;;IF([.I131]&gt;[.V$12];&quot;HO&quot;;IF([.I131]&lt;[.V$15];&quot;LE&quot;;IF([.I131]&lt;[.V$14];&quot;LO&quot;;&quot;&quot;))))">
            <text:p/>
          </table:table-cell>
          <table:table-cell table:formula="of:=IF([.J131]&gt;[.W$13];&quot;HE&quot;;IF([.J131]&gt;[.W$12];&quot;HO&quot;;IF([.J131]&lt;[.W$15];&quot;LE&quot;;IF([.J131]&lt;[.W$14];&quot;LO&quot;;&quot;&quot;))))">
            <text:p/>
          </table:table-cell>
          <table:table-cell table:formula="of:=IF([.K131]&gt;[.X$13];&quot;HE&quot;;IF([.K131]&gt;[.X$12];&quot;HO&quot;;IF([.K131]&lt;[.X$15];&quot;LE&quot;;IF([.K131]&lt;[.X$14];&quot;LO&quot;;&quot;&quot;))))">
            <text:p/>
          </table:table-cell>
          <table:table-cell table:formula="of:=IF([.L131]&gt;[.Y$13];&quot;HE&quot;;IF([.L131]&gt;[.Y$12];&quot;HO&quot;;IF([.L131]&lt;[.Y$15];&quot;LE&quot;;IF([.L13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CE</text:p>
          </table:table-cell>
          <table:table-cell office:value-type="string">
            <text:p>1EA1</text:p>
          </table:table-cell>
          <table:table-cell table:formula="of:=HEX2DEC([.A132])" office:value-type="float" office:value="644">
            <text:p>644</text:p>
          </table:table-cell>
          <table:table-cell table:formula="of:=HEX2DEC([.B132])" office:value-type="float" office:value="492">
            <text:p>492</text:p>
          </table:table-cell>
          <table:table-cell table:formula="of:=HEX2DEC([.C132])" office:value-type="float" office:value="508">
            <text:p>508</text:p>
          </table:table-cell>
          <table:table-cell table:formula="of:=HEX2DEC([.D132])" office:value-type="float" office:value="8435">
            <text:p>8435</text:p>
          </table:table-cell>
          <table:table-cell table:formula="of:=HEX2DEC([.E132])" office:value-type="float" office:value="8142">
            <text:p>8142</text:p>
          </table:table-cell>
          <table:table-cell table:formula="of:=HEX2DEC([.F132])" office:value-type="float" office:value="7841">
            <text:p>7841</text:p>
          </table:table-cell>
          <table:table-cell table:formula="of:=IF([.G132]&gt;[.T$13];&quot;HE&quot;;IF([.G132]&gt;[.T$12];&quot;HO&quot;;IF([.G132]&lt;[.T$15];&quot;LE&quot;;IF([.G132]&lt;[.T$14];&quot;LO&quot;;&quot;&quot;))))">
            <text:p/>
          </table:table-cell>
          <table:table-cell table:formula="of:=IF([.H132]&gt;[.U$13];&quot;HE&quot;;IF([.H132]&gt;[.U$12];&quot;HO&quot;;IF([.H132]&lt;[.U$15];&quot;LE&quot;;IF([.H132]&lt;[.U$14];&quot;LO&quot;;&quot;&quot;))))">
            <text:p/>
          </table:table-cell>
          <table:table-cell table:formula="of:=IF([.I132]&gt;[.V$13];&quot;HE&quot;;IF([.I132]&gt;[.V$12];&quot;HO&quot;;IF([.I132]&lt;[.V$15];&quot;LE&quot;;IF([.I132]&lt;[.V$14];&quot;LO&quot;;&quot;&quot;))))">
            <text:p/>
          </table:table-cell>
          <table:table-cell table:formula="of:=IF([.J132]&gt;[.W$13];&quot;HE&quot;;IF([.J132]&gt;[.W$12];&quot;HO&quot;;IF([.J132]&lt;[.W$15];&quot;LE&quot;;IF([.J132]&lt;[.W$14];&quot;LO&quot;;&quot;&quot;))))">
            <text:p/>
          </table:table-cell>
          <table:table-cell table:formula="of:=IF([.K132]&gt;[.X$13];&quot;HE&quot;;IF([.K132]&gt;[.X$12];&quot;HO&quot;;IF([.K132]&lt;[.X$15];&quot;LE&quot;;IF([.K132]&lt;[.X$14];&quot;LO&quot;;&quot;&quot;))))">
            <text:p/>
          </table:table-cell>
          <table:table-cell table:formula="of:=IF([.L132]&gt;[.Y$13];&quot;HE&quot;;IF([.L132]&gt;[.Y$12];&quot;HO&quot;;IF([.L132]&lt;[.Y$15];&quot;LE&quot;;IF([.L13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C</text:p>
          </table:table-cell>
          <table:table-cell office:value-type="string">
            <text:p>1FD7</text:p>
          </table:table-cell>
          <table:table-cell office:value-type="string">
            <text:p>1E9B</text:p>
          </table:table-cell>
          <table:table-cell table:formula="of:=HEX2DEC([.A133])" office:value-type="float" office:value="620">
            <text:p>620</text:p>
          </table:table-cell>
          <table:table-cell table:formula="of:=HEX2DEC([.B133])" office:value-type="float" office:value="492">
            <text:p>492</text:p>
          </table:table-cell>
          <table:table-cell table:formula="of:=HEX2DEC([.C133])" office:value-type="float" office:value="508">
            <text:p>508</text:p>
          </table:table-cell>
          <table:table-cell table:formula="of:=HEX2DEC([.D133])" office:value-type="float" office:value="8444">
            <text:p>8444</text:p>
          </table:table-cell>
          <table:table-cell table:formula="of:=HEX2DEC([.E133])" office:value-type="float" office:value="8151">
            <text:p>8151</text:p>
          </table:table-cell>
          <table:table-cell table:formula="of:=HEX2DEC([.F133])" office:value-type="float" office:value="7835">
            <text:p>7835</text:p>
          </table:table-cell>
          <table:table-cell table:formula="of:=IF([.G133]&gt;[.T$13];&quot;HE&quot;;IF([.G133]&gt;[.T$12];&quot;HO&quot;;IF([.G133]&lt;[.T$15];&quot;LE&quot;;IF([.G133]&lt;[.T$14];&quot;LO&quot;;&quot;&quot;))))">
            <text:p/>
          </table:table-cell>
          <table:table-cell table:formula="of:=IF([.H133]&gt;[.U$13];&quot;HE&quot;;IF([.H133]&gt;[.U$12];&quot;HO&quot;;IF([.H133]&lt;[.U$15];&quot;LE&quot;;IF([.H133]&lt;[.U$14];&quot;LO&quot;;&quot;&quot;))))">
            <text:p/>
          </table:table-cell>
          <table:table-cell table:formula="of:=IF([.I133]&gt;[.V$13];&quot;HE&quot;;IF([.I133]&gt;[.V$12];&quot;HO&quot;;IF([.I133]&lt;[.V$15];&quot;LE&quot;;IF([.I133]&lt;[.V$14];&quot;LO&quot;;&quot;&quot;))))">
            <text:p/>
          </table:table-cell>
          <table:table-cell table:formula="of:=IF([.J133]&gt;[.W$13];&quot;HE&quot;;IF([.J133]&gt;[.W$12];&quot;HO&quot;;IF([.J133]&lt;[.W$15];&quot;LE&quot;;IF([.J133]&lt;[.W$14];&quot;LO&quot;;&quot;&quot;))))">
            <text:p/>
          </table:table-cell>
          <table:table-cell table:formula="of:=IF([.K133]&gt;[.X$13];&quot;HE&quot;;IF([.K133]&gt;[.X$12];&quot;HO&quot;;IF([.K133]&lt;[.X$15];&quot;LE&quot;;IF([.K133]&lt;[.X$14];&quot;LO&quot;;&quot;&quot;))))">
            <text:p/>
          </table:table-cell>
          <table:table-cell table:formula="of:=IF([.L133]&gt;[.Y$13];&quot;HE&quot;;IF([.L133]&gt;[.Y$12];&quot;HO&quot;;IF([.L133]&lt;[.Y$15];&quot;LE&quot;;IF([.L13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8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CA</text:p>
          </table:table-cell>
          <table:table-cell office:value-type="string">
            <text:p>1EA3</text:p>
          </table:table-cell>
          <table:table-cell table:formula="of:=HEX2DEC([.A134])" office:value-type="float" office:value="652">
            <text:p>652</text:p>
          </table:table-cell>
          <table:table-cell table:formula="of:=HEX2DEC([.B134])" office:value-type="float" office:value="492">
            <text:p>492</text:p>
          </table:table-cell>
          <table:table-cell table:formula="of:=HEX2DEC([.C134])" office:value-type="float" office:value="508">
            <text:p>508</text:p>
          </table:table-cell>
          <table:table-cell table:formula="of:=HEX2DEC([.D134])" office:value-type="float" office:value="8439">
            <text:p>8439</text:p>
          </table:table-cell>
          <table:table-cell table:formula="of:=HEX2DEC([.E134])" office:value-type="float" office:value="8138">
            <text:p>8138</text:p>
          </table:table-cell>
          <table:table-cell table:formula="of:=HEX2DEC([.F134])" office:value-type="float" office:value="7843">
            <text:p>7843</text:p>
          </table:table-cell>
          <table:table-cell table:formula="of:=IF([.G134]&gt;[.T$13];&quot;HE&quot;;IF([.G134]&gt;[.T$12];&quot;HO&quot;;IF([.G134]&lt;[.T$15];&quot;LE&quot;;IF([.G134]&lt;[.T$14];&quot;LO&quot;;&quot;&quot;))))">
            <text:p/>
          </table:table-cell>
          <table:table-cell table:formula="of:=IF([.H134]&gt;[.U$13];&quot;HE&quot;;IF([.H134]&gt;[.U$12];&quot;HO&quot;;IF([.H134]&lt;[.U$15];&quot;LE&quot;;IF([.H134]&lt;[.U$14];&quot;LO&quot;;&quot;&quot;))))">
            <text:p/>
          </table:table-cell>
          <table:table-cell table:formula="of:=IF([.I134]&gt;[.V$13];&quot;HE&quot;;IF([.I134]&gt;[.V$12];&quot;HO&quot;;IF([.I134]&lt;[.V$15];&quot;LE&quot;;IF([.I134]&lt;[.V$14];&quot;LO&quot;;&quot;&quot;))))">
            <text:p/>
          </table:table-cell>
          <table:table-cell table:formula="of:=IF([.J134]&gt;[.W$13];&quot;HE&quot;;IF([.J134]&gt;[.W$12];&quot;HO&quot;;IF([.J134]&lt;[.W$15];&quot;LE&quot;;IF([.J134]&lt;[.W$14];&quot;LO&quot;;&quot;&quot;))))">
            <text:p/>
          </table:table-cell>
          <table:table-cell table:formula="of:=IF([.K134]&gt;[.X$13];&quot;HE&quot;;IF([.K134]&gt;[.X$12];&quot;HO&quot;;IF([.K134]&lt;[.X$15];&quot;LE&quot;;IF([.K134]&lt;[.X$14];&quot;LO&quot;;&quot;&quot;))))">
            <text:p/>
          </table:table-cell>
          <table:table-cell table:formula="of:=IF([.L134]&gt;[.Y$13];&quot;HE&quot;;IF([.L134]&gt;[.Y$12];&quot;HO&quot;;IF([.L134]&lt;[.Y$15];&quot;LE&quot;;IF([.L13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D0</text:p>
          </table:table-cell>
          <table:table-cell office:value-type="string">
            <text:p>1E9D</text:p>
          </table:table-cell>
          <table:table-cell table:formula="of:=HEX2DEC([.A135])" office:value-type="float" office:value="628">
            <text:p>628</text:p>
          </table:table-cell>
          <table:table-cell table:formula="of:=HEX2DEC([.B135])" office:value-type="float" office:value="492">
            <text:p>492</text:p>
          </table:table-cell>
          <table:table-cell table:formula="of:=HEX2DEC([.C135])" office:value-type="float" office:value="508">
            <text:p>508</text:p>
          </table:table-cell>
          <table:table-cell table:formula="of:=HEX2DEC([.D135])" office:value-type="float" office:value="8436">
            <text:p>8436</text:p>
          </table:table-cell>
          <table:table-cell table:formula="of:=HEX2DEC([.E135])" office:value-type="float" office:value="8144">
            <text:p>8144</text:p>
          </table:table-cell>
          <table:table-cell table:formula="of:=HEX2DEC([.F135])" office:value-type="float" office:value="7837">
            <text:p>7837</text:p>
          </table:table-cell>
          <table:table-cell table:formula="of:=IF([.G135]&gt;[.T$13];&quot;HE&quot;;IF([.G135]&gt;[.T$12];&quot;HO&quot;;IF([.G135]&lt;[.T$15];&quot;LE&quot;;IF([.G135]&lt;[.T$14];&quot;LO&quot;;&quot;&quot;))))">
            <text:p/>
          </table:table-cell>
          <table:table-cell table:formula="of:=IF([.H135]&gt;[.U$13];&quot;HE&quot;;IF([.H135]&gt;[.U$12];&quot;HO&quot;;IF([.H135]&lt;[.U$15];&quot;LE&quot;;IF([.H135]&lt;[.U$14];&quot;LO&quot;;&quot;&quot;))))">
            <text:p/>
          </table:table-cell>
          <table:table-cell table:formula="of:=IF([.I135]&gt;[.V$13];&quot;HE&quot;;IF([.I135]&gt;[.V$12];&quot;HO&quot;;IF([.I135]&lt;[.V$15];&quot;LE&quot;;IF([.I135]&lt;[.V$14];&quot;LO&quot;;&quot;&quot;))))">
            <text:p/>
          </table:table-cell>
          <table:table-cell table:formula="of:=IF([.J135]&gt;[.W$13];&quot;HE&quot;;IF([.J135]&gt;[.W$12];&quot;HO&quot;;IF([.J135]&lt;[.W$15];&quot;LE&quot;;IF([.J135]&lt;[.W$14];&quot;LO&quot;;&quot;&quot;))))">
            <text:p/>
          </table:table-cell>
          <table:table-cell table:formula="of:=IF([.K135]&gt;[.X$13];&quot;HE&quot;;IF([.K135]&gt;[.X$12];&quot;HO&quot;;IF([.K135]&lt;[.X$15];&quot;LE&quot;;IF([.K135]&lt;[.X$14];&quot;LO&quot;;&quot;&quot;))))">
            <text:p/>
          </table:table-cell>
          <table:table-cell table:formula="of:=IF([.L135]&gt;[.Y$13];&quot;HE&quot;;IF([.L135]&gt;[.Y$12];&quot;HO&quot;;IF([.L135]&lt;[.Y$15];&quot;LE&quot;;IF([.L13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D8</text:p>
          </table:table-cell>
          <table:table-cell office:value-type="string">
            <text:p>1E9E</text:p>
          </table:table-cell>
          <table:table-cell table:formula="of:=HEX2DEC([.A136])" office:value-type="float" office:value="632">
            <text:p>632</text:p>
          </table:table-cell>
          <table:table-cell table:formula="of:=HEX2DEC([.B136])" office:value-type="float" office:value="492">
            <text:p>492</text:p>
          </table:table-cell>
          <table:table-cell table:formula="of:=HEX2DEC([.C136])" office:value-type="float" office:value="508">
            <text:p>508</text:p>
          </table:table-cell>
          <table:table-cell table:formula="of:=HEX2DEC([.D136])" office:value-type="float" office:value="8437">
            <text:p>8437</text:p>
          </table:table-cell>
          <table:table-cell table:formula="of:=HEX2DEC([.E136])" office:value-type="float" office:value="8152">
            <text:p>8152</text:p>
          </table:table-cell>
          <table:table-cell table:formula="of:=HEX2DEC([.F136])" office:value-type="float" office:value="7838">
            <text:p>7838</text:p>
          </table:table-cell>
          <table:table-cell table:formula="of:=IF([.G136]&gt;[.T$13];&quot;HE&quot;;IF([.G136]&gt;[.T$12];&quot;HO&quot;;IF([.G136]&lt;[.T$15];&quot;LE&quot;;IF([.G136]&lt;[.T$14];&quot;LO&quot;;&quot;&quot;))))">
            <text:p/>
          </table:table-cell>
          <table:table-cell table:formula="of:=IF([.H136]&gt;[.U$13];&quot;HE&quot;;IF([.H136]&gt;[.U$12];&quot;HO&quot;;IF([.H136]&lt;[.U$15];&quot;LE&quot;;IF([.H136]&lt;[.U$14];&quot;LO&quot;;&quot;&quot;))))">
            <text:p/>
          </table:table-cell>
          <table:table-cell table:formula="of:=IF([.I136]&gt;[.V$13];&quot;HE&quot;;IF([.I136]&gt;[.V$12];&quot;HO&quot;;IF([.I136]&lt;[.V$15];&quot;LE&quot;;IF([.I136]&lt;[.V$14];&quot;LO&quot;;&quot;&quot;))))">
            <text:p/>
          </table:table-cell>
          <table:table-cell table:formula="of:=IF([.J136]&gt;[.W$13];&quot;HE&quot;;IF([.J136]&gt;[.W$12];&quot;HO&quot;;IF([.J136]&lt;[.W$15];&quot;LE&quot;;IF([.J136]&lt;[.W$14];&quot;LO&quot;;&quot;&quot;))))">
            <text:p/>
          </table:table-cell>
          <table:table-cell table:formula="of:=IF([.K136]&gt;[.X$13];&quot;HE&quot;;IF([.K136]&gt;[.X$12];&quot;HO&quot;;IF([.K136]&lt;[.X$15];&quot;LE&quot;;IF([.K136]&lt;[.X$14];&quot;LO&quot;;&quot;&quot;))))">
            <text:p/>
          </table:table-cell>
          <table:table-cell table:formula="of:=IF([.L136]&gt;[.Y$13];&quot;HE&quot;;IF([.L136]&gt;[.Y$12];&quot;HO&quot;;IF([.L136]&lt;[.Y$15];&quot;LE&quot;;IF([.L13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B</text:p>
          </table:table-cell>
          <table:table-cell office:value-type="string">
            <text:p>1FD1</text:p>
          </table:table-cell>
          <table:table-cell office:value-type="string">
            <text:p>1E9B</text:p>
          </table:table-cell>
          <table:table-cell table:formula="of:=HEX2DEC([.A137])" office:value-type="float" office:value="620">
            <text:p>620</text:p>
          </table:table-cell>
          <table:table-cell table:formula="of:=HEX2DEC([.B137])" office:value-type="float" office:value="492">
            <text:p>492</text:p>
          </table:table-cell>
          <table:table-cell table:formula="of:=HEX2DEC([.C137])" office:value-type="float" office:value="508">
            <text:p>508</text:p>
          </table:table-cell>
          <table:table-cell table:formula="of:=HEX2DEC([.D137])" office:value-type="float" office:value="8427">
            <text:p>8427</text:p>
          </table:table-cell>
          <table:table-cell table:formula="of:=HEX2DEC([.E137])" office:value-type="float" office:value="8145">
            <text:p>8145</text:p>
          </table:table-cell>
          <table:table-cell table:formula="of:=HEX2DEC([.F137])" office:value-type="float" office:value="7835">
            <text:p>7835</text:p>
          </table:table-cell>
          <table:table-cell table:formula="of:=IF([.G137]&gt;[.T$13];&quot;HE&quot;;IF([.G137]&gt;[.T$12];&quot;HO&quot;;IF([.G137]&lt;[.T$15];&quot;LE&quot;;IF([.G137]&lt;[.T$14];&quot;LO&quot;;&quot;&quot;))))">
            <text:p/>
          </table:table-cell>
          <table:table-cell table:formula="of:=IF([.H137]&gt;[.U$13];&quot;HE&quot;;IF([.H137]&gt;[.U$12];&quot;HO&quot;;IF([.H137]&lt;[.U$15];&quot;LE&quot;;IF([.H137]&lt;[.U$14];&quot;LO&quot;;&quot;&quot;))))">
            <text:p/>
          </table:table-cell>
          <table:table-cell table:formula="of:=IF([.I137]&gt;[.V$13];&quot;HE&quot;;IF([.I137]&gt;[.V$12];&quot;HO&quot;;IF([.I137]&lt;[.V$15];&quot;LE&quot;;IF([.I137]&lt;[.V$14];&quot;LO&quot;;&quot;&quot;))))">
            <text:p/>
          </table:table-cell>
          <table:table-cell table:formula="of:=IF([.J137]&gt;[.W$13];&quot;HE&quot;;IF([.J137]&gt;[.W$12];&quot;HO&quot;;IF([.J137]&lt;[.W$15];&quot;LE&quot;;IF([.J137]&lt;[.W$14];&quot;LO&quot;;&quot;&quot;))))">
            <text:p/>
          </table:table-cell>
          <table:table-cell table:formula="of:=IF([.K137]&gt;[.X$13];&quot;HE&quot;;IF([.K137]&gt;[.X$12];&quot;HO&quot;;IF([.K137]&lt;[.X$15];&quot;LE&quot;;IF([.K137]&lt;[.X$14];&quot;LO&quot;;&quot;&quot;))))">
            <text:p/>
          </table:table-cell>
          <table:table-cell table:formula="of:=IF([.L137]&gt;[.Y$13];&quot;HE&quot;;IF([.L137]&gt;[.Y$12];&quot;HO&quot;;IF([.L137]&lt;[.Y$15];&quot;LE&quot;;IF([.L13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C9</text:p>
          </table:table-cell>
          <table:table-cell table:style-name="ce3" office:value-type="string">
            <text:p>1E98</text:p>
          </table:table-cell>
          <table:table-cell table:formula="of:=HEX2DEC([.A138])" office:value-type="float" office:value="608">
            <text:p>608</text:p>
          </table:table-cell>
          <table:table-cell table:formula="of:=HEX2DEC([.B138])" office:value-type="float" office:value="492">
            <text:p>492</text:p>
          </table:table-cell>
          <table:table-cell table:formula="of:=HEX2DEC([.C138])" office:value-type="float" office:value="508">
            <text:p>508</text:p>
          </table:table-cell>
          <table:table-cell table:formula="of:=HEX2DEC([.D138])" office:value-type="float" office:value="8436">
            <text:p>8436</text:p>
          </table:table-cell>
          <table:table-cell table:formula="of:=HEX2DEC([.E138])" office:value-type="float" office:value="8137">
            <text:p>8137</text:p>
          </table:table-cell>
          <table:table-cell table:formula="of:=HEX2DEC([.F138])" office:value-type="float" office:value="7832">
            <text:p>7832</text:p>
          </table:table-cell>
          <table:table-cell table:formula="of:=IF([.G138]&gt;[.T$13];&quot;HE&quot;;IF([.G138]&gt;[.T$12];&quot;HO&quot;;IF([.G138]&lt;[.T$15];&quot;LE&quot;;IF([.G138]&lt;[.T$14];&quot;LO&quot;;&quot;&quot;))))">
            <text:p/>
          </table:table-cell>
          <table:table-cell table:formula="of:=IF([.H138]&gt;[.U$13];&quot;HE&quot;;IF([.H138]&gt;[.U$12];&quot;HO&quot;;IF([.H138]&lt;[.U$15];&quot;LE&quot;;IF([.H138]&lt;[.U$14];&quot;LO&quot;;&quot;&quot;))))">
            <text:p/>
          </table:table-cell>
          <table:table-cell table:formula="of:=IF([.I138]&gt;[.V$13];&quot;HE&quot;;IF([.I138]&gt;[.V$12];&quot;HO&quot;;IF([.I138]&lt;[.V$15];&quot;LE&quot;;IF([.I138]&lt;[.V$14];&quot;LO&quot;;&quot;&quot;))))">
            <text:p/>
          </table:table-cell>
          <table:table-cell table:formula="of:=IF([.J138]&gt;[.W$13];&quot;HE&quot;;IF([.J138]&gt;[.W$12];&quot;HO&quot;;IF([.J138]&lt;[.W$15];&quot;LE&quot;;IF([.J138]&lt;[.W$14];&quot;LO&quot;;&quot;&quot;))))">
            <text:p/>
          </table:table-cell>
          <table:table-cell table:formula="of:=IF([.K138]&gt;[.X$13];&quot;HE&quot;;IF([.K138]&gt;[.X$12];&quot;HO&quot;;IF([.K138]&lt;[.X$15];&quot;LE&quot;;IF([.K138]&lt;[.X$14];&quot;LO&quot;;&quot;&quot;))))">
            <text:p/>
          </table:table-cell>
          <table:table-cell table:formula="of:=IF([.L138]&gt;[.Y$13];&quot;HE&quot;;IF([.L138]&gt;[.Y$12];&quot;HO&quot;;IF([.L138]&lt;[.Y$15];&quot;LE&quot;;IF([.L13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8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CC</text:p>
          </table:table-cell>
          <table:table-cell office:value-type="string">
            <text:p>1EA3</text:p>
          </table:table-cell>
          <table:table-cell table:formula="of:=HEX2DEC([.A139])" office:value-type="float" office:value="652">
            <text:p>652</text:p>
          </table:table-cell>
          <table:table-cell table:formula="of:=HEX2DEC([.B139])" office:value-type="float" office:value="492">
            <text:p>492</text:p>
          </table:table-cell>
          <table:table-cell table:formula="of:=HEX2DEC([.C139])" office:value-type="float" office:value="508">
            <text:p>508</text:p>
          </table:table-cell>
          <table:table-cell table:formula="of:=HEX2DEC([.D139])" office:value-type="float" office:value="8442">
            <text:p>8442</text:p>
          </table:table-cell>
          <table:table-cell table:formula="of:=HEX2DEC([.E139])" office:value-type="float" office:value="8140">
            <text:p>8140</text:p>
          </table:table-cell>
          <table:table-cell table:formula="of:=HEX2DEC([.F139])" office:value-type="float" office:value="7843">
            <text:p>7843</text:p>
          </table:table-cell>
          <table:table-cell table:formula="of:=IF([.G139]&gt;[.T$13];&quot;HE&quot;;IF([.G139]&gt;[.T$12];&quot;HO&quot;;IF([.G139]&lt;[.T$15];&quot;LE&quot;;IF([.G139]&lt;[.T$14];&quot;LO&quot;;&quot;&quot;))))">
            <text:p/>
          </table:table-cell>
          <table:table-cell table:formula="of:=IF([.H139]&gt;[.U$13];&quot;HE&quot;;IF([.H139]&gt;[.U$12];&quot;HO&quot;;IF([.H139]&lt;[.U$15];&quot;LE&quot;;IF([.H139]&lt;[.U$14];&quot;LO&quot;;&quot;&quot;))))">
            <text:p/>
          </table:table-cell>
          <table:table-cell table:formula="of:=IF([.I139]&gt;[.V$13];&quot;HE&quot;;IF([.I139]&gt;[.V$12];&quot;HO&quot;;IF([.I139]&lt;[.V$15];&quot;LE&quot;;IF([.I139]&lt;[.V$14];&quot;LO&quot;;&quot;&quot;))))">
            <text:p/>
          </table:table-cell>
          <table:table-cell table:formula="of:=IF([.J139]&gt;[.W$13];&quot;HE&quot;;IF([.J139]&gt;[.W$12];&quot;HO&quot;;IF([.J139]&lt;[.W$15];&quot;LE&quot;;IF([.J139]&lt;[.W$14];&quot;LO&quot;;&quot;&quot;))))">
            <text:p/>
          </table:table-cell>
          <table:table-cell table:formula="of:=IF([.K139]&gt;[.X$13];&quot;HE&quot;;IF([.K139]&gt;[.X$12];&quot;HO&quot;;IF([.K139]&lt;[.X$15];&quot;LE&quot;;IF([.K139]&lt;[.X$14];&quot;LO&quot;;&quot;&quot;))))">
            <text:p/>
          </table:table-cell>
          <table:table-cell table:formula="of:=IF([.L139]&gt;[.Y$13];&quot;HE&quot;;IF([.L139]&gt;[.Y$12];&quot;HO&quot;;IF([.L139]&lt;[.Y$15];&quot;LE&quot;;IF([.L13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D0</text:p>
          </table:table-cell>
          <table:table-cell table:style-name="ce3" office:value-type="string">
            <text:p>1E91</text:p>
          </table:table-cell>
          <table:table-cell table:formula="of:=HEX2DEC([.A140])" office:value-type="float" office:value="580">
            <text:p>580</text:p>
          </table:table-cell>
          <table:table-cell table:formula="of:=HEX2DEC([.B140])" office:value-type="float" office:value="492">
            <text:p>492</text:p>
          </table:table-cell>
          <table:table-cell table:formula="of:=HEX2DEC([.C140])" office:value-type="float" office:value="508">
            <text:p>508</text:p>
          </table:table-cell>
          <table:table-cell table:formula="of:=HEX2DEC([.D140])" office:value-type="float" office:value="8438">
            <text:p>8438</text:p>
          </table:table-cell>
          <table:table-cell table:formula="of:=HEX2DEC([.E140])" office:value-type="float" office:value="8144">
            <text:p>8144</text:p>
          </table:table-cell>
          <table:table-cell table:formula="of:=HEX2DEC([.F140])" office:value-type="float" office:value="7825">
            <text:p>7825</text:p>
          </table:table-cell>
          <table:table-cell table:formula="of:=IF([.G140]&gt;[.T$13];&quot;HE&quot;;IF([.G140]&gt;[.T$12];&quot;HO&quot;;IF([.G140]&lt;[.T$15];&quot;LE&quot;;IF([.G140]&lt;[.T$14];&quot;LO&quot;;&quot;&quot;))))">
            <text:p/>
          </table:table-cell>
          <table:table-cell table:formula="of:=IF([.H140]&gt;[.U$13];&quot;HE&quot;;IF([.H140]&gt;[.U$12];&quot;HO&quot;;IF([.H140]&lt;[.U$15];&quot;LE&quot;;IF([.H140]&lt;[.U$14];&quot;LO&quot;;&quot;&quot;))))">
            <text:p/>
          </table:table-cell>
          <table:table-cell table:formula="of:=IF([.I140]&gt;[.V$13];&quot;HE&quot;;IF([.I140]&gt;[.V$12];&quot;HO&quot;;IF([.I140]&lt;[.V$15];&quot;LE&quot;;IF([.I140]&lt;[.V$14];&quot;LO&quot;;&quot;&quot;))))">
            <text:p/>
          </table:table-cell>
          <table:table-cell table:formula="of:=IF([.J140]&gt;[.W$13];&quot;HE&quot;;IF([.J140]&gt;[.W$12];&quot;HO&quot;;IF([.J140]&lt;[.W$15];&quot;LE&quot;;IF([.J140]&lt;[.W$14];&quot;LO&quot;;&quot;&quot;))))">
            <text:p/>
          </table:table-cell>
          <table:table-cell table:formula="of:=IF([.K140]&gt;[.X$13];&quot;HE&quot;;IF([.K140]&gt;[.X$12];&quot;HO&quot;;IF([.K140]&lt;[.X$15];&quot;LE&quot;;IF([.K140]&lt;[.X$14];&quot;LO&quot;;&quot;&quot;))))">
            <text:p/>
          </table:table-cell>
          <table:table-cell table:formula="of:=IF([.L140]&gt;[.Y$13];&quot;HE&quot;;IF([.L140]&gt;[.Y$12];&quot;HO&quot;;IF([.L140]&lt;[.Y$15];&quot;LE&quot;;IF([.L14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C</text:p>
          </table:table-cell>
          <table:table-cell office:value-type="string">
            <text:p>1FCA</text:p>
          </table:table-cell>
          <table:table-cell table:style-name="ce3" office:value-type="string">
            <text:p>1E98</text:p>
          </table:table-cell>
          <table:table-cell table:formula="of:=HEX2DEC([.A141])" office:value-type="float" office:value="608">
            <text:p>608</text:p>
          </table:table-cell>
          <table:table-cell table:formula="of:=HEX2DEC([.B141])" office:value-type="float" office:value="492">
            <text:p>492</text:p>
          </table:table-cell>
          <table:table-cell table:formula="of:=HEX2DEC([.C141])" office:value-type="float" office:value="508">
            <text:p>508</text:p>
          </table:table-cell>
          <table:table-cell table:formula="of:=HEX2DEC([.D141])" office:value-type="float" office:value="8444">
            <text:p>8444</text:p>
          </table:table-cell>
          <table:table-cell table:formula="of:=HEX2DEC([.E141])" office:value-type="float" office:value="8138">
            <text:p>8138</text:p>
          </table:table-cell>
          <table:table-cell table:formula="of:=HEX2DEC([.F141])" office:value-type="float" office:value="7832">
            <text:p>7832</text:p>
          </table:table-cell>
          <table:table-cell table:formula="of:=IF([.G141]&gt;[.T$13];&quot;HE&quot;;IF([.G141]&gt;[.T$12];&quot;HO&quot;;IF([.G141]&lt;[.T$15];&quot;LE&quot;;IF([.G141]&lt;[.T$14];&quot;LO&quot;;&quot;&quot;))))">
            <text:p/>
          </table:table-cell>
          <table:table-cell table:formula="of:=IF([.H141]&gt;[.U$13];&quot;HE&quot;;IF([.H141]&gt;[.U$12];&quot;HO&quot;;IF([.H141]&lt;[.U$15];&quot;LE&quot;;IF([.H141]&lt;[.U$14];&quot;LO&quot;;&quot;&quot;))))">
            <text:p/>
          </table:table-cell>
          <table:table-cell table:formula="of:=IF([.I141]&gt;[.V$13];&quot;HE&quot;;IF([.I141]&gt;[.V$12];&quot;HO&quot;;IF([.I141]&lt;[.V$15];&quot;LE&quot;;IF([.I141]&lt;[.V$14];&quot;LO&quot;;&quot;&quot;))))">
            <text:p/>
          </table:table-cell>
          <table:table-cell table:formula="of:=IF([.J141]&gt;[.W$13];&quot;HE&quot;;IF([.J141]&gt;[.W$12];&quot;HO&quot;;IF([.J141]&lt;[.W$15];&quot;LE&quot;;IF([.J141]&lt;[.W$14];&quot;LO&quot;;&quot;&quot;))))">
            <text:p/>
          </table:table-cell>
          <table:table-cell table:formula="of:=IF([.K141]&gt;[.X$13];&quot;HE&quot;;IF([.K141]&gt;[.X$12];&quot;HO&quot;;IF([.K141]&lt;[.X$15];&quot;LE&quot;;IF([.K141]&lt;[.X$14];&quot;LO&quot;;&quot;&quot;))))">
            <text:p/>
          </table:table-cell>
          <table:table-cell table:formula="of:=IF([.L141]&gt;[.Y$13];&quot;HE&quot;;IF([.L141]&gt;[.Y$12];&quot;HO&quot;;IF([.L141]&lt;[.Y$15];&quot;LE&quot;;IF([.L14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8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C</text:p>
          </table:table-cell>
          <table:table-cell office:value-type="string">
            <text:p>1FCD</text:p>
          </table:table-cell>
          <table:table-cell office:value-type="string">
            <text:p>1EA3</text:p>
          </table:table-cell>
          <table:table-cell table:formula="of:=HEX2DEC([.A142])" office:value-type="float" office:value="652">
            <text:p>652</text:p>
          </table:table-cell>
          <table:table-cell table:formula="of:=HEX2DEC([.B142])" office:value-type="float" office:value="492">
            <text:p>492</text:p>
          </table:table-cell>
          <table:table-cell table:formula="of:=HEX2DEC([.C142])" office:value-type="float" office:value="508">
            <text:p>508</text:p>
          </table:table-cell>
          <table:table-cell table:formula="of:=HEX2DEC([.D142])" office:value-type="float" office:value="8428">
            <text:p>8428</text:p>
          </table:table-cell>
          <table:table-cell table:formula="of:=HEX2DEC([.E142])" office:value-type="float" office:value="8141">
            <text:p>8141</text:p>
          </table:table-cell>
          <table:table-cell table:formula="of:=HEX2DEC([.F142])" office:value-type="float" office:value="7843">
            <text:p>7843</text:p>
          </table:table-cell>
          <table:table-cell table:formula="of:=IF([.G142]&gt;[.T$13];&quot;HE&quot;;IF([.G142]&gt;[.T$12];&quot;HO&quot;;IF([.G142]&lt;[.T$15];&quot;LE&quot;;IF([.G142]&lt;[.T$14];&quot;LO&quot;;&quot;&quot;))))">
            <text:p/>
          </table:table-cell>
          <table:table-cell table:formula="of:=IF([.H142]&gt;[.U$13];&quot;HE&quot;;IF([.H142]&gt;[.U$12];&quot;HO&quot;;IF([.H142]&lt;[.U$15];&quot;LE&quot;;IF([.H142]&lt;[.U$14];&quot;LO&quot;;&quot;&quot;))))">
            <text:p/>
          </table:table-cell>
          <table:table-cell table:formula="of:=IF([.I142]&gt;[.V$13];&quot;HE&quot;;IF([.I142]&gt;[.V$12];&quot;HO&quot;;IF([.I142]&lt;[.V$15];&quot;LE&quot;;IF([.I142]&lt;[.V$14];&quot;LO&quot;;&quot;&quot;))))">
            <text:p/>
          </table:table-cell>
          <table:table-cell table:formula="of:=IF([.J142]&gt;[.W$13];&quot;HE&quot;;IF([.J142]&gt;[.W$12];&quot;HO&quot;;IF([.J142]&lt;[.W$15];&quot;LE&quot;;IF([.J142]&lt;[.W$14];&quot;LO&quot;;&quot;&quot;))))">
            <text:p/>
          </table:table-cell>
          <table:table-cell table:formula="of:=IF([.K142]&gt;[.X$13];&quot;HE&quot;;IF([.K142]&gt;[.X$12];&quot;HO&quot;;IF([.K142]&lt;[.X$15];&quot;LE&quot;;IF([.K142]&lt;[.X$14];&quot;LO&quot;;&quot;&quot;))))">
            <text:p/>
          </table:table-cell>
          <table:table-cell table:formula="of:=IF([.L142]&gt;[.Y$13];&quot;HE&quot;;IF([.L142]&gt;[.Y$12];&quot;HO&quot;;IF([.L142]&lt;[.Y$15];&quot;LE&quot;;IF([.L14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D0</text:p>
          </table:table-cell>
          <table:table-cell office:value-type="string">
            <text:p>1E9A</text:p>
          </table:table-cell>
          <table:table-cell table:formula="of:=HEX2DEC([.A143])" office:value-type="float" office:value="616">
            <text:p>616</text:p>
          </table:table-cell>
          <table:table-cell table:formula="of:=HEX2DEC([.B143])" office:value-type="float" office:value="492">
            <text:p>492</text:p>
          </table:table-cell>
          <table:table-cell table:formula="of:=HEX2DEC([.C143])" office:value-type="float" office:value="508">
            <text:p>508</text:p>
          </table:table-cell>
          <table:table-cell table:formula="of:=HEX2DEC([.D143])" office:value-type="float" office:value="8439">
            <text:p>8439</text:p>
          </table:table-cell>
          <table:table-cell table:formula="of:=HEX2DEC([.E143])" office:value-type="float" office:value="8144">
            <text:p>8144</text:p>
          </table:table-cell>
          <table:table-cell table:formula="of:=HEX2DEC([.F143])" office:value-type="float" office:value="7834">
            <text:p>7834</text:p>
          </table:table-cell>
          <table:table-cell table:formula="of:=IF([.G143]&gt;[.T$13];&quot;HE&quot;;IF([.G143]&gt;[.T$12];&quot;HO&quot;;IF([.G143]&lt;[.T$15];&quot;LE&quot;;IF([.G143]&lt;[.T$14];&quot;LO&quot;;&quot;&quot;))))">
            <text:p/>
          </table:table-cell>
          <table:table-cell table:formula="of:=IF([.H143]&gt;[.U$13];&quot;HE&quot;;IF([.H143]&gt;[.U$12];&quot;HO&quot;;IF([.H143]&lt;[.U$15];&quot;LE&quot;;IF([.H143]&lt;[.U$14];&quot;LO&quot;;&quot;&quot;))))">
            <text:p/>
          </table:table-cell>
          <table:table-cell table:formula="of:=IF([.I143]&gt;[.V$13];&quot;HE&quot;;IF([.I143]&gt;[.V$12];&quot;HO&quot;;IF([.I143]&lt;[.V$15];&quot;LE&quot;;IF([.I143]&lt;[.V$14];&quot;LO&quot;;&quot;&quot;))))">
            <text:p/>
          </table:table-cell>
          <table:table-cell table:formula="of:=IF([.J143]&gt;[.W$13];&quot;HE&quot;;IF([.J143]&gt;[.W$12];&quot;HO&quot;;IF([.J143]&lt;[.W$15];&quot;LE&quot;;IF([.J143]&lt;[.W$14];&quot;LO&quot;;&quot;&quot;))))">
            <text:p/>
          </table:table-cell>
          <table:table-cell table:formula="of:=IF([.K143]&gt;[.X$13];&quot;HE&quot;;IF([.K143]&gt;[.X$12];&quot;HO&quot;;IF([.K143]&lt;[.X$15];&quot;LE&quot;;IF([.K143]&lt;[.X$14];&quot;LO&quot;;&quot;&quot;))))">
            <text:p/>
          </table:table-cell>
          <table:table-cell table:formula="of:=IF([.L143]&gt;[.Y$13];&quot;HE&quot;;IF([.L143]&gt;[.Y$12];&quot;HO&quot;;IF([.L143]&lt;[.Y$15];&quot;LE&quot;;IF([.L14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D2</text:p>
          </table:table-cell>
          <table:table-cell office:value-type="string">
            <text:p>1E9F</text:p>
          </table:table-cell>
          <table:table-cell table:formula="of:=HEX2DEC([.A144])" office:value-type="float" office:value="636">
            <text:p>636</text:p>
          </table:table-cell>
          <table:table-cell table:formula="of:=HEX2DEC([.B144])" office:value-type="float" office:value="492">
            <text:p>492</text:p>
          </table:table-cell>
          <table:table-cell table:formula="of:=HEX2DEC([.C144])" office:value-type="float" office:value="508">
            <text:p>508</text:p>
          </table:table-cell>
          <table:table-cell table:formula="of:=HEX2DEC([.D144])" office:value-type="float" office:value="8438">
            <text:p>8438</text:p>
          </table:table-cell>
          <table:table-cell table:formula="of:=HEX2DEC([.E144])" office:value-type="float" office:value="8146">
            <text:p>8146</text:p>
          </table:table-cell>
          <table:table-cell table:formula="of:=HEX2DEC([.F144])" office:value-type="float" office:value="7839">
            <text:p>7839</text:p>
          </table:table-cell>
          <table:table-cell table:formula="of:=IF([.G144]&gt;[.T$13];&quot;HE&quot;;IF([.G144]&gt;[.T$12];&quot;HO&quot;;IF([.G144]&lt;[.T$15];&quot;LE&quot;;IF([.G144]&lt;[.T$14];&quot;LO&quot;;&quot;&quot;))))">
            <text:p/>
          </table:table-cell>
          <table:table-cell table:formula="of:=IF([.H144]&gt;[.U$13];&quot;HE&quot;;IF([.H144]&gt;[.U$12];&quot;HO&quot;;IF([.H144]&lt;[.U$15];&quot;LE&quot;;IF([.H144]&lt;[.U$14];&quot;LO&quot;;&quot;&quot;))))">
            <text:p/>
          </table:table-cell>
          <table:table-cell table:formula="of:=IF([.I144]&gt;[.V$13];&quot;HE&quot;;IF([.I144]&gt;[.V$12];&quot;HO&quot;;IF([.I144]&lt;[.V$15];&quot;LE&quot;;IF([.I144]&lt;[.V$14];&quot;LO&quot;;&quot;&quot;))))">
            <text:p/>
          </table:table-cell>
          <table:table-cell table:formula="of:=IF([.J144]&gt;[.W$13];&quot;HE&quot;;IF([.J144]&gt;[.W$12];&quot;HO&quot;;IF([.J144]&lt;[.W$15];&quot;LE&quot;;IF([.J144]&lt;[.W$14];&quot;LO&quot;;&quot;&quot;))))">
            <text:p/>
          </table:table-cell>
          <table:table-cell table:formula="of:=IF([.K144]&gt;[.X$13];&quot;HE&quot;;IF([.K144]&gt;[.X$12];&quot;HO&quot;;IF([.K144]&lt;[.X$15];&quot;LE&quot;;IF([.K144]&lt;[.X$14];&quot;LO&quot;;&quot;&quot;))))">
            <text:p/>
          </table:table-cell>
          <table:table-cell table:formula="of:=IF([.L144]&gt;[.Y$13];&quot;HE&quot;;IF([.L144]&gt;[.Y$12];&quot;HO&quot;;IF([.L144]&lt;[.Y$15];&quot;LE&quot;;IF([.L14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CA</text:p>
          </table:table-cell>
          <table:table-cell office:value-type="string">
            <text:p>1E9C</text:p>
          </table:table-cell>
          <table:table-cell table:formula="of:=HEX2DEC([.A145])" office:value-type="float" office:value="624">
            <text:p>624</text:p>
          </table:table-cell>
          <table:table-cell table:formula="of:=HEX2DEC([.B145])" office:value-type="float" office:value="492">
            <text:p>492</text:p>
          </table:table-cell>
          <table:table-cell table:formula="of:=HEX2DEC([.C145])" office:value-type="float" office:value="508">
            <text:p>508</text:p>
          </table:table-cell>
          <table:table-cell table:formula="of:=HEX2DEC([.D145])" office:value-type="float" office:value="8441">
            <text:p>8441</text:p>
          </table:table-cell>
          <table:table-cell table:formula="of:=HEX2DEC([.E145])" office:value-type="float" office:value="8138">
            <text:p>8138</text:p>
          </table:table-cell>
          <table:table-cell table:formula="of:=HEX2DEC([.F145])" office:value-type="float" office:value="7836">
            <text:p>7836</text:p>
          </table:table-cell>
          <table:table-cell table:formula="of:=IF([.G145]&gt;[.T$13];&quot;HE&quot;;IF([.G145]&gt;[.T$12];&quot;HO&quot;;IF([.G145]&lt;[.T$15];&quot;LE&quot;;IF([.G145]&lt;[.T$14];&quot;LO&quot;;&quot;&quot;))))">
            <text:p/>
          </table:table-cell>
          <table:table-cell table:formula="of:=IF([.H145]&gt;[.U$13];&quot;HE&quot;;IF([.H145]&gt;[.U$12];&quot;HO&quot;;IF([.H145]&lt;[.U$15];&quot;LE&quot;;IF([.H145]&lt;[.U$14];&quot;LO&quot;;&quot;&quot;))))">
            <text:p/>
          </table:table-cell>
          <table:table-cell table:formula="of:=IF([.I145]&gt;[.V$13];&quot;HE&quot;;IF([.I145]&gt;[.V$12];&quot;HO&quot;;IF([.I145]&lt;[.V$15];&quot;LE&quot;;IF([.I145]&lt;[.V$14];&quot;LO&quot;;&quot;&quot;))))">
            <text:p/>
          </table:table-cell>
          <table:table-cell table:formula="of:=IF([.J145]&gt;[.W$13];&quot;HE&quot;;IF([.J145]&gt;[.W$12];&quot;HO&quot;;IF([.J145]&lt;[.W$15];&quot;LE&quot;;IF([.J145]&lt;[.W$14];&quot;LO&quot;;&quot;&quot;))))">
            <text:p/>
          </table:table-cell>
          <table:table-cell table:formula="of:=IF([.K145]&gt;[.X$13];&quot;HE&quot;;IF([.K145]&gt;[.X$12];&quot;HO&quot;;IF([.K145]&lt;[.X$15];&quot;LE&quot;;IF([.K145]&lt;[.X$14];&quot;LO&quot;;&quot;&quot;))))">
            <text:p/>
          </table:table-cell>
          <table:table-cell table:formula="of:=IF([.L145]&gt;[.Y$13];&quot;HE&quot;;IF([.L145]&gt;[.Y$12];&quot;HO&quot;;IF([.L145]&lt;[.Y$15];&quot;LE&quot;;IF([.L14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E</text:p>
          </table:table-cell>
          <table:table-cell office:value-type="string">
            <text:p>1FC6</text:p>
          </table:table-cell>
          <table:table-cell table:style-name="ce3" office:value-type="string">
            <text:p>1E99</text:p>
          </table:table-cell>
          <table:table-cell table:formula="of:=HEX2DEC([.A146])" office:value-type="float" office:value="612">
            <text:p>612</text:p>
          </table:table-cell>
          <table:table-cell table:formula="of:=HEX2DEC([.B146])" office:value-type="float" office:value="492">
            <text:p>492</text:p>
          </table:table-cell>
          <table:table-cell table:formula="of:=HEX2DEC([.C146])" office:value-type="float" office:value="508">
            <text:p>508</text:p>
          </table:table-cell>
          <table:table-cell table:formula="of:=HEX2DEC([.D146])" office:value-type="float" office:value="8430">
            <text:p>8430</text:p>
          </table:table-cell>
          <table:table-cell table:formula="of:=HEX2DEC([.E146])" office:value-type="float" office:value="8134">
            <text:p>8134</text:p>
          </table:table-cell>
          <table:table-cell table:formula="of:=HEX2DEC([.F146])" office:value-type="float" office:value="7833">
            <text:p>7833</text:p>
          </table:table-cell>
          <table:table-cell table:formula="of:=IF([.G146]&gt;[.T$13];&quot;HE&quot;;IF([.G146]&gt;[.T$12];&quot;HO&quot;;IF([.G146]&lt;[.T$15];&quot;LE&quot;;IF([.G146]&lt;[.T$14];&quot;LO&quot;;&quot;&quot;))))">
            <text:p/>
          </table:table-cell>
          <table:table-cell table:formula="of:=IF([.H146]&gt;[.U$13];&quot;HE&quot;;IF([.H146]&gt;[.U$12];&quot;HO&quot;;IF([.H146]&lt;[.U$15];&quot;LE&quot;;IF([.H146]&lt;[.U$14];&quot;LO&quot;;&quot;&quot;))))">
            <text:p/>
          </table:table-cell>
          <table:table-cell table:formula="of:=IF([.I146]&gt;[.V$13];&quot;HE&quot;;IF([.I146]&gt;[.V$12];&quot;HO&quot;;IF([.I146]&lt;[.V$15];&quot;LE&quot;;IF([.I146]&lt;[.V$14];&quot;LO&quot;;&quot;&quot;))))">
            <text:p/>
          </table:table-cell>
          <table:table-cell table:formula="of:=IF([.J146]&gt;[.W$13];&quot;HE&quot;;IF([.J146]&gt;[.W$12];&quot;HO&quot;;IF([.J146]&lt;[.W$15];&quot;LE&quot;;IF([.J146]&lt;[.W$14];&quot;LO&quot;;&quot;&quot;))))">
            <text:p/>
          </table:table-cell>
          <table:table-cell table:formula="of:=IF([.K146]&gt;[.X$13];&quot;HE&quot;;IF([.K146]&gt;[.X$12];&quot;HO&quot;;IF([.K146]&lt;[.X$15];&quot;LE&quot;;IF([.K146]&lt;[.X$14];&quot;LO&quot;;&quot;&quot;))))">
            <text:p/>
          </table:table-cell>
          <table:table-cell table:formula="of:=IF([.L146]&gt;[.Y$13];&quot;HE&quot;;IF([.L146]&gt;[.Y$12];&quot;HO&quot;;IF([.L146]&lt;[.Y$15];&quot;LE&quot;;IF([.L14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D7</text:p>
          </table:table-cell>
          <table:table-cell office:value-type="string">
            <text:p>1EA2</text:p>
          </table:table-cell>
          <table:table-cell table:formula="of:=HEX2DEC([.A147])" office:value-type="float" office:value="648">
            <text:p>648</text:p>
          </table:table-cell>
          <table:table-cell table:formula="of:=HEX2DEC([.B147])" office:value-type="float" office:value="492">
            <text:p>492</text:p>
          </table:table-cell>
          <table:table-cell table:formula="of:=HEX2DEC([.C147])" office:value-type="float" office:value="508">
            <text:p>508</text:p>
          </table:table-cell>
          <table:table-cell table:formula="of:=HEX2DEC([.D147])" office:value-type="float" office:value="8441">
            <text:p>8441</text:p>
          </table:table-cell>
          <table:table-cell table:formula="of:=HEX2DEC([.E147])" office:value-type="float" office:value="8151">
            <text:p>8151</text:p>
          </table:table-cell>
          <table:table-cell table:formula="of:=HEX2DEC([.F147])" office:value-type="float" office:value="7842">
            <text:p>7842</text:p>
          </table:table-cell>
          <table:table-cell table:formula="of:=IF([.G147]&gt;[.T$13];&quot;HE&quot;;IF([.G147]&gt;[.T$12];&quot;HO&quot;;IF([.G147]&lt;[.T$15];&quot;LE&quot;;IF([.G147]&lt;[.T$14];&quot;LO&quot;;&quot;&quot;))))">
            <text:p/>
          </table:table-cell>
          <table:table-cell table:formula="of:=IF([.H147]&gt;[.U$13];&quot;HE&quot;;IF([.H147]&gt;[.U$12];&quot;HO&quot;;IF([.H147]&lt;[.U$15];&quot;LE&quot;;IF([.H147]&lt;[.U$14];&quot;LO&quot;;&quot;&quot;))))">
            <text:p/>
          </table:table-cell>
          <table:table-cell table:formula="of:=IF([.I147]&gt;[.V$13];&quot;HE&quot;;IF([.I147]&gt;[.V$12];&quot;HO&quot;;IF([.I147]&lt;[.V$15];&quot;LE&quot;;IF([.I147]&lt;[.V$14];&quot;LO&quot;;&quot;&quot;))))">
            <text:p/>
          </table:table-cell>
          <table:table-cell table:formula="of:=IF([.J147]&gt;[.W$13];&quot;HE&quot;;IF([.J147]&gt;[.W$12];&quot;HO&quot;;IF([.J147]&lt;[.W$15];&quot;LE&quot;;IF([.J147]&lt;[.W$14];&quot;LO&quot;;&quot;&quot;))))">
            <text:p/>
          </table:table-cell>
          <table:table-cell table:formula="of:=IF([.K147]&gt;[.X$13];&quot;HE&quot;;IF([.K147]&gt;[.X$12];&quot;HO&quot;;IF([.K147]&lt;[.X$15];&quot;LE&quot;;IF([.K147]&lt;[.X$14];&quot;LO&quot;;&quot;&quot;))))">
            <text:p/>
          </table:table-cell>
          <table:table-cell table:formula="of:=IF([.L147]&gt;[.Y$13];&quot;HE&quot;;IF([.L147]&gt;[.Y$12];&quot;HO&quot;;IF([.L147]&lt;[.Y$15];&quot;LE&quot;;IF([.L14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CF</text:p>
          </table:table-cell>
          <table:table-cell office:value-type="string">
            <text:p>1EA2</text:p>
          </table:table-cell>
          <table:table-cell table:formula="of:=HEX2DEC([.A148])" office:value-type="float" office:value="648">
            <text:p>648</text:p>
          </table:table-cell>
          <table:table-cell table:formula="of:=HEX2DEC([.B148])" office:value-type="float" office:value="492">
            <text:p>492</text:p>
          </table:table-cell>
          <table:table-cell table:formula="of:=HEX2DEC([.C148])" office:value-type="float" office:value="508">
            <text:p>508</text:p>
          </table:table-cell>
          <table:table-cell table:formula="of:=HEX2DEC([.D148])" office:value-type="float" office:value="8442">
            <text:p>8442</text:p>
          </table:table-cell>
          <table:table-cell table:formula="of:=HEX2DEC([.E148])" office:value-type="float" office:value="8143">
            <text:p>8143</text:p>
          </table:table-cell>
          <table:table-cell table:formula="of:=HEX2DEC([.F148])" office:value-type="float" office:value="7842">
            <text:p>7842</text:p>
          </table:table-cell>
          <table:table-cell table:formula="of:=IF([.G148]&gt;[.T$13];&quot;HE&quot;;IF([.G148]&gt;[.T$12];&quot;HO&quot;;IF([.G148]&lt;[.T$15];&quot;LE&quot;;IF([.G148]&lt;[.T$14];&quot;LO&quot;;&quot;&quot;))))">
            <text:p/>
          </table:table-cell>
          <table:table-cell table:formula="of:=IF([.H148]&gt;[.U$13];&quot;HE&quot;;IF([.H148]&gt;[.U$12];&quot;HO&quot;;IF([.H148]&lt;[.U$15];&quot;LE&quot;;IF([.H148]&lt;[.U$14];&quot;LO&quot;;&quot;&quot;))))">
            <text:p/>
          </table:table-cell>
          <table:table-cell table:formula="of:=IF([.I148]&gt;[.V$13];&quot;HE&quot;;IF([.I148]&gt;[.V$12];&quot;HO&quot;;IF([.I148]&lt;[.V$15];&quot;LE&quot;;IF([.I148]&lt;[.V$14];&quot;LO&quot;;&quot;&quot;))))">
            <text:p/>
          </table:table-cell>
          <table:table-cell table:formula="of:=IF([.J148]&gt;[.W$13];&quot;HE&quot;;IF([.J148]&gt;[.W$12];&quot;HO&quot;;IF([.J148]&lt;[.W$15];&quot;LE&quot;;IF([.J148]&lt;[.W$14];&quot;LO&quot;;&quot;&quot;))))">
            <text:p/>
          </table:table-cell>
          <table:table-cell table:formula="of:=IF([.K148]&gt;[.X$13];&quot;HE&quot;;IF([.K148]&gt;[.X$12];&quot;HO&quot;;IF([.K148]&lt;[.X$15];&quot;LE&quot;;IF([.K148]&lt;[.X$14];&quot;LO&quot;;&quot;&quot;))))">
            <text:p/>
          </table:table-cell>
          <table:table-cell table:formula="of:=IF([.L148]&gt;[.Y$13];&quot;HE&quot;;IF([.L148]&gt;[.Y$12];&quot;HO&quot;;IF([.L148]&lt;[.Y$15];&quot;LE&quot;;IF([.L14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D</text:p>
          </table:table-cell>
          <table:table-cell table:style-name="ce3" office:value-type="string">
            <text:p>1E99</text:p>
          </table:table-cell>
          <table:table-cell table:formula="of:=HEX2DEC([.A149])" office:value-type="float" office:value="612">
            <text:p>612</text:p>
          </table:table-cell>
          <table:table-cell table:formula="of:=HEX2DEC([.B149])" office:value-type="float" office:value="492">
            <text:p>492</text:p>
          </table:table-cell>
          <table:table-cell table:formula="of:=HEX2DEC([.C149])" office:value-type="float" office:value="508">
            <text:p>508</text:p>
          </table:table-cell>
          <table:table-cell table:formula="of:=HEX2DEC([.D149])" office:value-type="float" office:value="8437">
            <text:p>8437</text:p>
          </table:table-cell>
          <table:table-cell table:formula="of:=HEX2DEC([.E149])" office:value-type="float" office:value="8141">
            <text:p>8141</text:p>
          </table:table-cell>
          <table:table-cell table:formula="of:=HEX2DEC([.F149])" office:value-type="float" office:value="7833">
            <text:p>7833</text:p>
          </table:table-cell>
          <table:table-cell table:formula="of:=IF([.G149]&gt;[.T$13];&quot;HE&quot;;IF([.G149]&gt;[.T$12];&quot;HO&quot;;IF([.G149]&lt;[.T$15];&quot;LE&quot;;IF([.G149]&lt;[.T$14];&quot;LO&quot;;&quot;&quot;))))">
            <text:p/>
          </table:table-cell>
          <table:table-cell table:formula="of:=IF([.H149]&gt;[.U$13];&quot;HE&quot;;IF([.H149]&gt;[.U$12];&quot;HO&quot;;IF([.H149]&lt;[.U$15];&quot;LE&quot;;IF([.H149]&lt;[.U$14];&quot;LO&quot;;&quot;&quot;))))">
            <text:p/>
          </table:table-cell>
          <table:table-cell table:formula="of:=IF([.I149]&gt;[.V$13];&quot;HE&quot;;IF([.I149]&gt;[.V$12];&quot;HO&quot;;IF([.I149]&lt;[.V$15];&quot;LE&quot;;IF([.I149]&lt;[.V$14];&quot;LO&quot;;&quot;&quot;))))">
            <text:p/>
          </table:table-cell>
          <table:table-cell table:formula="of:=IF([.J149]&gt;[.W$13];&quot;HE&quot;;IF([.J149]&gt;[.W$12];&quot;HO&quot;;IF([.J149]&lt;[.W$15];&quot;LE&quot;;IF([.J149]&lt;[.W$14];&quot;LO&quot;;&quot;&quot;))))">
            <text:p/>
          </table:table-cell>
          <table:table-cell table:formula="of:=IF([.K149]&gt;[.X$13];&quot;HE&quot;;IF([.K149]&gt;[.X$12];&quot;HO&quot;;IF([.K149]&lt;[.X$15];&quot;LE&quot;;IF([.K149]&lt;[.X$14];&quot;LO&quot;;&quot;&quot;))))">
            <text:p/>
          </table:table-cell>
          <table:table-cell table:formula="of:=IF([.L149]&gt;[.Y$13];&quot;HE&quot;;IF([.L149]&gt;[.Y$12];&quot;HO&quot;;IF([.L149]&lt;[.Y$15];&quot;LE&quot;;IF([.L14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CD</text:p>
          </table:table-cell>
          <table:table-cell office:value-type="string">
            <text:p>1E9D</text:p>
          </table:table-cell>
          <table:table-cell table:formula="of:=HEX2DEC([.A150])" office:value-type="float" office:value="628">
            <text:p>628</text:p>
          </table:table-cell>
          <table:table-cell table:formula="of:=HEX2DEC([.B150])" office:value-type="float" office:value="492">
            <text:p>492</text:p>
          </table:table-cell>
          <table:table-cell table:formula="of:=HEX2DEC([.C150])" office:value-type="float" office:value="508">
            <text:p>508</text:p>
          </table:table-cell>
          <table:table-cell table:formula="of:=HEX2DEC([.D150])" office:value-type="float" office:value="8441">
            <text:p>8441</text:p>
          </table:table-cell>
          <table:table-cell table:formula="of:=HEX2DEC([.E150])" office:value-type="float" office:value="8141">
            <text:p>8141</text:p>
          </table:table-cell>
          <table:table-cell table:formula="of:=HEX2DEC([.F150])" office:value-type="float" office:value="7837">
            <text:p>7837</text:p>
          </table:table-cell>
          <table:table-cell table:formula="of:=IF([.G150]&gt;[.T$13];&quot;HE&quot;;IF([.G150]&gt;[.T$12];&quot;HO&quot;;IF([.G150]&lt;[.T$15];&quot;LE&quot;;IF([.G150]&lt;[.T$14];&quot;LO&quot;;&quot;&quot;))))">
            <text:p/>
          </table:table-cell>
          <table:table-cell table:formula="of:=IF([.H150]&gt;[.U$13];&quot;HE&quot;;IF([.H150]&gt;[.U$12];&quot;HO&quot;;IF([.H150]&lt;[.U$15];&quot;LE&quot;;IF([.H150]&lt;[.U$14];&quot;LO&quot;;&quot;&quot;))))">
            <text:p/>
          </table:table-cell>
          <table:table-cell table:formula="of:=IF([.I150]&gt;[.V$13];&quot;HE&quot;;IF([.I150]&gt;[.V$12];&quot;HO&quot;;IF([.I150]&lt;[.V$15];&quot;LE&quot;;IF([.I150]&lt;[.V$14];&quot;LO&quot;;&quot;&quot;))))">
            <text:p/>
          </table:table-cell>
          <table:table-cell table:formula="of:=IF([.J150]&gt;[.W$13];&quot;HE&quot;;IF([.J150]&gt;[.W$12];&quot;HO&quot;;IF([.J150]&lt;[.W$15];&quot;LE&quot;;IF([.J150]&lt;[.W$14];&quot;LO&quot;;&quot;&quot;))))">
            <text:p/>
          </table:table-cell>
          <table:table-cell table:formula="of:=IF([.K150]&gt;[.X$13];&quot;HE&quot;;IF([.K150]&gt;[.X$12];&quot;HO&quot;;IF([.K150]&lt;[.X$15];&quot;LE&quot;;IF([.K150]&lt;[.X$14];&quot;LO&quot;;&quot;&quot;))))">
            <text:p/>
          </table:table-cell>
          <table:table-cell table:formula="of:=IF([.L150]&gt;[.Y$13];&quot;HE&quot;;IF([.L150]&gt;[.Y$12];&quot;HO&quot;;IF([.L150]&lt;[.Y$15];&quot;LE&quot;;IF([.L15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F</text:p>
          </table:table-cell>
          <table:table-cell office:value-type="string">
            <text:p>1EA1</text:p>
          </table:table-cell>
          <table:table-cell table:formula="of:=HEX2DEC([.A151])" office:value-type="float" office:value="644">
            <text:p>644</text:p>
          </table:table-cell>
          <table:table-cell table:formula="of:=HEX2DEC([.B151])" office:value-type="float" office:value="492">
            <text:p>492</text:p>
          </table:table-cell>
          <table:table-cell table:formula="of:=HEX2DEC([.C151])" office:value-type="float" office:value="508">
            <text:p>508</text:p>
          </table:table-cell>
          <table:table-cell table:formula="of:=HEX2DEC([.D151])" office:value-type="float" office:value="8434">
            <text:p>8434</text:p>
          </table:table-cell>
          <table:table-cell table:formula="of:=HEX2DEC([.E151])" office:value-type="float" office:value="8143">
            <text:p>8143</text:p>
          </table:table-cell>
          <table:table-cell table:formula="of:=HEX2DEC([.F151])" office:value-type="float" office:value="7841">
            <text:p>7841</text:p>
          </table:table-cell>
          <table:table-cell table:formula="of:=IF([.G151]&gt;[.T$13];&quot;HE&quot;;IF([.G151]&gt;[.T$12];&quot;HO&quot;;IF([.G151]&lt;[.T$15];&quot;LE&quot;;IF([.G151]&lt;[.T$14];&quot;LO&quot;;&quot;&quot;))))">
            <text:p/>
          </table:table-cell>
          <table:table-cell table:formula="of:=IF([.H151]&gt;[.U$13];&quot;HE&quot;;IF([.H151]&gt;[.U$12];&quot;HO&quot;;IF([.H151]&lt;[.U$15];&quot;LE&quot;;IF([.H151]&lt;[.U$14];&quot;LO&quot;;&quot;&quot;))))">
            <text:p/>
          </table:table-cell>
          <table:table-cell table:formula="of:=IF([.I151]&gt;[.V$13];&quot;HE&quot;;IF([.I151]&gt;[.V$12];&quot;HO&quot;;IF([.I151]&lt;[.V$15];&quot;LE&quot;;IF([.I151]&lt;[.V$14];&quot;LO&quot;;&quot;&quot;))))">
            <text:p/>
          </table:table-cell>
          <table:table-cell table:formula="of:=IF([.J151]&gt;[.W$13];&quot;HE&quot;;IF([.J151]&gt;[.W$12];&quot;HO&quot;;IF([.J151]&lt;[.W$15];&quot;LE&quot;;IF([.J151]&lt;[.W$14];&quot;LO&quot;;&quot;&quot;))))">
            <text:p/>
          </table:table-cell>
          <table:table-cell table:formula="of:=IF([.K151]&gt;[.X$13];&quot;HE&quot;;IF([.K151]&gt;[.X$12];&quot;HO&quot;;IF([.K151]&lt;[.X$15];&quot;LE&quot;;IF([.K151]&lt;[.X$14];&quot;LO&quot;;&quot;&quot;))))">
            <text:p/>
          </table:table-cell>
          <table:table-cell table:formula="of:=IF([.L151]&gt;[.Y$13];&quot;HE&quot;;IF([.L151]&gt;[.Y$12];&quot;HO&quot;;IF([.L151]&lt;[.Y$15];&quot;LE&quot;;IF([.L15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D3</text:p>
          </table:table-cell>
          <table:table-cell table:style-name="ce3" office:value-type="string">
            <text:p>1E98</text:p>
          </table:table-cell>
          <table:table-cell table:formula="of:=HEX2DEC([.A152])" office:value-type="float" office:value="608">
            <text:p>608</text:p>
          </table:table-cell>
          <table:table-cell table:formula="of:=HEX2DEC([.B152])" office:value-type="float" office:value="492">
            <text:p>492</text:p>
          </table:table-cell>
          <table:table-cell table:formula="of:=HEX2DEC([.C152])" office:value-type="float" office:value="508">
            <text:p>508</text:p>
          </table:table-cell>
          <table:table-cell table:formula="of:=HEX2DEC([.D152])" office:value-type="float" office:value="8433">
            <text:p>8433</text:p>
          </table:table-cell>
          <table:table-cell table:formula="of:=HEX2DEC([.E152])" office:value-type="float" office:value="8147">
            <text:p>8147</text:p>
          </table:table-cell>
          <table:table-cell table:formula="of:=HEX2DEC([.F152])" office:value-type="float" office:value="7832">
            <text:p>7832</text:p>
          </table:table-cell>
          <table:table-cell table:formula="of:=IF([.G152]&gt;[.T$13];&quot;HE&quot;;IF([.G152]&gt;[.T$12];&quot;HO&quot;;IF([.G152]&lt;[.T$15];&quot;LE&quot;;IF([.G152]&lt;[.T$14];&quot;LO&quot;;&quot;&quot;))))">
            <text:p/>
          </table:table-cell>
          <table:table-cell table:formula="of:=IF([.H152]&gt;[.U$13];&quot;HE&quot;;IF([.H152]&gt;[.U$12];&quot;HO&quot;;IF([.H152]&lt;[.U$15];&quot;LE&quot;;IF([.H152]&lt;[.U$14];&quot;LO&quot;;&quot;&quot;))))">
            <text:p/>
          </table:table-cell>
          <table:table-cell table:formula="of:=IF([.I152]&gt;[.V$13];&quot;HE&quot;;IF([.I152]&gt;[.V$12];&quot;HO&quot;;IF([.I152]&lt;[.V$15];&quot;LE&quot;;IF([.I152]&lt;[.V$14];&quot;LO&quot;;&quot;&quot;))))">
            <text:p/>
          </table:table-cell>
          <table:table-cell table:formula="of:=IF([.J152]&gt;[.W$13];&quot;HE&quot;;IF([.J152]&gt;[.W$12];&quot;HO&quot;;IF([.J152]&lt;[.W$15];&quot;LE&quot;;IF([.J152]&lt;[.W$14];&quot;LO&quot;;&quot;&quot;))))">
            <text:p/>
          </table:table-cell>
          <table:table-cell table:formula="of:=IF([.K152]&gt;[.X$13];&quot;HE&quot;;IF([.K152]&gt;[.X$12];&quot;HO&quot;;IF([.K152]&lt;[.X$15];&quot;LE&quot;;IF([.K152]&lt;[.X$14];&quot;LO&quot;;&quot;&quot;))))">
            <text:p/>
          </table:table-cell>
          <table:table-cell table:formula="of:=IF([.L152]&gt;[.Y$13];&quot;HE&quot;;IF([.L152]&gt;[.Y$12];&quot;HO&quot;;IF([.L152]&lt;[.Y$15];&quot;LE&quot;;IF([.L15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C9</text:p>
          </table:table-cell>
          <table:table-cell office:value-type="string">
            <text:p>1E9F</text:p>
          </table:table-cell>
          <table:table-cell table:formula="of:=HEX2DEC([.A153])" office:value-type="float" office:value="636">
            <text:p>636</text:p>
          </table:table-cell>
          <table:table-cell table:formula="of:=HEX2DEC([.B153])" office:value-type="float" office:value="492">
            <text:p>492</text:p>
          </table:table-cell>
          <table:table-cell table:formula="of:=HEX2DEC([.C153])" office:value-type="float" office:value="508">
            <text:p>508</text:p>
          </table:table-cell>
          <table:table-cell table:formula="of:=HEX2DEC([.D153])" office:value-type="float" office:value="8432">
            <text:p>8432</text:p>
          </table:table-cell>
          <table:table-cell table:formula="of:=HEX2DEC([.E153])" office:value-type="float" office:value="8137">
            <text:p>8137</text:p>
          </table:table-cell>
          <table:table-cell table:formula="of:=HEX2DEC([.F153])" office:value-type="float" office:value="7839">
            <text:p>7839</text:p>
          </table:table-cell>
          <table:table-cell table:formula="of:=IF([.G153]&gt;[.T$13];&quot;HE&quot;;IF([.G153]&gt;[.T$12];&quot;HO&quot;;IF([.G153]&lt;[.T$15];&quot;LE&quot;;IF([.G153]&lt;[.T$14];&quot;LO&quot;;&quot;&quot;))))">
            <text:p/>
          </table:table-cell>
          <table:table-cell table:formula="of:=IF([.H153]&gt;[.U$13];&quot;HE&quot;;IF([.H153]&gt;[.U$12];&quot;HO&quot;;IF([.H153]&lt;[.U$15];&quot;LE&quot;;IF([.H153]&lt;[.U$14];&quot;LO&quot;;&quot;&quot;))))">
            <text:p/>
          </table:table-cell>
          <table:table-cell table:formula="of:=IF([.I153]&gt;[.V$13];&quot;HE&quot;;IF([.I153]&gt;[.V$12];&quot;HO&quot;;IF([.I153]&lt;[.V$15];&quot;LE&quot;;IF([.I153]&lt;[.V$14];&quot;LO&quot;;&quot;&quot;))))">
            <text:p/>
          </table:table-cell>
          <table:table-cell table:formula="of:=IF([.J153]&gt;[.W$13];&quot;HE&quot;;IF([.J153]&gt;[.W$12];&quot;HO&quot;;IF([.J153]&lt;[.W$15];&quot;LE&quot;;IF([.J153]&lt;[.W$14];&quot;LO&quot;;&quot;&quot;))))">
            <text:p/>
          </table:table-cell>
          <table:table-cell table:formula="of:=IF([.K153]&gt;[.X$13];&quot;HE&quot;;IF([.K153]&gt;[.X$12];&quot;HO&quot;;IF([.K153]&lt;[.X$15];&quot;LE&quot;;IF([.K153]&lt;[.X$14];&quot;LO&quot;;&quot;&quot;))))">
            <text:p/>
          </table:table-cell>
          <table:table-cell table:formula="of:=IF([.L153]&gt;[.Y$13];&quot;HE&quot;;IF([.L153]&gt;[.Y$12];&quot;HO&quot;;IF([.L153]&lt;[.Y$15];&quot;LE&quot;;IF([.L15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D0</text:p>
          </table:table-cell>
          <table:table-cell office:value-type="string">
            <text:p>1E9C</text:p>
          </table:table-cell>
          <table:table-cell table:formula="of:=HEX2DEC([.A154])" office:value-type="float" office:value="624">
            <text:p>624</text:p>
          </table:table-cell>
          <table:table-cell table:formula="of:=HEX2DEC([.B154])" office:value-type="float" office:value="492">
            <text:p>492</text:p>
          </table:table-cell>
          <table:table-cell table:formula="of:=HEX2DEC([.C154])" office:value-type="float" office:value="508">
            <text:p>508</text:p>
          </table:table-cell>
          <table:table-cell table:formula="of:=HEX2DEC([.D154])" office:value-type="float" office:value="8442">
            <text:p>8442</text:p>
          </table:table-cell>
          <table:table-cell table:formula="of:=HEX2DEC([.E154])" office:value-type="float" office:value="8144">
            <text:p>8144</text:p>
          </table:table-cell>
          <table:table-cell table:formula="of:=HEX2DEC([.F154])" office:value-type="float" office:value="7836">
            <text:p>7836</text:p>
          </table:table-cell>
          <table:table-cell table:formula="of:=IF([.G154]&gt;[.T$13];&quot;HE&quot;;IF([.G154]&gt;[.T$12];&quot;HO&quot;;IF([.G154]&lt;[.T$15];&quot;LE&quot;;IF([.G154]&lt;[.T$14];&quot;LO&quot;;&quot;&quot;))))">
            <text:p/>
          </table:table-cell>
          <table:table-cell table:formula="of:=IF([.H154]&gt;[.U$13];&quot;HE&quot;;IF([.H154]&gt;[.U$12];&quot;HO&quot;;IF([.H154]&lt;[.U$15];&quot;LE&quot;;IF([.H154]&lt;[.U$14];&quot;LO&quot;;&quot;&quot;))))">
            <text:p/>
          </table:table-cell>
          <table:table-cell table:formula="of:=IF([.I154]&gt;[.V$13];&quot;HE&quot;;IF([.I154]&gt;[.V$12];&quot;HO&quot;;IF([.I154]&lt;[.V$15];&quot;LE&quot;;IF([.I154]&lt;[.V$14];&quot;LO&quot;;&quot;&quot;))))">
            <text:p/>
          </table:table-cell>
          <table:table-cell table:formula="of:=IF([.J154]&gt;[.W$13];&quot;HE&quot;;IF([.J154]&gt;[.W$12];&quot;HO&quot;;IF([.J154]&lt;[.W$15];&quot;LE&quot;;IF([.J154]&lt;[.W$14];&quot;LO&quot;;&quot;&quot;))))">
            <text:p/>
          </table:table-cell>
          <table:table-cell table:formula="of:=IF([.K154]&gt;[.X$13];&quot;HE&quot;;IF([.K154]&gt;[.X$12];&quot;HO&quot;;IF([.K154]&lt;[.X$15];&quot;LE&quot;;IF([.K154]&lt;[.X$14];&quot;LO&quot;;&quot;&quot;))))">
            <text:p/>
          </table:table-cell>
          <table:table-cell table:formula="of:=IF([.L154]&gt;[.Y$13];&quot;HE&quot;;IF([.L154]&gt;[.Y$12];&quot;HO&quot;;IF([.L154]&lt;[.Y$15];&quot;LE&quot;;IF([.L15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CA</text:p>
          </table:table-cell>
          <table:table-cell office:value-type="string">
            <text:p>1EA2</text:p>
          </table:table-cell>
          <table:table-cell table:formula="of:=HEX2DEC([.A155])" office:value-type="float" office:value="648">
            <text:p>648</text:p>
          </table:table-cell>
          <table:table-cell table:formula="of:=HEX2DEC([.B155])" office:value-type="float" office:value="492">
            <text:p>492</text:p>
          </table:table-cell>
          <table:table-cell table:formula="of:=HEX2DEC([.C155])" office:value-type="float" office:value="508">
            <text:p>508</text:p>
          </table:table-cell>
          <table:table-cell table:formula="of:=HEX2DEC([.D155])" office:value-type="float" office:value="8442">
            <text:p>8442</text:p>
          </table:table-cell>
          <table:table-cell table:formula="of:=HEX2DEC([.E155])" office:value-type="float" office:value="8138">
            <text:p>8138</text:p>
          </table:table-cell>
          <table:table-cell table:formula="of:=HEX2DEC([.F155])" office:value-type="float" office:value="7842">
            <text:p>7842</text:p>
          </table:table-cell>
          <table:table-cell table:formula="of:=IF([.G155]&gt;[.T$13];&quot;HE&quot;;IF([.G155]&gt;[.T$12];&quot;HO&quot;;IF([.G155]&lt;[.T$15];&quot;LE&quot;;IF([.G155]&lt;[.T$14];&quot;LO&quot;;&quot;&quot;))))">
            <text:p/>
          </table:table-cell>
          <table:table-cell table:formula="of:=IF([.H155]&gt;[.U$13];&quot;HE&quot;;IF([.H155]&gt;[.U$12];&quot;HO&quot;;IF([.H155]&lt;[.U$15];&quot;LE&quot;;IF([.H155]&lt;[.U$14];&quot;LO&quot;;&quot;&quot;))))">
            <text:p/>
          </table:table-cell>
          <table:table-cell table:formula="of:=IF([.I155]&gt;[.V$13];&quot;HE&quot;;IF([.I155]&gt;[.V$12];&quot;HO&quot;;IF([.I155]&lt;[.V$15];&quot;LE&quot;;IF([.I155]&lt;[.V$14];&quot;LO&quot;;&quot;&quot;))))">
            <text:p/>
          </table:table-cell>
          <table:table-cell table:formula="of:=IF([.J155]&gt;[.W$13];&quot;HE&quot;;IF([.J155]&gt;[.W$12];&quot;HO&quot;;IF([.J155]&lt;[.W$15];&quot;LE&quot;;IF([.J155]&lt;[.W$14];&quot;LO&quot;;&quot;&quot;))))">
            <text:p/>
          </table:table-cell>
          <table:table-cell table:formula="of:=IF([.K155]&gt;[.X$13];&quot;HE&quot;;IF([.K155]&gt;[.X$12];&quot;HO&quot;;IF([.K155]&lt;[.X$15];&quot;LE&quot;;IF([.K155]&lt;[.X$14];&quot;LO&quot;;&quot;&quot;))))">
            <text:p/>
          </table:table-cell>
          <table:table-cell table:formula="of:=IF([.L155]&gt;[.Y$13];&quot;HE&quot;;IF([.L155]&gt;[.Y$12];&quot;HO&quot;;IF([.L155]&lt;[.Y$15];&quot;LE&quot;;IF([.L15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6</text:p>
          </table:table-cell>
          <table:table-cell table:style-name="ce3" office:value-type="string">
            <text:p>1E95</text:p>
          </table:table-cell>
          <table:table-cell table:formula="of:=HEX2DEC([.A156])" office:value-type="float" office:value="596">
            <text:p>596</text:p>
          </table:table-cell>
          <table:table-cell table:formula="of:=HEX2DEC([.B156])" office:value-type="float" office:value="492">
            <text:p>492</text:p>
          </table:table-cell>
          <table:table-cell table:formula="of:=HEX2DEC([.C156])" office:value-type="float" office:value="508">
            <text:p>508</text:p>
          </table:table-cell>
          <table:table-cell table:formula="of:=HEX2DEC([.D156])" office:value-type="float" office:value="8437">
            <text:p>8437</text:p>
          </table:table-cell>
          <table:table-cell table:formula="of:=HEX2DEC([.E156])" office:value-type="float" office:value="8134">
            <text:p>8134</text:p>
          </table:table-cell>
          <table:table-cell table:formula="of:=HEX2DEC([.F156])" office:value-type="float" office:value="7829">
            <text:p>7829</text:p>
          </table:table-cell>
          <table:table-cell table:formula="of:=IF([.G156]&gt;[.T$13];&quot;HE&quot;;IF([.G156]&gt;[.T$12];&quot;HO&quot;;IF([.G156]&lt;[.T$15];&quot;LE&quot;;IF([.G156]&lt;[.T$14];&quot;LO&quot;;&quot;&quot;))))">
            <text:p/>
          </table:table-cell>
          <table:table-cell table:formula="of:=IF([.H156]&gt;[.U$13];&quot;HE&quot;;IF([.H156]&gt;[.U$12];&quot;HO&quot;;IF([.H156]&lt;[.U$15];&quot;LE&quot;;IF([.H156]&lt;[.U$14];&quot;LO&quot;;&quot;&quot;))))">
            <text:p/>
          </table:table-cell>
          <table:table-cell table:formula="of:=IF([.I156]&gt;[.V$13];&quot;HE&quot;;IF([.I156]&gt;[.V$12];&quot;HO&quot;;IF([.I156]&lt;[.V$15];&quot;LE&quot;;IF([.I156]&lt;[.V$14];&quot;LO&quot;;&quot;&quot;))))">
            <text:p/>
          </table:table-cell>
          <table:table-cell table:formula="of:=IF([.J156]&gt;[.W$13];&quot;HE&quot;;IF([.J156]&gt;[.W$12];&quot;HO&quot;;IF([.J156]&lt;[.W$15];&quot;LE&quot;;IF([.J156]&lt;[.W$14];&quot;LO&quot;;&quot;&quot;))))">
            <text:p/>
          </table:table-cell>
          <table:table-cell table:formula="of:=IF([.K156]&gt;[.X$13];&quot;HE&quot;;IF([.K156]&gt;[.X$12];&quot;HO&quot;;IF([.K156]&lt;[.X$15];&quot;LE&quot;;IF([.K156]&lt;[.X$14];&quot;LO&quot;;&quot;&quot;))))">
            <text:p/>
          </table:table-cell>
          <table:table-cell table:formula="of:=IF([.L156]&gt;[.Y$13];&quot;HE&quot;;IF([.L156]&gt;[.Y$12];&quot;HO&quot;;IF([.L156]&lt;[.Y$15];&quot;LE&quot;;IF([.L15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B</text:p>
          </table:table-cell>
          <table:table-cell office:value-type="string">
            <text:p>1FD4</text:p>
          </table:table-cell>
          <table:table-cell table:style-name="ce3" office:value-type="string">
            <text:p>1E99</text:p>
          </table:table-cell>
          <table:table-cell table:formula="of:=HEX2DEC([.A157])" office:value-type="float" office:value="612">
            <text:p>612</text:p>
          </table:table-cell>
          <table:table-cell table:formula="of:=HEX2DEC([.B157])" office:value-type="float" office:value="492">
            <text:p>492</text:p>
          </table:table-cell>
          <table:table-cell table:formula="of:=HEX2DEC([.C157])" office:value-type="float" office:value="508">
            <text:p>508</text:p>
          </table:table-cell>
          <table:table-cell table:formula="of:=HEX2DEC([.D157])" office:value-type="float" office:value="8443">
            <text:p>8443</text:p>
          </table:table-cell>
          <table:table-cell table:formula="of:=HEX2DEC([.E157])" office:value-type="float" office:value="8148">
            <text:p>8148</text:p>
          </table:table-cell>
          <table:table-cell table:formula="of:=HEX2DEC([.F157])" office:value-type="float" office:value="7833">
            <text:p>7833</text:p>
          </table:table-cell>
          <table:table-cell table:formula="of:=IF([.G157]&gt;[.T$13];&quot;HE&quot;;IF([.G157]&gt;[.T$12];&quot;HO&quot;;IF([.G157]&lt;[.T$15];&quot;LE&quot;;IF([.G157]&lt;[.T$14];&quot;LO&quot;;&quot;&quot;))))">
            <text:p/>
          </table:table-cell>
          <table:table-cell table:formula="of:=IF([.H157]&gt;[.U$13];&quot;HE&quot;;IF([.H157]&gt;[.U$12];&quot;HO&quot;;IF([.H157]&lt;[.U$15];&quot;LE&quot;;IF([.H157]&lt;[.U$14];&quot;LO&quot;;&quot;&quot;))))">
            <text:p/>
          </table:table-cell>
          <table:table-cell table:formula="of:=IF([.I157]&gt;[.V$13];&quot;HE&quot;;IF([.I157]&gt;[.V$12];&quot;HO&quot;;IF([.I157]&lt;[.V$15];&quot;LE&quot;;IF([.I157]&lt;[.V$14];&quot;LO&quot;;&quot;&quot;))))">
            <text:p/>
          </table:table-cell>
          <table:table-cell table:formula="of:=IF([.J157]&gt;[.W$13];&quot;HE&quot;;IF([.J157]&gt;[.W$12];&quot;HO&quot;;IF([.J157]&lt;[.W$15];&quot;LE&quot;;IF([.J157]&lt;[.W$14];&quot;LO&quot;;&quot;&quot;))))">
            <text:p/>
          </table:table-cell>
          <table:table-cell table:formula="of:=IF([.K157]&gt;[.X$13];&quot;HE&quot;;IF([.K157]&gt;[.X$12];&quot;HO&quot;;IF([.K157]&lt;[.X$15];&quot;LE&quot;;IF([.K157]&lt;[.X$14];&quot;LO&quot;;&quot;&quot;))))">
            <text:p/>
          </table:table-cell>
          <table:table-cell table:formula="of:=IF([.L157]&gt;[.Y$13];&quot;HE&quot;;IF([.L157]&gt;[.Y$12];&quot;HO&quot;;IF([.L157]&lt;[.Y$15];&quot;LE&quot;;IF([.L15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D</text:p>
          </table:table-cell>
          <table:table-cell office:value-type="string">
            <text:p>1FD6</text:p>
          </table:table-cell>
          <table:table-cell office:value-type="string">
            <text:p>1E9C</text:p>
          </table:table-cell>
          <table:table-cell table:formula="of:=HEX2DEC([.A158])" office:value-type="float" office:value="624">
            <text:p>624</text:p>
          </table:table-cell>
          <table:table-cell table:formula="of:=HEX2DEC([.B158])" office:value-type="float" office:value="492">
            <text:p>492</text:p>
          </table:table-cell>
          <table:table-cell table:formula="of:=HEX2DEC([.C158])" office:value-type="float" office:value="508">
            <text:p>508</text:p>
          </table:table-cell>
          <table:table-cell table:formula="of:=HEX2DEC([.D158])" office:value-type="float" office:value="8429">
            <text:p>8429</text:p>
          </table:table-cell>
          <table:table-cell table:formula="of:=HEX2DEC([.E158])" office:value-type="float" office:value="8150">
            <text:p>8150</text:p>
          </table:table-cell>
          <table:table-cell table:formula="of:=HEX2DEC([.F158])" office:value-type="float" office:value="7836">
            <text:p>7836</text:p>
          </table:table-cell>
          <table:table-cell table:formula="of:=IF([.G158]&gt;[.T$13];&quot;HE&quot;;IF([.G158]&gt;[.T$12];&quot;HO&quot;;IF([.G158]&lt;[.T$15];&quot;LE&quot;;IF([.G158]&lt;[.T$14];&quot;LO&quot;;&quot;&quot;))))">
            <text:p/>
          </table:table-cell>
          <table:table-cell table:formula="of:=IF([.H158]&gt;[.U$13];&quot;HE&quot;;IF([.H158]&gt;[.U$12];&quot;HO&quot;;IF([.H158]&lt;[.U$15];&quot;LE&quot;;IF([.H158]&lt;[.U$14];&quot;LO&quot;;&quot;&quot;))))">
            <text:p/>
          </table:table-cell>
          <table:table-cell table:formula="of:=IF([.I158]&gt;[.V$13];&quot;HE&quot;;IF([.I158]&gt;[.V$12];&quot;HO&quot;;IF([.I158]&lt;[.V$15];&quot;LE&quot;;IF([.I158]&lt;[.V$14];&quot;LO&quot;;&quot;&quot;))))">
            <text:p/>
          </table:table-cell>
          <table:table-cell table:formula="of:=IF([.J158]&gt;[.W$13];&quot;HE&quot;;IF([.J158]&gt;[.W$12];&quot;HO&quot;;IF([.J158]&lt;[.W$15];&quot;LE&quot;;IF([.J158]&lt;[.W$14];&quot;LO&quot;;&quot;&quot;))))">
            <text:p/>
          </table:table-cell>
          <table:table-cell table:formula="of:=IF([.K158]&gt;[.X$13];&quot;HE&quot;;IF([.K158]&gt;[.X$12];&quot;HO&quot;;IF([.K158]&lt;[.X$15];&quot;LE&quot;;IF([.K158]&lt;[.X$14];&quot;LO&quot;;&quot;&quot;))))">
            <text:p/>
          </table:table-cell>
          <table:table-cell table:formula="of:=IF([.L158]&gt;[.Y$13];&quot;HE&quot;;IF([.L158]&gt;[.Y$12];&quot;HO&quot;;IF([.L158]&lt;[.Y$15];&quot;LE&quot;;IF([.L15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D2</text:p>
          </table:table-cell>
          <table:table-cell office:value-type="string">
            <text:p>1E9B</text:p>
          </table:table-cell>
          <table:table-cell table:formula="of:=HEX2DEC([.A159])" office:value-type="float" office:value="620">
            <text:p>620</text:p>
          </table:table-cell>
          <table:table-cell table:formula="of:=HEX2DEC([.B159])" office:value-type="float" office:value="492">
            <text:p>492</text:p>
          </table:table-cell>
          <table:table-cell table:formula="of:=HEX2DEC([.C159])" office:value-type="float" office:value="508">
            <text:p>508</text:p>
          </table:table-cell>
          <table:table-cell table:formula="of:=HEX2DEC([.D159])" office:value-type="float" office:value="8435">
            <text:p>8435</text:p>
          </table:table-cell>
          <table:table-cell table:formula="of:=HEX2DEC([.E159])" office:value-type="float" office:value="8146">
            <text:p>8146</text:p>
          </table:table-cell>
          <table:table-cell table:formula="of:=HEX2DEC([.F159])" office:value-type="float" office:value="7835">
            <text:p>7835</text:p>
          </table:table-cell>
          <table:table-cell table:formula="of:=IF([.G159]&gt;[.T$13];&quot;HE&quot;;IF([.G159]&gt;[.T$12];&quot;HO&quot;;IF([.G159]&lt;[.T$15];&quot;LE&quot;;IF([.G159]&lt;[.T$14];&quot;LO&quot;;&quot;&quot;))))">
            <text:p/>
          </table:table-cell>
          <table:table-cell table:formula="of:=IF([.H159]&gt;[.U$13];&quot;HE&quot;;IF([.H159]&gt;[.U$12];&quot;HO&quot;;IF([.H159]&lt;[.U$15];&quot;LE&quot;;IF([.H159]&lt;[.U$14];&quot;LO&quot;;&quot;&quot;))))">
            <text:p/>
          </table:table-cell>
          <table:table-cell table:formula="of:=IF([.I159]&gt;[.V$13];&quot;HE&quot;;IF([.I159]&gt;[.V$12];&quot;HO&quot;;IF([.I159]&lt;[.V$15];&quot;LE&quot;;IF([.I159]&lt;[.V$14];&quot;LO&quot;;&quot;&quot;))))">
            <text:p/>
          </table:table-cell>
          <table:table-cell table:formula="of:=IF([.J159]&gt;[.W$13];&quot;HE&quot;;IF([.J159]&gt;[.W$12];&quot;HO&quot;;IF([.J159]&lt;[.W$15];&quot;LE&quot;;IF([.J159]&lt;[.W$14];&quot;LO&quot;;&quot;&quot;))))">
            <text:p/>
          </table:table-cell>
          <table:table-cell table:formula="of:=IF([.K159]&gt;[.X$13];&quot;HE&quot;;IF([.K159]&gt;[.X$12];&quot;HO&quot;;IF([.K159]&lt;[.X$15];&quot;LE&quot;;IF([.K159]&lt;[.X$14];&quot;LO&quot;;&quot;&quot;))))">
            <text:p/>
          </table:table-cell>
          <table:table-cell table:formula="of:=IF([.L159]&gt;[.Y$13];&quot;HE&quot;;IF([.L159]&gt;[.Y$12];&quot;HO&quot;;IF([.L159]&lt;[.Y$15];&quot;LE&quot;;IF([.L15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D3</text:p>
          </table:table-cell>
          <table:table-cell table:style-name="ce3" office:value-type="string">
            <text:p>1E99</text:p>
          </table:table-cell>
          <table:table-cell table:formula="of:=HEX2DEC([.A160])" office:value-type="float" office:value="612">
            <text:p>612</text:p>
          </table:table-cell>
          <table:table-cell table:formula="of:=HEX2DEC([.B160])" office:value-type="float" office:value="492">
            <text:p>492</text:p>
          </table:table-cell>
          <table:table-cell table:formula="of:=HEX2DEC([.C160])" office:value-type="float" office:value="508">
            <text:p>508</text:p>
          </table:table-cell>
          <table:table-cell table:formula="of:=HEX2DEC([.D160])" office:value-type="float" office:value="8439">
            <text:p>8439</text:p>
          </table:table-cell>
          <table:table-cell table:formula="of:=HEX2DEC([.E160])" office:value-type="float" office:value="8147">
            <text:p>8147</text:p>
          </table:table-cell>
          <table:table-cell table:formula="of:=HEX2DEC([.F160])" office:value-type="float" office:value="7833">
            <text:p>7833</text:p>
          </table:table-cell>
          <table:table-cell table:formula="of:=IF([.G160]&gt;[.T$13];&quot;HE&quot;;IF([.G160]&gt;[.T$12];&quot;HO&quot;;IF([.G160]&lt;[.T$15];&quot;LE&quot;;IF([.G160]&lt;[.T$14];&quot;LO&quot;;&quot;&quot;))))">
            <text:p/>
          </table:table-cell>
          <table:table-cell table:formula="of:=IF([.H160]&gt;[.U$13];&quot;HE&quot;;IF([.H160]&gt;[.U$12];&quot;HO&quot;;IF([.H160]&lt;[.U$15];&quot;LE&quot;;IF([.H160]&lt;[.U$14];&quot;LO&quot;;&quot;&quot;))))">
            <text:p/>
          </table:table-cell>
          <table:table-cell table:formula="of:=IF([.I160]&gt;[.V$13];&quot;HE&quot;;IF([.I160]&gt;[.V$12];&quot;HO&quot;;IF([.I160]&lt;[.V$15];&quot;LE&quot;;IF([.I160]&lt;[.V$14];&quot;LO&quot;;&quot;&quot;))))">
            <text:p/>
          </table:table-cell>
          <table:table-cell table:formula="of:=IF([.J160]&gt;[.W$13];&quot;HE&quot;;IF([.J160]&gt;[.W$12];&quot;HO&quot;;IF([.J160]&lt;[.W$15];&quot;LE&quot;;IF([.J160]&lt;[.W$14];&quot;LO&quot;;&quot;&quot;))))">
            <text:p/>
          </table:table-cell>
          <table:table-cell table:formula="of:=IF([.K160]&gt;[.X$13];&quot;HE&quot;;IF([.K160]&gt;[.X$12];&quot;HO&quot;;IF([.K160]&lt;[.X$15];&quot;LE&quot;;IF([.K160]&lt;[.X$14];&quot;LO&quot;;&quot;&quot;))))">
            <text:p/>
          </table:table-cell>
          <table:table-cell table:formula="of:=IF([.L160]&gt;[.Y$13];&quot;HE&quot;;IF([.L160]&gt;[.Y$12];&quot;HO&quot;;IF([.L160]&lt;[.Y$15];&quot;LE&quot;;IF([.L16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A</text:p>
          </table:table-cell>
          <table:table-cell office:value-type="string">
            <text:p>1E9C</text:p>
          </table:table-cell>
          <table:table-cell table:formula="of:=HEX2DEC([.A161])" office:value-type="float" office:value="624">
            <text:p>624</text:p>
          </table:table-cell>
          <table:table-cell table:formula="of:=HEX2DEC([.B161])" office:value-type="float" office:value="492">
            <text:p>492</text:p>
          </table:table-cell>
          <table:table-cell table:formula="of:=HEX2DEC([.C161])" office:value-type="float" office:value="508">
            <text:p>508</text:p>
          </table:table-cell>
          <table:table-cell table:formula="of:=HEX2DEC([.D161])" office:value-type="float" office:value="8437">
            <text:p>8437</text:p>
          </table:table-cell>
          <table:table-cell table:formula="of:=HEX2DEC([.E161])" office:value-type="float" office:value="8138">
            <text:p>8138</text:p>
          </table:table-cell>
          <table:table-cell table:formula="of:=HEX2DEC([.F161])" office:value-type="float" office:value="7836">
            <text:p>7836</text:p>
          </table:table-cell>
          <table:table-cell table:formula="of:=IF([.G161]&gt;[.T$13];&quot;HE&quot;;IF([.G161]&gt;[.T$12];&quot;HO&quot;;IF([.G161]&lt;[.T$15];&quot;LE&quot;;IF([.G161]&lt;[.T$14];&quot;LO&quot;;&quot;&quot;))))">
            <text:p/>
          </table:table-cell>
          <table:table-cell table:formula="of:=IF([.H161]&gt;[.U$13];&quot;HE&quot;;IF([.H161]&gt;[.U$12];&quot;HO&quot;;IF([.H161]&lt;[.U$15];&quot;LE&quot;;IF([.H161]&lt;[.U$14];&quot;LO&quot;;&quot;&quot;))))">
            <text:p/>
          </table:table-cell>
          <table:table-cell table:formula="of:=IF([.I161]&gt;[.V$13];&quot;HE&quot;;IF([.I161]&gt;[.V$12];&quot;HO&quot;;IF([.I161]&lt;[.V$15];&quot;LE&quot;;IF([.I161]&lt;[.V$14];&quot;LO&quot;;&quot;&quot;))))">
            <text:p/>
          </table:table-cell>
          <table:table-cell table:formula="of:=IF([.J161]&gt;[.W$13];&quot;HE&quot;;IF([.J161]&gt;[.W$12];&quot;HO&quot;;IF([.J161]&lt;[.W$15];&quot;LE&quot;;IF([.J161]&lt;[.W$14];&quot;LO&quot;;&quot;&quot;))))">
            <text:p/>
          </table:table-cell>
          <table:table-cell table:formula="of:=IF([.K161]&gt;[.X$13];&quot;HE&quot;;IF([.K161]&gt;[.X$12];&quot;HO&quot;;IF([.K161]&lt;[.X$15];&quot;LE&quot;;IF([.K161]&lt;[.X$14];&quot;LO&quot;;&quot;&quot;))))">
            <text:p/>
          </table:table-cell>
          <table:table-cell table:formula="of:=IF([.L161]&gt;[.Y$13];&quot;HE&quot;;IF([.L161]&gt;[.Y$12];&quot;HO&quot;;IF([.L161]&lt;[.Y$15];&quot;LE&quot;;IF([.L16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D</text:p>
          </table:table-cell>
          <table:table-cell office:value-type="string">
            <text:p>1E9B</text:p>
          </table:table-cell>
          <table:table-cell table:formula="of:=HEX2DEC([.A162])" office:value-type="float" office:value="620">
            <text:p>620</text:p>
          </table:table-cell>
          <table:table-cell table:formula="of:=HEX2DEC([.B162])" office:value-type="float" office:value="492">
            <text:p>492</text:p>
          </table:table-cell>
          <table:table-cell table:formula="of:=HEX2DEC([.C162])" office:value-type="float" office:value="508">
            <text:p>508</text:p>
          </table:table-cell>
          <table:table-cell table:formula="of:=HEX2DEC([.D162])" office:value-type="float" office:value="8437">
            <text:p>8437</text:p>
          </table:table-cell>
          <table:table-cell table:formula="of:=HEX2DEC([.E162])" office:value-type="float" office:value="8141">
            <text:p>8141</text:p>
          </table:table-cell>
          <table:table-cell table:formula="of:=HEX2DEC([.F162])" office:value-type="float" office:value="7835">
            <text:p>7835</text:p>
          </table:table-cell>
          <table:table-cell table:formula="of:=IF([.G162]&gt;[.T$13];&quot;HE&quot;;IF([.G162]&gt;[.T$12];&quot;HO&quot;;IF([.G162]&lt;[.T$15];&quot;LE&quot;;IF([.G162]&lt;[.T$14];&quot;LO&quot;;&quot;&quot;))))">
            <text:p/>
          </table:table-cell>
          <table:table-cell table:formula="of:=IF([.H162]&gt;[.U$13];&quot;HE&quot;;IF([.H162]&gt;[.U$12];&quot;HO&quot;;IF([.H162]&lt;[.U$15];&quot;LE&quot;;IF([.H162]&lt;[.U$14];&quot;LO&quot;;&quot;&quot;))))">
            <text:p/>
          </table:table-cell>
          <table:table-cell table:formula="of:=IF([.I162]&gt;[.V$13];&quot;HE&quot;;IF([.I162]&gt;[.V$12];&quot;HO&quot;;IF([.I162]&lt;[.V$15];&quot;LE&quot;;IF([.I162]&lt;[.V$14];&quot;LO&quot;;&quot;&quot;))))">
            <text:p/>
          </table:table-cell>
          <table:table-cell table:formula="of:=IF([.J162]&gt;[.W$13];&quot;HE&quot;;IF([.J162]&gt;[.W$12];&quot;HO&quot;;IF([.J162]&lt;[.W$15];&quot;LE&quot;;IF([.J162]&lt;[.W$14];&quot;LO&quot;;&quot;&quot;))))">
            <text:p/>
          </table:table-cell>
          <table:table-cell table:formula="of:=IF([.K162]&gt;[.X$13];&quot;HE&quot;;IF([.K162]&gt;[.X$12];&quot;HO&quot;;IF([.K162]&lt;[.X$15];&quot;LE&quot;;IF([.K162]&lt;[.X$14];&quot;LO&quot;;&quot;&quot;))))">
            <text:p/>
          </table:table-cell>
          <table:table-cell table:formula="of:=IF([.L162]&gt;[.Y$13];&quot;HE&quot;;IF([.L162]&gt;[.Y$12];&quot;HO&quot;;IF([.L162]&lt;[.Y$15];&quot;LE&quot;;IF([.L16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8</text:p>
          </table:table-cell>
          <table:table-cell office:value-type="string">
            <text:p>1FCA</text:p>
          </table:table-cell>
          <table:table-cell office:value-type="string">
            <text:p>1E9E</text:p>
          </table:table-cell>
          <table:table-cell table:formula="of:=HEX2DEC([.A163])" office:value-type="float" office:value="632">
            <text:p>632</text:p>
          </table:table-cell>
          <table:table-cell table:formula="of:=HEX2DEC([.B163])" office:value-type="float" office:value="492">
            <text:p>492</text:p>
          </table:table-cell>
          <table:table-cell table:formula="of:=HEX2DEC([.C163])" office:value-type="float" office:value="508">
            <text:p>508</text:p>
          </table:table-cell>
          <table:table-cell table:formula="of:=HEX2DEC([.D163])" office:value-type="float" office:value="8440">
            <text:p>8440</text:p>
          </table:table-cell>
          <table:table-cell table:formula="of:=HEX2DEC([.E163])" office:value-type="float" office:value="8138">
            <text:p>8138</text:p>
          </table:table-cell>
          <table:table-cell table:formula="of:=HEX2DEC([.F163])" office:value-type="float" office:value="7838">
            <text:p>7838</text:p>
          </table:table-cell>
          <table:table-cell table:formula="of:=IF([.G163]&gt;[.T$13];&quot;HE&quot;;IF([.G163]&gt;[.T$12];&quot;HO&quot;;IF([.G163]&lt;[.T$15];&quot;LE&quot;;IF([.G163]&lt;[.T$14];&quot;LO&quot;;&quot;&quot;))))">
            <text:p/>
          </table:table-cell>
          <table:table-cell table:formula="of:=IF([.H163]&gt;[.U$13];&quot;HE&quot;;IF([.H163]&gt;[.U$12];&quot;HO&quot;;IF([.H163]&lt;[.U$15];&quot;LE&quot;;IF([.H163]&lt;[.U$14];&quot;LO&quot;;&quot;&quot;))))">
            <text:p/>
          </table:table-cell>
          <table:table-cell table:formula="of:=IF([.I163]&gt;[.V$13];&quot;HE&quot;;IF([.I163]&gt;[.V$12];&quot;HO&quot;;IF([.I163]&lt;[.V$15];&quot;LE&quot;;IF([.I163]&lt;[.V$14];&quot;LO&quot;;&quot;&quot;))))">
            <text:p/>
          </table:table-cell>
          <table:table-cell table:formula="of:=IF([.J163]&gt;[.W$13];&quot;HE&quot;;IF([.J163]&gt;[.W$12];&quot;HO&quot;;IF([.J163]&lt;[.W$15];&quot;LE&quot;;IF([.J163]&lt;[.W$14];&quot;LO&quot;;&quot;&quot;))))">
            <text:p/>
          </table:table-cell>
          <table:table-cell table:formula="of:=IF([.K163]&gt;[.X$13];&quot;HE&quot;;IF([.K163]&gt;[.X$12];&quot;HO&quot;;IF([.K163]&lt;[.X$15];&quot;LE&quot;;IF([.K163]&lt;[.X$14];&quot;LO&quot;;&quot;&quot;))))">
            <text:p/>
          </table:table-cell>
          <table:table-cell table:formula="of:=IF([.L163]&gt;[.Y$13];&quot;HE&quot;;IF([.L163]&gt;[.Y$12];&quot;HO&quot;;IF([.L163]&lt;[.Y$15];&quot;LE&quot;;IF([.L16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CE</text:p>
          </table:table-cell>
          <table:table-cell table:style-name="ce3" office:value-type="string">
            <text:p>1E92</text:p>
          </table:table-cell>
          <table:table-cell table:formula="of:=HEX2DEC([.A164])" office:value-type="float" office:value="584">
            <text:p>584</text:p>
          </table:table-cell>
          <table:table-cell table:formula="of:=HEX2DEC([.B164])" office:value-type="float" office:value="492">
            <text:p>492</text:p>
          </table:table-cell>
          <table:table-cell table:formula="of:=HEX2DEC([.C164])" office:value-type="float" office:value="508">
            <text:p>508</text:p>
          </table:table-cell>
          <table:table-cell table:formula="of:=HEX2DEC([.D164])" office:value-type="float" office:value="8435">
            <text:p>8435</text:p>
          </table:table-cell>
          <table:table-cell table:formula="of:=HEX2DEC([.E164])" office:value-type="float" office:value="8142">
            <text:p>8142</text:p>
          </table:table-cell>
          <table:table-cell table:formula="of:=HEX2DEC([.F164])" office:value-type="float" office:value="7826">
            <text:p>7826</text:p>
          </table:table-cell>
          <table:table-cell table:formula="of:=IF([.G164]&gt;[.T$13];&quot;HE&quot;;IF([.G164]&gt;[.T$12];&quot;HO&quot;;IF([.G164]&lt;[.T$15];&quot;LE&quot;;IF([.G164]&lt;[.T$14];&quot;LO&quot;;&quot;&quot;))))">
            <text:p/>
          </table:table-cell>
          <table:table-cell table:formula="of:=IF([.H164]&gt;[.U$13];&quot;HE&quot;;IF([.H164]&gt;[.U$12];&quot;HO&quot;;IF([.H164]&lt;[.U$15];&quot;LE&quot;;IF([.H164]&lt;[.U$14];&quot;LO&quot;;&quot;&quot;))))">
            <text:p/>
          </table:table-cell>
          <table:table-cell table:formula="of:=IF([.I164]&gt;[.V$13];&quot;HE&quot;;IF([.I164]&gt;[.V$12];&quot;HO&quot;;IF([.I164]&lt;[.V$15];&quot;LE&quot;;IF([.I164]&lt;[.V$14];&quot;LO&quot;;&quot;&quot;))))">
            <text:p/>
          </table:table-cell>
          <table:table-cell table:formula="of:=IF([.J164]&gt;[.W$13];&quot;HE&quot;;IF([.J164]&gt;[.W$12];&quot;HO&quot;;IF([.J164]&lt;[.W$15];&quot;LE&quot;;IF([.J164]&lt;[.W$14];&quot;LO&quot;;&quot;&quot;))))">
            <text:p/>
          </table:table-cell>
          <table:table-cell table:formula="of:=IF([.K164]&gt;[.X$13];&quot;HE&quot;;IF([.K164]&gt;[.X$12];&quot;HO&quot;;IF([.K164]&lt;[.X$15];&quot;LE&quot;;IF([.K164]&lt;[.X$14];&quot;LO&quot;;&quot;&quot;))))">
            <text:p/>
          </table:table-cell>
          <table:table-cell table:formula="of:=IF([.L164]&gt;[.Y$13];&quot;HE&quot;;IF([.L164]&gt;[.Y$12];&quot;HO&quot;;IF([.L164]&lt;[.Y$15];&quot;LE&quot;;IF([.L16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5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F</text:p>
          </table:table-cell>
          <table:table-cell table:style-name="ce3" office:value-type="string">
            <text:p>1E97</text:p>
          </table:table-cell>
          <table:table-cell table:formula="of:=HEX2DEC([.A165])" office:value-type="float" office:value="604">
            <text:p>604</text:p>
          </table:table-cell>
          <table:table-cell table:formula="of:=HEX2DEC([.B165])" office:value-type="float" office:value="492">
            <text:p>492</text:p>
          </table:table-cell>
          <table:table-cell table:formula="of:=HEX2DEC([.C165])" office:value-type="float" office:value="508">
            <text:p>508</text:p>
          </table:table-cell>
          <table:table-cell table:formula="of:=HEX2DEC([.D165])" office:value-type="float" office:value="8437">
            <text:p>8437</text:p>
          </table:table-cell>
          <table:table-cell table:formula="of:=HEX2DEC([.E165])" office:value-type="float" office:value="8143">
            <text:p>8143</text:p>
          </table:table-cell>
          <table:table-cell table:formula="of:=HEX2DEC([.F165])" office:value-type="float" office:value="7831">
            <text:p>7831</text:p>
          </table:table-cell>
          <table:table-cell table:formula="of:=IF([.G165]&gt;[.T$13];&quot;HE&quot;;IF([.G165]&gt;[.T$12];&quot;HO&quot;;IF([.G165]&lt;[.T$15];&quot;LE&quot;;IF([.G165]&lt;[.T$14];&quot;LO&quot;;&quot;&quot;))))">
            <text:p/>
          </table:table-cell>
          <table:table-cell table:formula="of:=IF([.H165]&gt;[.U$13];&quot;HE&quot;;IF([.H165]&gt;[.U$12];&quot;HO&quot;;IF([.H165]&lt;[.U$15];&quot;LE&quot;;IF([.H165]&lt;[.U$14];&quot;LO&quot;;&quot;&quot;))))">
            <text:p/>
          </table:table-cell>
          <table:table-cell table:formula="of:=IF([.I165]&gt;[.V$13];&quot;HE&quot;;IF([.I165]&gt;[.V$12];&quot;HO&quot;;IF([.I165]&lt;[.V$15];&quot;LE&quot;;IF([.I165]&lt;[.V$14];&quot;LO&quot;;&quot;&quot;))))">
            <text:p/>
          </table:table-cell>
          <table:table-cell table:formula="of:=IF([.J165]&gt;[.W$13];&quot;HE&quot;;IF([.J165]&gt;[.W$12];&quot;HO&quot;;IF([.J165]&lt;[.W$15];&quot;LE&quot;;IF([.J165]&lt;[.W$14];&quot;LO&quot;;&quot;&quot;))))">
            <text:p/>
          </table:table-cell>
          <table:table-cell table:formula="of:=IF([.K165]&gt;[.X$13];&quot;HE&quot;;IF([.K165]&gt;[.X$12];&quot;HO&quot;;IF([.K165]&lt;[.X$15];&quot;LE&quot;;IF([.K165]&lt;[.X$14];&quot;LO&quot;;&quot;&quot;))))">
            <text:p/>
          </table:table-cell>
          <table:table-cell table:formula="of:=IF([.L165]&gt;[.Y$13];&quot;HE&quot;;IF([.L165]&gt;[.Y$12];&quot;HO&quot;;IF([.L165]&lt;[.Y$15];&quot;LE&quot;;IF([.L16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D0</text:p>
          </table:table-cell>
          <table:table-cell office:value-type="string">
            <text:p>1EA6</text:p>
          </table:table-cell>
          <table:table-cell table:formula="of:=HEX2DEC([.A166])" office:value-type="float" office:value="664">
            <text:p>664</text:p>
          </table:table-cell>
          <table:table-cell table:formula="of:=HEX2DEC([.B166])" office:value-type="float" office:value="492">
            <text:p>492</text:p>
          </table:table-cell>
          <table:table-cell table:formula="of:=HEX2DEC([.C166])" office:value-type="float" office:value="508">
            <text:p>508</text:p>
          </table:table-cell>
          <table:table-cell table:formula="of:=HEX2DEC([.D166])" office:value-type="float" office:value="8436">
            <text:p>8436</text:p>
          </table:table-cell>
          <table:table-cell table:formula="of:=HEX2DEC([.E166])" office:value-type="float" office:value="8144">
            <text:p>8144</text:p>
          </table:table-cell>
          <table:table-cell table:formula="of:=HEX2DEC([.F166])" office:value-type="float" office:value="7846">
            <text:p>7846</text:p>
          </table:table-cell>
          <table:table-cell table:formula="of:=IF([.G166]&gt;[.T$13];&quot;HE&quot;;IF([.G166]&gt;[.T$12];&quot;HO&quot;;IF([.G166]&lt;[.T$15];&quot;LE&quot;;IF([.G166]&lt;[.T$14];&quot;LO&quot;;&quot;&quot;))))">
            <text:p/>
          </table:table-cell>
          <table:table-cell table:formula="of:=IF([.H166]&gt;[.U$13];&quot;HE&quot;;IF([.H166]&gt;[.U$12];&quot;HO&quot;;IF([.H166]&lt;[.U$15];&quot;LE&quot;;IF([.H166]&lt;[.U$14];&quot;LO&quot;;&quot;&quot;))))">
            <text:p/>
          </table:table-cell>
          <table:table-cell table:formula="of:=IF([.I166]&gt;[.V$13];&quot;HE&quot;;IF([.I166]&gt;[.V$12];&quot;HO&quot;;IF([.I166]&lt;[.V$15];&quot;LE&quot;;IF([.I166]&lt;[.V$14];&quot;LO&quot;;&quot;&quot;))))">
            <text:p/>
          </table:table-cell>
          <table:table-cell table:formula="of:=IF([.J166]&gt;[.W$13];&quot;HE&quot;;IF([.J166]&gt;[.W$12];&quot;HO&quot;;IF([.J166]&lt;[.W$15];&quot;LE&quot;;IF([.J166]&lt;[.W$14];&quot;LO&quot;;&quot;&quot;))))">
            <text:p/>
          </table:table-cell>
          <table:table-cell table:formula="of:=IF([.K166]&gt;[.X$13];&quot;HE&quot;;IF([.K166]&gt;[.X$12];&quot;HO&quot;;IF([.K166]&lt;[.X$15];&quot;LE&quot;;IF([.K166]&lt;[.X$14];&quot;LO&quot;;&quot;&quot;))))">
            <text:p/>
          </table:table-cell>
          <table:table-cell table:formula="of:=IF([.L166]&gt;[.Y$13];&quot;HE&quot;;IF([.L166]&gt;[.Y$12];&quot;HO&quot;;IF([.L166]&lt;[.Y$15];&quot;LE&quot;;IF([.L16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D</text:p>
          </table:table-cell>
          <table:table-cell office:value-type="string">
            <text:p>1FD2</text:p>
          </table:table-cell>
          <table:table-cell office:value-type="string">
            <text:p>1E9B</text:p>
          </table:table-cell>
          <table:table-cell table:formula="of:=HEX2DEC([.A167])" office:value-type="float" office:value="620">
            <text:p>620</text:p>
          </table:table-cell>
          <table:table-cell table:formula="of:=HEX2DEC([.B167])" office:value-type="float" office:value="492">
            <text:p>492</text:p>
          </table:table-cell>
          <table:table-cell table:formula="of:=HEX2DEC([.C167])" office:value-type="float" office:value="508">
            <text:p>508</text:p>
          </table:table-cell>
          <table:table-cell table:formula="of:=HEX2DEC([.D167])" office:value-type="float" office:value="8429">
            <text:p>8429</text:p>
          </table:table-cell>
          <table:table-cell table:formula="of:=HEX2DEC([.E167])" office:value-type="float" office:value="8146">
            <text:p>8146</text:p>
          </table:table-cell>
          <table:table-cell table:formula="of:=HEX2DEC([.F167])" office:value-type="float" office:value="7835">
            <text:p>7835</text:p>
          </table:table-cell>
          <table:table-cell table:formula="of:=IF([.G167]&gt;[.T$13];&quot;HE&quot;;IF([.G167]&gt;[.T$12];&quot;HO&quot;;IF([.G167]&lt;[.T$15];&quot;LE&quot;;IF([.G167]&lt;[.T$14];&quot;LO&quot;;&quot;&quot;))))">
            <text:p/>
          </table:table-cell>
          <table:table-cell table:formula="of:=IF([.H167]&gt;[.U$13];&quot;HE&quot;;IF([.H167]&gt;[.U$12];&quot;HO&quot;;IF([.H167]&lt;[.U$15];&quot;LE&quot;;IF([.H167]&lt;[.U$14];&quot;LO&quot;;&quot;&quot;))))">
            <text:p/>
          </table:table-cell>
          <table:table-cell table:formula="of:=IF([.I167]&gt;[.V$13];&quot;HE&quot;;IF([.I167]&gt;[.V$12];&quot;HO&quot;;IF([.I167]&lt;[.V$15];&quot;LE&quot;;IF([.I167]&lt;[.V$14];&quot;LO&quot;;&quot;&quot;))))">
            <text:p/>
          </table:table-cell>
          <table:table-cell table:formula="of:=IF([.J167]&gt;[.W$13];&quot;HE&quot;;IF([.J167]&gt;[.W$12];&quot;HO&quot;;IF([.J167]&lt;[.W$15];&quot;LE&quot;;IF([.J167]&lt;[.W$14];&quot;LO&quot;;&quot;&quot;))))">
            <text:p/>
          </table:table-cell>
          <table:table-cell table:formula="of:=IF([.K167]&gt;[.X$13];&quot;HE&quot;;IF([.K167]&gt;[.X$12];&quot;HO&quot;;IF([.K167]&lt;[.X$15];&quot;LE&quot;;IF([.K167]&lt;[.X$14];&quot;LO&quot;;&quot;&quot;))))">
            <text:p/>
          </table:table-cell>
          <table:table-cell table:formula="of:=IF([.L167]&gt;[.Y$13];&quot;HE&quot;;IF([.L167]&gt;[.Y$12];&quot;HO&quot;;IF([.L167]&lt;[.Y$15];&quot;LE&quot;;IF([.L16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D</text:p>
          </table:table-cell>
          <table:table-cell table:style-name="ce3" office:value-type="string">
            <text:p>1E98</text:p>
          </table:table-cell>
          <table:table-cell table:formula="of:=HEX2DEC([.A168])" office:value-type="float" office:value="608">
            <text:p>608</text:p>
          </table:table-cell>
          <table:table-cell table:formula="of:=HEX2DEC([.B168])" office:value-type="float" office:value="492">
            <text:p>492</text:p>
          </table:table-cell>
          <table:table-cell table:formula="of:=HEX2DEC([.C168])" office:value-type="float" office:value="508">
            <text:p>508</text:p>
          </table:table-cell>
          <table:table-cell table:formula="of:=HEX2DEC([.D168])" office:value-type="float" office:value="8434">
            <text:p>8434</text:p>
          </table:table-cell>
          <table:table-cell table:formula="of:=HEX2DEC([.E168])" office:value-type="float" office:value="8141">
            <text:p>8141</text:p>
          </table:table-cell>
          <table:table-cell table:formula="of:=HEX2DEC([.F168])" office:value-type="float" office:value="7832">
            <text:p>7832</text:p>
          </table:table-cell>
          <table:table-cell table:formula="of:=IF([.G168]&gt;[.T$13];&quot;HE&quot;;IF([.G168]&gt;[.T$12];&quot;HO&quot;;IF([.G168]&lt;[.T$15];&quot;LE&quot;;IF([.G168]&lt;[.T$14];&quot;LO&quot;;&quot;&quot;))))">
            <text:p/>
          </table:table-cell>
          <table:table-cell table:formula="of:=IF([.H168]&gt;[.U$13];&quot;HE&quot;;IF([.H168]&gt;[.U$12];&quot;HO&quot;;IF([.H168]&lt;[.U$15];&quot;LE&quot;;IF([.H168]&lt;[.U$14];&quot;LO&quot;;&quot;&quot;))))">
            <text:p/>
          </table:table-cell>
          <table:table-cell table:formula="of:=IF([.I168]&gt;[.V$13];&quot;HE&quot;;IF([.I168]&gt;[.V$12];&quot;HO&quot;;IF([.I168]&lt;[.V$15];&quot;LE&quot;;IF([.I168]&lt;[.V$14];&quot;LO&quot;;&quot;&quot;))))">
            <text:p/>
          </table:table-cell>
          <table:table-cell table:formula="of:=IF([.J168]&gt;[.W$13];&quot;HE&quot;;IF([.J168]&gt;[.W$12];&quot;HO&quot;;IF([.J168]&lt;[.W$15];&quot;LE&quot;;IF([.J168]&lt;[.W$14];&quot;LO&quot;;&quot;&quot;))))">
            <text:p/>
          </table:table-cell>
          <table:table-cell table:formula="of:=IF([.K168]&gt;[.X$13];&quot;HE&quot;;IF([.K168]&gt;[.X$12];&quot;HO&quot;;IF([.K168]&lt;[.X$15];&quot;LE&quot;;IF([.K168]&lt;[.X$14];&quot;LO&quot;;&quot;&quot;))))">
            <text:p/>
          </table:table-cell>
          <table:table-cell table:formula="of:=IF([.L168]&gt;[.Y$13];&quot;HE&quot;;IF([.L168]&gt;[.Y$12];&quot;HO&quot;;IF([.L168]&lt;[.Y$15];&quot;LE&quot;;IF([.L16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D0</text:p>
          </table:table-cell>
          <table:table-cell office:value-type="string">
            <text:p>1E9E</text:p>
          </table:table-cell>
          <table:table-cell table:formula="of:=HEX2DEC([.A169])" office:value-type="float" office:value="632">
            <text:p>632</text:p>
          </table:table-cell>
          <table:table-cell table:formula="of:=HEX2DEC([.B169])" office:value-type="float" office:value="492">
            <text:p>492</text:p>
          </table:table-cell>
          <table:table-cell table:formula="of:=HEX2DEC([.C169])" office:value-type="float" office:value="508">
            <text:p>508</text:p>
          </table:table-cell>
          <table:table-cell table:formula="of:=HEX2DEC([.D169])" office:value-type="float" office:value="8437">
            <text:p>8437</text:p>
          </table:table-cell>
          <table:table-cell table:formula="of:=HEX2DEC([.E169])" office:value-type="float" office:value="8144">
            <text:p>8144</text:p>
          </table:table-cell>
          <table:table-cell table:formula="of:=HEX2DEC([.F169])" office:value-type="float" office:value="7838">
            <text:p>7838</text:p>
          </table:table-cell>
          <table:table-cell table:formula="of:=IF([.G169]&gt;[.T$13];&quot;HE&quot;;IF([.G169]&gt;[.T$12];&quot;HO&quot;;IF([.G169]&lt;[.T$15];&quot;LE&quot;;IF([.G169]&lt;[.T$14];&quot;LO&quot;;&quot;&quot;))))">
            <text:p/>
          </table:table-cell>
          <table:table-cell table:formula="of:=IF([.H169]&gt;[.U$13];&quot;HE&quot;;IF([.H169]&gt;[.U$12];&quot;HO&quot;;IF([.H169]&lt;[.U$15];&quot;LE&quot;;IF([.H169]&lt;[.U$14];&quot;LO&quot;;&quot;&quot;))))">
            <text:p/>
          </table:table-cell>
          <table:table-cell table:formula="of:=IF([.I169]&gt;[.V$13];&quot;HE&quot;;IF([.I169]&gt;[.V$12];&quot;HO&quot;;IF([.I169]&lt;[.V$15];&quot;LE&quot;;IF([.I169]&lt;[.V$14];&quot;LO&quot;;&quot;&quot;))))">
            <text:p/>
          </table:table-cell>
          <table:table-cell table:formula="of:=IF([.J169]&gt;[.W$13];&quot;HE&quot;;IF([.J169]&gt;[.W$12];&quot;HO&quot;;IF([.J169]&lt;[.W$15];&quot;LE&quot;;IF([.J169]&lt;[.W$14];&quot;LO&quot;;&quot;&quot;))))">
            <text:p/>
          </table:table-cell>
          <table:table-cell table:formula="of:=IF([.K169]&gt;[.X$13];&quot;HE&quot;;IF([.K169]&gt;[.X$12];&quot;HO&quot;;IF([.K169]&lt;[.X$15];&quot;LE&quot;;IF([.K169]&lt;[.X$14];&quot;LO&quot;;&quot;&quot;))))">
            <text:p/>
          </table:table-cell>
          <table:table-cell table:formula="of:=IF([.L169]&gt;[.Y$13];&quot;HE&quot;;IF([.L169]&gt;[.Y$12];&quot;HO&quot;;IF([.L169]&lt;[.Y$15];&quot;LE&quot;;IF([.L16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F</text:p>
          </table:table-cell>
          <table:table-cell office:value-type="string">
            <text:p>1FD1</text:p>
          </table:table-cell>
          <table:table-cell office:value-type="string">
            <text:p>1E9D</text:p>
          </table:table-cell>
          <table:table-cell table:formula="of:=HEX2DEC([.A170])" office:value-type="float" office:value="628">
            <text:p>628</text:p>
          </table:table-cell>
          <table:table-cell table:formula="of:=HEX2DEC([.B170])" office:value-type="float" office:value="492">
            <text:p>492</text:p>
          </table:table-cell>
          <table:table-cell table:formula="of:=HEX2DEC([.C170])" office:value-type="float" office:value="508">
            <text:p>508</text:p>
          </table:table-cell>
          <table:table-cell table:formula="of:=HEX2DEC([.D170])" office:value-type="float" office:value="8431">
            <text:p>8431</text:p>
          </table:table-cell>
          <table:table-cell table:formula="of:=HEX2DEC([.E170])" office:value-type="float" office:value="8145">
            <text:p>8145</text:p>
          </table:table-cell>
          <table:table-cell table:formula="of:=HEX2DEC([.F170])" office:value-type="float" office:value="7837">
            <text:p>7837</text:p>
          </table:table-cell>
          <table:table-cell table:formula="of:=IF([.G170]&gt;[.T$13];&quot;HE&quot;;IF([.G170]&gt;[.T$12];&quot;HO&quot;;IF([.G170]&lt;[.T$15];&quot;LE&quot;;IF([.G170]&lt;[.T$14];&quot;LO&quot;;&quot;&quot;))))">
            <text:p/>
          </table:table-cell>
          <table:table-cell table:formula="of:=IF([.H170]&gt;[.U$13];&quot;HE&quot;;IF([.H170]&gt;[.U$12];&quot;HO&quot;;IF([.H170]&lt;[.U$15];&quot;LE&quot;;IF([.H170]&lt;[.U$14];&quot;LO&quot;;&quot;&quot;))))">
            <text:p/>
          </table:table-cell>
          <table:table-cell table:formula="of:=IF([.I170]&gt;[.V$13];&quot;HE&quot;;IF([.I170]&gt;[.V$12];&quot;HO&quot;;IF([.I170]&lt;[.V$15];&quot;LE&quot;;IF([.I170]&lt;[.V$14];&quot;LO&quot;;&quot;&quot;))))">
            <text:p/>
          </table:table-cell>
          <table:table-cell table:formula="of:=IF([.J170]&gt;[.W$13];&quot;HE&quot;;IF([.J170]&gt;[.W$12];&quot;HO&quot;;IF([.J170]&lt;[.W$15];&quot;LE&quot;;IF([.J170]&lt;[.W$14];&quot;LO&quot;;&quot;&quot;))))">
            <text:p/>
          </table:table-cell>
          <table:table-cell table:formula="of:=IF([.K170]&gt;[.X$13];&quot;HE&quot;;IF([.K170]&gt;[.X$12];&quot;HO&quot;;IF([.K170]&lt;[.X$15];&quot;LE&quot;;IF([.K170]&lt;[.X$14];&quot;LO&quot;;&quot;&quot;))))">
            <text:p/>
          </table:table-cell>
          <table:table-cell table:formula="of:=IF([.L170]&gt;[.Y$13];&quot;HE&quot;;IF([.L170]&gt;[.Y$12];&quot;HO&quot;;IF([.L170]&lt;[.Y$15];&quot;LE&quot;;IF([.L17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CE</text:p>
          </table:table-cell>
          <table:table-cell office:value-type="string">
            <text:p>1E9E</text:p>
          </table:table-cell>
          <table:table-cell table:formula="of:=HEX2DEC([.A171])" office:value-type="float" office:value="632">
            <text:p>632</text:p>
          </table:table-cell>
          <table:table-cell table:formula="of:=HEX2DEC([.B171])" office:value-type="float" office:value="492">
            <text:p>492</text:p>
          </table:table-cell>
          <table:table-cell table:formula="of:=HEX2DEC([.C171])" office:value-type="float" office:value="508">
            <text:p>508</text:p>
          </table:table-cell>
          <table:table-cell table:formula="of:=HEX2DEC([.D171])" office:value-type="float" office:value="8442">
            <text:p>8442</text:p>
          </table:table-cell>
          <table:table-cell table:formula="of:=HEX2DEC([.E171])" office:value-type="float" office:value="8142">
            <text:p>8142</text:p>
          </table:table-cell>
          <table:table-cell table:formula="of:=HEX2DEC([.F171])" office:value-type="float" office:value="7838">
            <text:p>7838</text:p>
          </table:table-cell>
          <table:table-cell table:formula="of:=IF([.G171]&gt;[.T$13];&quot;HE&quot;;IF([.G171]&gt;[.T$12];&quot;HO&quot;;IF([.G171]&lt;[.T$15];&quot;LE&quot;;IF([.G171]&lt;[.T$14];&quot;LO&quot;;&quot;&quot;))))">
            <text:p/>
          </table:table-cell>
          <table:table-cell table:formula="of:=IF([.H171]&gt;[.U$13];&quot;HE&quot;;IF([.H171]&gt;[.U$12];&quot;HO&quot;;IF([.H171]&lt;[.U$15];&quot;LE&quot;;IF([.H171]&lt;[.U$14];&quot;LO&quot;;&quot;&quot;))))">
            <text:p/>
          </table:table-cell>
          <table:table-cell table:formula="of:=IF([.I171]&gt;[.V$13];&quot;HE&quot;;IF([.I171]&gt;[.V$12];&quot;HO&quot;;IF([.I171]&lt;[.V$15];&quot;LE&quot;;IF([.I171]&lt;[.V$14];&quot;LO&quot;;&quot;&quot;))))">
            <text:p/>
          </table:table-cell>
          <table:table-cell table:formula="of:=IF([.J171]&gt;[.W$13];&quot;HE&quot;;IF([.J171]&gt;[.W$12];&quot;HO&quot;;IF([.J171]&lt;[.W$15];&quot;LE&quot;;IF([.J171]&lt;[.W$14];&quot;LO&quot;;&quot;&quot;))))">
            <text:p/>
          </table:table-cell>
          <table:table-cell table:formula="of:=IF([.K171]&gt;[.X$13];&quot;HE&quot;;IF([.K171]&gt;[.X$12];&quot;HO&quot;;IF([.K171]&lt;[.X$15];&quot;LE&quot;;IF([.K171]&lt;[.X$14];&quot;LO&quot;;&quot;&quot;))))">
            <text:p/>
          </table:table-cell>
          <table:table-cell table:formula="of:=IF([.L171]&gt;[.Y$13];&quot;HE&quot;;IF([.L171]&gt;[.Y$12];&quot;HO&quot;;IF([.L171]&lt;[.Y$15];&quot;LE&quot;;IF([.L17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D5</text:p>
          </table:table-cell>
          <table:table-cell office:value-type="string">
            <text:p>1E9C</text:p>
          </table:table-cell>
          <table:table-cell table:formula="of:=HEX2DEC([.A172])" office:value-type="float" office:value="624">
            <text:p>624</text:p>
          </table:table-cell>
          <table:table-cell table:formula="of:=HEX2DEC([.B172])" office:value-type="float" office:value="492">
            <text:p>492</text:p>
          </table:table-cell>
          <table:table-cell table:formula="of:=HEX2DEC([.C172])" office:value-type="float" office:value="508">
            <text:p>508</text:p>
          </table:table-cell>
          <table:table-cell table:formula="of:=HEX2DEC([.D172])" office:value-type="float" office:value="8439">
            <text:p>8439</text:p>
          </table:table-cell>
          <table:table-cell table:formula="of:=HEX2DEC([.E172])" office:value-type="float" office:value="8149">
            <text:p>8149</text:p>
          </table:table-cell>
          <table:table-cell table:formula="of:=HEX2DEC([.F172])" office:value-type="float" office:value="7836">
            <text:p>7836</text:p>
          </table:table-cell>
          <table:table-cell table:formula="of:=IF([.G172]&gt;[.T$13];&quot;HE&quot;;IF([.G172]&gt;[.T$12];&quot;HO&quot;;IF([.G172]&lt;[.T$15];&quot;LE&quot;;IF([.G172]&lt;[.T$14];&quot;LO&quot;;&quot;&quot;))))">
            <text:p/>
          </table:table-cell>
          <table:table-cell table:formula="of:=IF([.H172]&gt;[.U$13];&quot;HE&quot;;IF([.H172]&gt;[.U$12];&quot;HO&quot;;IF([.H172]&lt;[.U$15];&quot;LE&quot;;IF([.H172]&lt;[.U$14];&quot;LO&quot;;&quot;&quot;))))">
            <text:p/>
          </table:table-cell>
          <table:table-cell table:formula="of:=IF([.I172]&gt;[.V$13];&quot;HE&quot;;IF([.I172]&gt;[.V$12];&quot;HO&quot;;IF([.I172]&lt;[.V$15];&quot;LE&quot;;IF([.I172]&lt;[.V$14];&quot;LO&quot;;&quot;&quot;))))">
            <text:p/>
          </table:table-cell>
          <table:table-cell table:formula="of:=IF([.J172]&gt;[.W$13];&quot;HE&quot;;IF([.J172]&gt;[.W$12];&quot;HO&quot;;IF([.J172]&lt;[.W$15];&quot;LE&quot;;IF([.J172]&lt;[.W$14];&quot;LO&quot;;&quot;&quot;))))">
            <text:p/>
          </table:table-cell>
          <table:table-cell table:formula="of:=IF([.K172]&gt;[.X$13];&quot;HE&quot;;IF([.K172]&gt;[.X$12];&quot;HO&quot;;IF([.K172]&lt;[.X$15];&quot;LE&quot;;IF([.K172]&lt;[.X$14];&quot;LO&quot;;&quot;&quot;))))">
            <text:p/>
          </table:table-cell>
          <table:table-cell table:formula="of:=IF([.L172]&gt;[.Y$13];&quot;HE&quot;;IF([.L172]&gt;[.Y$12];&quot;HO&quot;;IF([.L172]&lt;[.Y$15];&quot;LE&quot;;IF([.L17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8</text:p>
          </table:table-cell>
          <table:table-cell office:value-type="string">
            <text:p>1FD6</text:p>
          </table:table-cell>
          <table:table-cell table:style-name="ce3" office:value-type="string">
            <text:p>1E99</text:p>
          </table:table-cell>
          <table:table-cell table:formula="of:=HEX2DEC([.A173])" office:value-type="float" office:value="612">
            <text:p>612</text:p>
          </table:table-cell>
          <table:table-cell table:formula="of:=HEX2DEC([.B173])" office:value-type="float" office:value="492">
            <text:p>492</text:p>
          </table:table-cell>
          <table:table-cell table:formula="of:=HEX2DEC([.C173])" office:value-type="float" office:value="508">
            <text:p>508</text:p>
          </table:table-cell>
          <table:table-cell table:formula="of:=HEX2DEC([.D173])" office:value-type="float" office:value="8440">
            <text:p>8440</text:p>
          </table:table-cell>
          <table:table-cell table:formula="of:=HEX2DEC([.E173])" office:value-type="float" office:value="8150">
            <text:p>8150</text:p>
          </table:table-cell>
          <table:table-cell table:formula="of:=HEX2DEC([.F173])" office:value-type="float" office:value="7833">
            <text:p>7833</text:p>
          </table:table-cell>
          <table:table-cell table:formula="of:=IF([.G173]&gt;[.T$13];&quot;HE&quot;;IF([.G173]&gt;[.T$12];&quot;HO&quot;;IF([.G173]&lt;[.T$15];&quot;LE&quot;;IF([.G173]&lt;[.T$14];&quot;LO&quot;;&quot;&quot;))))">
            <text:p/>
          </table:table-cell>
          <table:table-cell table:formula="of:=IF([.H173]&gt;[.U$13];&quot;HE&quot;;IF([.H173]&gt;[.U$12];&quot;HO&quot;;IF([.H173]&lt;[.U$15];&quot;LE&quot;;IF([.H173]&lt;[.U$14];&quot;LO&quot;;&quot;&quot;))))">
            <text:p/>
          </table:table-cell>
          <table:table-cell table:formula="of:=IF([.I173]&gt;[.V$13];&quot;HE&quot;;IF([.I173]&gt;[.V$12];&quot;HO&quot;;IF([.I173]&lt;[.V$15];&quot;LE&quot;;IF([.I173]&lt;[.V$14];&quot;LO&quot;;&quot;&quot;))))">
            <text:p/>
          </table:table-cell>
          <table:table-cell table:formula="of:=IF([.J173]&gt;[.W$13];&quot;HE&quot;;IF([.J173]&gt;[.W$12];&quot;HO&quot;;IF([.J173]&lt;[.W$15];&quot;LE&quot;;IF([.J173]&lt;[.W$14];&quot;LO&quot;;&quot;&quot;))))">
            <text:p/>
          </table:table-cell>
          <table:table-cell table:formula="of:=IF([.K173]&gt;[.X$13];&quot;HE&quot;;IF([.K173]&gt;[.X$12];&quot;HO&quot;;IF([.K173]&lt;[.X$15];&quot;LE&quot;;IF([.K173]&lt;[.X$14];&quot;LO&quot;;&quot;&quot;))))">
            <text:p/>
          </table:table-cell>
          <table:table-cell table:formula="of:=IF([.L173]&gt;[.Y$13];&quot;HE&quot;;IF([.L173]&gt;[.Y$12];&quot;HO&quot;;IF([.L173]&lt;[.Y$15];&quot;LE&quot;;IF([.L17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E</text:p>
          </table:table-cell>
          <table:table-cell office:value-type="string">
            <text:p>1FCA</text:p>
          </table:table-cell>
          <table:table-cell office:value-type="string">
            <text:p>1E9A</text:p>
          </table:table-cell>
          <table:table-cell table:formula="of:=HEX2DEC([.A174])" office:value-type="float" office:value="616">
            <text:p>616</text:p>
          </table:table-cell>
          <table:table-cell table:formula="of:=HEX2DEC([.B174])" office:value-type="float" office:value="492">
            <text:p>492</text:p>
          </table:table-cell>
          <table:table-cell table:formula="of:=HEX2DEC([.C174])" office:value-type="float" office:value="508">
            <text:p>508</text:p>
          </table:table-cell>
          <table:table-cell table:formula="of:=HEX2DEC([.D174])" office:value-type="float" office:value="8446">
            <text:p>8446</text:p>
          </table:table-cell>
          <table:table-cell table:formula="of:=HEX2DEC([.E174])" office:value-type="float" office:value="8138">
            <text:p>8138</text:p>
          </table:table-cell>
          <table:table-cell table:formula="of:=HEX2DEC([.F174])" office:value-type="float" office:value="7834">
            <text:p>7834</text:p>
          </table:table-cell>
          <table:table-cell table:formula="of:=IF([.G174]&gt;[.T$13];&quot;HE&quot;;IF([.G174]&gt;[.T$12];&quot;HO&quot;;IF([.G174]&lt;[.T$15];&quot;LE&quot;;IF([.G174]&lt;[.T$14];&quot;LO&quot;;&quot;&quot;))))">
            <text:p/>
          </table:table-cell>
          <table:table-cell table:formula="of:=IF([.H174]&gt;[.U$13];&quot;HE&quot;;IF([.H174]&gt;[.U$12];&quot;HO&quot;;IF([.H174]&lt;[.U$15];&quot;LE&quot;;IF([.H174]&lt;[.U$14];&quot;LO&quot;;&quot;&quot;))))">
            <text:p/>
          </table:table-cell>
          <table:table-cell table:formula="of:=IF([.I174]&gt;[.V$13];&quot;HE&quot;;IF([.I174]&gt;[.V$12];&quot;HO&quot;;IF([.I174]&lt;[.V$15];&quot;LE&quot;;IF([.I174]&lt;[.V$14];&quot;LO&quot;;&quot;&quot;))))">
            <text:p/>
          </table:table-cell>
          <table:table-cell table:formula="of:=IF([.J174]&gt;[.W$13];&quot;HE&quot;;IF([.J174]&gt;[.W$12];&quot;HO&quot;;IF([.J174]&lt;[.W$15];&quot;LE&quot;;IF([.J174]&lt;[.W$14];&quot;LO&quot;;&quot;&quot;))))">
            <text:p/>
          </table:table-cell>
          <table:table-cell table:formula="of:=IF([.K174]&gt;[.X$13];&quot;HE&quot;;IF([.K174]&gt;[.X$12];&quot;HO&quot;;IF([.K174]&lt;[.X$15];&quot;LE&quot;;IF([.K174]&lt;[.X$14];&quot;LO&quot;;&quot;&quot;))))">
            <text:p/>
          </table:table-cell>
          <table:table-cell table:formula="of:=IF([.L174]&gt;[.Y$13];&quot;HE&quot;;IF([.L174]&gt;[.Y$12];&quot;HO&quot;;IF([.L174]&lt;[.Y$15];&quot;LE&quot;;IF([.L17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5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CE</text:p>
          </table:table-cell>
          <table:table-cell table:style-name="ce3" office:value-type="string">
            <text:p>1E97</text:p>
          </table:table-cell>
          <table:table-cell table:formula="of:=HEX2DEC([.A175])" office:value-type="float" office:value="604">
            <text:p>604</text:p>
          </table:table-cell>
          <table:table-cell table:formula="of:=HEX2DEC([.B175])" office:value-type="float" office:value="492">
            <text:p>492</text:p>
          </table:table-cell>
          <table:table-cell table:formula="of:=HEX2DEC([.C175])" office:value-type="float" office:value="508">
            <text:p>508</text:p>
          </table:table-cell>
          <table:table-cell table:formula="of:=HEX2DEC([.D175])" office:value-type="float" office:value="8433">
            <text:p>8433</text:p>
          </table:table-cell>
          <table:table-cell table:formula="of:=HEX2DEC([.E175])" office:value-type="float" office:value="8142">
            <text:p>8142</text:p>
          </table:table-cell>
          <table:table-cell table:formula="of:=HEX2DEC([.F175])" office:value-type="float" office:value="7831">
            <text:p>7831</text:p>
          </table:table-cell>
          <table:table-cell table:formula="of:=IF([.G175]&gt;[.T$13];&quot;HE&quot;;IF([.G175]&gt;[.T$12];&quot;HO&quot;;IF([.G175]&lt;[.T$15];&quot;LE&quot;;IF([.G175]&lt;[.T$14];&quot;LO&quot;;&quot;&quot;))))">
            <text:p/>
          </table:table-cell>
          <table:table-cell table:formula="of:=IF([.H175]&gt;[.U$13];&quot;HE&quot;;IF([.H175]&gt;[.U$12];&quot;HO&quot;;IF([.H175]&lt;[.U$15];&quot;LE&quot;;IF([.H175]&lt;[.U$14];&quot;LO&quot;;&quot;&quot;))))">
            <text:p/>
          </table:table-cell>
          <table:table-cell table:formula="of:=IF([.I175]&gt;[.V$13];&quot;HE&quot;;IF([.I175]&gt;[.V$12];&quot;HO&quot;;IF([.I175]&lt;[.V$15];&quot;LE&quot;;IF([.I175]&lt;[.V$14];&quot;LO&quot;;&quot;&quot;))))">
            <text:p/>
          </table:table-cell>
          <table:table-cell table:formula="of:=IF([.J175]&gt;[.W$13];&quot;HE&quot;;IF([.J175]&gt;[.W$12];&quot;HO&quot;;IF([.J175]&lt;[.W$15];&quot;LE&quot;;IF([.J175]&lt;[.W$14];&quot;LO&quot;;&quot;&quot;))))">
            <text:p/>
          </table:table-cell>
          <table:table-cell table:formula="of:=IF([.K175]&gt;[.X$13];&quot;HE&quot;;IF([.K175]&gt;[.X$12];&quot;HO&quot;;IF([.K175]&lt;[.X$15];&quot;LE&quot;;IF([.K175]&lt;[.X$14];&quot;LO&quot;;&quot;&quot;))))">
            <text:p/>
          </table:table-cell>
          <table:table-cell table:formula="of:=IF([.L175]&gt;[.Y$13];&quot;HE&quot;;IF([.L175]&gt;[.Y$12];&quot;HO&quot;;IF([.L175]&lt;[.Y$15];&quot;LE&quot;;IF([.L17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D2</text:p>
          </table:table-cell>
          <table:table-cell office:value-type="string">
            <text:p>1EA4</text:p>
          </table:table-cell>
          <table:table-cell table:formula="of:=HEX2DEC([.A176])" office:value-type="float" office:value="656">
            <text:p>656</text:p>
          </table:table-cell>
          <table:table-cell table:formula="of:=HEX2DEC([.B176])" office:value-type="float" office:value="492">
            <text:p>492</text:p>
          </table:table-cell>
          <table:table-cell table:formula="of:=HEX2DEC([.C176])" office:value-type="float" office:value="508">
            <text:p>508</text:p>
          </table:table-cell>
          <table:table-cell table:formula="of:=HEX2DEC([.D176])" office:value-type="float" office:value="8435">
            <text:p>8435</text:p>
          </table:table-cell>
          <table:table-cell table:formula="of:=HEX2DEC([.E176])" office:value-type="float" office:value="8146">
            <text:p>8146</text:p>
          </table:table-cell>
          <table:table-cell table:formula="of:=HEX2DEC([.F176])" office:value-type="float" office:value="7844">
            <text:p>7844</text:p>
          </table:table-cell>
          <table:table-cell table:formula="of:=IF([.G176]&gt;[.T$13];&quot;HE&quot;;IF([.G176]&gt;[.T$12];&quot;HO&quot;;IF([.G176]&lt;[.T$15];&quot;LE&quot;;IF([.G176]&lt;[.T$14];&quot;LO&quot;;&quot;&quot;))))">
            <text:p/>
          </table:table-cell>
          <table:table-cell table:formula="of:=IF([.H176]&gt;[.U$13];&quot;HE&quot;;IF([.H176]&gt;[.U$12];&quot;HO&quot;;IF([.H176]&lt;[.U$15];&quot;LE&quot;;IF([.H176]&lt;[.U$14];&quot;LO&quot;;&quot;&quot;))))">
            <text:p/>
          </table:table-cell>
          <table:table-cell table:formula="of:=IF([.I176]&gt;[.V$13];&quot;HE&quot;;IF([.I176]&gt;[.V$12];&quot;HO&quot;;IF([.I176]&lt;[.V$15];&quot;LE&quot;;IF([.I176]&lt;[.V$14];&quot;LO&quot;;&quot;&quot;))))">
            <text:p/>
          </table:table-cell>
          <table:table-cell table:formula="of:=IF([.J176]&gt;[.W$13];&quot;HE&quot;;IF([.J176]&gt;[.W$12];&quot;HO&quot;;IF([.J176]&lt;[.W$15];&quot;LE&quot;;IF([.J176]&lt;[.W$14];&quot;LO&quot;;&quot;&quot;))))">
            <text:p/>
          </table:table-cell>
          <table:table-cell table:formula="of:=IF([.K176]&gt;[.X$13];&quot;HE&quot;;IF([.K176]&gt;[.X$12];&quot;HO&quot;;IF([.K176]&lt;[.X$15];&quot;LE&quot;;IF([.K176]&lt;[.X$14];&quot;LO&quot;;&quot;&quot;))))">
            <text:p/>
          </table:table-cell>
          <table:table-cell table:formula="of:=IF([.L176]&gt;[.Y$13];&quot;HE&quot;;IF([.L176]&gt;[.Y$12];&quot;HO&quot;;IF([.L176]&lt;[.Y$15];&quot;LE&quot;;IF([.L17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D0</text:p>
          </table:table-cell>
          <table:table-cell office:value-type="string">
            <text:p>1E9A</text:p>
          </table:table-cell>
          <table:table-cell table:formula="of:=HEX2DEC([.A177])" office:value-type="float" office:value="616">
            <text:p>616</text:p>
          </table:table-cell>
          <table:table-cell table:formula="of:=HEX2DEC([.B177])" office:value-type="float" office:value="492">
            <text:p>492</text:p>
          </table:table-cell>
          <table:table-cell table:formula="of:=HEX2DEC([.C177])" office:value-type="float" office:value="508">
            <text:p>508</text:p>
          </table:table-cell>
          <table:table-cell table:formula="of:=HEX2DEC([.D177])" office:value-type="float" office:value="8437">
            <text:p>8437</text:p>
          </table:table-cell>
          <table:table-cell table:formula="of:=HEX2DEC([.E177])" office:value-type="float" office:value="8144">
            <text:p>8144</text:p>
          </table:table-cell>
          <table:table-cell table:formula="of:=HEX2DEC([.F177])" office:value-type="float" office:value="7834">
            <text:p>7834</text:p>
          </table:table-cell>
          <table:table-cell table:formula="of:=IF([.G177]&gt;[.T$13];&quot;HE&quot;;IF([.G177]&gt;[.T$12];&quot;HO&quot;;IF([.G177]&lt;[.T$15];&quot;LE&quot;;IF([.G177]&lt;[.T$14];&quot;LO&quot;;&quot;&quot;))))">
            <text:p/>
          </table:table-cell>
          <table:table-cell table:formula="of:=IF([.H177]&gt;[.U$13];&quot;HE&quot;;IF([.H177]&gt;[.U$12];&quot;HO&quot;;IF([.H177]&lt;[.U$15];&quot;LE&quot;;IF([.H177]&lt;[.U$14];&quot;LO&quot;;&quot;&quot;))))">
            <text:p/>
          </table:table-cell>
          <table:table-cell table:formula="of:=IF([.I177]&gt;[.V$13];&quot;HE&quot;;IF([.I177]&gt;[.V$12];&quot;HO&quot;;IF([.I177]&lt;[.V$15];&quot;LE&quot;;IF([.I177]&lt;[.V$14];&quot;LO&quot;;&quot;&quot;))))">
            <text:p/>
          </table:table-cell>
          <table:table-cell table:formula="of:=IF([.J177]&gt;[.W$13];&quot;HE&quot;;IF([.J177]&gt;[.W$12];&quot;HO&quot;;IF([.J177]&lt;[.W$15];&quot;LE&quot;;IF([.J177]&lt;[.W$14];&quot;LO&quot;;&quot;&quot;))))">
            <text:p/>
          </table:table-cell>
          <table:table-cell table:formula="of:=IF([.K177]&gt;[.X$13];&quot;HE&quot;;IF([.K177]&gt;[.X$12];&quot;HO&quot;;IF([.K177]&lt;[.X$15];&quot;LE&quot;;IF([.K177]&lt;[.X$14];&quot;LO&quot;;&quot;&quot;))))">
            <text:p/>
          </table:table-cell>
          <table:table-cell table:formula="of:=IF([.L177]&gt;[.Y$13];&quot;HE&quot;;IF([.L177]&gt;[.Y$12];&quot;HO&quot;;IF([.L177]&lt;[.Y$15];&quot;LE&quot;;IF([.L17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CB</text:p>
          </table:table-cell>
          <table:table-cell office:value-type="string">
            <text:p>1E9D</text:p>
          </table:table-cell>
          <table:table-cell table:formula="of:=HEX2DEC([.A178])" office:value-type="float" office:value="628">
            <text:p>628</text:p>
          </table:table-cell>
          <table:table-cell table:formula="of:=HEX2DEC([.B178])" office:value-type="float" office:value="492">
            <text:p>492</text:p>
          </table:table-cell>
          <table:table-cell table:formula="of:=HEX2DEC([.C178])" office:value-type="float" office:value="508">
            <text:p>508</text:p>
          </table:table-cell>
          <table:table-cell table:formula="of:=HEX2DEC([.D178])" office:value-type="float" office:value="8432">
            <text:p>8432</text:p>
          </table:table-cell>
          <table:table-cell table:formula="of:=HEX2DEC([.E178])" office:value-type="float" office:value="8139">
            <text:p>8139</text:p>
          </table:table-cell>
          <table:table-cell table:formula="of:=HEX2DEC([.F178])" office:value-type="float" office:value="7837">
            <text:p>7837</text:p>
          </table:table-cell>
          <table:table-cell table:formula="of:=IF([.G178]&gt;[.T$13];&quot;HE&quot;;IF([.G178]&gt;[.T$12];&quot;HO&quot;;IF([.G178]&lt;[.T$15];&quot;LE&quot;;IF([.G178]&lt;[.T$14];&quot;LO&quot;;&quot;&quot;))))">
            <text:p/>
          </table:table-cell>
          <table:table-cell table:formula="of:=IF([.H178]&gt;[.U$13];&quot;HE&quot;;IF([.H178]&gt;[.U$12];&quot;HO&quot;;IF([.H178]&lt;[.U$15];&quot;LE&quot;;IF([.H178]&lt;[.U$14];&quot;LO&quot;;&quot;&quot;))))">
            <text:p/>
          </table:table-cell>
          <table:table-cell table:formula="of:=IF([.I178]&gt;[.V$13];&quot;HE&quot;;IF([.I178]&gt;[.V$12];&quot;HO&quot;;IF([.I178]&lt;[.V$15];&quot;LE&quot;;IF([.I178]&lt;[.V$14];&quot;LO&quot;;&quot;&quot;))))">
            <text:p/>
          </table:table-cell>
          <table:table-cell table:formula="of:=IF([.J178]&gt;[.W$13];&quot;HE&quot;;IF([.J178]&gt;[.W$12];&quot;HO&quot;;IF([.J178]&lt;[.W$15];&quot;LE&quot;;IF([.J178]&lt;[.W$14];&quot;LO&quot;;&quot;&quot;))))">
            <text:p/>
          </table:table-cell>
          <table:table-cell table:formula="of:=IF([.K178]&gt;[.X$13];&quot;HE&quot;;IF([.K178]&gt;[.X$12];&quot;HO&quot;;IF([.K178]&lt;[.X$15];&quot;LE&quot;;IF([.K178]&lt;[.X$14];&quot;LO&quot;;&quot;&quot;))))">
            <text:p/>
          </table:table-cell>
          <table:table-cell table:formula="of:=IF([.L178]&gt;[.Y$13];&quot;HE&quot;;IF([.L178]&gt;[.Y$12];&quot;HO&quot;;IF([.L178]&lt;[.Y$15];&quot;LE&quot;;IF([.L17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A</text:p>
          </table:table-cell>
          <table:table-cell office:value-type="string">
            <text:p>1E9C</text:p>
          </table:table-cell>
          <table:table-cell table:formula="of:=HEX2DEC([.A179])" office:value-type="float" office:value="624">
            <text:p>624</text:p>
          </table:table-cell>
          <table:table-cell table:formula="of:=HEX2DEC([.B179])" office:value-type="float" office:value="492">
            <text:p>492</text:p>
          </table:table-cell>
          <table:table-cell table:formula="of:=HEX2DEC([.C179])" office:value-type="float" office:value="508">
            <text:p>508</text:p>
          </table:table-cell>
          <table:table-cell table:formula="of:=HEX2DEC([.D179])" office:value-type="float" office:value="8434">
            <text:p>8434</text:p>
          </table:table-cell>
          <table:table-cell table:formula="of:=HEX2DEC([.E179])" office:value-type="float" office:value="8138">
            <text:p>8138</text:p>
          </table:table-cell>
          <table:table-cell table:formula="of:=HEX2DEC([.F179])" office:value-type="float" office:value="7836">
            <text:p>7836</text:p>
          </table:table-cell>
          <table:table-cell table:formula="of:=IF([.G179]&gt;[.T$13];&quot;HE&quot;;IF([.G179]&gt;[.T$12];&quot;HO&quot;;IF([.G179]&lt;[.T$15];&quot;LE&quot;;IF([.G179]&lt;[.T$14];&quot;LO&quot;;&quot;&quot;))))">
            <text:p/>
          </table:table-cell>
          <table:table-cell table:formula="of:=IF([.H179]&gt;[.U$13];&quot;HE&quot;;IF([.H179]&gt;[.U$12];&quot;HO&quot;;IF([.H179]&lt;[.U$15];&quot;LE&quot;;IF([.H179]&lt;[.U$14];&quot;LO&quot;;&quot;&quot;))))">
            <text:p/>
          </table:table-cell>
          <table:table-cell table:formula="of:=IF([.I179]&gt;[.V$13];&quot;HE&quot;;IF([.I179]&gt;[.V$12];&quot;HO&quot;;IF([.I179]&lt;[.V$15];&quot;LE&quot;;IF([.I179]&lt;[.V$14];&quot;LO&quot;;&quot;&quot;))))">
            <text:p/>
          </table:table-cell>
          <table:table-cell table:formula="of:=IF([.J179]&gt;[.W$13];&quot;HE&quot;;IF([.J179]&gt;[.W$12];&quot;HO&quot;;IF([.J179]&lt;[.W$15];&quot;LE&quot;;IF([.J179]&lt;[.W$14];&quot;LO&quot;;&quot;&quot;))))">
            <text:p/>
          </table:table-cell>
          <table:table-cell table:formula="of:=IF([.K179]&gt;[.X$13];&quot;HE&quot;;IF([.K179]&gt;[.X$12];&quot;HO&quot;;IF([.K179]&lt;[.X$15];&quot;LE&quot;;IF([.K179]&lt;[.X$14];&quot;LO&quot;;&quot;&quot;))))">
            <text:p/>
          </table:table-cell>
          <table:table-cell table:formula="of:=IF([.L179]&gt;[.Y$13];&quot;HE&quot;;IF([.L179]&gt;[.Y$12];&quot;HO&quot;;IF([.L179]&lt;[.Y$15];&quot;LE&quot;;IF([.L17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D</text:p>
          </table:table-cell>
          <table:table-cell office:value-type="string">
            <text:p>1FCB</text:p>
          </table:table-cell>
          <table:table-cell office:value-type="string">
            <text:p>1E9B</text:p>
          </table:table-cell>
          <table:table-cell table:formula="of:=HEX2DEC([.A180])" office:value-type="float" office:value="620">
            <text:p>620</text:p>
          </table:table-cell>
          <table:table-cell table:formula="of:=HEX2DEC([.B180])" office:value-type="float" office:value="492">
            <text:p>492</text:p>
          </table:table-cell>
          <table:table-cell table:formula="of:=HEX2DEC([.C180])" office:value-type="float" office:value="508">
            <text:p>508</text:p>
          </table:table-cell>
          <table:table-cell table:formula="of:=HEX2DEC([.D180])" office:value-type="float" office:value="8429">
            <text:p>8429</text:p>
          </table:table-cell>
          <table:table-cell table:formula="of:=HEX2DEC([.E180])" office:value-type="float" office:value="8139">
            <text:p>8139</text:p>
          </table:table-cell>
          <table:table-cell table:formula="of:=HEX2DEC([.F180])" office:value-type="float" office:value="7835">
            <text:p>7835</text:p>
          </table:table-cell>
          <table:table-cell table:formula="of:=IF([.G180]&gt;[.T$13];&quot;HE&quot;;IF([.G180]&gt;[.T$12];&quot;HO&quot;;IF([.G180]&lt;[.T$15];&quot;LE&quot;;IF([.G180]&lt;[.T$14];&quot;LO&quot;;&quot;&quot;))))">
            <text:p/>
          </table:table-cell>
          <table:table-cell table:formula="of:=IF([.H180]&gt;[.U$13];&quot;HE&quot;;IF([.H180]&gt;[.U$12];&quot;HO&quot;;IF([.H180]&lt;[.U$15];&quot;LE&quot;;IF([.H180]&lt;[.U$14];&quot;LO&quot;;&quot;&quot;))))">
            <text:p/>
          </table:table-cell>
          <table:table-cell table:formula="of:=IF([.I180]&gt;[.V$13];&quot;HE&quot;;IF([.I180]&gt;[.V$12];&quot;HO&quot;;IF([.I180]&lt;[.V$15];&quot;LE&quot;;IF([.I180]&lt;[.V$14];&quot;LO&quot;;&quot;&quot;))))">
            <text:p/>
          </table:table-cell>
          <table:table-cell table:formula="of:=IF([.J180]&gt;[.W$13];&quot;HE&quot;;IF([.J180]&gt;[.W$12];&quot;HO&quot;;IF([.J180]&lt;[.W$15];&quot;LE&quot;;IF([.J180]&lt;[.W$14];&quot;LO&quot;;&quot;&quot;))))">
            <text:p/>
          </table:table-cell>
          <table:table-cell table:formula="of:=IF([.K180]&gt;[.X$13];&quot;HE&quot;;IF([.K180]&gt;[.X$12];&quot;HO&quot;;IF([.K180]&lt;[.X$15];&quot;LE&quot;;IF([.K180]&lt;[.X$14];&quot;LO&quot;;&quot;&quot;))))">
            <text:p/>
          </table:table-cell>
          <table:table-cell table:formula="of:=IF([.L180]&gt;[.Y$13];&quot;HE&quot;;IF([.L180]&gt;[.Y$12];&quot;HO&quot;;IF([.L180]&lt;[.Y$15];&quot;LE&quot;;IF([.L18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D3</text:p>
          </table:table-cell>
          <table:table-cell office:value-type="string">
            <text:p>1EA1</text:p>
          </table:table-cell>
          <table:table-cell table:formula="of:=HEX2DEC([.A181])" office:value-type="float" office:value="644">
            <text:p>644</text:p>
          </table:table-cell>
          <table:table-cell table:formula="of:=HEX2DEC([.B181])" office:value-type="float" office:value="492">
            <text:p>492</text:p>
          </table:table-cell>
          <table:table-cell table:formula="of:=HEX2DEC([.C181])" office:value-type="float" office:value="508">
            <text:p>508</text:p>
          </table:table-cell>
          <table:table-cell table:formula="of:=HEX2DEC([.D181])" office:value-type="float" office:value="8441">
            <text:p>8441</text:p>
          </table:table-cell>
          <table:table-cell table:formula="of:=HEX2DEC([.E181])" office:value-type="float" office:value="8147">
            <text:p>8147</text:p>
          </table:table-cell>
          <table:table-cell table:formula="of:=HEX2DEC([.F181])" office:value-type="float" office:value="7841">
            <text:p>7841</text:p>
          </table:table-cell>
          <table:table-cell table:formula="of:=IF([.G181]&gt;[.T$13];&quot;HE&quot;;IF([.G181]&gt;[.T$12];&quot;HO&quot;;IF([.G181]&lt;[.T$15];&quot;LE&quot;;IF([.G181]&lt;[.T$14];&quot;LO&quot;;&quot;&quot;))))">
            <text:p/>
          </table:table-cell>
          <table:table-cell table:formula="of:=IF([.H181]&gt;[.U$13];&quot;HE&quot;;IF([.H181]&gt;[.U$12];&quot;HO&quot;;IF([.H181]&lt;[.U$15];&quot;LE&quot;;IF([.H181]&lt;[.U$14];&quot;LO&quot;;&quot;&quot;))))">
            <text:p/>
          </table:table-cell>
          <table:table-cell table:formula="of:=IF([.I181]&gt;[.V$13];&quot;HE&quot;;IF([.I181]&gt;[.V$12];&quot;HO&quot;;IF([.I181]&lt;[.V$15];&quot;LE&quot;;IF([.I181]&lt;[.V$14];&quot;LO&quot;;&quot;&quot;))))">
            <text:p/>
          </table:table-cell>
          <table:table-cell table:formula="of:=IF([.J181]&gt;[.W$13];&quot;HE&quot;;IF([.J181]&gt;[.W$12];&quot;HO&quot;;IF([.J181]&lt;[.W$15];&quot;LE&quot;;IF([.J181]&lt;[.W$14];&quot;LO&quot;;&quot;&quot;))))">
            <text:p/>
          </table:table-cell>
          <table:table-cell table:formula="of:=IF([.K181]&gt;[.X$13];&quot;HE&quot;;IF([.K181]&gt;[.X$12];&quot;HO&quot;;IF([.K181]&lt;[.X$15];&quot;LE&quot;;IF([.K181]&lt;[.X$14];&quot;LO&quot;;&quot;&quot;))))">
            <text:p/>
          </table:table-cell>
          <table:table-cell table:formula="of:=IF([.L181]&gt;[.Y$13];&quot;HE&quot;;IF([.L181]&gt;[.Y$12];&quot;HO&quot;;IF([.L181]&lt;[.Y$15];&quot;LE&quot;;IF([.L18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D3</text:p>
          </table:table-cell>
          <table:table-cell office:value-type="string">
            <text:p>1E9F</text:p>
          </table:table-cell>
          <table:table-cell table:formula="of:=HEX2DEC([.A182])" office:value-type="float" office:value="636">
            <text:p>636</text:p>
          </table:table-cell>
          <table:table-cell table:formula="of:=HEX2DEC([.B182])" office:value-type="float" office:value="492">
            <text:p>492</text:p>
          </table:table-cell>
          <table:table-cell table:formula="of:=HEX2DEC([.C182])" office:value-type="float" office:value="508">
            <text:p>508</text:p>
          </table:table-cell>
          <table:table-cell table:formula="of:=HEX2DEC([.D182])" office:value-type="float" office:value="8437">
            <text:p>8437</text:p>
          </table:table-cell>
          <table:table-cell table:formula="of:=HEX2DEC([.E182])" office:value-type="float" office:value="8147">
            <text:p>8147</text:p>
          </table:table-cell>
          <table:table-cell table:formula="of:=HEX2DEC([.F182])" office:value-type="float" office:value="7839">
            <text:p>7839</text:p>
          </table:table-cell>
          <table:table-cell table:formula="of:=IF([.G182]&gt;[.T$13];&quot;HE&quot;;IF([.G182]&gt;[.T$12];&quot;HO&quot;;IF([.G182]&lt;[.T$15];&quot;LE&quot;;IF([.G182]&lt;[.T$14];&quot;LO&quot;;&quot;&quot;))))">
            <text:p/>
          </table:table-cell>
          <table:table-cell table:formula="of:=IF([.H182]&gt;[.U$13];&quot;HE&quot;;IF([.H182]&gt;[.U$12];&quot;HO&quot;;IF([.H182]&lt;[.U$15];&quot;LE&quot;;IF([.H182]&lt;[.U$14];&quot;LO&quot;;&quot;&quot;))))">
            <text:p/>
          </table:table-cell>
          <table:table-cell table:formula="of:=IF([.I182]&gt;[.V$13];&quot;HE&quot;;IF([.I182]&gt;[.V$12];&quot;HO&quot;;IF([.I182]&lt;[.V$15];&quot;LE&quot;;IF([.I182]&lt;[.V$14];&quot;LO&quot;;&quot;&quot;))))">
            <text:p/>
          </table:table-cell>
          <table:table-cell table:formula="of:=IF([.J182]&gt;[.W$13];&quot;HE&quot;;IF([.J182]&gt;[.W$12];&quot;HO&quot;;IF([.J182]&lt;[.W$15];&quot;LE&quot;;IF([.J182]&lt;[.W$14];&quot;LO&quot;;&quot;&quot;))))">
            <text:p/>
          </table:table-cell>
          <table:table-cell table:formula="of:=IF([.K182]&gt;[.X$13];&quot;HE&quot;;IF([.K182]&gt;[.X$12];&quot;HO&quot;;IF([.K182]&lt;[.X$15];&quot;LE&quot;;IF([.K182]&lt;[.X$14];&quot;LO&quot;;&quot;&quot;))))">
            <text:p/>
          </table:table-cell>
          <table:table-cell table:formula="of:=IF([.L182]&gt;[.Y$13];&quot;HE&quot;;IF([.L182]&gt;[.Y$12];&quot;HO&quot;;IF([.L182]&lt;[.Y$15];&quot;LE&quot;;IF([.L18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8</text:p>
          </table:table-cell>
          <table:table-cell office:value-type="string">
            <text:p>1EA1</text:p>
          </table:table-cell>
          <table:table-cell table:formula="of:=HEX2DEC([.A183])" office:value-type="float" office:value="644">
            <text:p>644</text:p>
          </table:table-cell>
          <table:table-cell table:formula="of:=HEX2DEC([.B183])" office:value-type="float" office:value="492">
            <text:p>492</text:p>
          </table:table-cell>
          <table:table-cell table:formula="of:=HEX2DEC([.C183])" office:value-type="float" office:value="508">
            <text:p>508</text:p>
          </table:table-cell>
          <table:table-cell table:formula="of:=HEX2DEC([.D183])" office:value-type="float" office:value="8434">
            <text:p>8434</text:p>
          </table:table-cell>
          <table:table-cell table:formula="of:=HEX2DEC([.E183])" office:value-type="float" office:value="8136">
            <text:p>8136</text:p>
          </table:table-cell>
          <table:table-cell table:formula="of:=HEX2DEC([.F183])" office:value-type="float" office:value="7841">
            <text:p>7841</text:p>
          </table:table-cell>
          <table:table-cell table:formula="of:=IF([.G183]&gt;[.T$13];&quot;HE&quot;;IF([.G183]&gt;[.T$12];&quot;HO&quot;;IF([.G183]&lt;[.T$15];&quot;LE&quot;;IF([.G183]&lt;[.T$14];&quot;LO&quot;;&quot;&quot;))))">
            <text:p/>
          </table:table-cell>
          <table:table-cell table:formula="of:=IF([.H183]&gt;[.U$13];&quot;HE&quot;;IF([.H183]&gt;[.U$12];&quot;HO&quot;;IF([.H183]&lt;[.U$15];&quot;LE&quot;;IF([.H183]&lt;[.U$14];&quot;LO&quot;;&quot;&quot;))))">
            <text:p/>
          </table:table-cell>
          <table:table-cell table:formula="of:=IF([.I183]&gt;[.V$13];&quot;HE&quot;;IF([.I183]&gt;[.V$12];&quot;HO&quot;;IF([.I183]&lt;[.V$15];&quot;LE&quot;;IF([.I183]&lt;[.V$14];&quot;LO&quot;;&quot;&quot;))))">
            <text:p/>
          </table:table-cell>
          <table:table-cell table:formula="of:=IF([.J183]&gt;[.W$13];&quot;HE&quot;;IF([.J183]&gt;[.W$12];&quot;HO&quot;;IF([.J183]&lt;[.W$15];&quot;LE&quot;;IF([.J183]&lt;[.W$14];&quot;LO&quot;;&quot;&quot;))))">
            <text:p/>
          </table:table-cell>
          <table:table-cell table:formula="of:=IF([.K183]&gt;[.X$13];&quot;HE&quot;;IF([.K183]&gt;[.X$12];&quot;HO&quot;;IF([.K183]&lt;[.X$15];&quot;LE&quot;;IF([.K183]&lt;[.X$14];&quot;LO&quot;;&quot;&quot;))))">
            <text:p/>
          </table:table-cell>
          <table:table-cell table:formula="of:=IF([.L183]&gt;[.Y$13];&quot;HE&quot;;IF([.L183]&gt;[.Y$12];&quot;HO&quot;;IF([.L183]&lt;[.Y$15];&quot;LE&quot;;IF([.L18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A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F</text:p>
          </table:table-cell>
          <table:table-cell office:value-type="string">
            <text:p>1EA8</text:p>
          </table:table-cell>
          <table:table-cell table:formula="of:=HEX2DEC([.A184])" office:value-type="float" office:value="672">
            <text:p>672</text:p>
          </table:table-cell>
          <table:table-cell table:formula="of:=HEX2DEC([.B184])" office:value-type="float" office:value="492">
            <text:p>492</text:p>
          </table:table-cell>
          <table:table-cell table:formula="of:=HEX2DEC([.C184])" office:value-type="float" office:value="508">
            <text:p>508</text:p>
          </table:table-cell>
          <table:table-cell table:formula="of:=HEX2DEC([.D184])" office:value-type="float" office:value="8437">
            <text:p>8437</text:p>
          </table:table-cell>
          <table:table-cell table:formula="of:=HEX2DEC([.E184])" office:value-type="float" office:value="8143">
            <text:p>8143</text:p>
          </table:table-cell>
          <table:table-cell table:formula="of:=HEX2DEC([.F184])" office:value-type="float" office:value="7848">
            <text:p>7848</text:p>
          </table:table-cell>
          <table:table-cell table:formula="of:=IF([.G184]&gt;[.T$13];&quot;HE&quot;;IF([.G184]&gt;[.T$12];&quot;HO&quot;;IF([.G184]&lt;[.T$15];&quot;LE&quot;;IF([.G184]&lt;[.T$14];&quot;LO&quot;;&quot;&quot;))))">
            <text:p/>
          </table:table-cell>
          <table:table-cell table:formula="of:=IF([.H184]&gt;[.U$13];&quot;HE&quot;;IF([.H184]&gt;[.U$12];&quot;HO&quot;;IF([.H184]&lt;[.U$15];&quot;LE&quot;;IF([.H184]&lt;[.U$14];&quot;LO&quot;;&quot;&quot;))))">
            <text:p/>
          </table:table-cell>
          <table:table-cell table:formula="of:=IF([.I184]&gt;[.V$13];&quot;HE&quot;;IF([.I184]&gt;[.V$12];&quot;HO&quot;;IF([.I184]&lt;[.V$15];&quot;LE&quot;;IF([.I184]&lt;[.V$14];&quot;LO&quot;;&quot;&quot;))))">
            <text:p/>
          </table:table-cell>
          <table:table-cell table:formula="of:=IF([.J184]&gt;[.W$13];&quot;HE&quot;;IF([.J184]&gt;[.W$12];&quot;HO&quot;;IF([.J184]&lt;[.W$15];&quot;LE&quot;;IF([.J184]&lt;[.W$14];&quot;LO&quot;;&quot;&quot;))))">
            <text:p/>
          </table:table-cell>
          <table:table-cell table:formula="of:=IF([.K184]&gt;[.X$13];&quot;HE&quot;;IF([.K184]&gt;[.X$12];&quot;HO&quot;;IF([.K184]&lt;[.X$15];&quot;LE&quot;;IF([.K184]&lt;[.X$14];&quot;LO&quot;;&quot;&quot;))))">
            <text:p/>
          </table:table-cell>
          <table:table-cell table:formula="of:=IF([.L184]&gt;[.Y$13];&quot;HE&quot;;IF([.L184]&gt;[.Y$12];&quot;HO&quot;;IF([.L184]&lt;[.Y$15];&quot;LE&quot;;IF([.L18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D7</text:p>
          </table:table-cell>
          <table:table-cell office:value-type="string">
            <text:p>1E9E</text:p>
          </table:table-cell>
          <table:table-cell table:formula="of:=HEX2DEC([.A185])" office:value-type="float" office:value="632">
            <text:p>632</text:p>
          </table:table-cell>
          <table:table-cell table:formula="of:=HEX2DEC([.B185])" office:value-type="float" office:value="492">
            <text:p>492</text:p>
          </table:table-cell>
          <table:table-cell table:formula="of:=HEX2DEC([.C185])" office:value-type="float" office:value="508">
            <text:p>508</text:p>
          </table:table-cell>
          <table:table-cell table:formula="of:=HEX2DEC([.D185])" office:value-type="float" office:value="8439">
            <text:p>8439</text:p>
          </table:table-cell>
          <table:table-cell table:formula="of:=HEX2DEC([.E185])" office:value-type="float" office:value="8151">
            <text:p>8151</text:p>
          </table:table-cell>
          <table:table-cell table:formula="of:=HEX2DEC([.F185])" office:value-type="float" office:value="7838">
            <text:p>7838</text:p>
          </table:table-cell>
          <table:table-cell table:formula="of:=IF([.G185]&gt;[.T$13];&quot;HE&quot;;IF([.G185]&gt;[.T$12];&quot;HO&quot;;IF([.G185]&lt;[.T$15];&quot;LE&quot;;IF([.G185]&lt;[.T$14];&quot;LO&quot;;&quot;&quot;))))">
            <text:p/>
          </table:table-cell>
          <table:table-cell table:formula="of:=IF([.H185]&gt;[.U$13];&quot;HE&quot;;IF([.H185]&gt;[.U$12];&quot;HO&quot;;IF([.H185]&lt;[.U$15];&quot;LE&quot;;IF([.H185]&lt;[.U$14];&quot;LO&quot;;&quot;&quot;))))">
            <text:p/>
          </table:table-cell>
          <table:table-cell table:formula="of:=IF([.I185]&gt;[.V$13];&quot;HE&quot;;IF([.I185]&gt;[.V$12];&quot;HO&quot;;IF([.I185]&lt;[.V$15];&quot;LE&quot;;IF([.I185]&lt;[.V$14];&quot;LO&quot;;&quot;&quot;))))">
            <text:p/>
          </table:table-cell>
          <table:table-cell table:formula="of:=IF([.J185]&gt;[.W$13];&quot;HE&quot;;IF([.J185]&gt;[.W$12];&quot;HO&quot;;IF([.J185]&lt;[.W$15];&quot;LE&quot;;IF([.J185]&lt;[.W$14];&quot;LO&quot;;&quot;&quot;))))">
            <text:p/>
          </table:table-cell>
          <table:table-cell table:formula="of:=IF([.K185]&gt;[.X$13];&quot;HE&quot;;IF([.K185]&gt;[.X$12];&quot;HO&quot;;IF([.K185]&lt;[.X$15];&quot;LE&quot;;IF([.K185]&lt;[.X$14];&quot;LO&quot;;&quot;&quot;))))">
            <text:p/>
          </table:table-cell>
          <table:table-cell table:formula="of:=IF([.L185]&gt;[.Y$13];&quot;HE&quot;;IF([.L185]&gt;[.Y$12];&quot;HO&quot;;IF([.L185]&lt;[.Y$15];&quot;LE&quot;;IF([.L18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D</text:p>
          </table:table-cell>
          <table:table-cell office:value-type="string">
            <text:p>1FD3</text:p>
          </table:table-cell>
          <table:table-cell office:value-type="string">
            <text:p>1E9C</text:p>
          </table:table-cell>
          <table:table-cell table:formula="of:=HEX2DEC([.A186])" office:value-type="float" office:value="624">
            <text:p>624</text:p>
          </table:table-cell>
          <table:table-cell table:formula="of:=HEX2DEC([.B186])" office:value-type="float" office:value="492">
            <text:p>492</text:p>
          </table:table-cell>
          <table:table-cell table:formula="of:=HEX2DEC([.C186])" office:value-type="float" office:value="508">
            <text:p>508</text:p>
          </table:table-cell>
          <table:table-cell table:formula="of:=HEX2DEC([.D186])" office:value-type="float" office:value="8445">
            <text:p>8445</text:p>
          </table:table-cell>
          <table:table-cell table:formula="of:=HEX2DEC([.E186])" office:value-type="float" office:value="8147">
            <text:p>8147</text:p>
          </table:table-cell>
          <table:table-cell table:formula="of:=HEX2DEC([.F186])" office:value-type="float" office:value="7836">
            <text:p>7836</text:p>
          </table:table-cell>
          <table:table-cell table:formula="of:=IF([.G186]&gt;[.T$13];&quot;HE&quot;;IF([.G186]&gt;[.T$12];&quot;HO&quot;;IF([.G186]&lt;[.T$15];&quot;LE&quot;;IF([.G186]&lt;[.T$14];&quot;LO&quot;;&quot;&quot;))))">
            <text:p/>
          </table:table-cell>
          <table:table-cell table:formula="of:=IF([.H186]&gt;[.U$13];&quot;HE&quot;;IF([.H186]&gt;[.U$12];&quot;HO&quot;;IF([.H186]&lt;[.U$15];&quot;LE&quot;;IF([.H186]&lt;[.U$14];&quot;LO&quot;;&quot;&quot;))))">
            <text:p/>
          </table:table-cell>
          <table:table-cell table:formula="of:=IF([.I186]&gt;[.V$13];&quot;HE&quot;;IF([.I186]&gt;[.V$12];&quot;HO&quot;;IF([.I186]&lt;[.V$15];&quot;LE&quot;;IF([.I186]&lt;[.V$14];&quot;LO&quot;;&quot;&quot;))))">
            <text:p/>
          </table:table-cell>
          <table:table-cell table:formula="of:=IF([.J186]&gt;[.W$13];&quot;HE&quot;;IF([.J186]&gt;[.W$12];&quot;HO&quot;;IF([.J186]&lt;[.W$15];&quot;LE&quot;;IF([.J186]&lt;[.W$14];&quot;LO&quot;;&quot;&quot;))))">
            <text:p/>
          </table:table-cell>
          <table:table-cell table:formula="of:=IF([.K186]&gt;[.X$13];&quot;HE&quot;;IF([.K186]&gt;[.X$12];&quot;HO&quot;;IF([.K186]&lt;[.X$15];&quot;LE&quot;;IF([.K186]&lt;[.X$14];&quot;LO&quot;;&quot;&quot;))))">
            <text:p/>
          </table:table-cell>
          <table:table-cell table:formula="of:=IF([.L186]&gt;[.Y$13];&quot;HE&quot;;IF([.L186]&gt;[.Y$12];&quot;HO&quot;;IF([.L186]&lt;[.Y$15];&quot;LE&quot;;IF([.L18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5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F</text:p>
          </table:table-cell>
          <table:table-cell office:value-type="string">
            <text:p>1FD4</text:p>
          </table:table-cell>
          <table:table-cell table:style-name="ce3" office:value-type="string">
            <text:p>1E97</text:p>
          </table:table-cell>
          <table:table-cell table:formula="of:=HEX2DEC([.A187])" office:value-type="float" office:value="604">
            <text:p>604</text:p>
          </table:table-cell>
          <table:table-cell table:formula="of:=HEX2DEC([.B187])" office:value-type="float" office:value="492">
            <text:p>492</text:p>
          </table:table-cell>
          <table:table-cell table:formula="of:=HEX2DEC([.C187])" office:value-type="float" office:value="508">
            <text:p>508</text:p>
          </table:table-cell>
          <table:table-cell table:formula="of:=HEX2DEC([.D187])" office:value-type="float" office:value="8431">
            <text:p>8431</text:p>
          </table:table-cell>
          <table:table-cell table:formula="of:=HEX2DEC([.E187])" office:value-type="float" office:value="8148">
            <text:p>8148</text:p>
          </table:table-cell>
          <table:table-cell table:formula="of:=HEX2DEC([.F187])" office:value-type="float" office:value="7831">
            <text:p>7831</text:p>
          </table:table-cell>
          <table:table-cell table:formula="of:=IF([.G187]&gt;[.T$13];&quot;HE&quot;;IF([.G187]&gt;[.T$12];&quot;HO&quot;;IF([.G187]&lt;[.T$15];&quot;LE&quot;;IF([.G187]&lt;[.T$14];&quot;LO&quot;;&quot;&quot;))))">
            <text:p/>
          </table:table-cell>
          <table:table-cell table:formula="of:=IF([.H187]&gt;[.U$13];&quot;HE&quot;;IF([.H187]&gt;[.U$12];&quot;HO&quot;;IF([.H187]&lt;[.U$15];&quot;LE&quot;;IF([.H187]&lt;[.U$14];&quot;LO&quot;;&quot;&quot;))))">
            <text:p/>
          </table:table-cell>
          <table:table-cell table:formula="of:=IF([.I187]&gt;[.V$13];&quot;HE&quot;;IF([.I187]&gt;[.V$12];&quot;HO&quot;;IF([.I187]&lt;[.V$15];&quot;LE&quot;;IF([.I187]&lt;[.V$14];&quot;LO&quot;;&quot;&quot;))))">
            <text:p/>
          </table:table-cell>
          <table:table-cell table:formula="of:=IF([.J187]&gt;[.W$13];&quot;HE&quot;;IF([.J187]&gt;[.W$12];&quot;HO&quot;;IF([.J187]&lt;[.W$15];&quot;LE&quot;;IF([.J187]&lt;[.W$14];&quot;LO&quot;;&quot;&quot;))))">
            <text:p/>
          </table:table-cell>
          <table:table-cell table:formula="of:=IF([.K187]&gt;[.X$13];&quot;HE&quot;;IF([.K187]&gt;[.X$12];&quot;HO&quot;;IF([.K187]&lt;[.X$15];&quot;LE&quot;;IF([.K187]&lt;[.X$14];&quot;LO&quot;;&quot;&quot;))))">
            <text:p/>
          </table:table-cell>
          <table:table-cell table:formula="of:=IF([.L187]&gt;[.Y$13];&quot;HE&quot;;IF([.L187]&gt;[.Y$12];&quot;HO&quot;;IF([.L187]&lt;[.Y$15];&quot;LE&quot;;IF([.L18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A</text:p>
          </table:table-cell>
          <table:table-cell office:value-type="string">
            <text:p>1E9E</text:p>
          </table:table-cell>
          <table:table-cell table:formula="of:=HEX2DEC([.A188])" office:value-type="float" office:value="632">
            <text:p>632</text:p>
          </table:table-cell>
          <table:table-cell table:formula="of:=HEX2DEC([.B188])" office:value-type="float" office:value="492">
            <text:p>492</text:p>
          </table:table-cell>
          <table:table-cell table:formula="of:=HEX2DEC([.C188])" office:value-type="float" office:value="508">
            <text:p>508</text:p>
          </table:table-cell>
          <table:table-cell table:formula="of:=HEX2DEC([.D188])" office:value-type="float" office:value="8437">
            <text:p>8437</text:p>
          </table:table-cell>
          <table:table-cell table:formula="of:=HEX2DEC([.E188])" office:value-type="float" office:value="8138">
            <text:p>8138</text:p>
          </table:table-cell>
          <table:table-cell table:formula="of:=HEX2DEC([.F188])" office:value-type="float" office:value="7838">
            <text:p>7838</text:p>
          </table:table-cell>
          <table:table-cell table:formula="of:=IF([.G188]&gt;[.T$13];&quot;HE&quot;;IF([.G188]&gt;[.T$12];&quot;HO&quot;;IF([.G188]&lt;[.T$15];&quot;LE&quot;;IF([.G188]&lt;[.T$14];&quot;LO&quot;;&quot;&quot;))))">
            <text:p/>
          </table:table-cell>
          <table:table-cell table:formula="of:=IF([.H188]&gt;[.U$13];&quot;HE&quot;;IF([.H188]&gt;[.U$12];&quot;HO&quot;;IF([.H188]&lt;[.U$15];&quot;LE&quot;;IF([.H188]&lt;[.U$14];&quot;LO&quot;;&quot;&quot;))))">
            <text:p/>
          </table:table-cell>
          <table:table-cell table:formula="of:=IF([.I188]&gt;[.V$13];&quot;HE&quot;;IF([.I188]&gt;[.V$12];&quot;HO&quot;;IF([.I188]&lt;[.V$15];&quot;LE&quot;;IF([.I188]&lt;[.V$14];&quot;LO&quot;;&quot;&quot;))))">
            <text:p/>
          </table:table-cell>
          <table:table-cell table:formula="of:=IF([.J188]&gt;[.W$13];&quot;HE&quot;;IF([.J188]&gt;[.W$12];&quot;HO&quot;;IF([.J188]&lt;[.W$15];&quot;LE&quot;;IF([.J188]&lt;[.W$14];&quot;LO&quot;;&quot;&quot;))))">
            <text:p/>
          </table:table-cell>
          <table:table-cell table:formula="of:=IF([.K188]&gt;[.X$13];&quot;HE&quot;;IF([.K188]&gt;[.X$12];&quot;HO&quot;;IF([.K188]&lt;[.X$15];&quot;LE&quot;;IF([.K188]&lt;[.X$14];&quot;LO&quot;;&quot;&quot;))))">
            <text:p/>
          </table:table-cell>
          <table:table-cell table:formula="of:=IF([.L188]&gt;[.Y$13];&quot;HE&quot;;IF([.L188]&gt;[.Y$12];&quot;HO&quot;;IF([.L188]&lt;[.Y$15];&quot;LE&quot;;IF([.L18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string">
            <text:p>1FC</text:p>
          </table:table-cell>
          <table:table-cell office:value-type="float" office:value="2001">
            <text:p>2001</text:p>
          </table:table-cell>
          <table:table-cell office:value-type="string">
            <text:p>1FD3</text:p>
          </table:table-cell>
          <table:table-cell office:value-type="string">
            <text:p>1FA0</text:p>
          </table:table-cell>
          <table:table-cell table:formula="of:=HEX2DEC([.A189])" office:value-type="float" office:value="640">
            <text:p>640</text:p>
          </table:table-cell>
          <table:table-cell table:formula="of:=HEX2DEC([.B189])" office:value-type="float" office:value="508">
            <text:p>508</text:p>
          </table:table-cell>
          <table:table-cell table:formula="of:=HEX2DEC([.C189])" office:value-type="float" office:value="508">
            <text:p>508</text:p>
          </table:table-cell>
          <table:table-cell table:formula="of:=HEX2DEC([.D189])" office:value-type="float" office:value="8193">
            <text:p>8193</text:p>
          </table:table-cell>
          <table:table-cell table:formula="of:=HEX2DEC([.E189])" office:value-type="float" office:value="8147">
            <text:p>8147</text:p>
          </table:table-cell>
          <table:table-cell table:formula="of:=HEX2DEC([.F189])" office:value-type="float" office:value="8096">
            <text:p>8096</text:p>
          </table:table-cell>
          <table:table-cell table:formula="of:=IF([.G189]&gt;[.T$13];&quot;HE&quot;;IF([.G189]&gt;[.T$12];&quot;HO&quot;;IF([.G189]&lt;[.T$15];&quot;LE&quot;;IF([.G189]&lt;[.T$14];&quot;LO&quot;;&quot;&quot;))))">
            <text:p/>
          </table:table-cell>
          <table:table-cell table:formula="of:=IF([.H189]&gt;[.U$13];&quot;HE&quot;;IF([.H189]&gt;[.U$12];&quot;HO&quot;;IF([.H189]&lt;[.U$15];&quot;LE&quot;;IF([.H189]&lt;[.U$14];&quot;LO&quot;;&quot;&quot;))))">
            <text:p/>
          </table:table-cell>
          <table:table-cell table:formula="of:=IF([.I189]&gt;[.V$13];&quot;HE&quot;;IF([.I189]&gt;[.V$12];&quot;HO&quot;;IF([.I189]&lt;[.V$15];&quot;LE&quot;;IF([.I189]&lt;[.V$14];&quot;LO&quot;;&quot;&quot;))))">
            <text:p/>
          </table:table-cell>
          <table:table-cell table:formula="of:=IF([.J189]&gt;[.W$13];&quot;HE&quot;;IF([.J189]&gt;[.W$12];&quot;HO&quot;;IF([.J189]&lt;[.W$15];&quot;LE&quot;;IF([.J189]&lt;[.W$14];&quot;LO&quot;;&quot;&quot;))))">
            <text:p/>
          </table:table-cell>
          <table:table-cell table:formula="of:=IF([.K189]&gt;[.X$13];&quot;HE&quot;;IF([.K189]&gt;[.X$12];&quot;HO&quot;;IF([.K189]&lt;[.X$15];&quot;LE&quot;;IF([.K189]&lt;[.X$14];&quot;LO&quot;;&quot;&quot;))))">
            <text:p/>
          </table:table-cell>
          <table:table-cell table:formula="of:=IF([.L189]&gt;[.Y$13];&quot;HE&quot;;IF([.L189]&gt;[.Y$12];&quot;HO&quot;;IF([.L189]&lt;[.Y$15];&quot;LE&quot;;IF([.L18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8</text:p>
          </table:table-cell>
          <table:table-cell office:value-type="string">
            <text:p>1FD5</text:p>
          </table:table-cell>
          <table:table-cell office:value-type="string">
            <text:p>1EA1</text:p>
          </table:table-cell>
          <table:table-cell table:formula="of:=HEX2DEC([.A190])" office:value-type="float" office:value="644">
            <text:p>644</text:p>
          </table:table-cell>
          <table:table-cell table:formula="of:=HEX2DEC([.B190])" office:value-type="float" office:value="492">
            <text:p>492</text:p>
          </table:table-cell>
          <table:table-cell table:formula="of:=HEX2DEC([.C190])" office:value-type="float" office:value="508">
            <text:p>508</text:p>
          </table:table-cell>
          <table:table-cell table:formula="of:=HEX2DEC([.D190])" office:value-type="float" office:value="8440">
            <text:p>8440</text:p>
          </table:table-cell>
          <table:table-cell table:formula="of:=HEX2DEC([.E190])" office:value-type="float" office:value="8149">
            <text:p>8149</text:p>
          </table:table-cell>
          <table:table-cell table:formula="of:=HEX2DEC([.F190])" office:value-type="float" office:value="7841">
            <text:p>7841</text:p>
          </table:table-cell>
          <table:table-cell table:formula="of:=IF([.G190]&gt;[.T$13];&quot;HE&quot;;IF([.G190]&gt;[.T$12];&quot;HO&quot;;IF([.G190]&lt;[.T$15];&quot;LE&quot;;IF([.G190]&lt;[.T$14];&quot;LO&quot;;&quot;&quot;))))">
            <text:p/>
          </table:table-cell>
          <table:table-cell table:formula="of:=IF([.H190]&gt;[.U$13];&quot;HE&quot;;IF([.H190]&gt;[.U$12];&quot;HO&quot;;IF([.H190]&lt;[.U$15];&quot;LE&quot;;IF([.H190]&lt;[.U$14];&quot;LO&quot;;&quot;&quot;))))">
            <text:p/>
          </table:table-cell>
          <table:table-cell table:formula="of:=IF([.I190]&gt;[.V$13];&quot;HE&quot;;IF([.I190]&gt;[.V$12];&quot;HO&quot;;IF([.I190]&lt;[.V$15];&quot;LE&quot;;IF([.I190]&lt;[.V$14];&quot;LO&quot;;&quot;&quot;))))">
            <text:p/>
          </table:table-cell>
          <table:table-cell table:formula="of:=IF([.J190]&gt;[.W$13];&quot;HE&quot;;IF([.J190]&gt;[.W$12];&quot;HO&quot;;IF([.J190]&lt;[.W$15];&quot;LE&quot;;IF([.J190]&lt;[.W$14];&quot;LO&quot;;&quot;&quot;))))">
            <text:p/>
          </table:table-cell>
          <table:table-cell table:formula="of:=IF([.K190]&gt;[.X$13];&quot;HE&quot;;IF([.K190]&gt;[.X$12];&quot;HO&quot;;IF([.K190]&lt;[.X$15];&quot;LE&quot;;IF([.K190]&lt;[.X$14];&quot;LO&quot;;&quot;&quot;))))">
            <text:p/>
          </table:table-cell>
          <table:table-cell table:formula="of:=IF([.L190]&gt;[.Y$13];&quot;HE&quot;;IF([.L190]&gt;[.Y$12];&quot;HO&quot;;IF([.L190]&lt;[.Y$15];&quot;LE&quot;;IF([.L19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D3</text:p>
          </table:table-cell>
          <table:table-cell table:style-name="ce3" office:value-type="string">
            <text:p>1E95</text:p>
          </table:table-cell>
          <table:table-cell table:formula="of:=HEX2DEC([.A191])" office:value-type="float" office:value="596">
            <text:p>596</text:p>
          </table:table-cell>
          <table:table-cell table:formula="of:=HEX2DEC([.B191])" office:value-type="float" office:value="492">
            <text:p>492</text:p>
          </table:table-cell>
          <table:table-cell table:formula="of:=HEX2DEC([.C191])" office:value-type="float" office:value="508">
            <text:p>508</text:p>
          </table:table-cell>
          <table:table-cell table:formula="of:=HEX2DEC([.D191])" office:value-type="float" office:value="8437">
            <text:p>8437</text:p>
          </table:table-cell>
          <table:table-cell table:formula="of:=HEX2DEC([.E191])" office:value-type="float" office:value="8147">
            <text:p>8147</text:p>
          </table:table-cell>
          <table:table-cell table:formula="of:=HEX2DEC([.F191])" office:value-type="float" office:value="7829">
            <text:p>7829</text:p>
          </table:table-cell>
          <table:table-cell table:formula="of:=IF([.G191]&gt;[.T$13];&quot;HE&quot;;IF([.G191]&gt;[.T$12];&quot;HO&quot;;IF([.G191]&lt;[.T$15];&quot;LE&quot;;IF([.G191]&lt;[.T$14];&quot;LO&quot;;&quot;&quot;))))">
            <text:p/>
          </table:table-cell>
          <table:table-cell table:formula="of:=IF([.H191]&gt;[.U$13];&quot;HE&quot;;IF([.H191]&gt;[.U$12];&quot;HO&quot;;IF([.H191]&lt;[.U$15];&quot;LE&quot;;IF([.H191]&lt;[.U$14];&quot;LO&quot;;&quot;&quot;))))">
            <text:p/>
          </table:table-cell>
          <table:table-cell table:formula="of:=IF([.I191]&gt;[.V$13];&quot;HE&quot;;IF([.I191]&gt;[.V$12];&quot;HO&quot;;IF([.I191]&lt;[.V$15];&quot;LE&quot;;IF([.I191]&lt;[.V$14];&quot;LO&quot;;&quot;&quot;))))">
            <text:p/>
          </table:table-cell>
          <table:table-cell table:formula="of:=IF([.J191]&gt;[.W$13];&quot;HE&quot;;IF([.J191]&gt;[.W$12];&quot;HO&quot;;IF([.J191]&lt;[.W$15];&quot;LE&quot;;IF([.J191]&lt;[.W$14];&quot;LO&quot;;&quot;&quot;))))">
            <text:p/>
          </table:table-cell>
          <table:table-cell table:formula="of:=IF([.K191]&gt;[.X$13];&quot;HE&quot;;IF([.K191]&gt;[.X$12];&quot;HO&quot;;IF([.K191]&lt;[.X$15];&quot;LE&quot;;IF([.K191]&lt;[.X$14];&quot;LO&quot;;&quot;&quot;))))">
            <text:p/>
          </table:table-cell>
          <table:table-cell table:formula="of:=IF([.L191]&gt;[.Y$13];&quot;HE&quot;;IF([.L191]&gt;[.Y$12];&quot;HO&quot;;IF([.L191]&lt;[.Y$15];&quot;LE&quot;;IF([.L19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D2</text:p>
          </table:table-cell>
          <table:table-cell office:value-type="string">
            <text:p>1E9B</text:p>
          </table:table-cell>
          <table:table-cell table:formula="of:=HEX2DEC([.A192])" office:value-type="float" office:value="620">
            <text:p>620</text:p>
          </table:table-cell>
          <table:table-cell table:formula="of:=HEX2DEC([.B192])" office:value-type="float" office:value="492">
            <text:p>492</text:p>
          </table:table-cell>
          <table:table-cell table:formula="of:=HEX2DEC([.C192])" office:value-type="float" office:value="508">
            <text:p>508</text:p>
          </table:table-cell>
          <table:table-cell table:formula="of:=HEX2DEC([.D192])" office:value-type="float" office:value="8433">
            <text:p>8433</text:p>
          </table:table-cell>
          <table:table-cell table:formula="of:=HEX2DEC([.E192])" office:value-type="float" office:value="8146">
            <text:p>8146</text:p>
          </table:table-cell>
          <table:table-cell table:formula="of:=HEX2DEC([.F192])" office:value-type="float" office:value="7835">
            <text:p>7835</text:p>
          </table:table-cell>
          <table:table-cell table:formula="of:=IF([.G192]&gt;[.T$13];&quot;HE&quot;;IF([.G192]&gt;[.T$12];&quot;HO&quot;;IF([.G192]&lt;[.T$15];&quot;LE&quot;;IF([.G192]&lt;[.T$14];&quot;LO&quot;;&quot;&quot;))))">
            <text:p/>
          </table:table-cell>
          <table:table-cell table:formula="of:=IF([.H192]&gt;[.U$13];&quot;HE&quot;;IF([.H192]&gt;[.U$12];&quot;HO&quot;;IF([.H192]&lt;[.U$15];&quot;LE&quot;;IF([.H192]&lt;[.U$14];&quot;LO&quot;;&quot;&quot;))))">
            <text:p/>
          </table:table-cell>
          <table:table-cell table:formula="of:=IF([.I192]&gt;[.V$13];&quot;HE&quot;;IF([.I192]&gt;[.V$12];&quot;HO&quot;;IF([.I192]&lt;[.V$15];&quot;LE&quot;;IF([.I192]&lt;[.V$14];&quot;LO&quot;;&quot;&quot;))))">
            <text:p/>
          </table:table-cell>
          <table:table-cell table:formula="of:=IF([.J192]&gt;[.W$13];&quot;HE&quot;;IF([.J192]&gt;[.W$12];&quot;HO&quot;;IF([.J192]&lt;[.W$15];&quot;LE&quot;;IF([.J192]&lt;[.W$14];&quot;LO&quot;;&quot;&quot;))))">
            <text:p/>
          </table:table-cell>
          <table:table-cell table:formula="of:=IF([.K192]&gt;[.X$13];&quot;HE&quot;;IF([.K192]&gt;[.X$12];&quot;HO&quot;;IF([.K192]&lt;[.X$15];&quot;LE&quot;;IF([.K192]&lt;[.X$14];&quot;LO&quot;;&quot;&quot;))))">
            <text:p/>
          </table:table-cell>
          <table:table-cell table:formula="of:=IF([.L192]&gt;[.Y$13];&quot;HE&quot;;IF([.L192]&gt;[.Y$12];&quot;HO&quot;;IF([.L192]&lt;[.Y$15];&quot;LE&quot;;IF([.L19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C7</text:p>
          </table:table-cell>
          <table:table-cell table:style-name="ce3" office:value-type="string">
            <text:p>1E96</text:p>
          </table:table-cell>
          <table:table-cell table:formula="of:=HEX2DEC([.A193])" office:value-type="float" office:value="600">
            <text:p>600</text:p>
          </table:table-cell>
          <table:table-cell table:formula="of:=HEX2DEC([.B193])" office:value-type="float" office:value="492">
            <text:p>492</text:p>
          </table:table-cell>
          <table:table-cell table:formula="of:=HEX2DEC([.C193])" office:value-type="float" office:value="508">
            <text:p>508</text:p>
          </table:table-cell>
          <table:table-cell table:formula="of:=HEX2DEC([.D193])" office:value-type="float" office:value="8439">
            <text:p>8439</text:p>
          </table:table-cell>
          <table:table-cell table:formula="of:=HEX2DEC([.E193])" office:value-type="float" office:value="8135">
            <text:p>8135</text:p>
          </table:table-cell>
          <table:table-cell table:formula="of:=HEX2DEC([.F193])" office:value-type="float" office:value="7830">
            <text:p>7830</text:p>
          </table:table-cell>
          <table:table-cell table:formula="of:=IF([.G193]&gt;[.T$13];&quot;HE&quot;;IF([.G193]&gt;[.T$12];&quot;HO&quot;;IF([.G193]&lt;[.T$15];&quot;LE&quot;;IF([.G193]&lt;[.T$14];&quot;LO&quot;;&quot;&quot;))))">
            <text:p/>
          </table:table-cell>
          <table:table-cell table:formula="of:=IF([.H193]&gt;[.U$13];&quot;HE&quot;;IF([.H193]&gt;[.U$12];&quot;HO&quot;;IF([.H193]&lt;[.U$15];&quot;LE&quot;;IF([.H193]&lt;[.U$14];&quot;LO&quot;;&quot;&quot;))))">
            <text:p/>
          </table:table-cell>
          <table:table-cell table:formula="of:=IF([.I193]&gt;[.V$13];&quot;HE&quot;;IF([.I193]&gt;[.V$12];&quot;HO&quot;;IF([.I193]&lt;[.V$15];&quot;LE&quot;;IF([.I193]&lt;[.V$14];&quot;LO&quot;;&quot;&quot;))))">
            <text:p/>
          </table:table-cell>
          <table:table-cell table:formula="of:=IF([.J193]&gt;[.W$13];&quot;HE&quot;;IF([.J193]&gt;[.W$12];&quot;HO&quot;;IF([.J193]&lt;[.W$15];&quot;LE&quot;;IF([.J193]&lt;[.W$14];&quot;LO&quot;;&quot;&quot;))))">
            <text:p/>
          </table:table-cell>
          <table:table-cell table:formula="of:=IF([.K193]&gt;[.X$13];&quot;HE&quot;;IF([.K193]&gt;[.X$12];&quot;HO&quot;;IF([.K193]&lt;[.X$15];&quot;LE&quot;;IF([.K193]&lt;[.X$14];&quot;LO&quot;;&quot;&quot;))))">
            <text:p/>
          </table:table-cell>
          <table:table-cell table:formula="of:=IF([.L193]&gt;[.Y$13];&quot;HE&quot;;IF([.L193]&gt;[.Y$12];&quot;HO&quot;;IF([.L193]&lt;[.Y$15];&quot;LE&quot;;IF([.L19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D1</text:p>
          </table:table-cell>
          <table:table-cell table:style-name="ce3" office:value-type="string">
            <text:p>1E96</text:p>
          </table:table-cell>
          <table:table-cell table:formula="of:=HEX2DEC([.A194])" office:value-type="float" office:value="600">
            <text:p>600</text:p>
          </table:table-cell>
          <table:table-cell table:formula="of:=HEX2DEC([.B194])" office:value-type="float" office:value="492">
            <text:p>492</text:p>
          </table:table-cell>
          <table:table-cell table:formula="of:=HEX2DEC([.C194])" office:value-type="float" office:value="508">
            <text:p>508</text:p>
          </table:table-cell>
          <table:table-cell table:formula="of:=HEX2DEC([.D194])" office:value-type="float" office:value="8438">
            <text:p>8438</text:p>
          </table:table-cell>
          <table:table-cell table:formula="of:=HEX2DEC([.E194])" office:value-type="float" office:value="8145">
            <text:p>8145</text:p>
          </table:table-cell>
          <table:table-cell table:formula="of:=HEX2DEC([.F194])" office:value-type="float" office:value="7830">
            <text:p>7830</text:p>
          </table:table-cell>
          <table:table-cell table:formula="of:=IF([.G194]&gt;[.T$13];&quot;HE&quot;;IF([.G194]&gt;[.T$12];&quot;HO&quot;;IF([.G194]&lt;[.T$15];&quot;LE&quot;;IF([.G194]&lt;[.T$14];&quot;LO&quot;;&quot;&quot;))))">
            <text:p/>
          </table:table-cell>
          <table:table-cell table:formula="of:=IF([.H194]&gt;[.U$13];&quot;HE&quot;;IF([.H194]&gt;[.U$12];&quot;HO&quot;;IF([.H194]&lt;[.U$15];&quot;LE&quot;;IF([.H194]&lt;[.U$14];&quot;LO&quot;;&quot;&quot;))))">
            <text:p/>
          </table:table-cell>
          <table:table-cell table:formula="of:=IF([.I194]&gt;[.V$13];&quot;HE&quot;;IF([.I194]&gt;[.V$12];&quot;HO&quot;;IF([.I194]&lt;[.V$15];&quot;LE&quot;;IF([.I194]&lt;[.V$14];&quot;LO&quot;;&quot;&quot;))))">
            <text:p/>
          </table:table-cell>
          <table:table-cell table:formula="of:=IF([.J194]&gt;[.W$13];&quot;HE&quot;;IF([.J194]&gt;[.W$12];&quot;HO&quot;;IF([.J194]&lt;[.W$15];&quot;LE&quot;;IF([.J194]&lt;[.W$14];&quot;LO&quot;;&quot;&quot;))))">
            <text:p/>
          </table:table-cell>
          <table:table-cell table:formula="of:=IF([.K194]&gt;[.X$13];&quot;HE&quot;;IF([.K194]&gt;[.X$12];&quot;HO&quot;;IF([.K194]&lt;[.X$15];&quot;LE&quot;;IF([.K194]&lt;[.X$14];&quot;LO&quot;;&quot;&quot;))))">
            <text:p/>
          </table:table-cell>
          <table:table-cell table:formula="of:=IF([.L194]&gt;[.Y$13];&quot;HE&quot;;IF([.L194]&gt;[.Y$12];&quot;HO&quot;;IF([.L194]&lt;[.Y$15];&quot;LE&quot;;IF([.L19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A</text:p>
          </table:table-cell>
          <table:table-cell office:value-type="string">
            <text:p>1FD0</text:p>
          </table:table-cell>
          <table:table-cell office:value-type="string">
            <text:p>1E9B</text:p>
          </table:table-cell>
          <table:table-cell table:formula="of:=HEX2DEC([.A195])" office:value-type="float" office:value="620">
            <text:p>620</text:p>
          </table:table-cell>
          <table:table-cell table:formula="of:=HEX2DEC([.B195])" office:value-type="float" office:value="492">
            <text:p>492</text:p>
          </table:table-cell>
          <table:table-cell table:formula="of:=HEX2DEC([.C195])" office:value-type="float" office:value="508">
            <text:p>508</text:p>
          </table:table-cell>
          <table:table-cell table:formula="of:=HEX2DEC([.D195])" office:value-type="float" office:value="8426">
            <text:p>8426</text:p>
          </table:table-cell>
          <table:table-cell table:formula="of:=HEX2DEC([.E195])" office:value-type="float" office:value="8144">
            <text:p>8144</text:p>
          </table:table-cell>
          <table:table-cell table:formula="of:=HEX2DEC([.F195])" office:value-type="float" office:value="7835">
            <text:p>7835</text:p>
          </table:table-cell>
          <table:table-cell table:formula="of:=IF([.G195]&gt;[.T$13];&quot;HE&quot;;IF([.G195]&gt;[.T$12];&quot;HO&quot;;IF([.G195]&lt;[.T$15];&quot;LE&quot;;IF([.G195]&lt;[.T$14];&quot;LO&quot;;&quot;&quot;))))">
            <text:p/>
          </table:table-cell>
          <table:table-cell table:formula="of:=IF([.H195]&gt;[.U$13];&quot;HE&quot;;IF([.H195]&gt;[.U$12];&quot;HO&quot;;IF([.H195]&lt;[.U$15];&quot;LE&quot;;IF([.H195]&lt;[.U$14];&quot;LO&quot;;&quot;&quot;))))">
            <text:p/>
          </table:table-cell>
          <table:table-cell table:formula="of:=IF([.I195]&gt;[.V$13];&quot;HE&quot;;IF([.I195]&gt;[.V$12];&quot;HO&quot;;IF([.I195]&lt;[.V$15];&quot;LE&quot;;IF([.I195]&lt;[.V$14];&quot;LO&quot;;&quot;&quot;))))">
            <text:p/>
          </table:table-cell>
          <table:table-cell table:formula="of:=IF([.J195]&gt;[.W$13];&quot;HE&quot;;IF([.J195]&gt;[.W$12];&quot;HO&quot;;IF([.J195]&lt;[.W$15];&quot;LE&quot;;IF([.J195]&lt;[.W$14];&quot;LO&quot;;&quot;&quot;))))">
            <text:p/>
          </table:table-cell>
          <table:table-cell table:formula="of:=IF([.K195]&gt;[.X$13];&quot;HE&quot;;IF([.K195]&gt;[.X$12];&quot;HO&quot;;IF([.K195]&lt;[.X$15];&quot;LE&quot;;IF([.K195]&lt;[.X$14];&quot;LO&quot;;&quot;&quot;))))">
            <text:p/>
          </table:table-cell>
          <table:table-cell table:formula="of:=IF([.L195]&gt;[.Y$13];&quot;HE&quot;;IF([.L195]&gt;[.Y$12];&quot;HO&quot;;IF([.L195]&lt;[.Y$15];&quot;LE&quot;;IF([.L19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CE</text:p>
          </table:table-cell>
          <table:table-cell office:value-type="string">
            <text:p>1EA0</text:p>
          </table:table-cell>
          <table:table-cell table:formula="of:=HEX2DEC([.A196])" office:value-type="float" office:value="640">
            <text:p>640</text:p>
          </table:table-cell>
          <table:table-cell table:formula="of:=HEX2DEC([.B196])" office:value-type="float" office:value="492">
            <text:p>492</text:p>
          </table:table-cell>
          <table:table-cell table:formula="of:=HEX2DEC([.C196])" office:value-type="float" office:value="508">
            <text:p>508</text:p>
          </table:table-cell>
          <table:table-cell table:formula="of:=HEX2DEC([.D196])" office:value-type="float" office:value="8438">
            <text:p>8438</text:p>
          </table:table-cell>
          <table:table-cell table:formula="of:=HEX2DEC([.E196])" office:value-type="float" office:value="8142">
            <text:p>8142</text:p>
          </table:table-cell>
          <table:table-cell table:formula="of:=HEX2DEC([.F196])" office:value-type="float" office:value="7840">
            <text:p>7840</text:p>
          </table:table-cell>
          <table:table-cell table:formula="of:=IF([.G196]&gt;[.T$13];&quot;HE&quot;;IF([.G196]&gt;[.T$12];&quot;HO&quot;;IF([.G196]&lt;[.T$15];&quot;LE&quot;;IF([.G196]&lt;[.T$14];&quot;LO&quot;;&quot;&quot;))))">
            <text:p/>
          </table:table-cell>
          <table:table-cell table:formula="of:=IF([.H196]&gt;[.U$13];&quot;HE&quot;;IF([.H196]&gt;[.U$12];&quot;HO&quot;;IF([.H196]&lt;[.U$15];&quot;LE&quot;;IF([.H196]&lt;[.U$14];&quot;LO&quot;;&quot;&quot;))))">
            <text:p/>
          </table:table-cell>
          <table:table-cell table:formula="of:=IF([.I196]&gt;[.V$13];&quot;HE&quot;;IF([.I196]&gt;[.V$12];&quot;HO&quot;;IF([.I196]&lt;[.V$15];&quot;LE&quot;;IF([.I196]&lt;[.V$14];&quot;LO&quot;;&quot;&quot;))))">
            <text:p/>
          </table:table-cell>
          <table:table-cell table:formula="of:=IF([.J196]&gt;[.W$13];&quot;HE&quot;;IF([.J196]&gt;[.W$12];&quot;HO&quot;;IF([.J196]&lt;[.W$15];&quot;LE&quot;;IF([.J196]&lt;[.W$14];&quot;LO&quot;;&quot;&quot;))))">
            <text:p/>
          </table:table-cell>
          <table:table-cell table:formula="of:=IF([.K196]&gt;[.X$13];&quot;HE&quot;;IF([.K196]&gt;[.X$12];&quot;HO&quot;;IF([.K196]&lt;[.X$15];&quot;LE&quot;;IF([.K196]&lt;[.X$14];&quot;LO&quot;;&quot;&quot;))))">
            <text:p/>
          </table:table-cell>
          <table:table-cell table:formula="of:=IF([.L196]&gt;[.Y$13];&quot;HE&quot;;IF([.L196]&gt;[.Y$12];&quot;HO&quot;;IF([.L196]&lt;[.Y$15];&quot;LE&quot;;IF([.L19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D</text:p>
          </table:table-cell>
          <table:table-cell office:value-type="string">
            <text:p>1FD5</text:p>
          </table:table-cell>
          <table:table-cell office:value-type="string">
            <text:p>1EA1</text:p>
          </table:table-cell>
          <table:table-cell table:formula="of:=HEX2DEC([.A197])" office:value-type="float" office:value="644">
            <text:p>644</text:p>
          </table:table-cell>
          <table:table-cell table:formula="of:=HEX2DEC([.B197])" office:value-type="float" office:value="492">
            <text:p>492</text:p>
          </table:table-cell>
          <table:table-cell table:formula="of:=HEX2DEC([.C197])" office:value-type="float" office:value="508">
            <text:p>508</text:p>
          </table:table-cell>
          <table:table-cell table:formula="of:=HEX2DEC([.D197])" office:value-type="float" office:value="8429">
            <text:p>8429</text:p>
          </table:table-cell>
          <table:table-cell table:formula="of:=HEX2DEC([.E197])" office:value-type="float" office:value="8149">
            <text:p>8149</text:p>
          </table:table-cell>
          <table:table-cell table:formula="of:=HEX2DEC([.F197])" office:value-type="float" office:value="7841">
            <text:p>7841</text:p>
          </table:table-cell>
          <table:table-cell table:formula="of:=IF([.G197]&gt;[.T$13];&quot;HE&quot;;IF([.G197]&gt;[.T$12];&quot;HO&quot;;IF([.G197]&lt;[.T$15];&quot;LE&quot;;IF([.G197]&lt;[.T$14];&quot;LO&quot;;&quot;&quot;))))">
            <text:p/>
          </table:table-cell>
          <table:table-cell table:formula="of:=IF([.H197]&gt;[.U$13];&quot;HE&quot;;IF([.H197]&gt;[.U$12];&quot;HO&quot;;IF([.H197]&lt;[.U$15];&quot;LE&quot;;IF([.H197]&lt;[.U$14];&quot;LO&quot;;&quot;&quot;))))">
            <text:p/>
          </table:table-cell>
          <table:table-cell table:formula="of:=IF([.I197]&gt;[.V$13];&quot;HE&quot;;IF([.I197]&gt;[.V$12];&quot;HO&quot;;IF([.I197]&lt;[.V$15];&quot;LE&quot;;IF([.I197]&lt;[.V$14];&quot;LO&quot;;&quot;&quot;))))">
            <text:p/>
          </table:table-cell>
          <table:table-cell table:formula="of:=IF([.J197]&gt;[.W$13];&quot;HE&quot;;IF([.J197]&gt;[.W$12];&quot;HO&quot;;IF([.J197]&lt;[.W$15];&quot;LE&quot;;IF([.J197]&lt;[.W$14];&quot;LO&quot;;&quot;&quot;))))">
            <text:p/>
          </table:table-cell>
          <table:table-cell table:formula="of:=IF([.K197]&gt;[.X$13];&quot;HE&quot;;IF([.K197]&gt;[.X$12];&quot;HO&quot;;IF([.K197]&lt;[.X$15];&quot;LE&quot;;IF([.K197]&lt;[.X$14];&quot;LO&quot;;&quot;&quot;))))">
            <text:p/>
          </table:table-cell>
          <table:table-cell table:formula="of:=IF([.L197]&gt;[.Y$13];&quot;HE&quot;;IF([.L197]&gt;[.Y$12];&quot;HO&quot;;IF([.L197]&lt;[.Y$15];&quot;LE&quot;;IF([.L19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D6</text:p>
          </table:table-cell>
          <table:table-cell office:value-type="string">
            <text:p>1EA1</text:p>
          </table:table-cell>
          <table:table-cell table:formula="of:=HEX2DEC([.A198])" office:value-type="float" office:value="644">
            <text:p>644</text:p>
          </table:table-cell>
          <table:table-cell table:formula="of:=HEX2DEC([.B198])" office:value-type="float" office:value="492">
            <text:p>492</text:p>
          </table:table-cell>
          <table:table-cell table:formula="of:=HEX2DEC([.C198])" office:value-type="float" office:value="508">
            <text:p>508</text:p>
          </table:table-cell>
          <table:table-cell table:formula="of:=HEX2DEC([.D198])" office:value-type="float" office:value="8437">
            <text:p>8437</text:p>
          </table:table-cell>
          <table:table-cell table:formula="of:=HEX2DEC([.E198])" office:value-type="float" office:value="8150">
            <text:p>8150</text:p>
          </table:table-cell>
          <table:table-cell table:formula="of:=HEX2DEC([.F198])" office:value-type="float" office:value="7841">
            <text:p>7841</text:p>
          </table:table-cell>
          <table:table-cell table:formula="of:=IF([.G198]&gt;[.T$13];&quot;HE&quot;;IF([.G198]&gt;[.T$12];&quot;HO&quot;;IF([.G198]&lt;[.T$15];&quot;LE&quot;;IF([.G198]&lt;[.T$14];&quot;LO&quot;;&quot;&quot;))))">
            <text:p/>
          </table:table-cell>
          <table:table-cell table:formula="of:=IF([.H198]&gt;[.U$13];&quot;HE&quot;;IF([.H198]&gt;[.U$12];&quot;HO&quot;;IF([.H198]&lt;[.U$15];&quot;LE&quot;;IF([.H198]&lt;[.U$14];&quot;LO&quot;;&quot;&quot;))))">
            <text:p/>
          </table:table-cell>
          <table:table-cell table:formula="of:=IF([.I198]&gt;[.V$13];&quot;HE&quot;;IF([.I198]&gt;[.V$12];&quot;HO&quot;;IF([.I198]&lt;[.V$15];&quot;LE&quot;;IF([.I198]&lt;[.V$14];&quot;LO&quot;;&quot;&quot;))))">
            <text:p/>
          </table:table-cell>
          <table:table-cell table:formula="of:=IF([.J198]&gt;[.W$13];&quot;HE&quot;;IF([.J198]&gt;[.W$12];&quot;HO&quot;;IF([.J198]&lt;[.W$15];&quot;LE&quot;;IF([.J198]&lt;[.W$14];&quot;LO&quot;;&quot;&quot;))))">
            <text:p/>
          </table:table-cell>
          <table:table-cell table:formula="of:=IF([.K198]&gt;[.X$13];&quot;HE&quot;;IF([.K198]&gt;[.X$12];&quot;HO&quot;;IF([.K198]&lt;[.X$15];&quot;LE&quot;;IF([.K198]&lt;[.X$14];&quot;LO&quot;;&quot;&quot;))))">
            <text:p/>
          </table:table-cell>
          <table:table-cell table:formula="of:=IF([.L198]&gt;[.Y$13];&quot;HE&quot;;IF([.L198]&gt;[.Y$12];&quot;HO&quot;;IF([.L198]&lt;[.Y$15];&quot;LE&quot;;IF([.L19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D5</text:p>
          </table:table-cell>
          <table:table-cell office:value-type="string">
            <text:p>1E9E</text:p>
          </table:table-cell>
          <table:table-cell table:formula="of:=HEX2DEC([.A199])" office:value-type="float" office:value="632">
            <text:p>632</text:p>
          </table:table-cell>
          <table:table-cell table:formula="of:=HEX2DEC([.B199])" office:value-type="float" office:value="492">
            <text:p>492</text:p>
          </table:table-cell>
          <table:table-cell table:formula="of:=HEX2DEC([.C199])" office:value-type="float" office:value="508">
            <text:p>508</text:p>
          </table:table-cell>
          <table:table-cell table:formula="of:=HEX2DEC([.D199])" office:value-type="float" office:value="8439">
            <text:p>8439</text:p>
          </table:table-cell>
          <table:table-cell table:formula="of:=HEX2DEC([.E199])" office:value-type="float" office:value="8149">
            <text:p>8149</text:p>
          </table:table-cell>
          <table:table-cell table:formula="of:=HEX2DEC([.F199])" office:value-type="float" office:value="7838">
            <text:p>7838</text:p>
          </table:table-cell>
          <table:table-cell table:formula="of:=IF([.G199]&gt;[.T$13];&quot;HE&quot;;IF([.G199]&gt;[.T$12];&quot;HO&quot;;IF([.G199]&lt;[.T$15];&quot;LE&quot;;IF([.G199]&lt;[.T$14];&quot;LO&quot;;&quot;&quot;))))">
            <text:p/>
          </table:table-cell>
          <table:table-cell table:formula="of:=IF([.H199]&gt;[.U$13];&quot;HE&quot;;IF([.H199]&gt;[.U$12];&quot;HO&quot;;IF([.H199]&lt;[.U$15];&quot;LE&quot;;IF([.H199]&lt;[.U$14];&quot;LO&quot;;&quot;&quot;))))">
            <text:p/>
          </table:table-cell>
          <table:table-cell table:formula="of:=IF([.I199]&gt;[.V$13];&quot;HE&quot;;IF([.I199]&gt;[.V$12];&quot;HO&quot;;IF([.I199]&lt;[.V$15];&quot;LE&quot;;IF([.I199]&lt;[.V$14];&quot;LO&quot;;&quot;&quot;))))">
            <text:p/>
          </table:table-cell>
          <table:table-cell table:formula="of:=IF([.J199]&gt;[.W$13];&quot;HE&quot;;IF([.J199]&gt;[.W$12];&quot;HO&quot;;IF([.J199]&lt;[.W$15];&quot;LE&quot;;IF([.J199]&lt;[.W$14];&quot;LO&quot;;&quot;&quot;))))">
            <text:p/>
          </table:table-cell>
          <table:table-cell table:formula="of:=IF([.K199]&gt;[.X$13];&quot;HE&quot;;IF([.K199]&gt;[.X$12];&quot;HO&quot;;IF([.K199]&lt;[.X$15];&quot;LE&quot;;IF([.K199]&lt;[.X$14];&quot;LO&quot;;&quot;&quot;))))">
            <text:p/>
          </table:table-cell>
          <table:table-cell table:formula="of:=IF([.L199]&gt;[.Y$13];&quot;HE&quot;;IF([.L199]&gt;[.Y$12];&quot;HO&quot;;IF([.L199]&lt;[.Y$15];&quot;LE&quot;;IF([.L19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8</text:p>
          </table:table-cell>
          <table:table-cell office:value-type="string">
            <text:p>1FCF</text:p>
          </table:table-cell>
          <table:table-cell table:style-name="ce3" office:value-type="string">
            <text:p>1E94</text:p>
          </table:table-cell>
          <table:table-cell table:formula="of:=HEX2DEC([.A200])" office:value-type="float" office:value="592">
            <text:p>592</text:p>
          </table:table-cell>
          <table:table-cell table:formula="of:=HEX2DEC([.B200])" office:value-type="float" office:value="492">
            <text:p>492</text:p>
          </table:table-cell>
          <table:table-cell table:formula="of:=HEX2DEC([.C200])" office:value-type="float" office:value="508">
            <text:p>508</text:p>
          </table:table-cell>
          <table:table-cell table:formula="of:=HEX2DEC([.D200])" office:value-type="float" office:value="8440">
            <text:p>8440</text:p>
          </table:table-cell>
          <table:table-cell table:formula="of:=HEX2DEC([.E200])" office:value-type="float" office:value="8143">
            <text:p>8143</text:p>
          </table:table-cell>
          <table:table-cell table:formula="of:=HEX2DEC([.F200])" office:value-type="float" office:value="7828">
            <text:p>7828</text:p>
          </table:table-cell>
          <table:table-cell table:formula="of:=IF([.G200]&gt;[.T$13];&quot;HE&quot;;IF([.G200]&gt;[.T$12];&quot;HO&quot;;IF([.G200]&lt;[.T$15];&quot;LE&quot;;IF([.G200]&lt;[.T$14];&quot;LO&quot;;&quot;&quot;))))">
            <text:p/>
          </table:table-cell>
          <table:table-cell table:formula="of:=IF([.H200]&gt;[.U$13];&quot;HE&quot;;IF([.H200]&gt;[.U$12];&quot;HO&quot;;IF([.H200]&lt;[.U$15];&quot;LE&quot;;IF([.H200]&lt;[.U$14];&quot;LO&quot;;&quot;&quot;))))">
            <text:p/>
          </table:table-cell>
          <table:table-cell table:formula="of:=IF([.I200]&gt;[.V$13];&quot;HE&quot;;IF([.I200]&gt;[.V$12];&quot;HO&quot;;IF([.I200]&lt;[.V$15];&quot;LE&quot;;IF([.I200]&lt;[.V$14];&quot;LO&quot;;&quot;&quot;))))">
            <text:p/>
          </table:table-cell>
          <table:table-cell table:formula="of:=IF([.J200]&gt;[.W$13];&quot;HE&quot;;IF([.J200]&gt;[.W$12];&quot;HO&quot;;IF([.J200]&lt;[.W$15];&quot;LE&quot;;IF([.J200]&lt;[.W$14];&quot;LO&quot;;&quot;&quot;))))">
            <text:p/>
          </table:table-cell>
          <table:table-cell table:formula="of:=IF([.K200]&gt;[.X$13];&quot;HE&quot;;IF([.K200]&gt;[.X$12];&quot;HO&quot;;IF([.K200]&lt;[.X$15];&quot;LE&quot;;IF([.K200]&lt;[.X$14];&quot;LO&quot;;&quot;&quot;))))">
            <text:p/>
          </table:table-cell>
          <table:table-cell table:formula="of:=IF([.L200]&gt;[.Y$13];&quot;HE&quot;;IF([.L200]&gt;[.Y$12];&quot;HO&quot;;IF([.L200]&lt;[.Y$15];&quot;LE&quot;;IF([.L20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E</text:p>
          </table:table-cell>
          <table:table-cell office:value-type="string">
            <text:p>1FD7</text:p>
          </table:table-cell>
          <table:table-cell office:value-type="string">
            <text:p>1E9E</text:p>
          </table:table-cell>
          <table:table-cell table:formula="of:=HEX2DEC([.A201])" office:value-type="float" office:value="632">
            <text:p>632</text:p>
          </table:table-cell>
          <table:table-cell table:formula="of:=HEX2DEC([.B201])" office:value-type="float" office:value="492">
            <text:p>492</text:p>
          </table:table-cell>
          <table:table-cell table:formula="of:=HEX2DEC([.C201])" office:value-type="float" office:value="508">
            <text:p>508</text:p>
          </table:table-cell>
          <table:table-cell table:formula="of:=HEX2DEC([.D201])" office:value-type="float" office:value="8430">
            <text:p>8430</text:p>
          </table:table-cell>
          <table:table-cell table:formula="of:=HEX2DEC([.E201])" office:value-type="float" office:value="8151">
            <text:p>8151</text:p>
          </table:table-cell>
          <table:table-cell table:formula="of:=HEX2DEC([.F201])" office:value-type="float" office:value="7838">
            <text:p>7838</text:p>
          </table:table-cell>
          <table:table-cell table:formula="of:=IF([.G201]&gt;[.T$13];&quot;HE&quot;;IF([.G201]&gt;[.T$12];&quot;HO&quot;;IF([.G201]&lt;[.T$15];&quot;LE&quot;;IF([.G201]&lt;[.T$14];&quot;LO&quot;;&quot;&quot;))))">
            <text:p/>
          </table:table-cell>
          <table:table-cell table:formula="of:=IF([.H201]&gt;[.U$13];&quot;HE&quot;;IF([.H201]&gt;[.U$12];&quot;HO&quot;;IF([.H201]&lt;[.U$15];&quot;LE&quot;;IF([.H201]&lt;[.U$14];&quot;LO&quot;;&quot;&quot;))))">
            <text:p/>
          </table:table-cell>
          <table:table-cell table:formula="of:=IF([.I201]&gt;[.V$13];&quot;HE&quot;;IF([.I201]&gt;[.V$12];&quot;HO&quot;;IF([.I201]&lt;[.V$15];&quot;LE&quot;;IF([.I201]&lt;[.V$14];&quot;LO&quot;;&quot;&quot;))))">
            <text:p/>
          </table:table-cell>
          <table:table-cell table:formula="of:=IF([.J201]&gt;[.W$13];&quot;HE&quot;;IF([.J201]&gt;[.W$12];&quot;HO&quot;;IF([.J201]&lt;[.W$15];&quot;LE&quot;;IF([.J201]&lt;[.W$14];&quot;LO&quot;;&quot;&quot;))))">
            <text:p/>
          </table:table-cell>
          <table:table-cell table:formula="of:=IF([.K201]&gt;[.X$13];&quot;HE&quot;;IF([.K201]&gt;[.X$12];&quot;HO&quot;;IF([.K201]&lt;[.X$15];&quot;LE&quot;;IF([.K201]&lt;[.X$14];&quot;LO&quot;;&quot;&quot;))))">
            <text:p/>
          </table:table-cell>
          <table:table-cell table:formula="of:=IF([.L201]&gt;[.Y$13];&quot;HE&quot;;IF([.L201]&gt;[.Y$12];&quot;HO&quot;;IF([.L201]&lt;[.Y$15];&quot;LE&quot;;IF([.L20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A</text:p>
          </table:table-cell>
          <table:table-cell office:value-type="string">
            <text:p>1FD3</text:p>
          </table:table-cell>
          <table:table-cell office:value-type="string">
            <text:p>1E9B</text:p>
          </table:table-cell>
          <table:table-cell table:formula="of:=HEX2DEC([.A202])" office:value-type="float" office:value="620">
            <text:p>620</text:p>
          </table:table-cell>
          <table:table-cell table:formula="of:=HEX2DEC([.B202])" office:value-type="float" office:value="492">
            <text:p>492</text:p>
          </table:table-cell>
          <table:table-cell table:formula="of:=HEX2DEC([.C202])" office:value-type="float" office:value="508">
            <text:p>508</text:p>
          </table:table-cell>
          <table:table-cell table:formula="of:=HEX2DEC([.D202])" office:value-type="float" office:value="8426">
            <text:p>8426</text:p>
          </table:table-cell>
          <table:table-cell table:formula="of:=HEX2DEC([.E202])" office:value-type="float" office:value="8147">
            <text:p>8147</text:p>
          </table:table-cell>
          <table:table-cell table:formula="of:=HEX2DEC([.F202])" office:value-type="float" office:value="7835">
            <text:p>7835</text:p>
          </table:table-cell>
          <table:table-cell table:formula="of:=IF([.G202]&gt;[.T$13];&quot;HE&quot;;IF([.G202]&gt;[.T$12];&quot;HO&quot;;IF([.G202]&lt;[.T$15];&quot;LE&quot;;IF([.G202]&lt;[.T$14];&quot;LO&quot;;&quot;&quot;))))">
            <text:p/>
          </table:table-cell>
          <table:table-cell table:formula="of:=IF([.H202]&gt;[.U$13];&quot;HE&quot;;IF([.H202]&gt;[.U$12];&quot;HO&quot;;IF([.H202]&lt;[.U$15];&quot;LE&quot;;IF([.H202]&lt;[.U$14];&quot;LO&quot;;&quot;&quot;))))">
            <text:p/>
          </table:table-cell>
          <table:table-cell table:formula="of:=IF([.I202]&gt;[.V$13];&quot;HE&quot;;IF([.I202]&gt;[.V$12];&quot;HO&quot;;IF([.I202]&lt;[.V$15];&quot;LE&quot;;IF([.I202]&lt;[.V$14];&quot;LO&quot;;&quot;&quot;))))">
            <text:p/>
          </table:table-cell>
          <table:table-cell table:formula="of:=IF([.J202]&gt;[.W$13];&quot;HE&quot;;IF([.J202]&gt;[.W$12];&quot;HO&quot;;IF([.J202]&lt;[.W$15];&quot;LE&quot;;IF([.J202]&lt;[.W$14];&quot;LO&quot;;&quot;&quot;))))">
            <text:p/>
          </table:table-cell>
          <table:table-cell table:formula="of:=IF([.K202]&gt;[.X$13];&quot;HE&quot;;IF([.K202]&gt;[.X$12];&quot;HO&quot;;IF([.K202]&lt;[.X$15];&quot;LE&quot;;IF([.K202]&lt;[.X$14];&quot;LO&quot;;&quot;&quot;))))">
            <text:p/>
          </table:table-cell>
          <table:table-cell table:formula="of:=IF([.L202]&gt;[.Y$13];&quot;HE&quot;;IF([.L202]&gt;[.Y$12];&quot;HO&quot;;IF([.L202]&lt;[.Y$15];&quot;LE&quot;;IF([.L20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float" office:value="2006">
            <text:p>2006</text:p>
          </table:table-cell>
          <table:table-cell office:value-type="string">
            <text:p>201F</text:p>
          </table:table-cell>
          <table:table-cell office:value-type="string">
            <text:p>1FA1</text:p>
          </table:table-cell>
          <table:table-cell table:formula="of:=HEX2DEC([.A203])" office:value-type="float" office:value="644">
            <text:p>644</text:p>
          </table:table-cell>
          <table:table-cell table:formula="of:=HEX2DEC([.B203])" office:value-type="float" office:value="508">
            <text:p>508</text:p>
          </table:table-cell>
          <table:table-cell table:formula="of:=HEX2DEC([.C203])" office:value-type="float" office:value="524">
            <text:p>524</text:p>
          </table:table-cell>
          <table:table-cell table:formula="of:=HEX2DEC([.D203])" office:value-type="float" office:value="8198">
            <text:p>8198</text:p>
          </table:table-cell>
          <table:table-cell table:formula="of:=HEX2DEC([.E203])" office:value-type="float" office:value="8223">
            <text:p>8223</text:p>
          </table:table-cell>
          <table:table-cell table:formula="of:=HEX2DEC([.F203])" office:value-type="float" office:value="8097">
            <text:p>8097</text:p>
          </table:table-cell>
          <table:table-cell table:formula="of:=IF([.G203]&gt;[.T$13];&quot;HE&quot;;IF([.G203]&gt;[.T$12];&quot;HO&quot;;IF([.G203]&lt;[.T$15];&quot;LE&quot;;IF([.G203]&lt;[.T$14];&quot;LO&quot;;&quot;&quot;))))">
            <text:p/>
          </table:table-cell>
          <table:table-cell table:formula="of:=IF([.H203]&gt;[.U$13];&quot;HE&quot;;IF([.H203]&gt;[.U$12];&quot;HO&quot;;IF([.H203]&lt;[.U$15];&quot;LE&quot;;IF([.H203]&lt;[.U$14];&quot;LO&quot;;&quot;&quot;))))">
            <text:p/>
          </table:table-cell>
          <table:table-cell table:formula="of:=IF([.I203]&gt;[.V$13];&quot;HE&quot;;IF([.I203]&gt;[.V$12];&quot;HO&quot;;IF([.I203]&lt;[.V$15];&quot;LE&quot;;IF([.I203]&lt;[.V$14];&quot;LO&quot;;&quot;&quot;))))" office:value-type="string" office:string-value="HE">
            <text:p>HE</text:p>
          </table:table-cell>
          <table:table-cell table:formula="of:=IF([.J203]&gt;[.W$13];&quot;HE&quot;;IF([.J203]&gt;[.W$12];&quot;HO&quot;;IF([.J203]&lt;[.W$15];&quot;LE&quot;;IF([.J203]&lt;[.W$14];&quot;LO&quot;;&quot;&quot;))))">
            <text:p/>
          </table:table-cell>
          <table:table-cell table:formula="of:=IF([.K203]&gt;[.X$13];&quot;HE&quot;;IF([.K203]&gt;[.X$12];&quot;HO&quot;;IF([.K203]&lt;[.X$15];&quot;LE&quot;;IF([.K203]&lt;[.X$14];&quot;LO&quot;;&quot;&quot;))))" office:value-type="string" office:string-value="HO">
            <text:p>HO</text:p>
          </table:table-cell>
          <table:table-cell table:formula="of:=IF([.L203]&gt;[.Y$13];&quot;HE&quot;;IF([.L203]&gt;[.Y$12];&quot;HO&quot;;IF([.L203]&lt;[.Y$15];&quot;LE&quot;;IF([.L20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AE</text:p>
          </table:table-cell>
          <table:table-cell office:value-type="string">
            <text:p>1EE</text:p>
          </table:table-cell>
          <table:table-cell office:value-type="string">
            <text:p>1EA</text:p>
          </table:table-cell>
          <table:table-cell office:value-type="string">
            <text:p>1FBB</text:p>
          </table:table-cell>
          <table:table-cell table:style-name="ce3" office:value-type="string">
            <text:p>1E68</text:p>
          </table:table-cell>
          <table:table-cell office:value-type="string">
            <text:p>1EEB</text:p>
          </table:table-cell>
          <table:table-cell table:formula="of:=HEX2DEC([.A204])" office:value-type="float" office:value="942">
            <text:p>942</text:p>
          </table:table-cell>
          <table:table-cell table:formula="of:=HEX2DEC([.B204])" office:value-type="float" office:value="494">
            <text:p>494</text:p>
          </table:table-cell>
          <table:table-cell table:formula="of:=HEX2DEC([.C204])" office:value-type="float" office:value="490">
            <text:p>490</text:p>
          </table:table-cell>
          <table:table-cell table:formula="of:=HEX2DEC([.D204])" office:value-type="float" office:value="8123">
            <text:p>8123</text:p>
          </table:table-cell>
          <table:table-cell table:formula="of:=HEX2DEC([.E204])" office:value-type="float" office:value="7784">
            <text:p>7784</text:p>
          </table:table-cell>
          <table:table-cell table:formula="of:=HEX2DEC([.F204])" office:value-type="float" office:value="7915">
            <text:p>7915</text:p>
          </table:table-cell>
          <table:table-cell table:formula="of:=IF([.G204]&gt;[.T$13];&quot;HE&quot;;IF([.G204]&gt;[.T$12];&quot;HO&quot;;IF([.G204]&lt;[.T$15];&quot;LE&quot;;IF([.G204]&lt;[.T$14];&quot;LO&quot;;&quot;&quot;))))" office:value-type="string" office:string-value="HO">
            <text:p>HO</text:p>
          </table:table-cell>
          <table:table-cell table:formula="of:=IF([.H204]&gt;[.U$13];&quot;HE&quot;;IF([.H204]&gt;[.U$12];&quot;HO&quot;;IF([.H204]&lt;[.U$15];&quot;LE&quot;;IF([.H204]&lt;[.U$14];&quot;LO&quot;;&quot;&quot;))))">
            <text:p/>
          </table:table-cell>
          <table:table-cell table:formula="of:=IF([.I204]&gt;[.V$13];&quot;HE&quot;;IF([.I204]&gt;[.V$12];&quot;HO&quot;;IF([.I204]&lt;[.V$15];&quot;LE&quot;;IF([.I204]&lt;[.V$14];&quot;LO&quot;;&quot;&quot;))))" office:value-type="string" office:string-value="LE">
            <text:p>LE</text:p>
          </table:table-cell>
          <table:table-cell table:formula="of:=IF([.J204]&gt;[.W$13];&quot;HE&quot;;IF([.J204]&gt;[.W$12];&quot;HO&quot;;IF([.J204]&lt;[.W$15];&quot;LE&quot;;IF([.J204]&lt;[.W$14];&quot;LO&quot;;&quot;&quot;))))">
            <text:p/>
          </table:table-cell>
          <table:table-cell table:formula="of:=IF([.K204]&gt;[.X$13];&quot;HE&quot;;IF([.K204]&gt;[.X$12];&quot;HO&quot;;IF([.K204]&lt;[.X$15];&quot;LE&quot;;IF([.K204]&lt;[.X$14];&quot;LO&quot;;&quot;&quot;))))" office:value-type="string" office:string-value="LE">
            <text:p>LE</text:p>
          </table:table-cell>
          <table:table-cell table:formula="of:=IF([.L204]&gt;[.Y$13];&quot;HE&quot;;IF([.L204]&gt;[.Y$12];&quot;HO&quot;;IF([.L204]&lt;[.Y$15];&quot;LE&quot;;IF([.L20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10">
            <text:p>310</text:p>
          </table:table-cell>
          <table:table-cell table:number-columns-repeated="2" office:value-type="string">
            <text:p>1FC</text:p>
          </table:table-cell>
          <table:table-cell office:value-type="float" office:value="2017">
            <text:p>2017</text:p>
          </table:table-cell>
          <table:table-cell office:value-type="string">
            <text:p>1FD0</text:p>
          </table:table-cell>
          <table:table-cell office:value-type="string">
            <text:p>1FC4</text:p>
          </table:table-cell>
          <table:table-cell table:formula="of:=HEX2DEC([.A205])" office:value-type="float" office:value="784">
            <text:p>784</text:p>
          </table:table-cell>
          <table:table-cell table:formula="of:=HEX2DEC([.B205])" office:value-type="float" office:value="508">
            <text:p>508</text:p>
          </table:table-cell>
          <table:table-cell table:formula="of:=HEX2DEC([.C205])" office:value-type="float" office:value="508">
            <text:p>508</text:p>
          </table:table-cell>
          <table:table-cell table:formula="of:=HEX2DEC([.D205])" office:value-type="float" office:value="8215">
            <text:p>8215</text:p>
          </table:table-cell>
          <table:table-cell table:formula="of:=HEX2DEC([.E205])" office:value-type="float" office:value="8144">
            <text:p>8144</text:p>
          </table:table-cell>
          <table:table-cell table:formula="of:=HEX2DEC([.F205])" office:value-type="float" office:value="8132">
            <text:p>8132</text:p>
          </table:table-cell>
          <table:table-cell table:formula="of:=IF([.G205]&gt;[.T$13];&quot;HE&quot;;IF([.G205]&gt;[.T$12];&quot;HO&quot;;IF([.G205]&lt;[.T$15];&quot;LE&quot;;IF([.G205]&lt;[.T$14];&quot;LO&quot;;&quot;&quot;))))">
            <text:p/>
          </table:table-cell>
          <table:table-cell table:formula="of:=IF([.H205]&gt;[.U$13];&quot;HE&quot;;IF([.H205]&gt;[.U$12];&quot;HO&quot;;IF([.H205]&lt;[.U$15];&quot;LE&quot;;IF([.H205]&lt;[.U$14];&quot;LO&quot;;&quot;&quot;))))">
            <text:p/>
          </table:table-cell>
          <table:table-cell table:formula="of:=IF([.I205]&gt;[.V$13];&quot;HE&quot;;IF([.I205]&gt;[.V$12];&quot;HO&quot;;IF([.I205]&lt;[.V$15];&quot;LE&quot;;IF([.I205]&lt;[.V$14];&quot;LO&quot;;&quot;&quot;))))">
            <text:p/>
          </table:table-cell>
          <table:table-cell table:formula="of:=IF([.J205]&gt;[.W$13];&quot;HE&quot;;IF([.J205]&gt;[.W$12];&quot;HO&quot;;IF([.J205]&lt;[.W$15];&quot;LE&quot;;IF([.J205]&lt;[.W$14];&quot;LO&quot;;&quot;&quot;))))">
            <text:p/>
          </table:table-cell>
          <table:table-cell table:formula="of:=IF([.K205]&gt;[.X$13];&quot;HE&quot;;IF([.K205]&gt;[.X$12];&quot;HO&quot;;IF([.K205]&lt;[.X$15];&quot;LE&quot;;IF([.K205]&lt;[.X$14];&quot;LO&quot;;&quot;&quot;))))">
            <text:p/>
          </table:table-cell>
          <table:table-cell table:formula="of:=IF([.L205]&gt;[.Y$13];&quot;HE&quot;;IF([.L205]&gt;[.Y$12];&quot;HO&quot;;IF([.L205]&lt;[.Y$15];&quot;LE&quot;;IF([.L20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C4</text:p>
          </table:table-cell>
          <table:table-cell table:number-columns-repeated="2" office:value-type="string">
            <text:p>1FC</text:p>
          </table:table-cell>
          <table:table-cell office:value-type="float" office:value="2006">
            <text:p>2006</text:p>
          </table:table-cell>
          <table:table-cell office:value-type="string">
            <text:p>1FDC</text:p>
          </table:table-cell>
          <table:table-cell office:value-type="string">
            <text:p>1FB1</text:p>
          </table:table-cell>
          <table:table-cell table:formula="of:=HEX2DEC([.A206])" office:value-type="float" office:value="708">
            <text:p>708</text:p>
          </table:table-cell>
          <table:table-cell table:formula="of:=HEX2DEC([.B206])" office:value-type="float" office:value="508">
            <text:p>508</text:p>
          </table:table-cell>
          <table:table-cell table:formula="of:=HEX2DEC([.C206])" office:value-type="float" office:value="508">
            <text:p>508</text:p>
          </table:table-cell>
          <table:table-cell table:formula="of:=HEX2DEC([.D206])" office:value-type="float" office:value="8198">
            <text:p>8198</text:p>
          </table:table-cell>
          <table:table-cell table:formula="of:=HEX2DEC([.E206])" office:value-type="float" office:value="8156">
            <text:p>8156</text:p>
          </table:table-cell>
          <table:table-cell table:formula="of:=HEX2DEC([.F206])" office:value-type="float" office:value="8113">
            <text:p>8113</text:p>
          </table:table-cell>
          <table:table-cell table:formula="of:=IF([.G206]&gt;[.T$13];&quot;HE&quot;;IF([.G206]&gt;[.T$12];&quot;HO&quot;;IF([.G206]&lt;[.T$15];&quot;LE&quot;;IF([.G206]&lt;[.T$14];&quot;LO&quot;;&quot;&quot;))))">
            <text:p/>
          </table:table-cell>
          <table:table-cell table:formula="of:=IF([.H206]&gt;[.U$13];&quot;HE&quot;;IF([.H206]&gt;[.U$12];&quot;HO&quot;;IF([.H206]&lt;[.U$15];&quot;LE&quot;;IF([.H206]&lt;[.U$14];&quot;LO&quot;;&quot;&quot;))))">
            <text:p/>
          </table:table-cell>
          <table:table-cell table:formula="of:=IF([.I206]&gt;[.V$13];&quot;HE&quot;;IF([.I206]&gt;[.V$12];&quot;HO&quot;;IF([.I206]&lt;[.V$15];&quot;LE&quot;;IF([.I206]&lt;[.V$14];&quot;LO&quot;;&quot;&quot;))))">
            <text:p/>
          </table:table-cell>
          <table:table-cell table:formula="of:=IF([.J206]&gt;[.W$13];&quot;HE&quot;;IF([.J206]&gt;[.W$12];&quot;HO&quot;;IF([.J206]&lt;[.W$15];&quot;LE&quot;;IF([.J206]&lt;[.W$14];&quot;LO&quot;;&quot;&quot;))))">
            <text:p/>
          </table:table-cell>
          <table:table-cell table:formula="of:=IF([.K206]&gt;[.X$13];&quot;HE&quot;;IF([.K206]&gt;[.X$12];&quot;HO&quot;;IF([.K206]&lt;[.X$15];&quot;LE&quot;;IF([.K206]&lt;[.X$14];&quot;LO&quot;;&quot;&quot;))))">
            <text:p/>
          </table:table-cell>
          <table:table-cell table:formula="of:=IF([.L206]&gt;[.Y$13];&quot;HE&quot;;IF([.L206]&gt;[.Y$12];&quot;HO&quot;;IF([.L206]&lt;[.Y$15];&quot;LE&quot;;IF([.L20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string">
            <text:p>200F</text:p>
          </table:table-cell>
          <table:table-cell office:value-type="string">
            <text:p>200A</text:p>
          </table:table-cell>
          <table:table-cell office:value-type="string">
            <text:p>1FC4</text:p>
          </table:table-cell>
          <table:table-cell table:formula="of:=HEX2DEC([.A207])" office:value-type="float" office:value="784">
            <text:p>784</text:p>
          </table:table-cell>
          <table:table-cell table:formula="of:=HEX2DEC([.B207])" office:value-type="float" office:value="508">
            <text:p>508</text:p>
          </table:table-cell>
          <table:table-cell table:formula="of:=HEX2DEC([.C207])" office:value-type="float" office:value="524">
            <text:p>524</text:p>
          </table:table-cell>
          <table:table-cell table:formula="of:=HEX2DEC([.D207])" office:value-type="float" office:value="8207">
            <text:p>8207</text:p>
          </table:table-cell>
          <table:table-cell table:formula="of:=HEX2DEC([.E207])" office:value-type="float" office:value="8202">
            <text:p>8202</text:p>
          </table:table-cell>
          <table:table-cell table:formula="of:=HEX2DEC([.F207])" office:value-type="float" office:value="8132">
            <text:p>8132</text:p>
          </table:table-cell>
          <table:table-cell table:formula="of:=IF([.G207]&gt;[.T$13];&quot;HE&quot;;IF([.G207]&gt;[.T$12];&quot;HO&quot;;IF([.G207]&lt;[.T$15];&quot;LE&quot;;IF([.G207]&lt;[.T$14];&quot;LO&quot;;&quot;&quot;))))">
            <text:p/>
          </table:table-cell>
          <table:table-cell table:formula="of:=IF([.H207]&gt;[.U$13];&quot;HE&quot;;IF([.H207]&gt;[.U$12];&quot;HO&quot;;IF([.H207]&lt;[.U$15];&quot;LE&quot;;IF([.H207]&lt;[.U$14];&quot;LO&quot;;&quot;&quot;))))">
            <text:p/>
          </table:table-cell>
          <table:table-cell table:formula="of:=IF([.I207]&gt;[.V$13];&quot;HE&quot;;IF([.I207]&gt;[.V$12];&quot;HO&quot;;IF([.I207]&lt;[.V$15];&quot;LE&quot;;IF([.I207]&lt;[.V$14];&quot;LO&quot;;&quot;&quot;))))" office:value-type="string" office:string-value="HE">
            <text:p>HE</text:p>
          </table:table-cell>
          <table:table-cell table:formula="of:=IF([.J207]&gt;[.W$13];&quot;HE&quot;;IF([.J207]&gt;[.W$12];&quot;HO&quot;;IF([.J207]&lt;[.W$15];&quot;LE&quot;;IF([.J207]&lt;[.W$14];&quot;LO&quot;;&quot;&quot;))))">
            <text:p/>
          </table:table-cell>
          <table:table-cell table:formula="of:=IF([.K207]&gt;[.X$13];&quot;HE&quot;;IF([.K207]&gt;[.X$12];&quot;HO&quot;;IF([.K207]&lt;[.X$15];&quot;LE&quot;;IF([.K207]&lt;[.X$14];&quot;LO&quot;;&quot;&quot;))))" office:value-type="string" office:string-value="HO">
            <text:p>HO</text:p>
          </table:table-cell>
          <table:table-cell table:formula="of:=IF([.L207]&gt;[.Y$13];&quot;HE&quot;;IF([.L207]&gt;[.Y$12];&quot;HO&quot;;IF([.L207]&lt;[.Y$15];&quot;LE&quot;;IF([.L20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CC</text:p>
          </table:table-cell>
          <table:table-cell office:value-type="string">
            <text:p>1FBF</text:p>
          </table:table-cell>
          <table:table-cell office:value-type="string">
            <text:p>1E9B</text:p>
          </table:table-cell>
          <table:table-cell table:formula="of:=HEX2DEC([.A208])" office:value-type="float" office:value="620">
            <text:p>620</text:p>
          </table:table-cell>
          <table:table-cell table:formula="of:=HEX2DEC([.B208])" office:value-type="float" office:value="492">
            <text:p>492</text:p>
          </table:table-cell>
          <table:table-cell table:formula="of:=HEX2DEC([.C208])" office:value-type="float" office:value="508">
            <text:p>508</text:p>
          </table:table-cell>
          <table:table-cell table:formula="of:=HEX2DEC([.D208])" office:value-type="float" office:value="8396">
            <text:p>8396</text:p>
          </table:table-cell>
          <table:table-cell table:formula="of:=HEX2DEC([.E208])" office:value-type="float" office:value="8127">
            <text:p>8127</text:p>
          </table:table-cell>
          <table:table-cell table:formula="of:=HEX2DEC([.F208])" office:value-type="float" office:value="7835">
            <text:p>7835</text:p>
          </table:table-cell>
          <table:table-cell table:formula="of:=IF([.G208]&gt;[.T$13];&quot;HE&quot;;IF([.G208]&gt;[.T$12];&quot;HO&quot;;IF([.G208]&lt;[.T$15];&quot;LE&quot;;IF([.G208]&lt;[.T$14];&quot;LO&quot;;&quot;&quot;))))">
            <text:p/>
          </table:table-cell>
          <table:table-cell table:formula="of:=IF([.H208]&gt;[.U$13];&quot;HE&quot;;IF([.H208]&gt;[.U$12];&quot;HO&quot;;IF([.H208]&lt;[.U$15];&quot;LE&quot;;IF([.H208]&lt;[.U$14];&quot;LO&quot;;&quot;&quot;))))">
            <text:p/>
          </table:table-cell>
          <table:table-cell table:formula="of:=IF([.I208]&gt;[.V$13];&quot;HE&quot;;IF([.I208]&gt;[.V$12];&quot;HO&quot;;IF([.I208]&lt;[.V$15];&quot;LE&quot;;IF([.I208]&lt;[.V$14];&quot;LO&quot;;&quot;&quot;))))">
            <text:p/>
          </table:table-cell>
          <table:table-cell table:formula="of:=IF([.J208]&gt;[.W$13];&quot;HE&quot;;IF([.J208]&gt;[.W$12];&quot;HO&quot;;IF([.J208]&lt;[.W$15];&quot;LE&quot;;IF([.J208]&lt;[.W$14];&quot;LO&quot;;&quot;&quot;))))">
            <text:p/>
          </table:table-cell>
          <table:table-cell table:formula="of:=IF([.K208]&gt;[.X$13];&quot;HE&quot;;IF([.K208]&gt;[.X$12];&quot;HO&quot;;IF([.K208]&lt;[.X$15];&quot;LE&quot;;IF([.K208]&lt;[.X$14];&quot;LO&quot;;&quot;&quot;))))">
            <text:p/>
          </table:table-cell>
          <table:table-cell table:formula="of:=IF([.L208]&gt;[.Y$13];&quot;HE&quot;;IF([.L208]&gt;[.Y$12];&quot;HO&quot;;IF([.L208]&lt;[.Y$15];&quot;LE&quot;;IF([.L20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24">
            <text:p>324</text:p>
          </table:table-cell>
          <table:table-cell table:number-columns-repeated="2" office:value-type="string">
            <text:p>1FC</text:p>
          </table:table-cell>
          <table:table-cell office:value-type="float" office:value="2015">
            <text:p>2015</text:p>
          </table:table-cell>
          <table:table-cell office:value-type="string">
            <text:p>1FC5</text:p>
          </table:table-cell>
          <table:table-cell office:value-type="string">
            <text:p>1FC9</text:p>
          </table:table-cell>
          <table:table-cell table:formula="of:=HEX2DEC([.A209])" office:value-type="float" office:value="804">
            <text:p>804</text:p>
          </table:table-cell>
          <table:table-cell table:formula="of:=HEX2DEC([.B209])" office:value-type="float" office:value="508">
            <text:p>508</text:p>
          </table:table-cell>
          <table:table-cell table:formula="of:=HEX2DEC([.C209])" office:value-type="float" office:value="508">
            <text:p>508</text:p>
          </table:table-cell>
          <table:table-cell table:formula="of:=HEX2DEC([.D209])" office:value-type="float" office:value="8213">
            <text:p>8213</text:p>
          </table:table-cell>
          <table:table-cell table:formula="of:=HEX2DEC([.E209])" office:value-type="float" office:value="8133">
            <text:p>8133</text:p>
          </table:table-cell>
          <table:table-cell table:formula="of:=HEX2DEC([.F209])" office:value-type="float" office:value="8137">
            <text:p>8137</text:p>
          </table:table-cell>
          <table:table-cell table:formula="of:=IF([.G209]&gt;[.T$13];&quot;HE&quot;;IF([.G209]&gt;[.T$12];&quot;HO&quot;;IF([.G209]&lt;[.T$15];&quot;LE&quot;;IF([.G209]&lt;[.T$14];&quot;LO&quot;;&quot;&quot;))))">
            <text:p/>
          </table:table-cell>
          <table:table-cell table:formula="of:=IF([.H209]&gt;[.U$13];&quot;HE&quot;;IF([.H209]&gt;[.U$12];&quot;HO&quot;;IF([.H209]&lt;[.U$15];&quot;LE&quot;;IF([.H209]&lt;[.U$14];&quot;LO&quot;;&quot;&quot;))))">
            <text:p/>
          </table:table-cell>
          <table:table-cell table:formula="of:=IF([.I209]&gt;[.V$13];&quot;HE&quot;;IF([.I209]&gt;[.V$12];&quot;HO&quot;;IF([.I209]&lt;[.V$15];&quot;LE&quot;;IF([.I209]&lt;[.V$14];&quot;LO&quot;;&quot;&quot;))))">
            <text:p/>
          </table:table-cell>
          <table:table-cell table:formula="of:=IF([.J209]&gt;[.W$13];&quot;HE&quot;;IF([.J209]&gt;[.W$12];&quot;HO&quot;;IF([.J209]&lt;[.W$15];&quot;LE&quot;;IF([.J209]&lt;[.W$14];&quot;LO&quot;;&quot;&quot;))))">
            <text:p/>
          </table:table-cell>
          <table:table-cell table:formula="of:=IF([.K209]&gt;[.X$13];&quot;HE&quot;;IF([.K209]&gt;[.X$12];&quot;HO&quot;;IF([.K209]&lt;[.X$15];&quot;LE&quot;;IF([.K209]&lt;[.X$14];&quot;LO&quot;;&quot;&quot;))))">
            <text:p/>
          </table:table-cell>
          <table:table-cell table:formula="of:=IF([.L209]&gt;[.Y$13];&quot;HE&quot;;IF([.L209]&gt;[.Y$12];&quot;HO&quot;;IF([.L209]&lt;[.Y$15];&quot;LE&quot;;IF([.L20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C0</text:p>
          </table:table-cell>
          <table:table-cell office:value-type="string">
            <text:p>20C</text:p>
          </table:table-cell>
          <table:table-cell office:value-type="string">
            <text:p>1CC</text:p>
          </table:table-cell>
          <table:table-cell office:value-type="float" office:value="2002">
            <text:p>2002</text:p>
          </table:table-cell>
          <table:table-cell office:value-type="string">
            <text:p>1CBA</text:p>
          </table:table-cell>
          <table:table-cell office:value-type="float" office:value="2070">
            <text:p>2070</text:p>
          </table:table-cell>
          <table:table-cell table:formula="of:=HEX2DEC([.A210])" office:value-type="float" office:value="448">
            <text:p>448</text:p>
          </table:table-cell>
          <table:table-cell table:formula="of:=HEX2DEC([.B210])" office:value-type="float" office:value="524">
            <text:p>524</text:p>
          </table:table-cell>
          <table:table-cell table:formula="of:=HEX2DEC([.C210])" office:value-type="float" office:value="460">
            <text:p>460</text:p>
          </table:table-cell>
          <table:table-cell table:formula="of:=HEX2DEC([.D210])" office:value-type="float" office:value="8194">
            <text:p>8194</text:p>
          </table:table-cell>
          <table:table-cell table:formula="of:=HEX2DEC([.E210])" office:value-type="float" office:value="7354">
            <text:p>7354</text:p>
          </table:table-cell>
          <table:table-cell table:formula="of:=HEX2DEC([.F210])" office:value-type="float" office:value="8304">
            <text:p>8304</text:p>
          </table:table-cell>
          <table:table-cell table:formula="of:=IF([.G210]&gt;[.T$13];&quot;HE&quot;;IF([.G210]&gt;[.T$12];&quot;HO&quot;;IF([.G210]&lt;[.T$15];&quot;LE&quot;;IF([.G210]&lt;[.T$14];&quot;LO&quot;;&quot;&quot;))))">
            <text:p/>
          </table:table-cell>
          <table:table-cell table:formula="of:=IF([.H210]&gt;[.U$13];&quot;HE&quot;;IF([.H210]&gt;[.U$12];&quot;HO&quot;;IF([.H210]&lt;[.U$15];&quot;LE&quot;;IF([.H210]&lt;[.U$14];&quot;LO&quot;;&quot;&quot;))))">
            <text:p/>
          </table:table-cell>
          <table:table-cell table:formula="of:=IF([.I210]&gt;[.V$13];&quot;HE&quot;;IF([.I210]&gt;[.V$12];&quot;HO&quot;;IF([.I210]&lt;[.V$15];&quot;LE&quot;;IF([.I210]&lt;[.V$14];&quot;LO&quot;;&quot;&quot;))))" office:value-type="string" office:string-value="LE">
            <text:p>LE</text:p>
          </table:table-cell>
          <table:table-cell table:formula="of:=IF([.J210]&gt;[.W$13];&quot;HE&quot;;IF([.J210]&gt;[.W$12];&quot;HO&quot;;IF([.J210]&lt;[.W$15];&quot;LE&quot;;IF([.J210]&lt;[.W$14];&quot;LO&quot;;&quot;&quot;))))">
            <text:p/>
          </table:table-cell>
          <table:table-cell table:formula="of:=IF([.K210]&gt;[.X$13];&quot;HE&quot;;IF([.K210]&gt;[.X$12];&quot;HO&quot;;IF([.K210]&lt;[.X$15];&quot;LE&quot;;IF([.K210]&lt;[.X$14];&quot;LO&quot;;&quot;&quot;))))" office:value-type="string" office:string-value="LE">
            <text:p>LE</text:p>
          </table:table-cell>
          <table:table-cell table:formula="of:=IF([.L210]&gt;[.Y$13];&quot;HE&quot;;IF([.L210]&gt;[.Y$12];&quot;HO&quot;;IF([.L210]&lt;[.Y$15];&quot;LE&quot;;IF([.L210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3B2</text:p>
          </table:table-cell>
          <table:table-cell office:value-type="string">
            <text:p>1CE</text:p>
          </table:table-cell>
          <table:table-cell office:value-type="string">
            <text:p>1FA</text:p>
          </table:table-cell>
          <table:table-cell office:value-type="string">
            <text:p>1FEA</text:p>
          </table:table-cell>
          <table:table-cell office:value-type="string">
            <text:p>1F33</text:p>
          </table:table-cell>
          <table:table-cell office:value-type="string">
            <text:p>1CEC</text:p>
          </table:table-cell>
          <table:table-cell table:formula="of:=HEX2DEC([.A211])" office:value-type="float" office:value="946">
            <text:p>946</text:p>
          </table:table-cell>
          <table:table-cell table:formula="of:=HEX2DEC([.B211])" office:value-type="float" office:value="462">
            <text:p>462</text:p>
          </table:table-cell>
          <table:table-cell table:formula="of:=HEX2DEC([.C211])" office:value-type="float" office:value="506">
            <text:p>506</text:p>
          </table:table-cell>
          <table:table-cell table:formula="of:=HEX2DEC([.D211])" office:value-type="float" office:value="8170">
            <text:p>8170</text:p>
          </table:table-cell>
          <table:table-cell table:formula="of:=HEX2DEC([.E211])" office:value-type="float" office:value="7987">
            <text:p>7987</text:p>
          </table:table-cell>
          <table:table-cell table:formula="of:=HEX2DEC([.F211])" office:value-type="float" office:value="7404">
            <text:p>7404</text:p>
          </table:table-cell>
          <table:table-cell table:formula="of:=IF([.G211]&gt;[.T$13];&quot;HE&quot;;IF([.G211]&gt;[.T$12];&quot;HO&quot;;IF([.G211]&lt;[.T$15];&quot;LE&quot;;IF([.G211]&lt;[.T$14];&quot;LO&quot;;&quot;&quot;))))" office:value-type="string" office:string-value="HO">
            <text:p>HO</text:p>
          </table:table-cell>
          <table:table-cell table:formula="of:=IF([.H211]&gt;[.U$13];&quot;HE&quot;;IF([.H211]&gt;[.U$12];&quot;HO&quot;;IF([.H211]&lt;[.U$15];&quot;LE&quot;;IF([.H211]&lt;[.U$14];&quot;LO&quot;;&quot;&quot;))))" office:value-type="string" office:string-value="LO">
            <text:p>LO</text:p>
          </table:table-cell>
          <table:table-cell table:formula="of:=IF([.I211]&gt;[.V$13];&quot;HE&quot;;IF([.I211]&gt;[.V$12];&quot;HO&quot;;IF([.I211]&lt;[.V$15];&quot;LE&quot;;IF([.I211]&lt;[.V$14];&quot;LO&quot;;&quot;&quot;))))" office:value-type="string" office:string-value="LE">
            <text:p>LE</text:p>
          </table:table-cell>
          <table:table-cell table:formula="of:=IF([.J211]&gt;[.W$13];&quot;HE&quot;;IF([.J211]&gt;[.W$12];&quot;HO&quot;;IF([.J211]&lt;[.W$15];&quot;LE&quot;;IF([.J211]&lt;[.W$14];&quot;LO&quot;;&quot;&quot;))))">
            <text:p/>
          </table:table-cell>
          <table:table-cell table:formula="of:=IF([.K211]&gt;[.X$13];&quot;HE&quot;;IF([.K211]&gt;[.X$12];&quot;HO&quot;;IF([.K211]&lt;[.X$15];&quot;LE&quot;;IF([.K211]&lt;[.X$14];&quot;LO&quot;;&quot;&quot;))))" office:value-type="string" office:string-value="LE">
            <text:p>LE</text:p>
          </table:table-cell>
          <table:table-cell table:formula="of:=IF([.L211]&gt;[.Y$13];&quot;HE&quot;;IF([.L211]&gt;[.Y$12];&quot;HO&quot;;IF([.L211]&lt;[.Y$15];&quot;LE&quot;;IF([.L211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float" office:value="2011">
            <text:p>2011</text:p>
          </table:table-cell>
          <table:table-cell office:value-type="float" office:value="2053">
            <text:p>2053</text:p>
          </table:table-cell>
          <table:table-cell table:style-name="ce3" office:value-type="string">
            <text:p>1E49</text:p>
          </table:table-cell>
          <table:table-cell table:formula="of:=HEX2DEC([.A212])" office:value-type="float" office:value="292">
            <text:p>292</text:p>
          </table:table-cell>
          <table:table-cell table:formula="of:=HEX2DEC([.B212])" office:value-type="float" office:value="492">
            <text:p>492</text:p>
          </table:table-cell>
          <table:table-cell table:formula="of:=HEX2DEC([.C212])" office:value-type="float" office:value="524">
            <text:p>524</text:p>
          </table:table-cell>
          <table:table-cell table:formula="of:=HEX2DEC([.D212])" office:value-type="float" office:value="8209">
            <text:p>8209</text:p>
          </table:table-cell>
          <table:table-cell table:formula="of:=HEX2DEC([.E212])" office:value-type="float" office:value="8275">
            <text:p>8275</text:p>
          </table:table-cell>
          <table:table-cell table:formula="of:=HEX2DEC([.F212])" office:value-type="float" office:value="7753">
            <text:p>7753</text:p>
          </table:table-cell>
          <table:table-cell table:formula="of:=IF([.G212]&gt;[.T$13];&quot;HE&quot;;IF([.G212]&gt;[.T$12];&quot;HO&quot;;IF([.G212]&lt;[.T$15];&quot;LE&quot;;IF([.G212]&lt;[.T$14];&quot;LO&quot;;&quot;&quot;))))">
            <text:p/>
          </table:table-cell>
          <table:table-cell table:formula="of:=IF([.H212]&gt;[.U$13];&quot;HE&quot;;IF([.H212]&gt;[.U$12];&quot;HO&quot;;IF([.H212]&lt;[.U$15];&quot;LE&quot;;IF([.H212]&lt;[.U$14];&quot;LO&quot;;&quot;&quot;))))">
            <text:p/>
          </table:table-cell>
          <table:table-cell table:formula="of:=IF([.I212]&gt;[.V$13];&quot;HE&quot;;IF([.I212]&gt;[.V$12];&quot;HO&quot;;IF([.I212]&lt;[.V$15];&quot;LE&quot;;IF([.I212]&lt;[.V$14];&quot;LO&quot;;&quot;&quot;))))" office:value-type="string" office:string-value="HE">
            <text:p>HE</text:p>
          </table:table-cell>
          <table:table-cell table:formula="of:=IF([.J212]&gt;[.W$13];&quot;HE&quot;;IF([.J212]&gt;[.W$12];&quot;HO&quot;;IF([.J212]&lt;[.W$15];&quot;LE&quot;;IF([.J212]&lt;[.W$14];&quot;LO&quot;;&quot;&quot;))))">
            <text:p/>
          </table:table-cell>
          <table:table-cell table:formula="of:=IF([.K212]&gt;[.X$13];&quot;HE&quot;;IF([.K212]&gt;[.X$12];&quot;HO&quot;;IF([.K212]&lt;[.X$15];&quot;LE&quot;;IF([.K212]&lt;[.X$14];&quot;LO&quot;;&quot;&quot;))))" office:value-type="string" office:string-value="HE">
            <text:p>HE</text:p>
          </table:table-cell>
          <table:table-cell table:formula="of:=IF([.L212]&gt;[.Y$13];&quot;HE&quot;;IF([.L212]&gt;[.Y$12];&quot;HO&quot;;IF([.L212]&lt;[.Y$15];&quot;LE&quot;;IF([.L21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1A</text:p>
          </table:table-cell>
          <table:table-cell office:value-type="string">
            <text:p>1CE</text:p>
          </table:table-cell>
          <table:table-cell office:value-type="string">
            <text:p>20A</text:p>
          </table:table-cell>
          <table:table-cell office:value-type="string">
            <text:p>1FC8</text:p>
          </table:table-cell>
          <table:table-cell office:value-type="string">
            <text:p>207F</text:p>
          </table:table-cell>
          <table:table-cell office:value-type="string">
            <text:p>1C86</text:p>
          </table:table-cell>
          <table:table-cell table:formula="of:=HEX2DEC([.A213])" office:value-type="float" office:value="538">
            <text:p>538</text:p>
          </table:table-cell>
          <table:table-cell table:formula="of:=HEX2DEC([.B213])" office:value-type="float" office:value="462">
            <text:p>462</text:p>
          </table:table-cell>
          <table:table-cell table:formula="of:=HEX2DEC([.C213])" office:value-type="float" office:value="522">
            <text:p>522</text:p>
          </table:table-cell>
          <table:table-cell table:formula="of:=HEX2DEC([.D213])" office:value-type="float" office:value="8136">
            <text:p>8136</text:p>
          </table:table-cell>
          <table:table-cell table:formula="of:=HEX2DEC([.E213])" office:value-type="float" office:value="8319">
            <text:p>8319</text:p>
          </table:table-cell>
          <table:table-cell table:formula="of:=HEX2DEC([.F213])" office:value-type="float" office:value="7302">
            <text:p>7302</text:p>
          </table:table-cell>
          <table:table-cell table:formula="of:=IF([.G213]&gt;[.T$13];&quot;HE&quot;;IF([.G213]&gt;[.T$12];&quot;HO&quot;;IF([.G213]&lt;[.T$15];&quot;LE&quot;;IF([.G213]&lt;[.T$14];&quot;LO&quot;;&quot;&quot;))))">
            <text:p/>
          </table:table-cell>
          <table:table-cell table:formula="of:=IF([.H213]&gt;[.U$13];&quot;HE&quot;;IF([.H213]&gt;[.U$12];&quot;HO&quot;;IF([.H213]&lt;[.U$15];&quot;LE&quot;;IF([.H213]&lt;[.U$14];&quot;LO&quot;;&quot;&quot;))))" office:value-type="string" office:string-value="LO">
            <text:p>LO</text:p>
          </table:table-cell>
          <table:table-cell table:formula="of:=IF([.I213]&gt;[.V$13];&quot;HE&quot;;IF([.I213]&gt;[.V$12];&quot;HO&quot;;IF([.I213]&lt;[.V$15];&quot;LE&quot;;IF([.I213]&lt;[.V$14];&quot;LO&quot;;&quot;&quot;))))" office:value-type="string" office:string-value="HE">
            <text:p>HE</text:p>
          </table:table-cell>
          <table:table-cell table:formula="of:=IF([.J213]&gt;[.W$13];&quot;HE&quot;;IF([.J213]&gt;[.W$12];&quot;HO&quot;;IF([.J213]&lt;[.W$15];&quot;LE&quot;;IF([.J213]&lt;[.W$14];&quot;LO&quot;;&quot;&quot;))))">
            <text:p/>
          </table:table-cell>
          <table:table-cell table:formula="of:=IF([.K213]&gt;[.X$13];&quot;HE&quot;;IF([.K213]&gt;[.X$12];&quot;HO&quot;;IF([.K213]&lt;[.X$15];&quot;LE&quot;;IF([.K213]&lt;[.X$14];&quot;LO&quot;;&quot;&quot;))))" office:value-type="string" office:string-value="HE">
            <text:p>HE</text:p>
          </table:table-cell>
          <table:table-cell table:formula="of:=IF([.L213]&gt;[.Y$13];&quot;HE&quot;;IF([.L213]&gt;[.Y$12];&quot;HO&quot;;IF([.L213]&lt;[.Y$15];&quot;LE&quot;;IF([.L213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18E</text:p>
          </table:table-cell>
          <table:table-cell office:value-type="string">
            <text:p>1CE</text:p>
          </table:table-cell>
          <table:table-cell office:value-type="string">
            <text:p>1FA</text:p>
          </table:table-cell>
          <table:table-cell office:value-type="string">
            <text:p>1FFC</text:p>
          </table:table-cell>
          <table:table-cell office:value-type="string">
            <text:p>1F4C</text:p>
          </table:table-cell>
          <table:table-cell office:value-type="string">
            <text:p>1C63</text:p>
          </table:table-cell>
          <table:table-cell table:formula="of:=HEX2DEC([.A214])" office:value-type="float" office:value="398">
            <text:p>398</text:p>
          </table:table-cell>
          <table:table-cell table:formula="of:=HEX2DEC([.B214])" office:value-type="float" office:value="462">
            <text:p>462</text:p>
          </table:table-cell>
          <table:table-cell table:formula="of:=HEX2DEC([.C214])" office:value-type="float" office:value="506">
            <text:p>506</text:p>
          </table:table-cell>
          <table:table-cell table:formula="of:=HEX2DEC([.D214])" office:value-type="float" office:value="8188">
            <text:p>8188</text:p>
          </table:table-cell>
          <table:table-cell table:formula="of:=HEX2DEC([.E214])" office:value-type="float" office:value="8012">
            <text:p>8012</text:p>
          </table:table-cell>
          <table:table-cell table:formula="of:=HEX2DEC([.F214])" office:value-type="float" office:value="7267">
            <text:p>7267</text:p>
          </table:table-cell>
          <table:table-cell table:formula="of:=IF([.G214]&gt;[.T$13];&quot;HE&quot;;IF([.G214]&gt;[.T$12];&quot;HO&quot;;IF([.G214]&lt;[.T$15];&quot;LE&quot;;IF([.G214]&lt;[.T$14];&quot;LO&quot;;&quot;&quot;))))">
            <text:p/>
          </table:table-cell>
          <table:table-cell table:formula="of:=IF([.H214]&gt;[.U$13];&quot;HE&quot;;IF([.H214]&gt;[.U$12];&quot;HO&quot;;IF([.H214]&lt;[.U$15];&quot;LE&quot;;IF([.H214]&lt;[.U$14];&quot;LO&quot;;&quot;&quot;))))" office:value-type="string" office:string-value="LO">
            <text:p>LO</text:p>
          </table:table-cell>
          <table:table-cell table:formula="of:=IF([.I214]&gt;[.V$13];&quot;HE&quot;;IF([.I214]&gt;[.V$12];&quot;HO&quot;;IF([.I214]&lt;[.V$15];&quot;LE&quot;;IF([.I214]&lt;[.V$14];&quot;LO&quot;;&quot;&quot;))))" office:value-type="string" office:string-value="LE">
            <text:p>LE</text:p>
          </table:table-cell>
          <table:table-cell table:formula="of:=IF([.J214]&gt;[.W$13];&quot;HE&quot;;IF([.J214]&gt;[.W$12];&quot;HO&quot;;IF([.J214]&lt;[.W$15];&quot;LE&quot;;IF([.J214]&lt;[.W$14];&quot;LO&quot;;&quot;&quot;))))">
            <text:p/>
          </table:table-cell>
          <table:table-cell table:formula="of:=IF([.K214]&gt;[.X$13];&quot;HE&quot;;IF([.K214]&gt;[.X$12];&quot;HO&quot;;IF([.K214]&lt;[.X$15];&quot;LE&quot;;IF([.K214]&lt;[.X$14];&quot;LO&quot;;&quot;&quot;))))" office:value-type="string" office:string-value="LE">
            <text:p>LE</text:p>
          </table:table-cell>
          <table:table-cell table:formula="of:=IF([.L214]&gt;[.Y$13];&quot;HE&quot;;IF([.L214]&gt;[.Y$12];&quot;HO&quot;;IF([.L214]&lt;[.Y$15];&quot;LE&quot;;IF([.L214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2CE</text:p>
          </table:table-cell>
          <table:table-cell office:value-type="string">
            <text:p>1CE</text:p>
          </table:table-cell>
          <table:table-cell office:value-type="string">
            <text:p>1FA</text:p>
          </table:table-cell>
          <table:table-cell office:value-type="string">
            <text:p>1FB5</text:p>
          </table:table-cell>
          <table:table-cell office:value-type="string">
            <text:p>1F45</text:p>
          </table:table-cell>
          <table:table-cell office:value-type="string">
            <text:p>1CB3</text:p>
          </table:table-cell>
          <table:table-cell table:formula="of:=HEX2DEC([.A215])" office:value-type="float" office:value="718">
            <text:p>718</text:p>
          </table:table-cell>
          <table:table-cell table:formula="of:=HEX2DEC([.B215])" office:value-type="float" office:value="462">
            <text:p>462</text:p>
          </table:table-cell>
          <table:table-cell table:formula="of:=HEX2DEC([.C215])" office:value-type="float" office:value="506">
            <text:p>506</text:p>
          </table:table-cell>
          <table:table-cell table:formula="of:=HEX2DEC([.D215])" office:value-type="float" office:value="8117">
            <text:p>8117</text:p>
          </table:table-cell>
          <table:table-cell table:formula="of:=HEX2DEC([.E215])" office:value-type="float" office:value="8005">
            <text:p>8005</text:p>
          </table:table-cell>
          <table:table-cell table:formula="of:=HEX2DEC([.F215])" office:value-type="float" office:value="7347">
            <text:p>7347</text:p>
          </table:table-cell>
          <table:table-cell table:formula="of:=IF([.G215]&gt;[.T$13];&quot;HE&quot;;IF([.G215]&gt;[.T$12];&quot;HO&quot;;IF([.G215]&lt;[.T$15];&quot;LE&quot;;IF([.G215]&lt;[.T$14];&quot;LO&quot;;&quot;&quot;))))">
            <text:p/>
          </table:table-cell>
          <table:table-cell table:formula="of:=IF([.H215]&gt;[.U$13];&quot;HE&quot;;IF([.H215]&gt;[.U$12];&quot;HO&quot;;IF([.H215]&lt;[.U$15];&quot;LE&quot;;IF([.H215]&lt;[.U$14];&quot;LO&quot;;&quot;&quot;))))" office:value-type="string" office:string-value="LO">
            <text:p>LO</text:p>
          </table:table-cell>
          <table:table-cell table:formula="of:=IF([.I215]&gt;[.V$13];&quot;HE&quot;;IF([.I215]&gt;[.V$12];&quot;HO&quot;;IF([.I215]&lt;[.V$15];&quot;LE&quot;;IF([.I215]&lt;[.V$14];&quot;LO&quot;;&quot;&quot;))))" office:value-type="string" office:string-value="LE">
            <text:p>LE</text:p>
          </table:table-cell>
          <table:table-cell table:formula="of:=IF([.J215]&gt;[.W$13];&quot;HE&quot;;IF([.J215]&gt;[.W$12];&quot;HO&quot;;IF([.J215]&lt;[.W$15];&quot;LE&quot;;IF([.J215]&lt;[.W$14];&quot;LO&quot;;&quot;&quot;))))">
            <text:p/>
          </table:table-cell>
          <table:table-cell table:formula="of:=IF([.K215]&gt;[.X$13];&quot;HE&quot;;IF([.K215]&gt;[.X$12];&quot;HO&quot;;IF([.K215]&lt;[.X$15];&quot;LE&quot;;IF([.K215]&lt;[.X$14];&quot;LO&quot;;&quot;&quot;))))" office:value-type="string" office:string-value="LE">
            <text:p>LE</text:p>
          </table:table-cell>
          <table:table-cell table:formula="of:=IF([.L215]&gt;[.Y$13];&quot;HE&quot;;IF([.L215]&gt;[.Y$12];&quot;HO&quot;;IF([.L215]&lt;[.Y$15];&quot;LE&quot;;IF([.L215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1BE</text:p>
          </table:table-cell>
          <table:table-cell office:value-type="string">
            <text:p>1FA</text:p>
          </table:table-cell>
          <table:table-cell office:value-type="string">
            <text:p>1F3D</text:p>
          </table:table-cell>
          <table:table-cell office:value-type="string">
            <text:p>1FC3</text:p>
          </table:table-cell>
          <table:table-cell office:value-type="string">
            <text:p>1B21</text:p>
          </table:table-cell>
          <table:table-cell table:formula="of:=HEX2DEC([.A216])" office:value-type="float" office:value="134">
            <text:p>134</text:p>
          </table:table-cell>
          <table:table-cell table:formula="of:=HEX2DEC([.B216])" office:value-type="float" office:value="446">
            <text:p>446</text:p>
          </table:table-cell>
          <table:table-cell table:formula="of:=HEX2DEC([.C216])" office:value-type="float" office:value="506">
            <text:p>506</text:p>
          </table:table-cell>
          <table:table-cell table:formula="of:=HEX2DEC([.D216])" office:value-type="float" office:value="7997">
            <text:p>7997</text:p>
          </table:table-cell>
          <table:table-cell table:formula="of:=HEX2DEC([.E216])" office:value-type="float" office:value="8131">
            <text:p>8131</text:p>
          </table:table-cell>
          <table:table-cell table:formula="of:=HEX2DEC([.F216])" office:value-type="float" office:value="6945">
            <text:p>6945</text:p>
          </table:table-cell>
          <table:table-cell table:formula="of:=IF([.G216]&gt;[.T$13];&quot;HE&quot;;IF([.G216]&gt;[.T$12];&quot;HO&quot;;IF([.G216]&lt;[.T$15];&quot;LE&quot;;IF([.G216]&lt;[.T$14];&quot;LO&quot;;&quot;&quot;))))" office:value-type="string" office:string-value="LO">
            <text:p>LO</text:p>
          </table:table-cell>
          <table:table-cell table:formula="of:=IF([.H216]&gt;[.U$13];&quot;HE&quot;;IF([.H216]&gt;[.U$12];&quot;HO&quot;;IF([.H216]&lt;[.U$15];&quot;LE&quot;;IF([.H216]&lt;[.U$14];&quot;LO&quot;;&quot;&quot;))))" office:value-type="string" office:string-value="LO">
            <text:p>LO</text:p>
          </table:table-cell>
          <table:table-cell table:formula="of:=IF([.I216]&gt;[.V$13];&quot;HE&quot;;IF([.I216]&gt;[.V$12];&quot;HO&quot;;IF([.I216]&lt;[.V$15];&quot;LE&quot;;IF([.I216]&lt;[.V$14];&quot;LO&quot;;&quot;&quot;))))" office:value-type="string" office:string-value="LE">
            <text:p>LE</text:p>
          </table:table-cell>
          <table:table-cell table:formula="of:=IF([.J216]&gt;[.W$13];&quot;HE&quot;;IF([.J216]&gt;[.W$12];&quot;HO&quot;;IF([.J216]&lt;[.W$15];&quot;LE&quot;;IF([.J216]&lt;[.W$14];&quot;LO&quot;;&quot;&quot;))))" office:value-type="string" office:string-value="LO">
            <text:p>LO</text:p>
          </table:table-cell>
          <table:table-cell table:formula="of:=IF([.K216]&gt;[.X$13];&quot;HE&quot;;IF([.K216]&gt;[.X$12];&quot;HO&quot;;IF([.K216]&lt;[.X$15];&quot;LE&quot;;IF([.K216]&lt;[.X$14];&quot;LO&quot;;&quot;&quot;))))">
            <text:p/>
          </table:table-cell>
          <table:table-cell table:formula="of:=IF([.L216]&gt;[.Y$13];&quot;HE&quot;;IF([.L216]&gt;[.Y$12];&quot;HO&quot;;IF([.L216]&lt;[.Y$15];&quot;LE&quot;;IF([.L216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DA</text:p>
          </table:table-cell>
          <table:table-cell office:value-type="string">
            <text:p>1AE</text:p>
          </table:table-cell>
          <table:table-cell office:value-type="string">
            <text:p>1FA</text:p>
          </table:table-cell>
          <table:table-cell office:value-type="string">
            <text:p>1FB6</text:p>
          </table:table-cell>
          <table:table-cell office:value-type="string">
            <text:p>1F9F</text:p>
          </table:table-cell>
          <table:table-cell office:value-type="string">
            <text:p>1A36</text:p>
          </table:table-cell>
          <table:table-cell table:formula="of:=HEX2DEC([.A217])" office:value-type="float" office:value="218">
            <text:p>218</text:p>
          </table:table-cell>
          <table:table-cell table:formula="of:=HEX2DEC([.B217])" office:value-type="float" office:value="430">
            <text:p>430</text:p>
          </table:table-cell>
          <table:table-cell table:formula="of:=HEX2DEC([.C217])" office:value-type="float" office:value="506">
            <text:p>506</text:p>
          </table:table-cell>
          <table:table-cell table:formula="of:=HEX2DEC([.D217])" office:value-type="float" office:value="8118">
            <text:p>8118</text:p>
          </table:table-cell>
          <table:table-cell table:formula="of:=HEX2DEC([.E217])" office:value-type="float" office:value="8095">
            <text:p>8095</text:p>
          </table:table-cell>
          <table:table-cell table:formula="of:=HEX2DEC([.F217])" office:value-type="float" office:value="6710">
            <text:p>6710</text:p>
          </table:table-cell>
          <table:table-cell table:formula="of:=IF([.G217]&gt;[.T$13];&quot;HE&quot;;IF([.G217]&gt;[.T$12];&quot;HO&quot;;IF([.G217]&lt;[.T$15];&quot;LE&quot;;IF([.G217]&lt;[.T$14];&quot;LO&quot;;&quot;&quot;))))" office:value-type="string" office:string-value="LO">
            <text:p>LO</text:p>
          </table:table-cell>
          <table:table-cell table:formula="of:=IF([.H217]&gt;[.U$13];&quot;HE&quot;;IF([.H217]&gt;[.U$12];&quot;HO&quot;;IF([.H217]&lt;[.U$15];&quot;LE&quot;;IF([.H217]&lt;[.U$14];&quot;LO&quot;;&quot;&quot;))))" office:value-type="string" office:string-value="LE">
            <text:p>LE</text:p>
          </table:table-cell>
          <table:table-cell table:formula="of:=IF([.I217]&gt;[.V$13];&quot;HE&quot;;IF([.I217]&gt;[.V$12];&quot;HO&quot;;IF([.I217]&lt;[.V$15];&quot;LE&quot;;IF([.I217]&lt;[.V$14];&quot;LO&quot;;&quot;&quot;))))" office:value-type="string" office:string-value="LE">
            <text:p>LE</text:p>
          </table:table-cell>
          <table:table-cell table:formula="of:=IF([.J217]&gt;[.W$13];&quot;HE&quot;;IF([.J217]&gt;[.W$12];&quot;HO&quot;;IF([.J217]&lt;[.W$15];&quot;LE&quot;;IF([.J217]&lt;[.W$14];&quot;LO&quot;;&quot;&quot;))))">
            <text:p/>
          </table:table-cell>
          <table:table-cell table:formula="of:=IF([.K217]&gt;[.X$13];&quot;HE&quot;;IF([.K217]&gt;[.X$12];&quot;HO&quot;;IF([.K217]&lt;[.X$15];&quot;LE&quot;;IF([.K217]&lt;[.X$14];&quot;LO&quot;;&quot;&quot;))))">
            <text:p/>
          </table:table-cell>
          <table:table-cell table:formula="of:=IF([.L217]&gt;[.Y$13];&quot;HE&quot;;IF([.L217]&gt;[.Y$12];&quot;HO&quot;;IF([.L217]&lt;[.Y$15];&quot;LE&quot;;IF([.L217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1A6</text:p>
          </table:table-cell>
          <table:table-cell office:value-type="string">
            <text:p>1AE</text:p>
          </table:table-cell>
          <table:table-cell office:value-type="string">
            <text:p>1FA</text:p>
          </table:table-cell>
          <table:table-cell office:value-type="string">
            <text:p>1FDC</text:p>
          </table:table-cell>
          <table:table-cell office:value-type="string">
            <text:p>1F33</text:p>
          </table:table-cell>
          <table:table-cell office:value-type="string">
            <text:p>1A69</text:p>
          </table:table-cell>
          <table:table-cell table:formula="of:=HEX2DEC([.A218])" office:value-type="float" office:value="422">
            <text:p>422</text:p>
          </table:table-cell>
          <table:table-cell table:formula="of:=HEX2DEC([.B218])" office:value-type="float" office:value="430">
            <text:p>430</text:p>
          </table:table-cell>
          <table:table-cell table:formula="of:=HEX2DEC([.C218])" office:value-type="float" office:value="506">
            <text:p>506</text:p>
          </table:table-cell>
          <table:table-cell table:formula="of:=HEX2DEC([.D218])" office:value-type="float" office:value="8156">
            <text:p>8156</text:p>
          </table:table-cell>
          <table:table-cell table:formula="of:=HEX2DEC([.E218])" office:value-type="float" office:value="7987">
            <text:p>7987</text:p>
          </table:table-cell>
          <table:table-cell table:formula="of:=HEX2DEC([.F218])" office:value-type="float" office:value="6761">
            <text:p>6761</text:p>
          </table:table-cell>
          <table:table-cell table:formula="of:=IF([.G218]&gt;[.T$13];&quot;HE&quot;;IF([.G218]&gt;[.T$12];&quot;HO&quot;;IF([.G218]&lt;[.T$15];&quot;LE&quot;;IF([.G218]&lt;[.T$14];&quot;LO&quot;;&quot;&quot;))))">
            <text:p/>
          </table:table-cell>
          <table:table-cell table:formula="of:=IF([.H218]&gt;[.U$13];&quot;HE&quot;;IF([.H218]&gt;[.U$12];&quot;HO&quot;;IF([.H218]&lt;[.U$15];&quot;LE&quot;;IF([.H218]&lt;[.U$14];&quot;LO&quot;;&quot;&quot;))))" office:value-type="string" office:string-value="LE">
            <text:p>LE</text:p>
          </table:table-cell>
          <table:table-cell table:formula="of:=IF([.I218]&gt;[.V$13];&quot;HE&quot;;IF([.I218]&gt;[.V$12];&quot;HO&quot;;IF([.I218]&lt;[.V$15];&quot;LE&quot;;IF([.I218]&lt;[.V$14];&quot;LO&quot;;&quot;&quot;))))" office:value-type="string" office:string-value="LE">
            <text:p>LE</text:p>
          </table:table-cell>
          <table:table-cell table:formula="of:=IF([.J218]&gt;[.W$13];&quot;HE&quot;;IF([.J218]&gt;[.W$12];&quot;HO&quot;;IF([.J218]&lt;[.W$15];&quot;LE&quot;;IF([.J218]&lt;[.W$14];&quot;LO&quot;;&quot;&quot;))))">
            <text:p/>
          </table:table-cell>
          <table:table-cell table:formula="of:=IF([.K218]&gt;[.X$13];&quot;HE&quot;;IF([.K218]&gt;[.X$12];&quot;HO&quot;;IF([.K218]&lt;[.X$15];&quot;LE&quot;;IF([.K218]&lt;[.X$14];&quot;LO&quot;;&quot;&quot;))))" office:value-type="string" office:string-value="LE">
            <text:p>LE</text:p>
          </table:table-cell>
          <table:table-cell table:formula="of:=IF([.L218]&gt;[.Y$13];&quot;HE&quot;;IF([.L218]&gt;[.Y$12];&quot;HO&quot;;IF([.L218]&lt;[.Y$15];&quot;LE&quot;;IF([.L218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1AE</text:p>
          </table:table-cell>
          <table:table-cell office:value-type="string">
            <text:p>1FA</text:p>
          </table:table-cell>
          <table:table-cell office:value-type="string">
            <text:p>1FB2</text:p>
          </table:table-cell>
          <table:table-cell office:value-type="string">
            <text:p>1FB6</text:p>
          </table:table-cell>
          <table:table-cell office:value-type="string">
            <text:p>1AD1</text:p>
          </table:table-cell>
          <table:table-cell table:formula="of:=HEX2DEC([.A219])" office:value-type="float" office:value="838">
            <text:p>838</text:p>
          </table:table-cell>
          <table:table-cell table:formula="of:=HEX2DEC([.B219])" office:value-type="float" office:value="430">
            <text:p>430</text:p>
          </table:table-cell>
          <table:table-cell table:formula="of:=HEX2DEC([.C219])" office:value-type="float" office:value="506">
            <text:p>506</text:p>
          </table:table-cell>
          <table:table-cell table:formula="of:=HEX2DEC([.D219])" office:value-type="float" office:value="8114">
            <text:p>8114</text:p>
          </table:table-cell>
          <table:table-cell table:formula="of:=HEX2DEC([.E219])" office:value-type="float" office:value="8118">
            <text:p>8118</text:p>
          </table:table-cell>
          <table:table-cell table:formula="of:=HEX2DEC([.F219])" office:value-type="float" office:value="6865">
            <text:p>6865</text:p>
          </table:table-cell>
          <table:table-cell table:formula="of:=IF([.G219]&gt;[.T$13];&quot;HE&quot;;IF([.G219]&gt;[.T$12];&quot;HO&quot;;IF([.G219]&lt;[.T$15];&quot;LE&quot;;IF([.G219]&lt;[.T$14];&quot;LO&quot;;&quot;&quot;))))">
            <text:p/>
          </table:table-cell>
          <table:table-cell table:formula="of:=IF([.H219]&gt;[.U$13];&quot;HE&quot;;IF([.H219]&gt;[.U$12];&quot;HO&quot;;IF([.H219]&lt;[.U$15];&quot;LE&quot;;IF([.H219]&lt;[.U$14];&quot;LO&quot;;&quot;&quot;))))" office:value-type="string" office:string-value="LE">
            <text:p>LE</text:p>
          </table:table-cell>
          <table:table-cell table:formula="of:=IF([.I219]&gt;[.V$13];&quot;HE&quot;;IF([.I219]&gt;[.V$12];&quot;HO&quot;;IF([.I219]&lt;[.V$15];&quot;LE&quot;;IF([.I219]&lt;[.V$14];&quot;LO&quot;;&quot;&quot;))))" office:value-type="string" office:string-value="LE">
            <text:p>LE</text:p>
          </table:table-cell>
          <table:table-cell table:formula="of:=IF([.J219]&gt;[.W$13];&quot;HE&quot;;IF([.J219]&gt;[.W$12];&quot;HO&quot;;IF([.J219]&lt;[.W$15];&quot;LE&quot;;IF([.J219]&lt;[.W$14];&quot;LO&quot;;&quot;&quot;))))">
            <text:p/>
          </table:table-cell>
          <table:table-cell table:formula="of:=IF([.K219]&gt;[.X$13];&quot;HE&quot;;IF([.K219]&gt;[.X$12];&quot;HO&quot;;IF([.K219]&lt;[.X$15];&quot;LE&quot;;IF([.K219]&lt;[.X$14];&quot;LO&quot;;&quot;&quot;))))">
            <text:p/>
          </table:table-cell>
          <table:table-cell table:formula="of:=IF([.L219]&gt;[.Y$13];&quot;HE&quot;;IF([.L219]&gt;[.Y$12];&quot;HO&quot;;IF([.L219]&lt;[.Y$15];&quot;LE&quot;;IF([.L219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table:style-name="ce3" office:value-type="string">
            <text:p>2E2</text:p>
          </table:table-cell>
          <table:table-cell office:value-type="string">
            <text:p>1BE</text:p>
          </table:table-cell>
          <table:table-cell office:value-type="string">
            <text:p>1FA</text:p>
          </table:table-cell>
          <table:table-cell office:value-type="string">
            <text:p>1F68</text:p>
          </table:table-cell>
          <table:table-cell office:value-type="string">
            <text:p>1F5F</text:p>
          </table:table-cell>
          <table:table-cell office:value-type="string">
            <text:p>1BB8</text:p>
          </table:table-cell>
          <table:table-cell table:formula="of:=HEX2DEC([.A220])" office:value-type="float" office:value="738">
            <text:p>738</text:p>
          </table:table-cell>
          <table:table-cell table:formula="of:=HEX2DEC([.B220])" office:value-type="float" office:value="446">
            <text:p>446</text:p>
          </table:table-cell>
          <table:table-cell table:formula="of:=HEX2DEC([.C220])" office:value-type="float" office:value="506">
            <text:p>506</text:p>
          </table:table-cell>
          <table:table-cell table:formula="of:=HEX2DEC([.D220])" office:value-type="float" office:value="8040">
            <text:p>8040</text:p>
          </table:table-cell>
          <table:table-cell table:formula="of:=HEX2DEC([.E220])" office:value-type="float" office:value="8031">
            <text:p>8031</text:p>
          </table:table-cell>
          <table:table-cell table:formula="of:=HEX2DEC([.F220])" office:value-type="float" office:value="7096">
            <text:p>7096</text:p>
          </table:table-cell>
          <table:table-cell table:formula="of:=IF([.G220]&gt;[.T$13];&quot;HE&quot;;IF([.G220]&gt;[.T$12];&quot;HO&quot;;IF([.G220]&lt;[.T$15];&quot;LE&quot;;IF([.G220]&lt;[.T$14];&quot;LO&quot;;&quot;&quot;))))">
            <text:p/>
          </table:table-cell>
          <table:table-cell table:formula="of:=IF([.H220]&gt;[.U$13];&quot;HE&quot;;IF([.H220]&gt;[.U$12];&quot;HO&quot;;IF([.H220]&lt;[.U$15];&quot;LE&quot;;IF([.H220]&lt;[.U$14];&quot;LO&quot;;&quot;&quot;))))" office:value-type="string" office:string-value="LO">
            <text:p>LO</text:p>
          </table:table-cell>
          <table:table-cell table:formula="of:=IF([.I220]&gt;[.V$13];&quot;HE&quot;;IF([.I220]&gt;[.V$12];&quot;HO&quot;;IF([.I220]&lt;[.V$15];&quot;LE&quot;;IF([.I220]&lt;[.V$14];&quot;LO&quot;;&quot;&quot;))))" office:value-type="string" office:string-value="LE">
            <text:p>LE</text:p>
          </table:table-cell>
          <table:table-cell table:formula="of:=IF([.J220]&gt;[.W$13];&quot;HE&quot;;IF([.J220]&gt;[.W$12];&quot;HO&quot;;IF([.J220]&lt;[.W$15];&quot;LE&quot;;IF([.J220]&lt;[.W$14];&quot;LO&quot;;&quot;&quot;))))">
            <text:p/>
          </table:table-cell>
          <table:table-cell table:formula="of:=IF([.K220]&gt;[.X$13];&quot;HE&quot;;IF([.K220]&gt;[.X$12];&quot;HO&quot;;IF([.K220]&lt;[.X$15];&quot;LE&quot;;IF([.K220]&lt;[.X$14];&quot;LO&quot;;&quot;&quot;))))" office:value-type="string" office:string-value="LE">
            <text:p>LE</text:p>
          </table:table-cell>
          <table:table-cell table:formula="of:=IF([.L220]&gt;[.Y$13];&quot;HE&quot;;IF([.L220]&gt;[.Y$12];&quot;HO&quot;;IF([.L220]&lt;[.Y$15];&quot;LE&quot;;IF([.L220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1BE</text:p>
          </table:table-cell>
          <table:table-cell office:value-type="string">
            <text:p>1FA</text:p>
          </table:table-cell>
          <table:table-cell office:value-type="string">
            <text:p>1F9D</text:p>
          </table:table-cell>
          <table:table-cell office:value-type="string">
            <text:p>1F1D</text:p>
          </table:table-cell>
          <table:table-cell office:value-type="string">
            <text:p>1BC5</text:p>
          </table:table-cell>
          <table:table-cell table:formula="of:=HEX2DEC([.A221])" office:value-type="float" office:value="790">
            <text:p>790</text:p>
          </table:table-cell>
          <table:table-cell table:formula="of:=HEX2DEC([.B221])" office:value-type="float" office:value="446">
            <text:p>446</text:p>
          </table:table-cell>
          <table:table-cell table:formula="of:=HEX2DEC([.C221])" office:value-type="float" office:value="506">
            <text:p>506</text:p>
          </table:table-cell>
          <table:table-cell table:formula="of:=HEX2DEC([.D221])" office:value-type="float" office:value="8093">
            <text:p>8093</text:p>
          </table:table-cell>
          <table:table-cell table:formula="of:=HEX2DEC([.E221])" office:value-type="float" office:value="7965">
            <text:p>7965</text:p>
          </table:table-cell>
          <table:table-cell table:formula="of:=HEX2DEC([.F221])" office:value-type="float" office:value="7109">
            <text:p>7109</text:p>
          </table:table-cell>
          <table:table-cell table:formula="of:=IF([.G221]&gt;[.T$13];&quot;HE&quot;;IF([.G221]&gt;[.T$12];&quot;HO&quot;;IF([.G221]&lt;[.T$15];&quot;LE&quot;;IF([.G221]&lt;[.T$14];&quot;LO&quot;;&quot;&quot;))))">
            <text:p/>
          </table:table-cell>
          <table:table-cell table:formula="of:=IF([.H221]&gt;[.U$13];&quot;HE&quot;;IF([.H221]&gt;[.U$12];&quot;HO&quot;;IF([.H221]&lt;[.U$15];&quot;LE&quot;;IF([.H221]&lt;[.U$14];&quot;LO&quot;;&quot;&quot;))))" office:value-type="string" office:string-value="LO">
            <text:p>LO</text:p>
          </table:table-cell>
          <table:table-cell table:formula="of:=IF([.I221]&gt;[.V$13];&quot;HE&quot;;IF([.I221]&gt;[.V$12];&quot;HO&quot;;IF([.I221]&lt;[.V$15];&quot;LE&quot;;IF([.I221]&lt;[.V$14];&quot;LO&quot;;&quot;&quot;))))" office:value-type="string" office:string-value="LE">
            <text:p>LE</text:p>
          </table:table-cell>
          <table:table-cell table:formula="of:=IF([.J221]&gt;[.W$13];&quot;HE&quot;;IF([.J221]&gt;[.W$12];&quot;HO&quot;;IF([.J221]&lt;[.W$15];&quot;LE&quot;;IF([.J221]&lt;[.W$14];&quot;LO&quot;;&quot;&quot;))))">
            <text:p/>
          </table:table-cell>
          <table:table-cell table:formula="of:=IF([.K221]&gt;[.X$13];&quot;HE&quot;;IF([.K221]&gt;[.X$12];&quot;HO&quot;;IF([.K221]&lt;[.X$15];&quot;LE&quot;;IF([.K221]&lt;[.X$14];&quot;LO&quot;;&quot;&quot;))))" office:value-type="string" office:string-value="LE">
            <text:p>LE</text:p>
          </table:table-cell>
          <table:table-cell table:formula="of:=IF([.L221]&gt;[.Y$13];&quot;HE&quot;;IF([.L221]&gt;[.Y$12];&quot;HO&quot;;IF([.L221]&lt;[.Y$15];&quot;LE&quot;;IF([.L221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34E</text:p>
          </table:table-cell>
          <table:table-cell office:value-type="string">
            <text:p>1AE</text:p>
          </table:table-cell>
          <table:table-cell office:value-type="string">
            <text:p>1FA</text:p>
          </table:table-cell>
          <table:table-cell office:value-type="string">
            <text:p>1FA1</text:p>
          </table:table-cell>
          <table:table-cell office:value-type="string">
            <text:p>1F3B</text:p>
          </table:table-cell>
          <table:table-cell office:value-type="string">
            <text:p>1AD3</text:p>
          </table:table-cell>
          <table:table-cell table:formula="of:=HEX2DEC([.A222])" office:value-type="float" office:value="846">
            <text:p>846</text:p>
          </table:table-cell>
          <table:table-cell table:formula="of:=HEX2DEC([.B222])" office:value-type="float" office:value="430">
            <text:p>430</text:p>
          </table:table-cell>
          <table:table-cell table:formula="of:=HEX2DEC([.C222])" office:value-type="float" office:value="506">
            <text:p>506</text:p>
          </table:table-cell>
          <table:table-cell table:formula="of:=HEX2DEC([.D222])" office:value-type="float" office:value="8097">
            <text:p>8097</text:p>
          </table:table-cell>
          <table:table-cell table:formula="of:=HEX2DEC([.E222])" office:value-type="float" office:value="7995">
            <text:p>7995</text:p>
          </table:table-cell>
          <table:table-cell table:formula="of:=HEX2DEC([.F222])" office:value-type="float" office:value="6867">
            <text:p>6867</text:p>
          </table:table-cell>
          <table:table-cell table:formula="of:=IF([.G222]&gt;[.T$13];&quot;HE&quot;;IF([.G222]&gt;[.T$12];&quot;HO&quot;;IF([.G222]&lt;[.T$15];&quot;LE&quot;;IF([.G222]&lt;[.T$14];&quot;LO&quot;;&quot;&quot;))))">
            <text:p/>
          </table:table-cell>
          <table:table-cell table:formula="of:=IF([.H222]&gt;[.U$13];&quot;HE&quot;;IF([.H222]&gt;[.U$12];&quot;HO&quot;;IF([.H222]&lt;[.U$15];&quot;LE&quot;;IF([.H222]&lt;[.U$14];&quot;LO&quot;;&quot;&quot;))))" office:value-type="string" office:string-value="LE">
            <text:p>LE</text:p>
          </table:table-cell>
          <table:table-cell table:formula="of:=IF([.I222]&gt;[.V$13];&quot;HE&quot;;IF([.I222]&gt;[.V$12];&quot;HO&quot;;IF([.I222]&lt;[.V$15];&quot;LE&quot;;IF([.I222]&lt;[.V$14];&quot;LO&quot;;&quot;&quot;))))" office:value-type="string" office:string-value="LE">
            <text:p>LE</text:p>
          </table:table-cell>
          <table:table-cell table:formula="of:=IF([.J222]&gt;[.W$13];&quot;HE&quot;;IF([.J222]&gt;[.W$12];&quot;HO&quot;;IF([.J222]&lt;[.W$15];&quot;LE&quot;;IF([.J222]&lt;[.W$14];&quot;LO&quot;;&quot;&quot;))))">
            <text:p/>
          </table:table-cell>
          <table:table-cell table:formula="of:=IF([.K222]&gt;[.X$13];&quot;HE&quot;;IF([.K222]&gt;[.X$12];&quot;HO&quot;;IF([.K222]&lt;[.X$15];&quot;LE&quot;;IF([.K222]&lt;[.X$14];&quot;LO&quot;;&quot;&quot;))))" office:value-type="string" office:string-value="LE">
            <text:p>LE</text:p>
          </table:table-cell>
          <table:table-cell table:formula="of:=IF([.L222]&gt;[.Y$13];&quot;HE&quot;;IF([.L222]&gt;[.Y$12];&quot;HO&quot;;IF([.L222]&lt;[.Y$15];&quot;LE&quot;;IF([.L222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3D6</text:p>
          </table:table-cell>
          <table:table-cell office:value-type="string">
            <text:p>1BE</text:p>
          </table:table-cell>
          <table:table-cell office:value-type="string">
            <text:p>1FA</text:p>
          </table:table-cell>
          <table:table-cell office:value-type="string">
            <text:p>1F08</text:p>
          </table:table-cell>
          <table:table-cell office:value-type="string">
            <text:p>1F40</text:p>
          </table:table-cell>
          <table:table-cell office:value-type="string">
            <text:p>1BF5</text:p>
          </table:table-cell>
          <table:table-cell table:formula="of:=HEX2DEC([.A223])" office:value-type="float" office:value="982">
            <text:p>982</text:p>
          </table:table-cell>
          <table:table-cell table:formula="of:=HEX2DEC([.B223])" office:value-type="float" office:value="446">
            <text:p>446</text:p>
          </table:table-cell>
          <table:table-cell table:formula="of:=HEX2DEC([.C223])" office:value-type="float" office:value="506">
            <text:p>506</text:p>
          </table:table-cell>
          <table:table-cell table:formula="of:=HEX2DEC([.D223])" office:value-type="float" office:value="7944">
            <text:p>7944</text:p>
          </table:table-cell>
          <table:table-cell table:formula="of:=HEX2DEC([.E223])" office:value-type="float" office:value="8000">
            <text:p>8000</text:p>
          </table:table-cell>
          <table:table-cell table:formula="of:=HEX2DEC([.F223])" office:value-type="float" office:value="7157">
            <text:p>7157</text:p>
          </table:table-cell>
          <table:table-cell table:formula="of:=IF([.G223]&gt;[.T$13];&quot;HE&quot;;IF([.G223]&gt;[.T$12];&quot;HO&quot;;IF([.G223]&lt;[.T$15];&quot;LE&quot;;IF([.G223]&lt;[.T$14];&quot;LO&quot;;&quot;&quot;))))" office:value-type="string" office:string-value="HO">
            <text:p>HO</text:p>
          </table:table-cell>
          <table:table-cell table:formula="of:=IF([.H223]&gt;[.U$13];&quot;HE&quot;;IF([.H223]&gt;[.U$12];&quot;HO&quot;;IF([.H223]&lt;[.U$15];&quot;LE&quot;;IF([.H223]&lt;[.U$14];&quot;LO&quot;;&quot;&quot;))))" office:value-type="string" office:string-value="LO">
            <text:p>LO</text:p>
          </table:table-cell>
          <table:table-cell table:formula="of:=IF([.I223]&gt;[.V$13];&quot;HE&quot;;IF([.I223]&gt;[.V$12];&quot;HO&quot;;IF([.I223]&lt;[.V$15];&quot;LE&quot;;IF([.I223]&lt;[.V$14];&quot;LO&quot;;&quot;&quot;))))" office:value-type="string" office:string-value="LE">
            <text:p>LE</text:p>
          </table:table-cell>
          <table:table-cell table:formula="of:=IF([.J223]&gt;[.W$13];&quot;HE&quot;;IF([.J223]&gt;[.W$12];&quot;HO&quot;;IF([.J223]&lt;[.W$15];&quot;LE&quot;;IF([.J223]&lt;[.W$14];&quot;LO&quot;;&quot;&quot;))))" office:value-type="string" office:string-value="LO">
            <text:p>LO</text:p>
          </table:table-cell>
          <table:table-cell table:formula="of:=IF([.K223]&gt;[.X$13];&quot;HE&quot;;IF([.K223]&gt;[.X$12];&quot;HO&quot;;IF([.K223]&lt;[.X$15];&quot;LE&quot;;IF([.K223]&lt;[.X$14];&quot;LO&quot;;&quot;&quot;))))" office:value-type="string" office:string-value="LE">
            <text:p>LE</text:p>
          </table:table-cell>
          <table:table-cell table:formula="of:=IF([.L223]&gt;[.Y$13];&quot;HE&quot;;IF([.L223]&gt;[.Y$12];&quot;HO&quot;;IF([.L223]&lt;[.Y$15];&quot;LE&quot;;IF([.L223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3F6</text:p>
          </table:table-cell>
          <table:table-cell office:value-type="string">
            <text:p>19E</text:p>
          </table:table-cell>
          <table:table-cell office:value-type="string">
            <text:p>1FA</text:p>
          </table:table-cell>
          <table:table-cell office:value-type="string">
            <text:p>1FAF</text:p>
          </table:table-cell>
          <table:table-cell office:value-type="string">
            <text:p>1FD9</text:p>
          </table:table-cell>
          <table:table-cell office:value-type="string">
            <text:p>19FD</text:p>
          </table:table-cell>
          <table:table-cell table:formula="of:=HEX2DEC([.A224])" office:value-type="float" office:value="1014">
            <text:p>1014</text:p>
          </table:table-cell>
          <table:table-cell table:formula="of:=HEX2DEC([.B224])" office:value-type="float" office:value="414">
            <text:p>414</text:p>
          </table:table-cell>
          <table:table-cell table:formula="of:=HEX2DEC([.C224])" office:value-type="float" office:value="506">
            <text:p>506</text:p>
          </table:table-cell>
          <table:table-cell table:formula="of:=HEX2DEC([.D224])" office:value-type="float" office:value="8111">
            <text:p>8111</text:p>
          </table:table-cell>
          <table:table-cell table:formula="of:=HEX2DEC([.E224])" office:value-type="float" office:value="8153">
            <text:p>8153</text:p>
          </table:table-cell>
          <table:table-cell table:formula="of:=HEX2DEC([.F224])" office:value-type="float" office:value="6653">
            <text:p>6653</text:p>
          </table:table-cell>
          <table:table-cell table:formula="of:=IF([.G224]&gt;[.T$13];&quot;HE&quot;;IF([.G224]&gt;[.T$12];&quot;HO&quot;;IF([.G224]&lt;[.T$15];&quot;LE&quot;;IF([.G224]&lt;[.T$14];&quot;LO&quot;;&quot;&quot;))))" office:value-type="string" office:string-value="HO">
            <text:p>HO</text:p>
          </table:table-cell>
          <table:table-cell table:formula="of:=IF([.H224]&gt;[.U$13];&quot;HE&quot;;IF([.H224]&gt;[.U$12];&quot;HO&quot;;IF([.H224]&lt;[.U$15];&quot;LE&quot;;IF([.H224]&lt;[.U$14];&quot;LO&quot;;&quot;&quot;))))" office:value-type="string" office:string-value="LE">
            <text:p>LE</text:p>
          </table:table-cell>
          <table:table-cell table:formula="of:=IF([.I224]&gt;[.V$13];&quot;HE&quot;;IF([.I224]&gt;[.V$12];&quot;HO&quot;;IF([.I224]&lt;[.V$15];&quot;LE&quot;;IF([.I224]&lt;[.V$14];&quot;LO&quot;;&quot;&quot;))))" office:value-type="string" office:string-value="LE">
            <text:p>LE</text:p>
          </table:table-cell>
          <table:table-cell table:formula="of:=IF([.J224]&gt;[.W$13];&quot;HE&quot;;IF([.J224]&gt;[.W$12];&quot;HO&quot;;IF([.J224]&lt;[.W$15];&quot;LE&quot;;IF([.J224]&lt;[.W$14];&quot;LO&quot;;&quot;&quot;))))">
            <text:p/>
          </table:table-cell>
          <table:table-cell table:formula="of:=IF([.K224]&gt;[.X$13];&quot;HE&quot;;IF([.K224]&gt;[.X$12];&quot;HO&quot;;IF([.K224]&lt;[.X$15];&quot;LE&quot;;IF([.K224]&lt;[.X$14];&quot;LO&quot;;&quot;&quot;))))">
            <text:p/>
          </table:table-cell>
          <table:table-cell table:formula="of:=IF([.L224]&gt;[.Y$13];&quot;HE&quot;;IF([.L224]&gt;[.Y$12];&quot;HO&quot;;IF([.L224]&lt;[.Y$15];&quot;LE&quot;;IF([.L224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E8</text:p>
          </table:table-cell>
          <table:table-cell office:value-type="string">
            <text:p>1BC</text:p>
          </table:table-cell>
          <table:table-cell office:value-type="string">
            <text:p>20C</text:p>
          </table:table-cell>
          <table:table-cell office:value-type="float" office:value="2008">
            <text:p>2008</text:p>
          </table:table-cell>
          <table:table-cell office:value-type="string">
            <text:p>207D</text:p>
          </table:table-cell>
          <table:table-cell office:value-type="string">
            <text:p>1B3A</text:p>
          </table:table-cell>
          <table:table-cell table:formula="of:=HEX2DEC([.A225])" office:value-type="float" office:value="232">
            <text:p>232</text:p>
          </table:table-cell>
          <table:table-cell table:formula="of:=HEX2DEC([.B225])" office:value-type="float" office:value="444">
            <text:p>444</text:p>
          </table:table-cell>
          <table:table-cell table:formula="of:=HEX2DEC([.C225])" office:value-type="float" office:value="524">
            <text:p>524</text:p>
          </table:table-cell>
          <table:table-cell table:formula="of:=HEX2DEC([.D225])" office:value-type="float" office:value="8200">
            <text:p>8200</text:p>
          </table:table-cell>
          <table:table-cell table:formula="of:=HEX2DEC([.E225])" office:value-type="float" office:value="8317">
            <text:p>8317</text:p>
          </table:table-cell>
          <table:table-cell table:formula="of:=HEX2DEC([.F225])" office:value-type="float" office:value="6970">
            <text:p>6970</text:p>
          </table:table-cell>
          <table:table-cell table:formula="of:=IF([.G225]&gt;[.T$13];&quot;HE&quot;;IF([.G225]&gt;[.T$12];&quot;HO&quot;;IF([.G225]&lt;[.T$15];&quot;LE&quot;;IF([.G225]&lt;[.T$14];&quot;LO&quot;;&quot;&quot;))))" office:value-type="string" office:string-value="LO">
            <text:p>LO</text:p>
          </table:table-cell>
          <table:table-cell table:formula="of:=IF([.H225]&gt;[.U$13];&quot;HE&quot;;IF([.H225]&gt;[.U$12];&quot;HO&quot;;IF([.H225]&lt;[.U$15];&quot;LE&quot;;IF([.H225]&lt;[.U$14];&quot;LO&quot;;&quot;&quot;))))" office:value-type="string" office:string-value="LO">
            <text:p>LO</text:p>
          </table:table-cell>
          <table:table-cell table:formula="of:=IF([.I225]&gt;[.V$13];&quot;HE&quot;;IF([.I225]&gt;[.V$12];&quot;HO&quot;;IF([.I225]&lt;[.V$15];&quot;LE&quot;;IF([.I225]&lt;[.V$14];&quot;LO&quot;;&quot;&quot;))))" office:value-type="string" office:string-value="HE">
            <text:p>HE</text:p>
          </table:table-cell>
          <table:table-cell table:formula="of:=IF([.J225]&gt;[.W$13];&quot;HE&quot;;IF([.J225]&gt;[.W$12];&quot;HO&quot;;IF([.J225]&lt;[.W$15];&quot;LE&quot;;IF([.J225]&lt;[.W$14];&quot;LO&quot;;&quot;&quot;))))">
            <text:p/>
          </table:table-cell>
          <table:table-cell table:formula="of:=IF([.K225]&gt;[.X$13];&quot;HE&quot;;IF([.K225]&gt;[.X$12];&quot;HO&quot;;IF([.K225]&lt;[.X$15];&quot;LE&quot;;IF([.K225]&lt;[.X$14];&quot;LO&quot;;&quot;&quot;))))" office:value-type="string" office:string-value="HE">
            <text:p>HE</text:p>
          </table:table-cell>
          <table:table-cell table:formula="of:=IF([.L225]&gt;[.Y$13];&quot;HE&quot;;IF([.L225]&gt;[.Y$12];&quot;HO&quot;;IF([.L225]&lt;[.Y$15];&quot;LE&quot;;IF([.L225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A8</text:p>
          </table:table-cell>
          <table:table-cell office:value-type="string">
            <text:p>1BC</text:p>
          </table:table-cell>
          <table:table-cell office:value-type="string">
            <text:p>20C</text:p>
          </table:table-cell>
          <table:table-cell office:value-type="float" office:value="2045">
            <text:p>2045</text:p>
          </table:table-cell>
          <table:table-cell office:value-type="float" office:value="2072">
            <text:p>2072</text:p>
          </table:table-cell>
          <table:table-cell office:value-type="string">
            <text:p>1B2A</text:p>
          </table:table-cell>
          <table:table-cell table:formula="of:=HEX2DEC([.A226])" office:value-type="float" office:value="168">
            <text:p>168</text:p>
          </table:table-cell>
          <table:table-cell table:formula="of:=HEX2DEC([.B226])" office:value-type="float" office:value="444">
            <text:p>444</text:p>
          </table:table-cell>
          <table:table-cell table:formula="of:=HEX2DEC([.C226])" office:value-type="float" office:value="524">
            <text:p>524</text:p>
          </table:table-cell>
          <table:table-cell table:formula="of:=HEX2DEC([.D226])" office:value-type="float" office:value="8261">
            <text:p>8261</text:p>
          </table:table-cell>
          <table:table-cell table:formula="of:=HEX2DEC([.E226])" office:value-type="float" office:value="8306">
            <text:p>8306</text:p>
          </table:table-cell>
          <table:table-cell table:formula="of:=HEX2DEC([.F226])" office:value-type="float" office:value="6954">
            <text:p>6954</text:p>
          </table:table-cell>
          <table:table-cell table:formula="of:=IF([.G226]&gt;[.T$13];&quot;HE&quot;;IF([.G226]&gt;[.T$12];&quot;HO&quot;;IF([.G226]&lt;[.T$15];&quot;LE&quot;;IF([.G226]&lt;[.T$14];&quot;LO&quot;;&quot;&quot;))))" office:value-type="string" office:string-value="LO">
            <text:p>LO</text:p>
          </table:table-cell>
          <table:table-cell table:formula="of:=IF([.H226]&gt;[.U$13];&quot;HE&quot;;IF([.H226]&gt;[.U$12];&quot;HO&quot;;IF([.H226]&lt;[.U$15];&quot;LE&quot;;IF([.H226]&lt;[.U$14];&quot;LO&quot;;&quot;&quot;))))" office:value-type="string" office:string-value="LO">
            <text:p>LO</text:p>
          </table:table-cell>
          <table:table-cell table:formula="of:=IF([.I226]&gt;[.V$13];&quot;HE&quot;;IF([.I226]&gt;[.V$12];&quot;HO&quot;;IF([.I226]&lt;[.V$15];&quot;LE&quot;;IF([.I226]&lt;[.V$14];&quot;LO&quot;;&quot;&quot;))))" office:value-type="string" office:string-value="HE">
            <text:p>HE</text:p>
          </table:table-cell>
          <table:table-cell table:formula="of:=IF([.J226]&gt;[.W$13];&quot;HE&quot;;IF([.J226]&gt;[.W$12];&quot;HO&quot;;IF([.J226]&lt;[.W$15];&quot;LE&quot;;IF([.J226]&lt;[.W$14];&quot;LO&quot;;&quot;&quot;))))">
            <text:p/>
          </table:table-cell>
          <table:table-cell table:formula="of:=IF([.K226]&gt;[.X$13];&quot;HE&quot;;IF([.K226]&gt;[.X$12];&quot;HO&quot;;IF([.K226]&lt;[.X$15];&quot;LE&quot;;IF([.K226]&lt;[.X$14];&quot;LO&quot;;&quot;&quot;))))" office:value-type="string" office:string-value="HE">
            <text:p>HE</text:p>
          </table:table-cell>
          <table:table-cell table:formula="of:=IF([.L226]&gt;[.Y$13];&quot;HE&quot;;IF([.L226]&gt;[.Y$12];&quot;HO&quot;;IF([.L226]&lt;[.Y$15];&quot;LE&quot;;IF([.L226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1BE</text:p>
          </table:table-cell>
          <table:table-cell office:value-type="string">
            <text:p>1FA</text:p>
          </table:table-cell>
          <table:table-cell office:value-type="string">
            <text:p>1FE8</text:p>
          </table:table-cell>
          <table:table-cell office:value-type="string">
            <text:p>1F27</text:p>
          </table:table-cell>
          <table:table-cell office:value-type="string">
            <text:p>1B98</text:p>
          </table:table-cell>
          <table:table-cell table:formula="of:=HEX2DEC([.A227])" office:value-type="float" office:value="610">
            <text:p>610</text:p>
          </table:table-cell>
          <table:table-cell table:formula="of:=HEX2DEC([.B227])" office:value-type="float" office:value="446">
            <text:p>446</text:p>
          </table:table-cell>
          <table:table-cell table:formula="of:=HEX2DEC([.C227])" office:value-type="float" office:value="506">
            <text:p>506</text:p>
          </table:table-cell>
          <table:table-cell table:formula="of:=HEX2DEC([.D227])" office:value-type="float" office:value="8168">
            <text:p>8168</text:p>
          </table:table-cell>
          <table:table-cell table:formula="of:=HEX2DEC([.E227])" office:value-type="float" office:value="7975">
            <text:p>7975</text:p>
          </table:table-cell>
          <table:table-cell table:formula="of:=HEX2DEC([.F227])" office:value-type="float" office:value="7064">
            <text:p>7064</text:p>
          </table:table-cell>
          <table:table-cell table:formula="of:=IF([.G227]&gt;[.T$13];&quot;HE&quot;;IF([.G227]&gt;[.T$12];&quot;HO&quot;;IF([.G227]&lt;[.T$15];&quot;LE&quot;;IF([.G227]&lt;[.T$14];&quot;LO&quot;;&quot;&quot;))))">
            <text:p/>
          </table:table-cell>
          <table:table-cell table:formula="of:=IF([.H227]&gt;[.U$13];&quot;HE&quot;;IF([.H227]&gt;[.U$12];&quot;HO&quot;;IF([.H227]&lt;[.U$15];&quot;LE&quot;;IF([.H227]&lt;[.U$14];&quot;LO&quot;;&quot;&quot;))))" office:value-type="string" office:string-value="LO">
            <text:p>LO</text:p>
          </table:table-cell>
          <table:table-cell table:formula="of:=IF([.I227]&gt;[.V$13];&quot;HE&quot;;IF([.I227]&gt;[.V$12];&quot;HO&quot;;IF([.I227]&lt;[.V$15];&quot;LE&quot;;IF([.I227]&lt;[.V$14];&quot;LO&quot;;&quot;&quot;))))" office:value-type="string" office:string-value="LE">
            <text:p>LE</text:p>
          </table:table-cell>
          <table:table-cell table:formula="of:=IF([.J227]&gt;[.W$13];&quot;HE&quot;;IF([.J227]&gt;[.W$12];&quot;HO&quot;;IF([.J227]&lt;[.W$15];&quot;LE&quot;;IF([.J227]&lt;[.W$14];&quot;LO&quot;;&quot;&quot;))))">
            <text:p/>
          </table:table-cell>
          <table:table-cell table:formula="of:=IF([.K227]&gt;[.X$13];&quot;HE&quot;;IF([.K227]&gt;[.X$12];&quot;HO&quot;;IF([.K227]&lt;[.X$15];&quot;LE&quot;;IF([.K227]&lt;[.X$14];&quot;LO&quot;;&quot;&quot;))))" office:value-type="string" office:string-value="LE">
            <text:p>LE</text:p>
          </table:table-cell>
          <table:table-cell table:formula="of:=IF([.L227]&gt;[.Y$13];&quot;HE&quot;;IF([.L227]&gt;[.Y$12];&quot;HO&quot;;IF([.L227]&lt;[.Y$15];&quot;LE&quot;;IF([.L227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BC</text:p>
          </table:table-cell>
          <table:table-cell office:value-type="string">
            <text:p>20C</text:p>
          </table:table-cell>
          <table:table-cell office:value-type="string">
            <text:p>200F</text:p>
          </table:table-cell>
          <table:table-cell office:value-type="string">
            <text:p>20A2</text:p>
          </table:table-cell>
          <table:table-cell office:value-type="string">
            <text:p>1B40</text:p>
          </table:table-cell>
          <table:table-cell table:formula="of:=HEX2DEC([.A228])" office:value-type="float" office:value="256">
            <text:p>256</text:p>
          </table:table-cell>
          <table:table-cell table:formula="of:=HEX2DEC([.B228])" office:value-type="float" office:value="444">
            <text:p>444</text:p>
          </table:table-cell>
          <table:table-cell table:formula="of:=HEX2DEC([.C228])" office:value-type="float" office:value="524">
            <text:p>524</text:p>
          </table:table-cell>
          <table:table-cell table:formula="of:=HEX2DEC([.D228])" office:value-type="float" office:value="8207">
            <text:p>8207</text:p>
          </table:table-cell>
          <table:table-cell table:formula="of:=HEX2DEC([.E228])" office:value-type="float" office:value="8354">
            <text:p>8354</text:p>
          </table:table-cell>
          <table:table-cell table:formula="of:=HEX2DEC([.F228])" office:value-type="float" office:value="6976">
            <text:p>6976</text:p>
          </table:table-cell>
          <table:table-cell table:formula="of:=IF([.G228]&gt;[.T$13];&quot;HE&quot;;IF([.G228]&gt;[.T$12];&quot;HO&quot;;IF([.G228]&lt;[.T$15];&quot;LE&quot;;IF([.G228]&lt;[.T$14];&quot;LO&quot;;&quot;&quot;))))">
            <text:p/>
          </table:table-cell>
          <table:table-cell table:formula="of:=IF([.H228]&gt;[.U$13];&quot;HE&quot;;IF([.H228]&gt;[.U$12];&quot;HO&quot;;IF([.H228]&lt;[.U$15];&quot;LE&quot;;IF([.H228]&lt;[.U$14];&quot;LO&quot;;&quot;&quot;))))" office:value-type="string" office:string-value="LO">
            <text:p>LO</text:p>
          </table:table-cell>
          <table:table-cell table:formula="of:=IF([.I228]&gt;[.V$13];&quot;HE&quot;;IF([.I228]&gt;[.V$12];&quot;HO&quot;;IF([.I228]&lt;[.V$15];&quot;LE&quot;;IF([.I228]&lt;[.V$14];&quot;LO&quot;;&quot;&quot;))))" office:value-type="string" office:string-value="HE">
            <text:p>HE</text:p>
          </table:table-cell>
          <table:table-cell table:formula="of:=IF([.J228]&gt;[.W$13];&quot;HE&quot;;IF([.J228]&gt;[.W$12];&quot;HO&quot;;IF([.J228]&lt;[.W$15];&quot;LE&quot;;IF([.J228]&lt;[.W$14];&quot;LO&quot;;&quot;&quot;))))">
            <text:p/>
          </table:table-cell>
          <table:table-cell table:formula="of:=IF([.K228]&gt;[.X$13];&quot;HE&quot;;IF([.K228]&gt;[.X$12];&quot;HO&quot;;IF([.K228]&lt;[.X$15];&quot;LE&quot;;IF([.K228]&lt;[.X$14];&quot;LO&quot;;&quot;&quot;))))" office:value-type="string" office:string-value="HE">
            <text:p>HE</text:p>
          </table:table-cell>
          <table:table-cell table:formula="of:=IF([.L228]&gt;[.Y$13];&quot;HE&quot;;IF([.L228]&gt;[.Y$12];&quot;HO&quot;;IF([.L228]&lt;[.Y$15];&quot;LE&quot;;IF([.L228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BC</text:p>
          </table:table-cell>
          <table:table-cell office:value-type="string">
            <text:p>1FC</text:p>
          </table:table-cell>
          <table:table-cell office:value-type="string">
            <text:p>20A8</text:p>
          </table:table-cell>
          <table:table-cell office:value-type="string">
            <text:p>1FA3</text:p>
          </table:table-cell>
          <table:table-cell office:value-type="string">
            <text:p>1B08</text:p>
          </table:table-cell>
          <table:table-cell table:formula="of:=HEX2DEC([.A229])" office:value-type="float" office:value="32">
            <text:p>32</text:p>
          </table:table-cell>
          <table:table-cell table:formula="of:=HEX2DEC([.B229])" office:value-type="float" office:value="444">
            <text:p>444</text:p>
          </table:table-cell>
          <table:table-cell table:formula="of:=HEX2DEC([.C229])" office:value-type="float" office:value="508">
            <text:p>508</text:p>
          </table:table-cell>
          <table:table-cell table:formula="of:=HEX2DEC([.D229])" office:value-type="float" office:value="8360">
            <text:p>8360</text:p>
          </table:table-cell>
          <table:table-cell table:formula="of:=HEX2DEC([.E229])" office:value-type="float" office:value="8099">
            <text:p>8099</text:p>
          </table:table-cell>
          <table:table-cell table:formula="of:=HEX2DEC([.F229])" office:value-type="float" office:value="6920">
            <text:p>6920</text:p>
          </table:table-cell>
          <table:table-cell table:formula="of:=IF([.G229]&gt;[.T$13];&quot;HE&quot;;IF([.G229]&gt;[.T$12];&quot;HO&quot;;IF([.G229]&lt;[.T$15];&quot;LE&quot;;IF([.G229]&lt;[.T$14];&quot;LO&quot;;&quot;&quot;))))" office:value-type="string" office:string-value="LO">
            <text:p>LO</text:p>
          </table:table-cell>
          <table:table-cell table:formula="of:=IF([.H229]&gt;[.U$13];&quot;HE&quot;;IF([.H229]&gt;[.U$12];&quot;HO&quot;;IF([.H229]&lt;[.U$15];&quot;LE&quot;;IF([.H229]&lt;[.U$14];&quot;LO&quot;;&quot;&quot;))))" office:value-type="string" office:string-value="LO">
            <text:p>LO</text:p>
          </table:table-cell>
          <table:table-cell table:formula="of:=IF([.I229]&gt;[.V$13];&quot;HE&quot;;IF([.I229]&gt;[.V$12];&quot;HO&quot;;IF([.I229]&lt;[.V$15];&quot;LE&quot;;IF([.I229]&lt;[.V$14];&quot;LO&quot;;&quot;&quot;))))">
            <text:p/>
          </table:table-cell>
          <table:table-cell table:formula="of:=IF([.J229]&gt;[.W$13];&quot;HE&quot;;IF([.J229]&gt;[.W$12];&quot;HO&quot;;IF([.J229]&lt;[.W$15];&quot;LE&quot;;IF([.J229]&lt;[.W$14];&quot;LO&quot;;&quot;&quot;))))">
            <text:p/>
          </table:table-cell>
          <table:table-cell table:formula="of:=IF([.K229]&gt;[.X$13];&quot;HE&quot;;IF([.K229]&gt;[.X$12];&quot;HO&quot;;IF([.K229]&lt;[.X$15];&quot;LE&quot;;IF([.K229]&lt;[.X$14];&quot;LO&quot;;&quot;&quot;))))">
            <text:p/>
          </table:table-cell>
          <table:table-cell table:formula="of:=IF([.L229]&gt;[.Y$13];&quot;HE&quot;;IF([.L229]&gt;[.Y$12];&quot;HO&quot;;IF([.L229]&lt;[.Y$15];&quot;LE&quot;;IF([.L229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1DC</text:p>
          </table:table-cell>
          <table:table-cell office:value-type="string">
            <text:p>1EC</text:p>
          </table:table-cell>
          <table:table-cell office:value-type="string">
            <text:p>207A</text:p>
          </table:table-cell>
          <table:table-cell office:value-type="string">
            <text:p>1E2E</text:p>
          </table:table-cell>
          <table:table-cell office:value-type="string">
            <text:p>1D11</text:p>
          </table:table-cell>
          <table:table-cell table:formula="of:=HEX2DEC([.A230])" office:value-type="float" office:value="68">
            <text:p>68</text:p>
          </table:table-cell>
          <table:table-cell table:formula="of:=HEX2DEC([.B230])" office:value-type="float" office:value="476">
            <text:p>476</text:p>
          </table:table-cell>
          <table:table-cell table:formula="of:=HEX2DEC([.C230])" office:value-type="float" office:value="492">
            <text:p>492</text:p>
          </table:table-cell>
          <table:table-cell table:formula="of:=HEX2DEC([.D230])" office:value-type="float" office:value="8314">
            <text:p>8314</text:p>
          </table:table-cell>
          <table:table-cell table:formula="of:=HEX2DEC([.E230])" office:value-type="float" office:value="7726">
            <text:p>7726</text:p>
          </table:table-cell>
          <table:table-cell table:formula="of:=HEX2DEC([.F230])" office:value-type="float" office:value="7441">
            <text:p>7441</text:p>
          </table:table-cell>
          <table:table-cell table:formula="of:=IF([.G230]&gt;[.T$13];&quot;HE&quot;;IF([.G230]&gt;[.T$12];&quot;HO&quot;;IF([.G230]&lt;[.T$15];&quot;LE&quot;;IF([.G230]&lt;[.T$14];&quot;LO&quot;;&quot;&quot;))))" office:value-type="string" office:string-value="LO">
            <text:p>LO</text:p>
          </table:table-cell>
          <table:table-cell table:formula="of:=IF([.H230]&gt;[.U$13];&quot;HE&quot;;IF([.H230]&gt;[.U$12];&quot;HO&quot;;IF([.H230]&lt;[.U$15];&quot;LE&quot;;IF([.H230]&lt;[.U$14];&quot;LO&quot;;&quot;&quot;))))">
            <text:p/>
          </table:table-cell>
          <table:table-cell table:formula="of:=IF([.I230]&gt;[.V$13];&quot;HE&quot;;IF([.I230]&gt;[.V$12];&quot;HO&quot;;IF([.I230]&lt;[.V$15];&quot;LE&quot;;IF([.I230]&lt;[.V$14];&quot;LO&quot;;&quot;&quot;))))" office:value-type="string" office:string-value="LE">
            <text:p>LE</text:p>
          </table:table-cell>
          <table:table-cell table:formula="of:=IF([.J230]&gt;[.W$13];&quot;HE&quot;;IF([.J230]&gt;[.W$12];&quot;HO&quot;;IF([.J230]&lt;[.W$15];&quot;LE&quot;;IF([.J230]&lt;[.W$14];&quot;LO&quot;;&quot;&quot;))))">
            <text:p/>
          </table:table-cell>
          <table:table-cell table:formula="of:=IF([.K230]&gt;[.X$13];&quot;HE&quot;;IF([.K230]&gt;[.X$12];&quot;HO&quot;;IF([.K230]&lt;[.X$15];&quot;LE&quot;;IF([.K230]&lt;[.X$14];&quot;LO&quot;;&quot;&quot;))))" office:value-type="string" office:string-value="LE">
            <text:p>LE</text:p>
          </table:table-cell>
          <table:table-cell table:formula="of:=IF([.L230]&gt;[.Y$13];&quot;HE&quot;;IF([.L230]&gt;[.Y$12];&quot;HO&quot;;IF([.L230]&lt;[.Y$15];&quot;LE&quot;;IF([.L230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D4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float" office:value="2009">
            <text:p>2009</text:p>
          </table:table-cell>
          <table:table-cell office:value-type="string">
            <text:p>1F2B</text:p>
          </table:table-cell>
          <table:table-cell office:value-type="string">
            <text:p>1D35</text:p>
          </table:table-cell>
          <table:table-cell table:formula="of:=HEX2DEC([.A231])" office:value-type="float" office:value="212">
            <text:p>212</text:p>
          </table:table-cell>
          <table:table-cell table:formula="of:=HEX2DEC([.B231])" office:value-type="float" office:value="476">
            <text:p>476</text:p>
          </table:table-cell>
          <table:table-cell table:formula="of:=HEX2DEC([.C231])" office:value-type="float" office:value="508">
            <text:p>508</text:p>
          </table:table-cell>
          <table:table-cell table:formula="of:=HEX2DEC([.D231])" office:value-type="float" office:value="8201">
            <text:p>8201</text:p>
          </table:table-cell>
          <table:table-cell table:formula="of:=HEX2DEC([.E231])" office:value-type="float" office:value="7979">
            <text:p>7979</text:p>
          </table:table-cell>
          <table:table-cell table:formula="of:=HEX2DEC([.F231])" office:value-type="float" office:value="7477">
            <text:p>7477</text:p>
          </table:table-cell>
          <table:table-cell table:formula="of:=IF([.G231]&gt;[.T$13];&quot;HE&quot;;IF([.G231]&gt;[.T$12];&quot;HO&quot;;IF([.G231]&lt;[.T$15];&quot;LE&quot;;IF([.G231]&lt;[.T$14];&quot;LO&quot;;&quot;&quot;))))" office:value-type="string" office:string-value="LO">
            <text:p>LO</text:p>
          </table:table-cell>
          <table:table-cell table:formula="of:=IF([.H231]&gt;[.U$13];&quot;HE&quot;;IF([.H231]&gt;[.U$12];&quot;HO&quot;;IF([.H231]&lt;[.U$15];&quot;LE&quot;;IF([.H231]&lt;[.U$14];&quot;LO&quot;;&quot;&quot;))))">
            <text:p/>
          </table:table-cell>
          <table:table-cell table:formula="of:=IF([.I231]&gt;[.V$13];&quot;HE&quot;;IF([.I231]&gt;[.V$12];&quot;HO&quot;;IF([.I231]&lt;[.V$15];&quot;LE&quot;;IF([.I231]&lt;[.V$14];&quot;LO&quot;;&quot;&quot;))))">
            <text:p/>
          </table:table-cell>
          <table:table-cell table:formula="of:=IF([.J231]&gt;[.W$13];&quot;HE&quot;;IF([.J231]&gt;[.W$12];&quot;HO&quot;;IF([.J231]&lt;[.W$15];&quot;LE&quot;;IF([.J231]&lt;[.W$14];&quot;LO&quot;;&quot;&quot;))))">
            <text:p/>
          </table:table-cell>
          <table:table-cell table:formula="of:=IF([.K231]&gt;[.X$13];&quot;HE&quot;;IF([.K231]&gt;[.X$12];&quot;HO&quot;;IF([.K231]&lt;[.X$15];&quot;LE&quot;;IF([.K231]&lt;[.X$14];&quot;LO&quot;;&quot;&quot;))))" office:value-type="string" office:string-value="LE">
            <text:p>LE</text:p>
          </table:table-cell>
          <table:table-cell table:formula="of:=IF([.L231]&gt;[.Y$13];&quot;HE&quot;;IF([.L231]&gt;[.Y$12];&quot;HO&quot;;IF([.L231]&lt;[.Y$15];&quot;LE&quot;;IF([.L231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CC</text:p>
          </table:table-cell>
          <table:table-cell office:value-type="string">
            <text:p>1FC</text:p>
          </table:table-cell>
          <table:table-cell office:value-type="string">
            <text:p>206A</text:p>
          </table:table-cell>
          <table:table-cell office:value-type="string">
            <text:p>1F0D</text:p>
          </table:table-cell>
          <table:table-cell office:value-type="string">
            <text:p>1C0A</text:p>
          </table:table-cell>
          <table:table-cell table:formula="of:=HEX2DEC([.A232])" office:value-type="float" office:value="40">
            <text:p>40</text:p>
          </table:table-cell>
          <table:table-cell table:formula="of:=HEX2DEC([.B232])" office:value-type="float" office:value="460">
            <text:p>460</text:p>
          </table:table-cell>
          <table:table-cell table:formula="of:=HEX2DEC([.C232])" office:value-type="float" office:value="508">
            <text:p>508</text:p>
          </table:table-cell>
          <table:table-cell table:formula="of:=HEX2DEC([.D232])" office:value-type="float" office:value="8298">
            <text:p>8298</text:p>
          </table:table-cell>
          <table:table-cell table:formula="of:=HEX2DEC([.E232])" office:value-type="float" office:value="7949">
            <text:p>7949</text:p>
          </table:table-cell>
          <table:table-cell table:formula="of:=HEX2DEC([.F232])" office:value-type="float" office:value="7178">
            <text:p>7178</text:p>
          </table:table-cell>
          <table:table-cell table:formula="of:=IF([.G232]&gt;[.T$13];&quot;HE&quot;;IF([.G232]&gt;[.T$12];&quot;HO&quot;;IF([.G232]&lt;[.T$15];&quot;LE&quot;;IF([.G232]&lt;[.T$14];&quot;LO&quot;;&quot;&quot;))))" office:value-type="string" office:string-value="LO">
            <text:p>LO</text:p>
          </table:table-cell>
          <table:table-cell table:formula="of:=IF([.H232]&gt;[.U$13];&quot;HE&quot;;IF([.H232]&gt;[.U$12];&quot;HO&quot;;IF([.H232]&lt;[.U$15];&quot;LE&quot;;IF([.H232]&lt;[.U$14];&quot;LO&quot;;&quot;&quot;))))" office:value-type="string" office:string-value="LO">
            <text:p>LO</text:p>
          </table:table-cell>
          <table:table-cell table:formula="of:=IF([.I232]&gt;[.V$13];&quot;HE&quot;;IF([.I232]&gt;[.V$12];&quot;HO&quot;;IF([.I232]&lt;[.V$15];&quot;LE&quot;;IF([.I232]&lt;[.V$14];&quot;LO&quot;;&quot;&quot;))))">
            <text:p/>
          </table:table-cell>
          <table:table-cell table:formula="of:=IF([.J232]&gt;[.W$13];&quot;HE&quot;;IF([.J232]&gt;[.W$12];&quot;HO&quot;;IF([.J232]&lt;[.W$15];&quot;LE&quot;;IF([.J232]&lt;[.W$14];&quot;LO&quot;;&quot;&quot;))))">
            <text:p/>
          </table:table-cell>
          <table:table-cell table:formula="of:=IF([.K232]&gt;[.X$13];&quot;HE&quot;;IF([.K232]&gt;[.X$12];&quot;HO&quot;;IF([.K232]&lt;[.X$15];&quot;LE&quot;;IF([.K232]&lt;[.X$14];&quot;LO&quot;;&quot;&quot;))))" office:value-type="string" office:string-value="LE">
            <text:p>LE</text:p>
          </table:table-cell>
          <table:table-cell table:formula="of:=IF([.L232]&gt;[.Y$13];&quot;HE&quot;;IF([.L232]&gt;[.Y$12];&quot;HO&quot;;IF([.L232]&lt;[.Y$15];&quot;LE&quot;;IF([.L232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float" office:value="2068">
            <text:p>2068</text:p>
          </table:table-cell>
          <table:table-cell office:value-type="string">
            <text:p>1FB8</text:p>
          </table:table-cell>
          <table:table-cell office:value-type="string">
            <text:p>1D4E</text:p>
          </table:table-cell>
          <table:table-cell table:formula="of:=HEX2DEC([.A233])" office:value-type="float" office:value="312">
            <text:p>312</text:p>
          </table:table-cell>
          <table:table-cell table:formula="of:=HEX2DEC([.B233])" office:value-type="float" office:value="476">
            <text:p>476</text:p>
          </table:table-cell>
          <table:table-cell table:formula="of:=HEX2DEC([.C233])" office:value-type="float" office:value="508">
            <text:p>508</text:p>
          </table:table-cell>
          <table:table-cell table:formula="of:=HEX2DEC([.D233])" office:value-type="float" office:value="8296">
            <text:p>8296</text:p>
          </table:table-cell>
          <table:table-cell table:formula="of:=HEX2DEC([.E233])" office:value-type="float" office:value="8120">
            <text:p>8120</text:p>
          </table:table-cell>
          <table:table-cell table:formula="of:=HEX2DEC([.F233])" office:value-type="float" office:value="7502">
            <text:p>7502</text:p>
          </table:table-cell>
          <table:table-cell table:formula="of:=IF([.G233]&gt;[.T$13];&quot;HE&quot;;IF([.G233]&gt;[.T$12];&quot;HO&quot;;IF([.G233]&lt;[.T$15];&quot;LE&quot;;IF([.G233]&lt;[.T$14];&quot;LO&quot;;&quot;&quot;))))">
            <text:p/>
          </table:table-cell>
          <table:table-cell table:formula="of:=IF([.H233]&gt;[.U$13];&quot;HE&quot;;IF([.H233]&gt;[.U$12];&quot;HO&quot;;IF([.H233]&lt;[.U$15];&quot;LE&quot;;IF([.H233]&lt;[.U$14];&quot;LO&quot;;&quot;&quot;))))">
            <text:p/>
          </table:table-cell>
          <table:table-cell table:formula="of:=IF([.I233]&gt;[.V$13];&quot;HE&quot;;IF([.I233]&gt;[.V$12];&quot;HO&quot;;IF([.I233]&lt;[.V$15];&quot;LE&quot;;IF([.I233]&lt;[.V$14];&quot;LO&quot;;&quot;&quot;))))">
            <text:p/>
          </table:table-cell>
          <table:table-cell table:formula="of:=IF([.J233]&gt;[.W$13];&quot;HE&quot;;IF([.J233]&gt;[.W$12];&quot;HO&quot;;IF([.J233]&lt;[.W$15];&quot;LE&quot;;IF([.J233]&lt;[.W$14];&quot;LO&quot;;&quot;&quot;))))">
            <text:p/>
          </table:table-cell>
          <table:table-cell table:formula="of:=IF([.K233]&gt;[.X$13];&quot;HE&quot;;IF([.K233]&gt;[.X$12];&quot;HO&quot;;IF([.K233]&lt;[.X$15];&quot;LE&quot;;IF([.K233]&lt;[.X$14];&quot;LO&quot;;&quot;&quot;))))">
            <text:p/>
          </table:table-cell>
          <table:table-cell table:formula="of:=IF([.L233]&gt;[.Y$13];&quot;HE&quot;;IF([.L233]&gt;[.Y$12];&quot;HO&quot;;IF([.L233]&lt;[.Y$15];&quot;LE&quot;;IF([.L233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1A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4D</text:p>
          </table:table-cell>
          <table:table-cell office:value-type="string">
            <text:p>1F82</text:p>
          </table:table-cell>
          <table:table-cell table:style-name="ce3" office:value-type="string">
            <text:p>1E69</text:p>
          </table:table-cell>
          <table:table-cell table:formula="of:=HEX2DEC([.A234])" office:value-type="float" office:value="420">
            <text:p>420</text:p>
          </table:table-cell>
          <table:table-cell table:formula="of:=HEX2DEC([.B234])" office:value-type="float" office:value="492">
            <text:p>492</text:p>
          </table:table-cell>
          <table:table-cell table:formula="of:=HEX2DEC([.C234])" office:value-type="float" office:value="508">
            <text:p>508</text:p>
          </table:table-cell>
          <table:table-cell table:formula="of:=HEX2DEC([.D234])" office:value-type="float" office:value="8269">
            <text:p>8269</text:p>
          </table:table-cell>
          <table:table-cell table:formula="of:=HEX2DEC([.E234])" office:value-type="float" office:value="8066">
            <text:p>8066</text:p>
          </table:table-cell>
          <table:table-cell table:formula="of:=HEX2DEC([.F234])" office:value-type="float" office:value="7785">
            <text:p>7785</text:p>
          </table:table-cell>
          <table:table-cell table:formula="of:=IF([.G234]&gt;[.T$13];&quot;HE&quot;;IF([.G234]&gt;[.T$12];&quot;HO&quot;;IF([.G234]&lt;[.T$15];&quot;LE&quot;;IF([.G234]&lt;[.T$14];&quot;LO&quot;;&quot;&quot;))))">
            <text:p/>
          </table:table-cell>
          <table:table-cell table:formula="of:=IF([.H234]&gt;[.U$13];&quot;HE&quot;;IF([.H234]&gt;[.U$12];&quot;HO&quot;;IF([.H234]&lt;[.U$15];&quot;LE&quot;;IF([.H234]&lt;[.U$14];&quot;LO&quot;;&quot;&quot;))))">
            <text:p/>
          </table:table-cell>
          <table:table-cell table:formula="of:=IF([.I234]&gt;[.V$13];&quot;HE&quot;;IF([.I234]&gt;[.V$12];&quot;HO&quot;;IF([.I234]&lt;[.V$15];&quot;LE&quot;;IF([.I234]&lt;[.V$14];&quot;LO&quot;;&quot;&quot;))))">
            <text:p/>
          </table:table-cell>
          <table:table-cell table:formula="of:=IF([.J234]&gt;[.W$13];&quot;HE&quot;;IF([.J234]&gt;[.W$12];&quot;HO&quot;;IF([.J234]&lt;[.W$15];&quot;LE&quot;;IF([.J234]&lt;[.W$14];&quot;LO&quot;;&quot;&quot;))))">
            <text:p/>
          </table:table-cell>
          <table:table-cell table:formula="of:=IF([.K234]&gt;[.X$13];&quot;HE&quot;;IF([.K234]&gt;[.X$12];&quot;HO&quot;;IF([.K234]&lt;[.X$15];&quot;LE&quot;;IF([.K234]&lt;[.X$14];&quot;LO&quot;;&quot;&quot;))))" office:value-type="string" office:string-value="LO">
            <text:p>LO</text:p>
          </table:table-cell>
          <table:table-cell table:formula="of:=IF([.L234]&gt;[.Y$13];&quot;HE&quot;;IF([.L234]&gt;[.Y$12];&quot;HO&quot;;IF([.L234]&lt;[.Y$15];&quot;LE&quot;;IF([.L23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1FC</text:p>
          </table:table-cell>
          <table:table-cell office:value-type="float" office:value="2010">
            <text:p>2010</text:p>
          </table:table-cell>
          <table:table-cell office:value-type="string">
            <text:p>1FD2</text:p>
          </table:table-cell>
          <table:table-cell office:value-type="string">
            <text:p>1F92</text:p>
          </table:table-cell>
          <table:table-cell table:formula="of:=HEX2DEC([.A235])" office:value-type="float" office:value="584">
            <text:p>584</text:p>
          </table:table-cell>
          <table:table-cell table:formula="of:=HEX2DEC([.B235])" office:value-type="float" office:value="508">
            <text:p>508</text:p>
          </table:table-cell>
          <table:table-cell table:formula="of:=HEX2DEC([.C235])" office:value-type="float" office:value="508">
            <text:p>508</text:p>
          </table:table-cell>
          <table:table-cell table:formula="of:=HEX2DEC([.D235])" office:value-type="float" office:value="8208">
            <text:p>8208</text:p>
          </table:table-cell>
          <table:table-cell table:formula="of:=HEX2DEC([.E235])" office:value-type="float" office:value="8146">
            <text:p>8146</text:p>
          </table:table-cell>
          <table:table-cell table:formula="of:=HEX2DEC([.F235])" office:value-type="float" office:value="8082">
            <text:p>8082</text:p>
          </table:table-cell>
          <table:table-cell table:formula="of:=IF([.G235]&gt;[.T$13];&quot;HE&quot;;IF([.G235]&gt;[.T$12];&quot;HO&quot;;IF([.G235]&lt;[.T$15];&quot;LE&quot;;IF([.G235]&lt;[.T$14];&quot;LO&quot;;&quot;&quot;))))">
            <text:p/>
          </table:table-cell>
          <table:table-cell table:formula="of:=IF([.H235]&gt;[.U$13];&quot;HE&quot;;IF([.H235]&gt;[.U$12];&quot;HO&quot;;IF([.H235]&lt;[.U$15];&quot;LE&quot;;IF([.H235]&lt;[.U$14];&quot;LO&quot;;&quot;&quot;))))">
            <text:p/>
          </table:table-cell>
          <table:table-cell table:formula="of:=IF([.I235]&gt;[.V$13];&quot;HE&quot;;IF([.I235]&gt;[.V$12];&quot;HO&quot;;IF([.I235]&lt;[.V$15];&quot;LE&quot;;IF([.I235]&lt;[.V$14];&quot;LO&quot;;&quot;&quot;))))">
            <text:p/>
          </table:table-cell>
          <table:table-cell table:formula="of:=IF([.J235]&gt;[.W$13];&quot;HE&quot;;IF([.J235]&gt;[.W$12];&quot;HO&quot;;IF([.J235]&lt;[.W$15];&quot;LE&quot;;IF([.J235]&lt;[.W$14];&quot;LO&quot;;&quot;&quot;))))">
            <text:p/>
          </table:table-cell>
          <table:table-cell table:formula="of:=IF([.K235]&gt;[.X$13];&quot;HE&quot;;IF([.K235]&gt;[.X$12];&quot;HO&quot;;IF([.K235]&lt;[.X$15];&quot;LE&quot;;IF([.K235]&lt;[.X$14];&quot;LO&quot;;&quot;&quot;))))">
            <text:p/>
          </table:table-cell>
          <table:table-cell table:formula="of:=IF([.L235]&gt;[.Y$13];&quot;HE&quot;;IF([.L235]&gt;[.Y$12];&quot;HO&quot;;IF([.L235]&lt;[.Y$15];&quot;LE&quot;;IF([.L23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EC</text:p>
          </table:table-cell>
          <table:table-cell office:value-type="string">
            <text:p>20C</text:p>
          </table:table-cell>
          <table:table-cell office:value-type="string">
            <text:p>1FC</text:p>
          </table:table-cell>
          <table:table-cell office:value-type="string">
            <text:p>20EE</text:p>
          </table:table-cell>
          <table:table-cell office:value-type="string">
            <text:p>1FB9</text:p>
          </table:table-cell>
          <table:table-cell office:value-type="string">
            <text:p>20FB</text:p>
          </table:table-cell>
          <table:table-cell table:formula="of:=HEX2DEC([.A236])" office:value-type="float" office:value="1004">
            <text:p>1004</text:p>
          </table:table-cell>
          <table:table-cell table:formula="of:=HEX2DEC([.B236])" office:value-type="float" office:value="524">
            <text:p>524</text:p>
          </table:table-cell>
          <table:table-cell table:formula="of:=HEX2DEC([.C236])" office:value-type="float" office:value="508">
            <text:p>508</text:p>
          </table:table-cell>
          <table:table-cell table:formula="of:=HEX2DEC([.D236])" office:value-type="float" office:value="8430">
            <text:p>8430</text:p>
          </table:table-cell>
          <table:table-cell table:formula="of:=HEX2DEC([.E236])" office:value-type="float" office:value="8121">
            <text:p>8121</text:p>
          </table:table-cell>
          <table:table-cell table:formula="of:=HEX2DEC([.F236])" office:value-type="float" office:value="8443">
            <text:p>8443</text:p>
          </table:table-cell>
          <table:table-cell table:formula="of:=IF([.G236]&gt;[.T$13];&quot;HE&quot;;IF([.G236]&gt;[.T$12];&quot;HO&quot;;IF([.G236]&lt;[.T$15];&quot;LE&quot;;IF([.G236]&lt;[.T$14];&quot;LO&quot;;&quot;&quot;))))" office:value-type="string" office:string-value="HO">
            <text:p>HO</text:p>
          </table:table-cell>
          <table:table-cell table:formula="of:=IF([.H236]&gt;[.U$13];&quot;HE&quot;;IF([.H236]&gt;[.U$12];&quot;HO&quot;;IF([.H236]&lt;[.U$15];&quot;LE&quot;;IF([.H236]&lt;[.U$14];&quot;LO&quot;;&quot;&quot;))))">
            <text:p/>
          </table:table-cell>
          <table:table-cell table:formula="of:=IF([.I236]&gt;[.V$13];&quot;HE&quot;;IF([.I236]&gt;[.V$12];&quot;HO&quot;;IF([.I236]&lt;[.V$15];&quot;LE&quot;;IF([.I236]&lt;[.V$14];&quot;LO&quot;;&quot;&quot;))))">
            <text:p/>
          </table:table-cell>
          <table:table-cell table:formula="of:=IF([.J236]&gt;[.W$13];&quot;HE&quot;;IF([.J236]&gt;[.W$12];&quot;HO&quot;;IF([.J236]&lt;[.W$15];&quot;LE&quot;;IF([.J236]&lt;[.W$14];&quot;LO&quot;;&quot;&quot;))))">
            <text:p/>
          </table:table-cell>
          <table:table-cell table:formula="of:=IF([.K236]&gt;[.X$13];&quot;HE&quot;;IF([.K236]&gt;[.X$12];&quot;HO&quot;;IF([.K236]&lt;[.X$15];&quot;LE&quot;;IF([.K236]&lt;[.X$14];&quot;LO&quot;;&quot;&quot;))))">
            <text:p/>
          </table:table-cell>
          <table:table-cell table:formula="of:=IF([.L236]&gt;[.Y$13];&quot;HE&quot;;IF([.L236]&gt;[.Y$12];&quot;HO&quot;;IF([.L236]&lt;[.Y$15];&quot;LE&quot;;IF([.L236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22C</text:p>
          </table:table-cell>
          <table:table-cell office:value-type="string">
            <text:p>20C</text:p>
          </table:table-cell>
          <table:table-cell office:value-type="float" office:value="2176">
            <text:p>2176</text:p>
          </table:table-cell>
          <table:table-cell office:value-type="string">
            <text:p>202D</text:p>
          </table:table-cell>
          <table:table-cell office:value-type="float" office:value="2248">
            <text:p>2248</text:p>
          </table:table-cell>
          <table:table-cell table:formula="of:=HEX2DEC([.A237])" office:value-type="float" office:value="288">
            <text:p>288</text:p>
          </table:table-cell>
          <table:table-cell table:formula="of:=HEX2DEC([.B237])" office:value-type="float" office:value="556">
            <text:p>556</text:p>
          </table:table-cell>
          <table:table-cell table:formula="of:=HEX2DEC([.C237])" office:value-type="float" office:value="524">
            <text:p>524</text:p>
          </table:table-cell>
          <table:table-cell table:formula="of:=HEX2DEC([.D237])" office:value-type="float" office:value="8566">
            <text:p>8566</text:p>
          </table:table-cell>
          <table:table-cell table:formula="of:=HEX2DEC([.E237])" office:value-type="float" office:value="8237">
            <text:p>8237</text:p>
          </table:table-cell>
          <table:table-cell table:formula="of:=HEX2DEC([.F237])" office:value-type="float" office:value="8776">
            <text:p>8776</text:p>
          </table:table-cell>
          <table:table-cell table:formula="of:=IF([.G237]&gt;[.T$13];&quot;HE&quot;;IF([.G237]&gt;[.T$12];&quot;HO&quot;;IF([.G237]&lt;[.T$15];&quot;LE&quot;;IF([.G237]&lt;[.T$14];&quot;LO&quot;;&quot;&quot;))))">
            <text:p/>
          </table:table-cell>
          <table:table-cell table:formula="of:=IF([.H237]&gt;[.U$13];&quot;HE&quot;;IF([.H237]&gt;[.U$12];&quot;HO&quot;;IF([.H237]&lt;[.U$15];&quot;LE&quot;;IF([.H237]&lt;[.U$14];&quot;LO&quot;;&quot;&quot;))))" office:value-type="string" office:string-value="HO">
            <text:p>HO</text:p>
          </table:table-cell>
          <table:table-cell table:formula="of:=IF([.I237]&gt;[.V$13];&quot;HE&quot;;IF([.I237]&gt;[.V$12];&quot;HO&quot;;IF([.I237]&lt;[.V$15];&quot;LE&quot;;IF([.I237]&lt;[.V$14];&quot;LO&quot;;&quot;&quot;))))" office:value-type="string" office:string-value="HE">
            <text:p>HE</text:p>
          </table:table-cell>
          <table:table-cell table:formula="of:=IF([.J237]&gt;[.W$13];&quot;HE&quot;;IF([.J237]&gt;[.W$12];&quot;HO&quot;;IF([.J237]&lt;[.W$15];&quot;LE&quot;;IF([.J237]&lt;[.W$14];&quot;LO&quot;;&quot;&quot;))))">
            <text:p/>
          </table:table-cell>
          <table:table-cell table:formula="of:=IF([.K237]&gt;[.X$13];&quot;HE&quot;;IF([.K237]&gt;[.X$12];&quot;HO&quot;;IF([.K237]&lt;[.X$15];&quot;LE&quot;;IF([.K237]&lt;[.X$14];&quot;LO&quot;;&quot;&quot;))))" office:value-type="string" office:string-value="HO">
            <text:p>HO</text:p>
          </table:table-cell>
          <table:table-cell table:formula="of:=IF([.L237]&gt;[.Y$13];&quot;HE&quot;;IF([.L237]&gt;[.Y$12];&quot;HO&quot;;IF([.L237]&lt;[.Y$15];&quot;LE&quot;;IF([.L237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1D4</text:p>
          </table:table-cell>
          <table:table-cell office:value-type="string">
            <text:p>23C</text:p>
          </table:table-cell>
          <table:table-cell office:value-type="string">
            <text:p>1FC</text:p>
          </table:table-cell>
          <table:table-cell office:value-type="string">
            <text:p>21BB</text:p>
          </table:table-cell>
          <table:table-cell office:value-type="string">
            <text:p>1FDD</text:p>
          </table:table-cell>
          <table:table-cell office:value-type="float" office:value="2375">
            <text:p>2375</text:p>
          </table:table-cell>
          <table:table-cell table:formula="of:=HEX2DEC([.A238])" office:value-type="float" office:value="468">
            <text:p>468</text:p>
          </table:table-cell>
          <table:table-cell table:formula="of:=HEX2DEC([.B238])" office:value-type="float" office:value="572">
            <text:p>572</text:p>
          </table:table-cell>
          <table:table-cell table:formula="of:=HEX2DEC([.C238])" office:value-type="float" office:value="508">
            <text:p>508</text:p>
          </table:table-cell>
          <table:table-cell table:formula="of:=HEX2DEC([.D238])" office:value-type="float" office:value="8635">
            <text:p>8635</text:p>
          </table:table-cell>
          <table:table-cell table:formula="of:=HEX2DEC([.E238])" office:value-type="float" office:value="8157">
            <text:p>8157</text:p>
          </table:table-cell>
          <table:table-cell table:formula="of:=HEX2DEC([.F238])" office:value-type="float" office:value="9077">
            <text:p>9077</text:p>
          </table:table-cell>
          <table:table-cell table:formula="of:=IF([.G238]&gt;[.T$13];&quot;HE&quot;;IF([.G238]&gt;[.T$12];&quot;HO&quot;;IF([.G238]&lt;[.T$15];&quot;LE&quot;;IF([.G238]&lt;[.T$14];&quot;LO&quot;;&quot;&quot;))))">
            <text:p/>
          </table:table-cell>
          <table:table-cell table:formula="of:=IF([.H238]&gt;[.U$13];&quot;HE&quot;;IF([.H238]&gt;[.U$12];&quot;HO&quot;;IF([.H238]&lt;[.U$15];&quot;LE&quot;;IF([.H238]&lt;[.U$14];&quot;LO&quot;;&quot;&quot;))))" office:value-type="string" office:string-value="HE">
            <text:p>HE</text:p>
          </table:table-cell>
          <table:table-cell table:formula="of:=IF([.I238]&gt;[.V$13];&quot;HE&quot;;IF([.I238]&gt;[.V$12];&quot;HO&quot;;IF([.I238]&lt;[.V$15];&quot;LE&quot;;IF([.I238]&lt;[.V$14];&quot;LO&quot;;&quot;&quot;))))">
            <text:p/>
          </table:table-cell>
          <table:table-cell table:formula="of:=IF([.J238]&gt;[.W$13];&quot;HE&quot;;IF([.J238]&gt;[.W$12];&quot;HO&quot;;IF([.J238]&lt;[.W$15];&quot;LE&quot;;IF([.J238]&lt;[.W$14];&quot;LO&quot;;&quot;&quot;))))">
            <text:p/>
          </table:table-cell>
          <table:table-cell table:formula="of:=IF([.K238]&gt;[.X$13];&quot;HE&quot;;IF([.K238]&gt;[.X$12];&quot;HO&quot;;IF([.K238]&lt;[.X$15];&quot;LE&quot;;IF([.K238]&lt;[.X$14];&quot;LO&quot;;&quot;&quot;))))">
            <text:p/>
          </table:table-cell>
          <table:table-cell table:formula="of:=IF([.L238]&gt;[.Y$13];&quot;HE&quot;;IF([.L238]&gt;[.Y$12];&quot;HO&quot;;IF([.L238]&lt;[.Y$15];&quot;LE&quot;;IF([.L238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23C</text:p>
          </table:table-cell>
          <table:table-cell office:value-type="string">
            <text:p>20C</text:p>
          </table:table-cell>
          <table:table-cell office:value-type="string">
            <text:p>21C9</text:p>
          </table:table-cell>
          <table:table-cell office:value-type="string">
            <text:p>205B</text:p>
          </table:table-cell>
          <table:table-cell office:value-type="string">
            <text:p>23DA</text:p>
          </table:table-cell>
          <table:table-cell table:formula="of:=HEX2DEC([.A239])" office:value-type="float" office:value="872">
            <text:p>872</text:p>
          </table:table-cell>
          <table:table-cell table:formula="of:=HEX2DEC([.B239])" office:value-type="float" office:value="572">
            <text:p>572</text:p>
          </table:table-cell>
          <table:table-cell table:formula="of:=HEX2DEC([.C239])" office:value-type="float" office:value="524">
            <text:p>524</text:p>
          </table:table-cell>
          <table:table-cell table:formula="of:=HEX2DEC([.D239])" office:value-type="float" office:value="8649">
            <text:p>8649</text:p>
          </table:table-cell>
          <table:table-cell table:formula="of:=HEX2DEC([.E239])" office:value-type="float" office:value="8283">
            <text:p>8283</text:p>
          </table:table-cell>
          <table:table-cell table:formula="of:=HEX2DEC([.F239])" office:value-type="float" office:value="9178">
            <text:p>9178</text:p>
          </table:table-cell>
          <table:table-cell table:formula="of:=IF([.G239]&gt;[.T$13];&quot;HE&quot;;IF([.G239]&gt;[.T$12];&quot;HO&quot;;IF([.G239]&lt;[.T$15];&quot;LE&quot;;IF([.G239]&lt;[.T$14];&quot;LO&quot;;&quot;&quot;))))">
            <text:p/>
          </table:table-cell>
          <table:table-cell table:formula="of:=IF([.H239]&gt;[.U$13];&quot;HE&quot;;IF([.H239]&gt;[.U$12];&quot;HO&quot;;IF([.H239]&lt;[.U$15];&quot;LE&quot;;IF([.H239]&lt;[.U$14];&quot;LO&quot;;&quot;&quot;))))" office:value-type="string" office:string-value="HE">
            <text:p>HE</text:p>
          </table:table-cell>
          <table:table-cell table:formula="of:=IF([.I239]&gt;[.V$13];&quot;HE&quot;;IF([.I239]&gt;[.V$12];&quot;HO&quot;;IF([.I239]&lt;[.V$15];&quot;LE&quot;;IF([.I239]&lt;[.V$14];&quot;LO&quot;;&quot;&quot;))))" office:value-type="string" office:string-value="HE">
            <text:p>HE</text:p>
          </table:table-cell>
          <table:table-cell table:formula="of:=IF([.J239]&gt;[.W$13];&quot;HE&quot;;IF([.J239]&gt;[.W$12];&quot;HO&quot;;IF([.J239]&lt;[.W$15];&quot;LE&quot;;IF([.J239]&lt;[.W$14];&quot;LO&quot;;&quot;&quot;))))">
            <text:p/>
          </table:table-cell>
          <table:table-cell table:formula="of:=IF([.K239]&gt;[.X$13];&quot;HE&quot;;IF([.K239]&gt;[.X$12];&quot;HO&quot;;IF([.K239]&lt;[.X$15];&quot;LE&quot;;IF([.K239]&lt;[.X$14];&quot;LO&quot;;&quot;&quot;))))" office:value-type="string" office:string-value="HE">
            <text:p>HE</text:p>
          </table:table-cell>
          <table:table-cell table:formula="of:=IF([.L239]&gt;[.Y$13];&quot;HE&quot;;IF([.L239]&gt;[.Y$12];&quot;HO&quot;;IF([.L239]&lt;[.Y$15];&quot;LE&quot;;IF([.L239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23C</text:p>
          </table:table-cell>
          <table:table-cell office:value-type="string">
            <text:p>21C</text:p>
          </table:table-cell>
          <table:table-cell office:value-type="string">
            <text:p>21BB</text:p>
          </table:table-cell>
          <table:table-cell office:value-type="string">
            <text:p>210F</text:p>
          </table:table-cell>
          <table:table-cell table:style-name="ce3" office:value-type="string">
            <text:p>23E6</text:p>
          </table:table-cell>
          <table:table-cell table:formula="of:=HEX2DEC([.A240])" office:value-type="float" office:value="920">
            <text:p>920</text:p>
          </table:table-cell>
          <table:table-cell table:formula="of:=HEX2DEC([.B240])" office:value-type="float" office:value="572">
            <text:p>572</text:p>
          </table:table-cell>
          <table:table-cell table:formula="of:=HEX2DEC([.C240])" office:value-type="float" office:value="540">
            <text:p>540</text:p>
          </table:table-cell>
          <table:table-cell table:formula="of:=HEX2DEC([.D240])" office:value-type="float" office:value="8635">
            <text:p>8635</text:p>
          </table:table-cell>
          <table:table-cell table:formula="of:=HEX2DEC([.E240])" office:value-type="float" office:value="8463">
            <text:p>8463</text:p>
          </table:table-cell>
          <table:table-cell table:formula="of:=HEX2DEC([.F240])" office:value-type="float" office:value="9190">
            <text:p>9190</text:p>
          </table:table-cell>
          <table:table-cell table:formula="of:=IF([.G240]&gt;[.T$13];&quot;HE&quot;;IF([.G240]&gt;[.T$12];&quot;HO&quot;;IF([.G240]&lt;[.T$15];&quot;LE&quot;;IF([.G240]&lt;[.T$14];&quot;LO&quot;;&quot;&quot;))))" office:value-type="string" office:string-value="HO">
            <text:p>HO</text:p>
          </table:table-cell>
          <table:table-cell table:formula="of:=IF([.H240]&gt;[.U$13];&quot;HE&quot;;IF([.H240]&gt;[.U$12];&quot;HO&quot;;IF([.H240]&lt;[.U$15];&quot;LE&quot;;IF([.H240]&lt;[.U$14];&quot;LO&quot;;&quot;&quot;))))" office:value-type="string" office:string-value="HE">
            <text:p>HE</text:p>
          </table:table-cell>
          <table:table-cell table:formula="of:=IF([.I240]&gt;[.V$13];&quot;HE&quot;;IF([.I240]&gt;[.V$12];&quot;HO&quot;;IF([.I240]&lt;[.V$15];&quot;LE&quot;;IF([.I240]&lt;[.V$14];&quot;LO&quot;;&quot;&quot;))))" office:value-type="string" office:string-value="HE">
            <text:p>HE</text:p>
          </table:table-cell>
          <table:table-cell table:formula="of:=IF([.J240]&gt;[.W$13];&quot;HE&quot;;IF([.J240]&gt;[.W$12];&quot;HO&quot;;IF([.J240]&lt;[.W$15];&quot;LE&quot;;IF([.J240]&lt;[.W$14];&quot;LO&quot;;&quot;&quot;))))">
            <text:p/>
          </table:table-cell>
          <table:table-cell table:formula="of:=IF([.K240]&gt;[.X$13];&quot;HE&quot;;IF([.K240]&gt;[.X$12];&quot;HO&quot;;IF([.K240]&lt;[.X$15];&quot;LE&quot;;IF([.K240]&lt;[.X$14];&quot;LO&quot;;&quot;&quot;))))" office:value-type="string" office:string-value="HE">
            <text:p>HE</text:p>
          </table:table-cell>
          <table:table-cell table:formula="of:=IF([.L240]&gt;[.Y$13];&quot;HE&quot;;IF([.L240]&gt;[.Y$12];&quot;HO&quot;;IF([.L240]&lt;[.Y$15];&quot;LE&quot;;IF([.L240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3C</text:p>
          </table:table-cell>
          <table:table-cell office:value-type="string">
            <text:p>20C</text:p>
          </table:table-cell>
          <table:table-cell office:value-type="string">
            <text:p>21C5</text:p>
          </table:table-cell>
          <table:table-cell office:value-type="string">
            <text:p>20AD</text:p>
          </table:table-cell>
          <table:table-cell office:value-type="string">
            <text:p>23C2</text:p>
          </table:table-cell>
          <table:table-cell table:formula="of:=HEX2DEC([.A241])" office:value-type="float" office:value="776">
            <text:p>776</text:p>
          </table:table-cell>
          <table:table-cell table:formula="of:=HEX2DEC([.B241])" office:value-type="float" office:value="572">
            <text:p>572</text:p>
          </table:table-cell>
          <table:table-cell table:formula="of:=HEX2DEC([.C241])" office:value-type="float" office:value="524">
            <text:p>524</text:p>
          </table:table-cell>
          <table:table-cell table:formula="of:=HEX2DEC([.D241])" office:value-type="float" office:value="8645">
            <text:p>8645</text:p>
          </table:table-cell>
          <table:table-cell table:formula="of:=HEX2DEC([.E241])" office:value-type="float" office:value="8365">
            <text:p>8365</text:p>
          </table:table-cell>
          <table:table-cell table:formula="of:=HEX2DEC([.F241])" office:value-type="float" office:value="9154">
            <text:p>9154</text:p>
          </table:table-cell>
          <table:table-cell table:formula="of:=IF([.G241]&gt;[.T$13];&quot;HE&quot;;IF([.G241]&gt;[.T$12];&quot;HO&quot;;IF([.G241]&lt;[.T$15];&quot;LE&quot;;IF([.G241]&lt;[.T$14];&quot;LO&quot;;&quot;&quot;))))">
            <text:p/>
          </table:table-cell>
          <table:table-cell table:formula="of:=IF([.H241]&gt;[.U$13];&quot;HE&quot;;IF([.H241]&gt;[.U$12];&quot;HO&quot;;IF([.H241]&lt;[.U$15];&quot;LE&quot;;IF([.H241]&lt;[.U$14];&quot;LO&quot;;&quot;&quot;))))" office:value-type="string" office:string-value="HE">
            <text:p>HE</text:p>
          </table:table-cell>
          <table:table-cell table:formula="of:=IF([.I241]&gt;[.V$13];&quot;HE&quot;;IF([.I241]&gt;[.V$12];&quot;HO&quot;;IF([.I241]&lt;[.V$15];&quot;LE&quot;;IF([.I241]&lt;[.V$14];&quot;LO&quot;;&quot;&quot;))))" office:value-type="string" office:string-value="HE">
            <text:p>HE</text:p>
          </table:table-cell>
          <table:table-cell table:formula="of:=IF([.J241]&gt;[.W$13];&quot;HE&quot;;IF([.J241]&gt;[.W$12];&quot;HO&quot;;IF([.J241]&lt;[.W$15];&quot;LE&quot;;IF([.J241]&lt;[.W$14];&quot;LO&quot;;&quot;&quot;))))">
            <text:p/>
          </table:table-cell>
          <table:table-cell table:formula="of:=IF([.K241]&gt;[.X$13];&quot;HE&quot;;IF([.K241]&gt;[.X$12];&quot;HO&quot;;IF([.K241]&lt;[.X$15];&quot;LE&quot;;IF([.K241]&lt;[.X$14];&quot;LO&quot;;&quot;&quot;))))" office:value-type="string" office:string-value="HE">
            <text:p>HE</text:p>
          </table:table-cell>
          <table:table-cell table:formula="of:=IF([.L241]&gt;[.Y$13];&quot;HE&quot;;IF([.L241]&gt;[.Y$12];&quot;HO&quot;;IF([.L241]&lt;[.Y$15];&quot;LE&quot;;IF([.L241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4C</text:p>
          </table:table-cell>
          <table:table-cell office:value-type="string">
            <text:p>20C</text:p>
          </table:table-cell>
          <table:table-cell table:style-name="ce3" office:value-type="string">
            <text:p>22E6</text:p>
          </table:table-cell>
          <table:table-cell office:value-type="float" office:value="2070">
            <text:p>2070</text:p>
          </table:table-cell>
          <table:table-cell office:value-type="float" office:value="2409">
            <text:p>2409</text:p>
          </table:table-cell>
          <table:table-cell table:formula="of:=HEX2DEC([.A242])" office:value-type="float" office:value="36">
            <text:p>36</text:p>
          </table:table-cell>
          <table:table-cell table:formula="of:=HEX2DEC([.B242])" office:value-type="float" office:value="588">
            <text:p>588</text:p>
          </table:table-cell>
          <table:table-cell table:formula="of:=HEX2DEC([.C242])" office:value-type="float" office:value="524">
            <text:p>524</text:p>
          </table:table-cell>
          <table:table-cell table:formula="of:=HEX2DEC([.D242])" office:value-type="float" office:value="8934">
            <text:p>8934</text:p>
          </table:table-cell>
          <table:table-cell table:formula="of:=HEX2DEC([.E242])" office:value-type="float" office:value="8304">
            <text:p>8304</text:p>
          </table:table-cell>
          <table:table-cell table:formula="of:=HEX2DEC([.F242])" office:value-type="float" office:value="9225">
            <text:p>9225</text:p>
          </table:table-cell>
          <table:table-cell table:formula="of:=IF([.G242]&gt;[.T$13];&quot;HE&quot;;IF([.G242]&gt;[.T$12];&quot;HO&quot;;IF([.G242]&lt;[.T$15];&quot;LE&quot;;IF([.G242]&lt;[.T$14];&quot;LO&quot;;&quot;&quot;))))" office:value-type="string" office:string-value="LO">
            <text:p>LO</text:p>
          </table:table-cell>
          <table:table-cell table:formula="of:=IF([.H242]&gt;[.U$13];&quot;HE&quot;;IF([.H242]&gt;[.U$12];&quot;HO&quot;;IF([.H242]&lt;[.U$15];&quot;LE&quot;;IF([.H242]&lt;[.U$14];&quot;LO&quot;;&quot;&quot;))))" office:value-type="string" office:string-value="HE">
            <text:p>HE</text:p>
          </table:table-cell>
          <table:table-cell table:formula="of:=IF([.I242]&gt;[.V$13];&quot;HE&quot;;IF([.I242]&gt;[.V$12];&quot;HO&quot;;IF([.I242]&lt;[.V$15];&quot;LE&quot;;IF([.I242]&lt;[.V$14];&quot;LO&quot;;&quot;&quot;))))" office:value-type="string" office:string-value="HE">
            <text:p>HE</text:p>
          </table:table-cell>
          <table:table-cell table:formula="of:=IF([.J242]&gt;[.W$13];&quot;HE&quot;;IF([.J242]&gt;[.W$12];&quot;HO&quot;;IF([.J242]&lt;[.W$15];&quot;LE&quot;;IF([.J242]&lt;[.W$14];&quot;LO&quot;;&quot;&quot;))))" office:value-type="string" office:string-value="HE">
            <text:p>HE</text:p>
          </table:table-cell>
          <table:table-cell table:formula="of:=IF([.K242]&gt;[.X$13];&quot;HE&quot;;IF([.K242]&gt;[.X$12];&quot;HO&quot;;IF([.K242]&lt;[.X$15];&quot;LE&quot;;IF([.K242]&lt;[.X$14];&quot;LO&quot;;&quot;&quot;))))" office:value-type="string" office:string-value="HE">
            <text:p>HE</text:p>
          </table:table-cell>
          <table:table-cell table:formula="of:=IF([.L242]&gt;[.Y$13];&quot;HE&quot;;IF([.L242]&gt;[.Y$12];&quot;HO&quot;;IF([.L242]&lt;[.Y$15];&quot;LE&quot;;IF([.L242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25C</text:p>
          </table:table-cell>
          <table:table-cell office:value-type="string">
            <text:p>20C</text:p>
          </table:table-cell>
          <table:table-cell office:value-type="float" office:value="2251">
            <text:p>2251</text:p>
          </table:table-cell>
          <table:table-cell office:value-type="string">
            <text:p>20B1</text:p>
          </table:table-cell>
          <table:table-cell office:value-type="float" office:value="2520">
            <text:p>2520</text:p>
          </table:table-cell>
          <table:table-cell table:formula="of:=HEX2DEC([.A243])" office:value-type="float" office:value="128">
            <text:p>128</text:p>
          </table:table-cell>
          <table:table-cell table:formula="of:=HEX2DEC([.B243])" office:value-type="float" office:value="604">
            <text:p>604</text:p>
          </table:table-cell>
          <table:table-cell table:formula="of:=HEX2DEC([.C243])" office:value-type="float" office:value="524">
            <text:p>524</text:p>
          </table:table-cell>
          <table:table-cell table:formula="of:=HEX2DEC([.D243])" office:value-type="float" office:value="8785">
            <text:p>8785</text:p>
          </table:table-cell>
          <table:table-cell table:formula="of:=HEX2DEC([.E243])" office:value-type="float" office:value="8369">
            <text:p>8369</text:p>
          </table:table-cell>
          <table:table-cell table:formula="of:=HEX2DEC([.F243])" office:value-type="float" office:value="9504">
            <text:p>9504</text:p>
          </table:table-cell>
          <table:table-cell table:formula="of:=IF([.G243]&gt;[.T$13];&quot;HE&quot;;IF([.G243]&gt;[.T$12];&quot;HO&quot;;IF([.G243]&lt;[.T$15];&quot;LE&quot;;IF([.G243]&lt;[.T$14];&quot;LO&quot;;&quot;&quot;))))" office:value-type="string" office:string-value="LO">
            <text:p>LO</text:p>
          </table:table-cell>
          <table:table-cell table:formula="of:=IF([.H243]&gt;[.U$13];&quot;HE&quot;;IF([.H243]&gt;[.U$12];&quot;HO&quot;;IF([.H243]&lt;[.U$15];&quot;LE&quot;;IF([.H243]&lt;[.U$14];&quot;LO&quot;;&quot;&quot;))))" office:value-type="string" office:string-value="HE">
            <text:p>HE</text:p>
          </table:table-cell>
          <table:table-cell table:formula="of:=IF([.I243]&gt;[.V$13];&quot;HE&quot;;IF([.I243]&gt;[.V$12];&quot;HO&quot;;IF([.I243]&lt;[.V$15];&quot;LE&quot;;IF([.I243]&lt;[.V$14];&quot;LO&quot;;&quot;&quot;))))" office:value-type="string" office:string-value="HE">
            <text:p>HE</text:p>
          </table:table-cell>
          <table:table-cell table:formula="of:=IF([.J243]&gt;[.W$13];&quot;HE&quot;;IF([.J243]&gt;[.W$12];&quot;HO&quot;;IF([.J243]&lt;[.W$15];&quot;LE&quot;;IF([.J243]&lt;[.W$14];&quot;LO&quot;;&quot;&quot;))))" office:value-type="string" office:string-value="HO">
            <text:p>HO</text:p>
          </table:table-cell>
          <table:table-cell table:formula="of:=IF([.K243]&gt;[.X$13];&quot;HE&quot;;IF([.K243]&gt;[.X$12];&quot;HO&quot;;IF([.K243]&lt;[.X$15];&quot;LE&quot;;IF([.K243]&lt;[.X$14];&quot;LO&quot;;&quot;&quot;))))" office:value-type="string" office:string-value="HE">
            <text:p>HE</text:p>
          </table:table-cell>
          <table:table-cell table:formula="of:=IF([.L243]&gt;[.Y$13];&quot;HE&quot;;IF([.L243]&gt;[.Y$12];&quot;HO&quot;;IF([.L243]&lt;[.Y$15];&quot;LE&quot;;IF([.L243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24C</text:p>
          </table:table-cell>
          <table:table-cell office:value-type="string">
            <text:p>20C</text:p>
          </table:table-cell>
          <table:table-cell office:value-type="string">
            <text:p>213D</text:p>
          </table:table-cell>
          <table:table-cell office:value-type="string">
            <text:p>203F</text:p>
          </table:table-cell>
          <table:table-cell office:value-type="string">
            <text:p>248C</text:p>
          </table:table-cell>
          <table:table-cell table:formula="of:=HEX2DEC([.A244])" office:value-type="float" office:value="560">
            <text:p>560</text:p>
          </table:table-cell>
          <table:table-cell table:formula="of:=HEX2DEC([.B244])" office:value-type="float" office:value="588">
            <text:p>588</text:p>
          </table:table-cell>
          <table:table-cell table:formula="of:=HEX2DEC([.C244])" office:value-type="float" office:value="524">
            <text:p>524</text:p>
          </table:table-cell>
          <table:table-cell table:formula="of:=HEX2DEC([.D244])" office:value-type="float" office:value="8509">
            <text:p>8509</text:p>
          </table:table-cell>
          <table:table-cell table:formula="of:=HEX2DEC([.E244])" office:value-type="float" office:value="8255">
            <text:p>8255</text:p>
          </table:table-cell>
          <table:table-cell table:formula="of:=HEX2DEC([.F244])" office:value-type="float" office:value="9356">
            <text:p>9356</text:p>
          </table:table-cell>
          <table:table-cell table:formula="of:=IF([.G244]&gt;[.T$13];&quot;HE&quot;;IF([.G244]&gt;[.T$12];&quot;HO&quot;;IF([.G244]&lt;[.T$15];&quot;LE&quot;;IF([.G244]&lt;[.T$14];&quot;LO&quot;;&quot;&quot;))))">
            <text:p/>
          </table:table-cell>
          <table:table-cell table:formula="of:=IF([.H244]&gt;[.U$13];&quot;HE&quot;;IF([.H244]&gt;[.U$12];&quot;HO&quot;;IF([.H244]&lt;[.U$15];&quot;LE&quot;;IF([.H244]&lt;[.U$14];&quot;LO&quot;;&quot;&quot;))))" office:value-type="string" office:string-value="HE">
            <text:p>HE</text:p>
          </table:table-cell>
          <table:table-cell table:formula="of:=IF([.I244]&gt;[.V$13];&quot;HE&quot;;IF([.I244]&gt;[.V$12];&quot;HO&quot;;IF([.I244]&lt;[.V$15];&quot;LE&quot;;IF([.I244]&lt;[.V$14];&quot;LO&quot;;&quot;&quot;))))" office:value-type="string" office:string-value="HE">
            <text:p>HE</text:p>
          </table:table-cell>
          <table:table-cell table:formula="of:=IF([.J244]&gt;[.W$13];&quot;HE&quot;;IF([.J244]&gt;[.W$12];&quot;HO&quot;;IF([.J244]&lt;[.W$15];&quot;LE&quot;;IF([.J244]&lt;[.W$14];&quot;LO&quot;;&quot;&quot;))))">
            <text:p/>
          </table:table-cell>
          <table:table-cell table:formula="of:=IF([.K244]&gt;[.X$13];&quot;HE&quot;;IF([.K244]&gt;[.X$12];&quot;HO&quot;;IF([.K244]&lt;[.X$15];&quot;LE&quot;;IF([.K244]&lt;[.X$14];&quot;LO&quot;;&quot;&quot;))))" office:value-type="string" office:string-value="HE">
            <text:p>HE</text:p>
          </table:table-cell>
          <table:table-cell table:formula="of:=IF([.L244]&gt;[.Y$13];&quot;HE&quot;;IF([.L244]&gt;[.Y$12];&quot;HO&quot;;IF([.L244]&lt;[.Y$15];&quot;LE&quot;;IF([.L244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3C</text:p>
          </table:table-cell>
          <table:table-cell office:value-type="string">
            <text:p>20C</text:p>
          </table:table-cell>
          <table:table-cell office:value-type="string">
            <text:p>213A</text:p>
          </table:table-cell>
          <table:table-cell office:value-type="float" office:value="2069">
            <text:p>2069</text:p>
          </table:table-cell>
          <table:table-cell office:value-type="float" office:value="2385">
            <text:p>2385</text:p>
          </table:table-cell>
          <table:table-cell table:formula="of:=HEX2DEC([.A245])" office:value-type="float" office:value="532">
            <text:p>532</text:p>
          </table:table-cell>
          <table:table-cell table:formula="of:=HEX2DEC([.B245])" office:value-type="float" office:value="572">
            <text:p>572</text:p>
          </table:table-cell>
          <table:table-cell table:formula="of:=HEX2DEC([.C245])" office:value-type="float" office:value="524">
            <text:p>524</text:p>
          </table:table-cell>
          <table:table-cell table:formula="of:=HEX2DEC([.D245])" office:value-type="float" office:value="8506">
            <text:p>8506</text:p>
          </table:table-cell>
          <table:table-cell table:formula="of:=HEX2DEC([.E245])" office:value-type="float" office:value="8297">
            <text:p>8297</text:p>
          </table:table-cell>
          <table:table-cell table:formula="of:=HEX2DEC([.F245])" office:value-type="float" office:value="9093">
            <text:p>9093</text:p>
          </table:table-cell>
          <table:table-cell table:formula="of:=IF([.G245]&gt;[.T$13];&quot;HE&quot;;IF([.G245]&gt;[.T$12];&quot;HO&quot;;IF([.G245]&lt;[.T$15];&quot;LE&quot;;IF([.G245]&lt;[.T$14];&quot;LO&quot;;&quot;&quot;))))">
            <text:p/>
          </table:table-cell>
          <table:table-cell table:formula="of:=IF([.H245]&gt;[.U$13];&quot;HE&quot;;IF([.H245]&gt;[.U$12];&quot;HO&quot;;IF([.H245]&lt;[.U$15];&quot;LE&quot;;IF([.H245]&lt;[.U$14];&quot;LO&quot;;&quot;&quot;))))" office:value-type="string" office:string-value="HE">
            <text:p>HE</text:p>
          </table:table-cell>
          <table:table-cell table:formula="of:=IF([.I245]&gt;[.V$13];&quot;HE&quot;;IF([.I245]&gt;[.V$12];&quot;HO&quot;;IF([.I245]&lt;[.V$15];&quot;LE&quot;;IF([.I245]&lt;[.V$14];&quot;LO&quot;;&quot;&quot;))))" office:value-type="string" office:string-value="HE">
            <text:p>HE</text:p>
          </table:table-cell>
          <table:table-cell table:formula="of:=IF([.J245]&gt;[.W$13];&quot;HE&quot;;IF([.J245]&gt;[.W$12];&quot;HO&quot;;IF([.J245]&lt;[.W$15];&quot;LE&quot;;IF([.J245]&lt;[.W$14];&quot;LO&quot;;&quot;&quot;))))">
            <text:p/>
          </table:table-cell>
          <table:table-cell table:formula="of:=IF([.K245]&gt;[.X$13];&quot;HE&quot;;IF([.K245]&gt;[.X$12];&quot;HO&quot;;IF([.K245]&lt;[.X$15];&quot;LE&quot;;IF([.K245]&lt;[.X$14];&quot;LO&quot;;&quot;&quot;))))" office:value-type="string" office:string-value="HE">
            <text:p>HE</text:p>
          </table:table-cell>
          <table:table-cell table:formula="of:=IF([.L245]&gt;[.Y$13];&quot;HE&quot;;IF([.L245]&gt;[.Y$12];&quot;HO&quot;;IF([.L245]&lt;[.Y$15];&quot;LE&quot;;IF([.L245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2C</text:p>
          </table:table-cell>
          <table:table-cell office:value-type="string">
            <text:p>20C</text:p>
          </table:table-cell>
          <table:table-cell table:style-name="ce3" office:value-type="string">
            <text:p>21E8</text:p>
          </table:table-cell>
          <table:table-cell office:value-type="float" office:value="2061">
            <text:p>2061</text:p>
          </table:table-cell>
          <table:table-cell office:value-type="float" office:value="2259">
            <text:p>2259</text:p>
          </table:table-cell>
          <table:table-cell table:formula="of:=HEX2DEC([.A246])" office:value-type="float" office:value="356">
            <text:p>356</text:p>
          </table:table-cell>
          <table:table-cell table:formula="of:=HEX2DEC([.B246])" office:value-type="float" office:value="556">
            <text:p>556</text:p>
          </table:table-cell>
          <table:table-cell table:formula="of:=HEX2DEC([.C246])" office:value-type="float" office:value="524">
            <text:p>524</text:p>
          </table:table-cell>
          <table:table-cell table:formula="of:=HEX2DEC([.D246])" office:value-type="float" office:value="8680">
            <text:p>8680</text:p>
          </table:table-cell>
          <table:table-cell table:formula="of:=HEX2DEC([.E246])" office:value-type="float" office:value="8289">
            <text:p>8289</text:p>
          </table:table-cell>
          <table:table-cell table:formula="of:=HEX2DEC([.F246])" office:value-type="float" office:value="8793">
            <text:p>8793</text:p>
          </table:table-cell>
          <table:table-cell table:formula="of:=IF([.G246]&gt;[.T$13];&quot;HE&quot;;IF([.G246]&gt;[.T$12];&quot;HO&quot;;IF([.G246]&lt;[.T$15];&quot;LE&quot;;IF([.G246]&lt;[.T$14];&quot;LO&quot;;&quot;&quot;))))">
            <text:p/>
          </table:table-cell>
          <table:table-cell table:formula="of:=IF([.H246]&gt;[.U$13];&quot;HE&quot;;IF([.H246]&gt;[.U$12];&quot;HO&quot;;IF([.H246]&lt;[.U$15];&quot;LE&quot;;IF([.H246]&lt;[.U$14];&quot;LO&quot;;&quot;&quot;))))" office:value-type="string" office:string-value="HO">
            <text:p>HO</text:p>
          </table:table-cell>
          <table:table-cell table:formula="of:=IF([.I246]&gt;[.V$13];&quot;HE&quot;;IF([.I246]&gt;[.V$12];&quot;HO&quot;;IF([.I246]&lt;[.V$15];&quot;LE&quot;;IF([.I246]&lt;[.V$14];&quot;LO&quot;;&quot;&quot;))))" office:value-type="string" office:string-value="HE">
            <text:p>HE</text:p>
          </table:table-cell>
          <table:table-cell table:formula="of:=IF([.J246]&gt;[.W$13];&quot;HE&quot;;IF([.J246]&gt;[.W$12];&quot;HO&quot;;IF([.J246]&lt;[.W$15];&quot;LE&quot;;IF([.J246]&lt;[.W$14];&quot;LO&quot;;&quot;&quot;))))">
            <text:p/>
          </table:table-cell>
          <table:table-cell table:formula="of:=IF([.K246]&gt;[.X$13];&quot;HE&quot;;IF([.K246]&gt;[.X$12];&quot;HO&quot;;IF([.K246]&lt;[.X$15];&quot;LE&quot;;IF([.K246]&lt;[.X$14];&quot;LO&quot;;&quot;&quot;))))" office:value-type="string" office:string-value="HE">
            <text:p>HE</text:p>
          </table:table-cell>
          <table:table-cell table:formula="of:=IF([.L246]&gt;[.Y$13];&quot;HE&quot;;IF([.L246]&gt;[.Y$12];&quot;HO&quot;;IF([.L246]&lt;[.Y$15];&quot;LE&quot;;IF([.L246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3C</text:p>
          </table:table-cell>
          <table:table-cell office:value-type="string">
            <text:p>20C</text:p>
          </table:table-cell>
          <table:table-cell office:value-type="string">
            <text:p>229F</text:p>
          </table:table-cell>
          <table:table-cell office:value-type="string">
            <text:p>20D4</text:p>
          </table:table-cell>
          <table:table-cell office:value-type="float" office:value="2342">
            <text:p>2342</text:p>
          </table:table-cell>
          <table:table-cell table:formula="of:=HEX2DEC([.A247])" office:value-type="float" office:value="264">
            <text:p>264</text:p>
          </table:table-cell>
          <table:table-cell table:formula="of:=HEX2DEC([.B247])" office:value-type="float" office:value="572">
            <text:p>572</text:p>
          </table:table-cell>
          <table:table-cell table:formula="of:=HEX2DEC([.C247])" office:value-type="float" office:value="524">
            <text:p>524</text:p>
          </table:table-cell>
          <table:table-cell table:formula="of:=HEX2DEC([.D247])" office:value-type="float" office:value="8863">
            <text:p>8863</text:p>
          </table:table-cell>
          <table:table-cell table:formula="of:=HEX2DEC([.E247])" office:value-type="float" office:value="8404">
            <text:p>8404</text:p>
          </table:table-cell>
          <table:table-cell table:formula="of:=HEX2DEC([.F247])" office:value-type="float" office:value="9026">
            <text:p>9026</text:p>
          </table:table-cell>
          <table:table-cell table:formula="of:=IF([.G247]&gt;[.T$13];&quot;HE&quot;;IF([.G247]&gt;[.T$12];&quot;HO&quot;;IF([.G247]&lt;[.T$15];&quot;LE&quot;;IF([.G247]&lt;[.T$14];&quot;LO&quot;;&quot;&quot;))))">
            <text:p/>
          </table:table-cell>
          <table:table-cell table:formula="of:=IF([.H247]&gt;[.U$13];&quot;HE&quot;;IF([.H247]&gt;[.U$12];&quot;HO&quot;;IF([.H247]&lt;[.U$15];&quot;LE&quot;;IF([.H247]&lt;[.U$14];&quot;LO&quot;;&quot;&quot;))))" office:value-type="string" office:string-value="HE">
            <text:p>HE</text:p>
          </table:table-cell>
          <table:table-cell table:formula="of:=IF([.I247]&gt;[.V$13];&quot;HE&quot;;IF([.I247]&gt;[.V$12];&quot;HO&quot;;IF([.I247]&lt;[.V$15];&quot;LE&quot;;IF([.I247]&lt;[.V$14];&quot;LO&quot;;&quot;&quot;))))" office:value-type="string" office:string-value="HE">
            <text:p>HE</text:p>
          </table:table-cell>
          <table:table-cell table:formula="of:=IF([.J247]&gt;[.W$13];&quot;HE&quot;;IF([.J247]&gt;[.W$12];&quot;HO&quot;;IF([.J247]&lt;[.W$15];&quot;LE&quot;;IF([.J247]&lt;[.W$14];&quot;LO&quot;;&quot;&quot;))))" office:value-type="string" office:string-value="HO">
            <text:p>HO</text:p>
          </table:table-cell>
          <table:table-cell table:formula="of:=IF([.K247]&gt;[.X$13];&quot;HE&quot;;IF([.K247]&gt;[.X$12];&quot;HO&quot;;IF([.K247]&lt;[.X$15];&quot;LE&quot;;IF([.K247]&lt;[.X$14];&quot;LO&quot;;&quot;&quot;))))" office:value-type="string" office:string-value="HE">
            <text:p>HE</text:p>
          </table:table-cell>
          <table:table-cell table:formula="of:=IF([.L247]&gt;[.Y$13];&quot;HE&quot;;IF([.L247]&gt;[.Y$12];&quot;HO&quot;;IF([.L247]&lt;[.Y$15];&quot;LE&quot;;IF([.L247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1C8</text:p>
          </table:table-cell>
          <table:table-cell office:value-type="string">
            <text:p>23C</text:p>
          </table:table-cell>
          <table:table-cell office:value-type="string">
            <text:p>21C</text:p>
          </table:table-cell>
          <table:table-cell office:value-type="float" office:value="2238">
            <text:p>2238</text:p>
          </table:table-cell>
          <table:table-cell office:value-type="string">
            <text:p>217C</text:p>
          </table:table-cell>
          <table:table-cell office:value-type="float" office:value="2372">
            <text:p>2372</text:p>
          </table:table-cell>
          <table:table-cell table:formula="of:=HEX2DEC([.A248])" office:value-type="float" office:value="456">
            <text:p>456</text:p>
          </table:table-cell>
          <table:table-cell table:formula="of:=HEX2DEC([.B248])" office:value-type="float" office:value="572">
            <text:p>572</text:p>
          </table:table-cell>
          <table:table-cell table:formula="of:=HEX2DEC([.C248])" office:value-type="float" office:value="540">
            <text:p>540</text:p>
          </table:table-cell>
          <table:table-cell table:formula="of:=HEX2DEC([.D248])" office:value-type="float" office:value="8760">
            <text:p>8760</text:p>
          </table:table-cell>
          <table:table-cell table:formula="of:=HEX2DEC([.E248])" office:value-type="float" office:value="8572">
            <text:p>8572</text:p>
          </table:table-cell>
          <table:table-cell table:formula="of:=HEX2DEC([.F248])" office:value-type="float" office:value="9074">
            <text:p>9074</text:p>
          </table:table-cell>
          <table:table-cell table:formula="of:=IF([.G248]&gt;[.T$13];&quot;HE&quot;;IF([.G248]&gt;[.T$12];&quot;HO&quot;;IF([.G248]&lt;[.T$15];&quot;LE&quot;;IF([.G248]&lt;[.T$14];&quot;LO&quot;;&quot;&quot;))))">
            <text:p/>
          </table:table-cell>
          <table:table-cell table:formula="of:=IF([.H248]&gt;[.U$13];&quot;HE&quot;;IF([.H248]&gt;[.U$12];&quot;HO&quot;;IF([.H248]&lt;[.U$15];&quot;LE&quot;;IF([.H248]&lt;[.U$14];&quot;LO&quot;;&quot;&quot;))))" office:value-type="string" office:string-value="HE">
            <text:p>HE</text:p>
          </table:table-cell>
          <table:table-cell table:formula="of:=IF([.I248]&gt;[.V$13];&quot;HE&quot;;IF([.I248]&gt;[.V$12];&quot;HO&quot;;IF([.I248]&lt;[.V$15];&quot;LE&quot;;IF([.I248]&lt;[.V$14];&quot;LO&quot;;&quot;&quot;))))" office:value-type="string" office:string-value="HE">
            <text:p>HE</text:p>
          </table:table-cell>
          <table:table-cell table:formula="of:=IF([.J248]&gt;[.W$13];&quot;HE&quot;;IF([.J248]&gt;[.W$12];&quot;HO&quot;;IF([.J248]&lt;[.W$15];&quot;LE&quot;;IF([.J248]&lt;[.W$14];&quot;LO&quot;;&quot;&quot;))))" office:value-type="string" office:string-value="HO">
            <text:p>HO</text:p>
          </table:table-cell>
          <table:table-cell table:formula="of:=IF([.K248]&gt;[.X$13];&quot;HE&quot;;IF([.K248]&gt;[.X$12];&quot;HO&quot;;IF([.K248]&lt;[.X$15];&quot;LE&quot;;IF([.K248]&lt;[.X$14];&quot;LO&quot;;&quot;&quot;))))" office:value-type="string" office:string-value="HE">
            <text:p>HE</text:p>
          </table:table-cell>
          <table:table-cell table:formula="of:=IF([.L248]&gt;[.Y$13];&quot;HE&quot;;IF([.L248]&gt;[.Y$12];&quot;HO&quot;;IF([.L248]&lt;[.Y$15];&quot;LE&quot;;IF([.L248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2A8</text:p>
          </table:table-cell>
          <table:table-cell office:value-type="string">
            <text:p>22C</text:p>
          </table:table-cell>
          <table:table-cell office:value-type="string">
            <text:p>20C</text:p>
          </table:table-cell>
          <table:table-cell office:value-type="float" office:value="2174">
            <text:p>2174</text:p>
          </table:table-cell>
          <table:table-cell office:value-type="float" office:value="2053">
            <text:p>2053</text:p>
          </table:table-cell>
          <table:table-cell office:value-type="string">
            <text:p>22AA</text:p>
          </table:table-cell>
          <table:table-cell table:formula="of:=HEX2DEC([.A249])" office:value-type="float" office:value="680">
            <text:p>680</text:p>
          </table:table-cell>
          <table:table-cell table:formula="of:=HEX2DEC([.B249])" office:value-type="float" office:value="556">
            <text:p>556</text:p>
          </table:table-cell>
          <table:table-cell table:formula="of:=HEX2DEC([.C249])" office:value-type="float" office:value="524">
            <text:p>524</text:p>
          </table:table-cell>
          <table:table-cell table:formula="of:=HEX2DEC([.D249])" office:value-type="float" office:value="8564">
            <text:p>8564</text:p>
          </table:table-cell>
          <table:table-cell table:formula="of:=HEX2DEC([.E249])" office:value-type="float" office:value="8275">
            <text:p>8275</text:p>
          </table:table-cell>
          <table:table-cell table:formula="of:=HEX2DEC([.F249])" office:value-type="float" office:value="8874">
            <text:p>8874</text:p>
          </table:table-cell>
          <table:table-cell table:formula="of:=IF([.G249]&gt;[.T$13];&quot;HE&quot;;IF([.G249]&gt;[.T$12];&quot;HO&quot;;IF([.G249]&lt;[.T$15];&quot;LE&quot;;IF([.G249]&lt;[.T$14];&quot;LO&quot;;&quot;&quot;))))">
            <text:p/>
          </table:table-cell>
          <table:table-cell table:formula="of:=IF([.H249]&gt;[.U$13];&quot;HE&quot;;IF([.H249]&gt;[.U$12];&quot;HO&quot;;IF([.H249]&lt;[.U$15];&quot;LE&quot;;IF([.H249]&lt;[.U$14];&quot;LO&quot;;&quot;&quot;))))" office:value-type="string" office:string-value="HO">
            <text:p>HO</text:p>
          </table:table-cell>
          <table:table-cell table:formula="of:=IF([.I249]&gt;[.V$13];&quot;HE&quot;;IF([.I249]&gt;[.V$12];&quot;HO&quot;;IF([.I249]&lt;[.V$15];&quot;LE&quot;;IF([.I249]&lt;[.V$14];&quot;LO&quot;;&quot;&quot;))))" office:value-type="string" office:string-value="HE">
            <text:p>HE</text:p>
          </table:table-cell>
          <table:table-cell table:formula="of:=IF([.J249]&gt;[.W$13];&quot;HE&quot;;IF([.J249]&gt;[.W$12];&quot;HO&quot;;IF([.J249]&lt;[.W$15];&quot;LE&quot;;IF([.J249]&lt;[.W$14];&quot;LO&quot;;&quot;&quot;))))">
            <text:p/>
          </table:table-cell>
          <table:table-cell table:formula="of:=IF([.K249]&gt;[.X$13];&quot;HE&quot;;IF([.K249]&gt;[.X$12];&quot;HO&quot;;IF([.K249]&lt;[.X$15];&quot;LE&quot;;IF([.K249]&lt;[.X$14];&quot;LO&quot;;&quot;&quot;))))" office:value-type="string" office:string-value="HE">
            <text:p>HE</text:p>
          </table:table-cell>
          <table:table-cell table:formula="of:=IF([.L249]&gt;[.Y$13];&quot;HE&quot;;IF([.L249]&gt;[.Y$12];&quot;HO&quot;;IF([.L249]&lt;[.Y$15];&quot;LE&quot;;IF([.L249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E0</text:p>
          </table:table-cell>
          <table:table-cell office:value-type="string">
            <text:p>21C</text:p>
          </table:table-cell>
          <table:table-cell office:value-type="string">
            <text:p>1FC</text:p>
          </table:table-cell>
          <table:table-cell office:value-type="string">
            <text:p>21DB</text:p>
          </table:table-cell>
          <table:table-cell office:value-type="string">
            <text:p>1F63</text:p>
          </table:table-cell>
          <table:table-cell office:value-type="float" office:value="2138">
            <text:p>2138</text:p>
          </table:table-cell>
          <table:table-cell table:formula="of:=HEX2DEC([.A250])" office:value-type="float" office:value="224">
            <text:p>224</text:p>
          </table:table-cell>
          <table:table-cell table:formula="of:=HEX2DEC([.B250])" office:value-type="float" office:value="540">
            <text:p>540</text:p>
          </table:table-cell>
          <table:table-cell table:formula="of:=HEX2DEC([.C250])" office:value-type="float" office:value="508">
            <text:p>508</text:p>
          </table:table-cell>
          <table:table-cell table:formula="of:=HEX2DEC([.D250])" office:value-type="float" office:value="8667">
            <text:p>8667</text:p>
          </table:table-cell>
          <table:table-cell table:formula="of:=HEX2DEC([.E250])" office:value-type="float" office:value="8035">
            <text:p>8035</text:p>
          </table:table-cell>
          <table:table-cell table:formula="of:=HEX2DEC([.F250])" office:value-type="float" office:value="8504">
            <text:p>8504</text:p>
          </table:table-cell>
          <table:table-cell table:formula="of:=IF([.G250]&gt;[.T$13];&quot;HE&quot;;IF([.G250]&gt;[.T$12];&quot;HO&quot;;IF([.G250]&lt;[.T$15];&quot;LE&quot;;IF([.G250]&lt;[.T$14];&quot;LO&quot;;&quot;&quot;))))" office:value-type="string" office:string-value="LO">
            <text:p>LO</text:p>
          </table:table-cell>
          <table:table-cell table:formula="of:=IF([.H250]&gt;[.U$13];&quot;HE&quot;;IF([.H250]&gt;[.U$12];&quot;HO&quot;;IF([.H250]&lt;[.U$15];&quot;LE&quot;;IF([.H250]&lt;[.U$14];&quot;LO&quot;;&quot;&quot;))))" office:value-type="string" office:string-value="HO">
            <text:p>HO</text:p>
          </table:table-cell>
          <table:table-cell table:formula="of:=IF([.I250]&gt;[.V$13];&quot;HE&quot;;IF([.I250]&gt;[.V$12];&quot;HO&quot;;IF([.I250]&lt;[.V$15];&quot;LE&quot;;IF([.I250]&lt;[.V$14];&quot;LO&quot;;&quot;&quot;))))">
            <text:p/>
          </table:table-cell>
          <table:table-cell table:formula="of:=IF([.J250]&gt;[.W$13];&quot;HE&quot;;IF([.J250]&gt;[.W$12];&quot;HO&quot;;IF([.J250]&lt;[.W$15];&quot;LE&quot;;IF([.J250]&lt;[.W$14];&quot;LO&quot;;&quot;&quot;))))">
            <text:p/>
          </table:table-cell>
          <table:table-cell table:formula="of:=IF([.K250]&gt;[.X$13];&quot;HE&quot;;IF([.K250]&gt;[.X$12];&quot;HO&quot;;IF([.K250]&lt;[.X$15];&quot;LE&quot;;IF([.K250]&lt;[.X$14];&quot;LO&quot;;&quot;&quot;))))" office:value-type="string" office:string-value="LE">
            <text:p>LE</text:p>
          </table:table-cell>
          <table:table-cell table:formula="of:=IF([.L250]&gt;[.Y$13];&quot;HE&quot;;IF([.L250]&gt;[.Y$12];&quot;HO&quot;;IF([.L250]&lt;[.Y$15];&quot;LE&quot;;IF([.L250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1BC</text:p>
          </table:table-cell>
          <table:table-cell office:value-type="string">
            <text:p>21C</text:p>
          </table:table-cell>
          <table:table-cell office:value-type="string">
            <text:p>1FC</text:p>
          </table:table-cell>
          <table:table-cell office:value-type="float" office:value="2122">
            <text:p>2122</text:p>
          </table:table-cell>
          <table:table-cell office:value-type="string">
            <text:p>1F9B</text:p>
          </table:table-cell>
          <table:table-cell office:value-type="string">
            <text:p>216F</text:p>
          </table:table-cell>
          <table:table-cell table:formula="of:=HEX2DEC([.A251])" office:value-type="float" office:value="444">
            <text:p>444</text:p>
          </table:table-cell>
          <table:table-cell table:formula="of:=HEX2DEC([.B251])" office:value-type="float" office:value="540">
            <text:p>540</text:p>
          </table:table-cell>
          <table:table-cell table:formula="of:=HEX2DEC([.C251])" office:value-type="float" office:value="508">
            <text:p>508</text:p>
          </table:table-cell>
          <table:table-cell table:formula="of:=HEX2DEC([.D251])" office:value-type="float" office:value="8482">
            <text:p>8482</text:p>
          </table:table-cell>
          <table:table-cell table:formula="of:=HEX2DEC([.E251])" office:value-type="float" office:value="8091">
            <text:p>8091</text:p>
          </table:table-cell>
          <table:table-cell table:formula="of:=HEX2DEC([.F251])" office:value-type="float" office:value="8559">
            <text:p>8559</text:p>
          </table:table-cell>
          <table:table-cell table:formula="of:=IF([.G251]&gt;[.T$13];&quot;HE&quot;;IF([.G251]&gt;[.T$12];&quot;HO&quot;;IF([.G251]&lt;[.T$15];&quot;LE&quot;;IF([.G251]&lt;[.T$14];&quot;LO&quot;;&quot;&quot;))))">
            <text:p/>
          </table:table-cell>
          <table:table-cell table:formula="of:=IF([.H251]&gt;[.U$13];&quot;HE&quot;;IF([.H251]&gt;[.U$12];&quot;HO&quot;;IF([.H251]&lt;[.U$15];&quot;LE&quot;;IF([.H251]&lt;[.U$14];&quot;LO&quot;;&quot;&quot;))))" office:value-type="string" office:string-value="HO">
            <text:p>HO</text:p>
          </table:table-cell>
          <table:table-cell table:formula="of:=IF([.I251]&gt;[.V$13];&quot;HE&quot;;IF([.I251]&gt;[.V$12];&quot;HO&quot;;IF([.I251]&lt;[.V$15];&quot;LE&quot;;IF([.I251]&lt;[.V$14];&quot;LO&quot;;&quot;&quot;))))">
            <text:p/>
          </table:table-cell>
          <table:table-cell table:formula="of:=IF([.J251]&gt;[.W$13];&quot;HE&quot;;IF([.J251]&gt;[.W$12];&quot;HO&quot;;IF([.J251]&lt;[.W$15];&quot;LE&quot;;IF([.J251]&lt;[.W$14];&quot;LO&quot;;&quot;&quot;))))">
            <text:p/>
          </table:table-cell>
          <table:table-cell table:formula="of:=IF([.K251]&gt;[.X$13];&quot;HE&quot;;IF([.K251]&gt;[.X$12];&quot;HO&quot;;IF([.K251]&lt;[.X$15];&quot;LE&quot;;IF([.K251]&lt;[.X$14];&quot;LO&quot;;&quot;&quot;))))">
            <text:p/>
          </table:table-cell>
          <table:table-cell table:formula="of:=IF([.L251]&gt;[.Y$13];&quot;HE&quot;;IF([.L251]&gt;[.Y$12];&quot;HO&quot;;IF([.L251]&lt;[.Y$15];&quot;LE&quot;;IF([.L251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E0</text:p>
          </table:table-cell>
          <table:table-cell office:value-type="string">
            <text:p>20C</text:p>
          </table:table-cell>
          <table:table-cell office:value-type="string">
            <text:p>1FC</text:p>
          </table:table-cell>
          <table:table-cell office:value-type="float" office:value="2140">
            <text:p>2140</text:p>
          </table:table-cell>
          <table:table-cell office:value-type="string">
            <text:p>1FAE</text:p>
          </table:table-cell>
          <table:table-cell office:value-type="float" office:value="2038">
            <text:p>2038</text:p>
          </table:table-cell>
          <table:table-cell table:formula="of:=HEX2DEC([.A252])" office:value-type="float" office:value="224">
            <text:p>224</text:p>
          </table:table-cell>
          <table:table-cell table:formula="of:=HEX2DEC([.B252])" office:value-type="float" office:value="524">
            <text:p>524</text:p>
          </table:table-cell>
          <table:table-cell table:formula="of:=HEX2DEC([.C252])" office:value-type="float" office:value="508">
            <text:p>508</text:p>
          </table:table-cell>
          <table:table-cell table:formula="of:=HEX2DEC([.D252])" office:value-type="float" office:value="8512">
            <text:p>8512</text:p>
          </table:table-cell>
          <table:table-cell table:formula="of:=HEX2DEC([.E252])" office:value-type="float" office:value="8110">
            <text:p>8110</text:p>
          </table:table-cell>
          <table:table-cell table:formula="of:=HEX2DEC([.F252])" office:value-type="float" office:value="8248">
            <text:p>8248</text:p>
          </table:table-cell>
          <table:table-cell table:formula="of:=IF([.G252]&gt;[.T$13];&quot;HE&quot;;IF([.G252]&gt;[.T$12];&quot;HO&quot;;IF([.G252]&lt;[.T$15];&quot;LE&quot;;IF([.G252]&lt;[.T$14];&quot;LO&quot;;&quot;&quot;))))" office:value-type="string" office:string-value="LO">
            <text:p>LO</text:p>
          </table:table-cell>
          <table:table-cell table:formula="of:=IF([.H252]&gt;[.U$13];&quot;HE&quot;;IF([.H252]&gt;[.U$12];&quot;HO&quot;;IF([.H252]&lt;[.U$15];&quot;LE&quot;;IF([.H252]&lt;[.U$14];&quot;LO&quot;;&quot;&quot;))))">
            <text:p/>
          </table:table-cell>
          <table:table-cell table:formula="of:=IF([.I252]&gt;[.V$13];&quot;HE&quot;;IF([.I252]&gt;[.V$12];&quot;HO&quot;;IF([.I252]&lt;[.V$15];&quot;LE&quot;;IF([.I252]&lt;[.V$14];&quot;LO&quot;;&quot;&quot;))))">
            <text:p/>
          </table:table-cell>
          <table:table-cell table:formula="of:=IF([.J252]&gt;[.W$13];&quot;HE&quot;;IF([.J252]&gt;[.W$12];&quot;HO&quot;;IF([.J252]&lt;[.W$15];&quot;LE&quot;;IF([.J252]&lt;[.W$14];&quot;LO&quot;;&quot;&quot;))))">
            <text:p/>
          </table:table-cell>
          <table:table-cell table:formula="of:=IF([.K252]&gt;[.X$13];&quot;HE&quot;;IF([.K252]&gt;[.X$12];&quot;HO&quot;;IF([.K252]&lt;[.X$15];&quot;LE&quot;;IF([.K252]&lt;[.X$14];&quot;LO&quot;;&quot;&quot;))))">
            <text:p/>
          </table:table-cell>
          <table:table-cell table:formula="of:=IF([.L252]&gt;[.Y$13];&quot;HE&quot;;IF([.L252]&gt;[.Y$12];&quot;HO&quot;;IF([.L252]&lt;[.Y$15];&quot;LE&quot;;IF([.L252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1FC</text:p>
          </table:table-cell>
          <table:table-cell office:value-type="float" office:value="2019">
            <text:p>2019</text:p>
          </table:table-cell>
          <table:table-cell office:value-type="string">
            <text:p>1F97</text:p>
          </table:table-cell>
          <table:table-cell office:value-type="string">
            <text:p>1F8C</text:p>
          </table:table-cell>
          <table:table-cell table:formula="of:=HEX2DEC([.A253])" office:value-type="float" office:value="560">
            <text:p>560</text:p>
          </table:table-cell>
          <table:table-cell table:formula="of:=HEX2DEC([.B253])" office:value-type="float" office:value="508">
            <text:p>508</text:p>
          </table:table-cell>
          <table:table-cell table:formula="of:=HEX2DEC([.C253])" office:value-type="float" office:value="508">
            <text:p>508</text:p>
          </table:table-cell>
          <table:table-cell table:formula="of:=HEX2DEC([.D253])" office:value-type="float" office:value="8217">
            <text:p>8217</text:p>
          </table:table-cell>
          <table:table-cell table:formula="of:=HEX2DEC([.E253])" office:value-type="float" office:value="8087">
            <text:p>8087</text:p>
          </table:table-cell>
          <table:table-cell table:formula="of:=HEX2DEC([.F253])" office:value-type="float" office:value="8076">
            <text:p>8076</text:p>
          </table:table-cell>
          <table:table-cell table:formula="of:=IF([.G253]&gt;[.T$13];&quot;HE&quot;;IF([.G253]&gt;[.T$12];&quot;HO&quot;;IF([.G253]&lt;[.T$15];&quot;LE&quot;;IF([.G253]&lt;[.T$14];&quot;LO&quot;;&quot;&quot;))))">
            <text:p/>
          </table:table-cell>
          <table:table-cell table:formula="of:=IF([.H253]&gt;[.U$13];&quot;HE&quot;;IF([.H253]&gt;[.U$12];&quot;HO&quot;;IF([.H253]&lt;[.U$15];&quot;LE&quot;;IF([.H253]&lt;[.U$14];&quot;LO&quot;;&quot;&quot;))))">
            <text:p/>
          </table:table-cell>
          <table:table-cell table:formula="of:=IF([.I253]&gt;[.V$13];&quot;HE&quot;;IF([.I253]&gt;[.V$12];&quot;HO&quot;;IF([.I253]&lt;[.V$15];&quot;LE&quot;;IF([.I253]&lt;[.V$14];&quot;LO&quot;;&quot;&quot;))))">
            <text:p/>
          </table:table-cell>
          <table:table-cell table:formula="of:=IF([.J253]&gt;[.W$13];&quot;HE&quot;;IF([.J253]&gt;[.W$12];&quot;HO&quot;;IF([.J253]&lt;[.W$15];&quot;LE&quot;;IF([.J253]&lt;[.W$14];&quot;LO&quot;;&quot;&quot;))))">
            <text:p/>
          </table:table-cell>
          <table:table-cell table:formula="of:=IF([.K253]&gt;[.X$13];&quot;HE&quot;;IF([.K253]&gt;[.X$12];&quot;HO&quot;;IF([.K253]&lt;[.X$15];&quot;LE&quot;;IF([.K253]&lt;[.X$14];&quot;LO&quot;;&quot;&quot;))))">
            <text:p/>
          </table:table-cell>
          <table:table-cell table:formula="of:=IF([.L253]&gt;[.Y$13];&quot;HE&quot;;IF([.L253]&gt;[.Y$12];&quot;HO&quot;;IF([.L253]&lt;[.Y$15];&quot;LE&quot;;IF([.L25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C4</text:p>
          </table:table-cell>
          <table:table-cell table:number-columns-repeated="2" office:value-type="string">
            <text:p>1FC</text:p>
          </table:table-cell>
          <table:table-cell office:value-type="string">
            <text:p>20B1</text:p>
          </table:table-cell>
          <table:table-cell office:value-type="string">
            <text:p>1F81</text:p>
          </table:table-cell>
          <table:table-cell office:value-type="string">
            <text:p>1FF1</text:p>
          </table:table-cell>
          <table:table-cell table:formula="of:=HEX2DEC([.A254])" office:value-type="float" office:value="964">
            <text:p>964</text:p>
          </table:table-cell>
          <table:table-cell table:formula="of:=HEX2DEC([.B254])" office:value-type="float" office:value="508">
            <text:p>508</text:p>
          </table:table-cell>
          <table:table-cell table:formula="of:=HEX2DEC([.C254])" office:value-type="float" office:value="508">
            <text:p>508</text:p>
          </table:table-cell>
          <table:table-cell table:formula="of:=HEX2DEC([.D254])" office:value-type="float" office:value="8369">
            <text:p>8369</text:p>
          </table:table-cell>
          <table:table-cell table:formula="of:=HEX2DEC([.E254])" office:value-type="float" office:value="8065">
            <text:p>8065</text:p>
          </table:table-cell>
          <table:table-cell table:formula="of:=HEX2DEC([.F254])" office:value-type="float" office:value="8177">
            <text:p>8177</text:p>
          </table:table-cell>
          <table:table-cell table:formula="of:=IF([.G254]&gt;[.T$13];&quot;HE&quot;;IF([.G254]&gt;[.T$12];&quot;HO&quot;;IF([.G254]&lt;[.T$15];&quot;LE&quot;;IF([.G254]&lt;[.T$14];&quot;LO&quot;;&quot;&quot;))))" office:value-type="string" office:string-value="HO">
            <text:p>HO</text:p>
          </table:table-cell>
          <table:table-cell table:formula="of:=IF([.H254]&gt;[.U$13];&quot;HE&quot;;IF([.H254]&gt;[.U$12];&quot;HO&quot;;IF([.H254]&lt;[.U$15];&quot;LE&quot;;IF([.H254]&lt;[.U$14];&quot;LO&quot;;&quot;&quot;))))">
            <text:p/>
          </table:table-cell>
          <table:table-cell table:formula="of:=IF([.I254]&gt;[.V$13];&quot;HE&quot;;IF([.I254]&gt;[.V$12];&quot;HO&quot;;IF([.I254]&lt;[.V$15];&quot;LE&quot;;IF([.I254]&lt;[.V$14];&quot;LO&quot;;&quot;&quot;))))">
            <text:p/>
          </table:table-cell>
          <table:table-cell table:formula="of:=IF([.J254]&gt;[.W$13];&quot;HE&quot;;IF([.J254]&gt;[.W$12];&quot;HO&quot;;IF([.J254]&lt;[.W$15];&quot;LE&quot;;IF([.J254]&lt;[.W$14];&quot;LO&quot;;&quot;&quot;))))">
            <text:p/>
          </table:table-cell>
          <table:table-cell table:formula="of:=IF([.K254]&gt;[.X$13];&quot;HE&quot;;IF([.K254]&gt;[.X$12];&quot;HO&quot;;IF([.K254]&lt;[.X$15];&quot;LE&quot;;IF([.K254]&lt;[.X$14];&quot;LO&quot;;&quot;&quot;))))" office:value-type="string" office:string-value="LO">
            <text:p>LO</text:p>
          </table:table-cell>
          <table:table-cell table:formula="of:=IF([.L254]&gt;[.Y$13];&quot;HE&quot;;IF([.L254]&gt;[.Y$12];&quot;HO&quot;;IF([.L254]&lt;[.Y$15];&quot;LE&quot;;IF([.L25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0C</text:p>
          </table:table-cell>
          <table:table-cell office:value-type="string">
            <text:p>1FC</text:p>
          </table:table-cell>
          <table:table-cell office:value-type="float" office:value="2110">
            <text:p>2110</text:p>
          </table:table-cell>
          <table:table-cell office:value-type="string">
            <text:p>1FD5</text:p>
          </table:table-cell>
          <table:table-cell office:value-type="float" office:value="2012">
            <text:p>2012</text:p>
          </table:table-cell>
          <table:table-cell table:formula="of:=HEX2DEC([.A255])" office:value-type="float" office:value="72">
            <text:p>72</text:p>
          </table:table-cell>
          <table:table-cell table:formula="of:=HEX2DEC([.B255])" office:value-type="float" office:value="524">
            <text:p>524</text:p>
          </table:table-cell>
          <table:table-cell table:formula="of:=HEX2DEC([.C255])" office:value-type="float" office:value="508">
            <text:p>508</text:p>
          </table:table-cell>
          <table:table-cell table:formula="of:=HEX2DEC([.D255])" office:value-type="float" office:value="8464">
            <text:p>8464</text:p>
          </table:table-cell>
          <table:table-cell table:formula="of:=HEX2DEC([.E255])" office:value-type="float" office:value="8149">
            <text:p>8149</text:p>
          </table:table-cell>
          <table:table-cell table:formula="of:=HEX2DEC([.F255])" office:value-type="float" office:value="8210">
            <text:p>8210</text:p>
          </table:table-cell>
          <table:table-cell table:formula="of:=IF([.G255]&gt;[.T$13];&quot;HE&quot;;IF([.G255]&gt;[.T$12];&quot;HO&quot;;IF([.G255]&lt;[.T$15];&quot;LE&quot;;IF([.G255]&lt;[.T$14];&quot;LO&quot;;&quot;&quot;))))" office:value-type="string" office:string-value="LO">
            <text:p>LO</text:p>
          </table:table-cell>
          <table:table-cell table:formula="of:=IF([.H255]&gt;[.U$13];&quot;HE&quot;;IF([.H255]&gt;[.U$12];&quot;HO&quot;;IF([.H255]&lt;[.U$15];&quot;LE&quot;;IF([.H255]&lt;[.U$14];&quot;LO&quot;;&quot;&quot;))))">
            <text:p/>
          </table:table-cell>
          <table:table-cell table:formula="of:=IF([.I255]&gt;[.V$13];&quot;HE&quot;;IF([.I255]&gt;[.V$12];&quot;HO&quot;;IF([.I255]&lt;[.V$15];&quot;LE&quot;;IF([.I255]&lt;[.V$14];&quot;LO&quot;;&quot;&quot;))))">
            <text:p/>
          </table:table-cell>
          <table:table-cell table:formula="of:=IF([.J255]&gt;[.W$13];&quot;HE&quot;;IF([.J255]&gt;[.W$12];&quot;HO&quot;;IF([.J255]&lt;[.W$15];&quot;LE&quot;;IF([.J255]&lt;[.W$14];&quot;LO&quot;;&quot;&quot;))))">
            <text:p/>
          </table:table-cell>
          <table:table-cell table:formula="of:=IF([.K255]&gt;[.X$13];&quot;HE&quot;;IF([.K255]&gt;[.X$12];&quot;HO&quot;;IF([.K255]&lt;[.X$15];&quot;LE&quot;;IF([.K255]&lt;[.X$14];&quot;LO&quot;;&quot;&quot;))))">
            <text:p/>
          </table:table-cell>
          <table:table-cell table:formula="of:=IF([.L255]&gt;[.Y$13];&quot;HE&quot;;IF([.L255]&gt;[.Y$12];&quot;HO&quot;;IF([.L255]&lt;[.Y$15];&quot;LE&quot;;IF([.L25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F0</text:p>
          </table:table-cell>
          <table:table-cell office:value-type="string">
            <text:p>20C</text:p>
          </table:table-cell>
          <table:table-cell office:value-type="string">
            <text:p>1FC</text:p>
          </table:table-cell>
          <table:table-cell office:value-type="float" office:value="2002">
            <text:p>2002</text:p>
          </table:table-cell>
          <table:table-cell office:value-type="string">
            <text:p>1FBA</text:p>
          </table:table-cell>
          <table:table-cell office:value-type="string">
            <text:p>20FC</text:p>
          </table:table-cell>
          <table:table-cell table:formula="of:=HEX2DEC([.A256])" office:value-type="float" office:value="1008">
            <text:p>1008</text:p>
          </table:table-cell>
          <table:table-cell table:formula="of:=HEX2DEC([.B256])" office:value-type="float" office:value="524">
            <text:p>524</text:p>
          </table:table-cell>
          <table:table-cell table:formula="of:=HEX2DEC([.C256])" office:value-type="float" office:value="508">
            <text:p>508</text:p>
          </table:table-cell>
          <table:table-cell table:formula="of:=HEX2DEC([.D256])" office:value-type="float" office:value="8194">
            <text:p>8194</text:p>
          </table:table-cell>
          <table:table-cell table:formula="of:=HEX2DEC([.E256])" office:value-type="float" office:value="8122">
            <text:p>8122</text:p>
          </table:table-cell>
          <table:table-cell table:formula="of:=HEX2DEC([.F256])" office:value-type="float" office:value="8444">
            <text:p>8444</text:p>
          </table:table-cell>
          <table:table-cell table:formula="of:=IF([.G256]&gt;[.T$13];&quot;HE&quot;;IF([.G256]&gt;[.T$12];&quot;HO&quot;;IF([.G256]&lt;[.T$15];&quot;LE&quot;;IF([.G256]&lt;[.T$14];&quot;LO&quot;;&quot;&quot;))))" office:value-type="string" office:string-value="HO">
            <text:p>HO</text:p>
          </table:table-cell>
          <table:table-cell table:formula="of:=IF([.H256]&gt;[.U$13];&quot;HE&quot;;IF([.H256]&gt;[.U$12];&quot;HO&quot;;IF([.H256]&lt;[.U$15];&quot;LE&quot;;IF([.H256]&lt;[.U$14];&quot;LO&quot;;&quot;&quot;))))">
            <text:p/>
          </table:table-cell>
          <table:table-cell table:formula="of:=IF([.I256]&gt;[.V$13];&quot;HE&quot;;IF([.I256]&gt;[.V$12];&quot;HO&quot;;IF([.I256]&lt;[.V$15];&quot;LE&quot;;IF([.I256]&lt;[.V$14];&quot;LO&quot;;&quot;&quot;))))">
            <text:p/>
          </table:table-cell>
          <table:table-cell table:formula="of:=IF([.J256]&gt;[.W$13];&quot;HE&quot;;IF([.J256]&gt;[.W$12];&quot;HO&quot;;IF([.J256]&lt;[.W$15];&quot;LE&quot;;IF([.J256]&lt;[.W$14];&quot;LO&quot;;&quot;&quot;))))">
            <text:p/>
          </table:table-cell>
          <table:table-cell table:formula="of:=IF([.K256]&gt;[.X$13];&quot;HE&quot;;IF([.K256]&gt;[.X$12];&quot;HO&quot;;IF([.K256]&lt;[.X$15];&quot;LE&quot;;IF([.K256]&lt;[.X$14];&quot;LO&quot;;&quot;&quot;))))">
            <text:p/>
          </table:table-cell>
          <table:table-cell table:formula="of:=IF([.L256]&gt;[.Y$13];&quot;HE&quot;;IF([.L256]&gt;[.Y$12];&quot;HO&quot;;IF([.L256]&lt;[.Y$15];&quot;LE&quot;;IF([.L256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string">
            <text:p>1FC</text:p>
          </table:table-cell>
          <table:table-cell office:value-type="string">
            <text:p>21EA</text:p>
          </table:table-cell>
          <table:table-cell office:value-type="string">
            <text:p>1F5E</text:p>
          </table:table-cell>
          <table:table-cell office:value-type="string">
            <text:p>1F09</text:p>
          </table:table-cell>
          <table:table-cell table:formula="of:=HEX2DEC([.A257])" office:value-type="float" office:value="36">
            <text:p>36</text:p>
          </table:table-cell>
          <table:table-cell table:formula="of:=HEX2DEC([.B257])" office:value-type="float" office:value="508">
            <text:p>508</text:p>
          </table:table-cell>
          <table:table-cell table:formula="of:=HEX2DEC([.C257])" office:value-type="float" office:value="508">
            <text:p>508</text:p>
          </table:table-cell>
          <table:table-cell table:formula="of:=HEX2DEC([.D257])" office:value-type="float" office:value="8682">
            <text:p>8682</text:p>
          </table:table-cell>
          <table:table-cell table:formula="of:=HEX2DEC([.E257])" office:value-type="float" office:value="8030">
            <text:p>8030</text:p>
          </table:table-cell>
          <table:table-cell table:formula="of:=HEX2DEC([.F257])" office:value-type="float" office:value="7945">
            <text:p>7945</text:p>
          </table:table-cell>
          <table:table-cell table:formula="of:=IF([.G257]&gt;[.T$13];&quot;HE&quot;;IF([.G257]&gt;[.T$12];&quot;HO&quot;;IF([.G257]&lt;[.T$15];&quot;LE&quot;;IF([.G257]&lt;[.T$14];&quot;LO&quot;;&quot;&quot;))))" office:value-type="string" office:string-value="LO">
            <text:p>LO</text:p>
          </table:table-cell>
          <table:table-cell table:formula="of:=IF([.H257]&gt;[.U$13];&quot;HE&quot;;IF([.H257]&gt;[.U$12];&quot;HO&quot;;IF([.H257]&lt;[.U$15];&quot;LE&quot;;IF([.H257]&lt;[.U$14];&quot;LO&quot;;&quot;&quot;))))">
            <text:p/>
          </table:table-cell>
          <table:table-cell table:formula="of:=IF([.I257]&gt;[.V$13];&quot;HE&quot;;IF([.I257]&gt;[.V$12];&quot;HO&quot;;IF([.I257]&lt;[.V$15];&quot;LE&quot;;IF([.I257]&lt;[.V$14];&quot;LO&quot;;&quot;&quot;))))">
            <text:p/>
          </table:table-cell>
          <table:table-cell table:formula="of:=IF([.J257]&gt;[.W$13];&quot;HE&quot;;IF([.J257]&gt;[.W$12];&quot;HO&quot;;IF([.J257]&lt;[.W$15];&quot;LE&quot;;IF([.J257]&lt;[.W$14];&quot;LO&quot;;&quot;&quot;))))">
            <text:p/>
          </table:table-cell>
          <table:table-cell table:formula="of:=IF([.K257]&gt;[.X$13];&quot;HE&quot;;IF([.K257]&gt;[.X$12];&quot;HO&quot;;IF([.K257]&lt;[.X$15];&quot;LE&quot;;IF([.K257]&lt;[.X$14];&quot;LO&quot;;&quot;&quot;))))" office:value-type="string" office:string-value="LE">
            <text:p>LE</text:p>
          </table:table-cell>
          <table:table-cell table:formula="of:=IF([.L257]&gt;[.Y$13];&quot;HE&quot;;IF([.L257]&gt;[.Y$12];&quot;HO&quot;;IF([.L257]&lt;[.Y$15];&quot;LE&quot;;IF([.L25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AC</text:p>
          </table:table-cell>
          <table:table-cell table:number-columns-repeated="2" office:value-type="string">
            <text:p>1FC</text:p>
          </table:table-cell>
          <table:table-cell office:value-type="string">
            <text:p>20CB</text:p>
          </table:table-cell>
          <table:table-cell office:value-type="string">
            <text:p>1F68</text:p>
          </table:table-cell>
          <table:table-cell office:value-type="string">
            <text:p>1FEB</text:p>
          </table:table-cell>
          <table:table-cell table:formula="of:=HEX2DEC([.A258])" office:value-type="float" office:value="940">
            <text:p>940</text:p>
          </table:table-cell>
          <table:table-cell table:formula="of:=HEX2DEC([.B258])" office:value-type="float" office:value="508">
            <text:p>508</text:p>
          </table:table-cell>
          <table:table-cell table:formula="of:=HEX2DEC([.C258])" office:value-type="float" office:value="508">
            <text:p>508</text:p>
          </table:table-cell>
          <table:table-cell table:formula="of:=HEX2DEC([.D258])" office:value-type="float" office:value="8395">
            <text:p>8395</text:p>
          </table:table-cell>
          <table:table-cell table:formula="of:=HEX2DEC([.E258])" office:value-type="float" office:value="8040">
            <text:p>8040</text:p>
          </table:table-cell>
          <table:table-cell table:formula="of:=HEX2DEC([.F258])" office:value-type="float" office:value="8171">
            <text:p>8171</text:p>
          </table:table-cell>
          <table:table-cell table:formula="of:=IF([.G258]&gt;[.T$13];&quot;HE&quot;;IF([.G258]&gt;[.T$12];&quot;HO&quot;;IF([.G258]&lt;[.T$15];&quot;LE&quot;;IF([.G258]&lt;[.T$14];&quot;LO&quot;;&quot;&quot;))))" office:value-type="string" office:string-value="HO">
            <text:p>HO</text:p>
          </table:table-cell>
          <table:table-cell table:formula="of:=IF([.H258]&gt;[.U$13];&quot;HE&quot;;IF([.H258]&gt;[.U$12];&quot;HO&quot;;IF([.H258]&lt;[.U$15];&quot;LE&quot;;IF([.H258]&lt;[.U$14];&quot;LO&quot;;&quot;&quot;))))">
            <text:p/>
          </table:table-cell>
          <table:table-cell table:formula="of:=IF([.I258]&gt;[.V$13];&quot;HE&quot;;IF([.I258]&gt;[.V$12];&quot;HO&quot;;IF([.I258]&lt;[.V$15];&quot;LE&quot;;IF([.I258]&lt;[.V$14];&quot;LO&quot;;&quot;&quot;))))">
            <text:p/>
          </table:table-cell>
          <table:table-cell table:formula="of:=IF([.J258]&gt;[.W$13];&quot;HE&quot;;IF([.J258]&gt;[.W$12];&quot;HO&quot;;IF([.J258]&lt;[.W$15];&quot;LE&quot;;IF([.J258]&lt;[.W$14];&quot;LO&quot;;&quot;&quot;))))">
            <text:p/>
          </table:table-cell>
          <table:table-cell table:formula="of:=IF([.K258]&gt;[.X$13];&quot;HE&quot;;IF([.K258]&gt;[.X$12];&quot;HO&quot;;IF([.K258]&lt;[.X$15];&quot;LE&quot;;IF([.K258]&lt;[.X$14];&quot;LO&quot;;&quot;&quot;))))" office:value-type="string" office:string-value="LO">
            <text:p>LO</text:p>
          </table:table-cell>
          <table:table-cell table:formula="of:=IF([.L258]&gt;[.Y$13];&quot;HE&quot;;IF([.L258]&gt;[.Y$12];&quot;HO&quot;;IF([.L258]&lt;[.Y$15];&quot;LE&quot;;IF([.L25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string">
            <text:p>1EC</text:p>
          </table:table-cell>
          <table:table-cell office:value-type="string">
            <text:p>20DA</text:p>
          </table:table-cell>
          <table:table-cell office:value-type="string">
            <text:p>1EEB</text:p>
          </table:table-cell>
          <table:table-cell table:style-name="ce3" office:value-type="string">
            <text:p>1E94</text:p>
          </table:table-cell>
          <table:table-cell table:formula="of:=HEX2DEC([.A259])" office:value-type="float" office:value="592">
            <text:p>592</text:p>
          </table:table-cell>
          <table:table-cell table:formula="of:=HEX2DEC([.B259])" office:value-type="float" office:value="492">
            <text:p>492</text:p>
          </table:table-cell>
          <table:table-cell table:formula="of:=HEX2DEC([.C259])" office:value-type="float" office:value="492">
            <text:p>492</text:p>
          </table:table-cell>
          <table:table-cell table:formula="of:=HEX2DEC([.D259])" office:value-type="float" office:value="8410">
            <text:p>8410</text:p>
          </table:table-cell>
          <table:table-cell table:formula="of:=HEX2DEC([.E259])" office:value-type="float" office:value="7915">
            <text:p>7915</text:p>
          </table:table-cell>
          <table:table-cell table:formula="of:=HEX2DEC([.F259])" office:value-type="float" office:value="7828">
            <text:p>7828</text:p>
          </table:table-cell>
          <table:table-cell table:formula="of:=IF([.G259]&gt;[.T$13];&quot;HE&quot;;IF([.G259]&gt;[.T$12];&quot;HO&quot;;IF([.G259]&lt;[.T$15];&quot;LE&quot;;IF([.G259]&lt;[.T$14];&quot;LO&quot;;&quot;&quot;))))">
            <text:p/>
          </table:table-cell>
          <table:table-cell table:formula="of:=IF([.H259]&gt;[.U$13];&quot;HE&quot;;IF([.H259]&gt;[.U$12];&quot;HO&quot;;IF([.H259]&lt;[.U$15];&quot;LE&quot;;IF([.H259]&lt;[.U$14];&quot;LO&quot;;&quot;&quot;))))">
            <text:p/>
          </table:table-cell>
          <table:table-cell table:formula="of:=IF([.I259]&gt;[.V$13];&quot;HE&quot;;IF([.I259]&gt;[.V$12];&quot;HO&quot;;IF([.I259]&lt;[.V$15];&quot;LE&quot;;IF([.I259]&lt;[.V$14];&quot;LO&quot;;&quot;&quot;))))" office:value-type="string" office:string-value="LE">
            <text:p>LE</text:p>
          </table:table-cell>
          <table:table-cell table:formula="of:=IF([.J259]&gt;[.W$13];&quot;HE&quot;;IF([.J259]&gt;[.W$12];&quot;HO&quot;;IF([.J259]&lt;[.W$15];&quot;LE&quot;;IF([.J259]&lt;[.W$14];&quot;LO&quot;;&quot;&quot;))))">
            <text:p/>
          </table:table-cell>
          <table:table-cell table:formula="of:=IF([.K259]&gt;[.X$13];&quot;HE&quot;;IF([.K259]&gt;[.X$12];&quot;HO&quot;;IF([.K259]&lt;[.X$15];&quot;LE&quot;;IF([.K259]&lt;[.X$14];&quot;LO&quot;;&quot;&quot;))))" office:value-type="string" office:string-value="LE">
            <text:p>LE</text:p>
          </table:table-cell>
          <table:table-cell table:formula="of:=IF([.L259]&gt;[.Y$13];&quot;HE&quot;;IF([.L259]&gt;[.Y$12];&quot;HO&quot;;IF([.L259]&lt;[.Y$15];&quot;LE&quot;;IF([.L25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CC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string">
            <text:p>202F</text:p>
          </table:table-cell>
          <table:table-cell office:value-type="float" office:value="2036">
            <text:p>2036</text:p>
          </table:table-cell>
          <table:table-cell office:value-type="string">
            <text:p>1FF3</text:p>
          </table:table-cell>
          <table:table-cell table:formula="of:=HEX2DEC([.A260])" office:value-type="float" office:value="972">
            <text:p>972</text:p>
          </table:table-cell>
          <table:table-cell table:formula="of:=HEX2DEC([.B260])" office:value-type="float" office:value="508">
            <text:p>508</text:p>
          </table:table-cell>
          <table:table-cell table:formula="of:=HEX2DEC([.C260])" office:value-type="float" office:value="524">
            <text:p>524</text:p>
          </table:table-cell>
          <table:table-cell table:formula="of:=HEX2DEC([.D260])" office:value-type="float" office:value="8239">
            <text:p>8239</text:p>
          </table:table-cell>
          <table:table-cell table:formula="of:=HEX2DEC([.E260])" office:value-type="float" office:value="8246">
            <text:p>8246</text:p>
          </table:table-cell>
          <table:table-cell table:formula="of:=HEX2DEC([.F260])" office:value-type="float" office:value="8179">
            <text:p>8179</text:p>
          </table:table-cell>
          <table:table-cell table:formula="of:=IF([.G260]&gt;[.T$13];&quot;HE&quot;;IF([.G260]&gt;[.T$12];&quot;HO&quot;;IF([.G260]&lt;[.T$15];&quot;LE&quot;;IF([.G260]&lt;[.T$14];&quot;LO&quot;;&quot;&quot;))))" office:value-type="string" office:string-value="HO">
            <text:p>HO</text:p>
          </table:table-cell>
          <table:table-cell table:formula="of:=IF([.H260]&gt;[.U$13];&quot;HE&quot;;IF([.H260]&gt;[.U$12];&quot;HO&quot;;IF([.H260]&lt;[.U$15];&quot;LE&quot;;IF([.H260]&lt;[.U$14];&quot;LO&quot;;&quot;&quot;))))">
            <text:p/>
          </table:table-cell>
          <table:table-cell table:formula="of:=IF([.I260]&gt;[.V$13];&quot;HE&quot;;IF([.I260]&gt;[.V$12];&quot;HO&quot;;IF([.I260]&lt;[.V$15];&quot;LE&quot;;IF([.I260]&lt;[.V$14];&quot;LO&quot;;&quot;&quot;))))" office:value-type="string" office:string-value="HE">
            <text:p>HE</text:p>
          </table:table-cell>
          <table:table-cell table:formula="of:=IF([.J260]&gt;[.W$13];&quot;HE&quot;;IF([.J260]&gt;[.W$12];&quot;HO&quot;;IF([.J260]&lt;[.W$15];&quot;LE&quot;;IF([.J260]&lt;[.W$14];&quot;LO&quot;;&quot;&quot;))))">
            <text:p/>
          </table:table-cell>
          <table:table-cell table:formula="of:=IF([.K260]&gt;[.X$13];&quot;HE&quot;;IF([.K260]&gt;[.X$12];&quot;HO&quot;;IF([.K260]&lt;[.X$15];&quot;LE&quot;;IF([.K260]&lt;[.X$14];&quot;LO&quot;;&quot;&quot;))))" office:value-type="string" office:string-value="HE">
            <text:p>HE</text:p>
          </table:table-cell>
          <table:table-cell table:formula="of:=IF([.L260]&gt;[.Y$13];&quot;HE&quot;;IF([.L260]&gt;[.Y$12];&quot;HO&quot;;IF([.L260]&lt;[.Y$15];&quot;LE&quot;;IF([.L26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D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B2</text:p>
          </table:table-cell>
          <table:table-cell office:value-type="string">
            <text:p>1FCC</text:p>
          </table:table-cell>
          <table:table-cell table:style-name="ce3" office:value-type="string">
            <text:p>1E37</text:p>
          </table:table-cell>
          <table:table-cell table:formula="of:=HEX2DEC([.A261])" office:value-type="float" office:value="220">
            <text:p>220</text:p>
          </table:table-cell>
          <table:table-cell table:formula="of:=HEX2DEC([.B261])" office:value-type="float" office:value="492">
            <text:p>492</text:p>
          </table:table-cell>
          <table:table-cell table:formula="of:=HEX2DEC([.C261])" office:value-type="float" office:value="508">
            <text:p>508</text:p>
          </table:table-cell>
          <table:table-cell table:formula="of:=HEX2DEC([.D261])" office:value-type="float" office:value="8370">
            <text:p>8370</text:p>
          </table:table-cell>
          <table:table-cell table:formula="of:=HEX2DEC([.E261])" office:value-type="float" office:value="8140">
            <text:p>8140</text:p>
          </table:table-cell>
          <table:table-cell table:formula="of:=HEX2DEC([.F261])" office:value-type="float" office:value="7735">
            <text:p>7735</text:p>
          </table:table-cell>
          <table:table-cell table:formula="of:=IF([.G261]&gt;[.T$13];&quot;HE&quot;;IF([.G261]&gt;[.T$12];&quot;HO&quot;;IF([.G261]&lt;[.T$15];&quot;LE&quot;;IF([.G261]&lt;[.T$14];&quot;LO&quot;;&quot;&quot;))))" office:value-type="string" office:string-value="LO">
            <text:p>LO</text:p>
          </table:table-cell>
          <table:table-cell table:formula="of:=IF([.H261]&gt;[.U$13];&quot;HE&quot;;IF([.H261]&gt;[.U$12];&quot;HO&quot;;IF([.H261]&lt;[.U$15];&quot;LE&quot;;IF([.H261]&lt;[.U$14];&quot;LO&quot;;&quot;&quot;))))">
            <text:p/>
          </table:table-cell>
          <table:table-cell table:formula="of:=IF([.I261]&gt;[.V$13];&quot;HE&quot;;IF([.I261]&gt;[.V$12];&quot;HO&quot;;IF([.I261]&lt;[.V$15];&quot;LE&quot;;IF([.I261]&lt;[.V$14];&quot;LO&quot;;&quot;&quot;))))">
            <text:p/>
          </table:table-cell>
          <table:table-cell table:formula="of:=IF([.J261]&gt;[.W$13];&quot;HE&quot;;IF([.J261]&gt;[.W$12];&quot;HO&quot;;IF([.J261]&lt;[.W$15];&quot;LE&quot;;IF([.J261]&lt;[.W$14];&quot;LO&quot;;&quot;&quot;))))">
            <text:p/>
          </table:table-cell>
          <table:table-cell table:formula="of:=IF([.K261]&gt;[.X$13];&quot;HE&quot;;IF([.K261]&gt;[.X$12];&quot;HO&quot;;IF([.K261]&lt;[.X$15];&quot;LE&quot;;IF([.K261]&lt;[.X$14];&quot;LO&quot;;&quot;&quot;))))">
            <text:p/>
          </table:table-cell>
          <table:table-cell table:formula="of:=IF([.L261]&gt;[.Y$13];&quot;HE&quot;;IF([.L261]&gt;[.Y$12];&quot;HO&quot;;IF([.L261]&lt;[.Y$15];&quot;LE&quot;;IF([.L26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8C</text:p>
          </table:table-cell>
          <table:table-cell table:number-columns-repeated="2" office:value-type="string">
            <text:p>1FC</text:p>
          </table:table-cell>
          <table:table-cell office:value-type="float" office:value="2012">
            <text:p>2012</text:p>
          </table:table-cell>
          <table:table-cell office:value-type="string">
            <text:p>1FF3</text:p>
          </table:table-cell>
          <table:table-cell office:value-type="string">
            <text:p>1FE3</text:p>
          </table:table-cell>
          <table:table-cell table:formula="of:=HEX2DEC([.A262])" office:value-type="float" office:value="908">
            <text:p>908</text:p>
          </table:table-cell>
          <table:table-cell table:formula="of:=HEX2DEC([.B262])" office:value-type="float" office:value="508">
            <text:p>508</text:p>
          </table:table-cell>
          <table:table-cell table:formula="of:=HEX2DEC([.C262])" office:value-type="float" office:value="508">
            <text:p>508</text:p>
          </table:table-cell>
          <table:table-cell table:formula="of:=HEX2DEC([.D262])" office:value-type="float" office:value="8210">
            <text:p>8210</text:p>
          </table:table-cell>
          <table:table-cell table:formula="of:=HEX2DEC([.E262])" office:value-type="float" office:value="8179">
            <text:p>8179</text:p>
          </table:table-cell>
          <table:table-cell table:formula="of:=HEX2DEC([.F262])" office:value-type="float" office:value="8163">
            <text:p>8163</text:p>
          </table:table-cell>
          <table:table-cell table:formula="of:=IF([.G262]&gt;[.T$13];&quot;HE&quot;;IF([.G262]&gt;[.T$12];&quot;HO&quot;;IF([.G262]&lt;[.T$15];&quot;LE&quot;;IF([.G262]&lt;[.T$14];&quot;LO&quot;;&quot;&quot;))))" office:value-type="string" office:string-value="HO">
            <text:p>HO</text:p>
          </table:table-cell>
          <table:table-cell table:formula="of:=IF([.H262]&gt;[.U$13];&quot;HE&quot;;IF([.H262]&gt;[.U$12];&quot;HO&quot;;IF([.H262]&lt;[.U$15];&quot;LE&quot;;IF([.H262]&lt;[.U$14];&quot;LO&quot;;&quot;&quot;))))">
            <text:p/>
          </table:table-cell>
          <table:table-cell table:formula="of:=IF([.I262]&gt;[.V$13];&quot;HE&quot;;IF([.I262]&gt;[.V$12];&quot;HO&quot;;IF([.I262]&lt;[.V$15];&quot;LE&quot;;IF([.I262]&lt;[.V$14];&quot;LO&quot;;&quot;&quot;))))">
            <text:p/>
          </table:table-cell>
          <table:table-cell table:formula="of:=IF([.J262]&gt;[.W$13];&quot;HE&quot;;IF([.J262]&gt;[.W$12];&quot;HO&quot;;IF([.J262]&lt;[.W$15];&quot;LE&quot;;IF([.J262]&lt;[.W$14];&quot;LO&quot;;&quot;&quot;))))">
            <text:p/>
          </table:table-cell>
          <table:table-cell table:formula="of:=IF([.K262]&gt;[.X$13];&quot;HE&quot;;IF([.K262]&gt;[.X$12];&quot;HO&quot;;IF([.K262]&lt;[.X$15];&quot;LE&quot;;IF([.K262]&lt;[.X$14];&quot;LO&quot;;&quot;&quot;))))">
            <text:p/>
          </table:table-cell>
          <table:table-cell table:formula="of:=IF([.L262]&gt;[.Y$13];&quot;HE&quot;;IF([.L262]&gt;[.Y$12];&quot;HO&quot;;IF([.L262]&lt;[.Y$15];&quot;LE&quot;;IF([.L26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DF</text:p>
          </table:table-cell>
          <table:table-cell office:value-type="string">
            <text:p>1E8C</text:p>
          </table:table-cell>
          <table:table-cell table:formula="of:=HEX2DEC([.A263])" office:value-type="float" office:value="560">
            <text:p>560</text:p>
          </table:table-cell>
          <table:table-cell table:formula="of:=HEX2DEC([.B263])" office:value-type="float" office:value="492">
            <text:p>492</text:p>
          </table:table-cell>
          <table:table-cell table:formula="of:=HEX2DEC([.C263])" office:value-type="float" office:value="508">
            <text:p>508</text:p>
          </table:table-cell>
          <table:table-cell table:formula="of:=HEX2DEC([.D263])" office:value-type="float" office:value="8433">
            <text:p>8433</text:p>
          </table:table-cell>
          <table:table-cell table:formula="of:=HEX2DEC([.E263])" office:value-type="float" office:value="8159">
            <text:p>8159</text:p>
          </table:table-cell>
          <table:table-cell table:formula="of:=HEX2DEC([.F263])" office:value-type="float" office:value="7820">
            <text:p>7820</text:p>
          </table:table-cell>
          <table:table-cell table:formula="of:=IF([.G263]&gt;[.T$13];&quot;HE&quot;;IF([.G263]&gt;[.T$12];&quot;HO&quot;;IF([.G263]&lt;[.T$15];&quot;LE&quot;;IF([.G263]&lt;[.T$14];&quot;LO&quot;;&quot;&quot;))))">
            <text:p/>
          </table:table-cell>
          <table:table-cell table:formula="of:=IF([.H263]&gt;[.U$13];&quot;HE&quot;;IF([.H263]&gt;[.U$12];&quot;HO&quot;;IF([.H263]&lt;[.U$15];&quot;LE&quot;;IF([.H263]&lt;[.U$14];&quot;LO&quot;;&quot;&quot;))))">
            <text:p/>
          </table:table-cell>
          <table:table-cell table:formula="of:=IF([.I263]&gt;[.V$13];&quot;HE&quot;;IF([.I263]&gt;[.V$12];&quot;HO&quot;;IF([.I263]&lt;[.V$15];&quot;LE&quot;;IF([.I263]&lt;[.V$14];&quot;LO&quot;;&quot;&quot;))))">
            <text:p/>
          </table:table-cell>
          <table:table-cell table:formula="of:=IF([.J263]&gt;[.W$13];&quot;HE&quot;;IF([.J263]&gt;[.W$12];&quot;HO&quot;;IF([.J263]&lt;[.W$15];&quot;LE&quot;;IF([.J263]&lt;[.W$14];&quot;LO&quot;;&quot;&quot;))))">
            <text:p/>
          </table:table-cell>
          <table:table-cell table:formula="of:=IF([.K263]&gt;[.X$13];&quot;HE&quot;;IF([.K263]&gt;[.X$12];&quot;HO&quot;;IF([.K263]&lt;[.X$15];&quot;LE&quot;;IF([.K263]&lt;[.X$14];&quot;LO&quot;;&quot;&quot;))))">
            <text:p/>
          </table:table-cell>
          <table:table-cell table:formula="of:=IF([.L263]&gt;[.Y$13];&quot;HE&quot;;IF([.L263]&gt;[.Y$12];&quot;HO&quot;;IF([.L263]&lt;[.Y$15];&quot;LE&quot;;IF([.L26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string">
            <text:p>20DD</text:p>
          </table:table-cell>
          <table:table-cell office:value-type="float" office:value="2022">
            <text:p>2022</text:p>
          </table:table-cell>
          <table:table-cell table:style-name="ce3" office:value-type="string">
            <text:p>1E91</text:p>
          </table:table-cell>
          <table:table-cell table:formula="of:=HEX2DEC([.A264])" office:value-type="float" office:value="580">
            <text:p>580</text:p>
          </table:table-cell>
          <table:table-cell table:formula="of:=HEX2DEC([.B264])" office:value-type="float" office:value="492">
            <text:p>492</text:p>
          </table:table-cell>
          <table:table-cell table:formula="of:=HEX2DEC([.C264])" office:value-type="float" office:value="524">
            <text:p>524</text:p>
          </table:table-cell>
          <table:table-cell table:formula="of:=HEX2DEC([.D264])" office:value-type="float" office:value="8413">
            <text:p>8413</text:p>
          </table:table-cell>
          <table:table-cell table:formula="of:=HEX2DEC([.E264])" office:value-type="float" office:value="8226">
            <text:p>8226</text:p>
          </table:table-cell>
          <table:table-cell table:formula="of:=HEX2DEC([.F264])" office:value-type="float" office:value="7825">
            <text:p>7825</text:p>
          </table:table-cell>
          <table:table-cell table:formula="of:=IF([.G264]&gt;[.T$13];&quot;HE&quot;;IF([.G264]&gt;[.T$12];&quot;HO&quot;;IF([.G264]&lt;[.T$15];&quot;LE&quot;;IF([.G264]&lt;[.T$14];&quot;LO&quot;;&quot;&quot;))))">
            <text:p/>
          </table:table-cell>
          <table:table-cell table:formula="of:=IF([.H264]&gt;[.U$13];&quot;HE&quot;;IF([.H264]&gt;[.U$12];&quot;HO&quot;;IF([.H264]&lt;[.U$15];&quot;LE&quot;;IF([.H264]&lt;[.U$14];&quot;LO&quot;;&quot;&quot;))))">
            <text:p/>
          </table:table-cell>
          <table:table-cell table:formula="of:=IF([.I264]&gt;[.V$13];&quot;HE&quot;;IF([.I264]&gt;[.V$12];&quot;HO&quot;;IF([.I264]&lt;[.V$15];&quot;LE&quot;;IF([.I264]&lt;[.V$14];&quot;LO&quot;;&quot;&quot;))))" office:value-type="string" office:string-value="HE">
            <text:p>HE</text:p>
          </table:table-cell>
          <table:table-cell table:formula="of:=IF([.J264]&gt;[.W$13];&quot;HE&quot;;IF([.J264]&gt;[.W$12];&quot;HO&quot;;IF([.J264]&lt;[.W$15];&quot;LE&quot;;IF([.J264]&lt;[.W$14];&quot;LO&quot;;&quot;&quot;))))">
            <text:p/>
          </table:table-cell>
          <table:table-cell table:formula="of:=IF([.K264]&gt;[.X$13];&quot;HE&quot;;IF([.K264]&gt;[.X$12];&quot;HO&quot;;IF([.K264]&lt;[.X$15];&quot;LE&quot;;IF([.K264]&lt;[.X$14];&quot;LO&quot;;&quot;&quot;))))" office:value-type="string" office:string-value="HO">
            <text:p>HO</text:p>
          </table:table-cell>
          <table:table-cell table:formula="of:=IF([.L264]&gt;[.Y$13];&quot;HE&quot;;IF([.L264]&gt;[.Y$12];&quot;HO&quot;;IF([.L264]&lt;[.Y$15];&quot;LE&quot;;IF([.L26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B4</text:p>
          </table:table-cell>
          <table:table-cell table:number-columns-repeated="2" office:value-type="string">
            <text:p>1FC</text:p>
          </table:table-cell>
          <table:table-cell office:value-type="float" office:value="2001">
            <text:p>2001</text:p>
          </table:table-cell>
          <table:table-cell office:value-type="string">
            <text:p>1FDA</text:p>
          </table:table-cell>
          <table:table-cell office:value-type="string">
            <text:p>1F6D</text:p>
          </table:table-cell>
          <table:table-cell table:formula="of:=HEX2DEC([.A265])" office:value-type="float" office:value="436">
            <text:p>436</text:p>
          </table:table-cell>
          <table:table-cell table:formula="of:=HEX2DEC([.B265])" office:value-type="float" office:value="508">
            <text:p>508</text:p>
          </table:table-cell>
          <table:table-cell table:formula="of:=HEX2DEC([.C265])" office:value-type="float" office:value="508">
            <text:p>508</text:p>
          </table:table-cell>
          <table:table-cell table:formula="of:=HEX2DEC([.D265])" office:value-type="float" office:value="8193">
            <text:p>8193</text:p>
          </table:table-cell>
          <table:table-cell table:formula="of:=HEX2DEC([.E265])" office:value-type="float" office:value="8154">
            <text:p>8154</text:p>
          </table:table-cell>
          <table:table-cell table:formula="of:=HEX2DEC([.F265])" office:value-type="float" office:value="8045">
            <text:p>8045</text:p>
          </table:table-cell>
          <table:table-cell table:formula="of:=IF([.G265]&gt;[.T$13];&quot;HE&quot;;IF([.G265]&gt;[.T$12];&quot;HO&quot;;IF([.G265]&lt;[.T$15];&quot;LE&quot;;IF([.G265]&lt;[.T$14];&quot;LO&quot;;&quot;&quot;))))">
            <text:p/>
          </table:table-cell>
          <table:table-cell table:formula="of:=IF([.H265]&gt;[.U$13];&quot;HE&quot;;IF([.H265]&gt;[.U$12];&quot;HO&quot;;IF([.H265]&lt;[.U$15];&quot;LE&quot;;IF([.H265]&lt;[.U$14];&quot;LO&quot;;&quot;&quot;))))">
            <text:p/>
          </table:table-cell>
          <table:table-cell table:formula="of:=IF([.I265]&gt;[.V$13];&quot;HE&quot;;IF([.I265]&gt;[.V$12];&quot;HO&quot;;IF([.I265]&lt;[.V$15];&quot;LE&quot;;IF([.I265]&lt;[.V$14];&quot;LO&quot;;&quot;&quot;))))">
            <text:p/>
          </table:table-cell>
          <table:table-cell table:formula="of:=IF([.J265]&gt;[.W$13];&quot;HE&quot;;IF([.J265]&gt;[.W$12];&quot;HO&quot;;IF([.J265]&lt;[.W$15];&quot;LE&quot;;IF([.J265]&lt;[.W$14];&quot;LO&quot;;&quot;&quot;))))">
            <text:p/>
          </table:table-cell>
          <table:table-cell table:formula="of:=IF([.K265]&gt;[.X$13];&quot;HE&quot;;IF([.K265]&gt;[.X$12];&quot;HO&quot;;IF([.K265]&lt;[.X$15];&quot;LE&quot;;IF([.K265]&lt;[.X$14];&quot;LO&quot;;&quot;&quot;))))">
            <text:p/>
          </table:table-cell>
          <table:table-cell table:formula="of:=IF([.L265]&gt;[.Y$13];&quot;HE&quot;;IF([.L265]&gt;[.Y$12];&quot;HO&quot;;IF([.L265]&lt;[.Y$15];&quot;LE&quot;;IF([.L26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C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C</text:p>
          </table:table-cell>
          <table:table-cell office:value-type="string">
            <text:p>1FBD</text:p>
          </table:table-cell>
          <table:table-cell table:style-name="ce3" office:value-type="string">
            <text:p>1E70</text:p>
          </table:table-cell>
          <table:table-cell table:formula="of:=HEX2DEC([.A266])" office:value-type="float" office:value="448">
            <text:p>448</text:p>
          </table:table-cell>
          <table:table-cell table:formula="of:=HEX2DEC([.B266])" office:value-type="float" office:value="492">
            <text:p>492</text:p>
          </table:table-cell>
          <table:table-cell table:formula="of:=HEX2DEC([.C266])" office:value-type="float" office:value="508">
            <text:p>508</text:p>
          </table:table-cell>
          <table:table-cell table:formula="of:=HEX2DEC([.D266])" office:value-type="float" office:value="8444">
            <text:p>8444</text:p>
          </table:table-cell>
          <table:table-cell table:formula="of:=HEX2DEC([.E266])" office:value-type="float" office:value="8125">
            <text:p>8125</text:p>
          </table:table-cell>
          <table:table-cell table:formula="of:=HEX2DEC([.F266])" office:value-type="float" office:value="7792">
            <text:p>7792</text:p>
          </table:table-cell>
          <table:table-cell table:formula="of:=IF([.G266]&gt;[.T$13];&quot;HE&quot;;IF([.G266]&gt;[.T$12];&quot;HO&quot;;IF([.G266]&lt;[.T$15];&quot;LE&quot;;IF([.G266]&lt;[.T$14];&quot;LO&quot;;&quot;&quot;))))">
            <text:p/>
          </table:table-cell>
          <table:table-cell table:formula="of:=IF([.H266]&gt;[.U$13];&quot;HE&quot;;IF([.H266]&gt;[.U$12];&quot;HO&quot;;IF([.H266]&lt;[.U$15];&quot;LE&quot;;IF([.H266]&lt;[.U$14];&quot;LO&quot;;&quot;&quot;))))">
            <text:p/>
          </table:table-cell>
          <table:table-cell table:formula="of:=IF([.I266]&gt;[.V$13];&quot;HE&quot;;IF([.I266]&gt;[.V$12];&quot;HO&quot;;IF([.I266]&lt;[.V$15];&quot;LE&quot;;IF([.I266]&lt;[.V$14];&quot;LO&quot;;&quot;&quot;))))">
            <text:p/>
          </table:table-cell>
          <table:table-cell table:formula="of:=IF([.J266]&gt;[.W$13];&quot;HE&quot;;IF([.J266]&gt;[.W$12];&quot;HO&quot;;IF([.J266]&lt;[.W$15];&quot;LE&quot;;IF([.J266]&lt;[.W$14];&quot;LO&quot;;&quot;&quot;))))">
            <text:p/>
          </table:table-cell>
          <table:table-cell table:formula="of:=IF([.K266]&gt;[.X$13];&quot;HE&quot;;IF([.K266]&gt;[.X$12];&quot;HO&quot;;IF([.K266]&lt;[.X$15];&quot;LE&quot;;IF([.K266]&lt;[.X$14];&quot;LO&quot;;&quot;&quot;))))">
            <text:p/>
          </table:table-cell>
          <table:table-cell table:formula="of:=IF([.L266]&gt;[.Y$13];&quot;HE&quot;;IF([.L266]&gt;[.Y$12];&quot;HO&quot;;IF([.L266]&lt;[.Y$15];&quot;LE&quot;;IF([.L26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4A</text:p>
          </table:table-cell>
          <table:table-cell office:value-type="string">
            <text:p>1FE</text:p>
          </table:table-cell>
          <table:table-cell office:value-type="string">
            <text:p>1FA</text:p>
          </table:table-cell>
          <table:table-cell table:style-name="ce3" office:value-type="string">
            <text:p>1E75</text:p>
          </table:table-cell>
          <table:table-cell office:value-type="string">
            <text:p>1F2E</text:p>
          </table:table-cell>
          <table:table-cell office:value-type="string">
            <text:p>1F92</text:p>
          </table:table-cell>
          <table:table-cell table:formula="of:=HEX2DEC([.A267])" office:value-type="float" office:value="586">
            <text:p>586</text:p>
          </table:table-cell>
          <table:table-cell table:formula="of:=HEX2DEC([.B267])" office:value-type="float" office:value="510">
            <text:p>510</text:p>
          </table:table-cell>
          <table:table-cell table:formula="of:=HEX2DEC([.C267])" office:value-type="float" office:value="506">
            <text:p>506</text:p>
          </table:table-cell>
          <table:table-cell table:formula="of:=HEX2DEC([.D267])" office:value-type="float" office:value="7797">
            <text:p>7797</text:p>
          </table:table-cell>
          <table:table-cell table:formula="of:=HEX2DEC([.E267])" office:value-type="float" office:value="7982">
            <text:p>7982</text:p>
          </table:table-cell>
          <table:table-cell table:formula="of:=HEX2DEC([.F267])" office:value-type="float" office:value="8082">
            <text:p>8082</text:p>
          </table:table-cell>
          <table:table-cell table:formula="of:=IF([.G267]&gt;[.T$13];&quot;HE&quot;;IF([.G267]&gt;[.T$12];&quot;HO&quot;;IF([.G267]&lt;[.T$15];&quot;LE&quot;;IF([.G267]&lt;[.T$14];&quot;LO&quot;;&quot;&quot;))))">
            <text:p/>
          </table:table-cell>
          <table:table-cell table:formula="of:=IF([.H267]&gt;[.U$13];&quot;HE&quot;;IF([.H267]&gt;[.U$12];&quot;HO&quot;;IF([.H267]&lt;[.U$15];&quot;LE&quot;;IF([.H267]&lt;[.U$14];&quot;LO&quot;;&quot;&quot;))))">
            <text:p/>
          </table:table-cell>
          <table:table-cell table:formula="of:=IF([.I267]&gt;[.V$13];&quot;HE&quot;;IF([.I267]&gt;[.V$12];&quot;HO&quot;;IF([.I267]&lt;[.V$15];&quot;LE&quot;;IF([.I267]&lt;[.V$14];&quot;LO&quot;;&quot;&quot;))))" office:value-type="string" office:string-value="LE">
            <text:p>LE</text:p>
          </table:table-cell>
          <table:table-cell table:formula="of:=IF([.J267]&gt;[.W$13];&quot;HE&quot;;IF([.J267]&gt;[.W$12];&quot;HO&quot;;IF([.J267]&lt;[.W$15];&quot;LE&quot;;IF([.J267]&lt;[.W$14];&quot;LO&quot;;&quot;&quot;))))" office:value-type="string" office:string-value="LO">
            <text:p>LO</text:p>
          </table:table-cell>
          <table:table-cell table:formula="of:=IF([.K267]&gt;[.X$13];&quot;HE&quot;;IF([.K267]&gt;[.X$12];&quot;HO&quot;;IF([.K267]&lt;[.X$15];&quot;LE&quot;;IF([.K267]&lt;[.X$14];&quot;LO&quot;;&quot;&quot;))))" office:value-type="string" office:string-value="LE">
            <text:p>LE</text:p>
          </table:table-cell>
          <table:table-cell table:formula="of:=IF([.L267]&gt;[.Y$13];&quot;HE&quot;;IF([.L267]&gt;[.Y$12];&quot;HO&quot;;IF([.L267]&lt;[.Y$15];&quot;LE&quot;;IF([.L26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BA</text:p>
          </table:table-cell>
          <table:table-cell office:value-type="string">
            <text:p>1FE</text:p>
          </table:table-cell>
          <table:table-cell office:value-type="string">
            <text:p>1FA</text:p>
          </table:table-cell>
          <table:table-cell office:value-type="string">
            <text:p>1D4A</text:p>
          </table:table-cell>
          <table:table-cell office:value-type="string">
            <text:p>1FF4</text:p>
          </table:table-cell>
          <table:table-cell office:value-type="string">
            <text:p>1F2E</text:p>
          </table:table-cell>
          <table:table-cell table:formula="of:=HEX2DEC([.A268])" office:value-type="float" office:value="186">
            <text:p>186</text:p>
          </table:table-cell>
          <table:table-cell table:formula="of:=HEX2DEC([.B268])" office:value-type="float" office:value="510">
            <text:p>510</text:p>
          </table:table-cell>
          <table:table-cell table:formula="of:=HEX2DEC([.C268])" office:value-type="float" office:value="506">
            <text:p>506</text:p>
          </table:table-cell>
          <table:table-cell table:formula="of:=HEX2DEC([.D268])" office:value-type="float" office:value="7498">
            <text:p>7498</text:p>
          </table:table-cell>
          <table:table-cell table:formula="of:=HEX2DEC([.E268])" office:value-type="float" office:value="8180">
            <text:p>8180</text:p>
          </table:table-cell>
          <table:table-cell table:formula="of:=HEX2DEC([.F268])" office:value-type="float" office:value="7982">
            <text:p>7982</text:p>
          </table:table-cell>
          <table:table-cell table:formula="of:=IF([.G268]&gt;[.T$13];&quot;HE&quot;;IF([.G268]&gt;[.T$12];&quot;HO&quot;;IF([.G268]&lt;[.T$15];&quot;LE&quot;;IF([.G268]&lt;[.T$14];&quot;LO&quot;;&quot;&quot;))))" office:value-type="string" office:string-value="LO">
            <text:p>LO</text:p>
          </table:table-cell>
          <table:table-cell table:formula="of:=IF([.H268]&gt;[.U$13];&quot;HE&quot;;IF([.H268]&gt;[.U$12];&quot;HO&quot;;IF([.H268]&lt;[.U$15];&quot;LE&quot;;IF([.H268]&lt;[.U$14];&quot;LO&quot;;&quot;&quot;))))">
            <text:p/>
          </table:table-cell>
          <table:table-cell table:formula="of:=IF([.I268]&gt;[.V$13];&quot;HE&quot;;IF([.I268]&gt;[.V$12];&quot;HO&quot;;IF([.I268]&lt;[.V$15];&quot;LE&quot;;IF([.I268]&lt;[.V$14];&quot;LO&quot;;&quot;&quot;))))" office:value-type="string" office:string-value="LE">
            <text:p>LE</text:p>
          </table:table-cell>
          <table:table-cell table:formula="of:=IF([.J268]&gt;[.W$13];&quot;HE&quot;;IF([.J268]&gt;[.W$12];&quot;HO&quot;;IF([.J268]&lt;[.W$15];&quot;LE&quot;;IF([.J268]&lt;[.W$14];&quot;LO&quot;;&quot;&quot;))))" office:value-type="string" office:string-value="LE">
            <text:p>LE</text:p>
          </table:table-cell>
          <table:table-cell table:formula="of:=IF([.K268]&gt;[.X$13];&quot;HE&quot;;IF([.K268]&gt;[.X$12];&quot;HO&quot;;IF([.K268]&lt;[.X$15];&quot;LE&quot;;IF([.K268]&lt;[.X$14];&quot;LO&quot;;&quot;&quot;))))">
            <text:p/>
          </table:table-cell>
          <table:table-cell table:formula="of:=IF([.L268]&gt;[.Y$13];&quot;HE&quot;;IF([.L268]&gt;[.Y$12];&quot;HO&quot;;IF([.L268]&lt;[.Y$15];&quot;LE&quot;;IF([.L26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2C</text:p>
          </table:table-cell>
          <table:table-cell office:value-type="string">
            <text:p>1FE</text:p>
          </table:table-cell>
          <table:table-cell office:value-type="string">
            <text:p>1FA</text:p>
          </table:table-cell>
          <table:table-cell office:value-type="string">
            <text:p>1BDA</text:p>
          </table:table-cell>
          <table:table-cell office:value-type="string">
            <text:p>1F83</text:p>
          </table:table-cell>
          <table:table-cell office:value-type="string">
            <text:p>1FCB</text:p>
          </table:table-cell>
          <table:table-cell table:formula="of:=HEX2DEC([.A269])" office:value-type="float" office:value="812">
            <text:p>812</text:p>
          </table:table-cell>
          <table:table-cell table:formula="of:=HEX2DEC([.B269])" office:value-type="float" office:value="510">
            <text:p>510</text:p>
          </table:table-cell>
          <table:table-cell table:formula="of:=HEX2DEC([.C269])" office:value-type="float" office:value="506">
            <text:p>506</text:p>
          </table:table-cell>
          <table:table-cell table:formula="of:=HEX2DEC([.D269])" office:value-type="float" office:value="7130">
            <text:p>7130</text:p>
          </table:table-cell>
          <table:table-cell table:formula="of:=HEX2DEC([.E269])" office:value-type="float" office:value="8067">
            <text:p>8067</text:p>
          </table:table-cell>
          <table:table-cell table:formula="of:=HEX2DEC([.F269])" office:value-type="float" office:value="8139">
            <text:p>8139</text:p>
          </table:table-cell>
          <table:table-cell table:formula="of:=IF([.G269]&gt;[.T$13];&quot;HE&quot;;IF([.G269]&gt;[.T$12];&quot;HO&quot;;IF([.G269]&lt;[.T$15];&quot;LE&quot;;IF([.G269]&lt;[.T$14];&quot;LO&quot;;&quot;&quot;))))">
            <text:p/>
          </table:table-cell>
          <table:table-cell table:formula="of:=IF([.H269]&gt;[.U$13];&quot;HE&quot;;IF([.H269]&gt;[.U$12];&quot;HO&quot;;IF([.H269]&lt;[.U$15];&quot;LE&quot;;IF([.H269]&lt;[.U$14];&quot;LO&quot;;&quot;&quot;))))">
            <text:p/>
          </table:table-cell>
          <table:table-cell table:formula="of:=IF([.I269]&gt;[.V$13];&quot;HE&quot;;IF([.I269]&gt;[.V$12];&quot;HO&quot;;IF([.I269]&lt;[.V$15];&quot;LE&quot;;IF([.I269]&lt;[.V$14];&quot;LO&quot;;&quot;&quot;))))" office:value-type="string" office:string-value="LE">
            <text:p>LE</text:p>
          </table:table-cell>
          <table:table-cell table:formula="of:=IF([.J269]&gt;[.W$13];&quot;HE&quot;;IF([.J269]&gt;[.W$12];&quot;HO&quot;;IF([.J269]&lt;[.W$15];&quot;LE&quot;;IF([.J269]&lt;[.W$14];&quot;LO&quot;;&quot;&quot;))))" office:value-type="string" office:string-value="LE">
            <text:p>LE</text:p>
          </table:table-cell>
          <table:table-cell table:formula="of:=IF([.K269]&gt;[.X$13];&quot;HE&quot;;IF([.K269]&gt;[.X$12];&quot;HO&quot;;IF([.K269]&lt;[.X$15];&quot;LE&quot;;IF([.K269]&lt;[.X$14];&quot;LO&quot;;&quot;&quot;))))" office:value-type="string" office:string-value="LO">
            <text:p>LO</text:p>
          </table:table-cell>
          <table:table-cell table:formula="of:=IF([.L269]&gt;[.Y$13];&quot;HE&quot;;IF([.L269]&gt;[.Y$12];&quot;HO&quot;;IF([.L269]&lt;[.Y$15];&quot;LE&quot;;IF([.L26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A0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B10</text:p>
          </table:table-cell>
          <table:table-cell office:value-type="string">
            <text:p>1FA2</text:p>
          </table:table-cell>
          <table:table-cell office:value-type="float" office:value="2028">
            <text:p>2028</text:p>
          </table:table-cell>
          <table:table-cell table:formula="of:=HEX2DEC([.A270])" office:value-type="float" office:value="160">
            <text:p>160</text:p>
          </table:table-cell>
          <table:table-cell table:formula="of:=HEX2DEC([.B270])" office:value-type="float" office:value="526">
            <text:p>526</text:p>
          </table:table-cell>
          <table:table-cell table:formula="of:=HEX2DEC([.C270])" office:value-type="float" office:value="506">
            <text:p>506</text:p>
          </table:table-cell>
          <table:table-cell table:formula="of:=HEX2DEC([.D270])" office:value-type="float" office:value="6928">
            <text:p>6928</text:p>
          </table:table-cell>
          <table:table-cell table:formula="of:=HEX2DEC([.E270])" office:value-type="float" office:value="8098">
            <text:p>8098</text:p>
          </table:table-cell>
          <table:table-cell table:formula="of:=HEX2DEC([.F270])" office:value-type="float" office:value="8232">
            <text:p>8232</text:p>
          </table:table-cell>
          <table:table-cell table:formula="of:=IF([.G270]&gt;[.T$13];&quot;HE&quot;;IF([.G270]&gt;[.T$12];&quot;HO&quot;;IF([.G270]&lt;[.T$15];&quot;LE&quot;;IF([.G270]&lt;[.T$14];&quot;LO&quot;;&quot;&quot;))))" office:value-type="string" office:string-value="LO">
            <text:p>LO</text:p>
          </table:table-cell>
          <table:table-cell table:formula="of:=IF([.H270]&gt;[.U$13];&quot;HE&quot;;IF([.H270]&gt;[.U$12];&quot;HO&quot;;IF([.H270]&lt;[.U$15];&quot;LE&quot;;IF([.H270]&lt;[.U$14];&quot;LO&quot;;&quot;&quot;))))">
            <text:p/>
          </table:table-cell>
          <table:table-cell table:formula="of:=IF([.I270]&gt;[.V$13];&quot;HE&quot;;IF([.I270]&gt;[.V$12];&quot;HO&quot;;IF([.I270]&lt;[.V$15];&quot;LE&quot;;IF([.I270]&lt;[.V$14];&quot;LO&quot;;&quot;&quot;))))" office:value-type="string" office:string-value="LE">
            <text:p>LE</text:p>
          </table:table-cell>
          <table:table-cell table:formula="of:=IF([.J270]&gt;[.W$13];&quot;HE&quot;;IF([.J270]&gt;[.W$12];&quot;HO&quot;;IF([.J270]&lt;[.W$15];&quot;LE&quot;;IF([.J270]&lt;[.W$14];&quot;LO&quot;;&quot;&quot;))))" office:value-type="string" office:string-value="LE">
            <text:p>LE</text:p>
          </table:table-cell>
          <table:table-cell table:formula="of:=IF([.K270]&gt;[.X$13];&quot;HE&quot;;IF([.K270]&gt;[.X$12];&quot;HO&quot;;IF([.K270]&lt;[.X$15];&quot;LE&quot;;IF([.K270]&lt;[.X$14];&quot;LO&quot;;&quot;&quot;))))">
            <text:p/>
          </table:table-cell>
          <table:table-cell table:formula="of:=IF([.L270]&gt;[.Y$13];&quot;HE&quot;;IF([.L270]&gt;[.Y$12];&quot;HO&quot;;IF([.L270]&lt;[.Y$15];&quot;LE&quot;;IF([.L270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A43</text:p>
          </table:table-cell>
          <table:table-cell office:value-type="string">
            <text:p>1F8A</text:p>
          </table:table-cell>
          <table:table-cell office:value-type="string">
            <text:p>20C9</text:p>
          </table:table-cell>
          <table:table-cell table:formula="of:=HEX2DEC([.A271])" office:value-type="float" office:value="804">
            <text:p>804</text:p>
          </table:table-cell>
          <table:table-cell table:formula="of:=HEX2DEC([.B271])" office:value-type="float" office:value="526">
            <text:p>526</text:p>
          </table:table-cell>
          <table:table-cell table:formula="of:=HEX2DEC([.C271])" office:value-type="float" office:value="506">
            <text:p>506</text:p>
          </table:table-cell>
          <table:table-cell table:formula="of:=HEX2DEC([.D271])" office:value-type="float" office:value="6723">
            <text:p>6723</text:p>
          </table:table-cell>
          <table:table-cell table:formula="of:=HEX2DEC([.E271])" office:value-type="float" office:value="8074">
            <text:p>8074</text:p>
          </table:table-cell>
          <table:table-cell table:formula="of:=HEX2DEC([.F271])" office:value-type="float" office:value="8393">
            <text:p>8393</text:p>
          </table:table-cell>
          <table:table-cell table:formula="of:=IF([.G271]&gt;[.T$13];&quot;HE&quot;;IF([.G271]&gt;[.T$12];&quot;HO&quot;;IF([.G271]&lt;[.T$15];&quot;LE&quot;;IF([.G271]&lt;[.T$14];&quot;LO&quot;;&quot;&quot;))))">
            <text:p/>
          </table:table-cell>
          <table:table-cell table:formula="of:=IF([.H271]&gt;[.U$13];&quot;HE&quot;;IF([.H271]&gt;[.U$12];&quot;HO&quot;;IF([.H271]&lt;[.U$15];&quot;LE&quot;;IF([.H271]&lt;[.U$14];&quot;LO&quot;;&quot;&quot;))))">
            <text:p/>
          </table:table-cell>
          <table:table-cell table:formula="of:=IF([.I271]&gt;[.V$13];&quot;HE&quot;;IF([.I271]&gt;[.V$12];&quot;HO&quot;;IF([.I271]&lt;[.V$15];&quot;LE&quot;;IF([.I271]&lt;[.V$14];&quot;LO&quot;;&quot;&quot;))))" office:value-type="string" office:string-value="LE">
            <text:p>LE</text:p>
          </table:table-cell>
          <table:table-cell table:formula="of:=IF([.J271]&gt;[.W$13];&quot;HE&quot;;IF([.J271]&gt;[.W$12];&quot;HO&quot;;IF([.J271]&lt;[.W$15];&quot;LE&quot;;IF([.J271]&lt;[.W$14];&quot;LO&quot;;&quot;&quot;))))" office:value-type="string" office:string-value="LE">
            <text:p>LE</text:p>
          </table:table-cell>
          <table:table-cell table:formula="of:=IF([.K271]&gt;[.X$13];&quot;HE&quot;;IF([.K271]&gt;[.X$12];&quot;HO&quot;;IF([.K271]&lt;[.X$15];&quot;LE&quot;;IF([.K271]&lt;[.X$14];&quot;LO&quot;;&quot;&quot;))))" office:value-type="string" office:string-value="LO">
            <text:p>LO</text:p>
          </table:table-cell>
          <table:table-cell table:formula="of:=IF([.L271]&gt;[.Y$13];&quot;HE&quot;;IF([.L271]&gt;[.Y$12];&quot;HO&quot;;IF([.L271]&lt;[.Y$15];&quot;LE&quot;;IF([.L271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A39</text:p>
          </table:table-cell>
          <table:table-cell office:value-type="string">
            <text:p>1FD5</text:p>
          </table:table-cell>
          <table:table-cell office:value-type="string">
            <text:p>209F</text:p>
          </table:table-cell>
          <table:table-cell table:formula="of:=HEX2DEC([.A272])" office:value-type="float" office:value="636">
            <text:p>636</text:p>
          </table:table-cell>
          <table:table-cell table:formula="of:=HEX2DEC([.B272])" office:value-type="float" office:value="526">
            <text:p>526</text:p>
          </table:table-cell>
          <table:table-cell table:formula="of:=HEX2DEC([.C272])" office:value-type="float" office:value="506">
            <text:p>506</text:p>
          </table:table-cell>
          <table:table-cell table:formula="of:=HEX2DEC([.D272])" office:value-type="float" office:value="6713">
            <text:p>6713</text:p>
          </table:table-cell>
          <table:table-cell table:formula="of:=HEX2DEC([.E272])" office:value-type="float" office:value="8149">
            <text:p>8149</text:p>
          </table:table-cell>
          <table:table-cell table:formula="of:=HEX2DEC([.F272])" office:value-type="float" office:value="8351">
            <text:p>8351</text:p>
          </table:table-cell>
          <table:table-cell table:formula="of:=IF([.G272]&gt;[.T$13];&quot;HE&quot;;IF([.G272]&gt;[.T$12];&quot;HO&quot;;IF([.G272]&lt;[.T$15];&quot;LE&quot;;IF([.G272]&lt;[.T$14];&quot;LO&quot;;&quot;&quot;))))">
            <text:p/>
          </table:table-cell>
          <table:table-cell table:formula="of:=IF([.H272]&gt;[.U$13];&quot;HE&quot;;IF([.H272]&gt;[.U$12];&quot;HO&quot;;IF([.H272]&lt;[.U$15];&quot;LE&quot;;IF([.H272]&lt;[.U$14];&quot;LO&quot;;&quot;&quot;))))">
            <text:p/>
          </table:table-cell>
          <table:table-cell table:formula="of:=IF([.I272]&gt;[.V$13];&quot;HE&quot;;IF([.I272]&gt;[.V$12];&quot;HO&quot;;IF([.I272]&lt;[.V$15];&quot;LE&quot;;IF([.I272]&lt;[.V$14];&quot;LO&quot;;&quot;&quot;))))" office:value-type="string" office:string-value="LE">
            <text:p>LE</text:p>
          </table:table-cell>
          <table:table-cell table:formula="of:=IF([.J272]&gt;[.W$13];&quot;HE&quot;;IF([.J272]&gt;[.W$12];&quot;HO&quot;;IF([.J272]&lt;[.W$15];&quot;LE&quot;;IF([.J272]&lt;[.W$14];&quot;LO&quot;;&quot;&quot;))))" office:value-type="string" office:string-value="LE">
            <text:p>LE</text:p>
          </table:table-cell>
          <table:table-cell table:formula="of:=IF([.K272]&gt;[.X$13];&quot;HE&quot;;IF([.K272]&gt;[.X$12];&quot;HO&quot;;IF([.K272]&lt;[.X$15];&quot;LE&quot;;IF([.K272]&lt;[.X$14];&quot;LO&quot;;&quot;&quot;))))">
            <text:p/>
          </table:table-cell>
          <table:table-cell table:formula="of:=IF([.L272]&gt;[.Y$13];&quot;HE&quot;;IF([.L272]&gt;[.Y$12];&quot;HO&quot;;IF([.L272]&lt;[.Y$15];&quot;LE&quot;;IF([.L272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6C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A97</text:p>
          </table:table-cell>
          <table:table-cell office:value-type="string">
            <text:p>1F9F</text:p>
          </table:table-cell>
          <table:table-cell office:value-type="string">
            <text:p>201B</text:p>
          </table:table-cell>
          <table:table-cell table:formula="of:=HEX2DEC([.A273])" office:value-type="float" office:value="108">
            <text:p>108</text:p>
          </table:table-cell>
          <table:table-cell table:formula="of:=HEX2DEC([.B273])" office:value-type="float" office:value="526">
            <text:p>526</text:p>
          </table:table-cell>
          <table:table-cell table:formula="of:=HEX2DEC([.C273])" office:value-type="float" office:value="506">
            <text:p>506</text:p>
          </table:table-cell>
          <table:table-cell table:formula="of:=HEX2DEC([.D273])" office:value-type="float" office:value="6807">
            <text:p>6807</text:p>
          </table:table-cell>
          <table:table-cell table:formula="of:=HEX2DEC([.E273])" office:value-type="float" office:value="8095">
            <text:p>8095</text:p>
          </table:table-cell>
          <table:table-cell table:formula="of:=HEX2DEC([.F273])" office:value-type="float" office:value="8219">
            <text:p>8219</text:p>
          </table:table-cell>
          <table:table-cell table:formula="of:=IF([.G273]&gt;[.T$13];&quot;HE&quot;;IF([.G273]&gt;[.T$12];&quot;HO&quot;;IF([.G273]&lt;[.T$15];&quot;LE&quot;;IF([.G273]&lt;[.T$14];&quot;LO&quot;;&quot;&quot;))))" office:value-type="string" office:string-value="LO">
            <text:p>LO</text:p>
          </table:table-cell>
          <table:table-cell table:formula="of:=IF([.H273]&gt;[.U$13];&quot;HE&quot;;IF([.H273]&gt;[.U$12];&quot;HO&quot;;IF([.H273]&lt;[.U$15];&quot;LE&quot;;IF([.H273]&lt;[.U$14];&quot;LO&quot;;&quot;&quot;))))">
            <text:p/>
          </table:table-cell>
          <table:table-cell table:formula="of:=IF([.I273]&gt;[.V$13];&quot;HE&quot;;IF([.I273]&gt;[.V$12];&quot;HO&quot;;IF([.I273]&lt;[.V$15];&quot;LE&quot;;IF([.I273]&lt;[.V$14];&quot;LO&quot;;&quot;&quot;))))" office:value-type="string" office:string-value="LE">
            <text:p>LE</text:p>
          </table:table-cell>
          <table:table-cell table:formula="of:=IF([.J273]&gt;[.W$13];&quot;HE&quot;;IF([.J273]&gt;[.W$12];&quot;HO&quot;;IF([.J273]&lt;[.W$15];&quot;LE&quot;;IF([.J273]&lt;[.W$14];&quot;LO&quot;;&quot;&quot;))))" office:value-type="string" office:string-value="LE">
            <text:p>LE</text:p>
          </table:table-cell>
          <table:table-cell table:formula="of:=IF([.K273]&gt;[.X$13];&quot;HE&quot;;IF([.K273]&gt;[.X$12];&quot;HO&quot;;IF([.K273]&lt;[.X$15];&quot;LE&quot;;IF([.K273]&lt;[.X$14];&quot;LO&quot;;&quot;&quot;))))">
            <text:p/>
          </table:table-cell>
          <table:table-cell table:formula="of:=IF([.L273]&gt;[.Y$13];&quot;HE&quot;;IF([.L273]&gt;[.Y$12];&quot;HO&quot;;IF([.L273]&lt;[.Y$15];&quot;LE&quot;;IF([.L27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AD6</text:p>
          </table:table-cell>
          <table:table-cell office:value-type="string">
            <text:p>1F2B</text:p>
          </table:table-cell>
          <table:table-cell office:value-type="float" office:value="2022">
            <text:p>2022</text:p>
          </table:table-cell>
          <table:table-cell table:formula="of:=HEX2DEC([.A274])" office:value-type="float" office:value="136">
            <text:p>136</text:p>
          </table:table-cell>
          <table:table-cell table:formula="of:=HEX2DEC([.B274])" office:value-type="float" office:value="526">
            <text:p>526</text:p>
          </table:table-cell>
          <table:table-cell table:formula="of:=HEX2DEC([.C274])" office:value-type="float" office:value="506">
            <text:p>506</text:p>
          </table:table-cell>
          <table:table-cell table:formula="of:=HEX2DEC([.D274])" office:value-type="float" office:value="6870">
            <text:p>6870</text:p>
          </table:table-cell>
          <table:table-cell table:formula="of:=HEX2DEC([.E274])" office:value-type="float" office:value="7979">
            <text:p>7979</text:p>
          </table:table-cell>
          <table:table-cell table:formula="of:=HEX2DEC([.F274])" office:value-type="float" office:value="8226">
            <text:p>8226</text:p>
          </table:table-cell>
          <table:table-cell table:formula="of:=IF([.G274]&gt;[.T$13];&quot;HE&quot;;IF([.G274]&gt;[.T$12];&quot;HO&quot;;IF([.G274]&lt;[.T$15];&quot;LE&quot;;IF([.G274]&lt;[.T$14];&quot;LO&quot;;&quot;&quot;))))" office:value-type="string" office:string-value="LO">
            <text:p>LO</text:p>
          </table:table-cell>
          <table:table-cell table:formula="of:=IF([.H274]&gt;[.U$13];&quot;HE&quot;;IF([.H274]&gt;[.U$12];&quot;HO&quot;;IF([.H274]&lt;[.U$15];&quot;LE&quot;;IF([.H274]&lt;[.U$14];&quot;LO&quot;;&quot;&quot;))))">
            <text:p/>
          </table:table-cell>
          <table:table-cell table:formula="of:=IF([.I274]&gt;[.V$13];&quot;HE&quot;;IF([.I274]&gt;[.V$12];&quot;HO&quot;;IF([.I274]&lt;[.V$15];&quot;LE&quot;;IF([.I274]&lt;[.V$14];&quot;LO&quot;;&quot;&quot;))))" office:value-type="string" office:string-value="LE">
            <text:p>LE</text:p>
          </table:table-cell>
          <table:table-cell table:formula="of:=IF([.J274]&gt;[.W$13];&quot;HE&quot;;IF([.J274]&gt;[.W$12];&quot;HO&quot;;IF([.J274]&lt;[.W$15];&quot;LE&quot;;IF([.J274]&lt;[.W$14];&quot;LO&quot;;&quot;&quot;))))" office:value-type="string" office:string-value="LE">
            <text:p>LE</text:p>
          </table:table-cell>
          <table:table-cell table:formula="of:=IF([.K274]&gt;[.X$13];&quot;HE&quot;;IF([.K274]&gt;[.X$12];&quot;HO&quot;;IF([.K274]&lt;[.X$15];&quot;LE&quot;;IF([.K274]&lt;[.X$14];&quot;LO&quot;;&quot;&quot;))))" office:value-type="string" office:string-value="LE">
            <text:p>LE</text:p>
          </table:table-cell>
          <table:table-cell table:formula="of:=IF([.L274]&gt;[.Y$13];&quot;HE&quot;;IF([.L274]&gt;[.Y$12];&quot;HO&quot;;IF([.L274]&lt;[.Y$15];&quot;LE&quot;;IF([.L274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2BC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A3A</text:p>
          </table:table-cell>
          <table:table-cell office:value-type="string">
            <text:p>1F3E</text:p>
          </table:table-cell>
          <table:table-cell office:value-type="string">
            <text:p>20AF</text:p>
          </table:table-cell>
          <table:table-cell table:formula="of:=HEX2DEC([.A275])" office:value-type="float" office:value="700">
            <text:p>700</text:p>
          </table:table-cell>
          <table:table-cell table:formula="of:=HEX2DEC([.B275])" office:value-type="float" office:value="526">
            <text:p>526</text:p>
          </table:table-cell>
          <table:table-cell table:formula="of:=HEX2DEC([.C275])" office:value-type="float" office:value="506">
            <text:p>506</text:p>
          </table:table-cell>
          <table:table-cell table:formula="of:=HEX2DEC([.D275])" office:value-type="float" office:value="6714">
            <text:p>6714</text:p>
          </table:table-cell>
          <table:table-cell table:formula="of:=HEX2DEC([.E275])" office:value-type="float" office:value="7998">
            <text:p>7998</text:p>
          </table:table-cell>
          <table:table-cell table:formula="of:=HEX2DEC([.F275])" office:value-type="float" office:value="8367">
            <text:p>8367</text:p>
          </table:table-cell>
          <table:table-cell table:formula="of:=IF([.G275]&gt;[.T$13];&quot;HE&quot;;IF([.G275]&gt;[.T$12];&quot;HO&quot;;IF([.G275]&lt;[.T$15];&quot;LE&quot;;IF([.G275]&lt;[.T$14];&quot;LO&quot;;&quot;&quot;))))">
            <text:p/>
          </table:table-cell>
          <table:table-cell table:formula="of:=IF([.H275]&gt;[.U$13];&quot;HE&quot;;IF([.H275]&gt;[.U$12];&quot;HO&quot;;IF([.H275]&lt;[.U$15];&quot;LE&quot;;IF([.H275]&lt;[.U$14];&quot;LO&quot;;&quot;&quot;))))">
            <text:p/>
          </table:table-cell>
          <table:table-cell table:formula="of:=IF([.I275]&gt;[.V$13];&quot;HE&quot;;IF([.I275]&gt;[.V$12];&quot;HO&quot;;IF([.I275]&lt;[.V$15];&quot;LE&quot;;IF([.I275]&lt;[.V$14];&quot;LO&quot;;&quot;&quot;))))" office:value-type="string" office:string-value="LE">
            <text:p>LE</text:p>
          </table:table-cell>
          <table:table-cell table:formula="of:=IF([.J275]&gt;[.W$13];&quot;HE&quot;;IF([.J275]&gt;[.W$12];&quot;HO&quot;;IF([.J275]&lt;[.W$15];&quot;LE&quot;;IF([.J275]&lt;[.W$14];&quot;LO&quot;;&quot;&quot;))))" office:value-type="string" office:string-value="LE">
            <text:p>LE</text:p>
          </table:table-cell>
          <table:table-cell table:formula="of:=IF([.K275]&gt;[.X$13];&quot;HE&quot;;IF([.K275]&gt;[.X$12];&quot;HO&quot;;IF([.K275]&lt;[.X$15];&quot;LE&quot;;IF([.K275]&lt;[.X$14];&quot;LO&quot;;&quot;&quot;))))" office:value-type="string" office:string-value="LE">
            <text:p>LE</text:p>
          </table:table-cell>
          <table:table-cell table:formula="of:=IF([.L275]&gt;[.Y$13];&quot;HE&quot;;IF([.L275]&gt;[.Y$12];&quot;HO&quot;;IF([.L275]&lt;[.Y$15];&quot;LE&quot;;IF([.L275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2A0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B27</text:p>
          </table:table-cell>
          <table:table-cell office:value-type="string">
            <text:p>1F5A</text:p>
          </table:table-cell>
          <table:table-cell office:value-type="string">
            <text:p>20A8</text:p>
          </table:table-cell>
          <table:table-cell table:formula="of:=HEX2DEC([.A276])" office:value-type="float" office:value="672">
            <text:p>672</text:p>
          </table:table-cell>
          <table:table-cell table:formula="of:=HEX2DEC([.B276])" office:value-type="float" office:value="526">
            <text:p>526</text:p>
          </table:table-cell>
          <table:table-cell table:formula="of:=HEX2DEC([.C276])" office:value-type="float" office:value="506">
            <text:p>506</text:p>
          </table:table-cell>
          <table:table-cell table:formula="of:=HEX2DEC([.D276])" office:value-type="float" office:value="6951">
            <text:p>6951</text:p>
          </table:table-cell>
          <table:table-cell table:formula="of:=HEX2DEC([.E276])" office:value-type="float" office:value="8026">
            <text:p>8026</text:p>
          </table:table-cell>
          <table:table-cell table:formula="of:=HEX2DEC([.F276])" office:value-type="float" office:value="8360">
            <text:p>8360</text:p>
          </table:table-cell>
          <table:table-cell table:formula="of:=IF([.G276]&gt;[.T$13];&quot;HE&quot;;IF([.G276]&gt;[.T$12];&quot;HO&quot;;IF([.G276]&lt;[.T$15];&quot;LE&quot;;IF([.G276]&lt;[.T$14];&quot;LO&quot;;&quot;&quot;))))">
            <text:p/>
          </table:table-cell>
          <table:table-cell table:formula="of:=IF([.H276]&gt;[.U$13];&quot;HE&quot;;IF([.H276]&gt;[.U$12];&quot;HO&quot;;IF([.H276]&lt;[.U$15];&quot;LE&quot;;IF([.H276]&lt;[.U$14];&quot;LO&quot;;&quot;&quot;))))">
            <text:p/>
          </table:table-cell>
          <table:table-cell table:formula="of:=IF([.I276]&gt;[.V$13];&quot;HE&quot;;IF([.I276]&gt;[.V$12];&quot;HO&quot;;IF([.I276]&lt;[.V$15];&quot;LE&quot;;IF([.I276]&lt;[.V$14];&quot;LO&quot;;&quot;&quot;))))" office:value-type="string" office:string-value="LE">
            <text:p>LE</text:p>
          </table:table-cell>
          <table:table-cell table:formula="of:=IF([.J276]&gt;[.W$13];&quot;HE&quot;;IF([.J276]&gt;[.W$12];&quot;HO&quot;;IF([.J276]&lt;[.W$15];&quot;LE&quot;;IF([.J276]&lt;[.W$14];&quot;LO&quot;;&quot;&quot;))))" office:value-type="string" office:string-value="LE">
            <text:p>LE</text:p>
          </table:table-cell>
          <table:table-cell table:formula="of:=IF([.K276]&gt;[.X$13];&quot;HE&quot;;IF([.K276]&gt;[.X$12];&quot;HO&quot;;IF([.K276]&lt;[.X$15];&quot;LE&quot;;IF([.K276]&lt;[.X$14];&quot;LO&quot;;&quot;&quot;))))" office:value-type="string" office:string-value="LE">
            <text:p>LE</text:p>
          </table:table-cell>
          <table:table-cell table:formula="of:=IF([.L276]&gt;[.Y$13];&quot;HE&quot;;IF([.L276]&gt;[.Y$12];&quot;HO&quot;;IF([.L276]&lt;[.Y$15];&quot;LE&quot;;IF([.L276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38C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B7F</text:p>
          </table:table-cell>
          <table:table-cell office:value-type="string">
            <text:p>1F23</text:p>
          </table:table-cell>
          <table:table-cell table:style-name="ce3" office:value-type="string">
            <text:p>20E3</text:p>
          </table:table-cell>
          <table:table-cell table:formula="of:=HEX2DEC([.A277])" office:value-type="float" office:value="908">
            <text:p>908</text:p>
          </table:table-cell>
          <table:table-cell table:formula="of:=HEX2DEC([.B277])" office:value-type="float" office:value="526">
            <text:p>526</text:p>
          </table:table-cell>
          <table:table-cell table:formula="of:=HEX2DEC([.C277])" office:value-type="float" office:value="506">
            <text:p>506</text:p>
          </table:table-cell>
          <table:table-cell table:formula="of:=HEX2DEC([.D277])" office:value-type="float" office:value="7039">
            <text:p>7039</text:p>
          </table:table-cell>
          <table:table-cell table:formula="of:=HEX2DEC([.E277])" office:value-type="float" office:value="7971">
            <text:p>7971</text:p>
          </table:table-cell>
          <table:table-cell table:formula="of:=HEX2DEC([.F277])" office:value-type="float" office:value="8419">
            <text:p>8419</text:p>
          </table:table-cell>
          <table:table-cell table:formula="of:=IF([.G277]&gt;[.T$13];&quot;HE&quot;;IF([.G277]&gt;[.T$12];&quot;HO&quot;;IF([.G277]&lt;[.T$15];&quot;LE&quot;;IF([.G277]&lt;[.T$14];&quot;LO&quot;;&quot;&quot;))))" office:value-type="string" office:string-value="HO">
            <text:p>HO</text:p>
          </table:table-cell>
          <table:table-cell table:formula="of:=IF([.H277]&gt;[.U$13];&quot;HE&quot;;IF([.H277]&gt;[.U$12];&quot;HO&quot;;IF([.H277]&lt;[.U$15];&quot;LE&quot;;IF([.H277]&lt;[.U$14];&quot;LO&quot;;&quot;&quot;))))">
            <text:p/>
          </table:table-cell>
          <table:table-cell table:formula="of:=IF([.I277]&gt;[.V$13];&quot;HE&quot;;IF([.I277]&gt;[.V$12];&quot;HO&quot;;IF([.I277]&lt;[.V$15];&quot;LE&quot;;IF([.I277]&lt;[.V$14];&quot;LO&quot;;&quot;&quot;))))" office:value-type="string" office:string-value="LE">
            <text:p>LE</text:p>
          </table:table-cell>
          <table:table-cell table:formula="of:=IF([.J277]&gt;[.W$13];&quot;HE&quot;;IF([.J277]&gt;[.W$12];&quot;HO&quot;;IF([.J277]&lt;[.W$15];&quot;LE&quot;;IF([.J277]&lt;[.W$14];&quot;LO&quot;;&quot;&quot;))))" office:value-type="string" office:string-value="LE">
            <text:p>LE</text:p>
          </table:table-cell>
          <table:table-cell table:formula="of:=IF([.K277]&gt;[.X$13];&quot;HE&quot;;IF([.K277]&gt;[.X$12];&quot;HO&quot;;IF([.K277]&lt;[.X$15];&quot;LE&quot;;IF([.K277]&lt;[.X$14];&quot;LO&quot;;&quot;&quot;))))" office:value-type="string" office:string-value="LE">
            <text:p>LE</text:p>
          </table:table-cell>
          <table:table-cell table:formula="of:=IF([.L277]&gt;[.Y$13];&quot;HE&quot;;IF([.L277]&gt;[.Y$12];&quot;HO&quot;;IF([.L277]&lt;[.Y$15];&quot;LE&quot;;IF([.L277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E6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D3A</text:p>
          </table:table-cell>
          <table:table-cell office:value-type="string">
            <text:p>1FAF</text:p>
          </table:table-cell>
          <table:table-cell office:value-type="float" office:value="2039">
            <text:p>2039</text:p>
          </table:table-cell>
          <table:table-cell table:formula="of:=HEX2DEC([.A278])" office:value-type="float" office:value="230">
            <text:p>230</text:p>
          </table:table-cell>
          <table:table-cell table:formula="of:=HEX2DEC([.B278])" office:value-type="float" office:value="526">
            <text:p>526</text:p>
          </table:table-cell>
          <table:table-cell table:formula="of:=HEX2DEC([.C278])" office:value-type="float" office:value="506">
            <text:p>506</text:p>
          </table:table-cell>
          <table:table-cell table:formula="of:=HEX2DEC([.D278])" office:value-type="float" office:value="7482">
            <text:p>7482</text:p>
          </table:table-cell>
          <table:table-cell table:formula="of:=HEX2DEC([.E278])" office:value-type="float" office:value="8111">
            <text:p>8111</text:p>
          </table:table-cell>
          <table:table-cell table:formula="of:=HEX2DEC([.F278])" office:value-type="float" office:value="8249">
            <text:p>8249</text:p>
          </table:table-cell>
          <table:table-cell table:formula="of:=IF([.G278]&gt;[.T$13];&quot;HE&quot;;IF([.G278]&gt;[.T$12];&quot;HO&quot;;IF([.G278]&lt;[.T$15];&quot;LE&quot;;IF([.G278]&lt;[.T$14];&quot;LO&quot;;&quot;&quot;))))" office:value-type="string" office:string-value="LO">
            <text:p>LO</text:p>
          </table:table-cell>
          <table:table-cell table:formula="of:=IF([.H278]&gt;[.U$13];&quot;HE&quot;;IF([.H278]&gt;[.U$12];&quot;HO&quot;;IF([.H278]&lt;[.U$15];&quot;LE&quot;;IF([.H278]&lt;[.U$14];&quot;LO&quot;;&quot;&quot;))))">
            <text:p/>
          </table:table-cell>
          <table:table-cell table:formula="of:=IF([.I278]&gt;[.V$13];&quot;HE&quot;;IF([.I278]&gt;[.V$12];&quot;HO&quot;;IF([.I278]&lt;[.V$15];&quot;LE&quot;;IF([.I278]&lt;[.V$14];&quot;LO&quot;;&quot;&quot;))))" office:value-type="string" office:string-value="LE">
            <text:p>LE</text:p>
          </table:table-cell>
          <table:table-cell table:formula="of:=IF([.J278]&gt;[.W$13];&quot;HE&quot;;IF([.J278]&gt;[.W$12];&quot;HO&quot;;IF([.J278]&lt;[.W$15];&quot;LE&quot;;IF([.J278]&lt;[.W$14];&quot;LO&quot;;&quot;&quot;))))" office:value-type="string" office:string-value="LE">
            <text:p>LE</text:p>
          </table:table-cell>
          <table:table-cell table:formula="of:=IF([.K278]&gt;[.X$13];&quot;HE&quot;;IF([.K278]&gt;[.X$12];&quot;HO&quot;;IF([.K278]&lt;[.X$15];&quot;LE&quot;;IF([.K278]&lt;[.X$14];&quot;LO&quot;;&quot;&quot;))))">
            <text:p/>
          </table:table-cell>
          <table:table-cell table:formula="of:=IF([.L278]&gt;[.Y$13];&quot;HE&quot;;IF([.L278]&gt;[.Y$12];&quot;HO&quot;;IF([.L278]&lt;[.Y$15];&quot;LE&quot;;IF([.L278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EE</text:p>
          </table:table-cell>
          <table:table-cell office:value-type="string">
            <text:p>1FE</text:p>
          </table:table-cell>
          <table:table-cell office:value-type="string">
            <text:p>1FA</text:p>
          </table:table-cell>
          <table:table-cell office:value-type="string">
            <text:p>1EAC</text:p>
          </table:table-cell>
          <table:table-cell office:value-type="string">
            <text:p>1F86</text:p>
          </table:table-cell>
          <table:table-cell office:value-type="string">
            <text:p>1F3B</text:p>
          </table:table-cell>
          <table:table-cell table:formula="of:=HEX2DEC([.A279])" office:value-type="float" office:value="238">
            <text:p>238</text:p>
          </table:table-cell>
          <table:table-cell table:formula="of:=HEX2DEC([.B279])" office:value-type="float" office:value="510">
            <text:p>510</text:p>
          </table:table-cell>
          <table:table-cell table:formula="of:=HEX2DEC([.C279])" office:value-type="float" office:value="506">
            <text:p>506</text:p>
          </table:table-cell>
          <table:table-cell table:formula="of:=HEX2DEC([.D279])" office:value-type="float" office:value="7852">
            <text:p>7852</text:p>
          </table:table-cell>
          <table:table-cell table:formula="of:=HEX2DEC([.E279])" office:value-type="float" office:value="8070">
            <text:p>8070</text:p>
          </table:table-cell>
          <table:table-cell table:formula="of:=HEX2DEC([.F279])" office:value-type="float" office:value="7995">
            <text:p>7995</text:p>
          </table:table-cell>
          <table:table-cell table:formula="of:=IF([.G279]&gt;[.T$13];&quot;HE&quot;;IF([.G279]&gt;[.T$12];&quot;HO&quot;;IF([.G279]&lt;[.T$15];&quot;LE&quot;;IF([.G279]&lt;[.T$14];&quot;LO&quot;;&quot;&quot;))))" office:value-type="string" office:string-value="LO">
            <text:p>LO</text:p>
          </table:table-cell>
          <table:table-cell table:formula="of:=IF([.H279]&gt;[.U$13];&quot;HE&quot;;IF([.H279]&gt;[.U$12];&quot;HO&quot;;IF([.H279]&lt;[.U$15];&quot;LE&quot;;IF([.H279]&lt;[.U$14];&quot;LO&quot;;&quot;&quot;))))">
            <text:p/>
          </table:table-cell>
          <table:table-cell table:formula="of:=IF([.I279]&gt;[.V$13];&quot;HE&quot;;IF([.I279]&gt;[.V$12];&quot;HO&quot;;IF([.I279]&lt;[.V$15];&quot;LE&quot;;IF([.I279]&lt;[.V$14];&quot;LO&quot;;&quot;&quot;))))" office:value-type="string" office:string-value="LE">
            <text:p>LE</text:p>
          </table:table-cell>
          <table:table-cell table:formula="of:=IF([.J279]&gt;[.W$13];&quot;HE&quot;;IF([.J279]&gt;[.W$12];&quot;HO&quot;;IF([.J279]&lt;[.W$15];&quot;LE&quot;;IF([.J279]&lt;[.W$14];&quot;LO&quot;;&quot;&quot;))))" office:value-type="string" office:string-value="LO">
            <text:p>LO</text:p>
          </table:table-cell>
          <table:table-cell table:formula="of:=IF([.K279]&gt;[.X$13];&quot;HE&quot;;IF([.K279]&gt;[.X$12];&quot;HO&quot;;IF([.K279]&lt;[.X$15];&quot;LE&quot;;IF([.K279]&lt;[.X$14];&quot;LO&quot;;&quot;&quot;))))" office:value-type="string" office:string-value="LO">
            <text:p>LO</text:p>
          </table:table-cell>
          <table:table-cell table:formula="of:=IF([.L279]&gt;[.Y$13];&quot;HE&quot;;IF([.L279]&gt;[.Y$12];&quot;HO&quot;;IF([.L279]&lt;[.Y$15];&quot;LE&quot;;IF([.L27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EA</text:p>
          </table:table-cell>
          <table:table-cell office:value-type="string">
            <text:p>1FE</text:p>
          </table:table-cell>
          <table:table-cell office:value-type="string">
            <text:p>1FA</text:p>
          </table:table-cell>
          <table:table-cell office:value-type="string">
            <text:p>1E7F</text:p>
          </table:table-cell>
          <table:table-cell office:value-type="string">
            <text:p>1FD9</text:p>
          </table:table-cell>
          <table:table-cell office:value-type="string">
            <text:p>1F7A</text:p>
          </table:table-cell>
          <table:table-cell table:formula="of:=HEX2DEC([.A280])" office:value-type="float" office:value="490">
            <text:p>490</text:p>
          </table:table-cell>
          <table:table-cell table:formula="of:=HEX2DEC([.B280])" office:value-type="float" office:value="510">
            <text:p>510</text:p>
          </table:table-cell>
          <table:table-cell table:formula="of:=HEX2DEC([.C280])" office:value-type="float" office:value="506">
            <text:p>506</text:p>
          </table:table-cell>
          <table:table-cell table:formula="of:=HEX2DEC([.D280])" office:value-type="float" office:value="7807">
            <text:p>7807</text:p>
          </table:table-cell>
          <table:table-cell table:formula="of:=HEX2DEC([.E280])" office:value-type="float" office:value="8153">
            <text:p>8153</text:p>
          </table:table-cell>
          <table:table-cell table:formula="of:=HEX2DEC([.F280])" office:value-type="float" office:value="8058">
            <text:p>8058</text:p>
          </table:table-cell>
          <table:table-cell table:formula="of:=IF([.G280]&gt;[.T$13];&quot;HE&quot;;IF([.G280]&gt;[.T$12];&quot;HO&quot;;IF([.G280]&lt;[.T$15];&quot;LE&quot;;IF([.G280]&lt;[.T$14];&quot;LO&quot;;&quot;&quot;))))">
            <text:p/>
          </table:table-cell>
          <table:table-cell table:formula="of:=IF([.H280]&gt;[.U$13];&quot;HE&quot;;IF([.H280]&gt;[.U$12];&quot;HO&quot;;IF([.H280]&lt;[.U$15];&quot;LE&quot;;IF([.H280]&lt;[.U$14];&quot;LO&quot;;&quot;&quot;))))">
            <text:p/>
          </table:table-cell>
          <table:table-cell table:formula="of:=IF([.I280]&gt;[.V$13];&quot;HE&quot;;IF([.I280]&gt;[.V$12];&quot;HO&quot;;IF([.I280]&lt;[.V$15];&quot;LE&quot;;IF([.I280]&lt;[.V$14];&quot;LO&quot;;&quot;&quot;))))" office:value-type="string" office:string-value="LE">
            <text:p>LE</text:p>
          </table:table-cell>
          <table:table-cell table:formula="of:=IF([.J280]&gt;[.W$13];&quot;HE&quot;;IF([.J280]&gt;[.W$12];&quot;HO&quot;;IF([.J280]&lt;[.W$15];&quot;LE&quot;;IF([.J280]&lt;[.W$14];&quot;LO&quot;;&quot;&quot;))))" office:value-type="string" office:string-value="LO">
            <text:p>LO</text:p>
          </table:table-cell>
          <table:table-cell table:formula="of:=IF([.K280]&gt;[.X$13];&quot;HE&quot;;IF([.K280]&gt;[.X$12];&quot;HO&quot;;IF([.K280]&lt;[.X$15];&quot;LE&quot;;IF([.K280]&lt;[.X$14];&quot;LO&quot;;&quot;&quot;))))">
            <text:p/>
          </table:table-cell>
          <table:table-cell table:formula="of:=IF([.L280]&gt;[.Y$13];&quot;HE&quot;;IF([.L280]&gt;[.Y$12];&quot;HO&quot;;IF([.L280]&lt;[.Y$15];&quot;LE&quot;;IF([.L28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8A</text:p>
          </table:table-cell>
          <table:table-cell office:value-type="string">
            <text:p>1FE</text:p>
          </table:table-cell>
          <table:table-cell office:value-type="string">
            <text:p>1FA</text:p>
          </table:table-cell>
          <table:table-cell office:value-type="string">
            <text:p>1F72</text:p>
          </table:table-cell>
          <table:table-cell office:value-type="string">
            <text:p>1F9F</text:p>
          </table:table-cell>
          <table:table-cell office:value-type="string">
            <text:p>1F22</text:p>
          </table:table-cell>
          <table:table-cell table:formula="of:=HEX2DEC([.A281])" office:value-type="float" office:value="138">
            <text:p>138</text:p>
          </table:table-cell>
          <table:table-cell table:formula="of:=HEX2DEC([.B281])" office:value-type="float" office:value="510">
            <text:p>510</text:p>
          </table:table-cell>
          <table:table-cell table:formula="of:=HEX2DEC([.C281])" office:value-type="float" office:value="506">
            <text:p>506</text:p>
          </table:table-cell>
          <table:table-cell table:formula="of:=HEX2DEC([.D281])" office:value-type="float" office:value="8050">
            <text:p>8050</text:p>
          </table:table-cell>
          <table:table-cell table:formula="of:=HEX2DEC([.E281])" office:value-type="float" office:value="8095">
            <text:p>8095</text:p>
          </table:table-cell>
          <table:table-cell table:formula="of:=HEX2DEC([.F281])" office:value-type="float" office:value="7970">
            <text:p>7970</text:p>
          </table:table-cell>
          <table:table-cell table:formula="of:=IF([.G281]&gt;[.T$13];&quot;HE&quot;;IF([.G281]&gt;[.T$12];&quot;HO&quot;;IF([.G281]&lt;[.T$15];&quot;LE&quot;;IF([.G281]&lt;[.T$14];&quot;LO&quot;;&quot;&quot;))))" office:value-type="string" office:string-value="LO">
            <text:p>LO</text:p>
          </table:table-cell>
          <table:table-cell table:formula="of:=IF([.H281]&gt;[.U$13];&quot;HE&quot;;IF([.H281]&gt;[.U$12];&quot;HO&quot;;IF([.H281]&lt;[.U$15];&quot;LE&quot;;IF([.H281]&lt;[.U$14];&quot;LO&quot;;&quot;&quot;))))">
            <text:p/>
          </table:table-cell>
          <table:table-cell table:formula="of:=IF([.I281]&gt;[.V$13];&quot;HE&quot;;IF([.I281]&gt;[.V$12];&quot;HO&quot;;IF([.I281]&lt;[.V$15];&quot;LE&quot;;IF([.I281]&lt;[.V$14];&quot;LO&quot;;&quot;&quot;))))" office:value-type="string" office:string-value="LE">
            <text:p>LE</text:p>
          </table:table-cell>
          <table:table-cell table:formula="of:=IF([.J281]&gt;[.W$13];&quot;HE&quot;;IF([.J281]&gt;[.W$12];&quot;HO&quot;;IF([.J281]&lt;[.W$15];&quot;LE&quot;;IF([.J281]&lt;[.W$14];&quot;LO&quot;;&quot;&quot;))))">
            <text:p/>
          </table:table-cell>
          <table:table-cell table:formula="of:=IF([.K281]&gt;[.X$13];&quot;HE&quot;;IF([.K281]&gt;[.X$12];&quot;HO&quot;;IF([.K281]&lt;[.X$15];&quot;LE&quot;;IF([.K281]&lt;[.X$14];&quot;LO&quot;;&quot;&quot;))))">
            <text:p/>
          </table:table-cell>
          <table:table-cell table:formula="of:=IF([.L281]&gt;[.Y$13];&quot;HE&quot;;IF([.L281]&gt;[.Y$12];&quot;HO&quot;;IF([.L281]&lt;[.Y$15];&quot;LE&quot;;IF([.L28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3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E5</text:p>
          </table:table-cell>
          <table:table-cell office:value-type="string">
            <text:p>1E8F</text:p>
          </table:table-cell>
          <table:table-cell table:formula="of:=HEX2DEC([.A282])" office:value-type="float" office:value="572">
            <text:p>572</text:p>
          </table:table-cell>
          <table:table-cell table:formula="of:=HEX2DEC([.B282])" office:value-type="float" office:value="492">
            <text:p>492</text:p>
          </table:table-cell>
          <table:table-cell table:formula="of:=HEX2DEC([.C282])" office:value-type="float" office:value="508">
            <text:p>508</text:p>
          </table:table-cell>
          <table:table-cell table:formula="of:=HEX2DEC([.D282])" office:value-type="float" office:value="8442">
            <text:p>8442</text:p>
          </table:table-cell>
          <table:table-cell table:formula="of:=HEX2DEC([.E282])" office:value-type="float" office:value="8165">
            <text:p>8165</text:p>
          </table:table-cell>
          <table:table-cell table:formula="of:=HEX2DEC([.F282])" office:value-type="float" office:value="7823">
            <text:p>7823</text:p>
          </table:table-cell>
          <table:table-cell table:formula="of:=IF([.G282]&gt;[.T$13];&quot;HE&quot;;IF([.G282]&gt;[.T$12];&quot;HO&quot;;IF([.G282]&lt;[.T$15];&quot;LE&quot;;IF([.G282]&lt;[.T$14];&quot;LO&quot;;&quot;&quot;))))">
            <text:p/>
          </table:table-cell>
          <table:table-cell table:formula="of:=IF([.H282]&gt;[.U$13];&quot;HE&quot;;IF([.H282]&gt;[.U$12];&quot;HO&quot;;IF([.H282]&lt;[.U$15];&quot;LE&quot;;IF([.H282]&lt;[.U$14];&quot;LO&quot;;&quot;&quot;))))">
            <text:p/>
          </table:table-cell>
          <table:table-cell table:formula="of:=IF([.I282]&gt;[.V$13];&quot;HE&quot;;IF([.I282]&gt;[.V$12];&quot;HO&quot;;IF([.I282]&lt;[.V$15];&quot;LE&quot;;IF([.I282]&lt;[.V$14];&quot;LO&quot;;&quot;&quot;))))">
            <text:p/>
          </table:table-cell>
          <table:table-cell table:formula="of:=IF([.J282]&gt;[.W$13];&quot;HE&quot;;IF([.J282]&gt;[.W$12];&quot;HO&quot;;IF([.J282]&lt;[.W$15];&quot;LE&quot;;IF([.J282]&lt;[.W$14];&quot;LO&quot;;&quot;&quot;))))">
            <text:p/>
          </table:table-cell>
          <table:table-cell table:formula="of:=IF([.K282]&gt;[.X$13];&quot;HE&quot;;IF([.K282]&gt;[.X$12];&quot;HO&quot;;IF([.K282]&lt;[.X$15];&quot;LE&quot;;IF([.K282]&lt;[.X$14];&quot;LO&quot;;&quot;&quot;))))">
            <text:p/>
          </table:table-cell>
          <table:table-cell table:formula="of:=IF([.L282]&gt;[.Y$13];&quot;HE&quot;;IF([.L282]&gt;[.Y$12];&quot;HO&quot;;IF([.L282]&lt;[.Y$15];&quot;LE&quot;;IF([.L28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F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float" office:value="2175">
            <text:p>2175</text:p>
          </table:table-cell>
          <table:table-cell office:value-type="string">
            <text:p>1FA8</text:p>
          </table:table-cell>
          <table:table-cell office:value-type="string">
            <text:p>1EFE</text:p>
          </table:table-cell>
          <table:table-cell table:formula="of:=HEX2DEC([.A283])" office:value-type="float" office:value="1016">
            <text:p>1016</text:p>
          </table:table-cell>
          <table:table-cell table:formula="of:=HEX2DEC([.B283])" office:value-type="float" office:value="492">
            <text:p>492</text:p>
          </table:table-cell>
          <table:table-cell table:formula="of:=HEX2DEC([.C283])" office:value-type="float" office:value="508">
            <text:p>508</text:p>
          </table:table-cell>
          <table:table-cell table:formula="of:=HEX2DEC([.D283])" office:value-type="float" office:value="8565">
            <text:p>8565</text:p>
          </table:table-cell>
          <table:table-cell table:formula="of:=HEX2DEC([.E283])" office:value-type="float" office:value="8104">
            <text:p>8104</text:p>
          </table:table-cell>
          <table:table-cell table:formula="of:=HEX2DEC([.F283])" office:value-type="float" office:value="7934">
            <text:p>7934</text:p>
          </table:table-cell>
          <table:table-cell table:formula="of:=IF([.G283]&gt;[.T$13];&quot;HE&quot;;IF([.G283]&gt;[.T$12];&quot;HO&quot;;IF([.G283]&lt;[.T$15];&quot;LE&quot;;IF([.G283]&lt;[.T$14];&quot;LO&quot;;&quot;&quot;))))" office:value-type="string" office:string-value="HO">
            <text:p>HO</text:p>
          </table:table-cell>
          <table:table-cell table:formula="of:=IF([.H283]&gt;[.U$13];&quot;HE&quot;;IF([.H283]&gt;[.U$12];&quot;HO&quot;;IF([.H283]&lt;[.U$15];&quot;LE&quot;;IF([.H283]&lt;[.U$14];&quot;LO&quot;;&quot;&quot;))))">
            <text:p/>
          </table:table-cell>
          <table:table-cell table:formula="of:=IF([.I283]&gt;[.V$13];&quot;HE&quot;;IF([.I283]&gt;[.V$12];&quot;HO&quot;;IF([.I283]&lt;[.V$15];&quot;LE&quot;;IF([.I283]&lt;[.V$14];&quot;LO&quot;;&quot;&quot;))))">
            <text:p/>
          </table:table-cell>
          <table:table-cell table:formula="of:=IF([.J283]&gt;[.W$13];&quot;HE&quot;;IF([.J283]&gt;[.W$12];&quot;HO&quot;;IF([.J283]&lt;[.W$15];&quot;LE&quot;;IF([.J283]&lt;[.W$14];&quot;LO&quot;;&quot;&quot;))))">
            <text:p/>
          </table:table-cell>
          <table:table-cell table:formula="of:=IF([.K283]&gt;[.X$13];&quot;HE&quot;;IF([.K283]&gt;[.X$12];&quot;HO&quot;;IF([.K283]&lt;[.X$15];&quot;LE&quot;;IF([.K283]&lt;[.X$14];&quot;LO&quot;;&quot;&quot;))))">
            <text:p/>
          </table:table-cell>
          <table:table-cell table:formula="of:=IF([.L283]&gt;[.Y$13];&quot;HE&quot;;IF([.L283]&gt;[.Y$12];&quot;HO&quot;;IF([.L283]&lt;[.Y$15];&quot;LE&quot;;IF([.L28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CA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string">
            <text:p>241E</text:p>
          </table:table-cell>
          <table:table-cell office:value-type="string">
            <text:p>200A</text:p>
          </table:table-cell>
          <table:table-cell table:style-name="ce3" office:value-type="string">
            <text:p>1E32</text:p>
          </table:table-cell>
          <table:table-cell table:formula="of:=HEX2DEC([.A284])" office:value-type="float" office:value="202">
            <text:p>202</text:p>
          </table:table-cell>
          <table:table-cell table:formula="of:=HEX2DEC([.B284])" office:value-type="float" office:value="492">
            <text:p>492</text:p>
          </table:table-cell>
          <table:table-cell table:formula="of:=HEX2DEC([.C284])" office:value-type="float" office:value="524">
            <text:p>524</text:p>
          </table:table-cell>
          <table:table-cell table:formula="of:=HEX2DEC([.D284])" office:value-type="float" office:value="9246">
            <text:p>9246</text:p>
          </table:table-cell>
          <table:table-cell table:formula="of:=HEX2DEC([.E284])" office:value-type="float" office:value="8202">
            <text:p>8202</text:p>
          </table:table-cell>
          <table:table-cell table:formula="of:=HEX2DEC([.F284])" office:value-type="float" office:value="7730">
            <text:p>7730</text:p>
          </table:table-cell>
          <table:table-cell table:formula="of:=IF([.G284]&gt;[.T$13];&quot;HE&quot;;IF([.G284]&gt;[.T$12];&quot;HO&quot;;IF([.G284]&lt;[.T$15];&quot;LE&quot;;IF([.G284]&lt;[.T$14];&quot;LO&quot;;&quot;&quot;))))" office:value-type="string" office:string-value="LO">
            <text:p>LO</text:p>
          </table:table-cell>
          <table:table-cell table:formula="of:=IF([.H284]&gt;[.U$13];&quot;HE&quot;;IF([.H284]&gt;[.U$12];&quot;HO&quot;;IF([.H284]&lt;[.U$15];&quot;LE&quot;;IF([.H284]&lt;[.U$14];&quot;LO&quot;;&quot;&quot;))))">
            <text:p/>
          </table:table-cell>
          <table:table-cell table:formula="of:=IF([.I284]&gt;[.V$13];&quot;HE&quot;;IF([.I284]&gt;[.V$12];&quot;HO&quot;;IF([.I284]&lt;[.V$15];&quot;LE&quot;;IF([.I284]&lt;[.V$14];&quot;LO&quot;;&quot;&quot;))))" office:value-type="string" office:string-value="HE">
            <text:p>HE</text:p>
          </table:table-cell>
          <table:table-cell table:formula="of:=IF([.J284]&gt;[.W$13];&quot;HE&quot;;IF([.J284]&gt;[.W$12];&quot;HO&quot;;IF([.J284]&lt;[.W$15];&quot;LE&quot;;IF([.J284]&lt;[.W$14];&quot;LO&quot;;&quot;&quot;))))" office:value-type="string" office:string-value="HE">
            <text:p>HE</text:p>
          </table:table-cell>
          <table:table-cell table:formula="of:=IF([.K284]&gt;[.X$13];&quot;HE&quot;;IF([.K284]&gt;[.X$12];&quot;HO&quot;;IF([.K284]&lt;[.X$15];&quot;LE&quot;;IF([.K284]&lt;[.X$14];&quot;LO&quot;;&quot;&quot;))))" office:value-type="string" office:string-value="HO">
            <text:p>HO</text:p>
          </table:table-cell>
          <table:table-cell table:formula="of:=IF([.L284]&gt;[.Y$13];&quot;HE&quot;;IF([.L284]&gt;[.Y$12];&quot;HO&quot;;IF([.L284]&lt;[.Y$15];&quot;LE&quot;;IF([.L28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F6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string">
            <text:p>25CD</text:p>
          </table:table-cell>
          <table:table-cell office:value-type="float" office:value="2025">
            <text:p>2025</text:p>
          </table:table-cell>
          <table:table-cell office:value-type="string">
            <text:p>1DBD</text:p>
          </table:table-cell>
          <table:table-cell table:formula="of:=HEX2DEC([.A285])" office:value-type="float" office:value="758">
            <text:p>758</text:p>
          </table:table-cell>
          <table:table-cell table:formula="of:=HEX2DEC([.B285])" office:value-type="float" office:value="476">
            <text:p>476</text:p>
          </table:table-cell>
          <table:table-cell table:formula="of:=HEX2DEC([.C285])" office:value-type="float" office:value="524">
            <text:p>524</text:p>
          </table:table-cell>
          <table:table-cell table:formula="of:=HEX2DEC([.D285])" office:value-type="float" office:value="9677">
            <text:p>9677</text:p>
          </table:table-cell>
          <table:table-cell table:formula="of:=HEX2DEC([.E285])" office:value-type="float" office:value="8229">
            <text:p>8229</text:p>
          </table:table-cell>
          <table:table-cell table:formula="of:=HEX2DEC([.F285])" office:value-type="float" office:value="7613">
            <text:p>7613</text:p>
          </table:table-cell>
          <table:table-cell table:formula="of:=IF([.G285]&gt;[.T$13];&quot;HE&quot;;IF([.G285]&gt;[.T$12];&quot;HO&quot;;IF([.G285]&lt;[.T$15];&quot;LE&quot;;IF([.G285]&lt;[.T$14];&quot;LO&quot;;&quot;&quot;))))">
            <text:p/>
          </table:table-cell>
          <table:table-cell table:formula="of:=IF([.H285]&gt;[.U$13];&quot;HE&quot;;IF([.H285]&gt;[.U$12];&quot;HO&quot;;IF([.H285]&lt;[.U$15];&quot;LE&quot;;IF([.H285]&lt;[.U$14];&quot;LO&quot;;&quot;&quot;))))">
            <text:p/>
          </table:table-cell>
          <table:table-cell table:formula="of:=IF([.I285]&gt;[.V$13];&quot;HE&quot;;IF([.I285]&gt;[.V$12];&quot;HO&quot;;IF([.I285]&lt;[.V$15];&quot;LE&quot;;IF([.I285]&lt;[.V$14];&quot;LO&quot;;&quot;&quot;))))" office:value-type="string" office:string-value="HE">
            <text:p>HE</text:p>
          </table:table-cell>
          <table:table-cell table:formula="of:=IF([.J285]&gt;[.W$13];&quot;HE&quot;;IF([.J285]&gt;[.W$12];&quot;HO&quot;;IF([.J285]&lt;[.W$15];&quot;LE&quot;;IF([.J285]&lt;[.W$14];&quot;LO&quot;;&quot;&quot;))))" office:value-type="string" office:string-value="HE">
            <text:p>HE</text:p>
          </table:table-cell>
          <table:table-cell table:formula="of:=IF([.K285]&gt;[.X$13];&quot;HE&quot;;IF([.K285]&gt;[.X$12];&quot;HO&quot;;IF([.K285]&lt;[.X$15];&quot;LE&quot;;IF([.K285]&lt;[.X$14];&quot;LO&quot;;&quot;&quot;))))" office:value-type="string" office:string-value="HO">
            <text:p>HO</text:p>
          </table:table-cell>
          <table:table-cell table:formula="of:=IF([.L285]&gt;[.Y$13];&quot;HE&quot;;IF([.L285]&gt;[.Y$12];&quot;HO&quot;;IF([.L285]&lt;[.Y$15];&quot;LE&quot;;IF([.L28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A6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string">
            <text:p>25D3</text:p>
          </table:table-cell>
          <table:table-cell office:value-type="float" office:value="2033">
            <text:p>2033</text:p>
          </table:table-cell>
          <table:table-cell office:value-type="string">
            <text:p>1DE9</text:p>
          </table:table-cell>
          <table:table-cell table:formula="of:=HEX2DEC([.A286])" office:value-type="float" office:value="934">
            <text:p>934</text:p>
          </table:table-cell>
          <table:table-cell table:formula="of:=HEX2DEC([.B286])" office:value-type="float" office:value="476">
            <text:p>476</text:p>
          </table:table-cell>
          <table:table-cell table:formula="of:=HEX2DEC([.C286])" office:value-type="float" office:value="524">
            <text:p>524</text:p>
          </table:table-cell>
          <table:table-cell table:formula="of:=HEX2DEC([.D286])" office:value-type="float" office:value="9683">
            <text:p>9683</text:p>
          </table:table-cell>
          <table:table-cell table:formula="of:=HEX2DEC([.E286])" office:value-type="float" office:value="8243">
            <text:p>8243</text:p>
          </table:table-cell>
          <table:table-cell table:formula="of:=HEX2DEC([.F286])" office:value-type="float" office:value="7657">
            <text:p>7657</text:p>
          </table:table-cell>
          <table:table-cell table:formula="of:=IF([.G286]&gt;[.T$13];&quot;HE&quot;;IF([.G286]&gt;[.T$12];&quot;HO&quot;;IF([.G286]&lt;[.T$15];&quot;LE&quot;;IF([.G286]&lt;[.T$14];&quot;LO&quot;;&quot;&quot;))))" office:value-type="string" office:string-value="HO">
            <text:p>HO</text:p>
          </table:table-cell>
          <table:table-cell table:formula="of:=IF([.H286]&gt;[.U$13];&quot;HE&quot;;IF([.H286]&gt;[.U$12];&quot;HO&quot;;IF([.H286]&lt;[.U$15];&quot;LE&quot;;IF([.H286]&lt;[.U$14];&quot;LO&quot;;&quot;&quot;))))">
            <text:p/>
          </table:table-cell>
          <table:table-cell table:formula="of:=IF([.I286]&gt;[.V$13];&quot;HE&quot;;IF([.I286]&gt;[.V$12];&quot;HO&quot;;IF([.I286]&lt;[.V$15];&quot;LE&quot;;IF([.I286]&lt;[.V$14];&quot;LO&quot;;&quot;&quot;))))" office:value-type="string" office:string-value="HE">
            <text:p>HE</text:p>
          </table:table-cell>
          <table:table-cell table:formula="of:=IF([.J286]&gt;[.W$13];&quot;HE&quot;;IF([.J286]&gt;[.W$12];&quot;HO&quot;;IF([.J286]&lt;[.W$15];&quot;LE&quot;;IF([.J286]&lt;[.W$14];&quot;LO&quot;;&quot;&quot;))))" office:value-type="string" office:string-value="HE">
            <text:p>HE</text:p>
          </table:table-cell>
          <table:table-cell table:formula="of:=IF([.K286]&gt;[.X$13];&quot;HE&quot;;IF([.K286]&gt;[.X$12];&quot;HO&quot;;IF([.K286]&lt;[.X$15];&quot;LE&quot;;IF([.K286]&lt;[.X$14];&quot;LO&quot;;&quot;&quot;))))" office:value-type="string" office:string-value="HO">
            <text:p>HO</text:p>
          </table:table-cell>
          <table:table-cell table:formula="of:=IF([.L286]&gt;[.Y$13];&quot;HE&quot;;IF([.L286]&gt;[.Y$12];&quot;HO&quot;;IF([.L286]&lt;[.Y$15];&quot;LE&quot;;IF([.L28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1E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string">
            <text:p>266A</text:p>
          </table:table-cell>
          <table:table-cell office:value-type="string">
            <text:p>201E</text:p>
          </table:table-cell>
          <table:table-cell office:value-type="string">
            <text:p>1D47</text:p>
          </table:table-cell>
          <table:table-cell table:formula="of:=HEX2DEC([.A287])" office:value-type="float" office:value="286">
            <text:p>286</text:p>
          </table:table-cell>
          <table:table-cell table:formula="of:=HEX2DEC([.B287])" office:value-type="float" office:value="476">
            <text:p>476</text:p>
          </table:table-cell>
          <table:table-cell table:formula="of:=HEX2DEC([.C287])" office:value-type="float" office:value="524">
            <text:p>524</text:p>
          </table:table-cell>
          <table:table-cell table:formula="of:=HEX2DEC([.D287])" office:value-type="float" office:value="9834">
            <text:p>9834</text:p>
          </table:table-cell>
          <table:table-cell table:formula="of:=HEX2DEC([.E287])" office:value-type="float" office:value="8222">
            <text:p>8222</text:p>
          </table:table-cell>
          <table:table-cell table:formula="of:=HEX2DEC([.F287])" office:value-type="float" office:value="7495">
            <text:p>7495</text:p>
          </table:table-cell>
          <table:table-cell table:formula="of:=IF([.G287]&gt;[.T$13];&quot;HE&quot;;IF([.G287]&gt;[.T$12];&quot;HO&quot;;IF([.G287]&lt;[.T$15];&quot;LE&quot;;IF([.G287]&lt;[.T$14];&quot;LO&quot;;&quot;&quot;))))">
            <text:p/>
          </table:table-cell>
          <table:table-cell table:formula="of:=IF([.H287]&gt;[.U$13];&quot;HE&quot;;IF([.H287]&gt;[.U$12];&quot;HO&quot;;IF([.H287]&lt;[.U$15];&quot;LE&quot;;IF([.H287]&lt;[.U$14];&quot;LO&quot;;&quot;&quot;))))">
            <text:p/>
          </table:table-cell>
          <table:table-cell table:formula="of:=IF([.I287]&gt;[.V$13];&quot;HE&quot;;IF([.I287]&gt;[.V$12];&quot;HO&quot;;IF([.I287]&lt;[.V$15];&quot;LE&quot;;IF([.I287]&lt;[.V$14];&quot;LO&quot;;&quot;&quot;))))" office:value-type="string" office:string-value="HE">
            <text:p>HE</text:p>
          </table:table-cell>
          <table:table-cell table:formula="of:=IF([.J287]&gt;[.W$13];&quot;HE&quot;;IF([.J287]&gt;[.W$12];&quot;HO&quot;;IF([.J287]&lt;[.W$15];&quot;LE&quot;;IF([.J287]&lt;[.W$14];&quot;LO&quot;;&quot;&quot;))))" office:value-type="string" office:string-value="HE">
            <text:p>HE</text:p>
          </table:table-cell>
          <table:table-cell table:formula="of:=IF([.K287]&gt;[.X$13];&quot;HE&quot;;IF([.K287]&gt;[.X$12];&quot;HO&quot;;IF([.K287]&lt;[.X$15];&quot;LE&quot;;IF([.K287]&lt;[.X$14];&quot;LO&quot;;&quot;&quot;))))" office:value-type="string" office:string-value="HO">
            <text:p>HO</text:p>
          </table:table-cell>
          <table:table-cell table:formula="of:=IF([.L287]&gt;[.Y$13];&quot;HE&quot;;IF([.L287]&gt;[.Y$12];&quot;HO&quot;;IF([.L287]&lt;[.Y$15];&quot;LE&quot;;IF([.L287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CE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float" office:value="2744">
            <text:p>2744</text:p>
          </table:table-cell>
          <table:table-cell office:value-type="float" office:value="2025">
            <text:p>2025</text:p>
          </table:table-cell>
          <table:table-cell office:value-type="string">
            <text:p>1D33</text:p>
          </table:table-cell>
          <table:table-cell table:formula="of:=HEX2DEC([.A288])" office:value-type="float" office:value="206">
            <text:p>206</text:p>
          </table:table-cell>
          <table:table-cell table:formula="of:=HEX2DEC([.B288])" office:value-type="float" office:value="476">
            <text:p>476</text:p>
          </table:table-cell>
          <table:table-cell table:formula="of:=HEX2DEC([.C288])" office:value-type="float" office:value="524">
            <text:p>524</text:p>
          </table:table-cell>
          <table:table-cell table:formula="of:=HEX2DEC([.D288])" office:value-type="float" office:value="10052">
            <text:p>10052</text:p>
          </table:table-cell>
          <table:table-cell table:formula="of:=HEX2DEC([.E288])" office:value-type="float" office:value="8229">
            <text:p>8229</text:p>
          </table:table-cell>
          <table:table-cell table:formula="of:=HEX2DEC([.F288])" office:value-type="float" office:value="7475">
            <text:p>7475</text:p>
          </table:table-cell>
          <table:table-cell table:formula="of:=IF([.G288]&gt;[.T$13];&quot;HE&quot;;IF([.G288]&gt;[.T$12];&quot;HO&quot;;IF([.G288]&lt;[.T$15];&quot;LE&quot;;IF([.G288]&lt;[.T$14];&quot;LO&quot;;&quot;&quot;))))" office:value-type="string" office:string-value="LO">
            <text:p>LO</text:p>
          </table:table-cell>
          <table:table-cell table:formula="of:=IF([.H288]&gt;[.U$13];&quot;HE&quot;;IF([.H288]&gt;[.U$12];&quot;HO&quot;;IF([.H288]&lt;[.U$15];&quot;LE&quot;;IF([.H288]&lt;[.U$14];&quot;LO&quot;;&quot;&quot;))))">
            <text:p/>
          </table:table-cell>
          <table:table-cell table:formula="of:=IF([.I288]&gt;[.V$13];&quot;HE&quot;;IF([.I288]&gt;[.V$12];&quot;HO&quot;;IF([.I288]&lt;[.V$15];&quot;LE&quot;;IF([.I288]&lt;[.V$14];&quot;LO&quot;;&quot;&quot;))))" office:value-type="string" office:string-value="HE">
            <text:p>HE</text:p>
          </table:table-cell>
          <table:table-cell table:formula="of:=IF([.J288]&gt;[.W$13];&quot;HE&quot;;IF([.J288]&gt;[.W$12];&quot;HO&quot;;IF([.J288]&lt;[.W$15];&quot;LE&quot;;IF([.J288]&lt;[.W$14];&quot;LO&quot;;&quot;&quot;))))" office:value-type="string" office:string-value="HE">
            <text:p>HE</text:p>
          </table:table-cell>
          <table:table-cell table:formula="of:=IF([.K288]&gt;[.X$13];&quot;HE&quot;;IF([.K288]&gt;[.X$12];&quot;HO&quot;;IF([.K288]&lt;[.X$15];&quot;LE&quot;;IF([.K288]&lt;[.X$14];&quot;LO&quot;;&quot;&quot;))))" office:value-type="string" office:string-value="HO">
            <text:p>HO</text:p>
          </table:table-cell>
          <table:table-cell table:formula="of:=IF([.L288]&gt;[.Y$13];&quot;HE&quot;;IF([.L288]&gt;[.Y$12];&quot;HO&quot;;IF([.L288]&lt;[.Y$15];&quot;LE&quot;;IF([.L288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float" office:value="2654">
            <text:p>2654</text:p>
          </table:table-cell>
          <table:table-cell office:value-type="float" office:value="2099">
            <text:p>2099</text:p>
          </table:table-cell>
          <table:table-cell office:value-type="string">
            <text:p>1DA0</text:p>
          </table:table-cell>
          <table:table-cell table:formula="of:=HEX2DEC([.A289])" office:value-type="float" office:value="642">
            <text:p>642</text:p>
          </table:table-cell>
          <table:table-cell table:formula="of:=HEX2DEC([.B289])" office:value-type="float" office:value="476">
            <text:p>476</text:p>
          </table:table-cell>
          <table:table-cell table:formula="of:=HEX2DEC([.C289])" office:value-type="float" office:value="524">
            <text:p>524</text:p>
          </table:table-cell>
          <table:table-cell table:formula="of:=HEX2DEC([.D289])" office:value-type="float" office:value="9812">
            <text:p>9812</text:p>
          </table:table-cell>
          <table:table-cell table:formula="of:=HEX2DEC([.E289])" office:value-type="float" office:value="8345">
            <text:p>8345</text:p>
          </table:table-cell>
          <table:table-cell table:formula="of:=HEX2DEC([.F289])" office:value-type="float" office:value="7584">
            <text:p>7584</text:p>
          </table:table-cell>
          <table:table-cell table:formula="of:=IF([.G289]&gt;[.T$13];&quot;HE&quot;;IF([.G289]&gt;[.T$12];&quot;HO&quot;;IF([.G289]&lt;[.T$15];&quot;LE&quot;;IF([.G289]&lt;[.T$14];&quot;LO&quot;;&quot;&quot;))))">
            <text:p/>
          </table:table-cell>
          <table:table-cell table:formula="of:=IF([.H289]&gt;[.U$13];&quot;HE&quot;;IF([.H289]&gt;[.U$12];&quot;HO&quot;;IF([.H289]&lt;[.U$15];&quot;LE&quot;;IF([.H289]&lt;[.U$14];&quot;LO&quot;;&quot;&quot;))))">
            <text:p/>
          </table:table-cell>
          <table:table-cell table:formula="of:=IF([.I289]&gt;[.V$13];&quot;HE&quot;;IF([.I289]&gt;[.V$12];&quot;HO&quot;;IF([.I289]&lt;[.V$15];&quot;LE&quot;;IF([.I289]&lt;[.V$14];&quot;LO&quot;;&quot;&quot;))))" office:value-type="string" office:string-value="HE">
            <text:p>HE</text:p>
          </table:table-cell>
          <table:table-cell table:formula="of:=IF([.J289]&gt;[.W$13];&quot;HE&quot;;IF([.J289]&gt;[.W$12];&quot;HO&quot;;IF([.J289]&lt;[.W$15];&quot;LE&quot;;IF([.J289]&lt;[.W$14];&quot;LO&quot;;&quot;&quot;))))" office:value-type="string" office:string-value="HE">
            <text:p>HE</text:p>
          </table:table-cell>
          <table:table-cell table:formula="of:=IF([.K289]&gt;[.X$13];&quot;HE&quot;;IF([.K289]&gt;[.X$12];&quot;HO&quot;;IF([.K289]&lt;[.X$15];&quot;LE&quot;;IF([.K289]&lt;[.X$14];&quot;LO&quot;;&quot;&quot;))))" office:value-type="string" office:string-value="HE">
            <text:p>HE</text:p>
          </table:table-cell>
          <table:table-cell table:formula="of:=IF([.L289]&gt;[.Y$13];&quot;HE&quot;;IF([.L289]&gt;[.Y$12];&quot;HO&quot;;IF([.L289]&lt;[.Y$15];&quot;LE&quot;;IF([.L289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3B6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string">
            <text:p>250D</text:p>
          </table:table-cell>
          <table:table-cell office:value-type="float" office:value="2041">
            <text:p>2041</text:p>
          </table:table-cell>
          <table:table-cell office:value-type="string">
            <text:p>1DED</text:p>
          </table:table-cell>
          <table:table-cell table:formula="of:=HEX2DEC([.A290])" office:value-type="float" office:value="950">
            <text:p>950</text:p>
          </table:table-cell>
          <table:table-cell table:formula="of:=HEX2DEC([.B290])" office:value-type="float" office:value="476">
            <text:p>476</text:p>
          </table:table-cell>
          <table:table-cell table:formula="of:=HEX2DEC([.C290])" office:value-type="float" office:value="524">
            <text:p>524</text:p>
          </table:table-cell>
          <table:table-cell table:formula="of:=HEX2DEC([.D290])" office:value-type="float" office:value="9485">
            <text:p>9485</text:p>
          </table:table-cell>
          <table:table-cell table:formula="of:=HEX2DEC([.E290])" office:value-type="float" office:value="8257">
            <text:p>8257</text:p>
          </table:table-cell>
          <table:table-cell table:formula="of:=HEX2DEC([.F290])" office:value-type="float" office:value="7661">
            <text:p>7661</text:p>
          </table:table-cell>
          <table:table-cell table:formula="of:=IF([.G290]&gt;[.T$13];&quot;HE&quot;;IF([.G290]&gt;[.T$12];&quot;HO&quot;;IF([.G290]&lt;[.T$15];&quot;LE&quot;;IF([.G290]&lt;[.T$14];&quot;LO&quot;;&quot;&quot;))))" office:value-type="string" office:string-value="HO">
            <text:p>HO</text:p>
          </table:table-cell>
          <table:table-cell table:formula="of:=IF([.H290]&gt;[.U$13];&quot;HE&quot;;IF([.H290]&gt;[.U$12];&quot;HO&quot;;IF([.H290]&lt;[.U$15];&quot;LE&quot;;IF([.H290]&lt;[.U$14];&quot;LO&quot;;&quot;&quot;))))">
            <text:p/>
          </table:table-cell>
          <table:table-cell table:formula="of:=IF([.I290]&gt;[.V$13];&quot;HE&quot;;IF([.I290]&gt;[.V$12];&quot;HO&quot;;IF([.I290]&lt;[.V$15];&quot;LE&quot;;IF([.I290]&lt;[.V$14];&quot;LO&quot;;&quot;&quot;))))" office:value-type="string" office:string-value="HE">
            <text:p>HE</text:p>
          </table:table-cell>
          <table:table-cell table:formula="of:=IF([.J290]&gt;[.W$13];&quot;HE&quot;;IF([.J290]&gt;[.W$12];&quot;HO&quot;;IF([.J290]&lt;[.W$15];&quot;LE&quot;;IF([.J290]&lt;[.W$14];&quot;LO&quot;;&quot;&quot;))))" office:value-type="string" office:string-value="HE">
            <text:p>HE</text:p>
          </table:table-cell>
          <table:table-cell table:formula="of:=IF([.K290]&gt;[.X$13];&quot;HE&quot;;IF([.K290]&gt;[.X$12];&quot;HO&quot;;IF([.K290]&lt;[.X$15];&quot;LE&quot;;IF([.K290]&lt;[.X$14];&quot;LO&quot;;&quot;&quot;))))" office:value-type="string" office:string-value="HE">
            <text:p>HE</text:p>
          </table:table-cell>
          <table:table-cell table:formula="of:=IF([.L290]&gt;[.Y$13];&quot;HE&quot;;IF([.L290]&gt;[.Y$12];&quot;HO&quot;;IF([.L290]&lt;[.Y$15];&quot;LE&quot;;IF([.L29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F2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string">
            <text:p>255F</text:p>
          </table:table-cell>
          <table:table-cell office:value-type="string">
            <text:p>202D</text:p>
          </table:table-cell>
          <table:table-cell office:value-type="string">
            <text:p>1DBC</text:p>
          </table:table-cell>
          <table:table-cell table:formula="of:=HEX2DEC([.A291])" office:value-type="float" office:value="754">
            <text:p>754</text:p>
          </table:table-cell>
          <table:table-cell table:formula="of:=HEX2DEC([.B291])" office:value-type="float" office:value="476">
            <text:p>476</text:p>
          </table:table-cell>
          <table:table-cell table:formula="of:=HEX2DEC([.C291])" office:value-type="float" office:value="524">
            <text:p>524</text:p>
          </table:table-cell>
          <table:table-cell table:formula="of:=HEX2DEC([.D291])" office:value-type="float" office:value="9567">
            <text:p>9567</text:p>
          </table:table-cell>
          <table:table-cell table:formula="of:=HEX2DEC([.E291])" office:value-type="float" office:value="8237">
            <text:p>8237</text:p>
          </table:table-cell>
          <table:table-cell table:formula="of:=HEX2DEC([.F291])" office:value-type="float" office:value="7612">
            <text:p>7612</text:p>
          </table:table-cell>
          <table:table-cell table:formula="of:=IF([.G291]&gt;[.T$13];&quot;HE&quot;;IF([.G291]&gt;[.T$12];&quot;HO&quot;;IF([.G291]&lt;[.T$15];&quot;LE&quot;;IF([.G291]&lt;[.T$14];&quot;LO&quot;;&quot;&quot;))))">
            <text:p/>
          </table:table-cell>
          <table:table-cell table:formula="of:=IF([.H291]&gt;[.U$13];&quot;HE&quot;;IF([.H291]&gt;[.U$12];&quot;HO&quot;;IF([.H291]&lt;[.U$15];&quot;LE&quot;;IF([.H291]&lt;[.U$14];&quot;LO&quot;;&quot;&quot;))))">
            <text:p/>
          </table:table-cell>
          <table:table-cell table:formula="of:=IF([.I291]&gt;[.V$13];&quot;HE&quot;;IF([.I291]&gt;[.V$12];&quot;HO&quot;;IF([.I291]&lt;[.V$15];&quot;LE&quot;;IF([.I291]&lt;[.V$14];&quot;LO&quot;;&quot;&quot;))))" office:value-type="string" office:string-value="HE">
            <text:p>HE</text:p>
          </table:table-cell>
          <table:table-cell table:formula="of:=IF([.J291]&gt;[.W$13];&quot;HE&quot;;IF([.J291]&gt;[.W$12];&quot;HO&quot;;IF([.J291]&lt;[.W$15];&quot;LE&quot;;IF([.J291]&lt;[.W$14];&quot;LO&quot;;&quot;&quot;))))" office:value-type="string" office:string-value="HE">
            <text:p>HE</text:p>
          </table:table-cell>
          <table:table-cell table:formula="of:=IF([.K291]&gt;[.X$13];&quot;HE&quot;;IF([.K291]&gt;[.X$12];&quot;HO&quot;;IF([.K291]&lt;[.X$15];&quot;LE&quot;;IF([.K291]&lt;[.X$14];&quot;LO&quot;;&quot;&quot;))))" office:value-type="string" office:string-value="HO">
            <text:p>HO</text:p>
          </table:table-cell>
          <table:table-cell table:formula="of:=IF([.L291]&gt;[.Y$13];&quot;HE&quot;;IF([.L291]&gt;[.Y$12];&quot;HO&quot;;IF([.L291]&lt;[.Y$15];&quot;LE&quot;;IF([.L29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7E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string">
            <text:p>24B7</text:p>
          </table:table-cell>
          <table:table-cell office:value-type="string">
            <text:p>200E</text:p>
          </table:table-cell>
          <table:table-cell office:value-type="string">
            <text:p>1DDF</text:p>
          </table:table-cell>
          <table:table-cell table:formula="of:=HEX2DEC([.A292])" office:value-type="float" office:value="894">
            <text:p>894</text:p>
          </table:table-cell>
          <table:table-cell table:formula="of:=HEX2DEC([.B292])" office:value-type="float" office:value="476">
            <text:p>476</text:p>
          </table:table-cell>
          <table:table-cell table:formula="of:=HEX2DEC([.C292])" office:value-type="float" office:value="524">
            <text:p>524</text:p>
          </table:table-cell>
          <table:table-cell table:formula="of:=HEX2DEC([.D292])" office:value-type="float" office:value="9399">
            <text:p>9399</text:p>
          </table:table-cell>
          <table:table-cell table:formula="of:=HEX2DEC([.E292])" office:value-type="float" office:value="8206">
            <text:p>8206</text:p>
          </table:table-cell>
          <table:table-cell table:formula="of:=HEX2DEC([.F292])" office:value-type="float" office:value="7647">
            <text:p>7647</text:p>
          </table:table-cell>
          <table:table-cell table:formula="of:=IF([.G292]&gt;[.T$13];&quot;HE&quot;;IF([.G292]&gt;[.T$12];&quot;HO&quot;;IF([.G292]&lt;[.T$15];&quot;LE&quot;;IF([.G292]&lt;[.T$14];&quot;LO&quot;;&quot;&quot;))))">
            <text:p/>
          </table:table-cell>
          <table:table-cell table:formula="of:=IF([.H292]&gt;[.U$13];&quot;HE&quot;;IF([.H292]&gt;[.U$12];&quot;HO&quot;;IF([.H292]&lt;[.U$15];&quot;LE&quot;;IF([.H292]&lt;[.U$14];&quot;LO&quot;;&quot;&quot;))))">
            <text:p/>
          </table:table-cell>
          <table:table-cell table:formula="of:=IF([.I292]&gt;[.V$13];&quot;HE&quot;;IF([.I292]&gt;[.V$12];&quot;HO&quot;;IF([.I292]&lt;[.V$15];&quot;LE&quot;;IF([.I292]&lt;[.V$14];&quot;LO&quot;;&quot;&quot;))))" office:value-type="string" office:string-value="HE">
            <text:p>HE</text:p>
          </table:table-cell>
          <table:table-cell table:formula="of:=IF([.J292]&gt;[.W$13];&quot;HE&quot;;IF([.J292]&gt;[.W$12];&quot;HO&quot;;IF([.J292]&lt;[.W$15];&quot;LE&quot;;IF([.J292]&lt;[.W$14];&quot;LO&quot;;&quot;&quot;))))" office:value-type="string" office:string-value="HE">
            <text:p>HE</text:p>
          </table:table-cell>
          <table:table-cell table:formula="of:=IF([.K292]&gt;[.X$13];&quot;HE&quot;;IF([.K292]&gt;[.X$12];&quot;HO&quot;;IF([.K292]&lt;[.X$15];&quot;LE&quot;;IF([.K292]&lt;[.X$14];&quot;LO&quot;;&quot;&quot;))))" office:value-type="string" office:string-value="HO">
            <text:p>HO</text:p>
          </table:table-cell>
          <table:table-cell table:formula="of:=IF([.L292]&gt;[.Y$13];&quot;HE&quot;;IF([.L292]&gt;[.Y$12];&quot;HO&quot;;IF([.L292]&lt;[.Y$15];&quot;LE&quot;;IF([.L29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DE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string">
            <text:p>246C</text:p>
          </table:table-cell>
          <table:table-cell office:value-type="string">
            <text:p>201C</text:p>
          </table:table-cell>
          <table:table-cell office:value-type="string">
            <text:p>1DF7</text:p>
          </table:table-cell>
          <table:table-cell table:formula="of:=HEX2DEC([.A293])" office:value-type="float" office:value="990">
            <text:p>990</text:p>
          </table:table-cell>
          <table:table-cell table:formula="of:=HEX2DEC([.B293])" office:value-type="float" office:value="476">
            <text:p>476</text:p>
          </table:table-cell>
          <table:table-cell table:formula="of:=HEX2DEC([.C293])" office:value-type="float" office:value="524">
            <text:p>524</text:p>
          </table:table-cell>
          <table:table-cell table:formula="of:=HEX2DEC([.D293])" office:value-type="float" office:value="9324">
            <text:p>9324</text:p>
          </table:table-cell>
          <table:table-cell table:formula="of:=HEX2DEC([.E293])" office:value-type="float" office:value="8220">
            <text:p>8220</text:p>
          </table:table-cell>
          <table:table-cell table:formula="of:=HEX2DEC([.F293])" office:value-type="float" office:value="7671">
            <text:p>7671</text:p>
          </table:table-cell>
          <table:table-cell table:formula="of:=IF([.G293]&gt;[.T$13];&quot;HE&quot;;IF([.G293]&gt;[.T$12];&quot;HO&quot;;IF([.G293]&lt;[.T$15];&quot;LE&quot;;IF([.G293]&lt;[.T$14];&quot;LO&quot;;&quot;&quot;))))" office:value-type="string" office:string-value="HO">
            <text:p>HO</text:p>
          </table:table-cell>
          <table:table-cell table:formula="of:=IF([.H293]&gt;[.U$13];&quot;HE&quot;;IF([.H293]&gt;[.U$12];&quot;HO&quot;;IF([.H293]&lt;[.U$15];&quot;LE&quot;;IF([.H293]&lt;[.U$14];&quot;LO&quot;;&quot;&quot;))))">
            <text:p/>
          </table:table-cell>
          <table:table-cell table:formula="of:=IF([.I293]&gt;[.V$13];&quot;HE&quot;;IF([.I293]&gt;[.V$12];&quot;HO&quot;;IF([.I293]&lt;[.V$15];&quot;LE&quot;;IF([.I293]&lt;[.V$14];&quot;LO&quot;;&quot;&quot;))))" office:value-type="string" office:string-value="HE">
            <text:p>HE</text:p>
          </table:table-cell>
          <table:table-cell table:formula="of:=IF([.J293]&gt;[.W$13];&quot;HE&quot;;IF([.J293]&gt;[.W$12];&quot;HO&quot;;IF([.J293]&lt;[.W$15];&quot;LE&quot;;IF([.J293]&lt;[.W$14];&quot;LO&quot;;&quot;&quot;))))" office:value-type="string" office:string-value="HE">
            <text:p>HE</text:p>
          </table:table-cell>
          <table:table-cell table:formula="of:=IF([.K293]&gt;[.X$13];&quot;HE&quot;;IF([.K293]&gt;[.X$12];&quot;HO&quot;;IF([.K293]&lt;[.X$15];&quot;LE&quot;;IF([.K293]&lt;[.X$14];&quot;LO&quot;;&quot;&quot;))))" office:value-type="string" office:string-value="HO">
            <text:p>HO</text:p>
          </table:table-cell>
          <table:table-cell table:formula="of:=IF([.L293]&gt;[.Y$13];&quot;HE&quot;;IF([.L293]&gt;[.Y$12];&quot;HO&quot;;IF([.L293]&lt;[.Y$15];&quot;LE&quot;;IF([.L29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DE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string">
            <text:p>24BF</text:p>
          </table:table-cell>
          <table:table-cell office:value-type="string">
            <text:p>1FFF</text:p>
          </table:table-cell>
          <table:table-cell office:value-type="string">
            <text:p>1DB7</text:p>
          </table:table-cell>
          <table:table-cell table:formula="of:=HEX2DEC([.A294])" office:value-type="float" office:value="734">
            <text:p>734</text:p>
          </table:table-cell>
          <table:table-cell table:formula="of:=HEX2DEC([.B294])" office:value-type="float" office:value="476">
            <text:p>476</text:p>
          </table:table-cell>
          <table:table-cell table:formula="of:=HEX2DEC([.C294])" office:value-type="float" office:value="508">
            <text:p>508</text:p>
          </table:table-cell>
          <table:table-cell table:formula="of:=HEX2DEC([.D294])" office:value-type="float" office:value="9407">
            <text:p>9407</text:p>
          </table:table-cell>
          <table:table-cell table:formula="of:=HEX2DEC([.E294])" office:value-type="float" office:value="8191">
            <text:p>8191</text:p>
          </table:table-cell>
          <table:table-cell table:formula="of:=HEX2DEC([.F294])" office:value-type="float" office:value="7607">
            <text:p>7607</text:p>
          </table:table-cell>
          <table:table-cell table:formula="of:=IF([.G294]&gt;[.T$13];&quot;HE&quot;;IF([.G294]&gt;[.T$12];&quot;HO&quot;;IF([.G294]&lt;[.T$15];&quot;LE&quot;;IF([.G294]&lt;[.T$14];&quot;LO&quot;;&quot;&quot;))))">
            <text:p/>
          </table:table-cell>
          <table:table-cell table:formula="of:=IF([.H294]&gt;[.U$13];&quot;HE&quot;;IF([.H294]&gt;[.U$12];&quot;HO&quot;;IF([.H294]&lt;[.U$15];&quot;LE&quot;;IF([.H294]&lt;[.U$14];&quot;LO&quot;;&quot;&quot;))))">
            <text:p/>
          </table:table-cell>
          <table:table-cell table:formula="of:=IF([.I294]&gt;[.V$13];&quot;HE&quot;;IF([.I294]&gt;[.V$12];&quot;HO&quot;;IF([.I294]&lt;[.V$15];&quot;LE&quot;;IF([.I294]&lt;[.V$14];&quot;LO&quot;;&quot;&quot;))))">
            <text:p/>
          </table:table-cell>
          <table:table-cell table:formula="of:=IF([.J294]&gt;[.W$13];&quot;HE&quot;;IF([.J294]&gt;[.W$12];&quot;HO&quot;;IF([.J294]&lt;[.W$15];&quot;LE&quot;;IF([.J294]&lt;[.W$14];&quot;LO&quot;;&quot;&quot;))))" office:value-type="string" office:string-value="HE">
            <text:p>HE</text:p>
          </table:table-cell>
          <table:table-cell table:formula="of:=IF([.K294]&gt;[.X$13];&quot;HE&quot;;IF([.K294]&gt;[.X$12];&quot;HO&quot;;IF([.K294]&lt;[.X$15];&quot;LE&quot;;IF([.K294]&lt;[.X$14];&quot;LO&quot;;&quot;&quot;))))">
            <text:p/>
          </table:table-cell>
          <table:table-cell table:formula="of:=IF([.L294]&gt;[.Y$13];&quot;HE&quot;;IF([.L294]&gt;[.Y$12];&quot;HO&quot;;IF([.L294]&lt;[.Y$15];&quot;LE&quot;;IF([.L29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string">
            <text:p>23FC</text:p>
          </table:table-cell>
          <table:table-cell office:value-type="string">
            <text:p>1F3F</text:p>
          </table:table-cell>
          <table:table-cell office:value-type="string">
            <text:p>1D86</text:p>
          </table:table-cell>
          <table:table-cell table:formula="of:=HEX2DEC([.A295])" office:value-type="float" office:value="536">
            <text:p>536</text:p>
          </table:table-cell>
          <table:table-cell table:formula="of:=HEX2DEC([.B295])" office:value-type="float" office:value="476">
            <text:p>476</text:p>
          </table:table-cell>
          <table:table-cell table:formula="of:=HEX2DEC([.C295])" office:value-type="float" office:value="508">
            <text:p>508</text:p>
          </table:table-cell>
          <table:table-cell table:formula="of:=HEX2DEC([.D295])" office:value-type="float" office:value="9212">
            <text:p>9212</text:p>
          </table:table-cell>
          <table:table-cell table:formula="of:=HEX2DEC([.E295])" office:value-type="float" office:value="7999">
            <text:p>7999</text:p>
          </table:table-cell>
          <table:table-cell table:formula="of:=HEX2DEC([.F295])" office:value-type="float" office:value="7558">
            <text:p>7558</text:p>
          </table:table-cell>
          <table:table-cell table:formula="of:=IF([.G295]&gt;[.T$13];&quot;HE&quot;;IF([.G295]&gt;[.T$12];&quot;HO&quot;;IF([.G295]&lt;[.T$15];&quot;LE&quot;;IF([.G295]&lt;[.T$14];&quot;LO&quot;;&quot;&quot;))))">
            <text:p/>
          </table:table-cell>
          <table:table-cell table:formula="of:=IF([.H295]&gt;[.U$13];&quot;HE&quot;;IF([.H295]&gt;[.U$12];&quot;HO&quot;;IF([.H295]&lt;[.U$15];&quot;LE&quot;;IF([.H295]&lt;[.U$14];&quot;LO&quot;;&quot;&quot;))))">
            <text:p/>
          </table:table-cell>
          <table:table-cell table:formula="of:=IF([.I295]&gt;[.V$13];&quot;HE&quot;;IF([.I295]&gt;[.V$12];&quot;HO&quot;;IF([.I295]&lt;[.V$15];&quot;LE&quot;;IF([.I295]&lt;[.V$14];&quot;LO&quot;;&quot;&quot;))))">
            <text:p/>
          </table:table-cell>
          <table:table-cell table:formula="of:=IF([.J295]&gt;[.W$13];&quot;HE&quot;;IF([.J295]&gt;[.W$12];&quot;HO&quot;;IF([.J295]&lt;[.W$15];&quot;LE&quot;;IF([.J295]&lt;[.W$14];&quot;LO&quot;;&quot;&quot;))))" office:value-type="string" office:string-value="HE">
            <text:p>HE</text:p>
          </table:table-cell>
          <table:table-cell table:formula="of:=IF([.K295]&gt;[.X$13];&quot;HE&quot;;IF([.K295]&gt;[.X$12];&quot;HO&quot;;IF([.K295]&lt;[.X$15];&quot;LE&quot;;IF([.K295]&lt;[.X$14];&quot;LO&quot;;&quot;&quot;))))" office:value-type="string" office:string-value="LE">
            <text:p>LE</text:p>
          </table:table-cell>
          <table:table-cell table:formula="of:=IF([.L295]&gt;[.Y$13];&quot;HE&quot;;IF([.L295]&gt;[.Y$12];&quot;HO&quot;;IF([.L295]&lt;[.Y$15];&quot;LE&quot;;IF([.L295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26A</text:p>
          </table:table-cell>
          <table:table-cell office:value-type="string">
            <text:p>1F18</text:p>
          </table:table-cell>
          <table:table-cell office:value-type="string">
            <text:p>1E7B</text:p>
          </table:table-cell>
          <table:table-cell table:formula="of:=HEX2DEC([.A296])" office:value-type="float" office:value="492">
            <text:p>492</text:p>
          </table:table-cell>
          <table:table-cell table:formula="of:=HEX2DEC([.B296])" office:value-type="float" office:value="492">
            <text:p>492</text:p>
          </table:table-cell>
          <table:table-cell table:formula="of:=HEX2DEC([.C296])" office:value-type="float" office:value="508">
            <text:p>508</text:p>
          </table:table-cell>
          <table:table-cell table:formula="of:=HEX2DEC([.D296])" office:value-type="float" office:value="8810">
            <text:p>8810</text:p>
          </table:table-cell>
          <table:table-cell table:formula="of:=HEX2DEC([.E296])" office:value-type="float" office:value="7960">
            <text:p>7960</text:p>
          </table:table-cell>
          <table:table-cell table:formula="of:=HEX2DEC([.F296])" office:value-type="float" office:value="7803">
            <text:p>7803</text:p>
          </table:table-cell>
          <table:table-cell table:formula="of:=IF([.G296]&gt;[.T$13];&quot;HE&quot;;IF([.G296]&gt;[.T$12];&quot;HO&quot;;IF([.G296]&lt;[.T$15];&quot;LE&quot;;IF([.G296]&lt;[.T$14];&quot;LO&quot;;&quot;&quot;))))">
            <text:p/>
          </table:table-cell>
          <table:table-cell table:formula="of:=IF([.H296]&gt;[.U$13];&quot;HE&quot;;IF([.H296]&gt;[.U$12];&quot;HO&quot;;IF([.H296]&lt;[.U$15];&quot;LE&quot;;IF([.H296]&lt;[.U$14];&quot;LO&quot;;&quot;&quot;))))">
            <text:p/>
          </table:table-cell>
          <table:table-cell table:formula="of:=IF([.I296]&gt;[.V$13];&quot;HE&quot;;IF([.I296]&gt;[.V$12];&quot;HO&quot;;IF([.I296]&lt;[.V$15];&quot;LE&quot;;IF([.I296]&lt;[.V$14];&quot;LO&quot;;&quot;&quot;))))">
            <text:p/>
          </table:table-cell>
          <table:table-cell table:formula="of:=IF([.J296]&gt;[.W$13];&quot;HE&quot;;IF([.J296]&gt;[.W$12];&quot;HO&quot;;IF([.J296]&lt;[.W$15];&quot;LE&quot;;IF([.J296]&lt;[.W$14];&quot;LO&quot;;&quot;&quot;))))" office:value-type="string" office:string-value="HO">
            <text:p>HO</text:p>
          </table:table-cell>
          <table:table-cell table:formula="of:=IF([.K296]&gt;[.X$13];&quot;HE&quot;;IF([.K296]&gt;[.X$12];&quot;HO&quot;;IF([.K296]&lt;[.X$15];&quot;LE&quot;;IF([.K296]&lt;[.X$14];&quot;LO&quot;;&quot;&quot;))))" office:value-type="string" office:string-value="LE">
            <text:p>LE</text:p>
          </table:table-cell>
          <table:table-cell table:formula="of:=IF([.L296]&gt;[.Y$13];&quot;HE&quot;;IF([.L296]&gt;[.Y$12];&quot;HO&quot;;IF([.L296]&lt;[.Y$15];&quot;LE&quot;;IF([.L29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C8</text:p>
          </table:table-cell>
          <table:table-cell table:number-columns-repeated="2" office:value-type="string">
            <text:p>1FC</text:p>
          </table:table-cell>
          <table:table-cell office:value-type="string">
            <text:p>210C</text:p>
          </table:table-cell>
          <table:table-cell office:value-type="string">
            <text:p>1F62</text:p>
          </table:table-cell>
          <table:table-cell office:value-type="string">
            <text:p>1FB2</text:p>
          </table:table-cell>
          <table:table-cell table:formula="of:=HEX2DEC([.A297])" office:value-type="float" office:value="712">
            <text:p>712</text:p>
          </table:table-cell>
          <table:table-cell table:formula="of:=HEX2DEC([.B297])" office:value-type="float" office:value="508">
            <text:p>508</text:p>
          </table:table-cell>
          <table:table-cell table:formula="of:=HEX2DEC([.C297])" office:value-type="float" office:value="508">
            <text:p>508</text:p>
          </table:table-cell>
          <table:table-cell table:formula="of:=HEX2DEC([.D297])" office:value-type="float" office:value="8460">
            <text:p>8460</text:p>
          </table:table-cell>
          <table:table-cell table:formula="of:=HEX2DEC([.E297])" office:value-type="float" office:value="8034">
            <text:p>8034</text:p>
          </table:table-cell>
          <table:table-cell table:formula="of:=HEX2DEC([.F297])" office:value-type="float" office:value="8114">
            <text:p>8114</text:p>
          </table:table-cell>
          <table:table-cell table:formula="of:=IF([.G297]&gt;[.T$13];&quot;HE&quot;;IF([.G297]&gt;[.T$12];&quot;HO&quot;;IF([.G297]&lt;[.T$15];&quot;LE&quot;;IF([.G297]&lt;[.T$14];&quot;LO&quot;;&quot;&quot;))))">
            <text:p/>
          </table:table-cell>
          <table:table-cell table:formula="of:=IF([.H297]&gt;[.U$13];&quot;HE&quot;;IF([.H297]&gt;[.U$12];&quot;HO&quot;;IF([.H297]&lt;[.U$15];&quot;LE&quot;;IF([.H297]&lt;[.U$14];&quot;LO&quot;;&quot;&quot;))))">
            <text:p/>
          </table:table-cell>
          <table:table-cell table:formula="of:=IF([.I297]&gt;[.V$13];&quot;HE&quot;;IF([.I297]&gt;[.V$12];&quot;HO&quot;;IF([.I297]&lt;[.V$15];&quot;LE&quot;;IF([.I297]&lt;[.V$14];&quot;LO&quot;;&quot;&quot;))))">
            <text:p/>
          </table:table-cell>
          <table:table-cell table:formula="of:=IF([.J297]&gt;[.W$13];&quot;HE&quot;;IF([.J297]&gt;[.W$12];&quot;HO&quot;;IF([.J297]&lt;[.W$15];&quot;LE&quot;;IF([.J297]&lt;[.W$14];&quot;LO&quot;;&quot;&quot;))))">
            <text:p/>
          </table:table-cell>
          <table:table-cell table:formula="of:=IF([.K297]&gt;[.X$13];&quot;HE&quot;;IF([.K297]&gt;[.X$12];&quot;HO&quot;;IF([.K297]&lt;[.X$15];&quot;LE&quot;;IF([.K297]&lt;[.X$14];&quot;LO&quot;;&quot;&quot;))))" office:value-type="string" office:string-value="LE">
            <text:p>LE</text:p>
          </table:table-cell>
          <table:table-cell table:formula="of:=IF([.L297]&gt;[.Y$13];&quot;HE&quot;;IF([.L297]&gt;[.Y$12];&quot;HO&quot;;IF([.L297]&lt;[.Y$15];&quot;LE&quot;;IF([.L29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9C</text:p>
          </table:table-cell>
          <table:table-cell table:number-columns-repeated="2" office:value-type="string">
            <text:p>1FC</text:p>
          </table:table-cell>
          <table:table-cell office:value-type="float" office:value="2114">
            <text:p>2114</text:p>
          </table:table-cell>
          <table:table-cell office:value-type="string">
            <text:p>1FE8</text:p>
          </table:table-cell>
          <table:table-cell office:value-type="string">
            <text:p>1F27</text:p>
          </table:table-cell>
          <table:table-cell table:formula="of:=HEX2DEC([.A298])" office:value-type="float" office:value="156">
            <text:p>156</text:p>
          </table:table-cell>
          <table:table-cell table:formula="of:=HEX2DEC([.B298])" office:value-type="float" office:value="508">
            <text:p>508</text:p>
          </table:table-cell>
          <table:table-cell table:formula="of:=HEX2DEC([.C298])" office:value-type="float" office:value="508">
            <text:p>508</text:p>
          </table:table-cell>
          <table:table-cell table:formula="of:=HEX2DEC([.D298])" office:value-type="float" office:value="8468">
            <text:p>8468</text:p>
          </table:table-cell>
          <table:table-cell table:formula="of:=HEX2DEC([.E298])" office:value-type="float" office:value="8168">
            <text:p>8168</text:p>
          </table:table-cell>
          <table:table-cell table:formula="of:=HEX2DEC([.F298])" office:value-type="float" office:value="7975">
            <text:p>7975</text:p>
          </table:table-cell>
          <table:table-cell table:formula="of:=IF([.G298]&gt;[.T$13];&quot;HE&quot;;IF([.G298]&gt;[.T$12];&quot;HO&quot;;IF([.G298]&lt;[.T$15];&quot;LE&quot;;IF([.G298]&lt;[.T$14];&quot;LO&quot;;&quot;&quot;))))" office:value-type="string" office:string-value="LO">
            <text:p>LO</text:p>
          </table:table-cell>
          <table:table-cell table:formula="of:=IF([.H298]&gt;[.U$13];&quot;HE&quot;;IF([.H298]&gt;[.U$12];&quot;HO&quot;;IF([.H298]&lt;[.U$15];&quot;LE&quot;;IF([.H298]&lt;[.U$14];&quot;LO&quot;;&quot;&quot;))))">
            <text:p/>
          </table:table-cell>
          <table:table-cell table:formula="of:=IF([.I298]&gt;[.V$13];&quot;HE&quot;;IF([.I298]&gt;[.V$12];&quot;HO&quot;;IF([.I298]&lt;[.V$15];&quot;LE&quot;;IF([.I298]&lt;[.V$14];&quot;LO&quot;;&quot;&quot;))))">
            <text:p/>
          </table:table-cell>
          <table:table-cell table:formula="of:=IF([.J298]&gt;[.W$13];&quot;HE&quot;;IF([.J298]&gt;[.W$12];&quot;HO&quot;;IF([.J298]&lt;[.W$15];&quot;LE&quot;;IF([.J298]&lt;[.W$14];&quot;LO&quot;;&quot;&quot;))))">
            <text:p/>
          </table:table-cell>
          <table:table-cell table:formula="of:=IF([.K298]&gt;[.X$13];&quot;HE&quot;;IF([.K298]&gt;[.X$12];&quot;HO&quot;;IF([.K298]&lt;[.X$15];&quot;LE&quot;;IF([.K298]&lt;[.X$14];&quot;LO&quot;;&quot;&quot;))))">
            <text:p/>
          </table:table-cell>
          <table:table-cell table:formula="of:=IF([.L298]&gt;[.Y$13];&quot;HE&quot;;IF([.L298]&gt;[.Y$12];&quot;HO&quot;;IF([.L298]&lt;[.Y$15];&quot;LE&quot;;IF([.L29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F0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float" office:value="2026">
            <text:p>2026</text:p>
          </table:table-cell>
          <table:table-cell office:value-type="float" office:value="2005">
            <text:p>2005</text:p>
          </table:table-cell>
          <table:table-cell office:value-type="string">
            <text:p>1FBC</text:p>
          </table:table-cell>
          <table:table-cell table:formula="of:=HEX2DEC([.A299])" office:value-type="float" office:value="752">
            <text:p>752</text:p>
          </table:table-cell>
          <table:table-cell table:formula="of:=HEX2DEC([.B299])" office:value-type="float" office:value="508">
            <text:p>508</text:p>
          </table:table-cell>
          <table:table-cell table:formula="of:=HEX2DEC([.C299])" office:value-type="float" office:value="524">
            <text:p>524</text:p>
          </table:table-cell>
          <table:table-cell table:formula="of:=HEX2DEC([.D299])" office:value-type="float" office:value="8230">
            <text:p>8230</text:p>
          </table:table-cell>
          <table:table-cell table:formula="of:=HEX2DEC([.E299])" office:value-type="float" office:value="8197">
            <text:p>8197</text:p>
          </table:table-cell>
          <table:table-cell table:formula="of:=HEX2DEC([.F299])" office:value-type="float" office:value="8124">
            <text:p>8124</text:p>
          </table:table-cell>
          <table:table-cell table:formula="of:=IF([.G299]&gt;[.T$13];&quot;HE&quot;;IF([.G299]&gt;[.T$12];&quot;HO&quot;;IF([.G299]&lt;[.T$15];&quot;LE&quot;;IF([.G299]&lt;[.T$14];&quot;LO&quot;;&quot;&quot;))))">
            <text:p/>
          </table:table-cell>
          <table:table-cell table:formula="of:=IF([.H299]&gt;[.U$13];&quot;HE&quot;;IF([.H299]&gt;[.U$12];&quot;HO&quot;;IF([.H299]&lt;[.U$15];&quot;LE&quot;;IF([.H299]&lt;[.U$14];&quot;LO&quot;;&quot;&quot;))))">
            <text:p/>
          </table:table-cell>
          <table:table-cell table:formula="of:=IF([.I299]&gt;[.V$13];&quot;HE&quot;;IF([.I299]&gt;[.V$12];&quot;HO&quot;;IF([.I299]&lt;[.V$15];&quot;LE&quot;;IF([.I299]&lt;[.V$14];&quot;LO&quot;;&quot;&quot;))))" office:value-type="string" office:string-value="HE">
            <text:p>HE</text:p>
          </table:table-cell>
          <table:table-cell table:formula="of:=IF([.J299]&gt;[.W$13];&quot;HE&quot;;IF([.J299]&gt;[.W$12];&quot;HO&quot;;IF([.J299]&lt;[.W$15];&quot;LE&quot;;IF([.J299]&lt;[.W$14];&quot;LO&quot;;&quot;&quot;))))">
            <text:p/>
          </table:table-cell>
          <table:table-cell table:formula="of:=IF([.K299]&gt;[.X$13];&quot;HE&quot;;IF([.K299]&gt;[.X$12];&quot;HO&quot;;IF([.K299]&lt;[.X$15];&quot;LE&quot;;IF([.K299]&lt;[.X$14];&quot;LO&quot;;&quot;&quot;))))">
            <text:p/>
          </table:table-cell>
          <table:table-cell table:formula="of:=IF([.L299]&gt;[.Y$13];&quot;HE&quot;;IF([.L299]&gt;[.Y$12];&quot;HO&quot;;IF([.L299]&lt;[.Y$15];&quot;LE&quot;;IF([.L29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string">
            <text:p>1FC</text:p>
          </table:table-cell>
          <table:table-cell office:value-type="float" office:value="2113">
            <text:p>2113</text:p>
          </table:table-cell>
          <table:table-cell office:value-type="string">
            <text:p>1FBE</text:p>
          </table:table-cell>
          <table:table-cell office:value-type="string">
            <text:p>1F20</text:p>
          </table:table-cell>
          <table:table-cell table:formula="of:=HEX2DEC([.A300])" office:value-type="float" office:value="128">
            <text:p>128</text:p>
          </table:table-cell>
          <table:table-cell table:formula="of:=HEX2DEC([.B300])" office:value-type="float" office:value="508">
            <text:p>508</text:p>
          </table:table-cell>
          <table:table-cell table:formula="of:=HEX2DEC([.C300])" office:value-type="float" office:value="508">
            <text:p>508</text:p>
          </table:table-cell>
          <table:table-cell table:formula="of:=HEX2DEC([.D300])" office:value-type="float" office:value="8467">
            <text:p>8467</text:p>
          </table:table-cell>
          <table:table-cell table:formula="of:=HEX2DEC([.E300])" office:value-type="float" office:value="8126">
            <text:p>8126</text:p>
          </table:table-cell>
          <table:table-cell table:formula="of:=HEX2DEC([.F300])" office:value-type="float" office:value="7968">
            <text:p>7968</text:p>
          </table:table-cell>
          <table:table-cell table:formula="of:=IF([.G300]&gt;[.T$13];&quot;HE&quot;;IF([.G300]&gt;[.T$12];&quot;HO&quot;;IF([.G300]&lt;[.T$15];&quot;LE&quot;;IF([.G300]&lt;[.T$14];&quot;LO&quot;;&quot;&quot;))))" office:value-type="string" office:string-value="LO">
            <text:p>LO</text:p>
          </table:table-cell>
          <table:table-cell table:formula="of:=IF([.H300]&gt;[.U$13];&quot;HE&quot;;IF([.H300]&gt;[.U$12];&quot;HO&quot;;IF([.H300]&lt;[.U$15];&quot;LE&quot;;IF([.H300]&lt;[.U$14];&quot;LO&quot;;&quot;&quot;))))">
            <text:p/>
          </table:table-cell>
          <table:table-cell table:formula="of:=IF([.I300]&gt;[.V$13];&quot;HE&quot;;IF([.I300]&gt;[.V$12];&quot;HO&quot;;IF([.I300]&lt;[.V$15];&quot;LE&quot;;IF([.I300]&lt;[.V$14];&quot;LO&quot;;&quot;&quot;))))">
            <text:p/>
          </table:table-cell>
          <table:table-cell table:formula="of:=IF([.J300]&gt;[.W$13];&quot;HE&quot;;IF([.J300]&gt;[.W$12];&quot;HO&quot;;IF([.J300]&lt;[.W$15];&quot;LE&quot;;IF([.J300]&lt;[.W$14];&quot;LO&quot;;&quot;&quot;))))">
            <text:p/>
          </table:table-cell>
          <table:table-cell table:formula="of:=IF([.K300]&gt;[.X$13];&quot;HE&quot;;IF([.K300]&gt;[.X$12];&quot;HO&quot;;IF([.K300]&lt;[.X$15];&quot;LE&quot;;IF([.K300]&lt;[.X$14];&quot;LO&quot;;&quot;&quot;))))">
            <text:p/>
          </table:table-cell>
          <table:table-cell table:formula="of:=IF([.L300]&gt;[.Y$13];&quot;HE&quot;;IF([.L300]&gt;[.Y$12];&quot;HO&quot;;IF([.L300]&lt;[.Y$15];&quot;LE&quot;;IF([.L30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7C</text:p>
          </table:table-cell>
          <table:table-cell table:number-columns-repeated="2" office:value-type="string">
            <text:p>1FC</text:p>
          </table:table-cell>
          <table:table-cell office:value-type="string">
            <text:p>214D</text:p>
          </table:table-cell>
          <table:table-cell office:value-type="string">
            <text:p>1FC7</text:p>
          </table:table-cell>
          <table:table-cell office:value-type="string">
            <text:p>1F5F</text:p>
          </table:table-cell>
          <table:table-cell table:formula="of:=HEX2DEC([.A301])" office:value-type="float" office:value="380">
            <text:p>380</text:p>
          </table:table-cell>
          <table:table-cell table:formula="of:=HEX2DEC([.B301])" office:value-type="float" office:value="508">
            <text:p>508</text:p>
          </table:table-cell>
          <table:table-cell table:formula="of:=HEX2DEC([.C301])" office:value-type="float" office:value="508">
            <text:p>508</text:p>
          </table:table-cell>
          <table:table-cell table:formula="of:=HEX2DEC([.D301])" office:value-type="float" office:value="8525">
            <text:p>8525</text:p>
          </table:table-cell>
          <table:table-cell table:formula="of:=HEX2DEC([.E301])" office:value-type="float" office:value="8135">
            <text:p>8135</text:p>
          </table:table-cell>
          <table:table-cell table:formula="of:=HEX2DEC([.F301])" office:value-type="float" office:value="8031">
            <text:p>8031</text:p>
          </table:table-cell>
          <table:table-cell table:formula="of:=IF([.G301]&gt;[.T$13];&quot;HE&quot;;IF([.G301]&gt;[.T$12];&quot;HO&quot;;IF([.G301]&lt;[.T$15];&quot;LE&quot;;IF([.G301]&lt;[.T$14];&quot;LO&quot;;&quot;&quot;))))">
            <text:p/>
          </table:table-cell>
          <table:table-cell table:formula="of:=IF([.H301]&gt;[.U$13];&quot;HE&quot;;IF([.H301]&gt;[.U$12];&quot;HO&quot;;IF([.H301]&lt;[.U$15];&quot;LE&quot;;IF([.H301]&lt;[.U$14];&quot;LO&quot;;&quot;&quot;))))">
            <text:p/>
          </table:table-cell>
          <table:table-cell table:formula="of:=IF([.I301]&gt;[.V$13];&quot;HE&quot;;IF([.I301]&gt;[.V$12];&quot;HO&quot;;IF([.I301]&lt;[.V$15];&quot;LE&quot;;IF([.I301]&lt;[.V$14];&quot;LO&quot;;&quot;&quot;))))">
            <text:p/>
          </table:table-cell>
          <table:table-cell table:formula="of:=IF([.J301]&gt;[.W$13];&quot;HE&quot;;IF([.J301]&gt;[.W$12];&quot;HO&quot;;IF([.J301]&lt;[.W$15];&quot;LE&quot;;IF([.J301]&lt;[.W$14];&quot;LO&quot;;&quot;&quot;))))">
            <text:p/>
          </table:table-cell>
          <table:table-cell table:formula="of:=IF([.K301]&gt;[.X$13];&quot;HE&quot;;IF([.K301]&gt;[.X$12];&quot;HO&quot;;IF([.K301]&lt;[.X$15];&quot;LE&quot;;IF([.K301]&lt;[.X$14];&quot;LO&quot;;&quot;&quot;))))">
            <text:p/>
          </table:table-cell>
          <table:table-cell table:formula="of:=IF([.L301]&gt;[.Y$13];&quot;HE&quot;;IF([.L301]&gt;[.Y$12];&quot;HO&quot;;IF([.L301]&lt;[.Y$15];&quot;LE&quot;;IF([.L30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D4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float" office:value="2065">
            <text:p>2065</text:p>
          </table:table-cell>
          <table:table-cell office:value-type="float" office:value="2015">
            <text:p>2015</text:p>
          </table:table-cell>
          <table:table-cell office:value-type="string">
            <text:p>1FB5</text:p>
          </table:table-cell>
          <table:table-cell table:formula="of:=HEX2DEC([.A302])" office:value-type="float" office:value="724">
            <text:p>724</text:p>
          </table:table-cell>
          <table:table-cell table:formula="of:=HEX2DEC([.B302])" office:value-type="float" office:value="508">
            <text:p>508</text:p>
          </table:table-cell>
          <table:table-cell table:formula="of:=HEX2DEC([.C302])" office:value-type="float" office:value="524">
            <text:p>524</text:p>
          </table:table-cell>
          <table:table-cell table:formula="of:=HEX2DEC([.D302])" office:value-type="float" office:value="8293">
            <text:p>8293</text:p>
          </table:table-cell>
          <table:table-cell table:formula="of:=HEX2DEC([.E302])" office:value-type="float" office:value="8213">
            <text:p>8213</text:p>
          </table:table-cell>
          <table:table-cell table:formula="of:=HEX2DEC([.F302])" office:value-type="float" office:value="8117">
            <text:p>8117</text:p>
          </table:table-cell>
          <table:table-cell table:formula="of:=IF([.G302]&gt;[.T$13];&quot;HE&quot;;IF([.G302]&gt;[.T$12];&quot;HO&quot;;IF([.G302]&lt;[.T$15];&quot;LE&quot;;IF([.G302]&lt;[.T$14];&quot;LO&quot;;&quot;&quot;))))">
            <text:p/>
          </table:table-cell>
          <table:table-cell table:formula="of:=IF([.H302]&gt;[.U$13];&quot;HE&quot;;IF([.H302]&gt;[.U$12];&quot;HO&quot;;IF([.H302]&lt;[.U$15];&quot;LE&quot;;IF([.H302]&lt;[.U$14];&quot;LO&quot;;&quot;&quot;))))">
            <text:p/>
          </table:table-cell>
          <table:table-cell table:formula="of:=IF([.I302]&gt;[.V$13];&quot;HE&quot;;IF([.I302]&gt;[.V$12];&quot;HO&quot;;IF([.I302]&lt;[.V$15];&quot;LE&quot;;IF([.I302]&lt;[.V$14];&quot;LO&quot;;&quot;&quot;))))" office:value-type="string" office:string-value="HE">
            <text:p>HE</text:p>
          </table:table-cell>
          <table:table-cell table:formula="of:=IF([.J302]&gt;[.W$13];&quot;HE&quot;;IF([.J302]&gt;[.W$12];&quot;HO&quot;;IF([.J302]&lt;[.W$15];&quot;LE&quot;;IF([.J302]&lt;[.W$14];&quot;LO&quot;;&quot;&quot;))))">
            <text:p/>
          </table:table-cell>
          <table:table-cell table:formula="of:=IF([.K302]&gt;[.X$13];&quot;HE&quot;;IF([.K302]&gt;[.X$12];&quot;HO&quot;;IF([.K302]&lt;[.X$15];&quot;LE&quot;;IF([.K302]&lt;[.X$14];&quot;LO&quot;;&quot;&quot;))))" office:value-type="string" office:string-value="HO">
            <text:p>HO</text:p>
          </table:table-cell>
          <table:table-cell table:formula="of:=IF([.L302]&gt;[.Y$13];&quot;HE&quot;;IF([.L302]&gt;[.Y$12];&quot;HO&quot;;IF([.L302]&lt;[.Y$15];&quot;LE&quot;;IF([.L30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CC</text:p>
          </table:table-cell>
          <table:table-cell table:number-columns-repeated="2" office:value-type="string">
            <text:p>1FC</text:p>
          </table:table-cell>
          <table:table-cell office:value-type="string">
            <text:p>200C</text:p>
          </table:table-cell>
          <table:table-cell office:value-type="string">
            <text:p>1FC3</text:p>
          </table:table-cell>
          <table:table-cell office:value-type="string">
            <text:p>1FB3</text:p>
          </table:table-cell>
          <table:table-cell table:formula="of:=HEX2DEC([.A303])" office:value-type="float" office:value="716">
            <text:p>716</text:p>
          </table:table-cell>
          <table:table-cell table:formula="of:=HEX2DEC([.B303])" office:value-type="float" office:value="508">
            <text:p>508</text:p>
          </table:table-cell>
          <table:table-cell table:formula="of:=HEX2DEC([.C303])" office:value-type="float" office:value="508">
            <text:p>508</text:p>
          </table:table-cell>
          <table:table-cell table:formula="of:=HEX2DEC([.D303])" office:value-type="float" office:value="8204">
            <text:p>8204</text:p>
          </table:table-cell>
          <table:table-cell table:formula="of:=HEX2DEC([.E303])" office:value-type="float" office:value="8131">
            <text:p>8131</text:p>
          </table:table-cell>
          <table:table-cell table:formula="of:=HEX2DEC([.F303])" office:value-type="float" office:value="8115">
            <text:p>8115</text:p>
          </table:table-cell>
          <table:table-cell table:formula="of:=IF([.G303]&gt;[.T$13];&quot;HE&quot;;IF([.G303]&gt;[.T$12];&quot;HO&quot;;IF([.G303]&lt;[.T$15];&quot;LE&quot;;IF([.G303]&lt;[.T$14];&quot;LO&quot;;&quot;&quot;))))">
            <text:p/>
          </table:table-cell>
          <table:table-cell table:formula="of:=IF([.H303]&gt;[.U$13];&quot;HE&quot;;IF([.H303]&gt;[.U$12];&quot;HO&quot;;IF([.H303]&lt;[.U$15];&quot;LE&quot;;IF([.H303]&lt;[.U$14];&quot;LO&quot;;&quot;&quot;))))">
            <text:p/>
          </table:table-cell>
          <table:table-cell table:formula="of:=IF([.I303]&gt;[.V$13];&quot;HE&quot;;IF([.I303]&gt;[.V$12];&quot;HO&quot;;IF([.I303]&lt;[.V$15];&quot;LE&quot;;IF([.I303]&lt;[.V$14];&quot;LO&quot;;&quot;&quot;))))">
            <text:p/>
          </table:table-cell>
          <table:table-cell table:formula="of:=IF([.J303]&gt;[.W$13];&quot;HE&quot;;IF([.J303]&gt;[.W$12];&quot;HO&quot;;IF([.J303]&lt;[.W$15];&quot;LE&quot;;IF([.J303]&lt;[.W$14];&quot;LO&quot;;&quot;&quot;))))">
            <text:p/>
          </table:table-cell>
          <table:table-cell table:formula="of:=IF([.K303]&gt;[.X$13];&quot;HE&quot;;IF([.K303]&gt;[.X$12];&quot;HO&quot;;IF([.K303]&lt;[.X$15];&quot;LE&quot;;IF([.K303]&lt;[.X$14];&quot;LO&quot;;&quot;&quot;))))">
            <text:p/>
          </table:table-cell>
          <table:table-cell table:formula="of:=IF([.L303]&gt;[.Y$13];&quot;HE&quot;;IF([.L303]&gt;[.Y$12];&quot;HO&quot;;IF([.L303]&lt;[.Y$15];&quot;LE&quot;;IF([.L30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D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D2</text:p>
          </table:table-cell>
          <table:table-cell office:value-type="string">
            <text:p>1FA1</text:p>
          </table:table-cell>
          <table:table-cell office:value-type="string">
            <text:p>1EB4</text:p>
          </table:table-cell>
          <table:table-cell table:formula="of:=HEX2DEC([.A304])" office:value-type="float" office:value="720">
            <text:p>720</text:p>
          </table:table-cell>
          <table:table-cell table:formula="of:=HEX2DEC([.B304])" office:value-type="float" office:value="492">
            <text:p>492</text:p>
          </table:table-cell>
          <table:table-cell table:formula="of:=HEX2DEC([.C304])" office:value-type="float" office:value="508">
            <text:p>508</text:p>
          </table:table-cell>
          <table:table-cell table:formula="of:=HEX2DEC([.D304])" office:value-type="float" office:value="8402">
            <text:p>8402</text:p>
          </table:table-cell>
          <table:table-cell table:formula="of:=HEX2DEC([.E304])" office:value-type="float" office:value="8097">
            <text:p>8097</text:p>
          </table:table-cell>
          <table:table-cell table:formula="of:=HEX2DEC([.F304])" office:value-type="float" office:value="7860">
            <text:p>7860</text:p>
          </table:table-cell>
          <table:table-cell table:formula="of:=IF([.G304]&gt;[.T$13];&quot;HE&quot;;IF([.G304]&gt;[.T$12];&quot;HO&quot;;IF([.G304]&lt;[.T$15];&quot;LE&quot;;IF([.G304]&lt;[.T$14];&quot;LO&quot;;&quot;&quot;))))">
            <text:p/>
          </table:table-cell>
          <table:table-cell table:formula="of:=IF([.H304]&gt;[.U$13];&quot;HE&quot;;IF([.H304]&gt;[.U$12];&quot;HO&quot;;IF([.H304]&lt;[.U$15];&quot;LE&quot;;IF([.H304]&lt;[.U$14];&quot;LO&quot;;&quot;&quot;))))">
            <text:p/>
          </table:table-cell>
          <table:table-cell table:formula="of:=IF([.I304]&gt;[.V$13];&quot;HE&quot;;IF([.I304]&gt;[.V$12];&quot;HO&quot;;IF([.I304]&lt;[.V$15];&quot;LE&quot;;IF([.I304]&lt;[.V$14];&quot;LO&quot;;&quot;&quot;))))">
            <text:p/>
          </table:table-cell>
          <table:table-cell table:formula="of:=IF([.J304]&gt;[.W$13];&quot;HE&quot;;IF([.J304]&gt;[.W$12];&quot;HO&quot;;IF([.J304]&lt;[.W$15];&quot;LE&quot;;IF([.J304]&lt;[.W$14];&quot;LO&quot;;&quot;&quot;))))">
            <text:p/>
          </table:table-cell>
          <table:table-cell table:formula="of:=IF([.K304]&gt;[.X$13];&quot;HE&quot;;IF([.K304]&gt;[.X$12];&quot;HO&quot;;IF([.K304]&lt;[.X$15];&quot;LE&quot;;IF([.K304]&lt;[.X$14];&quot;LO&quot;;&quot;&quot;))))">
            <text:p/>
          </table:table-cell>
          <table:table-cell table:formula="of:=IF([.L304]&gt;[.Y$13];&quot;HE&quot;;IF([.L304]&gt;[.Y$12];&quot;HO&quot;;IF([.L304]&lt;[.Y$15];&quot;LE&quot;;IF([.L30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3C</text:p>
          </table:table-cell>
          <table:table-cell table:number-columns-repeated="2" office:value-type="string">
            <text:p>1FC</text:p>
          </table:table-cell>
          <table:table-cell office:value-type="string">
            <text:p>202E</text:p>
          </table:table-cell>
          <table:table-cell office:value-type="string">
            <text:p>1FF1</text:p>
          </table:table-cell>
          <table:table-cell office:value-type="string">
            <text:p>1FCF</text:p>
          </table:table-cell>
          <table:table-cell table:formula="of:=HEX2DEC([.A305])" office:value-type="float" office:value="828">
            <text:p>828</text:p>
          </table:table-cell>
          <table:table-cell table:formula="of:=HEX2DEC([.B305])" office:value-type="float" office:value="508">
            <text:p>508</text:p>
          </table:table-cell>
          <table:table-cell table:formula="of:=HEX2DEC([.C305])" office:value-type="float" office:value="508">
            <text:p>508</text:p>
          </table:table-cell>
          <table:table-cell table:formula="of:=HEX2DEC([.D305])" office:value-type="float" office:value="8238">
            <text:p>8238</text:p>
          </table:table-cell>
          <table:table-cell table:formula="of:=HEX2DEC([.E305])" office:value-type="float" office:value="8177">
            <text:p>8177</text:p>
          </table:table-cell>
          <table:table-cell table:formula="of:=HEX2DEC([.F305])" office:value-type="float" office:value="8143">
            <text:p>8143</text:p>
          </table:table-cell>
          <table:table-cell table:formula="of:=IF([.G305]&gt;[.T$13];&quot;HE&quot;;IF([.G305]&gt;[.T$12];&quot;HO&quot;;IF([.G305]&lt;[.T$15];&quot;LE&quot;;IF([.G305]&lt;[.T$14];&quot;LO&quot;;&quot;&quot;))))">
            <text:p/>
          </table:table-cell>
          <table:table-cell table:formula="of:=IF([.H305]&gt;[.U$13];&quot;HE&quot;;IF([.H305]&gt;[.U$12];&quot;HO&quot;;IF([.H305]&lt;[.U$15];&quot;LE&quot;;IF([.H305]&lt;[.U$14];&quot;LO&quot;;&quot;&quot;))))">
            <text:p/>
          </table:table-cell>
          <table:table-cell table:formula="of:=IF([.I305]&gt;[.V$13];&quot;HE&quot;;IF([.I305]&gt;[.V$12];&quot;HO&quot;;IF([.I305]&lt;[.V$15];&quot;LE&quot;;IF([.I305]&lt;[.V$14];&quot;LO&quot;;&quot;&quot;))))">
            <text:p/>
          </table:table-cell>
          <table:table-cell table:formula="of:=IF([.J305]&gt;[.W$13];&quot;HE&quot;;IF([.J305]&gt;[.W$12];&quot;HO&quot;;IF([.J305]&lt;[.W$15];&quot;LE&quot;;IF([.J305]&lt;[.W$14];&quot;LO&quot;;&quot;&quot;))))">
            <text:p/>
          </table:table-cell>
          <table:table-cell table:formula="of:=IF([.K305]&gt;[.X$13];&quot;HE&quot;;IF([.K305]&gt;[.X$12];&quot;HO&quot;;IF([.K305]&lt;[.X$15];&quot;LE&quot;;IF([.K305]&lt;[.X$14];&quot;LO&quot;;&quot;&quot;))))">
            <text:p/>
          </table:table-cell>
          <table:table-cell table:formula="of:=IF([.L305]&gt;[.Y$13];&quot;HE&quot;;IF([.L305]&gt;[.Y$12];&quot;HO&quot;;IF([.L305]&lt;[.Y$15];&quot;LE&quot;;IF([.L30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D1</text:p>
          </table:table-cell>
          <table:table-cell office:value-type="string">
            <text:p>1FD4</text:p>
          </table:table-cell>
          <table:table-cell office:value-type="string">
            <text:p>1E4E</text:p>
          </table:table-cell>
          <table:table-cell table:formula="of:=HEX2DEC([.A306])" office:value-type="float" office:value="312">
            <text:p>312</text:p>
          </table:table-cell>
          <table:table-cell table:formula="of:=HEX2DEC([.B306])" office:value-type="float" office:value="492">
            <text:p>492</text:p>
          </table:table-cell>
          <table:table-cell table:formula="of:=HEX2DEC([.C306])" office:value-type="float" office:value="508">
            <text:p>508</text:p>
          </table:table-cell>
          <table:table-cell table:formula="of:=HEX2DEC([.D306])" office:value-type="float" office:value="8401">
            <text:p>8401</text:p>
          </table:table-cell>
          <table:table-cell table:formula="of:=HEX2DEC([.E306])" office:value-type="float" office:value="8148">
            <text:p>8148</text:p>
          </table:table-cell>
          <table:table-cell table:formula="of:=HEX2DEC([.F306])" office:value-type="float" office:value="7758">
            <text:p>7758</text:p>
          </table:table-cell>
          <table:table-cell table:formula="of:=IF([.G306]&gt;[.T$13];&quot;HE&quot;;IF([.G306]&gt;[.T$12];&quot;HO&quot;;IF([.G306]&lt;[.T$15];&quot;LE&quot;;IF([.G306]&lt;[.T$14];&quot;LO&quot;;&quot;&quot;))))">
            <text:p/>
          </table:table-cell>
          <table:table-cell table:formula="of:=IF([.H306]&gt;[.U$13];&quot;HE&quot;;IF([.H306]&gt;[.U$12];&quot;HO&quot;;IF([.H306]&lt;[.U$15];&quot;LE&quot;;IF([.H306]&lt;[.U$14];&quot;LO&quot;;&quot;&quot;))))">
            <text:p/>
          </table:table-cell>
          <table:table-cell table:formula="of:=IF([.I306]&gt;[.V$13];&quot;HE&quot;;IF([.I306]&gt;[.V$12];&quot;HO&quot;;IF([.I306]&lt;[.V$15];&quot;LE&quot;;IF([.I306]&lt;[.V$14];&quot;LO&quot;;&quot;&quot;))))">
            <text:p/>
          </table:table-cell>
          <table:table-cell table:formula="of:=IF([.J306]&gt;[.W$13];&quot;HE&quot;;IF([.J306]&gt;[.W$12];&quot;HO&quot;;IF([.J306]&lt;[.W$15];&quot;LE&quot;;IF([.J306]&lt;[.W$14];&quot;LO&quot;;&quot;&quot;))))">
            <text:p/>
          </table:table-cell>
          <table:table-cell table:formula="of:=IF([.K306]&gt;[.X$13];&quot;HE&quot;;IF([.K306]&gt;[.X$12];&quot;HO&quot;;IF([.K306]&lt;[.X$15];&quot;LE&quot;;IF([.K306]&lt;[.X$14];&quot;LO&quot;;&quot;&quot;))))">
            <text:p/>
          </table:table-cell>
          <table:table-cell table:formula="of:=IF([.L306]&gt;[.Y$13];&quot;HE&quot;;IF([.L306]&gt;[.Y$12];&quot;HO&quot;;IF([.L306]&lt;[.Y$15];&quot;LE&quot;;IF([.L30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8C</text:p>
          </table:table-cell>
          <table:table-cell table:number-columns-repeated="2" office:value-type="string">
            <text:p>1FC</text:p>
          </table:table-cell>
          <table:table-cell office:value-type="float" office:value="2011">
            <text:p>2011</text:p>
          </table:table-cell>
          <table:table-cell office:value-type="string">
            <text:p>1FD2</text:p>
          </table:table-cell>
          <table:table-cell office:value-type="string">
            <text:p>1FA3</text:p>
          </table:table-cell>
          <table:table-cell table:formula="of:=HEX2DEC([.A307])" office:value-type="float" office:value="652">
            <text:p>652</text:p>
          </table:table-cell>
          <table:table-cell table:formula="of:=HEX2DEC([.B307])" office:value-type="float" office:value="508">
            <text:p>508</text:p>
          </table:table-cell>
          <table:table-cell table:formula="of:=HEX2DEC([.C307])" office:value-type="float" office:value="508">
            <text:p>508</text:p>
          </table:table-cell>
          <table:table-cell table:formula="of:=HEX2DEC([.D307])" office:value-type="float" office:value="8209">
            <text:p>8209</text:p>
          </table:table-cell>
          <table:table-cell table:formula="of:=HEX2DEC([.E307])" office:value-type="float" office:value="8146">
            <text:p>8146</text:p>
          </table:table-cell>
          <table:table-cell table:formula="of:=HEX2DEC([.F307])" office:value-type="float" office:value="8099">
            <text:p>8099</text:p>
          </table:table-cell>
          <table:table-cell table:formula="of:=IF([.G307]&gt;[.T$13];&quot;HE&quot;;IF([.G307]&gt;[.T$12];&quot;HO&quot;;IF([.G307]&lt;[.T$15];&quot;LE&quot;;IF([.G307]&lt;[.T$14];&quot;LO&quot;;&quot;&quot;))))">
            <text:p/>
          </table:table-cell>
          <table:table-cell table:formula="of:=IF([.H307]&gt;[.U$13];&quot;HE&quot;;IF([.H307]&gt;[.U$12];&quot;HO&quot;;IF([.H307]&lt;[.U$15];&quot;LE&quot;;IF([.H307]&lt;[.U$14];&quot;LO&quot;;&quot;&quot;))))">
            <text:p/>
          </table:table-cell>
          <table:table-cell table:formula="of:=IF([.I307]&gt;[.V$13];&quot;HE&quot;;IF([.I307]&gt;[.V$12];&quot;HO&quot;;IF([.I307]&lt;[.V$15];&quot;LE&quot;;IF([.I307]&lt;[.V$14];&quot;LO&quot;;&quot;&quot;))))">
            <text:p/>
          </table:table-cell>
          <table:table-cell table:formula="of:=IF([.J307]&gt;[.W$13];&quot;HE&quot;;IF([.J307]&gt;[.W$12];&quot;HO&quot;;IF([.J307]&lt;[.W$15];&quot;LE&quot;;IF([.J307]&lt;[.W$14];&quot;LO&quot;;&quot;&quot;))))">
            <text:p/>
          </table:table-cell>
          <table:table-cell table:formula="of:=IF([.K307]&gt;[.X$13];&quot;HE&quot;;IF([.K307]&gt;[.X$12];&quot;HO&quot;;IF([.K307]&lt;[.X$15];&quot;LE&quot;;IF([.K307]&lt;[.X$14];&quot;LO&quot;;&quot;&quot;))))">
            <text:p/>
          </table:table-cell>
          <table:table-cell table:formula="of:=IF([.L307]&gt;[.Y$13];&quot;HE&quot;;IF([.L307]&gt;[.Y$12];&quot;HO&quot;;IF([.L307]&lt;[.Y$15];&quot;LE&quot;;IF([.L30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DE</text:p>
          </table:table-cell>
          <table:table-cell office:value-type="string">
            <text:p>1FEE</text:p>
          </table:table-cell>
          <table:table-cell table:style-name="ce3" office:value-type="string">
            <text:p>1E95</text:p>
          </table:table-cell>
          <table:table-cell table:formula="of:=HEX2DEC([.A308])" office:value-type="float" office:value="596">
            <text:p>596</text:p>
          </table:table-cell>
          <table:table-cell table:formula="of:=HEX2DEC([.B308])" office:value-type="float" office:value="492">
            <text:p>492</text:p>
          </table:table-cell>
          <table:table-cell table:formula="of:=HEX2DEC([.C308])" office:value-type="float" office:value="508">
            <text:p>508</text:p>
          </table:table-cell>
          <table:table-cell table:formula="of:=HEX2DEC([.D308])" office:value-type="float" office:value="8414">
            <text:p>8414</text:p>
          </table:table-cell>
          <table:table-cell table:formula="of:=HEX2DEC([.E308])" office:value-type="float" office:value="8174">
            <text:p>8174</text:p>
          </table:table-cell>
          <table:table-cell table:formula="of:=HEX2DEC([.F308])" office:value-type="float" office:value="7829">
            <text:p>7829</text:p>
          </table:table-cell>
          <table:table-cell table:formula="of:=IF([.G308]&gt;[.T$13];&quot;HE&quot;;IF([.G308]&gt;[.T$12];&quot;HO&quot;;IF([.G308]&lt;[.T$15];&quot;LE&quot;;IF([.G308]&lt;[.T$14];&quot;LO&quot;;&quot;&quot;))))">
            <text:p/>
          </table:table-cell>
          <table:table-cell table:formula="of:=IF([.H308]&gt;[.U$13];&quot;HE&quot;;IF([.H308]&gt;[.U$12];&quot;HO&quot;;IF([.H308]&lt;[.U$15];&quot;LE&quot;;IF([.H308]&lt;[.U$14];&quot;LO&quot;;&quot;&quot;))))">
            <text:p/>
          </table:table-cell>
          <table:table-cell table:formula="of:=IF([.I308]&gt;[.V$13];&quot;HE&quot;;IF([.I308]&gt;[.V$12];&quot;HO&quot;;IF([.I308]&lt;[.V$15];&quot;LE&quot;;IF([.I308]&lt;[.V$14];&quot;LO&quot;;&quot;&quot;))))">
            <text:p/>
          </table:table-cell>
          <table:table-cell table:formula="of:=IF([.J308]&gt;[.W$13];&quot;HE&quot;;IF([.J308]&gt;[.W$12];&quot;HO&quot;;IF([.J308]&lt;[.W$15];&quot;LE&quot;;IF([.J308]&lt;[.W$14];&quot;LO&quot;;&quot;&quot;))))">
            <text:p/>
          </table:table-cell>
          <table:table-cell table:formula="of:=IF([.K308]&gt;[.X$13];&quot;HE&quot;;IF([.K308]&gt;[.X$12];&quot;HO&quot;;IF([.K308]&lt;[.X$15];&quot;LE&quot;;IF([.K308]&lt;[.X$14];&quot;LO&quot;;&quot;&quot;))))">
            <text:p/>
          </table:table-cell>
          <table:table-cell table:formula="of:=IF([.L308]&gt;[.Y$13];&quot;HE&quot;;IF([.L308]&gt;[.Y$12];&quot;HO&quot;;IF([.L308]&lt;[.Y$15];&quot;LE&quot;;IF([.L30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E</text:p>
          </table:table-cell>
          <table:table-cell office:value-type="string">
            <text:p>1FDF</text:p>
          </table:table-cell>
          <table:table-cell office:value-type="string">
            <text:p>1E8D</text:p>
          </table:table-cell>
          <table:table-cell table:formula="of:=HEX2DEC([.A309])" office:value-type="float" office:value="564">
            <text:p>564</text:p>
          </table:table-cell>
          <table:table-cell table:formula="of:=HEX2DEC([.B309])" office:value-type="float" office:value="492">
            <text:p>492</text:p>
          </table:table-cell>
          <table:table-cell table:formula="of:=HEX2DEC([.C309])" office:value-type="float" office:value="508">
            <text:p>508</text:p>
          </table:table-cell>
          <table:table-cell table:formula="of:=HEX2DEC([.D309])" office:value-type="float" office:value="8430">
            <text:p>8430</text:p>
          </table:table-cell>
          <table:table-cell table:formula="of:=HEX2DEC([.E309])" office:value-type="float" office:value="8159">
            <text:p>8159</text:p>
          </table:table-cell>
          <table:table-cell table:formula="of:=HEX2DEC([.F309])" office:value-type="float" office:value="7821">
            <text:p>7821</text:p>
          </table:table-cell>
          <table:table-cell table:formula="of:=IF([.G309]&gt;[.T$13];&quot;HE&quot;;IF([.G309]&gt;[.T$12];&quot;HO&quot;;IF([.G309]&lt;[.T$15];&quot;LE&quot;;IF([.G309]&lt;[.T$14];&quot;LO&quot;;&quot;&quot;))))">
            <text:p/>
          </table:table-cell>
          <table:table-cell table:formula="of:=IF([.H309]&gt;[.U$13];&quot;HE&quot;;IF([.H309]&gt;[.U$12];&quot;HO&quot;;IF([.H309]&lt;[.U$15];&quot;LE&quot;;IF([.H309]&lt;[.U$14];&quot;LO&quot;;&quot;&quot;))))">
            <text:p/>
          </table:table-cell>
          <table:table-cell table:formula="of:=IF([.I309]&gt;[.V$13];&quot;HE&quot;;IF([.I309]&gt;[.V$12];&quot;HO&quot;;IF([.I309]&lt;[.V$15];&quot;LE&quot;;IF([.I309]&lt;[.V$14];&quot;LO&quot;;&quot;&quot;))))">
            <text:p/>
          </table:table-cell>
          <table:table-cell table:formula="of:=IF([.J309]&gt;[.W$13];&quot;HE&quot;;IF([.J309]&gt;[.W$12];&quot;HO&quot;;IF([.J309]&lt;[.W$15];&quot;LE&quot;;IF([.J309]&lt;[.W$14];&quot;LO&quot;;&quot;&quot;))))">
            <text:p/>
          </table:table-cell>
          <table:table-cell table:formula="of:=IF([.K309]&gt;[.X$13];&quot;HE&quot;;IF([.K309]&gt;[.X$12];&quot;HO&quot;;IF([.K309]&lt;[.X$15];&quot;LE&quot;;IF([.K309]&lt;[.X$14];&quot;LO&quot;;&quot;&quot;))))">
            <text:p/>
          </table:table-cell>
          <table:table-cell table:formula="of:=IF([.L309]&gt;[.Y$13];&quot;HE&quot;;IF([.L309]&gt;[.Y$12];&quot;HO&quot;;IF([.L309]&lt;[.Y$15];&quot;LE&quot;;IF([.L309]&lt;[.Y$14];&quot;LO&quot;;&quot;&quot;))))">
            <text:p/>
          </table:table-cell>
          <table:table-cell table:number-columns-repeated="7"/>
        </table:table-row>
        <table:table-row table:style-name="ro1">
          <table:table-cell table:style-name="ce3" office:value-type="string">
            <text:p>2E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CA</text:p>
          </table:table-cell>
          <table:table-cell office:value-type="string">
            <text:p>1EB9</text:p>
          </table:table-cell>
          <table:table-cell table:formula="of:=HEX2DEC([.A310])" office:value-type="float" office:value="740">
            <text:p>740</text:p>
          </table:table-cell>
          <table:table-cell table:formula="of:=HEX2DEC([.B310])" office:value-type="float" office:value="492">
            <text:p>492</text:p>
          </table:table-cell>
          <table:table-cell table:formula="of:=HEX2DEC([.C310])" office:value-type="float" office:value="508">
            <text:p>508</text:p>
          </table:table-cell>
          <table:table-cell table:formula="of:=HEX2DEC([.D310])" office:value-type="float" office:value="8437">
            <text:p>8437</text:p>
          </table:table-cell>
          <table:table-cell table:formula="of:=HEX2DEC([.E310])" office:value-type="float" office:value="8138">
            <text:p>8138</text:p>
          </table:table-cell>
          <table:table-cell table:formula="of:=HEX2DEC([.F310])" office:value-type="float" office:value="7865">
            <text:p>7865</text:p>
          </table:table-cell>
          <table:table-cell table:formula="of:=IF([.G310]&gt;[.T$13];&quot;HE&quot;;IF([.G310]&gt;[.T$12];&quot;HO&quot;;IF([.G310]&lt;[.T$15];&quot;LE&quot;;IF([.G310]&lt;[.T$14];&quot;LO&quot;;&quot;&quot;))))">
            <text:p/>
          </table:table-cell>
          <table:table-cell table:formula="of:=IF([.H310]&gt;[.U$13];&quot;HE&quot;;IF([.H310]&gt;[.U$12];&quot;HO&quot;;IF([.H310]&lt;[.U$15];&quot;LE&quot;;IF([.H310]&lt;[.U$14];&quot;LO&quot;;&quot;&quot;))))">
            <text:p/>
          </table:table-cell>
          <table:table-cell table:formula="of:=IF([.I310]&gt;[.V$13];&quot;HE&quot;;IF([.I310]&gt;[.V$12];&quot;HO&quot;;IF([.I310]&lt;[.V$15];&quot;LE&quot;;IF([.I310]&lt;[.V$14];&quot;LO&quot;;&quot;&quot;))))">
            <text:p/>
          </table:table-cell>
          <table:table-cell table:formula="of:=IF([.J310]&gt;[.W$13];&quot;HE&quot;;IF([.J310]&gt;[.W$12];&quot;HO&quot;;IF([.J310]&lt;[.W$15];&quot;LE&quot;;IF([.J310]&lt;[.W$14];&quot;LO&quot;;&quot;&quot;))))">
            <text:p/>
          </table:table-cell>
          <table:table-cell table:formula="of:=IF([.K310]&gt;[.X$13];&quot;HE&quot;;IF([.K310]&gt;[.X$12];&quot;HO&quot;;IF([.K310]&lt;[.X$15];&quot;LE&quot;;IF([.K310]&lt;[.X$14];&quot;LO&quot;;&quot;&quot;))))">
            <text:p/>
          </table:table-cell>
          <table:table-cell table:formula="of:=IF([.L310]&gt;[.Y$13];&quot;HE&quot;;IF([.L310]&gt;[.Y$12];&quot;HO&quot;;IF([.L310]&lt;[.Y$15];&quot;LE&quot;;IF([.L31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FE</text:p>
          </table:table-cell>
          <table:table-cell office:value-type="string">
            <text:p>1FE</text:p>
          </table:table-cell>
          <table:table-cell office:value-type="float" office:value="202">
            <text:p>202</text:p>
          </table:table-cell>
          <table:table-cell office:value-type="string">
            <text:p>3F0B</text:p>
          </table:table-cell>
          <table:table-cell office:value-type="string">
            <text:p>1FEA</text:p>
          </table:table-cell>
          <table:table-cell office:value-type="string">
            <text:p>1FBF</text:p>
          </table:table-cell>
          <table:table-cell table:formula="of:=HEX2DEC([.A311])" office:value-type="float" office:value="766">
            <text:p>766</text:p>
          </table:table-cell>
          <table:table-cell table:formula="of:=HEX2DEC([.B311])" office:value-type="float" office:value="510">
            <text:p>510</text:p>
          </table:table-cell>
          <table:table-cell table:formula="of:=HEX2DEC([.C311])" office:value-type="float" office:value="514">
            <text:p>514</text:p>
          </table:table-cell>
          <table:table-cell table:formula="of:=HEX2DEC([.D311])" office:value-type="float" office:value="16139">
            <text:p>16139</text:p>
          </table:table-cell>
          <table:table-cell table:formula="of:=HEX2DEC([.E311])" office:value-type="float" office:value="8170">
            <text:p>8170</text:p>
          </table:table-cell>
          <table:table-cell table:formula="of:=HEX2DEC([.F311])" office:value-type="float" office:value="8127">
            <text:p>8127</text:p>
          </table:table-cell>
          <table:table-cell table:formula="of:=IF([.G311]&gt;[.T$13];&quot;HE&quot;;IF([.G311]&gt;[.T$12];&quot;HO&quot;;IF([.G311]&lt;[.T$15];&quot;LE&quot;;IF([.G311]&lt;[.T$14];&quot;LO&quot;;&quot;&quot;))))">
            <text:p/>
          </table:table-cell>
          <table:table-cell table:formula="of:=IF([.H311]&gt;[.U$13];&quot;HE&quot;;IF([.H311]&gt;[.U$12];&quot;HO&quot;;IF([.H311]&lt;[.U$15];&quot;LE&quot;;IF([.H311]&lt;[.U$14];&quot;LO&quot;;&quot;&quot;))))">
            <text:p/>
          </table:table-cell>
          <table:table-cell table:formula="of:=IF([.I311]&gt;[.V$13];&quot;HE&quot;;IF([.I311]&gt;[.V$12];&quot;HO&quot;;IF([.I311]&lt;[.V$15];&quot;LE&quot;;IF([.I311]&lt;[.V$14];&quot;LO&quot;;&quot;&quot;))))" office:value-type="string" office:string-value="HE">
            <text:p>HE</text:p>
          </table:table-cell>
          <table:table-cell table:formula="of:=IF([.J311]&gt;[.W$13];&quot;HE&quot;;IF([.J311]&gt;[.W$12];&quot;HO&quot;;IF([.J311]&lt;[.W$15];&quot;LE&quot;;IF([.J311]&lt;[.W$14];&quot;LO&quot;;&quot;&quot;))))" office:value-type="string" office:string-value="HE">
            <text:p>HE</text:p>
          </table:table-cell>
          <table:table-cell table:formula="of:=IF([.K311]&gt;[.X$13];&quot;HE&quot;;IF([.K311]&gt;[.X$12];&quot;HO&quot;;IF([.K311]&lt;[.X$15];&quot;LE&quot;;IF([.K311]&lt;[.X$14];&quot;LO&quot;;&quot;&quot;))))">
            <text:p/>
          </table:table-cell>
          <table:table-cell table:formula="of:=IF([.L311]&gt;[.Y$13];&quot;HE&quot;;IF([.L311]&gt;[.Y$12];&quot;HO&quot;;IF([.L311]&lt;[.Y$15];&quot;LE&quot;;IF([.L31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D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D</text:p>
          </table:table-cell>
          <table:table-cell office:value-type="string">
            <text:p>1FCC</text:p>
          </table:table-cell>
          <table:table-cell office:value-type="string">
            <text:p>1EB6</text:p>
          </table:table-cell>
          <table:table-cell table:formula="of:=HEX2DEC([.A312])" office:value-type="float" office:value="728">
            <text:p>728</text:p>
          </table:table-cell>
          <table:table-cell table:formula="of:=HEX2DEC([.B312])" office:value-type="float" office:value="492">
            <text:p>492</text:p>
          </table:table-cell>
          <table:table-cell table:formula="of:=HEX2DEC([.C312])" office:value-type="float" office:value="508">
            <text:p>508</text:p>
          </table:table-cell>
          <table:table-cell table:formula="of:=HEX2DEC([.D312])" office:value-type="float" office:value="8429">
            <text:p>8429</text:p>
          </table:table-cell>
          <table:table-cell table:formula="of:=HEX2DEC([.E312])" office:value-type="float" office:value="8140">
            <text:p>8140</text:p>
          </table:table-cell>
          <table:table-cell table:formula="of:=HEX2DEC([.F312])" office:value-type="float" office:value="7862">
            <text:p>7862</text:p>
          </table:table-cell>
          <table:table-cell table:formula="of:=IF([.G312]&gt;[.T$13];&quot;HE&quot;;IF([.G312]&gt;[.T$12];&quot;HO&quot;;IF([.G312]&lt;[.T$15];&quot;LE&quot;;IF([.G312]&lt;[.T$14];&quot;LO&quot;;&quot;&quot;))))">
            <text:p/>
          </table:table-cell>
          <table:table-cell table:formula="of:=IF([.H312]&gt;[.U$13];&quot;HE&quot;;IF([.H312]&gt;[.U$12];&quot;HO&quot;;IF([.H312]&lt;[.U$15];&quot;LE&quot;;IF([.H312]&lt;[.U$14];&quot;LO&quot;;&quot;&quot;))))">
            <text:p/>
          </table:table-cell>
          <table:table-cell table:formula="of:=IF([.I312]&gt;[.V$13];&quot;HE&quot;;IF([.I312]&gt;[.V$12];&quot;HO&quot;;IF([.I312]&lt;[.V$15];&quot;LE&quot;;IF([.I312]&lt;[.V$14];&quot;LO&quot;;&quot;&quot;))))">
            <text:p/>
          </table:table-cell>
          <table:table-cell table:formula="of:=IF([.J312]&gt;[.W$13];&quot;HE&quot;;IF([.J312]&gt;[.W$12];&quot;HO&quot;;IF([.J312]&lt;[.W$15];&quot;LE&quot;;IF([.J312]&lt;[.W$14];&quot;LO&quot;;&quot;&quot;))))">
            <text:p/>
          </table:table-cell>
          <table:table-cell table:formula="of:=IF([.K312]&gt;[.X$13];&quot;HE&quot;;IF([.K312]&gt;[.X$12];&quot;HO&quot;;IF([.K312]&lt;[.X$15];&quot;LE&quot;;IF([.K312]&lt;[.X$14];&quot;LO&quot;;&quot;&quot;))))">
            <text:p/>
          </table:table-cell>
          <table:table-cell table:formula="of:=IF([.L312]&gt;[.Y$13];&quot;HE&quot;;IF([.L312]&gt;[.Y$12];&quot;HO&quot;;IF([.L312]&lt;[.Y$15];&quot;LE&quot;;IF([.L31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CC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string">
            <text:p>210A</text:p>
          </table:table-cell>
          <table:table-cell office:value-type="string">
            <text:p>20A4</text:p>
          </table:table-cell>
          <table:table-cell office:value-type="string">
            <text:p>1F33</text:p>
          </table:table-cell>
          <table:table-cell table:formula="of:=HEX2DEC([.A313])" office:value-type="float" office:value="204">
            <text:p>204</text:p>
          </table:table-cell>
          <table:table-cell table:formula="of:=HEX2DEC([.B313])" office:value-type="float" office:value="508">
            <text:p>508</text:p>
          </table:table-cell>
          <table:table-cell table:formula="of:=HEX2DEC([.C313])" office:value-type="float" office:value="524">
            <text:p>524</text:p>
          </table:table-cell>
          <table:table-cell table:formula="of:=HEX2DEC([.D313])" office:value-type="float" office:value="8458">
            <text:p>8458</text:p>
          </table:table-cell>
          <table:table-cell table:formula="of:=HEX2DEC([.E313])" office:value-type="float" office:value="8356">
            <text:p>8356</text:p>
          </table:table-cell>
          <table:table-cell table:formula="of:=HEX2DEC([.F313])" office:value-type="float" office:value="7987">
            <text:p>7987</text:p>
          </table:table-cell>
          <table:table-cell table:formula="of:=IF([.G313]&gt;[.T$13];&quot;HE&quot;;IF([.G313]&gt;[.T$12];&quot;HO&quot;;IF([.G313]&lt;[.T$15];&quot;LE&quot;;IF([.G313]&lt;[.T$14];&quot;LO&quot;;&quot;&quot;))))" office:value-type="string" office:string-value="LO">
            <text:p>LO</text:p>
          </table:table-cell>
          <table:table-cell table:formula="of:=IF([.H313]&gt;[.U$13];&quot;HE&quot;;IF([.H313]&gt;[.U$12];&quot;HO&quot;;IF([.H313]&lt;[.U$15];&quot;LE&quot;;IF([.H313]&lt;[.U$14];&quot;LO&quot;;&quot;&quot;))))">
            <text:p/>
          </table:table-cell>
          <table:table-cell table:formula="of:=IF([.I313]&gt;[.V$13];&quot;HE&quot;;IF([.I313]&gt;[.V$12];&quot;HO&quot;;IF([.I313]&lt;[.V$15];&quot;LE&quot;;IF([.I313]&lt;[.V$14];&quot;LO&quot;;&quot;&quot;))))" office:value-type="string" office:string-value="HE">
            <text:p>HE</text:p>
          </table:table-cell>
          <table:table-cell table:formula="of:=IF([.J313]&gt;[.W$13];&quot;HE&quot;;IF([.J313]&gt;[.W$12];&quot;HO&quot;;IF([.J313]&lt;[.W$15];&quot;LE&quot;;IF([.J313]&lt;[.W$14];&quot;LO&quot;;&quot;&quot;))))">
            <text:p/>
          </table:table-cell>
          <table:table-cell table:formula="of:=IF([.K313]&gt;[.X$13];&quot;HE&quot;;IF([.K313]&gt;[.X$12];&quot;HO&quot;;IF([.K313]&lt;[.X$15];&quot;LE&quot;;IF([.K313]&lt;[.X$14];&quot;LO&quot;;&quot;&quot;))))" office:value-type="string" office:string-value="HE">
            <text:p>HE</text:p>
          </table:table-cell>
          <table:table-cell table:formula="of:=IF([.L313]&gt;[.Y$13];&quot;HE&quot;;IF([.L313]&gt;[.Y$12];&quot;HO&quot;;IF([.L313]&lt;[.Y$15];&quot;LE&quot;;IF([.L31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float" office:value="2335">
            <text:p>2335</text:p>
          </table:table-cell>
          <table:table-cell office:value-type="string">
            <text:p>1FA1</text:p>
          </table:table-cell>
          <table:table-cell office:value-type="string">
            <text:p>1DCE</text:p>
          </table:table-cell>
          <table:table-cell table:formula="of:=HEX2DEC([.A314])" office:value-type="float" office:value="824">
            <text:p>824</text:p>
          </table:table-cell>
          <table:table-cell table:formula="of:=HEX2DEC([.B314])" office:value-type="float" office:value="476">
            <text:p>476</text:p>
          </table:table-cell>
          <table:table-cell table:formula="of:=HEX2DEC([.C314])" office:value-type="float" office:value="508">
            <text:p>508</text:p>
          </table:table-cell>
          <table:table-cell table:formula="of:=HEX2DEC([.D314])" office:value-type="float" office:value="9013">
            <text:p>9013</text:p>
          </table:table-cell>
          <table:table-cell table:formula="of:=HEX2DEC([.E314])" office:value-type="float" office:value="8097">
            <text:p>8097</text:p>
          </table:table-cell>
          <table:table-cell table:formula="of:=HEX2DEC([.F314])" office:value-type="float" office:value="7630">
            <text:p>7630</text:p>
          </table:table-cell>
          <table:table-cell table:formula="of:=IF([.G314]&gt;[.T$13];&quot;HE&quot;;IF([.G314]&gt;[.T$12];&quot;HO&quot;;IF([.G314]&lt;[.T$15];&quot;LE&quot;;IF([.G314]&lt;[.T$14];&quot;LO&quot;;&quot;&quot;))))">
            <text:p/>
          </table:table-cell>
          <table:table-cell table:formula="of:=IF([.H314]&gt;[.U$13];&quot;HE&quot;;IF([.H314]&gt;[.U$12];&quot;HO&quot;;IF([.H314]&lt;[.U$15];&quot;LE&quot;;IF([.H314]&lt;[.U$14];&quot;LO&quot;;&quot;&quot;))))">
            <text:p/>
          </table:table-cell>
          <table:table-cell table:formula="of:=IF([.I314]&gt;[.V$13];&quot;HE&quot;;IF([.I314]&gt;[.V$12];&quot;HO&quot;;IF([.I314]&lt;[.V$15];&quot;LE&quot;;IF([.I314]&lt;[.V$14];&quot;LO&quot;;&quot;&quot;))))">
            <text:p/>
          </table:table-cell>
          <table:table-cell table:formula="of:=IF([.J314]&gt;[.W$13];&quot;HE&quot;;IF([.J314]&gt;[.W$12];&quot;HO&quot;;IF([.J314]&lt;[.W$15];&quot;LE&quot;;IF([.J314]&lt;[.W$14];&quot;LO&quot;;&quot;&quot;))))" office:value-type="string" office:string-value="HE">
            <text:p>HE</text:p>
          </table:table-cell>
          <table:table-cell table:formula="of:=IF([.K314]&gt;[.X$13];&quot;HE&quot;;IF([.K314]&gt;[.X$12];&quot;HO&quot;;IF([.K314]&lt;[.X$15];&quot;LE&quot;;IF([.K314]&lt;[.X$14];&quot;LO&quot;;&quot;&quot;))))">
            <text:p/>
          </table:table-cell>
          <table:table-cell table:formula="of:=IF([.L314]&gt;[.Y$13];&quot;HE&quot;;IF([.L314]&gt;[.Y$12];&quot;HO&quot;;IF([.L314]&lt;[.Y$15];&quot;LE&quot;;IF([.L31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FA</text:p>
          </table:table-cell>
          <table:table-cell office:value-type="string">
            <text:p>1CC</text:p>
          </table:table-cell>
          <table:table-cell office:value-type="string">
            <text:p>21C</text:p>
          </table:table-cell>
          <table:table-cell office:value-type="string">
            <text:p>259C</text:p>
          </table:table-cell>
          <table:table-cell office:value-type="float" office:value="2113">
            <text:p>2113</text:p>
          </table:table-cell>
          <table:table-cell office:value-type="string">
            <text:p>1C7E</text:p>
          </table:table-cell>
          <table:table-cell table:formula="of:=HEX2DEC([.A315])" office:value-type="float" office:value="506">
            <text:p>506</text:p>
          </table:table-cell>
          <table:table-cell table:formula="of:=HEX2DEC([.B315])" office:value-type="float" office:value="460">
            <text:p>460</text:p>
          </table:table-cell>
          <table:table-cell table:formula="of:=HEX2DEC([.C315])" office:value-type="float" office:value="540">
            <text:p>540</text:p>
          </table:table-cell>
          <table:table-cell table:formula="of:=HEX2DEC([.D315])" office:value-type="float" office:value="9628">
            <text:p>9628</text:p>
          </table:table-cell>
          <table:table-cell table:formula="of:=HEX2DEC([.E315])" office:value-type="float" office:value="8467">
            <text:p>8467</text:p>
          </table:table-cell>
          <table:table-cell table:formula="of:=HEX2DEC([.F315])" office:value-type="float" office:value="7294">
            <text:p>7294</text:p>
          </table:table-cell>
          <table:table-cell table:formula="of:=IF([.G315]&gt;[.T$13];&quot;HE&quot;;IF([.G315]&gt;[.T$12];&quot;HO&quot;;IF([.G315]&lt;[.T$15];&quot;LE&quot;;IF([.G315]&lt;[.T$14];&quot;LO&quot;;&quot;&quot;))))">
            <text:p/>
          </table:table-cell>
          <table:table-cell table:formula="of:=IF([.H315]&gt;[.U$13];&quot;HE&quot;;IF([.H315]&gt;[.U$12];&quot;HO&quot;;IF([.H315]&lt;[.U$15];&quot;LE&quot;;IF([.H315]&lt;[.U$14];&quot;LO&quot;;&quot;&quot;))))" office:value-type="string" office:string-value="LO">
            <text:p>LO</text:p>
          </table:table-cell>
          <table:table-cell table:formula="of:=IF([.I315]&gt;[.V$13];&quot;HE&quot;;IF([.I315]&gt;[.V$12];&quot;HO&quot;;IF([.I315]&lt;[.V$15];&quot;LE&quot;;IF([.I315]&lt;[.V$14];&quot;LO&quot;;&quot;&quot;))))" office:value-type="string" office:string-value="HE">
            <text:p>HE</text:p>
          </table:table-cell>
          <table:table-cell table:formula="of:=IF([.J315]&gt;[.W$13];&quot;HE&quot;;IF([.J315]&gt;[.W$12];&quot;HO&quot;;IF([.J315]&lt;[.W$15];&quot;LE&quot;;IF([.J315]&lt;[.W$14];&quot;LO&quot;;&quot;&quot;))))" office:value-type="string" office:string-value="HE">
            <text:p>HE</text:p>
          </table:table-cell>
          <table:table-cell table:formula="of:=IF([.K315]&gt;[.X$13];&quot;HE&quot;;IF([.K315]&gt;[.X$12];&quot;HO&quot;;IF([.K315]&lt;[.X$15];&quot;LE&quot;;IF([.K315]&lt;[.X$14];&quot;LO&quot;;&quot;&quot;))))" office:value-type="string" office:string-value="HE">
            <text:p>HE</text:p>
          </table:table-cell>
          <table:table-cell table:formula="of:=IF([.L315]&gt;[.Y$13];&quot;HE&quot;;IF([.L315]&gt;[.Y$12];&quot;HO&quot;;IF([.L315]&lt;[.Y$15];&quot;LE&quot;;IF([.L315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2FE</text:p>
          </table:table-cell>
          <table:table-cell office:value-type="string">
            <text:p>1CC</text:p>
          </table:table-cell>
          <table:table-cell office:value-type="string">
            <text:p>1FC</text:p>
          </table:table-cell>
          <table:table-cell office:value-type="string">
            <text:p>254A</text:p>
          </table:table-cell>
          <table:table-cell office:value-type="string">
            <text:p>1FB3</text:p>
          </table:table-cell>
          <table:table-cell office:value-type="string">
            <text:p>1CBF</text:p>
          </table:table-cell>
          <table:table-cell table:formula="of:=HEX2DEC([.A316])" office:value-type="float" office:value="766">
            <text:p>766</text:p>
          </table:table-cell>
          <table:table-cell table:formula="of:=HEX2DEC([.B316])" office:value-type="float" office:value="460">
            <text:p>460</text:p>
          </table:table-cell>
          <table:table-cell table:formula="of:=HEX2DEC([.C316])" office:value-type="float" office:value="508">
            <text:p>508</text:p>
          </table:table-cell>
          <table:table-cell table:formula="of:=HEX2DEC([.D316])" office:value-type="float" office:value="9546">
            <text:p>9546</text:p>
          </table:table-cell>
          <table:table-cell table:formula="of:=HEX2DEC([.E316])" office:value-type="float" office:value="8115">
            <text:p>8115</text:p>
          </table:table-cell>
          <table:table-cell table:formula="of:=HEX2DEC([.F316])" office:value-type="float" office:value="7359">
            <text:p>7359</text:p>
          </table:table-cell>
          <table:table-cell table:formula="of:=IF([.G316]&gt;[.T$13];&quot;HE&quot;;IF([.G316]&gt;[.T$12];&quot;HO&quot;;IF([.G316]&lt;[.T$15];&quot;LE&quot;;IF([.G316]&lt;[.T$14];&quot;LO&quot;;&quot;&quot;))))">
            <text:p/>
          </table:table-cell>
          <table:table-cell table:formula="of:=IF([.H316]&gt;[.U$13];&quot;HE&quot;;IF([.H316]&gt;[.U$12];&quot;HO&quot;;IF([.H316]&lt;[.U$15];&quot;LE&quot;;IF([.H316]&lt;[.U$14];&quot;LO&quot;;&quot;&quot;))))" office:value-type="string" office:string-value="LO">
            <text:p>LO</text:p>
          </table:table-cell>
          <table:table-cell table:formula="of:=IF([.I316]&gt;[.V$13];&quot;HE&quot;;IF([.I316]&gt;[.V$12];&quot;HO&quot;;IF([.I316]&lt;[.V$15];&quot;LE&quot;;IF([.I316]&lt;[.V$14];&quot;LO&quot;;&quot;&quot;))))">
            <text:p/>
          </table:table-cell>
          <table:table-cell table:formula="of:=IF([.J316]&gt;[.W$13];&quot;HE&quot;;IF([.J316]&gt;[.W$12];&quot;HO&quot;;IF([.J316]&lt;[.W$15];&quot;LE&quot;;IF([.J316]&lt;[.W$14];&quot;LO&quot;;&quot;&quot;))))" office:value-type="string" office:string-value="HE">
            <text:p>HE</text:p>
          </table:table-cell>
          <table:table-cell table:formula="of:=IF([.K316]&gt;[.X$13];&quot;HE&quot;;IF([.K316]&gt;[.X$12];&quot;HO&quot;;IF([.K316]&lt;[.X$15];&quot;LE&quot;;IF([.K316]&lt;[.X$14];&quot;LO&quot;;&quot;&quot;))))">
            <text:p/>
          </table:table-cell>
          <table:table-cell table:formula="of:=IF([.L316]&gt;[.Y$13];&quot;HE&quot;;IF([.L316]&gt;[.Y$12];&quot;HO&quot;;IF([.L316]&lt;[.Y$15];&quot;LE&quot;;IF([.L316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1CC</text:p>
          </table:table-cell>
          <table:table-cell office:value-type="string">
            <text:p>1FC</text:p>
          </table:table-cell>
          <table:table-cell office:value-type="float" office:value="2423">
            <text:p>2423</text:p>
          </table:table-cell>
          <table:table-cell office:value-type="string">
            <text:p>1F62</text:p>
          </table:table-cell>
          <table:table-cell office:value-type="string">
            <text:p>1CE0</text:p>
          </table:table-cell>
          <table:table-cell table:formula="of:=HEX2DEC([.A317])" office:value-type="float" office:value="898">
            <text:p>898</text:p>
          </table:table-cell>
          <table:table-cell table:formula="of:=HEX2DEC([.B317])" office:value-type="float" office:value="460">
            <text:p>460</text:p>
          </table:table-cell>
          <table:table-cell table:formula="of:=HEX2DEC([.C317])" office:value-type="float" office:value="508">
            <text:p>508</text:p>
          </table:table-cell>
          <table:table-cell table:formula="of:=HEX2DEC([.D317])" office:value-type="float" office:value="9251">
            <text:p>9251</text:p>
          </table:table-cell>
          <table:table-cell table:formula="of:=HEX2DEC([.E317])" office:value-type="float" office:value="8034">
            <text:p>8034</text:p>
          </table:table-cell>
          <table:table-cell table:formula="of:=HEX2DEC([.F317])" office:value-type="float" office:value="7392">
            <text:p>7392</text:p>
          </table:table-cell>
          <table:table-cell table:formula="of:=IF([.G317]&gt;[.T$13];&quot;HE&quot;;IF([.G317]&gt;[.T$12];&quot;HO&quot;;IF([.G317]&lt;[.T$15];&quot;LE&quot;;IF([.G317]&lt;[.T$14];&quot;LO&quot;;&quot;&quot;))))">
            <text:p/>
          </table:table-cell>
          <table:table-cell table:formula="of:=IF([.H317]&gt;[.U$13];&quot;HE&quot;;IF([.H317]&gt;[.U$12];&quot;HO&quot;;IF([.H317]&lt;[.U$15];&quot;LE&quot;;IF([.H317]&lt;[.U$14];&quot;LO&quot;;&quot;&quot;))))" office:value-type="string" office:string-value="LO">
            <text:p>LO</text:p>
          </table:table-cell>
          <table:table-cell table:formula="of:=IF([.I317]&gt;[.V$13];&quot;HE&quot;;IF([.I317]&gt;[.V$12];&quot;HO&quot;;IF([.I317]&lt;[.V$15];&quot;LE&quot;;IF([.I317]&lt;[.V$14];&quot;LO&quot;;&quot;&quot;))))">
            <text:p/>
          </table:table-cell>
          <table:table-cell table:formula="of:=IF([.J317]&gt;[.W$13];&quot;HE&quot;;IF([.J317]&gt;[.W$12];&quot;HO&quot;;IF([.J317]&lt;[.W$15];&quot;LE&quot;;IF([.J317]&lt;[.W$14];&quot;LO&quot;;&quot;&quot;))))" office:value-type="string" office:string-value="HE">
            <text:p>HE</text:p>
          </table:table-cell>
          <table:table-cell table:formula="of:=IF([.K317]&gt;[.X$13];&quot;HE&quot;;IF([.K317]&gt;[.X$12];&quot;HO&quot;;IF([.K317]&lt;[.X$15];&quot;LE&quot;;IF([.K317]&lt;[.X$14];&quot;LO&quot;;&quot;&quot;))))" office:value-type="string" office:string-value="LE">
            <text:p>LE</text:p>
          </table:table-cell>
          <table:table-cell table:formula="of:=IF([.L317]&gt;[.Y$13];&quot;HE&quot;;IF([.L317]&gt;[.Y$12];&quot;HO&quot;;IF([.L317]&lt;[.Y$15];&quot;LE&quot;;IF([.L317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1CC</text:p>
          </table:table-cell>
          <table:table-cell office:value-type="string">
            <text:p>20C</text:p>
          </table:table-cell>
          <table:table-cell office:value-type="string">
            <text:p>24C5</text:p>
          </table:table-cell>
          <table:table-cell office:value-type="string">
            <text:p>20A3</text:p>
          </table:table-cell>
          <table:table-cell office:value-type="string">
            <text:p>1C95</text:p>
          </table:table-cell>
          <table:table-cell table:formula="of:=HEX2DEC([.A318])" office:value-type="float" office:value="598">
            <text:p>598</text:p>
          </table:table-cell>
          <table:table-cell table:formula="of:=HEX2DEC([.B318])" office:value-type="float" office:value="460">
            <text:p>460</text:p>
          </table:table-cell>
          <table:table-cell table:formula="of:=HEX2DEC([.C318])" office:value-type="float" office:value="524">
            <text:p>524</text:p>
          </table:table-cell>
          <table:table-cell table:formula="of:=HEX2DEC([.D318])" office:value-type="float" office:value="9413">
            <text:p>9413</text:p>
          </table:table-cell>
          <table:table-cell table:formula="of:=HEX2DEC([.E318])" office:value-type="float" office:value="8355">
            <text:p>8355</text:p>
          </table:table-cell>
          <table:table-cell table:formula="of:=HEX2DEC([.F318])" office:value-type="float" office:value="7317">
            <text:p>7317</text:p>
          </table:table-cell>
          <table:table-cell table:formula="of:=IF([.G318]&gt;[.T$13];&quot;HE&quot;;IF([.G318]&gt;[.T$12];&quot;HO&quot;;IF([.G318]&lt;[.T$15];&quot;LE&quot;;IF([.G318]&lt;[.T$14];&quot;LO&quot;;&quot;&quot;))))">
            <text:p/>
          </table:table-cell>
          <table:table-cell table:formula="of:=IF([.H318]&gt;[.U$13];&quot;HE&quot;;IF([.H318]&gt;[.U$12];&quot;HO&quot;;IF([.H318]&lt;[.U$15];&quot;LE&quot;;IF([.H318]&lt;[.U$14];&quot;LO&quot;;&quot;&quot;))))" office:value-type="string" office:string-value="LO">
            <text:p>LO</text:p>
          </table:table-cell>
          <table:table-cell table:formula="of:=IF([.I318]&gt;[.V$13];&quot;HE&quot;;IF([.I318]&gt;[.V$12];&quot;HO&quot;;IF([.I318]&lt;[.V$15];&quot;LE&quot;;IF([.I318]&lt;[.V$14];&quot;LO&quot;;&quot;&quot;))))" office:value-type="string" office:string-value="HE">
            <text:p>HE</text:p>
          </table:table-cell>
          <table:table-cell table:formula="of:=IF([.J318]&gt;[.W$13];&quot;HE&quot;;IF([.J318]&gt;[.W$12];&quot;HO&quot;;IF([.J318]&lt;[.W$15];&quot;LE&quot;;IF([.J318]&lt;[.W$14];&quot;LO&quot;;&quot;&quot;))))" office:value-type="string" office:string-value="HE">
            <text:p>HE</text:p>
          </table:table-cell>
          <table:table-cell table:formula="of:=IF([.K318]&gt;[.X$13];&quot;HE&quot;;IF([.K318]&gt;[.X$12];&quot;HO&quot;;IF([.K318]&lt;[.X$15];&quot;LE&quot;;IF([.K318]&lt;[.X$14];&quot;LO&quot;;&quot;&quot;))))" office:value-type="string" office:string-value="HE">
            <text:p>HE</text:p>
          </table:table-cell>
          <table:table-cell table:formula="of:=IF([.L318]&gt;[.Y$13];&quot;HE&quot;;IF([.L318]&gt;[.Y$12];&quot;HO&quot;;IF([.L318]&lt;[.Y$15];&quot;LE&quot;;IF([.L318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3B4</text:p>
          </table:table-cell>
          <table:table-cell office:value-type="string">
            <text:p>1CC</text:p>
          </table:table-cell>
          <table:table-cell office:value-type="string">
            <text:p>1DC</text:p>
          </table:table-cell>
          <table:table-cell office:value-type="string">
            <text:p>22B1</text:p>
          </table:table-cell>
          <table:table-cell office:value-type="string">
            <text:p>1DFE</text:p>
          </table:table-cell>
          <table:table-cell office:value-type="string">
            <text:p>1CED</text:p>
          </table:table-cell>
          <table:table-cell table:formula="of:=HEX2DEC([.A319])" office:value-type="float" office:value="948">
            <text:p>948</text:p>
          </table:table-cell>
          <table:table-cell table:formula="of:=HEX2DEC([.B319])" office:value-type="float" office:value="460">
            <text:p>460</text:p>
          </table:table-cell>
          <table:table-cell table:formula="of:=HEX2DEC([.C319])" office:value-type="float" office:value="476">
            <text:p>476</text:p>
          </table:table-cell>
          <table:table-cell table:formula="of:=HEX2DEC([.D319])" office:value-type="float" office:value="8881">
            <text:p>8881</text:p>
          </table:table-cell>
          <table:table-cell table:formula="of:=HEX2DEC([.E319])" office:value-type="float" office:value="7678">
            <text:p>7678</text:p>
          </table:table-cell>
          <table:table-cell table:formula="of:=HEX2DEC([.F319])" office:value-type="float" office:value="7405">
            <text:p>7405</text:p>
          </table:table-cell>
          <table:table-cell table:formula="of:=IF([.G319]&gt;[.T$13];&quot;HE&quot;;IF([.G319]&gt;[.T$12];&quot;HO&quot;;IF([.G319]&lt;[.T$15];&quot;LE&quot;;IF([.G319]&lt;[.T$14];&quot;LO&quot;;&quot;&quot;))))" office:value-type="string" office:string-value="HO">
            <text:p>HO</text:p>
          </table:table-cell>
          <table:table-cell table:formula="of:=IF([.H319]&gt;[.U$13];&quot;HE&quot;;IF([.H319]&gt;[.U$12];&quot;HO&quot;;IF([.H319]&lt;[.U$15];&quot;LE&quot;;IF([.H319]&lt;[.U$14];&quot;LO&quot;;&quot;&quot;))))" office:value-type="string" office:string-value="LO">
            <text:p>LO</text:p>
          </table:table-cell>
          <table:table-cell table:formula="of:=IF([.I319]&gt;[.V$13];&quot;HE&quot;;IF([.I319]&gt;[.V$12];&quot;HO&quot;;IF([.I319]&lt;[.V$15];&quot;LE&quot;;IF([.I319]&lt;[.V$14];&quot;LO&quot;;&quot;&quot;))))" office:value-type="string" office:string-value="LE">
            <text:p>LE</text:p>
          </table:table-cell>
          <table:table-cell table:formula="of:=IF([.J319]&gt;[.W$13];&quot;HE&quot;;IF([.J319]&gt;[.W$12];&quot;HO&quot;;IF([.J319]&lt;[.W$15];&quot;LE&quot;;IF([.J319]&lt;[.W$14];&quot;LO&quot;;&quot;&quot;))))" office:value-type="string" office:string-value="HO">
            <text:p>HO</text:p>
          </table:table-cell>
          <table:table-cell table:formula="of:=IF([.K319]&gt;[.X$13];&quot;HE&quot;;IF([.K319]&gt;[.X$12];&quot;HO&quot;;IF([.K319]&lt;[.X$15];&quot;LE&quot;;IF([.K319]&lt;[.X$14];&quot;LO&quot;;&quot;&quot;))))" office:value-type="string" office:string-value="LE">
            <text:p>LE</text:p>
          </table:table-cell>
          <table:table-cell table:formula="of:=IF([.L319]&gt;[.Y$13];&quot;HE&quot;;IF([.L319]&gt;[.Y$12];&quot;HO&quot;;IF([.L319]&lt;[.Y$15];&quot;LE&quot;;IF([.L319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D4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float" office:value="2336">
            <text:p>2336</text:p>
          </table:table-cell>
          <table:table-cell office:value-type="string">
            <text:p>1FF2</text:p>
          </table:table-cell>
          <table:table-cell office:value-type="string">
            <text:p>1D35</text:p>
          </table:table-cell>
          <table:table-cell table:formula="of:=HEX2DEC([.A320])" office:value-type="float" office:value="212">
            <text:p>212</text:p>
          </table:table-cell>
          <table:table-cell table:formula="of:=HEX2DEC([.B320])" office:value-type="float" office:value="476">
            <text:p>476</text:p>
          </table:table-cell>
          <table:table-cell table:formula="of:=HEX2DEC([.C320])" office:value-type="float" office:value="508">
            <text:p>508</text:p>
          </table:table-cell>
          <table:table-cell table:formula="of:=HEX2DEC([.D320])" office:value-type="float" office:value="9014">
            <text:p>9014</text:p>
          </table:table-cell>
          <table:table-cell table:formula="of:=HEX2DEC([.E320])" office:value-type="float" office:value="8178">
            <text:p>8178</text:p>
          </table:table-cell>
          <table:table-cell table:formula="of:=HEX2DEC([.F320])" office:value-type="float" office:value="7477">
            <text:p>7477</text:p>
          </table:table-cell>
          <table:table-cell table:formula="of:=IF([.G320]&gt;[.T$13];&quot;HE&quot;;IF([.G320]&gt;[.T$12];&quot;HO&quot;;IF([.G320]&lt;[.T$15];&quot;LE&quot;;IF([.G320]&lt;[.T$14];&quot;LO&quot;;&quot;&quot;))))" office:value-type="string" office:string-value="LO">
            <text:p>LO</text:p>
          </table:table-cell>
          <table:table-cell table:formula="of:=IF([.H320]&gt;[.U$13];&quot;HE&quot;;IF([.H320]&gt;[.U$12];&quot;HO&quot;;IF([.H320]&lt;[.U$15];&quot;LE&quot;;IF([.H320]&lt;[.U$14];&quot;LO&quot;;&quot;&quot;))))">
            <text:p/>
          </table:table-cell>
          <table:table-cell table:formula="of:=IF([.I320]&gt;[.V$13];&quot;HE&quot;;IF([.I320]&gt;[.V$12];&quot;HO&quot;;IF([.I320]&lt;[.V$15];&quot;LE&quot;;IF([.I320]&lt;[.V$14];&quot;LO&quot;;&quot;&quot;))))">
            <text:p/>
          </table:table-cell>
          <table:table-cell table:formula="of:=IF([.J320]&gt;[.W$13];&quot;HE&quot;;IF([.J320]&gt;[.W$12];&quot;HO&quot;;IF([.J320]&lt;[.W$15];&quot;LE&quot;;IF([.J320]&lt;[.W$14];&quot;LO&quot;;&quot;&quot;))))" office:value-type="string" office:string-value="HE">
            <text:p>HE</text:p>
          </table:table-cell>
          <table:table-cell table:formula="of:=IF([.K320]&gt;[.X$13];&quot;HE&quot;;IF([.K320]&gt;[.X$12];&quot;HO&quot;;IF([.K320]&lt;[.X$15];&quot;LE&quot;;IF([.K320]&lt;[.X$14];&quot;LO&quot;;&quot;&quot;))))">
            <text:p/>
          </table:table-cell>
          <table:table-cell table:formula="of:=IF([.L320]&gt;[.Y$13];&quot;HE&quot;;IF([.L320]&gt;[.Y$12];&quot;HO&quot;;IF([.L320]&lt;[.Y$15];&quot;LE&quot;;IF([.L320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3F0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string">
            <text:p>222B</text:p>
          </table:table-cell>
          <table:table-cell office:value-type="string">
            <text:p>1F39</text:p>
          </table:table-cell>
          <table:table-cell office:value-type="string">
            <text:p>1DFC</text:p>
          </table:table-cell>
          <table:table-cell table:formula="of:=HEX2DEC([.A321])" office:value-type="float" office:value="1008">
            <text:p>1008</text:p>
          </table:table-cell>
          <table:table-cell table:formula="of:=HEX2DEC([.B321])" office:value-type="float" office:value="476">
            <text:p>476</text:p>
          </table:table-cell>
          <table:table-cell table:formula="of:=HEX2DEC([.C321])" office:value-type="float" office:value="508">
            <text:p>508</text:p>
          </table:table-cell>
          <table:table-cell table:formula="of:=HEX2DEC([.D321])" office:value-type="float" office:value="8747">
            <text:p>8747</text:p>
          </table:table-cell>
          <table:table-cell table:formula="of:=HEX2DEC([.E321])" office:value-type="float" office:value="7993">
            <text:p>7993</text:p>
          </table:table-cell>
          <table:table-cell table:formula="of:=HEX2DEC([.F321])" office:value-type="float" office:value="7676">
            <text:p>7676</text:p>
          </table:table-cell>
          <table:table-cell table:formula="of:=IF([.G321]&gt;[.T$13];&quot;HE&quot;;IF([.G321]&gt;[.T$12];&quot;HO&quot;;IF([.G321]&lt;[.T$15];&quot;LE&quot;;IF([.G321]&lt;[.T$14];&quot;LO&quot;;&quot;&quot;))))" office:value-type="string" office:string-value="HO">
            <text:p>HO</text:p>
          </table:table-cell>
          <table:table-cell table:formula="of:=IF([.H321]&gt;[.U$13];&quot;HE&quot;;IF([.H321]&gt;[.U$12];&quot;HO&quot;;IF([.H321]&lt;[.U$15];&quot;LE&quot;;IF([.H321]&lt;[.U$14];&quot;LO&quot;;&quot;&quot;))))">
            <text:p/>
          </table:table-cell>
          <table:table-cell table:formula="of:=IF([.I321]&gt;[.V$13];&quot;HE&quot;;IF([.I321]&gt;[.V$12];&quot;HO&quot;;IF([.I321]&lt;[.V$15];&quot;LE&quot;;IF([.I321]&lt;[.V$14];&quot;LO&quot;;&quot;&quot;))))">
            <text:p/>
          </table:table-cell>
          <table:table-cell table:formula="of:=IF([.J321]&gt;[.W$13];&quot;HE&quot;;IF([.J321]&gt;[.W$12];&quot;HO&quot;;IF([.J321]&lt;[.W$15];&quot;LE&quot;;IF([.J321]&lt;[.W$14];&quot;LO&quot;;&quot;&quot;))))" office:value-type="string" office:string-value="HO">
            <text:p>HO</text:p>
          </table:table-cell>
          <table:table-cell table:formula="of:=IF([.K321]&gt;[.X$13];&quot;HE&quot;;IF([.K321]&gt;[.X$12];&quot;HO&quot;;IF([.K321]&lt;[.X$15];&quot;LE&quot;;IF([.K321]&lt;[.X$14];&quot;LO&quot;;&quot;&quot;))))" office:value-type="string" office:string-value="LE">
            <text:p>LE</text:p>
          </table:table-cell>
          <table:table-cell table:formula="of:=IF([.L321]&gt;[.Y$13];&quot;HE&quot;;IF([.L321]&gt;[.Y$12];&quot;HO&quot;;IF([.L321]&lt;[.Y$15];&quot;LE&quot;;IF([.L32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float" office:value="2327">
            <text:p>2327</text:p>
          </table:table-cell>
          <table:table-cell office:value-type="float" office:value="2031">
            <text:p>2031</text:p>
          </table:table-cell>
          <table:table-cell office:value-type="string">
            <text:p>1DC2</text:p>
          </table:table-cell>
          <table:table-cell table:formula="of:=HEX2DEC([.A322])" office:value-type="float" office:value="776">
            <text:p>776</text:p>
          </table:table-cell>
          <table:table-cell table:formula="of:=HEX2DEC([.B322])" office:value-type="float" office:value="476">
            <text:p>476</text:p>
          </table:table-cell>
          <table:table-cell table:formula="of:=HEX2DEC([.C322])" office:value-type="float" office:value="524">
            <text:p>524</text:p>
          </table:table-cell>
          <table:table-cell table:formula="of:=HEX2DEC([.D322])" office:value-type="float" office:value="8999">
            <text:p>8999</text:p>
          </table:table-cell>
          <table:table-cell table:formula="of:=HEX2DEC([.E322])" office:value-type="float" office:value="8241">
            <text:p>8241</text:p>
          </table:table-cell>
          <table:table-cell table:formula="of:=HEX2DEC([.F322])" office:value-type="float" office:value="7618">
            <text:p>7618</text:p>
          </table:table-cell>
          <table:table-cell table:formula="of:=IF([.G322]&gt;[.T$13];&quot;HE&quot;;IF([.G322]&gt;[.T$12];&quot;HO&quot;;IF([.G322]&lt;[.T$15];&quot;LE&quot;;IF([.G322]&lt;[.T$14];&quot;LO&quot;;&quot;&quot;))))">
            <text:p/>
          </table:table-cell>
          <table:table-cell table:formula="of:=IF([.H322]&gt;[.U$13];&quot;HE&quot;;IF([.H322]&gt;[.U$12];&quot;HO&quot;;IF([.H322]&lt;[.U$15];&quot;LE&quot;;IF([.H322]&lt;[.U$14];&quot;LO&quot;;&quot;&quot;))))">
            <text:p/>
          </table:table-cell>
          <table:table-cell table:formula="of:=IF([.I322]&gt;[.V$13];&quot;HE&quot;;IF([.I322]&gt;[.V$12];&quot;HO&quot;;IF([.I322]&lt;[.V$15];&quot;LE&quot;;IF([.I322]&lt;[.V$14];&quot;LO&quot;;&quot;&quot;))))" office:value-type="string" office:string-value="HE">
            <text:p>HE</text:p>
          </table:table-cell>
          <table:table-cell table:formula="of:=IF([.J322]&gt;[.W$13];&quot;HE&quot;;IF([.J322]&gt;[.W$12];&quot;HO&quot;;IF([.J322]&lt;[.W$15];&quot;LE&quot;;IF([.J322]&lt;[.W$14];&quot;LO&quot;;&quot;&quot;))))" office:value-type="string" office:string-value="HE">
            <text:p>HE</text:p>
          </table:table-cell>
          <table:table-cell table:formula="of:=IF([.K322]&gt;[.X$13];&quot;HE&quot;;IF([.K322]&gt;[.X$12];&quot;HO&quot;;IF([.K322]&lt;[.X$15];&quot;LE&quot;;IF([.K322]&lt;[.X$14];&quot;LO&quot;;&quot;&quot;))))" office:value-type="string" office:string-value="HO">
            <text:p>HO</text:p>
          </table:table-cell>
          <table:table-cell table:formula="of:=IF([.L322]&gt;[.Y$13];&quot;HE&quot;;IF([.L322]&gt;[.Y$12];&quot;HO&quot;;IF([.L322]&lt;[.Y$15];&quot;LE&quot;;IF([.L32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float" office:value="2308">
            <text:p>2308</text:p>
          </table:table-cell>
          <table:table-cell office:value-type="string">
            <text:p>1FEB</text:p>
          </table:table-cell>
          <table:table-cell office:value-type="string">
            <text:p>1D5A</text:p>
          </table:table-cell>
          <table:table-cell table:formula="of:=HEX2DEC([.A323])" office:value-type="float" office:value="360">
            <text:p>360</text:p>
          </table:table-cell>
          <table:table-cell table:formula="of:=HEX2DEC([.B323])" office:value-type="float" office:value="476">
            <text:p>476</text:p>
          </table:table-cell>
          <table:table-cell table:formula="of:=HEX2DEC([.C323])" office:value-type="float" office:value="508">
            <text:p>508</text:p>
          </table:table-cell>
          <table:table-cell table:formula="of:=HEX2DEC([.D323])" office:value-type="float" office:value="8968">
            <text:p>8968</text:p>
          </table:table-cell>
          <table:table-cell table:formula="of:=HEX2DEC([.E323])" office:value-type="float" office:value="8171">
            <text:p>8171</text:p>
          </table:table-cell>
          <table:table-cell table:formula="of:=HEX2DEC([.F323])" office:value-type="float" office:value="7514">
            <text:p>7514</text:p>
          </table:table-cell>
          <table:table-cell table:formula="of:=IF([.G323]&gt;[.T$13];&quot;HE&quot;;IF([.G323]&gt;[.T$12];&quot;HO&quot;;IF([.G323]&lt;[.T$15];&quot;LE&quot;;IF([.G323]&lt;[.T$14];&quot;LO&quot;;&quot;&quot;))))">
            <text:p/>
          </table:table-cell>
          <table:table-cell table:formula="of:=IF([.H323]&gt;[.U$13];&quot;HE&quot;;IF([.H323]&gt;[.U$12];&quot;HO&quot;;IF([.H323]&lt;[.U$15];&quot;LE&quot;;IF([.H323]&lt;[.U$14];&quot;LO&quot;;&quot;&quot;))))">
            <text:p/>
          </table:table-cell>
          <table:table-cell table:formula="of:=IF([.I323]&gt;[.V$13];&quot;HE&quot;;IF([.I323]&gt;[.V$12];&quot;HO&quot;;IF([.I323]&lt;[.V$15];&quot;LE&quot;;IF([.I323]&lt;[.V$14];&quot;LO&quot;;&quot;&quot;))))">
            <text:p/>
          </table:table-cell>
          <table:table-cell table:formula="of:=IF([.J323]&gt;[.W$13];&quot;HE&quot;;IF([.J323]&gt;[.W$12];&quot;HO&quot;;IF([.J323]&lt;[.W$15];&quot;LE&quot;;IF([.J323]&lt;[.W$14];&quot;LO&quot;;&quot;&quot;))))" office:value-type="string" office:string-value="HE">
            <text:p>HE</text:p>
          </table:table-cell>
          <table:table-cell table:formula="of:=IF([.K323]&gt;[.X$13];&quot;HE&quot;;IF([.K323]&gt;[.X$12];&quot;HO&quot;;IF([.K323]&lt;[.X$15];&quot;LE&quot;;IF([.K323]&lt;[.X$14];&quot;LO&quot;;&quot;&quot;))))">
            <text:p/>
          </table:table-cell>
          <table:table-cell table:formula="of:=IF([.L323]&gt;[.Y$13];&quot;HE&quot;;IF([.L323]&gt;[.Y$12];&quot;HO&quot;;IF([.L323]&lt;[.Y$15];&quot;LE&quot;;IF([.L323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2A8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string">
            <text:p>224C</text:p>
          </table:table-cell>
          <table:table-cell office:value-type="string">
            <text:p>1FCB</text:p>
          </table:table-cell>
          <table:table-cell office:value-type="string">
            <text:p>1DAA</text:p>
          </table:table-cell>
          <table:table-cell table:formula="of:=HEX2DEC([.A324])" office:value-type="float" office:value="680">
            <text:p>680</text:p>
          </table:table-cell>
          <table:table-cell table:formula="of:=HEX2DEC([.B324])" office:value-type="float" office:value="476">
            <text:p>476</text:p>
          </table:table-cell>
          <table:table-cell table:formula="of:=HEX2DEC([.C324])" office:value-type="float" office:value="508">
            <text:p>508</text:p>
          </table:table-cell>
          <table:table-cell table:formula="of:=HEX2DEC([.D324])" office:value-type="float" office:value="8780">
            <text:p>8780</text:p>
          </table:table-cell>
          <table:table-cell table:formula="of:=HEX2DEC([.E324])" office:value-type="float" office:value="8139">
            <text:p>8139</text:p>
          </table:table-cell>
          <table:table-cell table:formula="of:=HEX2DEC([.F324])" office:value-type="float" office:value="7594">
            <text:p>7594</text:p>
          </table:table-cell>
          <table:table-cell table:formula="of:=IF([.G324]&gt;[.T$13];&quot;HE&quot;;IF([.G324]&gt;[.T$12];&quot;HO&quot;;IF([.G324]&lt;[.T$15];&quot;LE&quot;;IF([.G324]&lt;[.T$14];&quot;LO&quot;;&quot;&quot;))))">
            <text:p/>
          </table:table-cell>
          <table:table-cell table:formula="of:=IF([.H324]&gt;[.U$13];&quot;HE&quot;;IF([.H324]&gt;[.U$12];&quot;HO&quot;;IF([.H324]&lt;[.U$15];&quot;LE&quot;;IF([.H324]&lt;[.U$14];&quot;LO&quot;;&quot;&quot;))))">
            <text:p/>
          </table:table-cell>
          <table:table-cell table:formula="of:=IF([.I324]&gt;[.V$13];&quot;HE&quot;;IF([.I324]&gt;[.V$12];&quot;HO&quot;;IF([.I324]&lt;[.V$15];&quot;LE&quot;;IF([.I324]&lt;[.V$14];&quot;LO&quot;;&quot;&quot;))))">
            <text:p/>
          </table:table-cell>
          <table:table-cell table:formula="of:=IF([.J324]&gt;[.W$13];&quot;HE&quot;;IF([.J324]&gt;[.W$12];&quot;HO&quot;;IF([.J324]&lt;[.W$15];&quot;LE&quot;;IF([.J324]&lt;[.W$14];&quot;LO&quot;;&quot;&quot;))))" office:value-type="string" office:string-value="HO">
            <text:p>HO</text:p>
          </table:table-cell>
          <table:table-cell table:formula="of:=IF([.K324]&gt;[.X$13];&quot;HE&quot;;IF([.K324]&gt;[.X$12];&quot;HO&quot;;IF([.K324]&lt;[.X$15];&quot;LE&quot;;IF([.K324]&lt;[.X$14];&quot;LO&quot;;&quot;&quot;))))">
            <text:p/>
          </table:table-cell>
          <table:table-cell table:formula="of:=IF([.L324]&gt;[.Y$13];&quot;HE&quot;;IF([.L324]&gt;[.Y$12];&quot;HO&quot;;IF([.L324]&lt;[.Y$15];&quot;LE&quot;;IF([.L32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A8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float" office:value="2240">
            <text:p>2240</text:p>
          </table:table-cell>
          <table:table-cell office:value-type="string">
            <text:p>1F95</text:p>
          </table:table-cell>
          <table:table-cell office:value-type="string">
            <text:p>1DAA</text:p>
          </table:table-cell>
          <table:table-cell table:formula="of:=HEX2DEC([.A325])" office:value-type="float" office:value="680">
            <text:p>680</text:p>
          </table:table-cell>
          <table:table-cell table:formula="of:=HEX2DEC([.B325])" office:value-type="float" office:value="476">
            <text:p>476</text:p>
          </table:table-cell>
          <table:table-cell table:formula="of:=HEX2DEC([.C325])" office:value-type="float" office:value="508">
            <text:p>508</text:p>
          </table:table-cell>
          <table:table-cell table:formula="of:=HEX2DEC([.D325])" office:value-type="float" office:value="8768">
            <text:p>8768</text:p>
          </table:table-cell>
          <table:table-cell table:formula="of:=HEX2DEC([.E325])" office:value-type="float" office:value="8085">
            <text:p>8085</text:p>
          </table:table-cell>
          <table:table-cell table:formula="of:=HEX2DEC([.F325])" office:value-type="float" office:value="7594">
            <text:p>7594</text:p>
          </table:table-cell>
          <table:table-cell table:formula="of:=IF([.G325]&gt;[.T$13];&quot;HE&quot;;IF([.G325]&gt;[.T$12];&quot;HO&quot;;IF([.G325]&lt;[.T$15];&quot;LE&quot;;IF([.G325]&lt;[.T$14];&quot;LO&quot;;&quot;&quot;))))">
            <text:p/>
          </table:table-cell>
          <table:table-cell table:formula="of:=IF([.H325]&gt;[.U$13];&quot;HE&quot;;IF([.H325]&gt;[.U$12];&quot;HO&quot;;IF([.H325]&lt;[.U$15];&quot;LE&quot;;IF([.H325]&lt;[.U$14];&quot;LO&quot;;&quot;&quot;))))">
            <text:p/>
          </table:table-cell>
          <table:table-cell table:formula="of:=IF([.I325]&gt;[.V$13];&quot;HE&quot;;IF([.I325]&gt;[.V$12];&quot;HO&quot;;IF([.I325]&lt;[.V$15];&quot;LE&quot;;IF([.I325]&lt;[.V$14];&quot;LO&quot;;&quot;&quot;))))">
            <text:p/>
          </table:table-cell>
          <table:table-cell table:formula="of:=IF([.J325]&gt;[.W$13];&quot;HE&quot;;IF([.J325]&gt;[.W$12];&quot;HO&quot;;IF([.J325]&lt;[.W$15];&quot;LE&quot;;IF([.J325]&lt;[.W$14];&quot;LO&quot;;&quot;&quot;))))" office:value-type="string" office:string-value="HO">
            <text:p>HO</text:p>
          </table:table-cell>
          <table:table-cell table:formula="of:=IF([.K325]&gt;[.X$13];&quot;HE&quot;;IF([.K325]&gt;[.X$12];&quot;HO&quot;;IF([.K325]&lt;[.X$15];&quot;LE&quot;;IF([.K325]&lt;[.X$14];&quot;LO&quot;;&quot;&quot;))))">
            <text:p/>
          </table:table-cell>
          <table:table-cell table:formula="of:=IF([.L325]&gt;[.Y$13];&quot;HE&quot;;IF([.L325]&gt;[.Y$12];&quot;HO&quot;;IF([.L325]&lt;[.Y$15];&quot;LE&quot;;IF([.L32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3C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float" office:value="2270">
            <text:p>2270</text:p>
          </table:table-cell>
          <table:table-cell office:value-type="string">
            <text:p>1F7A</text:p>
          </table:table-cell>
          <table:table-cell office:value-type="string">
            <text:p>1D4F</text:p>
          </table:table-cell>
          <table:table-cell table:formula="of:=HEX2DEC([.A326])" office:value-type="float" office:value="316">
            <text:p>316</text:p>
          </table:table-cell>
          <table:table-cell table:formula="of:=HEX2DEC([.B326])" office:value-type="float" office:value="476">
            <text:p>476</text:p>
          </table:table-cell>
          <table:table-cell table:formula="of:=HEX2DEC([.C326])" office:value-type="float" office:value="508">
            <text:p>508</text:p>
          </table:table-cell>
          <table:table-cell table:formula="of:=HEX2DEC([.D326])" office:value-type="float" office:value="8816">
            <text:p>8816</text:p>
          </table:table-cell>
          <table:table-cell table:formula="of:=HEX2DEC([.E326])" office:value-type="float" office:value="8058">
            <text:p>8058</text:p>
          </table:table-cell>
          <table:table-cell table:formula="of:=HEX2DEC([.F326])" office:value-type="float" office:value="7503">
            <text:p>7503</text:p>
          </table:table-cell>
          <table:table-cell table:formula="of:=IF([.G326]&gt;[.T$13];&quot;HE&quot;;IF([.G326]&gt;[.T$12];&quot;HO&quot;;IF([.G326]&lt;[.T$15];&quot;LE&quot;;IF([.G326]&lt;[.T$14];&quot;LO&quot;;&quot;&quot;))))">
            <text:p/>
          </table:table-cell>
          <table:table-cell table:formula="of:=IF([.H326]&gt;[.U$13];&quot;HE&quot;;IF([.H326]&gt;[.U$12];&quot;HO&quot;;IF([.H326]&lt;[.U$15];&quot;LE&quot;;IF([.H326]&lt;[.U$14];&quot;LO&quot;;&quot;&quot;))))">
            <text:p/>
          </table:table-cell>
          <table:table-cell table:formula="of:=IF([.I326]&gt;[.V$13];&quot;HE&quot;;IF([.I326]&gt;[.V$12];&quot;HO&quot;;IF([.I326]&lt;[.V$15];&quot;LE&quot;;IF([.I326]&lt;[.V$14];&quot;LO&quot;;&quot;&quot;))))">
            <text:p/>
          </table:table-cell>
          <table:table-cell table:formula="of:=IF([.J326]&gt;[.W$13];&quot;HE&quot;;IF([.J326]&gt;[.W$12];&quot;HO&quot;;IF([.J326]&lt;[.W$15];&quot;LE&quot;;IF([.J326]&lt;[.W$14];&quot;LO&quot;;&quot;&quot;))))" office:value-type="string" office:string-value="HO">
            <text:p>HO</text:p>
          </table:table-cell>
          <table:table-cell table:formula="of:=IF([.K326]&gt;[.X$13];&quot;HE&quot;;IF([.K326]&gt;[.X$12];&quot;HO&quot;;IF([.K326]&lt;[.X$15];&quot;LE&quot;;IF([.K326]&lt;[.X$14];&quot;LO&quot;;&quot;&quot;))))" office:value-type="string" office:string-value="LO">
            <text:p>LO</text:p>
          </table:table-cell>
          <table:table-cell table:formula="of:=IF([.L326]&gt;[.Y$13];&quot;HE&quot;;IF([.L326]&gt;[.Y$12];&quot;HO&quot;;IF([.L326]&lt;[.Y$15];&quot;LE&quot;;IF([.L326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3DC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string">
            <text:p>22C4</text:p>
          </table:table-cell>
          <table:table-cell office:value-type="string">
            <text:p>20B1</text:p>
          </table:table-cell>
          <table:table-cell office:value-type="string">
            <text:p>1DF7</text:p>
          </table:table-cell>
          <table:table-cell table:formula="of:=HEX2DEC([.A327])" office:value-type="float" office:value="988">
            <text:p>988</text:p>
          </table:table-cell>
          <table:table-cell table:formula="of:=HEX2DEC([.B327])" office:value-type="float" office:value="476">
            <text:p>476</text:p>
          </table:table-cell>
          <table:table-cell table:formula="of:=HEX2DEC([.C327])" office:value-type="float" office:value="524">
            <text:p>524</text:p>
          </table:table-cell>
          <table:table-cell table:formula="of:=HEX2DEC([.D327])" office:value-type="float" office:value="8900">
            <text:p>8900</text:p>
          </table:table-cell>
          <table:table-cell table:formula="of:=HEX2DEC([.E327])" office:value-type="float" office:value="8369">
            <text:p>8369</text:p>
          </table:table-cell>
          <table:table-cell table:formula="of:=HEX2DEC([.F327])" office:value-type="float" office:value="7671">
            <text:p>7671</text:p>
          </table:table-cell>
          <table:table-cell table:formula="of:=IF([.G327]&gt;[.T$13];&quot;HE&quot;;IF([.G327]&gt;[.T$12];&quot;HO&quot;;IF([.G327]&lt;[.T$15];&quot;LE&quot;;IF([.G327]&lt;[.T$14];&quot;LO&quot;;&quot;&quot;))))" office:value-type="string" office:string-value="HO">
            <text:p>HO</text:p>
          </table:table-cell>
          <table:table-cell table:formula="of:=IF([.H327]&gt;[.U$13];&quot;HE&quot;;IF([.H327]&gt;[.U$12];&quot;HO&quot;;IF([.H327]&lt;[.U$15];&quot;LE&quot;;IF([.H327]&lt;[.U$14];&quot;LO&quot;;&quot;&quot;))))">
            <text:p/>
          </table:table-cell>
          <table:table-cell table:formula="of:=IF([.I327]&gt;[.V$13];&quot;HE&quot;;IF([.I327]&gt;[.V$12];&quot;HO&quot;;IF([.I327]&lt;[.V$15];&quot;LE&quot;;IF([.I327]&lt;[.V$14];&quot;LO&quot;;&quot;&quot;))))" office:value-type="string" office:string-value="HE">
            <text:p>HE</text:p>
          </table:table-cell>
          <table:table-cell table:formula="of:=IF([.J327]&gt;[.W$13];&quot;HE&quot;;IF([.J327]&gt;[.W$12];&quot;HO&quot;;IF([.J327]&lt;[.W$15];&quot;LE&quot;;IF([.J327]&lt;[.W$14];&quot;LO&quot;;&quot;&quot;))))" office:value-type="string" office:string-value="HO">
            <text:p>HO</text:p>
          </table:table-cell>
          <table:table-cell table:formula="of:=IF([.K327]&gt;[.X$13];&quot;HE&quot;;IF([.K327]&gt;[.X$12];&quot;HO&quot;;IF([.K327]&lt;[.X$15];&quot;LE&quot;;IF([.K327]&lt;[.X$14];&quot;LO&quot;;&quot;&quot;))))" office:value-type="string" office:string-value="HE">
            <text:p>HE</text:p>
          </table:table-cell>
          <table:table-cell table:formula="of:=IF([.L327]&gt;[.Y$13];&quot;HE&quot;;IF([.L327]&gt;[.Y$12];&quot;HO&quot;;IF([.L327]&lt;[.Y$15];&quot;LE&quot;;IF([.L32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DC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string">
            <text:p>22BC</text:p>
          </table:table-cell>
          <table:table-cell office:value-type="string">
            <text:p>202F</text:p>
          </table:table-cell>
          <table:table-cell office:value-type="string">
            <text:p>1DB7</text:p>
          </table:table-cell>
          <table:table-cell table:formula="of:=HEX2DEC([.A328])" office:value-type="float" office:value="732">
            <text:p>732</text:p>
          </table:table-cell>
          <table:table-cell table:formula="of:=HEX2DEC([.B328])" office:value-type="float" office:value="476">
            <text:p>476</text:p>
          </table:table-cell>
          <table:table-cell table:formula="of:=HEX2DEC([.C328])" office:value-type="float" office:value="524">
            <text:p>524</text:p>
          </table:table-cell>
          <table:table-cell table:formula="of:=HEX2DEC([.D328])" office:value-type="float" office:value="8892">
            <text:p>8892</text:p>
          </table:table-cell>
          <table:table-cell table:formula="of:=HEX2DEC([.E328])" office:value-type="float" office:value="8239">
            <text:p>8239</text:p>
          </table:table-cell>
          <table:table-cell table:formula="of:=HEX2DEC([.F328])" office:value-type="float" office:value="7607">
            <text:p>7607</text:p>
          </table:table-cell>
          <table:table-cell table:formula="of:=IF([.G328]&gt;[.T$13];&quot;HE&quot;;IF([.G328]&gt;[.T$12];&quot;HO&quot;;IF([.G328]&lt;[.T$15];&quot;LE&quot;;IF([.G328]&lt;[.T$14];&quot;LO&quot;;&quot;&quot;))))">
            <text:p/>
          </table:table-cell>
          <table:table-cell table:formula="of:=IF([.H328]&gt;[.U$13];&quot;HE&quot;;IF([.H328]&gt;[.U$12];&quot;HO&quot;;IF([.H328]&lt;[.U$15];&quot;LE&quot;;IF([.H328]&lt;[.U$14];&quot;LO&quot;;&quot;&quot;))))">
            <text:p/>
          </table:table-cell>
          <table:table-cell table:formula="of:=IF([.I328]&gt;[.V$13];&quot;HE&quot;;IF([.I328]&gt;[.V$12];&quot;HO&quot;;IF([.I328]&lt;[.V$15];&quot;LE&quot;;IF([.I328]&lt;[.V$14];&quot;LO&quot;;&quot;&quot;))))" office:value-type="string" office:string-value="HE">
            <text:p>HE</text:p>
          </table:table-cell>
          <table:table-cell table:formula="of:=IF([.J328]&gt;[.W$13];&quot;HE&quot;;IF([.J328]&gt;[.W$12];&quot;HO&quot;;IF([.J328]&lt;[.W$15];&quot;LE&quot;;IF([.J328]&lt;[.W$14];&quot;LO&quot;;&quot;&quot;))))" office:value-type="string" office:string-value="HO">
            <text:p>HO</text:p>
          </table:table-cell>
          <table:table-cell table:formula="of:=IF([.K328]&gt;[.X$13];&quot;HE&quot;;IF([.K328]&gt;[.X$12];&quot;HO&quot;;IF([.K328]&lt;[.X$15];&quot;LE&quot;;IF([.K328]&lt;[.X$14];&quot;LO&quot;;&quot;&quot;))))" office:value-type="string" office:string-value="HO">
            <text:p>HO</text:p>
          </table:table-cell>
          <table:table-cell table:formula="of:=IF([.L328]&gt;[.Y$13];&quot;HE&quot;;IF([.L328]&gt;[.Y$12];&quot;HO&quot;;IF([.L328]&lt;[.Y$15];&quot;LE&quot;;IF([.L32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1DC</text:p>
          </table:table-cell>
          <table:table-cell office:value-type="string">
            <text:p>1FC</text:p>
          </table:table-cell>
          <table:table-cell office:value-type="string">
            <text:p>22B3</text:p>
          </table:table-cell>
          <table:table-cell office:value-type="string">
            <text:p>1FFD</text:p>
          </table:table-cell>
          <table:table-cell office:value-type="string">
            <text:p>1D54</text:p>
          </table:table-cell>
          <table:table-cell table:formula="of:=HEX2DEC([.A329])" office:value-type="float" office:value="336">
            <text:p>336</text:p>
          </table:table-cell>
          <table:table-cell table:formula="of:=HEX2DEC([.B329])" office:value-type="float" office:value="476">
            <text:p>476</text:p>
          </table:table-cell>
          <table:table-cell table:formula="of:=HEX2DEC([.C329])" office:value-type="float" office:value="508">
            <text:p>508</text:p>
          </table:table-cell>
          <table:table-cell table:formula="of:=HEX2DEC([.D329])" office:value-type="float" office:value="8883">
            <text:p>8883</text:p>
          </table:table-cell>
          <table:table-cell table:formula="of:=HEX2DEC([.E329])" office:value-type="float" office:value="8189">
            <text:p>8189</text:p>
          </table:table-cell>
          <table:table-cell table:formula="of:=HEX2DEC([.F329])" office:value-type="float" office:value="7508">
            <text:p>7508</text:p>
          </table:table-cell>
          <table:table-cell table:formula="of:=IF([.G329]&gt;[.T$13];&quot;HE&quot;;IF([.G329]&gt;[.T$12];&quot;HO&quot;;IF([.G329]&lt;[.T$15];&quot;LE&quot;;IF([.G329]&lt;[.T$14];&quot;LO&quot;;&quot;&quot;))))">
            <text:p/>
          </table:table-cell>
          <table:table-cell table:formula="of:=IF([.H329]&gt;[.U$13];&quot;HE&quot;;IF([.H329]&gt;[.U$12];&quot;HO&quot;;IF([.H329]&lt;[.U$15];&quot;LE&quot;;IF([.H329]&lt;[.U$14];&quot;LO&quot;;&quot;&quot;))))">
            <text:p/>
          </table:table-cell>
          <table:table-cell table:formula="of:=IF([.I329]&gt;[.V$13];&quot;HE&quot;;IF([.I329]&gt;[.V$12];&quot;HO&quot;;IF([.I329]&lt;[.V$15];&quot;LE&quot;;IF([.I329]&lt;[.V$14];&quot;LO&quot;;&quot;&quot;))))">
            <text:p/>
          </table:table-cell>
          <table:table-cell table:formula="of:=IF([.J329]&gt;[.W$13];&quot;HE&quot;;IF([.J329]&gt;[.W$12];&quot;HO&quot;;IF([.J329]&lt;[.W$15];&quot;LE&quot;;IF([.J329]&lt;[.W$14];&quot;LO&quot;;&quot;&quot;))))" office:value-type="string" office:string-value="HO">
            <text:p>HO</text:p>
          </table:table-cell>
          <table:table-cell table:formula="of:=IF([.K329]&gt;[.X$13];&quot;HE&quot;;IF([.K329]&gt;[.X$12];&quot;HO&quot;;IF([.K329]&lt;[.X$15];&quot;LE&quot;;IF([.K329]&lt;[.X$14];&quot;LO&quot;;&quot;&quot;))))">
            <text:p/>
          </table:table-cell>
          <table:table-cell table:formula="of:=IF([.L329]&gt;[.Y$13];&quot;HE&quot;;IF([.L329]&gt;[.Y$12];&quot;HO&quot;;IF([.L329]&lt;[.Y$15];&quot;LE&quot;;IF([.L329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3D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float" office:value="2108">
            <text:p>2108</text:p>
          </table:table-cell>
          <table:table-cell office:value-type="string">
            <text:p>1FFB</text:p>
          </table:table-cell>
          <table:table-cell office:value-type="string">
            <text:p>1EF6</text:p>
          </table:table-cell>
          <table:table-cell table:formula="of:=HEX2DEC([.A330])" office:value-type="float" office:value="984">
            <text:p>984</text:p>
          </table:table-cell>
          <table:table-cell table:formula="of:=HEX2DEC([.B330])" office:value-type="float" office:value="492">
            <text:p>492</text:p>
          </table:table-cell>
          <table:table-cell table:formula="of:=HEX2DEC([.C330])" office:value-type="float" office:value="508">
            <text:p>508</text:p>
          </table:table-cell>
          <table:table-cell table:formula="of:=HEX2DEC([.D330])" office:value-type="float" office:value="8456">
            <text:p>8456</text:p>
          </table:table-cell>
          <table:table-cell table:formula="of:=HEX2DEC([.E330])" office:value-type="float" office:value="8187">
            <text:p>8187</text:p>
          </table:table-cell>
          <table:table-cell table:formula="of:=HEX2DEC([.F330])" office:value-type="float" office:value="7926">
            <text:p>7926</text:p>
          </table:table-cell>
          <table:table-cell table:formula="of:=IF([.G330]&gt;[.T$13];&quot;HE&quot;;IF([.G330]&gt;[.T$12];&quot;HO&quot;;IF([.G330]&lt;[.T$15];&quot;LE&quot;;IF([.G330]&lt;[.T$14];&quot;LO&quot;;&quot;&quot;))))" office:value-type="string" office:string-value="HO">
            <text:p>HO</text:p>
          </table:table-cell>
          <table:table-cell table:formula="of:=IF([.H330]&gt;[.U$13];&quot;HE&quot;;IF([.H330]&gt;[.U$12];&quot;HO&quot;;IF([.H330]&lt;[.U$15];&quot;LE&quot;;IF([.H330]&lt;[.U$14];&quot;LO&quot;;&quot;&quot;))))">
            <text:p/>
          </table:table-cell>
          <table:table-cell table:formula="of:=IF([.I330]&gt;[.V$13];&quot;HE&quot;;IF([.I330]&gt;[.V$12];&quot;HO&quot;;IF([.I330]&lt;[.V$15];&quot;LE&quot;;IF([.I330]&lt;[.V$14];&quot;LO&quot;;&quot;&quot;))))">
            <text:p/>
          </table:table-cell>
          <table:table-cell table:formula="of:=IF([.J330]&gt;[.W$13];&quot;HE&quot;;IF([.J330]&gt;[.W$12];&quot;HO&quot;;IF([.J330]&lt;[.W$15];&quot;LE&quot;;IF([.J330]&lt;[.W$14];&quot;LO&quot;;&quot;&quot;))))">
            <text:p/>
          </table:table-cell>
          <table:table-cell table:formula="of:=IF([.K330]&gt;[.X$13];&quot;HE&quot;;IF([.K330]&gt;[.X$12];&quot;HO&quot;;IF([.K330]&lt;[.X$15];&quot;LE&quot;;IF([.K330]&lt;[.X$14];&quot;LO&quot;;&quot;&quot;))))">
            <text:p/>
          </table:table-cell>
          <table:table-cell table:formula="of:=IF([.L330]&gt;[.Y$13];&quot;HE&quot;;IF([.L330]&gt;[.Y$12];&quot;HO&quot;;IF([.L330]&lt;[.Y$15];&quot;LE&quot;;IF([.L33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C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float" office:value="2231">
            <text:p>2231</text:p>
          </table:table-cell>
          <table:table-cell office:value-type="float" office:value="2016">
            <text:p>2016</text:p>
          </table:table-cell>
          <table:table-cell table:style-name="ce3" office:value-type="string">
            <text:p>1E07</text:p>
          </table:table-cell>
          <table:table-cell table:formula="of:=HEX2DEC([.A331])" office:value-type="float" office:value="28">
            <text:p>28</text:p>
          </table:table-cell>
          <table:table-cell table:formula="of:=HEX2DEC([.B331])" office:value-type="float" office:value="492">
            <text:p>492</text:p>
          </table:table-cell>
          <table:table-cell table:formula="of:=HEX2DEC([.C331])" office:value-type="float" office:value="524">
            <text:p>524</text:p>
          </table:table-cell>
          <table:table-cell table:formula="of:=HEX2DEC([.D331])" office:value-type="float" office:value="8753">
            <text:p>8753</text:p>
          </table:table-cell>
          <table:table-cell table:formula="of:=HEX2DEC([.E331])" office:value-type="float" office:value="8214">
            <text:p>8214</text:p>
          </table:table-cell>
          <table:table-cell table:formula="of:=HEX2DEC([.F331])" office:value-type="float" office:value="7687">
            <text:p>7687</text:p>
          </table:table-cell>
          <table:table-cell table:formula="of:=IF([.G331]&gt;[.T$13];&quot;HE&quot;;IF([.G331]&gt;[.T$12];&quot;HO&quot;;IF([.G331]&lt;[.T$15];&quot;LE&quot;;IF([.G331]&lt;[.T$14];&quot;LO&quot;;&quot;&quot;))))" office:value-type="string" office:string-value="LO">
            <text:p>LO</text:p>
          </table:table-cell>
          <table:table-cell table:formula="of:=IF([.H331]&gt;[.U$13];&quot;HE&quot;;IF([.H331]&gt;[.U$12];&quot;HO&quot;;IF([.H331]&lt;[.U$15];&quot;LE&quot;;IF([.H331]&lt;[.U$14];&quot;LO&quot;;&quot;&quot;))))">
            <text:p/>
          </table:table-cell>
          <table:table-cell table:formula="of:=IF([.I331]&gt;[.V$13];&quot;HE&quot;;IF([.I331]&gt;[.V$12];&quot;HO&quot;;IF([.I331]&lt;[.V$15];&quot;LE&quot;;IF([.I331]&lt;[.V$14];&quot;LO&quot;;&quot;&quot;))))" office:value-type="string" office:string-value="HE">
            <text:p>HE</text:p>
          </table:table-cell>
          <table:table-cell table:formula="of:=IF([.J331]&gt;[.W$13];&quot;HE&quot;;IF([.J331]&gt;[.W$12];&quot;HO&quot;;IF([.J331]&lt;[.W$15];&quot;LE&quot;;IF([.J331]&lt;[.W$14];&quot;LO&quot;;&quot;&quot;))))" office:value-type="string" office:string-value="HO">
            <text:p>HO</text:p>
          </table:table-cell>
          <table:table-cell table:formula="of:=IF([.K331]&gt;[.X$13];&quot;HE&quot;;IF([.K331]&gt;[.X$12];&quot;HO&quot;;IF([.K331]&lt;[.X$15];&quot;LE&quot;;IF([.K331]&lt;[.X$14];&quot;LO&quot;;&quot;&quot;))))" office:value-type="string" office:string-value="HO">
            <text:p>HO</text:p>
          </table:table-cell>
          <table:table-cell table:formula="of:=IF([.L331]&gt;[.Y$13];&quot;HE&quot;;IF([.L331]&gt;[.Y$12];&quot;HO&quot;;IF([.L331]&lt;[.Y$15];&quot;LE&quot;;IF([.L33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D4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float" office:value="2182">
            <text:p>2182</text:p>
          </table:table-cell>
          <table:table-cell office:value-type="float" office:value="2011">
            <text:p>2011</text:p>
          </table:table-cell>
          <table:table-cell table:style-name="ce3" office:value-type="string">
            <text:p>1E75</text:p>
          </table:table-cell>
          <table:table-cell table:formula="of:=HEX2DEC([.A332])" office:value-type="float" office:value="468">
            <text:p>468</text:p>
          </table:table-cell>
          <table:table-cell table:formula="of:=HEX2DEC([.B332])" office:value-type="float" office:value="492">
            <text:p>492</text:p>
          </table:table-cell>
          <table:table-cell table:formula="of:=HEX2DEC([.C332])" office:value-type="float" office:value="524">
            <text:p>524</text:p>
          </table:table-cell>
          <table:table-cell table:formula="of:=HEX2DEC([.D332])" office:value-type="float" office:value="8578">
            <text:p>8578</text:p>
          </table:table-cell>
          <table:table-cell table:formula="of:=HEX2DEC([.E332])" office:value-type="float" office:value="8209">
            <text:p>8209</text:p>
          </table:table-cell>
          <table:table-cell table:formula="of:=HEX2DEC([.F332])" office:value-type="float" office:value="7797">
            <text:p>7797</text:p>
          </table:table-cell>
          <table:table-cell table:formula="of:=IF([.G332]&gt;[.T$13];&quot;HE&quot;;IF([.G332]&gt;[.T$12];&quot;HO&quot;;IF([.G332]&lt;[.T$15];&quot;LE&quot;;IF([.G332]&lt;[.T$14];&quot;LO&quot;;&quot;&quot;))))">
            <text:p/>
          </table:table-cell>
          <table:table-cell table:formula="of:=IF([.H332]&gt;[.U$13];&quot;HE&quot;;IF([.H332]&gt;[.U$12];&quot;HO&quot;;IF([.H332]&lt;[.U$15];&quot;LE&quot;;IF([.H332]&lt;[.U$14];&quot;LO&quot;;&quot;&quot;))))">
            <text:p/>
          </table:table-cell>
          <table:table-cell table:formula="of:=IF([.I332]&gt;[.V$13];&quot;HE&quot;;IF([.I332]&gt;[.V$12];&quot;HO&quot;;IF([.I332]&lt;[.V$15];&quot;LE&quot;;IF([.I332]&lt;[.V$14];&quot;LO&quot;;&quot;&quot;))))" office:value-type="string" office:string-value="HE">
            <text:p>HE</text:p>
          </table:table-cell>
          <table:table-cell table:formula="of:=IF([.J332]&gt;[.W$13];&quot;HE&quot;;IF([.J332]&gt;[.W$12];&quot;HO&quot;;IF([.J332]&lt;[.W$15];&quot;LE&quot;;IF([.J332]&lt;[.W$14];&quot;LO&quot;;&quot;&quot;))))">
            <text:p/>
          </table:table-cell>
          <table:table-cell table:formula="of:=IF([.K332]&gt;[.X$13];&quot;HE&quot;;IF([.K332]&gt;[.X$12];&quot;HO&quot;;IF([.K332]&lt;[.X$15];&quot;LE&quot;;IF([.K332]&lt;[.X$14];&quot;LO&quot;;&quot;&quot;))))" office:value-type="string" office:string-value="HO">
            <text:p>HO</text:p>
          </table:table-cell>
          <table:table-cell table:formula="of:=IF([.L332]&gt;[.Y$13];&quot;HE&quot;;IF([.L332]&gt;[.Y$12];&quot;HO&quot;;IF([.L332]&lt;[.Y$15];&quot;LE&quot;;IF([.L33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CE</text:p>
          </table:table-cell>
          <table:table-cell office:value-type="string">
            <text:p>1F8C</text:p>
          </table:table-cell>
          <table:table-cell office:value-type="string">
            <text:p>1E9F</text:p>
          </table:table-cell>
          <table:table-cell table:formula="of:=HEX2DEC([.A333])" office:value-type="float" office:value="636">
            <text:p>636</text:p>
          </table:table-cell>
          <table:table-cell table:formula="of:=HEX2DEC([.B333])" office:value-type="float" office:value="492">
            <text:p>492</text:p>
          </table:table-cell>
          <table:table-cell table:formula="of:=HEX2DEC([.C333])" office:value-type="float" office:value="508">
            <text:p>508</text:p>
          </table:table-cell>
          <table:table-cell table:formula="of:=HEX2DEC([.D333])" office:value-type="float" office:value="8398">
            <text:p>8398</text:p>
          </table:table-cell>
          <table:table-cell table:formula="of:=HEX2DEC([.E333])" office:value-type="float" office:value="8076">
            <text:p>8076</text:p>
          </table:table-cell>
          <table:table-cell table:formula="of:=HEX2DEC([.F333])" office:value-type="float" office:value="7839">
            <text:p>7839</text:p>
          </table:table-cell>
          <table:table-cell table:formula="of:=IF([.G333]&gt;[.T$13];&quot;HE&quot;;IF([.G333]&gt;[.T$12];&quot;HO&quot;;IF([.G333]&lt;[.T$15];&quot;LE&quot;;IF([.G333]&lt;[.T$14];&quot;LO&quot;;&quot;&quot;))))">
            <text:p/>
          </table:table-cell>
          <table:table-cell table:formula="of:=IF([.H333]&gt;[.U$13];&quot;HE&quot;;IF([.H333]&gt;[.U$12];&quot;HO&quot;;IF([.H333]&lt;[.U$15];&quot;LE&quot;;IF([.H333]&lt;[.U$14];&quot;LO&quot;;&quot;&quot;))))">
            <text:p/>
          </table:table-cell>
          <table:table-cell table:formula="of:=IF([.I333]&gt;[.V$13];&quot;HE&quot;;IF([.I333]&gt;[.V$12];&quot;HO&quot;;IF([.I333]&lt;[.V$15];&quot;LE&quot;;IF([.I333]&lt;[.V$14];&quot;LO&quot;;&quot;&quot;))))">
            <text:p/>
          </table:table-cell>
          <table:table-cell table:formula="of:=IF([.J333]&gt;[.W$13];&quot;HE&quot;;IF([.J333]&gt;[.W$12];&quot;HO&quot;;IF([.J333]&lt;[.W$15];&quot;LE&quot;;IF([.J333]&lt;[.W$14];&quot;LO&quot;;&quot;&quot;))))">
            <text:p/>
          </table:table-cell>
          <table:table-cell table:formula="of:=IF([.K333]&gt;[.X$13];&quot;HE&quot;;IF([.K333]&gt;[.X$12];&quot;HO&quot;;IF([.K333]&lt;[.X$15];&quot;LE&quot;;IF([.K333]&lt;[.X$14];&quot;LO&quot;;&quot;&quot;))))" office:value-type="string" office:string-value="LO">
            <text:p>LO</text:p>
          </table:table-cell>
          <table:table-cell table:formula="of:=IF([.L333]&gt;[.Y$13];&quot;HE&quot;;IF([.L333]&gt;[.Y$12];&quot;HO&quot;;IF([.L333]&lt;[.Y$15];&quot;LE&quot;;IF([.L33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1FC</text:p>
          </table:table-cell>
          <table:table-cell office:value-type="string">
            <text:p>201A</text:p>
          </table:table-cell>
          <table:table-cell office:value-type="string">
            <text:p>1F4A</text:p>
          </table:table-cell>
          <table:table-cell office:value-type="string">
            <text:p>1F03</text:p>
          </table:table-cell>
          <table:table-cell table:formula="of:=HEX2DEC([.A334])" office:value-type="float" office:value="12">
            <text:p>12</text:p>
          </table:table-cell>
          <table:table-cell table:formula="of:=HEX2DEC([.B334])" office:value-type="float" office:value="508">
            <text:p>508</text:p>
          </table:table-cell>
          <table:table-cell table:formula="of:=HEX2DEC([.C334])" office:value-type="float" office:value="508">
            <text:p>508</text:p>
          </table:table-cell>
          <table:table-cell table:formula="of:=HEX2DEC([.D334])" office:value-type="float" office:value="8218">
            <text:p>8218</text:p>
          </table:table-cell>
          <table:table-cell table:formula="of:=HEX2DEC([.E334])" office:value-type="float" office:value="8010">
            <text:p>8010</text:p>
          </table:table-cell>
          <table:table-cell table:formula="of:=HEX2DEC([.F334])" office:value-type="float" office:value="7939">
            <text:p>7939</text:p>
          </table:table-cell>
          <table:table-cell table:formula="of:=IF([.G334]&gt;[.T$13];&quot;HE&quot;;IF([.G334]&gt;[.T$12];&quot;HO&quot;;IF([.G334]&lt;[.T$15];&quot;LE&quot;;IF([.G334]&lt;[.T$14];&quot;LO&quot;;&quot;&quot;))))" office:value-type="string" office:string-value="LO">
            <text:p>LO</text:p>
          </table:table-cell>
          <table:table-cell table:formula="of:=IF([.H334]&gt;[.U$13];&quot;HE&quot;;IF([.H334]&gt;[.U$12];&quot;HO&quot;;IF([.H334]&lt;[.U$15];&quot;LE&quot;;IF([.H334]&lt;[.U$14];&quot;LO&quot;;&quot;&quot;))))">
            <text:p/>
          </table:table-cell>
          <table:table-cell table:formula="of:=IF([.I334]&gt;[.V$13];&quot;HE&quot;;IF([.I334]&gt;[.V$12];&quot;HO&quot;;IF([.I334]&lt;[.V$15];&quot;LE&quot;;IF([.I334]&lt;[.V$14];&quot;LO&quot;;&quot;&quot;))))">
            <text:p/>
          </table:table-cell>
          <table:table-cell table:formula="of:=IF([.J334]&gt;[.W$13];&quot;HE&quot;;IF([.J334]&gt;[.W$12];&quot;HO&quot;;IF([.J334]&lt;[.W$15];&quot;LE&quot;;IF([.J334]&lt;[.W$14];&quot;LO&quot;;&quot;&quot;))))">
            <text:p/>
          </table:table-cell>
          <table:table-cell table:formula="of:=IF([.K334]&gt;[.X$13];&quot;HE&quot;;IF([.K334]&gt;[.X$12];&quot;HO&quot;;IF([.K334]&lt;[.X$15];&quot;LE&quot;;IF([.K334]&lt;[.X$14];&quot;LO&quot;;&quot;&quot;))))" office:value-type="string" office:string-value="LE">
            <text:p>LE</text:p>
          </table:table-cell>
          <table:table-cell table:formula="of:=IF([.L334]&gt;[.Y$13];&quot;HE&quot;;IF([.L334]&gt;[.Y$12];&quot;HO&quot;;IF([.L334]&lt;[.Y$15];&quot;LE&quot;;IF([.L33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9E</text:p>
          </table:table-cell>
          <table:table-cell office:value-type="string">
            <text:p>1FE</text:p>
          </table:table-cell>
          <table:table-cell office:value-type="string">
            <text:p>1EA</text:p>
          </table:table-cell>
          <table:table-cell office:value-type="string">
            <text:p>1EE3</text:p>
          </table:table-cell>
          <table:table-cell office:value-type="string">
            <text:p>1EFB</text:p>
          </table:table-cell>
          <table:table-cell office:value-type="string">
            <text:p>1FA7</text:p>
          </table:table-cell>
          <table:table-cell table:formula="of:=HEX2DEC([.A335])" office:value-type="float" office:value="670">
            <text:p>670</text:p>
          </table:table-cell>
          <table:table-cell table:formula="of:=HEX2DEC([.B335])" office:value-type="float" office:value="510">
            <text:p>510</text:p>
          </table:table-cell>
          <table:table-cell table:formula="of:=HEX2DEC([.C335])" office:value-type="float" office:value="490">
            <text:p>490</text:p>
          </table:table-cell>
          <table:table-cell table:formula="of:=HEX2DEC([.D335])" office:value-type="float" office:value="7907">
            <text:p>7907</text:p>
          </table:table-cell>
          <table:table-cell table:formula="of:=HEX2DEC([.E335])" office:value-type="float" office:value="7931">
            <text:p>7931</text:p>
          </table:table-cell>
          <table:table-cell table:formula="of:=HEX2DEC([.F335])" office:value-type="float" office:value="8103">
            <text:p>8103</text:p>
          </table:table-cell>
          <table:table-cell table:formula="of:=IF([.G335]&gt;[.T$13];&quot;HE&quot;;IF([.G335]&gt;[.T$12];&quot;HO&quot;;IF([.G335]&lt;[.T$15];&quot;LE&quot;;IF([.G335]&lt;[.T$14];&quot;LO&quot;;&quot;&quot;))))">
            <text:p/>
          </table:table-cell>
          <table:table-cell table:formula="of:=IF([.H335]&gt;[.U$13];&quot;HE&quot;;IF([.H335]&gt;[.U$12];&quot;HO&quot;;IF([.H335]&lt;[.U$15];&quot;LE&quot;;IF([.H335]&lt;[.U$14];&quot;LO&quot;;&quot;&quot;))))">
            <text:p/>
          </table:table-cell>
          <table:table-cell table:formula="of:=IF([.I335]&gt;[.V$13];&quot;HE&quot;;IF([.I335]&gt;[.V$12];&quot;HO&quot;;IF([.I335]&lt;[.V$15];&quot;LE&quot;;IF([.I335]&lt;[.V$14];&quot;LO&quot;;&quot;&quot;))))" office:value-type="string" office:string-value="LE">
            <text:p>LE</text:p>
          </table:table-cell>
          <table:table-cell table:formula="of:=IF([.J335]&gt;[.W$13];&quot;HE&quot;;IF([.J335]&gt;[.W$12];&quot;HO&quot;;IF([.J335]&lt;[.W$15];&quot;LE&quot;;IF([.J335]&lt;[.W$14];&quot;LO&quot;;&quot;&quot;))))" office:value-type="string" office:string-value="LO">
            <text:p>LO</text:p>
          </table:table-cell>
          <table:table-cell table:formula="of:=IF([.K335]&gt;[.X$13];&quot;HE&quot;;IF([.K335]&gt;[.X$12];&quot;HO&quot;;IF([.K335]&lt;[.X$15];&quot;LE&quot;;IF([.K335]&lt;[.X$14];&quot;LO&quot;;&quot;&quot;))))" office:value-type="string" office:string-value="LE">
            <text:p>LE</text:p>
          </table:table-cell>
          <table:table-cell table:formula="of:=IF([.L335]&gt;[.Y$13];&quot;HE&quot;;IF([.L335]&gt;[.Y$12];&quot;HO&quot;;IF([.L335]&lt;[.Y$15];&quot;LE&quot;;IF([.L33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2E</text:p>
          </table:table-cell>
          <table:table-cell office:value-type="string">
            <text:p>20E</text:p>
          </table:table-cell>
          <table:table-cell office:value-type="string">
            <text:p>1EA</text:p>
          </table:table-cell>
          <table:table-cell office:value-type="string">
            <text:p>1DA5</text:p>
          </table:table-cell>
          <table:table-cell office:value-type="string">
            <text:p>1EF1</text:p>
          </table:table-cell>
          <table:table-cell office:value-type="string">
            <text:p>204B</text:p>
          </table:table-cell>
          <table:table-cell table:formula="of:=HEX2DEC([.A336])" office:value-type="float" office:value="302">
            <text:p>302</text:p>
          </table:table-cell>
          <table:table-cell table:formula="of:=HEX2DEC([.B336])" office:value-type="float" office:value="526">
            <text:p>526</text:p>
          </table:table-cell>
          <table:table-cell table:formula="of:=HEX2DEC([.C336])" office:value-type="float" office:value="490">
            <text:p>490</text:p>
          </table:table-cell>
          <table:table-cell table:formula="of:=HEX2DEC([.D336])" office:value-type="float" office:value="7589">
            <text:p>7589</text:p>
          </table:table-cell>
          <table:table-cell table:formula="of:=HEX2DEC([.E336])" office:value-type="float" office:value="7921">
            <text:p>7921</text:p>
          </table:table-cell>
          <table:table-cell table:formula="of:=HEX2DEC([.F336])" office:value-type="float" office:value="8267">
            <text:p>8267</text:p>
          </table:table-cell>
          <table:table-cell table:formula="of:=IF([.G336]&gt;[.T$13];&quot;HE&quot;;IF([.G336]&gt;[.T$12];&quot;HO&quot;;IF([.G336]&lt;[.T$15];&quot;LE&quot;;IF([.G336]&lt;[.T$14];&quot;LO&quot;;&quot;&quot;))))">
            <text:p/>
          </table:table-cell>
          <table:table-cell table:formula="of:=IF([.H336]&gt;[.U$13];&quot;HE&quot;;IF([.H336]&gt;[.U$12];&quot;HO&quot;;IF([.H336]&lt;[.U$15];&quot;LE&quot;;IF([.H336]&lt;[.U$14];&quot;LO&quot;;&quot;&quot;))))">
            <text:p/>
          </table:table-cell>
          <table:table-cell table:formula="of:=IF([.I336]&gt;[.V$13];&quot;HE&quot;;IF([.I336]&gt;[.V$12];&quot;HO&quot;;IF([.I336]&lt;[.V$15];&quot;LE&quot;;IF([.I336]&lt;[.V$14];&quot;LO&quot;;&quot;&quot;))))" office:value-type="string" office:string-value="LE">
            <text:p>LE</text:p>
          </table:table-cell>
          <table:table-cell table:formula="of:=IF([.J336]&gt;[.W$13];&quot;HE&quot;;IF([.J336]&gt;[.W$12];&quot;HO&quot;;IF([.J336]&lt;[.W$15];&quot;LE&quot;;IF([.J336]&lt;[.W$14];&quot;LO&quot;;&quot;&quot;))))" office:value-type="string" office:string-value="LE">
            <text:p>LE</text:p>
          </table:table-cell>
          <table:table-cell table:formula="of:=IF([.K336]&gt;[.X$13];&quot;HE&quot;;IF([.K336]&gt;[.X$12];&quot;HO&quot;;IF([.K336]&lt;[.X$15];&quot;LE&quot;;IF([.K336]&lt;[.X$14];&quot;LO&quot;;&quot;&quot;))))" office:value-type="string" office:string-value="LE">
            <text:p>LE</text:p>
          </table:table-cell>
          <table:table-cell table:formula="of:=IF([.L336]&gt;[.Y$13];&quot;HE&quot;;IF([.L336]&gt;[.Y$12];&quot;HO&quot;;IF([.L336]&lt;[.Y$15];&quot;LE&quot;;IF([.L336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2CA</text:p>
          </table:table-cell>
          <table:table-cell office:value-type="string">
            <text:p>21E</text:p>
          </table:table-cell>
          <table:table-cell office:value-type="string">
            <text:p>1EA</text:p>
          </table:table-cell>
          <table:table-cell office:value-type="string">
            <text:p>1C12</text:p>
          </table:table-cell>
          <table:table-cell table:style-name="ce3" office:value-type="string">
            <text:p>1E89</text:p>
          </table:table-cell>
          <table:table-cell office:value-type="string">
            <text:p>21B2</text:p>
          </table:table-cell>
          <table:table-cell table:formula="of:=HEX2DEC([.A337])" office:value-type="float" office:value="714">
            <text:p>714</text:p>
          </table:table-cell>
          <table:table-cell table:formula="of:=HEX2DEC([.B337])" office:value-type="float" office:value="542">
            <text:p>542</text:p>
          </table:table-cell>
          <table:table-cell table:formula="of:=HEX2DEC([.C337])" office:value-type="float" office:value="490">
            <text:p>490</text:p>
          </table:table-cell>
          <table:table-cell table:formula="of:=HEX2DEC([.D337])" office:value-type="float" office:value="7186">
            <text:p>7186</text:p>
          </table:table-cell>
          <table:table-cell table:formula="of:=HEX2DEC([.E337])" office:value-type="float" office:value="7817">
            <text:p>7817</text:p>
          </table:table-cell>
          <table:table-cell table:formula="of:=HEX2DEC([.F337])" office:value-type="float" office:value="8626">
            <text:p>8626</text:p>
          </table:table-cell>
          <table:table-cell table:formula="of:=IF([.G337]&gt;[.T$13];&quot;HE&quot;;IF([.G337]&gt;[.T$12];&quot;HO&quot;;IF([.G337]&lt;[.T$15];&quot;LE&quot;;IF([.G337]&lt;[.T$14];&quot;LO&quot;;&quot;&quot;))))">
            <text:p/>
          </table:table-cell>
          <table:table-cell table:formula="of:=IF([.H337]&gt;[.U$13];&quot;HE&quot;;IF([.H337]&gt;[.U$12];&quot;HO&quot;;IF([.H337]&lt;[.U$15];&quot;LE&quot;;IF([.H337]&lt;[.U$14];&quot;LO&quot;;&quot;&quot;))))" office:value-type="string" office:string-value="HO">
            <text:p>HO</text:p>
          </table:table-cell>
          <table:table-cell table:formula="of:=IF([.I337]&gt;[.V$13];&quot;HE&quot;;IF([.I337]&gt;[.V$12];&quot;HO&quot;;IF([.I337]&lt;[.V$15];&quot;LE&quot;;IF([.I337]&lt;[.V$14];&quot;LO&quot;;&quot;&quot;))))" office:value-type="string" office:string-value="LE">
            <text:p>LE</text:p>
          </table:table-cell>
          <table:table-cell table:formula="of:=IF([.J337]&gt;[.W$13];&quot;HE&quot;;IF([.J337]&gt;[.W$12];&quot;HO&quot;;IF([.J337]&lt;[.W$15];&quot;LE&quot;;IF([.J337]&lt;[.W$14];&quot;LO&quot;;&quot;&quot;))))" office:value-type="string" office:string-value="LE">
            <text:p>LE</text:p>
          </table:table-cell>
          <table:table-cell table:formula="of:=IF([.K337]&gt;[.X$13];&quot;HE&quot;;IF([.K337]&gt;[.X$12];&quot;HO&quot;;IF([.K337]&lt;[.X$15];&quot;LE&quot;;IF([.K337]&lt;[.X$14];&quot;LO&quot;;&quot;&quot;))))" office:value-type="string" office:string-value="LE">
            <text:p>LE</text:p>
          </table:table-cell>
          <table:table-cell table:formula="of:=IF([.L337]&gt;[.Y$13];&quot;HE&quot;;IF([.L337]&gt;[.Y$12];&quot;HO&quot;;IF([.L337]&lt;[.Y$15];&quot;LE&quot;;IF([.L337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1E</text:p>
          </table:table-cell>
          <table:table-cell office:value-type="string">
            <text:p>1EA</text:p>
          </table:table-cell>
          <table:table-cell office:value-type="string">
            <text:p>1BC8</text:p>
          </table:table-cell>
          <table:table-cell office:value-type="string">
            <text:p>1E2B</text:p>
          </table:table-cell>
          <table:table-cell office:value-type="string">
            <text:p>21C0</text:p>
          </table:table-cell>
          <table:table-cell table:formula="of:=HEX2DEC([.A338])" office:value-type="float" office:value="768">
            <text:p>768</text:p>
          </table:table-cell>
          <table:table-cell table:formula="of:=HEX2DEC([.B338])" office:value-type="float" office:value="542">
            <text:p>542</text:p>
          </table:table-cell>
          <table:table-cell table:formula="of:=HEX2DEC([.C338])" office:value-type="float" office:value="490">
            <text:p>490</text:p>
          </table:table-cell>
          <table:table-cell table:formula="of:=HEX2DEC([.D338])" office:value-type="float" office:value="7112">
            <text:p>7112</text:p>
          </table:table-cell>
          <table:table-cell table:formula="of:=HEX2DEC([.E338])" office:value-type="float" office:value="7723">
            <text:p>7723</text:p>
          </table:table-cell>
          <table:table-cell table:formula="of:=HEX2DEC([.F338])" office:value-type="float" office:value="8640">
            <text:p>8640</text:p>
          </table:table-cell>
          <table:table-cell table:formula="of:=IF([.G338]&gt;[.T$13];&quot;HE&quot;;IF([.G338]&gt;[.T$12];&quot;HO&quot;;IF([.G338]&lt;[.T$15];&quot;LE&quot;;IF([.G338]&lt;[.T$14];&quot;LO&quot;;&quot;&quot;))))">
            <text:p/>
          </table:table-cell>
          <table:table-cell table:formula="of:=IF([.H338]&gt;[.U$13];&quot;HE&quot;;IF([.H338]&gt;[.U$12];&quot;HO&quot;;IF([.H338]&lt;[.U$15];&quot;LE&quot;;IF([.H338]&lt;[.U$14];&quot;LO&quot;;&quot;&quot;))))" office:value-type="string" office:string-value="HO">
            <text:p>HO</text:p>
          </table:table-cell>
          <table:table-cell table:formula="of:=IF([.I338]&gt;[.V$13];&quot;HE&quot;;IF([.I338]&gt;[.V$12];&quot;HO&quot;;IF([.I338]&lt;[.V$15];&quot;LE&quot;;IF([.I338]&lt;[.V$14];&quot;LO&quot;;&quot;&quot;))))" office:value-type="string" office:string-value="LE">
            <text:p>LE</text:p>
          </table:table-cell>
          <table:table-cell table:formula="of:=IF([.J338]&gt;[.W$13];&quot;HE&quot;;IF([.J338]&gt;[.W$12];&quot;HO&quot;;IF([.J338]&lt;[.W$15];&quot;LE&quot;;IF([.J338]&lt;[.W$14];&quot;LO&quot;;&quot;&quot;))))" office:value-type="string" office:string-value="LE">
            <text:p>LE</text:p>
          </table:table-cell>
          <table:table-cell table:formula="of:=IF([.K338]&gt;[.X$13];&quot;HE&quot;;IF([.K338]&gt;[.X$12];&quot;HO&quot;;IF([.K338]&lt;[.X$15];&quot;LE&quot;;IF([.K338]&lt;[.X$14];&quot;LO&quot;;&quot;&quot;))))" office:value-type="string" office:string-value="LE">
            <text:p>LE</text:p>
          </table:table-cell>
          <table:table-cell table:formula="of:=IF([.L338]&gt;[.Y$13];&quot;HE&quot;;IF([.L338]&gt;[.Y$12];&quot;HO&quot;;IF([.L338]&lt;[.Y$15];&quot;LE&quot;;IF([.L338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34C</text:p>
          </table:table-cell>
          <table:table-cell office:value-type="string">
            <text:p>22E</text:p>
          </table:table-cell>
          <table:table-cell office:value-type="string">
            <text:p>1DA</text:p>
          </table:table-cell>
          <table:table-cell office:value-type="string">
            <text:p>1A0F</text:p>
          </table:table-cell>
          <table:table-cell office:value-type="string">
            <text:p>1DF0</text:p>
          </table:table-cell>
          <table:table-cell office:value-type="string">
            <text:p>22D3</text:p>
          </table:table-cell>
          <table:table-cell table:formula="of:=HEX2DEC([.A339])" office:value-type="float" office:value="844">
            <text:p>844</text:p>
          </table:table-cell>
          <table:table-cell table:formula="of:=HEX2DEC([.B339])" office:value-type="float" office:value="558">
            <text:p>558</text:p>
          </table:table-cell>
          <table:table-cell table:formula="of:=HEX2DEC([.C339])" office:value-type="float" office:value="474">
            <text:p>474</text:p>
          </table:table-cell>
          <table:table-cell table:formula="of:=HEX2DEC([.D339])" office:value-type="float" office:value="6671">
            <text:p>6671</text:p>
          </table:table-cell>
          <table:table-cell table:formula="of:=HEX2DEC([.E339])" office:value-type="float" office:value="7664">
            <text:p>7664</text:p>
          </table:table-cell>
          <table:table-cell table:formula="of:=HEX2DEC([.F339])" office:value-type="float" office:value="8915">
            <text:p>8915</text:p>
          </table:table-cell>
          <table:table-cell table:formula="of:=IF([.G339]&gt;[.T$13];&quot;HE&quot;;IF([.G339]&gt;[.T$12];&quot;HO&quot;;IF([.G339]&lt;[.T$15];&quot;LE&quot;;IF([.G339]&lt;[.T$14];&quot;LO&quot;;&quot;&quot;))))">
            <text:p/>
          </table:table-cell>
          <table:table-cell table:formula="of:=IF([.H339]&gt;[.U$13];&quot;HE&quot;;IF([.H339]&gt;[.U$12];&quot;HO&quot;;IF([.H339]&lt;[.U$15];&quot;LE&quot;;IF([.H339]&lt;[.U$14];&quot;LO&quot;;&quot;&quot;))))" office:value-type="string" office:string-value="HE">
            <text:p>HE</text:p>
          </table:table-cell>
          <table:table-cell table:formula="of:=IF([.I339]&gt;[.V$13];&quot;HE&quot;;IF([.I339]&gt;[.V$12];&quot;HO&quot;;IF([.I339]&lt;[.V$15];&quot;LE&quot;;IF([.I339]&lt;[.V$14];&quot;LO&quot;;&quot;&quot;))))" office:value-type="string" office:string-value="LE">
            <text:p>LE</text:p>
          </table:table-cell>
          <table:table-cell table:formula="of:=IF([.J339]&gt;[.W$13];&quot;HE&quot;;IF([.J339]&gt;[.W$12];&quot;HO&quot;;IF([.J339]&lt;[.W$15];&quot;LE&quot;;IF([.J339]&lt;[.W$14];&quot;LO&quot;;&quot;&quot;))))" office:value-type="string" office:string-value="LE">
            <text:p>LE</text:p>
          </table:table-cell>
          <table:table-cell table:formula="of:=IF([.K339]&gt;[.X$13];&quot;HE&quot;;IF([.K339]&gt;[.X$12];&quot;HO&quot;;IF([.K339]&lt;[.X$15];&quot;LE&quot;;IF([.K339]&lt;[.X$14];&quot;LO&quot;;&quot;&quot;))))" office:value-type="string" office:string-value="LE">
            <text:p>LE</text:p>
          </table:table-cell>
          <table:table-cell table:formula="of:=IF([.L339]&gt;[.Y$13];&quot;HE&quot;;IF([.L339]&gt;[.Y$12];&quot;HO&quot;;IF([.L339]&lt;[.Y$15];&quot;LE&quot;;IF([.L339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21E</text:p>
          </table:table-cell>
          <table:table-cell office:value-type="string">
            <text:p>1EA</text:p>
          </table:table-cell>
          <table:table-cell office:value-type="string">
            <text:p>1AF8</text:p>
          </table:table-cell>
          <table:table-cell table:style-name="ce3" office:value-type="string">
            <text:p>1E85</text:p>
          </table:table-cell>
          <table:table-cell office:value-type="string">
            <text:p>21C6</text:p>
          </table:table-cell>
          <table:table-cell table:formula="of:=HEX2DEC([.A340])" office:value-type="float" office:value="792">
            <text:p>792</text:p>
          </table:table-cell>
          <table:table-cell table:formula="of:=HEX2DEC([.B340])" office:value-type="float" office:value="542">
            <text:p>542</text:p>
          </table:table-cell>
          <table:table-cell table:formula="of:=HEX2DEC([.C340])" office:value-type="float" office:value="490">
            <text:p>490</text:p>
          </table:table-cell>
          <table:table-cell table:formula="of:=HEX2DEC([.D340])" office:value-type="float" office:value="6904">
            <text:p>6904</text:p>
          </table:table-cell>
          <table:table-cell table:formula="of:=HEX2DEC([.E340])" office:value-type="float" office:value="7813">
            <text:p>7813</text:p>
          </table:table-cell>
          <table:table-cell table:formula="of:=HEX2DEC([.F340])" office:value-type="float" office:value="8646">
            <text:p>8646</text:p>
          </table:table-cell>
          <table:table-cell table:formula="of:=IF([.G340]&gt;[.T$13];&quot;HE&quot;;IF([.G340]&gt;[.T$12];&quot;HO&quot;;IF([.G340]&lt;[.T$15];&quot;LE&quot;;IF([.G340]&lt;[.T$14];&quot;LO&quot;;&quot;&quot;))))">
            <text:p/>
          </table:table-cell>
          <table:table-cell table:formula="of:=IF([.H340]&gt;[.U$13];&quot;HE&quot;;IF([.H340]&gt;[.U$12];&quot;HO&quot;;IF([.H340]&lt;[.U$15];&quot;LE&quot;;IF([.H340]&lt;[.U$14];&quot;LO&quot;;&quot;&quot;))))" office:value-type="string" office:string-value="HO">
            <text:p>HO</text:p>
          </table:table-cell>
          <table:table-cell table:formula="of:=IF([.I340]&gt;[.V$13];&quot;HE&quot;;IF([.I340]&gt;[.V$12];&quot;HO&quot;;IF([.I340]&lt;[.V$15];&quot;LE&quot;;IF([.I340]&lt;[.V$14];&quot;LO&quot;;&quot;&quot;))))" office:value-type="string" office:string-value="LE">
            <text:p>LE</text:p>
          </table:table-cell>
          <table:table-cell table:formula="of:=IF([.J340]&gt;[.W$13];&quot;HE&quot;;IF([.J340]&gt;[.W$12];&quot;HO&quot;;IF([.J340]&lt;[.W$15];&quot;LE&quot;;IF([.J340]&lt;[.W$14];&quot;LO&quot;;&quot;&quot;))))" office:value-type="string" office:string-value="LE">
            <text:p>LE</text:p>
          </table:table-cell>
          <table:table-cell table:formula="of:=IF([.K340]&gt;[.X$13];&quot;HE&quot;;IF([.K340]&gt;[.X$12];&quot;HO&quot;;IF([.K340]&lt;[.X$15];&quot;LE&quot;;IF([.K340]&lt;[.X$14];&quot;LO&quot;;&quot;&quot;))))" office:value-type="string" office:string-value="LE">
            <text:p>LE</text:p>
          </table:table-cell>
          <table:table-cell table:formula="of:=IF([.L340]&gt;[.Y$13];&quot;HE&quot;;IF([.L340]&gt;[.Y$12];&quot;HO&quot;;IF([.L340]&lt;[.Y$15];&quot;LE&quot;;IF([.L340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1AC</text:p>
          </table:table-cell>
          <table:table-cell office:value-type="string">
            <text:p>22E</text:p>
          </table:table-cell>
          <table:table-cell office:value-type="string">
            <text:p>1EA</text:p>
          </table:table-cell>
          <table:table-cell office:value-type="string">
            <text:p>1B21</text:p>
          </table:table-cell>
          <table:table-cell office:value-type="string">
            <text:p>1E9D</text:p>
          </table:table-cell>
          <table:table-cell office:value-type="string">
            <text:p>226B</text:p>
          </table:table-cell>
          <table:table-cell table:formula="of:=HEX2DEC([.A341])" office:value-type="float" office:value="428">
            <text:p>428</text:p>
          </table:table-cell>
          <table:table-cell table:formula="of:=HEX2DEC([.B341])" office:value-type="float" office:value="558">
            <text:p>558</text:p>
          </table:table-cell>
          <table:table-cell table:formula="of:=HEX2DEC([.C341])" office:value-type="float" office:value="490">
            <text:p>490</text:p>
          </table:table-cell>
          <table:table-cell table:formula="of:=HEX2DEC([.D341])" office:value-type="float" office:value="6945">
            <text:p>6945</text:p>
          </table:table-cell>
          <table:table-cell table:formula="of:=HEX2DEC([.E341])" office:value-type="float" office:value="7837">
            <text:p>7837</text:p>
          </table:table-cell>
          <table:table-cell table:formula="of:=HEX2DEC([.F341])" office:value-type="float" office:value="8811">
            <text:p>8811</text:p>
          </table:table-cell>
          <table:table-cell table:formula="of:=IF([.G341]&gt;[.T$13];&quot;HE&quot;;IF([.G341]&gt;[.T$12];&quot;HO&quot;;IF([.G341]&lt;[.T$15];&quot;LE&quot;;IF([.G341]&lt;[.T$14];&quot;LO&quot;;&quot;&quot;))))">
            <text:p/>
          </table:table-cell>
          <table:table-cell table:formula="of:=IF([.H341]&gt;[.U$13];&quot;HE&quot;;IF([.H341]&gt;[.U$12];&quot;HO&quot;;IF([.H341]&lt;[.U$15];&quot;LE&quot;;IF([.H341]&lt;[.U$14];&quot;LO&quot;;&quot;&quot;))))" office:value-type="string" office:string-value="HE">
            <text:p>HE</text:p>
          </table:table-cell>
          <table:table-cell table:formula="of:=IF([.I341]&gt;[.V$13];&quot;HE&quot;;IF([.I341]&gt;[.V$12];&quot;HO&quot;;IF([.I341]&lt;[.V$15];&quot;LE&quot;;IF([.I341]&lt;[.V$14];&quot;LO&quot;;&quot;&quot;))))" office:value-type="string" office:string-value="LE">
            <text:p>LE</text:p>
          </table:table-cell>
          <table:table-cell table:formula="of:=IF([.J341]&gt;[.W$13];&quot;HE&quot;;IF([.J341]&gt;[.W$12];&quot;HO&quot;;IF([.J341]&lt;[.W$15];&quot;LE&quot;;IF([.J341]&lt;[.W$14];&quot;LO&quot;;&quot;&quot;))))" office:value-type="string" office:string-value="LE">
            <text:p>LE</text:p>
          </table:table-cell>
          <table:table-cell table:formula="of:=IF([.K341]&gt;[.X$13];&quot;HE&quot;;IF([.K341]&gt;[.X$12];&quot;HO&quot;;IF([.K341]&lt;[.X$15];&quot;LE&quot;;IF([.K341]&lt;[.X$14];&quot;LO&quot;;&quot;&quot;))))" office:value-type="string" office:string-value="LE">
            <text:p>LE</text:p>
          </table:table-cell>
          <table:table-cell table:formula="of:=IF([.L341]&gt;[.Y$13];&quot;HE&quot;;IF([.L341]&gt;[.Y$12];&quot;HO&quot;;IF([.L341]&lt;[.Y$15];&quot;LE&quot;;IF([.L341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1EC</text:p>
          </table:table-cell>
          <table:table-cell office:value-type="string">
            <text:p>21E</text:p>
          </table:table-cell>
          <table:table-cell office:value-type="string">
            <text:p>1DA</text:p>
          </table:table-cell>
          <table:table-cell office:value-type="string">
            <text:p>1BC7</text:p>
          </table:table-cell>
          <table:table-cell office:value-type="string">
            <text:p>1DF7</text:p>
          </table:table-cell>
          <table:table-cell office:value-type="string">
            <text:p>217B</text:p>
          </table:table-cell>
          <table:table-cell table:formula="of:=HEX2DEC([.A342])" office:value-type="float" office:value="492">
            <text:p>492</text:p>
          </table:table-cell>
          <table:table-cell table:formula="of:=HEX2DEC([.B342])" office:value-type="float" office:value="542">
            <text:p>542</text:p>
          </table:table-cell>
          <table:table-cell table:formula="of:=HEX2DEC([.C342])" office:value-type="float" office:value="474">
            <text:p>474</text:p>
          </table:table-cell>
          <table:table-cell table:formula="of:=HEX2DEC([.D342])" office:value-type="float" office:value="7111">
            <text:p>7111</text:p>
          </table:table-cell>
          <table:table-cell table:formula="of:=HEX2DEC([.E342])" office:value-type="float" office:value="7671">
            <text:p>7671</text:p>
          </table:table-cell>
          <table:table-cell table:formula="of:=HEX2DEC([.F342])" office:value-type="float" office:value="8571">
            <text:p>8571</text:p>
          </table:table-cell>
          <table:table-cell table:formula="of:=IF([.G342]&gt;[.T$13];&quot;HE&quot;;IF([.G342]&gt;[.T$12];&quot;HO&quot;;IF([.G342]&lt;[.T$15];&quot;LE&quot;;IF([.G342]&lt;[.T$14];&quot;LO&quot;;&quot;&quot;))))">
            <text:p/>
          </table:table-cell>
          <table:table-cell table:formula="of:=IF([.H342]&gt;[.U$13];&quot;HE&quot;;IF([.H342]&gt;[.U$12];&quot;HO&quot;;IF([.H342]&lt;[.U$15];&quot;LE&quot;;IF([.H342]&lt;[.U$14];&quot;LO&quot;;&quot;&quot;))))" office:value-type="string" office:string-value="HO">
            <text:p>HO</text:p>
          </table:table-cell>
          <table:table-cell table:formula="of:=IF([.I342]&gt;[.V$13];&quot;HE&quot;;IF([.I342]&gt;[.V$12];&quot;HO&quot;;IF([.I342]&lt;[.V$15];&quot;LE&quot;;IF([.I342]&lt;[.V$14];&quot;LO&quot;;&quot;&quot;))))" office:value-type="string" office:string-value="LE">
            <text:p>LE</text:p>
          </table:table-cell>
          <table:table-cell table:formula="of:=IF([.J342]&gt;[.W$13];&quot;HE&quot;;IF([.J342]&gt;[.W$12];&quot;HO&quot;;IF([.J342]&lt;[.W$15];&quot;LE&quot;;IF([.J342]&lt;[.W$14];&quot;LO&quot;;&quot;&quot;))))" office:value-type="string" office:string-value="LE">
            <text:p>LE</text:p>
          </table:table-cell>
          <table:table-cell table:formula="of:=IF([.K342]&gt;[.X$13];&quot;HE&quot;;IF([.K342]&gt;[.X$12];&quot;HO&quot;;IF([.K342]&lt;[.X$15];&quot;LE&quot;;IF([.K342]&lt;[.X$14];&quot;LO&quot;;&quot;&quot;))))" office:value-type="string" office:string-value="LE">
            <text:p>LE</text:p>
          </table:table-cell>
          <table:table-cell table:formula="of:=IF([.L342]&gt;[.Y$13];&quot;HE&quot;;IF([.L342]&gt;[.Y$12];&quot;HO&quot;;IF([.L342]&lt;[.Y$15];&quot;LE&quot;;IF([.L342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22E</text:p>
          </table:table-cell>
          <table:table-cell office:value-type="string">
            <text:p>1FA</text:p>
          </table:table-cell>
          <table:table-cell office:value-type="string">
            <text:p>1BB5</text:p>
          </table:table-cell>
          <table:table-cell office:value-type="string">
            <text:p>1F82</text:p>
          </table:table-cell>
          <table:table-cell office:value-type="string">
            <text:p>225E</text:p>
          </table:table-cell>
          <table:table-cell table:formula="of:=HEX2DEC([.A343])" office:value-type="float" office:value="376">
            <text:p>376</text:p>
          </table:table-cell>
          <table:table-cell table:formula="of:=HEX2DEC([.B343])" office:value-type="float" office:value="558">
            <text:p>558</text:p>
          </table:table-cell>
          <table:table-cell table:formula="of:=HEX2DEC([.C343])" office:value-type="float" office:value="506">
            <text:p>506</text:p>
          </table:table-cell>
          <table:table-cell table:formula="of:=HEX2DEC([.D343])" office:value-type="float" office:value="7093">
            <text:p>7093</text:p>
          </table:table-cell>
          <table:table-cell table:formula="of:=HEX2DEC([.E343])" office:value-type="float" office:value="8066">
            <text:p>8066</text:p>
          </table:table-cell>
          <table:table-cell table:formula="of:=HEX2DEC([.F343])" office:value-type="float" office:value="8798">
            <text:p>8798</text:p>
          </table:table-cell>
          <table:table-cell table:formula="of:=IF([.G343]&gt;[.T$13];&quot;HE&quot;;IF([.G343]&gt;[.T$12];&quot;HO&quot;;IF([.G343]&lt;[.T$15];&quot;LE&quot;;IF([.G343]&lt;[.T$14];&quot;LO&quot;;&quot;&quot;))))">
            <text:p/>
          </table:table-cell>
          <table:table-cell table:formula="of:=IF([.H343]&gt;[.U$13];&quot;HE&quot;;IF([.H343]&gt;[.U$12];&quot;HO&quot;;IF([.H343]&lt;[.U$15];&quot;LE&quot;;IF([.H343]&lt;[.U$14];&quot;LO&quot;;&quot;&quot;))))" office:value-type="string" office:string-value="HE">
            <text:p>HE</text:p>
          </table:table-cell>
          <table:table-cell table:formula="of:=IF([.I343]&gt;[.V$13];&quot;HE&quot;;IF([.I343]&gt;[.V$12];&quot;HO&quot;;IF([.I343]&lt;[.V$15];&quot;LE&quot;;IF([.I343]&lt;[.V$14];&quot;LO&quot;;&quot;&quot;))))" office:value-type="string" office:string-value="LE">
            <text:p>LE</text:p>
          </table:table-cell>
          <table:table-cell table:formula="of:=IF([.J343]&gt;[.W$13];&quot;HE&quot;;IF([.J343]&gt;[.W$12];&quot;HO&quot;;IF([.J343]&lt;[.W$15];&quot;LE&quot;;IF([.J343]&lt;[.W$14];&quot;LO&quot;;&quot;&quot;))))" office:value-type="string" office:string-value="LE">
            <text:p>LE</text:p>
          </table:table-cell>
          <table:table-cell table:formula="of:=IF([.K343]&gt;[.X$13];&quot;HE&quot;;IF([.K343]&gt;[.X$12];&quot;HO&quot;;IF([.K343]&lt;[.X$15];&quot;LE&quot;;IF([.K343]&lt;[.X$14];&quot;LO&quot;;&quot;&quot;))))" office:value-type="string" office:string-value="LO">
            <text:p>LO</text:p>
          </table:table-cell>
          <table:table-cell table:formula="of:=IF([.L343]&gt;[.Y$13];&quot;HE&quot;;IF([.L343]&gt;[.Y$12];&quot;HO&quot;;IF([.L343]&lt;[.Y$15];&quot;LE&quot;;IF([.L343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20E</text:p>
          </table:table-cell>
          <table:table-cell office:value-type="string">
            <text:p>1EA</text:p>
          </table:table-cell>
          <table:table-cell office:value-type="string">
            <text:p>1D16</text:p>
          </table:table-cell>
          <table:table-cell table:style-name="ce3" office:value-type="string">
            <text:p>1E47</text:p>
          </table:table-cell>
          <table:table-cell office:value-type="float" office:value="2038">
            <text:p>2038</text:p>
          </table:table-cell>
          <table:table-cell table:formula="of:=HEX2DEC([.A344])" office:value-type="float" office:value="226">
            <text:p>226</text:p>
          </table:table-cell>
          <table:table-cell table:formula="of:=HEX2DEC([.B344])" office:value-type="float" office:value="526">
            <text:p>526</text:p>
          </table:table-cell>
          <table:table-cell table:formula="of:=HEX2DEC([.C344])" office:value-type="float" office:value="490">
            <text:p>490</text:p>
          </table:table-cell>
          <table:table-cell table:formula="of:=HEX2DEC([.D344])" office:value-type="float" office:value="7446">
            <text:p>7446</text:p>
          </table:table-cell>
          <table:table-cell table:formula="of:=HEX2DEC([.E344])" office:value-type="float" office:value="7751">
            <text:p>7751</text:p>
          </table:table-cell>
          <table:table-cell table:formula="of:=HEX2DEC([.F344])" office:value-type="float" office:value="8248">
            <text:p>8248</text:p>
          </table:table-cell>
          <table:table-cell table:formula="of:=IF([.G344]&gt;[.T$13];&quot;HE&quot;;IF([.G344]&gt;[.T$12];&quot;HO&quot;;IF([.G344]&lt;[.T$15];&quot;LE&quot;;IF([.G344]&lt;[.T$14];&quot;LO&quot;;&quot;&quot;))))" office:value-type="string" office:string-value="LO">
            <text:p>LO</text:p>
          </table:table-cell>
          <table:table-cell table:formula="of:=IF([.H344]&gt;[.U$13];&quot;HE&quot;;IF([.H344]&gt;[.U$12];&quot;HO&quot;;IF([.H344]&lt;[.U$15];&quot;LE&quot;;IF([.H344]&lt;[.U$14];&quot;LO&quot;;&quot;&quot;))))">
            <text:p/>
          </table:table-cell>
          <table:table-cell table:formula="of:=IF([.I344]&gt;[.V$13];&quot;HE&quot;;IF([.I344]&gt;[.V$12];&quot;HO&quot;;IF([.I344]&lt;[.V$15];&quot;LE&quot;;IF([.I344]&lt;[.V$14];&quot;LO&quot;;&quot;&quot;))))" office:value-type="string" office:string-value="LE">
            <text:p>LE</text:p>
          </table:table-cell>
          <table:table-cell table:formula="of:=IF([.J344]&gt;[.W$13];&quot;HE&quot;;IF([.J344]&gt;[.W$12];&quot;HO&quot;;IF([.J344]&lt;[.W$15];&quot;LE&quot;;IF([.J344]&lt;[.W$14];&quot;LO&quot;;&quot;&quot;))))" office:value-type="string" office:string-value="LE">
            <text:p>LE</text:p>
          </table:table-cell>
          <table:table-cell table:formula="of:=IF([.K344]&gt;[.X$13];&quot;HE&quot;;IF([.K344]&gt;[.X$12];&quot;HO&quot;;IF([.K344]&lt;[.X$15];&quot;LE&quot;;IF([.K344]&lt;[.X$14];&quot;LO&quot;;&quot;&quot;))))" office:value-type="string" office:string-value="LE">
            <text:p>LE</text:p>
          </table:table-cell>
          <table:table-cell table:formula="of:=IF([.L344]&gt;[.Y$13];&quot;HE&quot;;IF([.L344]&gt;[.Y$12];&quot;HO&quot;;IF([.L344]&lt;[.Y$15];&quot;LE&quot;;IF([.L344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E7A</text:p>
          </table:table-cell>
          <table:table-cell office:value-type="string">
            <text:p>1F0B</text:p>
          </table:table-cell>
          <table:table-cell office:value-type="float" office:value="2024">
            <text:p>2024</text:p>
          </table:table-cell>
          <table:table-cell table:formula="of:=HEX2DEC([.A345])" office:value-type="float" office:value="146">
            <text:p>146</text:p>
          </table:table-cell>
          <table:table-cell table:formula="of:=HEX2DEC([.B345])" office:value-type="float" office:value="526">
            <text:p>526</text:p>
          </table:table-cell>
          <table:table-cell table:formula="of:=HEX2DEC([.C345])" office:value-type="float" office:value="506">
            <text:p>506</text:p>
          </table:table-cell>
          <table:table-cell table:formula="of:=HEX2DEC([.D345])" office:value-type="float" office:value="7802">
            <text:p>7802</text:p>
          </table:table-cell>
          <table:table-cell table:formula="of:=HEX2DEC([.E345])" office:value-type="float" office:value="7947">
            <text:p>7947</text:p>
          </table:table-cell>
          <table:table-cell table:formula="of:=HEX2DEC([.F345])" office:value-type="float" office:value="8228">
            <text:p>8228</text:p>
          </table:table-cell>
          <table:table-cell table:formula="of:=IF([.G345]&gt;[.T$13];&quot;HE&quot;;IF([.G345]&gt;[.T$12];&quot;HO&quot;;IF([.G345]&lt;[.T$15];&quot;LE&quot;;IF([.G345]&lt;[.T$14];&quot;LO&quot;;&quot;&quot;))))" office:value-type="string" office:string-value="LO">
            <text:p>LO</text:p>
          </table:table-cell>
          <table:table-cell table:formula="of:=IF([.H345]&gt;[.U$13];&quot;HE&quot;;IF([.H345]&gt;[.U$12];&quot;HO&quot;;IF([.H345]&lt;[.U$15];&quot;LE&quot;;IF([.H345]&lt;[.U$14];&quot;LO&quot;;&quot;&quot;))))">
            <text:p/>
          </table:table-cell>
          <table:table-cell table:formula="of:=IF([.I345]&gt;[.V$13];&quot;HE&quot;;IF([.I345]&gt;[.V$12];&quot;HO&quot;;IF([.I345]&lt;[.V$15];&quot;LE&quot;;IF([.I345]&lt;[.V$14];&quot;LO&quot;;&quot;&quot;))))" office:value-type="string" office:string-value="LE">
            <text:p>LE</text:p>
          </table:table-cell>
          <table:table-cell table:formula="of:=IF([.J345]&gt;[.W$13];&quot;HE&quot;;IF([.J345]&gt;[.W$12];&quot;HO&quot;;IF([.J345]&lt;[.W$15];&quot;LE&quot;;IF([.J345]&lt;[.W$14];&quot;LO&quot;;&quot;&quot;))))" office:value-type="string" office:string-value="LO">
            <text:p>LO</text:p>
          </table:table-cell>
          <table:table-cell table:formula="of:=IF([.K345]&gt;[.X$13];&quot;HE&quot;;IF([.K345]&gt;[.X$12];&quot;HO&quot;;IF([.K345]&lt;[.X$15];&quot;LE&quot;;IF([.K345]&lt;[.X$14];&quot;LO&quot;;&quot;&quot;))))" office:value-type="string" office:string-value="LE">
            <text:p>LE</text:p>
          </table:table-cell>
          <table:table-cell table:formula="of:=IF([.L345]&gt;[.Y$13];&quot;HE&quot;;IF([.L345]&gt;[.Y$12];&quot;HO&quot;;IF([.L345]&lt;[.Y$15];&quot;LE&quot;;IF([.L345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1E</text:p>
          </table:table-cell>
          <table:table-cell office:value-type="string">
            <text:p>1FA</text:p>
          </table:table-cell>
          <table:table-cell table:style-name="ce3" office:value-type="string">
            <text:p>1E17</text:p>
          </table:table-cell>
          <table:table-cell office:value-type="string">
            <text:p>1F86</text:p>
          </table:table-cell>
          <table:table-cell office:value-type="float" office:value="2140">
            <text:p>2140</text:p>
          </table:table-cell>
          <table:table-cell table:formula="of:=HEX2DEC([.A346])" office:value-type="float" office:value="258">
            <text:p>258</text:p>
          </table:table-cell>
          <table:table-cell table:formula="of:=HEX2DEC([.B346])" office:value-type="float" office:value="542">
            <text:p>542</text:p>
          </table:table-cell>
          <table:table-cell table:formula="of:=HEX2DEC([.C346])" office:value-type="float" office:value="506">
            <text:p>506</text:p>
          </table:table-cell>
          <table:table-cell table:formula="of:=HEX2DEC([.D346])" office:value-type="float" office:value="7703">
            <text:p>7703</text:p>
          </table:table-cell>
          <table:table-cell table:formula="of:=HEX2DEC([.E346])" office:value-type="float" office:value="8070">
            <text:p>8070</text:p>
          </table:table-cell>
          <table:table-cell table:formula="of:=HEX2DEC([.F346])" office:value-type="float" office:value="8512">
            <text:p>8512</text:p>
          </table:table-cell>
          <table:table-cell table:formula="of:=IF([.G346]&gt;[.T$13];&quot;HE&quot;;IF([.G346]&gt;[.T$12];&quot;HO&quot;;IF([.G346]&lt;[.T$15];&quot;LE&quot;;IF([.G346]&lt;[.T$14];&quot;LO&quot;;&quot;&quot;))))">
            <text:p/>
          </table:table-cell>
          <table:table-cell table:formula="of:=IF([.H346]&gt;[.U$13];&quot;HE&quot;;IF([.H346]&gt;[.U$12];&quot;HO&quot;;IF([.H346]&lt;[.U$15];&quot;LE&quot;;IF([.H346]&lt;[.U$14];&quot;LO&quot;;&quot;&quot;))))" office:value-type="string" office:string-value="HO">
            <text:p>HO</text:p>
          </table:table-cell>
          <table:table-cell table:formula="of:=IF([.I346]&gt;[.V$13];&quot;HE&quot;;IF([.I346]&gt;[.V$12];&quot;HO&quot;;IF([.I346]&lt;[.V$15];&quot;LE&quot;;IF([.I346]&lt;[.V$14];&quot;LO&quot;;&quot;&quot;))))" office:value-type="string" office:string-value="LE">
            <text:p>LE</text:p>
          </table:table-cell>
          <table:table-cell table:formula="of:=IF([.J346]&gt;[.W$13];&quot;HE&quot;;IF([.J346]&gt;[.W$12];&quot;HO&quot;;IF([.J346]&lt;[.W$15];&quot;LE&quot;;IF([.J346]&lt;[.W$14];&quot;LO&quot;;&quot;&quot;))))" office:value-type="string" office:string-value="LE">
            <text:p>LE</text:p>
          </table:table-cell>
          <table:table-cell table:formula="of:=IF([.K346]&gt;[.X$13];&quot;HE&quot;;IF([.K346]&gt;[.X$12];&quot;HO&quot;;IF([.K346]&lt;[.X$15];&quot;LE&quot;;IF([.K346]&lt;[.X$14];&quot;LO&quot;;&quot;&quot;))))" office:value-type="string" office:string-value="LO">
            <text:p>LO</text:p>
          </table:table-cell>
          <table:table-cell table:formula="of:=IF([.L346]&gt;[.Y$13];&quot;HE&quot;;IF([.L346]&gt;[.Y$12];&quot;HO&quot;;IF([.L346]&lt;[.Y$15];&quot;LE&quot;;IF([.L346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39E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EC0</text:p>
          </table:table-cell>
          <table:table-cell office:value-type="string">
            <text:p>1FC2</text:p>
          </table:table-cell>
          <table:table-cell table:style-name="ce3" office:value-type="string">
            <text:p>20E7</text:p>
          </table:table-cell>
          <table:table-cell table:formula="of:=HEX2DEC([.A347])" office:value-type="float" office:value="926">
            <text:p>926</text:p>
          </table:table-cell>
          <table:table-cell table:formula="of:=HEX2DEC([.B347])" office:value-type="float" office:value="526">
            <text:p>526</text:p>
          </table:table-cell>
          <table:table-cell table:formula="of:=HEX2DEC([.C347])" office:value-type="float" office:value="506">
            <text:p>506</text:p>
          </table:table-cell>
          <table:table-cell table:formula="of:=HEX2DEC([.D347])" office:value-type="float" office:value="7872">
            <text:p>7872</text:p>
          </table:table-cell>
          <table:table-cell table:formula="of:=HEX2DEC([.E347])" office:value-type="float" office:value="8130">
            <text:p>8130</text:p>
          </table:table-cell>
          <table:table-cell table:formula="of:=HEX2DEC([.F347])" office:value-type="float" office:value="8423">
            <text:p>8423</text:p>
          </table:table-cell>
          <table:table-cell table:formula="of:=IF([.G347]&gt;[.T$13];&quot;HE&quot;;IF([.G347]&gt;[.T$12];&quot;HO&quot;;IF([.G347]&lt;[.T$15];&quot;LE&quot;;IF([.G347]&lt;[.T$14];&quot;LO&quot;;&quot;&quot;))))" office:value-type="string" office:string-value="HO">
            <text:p>HO</text:p>
          </table:table-cell>
          <table:table-cell table:formula="of:=IF([.H347]&gt;[.U$13];&quot;HE&quot;;IF([.H347]&gt;[.U$12];&quot;HO&quot;;IF([.H347]&lt;[.U$15];&quot;LE&quot;;IF([.H347]&lt;[.U$14];&quot;LO&quot;;&quot;&quot;))))">
            <text:p/>
          </table:table-cell>
          <table:table-cell table:formula="of:=IF([.I347]&gt;[.V$13];&quot;HE&quot;;IF([.I347]&gt;[.V$12];&quot;HO&quot;;IF([.I347]&lt;[.V$15];&quot;LE&quot;;IF([.I347]&lt;[.V$14];&quot;LO&quot;;&quot;&quot;))))" office:value-type="string" office:string-value="LE">
            <text:p>LE</text:p>
          </table:table-cell>
          <table:table-cell table:formula="of:=IF([.J347]&gt;[.W$13];&quot;HE&quot;;IF([.J347]&gt;[.W$12];&quot;HO&quot;;IF([.J347]&lt;[.W$15];&quot;LE&quot;;IF([.J347]&lt;[.W$14];&quot;LO&quot;;&quot;&quot;))))" office:value-type="string" office:string-value="LO">
            <text:p>LO</text:p>
          </table:table-cell>
          <table:table-cell table:formula="of:=IF([.K347]&gt;[.X$13];&quot;HE&quot;;IF([.K347]&gt;[.X$12];&quot;HO&quot;;IF([.K347]&lt;[.X$15];&quot;LE&quot;;IF([.K347]&lt;[.X$14];&quot;LO&quot;;&quot;&quot;))))">
            <text:p/>
          </table:table-cell>
          <table:table-cell table:formula="of:=IF([.L347]&gt;[.Y$13];&quot;HE&quot;;IF([.L347]&gt;[.Y$12];&quot;HO&quot;;IF([.L347]&lt;[.Y$15];&quot;LE&quot;;IF([.L347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table:number-columns-repeated="2" office:value-type="string">
            <text:p>20C</text:p>
          </table:table-cell>
          <table:table-cell office:value-type="string">
            <text:p>20EB</text:p>
          </table:table-cell>
          <table:table-cell office:value-type="float" office:value="2031">
            <text:p>2031</text:p>
          </table:table-cell>
          <table:table-cell office:value-type="string">
            <text:p>20A1</text:p>
          </table:table-cell>
          <table:table-cell table:formula="of:=HEX2DEC([.A348])" office:value-type="float" office:value="644">
            <text:p>644</text:p>
          </table:table-cell>
          <table:table-cell table:formula="of:=HEX2DEC([.B348])" office:value-type="float" office:value="524">
            <text:p>524</text:p>
          </table:table-cell>
          <table:table-cell table:formula="of:=HEX2DEC([.C348])" office:value-type="float" office:value="524">
            <text:p>524</text:p>
          </table:table-cell>
          <table:table-cell table:formula="of:=HEX2DEC([.D348])" office:value-type="float" office:value="8427">
            <text:p>8427</text:p>
          </table:table-cell>
          <table:table-cell table:formula="of:=HEX2DEC([.E348])" office:value-type="float" office:value="8241">
            <text:p>8241</text:p>
          </table:table-cell>
          <table:table-cell table:formula="of:=HEX2DEC([.F348])" office:value-type="float" office:value="8353">
            <text:p>8353</text:p>
          </table:table-cell>
          <table:table-cell table:formula="of:=IF([.G348]&gt;[.T$13];&quot;HE&quot;;IF([.G348]&gt;[.T$12];&quot;HO&quot;;IF([.G348]&lt;[.T$15];&quot;LE&quot;;IF([.G348]&lt;[.T$14];&quot;LO&quot;;&quot;&quot;))))">
            <text:p/>
          </table:table-cell>
          <table:table-cell table:formula="of:=IF([.H348]&gt;[.U$13];&quot;HE&quot;;IF([.H348]&gt;[.U$12];&quot;HO&quot;;IF([.H348]&lt;[.U$15];&quot;LE&quot;;IF([.H348]&lt;[.U$14];&quot;LO&quot;;&quot;&quot;))))">
            <text:p/>
          </table:table-cell>
          <table:table-cell table:formula="of:=IF([.I348]&gt;[.V$13];&quot;HE&quot;;IF([.I348]&gt;[.V$12];&quot;HO&quot;;IF([.I348]&lt;[.V$15];&quot;LE&quot;;IF([.I348]&lt;[.V$14];&quot;LO&quot;;&quot;&quot;))))" office:value-type="string" office:string-value="HE">
            <text:p>HE</text:p>
          </table:table-cell>
          <table:table-cell table:formula="of:=IF([.J348]&gt;[.W$13];&quot;HE&quot;;IF([.J348]&gt;[.W$12];&quot;HO&quot;;IF([.J348]&lt;[.W$15];&quot;LE&quot;;IF([.J348]&lt;[.W$14];&quot;LO&quot;;&quot;&quot;))))">
            <text:p/>
          </table:table-cell>
          <table:table-cell table:formula="of:=IF([.K348]&gt;[.X$13];&quot;HE&quot;;IF([.K348]&gt;[.X$12];&quot;HO&quot;;IF([.K348]&lt;[.X$15];&quot;LE&quot;;IF([.K348]&lt;[.X$14];&quot;LO&quot;;&quot;&quot;))))" office:value-type="string" office:string-value="HO">
            <text:p>HO</text:p>
          </table:table-cell>
          <table:table-cell table:formula="of:=IF([.L348]&gt;[.Y$13];&quot;HE&quot;;IF([.L348]&gt;[.Y$12];&quot;HO&quot;;IF([.L348]&lt;[.Y$15];&quot;LE&quot;;IF([.L348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2C</text:p>
          </table:table-cell>
          <table:table-cell office:value-type="string">
            <text:p>21C</text:p>
          </table:table-cell>
          <table:table-cell office:value-type="string">
            <text:p>21D7</text:p>
          </table:table-cell>
          <table:table-cell office:value-type="string">
            <text:p>212E</text:p>
          </table:table-cell>
          <table:table-cell office:value-type="string">
            <text:p>224E</text:p>
          </table:table-cell>
          <table:table-cell table:formula="of:=HEX2DEC([.A349])" office:value-type="float" office:value="312">
            <text:p>312</text:p>
          </table:table-cell>
          <table:table-cell table:formula="of:=HEX2DEC([.B349])" office:value-type="float" office:value="556">
            <text:p>556</text:p>
          </table:table-cell>
          <table:table-cell table:formula="of:=HEX2DEC([.C349])" office:value-type="float" office:value="540">
            <text:p>540</text:p>
          </table:table-cell>
          <table:table-cell table:formula="of:=HEX2DEC([.D349])" office:value-type="float" office:value="8663">
            <text:p>8663</text:p>
          </table:table-cell>
          <table:table-cell table:formula="of:=HEX2DEC([.E349])" office:value-type="float" office:value="8494">
            <text:p>8494</text:p>
          </table:table-cell>
          <table:table-cell table:formula="of:=HEX2DEC([.F349])" office:value-type="float" office:value="8782">
            <text:p>8782</text:p>
          </table:table-cell>
          <table:table-cell table:formula="of:=IF([.G349]&gt;[.T$13];&quot;HE&quot;;IF([.G349]&gt;[.T$12];&quot;HO&quot;;IF([.G349]&lt;[.T$15];&quot;LE&quot;;IF([.G349]&lt;[.T$14];&quot;LO&quot;;&quot;&quot;))))">
            <text:p/>
          </table:table-cell>
          <table:table-cell table:formula="of:=IF([.H349]&gt;[.U$13];&quot;HE&quot;;IF([.H349]&gt;[.U$12];&quot;HO&quot;;IF([.H349]&lt;[.U$15];&quot;LE&quot;;IF([.H349]&lt;[.U$14];&quot;LO&quot;;&quot;&quot;))))" office:value-type="string" office:string-value="HO">
            <text:p>HO</text:p>
          </table:table-cell>
          <table:table-cell table:formula="of:=IF([.I349]&gt;[.V$13];&quot;HE&quot;;IF([.I349]&gt;[.V$12];&quot;HO&quot;;IF([.I349]&lt;[.V$15];&quot;LE&quot;;IF([.I349]&lt;[.V$14];&quot;LO&quot;;&quot;&quot;))))" office:value-type="string" office:string-value="HE">
            <text:p>HE</text:p>
          </table:table-cell>
          <table:table-cell table:formula="of:=IF([.J349]&gt;[.W$13];&quot;HE&quot;;IF([.J349]&gt;[.W$12];&quot;HO&quot;;IF([.J349]&lt;[.W$15];&quot;LE&quot;;IF([.J349]&lt;[.W$14];&quot;LO&quot;;&quot;&quot;))))">
            <text:p/>
          </table:table-cell>
          <table:table-cell table:formula="of:=IF([.K349]&gt;[.X$13];&quot;HE&quot;;IF([.K349]&gt;[.X$12];&quot;HO&quot;;IF([.K349]&lt;[.X$15];&quot;LE&quot;;IF([.K349]&lt;[.X$14];&quot;LO&quot;;&quot;&quot;))))" office:value-type="string" office:string-value="HE">
            <text:p>HE</text:p>
          </table:table-cell>
          <table:table-cell table:formula="of:=IF([.L349]&gt;[.Y$13];&quot;HE&quot;;IF([.L349]&gt;[.Y$12];&quot;HO&quot;;IF([.L349]&lt;[.Y$15];&quot;LE&quot;;IF([.L349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3F0</text:p>
          </table:table-cell>
          <table:table-cell office:value-type="string">
            <text:p>23C</text:p>
          </table:table-cell>
          <table:table-cell office:value-type="string">
            <text:p>20C</text:p>
          </table:table-cell>
          <table:table-cell office:value-type="string">
            <text:p>209A</text:p>
          </table:table-cell>
          <table:table-cell office:value-type="float" office:value="2091">
            <text:p>2091</text:p>
          </table:table-cell>
          <table:table-cell office:value-type="string">
            <text:p>23FC</text:p>
          </table:table-cell>
          <table:table-cell table:formula="of:=HEX2DEC([.A350])" office:value-type="float" office:value="1008">
            <text:p>1008</text:p>
          </table:table-cell>
          <table:table-cell table:formula="of:=HEX2DEC([.B350])" office:value-type="float" office:value="572">
            <text:p>572</text:p>
          </table:table-cell>
          <table:table-cell table:formula="of:=HEX2DEC([.C350])" office:value-type="float" office:value="524">
            <text:p>524</text:p>
          </table:table-cell>
          <table:table-cell table:formula="of:=HEX2DEC([.D350])" office:value-type="float" office:value="8346">
            <text:p>8346</text:p>
          </table:table-cell>
          <table:table-cell table:formula="of:=HEX2DEC([.E350])" office:value-type="float" office:value="8337">
            <text:p>8337</text:p>
          </table:table-cell>
          <table:table-cell table:formula="of:=HEX2DEC([.F350])" office:value-type="float" office:value="9212">
            <text:p>9212</text:p>
          </table:table-cell>
          <table:table-cell table:formula="of:=IF([.G350]&gt;[.T$13];&quot;HE&quot;;IF([.G350]&gt;[.T$12];&quot;HO&quot;;IF([.G350]&lt;[.T$15];&quot;LE&quot;;IF([.G350]&lt;[.T$14];&quot;LO&quot;;&quot;&quot;))))" office:value-type="string" office:string-value="HO">
            <text:p>HO</text:p>
          </table:table-cell>
          <table:table-cell table:formula="of:=IF([.H350]&gt;[.U$13];&quot;HE&quot;;IF([.H350]&gt;[.U$12];&quot;HO&quot;;IF([.H350]&lt;[.U$15];&quot;LE&quot;;IF([.H350]&lt;[.U$14];&quot;LO&quot;;&quot;&quot;))))" office:value-type="string" office:string-value="HE">
            <text:p>HE</text:p>
          </table:table-cell>
          <table:table-cell table:formula="of:=IF([.I350]&gt;[.V$13];&quot;HE&quot;;IF([.I350]&gt;[.V$12];&quot;HO&quot;;IF([.I350]&lt;[.V$15];&quot;LE&quot;;IF([.I350]&lt;[.V$14];&quot;LO&quot;;&quot;&quot;))))" office:value-type="string" office:string-value="HE">
            <text:p>HE</text:p>
          </table:table-cell>
          <table:table-cell table:formula="of:=IF([.J350]&gt;[.W$13];&quot;HE&quot;;IF([.J350]&gt;[.W$12];&quot;HO&quot;;IF([.J350]&lt;[.W$15];&quot;LE&quot;;IF([.J350]&lt;[.W$14];&quot;LO&quot;;&quot;&quot;))))">
            <text:p/>
          </table:table-cell>
          <table:table-cell table:formula="of:=IF([.K350]&gt;[.X$13];&quot;HE&quot;;IF([.K350]&gt;[.X$12];&quot;HO&quot;;IF([.K350]&lt;[.X$15];&quot;LE&quot;;IF([.K350]&lt;[.X$14];&quot;LO&quot;;&quot;&quot;))))" office:value-type="string" office:string-value="HE">
            <text:p>HE</text:p>
          </table:table-cell>
          <table:table-cell table:formula="of:=IF([.L350]&gt;[.Y$13];&quot;HE&quot;;IF([.L350]&gt;[.Y$12];&quot;HO&quot;;IF([.L350]&lt;[.Y$15];&quot;LE&quot;;IF([.L350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BC</text:p>
          </table:table-cell>
          <table:table-cell office:value-type="string">
            <text:p>23C</text:p>
          </table:table-cell>
          <table:table-cell office:value-type="string">
            <text:p>20C</text:p>
          </table:table-cell>
          <table:table-cell office:value-type="string">
            <text:p>21CE</text:p>
          </table:table-cell>
          <table:table-cell office:value-type="float" office:value="2006">
            <text:p>2006</text:p>
          </table:table-cell>
          <table:table-cell office:value-type="string">
            <text:p>232F</text:p>
          </table:table-cell>
          <table:table-cell table:formula="of:=HEX2DEC([.A351])" office:value-type="float" office:value="188">
            <text:p>188</text:p>
          </table:table-cell>
          <table:table-cell table:formula="of:=HEX2DEC([.B351])" office:value-type="float" office:value="572">
            <text:p>572</text:p>
          </table:table-cell>
          <table:table-cell table:formula="of:=HEX2DEC([.C351])" office:value-type="float" office:value="524">
            <text:p>524</text:p>
          </table:table-cell>
          <table:table-cell table:formula="of:=HEX2DEC([.D351])" office:value-type="float" office:value="8654">
            <text:p>8654</text:p>
          </table:table-cell>
          <table:table-cell table:formula="of:=HEX2DEC([.E351])" office:value-type="float" office:value="8198">
            <text:p>8198</text:p>
          </table:table-cell>
          <table:table-cell table:formula="of:=HEX2DEC([.F351])" office:value-type="float" office:value="9007">
            <text:p>9007</text:p>
          </table:table-cell>
          <table:table-cell table:formula="of:=IF([.G351]&gt;[.T$13];&quot;HE&quot;;IF([.G351]&gt;[.T$12];&quot;HO&quot;;IF([.G351]&lt;[.T$15];&quot;LE&quot;;IF([.G351]&lt;[.T$14];&quot;LO&quot;;&quot;&quot;))))" office:value-type="string" office:string-value="LO">
            <text:p>LO</text:p>
          </table:table-cell>
          <table:table-cell table:formula="of:=IF([.H351]&gt;[.U$13];&quot;HE&quot;;IF([.H351]&gt;[.U$12];&quot;HO&quot;;IF([.H351]&lt;[.U$15];&quot;LE&quot;;IF([.H351]&lt;[.U$14];&quot;LO&quot;;&quot;&quot;))))" office:value-type="string" office:string-value="HE">
            <text:p>HE</text:p>
          </table:table-cell>
          <table:table-cell table:formula="of:=IF([.I351]&gt;[.V$13];&quot;HE&quot;;IF([.I351]&gt;[.V$12];&quot;HO&quot;;IF([.I351]&lt;[.V$15];&quot;LE&quot;;IF([.I351]&lt;[.V$14];&quot;LO&quot;;&quot;&quot;))))" office:value-type="string" office:string-value="HE">
            <text:p>HE</text:p>
          </table:table-cell>
          <table:table-cell table:formula="of:=IF([.J351]&gt;[.W$13];&quot;HE&quot;;IF([.J351]&gt;[.W$12];&quot;HO&quot;;IF([.J351]&lt;[.W$15];&quot;LE&quot;;IF([.J351]&lt;[.W$14];&quot;LO&quot;;&quot;&quot;))))">
            <text:p/>
          </table:table-cell>
          <table:table-cell table:formula="of:=IF([.K351]&gt;[.X$13];&quot;HE&quot;;IF([.K351]&gt;[.X$12];&quot;HO&quot;;IF([.K351]&lt;[.X$15];&quot;LE&quot;;IF([.K351]&lt;[.X$14];&quot;LO&quot;;&quot;&quot;))))">
            <text:p/>
          </table:table-cell>
          <table:table-cell table:formula="of:=IF([.L351]&gt;[.Y$13];&quot;HE&quot;;IF([.L351]&gt;[.Y$12];&quot;HO&quot;;IF([.L351]&lt;[.Y$15];&quot;LE&quot;;IF([.L351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23C</text:p>
          </table:table-cell>
          <table:table-cell office:value-type="string">
            <text:p>20C</text:p>
          </table:table-cell>
          <table:table-cell office:value-type="string">
            <text:p>21F2</text:p>
          </table:table-cell>
          <table:table-cell office:value-type="string">
            <text:p>20B6</text:p>
          </table:table-cell>
          <table:table-cell office:value-type="string">
            <text:p>239F</text:p>
          </table:table-cell>
          <table:table-cell table:formula="of:=HEX2DEC([.A352])" office:value-type="float" office:value="636">
            <text:p>636</text:p>
          </table:table-cell>
          <table:table-cell table:formula="of:=HEX2DEC([.B352])" office:value-type="float" office:value="572">
            <text:p>572</text:p>
          </table:table-cell>
          <table:table-cell table:formula="of:=HEX2DEC([.C352])" office:value-type="float" office:value="524">
            <text:p>524</text:p>
          </table:table-cell>
          <table:table-cell table:formula="of:=HEX2DEC([.D352])" office:value-type="float" office:value="8690">
            <text:p>8690</text:p>
          </table:table-cell>
          <table:table-cell table:formula="of:=HEX2DEC([.E352])" office:value-type="float" office:value="8374">
            <text:p>8374</text:p>
          </table:table-cell>
          <table:table-cell table:formula="of:=HEX2DEC([.F352])" office:value-type="float" office:value="9119">
            <text:p>9119</text:p>
          </table:table-cell>
          <table:table-cell table:formula="of:=IF([.G352]&gt;[.T$13];&quot;HE&quot;;IF([.G352]&gt;[.T$12];&quot;HO&quot;;IF([.G352]&lt;[.T$15];&quot;LE&quot;;IF([.G352]&lt;[.T$14];&quot;LO&quot;;&quot;&quot;))))">
            <text:p/>
          </table:table-cell>
          <table:table-cell table:formula="of:=IF([.H352]&gt;[.U$13];&quot;HE&quot;;IF([.H352]&gt;[.U$12];&quot;HO&quot;;IF([.H352]&lt;[.U$15];&quot;LE&quot;;IF([.H352]&lt;[.U$14];&quot;LO&quot;;&quot;&quot;))))" office:value-type="string" office:string-value="HE">
            <text:p>HE</text:p>
          </table:table-cell>
          <table:table-cell table:formula="of:=IF([.I352]&gt;[.V$13];&quot;HE&quot;;IF([.I352]&gt;[.V$12];&quot;HO&quot;;IF([.I352]&lt;[.V$15];&quot;LE&quot;;IF([.I352]&lt;[.V$14];&quot;LO&quot;;&quot;&quot;))))" office:value-type="string" office:string-value="HE">
            <text:p>HE</text:p>
          </table:table-cell>
          <table:table-cell table:formula="of:=IF([.J352]&gt;[.W$13];&quot;HE&quot;;IF([.J352]&gt;[.W$12];&quot;HO&quot;;IF([.J352]&lt;[.W$15];&quot;LE&quot;;IF([.J352]&lt;[.W$14];&quot;LO&quot;;&quot;&quot;))))" office:value-type="string" office:string-value="HO">
            <text:p>HO</text:p>
          </table:table-cell>
          <table:table-cell table:formula="of:=IF([.K352]&gt;[.X$13];&quot;HE&quot;;IF([.K352]&gt;[.X$12];&quot;HO&quot;;IF([.K352]&lt;[.X$15];&quot;LE&quot;;IF([.K352]&lt;[.X$14];&quot;LO&quot;;&quot;&quot;))))" office:value-type="string" office:string-value="HE">
            <text:p>HE</text:p>
          </table:table-cell>
          <table:table-cell table:formula="of:=IF([.L352]&gt;[.Y$13];&quot;HE&quot;;IF([.L352]&gt;[.Y$12];&quot;HO&quot;;IF([.L352]&lt;[.Y$15];&quot;LE&quot;;IF([.L352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4C</text:p>
          </table:table-cell>
          <table:table-cell office:value-type="string">
            <text:p>20C</text:p>
          </table:table-cell>
          <table:table-cell office:value-type="string">
            <text:p>223A</text:p>
          </table:table-cell>
          <table:table-cell office:value-type="float" office:value="2033">
            <text:p>2033</text:p>
          </table:table-cell>
          <table:table-cell office:value-type="string">
            <text:p>240D</text:p>
          </table:table-cell>
          <table:table-cell table:formula="of:=HEX2DEC([.A353])" office:value-type="float" office:value="52">
            <text:p>52</text:p>
          </table:table-cell>
          <table:table-cell table:formula="of:=HEX2DEC([.B353])" office:value-type="float" office:value="588">
            <text:p>588</text:p>
          </table:table-cell>
          <table:table-cell table:formula="of:=HEX2DEC([.C353])" office:value-type="float" office:value="524">
            <text:p>524</text:p>
          </table:table-cell>
          <table:table-cell table:formula="of:=HEX2DEC([.D353])" office:value-type="float" office:value="8762">
            <text:p>8762</text:p>
          </table:table-cell>
          <table:table-cell table:formula="of:=HEX2DEC([.E353])" office:value-type="float" office:value="8243">
            <text:p>8243</text:p>
          </table:table-cell>
          <table:table-cell table:formula="of:=HEX2DEC([.F353])" office:value-type="float" office:value="9229">
            <text:p>9229</text:p>
          </table:table-cell>
          <table:table-cell table:formula="of:=IF([.G353]&gt;[.T$13];&quot;HE&quot;;IF([.G353]&gt;[.T$12];&quot;HO&quot;;IF([.G353]&lt;[.T$15];&quot;LE&quot;;IF([.G353]&lt;[.T$14];&quot;LO&quot;;&quot;&quot;))))" office:value-type="string" office:string-value="LO">
            <text:p>LO</text:p>
          </table:table-cell>
          <table:table-cell table:formula="of:=IF([.H353]&gt;[.U$13];&quot;HE&quot;;IF([.H353]&gt;[.U$12];&quot;HO&quot;;IF([.H353]&lt;[.U$15];&quot;LE&quot;;IF([.H353]&lt;[.U$14];&quot;LO&quot;;&quot;&quot;))))" office:value-type="string" office:string-value="HE">
            <text:p>HE</text:p>
          </table:table-cell>
          <table:table-cell table:formula="of:=IF([.I353]&gt;[.V$13];&quot;HE&quot;;IF([.I353]&gt;[.V$12];&quot;HO&quot;;IF([.I353]&lt;[.V$15];&quot;LE&quot;;IF([.I353]&lt;[.V$14];&quot;LO&quot;;&quot;&quot;))))" office:value-type="string" office:string-value="HE">
            <text:p>HE</text:p>
          </table:table-cell>
          <table:table-cell table:formula="of:=IF([.J353]&gt;[.W$13];&quot;HE&quot;;IF([.J353]&gt;[.W$12];&quot;HO&quot;;IF([.J353]&lt;[.W$15];&quot;LE&quot;;IF([.J353]&lt;[.W$14];&quot;LO&quot;;&quot;&quot;))))" office:value-type="string" office:string-value="HO">
            <text:p>HO</text:p>
          </table:table-cell>
          <table:table-cell table:formula="of:=IF([.K353]&gt;[.X$13];&quot;HE&quot;;IF([.K353]&gt;[.X$12];&quot;HO&quot;;IF([.K353]&lt;[.X$15];&quot;LE&quot;;IF([.K353]&lt;[.X$14];&quot;LO&quot;;&quot;&quot;))))" office:value-type="string" office:string-value="HO">
            <text:p>HO</text:p>
          </table:table-cell>
          <table:table-cell table:formula="of:=IF([.L353]&gt;[.Y$13];&quot;HE&quot;;IF([.L353]&gt;[.Y$12];&quot;HO&quot;;IF([.L353]&lt;[.Y$15];&quot;LE&quot;;IF([.L353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3C</text:p>
          </table:table-cell>
          <table:table-cell office:value-type="string">
            <text:p>1FC</text:p>
          </table:table-cell>
          <table:table-cell office:value-type="string">
            <text:p>22FD</text:p>
          </table:table-cell>
          <table:table-cell office:value-type="string">
            <text:p>1F6E</text:p>
          </table:table-cell>
          <table:table-cell office:value-type="string">
            <text:p>235A</text:p>
          </table:table-cell>
          <table:table-cell table:formula="of:=HEX2DEC([.A354])" office:value-type="float" office:value="360">
            <text:p>360</text:p>
          </table:table-cell>
          <table:table-cell table:formula="of:=HEX2DEC([.B354])" office:value-type="float" office:value="572">
            <text:p>572</text:p>
          </table:table-cell>
          <table:table-cell table:formula="of:=HEX2DEC([.C354])" office:value-type="float" office:value="508">
            <text:p>508</text:p>
          </table:table-cell>
          <table:table-cell table:formula="of:=HEX2DEC([.D354])" office:value-type="float" office:value="8957">
            <text:p>8957</text:p>
          </table:table-cell>
          <table:table-cell table:formula="of:=HEX2DEC([.E354])" office:value-type="float" office:value="8046">
            <text:p>8046</text:p>
          </table:table-cell>
          <table:table-cell table:formula="of:=HEX2DEC([.F354])" office:value-type="float" office:value="9050">
            <text:p>9050</text:p>
          </table:table-cell>
          <table:table-cell table:formula="of:=IF([.G354]&gt;[.T$13];&quot;HE&quot;;IF([.G354]&gt;[.T$12];&quot;HO&quot;;IF([.G354]&lt;[.T$15];&quot;LE&quot;;IF([.G354]&lt;[.T$14];&quot;LO&quot;;&quot;&quot;))))">
            <text:p/>
          </table:table-cell>
          <table:table-cell table:formula="of:=IF([.H354]&gt;[.U$13];&quot;HE&quot;;IF([.H354]&gt;[.U$12];&quot;HO&quot;;IF([.H354]&lt;[.U$15];&quot;LE&quot;;IF([.H354]&lt;[.U$14];&quot;LO&quot;;&quot;&quot;))))" office:value-type="string" office:string-value="HE">
            <text:p>HE</text:p>
          </table:table-cell>
          <table:table-cell table:formula="of:=IF([.I354]&gt;[.V$13];&quot;HE&quot;;IF([.I354]&gt;[.V$12];&quot;HO&quot;;IF([.I354]&lt;[.V$15];&quot;LE&quot;;IF([.I354]&lt;[.V$14];&quot;LO&quot;;&quot;&quot;))))">
            <text:p/>
          </table:table-cell>
          <table:table-cell table:formula="of:=IF([.J354]&gt;[.W$13];&quot;HE&quot;;IF([.J354]&gt;[.W$12];&quot;HO&quot;;IF([.J354]&lt;[.W$15];&quot;LE&quot;;IF([.J354]&lt;[.W$14];&quot;LO&quot;;&quot;&quot;))))" office:value-type="string" office:string-value="HE">
            <text:p>HE</text:p>
          </table:table-cell>
          <table:table-cell table:formula="of:=IF([.K354]&gt;[.X$13];&quot;HE&quot;;IF([.K354]&gt;[.X$12];&quot;HO&quot;;IF([.K354]&lt;[.X$15];&quot;LE&quot;;IF([.K354]&lt;[.X$14];&quot;LO&quot;;&quot;&quot;))))" office:value-type="string" office:string-value="LO">
            <text:p>LO</text:p>
          </table:table-cell>
          <table:table-cell table:formula="of:=IF([.L354]&gt;[.Y$13];&quot;HE&quot;;IF([.L354]&gt;[.Y$12];&quot;HO&quot;;IF([.L354]&lt;[.Y$15];&quot;LE&quot;;IF([.L354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DC</text:p>
          </table:table-cell>
          <table:table-cell office:value-type="string">
            <text:p>23C</text:p>
          </table:table-cell>
          <table:table-cell office:value-type="string">
            <text:p>1FC</text:p>
          </table:table-cell>
          <table:table-cell office:value-type="string">
            <text:p>22D4</text:p>
          </table:table-cell>
          <table:table-cell office:value-type="string">
            <text:p>1F09</text:p>
          </table:table-cell>
          <table:table-cell office:value-type="float" office:value="2337">
            <text:p>2337</text:p>
          </table:table-cell>
          <table:table-cell table:formula="of:=HEX2DEC([.A355])" office:value-type="float" office:value="220">
            <text:p>220</text:p>
          </table:table-cell>
          <table:table-cell table:formula="of:=HEX2DEC([.B355])" office:value-type="float" office:value="572">
            <text:p>572</text:p>
          </table:table-cell>
          <table:table-cell table:formula="of:=HEX2DEC([.C355])" office:value-type="float" office:value="508">
            <text:p>508</text:p>
          </table:table-cell>
          <table:table-cell table:formula="of:=HEX2DEC([.D355])" office:value-type="float" office:value="8916">
            <text:p>8916</text:p>
          </table:table-cell>
          <table:table-cell table:formula="of:=HEX2DEC([.E355])" office:value-type="float" office:value="7945">
            <text:p>7945</text:p>
          </table:table-cell>
          <table:table-cell table:formula="of:=HEX2DEC([.F355])" office:value-type="float" office:value="9015">
            <text:p>9015</text:p>
          </table:table-cell>
          <table:table-cell table:formula="of:=IF([.G355]&gt;[.T$13];&quot;HE&quot;;IF([.G355]&gt;[.T$12];&quot;HO&quot;;IF([.G355]&lt;[.T$15];&quot;LE&quot;;IF([.G355]&lt;[.T$14];&quot;LO&quot;;&quot;&quot;))))" office:value-type="string" office:string-value="LO">
            <text:p>LO</text:p>
          </table:table-cell>
          <table:table-cell table:formula="of:=IF([.H355]&gt;[.U$13];&quot;HE&quot;;IF([.H355]&gt;[.U$12];&quot;HO&quot;;IF([.H355]&lt;[.U$15];&quot;LE&quot;;IF([.H355]&lt;[.U$14];&quot;LO&quot;;&quot;&quot;))))" office:value-type="string" office:string-value="HE">
            <text:p>HE</text:p>
          </table:table-cell>
          <table:table-cell table:formula="of:=IF([.I355]&gt;[.V$13];&quot;HE&quot;;IF([.I355]&gt;[.V$12];&quot;HO&quot;;IF([.I355]&lt;[.V$15];&quot;LE&quot;;IF([.I355]&lt;[.V$14];&quot;LO&quot;;&quot;&quot;))))">
            <text:p/>
          </table:table-cell>
          <table:table-cell table:formula="of:=IF([.J355]&gt;[.W$13];&quot;HE&quot;;IF([.J355]&gt;[.W$12];&quot;HO&quot;;IF([.J355]&lt;[.W$15];&quot;LE&quot;;IF([.J355]&lt;[.W$14];&quot;LO&quot;;&quot;&quot;))))" office:value-type="string" office:string-value="HO">
            <text:p>HO</text:p>
          </table:table-cell>
          <table:table-cell table:formula="of:=IF([.K355]&gt;[.X$13];&quot;HE&quot;;IF([.K355]&gt;[.X$12];&quot;HO&quot;;IF([.K355]&lt;[.X$15];&quot;LE&quot;;IF([.K355]&lt;[.X$14];&quot;LO&quot;;&quot;&quot;))))" office:value-type="string" office:string-value="LE">
            <text:p>LE</text:p>
          </table:table-cell>
          <table:table-cell table:formula="of:=IF([.L355]&gt;[.Y$13];&quot;HE&quot;;IF([.L355]&gt;[.Y$12];&quot;HO&quot;;IF([.L355]&lt;[.Y$15];&quot;LE&quot;;IF([.L355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31C</text:p>
          </table:table-cell>
          <table:table-cell office:value-type="string">
            <text:p>23C</text:p>
          </table:table-cell>
          <table:table-cell office:value-type="string">
            <text:p>1FC</text:p>
          </table:table-cell>
          <table:table-cell office:value-type="float" office:value="2156">
            <text:p>2156</text:p>
          </table:table-cell>
          <table:table-cell office:value-type="string">
            <text:p>1F8E</text:p>
          </table:table-cell>
          <table:table-cell office:value-type="string">
            <text:p>23C7</text:p>
          </table:table-cell>
          <table:table-cell table:formula="of:=HEX2DEC([.A356])" office:value-type="float" office:value="796">
            <text:p>796</text:p>
          </table:table-cell>
          <table:table-cell table:formula="of:=HEX2DEC([.B356])" office:value-type="float" office:value="572">
            <text:p>572</text:p>
          </table:table-cell>
          <table:table-cell table:formula="of:=HEX2DEC([.C356])" office:value-type="float" office:value="508">
            <text:p>508</text:p>
          </table:table-cell>
          <table:table-cell table:formula="of:=HEX2DEC([.D356])" office:value-type="float" office:value="8534">
            <text:p>8534</text:p>
          </table:table-cell>
          <table:table-cell table:formula="of:=HEX2DEC([.E356])" office:value-type="float" office:value="8078">
            <text:p>8078</text:p>
          </table:table-cell>
          <table:table-cell table:formula="of:=HEX2DEC([.F356])" office:value-type="float" office:value="9159">
            <text:p>9159</text:p>
          </table:table-cell>
          <table:table-cell table:formula="of:=IF([.G356]&gt;[.T$13];&quot;HE&quot;;IF([.G356]&gt;[.T$12];&quot;HO&quot;;IF([.G356]&lt;[.T$15];&quot;LE&quot;;IF([.G356]&lt;[.T$14];&quot;LO&quot;;&quot;&quot;))))">
            <text:p/>
          </table:table-cell>
          <table:table-cell table:formula="of:=IF([.H356]&gt;[.U$13];&quot;HE&quot;;IF([.H356]&gt;[.U$12];&quot;HO&quot;;IF([.H356]&lt;[.U$15];&quot;LE&quot;;IF([.H356]&lt;[.U$14];&quot;LO&quot;;&quot;&quot;))))" office:value-type="string" office:string-value="HE">
            <text:p>HE</text:p>
          </table:table-cell>
          <table:table-cell table:formula="of:=IF([.I356]&gt;[.V$13];&quot;HE&quot;;IF([.I356]&gt;[.V$12];&quot;HO&quot;;IF([.I356]&lt;[.V$15];&quot;LE&quot;;IF([.I356]&lt;[.V$14];&quot;LO&quot;;&quot;&quot;))))">
            <text:p/>
          </table:table-cell>
          <table:table-cell table:formula="of:=IF([.J356]&gt;[.W$13];&quot;HE&quot;;IF([.J356]&gt;[.W$12];&quot;HO&quot;;IF([.J356]&lt;[.W$15];&quot;LE&quot;;IF([.J356]&lt;[.W$14];&quot;LO&quot;;&quot;&quot;))))">
            <text:p/>
          </table:table-cell>
          <table:table-cell table:formula="of:=IF([.K356]&gt;[.X$13];&quot;HE&quot;;IF([.K356]&gt;[.X$12];&quot;HO&quot;;IF([.K356]&lt;[.X$15];&quot;LE&quot;;IF([.K356]&lt;[.X$14];&quot;LO&quot;;&quot;&quot;))))" office:value-type="string" office:string-value="LO">
            <text:p>LO</text:p>
          </table:table-cell>
          <table:table-cell table:formula="of:=IF([.L356]&gt;[.Y$13];&quot;HE&quot;;IF([.L356]&gt;[.Y$12];&quot;HO&quot;;IF([.L356]&lt;[.Y$15];&quot;LE&quot;;IF([.L356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2D8</text:p>
          </table:table-cell>
          <table:table-cell office:value-type="string">
            <text:p>23C</text:p>
          </table:table-cell>
          <table:table-cell office:value-type="string">
            <text:p>20C</text:p>
          </table:table-cell>
          <table:table-cell office:value-type="string">
            <text:p>214A</text:p>
          </table:table-cell>
          <table:table-cell office:value-type="float" office:value="2020">
            <text:p>2020</text:p>
          </table:table-cell>
          <table:table-cell office:value-type="string">
            <text:p>23B6</text:p>
          </table:table-cell>
          <table:table-cell table:formula="of:=HEX2DEC([.A357])" office:value-type="float" office:value="728">
            <text:p>728</text:p>
          </table:table-cell>
          <table:table-cell table:formula="of:=HEX2DEC([.B357])" office:value-type="float" office:value="572">
            <text:p>572</text:p>
          </table:table-cell>
          <table:table-cell table:formula="of:=HEX2DEC([.C357])" office:value-type="float" office:value="524">
            <text:p>524</text:p>
          </table:table-cell>
          <table:table-cell table:formula="of:=HEX2DEC([.D357])" office:value-type="float" office:value="8522">
            <text:p>8522</text:p>
          </table:table-cell>
          <table:table-cell table:formula="of:=HEX2DEC([.E357])" office:value-type="float" office:value="8224">
            <text:p>8224</text:p>
          </table:table-cell>
          <table:table-cell table:formula="of:=HEX2DEC([.F357])" office:value-type="float" office:value="9142">
            <text:p>9142</text:p>
          </table:table-cell>
          <table:table-cell table:formula="of:=IF([.G357]&gt;[.T$13];&quot;HE&quot;;IF([.G357]&gt;[.T$12];&quot;HO&quot;;IF([.G357]&lt;[.T$15];&quot;LE&quot;;IF([.G357]&lt;[.T$14];&quot;LO&quot;;&quot;&quot;))))">
            <text:p/>
          </table:table-cell>
          <table:table-cell table:formula="of:=IF([.H357]&gt;[.U$13];&quot;HE&quot;;IF([.H357]&gt;[.U$12];&quot;HO&quot;;IF([.H357]&lt;[.U$15];&quot;LE&quot;;IF([.H357]&lt;[.U$14];&quot;LO&quot;;&quot;&quot;))))" office:value-type="string" office:string-value="HE">
            <text:p>HE</text:p>
          </table:table-cell>
          <table:table-cell table:formula="of:=IF([.I357]&gt;[.V$13];&quot;HE&quot;;IF([.I357]&gt;[.V$12];&quot;HO&quot;;IF([.I357]&lt;[.V$15];&quot;LE&quot;;IF([.I357]&lt;[.V$14];&quot;LO&quot;;&quot;&quot;))))" office:value-type="string" office:string-value="HE">
            <text:p>HE</text:p>
          </table:table-cell>
          <table:table-cell table:formula="of:=IF([.J357]&gt;[.W$13];&quot;HE&quot;;IF([.J357]&gt;[.W$12];&quot;HO&quot;;IF([.J357]&lt;[.W$15];&quot;LE&quot;;IF([.J357]&lt;[.W$14];&quot;LO&quot;;&quot;&quot;))))">
            <text:p/>
          </table:table-cell>
          <table:table-cell table:formula="of:=IF([.K357]&gt;[.X$13];&quot;HE&quot;;IF([.K357]&gt;[.X$12];&quot;HO&quot;;IF([.K357]&lt;[.X$15];&quot;LE&quot;;IF([.K357]&lt;[.X$14];&quot;LO&quot;;&quot;&quot;))))" office:value-type="string" office:string-value="HO">
            <text:p>HO</text:p>
          </table:table-cell>
          <table:table-cell table:formula="of:=IF([.L357]&gt;[.Y$13];&quot;HE&quot;;IF([.L357]&gt;[.Y$12];&quot;HO&quot;;IF([.L357]&lt;[.Y$15];&quot;LE&quot;;IF([.L357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2C0</text:p>
          </table:table-cell>
          <table:table-cell office:value-type="string">
            <text:p>23C</text:p>
          </table:table-cell>
          <table:table-cell office:value-type="string">
            <text:p>20C</text:p>
          </table:table-cell>
          <table:table-cell office:value-type="float" office:value="2126">
            <text:p>2126</text:p>
          </table:table-cell>
          <table:table-cell office:value-type="string">
            <text:p>204E</text:p>
          </table:table-cell>
          <table:table-cell office:value-type="string">
            <text:p>23B0</text:p>
          </table:table-cell>
          <table:table-cell table:formula="of:=HEX2DEC([.A358])" office:value-type="float" office:value="704">
            <text:p>704</text:p>
          </table:table-cell>
          <table:table-cell table:formula="of:=HEX2DEC([.B358])" office:value-type="float" office:value="572">
            <text:p>572</text:p>
          </table:table-cell>
          <table:table-cell table:formula="of:=HEX2DEC([.C358])" office:value-type="float" office:value="524">
            <text:p>524</text:p>
          </table:table-cell>
          <table:table-cell table:formula="of:=HEX2DEC([.D358])" office:value-type="float" office:value="8486">
            <text:p>8486</text:p>
          </table:table-cell>
          <table:table-cell table:formula="of:=HEX2DEC([.E358])" office:value-type="float" office:value="8270">
            <text:p>8270</text:p>
          </table:table-cell>
          <table:table-cell table:formula="of:=HEX2DEC([.F358])" office:value-type="float" office:value="9136">
            <text:p>9136</text:p>
          </table:table-cell>
          <table:table-cell table:formula="of:=IF([.G358]&gt;[.T$13];&quot;HE&quot;;IF([.G358]&gt;[.T$12];&quot;HO&quot;;IF([.G358]&lt;[.T$15];&quot;LE&quot;;IF([.G358]&lt;[.T$14];&quot;LO&quot;;&quot;&quot;))))">
            <text:p/>
          </table:table-cell>
          <table:table-cell table:formula="of:=IF([.H358]&gt;[.U$13];&quot;HE&quot;;IF([.H358]&gt;[.U$12];&quot;HO&quot;;IF([.H358]&lt;[.U$15];&quot;LE&quot;;IF([.H358]&lt;[.U$14];&quot;LO&quot;;&quot;&quot;))))" office:value-type="string" office:string-value="HE">
            <text:p>HE</text:p>
          </table:table-cell>
          <table:table-cell table:formula="of:=IF([.I358]&gt;[.V$13];&quot;HE&quot;;IF([.I358]&gt;[.V$12];&quot;HO&quot;;IF([.I358]&lt;[.V$15];&quot;LE&quot;;IF([.I358]&lt;[.V$14];&quot;LO&quot;;&quot;&quot;))))" office:value-type="string" office:string-value="HE">
            <text:p>HE</text:p>
          </table:table-cell>
          <table:table-cell table:formula="of:=IF([.J358]&gt;[.W$13];&quot;HE&quot;;IF([.J358]&gt;[.W$12];&quot;HO&quot;;IF([.J358]&lt;[.W$15];&quot;LE&quot;;IF([.J358]&lt;[.W$14];&quot;LO&quot;;&quot;&quot;))))">
            <text:p/>
          </table:table-cell>
          <table:table-cell table:formula="of:=IF([.K358]&gt;[.X$13];&quot;HE&quot;;IF([.K358]&gt;[.X$12];&quot;HO&quot;;IF([.K358]&lt;[.X$15];&quot;LE&quot;;IF([.K358]&lt;[.X$14];&quot;LO&quot;;&quot;&quot;))))" office:value-type="string" office:string-value="HE">
            <text:p>HE</text:p>
          </table:table-cell>
          <table:table-cell table:formula="of:=IF([.L358]&gt;[.Y$13];&quot;HE&quot;;IF([.L358]&gt;[.Y$12];&quot;HO&quot;;IF([.L358]&lt;[.Y$15];&quot;LE&quot;;IF([.L358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2C8</text:p>
          </table:table-cell>
          <table:table-cell office:value-type="string">
            <text:p>22C</text:p>
          </table:table-cell>
          <table:table-cell office:value-type="string">
            <text:p>20C</text:p>
          </table:table-cell>
          <table:table-cell office:value-type="float" office:value="2180">
            <text:p>2180</text:p>
          </table:table-cell>
          <table:table-cell office:value-type="string">
            <text:p>205A</text:p>
          </table:table-cell>
          <table:table-cell office:value-type="string">
            <text:p>22B2</text:p>
          </table:table-cell>
          <table:table-cell table:formula="of:=HEX2DEC([.A359])" office:value-type="float" office:value="712">
            <text:p>712</text:p>
          </table:table-cell>
          <table:table-cell table:formula="of:=HEX2DEC([.B359])" office:value-type="float" office:value="556">
            <text:p>556</text:p>
          </table:table-cell>
          <table:table-cell table:formula="of:=HEX2DEC([.C359])" office:value-type="float" office:value="524">
            <text:p>524</text:p>
          </table:table-cell>
          <table:table-cell table:formula="of:=HEX2DEC([.D359])" office:value-type="float" office:value="8576">
            <text:p>8576</text:p>
          </table:table-cell>
          <table:table-cell table:formula="of:=HEX2DEC([.E359])" office:value-type="float" office:value="8282">
            <text:p>8282</text:p>
          </table:table-cell>
          <table:table-cell table:formula="of:=HEX2DEC([.F359])" office:value-type="float" office:value="8882">
            <text:p>8882</text:p>
          </table:table-cell>
          <table:table-cell table:formula="of:=IF([.G359]&gt;[.T$13];&quot;HE&quot;;IF([.G359]&gt;[.T$12];&quot;HO&quot;;IF([.G359]&lt;[.T$15];&quot;LE&quot;;IF([.G359]&lt;[.T$14];&quot;LO&quot;;&quot;&quot;))))">
            <text:p/>
          </table:table-cell>
          <table:table-cell table:formula="of:=IF([.H359]&gt;[.U$13];&quot;HE&quot;;IF([.H359]&gt;[.U$12];&quot;HO&quot;;IF([.H359]&lt;[.U$15];&quot;LE&quot;;IF([.H359]&lt;[.U$14];&quot;LO&quot;;&quot;&quot;))))" office:value-type="string" office:string-value="HO">
            <text:p>HO</text:p>
          </table:table-cell>
          <table:table-cell table:formula="of:=IF([.I359]&gt;[.V$13];&quot;HE&quot;;IF([.I359]&gt;[.V$12];&quot;HO&quot;;IF([.I359]&lt;[.V$15];&quot;LE&quot;;IF([.I359]&lt;[.V$14];&quot;LO&quot;;&quot;&quot;))))" office:value-type="string" office:string-value="HE">
            <text:p>HE</text:p>
          </table:table-cell>
          <table:table-cell table:formula="of:=IF([.J359]&gt;[.W$13];&quot;HE&quot;;IF([.J359]&gt;[.W$12];&quot;HO&quot;;IF([.J359]&lt;[.W$15];&quot;LE&quot;;IF([.J359]&lt;[.W$14];&quot;LO&quot;;&quot;&quot;))))">
            <text:p/>
          </table:table-cell>
          <table:table-cell table:formula="of:=IF([.K359]&gt;[.X$13];&quot;HE&quot;;IF([.K359]&gt;[.X$12];&quot;HO&quot;;IF([.K359]&lt;[.X$15];&quot;LE&quot;;IF([.K359]&lt;[.X$14];&quot;LO&quot;;&quot;&quot;))))" office:value-type="string" office:string-value="HE">
            <text:p>HE</text:p>
          </table:table-cell>
          <table:table-cell table:formula="of:=IF([.L359]&gt;[.Y$13];&quot;HE&quot;;IF([.L359]&gt;[.Y$12];&quot;HO&quot;;IF([.L359]&lt;[.Y$15];&quot;LE&quot;;IF([.L359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1DC</text:p>
          </table:table-cell>
          <table:table-cell office:value-type="string">
            <text:p>21C</text:p>
          </table:table-cell>
          <table:table-cell office:value-type="string">
            <text:p>1FC</text:p>
          </table:table-cell>
          <table:table-cell office:value-type="string">
            <text:p>21A0</text:p>
          </table:table-cell>
          <table:table-cell office:value-type="string">
            <text:p>1F5C</text:p>
          </table:table-cell>
          <table:table-cell office:value-type="float" office:value="2177">
            <text:p>2177</text:p>
          </table:table-cell>
          <table:table-cell table:formula="of:=HEX2DEC([.A360])" office:value-type="float" office:value="476">
            <text:p>476</text:p>
          </table:table-cell>
          <table:table-cell table:formula="of:=HEX2DEC([.B360])" office:value-type="float" office:value="540">
            <text:p>540</text:p>
          </table:table-cell>
          <table:table-cell table:formula="of:=HEX2DEC([.C360])" office:value-type="float" office:value="508">
            <text:p>508</text:p>
          </table:table-cell>
          <table:table-cell table:formula="of:=HEX2DEC([.D360])" office:value-type="float" office:value="8608">
            <text:p>8608</text:p>
          </table:table-cell>
          <table:table-cell table:formula="of:=HEX2DEC([.E360])" office:value-type="float" office:value="8028">
            <text:p>8028</text:p>
          </table:table-cell>
          <table:table-cell table:formula="of:=HEX2DEC([.F360])" office:value-type="float" office:value="8567">
            <text:p>8567</text:p>
          </table:table-cell>
          <table:table-cell table:formula="of:=IF([.G360]&gt;[.T$13];&quot;HE&quot;;IF([.G360]&gt;[.T$12];&quot;HO&quot;;IF([.G360]&lt;[.T$15];&quot;LE&quot;;IF([.G360]&lt;[.T$14];&quot;LO&quot;;&quot;&quot;))))">
            <text:p/>
          </table:table-cell>
          <table:table-cell table:formula="of:=IF([.H360]&gt;[.U$13];&quot;HE&quot;;IF([.H360]&gt;[.U$12];&quot;HO&quot;;IF([.H360]&lt;[.U$15];&quot;LE&quot;;IF([.H360]&lt;[.U$14];&quot;LO&quot;;&quot;&quot;))))" office:value-type="string" office:string-value="HO">
            <text:p>HO</text:p>
          </table:table-cell>
          <table:table-cell table:formula="of:=IF([.I360]&gt;[.V$13];&quot;HE&quot;;IF([.I360]&gt;[.V$12];&quot;HO&quot;;IF([.I360]&lt;[.V$15];&quot;LE&quot;;IF([.I360]&lt;[.V$14];&quot;LO&quot;;&quot;&quot;))))">
            <text:p/>
          </table:table-cell>
          <table:table-cell table:formula="of:=IF([.J360]&gt;[.W$13];&quot;HE&quot;;IF([.J360]&gt;[.W$12];&quot;HO&quot;;IF([.J360]&lt;[.W$15];&quot;LE&quot;;IF([.J360]&lt;[.W$14];&quot;LO&quot;;&quot;&quot;))))">
            <text:p/>
          </table:table-cell>
          <table:table-cell table:formula="of:=IF([.K360]&gt;[.X$13];&quot;HE&quot;;IF([.K360]&gt;[.X$12];&quot;HO&quot;;IF([.K360]&lt;[.X$15];&quot;LE&quot;;IF([.K360]&lt;[.X$14];&quot;LO&quot;;&quot;&quot;))))" office:value-type="string" office:string-value="LE">
            <text:p>LE</text:p>
          </table:table-cell>
          <table:table-cell table:formula="of:=IF([.L360]&gt;[.Y$13];&quot;HE&quot;;IF([.L360]&gt;[.Y$12];&quot;HO&quot;;IF([.L360]&lt;[.Y$15];&quot;LE&quot;;IF([.L360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15C</text:p>
          </table:table-cell>
          <table:table-cell office:value-type="string">
            <text:p>21C</text:p>
          </table:table-cell>
          <table:table-cell office:value-type="string">
            <text:p>1FC</text:p>
          </table:table-cell>
          <table:table-cell office:value-type="float" office:value="2135">
            <text:p>2135</text:p>
          </table:table-cell>
          <table:table-cell office:value-type="string">
            <text:p>1FA2</text:p>
          </table:table-cell>
          <table:table-cell office:value-type="float" office:value="2157">
            <text:p>2157</text:p>
          </table:table-cell>
          <table:table-cell table:formula="of:=HEX2DEC([.A361])" office:value-type="float" office:value="348">
            <text:p>348</text:p>
          </table:table-cell>
          <table:table-cell table:formula="of:=HEX2DEC([.B361])" office:value-type="float" office:value="540">
            <text:p>540</text:p>
          </table:table-cell>
          <table:table-cell table:formula="of:=HEX2DEC([.C361])" office:value-type="float" office:value="508">
            <text:p>508</text:p>
          </table:table-cell>
          <table:table-cell table:formula="of:=HEX2DEC([.D361])" office:value-type="float" office:value="8501">
            <text:p>8501</text:p>
          </table:table-cell>
          <table:table-cell table:formula="of:=HEX2DEC([.E361])" office:value-type="float" office:value="8098">
            <text:p>8098</text:p>
          </table:table-cell>
          <table:table-cell table:formula="of:=HEX2DEC([.F361])" office:value-type="float" office:value="8535">
            <text:p>8535</text:p>
          </table:table-cell>
          <table:table-cell table:formula="of:=IF([.G361]&gt;[.T$13];&quot;HE&quot;;IF([.G361]&gt;[.T$12];&quot;HO&quot;;IF([.G361]&lt;[.T$15];&quot;LE&quot;;IF([.G361]&lt;[.T$14];&quot;LO&quot;;&quot;&quot;))))">
            <text:p/>
          </table:table-cell>
          <table:table-cell table:formula="of:=IF([.H361]&gt;[.U$13];&quot;HE&quot;;IF([.H361]&gt;[.U$12];&quot;HO&quot;;IF([.H361]&lt;[.U$15];&quot;LE&quot;;IF([.H361]&lt;[.U$14];&quot;LO&quot;;&quot;&quot;))))" office:value-type="string" office:string-value="HO">
            <text:p>HO</text:p>
          </table:table-cell>
          <table:table-cell table:formula="of:=IF([.I361]&gt;[.V$13];&quot;HE&quot;;IF([.I361]&gt;[.V$12];&quot;HO&quot;;IF([.I361]&lt;[.V$15];&quot;LE&quot;;IF([.I361]&lt;[.V$14];&quot;LO&quot;;&quot;&quot;))))">
            <text:p/>
          </table:table-cell>
          <table:table-cell table:formula="of:=IF([.J361]&gt;[.W$13];&quot;HE&quot;;IF([.J361]&gt;[.W$12];&quot;HO&quot;;IF([.J361]&lt;[.W$15];&quot;LE&quot;;IF([.J361]&lt;[.W$14];&quot;LO&quot;;&quot;&quot;))))">
            <text:p/>
          </table:table-cell>
          <table:table-cell table:formula="of:=IF([.K361]&gt;[.X$13];&quot;HE&quot;;IF([.K361]&gt;[.X$12];&quot;HO&quot;;IF([.K361]&lt;[.X$15];&quot;LE&quot;;IF([.K361]&lt;[.X$14];&quot;LO&quot;;&quot;&quot;))))">
            <text:p/>
          </table:table-cell>
          <table:table-cell table:formula="of:=IF([.L361]&gt;[.Y$13];&quot;HE&quot;;IF([.L361]&gt;[.Y$12];&quot;HO&quot;;IF([.L361]&lt;[.Y$15];&quot;LE&quot;;IF([.L361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3D0</text:p>
          </table:table-cell>
          <table:table-cell office:value-type="string">
            <text:p>20C</text:p>
          </table:table-cell>
          <table:table-cell office:value-type="string">
            <text:p>1FC</text:p>
          </table:table-cell>
          <table:table-cell office:value-type="float" office:value="2069">
            <text:p>2069</text:p>
          </table:table-cell>
          <table:table-cell office:value-type="string">
            <text:p>1F8D</text:p>
          </table:table-cell>
          <table:table-cell office:value-type="string">
            <text:p>20F4</text:p>
          </table:table-cell>
          <table:table-cell table:formula="of:=HEX2DEC([.A362])" office:value-type="float" office:value="976">
            <text:p>976</text:p>
          </table:table-cell>
          <table:table-cell table:formula="of:=HEX2DEC([.B362])" office:value-type="float" office:value="524">
            <text:p>524</text:p>
          </table:table-cell>
          <table:table-cell table:formula="of:=HEX2DEC([.C362])" office:value-type="float" office:value="508">
            <text:p>508</text:p>
          </table:table-cell>
          <table:table-cell table:formula="of:=HEX2DEC([.D362])" office:value-type="float" office:value="8297">
            <text:p>8297</text:p>
          </table:table-cell>
          <table:table-cell table:formula="of:=HEX2DEC([.E362])" office:value-type="float" office:value="8077">
            <text:p>8077</text:p>
          </table:table-cell>
          <table:table-cell table:formula="of:=HEX2DEC([.F362])" office:value-type="float" office:value="8436">
            <text:p>8436</text:p>
          </table:table-cell>
          <table:table-cell table:formula="of:=IF([.G362]&gt;[.T$13];&quot;HE&quot;;IF([.G362]&gt;[.T$12];&quot;HO&quot;;IF([.G362]&lt;[.T$15];&quot;LE&quot;;IF([.G362]&lt;[.T$14];&quot;LO&quot;;&quot;&quot;))))" office:value-type="string" office:string-value="HO">
            <text:p>HO</text:p>
          </table:table-cell>
          <table:table-cell table:formula="of:=IF([.H362]&gt;[.U$13];&quot;HE&quot;;IF([.H362]&gt;[.U$12];&quot;HO&quot;;IF([.H362]&lt;[.U$15];&quot;LE&quot;;IF([.H362]&lt;[.U$14];&quot;LO&quot;;&quot;&quot;))))">
            <text:p/>
          </table:table-cell>
          <table:table-cell table:formula="of:=IF([.I362]&gt;[.V$13];&quot;HE&quot;;IF([.I362]&gt;[.V$12];&quot;HO&quot;;IF([.I362]&lt;[.V$15];&quot;LE&quot;;IF([.I362]&lt;[.V$14];&quot;LO&quot;;&quot;&quot;))))">
            <text:p/>
          </table:table-cell>
          <table:table-cell table:formula="of:=IF([.J362]&gt;[.W$13];&quot;HE&quot;;IF([.J362]&gt;[.W$12];&quot;HO&quot;;IF([.J362]&lt;[.W$15];&quot;LE&quot;;IF([.J362]&lt;[.W$14];&quot;LO&quot;;&quot;&quot;))))">
            <text:p/>
          </table:table-cell>
          <table:table-cell table:formula="of:=IF([.K362]&gt;[.X$13];&quot;HE&quot;;IF([.K362]&gt;[.X$12];&quot;HO&quot;;IF([.K362]&lt;[.X$15];&quot;LE&quot;;IF([.K362]&lt;[.X$14];&quot;LO&quot;;&quot;&quot;))))" office:value-type="string" office:string-value="LO">
            <text:p>LO</text:p>
          </table:table-cell>
          <table:table-cell table:formula="of:=IF([.L362]&gt;[.Y$13];&quot;HE&quot;;IF([.L362]&gt;[.Y$12];&quot;HO&quot;;IF([.L362]&lt;[.Y$15];&quot;LE&quot;;IF([.L362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2F4</text:p>
          </table:table-cell>
          <table:table-cell table:number-columns-repeated="2" office:value-type="string">
            <text:p>1FC</text:p>
          </table:table-cell>
          <table:table-cell office:value-type="float" office:value="2053">
            <text:p>2053</text:p>
          </table:table-cell>
          <table:table-cell office:value-type="string">
            <text:p>1FBC</text:p>
          </table:table-cell>
          <table:table-cell office:value-type="string">
            <text:p>1FBD</text:p>
          </table:table-cell>
          <table:table-cell table:formula="of:=HEX2DEC([.A363])" office:value-type="float" office:value="756">
            <text:p>756</text:p>
          </table:table-cell>
          <table:table-cell table:formula="of:=HEX2DEC([.B363])" office:value-type="float" office:value="508">
            <text:p>508</text:p>
          </table:table-cell>
          <table:table-cell table:formula="of:=HEX2DEC([.C363])" office:value-type="float" office:value="508">
            <text:p>508</text:p>
          </table:table-cell>
          <table:table-cell table:formula="of:=HEX2DEC([.D363])" office:value-type="float" office:value="8275">
            <text:p>8275</text:p>
          </table:table-cell>
          <table:table-cell table:formula="of:=HEX2DEC([.E363])" office:value-type="float" office:value="8124">
            <text:p>8124</text:p>
          </table:table-cell>
          <table:table-cell table:formula="of:=HEX2DEC([.F363])" office:value-type="float" office:value="8125">
            <text:p>8125</text:p>
          </table:table-cell>
          <table:table-cell table:formula="of:=IF([.G363]&gt;[.T$13];&quot;HE&quot;;IF([.G363]&gt;[.T$12];&quot;HO&quot;;IF([.G363]&lt;[.T$15];&quot;LE&quot;;IF([.G363]&lt;[.T$14];&quot;LO&quot;;&quot;&quot;))))">
            <text:p/>
          </table:table-cell>
          <table:table-cell table:formula="of:=IF([.H363]&gt;[.U$13];&quot;HE&quot;;IF([.H363]&gt;[.U$12];&quot;HO&quot;;IF([.H363]&lt;[.U$15];&quot;LE&quot;;IF([.H363]&lt;[.U$14];&quot;LO&quot;;&quot;&quot;))))">
            <text:p/>
          </table:table-cell>
          <table:table-cell table:formula="of:=IF([.I363]&gt;[.V$13];&quot;HE&quot;;IF([.I363]&gt;[.V$12];&quot;HO&quot;;IF([.I363]&lt;[.V$15];&quot;LE&quot;;IF([.I363]&lt;[.V$14];&quot;LO&quot;;&quot;&quot;))))">
            <text:p/>
          </table:table-cell>
          <table:table-cell table:formula="of:=IF([.J363]&gt;[.W$13];&quot;HE&quot;;IF([.J363]&gt;[.W$12];&quot;HO&quot;;IF([.J363]&lt;[.W$15];&quot;LE&quot;;IF([.J363]&lt;[.W$14];&quot;LO&quot;;&quot;&quot;))))">
            <text:p/>
          </table:table-cell>
          <table:table-cell table:formula="of:=IF([.K363]&gt;[.X$13];&quot;HE&quot;;IF([.K363]&gt;[.X$12];&quot;HO&quot;;IF([.K363]&lt;[.X$15];&quot;LE&quot;;IF([.K363]&lt;[.X$14];&quot;LO&quot;;&quot;&quot;))))">
            <text:p/>
          </table:table-cell>
          <table:table-cell table:formula="of:=IF([.L363]&gt;[.Y$13];&quot;HE&quot;;IF([.L363]&gt;[.Y$12];&quot;HO&quot;;IF([.L363]&lt;[.Y$15];&quot;LE&quot;;IF([.L36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2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D8</text:p>
          </table:table-cell>
          <table:table-cell office:value-type="string">
            <text:p>1FC0</text:p>
          </table:table-cell>
          <table:table-cell office:value-type="string">
            <text:p>1E8B</text:p>
          </table:table-cell>
          <table:table-cell table:formula="of:=HEX2DEC([.A364])" office:value-type="float" office:value="556">
            <text:p>556</text:p>
          </table:table-cell>
          <table:table-cell table:formula="of:=HEX2DEC([.B364])" office:value-type="float" office:value="492">
            <text:p>492</text:p>
          </table:table-cell>
          <table:table-cell table:formula="of:=HEX2DEC([.C364])" office:value-type="float" office:value="508">
            <text:p>508</text:p>
          </table:table-cell>
          <table:table-cell table:formula="of:=HEX2DEC([.D364])" office:value-type="float" office:value="8408">
            <text:p>8408</text:p>
          </table:table-cell>
          <table:table-cell table:formula="of:=HEX2DEC([.E364])" office:value-type="float" office:value="8128">
            <text:p>8128</text:p>
          </table:table-cell>
          <table:table-cell table:formula="of:=HEX2DEC([.F364])" office:value-type="float" office:value="7819">
            <text:p>7819</text:p>
          </table:table-cell>
          <table:table-cell table:formula="of:=IF([.G364]&gt;[.T$13];&quot;HE&quot;;IF([.G364]&gt;[.T$12];&quot;HO&quot;;IF([.G364]&lt;[.T$15];&quot;LE&quot;;IF([.G364]&lt;[.T$14];&quot;LO&quot;;&quot;&quot;))))">
            <text:p/>
          </table:table-cell>
          <table:table-cell table:formula="of:=IF([.H364]&gt;[.U$13];&quot;HE&quot;;IF([.H364]&gt;[.U$12];&quot;HO&quot;;IF([.H364]&lt;[.U$15];&quot;LE&quot;;IF([.H364]&lt;[.U$14];&quot;LO&quot;;&quot;&quot;))))">
            <text:p/>
          </table:table-cell>
          <table:table-cell table:formula="of:=IF([.I364]&gt;[.V$13];&quot;HE&quot;;IF([.I364]&gt;[.V$12];&quot;HO&quot;;IF([.I364]&lt;[.V$15];&quot;LE&quot;;IF([.I364]&lt;[.V$14];&quot;LO&quot;;&quot;&quot;))))">
            <text:p/>
          </table:table-cell>
          <table:table-cell table:formula="of:=IF([.J364]&gt;[.W$13];&quot;HE&quot;;IF([.J364]&gt;[.W$12];&quot;HO&quot;;IF([.J364]&lt;[.W$15];&quot;LE&quot;;IF([.J364]&lt;[.W$14];&quot;LO&quot;;&quot;&quot;))))">
            <text:p/>
          </table:table-cell>
          <table:table-cell table:formula="of:=IF([.K364]&gt;[.X$13];&quot;HE&quot;;IF([.K364]&gt;[.X$12];&quot;HO&quot;;IF([.K364]&lt;[.X$15];&quot;LE&quot;;IF([.K364]&lt;[.X$14];&quot;LO&quot;;&quot;&quot;))))">
            <text:p/>
          </table:table-cell>
          <table:table-cell table:formula="of:=IF([.L364]&gt;[.Y$13];&quot;HE&quot;;IF([.L364]&gt;[.Y$12];&quot;HO&quot;;IF([.L364]&lt;[.Y$15];&quot;LE&quot;;IF([.L364]&lt;[.Y$14];&quot;LO&quot;;&quot;&quot;))))">
            <text:p/>
          </table:table-cell>
          <table:table-cell table:number-columns-repeated="7"/>
        </table:table-row>
        <table:table-row table:style-name="ro1">
          <table:table-cell table:style-name="ce3" office:value-type="string">
            <text:p>3E6</text:p>
          </table:table-cell>
          <table:table-cell office:value-type="string">
            <text:p>1DE</text:p>
          </table:table-cell>
          <table:table-cell office:value-type="string">
            <text:p>1FA</text:p>
          </table:table-cell>
          <table:table-cell office:value-type="string">
            <text:p>1FE6</text:p>
          </table:table-cell>
          <table:table-cell office:value-type="string">
            <text:p>1FC7</text:p>
          </table:table-cell>
          <table:table-cell office:value-type="string">
            <text:p>1DF9</text:p>
          </table:table-cell>
          <table:table-cell table:formula="of:=HEX2DEC([.A365])" office:value-type="float" office:value="998">
            <text:p>998</text:p>
          </table:table-cell>
          <table:table-cell table:formula="of:=HEX2DEC([.B365])" office:value-type="float" office:value="478">
            <text:p>478</text:p>
          </table:table-cell>
          <table:table-cell table:formula="of:=HEX2DEC([.C365])" office:value-type="float" office:value="506">
            <text:p>506</text:p>
          </table:table-cell>
          <table:table-cell table:formula="of:=HEX2DEC([.D365])" office:value-type="float" office:value="8166">
            <text:p>8166</text:p>
          </table:table-cell>
          <table:table-cell table:formula="of:=HEX2DEC([.E365])" office:value-type="float" office:value="8135">
            <text:p>8135</text:p>
          </table:table-cell>
          <table:table-cell table:formula="of:=HEX2DEC([.F365])" office:value-type="float" office:value="7673">
            <text:p>7673</text:p>
          </table:table-cell>
          <table:table-cell table:formula="of:=IF([.G365]&gt;[.T$13];&quot;HE&quot;;IF([.G365]&gt;[.T$12];&quot;HO&quot;;IF([.G365]&lt;[.T$15];&quot;LE&quot;;IF([.G365]&lt;[.T$14];&quot;LO&quot;;&quot;&quot;))))" office:value-type="string" office:string-value="HO">
            <text:p>HO</text:p>
          </table:table-cell>
          <table:table-cell table:formula="of:=IF([.H365]&gt;[.U$13];&quot;HE&quot;;IF([.H365]&gt;[.U$12];&quot;HO&quot;;IF([.H365]&lt;[.U$15];&quot;LE&quot;;IF([.H365]&lt;[.U$14];&quot;LO&quot;;&quot;&quot;))))">
            <text:p/>
          </table:table-cell>
          <table:table-cell table:formula="of:=IF([.I365]&gt;[.V$13];&quot;HE&quot;;IF([.I365]&gt;[.V$12];&quot;HO&quot;;IF([.I365]&lt;[.V$15];&quot;LE&quot;;IF([.I365]&lt;[.V$14];&quot;LO&quot;;&quot;&quot;))))" office:value-type="string" office:string-value="LE">
            <text:p>LE</text:p>
          </table:table-cell>
          <table:table-cell table:formula="of:=IF([.J365]&gt;[.W$13];&quot;HE&quot;;IF([.J365]&gt;[.W$12];&quot;HO&quot;;IF([.J365]&lt;[.W$15];&quot;LE&quot;;IF([.J365]&lt;[.W$14];&quot;LO&quot;;&quot;&quot;))))">
            <text:p/>
          </table:table-cell>
          <table:table-cell table:formula="of:=IF([.K365]&gt;[.X$13];&quot;HE&quot;;IF([.K365]&gt;[.X$12];&quot;HO&quot;;IF([.K365]&lt;[.X$15];&quot;LE&quot;;IF([.K365]&lt;[.X$14];&quot;LO&quot;;&quot;&quot;))))">
            <text:p/>
          </table:table-cell>
          <table:table-cell table:formula="of:=IF([.L365]&gt;[.Y$13];&quot;HE&quot;;IF([.L365]&gt;[.Y$12];&quot;HO&quot;;IF([.L365]&lt;[.Y$15];&quot;LE&quot;;IF([.L36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4A</text:p>
          </table:table-cell>
          <table:table-cell office:value-type="string">
            <text:p>1BE</text:p>
          </table:table-cell>
          <table:table-cell office:value-type="string">
            <text:p>1FA</text:p>
          </table:table-cell>
          <table:table-cell table:style-name="ce3" office:value-type="string">
            <text:p>1E43</text:p>
          </table:table-cell>
          <table:table-cell office:value-type="string">
            <text:p>1F30</text:p>
          </table:table-cell>
          <table:table-cell office:value-type="string">
            <text:p>1BD2</text:p>
          </table:table-cell>
          <table:table-cell table:formula="of:=HEX2DEC([.A366])" office:value-type="float" office:value="842">
            <text:p>842</text:p>
          </table:table-cell>
          <table:table-cell table:formula="of:=HEX2DEC([.B366])" office:value-type="float" office:value="446">
            <text:p>446</text:p>
          </table:table-cell>
          <table:table-cell table:formula="of:=HEX2DEC([.C366])" office:value-type="float" office:value="506">
            <text:p>506</text:p>
          </table:table-cell>
          <table:table-cell table:formula="of:=HEX2DEC([.D366])" office:value-type="float" office:value="7747">
            <text:p>7747</text:p>
          </table:table-cell>
          <table:table-cell table:formula="of:=HEX2DEC([.E366])" office:value-type="float" office:value="7984">
            <text:p>7984</text:p>
          </table:table-cell>
          <table:table-cell table:formula="of:=HEX2DEC([.F366])" office:value-type="float" office:value="7122">
            <text:p>7122</text:p>
          </table:table-cell>
          <table:table-cell table:formula="of:=IF([.G366]&gt;[.T$13];&quot;HE&quot;;IF([.G366]&gt;[.T$12];&quot;HO&quot;;IF([.G366]&lt;[.T$15];&quot;LE&quot;;IF([.G366]&lt;[.T$14];&quot;LO&quot;;&quot;&quot;))))">
            <text:p/>
          </table:table-cell>
          <table:table-cell table:formula="of:=IF([.H366]&gt;[.U$13];&quot;HE&quot;;IF([.H366]&gt;[.U$12];&quot;HO&quot;;IF([.H366]&lt;[.U$15];&quot;LE&quot;;IF([.H366]&lt;[.U$14];&quot;LO&quot;;&quot;&quot;))))" office:value-type="string" office:string-value="LO">
            <text:p>LO</text:p>
          </table:table-cell>
          <table:table-cell table:formula="of:=IF([.I366]&gt;[.V$13];&quot;HE&quot;;IF([.I366]&gt;[.V$12];&quot;HO&quot;;IF([.I366]&lt;[.V$15];&quot;LE&quot;;IF([.I366]&lt;[.V$14];&quot;LO&quot;;&quot;&quot;))))" office:value-type="string" office:string-value="LE">
            <text:p>LE</text:p>
          </table:table-cell>
          <table:table-cell table:formula="of:=IF([.J366]&gt;[.W$13];&quot;HE&quot;;IF([.J366]&gt;[.W$12];&quot;HO&quot;;IF([.J366]&lt;[.W$15];&quot;LE&quot;;IF([.J366]&lt;[.W$14];&quot;LO&quot;;&quot;&quot;))))" office:value-type="string" office:string-value="LE">
            <text:p>LE</text:p>
          </table:table-cell>
          <table:table-cell table:formula="of:=IF([.K366]&gt;[.X$13];&quot;HE&quot;;IF([.K366]&gt;[.X$12];&quot;HO&quot;;IF([.K366]&lt;[.X$15];&quot;LE&quot;;IF([.K366]&lt;[.X$14];&quot;LO&quot;;&quot;&quot;))))" office:value-type="string" office:string-value="LE">
            <text:p>LE</text:p>
          </table:table-cell>
          <table:table-cell table:formula="of:=IF([.L366]&gt;[.Y$13];&quot;HE&quot;;IF([.L366]&gt;[.Y$12];&quot;HO&quot;;IF([.L366]&lt;[.Y$15];&quot;LE&quot;;IF([.L366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18A</text:p>
          </table:table-cell>
          <table:table-cell office:value-type="string">
            <text:p>1AE</text:p>
          </table:table-cell>
          <table:table-cell office:value-type="string">
            <text:p>20A</text:p>
          </table:table-cell>
          <table:table-cell table:style-name="ce3" office:value-type="string">
            <text:p>1E81</text:p>
          </table:table-cell>
          <table:table-cell office:value-type="string">
            <text:p>203B</text:p>
          </table:table-cell>
          <table:table-cell office:value-type="string">
            <text:p>1A62</text:p>
          </table:table-cell>
          <table:table-cell table:formula="of:=HEX2DEC([.A367])" office:value-type="float" office:value="394">
            <text:p>394</text:p>
          </table:table-cell>
          <table:table-cell table:formula="of:=HEX2DEC([.B367])" office:value-type="float" office:value="430">
            <text:p>430</text:p>
          </table:table-cell>
          <table:table-cell table:formula="of:=HEX2DEC([.C367])" office:value-type="float" office:value="522">
            <text:p>522</text:p>
          </table:table-cell>
          <table:table-cell table:formula="of:=HEX2DEC([.D367])" office:value-type="float" office:value="7809">
            <text:p>7809</text:p>
          </table:table-cell>
          <table:table-cell table:formula="of:=HEX2DEC([.E367])" office:value-type="float" office:value="8251">
            <text:p>8251</text:p>
          </table:table-cell>
          <table:table-cell table:formula="of:=HEX2DEC([.F367])" office:value-type="float" office:value="6754">
            <text:p>6754</text:p>
          </table:table-cell>
          <table:table-cell table:formula="of:=IF([.G367]&gt;[.T$13];&quot;HE&quot;;IF([.G367]&gt;[.T$12];&quot;HO&quot;;IF([.G367]&lt;[.T$15];&quot;LE&quot;;IF([.G367]&lt;[.T$14];&quot;LO&quot;;&quot;&quot;))))">
            <text:p/>
          </table:table-cell>
          <table:table-cell table:formula="of:=IF([.H367]&gt;[.U$13];&quot;HE&quot;;IF([.H367]&gt;[.U$12];&quot;HO&quot;;IF([.H367]&lt;[.U$15];&quot;LE&quot;;IF([.H367]&lt;[.U$14];&quot;LO&quot;;&quot;&quot;))))" office:value-type="string" office:string-value="LE">
            <text:p>LE</text:p>
          </table:table-cell>
          <table:table-cell table:formula="of:=IF([.I367]&gt;[.V$13];&quot;HE&quot;;IF([.I367]&gt;[.V$12];&quot;HO&quot;;IF([.I367]&lt;[.V$15];&quot;LE&quot;;IF([.I367]&lt;[.V$14];&quot;LO&quot;;&quot;&quot;))))" office:value-type="string" office:string-value="HE">
            <text:p>HE</text:p>
          </table:table-cell>
          <table:table-cell table:formula="of:=IF([.J367]&gt;[.W$13];&quot;HE&quot;;IF([.J367]&gt;[.W$12];&quot;HO&quot;;IF([.J367]&lt;[.W$15];&quot;LE&quot;;IF([.J367]&lt;[.W$14];&quot;LO&quot;;&quot;&quot;))))" office:value-type="string" office:string-value="LO">
            <text:p>LO</text:p>
          </table:table-cell>
          <table:table-cell table:formula="of:=IF([.K367]&gt;[.X$13];&quot;HE&quot;;IF([.K367]&gt;[.X$12];&quot;HO&quot;;IF([.K367]&lt;[.X$15];&quot;LE&quot;;IF([.K367]&lt;[.X$14];&quot;LO&quot;;&quot;&quot;))))" office:value-type="string" office:string-value="HE">
            <text:p>HE</text:p>
          </table:table-cell>
          <table:table-cell table:formula="of:=IF([.L367]&gt;[.Y$13];&quot;HE&quot;;IF([.L367]&gt;[.Y$12];&quot;HO&quot;;IF([.L367]&lt;[.Y$15];&quot;LE&quot;;IF([.L367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3F6</text:p>
          </table:table-cell>
          <table:table-cell office:value-type="string">
            <text:p>19E</text:p>
          </table:table-cell>
          <table:table-cell office:value-type="string">
            <text:p>20A</text:p>
          </table:table-cell>
          <table:table-cell office:value-type="string">
            <text:p>1ED2</text:p>
          </table:table-cell>
          <table:table-cell office:value-type="string">
            <text:p>20FA</text:p>
          </table:table-cell>
          <table:table-cell office:value-type="string">
            <text:p>19FD</text:p>
          </table:table-cell>
          <table:table-cell table:formula="of:=HEX2DEC([.A368])" office:value-type="float" office:value="1014">
            <text:p>1014</text:p>
          </table:table-cell>
          <table:table-cell table:formula="of:=HEX2DEC([.B368])" office:value-type="float" office:value="414">
            <text:p>414</text:p>
          </table:table-cell>
          <table:table-cell table:formula="of:=HEX2DEC([.C368])" office:value-type="float" office:value="522">
            <text:p>522</text:p>
          </table:table-cell>
          <table:table-cell table:formula="of:=HEX2DEC([.D368])" office:value-type="float" office:value="7890">
            <text:p>7890</text:p>
          </table:table-cell>
          <table:table-cell table:formula="of:=HEX2DEC([.E368])" office:value-type="float" office:value="8442">
            <text:p>8442</text:p>
          </table:table-cell>
          <table:table-cell table:formula="of:=HEX2DEC([.F368])" office:value-type="float" office:value="6653">
            <text:p>6653</text:p>
          </table:table-cell>
          <table:table-cell table:formula="of:=IF([.G368]&gt;[.T$13];&quot;HE&quot;;IF([.G368]&gt;[.T$12];&quot;HO&quot;;IF([.G368]&lt;[.T$15];&quot;LE&quot;;IF([.G368]&lt;[.T$14];&quot;LO&quot;;&quot;&quot;))))" office:value-type="string" office:string-value="HO">
            <text:p>HO</text:p>
          </table:table-cell>
          <table:table-cell table:formula="of:=IF([.H368]&gt;[.U$13];&quot;HE&quot;;IF([.H368]&gt;[.U$12];&quot;HO&quot;;IF([.H368]&lt;[.U$15];&quot;LE&quot;;IF([.H368]&lt;[.U$14];&quot;LO&quot;;&quot;&quot;))))" office:value-type="string" office:string-value="LE">
            <text:p>LE</text:p>
          </table:table-cell>
          <table:table-cell table:formula="of:=IF([.I368]&gt;[.V$13];&quot;HE&quot;;IF([.I368]&gt;[.V$12];&quot;HO&quot;;IF([.I368]&lt;[.V$15];&quot;LE&quot;;IF([.I368]&lt;[.V$14];&quot;LO&quot;;&quot;&quot;))))" office:value-type="string" office:string-value="HE">
            <text:p>HE</text:p>
          </table:table-cell>
          <table:table-cell table:formula="of:=IF([.J368]&gt;[.W$13];&quot;HE&quot;;IF([.J368]&gt;[.W$12];&quot;HO&quot;;IF([.J368]&lt;[.W$15];&quot;LE&quot;;IF([.J368]&lt;[.W$14];&quot;LO&quot;;&quot;&quot;))))" office:value-type="string" office:string-value="LO">
            <text:p>LO</text:p>
          </table:table-cell>
          <table:table-cell table:formula="of:=IF([.K368]&gt;[.X$13];&quot;HE&quot;;IF([.K368]&gt;[.X$12];&quot;HO&quot;;IF([.K368]&lt;[.X$15];&quot;LE&quot;;IF([.K368]&lt;[.X$14];&quot;LO&quot;;&quot;&quot;))))" office:value-type="string" office:string-value="HE">
            <text:p>HE</text:p>
          </table:table-cell>
          <table:table-cell table:formula="of:=IF([.L368]&gt;[.Y$13];&quot;HE&quot;;IF([.L368]&gt;[.Y$12];&quot;HO&quot;;IF([.L368]&lt;[.Y$15];&quot;LE&quot;;IF([.L368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18E</text:p>
          </table:table-cell>
          <table:table-cell office:value-type="string">
            <text:p>1FA</text:p>
          </table:table-cell>
          <table:table-cell office:value-type="string">
            <text:p>1FCC</text:p>
          </table:table-cell>
          <table:table-cell office:value-type="string">
            <text:p>1FE2</text:p>
          </table:table-cell>
          <table:table-cell office:value-type="string">
            <text:p>184D</text:p>
          </table:table-cell>
          <table:table-cell table:formula="of:=HEX2DEC([.A369])" office:value-type="float" office:value="310">
            <text:p>310</text:p>
          </table:table-cell>
          <table:table-cell table:formula="of:=HEX2DEC([.B369])" office:value-type="float" office:value="398">
            <text:p>398</text:p>
          </table:table-cell>
          <table:table-cell table:formula="of:=HEX2DEC([.C369])" office:value-type="float" office:value="506">
            <text:p>506</text:p>
          </table:table-cell>
          <table:table-cell table:formula="of:=HEX2DEC([.D369])" office:value-type="float" office:value="8140">
            <text:p>8140</text:p>
          </table:table-cell>
          <table:table-cell table:formula="of:=HEX2DEC([.E369])" office:value-type="float" office:value="8162">
            <text:p>8162</text:p>
          </table:table-cell>
          <table:table-cell table:formula="of:=HEX2DEC([.F369])" office:value-type="float" office:value="6221">
            <text:p>6221</text:p>
          </table:table-cell>
          <table:table-cell table:formula="of:=IF([.G369]&gt;[.T$13];&quot;HE&quot;;IF([.G369]&gt;[.T$12];&quot;HO&quot;;IF([.G369]&lt;[.T$15];&quot;LE&quot;;IF([.G369]&lt;[.T$14];&quot;LO&quot;;&quot;&quot;))))">
            <text:p/>
          </table:table-cell>
          <table:table-cell table:formula="of:=IF([.H369]&gt;[.U$13];&quot;HE&quot;;IF([.H369]&gt;[.U$12];&quot;HO&quot;;IF([.H369]&lt;[.U$15];&quot;LE&quot;;IF([.H369]&lt;[.U$14];&quot;LO&quot;;&quot;&quot;))))" office:value-type="string" office:string-value="LE">
            <text:p>LE</text:p>
          </table:table-cell>
          <table:table-cell table:formula="of:=IF([.I369]&gt;[.V$13];&quot;HE&quot;;IF([.I369]&gt;[.V$12];&quot;HO&quot;;IF([.I369]&lt;[.V$15];&quot;LE&quot;;IF([.I369]&lt;[.V$14];&quot;LO&quot;;&quot;&quot;))))" office:value-type="string" office:string-value="LE">
            <text:p>LE</text:p>
          </table:table-cell>
          <table:table-cell table:formula="of:=IF([.J369]&gt;[.W$13];&quot;HE&quot;;IF([.J369]&gt;[.W$12];&quot;HO&quot;;IF([.J369]&lt;[.W$15];&quot;LE&quot;;IF([.J369]&lt;[.W$14];&quot;LO&quot;;&quot;&quot;))))">
            <text:p/>
          </table:table-cell>
          <table:table-cell table:formula="of:=IF([.K369]&gt;[.X$13];&quot;HE&quot;;IF([.K369]&gt;[.X$12];&quot;HO&quot;;IF([.K369]&lt;[.X$15];&quot;LE&quot;;IF([.K369]&lt;[.X$14];&quot;LO&quot;;&quot;&quot;))))">
            <text:p/>
          </table:table-cell>
          <table:table-cell table:formula="of:=IF([.L369]&gt;[.Y$13];&quot;HE&quot;;IF([.L369]&gt;[.Y$12];&quot;HO&quot;;IF([.L369]&lt;[.Y$15];&quot;LE&quot;;IF([.L369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28A</text:p>
          </table:table-cell>
          <table:table-cell office:value-type="string">
            <text:p>19E</text:p>
          </table:table-cell>
          <table:table-cell office:value-type="string">
            <text:p>1FA</text:p>
          </table:table-cell>
          <table:table-cell office:value-type="string">
            <text:p>1F0C</text:p>
          </table:table-cell>
          <table:table-cell office:value-type="string">
            <text:p>1FA9</text:p>
          </table:table-cell>
          <table:table-cell office:value-type="string">
            <text:p>19A2</text:p>
          </table:table-cell>
          <table:table-cell table:formula="of:=HEX2DEC([.A370])" office:value-type="float" office:value="650">
            <text:p>650</text:p>
          </table:table-cell>
          <table:table-cell table:formula="of:=HEX2DEC([.B370])" office:value-type="float" office:value="414">
            <text:p>414</text:p>
          </table:table-cell>
          <table:table-cell table:formula="of:=HEX2DEC([.C370])" office:value-type="float" office:value="506">
            <text:p>506</text:p>
          </table:table-cell>
          <table:table-cell table:formula="of:=HEX2DEC([.D370])" office:value-type="float" office:value="7948">
            <text:p>7948</text:p>
          </table:table-cell>
          <table:table-cell table:formula="of:=HEX2DEC([.E370])" office:value-type="float" office:value="8105">
            <text:p>8105</text:p>
          </table:table-cell>
          <table:table-cell table:formula="of:=HEX2DEC([.F370])" office:value-type="float" office:value="6562">
            <text:p>6562</text:p>
          </table:table-cell>
          <table:table-cell table:formula="of:=IF([.G370]&gt;[.T$13];&quot;HE&quot;;IF([.G370]&gt;[.T$12];&quot;HO&quot;;IF([.G370]&lt;[.T$15];&quot;LE&quot;;IF([.G370]&lt;[.T$14];&quot;LO&quot;;&quot;&quot;))))">
            <text:p/>
          </table:table-cell>
          <table:table-cell table:formula="of:=IF([.H370]&gt;[.U$13];&quot;HE&quot;;IF([.H370]&gt;[.U$12];&quot;HO&quot;;IF([.H370]&lt;[.U$15];&quot;LE&quot;;IF([.H370]&lt;[.U$14];&quot;LO&quot;;&quot;&quot;))))" office:value-type="string" office:string-value="LE">
            <text:p>LE</text:p>
          </table:table-cell>
          <table:table-cell table:formula="of:=IF([.I370]&gt;[.V$13];&quot;HE&quot;;IF([.I370]&gt;[.V$12];&quot;HO&quot;;IF([.I370]&lt;[.V$15];&quot;LE&quot;;IF([.I370]&lt;[.V$14];&quot;LO&quot;;&quot;&quot;))))" office:value-type="string" office:string-value="LE">
            <text:p>LE</text:p>
          </table:table-cell>
          <table:table-cell table:formula="of:=IF([.J370]&gt;[.W$13];&quot;HE&quot;;IF([.J370]&gt;[.W$12];&quot;HO&quot;;IF([.J370]&lt;[.W$15];&quot;LE&quot;;IF([.J370]&lt;[.W$14];&quot;LO&quot;;&quot;&quot;))))" office:value-type="string" office:string-value="LO">
            <text:p>LO</text:p>
          </table:table-cell>
          <table:table-cell table:formula="of:=IF([.K370]&gt;[.X$13];&quot;HE&quot;;IF([.K370]&gt;[.X$12];&quot;HO&quot;;IF([.K370]&lt;[.X$15];&quot;LE&quot;;IF([.K370]&lt;[.X$14];&quot;LO&quot;;&quot;&quot;))))">
            <text:p/>
          </table:table-cell>
          <table:table-cell table:formula="of:=IF([.L370]&gt;[.Y$13];&quot;HE&quot;;IF([.L370]&gt;[.Y$12];&quot;HO&quot;;IF([.L370]&lt;[.Y$15];&quot;LE&quot;;IF([.L370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19C</text:p>
          </table:table-cell>
          <table:table-cell office:value-type="string">
            <text:p>1FC</text:p>
          </table:table-cell>
          <table:table-cell office:value-type="string">
            <text:p>20A1</text:p>
          </table:table-cell>
          <table:table-cell office:value-type="string">
            <text:p>1F90</text:p>
          </table:table-cell>
          <table:table-cell office:value-type="float" office:value="1911">
            <text:p>1911</text:p>
          </table:table-cell>
          <table:table-cell table:formula="of:=HEX2DEC([.A371])" office:value-type="float" office:value="68">
            <text:p>68</text:p>
          </table:table-cell>
          <table:table-cell table:formula="of:=HEX2DEC([.B371])" office:value-type="float" office:value="412">
            <text:p>412</text:p>
          </table:table-cell>
          <table:table-cell table:formula="of:=HEX2DEC([.C371])" office:value-type="float" office:value="508">
            <text:p>508</text:p>
          </table:table-cell>
          <table:table-cell table:formula="of:=HEX2DEC([.D371])" office:value-type="float" office:value="8353">
            <text:p>8353</text:p>
          </table:table-cell>
          <table:table-cell table:formula="of:=HEX2DEC([.E371])" office:value-type="float" office:value="8080">
            <text:p>8080</text:p>
          </table:table-cell>
          <table:table-cell table:formula="of:=HEX2DEC([.F371])" office:value-type="float" office:value="6417">
            <text:p>6417</text:p>
          </table:table-cell>
          <table:table-cell table:formula="of:=IF([.G371]&gt;[.T$13];&quot;HE&quot;;IF([.G371]&gt;[.T$12];&quot;HO&quot;;IF([.G371]&lt;[.T$15];&quot;LE&quot;;IF([.G371]&lt;[.T$14];&quot;LO&quot;;&quot;&quot;))))" office:value-type="string" office:string-value="LO">
            <text:p>LO</text:p>
          </table:table-cell>
          <table:table-cell table:formula="of:=IF([.H371]&gt;[.U$13];&quot;HE&quot;;IF([.H371]&gt;[.U$12];&quot;HO&quot;;IF([.H371]&lt;[.U$15];&quot;LE&quot;;IF([.H371]&lt;[.U$14];&quot;LO&quot;;&quot;&quot;))))" office:value-type="string" office:string-value="LE">
            <text:p>LE</text:p>
          </table:table-cell>
          <table:table-cell table:formula="of:=IF([.I371]&gt;[.V$13];&quot;HE&quot;;IF([.I371]&gt;[.V$12];&quot;HO&quot;;IF([.I371]&lt;[.V$15];&quot;LE&quot;;IF([.I371]&lt;[.V$14];&quot;LO&quot;;&quot;&quot;))))">
            <text:p/>
          </table:table-cell>
          <table:table-cell table:formula="of:=IF([.J371]&gt;[.W$13];&quot;HE&quot;;IF([.J371]&gt;[.W$12];&quot;HO&quot;;IF([.J371]&lt;[.W$15];&quot;LE&quot;;IF([.J371]&lt;[.W$14];&quot;LO&quot;;&quot;&quot;))))">
            <text:p/>
          </table:table-cell>
          <table:table-cell table:formula="of:=IF([.K371]&gt;[.X$13];&quot;HE&quot;;IF([.K371]&gt;[.X$12];&quot;HO&quot;;IF([.K371]&lt;[.X$15];&quot;LE&quot;;IF([.K371]&lt;[.X$14];&quot;LO&quot;;&quot;&quot;))))" office:value-type="string" office:string-value="LO">
            <text:p>LO</text:p>
          </table:table-cell>
          <table:table-cell table:formula="of:=IF([.L371]&gt;[.Y$13];&quot;HE&quot;;IF([.L371]&gt;[.Y$12];&quot;HO&quot;;IF([.L371]&lt;[.Y$15];&quot;LE&quot;;IF([.L371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F0</text:p>
          </table:table-cell>
          <table:table-cell office:value-type="string">
            <text:p>1AC</text:p>
          </table:table-cell>
          <table:table-cell office:value-type="string">
            <text:p>1FC</text:p>
          </table:table-cell>
          <table:table-cell office:value-type="float" office:value="2043">
            <text:p>2043</text:p>
          </table:table-cell>
          <table:table-cell office:value-type="string">
            <text:p>1FCA</text:p>
          </table:table-cell>
          <table:table-cell office:value-type="string">
            <text:p>1A3C</text:p>
          </table:table-cell>
          <table:table-cell table:formula="of:=HEX2DEC([.A372])" office:value-type="float" office:value="240">
            <text:p>240</text:p>
          </table:table-cell>
          <table:table-cell table:formula="of:=HEX2DEC([.B372])" office:value-type="float" office:value="428">
            <text:p>428</text:p>
          </table:table-cell>
          <table:table-cell table:formula="of:=HEX2DEC([.C372])" office:value-type="float" office:value="508">
            <text:p>508</text:p>
          </table:table-cell>
          <table:table-cell table:formula="of:=HEX2DEC([.D372])" office:value-type="float" office:value="8259">
            <text:p>8259</text:p>
          </table:table-cell>
          <table:table-cell table:formula="of:=HEX2DEC([.E372])" office:value-type="float" office:value="8138">
            <text:p>8138</text:p>
          </table:table-cell>
          <table:table-cell table:formula="of:=HEX2DEC([.F372])" office:value-type="float" office:value="6716">
            <text:p>6716</text:p>
          </table:table-cell>
          <table:table-cell table:formula="of:=IF([.G372]&gt;[.T$13];&quot;HE&quot;;IF([.G372]&gt;[.T$12];&quot;HO&quot;;IF([.G372]&lt;[.T$15];&quot;LE&quot;;IF([.G372]&lt;[.T$14];&quot;LO&quot;;&quot;&quot;))))" office:value-type="string" office:string-value="LO">
            <text:p>LO</text:p>
          </table:table-cell>
          <table:table-cell table:formula="of:=IF([.H372]&gt;[.U$13];&quot;HE&quot;;IF([.H372]&gt;[.U$12];&quot;HO&quot;;IF([.H372]&lt;[.U$15];&quot;LE&quot;;IF([.H372]&lt;[.U$14];&quot;LO&quot;;&quot;&quot;))))" office:value-type="string" office:string-value="LE">
            <text:p>LE</text:p>
          </table:table-cell>
          <table:table-cell table:formula="of:=IF([.I372]&gt;[.V$13];&quot;HE&quot;;IF([.I372]&gt;[.V$12];&quot;HO&quot;;IF([.I372]&lt;[.V$15];&quot;LE&quot;;IF([.I372]&lt;[.V$14];&quot;LO&quot;;&quot;&quot;))))">
            <text:p/>
          </table:table-cell>
          <table:table-cell table:formula="of:=IF([.J372]&gt;[.W$13];&quot;HE&quot;;IF([.J372]&gt;[.W$12];&quot;HO&quot;;IF([.J372]&lt;[.W$15];&quot;LE&quot;;IF([.J372]&lt;[.W$14];&quot;LO&quot;;&quot;&quot;))))">
            <text:p/>
          </table:table-cell>
          <table:table-cell table:formula="of:=IF([.K372]&gt;[.X$13];&quot;HE&quot;;IF([.K372]&gt;[.X$12];&quot;HO&quot;;IF([.K372]&lt;[.X$15];&quot;LE&quot;;IF([.K372]&lt;[.X$14];&quot;LO&quot;;&quot;&quot;))))">
            <text:p/>
          </table:table-cell>
          <table:table-cell table:formula="of:=IF([.L372]&gt;[.Y$13];&quot;HE&quot;;IF([.L372]&gt;[.Y$12];&quot;HO&quot;;IF([.L372]&lt;[.Y$15];&quot;LE&quot;;IF([.L372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table:style-name="ce3" office:value-type="string">
            <text:p>2E0</text:p>
          </table:table-cell>
          <table:table-cell office:value-type="string">
            <text:p>1AC</text:p>
          </table:table-cell>
          <table:table-cell office:value-type="string">
            <text:p>20C</text:p>
          </table:table-cell>
          <table:table-cell office:value-type="float" office:value="2066">
            <text:p>2066</text:p>
          </table:table-cell>
          <table:table-cell office:value-type="float" office:value="2064">
            <text:p>2064</text:p>
          </table:table-cell>
          <table:table-cell office:value-type="string">
            <text:p>1AB8</text:p>
          </table:table-cell>
          <table:table-cell table:formula="of:=HEX2DEC([.A373])" office:value-type="float" office:value="736">
            <text:p>736</text:p>
          </table:table-cell>
          <table:table-cell table:formula="of:=HEX2DEC([.B373])" office:value-type="float" office:value="428">
            <text:p>428</text:p>
          </table:table-cell>
          <table:table-cell table:formula="of:=HEX2DEC([.C373])" office:value-type="float" office:value="524">
            <text:p>524</text:p>
          </table:table-cell>
          <table:table-cell table:formula="of:=HEX2DEC([.D373])" office:value-type="float" office:value="8294">
            <text:p>8294</text:p>
          </table:table-cell>
          <table:table-cell table:formula="of:=HEX2DEC([.E373])" office:value-type="float" office:value="8292">
            <text:p>8292</text:p>
          </table:table-cell>
          <table:table-cell table:formula="of:=HEX2DEC([.F373])" office:value-type="float" office:value="6840">
            <text:p>6840</text:p>
          </table:table-cell>
          <table:table-cell table:formula="of:=IF([.G373]&gt;[.T$13];&quot;HE&quot;;IF([.G373]&gt;[.T$12];&quot;HO&quot;;IF([.G373]&lt;[.T$15];&quot;LE&quot;;IF([.G373]&lt;[.T$14];&quot;LO&quot;;&quot;&quot;))))">
            <text:p/>
          </table:table-cell>
          <table:table-cell table:formula="of:=IF([.H373]&gt;[.U$13];&quot;HE&quot;;IF([.H373]&gt;[.U$12];&quot;HO&quot;;IF([.H373]&lt;[.U$15];&quot;LE&quot;;IF([.H373]&lt;[.U$14];&quot;LO&quot;;&quot;&quot;))))" office:value-type="string" office:string-value="LE">
            <text:p>LE</text:p>
          </table:table-cell>
          <table:table-cell table:formula="of:=IF([.I373]&gt;[.V$13];&quot;HE&quot;;IF([.I373]&gt;[.V$12];&quot;HO&quot;;IF([.I373]&lt;[.V$15];&quot;LE&quot;;IF([.I373]&lt;[.V$14];&quot;LO&quot;;&quot;&quot;))))" office:value-type="string" office:string-value="HE">
            <text:p>HE</text:p>
          </table:table-cell>
          <table:table-cell table:formula="of:=IF([.J373]&gt;[.W$13];&quot;HE&quot;;IF([.J373]&gt;[.W$12];&quot;HO&quot;;IF([.J373]&lt;[.W$15];&quot;LE&quot;;IF([.J373]&lt;[.W$14];&quot;LO&quot;;&quot;&quot;))))">
            <text:p/>
          </table:table-cell>
          <table:table-cell table:formula="of:=IF([.K373]&gt;[.X$13];&quot;HE&quot;;IF([.K373]&gt;[.X$12];&quot;HO&quot;;IF([.K373]&lt;[.X$15];&quot;LE&quot;;IF([.K373]&lt;[.X$14];&quot;LO&quot;;&quot;&quot;))))" office:value-type="string" office:string-value="HE">
            <text:p>HE</text:p>
          </table:table-cell>
          <table:table-cell table:formula="of:=IF([.L373]&gt;[.Y$13];&quot;HE&quot;;IF([.L373]&gt;[.Y$12];&quot;HO&quot;;IF([.L373]&lt;[.Y$15];&quot;LE&quot;;IF([.L373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34C</text:p>
          </table:table-cell>
          <table:table-cell office:value-type="string">
            <text:p>1BC</text:p>
          </table:table-cell>
          <table:table-cell office:value-type="string">
            <text:p>20C</text:p>
          </table:table-cell>
          <table:table-cell office:value-type="float" office:value="2005">
            <text:p>2005</text:p>
          </table:table-cell>
          <table:table-cell office:value-type="float" office:value="2050">
            <text:p>2050</text:p>
          </table:table-cell>
          <table:table-cell office:value-type="string">
            <text:p>1BD3</text:p>
          </table:table-cell>
          <table:table-cell table:formula="of:=HEX2DEC([.A374])" office:value-type="float" office:value="844">
            <text:p>844</text:p>
          </table:table-cell>
          <table:table-cell table:formula="of:=HEX2DEC([.B374])" office:value-type="float" office:value="444">
            <text:p>444</text:p>
          </table:table-cell>
          <table:table-cell table:formula="of:=HEX2DEC([.C374])" office:value-type="float" office:value="524">
            <text:p>524</text:p>
          </table:table-cell>
          <table:table-cell table:formula="of:=HEX2DEC([.D374])" office:value-type="float" office:value="8197">
            <text:p>8197</text:p>
          </table:table-cell>
          <table:table-cell table:formula="of:=HEX2DEC([.E374])" office:value-type="float" office:value="8272">
            <text:p>8272</text:p>
          </table:table-cell>
          <table:table-cell table:formula="of:=HEX2DEC([.F374])" office:value-type="float" office:value="7123">
            <text:p>7123</text:p>
          </table:table-cell>
          <table:table-cell table:formula="of:=IF([.G374]&gt;[.T$13];&quot;HE&quot;;IF([.G374]&gt;[.T$12];&quot;HO&quot;;IF([.G374]&lt;[.T$15];&quot;LE&quot;;IF([.G374]&lt;[.T$14];&quot;LO&quot;;&quot;&quot;))))">
            <text:p/>
          </table:table-cell>
          <table:table-cell table:formula="of:=IF([.H374]&gt;[.U$13];&quot;HE&quot;;IF([.H374]&gt;[.U$12];&quot;HO&quot;;IF([.H374]&lt;[.U$15];&quot;LE&quot;;IF([.H374]&lt;[.U$14];&quot;LO&quot;;&quot;&quot;))))" office:value-type="string" office:string-value="LO">
            <text:p>LO</text:p>
          </table:table-cell>
          <table:table-cell table:formula="of:=IF([.I374]&gt;[.V$13];&quot;HE&quot;;IF([.I374]&gt;[.V$12];&quot;HO&quot;;IF([.I374]&lt;[.V$15];&quot;LE&quot;;IF([.I374]&lt;[.V$14];&quot;LO&quot;;&quot;&quot;))))" office:value-type="string" office:string-value="HE">
            <text:p>HE</text:p>
          </table:table-cell>
          <table:table-cell table:formula="of:=IF([.J374]&gt;[.W$13];&quot;HE&quot;;IF([.J374]&gt;[.W$12];&quot;HO&quot;;IF([.J374]&lt;[.W$15];&quot;LE&quot;;IF([.J374]&lt;[.W$14];&quot;LO&quot;;&quot;&quot;))))">
            <text:p/>
          </table:table-cell>
          <table:table-cell table:formula="of:=IF([.K374]&gt;[.X$13];&quot;HE&quot;;IF([.K374]&gt;[.X$12];&quot;HO&quot;;IF([.K374]&lt;[.X$15];&quot;LE&quot;;IF([.K374]&lt;[.X$14];&quot;LO&quot;;&quot;&quot;))))" office:value-type="string" office:string-value="HE">
            <text:p>HE</text:p>
          </table:table-cell>
          <table:table-cell table:formula="of:=IF([.L374]&gt;[.Y$13];&quot;HE&quot;;IF([.L374]&gt;[.Y$12];&quot;HO&quot;;IF([.L374]&lt;[.Y$15];&quot;LE&quot;;IF([.L374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1CC</text:p>
          </table:table-cell>
          <table:table-cell office:value-type="string">
            <text:p>20C</text:p>
          </table:table-cell>
          <table:table-cell office:value-type="float" office:value="2042">
            <text:p>2042</text:p>
          </table:table-cell>
          <table:table-cell office:value-type="string">
            <text:p>203E</text:p>
          </table:table-cell>
          <table:table-cell office:value-type="string">
            <text:p>1C0E</text:p>
          </table:table-cell>
          <table:table-cell table:formula="of:=HEX2DEC([.A375])" office:value-type="float" office:value="56">
            <text:p>56</text:p>
          </table:table-cell>
          <table:table-cell table:formula="of:=HEX2DEC([.B375])" office:value-type="float" office:value="460">
            <text:p>460</text:p>
          </table:table-cell>
          <table:table-cell table:formula="of:=HEX2DEC([.C375])" office:value-type="float" office:value="524">
            <text:p>524</text:p>
          </table:table-cell>
          <table:table-cell table:formula="of:=HEX2DEC([.D375])" office:value-type="float" office:value="8258">
            <text:p>8258</text:p>
          </table:table-cell>
          <table:table-cell table:formula="of:=HEX2DEC([.E375])" office:value-type="float" office:value="8254">
            <text:p>8254</text:p>
          </table:table-cell>
          <table:table-cell table:formula="of:=HEX2DEC([.F375])" office:value-type="float" office:value="7182">
            <text:p>7182</text:p>
          </table:table-cell>
          <table:table-cell table:formula="of:=IF([.G375]&gt;[.T$13];&quot;HE&quot;;IF([.G375]&gt;[.T$12];&quot;HO&quot;;IF([.G375]&lt;[.T$15];&quot;LE&quot;;IF([.G375]&lt;[.T$14];&quot;LO&quot;;&quot;&quot;))))" office:value-type="string" office:string-value="LO">
            <text:p>LO</text:p>
          </table:table-cell>
          <table:table-cell table:formula="of:=IF([.H375]&gt;[.U$13];&quot;HE&quot;;IF([.H375]&gt;[.U$12];&quot;HO&quot;;IF([.H375]&lt;[.U$15];&quot;LE&quot;;IF([.H375]&lt;[.U$14];&quot;LO&quot;;&quot;&quot;))))" office:value-type="string" office:string-value="LO">
            <text:p>LO</text:p>
          </table:table-cell>
          <table:table-cell table:formula="of:=IF([.I375]&gt;[.V$13];&quot;HE&quot;;IF([.I375]&gt;[.V$12];&quot;HO&quot;;IF([.I375]&lt;[.V$15];&quot;LE&quot;;IF([.I375]&lt;[.V$14];&quot;LO&quot;;&quot;&quot;))))" office:value-type="string" office:string-value="HE">
            <text:p>HE</text:p>
          </table:table-cell>
          <table:table-cell table:formula="of:=IF([.J375]&gt;[.W$13];&quot;HE&quot;;IF([.J375]&gt;[.W$12];&quot;HO&quot;;IF([.J375]&lt;[.W$15];&quot;LE&quot;;IF([.J375]&lt;[.W$14];&quot;LO&quot;;&quot;&quot;))))">
            <text:p/>
          </table:table-cell>
          <table:table-cell table:formula="of:=IF([.K375]&gt;[.X$13];&quot;HE&quot;;IF([.K375]&gt;[.X$12];&quot;HO&quot;;IF([.K375]&lt;[.X$15];&quot;LE&quot;;IF([.K375]&lt;[.X$14];&quot;LO&quot;;&quot;&quot;))))" office:value-type="string" office:string-value="HE">
            <text:p>HE</text:p>
          </table:table-cell>
          <table:table-cell table:formula="of:=IF([.L375]&gt;[.Y$13];&quot;HE&quot;;IF([.L375]&gt;[.Y$12];&quot;HO&quot;;IF([.L375]&lt;[.Y$15];&quot;LE&quot;;IF([.L375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36C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float" office:value="2006">
            <text:p>2006</text:p>
          </table:table-cell>
          <table:table-cell office:value-type="float" office:value="2034">
            <text:p>2034</text:p>
          </table:table-cell>
          <table:table-cell office:value-type="string">
            <text:p>1EDB</text:p>
          </table:table-cell>
          <table:table-cell table:formula="of:=HEX2DEC([.A376])" office:value-type="float" office:value="876">
            <text:p>876</text:p>
          </table:table-cell>
          <table:table-cell table:formula="of:=HEX2DEC([.B376])" office:value-type="float" office:value="492">
            <text:p>492</text:p>
          </table:table-cell>
          <table:table-cell table:formula="of:=HEX2DEC([.C376])" office:value-type="float" office:value="524">
            <text:p>524</text:p>
          </table:table-cell>
          <table:table-cell table:formula="of:=HEX2DEC([.D376])" office:value-type="float" office:value="8198">
            <text:p>8198</text:p>
          </table:table-cell>
          <table:table-cell table:formula="of:=HEX2DEC([.E376])" office:value-type="float" office:value="8244">
            <text:p>8244</text:p>
          </table:table-cell>
          <table:table-cell table:formula="of:=HEX2DEC([.F376])" office:value-type="float" office:value="7899">
            <text:p>7899</text:p>
          </table:table-cell>
          <table:table-cell table:formula="of:=IF([.G376]&gt;[.T$13];&quot;HE&quot;;IF([.G376]&gt;[.T$12];&quot;HO&quot;;IF([.G376]&lt;[.T$15];&quot;LE&quot;;IF([.G376]&lt;[.T$14];&quot;LO&quot;;&quot;&quot;))))">
            <text:p/>
          </table:table-cell>
          <table:table-cell table:formula="of:=IF([.H376]&gt;[.U$13];&quot;HE&quot;;IF([.H376]&gt;[.U$12];&quot;HO&quot;;IF([.H376]&lt;[.U$15];&quot;LE&quot;;IF([.H376]&lt;[.U$14];&quot;LO&quot;;&quot;&quot;))))">
            <text:p/>
          </table:table-cell>
          <table:table-cell table:formula="of:=IF([.I376]&gt;[.V$13];&quot;HE&quot;;IF([.I376]&gt;[.V$12];&quot;HO&quot;;IF([.I376]&lt;[.V$15];&quot;LE&quot;;IF([.I376]&lt;[.V$14];&quot;LO&quot;;&quot;&quot;))))" office:value-type="string" office:string-value="HE">
            <text:p>HE</text:p>
          </table:table-cell>
          <table:table-cell table:formula="of:=IF([.J376]&gt;[.W$13];&quot;HE&quot;;IF([.J376]&gt;[.W$12];&quot;HO&quot;;IF([.J376]&lt;[.W$15];&quot;LE&quot;;IF([.J376]&lt;[.W$14];&quot;LO&quot;;&quot;&quot;))))">
            <text:p/>
          </table:table-cell>
          <table:table-cell table:formula="of:=IF([.K376]&gt;[.X$13];&quot;HE&quot;;IF([.K376]&gt;[.X$12];&quot;HO&quot;;IF([.K376]&lt;[.X$15];&quot;LE&quot;;IF([.K376]&lt;[.X$14];&quot;LO&quot;;&quot;&quot;))))" office:value-type="string" office:string-value="HO">
            <text:p>HO</text:p>
          </table:table-cell>
          <table:table-cell table:formula="of:=IF([.L376]&gt;[.Y$13];&quot;HE&quot;;IF([.L376]&gt;[.Y$12];&quot;HO&quot;;IF([.L376]&lt;[.Y$15];&quot;LE&quot;;IF([.L37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8C</text:p>
          </table:table-cell>
          <table:table-cell office:value-type="string">
            <text:p>1EC</text:p>
          </table:table-cell>
          <table:table-cell office:value-type="string">
            <text:p>1BC</text:p>
          </table:table-cell>
          <table:table-cell office:value-type="float" office:value="2093">
            <text:p>2093</text:p>
          </table:table-cell>
          <table:table-cell office:value-type="string">
            <text:p>1BB8</text:p>
          </table:table-cell>
          <table:table-cell office:value-type="string">
            <text:p>1EE3</text:p>
          </table:table-cell>
          <table:table-cell table:formula="of:=HEX2DEC([.A377])" office:value-type="float" office:value="908">
            <text:p>908</text:p>
          </table:table-cell>
          <table:table-cell table:formula="of:=HEX2DEC([.B377])" office:value-type="float" office:value="492">
            <text:p>492</text:p>
          </table:table-cell>
          <table:table-cell table:formula="of:=HEX2DEC([.C377])" office:value-type="float" office:value="444">
            <text:p>444</text:p>
          </table:table-cell>
          <table:table-cell table:formula="of:=HEX2DEC([.D377])" office:value-type="float" office:value="8339">
            <text:p>8339</text:p>
          </table:table-cell>
          <table:table-cell table:formula="of:=HEX2DEC([.E377])" office:value-type="float" office:value="7096">
            <text:p>7096</text:p>
          </table:table-cell>
          <table:table-cell table:formula="of:=HEX2DEC([.F377])" office:value-type="float" office:value="7907">
            <text:p>7907</text:p>
          </table:table-cell>
          <table:table-cell table:formula="of:=IF([.G377]&gt;[.T$13];&quot;HE&quot;;IF([.G377]&gt;[.T$12];&quot;HO&quot;;IF([.G377]&lt;[.T$15];&quot;LE&quot;;IF([.G377]&lt;[.T$14];&quot;LO&quot;;&quot;&quot;))))" office:value-type="string" office:string-value="HO">
            <text:p>HO</text:p>
          </table:table-cell>
          <table:table-cell table:formula="of:=IF([.H377]&gt;[.U$13];&quot;HE&quot;;IF([.H377]&gt;[.U$12];&quot;HO&quot;;IF([.H377]&lt;[.U$15];&quot;LE&quot;;IF([.H377]&lt;[.U$14];&quot;LO&quot;;&quot;&quot;))))">
            <text:p/>
          </table:table-cell>
          <table:table-cell table:formula="of:=IF([.I377]&gt;[.V$13];&quot;HE&quot;;IF([.I377]&gt;[.V$12];&quot;HO&quot;;IF([.I377]&lt;[.V$15];&quot;LE&quot;;IF([.I377]&lt;[.V$14];&quot;LO&quot;;&quot;&quot;))))" office:value-type="string" office:string-value="LE">
            <text:p>LE</text:p>
          </table:table-cell>
          <table:table-cell table:formula="of:=IF([.J377]&gt;[.W$13];&quot;HE&quot;;IF([.J377]&gt;[.W$12];&quot;HO&quot;;IF([.J377]&lt;[.W$15];&quot;LE&quot;;IF([.J377]&lt;[.W$14];&quot;LO&quot;;&quot;&quot;))))">
            <text:p/>
          </table:table-cell>
          <table:table-cell table:formula="of:=IF([.K377]&gt;[.X$13];&quot;HE&quot;;IF([.K377]&gt;[.X$12];&quot;HO&quot;;IF([.K377]&lt;[.X$15];&quot;LE&quot;;IF([.K377]&lt;[.X$14];&quot;LO&quot;;&quot;&quot;))))" office:value-type="string" office:string-value="LE">
            <text:p>LE</text:p>
          </table:table-cell>
          <table:table-cell table:formula="of:=IF([.L377]&gt;[.Y$13];&quot;HE&quot;;IF([.L377]&gt;[.Y$12];&quot;HO&quot;;IF([.L377]&lt;[.Y$15];&quot;LE&quot;;IF([.L37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8A</text:p>
          </table:table-cell>
          <table:table-cell office:value-type="string">
            <text:p>1EE</text:p>
          </table:table-cell>
          <table:table-cell office:value-type="string">
            <text:p>1AA</text:p>
          </table:table-cell>
          <table:table-cell office:value-type="string">
            <text:p>1F4C</text:p>
          </table:table-cell>
          <table:table-cell office:value-type="string">
            <text:p>1AD9</text:p>
          </table:table-cell>
          <table:table-cell office:value-type="string">
            <text:p>1EE2</text:p>
          </table:table-cell>
          <table:table-cell table:formula="of:=HEX2DEC([.A378])" office:value-type="float" office:value="906">
            <text:p>906</text:p>
          </table:table-cell>
          <table:table-cell table:formula="of:=HEX2DEC([.B378])" office:value-type="float" office:value="494">
            <text:p>494</text:p>
          </table:table-cell>
          <table:table-cell table:formula="of:=HEX2DEC([.C378])" office:value-type="float" office:value="426">
            <text:p>426</text:p>
          </table:table-cell>
          <table:table-cell table:formula="of:=HEX2DEC([.D378])" office:value-type="float" office:value="8012">
            <text:p>8012</text:p>
          </table:table-cell>
          <table:table-cell table:formula="of:=HEX2DEC([.E378])" office:value-type="float" office:value="6873">
            <text:p>6873</text:p>
          </table:table-cell>
          <table:table-cell table:formula="of:=HEX2DEC([.F378])" office:value-type="float" office:value="7906">
            <text:p>7906</text:p>
          </table:table-cell>
          <table:table-cell table:formula="of:=IF([.G378]&gt;[.T$13];&quot;HE&quot;;IF([.G378]&gt;[.T$12];&quot;HO&quot;;IF([.G378]&lt;[.T$15];&quot;LE&quot;;IF([.G378]&lt;[.T$14];&quot;LO&quot;;&quot;&quot;))))" office:value-type="string" office:string-value="HO">
            <text:p>HO</text:p>
          </table:table-cell>
          <table:table-cell table:formula="of:=IF([.H378]&gt;[.U$13];&quot;HE&quot;;IF([.H378]&gt;[.U$12];&quot;HO&quot;;IF([.H378]&lt;[.U$15];&quot;LE&quot;;IF([.H378]&lt;[.U$14];&quot;LO&quot;;&quot;&quot;))))">
            <text:p/>
          </table:table-cell>
          <table:table-cell table:formula="of:=IF([.I378]&gt;[.V$13];&quot;HE&quot;;IF([.I378]&gt;[.V$12];&quot;HO&quot;;IF([.I378]&lt;[.V$15];&quot;LE&quot;;IF([.I378]&lt;[.V$14];&quot;LO&quot;;&quot;&quot;))))" office:value-type="string" office:string-value="LE">
            <text:p>LE</text:p>
          </table:table-cell>
          <table:table-cell table:formula="of:=IF([.J378]&gt;[.W$13];&quot;HE&quot;;IF([.J378]&gt;[.W$12];&quot;HO&quot;;IF([.J378]&lt;[.W$15];&quot;LE&quot;;IF([.J378]&lt;[.W$14];&quot;LO&quot;;&quot;&quot;))))" office:value-type="string" office:string-value="LO">
            <text:p>LO</text:p>
          </table:table-cell>
          <table:table-cell table:formula="of:=IF([.K378]&gt;[.X$13];&quot;HE&quot;;IF([.K378]&gt;[.X$12];&quot;HO&quot;;IF([.K378]&lt;[.X$15];&quot;LE&quot;;IF([.K378]&lt;[.X$14];&quot;LO&quot;;&quot;&quot;))))" office:value-type="string" office:string-value="LE">
            <text:p>LE</text:p>
          </table:table-cell>
          <table:table-cell table:formula="of:=IF([.L378]&gt;[.Y$13];&quot;HE&quot;;IF([.L378]&gt;[.Y$12];&quot;HO&quot;;IF([.L378]&lt;[.Y$15];&quot;LE&quot;;IF([.L37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E0</text:p>
          </table:table-cell>
          <table:table-cell office:value-type="string">
            <text:p>1FC</text:p>
          </table:table-cell>
          <table:table-cell office:value-type="string">
            <text:p>1BC</text:p>
          </table:table-cell>
          <table:table-cell office:value-type="string">
            <text:p>201C</text:p>
          </table:table-cell>
          <table:table-cell office:value-type="string">
            <text:p>1B3F</text:p>
          </table:table-cell>
          <table:table-cell office:value-type="string">
            <text:p>1F38</text:p>
          </table:table-cell>
          <table:table-cell table:formula="of:=HEX2DEC([.A379])" office:value-type="float" office:value="224">
            <text:p>224</text:p>
          </table:table-cell>
          <table:table-cell table:formula="of:=HEX2DEC([.B379])" office:value-type="float" office:value="508">
            <text:p>508</text:p>
          </table:table-cell>
          <table:table-cell table:formula="of:=HEX2DEC([.C379])" office:value-type="float" office:value="444">
            <text:p>444</text:p>
          </table:table-cell>
          <table:table-cell table:formula="of:=HEX2DEC([.D379])" office:value-type="float" office:value="8220">
            <text:p>8220</text:p>
          </table:table-cell>
          <table:table-cell table:formula="of:=HEX2DEC([.E379])" office:value-type="float" office:value="6975">
            <text:p>6975</text:p>
          </table:table-cell>
          <table:table-cell table:formula="of:=HEX2DEC([.F379])" office:value-type="float" office:value="7992">
            <text:p>7992</text:p>
          </table:table-cell>
          <table:table-cell table:formula="of:=IF([.G379]&gt;[.T$13];&quot;HE&quot;;IF([.G379]&gt;[.T$12];&quot;HO&quot;;IF([.G379]&lt;[.T$15];&quot;LE&quot;;IF([.G379]&lt;[.T$14];&quot;LO&quot;;&quot;&quot;))))" office:value-type="string" office:string-value="LO">
            <text:p>LO</text:p>
          </table:table-cell>
          <table:table-cell table:formula="of:=IF([.H379]&gt;[.U$13];&quot;HE&quot;;IF([.H379]&gt;[.U$12];&quot;HO&quot;;IF([.H379]&lt;[.U$15];&quot;LE&quot;;IF([.H379]&lt;[.U$14];&quot;LO&quot;;&quot;&quot;))))">
            <text:p/>
          </table:table-cell>
          <table:table-cell table:formula="of:=IF([.I379]&gt;[.V$13];&quot;HE&quot;;IF([.I379]&gt;[.V$12];&quot;HO&quot;;IF([.I379]&lt;[.V$15];&quot;LE&quot;;IF([.I379]&lt;[.V$14];&quot;LO&quot;;&quot;&quot;))))" office:value-type="string" office:string-value="LE">
            <text:p>LE</text:p>
          </table:table-cell>
          <table:table-cell table:formula="of:=IF([.J379]&gt;[.W$13];&quot;HE&quot;;IF([.J379]&gt;[.W$12];&quot;HO&quot;;IF([.J379]&lt;[.W$15];&quot;LE&quot;;IF([.J379]&lt;[.W$14];&quot;LO&quot;;&quot;&quot;))))">
            <text:p/>
          </table:table-cell>
          <table:table-cell table:formula="of:=IF([.K379]&gt;[.X$13];&quot;HE&quot;;IF([.K379]&gt;[.X$12];&quot;HO&quot;;IF([.K379]&lt;[.X$15];&quot;LE&quot;;IF([.K379]&lt;[.X$14];&quot;LO&quot;;&quot;&quot;))))" office:value-type="string" office:string-value="LE">
            <text:p>LE</text:p>
          </table:table-cell>
          <table:table-cell table:formula="of:=IF([.L379]&gt;[.Y$13];&quot;HE&quot;;IF([.L379]&gt;[.Y$12];&quot;HO&quot;;IF([.L379]&lt;[.Y$15];&quot;LE&quot;;IF([.L37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3E</text:p>
          </table:table-cell>
          <table:table-cell office:value-type="string">
            <text:p>1FE</text:p>
          </table:table-cell>
          <table:table-cell office:value-type="string">
            <text:p>1BA</text:p>
          </table:table-cell>
          <table:table-cell office:value-type="string">
            <text:p>1FB7</text:p>
          </table:table-cell>
          <table:table-cell office:value-type="string">
            <text:p>1B5A</text:p>
          </table:table-cell>
          <table:table-cell office:value-type="string">
            <text:p>1FCF</text:p>
          </table:table-cell>
          <table:table-cell table:formula="of:=HEX2DEC([.A380])" office:value-type="float" office:value="830">
            <text:p>830</text:p>
          </table:table-cell>
          <table:table-cell table:formula="of:=HEX2DEC([.B380])" office:value-type="float" office:value="510">
            <text:p>510</text:p>
          </table:table-cell>
          <table:table-cell table:formula="of:=HEX2DEC([.C380])" office:value-type="float" office:value="442">
            <text:p>442</text:p>
          </table:table-cell>
          <table:table-cell table:formula="of:=HEX2DEC([.D380])" office:value-type="float" office:value="8119">
            <text:p>8119</text:p>
          </table:table-cell>
          <table:table-cell table:formula="of:=HEX2DEC([.E380])" office:value-type="float" office:value="7002">
            <text:p>7002</text:p>
          </table:table-cell>
          <table:table-cell table:formula="of:=HEX2DEC([.F380])" office:value-type="float" office:value="8143">
            <text:p>8143</text:p>
          </table:table-cell>
          <table:table-cell table:formula="of:=IF([.G380]&gt;[.T$13];&quot;HE&quot;;IF([.G380]&gt;[.T$12];&quot;HO&quot;;IF([.G380]&lt;[.T$15];&quot;LE&quot;;IF([.G380]&lt;[.T$14];&quot;LO&quot;;&quot;&quot;))))">
            <text:p/>
          </table:table-cell>
          <table:table-cell table:formula="of:=IF([.H380]&gt;[.U$13];&quot;HE&quot;;IF([.H380]&gt;[.U$12];&quot;HO&quot;;IF([.H380]&lt;[.U$15];&quot;LE&quot;;IF([.H380]&lt;[.U$14];&quot;LO&quot;;&quot;&quot;))))">
            <text:p/>
          </table:table-cell>
          <table:table-cell table:formula="of:=IF([.I380]&gt;[.V$13];&quot;HE&quot;;IF([.I380]&gt;[.V$12];&quot;HO&quot;;IF([.I380]&lt;[.V$15];&quot;LE&quot;;IF([.I380]&lt;[.V$14];&quot;LO&quot;;&quot;&quot;))))" office:value-type="string" office:string-value="LE">
            <text:p>LE</text:p>
          </table:table-cell>
          <table:table-cell table:formula="of:=IF([.J380]&gt;[.W$13];&quot;HE&quot;;IF([.J380]&gt;[.W$12];&quot;HO&quot;;IF([.J380]&lt;[.W$15];&quot;LE&quot;;IF([.J380]&lt;[.W$14];&quot;LO&quot;;&quot;&quot;))))">
            <text:p/>
          </table:table-cell>
          <table:table-cell table:formula="of:=IF([.K380]&gt;[.X$13];&quot;HE&quot;;IF([.K380]&gt;[.X$12];&quot;HO&quot;;IF([.K380]&lt;[.X$15];&quot;LE&quot;;IF([.K380]&lt;[.X$14];&quot;LO&quot;;&quot;&quot;))))" office:value-type="string" office:string-value="LE">
            <text:p>LE</text:p>
          </table:table-cell>
          <table:table-cell table:formula="of:=IF([.L380]&gt;[.Y$13];&quot;HE&quot;;IF([.L380]&gt;[.Y$12];&quot;HO&quot;;IF([.L380]&lt;[.Y$15];&quot;LE&quot;;IF([.L380]&lt;[.Y$14];&quot;LO&quot;;&quot;&quot;))))">
            <text:p/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1FE</text:p>
          </table:table-cell>
          <table:table-cell office:value-type="string">
            <text:p>1AA</text:p>
          </table:table-cell>
          <table:table-cell office:value-type="string">
            <text:p>1EA8</text:p>
          </table:table-cell>
          <table:table-cell office:value-type="string">
            <text:p>1A68</text:p>
          </table:table-cell>
          <table:table-cell office:value-type="string">
            <text:p>1F7F</text:p>
          </table:table-cell>
          <table:table-cell table:formula="of:=HEX2DEC([.A381])" office:value-type="float" office:value="510">
            <text:p>510</text:p>
          </table:table-cell>
          <table:table-cell table:formula="of:=HEX2DEC([.B381])" office:value-type="float" office:value="510">
            <text:p>510</text:p>
          </table:table-cell>
          <table:table-cell table:formula="of:=HEX2DEC([.C381])" office:value-type="float" office:value="426">
            <text:p>426</text:p>
          </table:table-cell>
          <table:table-cell table:formula="of:=HEX2DEC([.D381])" office:value-type="float" office:value="7848">
            <text:p>7848</text:p>
          </table:table-cell>
          <table:table-cell table:formula="of:=HEX2DEC([.E381])" office:value-type="float" office:value="6760">
            <text:p>6760</text:p>
          </table:table-cell>
          <table:table-cell table:formula="of:=HEX2DEC([.F381])" office:value-type="float" office:value="8063">
            <text:p>8063</text:p>
          </table:table-cell>
          <table:table-cell table:formula="of:=IF([.G381]&gt;[.T$13];&quot;HE&quot;;IF([.G381]&gt;[.T$12];&quot;HO&quot;;IF([.G381]&lt;[.T$15];&quot;LE&quot;;IF([.G381]&lt;[.T$14];&quot;LO&quot;;&quot;&quot;))))">
            <text:p/>
          </table:table-cell>
          <table:table-cell table:formula="of:=IF([.H381]&gt;[.U$13];&quot;HE&quot;;IF([.H381]&gt;[.U$12];&quot;HO&quot;;IF([.H381]&lt;[.U$15];&quot;LE&quot;;IF([.H381]&lt;[.U$14];&quot;LO&quot;;&quot;&quot;))))">
            <text:p/>
          </table:table-cell>
          <table:table-cell table:formula="of:=IF([.I381]&gt;[.V$13];&quot;HE&quot;;IF([.I381]&gt;[.V$12];&quot;HO&quot;;IF([.I381]&lt;[.V$15];&quot;LE&quot;;IF([.I381]&lt;[.V$14];&quot;LO&quot;;&quot;&quot;))))" office:value-type="string" office:string-value="LE">
            <text:p>LE</text:p>
          </table:table-cell>
          <table:table-cell table:formula="of:=IF([.J381]&gt;[.W$13];&quot;HE&quot;;IF([.J381]&gt;[.W$12];&quot;HO&quot;;IF([.J381]&lt;[.W$15];&quot;LE&quot;;IF([.J381]&lt;[.W$14];&quot;LO&quot;;&quot;&quot;))))" office:value-type="string" office:string-value="LO">
            <text:p>LO</text:p>
          </table:table-cell>
          <table:table-cell table:formula="of:=IF([.K381]&gt;[.X$13];&quot;HE&quot;;IF([.K381]&gt;[.X$12];&quot;HO&quot;;IF([.K381]&lt;[.X$15];&quot;LE&quot;;IF([.K381]&lt;[.X$14];&quot;LO&quot;;&quot;&quot;))))" office:value-type="string" office:string-value="LE">
            <text:p>LE</text:p>
          </table:table-cell>
          <table:table-cell table:formula="of:=IF([.L381]&gt;[.Y$13];&quot;HE&quot;;IF([.L381]&gt;[.Y$12];&quot;HO&quot;;IF([.L381]&lt;[.Y$15];&quot;LE&quot;;IF([.L38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1EE</text:p>
          </table:table-cell>
          <table:table-cell office:value-type="string">
            <text:p>1EA</text:p>
          </table:table-cell>
          <table:table-cell office:value-type="string">
            <text:p>1F51</text:p>
          </table:table-cell>
          <table:table-cell office:value-type="string">
            <text:p>1E6E</text:p>
          </table:table-cell>
          <table:table-cell table:style-name="ce3" office:value-type="string">
            <text:p>1E89</text:p>
          </table:table-cell>
          <table:table-cell table:formula="of:=HEX2DEC([.A382])" office:value-type="float" office:value="550">
            <text:p>550</text:p>
          </table:table-cell>
          <table:table-cell table:formula="of:=HEX2DEC([.B382])" office:value-type="float" office:value="494">
            <text:p>494</text:p>
          </table:table-cell>
          <table:table-cell table:formula="of:=HEX2DEC([.C382])" office:value-type="float" office:value="490">
            <text:p>490</text:p>
          </table:table-cell>
          <table:table-cell table:formula="of:=HEX2DEC([.D382])" office:value-type="float" office:value="8017">
            <text:p>8017</text:p>
          </table:table-cell>
          <table:table-cell table:formula="of:=HEX2DEC([.E382])" office:value-type="float" office:value="7790">
            <text:p>7790</text:p>
          </table:table-cell>
          <table:table-cell table:formula="of:=HEX2DEC([.F382])" office:value-type="float" office:value="7817">
            <text:p>7817</text:p>
          </table:table-cell>
          <table:table-cell table:formula="of:=IF([.G382]&gt;[.T$13];&quot;HE&quot;;IF([.G382]&gt;[.T$12];&quot;HO&quot;;IF([.G382]&lt;[.T$15];&quot;LE&quot;;IF([.G382]&lt;[.T$14];&quot;LO&quot;;&quot;&quot;))))">
            <text:p/>
          </table:table-cell>
          <table:table-cell table:formula="of:=IF([.H382]&gt;[.U$13];&quot;HE&quot;;IF([.H382]&gt;[.U$12];&quot;HO&quot;;IF([.H382]&lt;[.U$15];&quot;LE&quot;;IF([.H382]&lt;[.U$14];&quot;LO&quot;;&quot;&quot;))))">
            <text:p/>
          </table:table-cell>
          <table:table-cell table:formula="of:=IF([.I382]&gt;[.V$13];&quot;HE&quot;;IF([.I382]&gt;[.V$12];&quot;HO&quot;;IF([.I382]&lt;[.V$15];&quot;LE&quot;;IF([.I382]&lt;[.V$14];&quot;LO&quot;;&quot;&quot;))))" office:value-type="string" office:string-value="LE">
            <text:p>LE</text:p>
          </table:table-cell>
          <table:table-cell table:formula="of:=IF([.J382]&gt;[.W$13];&quot;HE&quot;;IF([.J382]&gt;[.W$12];&quot;HO&quot;;IF([.J382]&lt;[.W$15];&quot;LE&quot;;IF([.J382]&lt;[.W$14];&quot;LO&quot;;&quot;&quot;))))" office:value-type="string" office:string-value="LO">
            <text:p>LO</text:p>
          </table:table-cell>
          <table:table-cell table:formula="of:=IF([.K382]&gt;[.X$13];&quot;HE&quot;;IF([.K382]&gt;[.X$12];&quot;HO&quot;;IF([.K382]&lt;[.X$15];&quot;LE&quot;;IF([.K382]&lt;[.X$14];&quot;LO&quot;;&quot;&quot;))))" office:value-type="string" office:string-value="LE">
            <text:p>LE</text:p>
          </table:table-cell>
          <table:table-cell table:formula="of:=IF([.L382]&gt;[.Y$13];&quot;HE&quot;;IF([.L382]&gt;[.Y$12];&quot;HO&quot;;IF([.L382]&lt;[.Y$15];&quot;LE&quot;;IF([.L38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D0</text:p>
          </table:table-cell>
          <table:table-cell office:value-type="string">
            <text:p>1EC</text:p>
          </table:table-cell>
          <table:table-cell office:value-type="string">
            <text:p>29C</text:p>
          </table:table-cell>
          <table:table-cell office:value-type="float" office:value="2197">
            <text:p>2197</text:p>
          </table:table-cell>
          <table:table-cell office:value-type="float" office:value="2942">
            <text:p>2942</text:p>
          </table:table-cell>
          <table:table-cell table:style-name="ce3" office:value-type="string">
            <text:p>1E74</text:p>
          </table:table-cell>
          <table:table-cell table:formula="of:=HEX2DEC([.A383])" office:value-type="float" office:value="464">
            <text:p>464</text:p>
          </table:table-cell>
          <table:table-cell table:formula="of:=HEX2DEC([.B383])" office:value-type="float" office:value="492">
            <text:p>492</text:p>
          </table:table-cell>
          <table:table-cell table:formula="of:=HEX2DEC([.C383])" office:value-type="float" office:value="668">
            <text:p>668</text:p>
          </table:table-cell>
          <table:table-cell table:formula="of:=HEX2DEC([.D383])" office:value-type="float" office:value="8599">
            <text:p>8599</text:p>
          </table:table-cell>
          <table:table-cell table:formula="of:=HEX2DEC([.E383])" office:value-type="float" office:value="10562">
            <text:p>10562</text:p>
          </table:table-cell>
          <table:table-cell table:formula="of:=HEX2DEC([.F383])" office:value-type="float" office:value="7796">
            <text:p>7796</text:p>
          </table:table-cell>
          <table:table-cell table:formula="of:=IF([.G383]&gt;[.T$13];&quot;HE&quot;;IF([.G383]&gt;[.T$12];&quot;HO&quot;;IF([.G383]&lt;[.T$15];&quot;LE&quot;;IF([.G383]&lt;[.T$14];&quot;LO&quot;;&quot;&quot;))))">
            <text:p/>
          </table:table-cell>
          <table:table-cell table:formula="of:=IF([.H383]&gt;[.U$13];&quot;HE&quot;;IF([.H383]&gt;[.U$12];&quot;HO&quot;;IF([.H383]&lt;[.U$15];&quot;LE&quot;;IF([.H383]&lt;[.U$14];&quot;LO&quot;;&quot;&quot;))))">
            <text:p/>
          </table:table-cell>
          <table:table-cell table:formula="of:=IF([.I383]&gt;[.V$13];&quot;HE&quot;;IF([.I383]&gt;[.V$12];&quot;HO&quot;;IF([.I383]&lt;[.V$15];&quot;LE&quot;;IF([.I383]&lt;[.V$14];&quot;LO&quot;;&quot;&quot;))))" office:value-type="string" office:string-value="HE">
            <text:p>HE</text:p>
          </table:table-cell>
          <table:table-cell table:formula="of:=IF([.J383]&gt;[.W$13];&quot;HE&quot;;IF([.J383]&gt;[.W$12];&quot;HO&quot;;IF([.J383]&lt;[.W$15];&quot;LE&quot;;IF([.J383]&lt;[.W$14];&quot;LO&quot;;&quot;&quot;))))">
            <text:p/>
          </table:table-cell>
          <table:table-cell table:formula="of:=IF([.K383]&gt;[.X$13];&quot;HE&quot;;IF([.K383]&gt;[.X$12];&quot;HO&quot;;IF([.K383]&lt;[.X$15];&quot;LE&quot;;IF([.K383]&lt;[.X$14];&quot;LO&quot;;&quot;&quot;))))" office:value-type="string" office:string-value="HE">
            <text:p>HE</text:p>
          </table:table-cell>
          <table:table-cell table:formula="of:=IF([.L383]&gt;[.Y$13];&quot;HE&quot;;IF([.L383]&gt;[.Y$12];&quot;HO&quot;;IF([.L383]&lt;[.Y$15];&quot;LE&quot;;IF([.L38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1C</text:p>
          </table:table-cell>
          <table:table-cell office:value-type="string">
            <text:p>1EC</text:p>
          </table:table-cell>
          <table:table-cell office:value-type="string">
            <text:p>2DC</text:p>
          </table:table-cell>
          <table:table-cell office:value-type="float" office:value="2256">
            <text:p>2256</text:p>
          </table:table-cell>
          <table:table-cell office:value-type="string">
            <text:p>2D70</text:p>
          </table:table-cell>
          <table:table-cell office:value-type="string">
            <text:p>1EC7</text:p>
          </table:table-cell>
          <table:table-cell table:formula="of:=HEX2DEC([.A384])" office:value-type="float" office:value="796">
            <text:p>796</text:p>
          </table:table-cell>
          <table:table-cell table:formula="of:=HEX2DEC([.B384])" office:value-type="float" office:value="492">
            <text:p>492</text:p>
          </table:table-cell>
          <table:table-cell table:formula="of:=HEX2DEC([.C384])" office:value-type="float" office:value="732">
            <text:p>732</text:p>
          </table:table-cell>
          <table:table-cell table:formula="of:=HEX2DEC([.D384])" office:value-type="float" office:value="8790">
            <text:p>8790</text:p>
          </table:table-cell>
          <table:table-cell table:formula="of:=HEX2DEC([.E384])" office:value-type="float" office:value="11632">
            <text:p>11632</text:p>
          </table:table-cell>
          <table:table-cell table:formula="of:=HEX2DEC([.F384])" office:value-type="float" office:value="7879">
            <text:p>7879</text:p>
          </table:table-cell>
          <table:table-cell table:formula="of:=IF([.G384]&gt;[.T$13];&quot;HE&quot;;IF([.G384]&gt;[.T$12];&quot;HO&quot;;IF([.G384]&lt;[.T$15];&quot;LE&quot;;IF([.G384]&lt;[.T$14];&quot;LO&quot;;&quot;&quot;))))">
            <text:p/>
          </table:table-cell>
          <table:table-cell table:formula="of:=IF([.H384]&gt;[.U$13];&quot;HE&quot;;IF([.H384]&gt;[.U$12];&quot;HO&quot;;IF([.H384]&lt;[.U$15];&quot;LE&quot;;IF([.H384]&lt;[.U$14];&quot;LO&quot;;&quot;&quot;))))">
            <text:p/>
          </table:table-cell>
          <table:table-cell table:formula="of:=IF([.I384]&gt;[.V$13];&quot;HE&quot;;IF([.I384]&gt;[.V$12];&quot;HO&quot;;IF([.I384]&lt;[.V$15];&quot;LE&quot;;IF([.I384]&lt;[.V$14];&quot;LO&quot;;&quot;&quot;))))" office:value-type="string" office:string-value="HE">
            <text:p>HE</text:p>
          </table:table-cell>
          <table:table-cell table:formula="of:=IF([.J384]&gt;[.W$13];&quot;HE&quot;;IF([.J384]&gt;[.W$12];&quot;HO&quot;;IF([.J384]&lt;[.W$15];&quot;LE&quot;;IF([.J384]&lt;[.W$14];&quot;LO&quot;;&quot;&quot;))))" office:value-type="string" office:string-value="HO">
            <text:p>HO</text:p>
          </table:table-cell>
          <table:table-cell table:formula="of:=IF([.K384]&gt;[.X$13];&quot;HE&quot;;IF([.K384]&gt;[.X$12];&quot;HO&quot;;IF([.K384]&lt;[.X$15];&quot;LE&quot;;IF([.K384]&lt;[.X$14];&quot;LO&quot;;&quot;&quot;))))" office:value-type="string" office:string-value="HE">
            <text:p>HE</text:p>
          </table:table-cell>
          <table:table-cell table:formula="of:=IF([.L384]&gt;[.Y$13];&quot;HE&quot;;IF([.L384]&gt;[.Y$12];&quot;HO&quot;;IF([.L384]&lt;[.Y$15];&quot;LE&quot;;IF([.L38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1EC</text:p>
          </table:table-cell>
          <table:table-cell office:value-type="string">
            <text:p>28C</text:p>
          </table:table-cell>
          <table:table-cell office:value-type="float" office:value="2003">
            <text:p>2003</text:p>
          </table:table-cell>
          <table:table-cell office:value-type="string">
            <text:p>287B</text:p>
          </table:table-cell>
          <table:table-cell table:style-name="ce3" office:value-type="string">
            <text:p>1E26</text:p>
          </table:table-cell>
          <table:table-cell table:formula="of:=HEX2DEC([.A385])" office:value-type="float" office:value="152">
            <text:p>152</text:p>
          </table:table-cell>
          <table:table-cell table:formula="of:=HEX2DEC([.B385])" office:value-type="float" office:value="492">
            <text:p>492</text:p>
          </table:table-cell>
          <table:table-cell table:formula="of:=HEX2DEC([.C385])" office:value-type="float" office:value="652">
            <text:p>652</text:p>
          </table:table-cell>
          <table:table-cell table:formula="of:=HEX2DEC([.D385])" office:value-type="float" office:value="8195">
            <text:p>8195</text:p>
          </table:table-cell>
          <table:table-cell table:formula="of:=HEX2DEC([.E385])" office:value-type="float" office:value="10363">
            <text:p>10363</text:p>
          </table:table-cell>
          <table:table-cell table:formula="of:=HEX2DEC([.F385])" office:value-type="float" office:value="7718">
            <text:p>7718</text:p>
          </table:table-cell>
          <table:table-cell table:formula="of:=IF([.G385]&gt;[.T$13];&quot;HE&quot;;IF([.G385]&gt;[.T$12];&quot;HO&quot;;IF([.G385]&lt;[.T$15];&quot;LE&quot;;IF([.G385]&lt;[.T$14];&quot;LO&quot;;&quot;&quot;))))" office:value-type="string" office:string-value="LO">
            <text:p>LO</text:p>
          </table:table-cell>
          <table:table-cell table:formula="of:=IF([.H385]&gt;[.U$13];&quot;HE&quot;;IF([.H385]&gt;[.U$12];&quot;HO&quot;;IF([.H385]&lt;[.U$15];&quot;LE&quot;;IF([.H385]&lt;[.U$14];&quot;LO&quot;;&quot;&quot;))))">
            <text:p/>
          </table:table-cell>
          <table:table-cell table:formula="of:=IF([.I385]&gt;[.V$13];&quot;HE&quot;;IF([.I385]&gt;[.V$12];&quot;HO&quot;;IF([.I385]&lt;[.V$15];&quot;LE&quot;;IF([.I385]&lt;[.V$14];&quot;LO&quot;;&quot;&quot;))))" office:value-type="string" office:string-value="HE">
            <text:p>HE</text:p>
          </table:table-cell>
          <table:table-cell table:formula="of:=IF([.J385]&gt;[.W$13];&quot;HE&quot;;IF([.J385]&gt;[.W$12];&quot;HO&quot;;IF([.J385]&lt;[.W$15];&quot;LE&quot;;IF([.J385]&lt;[.W$14];&quot;LO&quot;;&quot;&quot;))))">
            <text:p/>
          </table:table-cell>
          <table:table-cell table:formula="of:=IF([.K385]&gt;[.X$13];&quot;HE&quot;;IF([.K385]&gt;[.X$12];&quot;HO&quot;;IF([.K385]&lt;[.X$15];&quot;LE&quot;;IF([.K385]&lt;[.X$14];&quot;LO&quot;;&quot;&quot;))))" office:value-type="string" office:string-value="HE">
            <text:p>HE</text:p>
          </table:table-cell>
          <table:table-cell table:formula="of:=IF([.L385]&gt;[.Y$13];&quot;HE&quot;;IF([.L385]&gt;[.Y$12];&quot;HO&quot;;IF([.L385]&lt;[.Y$15];&quot;LE&quot;;IF([.L38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EC</text:p>
          </table:table-cell>
          <table:table-cell office:value-type="string">
            <text:p>29C</text:p>
          </table:table-cell>
          <table:table-cell office:value-type="string">
            <text:p>20B9</text:p>
          </table:table-cell>
          <table:table-cell office:value-type="float" office:value="2971">
            <text:p>2971</text:p>
          </table:table-cell>
          <table:table-cell table:style-name="ce3" office:value-type="string">
            <text:p>1E02</text:p>
          </table:table-cell>
          <table:table-cell table:formula="of:=HEX2DEC([.A386])" office:value-type="float" office:value="8">
            <text:p>8</text:p>
          </table:table-cell>
          <table:table-cell table:formula="of:=HEX2DEC([.B386])" office:value-type="float" office:value="492">
            <text:p>492</text:p>
          </table:table-cell>
          <table:table-cell table:formula="of:=HEX2DEC([.C386])" office:value-type="float" office:value="668">
            <text:p>668</text:p>
          </table:table-cell>
          <table:table-cell table:formula="of:=HEX2DEC([.D386])" office:value-type="float" office:value="8377">
            <text:p>8377</text:p>
          </table:table-cell>
          <table:table-cell table:formula="of:=HEX2DEC([.E386])" office:value-type="float" office:value="10609">
            <text:p>10609</text:p>
          </table:table-cell>
          <table:table-cell table:formula="of:=HEX2DEC([.F386])" office:value-type="float" office:value="7682">
            <text:p>7682</text:p>
          </table:table-cell>
          <table:table-cell table:formula="of:=IF([.G386]&gt;[.T$13];&quot;HE&quot;;IF([.G386]&gt;[.T$12];&quot;HO&quot;;IF([.G386]&lt;[.T$15];&quot;LE&quot;;IF([.G386]&lt;[.T$14];&quot;LO&quot;;&quot;&quot;))))" office:value-type="string" office:string-value="LO">
            <text:p>LO</text:p>
          </table:table-cell>
          <table:table-cell table:formula="of:=IF([.H386]&gt;[.U$13];&quot;HE&quot;;IF([.H386]&gt;[.U$12];&quot;HO&quot;;IF([.H386]&lt;[.U$15];&quot;LE&quot;;IF([.H386]&lt;[.U$14];&quot;LO&quot;;&quot;&quot;))))">
            <text:p/>
          </table:table-cell>
          <table:table-cell table:formula="of:=IF([.I386]&gt;[.V$13];&quot;HE&quot;;IF([.I386]&gt;[.V$12];&quot;HO&quot;;IF([.I386]&lt;[.V$15];&quot;LE&quot;;IF([.I386]&lt;[.V$14];&quot;LO&quot;;&quot;&quot;))))" office:value-type="string" office:string-value="HE">
            <text:p>HE</text:p>
          </table:table-cell>
          <table:table-cell table:formula="of:=IF([.J386]&gt;[.W$13];&quot;HE&quot;;IF([.J386]&gt;[.W$12];&quot;HO&quot;;IF([.J386]&lt;[.W$15];&quot;LE&quot;;IF([.J386]&lt;[.W$14];&quot;LO&quot;;&quot;&quot;))))">
            <text:p/>
          </table:table-cell>
          <table:table-cell table:formula="of:=IF([.K386]&gt;[.X$13];&quot;HE&quot;;IF([.K386]&gt;[.X$12];&quot;HO&quot;;IF([.K386]&lt;[.X$15];&quot;LE&quot;;IF([.K386]&lt;[.X$14];&quot;LO&quot;;&quot;&quot;))))" office:value-type="string" office:string-value="HE">
            <text:p>HE</text:p>
          </table:table-cell>
          <table:table-cell table:formula="of:=IF([.L386]&gt;[.Y$13];&quot;HE&quot;;IF([.L386]&gt;[.Y$12];&quot;HO&quot;;IF([.L386]&lt;[.Y$15];&quot;LE&quot;;IF([.L38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EC</text:p>
          </table:table-cell>
          <table:table-cell office:value-type="string">
            <text:p>25C</text:p>
          </table:table-cell>
          <table:table-cell office:value-type="string">
            <text:p>20AB</text:p>
          </table:table-cell>
          <table:table-cell office:value-type="string">
            <text:p>253C</text:p>
          </table:table-cell>
          <table:table-cell table:style-name="ce3" office:value-type="string">
            <text:p>1E14</text:p>
          </table:table-cell>
          <table:table-cell table:formula="of:=HEX2DEC([.A387])" office:value-type="float" office:value="80">
            <text:p>80</text:p>
          </table:table-cell>
          <table:table-cell table:formula="of:=HEX2DEC([.B387])" office:value-type="float" office:value="492">
            <text:p>492</text:p>
          </table:table-cell>
          <table:table-cell table:formula="of:=HEX2DEC([.C387])" office:value-type="float" office:value="604">
            <text:p>604</text:p>
          </table:table-cell>
          <table:table-cell table:formula="of:=HEX2DEC([.D387])" office:value-type="float" office:value="8363">
            <text:p>8363</text:p>
          </table:table-cell>
          <table:table-cell table:formula="of:=HEX2DEC([.E387])" office:value-type="float" office:value="9532">
            <text:p>9532</text:p>
          </table:table-cell>
          <table:table-cell table:formula="of:=HEX2DEC([.F387])" office:value-type="float" office:value="7700">
            <text:p>7700</text:p>
          </table:table-cell>
          <table:table-cell table:formula="of:=IF([.G387]&gt;[.T$13];&quot;HE&quot;;IF([.G387]&gt;[.T$12];&quot;HO&quot;;IF([.G387]&lt;[.T$15];&quot;LE&quot;;IF([.G387]&lt;[.T$14];&quot;LO&quot;;&quot;&quot;))))" office:value-type="string" office:string-value="LO">
            <text:p>LO</text:p>
          </table:table-cell>
          <table:table-cell table:formula="of:=IF([.H387]&gt;[.U$13];&quot;HE&quot;;IF([.H387]&gt;[.U$12];&quot;HO&quot;;IF([.H387]&lt;[.U$15];&quot;LE&quot;;IF([.H387]&lt;[.U$14];&quot;LO&quot;;&quot;&quot;))))">
            <text:p/>
          </table:table-cell>
          <table:table-cell table:formula="of:=IF([.I387]&gt;[.V$13];&quot;HE&quot;;IF([.I387]&gt;[.V$12];&quot;HO&quot;;IF([.I387]&lt;[.V$15];&quot;LE&quot;;IF([.I387]&lt;[.V$14];&quot;LO&quot;;&quot;&quot;))))" office:value-type="string" office:string-value="HE">
            <text:p>HE</text:p>
          </table:table-cell>
          <table:table-cell table:formula="of:=IF([.J387]&gt;[.W$13];&quot;HE&quot;;IF([.J387]&gt;[.W$12];&quot;HO&quot;;IF([.J387]&lt;[.W$15];&quot;LE&quot;;IF([.J387]&lt;[.W$14];&quot;LO&quot;;&quot;&quot;))))">
            <text:p/>
          </table:table-cell>
          <table:table-cell table:formula="of:=IF([.K387]&gt;[.X$13];&quot;HE&quot;;IF([.K387]&gt;[.X$12];&quot;HO&quot;;IF([.K387]&lt;[.X$15];&quot;LE&quot;;IF([.K387]&lt;[.X$14];&quot;LO&quot;;&quot;&quot;))))" office:value-type="string" office:string-value="HE">
            <text:p>HE</text:p>
          </table:table-cell>
          <table:table-cell table:formula="of:=IF([.L387]&gt;[.Y$13];&quot;HE&quot;;IF([.L387]&gt;[.Y$12];&quot;HO&quot;;IF([.L387]&lt;[.Y$15];&quot;LE&quot;;IF([.L38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D8</text:p>
          </table:table-cell>
          <table:table-cell office:value-type="string">
            <text:p>1EC</text:p>
          </table:table-cell>
          <table:table-cell office:value-type="string">
            <text:p>1BC</text:p>
          </table:table-cell>
          <table:table-cell office:value-type="string">
            <text:p>21C4</text:p>
          </table:table-cell>
          <table:table-cell office:value-type="string">
            <text:p>1BDD</text:p>
          </table:table-cell>
          <table:table-cell table:style-name="ce3" office:value-type="string">
            <text:p>1E36</text:p>
          </table:table-cell>
          <table:table-cell table:formula="of:=HEX2DEC([.A388])" office:value-type="float" office:value="216">
            <text:p>216</text:p>
          </table:table-cell>
          <table:table-cell table:formula="of:=HEX2DEC([.B388])" office:value-type="float" office:value="492">
            <text:p>492</text:p>
          </table:table-cell>
          <table:table-cell table:formula="of:=HEX2DEC([.C388])" office:value-type="float" office:value="444">
            <text:p>444</text:p>
          </table:table-cell>
          <table:table-cell table:formula="of:=HEX2DEC([.D388])" office:value-type="float" office:value="8644">
            <text:p>8644</text:p>
          </table:table-cell>
          <table:table-cell table:formula="of:=HEX2DEC([.E388])" office:value-type="float" office:value="7133">
            <text:p>7133</text:p>
          </table:table-cell>
          <table:table-cell table:formula="of:=HEX2DEC([.F388])" office:value-type="float" office:value="7734">
            <text:p>7734</text:p>
          </table:table-cell>
          <table:table-cell table:formula="of:=IF([.G388]&gt;[.T$13];&quot;HE&quot;;IF([.G388]&gt;[.T$12];&quot;HO&quot;;IF([.G388]&lt;[.T$15];&quot;LE&quot;;IF([.G388]&lt;[.T$14];&quot;LO&quot;;&quot;&quot;))))" office:value-type="string" office:string-value="LO">
            <text:p>LO</text:p>
          </table:table-cell>
          <table:table-cell table:formula="of:=IF([.H388]&gt;[.U$13];&quot;HE&quot;;IF([.H388]&gt;[.U$12];&quot;HO&quot;;IF([.H388]&lt;[.U$15];&quot;LE&quot;;IF([.H388]&lt;[.U$14];&quot;LO&quot;;&quot;&quot;))))">
            <text:p/>
          </table:table-cell>
          <table:table-cell table:formula="of:=IF([.I388]&gt;[.V$13];&quot;HE&quot;;IF([.I388]&gt;[.V$12];&quot;HO&quot;;IF([.I388]&lt;[.V$15];&quot;LE&quot;;IF([.I388]&lt;[.V$14];&quot;LO&quot;;&quot;&quot;))))" office:value-type="string" office:string-value="LE">
            <text:p>LE</text:p>
          </table:table-cell>
          <table:table-cell table:formula="of:=IF([.J388]&gt;[.W$13];&quot;HE&quot;;IF([.J388]&gt;[.W$12];&quot;HO&quot;;IF([.J388]&lt;[.W$15];&quot;LE&quot;;IF([.J388]&lt;[.W$14];&quot;LO&quot;;&quot;&quot;))))">
            <text:p/>
          </table:table-cell>
          <table:table-cell table:formula="of:=IF([.K388]&gt;[.X$13];&quot;HE&quot;;IF([.K388]&gt;[.X$12];&quot;HO&quot;;IF([.K388]&lt;[.X$15];&quot;LE&quot;;IF([.K388]&lt;[.X$14];&quot;LO&quot;;&quot;&quot;))))" office:value-type="string" office:string-value="LE">
            <text:p>LE</text:p>
          </table:table-cell>
          <table:table-cell table:formula="of:=IF([.L388]&gt;[.Y$13];&quot;HE&quot;;IF([.L388]&gt;[.Y$12];&quot;HO&quot;;IF([.L388]&lt;[.Y$15];&quot;LE&quot;;IF([.L38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DA</text:p>
          </table:table-cell>
          <table:table-cell office:value-type="string">
            <text:p>20E</text:p>
          </table:table-cell>
          <table:table-cell office:value-type="string">
            <text:p>15A</text:p>
          </table:table-cell>
          <table:table-cell office:value-type="string">
            <text:p>1F43</text:p>
          </table:table-cell>
          <table:table-cell office:value-type="string">
            <text:p>15FB</text:p>
          </table:table-cell>
          <table:table-cell office:value-type="string">
            <text:p>20F6</text:p>
          </table:table-cell>
          <table:table-cell table:formula="of:=HEX2DEC([.A389])" office:value-type="float" office:value="986">
            <text:p>986</text:p>
          </table:table-cell>
          <table:table-cell table:formula="of:=HEX2DEC([.B389])" office:value-type="float" office:value="526">
            <text:p>526</text:p>
          </table:table-cell>
          <table:table-cell table:formula="of:=HEX2DEC([.C389])" office:value-type="float" office:value="346">
            <text:p>346</text:p>
          </table:table-cell>
          <table:table-cell table:formula="of:=HEX2DEC([.D389])" office:value-type="float" office:value="8003">
            <text:p>8003</text:p>
          </table:table-cell>
          <table:table-cell table:formula="of:=HEX2DEC([.E389])" office:value-type="float" office:value="5627">
            <text:p>5627</text:p>
          </table:table-cell>
          <table:table-cell table:formula="of:=HEX2DEC([.F389])" office:value-type="float" office:value="8438">
            <text:p>8438</text:p>
          </table:table-cell>
          <table:table-cell table:formula="of:=IF([.G389]&gt;[.T$13];&quot;HE&quot;;IF([.G389]&gt;[.T$12];&quot;HO&quot;;IF([.G389]&lt;[.T$15];&quot;LE&quot;;IF([.G389]&lt;[.T$14];&quot;LO&quot;;&quot;&quot;))))" office:value-type="string" office:string-value="HO">
            <text:p>HO</text:p>
          </table:table-cell>
          <table:table-cell table:formula="of:=IF([.H389]&gt;[.U$13];&quot;HE&quot;;IF([.H389]&gt;[.U$12];&quot;HO&quot;;IF([.H389]&lt;[.U$15];&quot;LE&quot;;IF([.H389]&lt;[.U$14];&quot;LO&quot;;&quot;&quot;))))">
            <text:p/>
          </table:table-cell>
          <table:table-cell table:formula="of:=IF([.I389]&gt;[.V$13];&quot;HE&quot;;IF([.I389]&gt;[.V$12];&quot;HO&quot;;IF([.I389]&lt;[.V$15];&quot;LE&quot;;IF([.I389]&lt;[.V$14];&quot;LO&quot;;&quot;&quot;))))" office:value-type="string" office:string-value="LE">
            <text:p>LE</text:p>
          </table:table-cell>
          <table:table-cell table:formula="of:=IF([.J389]&gt;[.W$13];&quot;HE&quot;;IF([.J389]&gt;[.W$12];&quot;HO&quot;;IF([.J389]&lt;[.W$15];&quot;LE&quot;;IF([.J389]&lt;[.W$14];&quot;LO&quot;;&quot;&quot;))))" office:value-type="string" office:string-value="LO">
            <text:p>LO</text:p>
          </table:table-cell>
          <table:table-cell table:formula="of:=IF([.K389]&gt;[.X$13];&quot;HE&quot;;IF([.K389]&gt;[.X$12];&quot;HO&quot;;IF([.K389]&lt;[.X$15];&quot;LE&quot;;IF([.K389]&lt;[.X$14];&quot;LO&quot;;&quot;&quot;))))" office:value-type="string" office:string-value="LE">
            <text:p>LE</text:p>
          </table:table-cell>
          <table:table-cell table:formula="of:=IF([.L389]&gt;[.Y$13];&quot;HE&quot;;IF([.L389]&gt;[.Y$12];&quot;HO&quot;;IF([.L389]&lt;[.Y$15];&quot;LE&quot;;IF([.L389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FE</text:p>
          </table:table-cell>
          <table:table-cell office:value-type="string">
            <text:p>FA</text:p>
          </table:table-cell>
          <table:table-cell office:value-type="string">
            <text:p>1F1F</text:p>
          </table:table-cell>
          <table:table-cell office:value-type="string">
            <text:p>FF9</text:p>
          </table:table-cell>
          <table:table-cell office:value-type="string">
            <text:p>1F09</text:p>
          </table:table-cell>
          <table:table-cell table:formula="of:=HEX2DEC([.A390])" office:value-type="float" office:value="38">
            <text:p>38</text:p>
          </table:table-cell>
          <table:table-cell table:formula="of:=HEX2DEC([.B390])" office:value-type="float" office:value="510">
            <text:p>510</text:p>
          </table:table-cell>
          <table:table-cell table:formula="of:=HEX2DEC([.C390])" office:value-type="float" office:value="250">
            <text:p>250</text:p>
          </table:table-cell>
          <table:table-cell table:formula="of:=HEX2DEC([.D390])" office:value-type="float" office:value="7967">
            <text:p>7967</text:p>
          </table:table-cell>
          <table:table-cell table:formula="of:=HEX2DEC([.E390])" office:value-type="float" office:value="4089">
            <text:p>4089</text:p>
          </table:table-cell>
          <table:table-cell table:formula="of:=HEX2DEC([.F390])" office:value-type="float" office:value="7945">
            <text:p>7945</text:p>
          </table:table-cell>
          <table:table-cell table:formula="of:=IF([.G390]&gt;[.T$13];&quot;HE&quot;;IF([.G390]&gt;[.T$12];&quot;HO&quot;;IF([.G390]&lt;[.T$15];&quot;LE&quot;;IF([.G390]&lt;[.T$14];&quot;LO&quot;;&quot;&quot;))))" office:value-type="string" office:string-value="LO">
            <text:p>LO</text:p>
          </table:table-cell>
          <table:table-cell table:formula="of:=IF([.H390]&gt;[.U$13];&quot;HE&quot;;IF([.H390]&gt;[.U$12];&quot;HO&quot;;IF([.H390]&lt;[.U$15];&quot;LE&quot;;IF([.H390]&lt;[.U$14];&quot;LO&quot;;&quot;&quot;))))">
            <text:p/>
          </table:table-cell>
          <table:table-cell table:formula="of:=IF([.I390]&gt;[.V$13];&quot;HE&quot;;IF([.I390]&gt;[.V$12];&quot;HO&quot;;IF([.I390]&lt;[.V$15];&quot;LE&quot;;IF([.I390]&lt;[.V$14];&quot;LO&quot;;&quot;&quot;))))" office:value-type="string" office:string-value="LE">
            <text:p>LE</text:p>
          </table:table-cell>
          <table:table-cell table:formula="of:=IF([.J390]&gt;[.W$13];&quot;HE&quot;;IF([.J390]&gt;[.W$12];&quot;HO&quot;;IF([.J390]&lt;[.W$15];&quot;LE&quot;;IF([.J390]&lt;[.W$14];&quot;LO&quot;;&quot;&quot;))))" office:value-type="string" office:string-value="LO">
            <text:p>LO</text:p>
          </table:table-cell>
          <table:table-cell table:formula="of:=IF([.K390]&gt;[.X$13];&quot;HE&quot;;IF([.K390]&gt;[.X$12];&quot;HO&quot;;IF([.K390]&lt;[.X$15];&quot;LE&quot;;IF([.K390]&lt;[.X$14];&quot;LO&quot;;&quot;&quot;))))" office:value-type="string" office:string-value="LE">
            <text:p>LE</text:p>
          </table:table-cell>
          <table:table-cell table:formula="of:=IF([.L390]&gt;[.Y$13];&quot;HE&quot;;IF([.L390]&gt;[.Y$12];&quot;HO&quot;;IF([.L390]&lt;[.Y$15];&quot;LE&quot;;IF([.L39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DC</text:p>
          </table:table-cell>
          <table:table-cell office:value-type="string">
            <text:p>1EC</text:p>
          </table:table-cell>
          <table:table-cell office:value-type="string">
            <text:p>18C</text:p>
          </table:table-cell>
          <table:table-cell office:value-type="string">
            <text:p>204E</text:p>
          </table:table-cell>
          <table:table-cell office:value-type="string">
            <text:p>18B7</text:p>
          </table:table-cell>
          <table:table-cell table:style-name="ce3" office:value-type="string">
            <text:p>1E77</text:p>
          </table:table-cell>
          <table:table-cell table:formula="of:=HEX2DEC([.A391])" office:value-type="float" office:value="476">
            <text:p>476</text:p>
          </table:table-cell>
          <table:table-cell table:formula="of:=HEX2DEC([.B391])" office:value-type="float" office:value="492">
            <text:p>492</text:p>
          </table:table-cell>
          <table:table-cell table:formula="of:=HEX2DEC([.C391])" office:value-type="float" office:value="396">
            <text:p>396</text:p>
          </table:table-cell>
          <table:table-cell table:formula="of:=HEX2DEC([.D391])" office:value-type="float" office:value="8270">
            <text:p>8270</text:p>
          </table:table-cell>
          <table:table-cell table:formula="of:=HEX2DEC([.E391])" office:value-type="float" office:value="6327">
            <text:p>6327</text:p>
          </table:table-cell>
          <table:table-cell table:formula="of:=HEX2DEC([.F391])" office:value-type="float" office:value="7799">
            <text:p>7799</text:p>
          </table:table-cell>
          <table:table-cell table:formula="of:=IF([.G391]&gt;[.T$13];&quot;HE&quot;;IF([.G391]&gt;[.T$12];&quot;HO&quot;;IF([.G391]&lt;[.T$15];&quot;LE&quot;;IF([.G391]&lt;[.T$14];&quot;LO&quot;;&quot;&quot;))))">
            <text:p/>
          </table:table-cell>
          <table:table-cell table:formula="of:=IF([.H391]&gt;[.U$13];&quot;HE&quot;;IF([.H391]&gt;[.U$12];&quot;HO&quot;;IF([.H391]&lt;[.U$15];&quot;LE&quot;;IF([.H391]&lt;[.U$14];&quot;LO&quot;;&quot;&quot;))))">
            <text:p/>
          </table:table-cell>
          <table:table-cell table:formula="of:=IF([.I391]&gt;[.V$13];&quot;HE&quot;;IF([.I391]&gt;[.V$12];&quot;HO&quot;;IF([.I391]&lt;[.V$15];&quot;LE&quot;;IF([.I391]&lt;[.V$14];&quot;LO&quot;;&quot;&quot;))))" office:value-type="string" office:string-value="LE">
            <text:p>LE</text:p>
          </table:table-cell>
          <table:table-cell table:formula="of:=IF([.J391]&gt;[.W$13];&quot;HE&quot;;IF([.J391]&gt;[.W$12];&quot;HO&quot;;IF([.J391]&lt;[.W$15];&quot;LE&quot;;IF([.J391]&lt;[.W$14];&quot;LO&quot;;&quot;&quot;))))">
            <text:p/>
          </table:table-cell>
          <table:table-cell table:formula="of:=IF([.K391]&gt;[.X$13];&quot;HE&quot;;IF([.K391]&gt;[.X$12];&quot;HO&quot;;IF([.K391]&lt;[.X$15];&quot;LE&quot;;IF([.K391]&lt;[.X$14];&quot;LO&quot;;&quot;&quot;))))" office:value-type="string" office:string-value="LE">
            <text:p>LE</text:p>
          </table:table-cell>
          <table:table-cell table:formula="of:=IF([.L391]&gt;[.Y$13];&quot;HE&quot;;IF([.L391]&gt;[.Y$12];&quot;HO&quot;;IF([.L391]&lt;[.Y$15];&quot;LE&quot;;IF([.L39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float" office:value="2088">
            <text:p>2088</text:p>
          </table:table-cell>
          <table:table-cell table:style-name="ce3" office:value-type="string">
            <text:p>20E4</text:p>
          </table:table-cell>
          <table:table-cell table:style-name="ce3" office:value-type="string">
            <text:p>1E94</text:p>
          </table:table-cell>
          <table:table-cell table:formula="of:=HEX2DEC([.A392])" office:value-type="float" office:value="592">
            <text:p>592</text:p>
          </table:table-cell>
          <table:table-cell table:formula="of:=HEX2DEC([.B392])" office:value-type="float" office:value="492">
            <text:p>492</text:p>
          </table:table-cell>
          <table:table-cell table:formula="of:=HEX2DEC([.C392])" office:value-type="float" office:value="524">
            <text:p>524</text:p>
          </table:table-cell>
          <table:table-cell table:formula="of:=HEX2DEC([.D392])" office:value-type="float" office:value="8328">
            <text:p>8328</text:p>
          </table:table-cell>
          <table:table-cell table:formula="of:=HEX2DEC([.E392])" office:value-type="float" office:value="8420">
            <text:p>8420</text:p>
          </table:table-cell>
          <table:table-cell table:formula="of:=HEX2DEC([.F392])" office:value-type="float" office:value="7828">
            <text:p>7828</text:p>
          </table:table-cell>
          <table:table-cell table:formula="of:=IF([.G392]&gt;[.T$13];&quot;HE&quot;;IF([.G392]&gt;[.T$12];&quot;HO&quot;;IF([.G392]&lt;[.T$15];&quot;LE&quot;;IF([.G392]&lt;[.T$14];&quot;LO&quot;;&quot;&quot;))))">
            <text:p/>
          </table:table-cell>
          <table:table-cell table:formula="of:=IF([.H392]&gt;[.U$13];&quot;HE&quot;;IF([.H392]&gt;[.U$12];&quot;HO&quot;;IF([.H392]&lt;[.U$15];&quot;LE&quot;;IF([.H392]&lt;[.U$14];&quot;LO&quot;;&quot;&quot;))))">
            <text:p/>
          </table:table-cell>
          <table:table-cell table:formula="of:=IF([.I392]&gt;[.V$13];&quot;HE&quot;;IF([.I392]&gt;[.V$12];&quot;HO&quot;;IF([.I392]&lt;[.V$15];&quot;LE&quot;;IF([.I392]&lt;[.V$14];&quot;LO&quot;;&quot;&quot;))))" office:value-type="string" office:string-value="HE">
            <text:p>HE</text:p>
          </table:table-cell>
          <table:table-cell table:formula="of:=IF([.J392]&gt;[.W$13];&quot;HE&quot;;IF([.J392]&gt;[.W$12];&quot;HO&quot;;IF([.J392]&lt;[.W$15];&quot;LE&quot;;IF([.J392]&lt;[.W$14];&quot;LO&quot;;&quot;&quot;))))">
            <text:p/>
          </table:table-cell>
          <table:table-cell table:formula="of:=IF([.K392]&gt;[.X$13];&quot;HE&quot;;IF([.K392]&gt;[.X$12];&quot;HO&quot;;IF([.K392]&lt;[.X$15];&quot;LE&quot;;IF([.K392]&lt;[.X$14];&quot;LO&quot;;&quot;&quot;))))" office:value-type="string" office:string-value="HE">
            <text:p>HE</text:p>
          </table:table-cell>
          <table:table-cell table:formula="of:=IF([.L392]&gt;[.Y$13];&quot;HE&quot;;IF([.L392]&gt;[.Y$12];&quot;HO&quot;;IF([.L392]&lt;[.Y$15];&quot;LE&quot;;IF([.L39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BC</text:p>
          </table:table-cell>
          <table:table-cell office:value-type="string">
            <text:p>1DC</text:p>
          </table:table-cell>
          <table:table-cell office:value-type="string">
            <text:p>2CC</text:p>
          </table:table-cell>
          <table:table-cell office:value-type="string">
            <text:p>21F9</text:p>
          </table:table-cell>
          <table:table-cell office:value-type="string">
            <text:p>2C0C</text:p>
          </table:table-cell>
          <table:table-cell office:value-type="string">
            <text:p>1D6F</text:p>
          </table:table-cell>
          <table:table-cell table:formula="of:=HEX2DEC([.A393])" office:value-type="float" office:value="444">
            <text:p>444</text:p>
          </table:table-cell>
          <table:table-cell table:formula="of:=HEX2DEC([.B393])" office:value-type="float" office:value="476">
            <text:p>476</text:p>
          </table:table-cell>
          <table:table-cell table:formula="of:=HEX2DEC([.C393])" office:value-type="float" office:value="716">
            <text:p>716</text:p>
          </table:table-cell>
          <table:table-cell table:formula="of:=HEX2DEC([.D393])" office:value-type="float" office:value="8697">
            <text:p>8697</text:p>
          </table:table-cell>
          <table:table-cell table:formula="of:=HEX2DEC([.E393])" office:value-type="float" office:value="11276">
            <text:p>11276</text:p>
          </table:table-cell>
          <table:table-cell table:formula="of:=HEX2DEC([.F393])" office:value-type="float" office:value="7535">
            <text:p>7535</text:p>
          </table:table-cell>
          <table:table-cell table:formula="of:=IF([.G393]&gt;[.T$13];&quot;HE&quot;;IF([.G393]&gt;[.T$12];&quot;HO&quot;;IF([.G393]&lt;[.T$15];&quot;LE&quot;;IF([.G393]&lt;[.T$14];&quot;LO&quot;;&quot;&quot;))))">
            <text:p/>
          </table:table-cell>
          <table:table-cell table:formula="of:=IF([.H393]&gt;[.U$13];&quot;HE&quot;;IF([.H393]&gt;[.U$12];&quot;HO&quot;;IF([.H393]&lt;[.U$15];&quot;LE&quot;;IF([.H393]&lt;[.U$14];&quot;LO&quot;;&quot;&quot;))))">
            <text:p/>
          </table:table-cell>
          <table:table-cell table:formula="of:=IF([.I393]&gt;[.V$13];&quot;HE&quot;;IF([.I393]&gt;[.V$12];&quot;HO&quot;;IF([.I393]&lt;[.V$15];&quot;LE&quot;;IF([.I393]&lt;[.V$14];&quot;LO&quot;;&quot;&quot;))))" office:value-type="string" office:string-value="HE">
            <text:p>HE</text:p>
          </table:table-cell>
          <table:table-cell table:formula="of:=IF([.J393]&gt;[.W$13];&quot;HE&quot;;IF([.J393]&gt;[.W$12];&quot;HO&quot;;IF([.J393]&lt;[.W$15];&quot;LE&quot;;IF([.J393]&lt;[.W$14];&quot;LO&quot;;&quot;&quot;))))" office:value-type="string" office:string-value="HO">
            <text:p>HO</text:p>
          </table:table-cell>
          <table:table-cell table:formula="of:=IF([.K393]&gt;[.X$13];&quot;HE&quot;;IF([.K393]&gt;[.X$12];&quot;HO&quot;;IF([.K393]&lt;[.X$15];&quot;LE&quot;;IF([.K393]&lt;[.X$14];&quot;LO&quot;;&quot;&quot;))))" office:value-type="string" office:string-value="HE">
            <text:p>HE</text:p>
          </table:table-cell>
          <table:table-cell table:formula="of:=IF([.L393]&gt;[.Y$13];&quot;HE&quot;;IF([.L393]&gt;[.Y$12];&quot;HO&quot;;IF([.L393]&lt;[.Y$15];&quot;LE&quot;;IF([.L393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1EC</text:p>
          </table:table-cell>
          <table:table-cell office:value-type="string">
            <text:p>30C</text:p>
          </table:table-cell>
          <table:table-cell office:value-type="string">
            <text:p>212A</text:p>
          </table:table-cell>
          <table:table-cell office:value-type="string">
            <text:p>30B1</text:p>
          </table:table-cell>
          <table:table-cell table:style-name="ce3" office:value-type="string">
            <text:p>1E54</text:p>
          </table:table-cell>
          <table:table-cell table:formula="of:=HEX2DEC([.A394])" office:value-type="float" office:value="336">
            <text:p>336</text:p>
          </table:table-cell>
          <table:table-cell table:formula="of:=HEX2DEC([.B394])" office:value-type="float" office:value="492">
            <text:p>492</text:p>
          </table:table-cell>
          <table:table-cell table:formula="of:=HEX2DEC([.C394])" office:value-type="float" office:value="780">
            <text:p>780</text:p>
          </table:table-cell>
          <table:table-cell table:formula="of:=HEX2DEC([.D394])" office:value-type="float" office:value="8490">
            <text:p>8490</text:p>
          </table:table-cell>
          <table:table-cell table:formula="of:=HEX2DEC([.E394])" office:value-type="float" office:value="12465">
            <text:p>12465</text:p>
          </table:table-cell>
          <table:table-cell table:formula="of:=HEX2DEC([.F394])" office:value-type="float" office:value="7764">
            <text:p>7764</text:p>
          </table:table-cell>
          <table:table-cell table:formula="of:=IF([.G394]&gt;[.T$13];&quot;HE&quot;;IF([.G394]&gt;[.T$12];&quot;HO&quot;;IF([.G394]&lt;[.T$15];&quot;LE&quot;;IF([.G394]&lt;[.T$14];&quot;LO&quot;;&quot;&quot;))))">
            <text:p/>
          </table:table-cell>
          <table:table-cell table:formula="of:=IF([.H394]&gt;[.U$13];&quot;HE&quot;;IF([.H394]&gt;[.U$12];&quot;HO&quot;;IF([.H394]&lt;[.U$15];&quot;LE&quot;;IF([.H394]&lt;[.U$14];&quot;LO&quot;;&quot;&quot;))))">
            <text:p/>
          </table:table-cell>
          <table:table-cell table:formula="of:=IF([.I394]&gt;[.V$13];&quot;HE&quot;;IF([.I394]&gt;[.V$12];&quot;HO&quot;;IF([.I394]&lt;[.V$15];&quot;LE&quot;;IF([.I394]&lt;[.V$14];&quot;LO&quot;;&quot;&quot;))))" office:value-type="string" office:string-value="HE">
            <text:p>HE</text:p>
          </table:table-cell>
          <table:table-cell table:formula="of:=IF([.J394]&gt;[.W$13];&quot;HE&quot;;IF([.J394]&gt;[.W$12];&quot;HO&quot;;IF([.J394]&lt;[.W$15];&quot;LE&quot;;IF([.J394]&lt;[.W$14];&quot;LO&quot;;&quot;&quot;))))">
            <text:p/>
          </table:table-cell>
          <table:table-cell table:formula="of:=IF([.K394]&gt;[.X$13];&quot;HE&quot;;IF([.K394]&gt;[.X$12];&quot;HO&quot;;IF([.K394]&lt;[.X$15];&quot;LE&quot;;IF([.K394]&lt;[.X$14];&quot;LO&quot;;&quot;&quot;))))" office:value-type="string" office:string-value="HE">
            <text:p>HE</text:p>
          </table:table-cell>
          <table:table-cell table:formula="of:=IF([.L394]&gt;[.Y$13];&quot;HE&quot;;IF([.L394]&gt;[.Y$12];&quot;HO&quot;;IF([.L394]&lt;[.Y$15];&quot;LE&quot;;IF([.L39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5C</text:p>
          </table:table-cell>
          <table:table-cell office:value-type="string">
            <text:p>1EC</text:p>
          </table:table-cell>
          <table:table-cell office:value-type="string">
            <text:p>29C</text:p>
          </table:table-cell>
          <table:table-cell office:value-type="float" office:value="2136">
            <text:p>2136</text:p>
          </table:table-cell>
          <table:table-cell office:value-type="float" office:value="2988">
            <text:p>2988</text:p>
          </table:table-cell>
          <table:table-cell table:style-name="ce3" office:value-type="string">
            <text:p>1E57</text:p>
          </table:table-cell>
          <table:table-cell table:formula="of:=HEX2DEC([.A395])" office:value-type="float" office:value="348">
            <text:p>348</text:p>
          </table:table-cell>
          <table:table-cell table:formula="of:=HEX2DEC([.B395])" office:value-type="float" office:value="492">
            <text:p>492</text:p>
          </table:table-cell>
          <table:table-cell table:formula="of:=HEX2DEC([.C395])" office:value-type="float" office:value="668">
            <text:p>668</text:p>
          </table:table-cell>
          <table:table-cell table:formula="of:=HEX2DEC([.D395])" office:value-type="float" office:value="8502">
            <text:p>8502</text:p>
          </table:table-cell>
          <table:table-cell table:formula="of:=HEX2DEC([.E395])" office:value-type="float" office:value="10632">
            <text:p>10632</text:p>
          </table:table-cell>
          <table:table-cell table:formula="of:=HEX2DEC([.F395])" office:value-type="float" office:value="7767">
            <text:p>7767</text:p>
          </table:table-cell>
          <table:table-cell table:formula="of:=IF([.G395]&gt;[.T$13];&quot;HE&quot;;IF([.G395]&gt;[.T$12];&quot;HO&quot;;IF([.G395]&lt;[.T$15];&quot;LE&quot;;IF([.G395]&lt;[.T$14];&quot;LO&quot;;&quot;&quot;))))">
            <text:p/>
          </table:table-cell>
          <table:table-cell table:formula="of:=IF([.H395]&gt;[.U$13];&quot;HE&quot;;IF([.H395]&gt;[.U$12];&quot;HO&quot;;IF([.H395]&lt;[.U$15];&quot;LE&quot;;IF([.H395]&lt;[.U$14];&quot;LO&quot;;&quot;&quot;))))">
            <text:p/>
          </table:table-cell>
          <table:table-cell table:formula="of:=IF([.I395]&gt;[.V$13];&quot;HE&quot;;IF([.I395]&gt;[.V$12];&quot;HO&quot;;IF([.I395]&lt;[.V$15];&quot;LE&quot;;IF([.I395]&lt;[.V$14];&quot;LO&quot;;&quot;&quot;))))" office:value-type="string" office:string-value="HE">
            <text:p>HE</text:p>
          </table:table-cell>
          <table:table-cell table:formula="of:=IF([.J395]&gt;[.W$13];&quot;HE&quot;;IF([.J395]&gt;[.W$12];&quot;HO&quot;;IF([.J395]&lt;[.W$15];&quot;LE&quot;;IF([.J395]&lt;[.W$14];&quot;LO&quot;;&quot;&quot;))))">
            <text:p/>
          </table:table-cell>
          <table:table-cell table:formula="of:=IF([.K395]&gt;[.X$13];&quot;HE&quot;;IF([.K395]&gt;[.X$12];&quot;HO&quot;;IF([.K395]&lt;[.X$15];&quot;LE&quot;;IF([.K395]&lt;[.X$14];&quot;LO&quot;;&quot;&quot;))))" office:value-type="string" office:string-value="HE">
            <text:p>HE</text:p>
          </table:table-cell>
          <table:table-cell table:formula="of:=IF([.L395]&gt;[.Y$13];&quot;HE&quot;;IF([.L395]&gt;[.Y$12];&quot;HO&quot;;IF([.L395]&lt;[.Y$15];&quot;LE&quot;;IF([.L39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1FC</text:p>
          </table:table-cell>
          <table:table-cell office:value-type="string">
            <text:p>1AC</text:p>
          </table:table-cell>
          <table:table-cell office:value-type="string">
            <text:p>202A</text:p>
          </table:table-cell>
          <table:table-cell office:value-type="string">
            <text:p>1A99</text:p>
          </table:table-cell>
          <table:table-cell office:value-type="string">
            <text:p>1FC9</text:p>
          </table:table-cell>
          <table:table-cell table:formula="of:=HEX2DEC([.A396])" office:value-type="float" office:value="804">
            <text:p>804</text:p>
          </table:table-cell>
          <table:table-cell table:formula="of:=HEX2DEC([.B396])" office:value-type="float" office:value="508">
            <text:p>508</text:p>
          </table:table-cell>
          <table:table-cell table:formula="of:=HEX2DEC([.C396])" office:value-type="float" office:value="428">
            <text:p>428</text:p>
          </table:table-cell>
          <table:table-cell table:formula="of:=HEX2DEC([.D396])" office:value-type="float" office:value="8234">
            <text:p>8234</text:p>
          </table:table-cell>
          <table:table-cell table:formula="of:=HEX2DEC([.E396])" office:value-type="float" office:value="6809">
            <text:p>6809</text:p>
          </table:table-cell>
          <table:table-cell table:formula="of:=HEX2DEC([.F396])" office:value-type="float" office:value="8137">
            <text:p>8137</text:p>
          </table:table-cell>
          <table:table-cell table:formula="of:=IF([.G396]&gt;[.T$13];&quot;HE&quot;;IF([.G396]&gt;[.T$12];&quot;HO&quot;;IF([.G396]&lt;[.T$15];&quot;LE&quot;;IF([.G396]&lt;[.T$14];&quot;LO&quot;;&quot;&quot;))))">
            <text:p/>
          </table:table-cell>
          <table:table-cell table:formula="of:=IF([.H396]&gt;[.U$13];&quot;HE&quot;;IF([.H396]&gt;[.U$12];&quot;HO&quot;;IF([.H396]&lt;[.U$15];&quot;LE&quot;;IF([.H396]&lt;[.U$14];&quot;LO&quot;;&quot;&quot;))))">
            <text:p/>
          </table:table-cell>
          <table:table-cell table:formula="of:=IF([.I396]&gt;[.V$13];&quot;HE&quot;;IF([.I396]&gt;[.V$12];&quot;HO&quot;;IF([.I396]&lt;[.V$15];&quot;LE&quot;;IF([.I396]&lt;[.V$14];&quot;LO&quot;;&quot;&quot;))))" office:value-type="string" office:string-value="LE">
            <text:p>LE</text:p>
          </table:table-cell>
          <table:table-cell table:formula="of:=IF([.J396]&gt;[.W$13];&quot;HE&quot;;IF([.J396]&gt;[.W$12];&quot;HO&quot;;IF([.J396]&lt;[.W$15];&quot;LE&quot;;IF([.J396]&lt;[.W$14];&quot;LO&quot;;&quot;&quot;))))">
            <text:p/>
          </table:table-cell>
          <table:table-cell table:formula="of:=IF([.K396]&gt;[.X$13];&quot;HE&quot;;IF([.K396]&gt;[.X$12];&quot;HO&quot;;IF([.K396]&lt;[.X$15];&quot;LE&quot;;IF([.K396]&lt;[.X$14];&quot;LO&quot;;&quot;&quot;))))" office:value-type="string" office:string-value="LE">
            <text:p>LE</text:p>
          </table:table-cell>
          <table:table-cell table:formula="of:=IF([.L396]&gt;[.Y$13];&quot;HE&quot;;IF([.L396]&gt;[.Y$12];&quot;HO&quot;;IF([.L396]&lt;[.Y$15];&quot;LE&quot;;IF([.L39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E</text:p>
          </table:table-cell>
          <table:table-cell office:value-type="string">
            <text:p>1FE</text:p>
          </table:table-cell>
          <table:table-cell office:value-type="string">
            <text:p>EA</text:p>
          </table:table-cell>
          <table:table-cell office:value-type="string">
            <text:p>1FB4</text:p>
          </table:table-cell>
          <table:table-cell office:value-type="string">
            <text:p>E86</text:p>
          </table:table-cell>
          <table:table-cell office:value-type="string">
            <text:p>1F9B</text:p>
          </table:table-cell>
          <table:table-cell table:formula="of:=HEX2DEC([.A397])" office:value-type="float" office:value="622">
            <text:p>622</text:p>
          </table:table-cell>
          <table:table-cell table:formula="of:=HEX2DEC([.B397])" office:value-type="float" office:value="510">
            <text:p>510</text:p>
          </table:table-cell>
          <table:table-cell table:formula="of:=HEX2DEC([.C397])" office:value-type="float" office:value="234">
            <text:p>234</text:p>
          </table:table-cell>
          <table:table-cell table:formula="of:=HEX2DEC([.D397])" office:value-type="float" office:value="8116">
            <text:p>8116</text:p>
          </table:table-cell>
          <table:table-cell table:formula="of:=HEX2DEC([.E397])" office:value-type="float" office:value="3718">
            <text:p>3718</text:p>
          </table:table-cell>
          <table:table-cell table:formula="of:=HEX2DEC([.F397])" office:value-type="float" office:value="8091">
            <text:p>8091</text:p>
          </table:table-cell>
          <table:table-cell table:formula="of:=IF([.G397]&gt;[.T$13];&quot;HE&quot;;IF([.G397]&gt;[.T$12];&quot;HO&quot;;IF([.G397]&lt;[.T$15];&quot;LE&quot;;IF([.G397]&lt;[.T$14];&quot;LO&quot;;&quot;&quot;))))">
            <text:p/>
          </table:table-cell>
          <table:table-cell table:formula="of:=IF([.H397]&gt;[.U$13];&quot;HE&quot;;IF([.H397]&gt;[.U$12];&quot;HO&quot;;IF([.H397]&lt;[.U$15];&quot;LE&quot;;IF([.H397]&lt;[.U$14];&quot;LO&quot;;&quot;&quot;))))">
            <text:p/>
          </table:table-cell>
          <table:table-cell table:formula="of:=IF([.I397]&gt;[.V$13];&quot;HE&quot;;IF([.I397]&gt;[.V$12];&quot;HO&quot;;IF([.I397]&lt;[.V$15];&quot;LE&quot;;IF([.I397]&lt;[.V$14];&quot;LO&quot;;&quot;&quot;))))" office:value-type="string" office:string-value="LE">
            <text:p>LE</text:p>
          </table:table-cell>
          <table:table-cell table:formula="of:=IF([.J397]&gt;[.W$13];&quot;HE&quot;;IF([.J397]&gt;[.W$12];&quot;HO&quot;;IF([.J397]&lt;[.W$15];&quot;LE&quot;;IF([.J397]&lt;[.W$14];&quot;LO&quot;;&quot;&quot;))))">
            <text:p/>
          </table:table-cell>
          <table:table-cell table:formula="of:=IF([.K397]&gt;[.X$13];&quot;HE&quot;;IF([.K397]&gt;[.X$12];&quot;HO&quot;;IF([.K397]&lt;[.X$15];&quot;LE&quot;;IF([.K397]&lt;[.X$14];&quot;LO&quot;;&quot;&quot;))))" office:value-type="string" office:string-value="LE">
            <text:p>LE</text:p>
          </table:table-cell>
          <table:table-cell table:formula="of:=IF([.L397]&gt;[.Y$13];&quot;HE&quot;;IF([.L397]&gt;[.Y$12];&quot;HO&quot;;IF([.L397]&lt;[.Y$15];&quot;LE&quot;;IF([.L39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1EC</text:p>
          </table:table-cell>
          <table:table-cell office:value-type="string">
            <text:p>DC</text:p>
          </table:table-cell>
          <table:table-cell office:value-type="string">
            <text:p>203E</text:p>
          </table:table-cell>
          <table:table-cell office:value-type="string">
            <text:p>D29</text:p>
          </table:table-cell>
          <table:table-cell table:style-name="ce3" office:value-type="string">
            <text:p>1E64</text:p>
          </table:table-cell>
          <table:table-cell table:formula="of:=HEX2DEC([.A398])" office:value-type="float" office:value="400">
            <text:p>400</text:p>
          </table:table-cell>
          <table:table-cell table:formula="of:=HEX2DEC([.B398])" office:value-type="float" office:value="492">
            <text:p>492</text:p>
          </table:table-cell>
          <table:table-cell table:formula="of:=HEX2DEC([.C398])" office:value-type="float" office:value="220">
            <text:p>220</text:p>
          </table:table-cell>
          <table:table-cell table:formula="of:=HEX2DEC([.D398])" office:value-type="float" office:value="8254">
            <text:p>8254</text:p>
          </table:table-cell>
          <table:table-cell table:formula="of:=HEX2DEC([.E398])" office:value-type="float" office:value="3369">
            <text:p>3369</text:p>
          </table:table-cell>
          <table:table-cell table:formula="of:=HEX2DEC([.F398])" office:value-type="float" office:value="7780">
            <text:p>7780</text:p>
          </table:table-cell>
          <table:table-cell table:formula="of:=IF([.G398]&gt;[.T$13];&quot;HE&quot;;IF([.G398]&gt;[.T$12];&quot;HO&quot;;IF([.G398]&lt;[.T$15];&quot;LE&quot;;IF([.G398]&lt;[.T$14];&quot;LO&quot;;&quot;&quot;))))">
            <text:p/>
          </table:table-cell>
          <table:table-cell table:formula="of:=IF([.H398]&gt;[.U$13];&quot;HE&quot;;IF([.H398]&gt;[.U$12];&quot;HO&quot;;IF([.H398]&lt;[.U$15];&quot;LE&quot;;IF([.H398]&lt;[.U$14];&quot;LO&quot;;&quot;&quot;))))">
            <text:p/>
          </table:table-cell>
          <table:table-cell table:formula="of:=IF([.I398]&gt;[.V$13];&quot;HE&quot;;IF([.I398]&gt;[.V$12];&quot;HO&quot;;IF([.I398]&lt;[.V$15];&quot;LE&quot;;IF([.I398]&lt;[.V$14];&quot;LO&quot;;&quot;&quot;))))" office:value-type="string" office:string-value="LE">
            <text:p>LE</text:p>
          </table:table-cell>
          <table:table-cell table:formula="of:=IF([.J398]&gt;[.W$13];&quot;HE&quot;;IF([.J398]&gt;[.W$12];&quot;HO&quot;;IF([.J398]&lt;[.W$15];&quot;LE&quot;;IF([.J398]&lt;[.W$14];&quot;LO&quot;;&quot;&quot;))))">
            <text:p/>
          </table:table-cell>
          <table:table-cell table:formula="of:=IF([.K398]&gt;[.X$13];&quot;HE&quot;;IF([.K398]&gt;[.X$12];&quot;HO&quot;;IF([.K398]&lt;[.X$15];&quot;LE&quot;;IF([.K398]&lt;[.X$14];&quot;LO&quot;;&quot;&quot;))))" office:value-type="string" office:string-value="LE">
            <text:p>LE</text:p>
          </table:table-cell>
          <table:table-cell table:formula="of:=IF([.L398]&gt;[.Y$13];&quot;HE&quot;;IF([.L398]&gt;[.Y$12];&quot;HO&quot;;IF([.L398]&lt;[.Y$15];&quot;LE&quot;;IF([.L39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1EC</text:p>
          </table:table-cell>
          <table:table-cell office:value-type="string">
            <text:p>22C</text:p>
          </table:table-cell>
          <table:table-cell office:value-type="string">
            <text:p>21BE</text:p>
          </table:table-cell>
          <table:table-cell office:value-type="string">
            <text:p>22CD</text:p>
          </table:table-cell>
          <table:table-cell table:style-name="ce3" office:value-type="string">
            <text:p>1E44</text:p>
          </table:table-cell>
          <table:table-cell table:formula="of:=HEX2DEC([.A399])" office:value-type="float" office:value="272">
            <text:p>272</text:p>
          </table:table-cell>
          <table:table-cell table:formula="of:=HEX2DEC([.B399])" office:value-type="float" office:value="492">
            <text:p>492</text:p>
          </table:table-cell>
          <table:table-cell table:formula="of:=HEX2DEC([.C399])" office:value-type="float" office:value="556">
            <text:p>556</text:p>
          </table:table-cell>
          <table:table-cell table:formula="of:=HEX2DEC([.D399])" office:value-type="float" office:value="8638">
            <text:p>8638</text:p>
          </table:table-cell>
          <table:table-cell table:formula="of:=HEX2DEC([.E399])" office:value-type="float" office:value="8909">
            <text:p>8909</text:p>
          </table:table-cell>
          <table:table-cell table:formula="of:=HEX2DEC([.F399])" office:value-type="float" office:value="7748">
            <text:p>7748</text:p>
          </table:table-cell>
          <table:table-cell table:formula="of:=IF([.G399]&gt;[.T$13];&quot;HE&quot;;IF([.G399]&gt;[.T$12];&quot;HO&quot;;IF([.G399]&lt;[.T$15];&quot;LE&quot;;IF([.G399]&lt;[.T$14];&quot;LO&quot;;&quot;&quot;))))">
            <text:p/>
          </table:table-cell>
          <table:table-cell table:formula="of:=IF([.H399]&gt;[.U$13];&quot;HE&quot;;IF([.H399]&gt;[.U$12];&quot;HO&quot;;IF([.H399]&lt;[.U$15];&quot;LE&quot;;IF([.H399]&lt;[.U$14];&quot;LO&quot;;&quot;&quot;))))">
            <text:p/>
          </table:table-cell>
          <table:table-cell table:formula="of:=IF([.I399]&gt;[.V$13];&quot;HE&quot;;IF([.I399]&gt;[.V$12];&quot;HO&quot;;IF([.I399]&lt;[.V$15];&quot;LE&quot;;IF([.I399]&lt;[.V$14];&quot;LO&quot;;&quot;&quot;))))" office:value-type="string" office:string-value="HE">
            <text:p>HE</text:p>
          </table:table-cell>
          <table:table-cell table:formula="of:=IF([.J399]&gt;[.W$13];&quot;HE&quot;;IF([.J399]&gt;[.W$12];&quot;HO&quot;;IF([.J399]&lt;[.W$15];&quot;LE&quot;;IF([.J399]&lt;[.W$14];&quot;LO&quot;;&quot;&quot;))))">
            <text:p/>
          </table:table-cell>
          <table:table-cell table:formula="of:=IF([.K399]&gt;[.X$13];&quot;HE&quot;;IF([.K399]&gt;[.X$12];&quot;HO&quot;;IF([.K399]&lt;[.X$15];&quot;LE&quot;;IF([.K399]&lt;[.X$14];&quot;LO&quot;;&quot;&quot;))))" office:value-type="string" office:string-value="HE">
            <text:p>HE</text:p>
          </table:table-cell>
          <table:table-cell table:formula="of:=IF([.L399]&gt;[.Y$13];&quot;HE&quot;;IF([.L399]&gt;[.Y$12];&quot;HO&quot;;IF([.L399]&lt;[.Y$15];&quot;LE&quot;;IF([.L39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DC</text:p>
          </table:table-cell>
          <table:table-cell office:value-type="string">
            <text:p>2EC</text:p>
          </table:table-cell>
          <table:table-cell office:value-type="string">
            <text:p>21C6</text:p>
          </table:table-cell>
          <table:table-cell office:value-type="string">
            <text:p>2ED3</text:p>
          </table:table-cell>
          <table:table-cell office:value-type="string">
            <text:p>1D0A</text:p>
          </table:table-cell>
          <table:table-cell table:formula="of:=HEX2DEC([.A400])" office:value-type="float" office:value="40">
            <text:p>40</text:p>
          </table:table-cell>
          <table:table-cell table:formula="of:=HEX2DEC([.B400])" office:value-type="float" office:value="476">
            <text:p>476</text:p>
          </table:table-cell>
          <table:table-cell table:formula="of:=HEX2DEC([.C400])" office:value-type="float" office:value="748">
            <text:p>748</text:p>
          </table:table-cell>
          <table:table-cell table:formula="of:=HEX2DEC([.D400])" office:value-type="float" office:value="8646">
            <text:p>8646</text:p>
          </table:table-cell>
          <table:table-cell table:formula="of:=HEX2DEC([.E400])" office:value-type="float" office:value="11987">
            <text:p>11987</text:p>
          </table:table-cell>
          <table:table-cell table:formula="of:=HEX2DEC([.F400])" office:value-type="float" office:value="7434">
            <text:p>7434</text:p>
          </table:table-cell>
          <table:table-cell table:formula="of:=IF([.G400]&gt;[.T$13];&quot;HE&quot;;IF([.G400]&gt;[.T$12];&quot;HO&quot;;IF([.G400]&lt;[.T$15];&quot;LE&quot;;IF([.G400]&lt;[.T$14];&quot;LO&quot;;&quot;&quot;))))" office:value-type="string" office:string-value="LO">
            <text:p>LO</text:p>
          </table:table-cell>
          <table:table-cell table:formula="of:=IF([.H400]&gt;[.U$13];&quot;HE&quot;;IF([.H400]&gt;[.U$12];&quot;HO&quot;;IF([.H400]&lt;[.U$15];&quot;LE&quot;;IF([.H400]&lt;[.U$14];&quot;LO&quot;;&quot;&quot;))))">
            <text:p/>
          </table:table-cell>
          <table:table-cell table:formula="of:=IF([.I400]&gt;[.V$13];&quot;HE&quot;;IF([.I400]&gt;[.V$12];&quot;HO&quot;;IF([.I400]&lt;[.V$15];&quot;LE&quot;;IF([.I400]&lt;[.V$14];&quot;LO&quot;;&quot;&quot;))))" office:value-type="string" office:string-value="HE">
            <text:p>HE</text:p>
          </table:table-cell>
          <table:table-cell table:formula="of:=IF([.J400]&gt;[.W$13];&quot;HE&quot;;IF([.J400]&gt;[.W$12];&quot;HO&quot;;IF([.J400]&lt;[.W$15];&quot;LE&quot;;IF([.J400]&lt;[.W$14];&quot;LO&quot;;&quot;&quot;))))">
            <text:p/>
          </table:table-cell>
          <table:table-cell table:formula="of:=IF([.K400]&gt;[.X$13];&quot;HE&quot;;IF([.K400]&gt;[.X$12];&quot;HO&quot;;IF([.K400]&lt;[.X$15];&quot;LE&quot;;IF([.K400]&lt;[.X$14];&quot;LO&quot;;&quot;&quot;))))" office:value-type="string" office:string-value="HE">
            <text:p>HE</text:p>
          </table:table-cell>
          <table:table-cell table:formula="of:=IF([.L400]&gt;[.Y$13];&quot;HE&quot;;IF([.L400]&gt;[.Y$12];&quot;HO&quot;;IF([.L400]&lt;[.Y$15];&quot;LE&quot;;IF([.L400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9C</text:p>
          </table:table-cell>
          <table:table-cell office:value-type="string">
            <text:p>1EC</text:p>
          </table:table-cell>
          <table:table-cell office:value-type="string">
            <text:p>32C</text:p>
          </table:table-cell>
          <table:table-cell office:value-type="float" office:value="2055">
            <text:p>2055</text:p>
          </table:table-cell>
          <table:table-cell office:value-type="string">
            <text:p>322E</text:p>
          </table:table-cell>
          <table:table-cell table:style-name="ce3" office:value-type="string">
            <text:p>1E27</text:p>
          </table:table-cell>
          <table:table-cell table:formula="of:=HEX2DEC([.A401])" office:value-type="float" office:value="156">
            <text:p>156</text:p>
          </table:table-cell>
          <table:table-cell table:formula="of:=HEX2DEC([.B401])" office:value-type="float" office:value="492">
            <text:p>492</text:p>
          </table:table-cell>
          <table:table-cell table:formula="of:=HEX2DEC([.C401])" office:value-type="float" office:value="812">
            <text:p>812</text:p>
          </table:table-cell>
          <table:table-cell table:formula="of:=HEX2DEC([.D401])" office:value-type="float" office:value="8277">
            <text:p>8277</text:p>
          </table:table-cell>
          <table:table-cell table:formula="of:=HEX2DEC([.E401])" office:value-type="float" office:value="12846">
            <text:p>12846</text:p>
          </table:table-cell>
          <table:table-cell table:formula="of:=HEX2DEC([.F401])" office:value-type="float" office:value="7719">
            <text:p>7719</text:p>
          </table:table-cell>
          <table:table-cell table:formula="of:=IF([.G401]&gt;[.T$13];&quot;HE&quot;;IF([.G401]&gt;[.T$12];&quot;HO&quot;;IF([.G401]&lt;[.T$15];&quot;LE&quot;;IF([.G401]&lt;[.T$14];&quot;LO&quot;;&quot;&quot;))))" office:value-type="string" office:string-value="LO">
            <text:p>LO</text:p>
          </table:table-cell>
          <table:table-cell table:formula="of:=IF([.H401]&gt;[.U$13];&quot;HE&quot;;IF([.H401]&gt;[.U$12];&quot;HO&quot;;IF([.H401]&lt;[.U$15];&quot;LE&quot;;IF([.H401]&lt;[.U$14];&quot;LO&quot;;&quot;&quot;))))">
            <text:p/>
          </table:table-cell>
          <table:table-cell table:formula="of:=IF([.I401]&gt;[.V$13];&quot;HE&quot;;IF([.I401]&gt;[.V$12];&quot;HO&quot;;IF([.I401]&lt;[.V$15];&quot;LE&quot;;IF([.I401]&lt;[.V$14];&quot;LO&quot;;&quot;&quot;))))" office:value-type="string" office:string-value="HE">
            <text:p>HE</text:p>
          </table:table-cell>
          <table:table-cell table:formula="of:=IF([.J401]&gt;[.W$13];&quot;HE&quot;;IF([.J401]&gt;[.W$12];&quot;HO&quot;;IF([.J401]&lt;[.W$15];&quot;LE&quot;;IF([.J401]&lt;[.W$14];&quot;LO&quot;;&quot;&quot;))))">
            <text:p/>
          </table:table-cell>
          <table:table-cell table:formula="of:=IF([.K401]&gt;[.X$13];&quot;HE&quot;;IF([.K401]&gt;[.X$12];&quot;HO&quot;;IF([.K401]&lt;[.X$15];&quot;LE&quot;;IF([.K401]&lt;[.X$14];&quot;LO&quot;;&quot;&quot;))))" office:value-type="string" office:string-value="HE">
            <text:p>HE</text:p>
          </table:table-cell>
          <table:table-cell table:formula="of:=IF([.L401]&gt;[.Y$13];&quot;HE&quot;;IF([.L401]&gt;[.Y$12];&quot;HO&quot;;IF([.L401]&lt;[.Y$15];&quot;LE&quot;;IF([.L40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D0</text:p>
          </table:table-cell>
          <table:table-cell office:value-type="string">
            <text:p>1FC</text:p>
          </table:table-cell>
          <table:table-cell office:value-type="string">
            <text:p>27C</text:p>
          </table:table-cell>
          <table:table-cell office:value-type="string">
            <text:p>20DF</text:p>
          </table:table-cell>
          <table:table-cell office:value-type="float" office:value="2759">
            <text:p>2759</text:p>
          </table:table-cell>
          <table:table-cell office:value-type="string">
            <text:p>1FB4</text:p>
          </table:table-cell>
          <table:table-cell table:formula="of:=HEX2DEC([.A402])" office:value-type="float" office:value="720">
            <text:p>720</text:p>
          </table:table-cell>
          <table:table-cell table:formula="of:=HEX2DEC([.B402])" office:value-type="float" office:value="508">
            <text:p>508</text:p>
          </table:table-cell>
          <table:table-cell table:formula="of:=HEX2DEC([.C402])" office:value-type="float" office:value="636">
            <text:p>636</text:p>
          </table:table-cell>
          <table:table-cell table:formula="of:=HEX2DEC([.D402])" office:value-type="float" office:value="8415">
            <text:p>8415</text:p>
          </table:table-cell>
          <table:table-cell table:formula="of:=HEX2DEC([.E402])" office:value-type="float" office:value="10073">
            <text:p>10073</text:p>
          </table:table-cell>
          <table:table-cell table:formula="of:=HEX2DEC([.F402])" office:value-type="float" office:value="8116">
            <text:p>8116</text:p>
          </table:table-cell>
          <table:table-cell table:formula="of:=IF([.G402]&gt;[.T$13];&quot;HE&quot;;IF([.G402]&gt;[.T$12];&quot;HO&quot;;IF([.G402]&lt;[.T$15];&quot;LE&quot;;IF([.G402]&lt;[.T$14];&quot;LO&quot;;&quot;&quot;))))">
            <text:p/>
          </table:table-cell>
          <table:table-cell table:formula="of:=IF([.H402]&gt;[.U$13];&quot;HE&quot;;IF([.H402]&gt;[.U$12];&quot;HO&quot;;IF([.H402]&lt;[.U$15];&quot;LE&quot;;IF([.H402]&lt;[.U$14];&quot;LO&quot;;&quot;&quot;))))">
            <text:p/>
          </table:table-cell>
          <table:table-cell table:formula="of:=IF([.I402]&gt;[.V$13];&quot;HE&quot;;IF([.I402]&gt;[.V$12];&quot;HO&quot;;IF([.I402]&lt;[.V$15];&quot;LE&quot;;IF([.I402]&lt;[.V$14];&quot;LO&quot;;&quot;&quot;))))" office:value-type="string" office:string-value="HE">
            <text:p>HE</text:p>
          </table:table-cell>
          <table:table-cell table:formula="of:=IF([.J402]&gt;[.W$13];&quot;HE&quot;;IF([.J402]&gt;[.W$12];&quot;HO&quot;;IF([.J402]&lt;[.W$15];&quot;LE&quot;;IF([.J402]&lt;[.W$14];&quot;LO&quot;;&quot;&quot;))))">
            <text:p/>
          </table:table-cell>
          <table:table-cell table:formula="of:=IF([.K402]&gt;[.X$13];&quot;HE&quot;;IF([.K402]&gt;[.X$12];&quot;HO&quot;;IF([.K402]&lt;[.X$15];&quot;LE&quot;;IF([.K402]&lt;[.X$14];&quot;LO&quot;;&quot;&quot;))))" office:value-type="string" office:string-value="HE">
            <text:p>HE</text:p>
          </table:table-cell>
          <table:table-cell table:formula="of:=IF([.L402]&gt;[.Y$13];&quot;HE&quot;;IF([.L402]&gt;[.Y$12];&quot;HO&quot;;IF([.L402]&lt;[.Y$15];&quot;LE&quot;;IF([.L40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D8</text:p>
          </table:table-cell>
          <table:table-cell office:value-type="string">
            <text:p>1FC</text:p>
          </table:table-cell>
          <table:table-cell office:value-type="string">
            <text:p>11C</text:p>
          </table:table-cell>
          <table:table-cell office:value-type="float" office:value="2094">
            <text:p>2094</text:p>
          </table:table-cell>
          <table:table-cell office:value-type="string">
            <text:p>11F3</text:p>
          </table:table-cell>
          <table:table-cell office:value-type="string">
            <text:p>1F36</text:p>
          </table:table-cell>
          <table:table-cell table:formula="of:=HEX2DEC([.A403])" office:value-type="float" office:value="216">
            <text:p>216</text:p>
          </table:table-cell>
          <table:table-cell table:formula="of:=HEX2DEC([.B403])" office:value-type="float" office:value="508">
            <text:p>508</text:p>
          </table:table-cell>
          <table:table-cell table:formula="of:=HEX2DEC([.C403])" office:value-type="float" office:value="284">
            <text:p>284</text:p>
          </table:table-cell>
          <table:table-cell table:formula="of:=HEX2DEC([.D403])" office:value-type="float" office:value="8340">
            <text:p>8340</text:p>
          </table:table-cell>
          <table:table-cell table:formula="of:=HEX2DEC([.E403])" office:value-type="float" office:value="4595">
            <text:p>4595</text:p>
          </table:table-cell>
          <table:table-cell table:formula="of:=HEX2DEC([.F403])" office:value-type="float" office:value="7990">
            <text:p>7990</text:p>
          </table:table-cell>
          <table:table-cell table:formula="of:=IF([.G403]&gt;[.T$13];&quot;HE&quot;;IF([.G403]&gt;[.T$12];&quot;HO&quot;;IF([.G403]&lt;[.T$15];&quot;LE&quot;;IF([.G403]&lt;[.T$14];&quot;LO&quot;;&quot;&quot;))))" office:value-type="string" office:string-value="LO">
            <text:p>LO</text:p>
          </table:table-cell>
          <table:table-cell table:formula="of:=IF([.H403]&gt;[.U$13];&quot;HE&quot;;IF([.H403]&gt;[.U$12];&quot;HO&quot;;IF([.H403]&lt;[.U$15];&quot;LE&quot;;IF([.H403]&lt;[.U$14];&quot;LO&quot;;&quot;&quot;))))">
            <text:p/>
          </table:table-cell>
          <table:table-cell table:formula="of:=IF([.I403]&gt;[.V$13];&quot;HE&quot;;IF([.I403]&gt;[.V$12];&quot;HO&quot;;IF([.I403]&lt;[.V$15];&quot;LE&quot;;IF([.I403]&lt;[.V$14];&quot;LO&quot;;&quot;&quot;))))" office:value-type="string" office:string-value="LE">
            <text:p>LE</text:p>
          </table:table-cell>
          <table:table-cell table:formula="of:=IF([.J403]&gt;[.W$13];&quot;HE&quot;;IF([.J403]&gt;[.W$12];&quot;HO&quot;;IF([.J403]&lt;[.W$15];&quot;LE&quot;;IF([.J403]&lt;[.W$14];&quot;LO&quot;;&quot;&quot;))))">
            <text:p/>
          </table:table-cell>
          <table:table-cell table:formula="of:=IF([.K403]&gt;[.X$13];&quot;HE&quot;;IF([.K403]&gt;[.X$12];&quot;HO&quot;;IF([.K403]&lt;[.X$15];&quot;LE&quot;;IF([.K403]&lt;[.X$14];&quot;LO&quot;;&quot;&quot;))))" office:value-type="string" office:string-value="LE">
            <text:p>LE</text:p>
          </table:table-cell>
          <table:table-cell table:formula="of:=IF([.L403]&gt;[.Y$13];&quot;HE&quot;;IF([.L403]&gt;[.Y$12];&quot;HO&quot;;IF([.L403]&lt;[.Y$15];&quot;LE&quot;;IF([.L40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D6</text:p>
          </table:table-cell>
          <table:table-cell office:value-type="string">
            <text:p>1FE</text:p>
          </table:table-cell>
          <table:table-cell office:value-type="string">
            <text:p>CA</text:p>
          </table:table-cell>
          <table:table-cell office:value-type="string">
            <text:p>1FCD</text:p>
          </table:table-cell>
          <table:table-cell office:value-type="string">
            <text:p>C31</text:p>
          </table:table-cell>
          <table:table-cell office:value-type="string">
            <text:p>1FB5</text:p>
          </table:table-cell>
          <table:table-cell table:formula="of:=HEX2DEC([.A404])" office:value-type="float" office:value="726">
            <text:p>726</text:p>
          </table:table-cell>
          <table:table-cell table:formula="of:=HEX2DEC([.B404])" office:value-type="float" office:value="510">
            <text:p>510</text:p>
          </table:table-cell>
          <table:table-cell table:formula="of:=HEX2DEC([.C404])" office:value-type="float" office:value="202">
            <text:p>202</text:p>
          </table:table-cell>
          <table:table-cell table:formula="of:=HEX2DEC([.D404])" office:value-type="float" office:value="8141">
            <text:p>8141</text:p>
          </table:table-cell>
          <table:table-cell table:formula="of:=HEX2DEC([.E404])" office:value-type="float" office:value="3121">
            <text:p>3121</text:p>
          </table:table-cell>
          <table:table-cell table:formula="of:=HEX2DEC([.F404])" office:value-type="float" office:value="8117">
            <text:p>8117</text:p>
          </table:table-cell>
          <table:table-cell table:formula="of:=IF([.G404]&gt;[.T$13];&quot;HE&quot;;IF([.G404]&gt;[.T$12];&quot;HO&quot;;IF([.G404]&lt;[.T$15];&quot;LE&quot;;IF([.G404]&lt;[.T$14];&quot;LO&quot;;&quot;&quot;))))">
            <text:p/>
          </table:table-cell>
          <table:table-cell table:formula="of:=IF([.H404]&gt;[.U$13];&quot;HE&quot;;IF([.H404]&gt;[.U$12];&quot;HO&quot;;IF([.H404]&lt;[.U$15];&quot;LE&quot;;IF([.H404]&lt;[.U$14];&quot;LO&quot;;&quot;&quot;))))">
            <text:p/>
          </table:table-cell>
          <table:table-cell table:formula="of:=IF([.I404]&gt;[.V$13];&quot;HE&quot;;IF([.I404]&gt;[.V$12];&quot;HO&quot;;IF([.I404]&lt;[.V$15];&quot;LE&quot;;IF([.I404]&lt;[.V$14];&quot;LO&quot;;&quot;&quot;))))" office:value-type="string" office:string-value="LE">
            <text:p>LE</text:p>
          </table:table-cell>
          <table:table-cell table:formula="of:=IF([.J404]&gt;[.W$13];&quot;HE&quot;;IF([.J404]&gt;[.W$12];&quot;HO&quot;;IF([.J404]&lt;[.W$15];&quot;LE&quot;;IF([.J404]&lt;[.W$14];&quot;LO&quot;;&quot;&quot;))))">
            <text:p/>
          </table:table-cell>
          <table:table-cell table:formula="of:=IF([.K404]&gt;[.X$13];&quot;HE&quot;;IF([.K404]&gt;[.X$12];&quot;HO&quot;;IF([.K404]&lt;[.X$15];&quot;LE&quot;;IF([.K404]&lt;[.X$14];&quot;LO&quot;;&quot;&quot;))))" office:value-type="string" office:string-value="LE">
            <text:p>LE</text:p>
          </table:table-cell>
          <table:table-cell table:formula="of:=IF([.L404]&gt;[.Y$13];&quot;HE&quot;;IF([.L404]&gt;[.Y$12];&quot;HO&quot;;IF([.L404]&lt;[.Y$15];&quot;LE&quot;;IF([.L40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CE</text:p>
          </table:table-cell>
          <table:table-cell office:value-type="string">
            <text:p>1EE</text:p>
          </table:table-cell>
          <table:table-cell office:value-type="string">
            <text:p>21A</text:p>
          </table:table-cell>
          <table:table-cell office:value-type="string">
            <text:p>1FE3</text:p>
          </table:table-cell>
          <table:table-cell table:style-name="ce3" office:value-type="string">
            <text:p>21E6</text:p>
          </table:table-cell>
          <table:table-cell table:style-name="ce3" office:value-type="string">
            <text:p>1E73</text:p>
          </table:table-cell>
          <table:table-cell table:formula="of:=HEX2DEC([.A405])" office:value-type="float" office:value="462">
            <text:p>462</text:p>
          </table:table-cell>
          <table:table-cell table:formula="of:=HEX2DEC([.B405])" office:value-type="float" office:value="494">
            <text:p>494</text:p>
          </table:table-cell>
          <table:table-cell table:formula="of:=HEX2DEC([.C405])" office:value-type="float" office:value="538">
            <text:p>538</text:p>
          </table:table-cell>
          <table:table-cell table:formula="of:=HEX2DEC([.D405])" office:value-type="float" office:value="8163">
            <text:p>8163</text:p>
          </table:table-cell>
          <table:table-cell table:formula="of:=HEX2DEC([.E405])" office:value-type="float" office:value="8678">
            <text:p>8678</text:p>
          </table:table-cell>
          <table:table-cell table:formula="of:=HEX2DEC([.F405])" office:value-type="float" office:value="7795">
            <text:p>7795</text:p>
          </table:table-cell>
          <table:table-cell table:formula="of:=IF([.G405]&gt;[.T$13];&quot;HE&quot;;IF([.G405]&gt;[.T$12];&quot;HO&quot;;IF([.G405]&lt;[.T$15];&quot;LE&quot;;IF([.G405]&lt;[.T$14];&quot;LO&quot;;&quot;&quot;))))">
            <text:p/>
          </table:table-cell>
          <table:table-cell table:formula="of:=IF([.H405]&gt;[.U$13];&quot;HE&quot;;IF([.H405]&gt;[.U$12];&quot;HO&quot;;IF([.H405]&lt;[.U$15];&quot;LE&quot;;IF([.H405]&lt;[.U$14];&quot;LO&quot;;&quot;&quot;))))">
            <text:p/>
          </table:table-cell>
          <table:table-cell table:formula="of:=IF([.I405]&gt;[.V$13];&quot;HE&quot;;IF([.I405]&gt;[.V$12];&quot;HO&quot;;IF([.I405]&lt;[.V$15];&quot;LE&quot;;IF([.I405]&lt;[.V$14];&quot;LO&quot;;&quot;&quot;))))" office:value-type="string" office:string-value="HE">
            <text:p>HE</text:p>
          </table:table-cell>
          <table:table-cell table:formula="of:=IF([.J405]&gt;[.W$13];&quot;HE&quot;;IF([.J405]&gt;[.W$12];&quot;HO&quot;;IF([.J405]&lt;[.W$15];&quot;LE&quot;;IF([.J405]&lt;[.W$14];&quot;LO&quot;;&quot;&quot;))))">
            <text:p/>
          </table:table-cell>
          <table:table-cell table:formula="of:=IF([.K405]&gt;[.X$13];&quot;HE&quot;;IF([.K405]&gt;[.X$12];&quot;HO&quot;;IF([.K405]&lt;[.X$15];&quot;LE&quot;;IF([.K405]&lt;[.X$14];&quot;LO&quot;;&quot;&quot;))))" office:value-type="string" office:string-value="HE">
            <text:p>HE</text:p>
          </table:table-cell>
          <table:table-cell table:formula="of:=IF([.L405]&gt;[.Y$13];&quot;HE&quot;;IF([.L405]&gt;[.Y$12];&quot;HO&quot;;IF([.L405]&lt;[.Y$15];&quot;LE&quot;;IF([.L40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F4</text:p>
          </table:table-cell>
          <table:table-cell office:value-type="string">
            <text:p>1FC</text:p>
          </table:table-cell>
          <table:table-cell office:value-type="string">
            <text:p>33C</text:p>
          </table:table-cell>
          <table:table-cell office:value-type="string">
            <text:p>20B9</text:p>
          </table:table-cell>
          <table:table-cell office:value-type="float" office:value="3380">
            <text:p>3380</text:p>
          </table:table-cell>
          <table:table-cell office:value-type="string">
            <text:p>1F3D</text:p>
          </table:table-cell>
          <table:table-cell table:formula="of:=HEX2DEC([.A406])" office:value-type="float" office:value="244">
            <text:p>244</text:p>
          </table:table-cell>
          <table:table-cell table:formula="of:=HEX2DEC([.B406])" office:value-type="float" office:value="508">
            <text:p>508</text:p>
          </table:table-cell>
          <table:table-cell table:formula="of:=HEX2DEC([.C406])" office:value-type="float" office:value="828">
            <text:p>828</text:p>
          </table:table-cell>
          <table:table-cell table:formula="of:=HEX2DEC([.D406])" office:value-type="float" office:value="8377">
            <text:p>8377</text:p>
          </table:table-cell>
          <table:table-cell table:formula="of:=HEX2DEC([.E406])" office:value-type="float" office:value="13184">
            <text:p>13184</text:p>
          </table:table-cell>
          <table:table-cell table:formula="of:=HEX2DEC([.F406])" office:value-type="float" office:value="7997">
            <text:p>7997</text:p>
          </table:table-cell>
          <table:table-cell table:formula="of:=IF([.G406]&gt;[.T$13];&quot;HE&quot;;IF([.G406]&gt;[.T$12];&quot;HO&quot;;IF([.G406]&lt;[.T$15];&quot;LE&quot;;IF([.G406]&lt;[.T$14];&quot;LO&quot;;&quot;&quot;))))" office:value-type="string" office:string-value="LO">
            <text:p>LO</text:p>
          </table:table-cell>
          <table:table-cell table:formula="of:=IF([.H406]&gt;[.U$13];&quot;HE&quot;;IF([.H406]&gt;[.U$12];&quot;HO&quot;;IF([.H406]&lt;[.U$15];&quot;LE&quot;;IF([.H406]&lt;[.U$14];&quot;LO&quot;;&quot;&quot;))))">
            <text:p/>
          </table:table-cell>
          <table:table-cell table:formula="of:=IF([.I406]&gt;[.V$13];&quot;HE&quot;;IF([.I406]&gt;[.V$12];&quot;HO&quot;;IF([.I406]&lt;[.V$15];&quot;LE&quot;;IF([.I406]&lt;[.V$14];&quot;LO&quot;;&quot;&quot;))))" office:value-type="string" office:string-value="HE">
            <text:p>HE</text:p>
          </table:table-cell>
          <table:table-cell table:formula="of:=IF([.J406]&gt;[.W$13];&quot;HE&quot;;IF([.J406]&gt;[.W$12];&quot;HO&quot;;IF([.J406]&lt;[.W$15];&quot;LE&quot;;IF([.J406]&lt;[.W$14];&quot;LO&quot;;&quot;&quot;))))">
            <text:p/>
          </table:table-cell>
          <table:table-cell table:formula="of:=IF([.K406]&gt;[.X$13];&quot;HE&quot;;IF([.K406]&gt;[.X$12];&quot;HO&quot;;IF([.K406]&lt;[.X$15];&quot;LE&quot;;IF([.K406]&lt;[.X$14];&quot;LO&quot;;&quot;&quot;))))" office:value-type="string" office:string-value="HE">
            <text:p>HE</text:p>
          </table:table-cell>
          <table:table-cell table:formula="of:=IF([.L406]&gt;[.Y$13];&quot;HE&quot;;IF([.L406]&gt;[.Y$12];&quot;HO&quot;;IF([.L406]&lt;[.Y$15];&quot;LE&quot;;IF([.L40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1EC</text:p>
          </table:table-cell>
          <table:table-cell office:value-type="string">
            <text:p>FC</text:p>
          </table:table-cell>
          <table:table-cell office:value-type="string">
            <text:p>21A5</text:p>
          </table:table-cell>
          <table:table-cell office:value-type="string">
            <text:p>FB8</text:p>
          </table:table-cell>
          <table:table-cell office:value-type="string">
            <text:p>1EE6</text:p>
          </table:table-cell>
          <table:table-cell table:formula="of:=HEX2DEC([.A407])" office:value-type="float" office:value="920">
            <text:p>920</text:p>
          </table:table-cell>
          <table:table-cell table:formula="of:=HEX2DEC([.B407])" office:value-type="float" office:value="492">
            <text:p>492</text:p>
          </table:table-cell>
          <table:table-cell table:formula="of:=HEX2DEC([.C407])" office:value-type="float" office:value="252">
            <text:p>252</text:p>
          </table:table-cell>
          <table:table-cell table:formula="of:=HEX2DEC([.D407])" office:value-type="float" office:value="8613">
            <text:p>8613</text:p>
          </table:table-cell>
          <table:table-cell table:formula="of:=HEX2DEC([.E407])" office:value-type="float" office:value="4024">
            <text:p>4024</text:p>
          </table:table-cell>
          <table:table-cell table:formula="of:=HEX2DEC([.F407])" office:value-type="float" office:value="7910">
            <text:p>7910</text:p>
          </table:table-cell>
          <table:table-cell table:formula="of:=IF([.G407]&gt;[.T$13];&quot;HE&quot;;IF([.G407]&gt;[.T$12];&quot;HO&quot;;IF([.G407]&lt;[.T$15];&quot;LE&quot;;IF([.G407]&lt;[.T$14];&quot;LO&quot;;&quot;&quot;))))" office:value-type="string" office:string-value="HO">
            <text:p>HO</text:p>
          </table:table-cell>
          <table:table-cell table:formula="of:=IF([.H407]&gt;[.U$13];&quot;HE&quot;;IF([.H407]&gt;[.U$12];&quot;HO&quot;;IF([.H407]&lt;[.U$15];&quot;LE&quot;;IF([.H407]&lt;[.U$14];&quot;LO&quot;;&quot;&quot;))))">
            <text:p/>
          </table:table-cell>
          <table:table-cell table:formula="of:=IF([.I407]&gt;[.V$13];&quot;HE&quot;;IF([.I407]&gt;[.V$12];&quot;HO&quot;;IF([.I407]&lt;[.V$15];&quot;LE&quot;;IF([.I407]&lt;[.V$14];&quot;LO&quot;;&quot;&quot;))))" office:value-type="string" office:string-value="LE">
            <text:p>LE</text:p>
          </table:table-cell>
          <table:table-cell table:formula="of:=IF([.J407]&gt;[.W$13];&quot;HE&quot;;IF([.J407]&gt;[.W$12];&quot;HO&quot;;IF([.J407]&lt;[.W$15];&quot;LE&quot;;IF([.J407]&lt;[.W$14];&quot;LO&quot;;&quot;&quot;))))">
            <text:p/>
          </table:table-cell>
          <table:table-cell table:formula="of:=IF([.K407]&gt;[.X$13];&quot;HE&quot;;IF([.K407]&gt;[.X$12];&quot;HO&quot;;IF([.K407]&lt;[.X$15];&quot;LE&quot;;IF([.K407]&lt;[.X$14];&quot;LO&quot;;&quot;&quot;))))" office:value-type="string" office:string-value="LE">
            <text:p>LE</text:p>
          </table:table-cell>
          <table:table-cell table:formula="of:=IF([.L407]&gt;[.Y$13];&quot;HE&quot;;IF([.L407]&gt;[.Y$12];&quot;HO&quot;;IF([.L407]&lt;[.Y$15];&quot;LE&quot;;IF([.L40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1EC</text:p>
          </table:table-cell>
          <table:table-cell office:value-type="string">
            <text:p>1CC</text:p>
          </table:table-cell>
          <table:table-cell office:value-type="string">
            <text:p>209E</text:p>
          </table:table-cell>
          <table:table-cell office:value-type="string">
            <text:p>1CC8</text:p>
          </table:table-cell>
          <table:table-cell table:style-name="ce3" office:value-type="string">
            <text:p>1E64</text:p>
          </table:table-cell>
          <table:table-cell table:formula="of:=HEX2DEC([.A408])" office:value-type="float" office:value="400">
            <text:p>400</text:p>
          </table:table-cell>
          <table:table-cell table:formula="of:=HEX2DEC([.B408])" office:value-type="float" office:value="492">
            <text:p>492</text:p>
          </table:table-cell>
          <table:table-cell table:formula="of:=HEX2DEC([.C408])" office:value-type="float" office:value="460">
            <text:p>460</text:p>
          </table:table-cell>
          <table:table-cell table:formula="of:=HEX2DEC([.D408])" office:value-type="float" office:value="8350">
            <text:p>8350</text:p>
          </table:table-cell>
          <table:table-cell table:formula="of:=HEX2DEC([.E408])" office:value-type="float" office:value="7368">
            <text:p>7368</text:p>
          </table:table-cell>
          <table:table-cell table:formula="of:=HEX2DEC([.F408])" office:value-type="float" office:value="7780">
            <text:p>7780</text:p>
          </table:table-cell>
          <table:table-cell table:formula="of:=IF([.G408]&gt;[.T$13];&quot;HE&quot;;IF([.G408]&gt;[.T$12];&quot;HO&quot;;IF([.G408]&lt;[.T$15];&quot;LE&quot;;IF([.G408]&lt;[.T$14];&quot;LO&quot;;&quot;&quot;))))">
            <text:p/>
          </table:table-cell>
          <table:table-cell table:formula="of:=IF([.H408]&gt;[.U$13];&quot;HE&quot;;IF([.H408]&gt;[.U$12];&quot;HO&quot;;IF([.H408]&lt;[.U$15];&quot;LE&quot;;IF([.H408]&lt;[.U$14];&quot;LO&quot;;&quot;&quot;))))">
            <text:p/>
          </table:table-cell>
          <table:table-cell table:formula="of:=IF([.I408]&gt;[.V$13];&quot;HE&quot;;IF([.I408]&gt;[.V$12];&quot;HO&quot;;IF([.I408]&lt;[.V$15];&quot;LE&quot;;IF([.I408]&lt;[.V$14];&quot;LO&quot;;&quot;&quot;))))" office:value-type="string" office:string-value="LE">
            <text:p>LE</text:p>
          </table:table-cell>
          <table:table-cell table:formula="of:=IF([.J408]&gt;[.W$13];&quot;HE&quot;;IF([.J408]&gt;[.W$12];&quot;HO&quot;;IF([.J408]&lt;[.W$15];&quot;LE&quot;;IF([.J408]&lt;[.W$14];&quot;LO&quot;;&quot;&quot;))))">
            <text:p/>
          </table:table-cell>
          <table:table-cell table:formula="of:=IF([.K408]&gt;[.X$13];&quot;HE&quot;;IF([.K408]&gt;[.X$12];&quot;HO&quot;;IF([.K408]&lt;[.X$15];&quot;LE&quot;;IF([.K408]&lt;[.X$14];&quot;LO&quot;;&quot;&quot;))))" office:value-type="string" office:string-value="LE">
            <text:p>LE</text:p>
          </table:table-cell>
          <table:table-cell table:formula="of:=IF([.L408]&gt;[.Y$13];&quot;HE&quot;;IF([.L408]&gt;[.Y$12];&quot;HO&quot;;IF([.L408]&lt;[.Y$15];&quot;LE&quot;;IF([.L408]&lt;[.Y$14];&quot;LO&quot;;&quot;&quot;))))">
            <text:p/>
          </table:table-cell>
          <table:table-cell table:number-columns-repeated="7"/>
        </table:table-row>
        <table:table-row table:style-name="ro1">
          <table:table-cell table:style-name="ce3" office:value-type="string">
            <text:p>1E4</text:p>
          </table:table-cell>
          <table:table-cell office:value-type="string">
            <text:p>20C</text:p>
          </table:table-cell>
          <table:table-cell office:value-type="string">
            <text:p>30C</text:p>
          </table:table-cell>
          <table:table-cell office:value-type="float" office:value="2020">
            <text:p>2020</text:p>
          </table:table-cell>
          <table:table-cell office:value-type="string">
            <text:p>305E</text:p>
          </table:table-cell>
          <table:table-cell office:value-type="float" office:value="2079">
            <text:p>2079</text:p>
          </table:table-cell>
          <table:table-cell table:formula="of:=HEX2DEC([.A409])" office:value-type="float" office:value="484">
            <text:p>484</text:p>
          </table:table-cell>
          <table:table-cell table:formula="of:=HEX2DEC([.B409])" office:value-type="float" office:value="524">
            <text:p>524</text:p>
          </table:table-cell>
          <table:table-cell table:formula="of:=HEX2DEC([.C409])" office:value-type="float" office:value="780">
            <text:p>780</text:p>
          </table:table-cell>
          <table:table-cell table:formula="of:=HEX2DEC([.D409])" office:value-type="float" office:value="8224">
            <text:p>8224</text:p>
          </table:table-cell>
          <table:table-cell table:formula="of:=HEX2DEC([.E409])" office:value-type="float" office:value="12382">
            <text:p>12382</text:p>
          </table:table-cell>
          <table:table-cell table:formula="of:=HEX2DEC([.F409])" office:value-type="float" office:value="8313">
            <text:p>8313</text:p>
          </table:table-cell>
          <table:table-cell table:formula="of:=IF([.G409]&gt;[.T$13];&quot;HE&quot;;IF([.G409]&gt;[.T$12];&quot;HO&quot;;IF([.G409]&lt;[.T$15];&quot;LE&quot;;IF([.G409]&lt;[.T$14];&quot;LO&quot;;&quot;&quot;))))">
            <text:p/>
          </table:table-cell>
          <table:table-cell table:formula="of:=IF([.H409]&gt;[.U$13];&quot;HE&quot;;IF([.H409]&gt;[.U$12];&quot;HO&quot;;IF([.H409]&lt;[.U$15];&quot;LE&quot;;IF([.H409]&lt;[.U$14];&quot;LO&quot;;&quot;&quot;))))">
            <text:p/>
          </table:table-cell>
          <table:table-cell table:formula="of:=IF([.I409]&gt;[.V$13];&quot;HE&quot;;IF([.I409]&gt;[.V$12];&quot;HO&quot;;IF([.I409]&lt;[.V$15];&quot;LE&quot;;IF([.I409]&lt;[.V$14];&quot;LO&quot;;&quot;&quot;))))" office:value-type="string" office:string-value="HE">
            <text:p>HE</text:p>
          </table:table-cell>
          <table:table-cell table:formula="of:=IF([.J409]&gt;[.W$13];&quot;HE&quot;;IF([.J409]&gt;[.W$12];&quot;HO&quot;;IF([.J409]&lt;[.W$15];&quot;LE&quot;;IF([.J409]&lt;[.W$14];&quot;LO&quot;;&quot;&quot;))))">
            <text:p/>
          </table:table-cell>
          <table:table-cell table:formula="of:=IF([.K409]&gt;[.X$13];&quot;HE&quot;;IF([.K409]&gt;[.X$12];&quot;HO&quot;;IF([.K409]&lt;[.X$15];&quot;LE&quot;;IF([.K409]&lt;[.X$14];&quot;LO&quot;;&quot;&quot;))))" office:value-type="string" office:string-value="HE">
            <text:p>HE</text:p>
          </table:table-cell>
          <table:table-cell table:formula="of:=IF([.L409]&gt;[.Y$13];&quot;HE&quot;;IF([.L409]&gt;[.Y$12];&quot;HO&quot;;IF([.L409]&lt;[.Y$15];&quot;LE&quot;;IF([.L409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1EC</text:p>
          </table:table-cell>
          <table:table-cell office:value-type="string">
            <text:p>12C</text:p>
          </table:table-cell>
          <table:table-cell office:value-type="string">
            <text:p>216F</text:p>
          </table:table-cell>
          <table:table-cell office:value-type="string">
            <text:p>12BC</text:p>
          </table:table-cell>
          <table:table-cell table:style-name="ce3" office:value-type="string">
            <text:p>1E60</text:p>
          </table:table-cell>
          <table:table-cell table:formula="of:=HEX2DEC([.A410])" office:value-type="float" office:value="384">
            <text:p>384</text:p>
          </table:table-cell>
          <table:table-cell table:formula="of:=HEX2DEC([.B410])" office:value-type="float" office:value="492">
            <text:p>492</text:p>
          </table:table-cell>
          <table:table-cell table:formula="of:=HEX2DEC([.C410])" office:value-type="float" office:value="300">
            <text:p>300</text:p>
          </table:table-cell>
          <table:table-cell table:formula="of:=HEX2DEC([.D410])" office:value-type="float" office:value="8559">
            <text:p>8559</text:p>
          </table:table-cell>
          <table:table-cell table:formula="of:=HEX2DEC([.E410])" office:value-type="float" office:value="4796">
            <text:p>4796</text:p>
          </table:table-cell>
          <table:table-cell table:formula="of:=HEX2DEC([.F410])" office:value-type="float" office:value="7776">
            <text:p>7776</text:p>
          </table:table-cell>
          <table:table-cell table:formula="of:=IF([.G410]&gt;[.T$13];&quot;HE&quot;;IF([.G410]&gt;[.T$12];&quot;HO&quot;;IF([.G410]&lt;[.T$15];&quot;LE&quot;;IF([.G410]&lt;[.T$14];&quot;LO&quot;;&quot;&quot;))))">
            <text:p/>
          </table:table-cell>
          <table:table-cell table:formula="of:=IF([.H410]&gt;[.U$13];&quot;HE&quot;;IF([.H410]&gt;[.U$12];&quot;HO&quot;;IF([.H410]&lt;[.U$15];&quot;LE&quot;;IF([.H410]&lt;[.U$14];&quot;LO&quot;;&quot;&quot;))))">
            <text:p/>
          </table:table-cell>
          <table:table-cell table:formula="of:=IF([.I410]&gt;[.V$13];&quot;HE&quot;;IF([.I410]&gt;[.V$12];&quot;HO&quot;;IF([.I410]&lt;[.V$15];&quot;LE&quot;;IF([.I410]&lt;[.V$14];&quot;LO&quot;;&quot;&quot;))))" office:value-type="string" office:string-value="LE">
            <text:p>LE</text:p>
          </table:table-cell>
          <table:table-cell table:formula="of:=IF([.J410]&gt;[.W$13];&quot;HE&quot;;IF([.J410]&gt;[.W$12];&quot;HO&quot;;IF([.J410]&lt;[.W$15];&quot;LE&quot;;IF([.J410]&lt;[.W$14];&quot;LO&quot;;&quot;&quot;))))">
            <text:p/>
          </table:table-cell>
          <table:table-cell table:formula="of:=IF([.K410]&gt;[.X$13];&quot;HE&quot;;IF([.K410]&gt;[.X$12];&quot;HO&quot;;IF([.K410]&lt;[.X$15];&quot;LE&quot;;IF([.K410]&lt;[.X$14];&quot;LO&quot;;&quot;&quot;))))" office:value-type="string" office:string-value="LE">
            <text:p>LE</text:p>
          </table:table-cell>
          <table:table-cell table:formula="of:=IF([.L410]&gt;[.Y$13];&quot;HE&quot;;IF([.L410]&gt;[.Y$12];&quot;HO&quot;;IF([.L410]&lt;[.Y$15];&quot;LE&quot;;IF([.L41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C4</text:p>
          </table:table-cell>
          <table:table-cell office:value-type="string">
            <text:p>1EC</text:p>
          </table:table-cell>
          <table:table-cell office:value-type="string">
            <text:p>21C</text:p>
          </table:table-cell>
          <table:table-cell office:value-type="string">
            <text:p>20D5</text:p>
          </table:table-cell>
          <table:table-cell office:value-type="string">
            <text:p>21F6</text:p>
          </table:table-cell>
          <table:table-cell table:style-name="ce3" office:value-type="string">
            <text:p>1E71</text:p>
          </table:table-cell>
          <table:table-cell table:formula="of:=HEX2DEC([.A411])" office:value-type="float" office:value="452">
            <text:p>452</text:p>
          </table:table-cell>
          <table:table-cell table:formula="of:=HEX2DEC([.B411])" office:value-type="float" office:value="492">
            <text:p>492</text:p>
          </table:table-cell>
          <table:table-cell table:formula="of:=HEX2DEC([.C411])" office:value-type="float" office:value="540">
            <text:p>540</text:p>
          </table:table-cell>
          <table:table-cell table:formula="of:=HEX2DEC([.D411])" office:value-type="float" office:value="8405">
            <text:p>8405</text:p>
          </table:table-cell>
          <table:table-cell table:formula="of:=HEX2DEC([.E411])" office:value-type="float" office:value="8694">
            <text:p>8694</text:p>
          </table:table-cell>
          <table:table-cell table:formula="of:=HEX2DEC([.F411])" office:value-type="float" office:value="7793">
            <text:p>7793</text:p>
          </table:table-cell>
          <table:table-cell table:formula="of:=IF([.G411]&gt;[.T$13];&quot;HE&quot;;IF([.G411]&gt;[.T$12];&quot;HO&quot;;IF([.G411]&lt;[.T$15];&quot;LE&quot;;IF([.G411]&lt;[.T$14];&quot;LO&quot;;&quot;&quot;))))">
            <text:p/>
          </table:table-cell>
          <table:table-cell table:formula="of:=IF([.H411]&gt;[.U$13];&quot;HE&quot;;IF([.H411]&gt;[.U$12];&quot;HO&quot;;IF([.H411]&lt;[.U$15];&quot;LE&quot;;IF([.H411]&lt;[.U$14];&quot;LO&quot;;&quot;&quot;))))">
            <text:p/>
          </table:table-cell>
          <table:table-cell table:formula="of:=IF([.I411]&gt;[.V$13];&quot;HE&quot;;IF([.I411]&gt;[.V$12];&quot;HO&quot;;IF([.I411]&lt;[.V$15];&quot;LE&quot;;IF([.I411]&lt;[.V$14];&quot;LO&quot;;&quot;&quot;))))" office:value-type="string" office:string-value="HE">
            <text:p>HE</text:p>
          </table:table-cell>
          <table:table-cell table:formula="of:=IF([.J411]&gt;[.W$13];&quot;HE&quot;;IF([.J411]&gt;[.W$12];&quot;HO&quot;;IF([.J411]&lt;[.W$15];&quot;LE&quot;;IF([.J411]&lt;[.W$14];&quot;LO&quot;;&quot;&quot;))))">
            <text:p/>
          </table:table-cell>
          <table:table-cell table:formula="of:=IF([.K411]&gt;[.X$13];&quot;HE&quot;;IF([.K411]&gt;[.X$12];&quot;HO&quot;;IF([.K411]&lt;[.X$15];&quot;LE&quot;;IF([.K411]&lt;[.X$14];&quot;LO&quot;;&quot;&quot;))))" office:value-type="string" office:string-value="HE">
            <text:p>HE</text:p>
          </table:table-cell>
          <table:table-cell table:formula="of:=IF([.L411]&gt;[.Y$13];&quot;HE&quot;;IF([.L411]&gt;[.Y$12];&quot;HO&quot;;IF([.L411]&lt;[.Y$15];&quot;LE&quot;;IF([.L41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string">
            <text:p>1EC</text:p>
          </table:table-cell>
          <table:table-cell office:value-type="float" office:value="2084">
            <text:p>2084</text:p>
          </table:table-cell>
          <table:table-cell office:value-type="string">
            <text:p>1EB3</text:p>
          </table:table-cell>
          <table:table-cell table:style-name="ce3" office:value-type="string">
            <text:p>1E51</text:p>
          </table:table-cell>
          <table:table-cell table:formula="of:=HEX2DEC([.A412])" office:value-type="float" office:value="324">
            <text:p>324</text:p>
          </table:table-cell>
          <table:table-cell table:formula="of:=HEX2DEC([.B412])" office:value-type="float" office:value="492">
            <text:p>492</text:p>
          </table:table-cell>
          <table:table-cell table:formula="of:=HEX2DEC([.C412])" office:value-type="float" office:value="492">
            <text:p>492</text:p>
          </table:table-cell>
          <table:table-cell table:formula="of:=HEX2DEC([.D412])" office:value-type="float" office:value="8324">
            <text:p>8324</text:p>
          </table:table-cell>
          <table:table-cell table:formula="of:=HEX2DEC([.E412])" office:value-type="float" office:value="7859">
            <text:p>7859</text:p>
          </table:table-cell>
          <table:table-cell table:formula="of:=HEX2DEC([.F412])" office:value-type="float" office:value="7761">
            <text:p>7761</text:p>
          </table:table-cell>
          <table:table-cell table:formula="of:=IF([.G412]&gt;[.T$13];&quot;HE&quot;;IF([.G412]&gt;[.T$12];&quot;HO&quot;;IF([.G412]&lt;[.T$15];&quot;LE&quot;;IF([.G412]&lt;[.T$14];&quot;LO&quot;;&quot;&quot;))))">
            <text:p/>
          </table:table-cell>
          <table:table-cell table:formula="of:=IF([.H412]&gt;[.U$13];&quot;HE&quot;;IF([.H412]&gt;[.U$12];&quot;HO&quot;;IF([.H412]&lt;[.U$15];&quot;LE&quot;;IF([.H412]&lt;[.U$14];&quot;LO&quot;;&quot;&quot;))))">
            <text:p/>
          </table:table-cell>
          <table:table-cell table:formula="of:=IF([.I412]&gt;[.V$13];&quot;HE&quot;;IF([.I412]&gt;[.V$12];&quot;HO&quot;;IF([.I412]&lt;[.V$15];&quot;LE&quot;;IF([.I412]&lt;[.V$14];&quot;LO&quot;;&quot;&quot;))))" office:value-type="string" office:string-value="LE">
            <text:p>LE</text:p>
          </table:table-cell>
          <table:table-cell table:formula="of:=IF([.J412]&gt;[.W$13];&quot;HE&quot;;IF([.J412]&gt;[.W$12];&quot;HO&quot;;IF([.J412]&lt;[.W$15];&quot;LE&quot;;IF([.J412]&lt;[.W$14];&quot;LO&quot;;&quot;&quot;))))">
            <text:p/>
          </table:table-cell>
          <table:table-cell table:formula="of:=IF([.K412]&gt;[.X$13];&quot;HE&quot;;IF([.K412]&gt;[.X$12];&quot;HO&quot;;IF([.K412]&lt;[.X$15];&quot;LE&quot;;IF([.K412]&lt;[.X$14];&quot;LO&quot;;&quot;&quot;))))" office:value-type="string" office:string-value="LE">
            <text:p>LE</text:p>
          </table:table-cell>
          <table:table-cell table:formula="of:=IF([.L412]&gt;[.Y$13];&quot;HE&quot;;IF([.L412]&gt;[.Y$12];&quot;HO&quot;;IF([.L412]&lt;[.Y$15];&quot;LE&quot;;IF([.L41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AC</text:p>
          </table:table-cell>
          <table:table-cell office:value-type="string">
            <text:p>1FC8</text:p>
          </table:table-cell>
          <table:table-cell table:style-name="ce3" office:value-type="string">
            <text:p>1E88</text:p>
          </table:table-cell>
          <table:table-cell table:formula="of:=HEX2DEC([.A413])" office:value-type="float" office:value="544">
            <text:p>544</text:p>
          </table:table-cell>
          <table:table-cell table:formula="of:=HEX2DEC([.B413])" office:value-type="float" office:value="492">
            <text:p>492</text:p>
          </table:table-cell>
          <table:table-cell table:formula="of:=HEX2DEC([.C413])" office:value-type="float" office:value="508">
            <text:p>508</text:p>
          </table:table-cell>
          <table:table-cell table:formula="of:=HEX2DEC([.D413])" office:value-type="float" office:value="8364">
            <text:p>8364</text:p>
          </table:table-cell>
          <table:table-cell table:formula="of:=HEX2DEC([.E413])" office:value-type="float" office:value="8136">
            <text:p>8136</text:p>
          </table:table-cell>
          <table:table-cell table:formula="of:=HEX2DEC([.F413])" office:value-type="float" office:value="7816">
            <text:p>7816</text:p>
          </table:table-cell>
          <table:table-cell table:formula="of:=IF([.G413]&gt;[.T$13];&quot;HE&quot;;IF([.G413]&gt;[.T$12];&quot;HO&quot;;IF([.G413]&lt;[.T$15];&quot;LE&quot;;IF([.G413]&lt;[.T$14];&quot;LO&quot;;&quot;&quot;))))">
            <text:p/>
          </table:table-cell>
          <table:table-cell table:formula="of:=IF([.H413]&gt;[.U$13];&quot;HE&quot;;IF([.H413]&gt;[.U$12];&quot;HO&quot;;IF([.H413]&lt;[.U$15];&quot;LE&quot;;IF([.H413]&lt;[.U$14];&quot;LO&quot;;&quot;&quot;))))">
            <text:p/>
          </table:table-cell>
          <table:table-cell table:formula="of:=IF([.I413]&gt;[.V$13];&quot;HE&quot;;IF([.I413]&gt;[.V$12];&quot;HO&quot;;IF([.I413]&lt;[.V$15];&quot;LE&quot;;IF([.I413]&lt;[.V$14];&quot;LO&quot;;&quot;&quot;))))">
            <text:p/>
          </table:table-cell>
          <table:table-cell table:formula="of:=IF([.J413]&gt;[.W$13];&quot;HE&quot;;IF([.J413]&gt;[.W$12];&quot;HO&quot;;IF([.J413]&lt;[.W$15];&quot;LE&quot;;IF([.J413]&lt;[.W$14];&quot;LO&quot;;&quot;&quot;))))">
            <text:p/>
          </table:table-cell>
          <table:table-cell table:formula="of:=IF([.K413]&gt;[.X$13];&quot;HE&quot;;IF([.K413]&gt;[.X$12];&quot;HO&quot;;IF([.K413]&lt;[.X$15];&quot;LE&quot;;IF([.K413]&lt;[.X$14];&quot;LO&quot;;&quot;&quot;))))">
            <text:p/>
          </table:table-cell>
          <table:table-cell table:formula="of:=IF([.L413]&gt;[.Y$13];&quot;HE&quot;;IF([.L413]&gt;[.Y$12];&quot;HO&quot;;IF([.L413]&lt;[.Y$15];&quot;LE&quot;;IF([.L41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F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D7</text:p>
          </table:table-cell>
          <table:table-cell office:value-type="string">
            <text:p>1FFF</text:p>
          </table:table-cell>
          <table:table-cell office:value-type="string">
            <text:p>1EBF</text:p>
          </table:table-cell>
          <table:table-cell table:formula="of:=HEX2DEC([.A414])" office:value-type="float" office:value="764">
            <text:p>764</text:p>
          </table:table-cell>
          <table:table-cell table:formula="of:=HEX2DEC([.B414])" office:value-type="float" office:value="492">
            <text:p>492</text:p>
          </table:table-cell>
          <table:table-cell table:formula="of:=HEX2DEC([.C414])" office:value-type="float" office:value="508">
            <text:p>508</text:p>
          </table:table-cell>
          <table:table-cell table:formula="of:=HEX2DEC([.D414])" office:value-type="float" office:value="8407">
            <text:p>8407</text:p>
          </table:table-cell>
          <table:table-cell table:formula="of:=HEX2DEC([.E414])" office:value-type="float" office:value="8191">
            <text:p>8191</text:p>
          </table:table-cell>
          <table:table-cell table:formula="of:=HEX2DEC([.F414])" office:value-type="float" office:value="7871">
            <text:p>7871</text:p>
          </table:table-cell>
          <table:table-cell table:formula="of:=IF([.G414]&gt;[.T$13];&quot;HE&quot;;IF([.G414]&gt;[.T$12];&quot;HO&quot;;IF([.G414]&lt;[.T$15];&quot;LE&quot;;IF([.G414]&lt;[.T$14];&quot;LO&quot;;&quot;&quot;))))">
            <text:p/>
          </table:table-cell>
          <table:table-cell table:formula="of:=IF([.H414]&gt;[.U$13];&quot;HE&quot;;IF([.H414]&gt;[.U$12];&quot;HO&quot;;IF([.H414]&lt;[.U$15];&quot;LE&quot;;IF([.H414]&lt;[.U$14];&quot;LO&quot;;&quot;&quot;))))">
            <text:p/>
          </table:table-cell>
          <table:table-cell table:formula="of:=IF([.I414]&gt;[.V$13];&quot;HE&quot;;IF([.I414]&gt;[.V$12];&quot;HO&quot;;IF([.I414]&lt;[.V$15];&quot;LE&quot;;IF([.I414]&lt;[.V$14];&quot;LO&quot;;&quot;&quot;))))">
            <text:p/>
          </table:table-cell>
          <table:table-cell table:formula="of:=IF([.J414]&gt;[.W$13];&quot;HE&quot;;IF([.J414]&gt;[.W$12];&quot;HO&quot;;IF([.J414]&lt;[.W$15];&quot;LE&quot;;IF([.J414]&lt;[.W$14];&quot;LO&quot;;&quot;&quot;))))">
            <text:p/>
          </table:table-cell>
          <table:table-cell table:formula="of:=IF([.K414]&gt;[.X$13];&quot;HE&quot;;IF([.K414]&gt;[.X$12];&quot;HO&quot;;IF([.K414]&lt;[.X$15];&quot;LE&quot;;IF([.K414]&lt;[.X$14];&quot;LO&quot;;&quot;&quot;))))">
            <text:p/>
          </table:table-cell>
          <table:table-cell table:formula="of:=IF([.L414]&gt;[.Y$13];&quot;HE&quot;;IF([.L414]&gt;[.Y$12];&quot;HO&quot;;IF([.L414]&lt;[.Y$15];&quot;LE&quot;;IF([.L41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string">
            <text:p>1FC</text:p>
          </table:table-cell>
          <table:table-cell office:value-type="float" office:value="2005">
            <text:p>2005</text:p>
          </table:table-cell>
          <table:table-cell office:value-type="string">
            <text:p>1FD9</text:p>
          </table:table-cell>
          <table:table-cell office:value-type="string">
            <text:p>1F8E</text:p>
          </table:table-cell>
          <table:table-cell table:formula="of:=HEX2DEC([.A415])" office:value-type="float" office:value="568">
            <text:p>568</text:p>
          </table:table-cell>
          <table:table-cell table:formula="of:=HEX2DEC([.B415])" office:value-type="float" office:value="508">
            <text:p>508</text:p>
          </table:table-cell>
          <table:table-cell table:formula="of:=HEX2DEC([.C415])" office:value-type="float" office:value="508">
            <text:p>508</text:p>
          </table:table-cell>
          <table:table-cell table:formula="of:=HEX2DEC([.D415])" office:value-type="float" office:value="8197">
            <text:p>8197</text:p>
          </table:table-cell>
          <table:table-cell table:formula="of:=HEX2DEC([.E415])" office:value-type="float" office:value="8153">
            <text:p>8153</text:p>
          </table:table-cell>
          <table:table-cell table:formula="of:=HEX2DEC([.F415])" office:value-type="float" office:value="8078">
            <text:p>8078</text:p>
          </table:table-cell>
          <table:table-cell table:formula="of:=IF([.G415]&gt;[.T$13];&quot;HE&quot;;IF([.G415]&gt;[.T$12];&quot;HO&quot;;IF([.G415]&lt;[.T$15];&quot;LE&quot;;IF([.G415]&lt;[.T$14];&quot;LO&quot;;&quot;&quot;))))">
            <text:p/>
          </table:table-cell>
          <table:table-cell table:formula="of:=IF([.H415]&gt;[.U$13];&quot;HE&quot;;IF([.H415]&gt;[.U$12];&quot;HO&quot;;IF([.H415]&lt;[.U$15];&quot;LE&quot;;IF([.H415]&lt;[.U$14];&quot;LO&quot;;&quot;&quot;))))">
            <text:p/>
          </table:table-cell>
          <table:table-cell table:formula="of:=IF([.I415]&gt;[.V$13];&quot;HE&quot;;IF([.I415]&gt;[.V$12];&quot;HO&quot;;IF([.I415]&lt;[.V$15];&quot;LE&quot;;IF([.I415]&lt;[.V$14];&quot;LO&quot;;&quot;&quot;))))">
            <text:p/>
          </table:table-cell>
          <table:table-cell table:formula="of:=IF([.J415]&gt;[.W$13];&quot;HE&quot;;IF([.J415]&gt;[.W$12];&quot;HO&quot;;IF([.J415]&lt;[.W$15];&quot;LE&quot;;IF([.J415]&lt;[.W$14];&quot;LO&quot;;&quot;&quot;))))">
            <text:p/>
          </table:table-cell>
          <table:table-cell table:formula="of:=IF([.K415]&gt;[.X$13];&quot;HE&quot;;IF([.K415]&gt;[.X$12];&quot;HO&quot;;IF([.K415]&lt;[.X$15];&quot;LE&quot;;IF([.K415]&lt;[.X$14];&quot;LO&quot;;&quot;&quot;))))">
            <text:p/>
          </table:table-cell>
          <table:table-cell table:formula="of:=IF([.L415]&gt;[.Y$13];&quot;HE&quot;;IF([.L415]&gt;[.Y$12];&quot;HO&quot;;IF([.L415]&lt;[.Y$15];&quot;LE&quot;;IF([.L41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string">
            <text:p>20AB</text:p>
          </table:table-cell>
          <table:table-cell office:value-type="float" office:value="2014">
            <text:p>2014</text:p>
          </table:table-cell>
          <table:table-cell office:value-type="string">
            <text:p>1EDD</text:p>
          </table:table-cell>
          <table:table-cell table:formula="of:=HEX2DEC([.A416])" office:value-type="float" office:value="884">
            <text:p>884</text:p>
          </table:table-cell>
          <table:table-cell table:formula="of:=HEX2DEC([.B416])" office:value-type="float" office:value="492">
            <text:p>492</text:p>
          </table:table-cell>
          <table:table-cell table:formula="of:=HEX2DEC([.C416])" office:value-type="float" office:value="524">
            <text:p>524</text:p>
          </table:table-cell>
          <table:table-cell table:formula="of:=HEX2DEC([.D416])" office:value-type="float" office:value="8363">
            <text:p>8363</text:p>
          </table:table-cell>
          <table:table-cell table:formula="of:=HEX2DEC([.E416])" office:value-type="float" office:value="8212">
            <text:p>8212</text:p>
          </table:table-cell>
          <table:table-cell table:formula="of:=HEX2DEC([.F416])" office:value-type="float" office:value="7901">
            <text:p>7901</text:p>
          </table:table-cell>
          <table:table-cell table:formula="of:=IF([.G416]&gt;[.T$13];&quot;HE&quot;;IF([.G416]&gt;[.T$12];&quot;HO&quot;;IF([.G416]&lt;[.T$15];&quot;LE&quot;;IF([.G416]&lt;[.T$14];&quot;LO&quot;;&quot;&quot;))))">
            <text:p/>
          </table:table-cell>
          <table:table-cell table:formula="of:=IF([.H416]&gt;[.U$13];&quot;HE&quot;;IF([.H416]&gt;[.U$12];&quot;HO&quot;;IF([.H416]&lt;[.U$15];&quot;LE&quot;;IF([.H416]&lt;[.U$14];&quot;LO&quot;;&quot;&quot;))))">
            <text:p/>
          </table:table-cell>
          <table:table-cell table:formula="of:=IF([.I416]&gt;[.V$13];&quot;HE&quot;;IF([.I416]&gt;[.V$12];&quot;HO&quot;;IF([.I416]&lt;[.V$15];&quot;LE&quot;;IF([.I416]&lt;[.V$14];&quot;LO&quot;;&quot;&quot;))))" office:value-type="string" office:string-value="HE">
            <text:p>HE</text:p>
          </table:table-cell>
          <table:table-cell table:formula="of:=IF([.J416]&gt;[.W$13];&quot;HE&quot;;IF([.J416]&gt;[.W$12];&quot;HO&quot;;IF([.J416]&lt;[.W$15];&quot;LE&quot;;IF([.J416]&lt;[.W$14];&quot;LO&quot;;&quot;&quot;))))">
            <text:p/>
          </table:table-cell>
          <table:table-cell table:formula="of:=IF([.K416]&gt;[.X$13];&quot;HE&quot;;IF([.K416]&gt;[.X$12];&quot;HO&quot;;IF([.K416]&lt;[.X$15];&quot;LE&quot;;IF([.K416]&lt;[.X$14];&quot;LO&quot;;&quot;&quot;))))" office:value-type="string" office:string-value="HO">
            <text:p>HO</text:p>
          </table:table-cell>
          <table:table-cell table:formula="of:=IF([.L416]&gt;[.Y$13];&quot;HE&quot;;IF([.L416]&gt;[.Y$12];&quot;HO&quot;;IF([.L416]&lt;[.Y$15];&quot;LE&quot;;IF([.L41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D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float" office:value="2093">
            <text:p>2093</text:p>
          </table:table-cell>
          <table:table-cell office:value-type="string">
            <text:p>1F2C</text:p>
          </table:table-cell>
          <table:table-cell office:value-type="string">
            <text:p>1EB5</text:p>
          </table:table-cell>
          <table:table-cell table:formula="of:=HEX2DEC([.A417])" office:value-type="float" office:value="724">
            <text:p>724</text:p>
          </table:table-cell>
          <table:table-cell table:formula="of:=HEX2DEC([.B417])" office:value-type="float" office:value="492">
            <text:p>492</text:p>
          </table:table-cell>
          <table:table-cell table:formula="of:=HEX2DEC([.C417])" office:value-type="float" office:value="508">
            <text:p>508</text:p>
          </table:table-cell>
          <table:table-cell table:formula="of:=HEX2DEC([.D417])" office:value-type="float" office:value="8339">
            <text:p>8339</text:p>
          </table:table-cell>
          <table:table-cell table:formula="of:=HEX2DEC([.E417])" office:value-type="float" office:value="7980">
            <text:p>7980</text:p>
          </table:table-cell>
          <table:table-cell table:formula="of:=HEX2DEC([.F417])" office:value-type="float" office:value="7861">
            <text:p>7861</text:p>
          </table:table-cell>
          <table:table-cell table:formula="of:=IF([.G417]&gt;[.T$13];&quot;HE&quot;;IF([.G417]&gt;[.T$12];&quot;HO&quot;;IF([.G417]&lt;[.T$15];&quot;LE&quot;;IF([.G417]&lt;[.T$14];&quot;LO&quot;;&quot;&quot;))))">
            <text:p/>
          </table:table-cell>
          <table:table-cell table:formula="of:=IF([.H417]&gt;[.U$13];&quot;HE&quot;;IF([.H417]&gt;[.U$12];&quot;HO&quot;;IF([.H417]&lt;[.U$15];&quot;LE&quot;;IF([.H417]&lt;[.U$14];&quot;LO&quot;;&quot;&quot;))))">
            <text:p/>
          </table:table-cell>
          <table:table-cell table:formula="of:=IF([.I417]&gt;[.V$13];&quot;HE&quot;;IF([.I417]&gt;[.V$12];&quot;HO&quot;;IF([.I417]&lt;[.V$15];&quot;LE&quot;;IF([.I417]&lt;[.V$14];&quot;LO&quot;;&quot;&quot;))))">
            <text:p/>
          </table:table-cell>
          <table:table-cell table:formula="of:=IF([.J417]&gt;[.W$13];&quot;HE&quot;;IF([.J417]&gt;[.W$12];&quot;HO&quot;;IF([.J417]&lt;[.W$15];&quot;LE&quot;;IF([.J417]&lt;[.W$14];&quot;LO&quot;;&quot;&quot;))))">
            <text:p/>
          </table:table-cell>
          <table:table-cell table:formula="of:=IF([.K417]&gt;[.X$13];&quot;HE&quot;;IF([.K417]&gt;[.X$12];&quot;HO&quot;;IF([.K417]&lt;[.X$15];&quot;LE&quot;;IF([.K417]&lt;[.X$14];&quot;LO&quot;;&quot;&quot;))))" office:value-type="string" office:string-value="LE">
            <text:p>LE</text:p>
          </table:table-cell>
          <table:table-cell table:formula="of:=IF([.L417]&gt;[.Y$13];&quot;HE&quot;;IF([.L417]&gt;[.Y$12];&quot;HO&quot;;IF([.L417]&lt;[.Y$15];&quot;LE&quot;;IF([.L417]&lt;[.Y$14];&quot;LO&quot;;&quot;&quot;))))">
            <text:p/>
          </table:table-cell>
          <table:table-cell table:number-columns-repeated="7"/>
        </table:table-row>
        <table:table-row table:style-name="ro1">
          <table:table-cell table:style-name="ce3" office:value-type="string">
            <text:p>1E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float" office:value="2073">
            <text:p>2073</text:p>
          </table:table-cell>
          <table:table-cell office:value-type="string">
            <text:p>1FB2</text:p>
          </table:table-cell>
          <table:table-cell table:style-name="ce3" office:value-type="string">
            <text:p>1E79</text:p>
          </table:table-cell>
          <table:table-cell table:formula="of:=HEX2DEC([.A418])" office:value-type="float" office:value="484">
            <text:p>484</text:p>
          </table:table-cell>
          <table:table-cell table:formula="of:=HEX2DEC([.B418])" office:value-type="float" office:value="492">
            <text:p>492</text:p>
          </table:table-cell>
          <table:table-cell table:formula="of:=HEX2DEC([.C418])" office:value-type="float" office:value="508">
            <text:p>508</text:p>
          </table:table-cell>
          <table:table-cell table:formula="of:=HEX2DEC([.D418])" office:value-type="float" office:value="8307">
            <text:p>8307</text:p>
          </table:table-cell>
          <table:table-cell table:formula="of:=HEX2DEC([.E418])" office:value-type="float" office:value="8114">
            <text:p>8114</text:p>
          </table:table-cell>
          <table:table-cell table:formula="of:=HEX2DEC([.F418])" office:value-type="float" office:value="7801">
            <text:p>7801</text:p>
          </table:table-cell>
          <table:table-cell table:formula="of:=IF([.G418]&gt;[.T$13];&quot;HE&quot;;IF([.G418]&gt;[.T$12];&quot;HO&quot;;IF([.G418]&lt;[.T$15];&quot;LE&quot;;IF([.G418]&lt;[.T$14];&quot;LO&quot;;&quot;&quot;))))">
            <text:p/>
          </table:table-cell>
          <table:table-cell table:formula="of:=IF([.H418]&gt;[.U$13];&quot;HE&quot;;IF([.H418]&gt;[.U$12];&quot;HO&quot;;IF([.H418]&lt;[.U$15];&quot;LE&quot;;IF([.H418]&lt;[.U$14];&quot;LO&quot;;&quot;&quot;))))">
            <text:p/>
          </table:table-cell>
          <table:table-cell table:formula="of:=IF([.I418]&gt;[.V$13];&quot;HE&quot;;IF([.I418]&gt;[.V$12];&quot;HO&quot;;IF([.I418]&lt;[.V$15];&quot;LE&quot;;IF([.I418]&lt;[.V$14];&quot;LO&quot;;&quot;&quot;))))">
            <text:p/>
          </table:table-cell>
          <table:table-cell table:formula="of:=IF([.J418]&gt;[.W$13];&quot;HE&quot;;IF([.J418]&gt;[.W$12];&quot;HO&quot;;IF([.J418]&lt;[.W$15];&quot;LE&quot;;IF([.J418]&lt;[.W$14];&quot;LO&quot;;&quot;&quot;))))">
            <text:p/>
          </table:table-cell>
          <table:table-cell table:formula="of:=IF([.K418]&gt;[.X$13];&quot;HE&quot;;IF([.K418]&gt;[.X$12];&quot;HO&quot;;IF([.K418]&lt;[.X$15];&quot;LE&quot;;IF([.K418]&lt;[.X$14];&quot;LO&quot;;&quot;&quot;))))">
            <text:p/>
          </table:table-cell>
          <table:table-cell table:formula="of:=IF([.L418]&gt;[.Y$13];&quot;HE&quot;;IF([.L418]&gt;[.Y$12];&quot;HO&quot;;IF([.L418]&lt;[.Y$15];&quot;LE&quot;;IF([.L41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9C</text:p>
          </table:table-cell>
          <table:table-cell table:number-columns-repeated="2" office:value-type="string">
            <text:p>1FC</text:p>
          </table:table-cell>
          <table:table-cell office:value-type="string">
            <text:p>218D</text:p>
          </table:table-cell>
          <table:table-cell office:value-type="string">
            <text:p>1F02</text:p>
          </table:table-cell>
          <table:table-cell office:value-type="string">
            <text:p>1F27</text:p>
          </table:table-cell>
          <table:table-cell table:formula="of:=HEX2DEC([.A419])" office:value-type="float" office:value="156">
            <text:p>156</text:p>
          </table:table-cell>
          <table:table-cell table:formula="of:=HEX2DEC([.B419])" office:value-type="float" office:value="508">
            <text:p>508</text:p>
          </table:table-cell>
          <table:table-cell table:formula="of:=HEX2DEC([.C419])" office:value-type="float" office:value="508">
            <text:p>508</text:p>
          </table:table-cell>
          <table:table-cell table:formula="of:=HEX2DEC([.D419])" office:value-type="float" office:value="8589">
            <text:p>8589</text:p>
          </table:table-cell>
          <table:table-cell table:formula="of:=HEX2DEC([.E419])" office:value-type="float" office:value="7938">
            <text:p>7938</text:p>
          </table:table-cell>
          <table:table-cell table:formula="of:=HEX2DEC([.F419])" office:value-type="float" office:value="7975">
            <text:p>7975</text:p>
          </table:table-cell>
          <table:table-cell table:formula="of:=IF([.G419]&gt;[.T$13];&quot;HE&quot;;IF([.G419]&gt;[.T$12];&quot;HO&quot;;IF([.G419]&lt;[.T$15];&quot;LE&quot;;IF([.G419]&lt;[.T$14];&quot;LO&quot;;&quot;&quot;))))" office:value-type="string" office:string-value="LO">
            <text:p>LO</text:p>
          </table:table-cell>
          <table:table-cell table:formula="of:=IF([.H419]&gt;[.U$13];&quot;HE&quot;;IF([.H419]&gt;[.U$12];&quot;HO&quot;;IF([.H419]&lt;[.U$15];&quot;LE&quot;;IF([.H419]&lt;[.U$14];&quot;LO&quot;;&quot;&quot;))))">
            <text:p/>
          </table:table-cell>
          <table:table-cell table:formula="of:=IF([.I419]&gt;[.V$13];&quot;HE&quot;;IF([.I419]&gt;[.V$12];&quot;HO&quot;;IF([.I419]&lt;[.V$15];&quot;LE&quot;;IF([.I419]&lt;[.V$14];&quot;LO&quot;;&quot;&quot;))))">
            <text:p/>
          </table:table-cell>
          <table:table-cell table:formula="of:=IF([.J419]&gt;[.W$13];&quot;HE&quot;;IF([.J419]&gt;[.W$12];&quot;HO&quot;;IF([.J419]&lt;[.W$15];&quot;LE&quot;;IF([.J419]&lt;[.W$14];&quot;LO&quot;;&quot;&quot;))))">
            <text:p/>
          </table:table-cell>
          <table:table-cell table:formula="of:=IF([.K419]&gt;[.X$13];&quot;HE&quot;;IF([.K419]&gt;[.X$12];&quot;HO&quot;;IF([.K419]&lt;[.X$15];&quot;LE&quot;;IF([.K419]&lt;[.X$14];&quot;LO&quot;;&quot;&quot;))))" office:value-type="string" office:string-value="LE">
            <text:p>LE</text:p>
          </table:table-cell>
          <table:table-cell table:formula="of:=IF([.L419]&gt;[.Y$13];&quot;HE&quot;;IF([.L419]&gt;[.Y$12];&quot;HO&quot;;IF([.L419]&lt;[.Y$15];&quot;LE&quot;;IF([.L41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BC</text:p>
          </table:table-cell>
          <table:table-cell office:value-type="string">
            <text:p>1FC</text:p>
          </table:table-cell>
          <table:table-cell office:value-type="string">
            <text:p>1CC</text:p>
          </table:table-cell>
          <table:table-cell office:value-type="float" office:value="2025">
            <text:p>2025</text:p>
          </table:table-cell>
          <table:table-cell office:value-type="string">
            <text:p>1C36</text:p>
          </table:table-cell>
          <table:table-cell office:value-type="string">
            <text:p>1F6F</text:p>
          </table:table-cell>
          <table:table-cell table:formula="of:=HEX2DEC([.A420])" office:value-type="float" office:value="444">
            <text:p>444</text:p>
          </table:table-cell>
          <table:table-cell table:formula="of:=HEX2DEC([.B420])" office:value-type="float" office:value="508">
            <text:p>508</text:p>
          </table:table-cell>
          <table:table-cell table:formula="of:=HEX2DEC([.C420])" office:value-type="float" office:value="460">
            <text:p>460</text:p>
          </table:table-cell>
          <table:table-cell table:formula="of:=HEX2DEC([.D420])" office:value-type="float" office:value="8229">
            <text:p>8229</text:p>
          </table:table-cell>
          <table:table-cell table:formula="of:=HEX2DEC([.E420])" office:value-type="float" office:value="7222">
            <text:p>7222</text:p>
          </table:table-cell>
          <table:table-cell table:formula="of:=HEX2DEC([.F420])" office:value-type="float" office:value="8047">
            <text:p>8047</text:p>
          </table:table-cell>
          <table:table-cell table:formula="of:=IF([.G420]&gt;[.T$13];&quot;HE&quot;;IF([.G420]&gt;[.T$12];&quot;HO&quot;;IF([.G420]&lt;[.T$15];&quot;LE&quot;;IF([.G420]&lt;[.T$14];&quot;LO&quot;;&quot;&quot;))))">
            <text:p/>
          </table:table-cell>
          <table:table-cell table:formula="of:=IF([.H420]&gt;[.U$13];&quot;HE&quot;;IF([.H420]&gt;[.U$12];&quot;HO&quot;;IF([.H420]&lt;[.U$15];&quot;LE&quot;;IF([.H420]&lt;[.U$14];&quot;LO&quot;;&quot;&quot;))))">
            <text:p/>
          </table:table-cell>
          <table:table-cell table:formula="of:=IF([.I420]&gt;[.V$13];&quot;HE&quot;;IF([.I420]&gt;[.V$12];&quot;HO&quot;;IF([.I420]&lt;[.V$15];&quot;LE&quot;;IF([.I420]&lt;[.V$14];&quot;LO&quot;;&quot;&quot;))))" office:value-type="string" office:string-value="LE">
            <text:p>LE</text:p>
          </table:table-cell>
          <table:table-cell table:formula="of:=IF([.J420]&gt;[.W$13];&quot;HE&quot;;IF([.J420]&gt;[.W$12];&quot;HO&quot;;IF([.J420]&lt;[.W$15];&quot;LE&quot;;IF([.J420]&lt;[.W$14];&quot;LO&quot;;&quot;&quot;))))">
            <text:p/>
          </table:table-cell>
          <table:table-cell table:formula="of:=IF([.K420]&gt;[.X$13];&quot;HE&quot;;IF([.K420]&gt;[.X$12];&quot;HO&quot;;IF([.K420]&lt;[.X$15];&quot;LE&quot;;IF([.K420]&lt;[.X$14];&quot;LO&quot;;&quot;&quot;))))" office:value-type="string" office:string-value="LE">
            <text:p>LE</text:p>
          </table:table-cell>
          <table:table-cell table:formula="of:=IF([.L420]&gt;[.Y$13];&quot;HE&quot;;IF([.L420]&gt;[.Y$12];&quot;HO&quot;;IF([.L420]&lt;[.Y$15];&quot;LE&quot;;IF([.L42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float" office:value="2001">
            <text:p>2001</text:p>
          </table:table-cell>
          <table:table-cell office:value-type="float" office:value="2041">
            <text:p>2041</text:p>
          </table:table-cell>
          <table:table-cell office:value-type="string">
            <text:p>1F5A</text:p>
          </table:table-cell>
          <table:table-cell table:formula="of:=HEX2DEC([.A421])" office:value-type="float" office:value="360">
            <text:p>360</text:p>
          </table:table-cell>
          <table:table-cell table:formula="of:=HEX2DEC([.B421])" office:value-type="float" office:value="508">
            <text:p>508</text:p>
          </table:table-cell>
          <table:table-cell table:formula="of:=HEX2DEC([.C421])" office:value-type="float" office:value="524">
            <text:p>524</text:p>
          </table:table-cell>
          <table:table-cell table:formula="of:=HEX2DEC([.D421])" office:value-type="float" office:value="8193">
            <text:p>8193</text:p>
          </table:table-cell>
          <table:table-cell table:formula="of:=HEX2DEC([.E421])" office:value-type="float" office:value="8257">
            <text:p>8257</text:p>
          </table:table-cell>
          <table:table-cell table:formula="of:=HEX2DEC([.F421])" office:value-type="float" office:value="8026">
            <text:p>8026</text:p>
          </table:table-cell>
          <table:table-cell table:formula="of:=IF([.G421]&gt;[.T$13];&quot;HE&quot;;IF([.G421]&gt;[.T$12];&quot;HO&quot;;IF([.G421]&lt;[.T$15];&quot;LE&quot;;IF([.G421]&lt;[.T$14];&quot;LO&quot;;&quot;&quot;))))">
            <text:p/>
          </table:table-cell>
          <table:table-cell table:formula="of:=IF([.H421]&gt;[.U$13];&quot;HE&quot;;IF([.H421]&gt;[.U$12];&quot;HO&quot;;IF([.H421]&lt;[.U$15];&quot;LE&quot;;IF([.H421]&lt;[.U$14];&quot;LO&quot;;&quot;&quot;))))">
            <text:p/>
          </table:table-cell>
          <table:table-cell table:formula="of:=IF([.I421]&gt;[.V$13];&quot;HE&quot;;IF([.I421]&gt;[.V$12];&quot;HO&quot;;IF([.I421]&lt;[.V$15];&quot;LE&quot;;IF([.I421]&lt;[.V$14];&quot;LO&quot;;&quot;&quot;))))" office:value-type="string" office:string-value="HE">
            <text:p>HE</text:p>
          </table:table-cell>
          <table:table-cell table:formula="of:=IF([.J421]&gt;[.W$13];&quot;HE&quot;;IF([.J421]&gt;[.W$12];&quot;HO&quot;;IF([.J421]&lt;[.W$15];&quot;LE&quot;;IF([.J421]&lt;[.W$14];&quot;LO&quot;;&quot;&quot;))))">
            <text:p/>
          </table:table-cell>
          <table:table-cell table:formula="of:=IF([.K421]&gt;[.X$13];&quot;HE&quot;;IF([.K421]&gt;[.X$12];&quot;HO&quot;;IF([.K421]&lt;[.X$15];&quot;LE&quot;;IF([.K421]&lt;[.X$14];&quot;LO&quot;;&quot;&quot;))))" office:value-type="string" office:string-value="HE">
            <text:p>HE</text:p>
          </table:table-cell>
          <table:table-cell table:formula="of:=IF([.L421]&gt;[.Y$13];&quot;HE&quot;;IF([.L421]&gt;[.Y$12];&quot;HO&quot;;IF([.L421]&lt;[.Y$15];&quot;LE&quot;;IF([.L42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float" office:value="2088">
            <text:p>2088</text:p>
          </table:table-cell>
          <table:table-cell office:value-type="string">
            <text:p>202C</text:p>
          </table:table-cell>
          <table:table-cell table:style-name="ce3" office:value-type="string">
            <text:p>1E01</text:p>
          </table:table-cell>
          <table:table-cell table:formula="of:=HEX2DEC([.A422])" office:value-type="float" office:value="4">
            <text:p>4</text:p>
          </table:table-cell>
          <table:table-cell table:formula="of:=HEX2DEC([.B422])" office:value-type="float" office:value="492">
            <text:p>492</text:p>
          </table:table-cell>
          <table:table-cell table:formula="of:=HEX2DEC([.C422])" office:value-type="float" office:value="524">
            <text:p>524</text:p>
          </table:table-cell>
          <table:table-cell table:formula="of:=HEX2DEC([.D422])" office:value-type="float" office:value="8328">
            <text:p>8328</text:p>
          </table:table-cell>
          <table:table-cell table:formula="of:=HEX2DEC([.E422])" office:value-type="float" office:value="8236">
            <text:p>8236</text:p>
          </table:table-cell>
          <table:table-cell table:formula="of:=HEX2DEC([.F422])" office:value-type="float" office:value="7681">
            <text:p>7681</text:p>
          </table:table-cell>
          <table:table-cell table:formula="of:=IF([.G422]&gt;[.T$13];&quot;HE&quot;;IF([.G422]&gt;[.T$12];&quot;HO&quot;;IF([.G422]&lt;[.T$15];&quot;LE&quot;;IF([.G422]&lt;[.T$14];&quot;LO&quot;;&quot;&quot;))))" office:value-type="string" office:string-value="LO">
            <text:p>LO</text:p>
          </table:table-cell>
          <table:table-cell table:formula="of:=IF([.H422]&gt;[.U$13];&quot;HE&quot;;IF([.H422]&gt;[.U$12];&quot;HO&quot;;IF([.H422]&lt;[.U$15];&quot;LE&quot;;IF([.H422]&lt;[.U$14];&quot;LO&quot;;&quot;&quot;))))">
            <text:p/>
          </table:table-cell>
          <table:table-cell table:formula="of:=IF([.I422]&gt;[.V$13];&quot;HE&quot;;IF([.I422]&gt;[.V$12];&quot;HO&quot;;IF([.I422]&lt;[.V$15];&quot;LE&quot;;IF([.I422]&lt;[.V$14];&quot;LO&quot;;&quot;&quot;))))" office:value-type="string" office:string-value="HE">
            <text:p>HE</text:p>
          </table:table-cell>
          <table:table-cell table:formula="of:=IF([.J422]&gt;[.W$13];&quot;HE&quot;;IF([.J422]&gt;[.W$12];&quot;HO&quot;;IF([.J422]&lt;[.W$15];&quot;LE&quot;;IF([.J422]&lt;[.W$14];&quot;LO&quot;;&quot;&quot;))))">
            <text:p/>
          </table:table-cell>
          <table:table-cell table:formula="of:=IF([.K422]&gt;[.X$13];&quot;HE&quot;;IF([.K422]&gt;[.X$12];&quot;HO&quot;;IF([.K422]&lt;[.X$15];&quot;LE&quot;;IF([.K422]&lt;[.X$14];&quot;LO&quot;;&quot;&quot;))))" office:value-type="string" office:string-value="HO">
            <text:p>HO</text:p>
          </table:table-cell>
          <table:table-cell table:formula="of:=IF([.L422]&gt;[.Y$13];&quot;HE&quot;;IF([.L422]&gt;[.Y$12];&quot;HO&quot;;IF([.L422]&lt;[.Y$15];&quot;LE&quot;;IF([.L42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CE</text:p>
          </table:table-cell>
          <table:table-cell office:value-type="string">
            <text:p>1FF2</text:p>
          </table:table-cell>
          <table:table-cell table:style-name="ce3" office:value-type="string">
            <text:p>1E86</text:p>
          </table:table-cell>
          <table:table-cell table:formula="of:=HEX2DEC([.A423])" office:value-type="float" office:value="536">
            <text:p>536</text:p>
          </table:table-cell>
          <table:table-cell table:formula="of:=HEX2DEC([.B423])" office:value-type="float" office:value="492">
            <text:p>492</text:p>
          </table:table-cell>
          <table:table-cell table:formula="of:=HEX2DEC([.C423])" office:value-type="float" office:value="508">
            <text:p>508</text:p>
          </table:table-cell>
          <table:table-cell table:formula="of:=HEX2DEC([.D423])" office:value-type="float" office:value="8398">
            <text:p>8398</text:p>
          </table:table-cell>
          <table:table-cell table:formula="of:=HEX2DEC([.E423])" office:value-type="float" office:value="8178">
            <text:p>8178</text:p>
          </table:table-cell>
          <table:table-cell table:formula="of:=HEX2DEC([.F423])" office:value-type="float" office:value="7814">
            <text:p>7814</text:p>
          </table:table-cell>
          <table:table-cell table:formula="of:=IF([.G423]&gt;[.T$13];&quot;HE&quot;;IF([.G423]&gt;[.T$12];&quot;HO&quot;;IF([.G423]&lt;[.T$15];&quot;LE&quot;;IF([.G423]&lt;[.T$14];&quot;LO&quot;;&quot;&quot;))))">
            <text:p/>
          </table:table-cell>
          <table:table-cell table:formula="of:=IF([.H423]&gt;[.U$13];&quot;HE&quot;;IF([.H423]&gt;[.U$12];&quot;HO&quot;;IF([.H423]&lt;[.U$15];&quot;LE&quot;;IF([.H423]&lt;[.U$14];&quot;LO&quot;;&quot;&quot;))))">
            <text:p/>
          </table:table-cell>
          <table:table-cell table:formula="of:=IF([.I423]&gt;[.V$13];&quot;HE&quot;;IF([.I423]&gt;[.V$12];&quot;HO&quot;;IF([.I423]&lt;[.V$15];&quot;LE&quot;;IF([.I423]&lt;[.V$14];&quot;LO&quot;;&quot;&quot;))))">
            <text:p/>
          </table:table-cell>
          <table:table-cell table:formula="of:=IF([.J423]&gt;[.W$13];&quot;HE&quot;;IF([.J423]&gt;[.W$12];&quot;HO&quot;;IF([.J423]&lt;[.W$15];&quot;LE&quot;;IF([.J423]&lt;[.W$14];&quot;LO&quot;;&quot;&quot;))))">
            <text:p/>
          </table:table-cell>
          <table:table-cell table:formula="of:=IF([.K423]&gt;[.X$13];&quot;HE&quot;;IF([.K423]&gt;[.X$12];&quot;HO&quot;;IF([.K423]&lt;[.X$15];&quot;LE&quot;;IF([.K423]&lt;[.X$14];&quot;LO&quot;;&quot;&quot;))))">
            <text:p/>
          </table:table-cell>
          <table:table-cell table:formula="of:=IF([.L423]&gt;[.Y$13];&quot;HE&quot;;IF([.L423]&gt;[.Y$12];&quot;HO&quot;;IF([.L423]&lt;[.Y$15];&quot;LE&quot;;IF([.L42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C6</text:p>
          </table:table-cell>
          <table:table-cell office:value-type="string">
            <text:p>1EE</text:p>
          </table:table-cell>
          <table:table-cell office:value-type="string">
            <text:p>1FA</text:p>
          </table:table-cell>
          <table:table-cell office:value-type="string">
            <text:p>1F19</text:p>
          </table:table-cell>
          <table:table-cell office:value-type="string">
            <text:p>1FF4</text:p>
          </table:table-cell>
          <table:table-cell office:value-type="string">
            <text:p>1EF1</text:p>
          </table:table-cell>
          <table:table-cell table:formula="of:=HEX2DEC([.A424])" office:value-type="float" office:value="966">
            <text:p>966</text:p>
          </table:table-cell>
          <table:table-cell table:formula="of:=HEX2DEC([.B424])" office:value-type="float" office:value="494">
            <text:p>494</text:p>
          </table:table-cell>
          <table:table-cell table:formula="of:=HEX2DEC([.C424])" office:value-type="float" office:value="506">
            <text:p>506</text:p>
          </table:table-cell>
          <table:table-cell table:formula="of:=HEX2DEC([.D424])" office:value-type="float" office:value="7961">
            <text:p>7961</text:p>
          </table:table-cell>
          <table:table-cell table:formula="of:=HEX2DEC([.E424])" office:value-type="float" office:value="8180">
            <text:p>8180</text:p>
          </table:table-cell>
          <table:table-cell table:formula="of:=HEX2DEC([.F424])" office:value-type="float" office:value="7921">
            <text:p>7921</text:p>
          </table:table-cell>
          <table:table-cell table:formula="of:=IF([.G424]&gt;[.T$13];&quot;HE&quot;;IF([.G424]&gt;[.T$12];&quot;HO&quot;;IF([.G424]&lt;[.T$15];&quot;LE&quot;;IF([.G424]&lt;[.T$14];&quot;LO&quot;;&quot;&quot;))))" office:value-type="string" office:string-value="HO">
            <text:p>HO</text:p>
          </table:table-cell>
          <table:table-cell table:formula="of:=IF([.H424]&gt;[.U$13];&quot;HE&quot;;IF([.H424]&gt;[.U$12];&quot;HO&quot;;IF([.H424]&lt;[.U$15];&quot;LE&quot;;IF([.H424]&lt;[.U$14];&quot;LO&quot;;&quot;&quot;))))">
            <text:p/>
          </table:table-cell>
          <table:table-cell table:formula="of:=IF([.I424]&gt;[.V$13];&quot;HE&quot;;IF([.I424]&gt;[.V$12];&quot;HO&quot;;IF([.I424]&lt;[.V$15];&quot;LE&quot;;IF([.I424]&lt;[.V$14];&quot;LO&quot;;&quot;&quot;))))" office:value-type="string" office:string-value="LE">
            <text:p>LE</text:p>
          </table:table-cell>
          <table:table-cell table:formula="of:=IF([.J424]&gt;[.W$13];&quot;HE&quot;;IF([.J424]&gt;[.W$12];&quot;HO&quot;;IF([.J424]&lt;[.W$15];&quot;LE&quot;;IF([.J424]&lt;[.W$14];&quot;LO&quot;;&quot;&quot;))))" office:value-type="string" office:string-value="LO">
            <text:p>LO</text:p>
          </table:table-cell>
          <table:table-cell table:formula="of:=IF([.K424]&gt;[.X$13];&quot;HE&quot;;IF([.K424]&gt;[.X$12];&quot;HO&quot;;IF([.K424]&lt;[.X$15];&quot;LE&quot;;IF([.K424]&lt;[.X$14];&quot;LO&quot;;&quot;&quot;))))">
            <text:p/>
          </table:table-cell>
          <table:table-cell table:formula="of:=IF([.L424]&gt;[.Y$13];&quot;HE&quot;;IF([.L424]&gt;[.Y$12];&quot;HO&quot;;IF([.L424]&lt;[.Y$15];&quot;LE&quot;;IF([.L42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1FE</text:p>
          </table:table-cell>
          <table:table-cell office:value-type="string">
            <text:p>23A</text:p>
          </table:table-cell>
          <table:table-cell office:value-type="string">
            <text:p>1EE9</text:p>
          </table:table-cell>
          <table:table-cell office:value-type="string">
            <text:p>23D5</text:p>
          </table:table-cell>
          <table:table-cell office:value-type="string">
            <text:p>1F54</text:p>
          </table:table-cell>
          <table:table-cell table:formula="of:=HEX2DEC([.A425])" office:value-type="float" office:value="338">
            <text:p>338</text:p>
          </table:table-cell>
          <table:table-cell table:formula="of:=HEX2DEC([.B425])" office:value-type="float" office:value="510">
            <text:p>510</text:p>
          </table:table-cell>
          <table:table-cell table:formula="of:=HEX2DEC([.C425])" office:value-type="float" office:value="570">
            <text:p>570</text:p>
          </table:table-cell>
          <table:table-cell table:formula="of:=HEX2DEC([.D425])" office:value-type="float" office:value="7913">
            <text:p>7913</text:p>
          </table:table-cell>
          <table:table-cell table:formula="of:=HEX2DEC([.E425])" office:value-type="float" office:value="9173">
            <text:p>9173</text:p>
          </table:table-cell>
          <table:table-cell table:formula="of:=HEX2DEC([.F425])" office:value-type="float" office:value="8020">
            <text:p>8020</text:p>
          </table:table-cell>
          <table:table-cell table:formula="of:=IF([.G425]&gt;[.T$13];&quot;HE&quot;;IF([.G425]&gt;[.T$12];&quot;HO&quot;;IF([.G425]&lt;[.T$15];&quot;LE&quot;;IF([.G425]&lt;[.T$14];&quot;LO&quot;;&quot;&quot;))))">
            <text:p/>
          </table:table-cell>
          <table:table-cell table:formula="of:=IF([.H425]&gt;[.U$13];&quot;HE&quot;;IF([.H425]&gt;[.U$12];&quot;HO&quot;;IF([.H425]&lt;[.U$15];&quot;LE&quot;;IF([.H425]&lt;[.U$14];&quot;LO&quot;;&quot;&quot;))))">
            <text:p/>
          </table:table-cell>
          <table:table-cell table:formula="of:=IF([.I425]&gt;[.V$13];&quot;HE&quot;;IF([.I425]&gt;[.V$12];&quot;HO&quot;;IF([.I425]&lt;[.V$15];&quot;LE&quot;;IF([.I425]&lt;[.V$14];&quot;LO&quot;;&quot;&quot;))))" office:value-type="string" office:string-value="HE">
            <text:p>HE</text:p>
          </table:table-cell>
          <table:table-cell table:formula="of:=IF([.J425]&gt;[.W$13];&quot;HE&quot;;IF([.J425]&gt;[.W$12];&quot;HO&quot;;IF([.J425]&lt;[.W$15];&quot;LE&quot;;IF([.J425]&lt;[.W$14];&quot;LO&quot;;&quot;&quot;))))" office:value-type="string" office:string-value="LO">
            <text:p>LO</text:p>
          </table:table-cell>
          <table:table-cell table:formula="of:=IF([.K425]&gt;[.X$13];&quot;HE&quot;;IF([.K425]&gt;[.X$12];&quot;HO&quot;;IF([.K425]&lt;[.X$15];&quot;LE&quot;;IF([.K425]&lt;[.X$14];&quot;LO&quot;;&quot;&quot;))))" office:value-type="string" office:string-value="HE">
            <text:p>HE</text:p>
          </table:table-cell>
          <table:table-cell table:formula="of:=IF([.L425]&gt;[.Y$13];&quot;HE&quot;;IF([.L425]&gt;[.Y$12];&quot;HO&quot;;IF([.L425]&lt;[.Y$15];&quot;LE&quot;;IF([.L425]&lt;[.Y$14];&quot;LO&quot;;&quot;&quot;))))">
            <text:p/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21E</text:p>
          </table:table-cell>
          <table:table-cell office:value-type="string">
            <text:p>20A</text:p>
          </table:table-cell>
          <table:table-cell table:style-name="ce3" office:value-type="string">
            <text:p>1E33</text:p>
          </table:table-cell>
          <table:table-cell office:value-type="float" office:value="2072">
            <text:p>2072</text:p>
          </table:table-cell>
          <table:table-cell office:value-type="float" office:value="2187">
            <text:p>2187</text:p>
          </table:table-cell>
          <table:table-cell table:formula="of:=HEX2DEC([.A426])" office:value-type="float" office:value="542">
            <text:p>542</text:p>
          </table:table-cell>
          <table:table-cell table:formula="of:=HEX2DEC([.B426])" office:value-type="float" office:value="542">
            <text:p>542</text:p>
          </table:table-cell>
          <table:table-cell table:formula="of:=HEX2DEC([.C426])" office:value-type="float" office:value="522">
            <text:p>522</text:p>
          </table:table-cell>
          <table:table-cell table:formula="of:=HEX2DEC([.D426])" office:value-type="float" office:value="7731">
            <text:p>7731</text:p>
          </table:table-cell>
          <table:table-cell table:formula="of:=HEX2DEC([.E426])" office:value-type="float" office:value="8306">
            <text:p>8306</text:p>
          </table:table-cell>
          <table:table-cell table:formula="of:=HEX2DEC([.F426])" office:value-type="float" office:value="8583">
            <text:p>8583</text:p>
          </table:table-cell>
          <table:table-cell table:formula="of:=IF([.G426]&gt;[.T$13];&quot;HE&quot;;IF([.G426]&gt;[.T$12];&quot;HO&quot;;IF([.G426]&lt;[.T$15];&quot;LE&quot;;IF([.G426]&lt;[.T$14];&quot;LO&quot;;&quot;&quot;))))">
            <text:p/>
          </table:table-cell>
          <table:table-cell table:formula="of:=IF([.H426]&gt;[.U$13];&quot;HE&quot;;IF([.H426]&gt;[.U$12];&quot;HO&quot;;IF([.H426]&lt;[.U$15];&quot;LE&quot;;IF([.H426]&lt;[.U$14];&quot;LO&quot;;&quot;&quot;))))" office:value-type="string" office:string-value="HO">
            <text:p>HO</text:p>
          </table:table-cell>
          <table:table-cell table:formula="of:=IF([.I426]&gt;[.V$13];&quot;HE&quot;;IF([.I426]&gt;[.V$12];&quot;HO&quot;;IF([.I426]&lt;[.V$15];&quot;LE&quot;;IF([.I426]&lt;[.V$14];&quot;LO&quot;;&quot;&quot;))))" office:value-type="string" office:string-value="HE">
            <text:p>HE</text:p>
          </table:table-cell>
          <table:table-cell table:formula="of:=IF([.J426]&gt;[.W$13];&quot;HE&quot;;IF([.J426]&gt;[.W$12];&quot;HO&quot;;IF([.J426]&lt;[.W$15];&quot;LE&quot;;IF([.J426]&lt;[.W$14];&quot;LO&quot;;&quot;&quot;))))" office:value-type="string" office:string-value="LE">
            <text:p>LE</text:p>
          </table:table-cell>
          <table:table-cell table:formula="of:=IF([.K426]&gt;[.X$13];&quot;HE&quot;;IF([.K426]&gt;[.X$12];&quot;HO&quot;;IF([.K426]&lt;[.X$15];&quot;LE&quot;;IF([.K426]&lt;[.X$14];&quot;LO&quot;;&quot;&quot;))))" office:value-type="string" office:string-value="HE">
            <text:p>HE</text:p>
          </table:table-cell>
          <table:table-cell table:formula="of:=IF([.L426]&gt;[.Y$13];&quot;HE&quot;;IF([.L426]&gt;[.Y$12];&quot;HO&quot;;IF([.L426]&lt;[.Y$15];&quot;LE&quot;;IF([.L426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E</text:p>
          </table:table-cell>
          <table:table-cell office:value-type="string">
            <text:p>19A</text:p>
          </table:table-cell>
          <table:table-cell office:value-type="string">
            <text:p>1DE3</text:p>
          </table:table-cell>
          <table:table-cell office:value-type="string">
            <text:p>19DD</text:p>
          </table:table-cell>
          <table:table-cell office:value-type="float" office:value="2049">
            <text:p>2049</text:p>
          </table:table-cell>
          <table:table-cell table:formula="of:=HEX2DEC([.A427])" office:value-type="float" office:value="294">
            <text:p>294</text:p>
          </table:table-cell>
          <table:table-cell table:formula="of:=HEX2DEC([.B427])" office:value-type="float" office:value="526">
            <text:p>526</text:p>
          </table:table-cell>
          <table:table-cell table:formula="of:=HEX2DEC([.C427])" office:value-type="float" office:value="410">
            <text:p>410</text:p>
          </table:table-cell>
          <table:table-cell table:formula="of:=HEX2DEC([.D427])" office:value-type="float" office:value="7651">
            <text:p>7651</text:p>
          </table:table-cell>
          <table:table-cell table:formula="of:=HEX2DEC([.E427])" office:value-type="float" office:value="6621">
            <text:p>6621</text:p>
          </table:table-cell>
          <table:table-cell table:formula="of:=HEX2DEC([.F427])" office:value-type="float" office:value="8265">
            <text:p>8265</text:p>
          </table:table-cell>
          <table:table-cell table:formula="of:=IF([.G427]&gt;[.T$13];&quot;HE&quot;;IF([.G427]&gt;[.T$12];&quot;HO&quot;;IF([.G427]&lt;[.T$15];&quot;LE&quot;;IF([.G427]&lt;[.T$14];&quot;LO&quot;;&quot;&quot;))))">
            <text:p/>
          </table:table-cell>
          <table:table-cell table:formula="of:=IF([.H427]&gt;[.U$13];&quot;HE&quot;;IF([.H427]&gt;[.U$12];&quot;HO&quot;;IF([.H427]&lt;[.U$15];&quot;LE&quot;;IF([.H427]&lt;[.U$14];&quot;LO&quot;;&quot;&quot;))))">
            <text:p/>
          </table:table-cell>
          <table:table-cell table:formula="of:=IF([.I427]&gt;[.V$13];&quot;HE&quot;;IF([.I427]&gt;[.V$12];&quot;HO&quot;;IF([.I427]&lt;[.V$15];&quot;LE&quot;;IF([.I427]&lt;[.V$14];&quot;LO&quot;;&quot;&quot;))))" office:value-type="string" office:string-value="LE">
            <text:p>LE</text:p>
          </table:table-cell>
          <table:table-cell table:formula="of:=IF([.J427]&gt;[.W$13];&quot;HE&quot;;IF([.J427]&gt;[.W$12];&quot;HO&quot;;IF([.J427]&lt;[.W$15];&quot;LE&quot;;IF([.J427]&lt;[.W$14];&quot;LO&quot;;&quot;&quot;))))" office:value-type="string" office:string-value="LE">
            <text:p>LE</text:p>
          </table:table-cell>
          <table:table-cell table:formula="of:=IF([.K427]&gt;[.X$13];&quot;HE&quot;;IF([.K427]&gt;[.X$12];&quot;HO&quot;;IF([.K427]&lt;[.X$15];&quot;LE&quot;;IF([.K427]&lt;[.X$14];&quot;LO&quot;;&quot;&quot;))))" office:value-type="string" office:string-value="LE">
            <text:p>LE</text:p>
          </table:table-cell>
          <table:table-cell table:formula="of:=IF([.L427]&gt;[.Y$13];&quot;HE&quot;;IF([.L427]&gt;[.Y$12];&quot;HO&quot;;IF([.L427]&lt;[.Y$15];&quot;LE&quot;;IF([.L427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table:style-name="ce3" office:value-type="string">
            <text:p>1E2</text:p>
          </table:table-cell>
          <table:table-cell office:value-type="string">
            <text:p>1EC</text:p>
          </table:table-cell>
          <table:table-cell office:value-type="string">
            <text:p>22C</text:p>
          </table:table-cell>
          <table:table-cell office:value-type="string">
            <text:p>25D8</text:p>
          </table:table-cell>
          <table:table-cell office:value-type="float" office:value="2232">
            <text:p>2232</text:p>
          </table:table-cell>
          <table:table-cell table:style-name="ce3" office:value-type="string">
            <text:p>1E78</text:p>
          </table:table-cell>
          <table:table-cell table:formula="of:=HEX2DEC([.A428])" office:value-type="float" office:value="482">
            <text:p>482</text:p>
          </table:table-cell>
          <table:table-cell table:formula="of:=HEX2DEC([.B428])" office:value-type="float" office:value="492">
            <text:p>492</text:p>
          </table:table-cell>
          <table:table-cell table:formula="of:=HEX2DEC([.C428])" office:value-type="float" office:value="556">
            <text:p>556</text:p>
          </table:table-cell>
          <table:table-cell table:formula="of:=HEX2DEC([.D428])" office:value-type="float" office:value="9688">
            <text:p>9688</text:p>
          </table:table-cell>
          <table:table-cell table:formula="of:=HEX2DEC([.E428])" office:value-type="float" office:value="8754">
            <text:p>8754</text:p>
          </table:table-cell>
          <table:table-cell table:formula="of:=HEX2DEC([.F428])" office:value-type="float" office:value="7800">
            <text:p>7800</text:p>
          </table:table-cell>
          <table:table-cell table:formula="of:=IF([.G428]&gt;[.T$13];&quot;HE&quot;;IF([.G428]&gt;[.T$12];&quot;HO&quot;;IF([.G428]&lt;[.T$15];&quot;LE&quot;;IF([.G428]&lt;[.T$14];&quot;LO&quot;;&quot;&quot;))))">
            <text:p/>
          </table:table-cell>
          <table:table-cell table:formula="of:=IF([.H428]&gt;[.U$13];&quot;HE&quot;;IF([.H428]&gt;[.U$12];&quot;HO&quot;;IF([.H428]&lt;[.U$15];&quot;LE&quot;;IF([.H428]&lt;[.U$14];&quot;LO&quot;;&quot;&quot;))))">
            <text:p/>
          </table:table-cell>
          <table:table-cell table:formula="of:=IF([.I428]&gt;[.V$13];&quot;HE&quot;;IF([.I428]&gt;[.V$12];&quot;HO&quot;;IF([.I428]&lt;[.V$15];&quot;LE&quot;;IF([.I428]&lt;[.V$14];&quot;LO&quot;;&quot;&quot;))))" office:value-type="string" office:string-value="HE">
            <text:p>HE</text:p>
          </table:table-cell>
          <table:table-cell table:formula="of:=IF([.J428]&gt;[.W$13];&quot;HE&quot;;IF([.J428]&gt;[.W$12];&quot;HO&quot;;IF([.J428]&lt;[.W$15];&quot;LE&quot;;IF([.J428]&lt;[.W$14];&quot;LO&quot;;&quot;&quot;))))" office:value-type="string" office:string-value="HE">
            <text:p>HE</text:p>
          </table:table-cell>
          <table:table-cell table:formula="of:=IF([.K428]&gt;[.X$13];&quot;HE&quot;;IF([.K428]&gt;[.X$12];&quot;HO&quot;;IF([.K428]&lt;[.X$15];&quot;LE&quot;;IF([.K428]&lt;[.X$14];&quot;LO&quot;;&quot;&quot;))))" office:value-type="string" office:string-value="HE">
            <text:p>HE</text:p>
          </table:table-cell>
          <table:table-cell table:formula="of:=IF([.L428]&gt;[.Y$13];&quot;HE&quot;;IF([.L428]&gt;[.Y$12];&quot;HO&quot;;IF([.L428]&lt;[.Y$15];&quot;LE&quot;;IF([.L42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1DC</text:p>
          </table:table-cell>
          <table:table-cell office:value-type="string">
            <text:p>20C</text:p>
          </table:table-cell>
          <table:table-cell office:value-type="string">
            <text:p>24A0</text:p>
          </table:table-cell>
          <table:table-cell office:value-type="float" office:value="2038">
            <text:p>2038</text:p>
          </table:table-cell>
          <table:table-cell office:value-type="string">
            <text:p>1D81</text:p>
          </table:table-cell>
          <table:table-cell table:formula="of:=HEX2DEC([.A429])" office:value-type="float" office:value="518">
            <text:p>518</text:p>
          </table:table-cell>
          <table:table-cell table:formula="of:=HEX2DEC([.B429])" office:value-type="float" office:value="476">
            <text:p>476</text:p>
          </table:table-cell>
          <table:table-cell table:formula="of:=HEX2DEC([.C429])" office:value-type="float" office:value="524">
            <text:p>524</text:p>
          </table:table-cell>
          <table:table-cell table:formula="of:=HEX2DEC([.D429])" office:value-type="float" office:value="9376">
            <text:p>9376</text:p>
          </table:table-cell>
          <table:table-cell table:formula="of:=HEX2DEC([.E429])" office:value-type="float" office:value="8248">
            <text:p>8248</text:p>
          </table:table-cell>
          <table:table-cell table:formula="of:=HEX2DEC([.F429])" office:value-type="float" office:value="7553">
            <text:p>7553</text:p>
          </table:table-cell>
          <table:table-cell table:formula="of:=IF([.G429]&gt;[.T$13];&quot;HE&quot;;IF([.G429]&gt;[.T$12];&quot;HO&quot;;IF([.G429]&lt;[.T$15];&quot;LE&quot;;IF([.G429]&lt;[.T$14];&quot;LO&quot;;&quot;&quot;))))">
            <text:p/>
          </table:table-cell>
          <table:table-cell table:formula="of:=IF([.H429]&gt;[.U$13];&quot;HE&quot;;IF([.H429]&gt;[.U$12];&quot;HO&quot;;IF([.H429]&lt;[.U$15];&quot;LE&quot;;IF([.H429]&lt;[.U$14];&quot;LO&quot;;&quot;&quot;))))">
            <text:p/>
          </table:table-cell>
          <table:table-cell table:formula="of:=IF([.I429]&gt;[.V$13];&quot;HE&quot;;IF([.I429]&gt;[.V$12];&quot;HO&quot;;IF([.I429]&lt;[.V$15];&quot;LE&quot;;IF([.I429]&lt;[.V$14];&quot;LO&quot;;&quot;&quot;))))" office:value-type="string" office:string-value="HE">
            <text:p>HE</text:p>
          </table:table-cell>
          <table:table-cell table:formula="of:=IF([.J429]&gt;[.W$13];&quot;HE&quot;;IF([.J429]&gt;[.W$12];&quot;HO&quot;;IF([.J429]&lt;[.W$15];&quot;LE&quot;;IF([.J429]&lt;[.W$14];&quot;LO&quot;;&quot;&quot;))))" office:value-type="string" office:string-value="HE">
            <text:p>HE</text:p>
          </table:table-cell>
          <table:table-cell table:formula="of:=IF([.K429]&gt;[.X$13];&quot;HE&quot;;IF([.K429]&gt;[.X$12];&quot;HO&quot;;IF([.K429]&lt;[.X$15];&quot;LE&quot;;IF([.K429]&lt;[.X$14];&quot;LO&quot;;&quot;&quot;))))" office:value-type="string" office:string-value="HE">
            <text:p>HE</text:p>
          </table:table-cell>
          <table:table-cell table:formula="of:=IF([.L429]&gt;[.Y$13];&quot;HE&quot;;IF([.L429]&gt;[.Y$12];&quot;HO&quot;;IF([.L429]&lt;[.Y$15];&quot;LE&quot;;IF([.L429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3C</text:p>
          </table:table-cell>
          <table:table-cell table:number-columns-repeated="2" office:value-type="string">
            <text:p>1CC</text:p>
          </table:table-cell>
          <table:table-cell office:value-type="string">
            <text:p>20BD</text:p>
          </table:table-cell>
          <table:table-cell office:value-type="string">
            <text:p>1CF1</text:p>
          </table:table-cell>
          <table:table-cell office:value-type="string">
            <text:p>1C0F</text:p>
          </table:table-cell>
          <table:table-cell table:formula="of:=HEX2DEC([.A430])" office:value-type="float" office:value="60">
            <text:p>60</text:p>
          </table:table-cell>
          <table:table-cell table:formula="of:=HEX2DEC([.B430])" office:value-type="float" office:value="460">
            <text:p>460</text:p>
          </table:table-cell>
          <table:table-cell table:formula="of:=HEX2DEC([.C430])" office:value-type="float" office:value="460">
            <text:p>460</text:p>
          </table:table-cell>
          <table:table-cell table:formula="of:=HEX2DEC([.D430])" office:value-type="float" office:value="8381">
            <text:p>8381</text:p>
          </table:table-cell>
          <table:table-cell table:formula="of:=HEX2DEC([.E430])" office:value-type="float" office:value="7409">
            <text:p>7409</text:p>
          </table:table-cell>
          <table:table-cell table:formula="of:=HEX2DEC([.F430])" office:value-type="float" office:value="7183">
            <text:p>7183</text:p>
          </table:table-cell>
          <table:table-cell table:formula="of:=IF([.G430]&gt;[.T$13];&quot;HE&quot;;IF([.G430]&gt;[.T$12];&quot;HO&quot;;IF([.G430]&lt;[.T$15];&quot;LE&quot;;IF([.G430]&lt;[.T$14];&quot;LO&quot;;&quot;&quot;))))" office:value-type="string" office:string-value="LO">
            <text:p>LO</text:p>
          </table:table-cell>
          <table:table-cell table:formula="of:=IF([.H430]&gt;[.U$13];&quot;HE&quot;;IF([.H430]&gt;[.U$12];&quot;HO&quot;;IF([.H430]&lt;[.U$15];&quot;LE&quot;;IF([.H430]&lt;[.U$14];&quot;LO&quot;;&quot;&quot;))))" office:value-type="string" office:string-value="LO">
            <text:p>LO</text:p>
          </table:table-cell>
          <table:table-cell table:formula="of:=IF([.I430]&gt;[.V$13];&quot;HE&quot;;IF([.I430]&gt;[.V$12];&quot;HO&quot;;IF([.I430]&lt;[.V$15];&quot;LE&quot;;IF([.I430]&lt;[.V$14];&quot;LO&quot;;&quot;&quot;))))" office:value-type="string" office:string-value="LE">
            <text:p>LE</text:p>
          </table:table-cell>
          <table:table-cell table:formula="of:=IF([.J430]&gt;[.W$13];&quot;HE&quot;;IF([.J430]&gt;[.W$12];&quot;HO&quot;;IF([.J430]&lt;[.W$15];&quot;LE&quot;;IF([.J430]&lt;[.W$14];&quot;LO&quot;;&quot;&quot;))))">
            <text:p/>
          </table:table-cell>
          <table:table-cell table:formula="of:=IF([.K430]&gt;[.X$13];&quot;HE&quot;;IF([.K430]&gt;[.X$12];&quot;HO&quot;;IF([.K430]&lt;[.X$15];&quot;LE&quot;;IF([.K430]&lt;[.X$14];&quot;LO&quot;;&quot;&quot;))))" office:value-type="string" office:string-value="LE">
            <text:p>LE</text:p>
          </table:table-cell>
          <table:table-cell table:formula="of:=IF([.L430]&gt;[.Y$13];&quot;HE&quot;;IF([.L430]&gt;[.Y$12];&quot;HO&quot;;IF([.L430]&lt;[.Y$15];&quot;LE&quot;;IF([.L430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1EA</text:p>
          </table:table-cell>
          <table:table-cell office:value-type="string">
            <text:p>1CE</text:p>
          </table:table-cell>
          <table:table-cell office:value-type="string">
            <text:p>1DA</text:p>
          </table:table-cell>
          <table:table-cell office:value-type="string">
            <text:p>1CCA</text:p>
          </table:table-cell>
          <table:table-cell office:value-type="string">
            <text:p>1DE5</text:p>
          </table:table-cell>
          <table:table-cell office:value-type="string">
            <text:p>1C7A</text:p>
          </table:table-cell>
          <table:table-cell table:formula="of:=HEX2DEC([.A431])" office:value-type="float" office:value="490">
            <text:p>490</text:p>
          </table:table-cell>
          <table:table-cell table:formula="of:=HEX2DEC([.B431])" office:value-type="float" office:value="462">
            <text:p>462</text:p>
          </table:table-cell>
          <table:table-cell table:formula="of:=HEX2DEC([.C431])" office:value-type="float" office:value="474">
            <text:p>474</text:p>
          </table:table-cell>
          <table:table-cell table:formula="of:=HEX2DEC([.D431])" office:value-type="float" office:value="7370">
            <text:p>7370</text:p>
          </table:table-cell>
          <table:table-cell table:formula="of:=HEX2DEC([.E431])" office:value-type="float" office:value="7653">
            <text:p>7653</text:p>
          </table:table-cell>
          <table:table-cell table:formula="of:=HEX2DEC([.F431])" office:value-type="float" office:value="7290">
            <text:p>7290</text:p>
          </table:table-cell>
          <table:table-cell table:formula="of:=IF([.G431]&gt;[.T$13];&quot;HE&quot;;IF([.G431]&gt;[.T$12];&quot;HO&quot;;IF([.G431]&lt;[.T$15];&quot;LE&quot;;IF([.G431]&lt;[.T$14];&quot;LO&quot;;&quot;&quot;))))">
            <text:p/>
          </table:table-cell>
          <table:table-cell table:formula="of:=IF([.H431]&gt;[.U$13];&quot;HE&quot;;IF([.H431]&gt;[.U$12];&quot;HO&quot;;IF([.H431]&lt;[.U$15];&quot;LE&quot;;IF([.H431]&lt;[.U$14];&quot;LO&quot;;&quot;&quot;))))" office:value-type="string" office:string-value="LO">
            <text:p>LO</text:p>
          </table:table-cell>
          <table:table-cell table:formula="of:=IF([.I431]&gt;[.V$13];&quot;HE&quot;;IF([.I431]&gt;[.V$12];&quot;HO&quot;;IF([.I431]&lt;[.V$15];&quot;LE&quot;;IF([.I431]&lt;[.V$14];&quot;LO&quot;;&quot;&quot;))))" office:value-type="string" office:string-value="LE">
            <text:p>LE</text:p>
          </table:table-cell>
          <table:table-cell table:formula="of:=IF([.J431]&gt;[.W$13];&quot;HE&quot;;IF([.J431]&gt;[.W$12];&quot;HO&quot;;IF([.J431]&lt;[.W$15];&quot;LE&quot;;IF([.J431]&lt;[.W$14];&quot;LO&quot;;&quot;&quot;))))" office:value-type="string" office:string-value="LE">
            <text:p>LE</text:p>
          </table:table-cell>
          <table:table-cell table:formula="of:=IF([.K431]&gt;[.X$13];&quot;HE&quot;;IF([.K431]&gt;[.X$12];&quot;HO&quot;;IF([.K431]&lt;[.X$15];&quot;LE&quot;;IF([.K431]&lt;[.X$14];&quot;LO&quot;;&quot;&quot;))))" office:value-type="string" office:string-value="LE">
            <text:p>LE</text:p>
          </table:table-cell>
          <table:table-cell table:formula="of:=IF([.L431]&gt;[.Y$13];&quot;HE&quot;;IF([.L431]&gt;[.Y$12];&quot;HO&quot;;IF([.L431]&lt;[.Y$15];&quot;LE&quot;;IF([.L431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5A</text:p>
          </table:table-cell>
          <table:table-cell office:value-type="string">
            <text:p>1EE</text:p>
          </table:table-cell>
          <table:table-cell office:value-type="string">
            <text:p>20A</text:p>
          </table:table-cell>
          <table:table-cell office:value-type="string">
            <text:p>1EB7</text:p>
          </table:table-cell>
          <table:table-cell office:value-type="string">
            <text:p>203D</text:p>
          </table:table-cell>
          <table:table-cell table:style-name="ce3" office:value-type="string">
            <text:p>1E16</text:p>
          </table:table-cell>
          <table:table-cell table:formula="of:=HEX2DEC([.A432])" office:value-type="float" office:value="90">
            <text:p>90</text:p>
          </table:table-cell>
          <table:table-cell table:formula="of:=HEX2DEC([.B432])" office:value-type="float" office:value="494">
            <text:p>494</text:p>
          </table:table-cell>
          <table:table-cell table:formula="of:=HEX2DEC([.C432])" office:value-type="float" office:value="522">
            <text:p>522</text:p>
          </table:table-cell>
          <table:table-cell table:formula="of:=HEX2DEC([.D432])" office:value-type="float" office:value="7863">
            <text:p>7863</text:p>
          </table:table-cell>
          <table:table-cell table:formula="of:=HEX2DEC([.E432])" office:value-type="float" office:value="8253">
            <text:p>8253</text:p>
          </table:table-cell>
          <table:table-cell table:formula="of:=HEX2DEC([.F432])" office:value-type="float" office:value="7702">
            <text:p>7702</text:p>
          </table:table-cell>
          <table:table-cell table:formula="of:=IF([.G432]&gt;[.T$13];&quot;HE&quot;;IF([.G432]&gt;[.T$12];&quot;HO&quot;;IF([.G432]&lt;[.T$15];&quot;LE&quot;;IF([.G432]&lt;[.T$14];&quot;LO&quot;;&quot;&quot;))))" office:value-type="string" office:string-value="LO">
            <text:p>LO</text:p>
          </table:table-cell>
          <table:table-cell table:formula="of:=IF([.H432]&gt;[.U$13];&quot;HE&quot;;IF([.H432]&gt;[.U$12];&quot;HO&quot;;IF([.H432]&lt;[.U$15];&quot;LE&quot;;IF([.H432]&lt;[.U$14];&quot;LO&quot;;&quot;&quot;))))">
            <text:p/>
          </table:table-cell>
          <table:table-cell table:formula="of:=IF([.I432]&gt;[.V$13];&quot;HE&quot;;IF([.I432]&gt;[.V$12];&quot;HO&quot;;IF([.I432]&lt;[.V$15];&quot;LE&quot;;IF([.I432]&lt;[.V$14];&quot;LO&quot;;&quot;&quot;))))" office:value-type="string" office:string-value="HE">
            <text:p>HE</text:p>
          </table:table-cell>
          <table:table-cell table:formula="of:=IF([.J432]&gt;[.W$13];&quot;HE&quot;;IF([.J432]&gt;[.W$12];&quot;HO&quot;;IF([.J432]&lt;[.W$15];&quot;LE&quot;;IF([.J432]&lt;[.W$14];&quot;LO&quot;;&quot;&quot;))))" office:value-type="string" office:string-value="LO">
            <text:p>LO</text:p>
          </table:table-cell>
          <table:table-cell table:formula="of:=IF([.K432]&gt;[.X$13];&quot;HE&quot;;IF([.K432]&gt;[.X$12];&quot;HO&quot;;IF([.K432]&lt;[.X$15];&quot;LE&quot;;IF([.K432]&lt;[.X$14];&quot;LO&quot;;&quot;&quot;))))" office:value-type="string" office:string-value="HE">
            <text:p>HE</text:p>
          </table:table-cell>
          <table:table-cell table:formula="of:=IF([.L432]&gt;[.Y$13];&quot;HE&quot;;IF([.L432]&gt;[.Y$12];&quot;HO&quot;;IF([.L432]&lt;[.Y$15];&quot;LE&quot;;IF([.L43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E</text:p>
          </table:table-cell>
          <table:table-cell office:value-type="string">
            <text:p>1EA</text:p>
          </table:table-cell>
          <table:table-cell office:value-type="string">
            <text:p>1ECD</text:p>
          </table:table-cell>
          <table:table-cell table:style-name="ce3" office:value-type="string">
            <text:p>1E08</text:p>
          </table:table-cell>
          <table:table-cell office:value-type="float" office:value="2000">
            <text:p>2000</text:p>
          </table:table-cell>
          <table:table-cell table:formula="of:=HEX2DEC([.A433])" office:value-type="float" office:value="2">
            <text:p>2</text:p>
          </table:table-cell>
          <table:table-cell table:formula="of:=HEX2DEC([.B433])" office:value-type="float" office:value="526">
            <text:p>526</text:p>
          </table:table-cell>
          <table:table-cell table:formula="of:=HEX2DEC([.C433])" office:value-type="float" office:value="490">
            <text:p>490</text:p>
          </table:table-cell>
          <table:table-cell table:formula="of:=HEX2DEC([.D433])" office:value-type="float" office:value="7885">
            <text:p>7885</text:p>
          </table:table-cell>
          <table:table-cell table:formula="of:=HEX2DEC([.E433])" office:value-type="float" office:value="7688">
            <text:p>7688</text:p>
          </table:table-cell>
          <table:table-cell table:formula="of:=HEX2DEC([.F433])" office:value-type="float" office:value="8192">
            <text:p>8192</text:p>
          </table:table-cell>
          <table:table-cell table:formula="of:=IF([.G433]&gt;[.T$13];&quot;HE&quot;;IF([.G433]&gt;[.T$12];&quot;HO&quot;;IF([.G433]&lt;[.T$15];&quot;LE&quot;;IF([.G433]&lt;[.T$14];&quot;LO&quot;;&quot;&quot;))))" office:value-type="string" office:string-value="LO">
            <text:p>LO</text:p>
          </table:table-cell>
          <table:table-cell table:formula="of:=IF([.H433]&gt;[.U$13];&quot;HE&quot;;IF([.H433]&gt;[.U$12];&quot;HO&quot;;IF([.H433]&lt;[.U$15];&quot;LE&quot;;IF([.H433]&lt;[.U$14];&quot;LO&quot;;&quot;&quot;))))">
            <text:p/>
          </table:table-cell>
          <table:table-cell table:formula="of:=IF([.I433]&gt;[.V$13];&quot;HE&quot;;IF([.I433]&gt;[.V$12];&quot;HO&quot;;IF([.I433]&lt;[.V$15];&quot;LE&quot;;IF([.I433]&lt;[.V$14];&quot;LO&quot;;&quot;&quot;))))" office:value-type="string" office:string-value="LE">
            <text:p>LE</text:p>
          </table:table-cell>
          <table:table-cell table:formula="of:=IF([.J433]&gt;[.W$13];&quot;HE&quot;;IF([.J433]&gt;[.W$12];&quot;HO&quot;;IF([.J433]&lt;[.W$15];&quot;LE&quot;;IF([.J433]&lt;[.W$14];&quot;LO&quot;;&quot;&quot;))))" office:value-type="string" office:string-value="LO">
            <text:p>LO</text:p>
          </table:table-cell>
          <table:table-cell table:formula="of:=IF([.K433]&gt;[.X$13];&quot;HE&quot;;IF([.K433]&gt;[.X$12];&quot;HO&quot;;IF([.K433]&lt;[.X$15];&quot;LE&quot;;IF([.K433]&lt;[.X$14];&quot;LO&quot;;&quot;&quot;))))" office:value-type="string" office:string-value="LE">
            <text:p>LE</text:p>
          </table:table-cell>
          <table:table-cell table:formula="of:=IF([.L433]&gt;[.Y$13];&quot;HE&quot;;IF([.L433]&gt;[.Y$12];&quot;HO&quot;;IF([.L433]&lt;[.Y$15];&quot;LE&quot;;IF([.L43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1C</text:p>
          </table:table-cell>
          <table:table-cell office:value-type="string">
            <text:p>1FC</text:p>
          </table:table-cell>
          <table:table-cell office:value-type="float" office:value="2095">
            <text:p>2095</text:p>
          </table:table-cell>
          <table:table-cell office:value-type="string">
            <text:p>1F4C</text:p>
          </table:table-cell>
          <table:table-cell office:value-type="float" office:value="2102">
            <text:p>2102</text:p>
          </table:table-cell>
          <table:table-cell table:formula="of:=HEX2DEC([.A434])" office:value-type="float" office:value="8">
            <text:p>8</text:p>
          </table:table-cell>
          <table:table-cell table:formula="of:=HEX2DEC([.B434])" office:value-type="float" office:value="540">
            <text:p>540</text:p>
          </table:table-cell>
          <table:table-cell table:formula="of:=HEX2DEC([.C434])" office:value-type="float" office:value="508">
            <text:p>508</text:p>
          </table:table-cell>
          <table:table-cell table:formula="of:=HEX2DEC([.D434])" office:value-type="float" office:value="8341">
            <text:p>8341</text:p>
          </table:table-cell>
          <table:table-cell table:formula="of:=HEX2DEC([.E434])" office:value-type="float" office:value="8012">
            <text:p>8012</text:p>
          </table:table-cell>
          <table:table-cell table:formula="of:=HEX2DEC([.F434])" office:value-type="float" office:value="8450">
            <text:p>8450</text:p>
          </table:table-cell>
          <table:table-cell table:formula="of:=IF([.G434]&gt;[.T$13];&quot;HE&quot;;IF([.G434]&gt;[.T$12];&quot;HO&quot;;IF([.G434]&lt;[.T$15];&quot;LE&quot;;IF([.G434]&lt;[.T$14];&quot;LO&quot;;&quot;&quot;))))" office:value-type="string" office:string-value="LO">
            <text:p>LO</text:p>
          </table:table-cell>
          <table:table-cell table:formula="of:=IF([.H434]&gt;[.U$13];&quot;HE&quot;;IF([.H434]&gt;[.U$12];&quot;HO&quot;;IF([.H434]&lt;[.U$15];&quot;LE&quot;;IF([.H434]&lt;[.U$14];&quot;LO&quot;;&quot;&quot;))))" office:value-type="string" office:string-value="HO">
            <text:p>HO</text:p>
          </table:table-cell>
          <table:table-cell table:formula="of:=IF([.I434]&gt;[.V$13];&quot;HE&quot;;IF([.I434]&gt;[.V$12];&quot;HO&quot;;IF([.I434]&lt;[.V$15];&quot;LE&quot;;IF([.I434]&lt;[.V$14];&quot;LO&quot;;&quot;&quot;))))">
            <text:p/>
          </table:table-cell>
          <table:table-cell table:formula="of:=IF([.J434]&gt;[.W$13];&quot;HE&quot;;IF([.J434]&gt;[.W$12];&quot;HO&quot;;IF([.J434]&lt;[.W$15];&quot;LE&quot;;IF([.J434]&lt;[.W$14];&quot;LO&quot;;&quot;&quot;))))">
            <text:p/>
          </table:table-cell>
          <table:table-cell table:formula="of:=IF([.K434]&gt;[.X$13];&quot;HE&quot;;IF([.K434]&gt;[.X$12];&quot;HO&quot;;IF([.K434]&lt;[.X$15];&quot;LE&quot;;IF([.K434]&lt;[.X$14];&quot;LO&quot;;&quot;&quot;))))" office:value-type="string" office:string-value="LE">
            <text:p>LE</text:p>
          </table:table-cell>
          <table:table-cell table:formula="of:=IF([.L434]&gt;[.Y$13];&quot;HE&quot;;IF([.L434]&gt;[.Y$12];&quot;HO&quot;;IF([.L434]&lt;[.Y$15];&quot;LE&quot;;IF([.L434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string">
            <text:p>22AC</text:p>
          </table:table-cell>
          <table:table-cell office:value-type="string">
            <text:p>20B2</text:p>
          </table:table-cell>
          <table:table-cell office:value-type="string">
            <text:p>1FC0</text:p>
          </table:table-cell>
          <table:table-cell table:formula="of:=HEX2DEC([.A435])" office:value-type="float" office:value="768">
            <text:p>768</text:p>
          </table:table-cell>
          <table:table-cell table:formula="of:=HEX2DEC([.B435])" office:value-type="float" office:value="508">
            <text:p>508</text:p>
          </table:table-cell>
          <table:table-cell table:formula="of:=HEX2DEC([.C435])" office:value-type="float" office:value="524">
            <text:p>524</text:p>
          </table:table-cell>
          <table:table-cell table:formula="of:=HEX2DEC([.D435])" office:value-type="float" office:value="8876">
            <text:p>8876</text:p>
          </table:table-cell>
          <table:table-cell table:formula="of:=HEX2DEC([.E435])" office:value-type="float" office:value="8370">
            <text:p>8370</text:p>
          </table:table-cell>
          <table:table-cell table:formula="of:=HEX2DEC([.F435])" office:value-type="float" office:value="8128">
            <text:p>8128</text:p>
          </table:table-cell>
          <table:table-cell table:formula="of:=IF([.G435]&gt;[.T$13];&quot;HE&quot;;IF([.G435]&gt;[.T$12];&quot;HO&quot;;IF([.G435]&lt;[.T$15];&quot;LE&quot;;IF([.G435]&lt;[.T$14];&quot;LO&quot;;&quot;&quot;))))">
            <text:p/>
          </table:table-cell>
          <table:table-cell table:formula="of:=IF([.H435]&gt;[.U$13];&quot;HE&quot;;IF([.H435]&gt;[.U$12];&quot;HO&quot;;IF([.H435]&lt;[.U$15];&quot;LE&quot;;IF([.H435]&lt;[.U$14];&quot;LO&quot;;&quot;&quot;))))">
            <text:p/>
          </table:table-cell>
          <table:table-cell table:formula="of:=IF([.I435]&gt;[.V$13];&quot;HE&quot;;IF([.I435]&gt;[.V$12];&quot;HO&quot;;IF([.I435]&lt;[.V$15];&quot;LE&quot;;IF([.I435]&lt;[.V$14];&quot;LO&quot;;&quot;&quot;))))" office:value-type="string" office:string-value="HE">
            <text:p>HE</text:p>
          </table:table-cell>
          <table:table-cell table:formula="of:=IF([.J435]&gt;[.W$13];&quot;HE&quot;;IF([.J435]&gt;[.W$12];&quot;HO&quot;;IF([.J435]&lt;[.W$15];&quot;LE&quot;;IF([.J435]&lt;[.W$14];&quot;LO&quot;;&quot;&quot;))))" office:value-type="string" office:string-value="HO">
            <text:p>HO</text:p>
          </table:table-cell>
          <table:table-cell table:formula="of:=IF([.K435]&gt;[.X$13];&quot;HE&quot;;IF([.K435]&gt;[.X$12];&quot;HO&quot;;IF([.K435]&lt;[.X$15];&quot;LE&quot;;IF([.K435]&lt;[.X$14];&quot;LO&quot;;&quot;&quot;))))" office:value-type="string" office:string-value="HE">
            <text:p>HE</text:p>
          </table:table-cell>
          <table:table-cell table:formula="of:=IF([.L435]&gt;[.Y$13];&quot;HE&quot;;IF([.L435]&gt;[.Y$12];&quot;HO&quot;;IF([.L435]&lt;[.Y$15];&quot;LE&quot;;IF([.L43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C6</text:p>
          </table:table-cell>
          <table:table-cell office:value-type="string">
            <text:p>1EC</text:p>
          </table:table-cell>
          <table:table-cell office:value-type="string">
            <text:p>21C</text:p>
          </table:table-cell>
          <table:table-cell office:value-type="string">
            <text:p>24DB</text:p>
          </table:table-cell>
          <table:table-cell office:value-type="string">
            <text:p>21AA</text:p>
          </table:table-cell>
          <table:table-cell office:value-type="string">
            <text:p>1EF1</text:p>
          </table:table-cell>
          <table:table-cell table:formula="of:=HEX2DEC([.A436])" office:value-type="float" office:value="966">
            <text:p>966</text:p>
          </table:table-cell>
          <table:table-cell table:formula="of:=HEX2DEC([.B436])" office:value-type="float" office:value="492">
            <text:p>492</text:p>
          </table:table-cell>
          <table:table-cell table:formula="of:=HEX2DEC([.C436])" office:value-type="float" office:value="540">
            <text:p>540</text:p>
          </table:table-cell>
          <table:table-cell table:formula="of:=HEX2DEC([.D436])" office:value-type="float" office:value="9435">
            <text:p>9435</text:p>
          </table:table-cell>
          <table:table-cell table:formula="of:=HEX2DEC([.E436])" office:value-type="float" office:value="8618">
            <text:p>8618</text:p>
          </table:table-cell>
          <table:table-cell table:formula="of:=HEX2DEC([.F436])" office:value-type="float" office:value="7921">
            <text:p>7921</text:p>
          </table:table-cell>
          <table:table-cell table:formula="of:=IF([.G436]&gt;[.T$13];&quot;HE&quot;;IF([.G436]&gt;[.T$12];&quot;HO&quot;;IF([.G436]&lt;[.T$15];&quot;LE&quot;;IF([.G436]&lt;[.T$14];&quot;LO&quot;;&quot;&quot;))))" office:value-type="string" office:string-value="HO">
            <text:p>HO</text:p>
          </table:table-cell>
          <table:table-cell table:formula="of:=IF([.H436]&gt;[.U$13];&quot;HE&quot;;IF([.H436]&gt;[.U$12];&quot;HO&quot;;IF([.H436]&lt;[.U$15];&quot;LE&quot;;IF([.H436]&lt;[.U$14];&quot;LO&quot;;&quot;&quot;))))">
            <text:p/>
          </table:table-cell>
          <table:table-cell table:formula="of:=IF([.I436]&gt;[.V$13];&quot;HE&quot;;IF([.I436]&gt;[.V$12];&quot;HO&quot;;IF([.I436]&lt;[.V$15];&quot;LE&quot;;IF([.I436]&lt;[.V$14];&quot;LO&quot;;&quot;&quot;))))" office:value-type="string" office:string-value="HE">
            <text:p>HE</text:p>
          </table:table-cell>
          <table:table-cell table:formula="of:=IF([.J436]&gt;[.W$13];&quot;HE&quot;;IF([.J436]&gt;[.W$12];&quot;HO&quot;;IF([.J436]&lt;[.W$15];&quot;LE&quot;;IF([.J436]&lt;[.W$14];&quot;LO&quot;;&quot;&quot;))))" office:value-type="string" office:string-value="HE">
            <text:p>HE</text:p>
          </table:table-cell>
          <table:table-cell table:formula="of:=IF([.K436]&gt;[.X$13];&quot;HE&quot;;IF([.K436]&gt;[.X$12];&quot;HO&quot;;IF([.K436]&lt;[.X$15];&quot;LE&quot;;IF([.K436]&lt;[.X$14];&quot;LO&quot;;&quot;&quot;))))" office:value-type="string" office:string-value="HE">
            <text:p>HE</text:p>
          </table:table-cell>
          <table:table-cell table:formula="of:=IF([.L436]&gt;[.Y$13];&quot;HE&quot;;IF([.L436]&gt;[.Y$12];&quot;HO&quot;;IF([.L436]&lt;[.Y$15];&quot;LE&quot;;IF([.L43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E</text:p>
          </table:table-cell>
          <table:table-cell office:value-type="string">
            <text:p>1CC</text:p>
          </table:table-cell>
          <table:table-cell office:value-type="string">
            <text:p>21C</text:p>
          </table:table-cell>
          <table:table-cell office:value-type="string">
            <text:p>24F8</text:p>
          </table:table-cell>
          <table:table-cell office:value-type="float" office:value="2164">
            <text:p>2164</text:p>
          </table:table-cell>
          <table:table-cell office:value-type="string">
            <text:p>1C9F</text:p>
          </table:table-cell>
          <table:table-cell table:formula="of:=HEX2DEC([.A437])" office:value-type="float" office:value="638">
            <text:p>638</text:p>
          </table:table-cell>
          <table:table-cell table:formula="of:=HEX2DEC([.B437])" office:value-type="float" office:value="460">
            <text:p>460</text:p>
          </table:table-cell>
          <table:table-cell table:formula="of:=HEX2DEC([.C437])" office:value-type="float" office:value="540">
            <text:p>540</text:p>
          </table:table-cell>
          <table:table-cell table:formula="of:=HEX2DEC([.D437])" office:value-type="float" office:value="9464">
            <text:p>9464</text:p>
          </table:table-cell>
          <table:table-cell table:formula="of:=HEX2DEC([.E437])" office:value-type="float" office:value="8548">
            <text:p>8548</text:p>
          </table:table-cell>
          <table:table-cell table:formula="of:=HEX2DEC([.F437])" office:value-type="float" office:value="7327">
            <text:p>7327</text:p>
          </table:table-cell>
          <table:table-cell table:formula="of:=IF([.G437]&gt;[.T$13];&quot;HE&quot;;IF([.G437]&gt;[.T$12];&quot;HO&quot;;IF([.G437]&lt;[.T$15];&quot;LE&quot;;IF([.G437]&lt;[.T$14];&quot;LO&quot;;&quot;&quot;))))">
            <text:p/>
          </table:table-cell>
          <table:table-cell table:formula="of:=IF([.H437]&gt;[.U$13];&quot;HE&quot;;IF([.H437]&gt;[.U$12];&quot;HO&quot;;IF([.H437]&lt;[.U$15];&quot;LE&quot;;IF([.H437]&lt;[.U$14];&quot;LO&quot;;&quot;&quot;))))" office:value-type="string" office:string-value="LO">
            <text:p>LO</text:p>
          </table:table-cell>
          <table:table-cell table:formula="of:=IF([.I437]&gt;[.V$13];&quot;HE&quot;;IF([.I437]&gt;[.V$12];&quot;HO&quot;;IF([.I437]&lt;[.V$15];&quot;LE&quot;;IF([.I437]&lt;[.V$14];&quot;LO&quot;;&quot;&quot;))))" office:value-type="string" office:string-value="HE">
            <text:p>HE</text:p>
          </table:table-cell>
          <table:table-cell table:formula="of:=IF([.J437]&gt;[.W$13];&quot;HE&quot;;IF([.J437]&gt;[.W$12];&quot;HO&quot;;IF([.J437]&lt;[.W$15];&quot;LE&quot;;IF([.J437]&lt;[.W$14];&quot;LO&quot;;&quot;&quot;))))" office:value-type="string" office:string-value="HE">
            <text:p>HE</text:p>
          </table:table-cell>
          <table:table-cell table:formula="of:=IF([.K437]&gt;[.X$13];&quot;HE&quot;;IF([.K437]&gt;[.X$12];&quot;HO&quot;;IF([.K437]&lt;[.X$15];&quot;LE&quot;;IF([.K437]&lt;[.X$14];&quot;LO&quot;;&quot;&quot;))))" office:value-type="string" office:string-value="HE">
            <text:p>HE</text:p>
          </table:table-cell>
          <table:table-cell table:formula="of:=IF([.L437]&gt;[.Y$13];&quot;HE&quot;;IF([.L437]&gt;[.Y$12];&quot;HO&quot;;IF([.L437]&lt;[.Y$15];&quot;LE&quot;;IF([.L437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2EE</text:p>
          </table:table-cell>
          <table:table-cell office:value-type="string">
            <text:p>1BE</text:p>
          </table:table-cell>
          <table:table-cell office:value-type="string">
            <text:p>1EA</text:p>
          </table:table-cell>
          <table:table-cell office:value-type="string">
            <text:p>1EAB</text:p>
          </table:table-cell>
          <table:table-cell office:value-type="string">
            <text:p>1E2A</text:p>
          </table:table-cell>
          <table:table-cell office:value-type="string">
            <text:p>1BBB</text:p>
          </table:table-cell>
          <table:table-cell table:formula="of:=HEX2DEC([.A438])" office:value-type="float" office:value="750">
            <text:p>750</text:p>
          </table:table-cell>
          <table:table-cell table:formula="of:=HEX2DEC([.B438])" office:value-type="float" office:value="446">
            <text:p>446</text:p>
          </table:table-cell>
          <table:table-cell table:formula="of:=HEX2DEC([.C438])" office:value-type="float" office:value="490">
            <text:p>490</text:p>
          </table:table-cell>
          <table:table-cell table:formula="of:=HEX2DEC([.D438])" office:value-type="float" office:value="7851">
            <text:p>7851</text:p>
          </table:table-cell>
          <table:table-cell table:formula="of:=HEX2DEC([.E438])" office:value-type="float" office:value="7722">
            <text:p>7722</text:p>
          </table:table-cell>
          <table:table-cell table:formula="of:=HEX2DEC([.F438])" office:value-type="float" office:value="7099">
            <text:p>7099</text:p>
          </table:table-cell>
          <table:table-cell table:formula="of:=IF([.G438]&gt;[.T$13];&quot;HE&quot;;IF([.G438]&gt;[.T$12];&quot;HO&quot;;IF([.G438]&lt;[.T$15];&quot;LE&quot;;IF([.G438]&lt;[.T$14];&quot;LO&quot;;&quot;&quot;))))">
            <text:p/>
          </table:table-cell>
          <table:table-cell table:formula="of:=IF([.H438]&gt;[.U$13];&quot;HE&quot;;IF([.H438]&gt;[.U$12];&quot;HO&quot;;IF([.H438]&lt;[.U$15];&quot;LE&quot;;IF([.H438]&lt;[.U$14];&quot;LO&quot;;&quot;&quot;))))" office:value-type="string" office:string-value="LO">
            <text:p>LO</text:p>
          </table:table-cell>
          <table:table-cell table:formula="of:=IF([.I438]&gt;[.V$13];&quot;HE&quot;;IF([.I438]&gt;[.V$12];&quot;HO&quot;;IF([.I438]&lt;[.V$15];&quot;LE&quot;;IF([.I438]&lt;[.V$14];&quot;LO&quot;;&quot;&quot;))))" office:value-type="string" office:string-value="LE">
            <text:p>LE</text:p>
          </table:table-cell>
          <table:table-cell table:formula="of:=IF([.J438]&gt;[.W$13];&quot;HE&quot;;IF([.J438]&gt;[.W$12];&quot;HO&quot;;IF([.J438]&lt;[.W$15];&quot;LE&quot;;IF([.J438]&lt;[.W$14];&quot;LO&quot;;&quot;&quot;))))" office:value-type="string" office:string-value="LO">
            <text:p>LO</text:p>
          </table:table-cell>
          <table:table-cell table:formula="of:=IF([.K438]&gt;[.X$13];&quot;HE&quot;;IF([.K438]&gt;[.X$12];&quot;HO&quot;;IF([.K438]&lt;[.X$15];&quot;LE&quot;;IF([.K438]&lt;[.X$14];&quot;LO&quot;;&quot;&quot;))))" office:value-type="string" office:string-value="LE">
            <text:p>LE</text:p>
          </table:table-cell>
          <table:table-cell table:formula="of:=IF([.L438]&gt;[.Y$13];&quot;HE&quot;;IF([.L438]&gt;[.Y$12];&quot;HO&quot;;IF([.L438]&lt;[.Y$15];&quot;LE&quot;;IF([.L438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3D2</text:p>
          </table:table-cell>
          <table:table-cell office:value-type="string">
            <text:p>1CE</text:p>
          </table:table-cell>
          <table:table-cell office:value-type="string">
            <text:p>20A</text:p>
          </table:table-cell>
          <table:table-cell office:value-type="string">
            <text:p>1CF4</text:p>
          </table:table-cell>
          <table:table-cell office:value-type="string">
            <text:p>204F</text:p>
          </table:table-cell>
          <table:table-cell office:value-type="string">
            <text:p>1CF4</text:p>
          </table:table-cell>
          <table:table-cell table:formula="of:=HEX2DEC([.A439])" office:value-type="float" office:value="978">
            <text:p>978</text:p>
          </table:table-cell>
          <table:table-cell table:formula="of:=HEX2DEC([.B439])" office:value-type="float" office:value="462">
            <text:p>462</text:p>
          </table:table-cell>
          <table:table-cell table:formula="of:=HEX2DEC([.C439])" office:value-type="float" office:value="522">
            <text:p>522</text:p>
          </table:table-cell>
          <table:table-cell table:formula="of:=HEX2DEC([.D439])" office:value-type="float" office:value="7412">
            <text:p>7412</text:p>
          </table:table-cell>
          <table:table-cell table:formula="of:=HEX2DEC([.E439])" office:value-type="float" office:value="8271">
            <text:p>8271</text:p>
          </table:table-cell>
          <table:table-cell table:formula="of:=HEX2DEC([.F439])" office:value-type="float" office:value="7412">
            <text:p>7412</text:p>
          </table:table-cell>
          <table:table-cell table:formula="of:=IF([.G439]&gt;[.T$13];&quot;HE&quot;;IF([.G439]&gt;[.T$12];&quot;HO&quot;;IF([.G439]&lt;[.T$15];&quot;LE&quot;;IF([.G439]&lt;[.T$14];&quot;LO&quot;;&quot;&quot;))))" office:value-type="string" office:string-value="HO">
            <text:p>HO</text:p>
          </table:table-cell>
          <table:table-cell table:formula="of:=IF([.H439]&gt;[.U$13];&quot;HE&quot;;IF([.H439]&gt;[.U$12];&quot;HO&quot;;IF([.H439]&lt;[.U$15];&quot;LE&quot;;IF([.H439]&lt;[.U$14];&quot;LO&quot;;&quot;&quot;))))" office:value-type="string" office:string-value="LO">
            <text:p>LO</text:p>
          </table:table-cell>
          <table:table-cell table:formula="of:=IF([.I439]&gt;[.V$13];&quot;HE&quot;;IF([.I439]&gt;[.V$12];&quot;HO&quot;;IF([.I439]&lt;[.V$15];&quot;LE&quot;;IF([.I439]&lt;[.V$14];&quot;LO&quot;;&quot;&quot;))))" office:value-type="string" office:string-value="HE">
            <text:p>HE</text:p>
          </table:table-cell>
          <table:table-cell table:formula="of:=IF([.J439]&gt;[.W$13];&quot;HE&quot;;IF([.J439]&gt;[.W$12];&quot;HO&quot;;IF([.J439]&lt;[.W$15];&quot;LE&quot;;IF([.J439]&lt;[.W$14];&quot;LO&quot;;&quot;&quot;))))" office:value-type="string" office:string-value="LE">
            <text:p>LE</text:p>
          </table:table-cell>
          <table:table-cell table:formula="of:=IF([.K439]&gt;[.X$13];&quot;HE&quot;;IF([.K439]&gt;[.X$12];&quot;HO&quot;;IF([.K439]&lt;[.X$15];&quot;LE&quot;;IF([.K439]&lt;[.X$14];&quot;LO&quot;;&quot;&quot;))))" office:value-type="string" office:string-value="HE">
            <text:p>HE</text:p>
          </table:table-cell>
          <table:table-cell table:formula="of:=IF([.L439]&gt;[.Y$13];&quot;HE&quot;;IF([.L439]&gt;[.Y$12];&quot;HO&quot;;IF([.L439]&lt;[.Y$15];&quot;LE&quot;;IF([.L439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1FE</text:p>
          </table:table-cell>
          <table:table-cell office:value-type="string">
            <text:p>1EA</text:p>
          </table:table-cell>
          <table:table-cell office:value-type="string">
            <text:p>1D8B</text:p>
          </table:table-cell>
          <table:table-cell table:style-name="ce3" office:value-type="string">
            <text:p>1E76</text:p>
          </table:table-cell>
          <table:table-cell office:value-type="string">
            <text:p>1FC4</text:p>
          </table:table-cell>
          <table:table-cell table:formula="of:=HEX2DEC([.A440])" office:value-type="float" office:value="786">
            <text:p>786</text:p>
          </table:table-cell>
          <table:table-cell table:formula="of:=HEX2DEC([.B440])" office:value-type="float" office:value="510">
            <text:p>510</text:p>
          </table:table-cell>
          <table:table-cell table:formula="of:=HEX2DEC([.C440])" office:value-type="float" office:value="490">
            <text:p>490</text:p>
          </table:table-cell>
          <table:table-cell table:formula="of:=HEX2DEC([.D440])" office:value-type="float" office:value="7563">
            <text:p>7563</text:p>
          </table:table-cell>
          <table:table-cell table:formula="of:=HEX2DEC([.E440])" office:value-type="float" office:value="7798">
            <text:p>7798</text:p>
          </table:table-cell>
          <table:table-cell table:formula="of:=HEX2DEC([.F440])" office:value-type="float" office:value="8132">
            <text:p>8132</text:p>
          </table:table-cell>
          <table:table-cell table:formula="of:=IF([.G440]&gt;[.T$13];&quot;HE&quot;;IF([.G440]&gt;[.T$12];&quot;HO&quot;;IF([.G440]&lt;[.T$15];&quot;LE&quot;;IF([.G440]&lt;[.T$14];&quot;LO&quot;;&quot;&quot;))))">
            <text:p/>
          </table:table-cell>
          <table:table-cell table:formula="of:=IF([.H440]&gt;[.U$13];&quot;HE&quot;;IF([.H440]&gt;[.U$12];&quot;HO&quot;;IF([.H440]&lt;[.U$15];&quot;LE&quot;;IF([.H440]&lt;[.U$14];&quot;LO&quot;;&quot;&quot;))))">
            <text:p/>
          </table:table-cell>
          <table:table-cell table:formula="of:=IF([.I440]&gt;[.V$13];&quot;HE&quot;;IF([.I440]&gt;[.V$12];&quot;HO&quot;;IF([.I440]&lt;[.V$15];&quot;LE&quot;;IF([.I440]&lt;[.V$14];&quot;LO&quot;;&quot;&quot;))))" office:value-type="string" office:string-value="LE">
            <text:p>LE</text:p>
          </table:table-cell>
          <table:table-cell table:formula="of:=IF([.J440]&gt;[.W$13];&quot;HE&quot;;IF([.J440]&gt;[.W$12];&quot;HO&quot;;IF([.J440]&lt;[.W$15];&quot;LE&quot;;IF([.J440]&lt;[.W$14];&quot;LO&quot;;&quot;&quot;))))" office:value-type="string" office:string-value="LE">
            <text:p>LE</text:p>
          </table:table-cell>
          <table:table-cell table:formula="of:=IF([.K440]&gt;[.X$13];&quot;HE&quot;;IF([.K440]&gt;[.X$12];&quot;HO&quot;;IF([.K440]&lt;[.X$15];&quot;LE&quot;;IF([.K440]&lt;[.X$14];&quot;LO&quot;;&quot;&quot;))))" office:value-type="string" office:string-value="LE">
            <text:p>LE</text:p>
          </table:table-cell>
          <table:table-cell table:formula="of:=IF([.L440]&gt;[.Y$13];&quot;HE&quot;;IF([.L440]&gt;[.Y$12];&quot;HO&quot;;IF([.L440]&lt;[.Y$15];&quot;LE&quot;;IF([.L44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21E</text:p>
          </table:table-cell>
          <table:table-cell office:value-type="string">
            <text:p>1EA</text:p>
          </table:table-cell>
          <table:table-cell office:value-type="string">
            <text:p>1FCA</text:p>
          </table:table-cell>
          <table:table-cell table:style-name="ce3" office:value-type="string">
            <text:p>1E79</text:p>
          </table:table-cell>
          <table:table-cell office:value-type="float" office:value="2111">
            <text:p>2111</text:p>
          </table:table-cell>
          <table:table-cell table:formula="of:=HEX2DEC([.A441])" office:value-type="float" office:value="70">
            <text:p>70</text:p>
          </table:table-cell>
          <table:table-cell table:formula="of:=HEX2DEC([.B441])" office:value-type="float" office:value="542">
            <text:p>542</text:p>
          </table:table-cell>
          <table:table-cell table:formula="of:=HEX2DEC([.C441])" office:value-type="float" office:value="490">
            <text:p>490</text:p>
          </table:table-cell>
          <table:table-cell table:formula="of:=HEX2DEC([.D441])" office:value-type="float" office:value="8138">
            <text:p>8138</text:p>
          </table:table-cell>
          <table:table-cell table:formula="of:=HEX2DEC([.E441])" office:value-type="float" office:value="7801">
            <text:p>7801</text:p>
          </table:table-cell>
          <table:table-cell table:formula="of:=HEX2DEC([.F441])" office:value-type="float" office:value="8465">
            <text:p>8465</text:p>
          </table:table-cell>
          <table:table-cell table:formula="of:=IF([.G441]&gt;[.T$13];&quot;HE&quot;;IF([.G441]&gt;[.T$12];&quot;HO&quot;;IF([.G441]&lt;[.T$15];&quot;LE&quot;;IF([.G441]&lt;[.T$14];&quot;LO&quot;;&quot;&quot;))))" office:value-type="string" office:string-value="LO">
            <text:p>LO</text:p>
          </table:table-cell>
          <table:table-cell table:formula="of:=IF([.H441]&gt;[.U$13];&quot;HE&quot;;IF([.H441]&gt;[.U$12];&quot;HO&quot;;IF([.H441]&lt;[.U$15];&quot;LE&quot;;IF([.H441]&lt;[.U$14];&quot;LO&quot;;&quot;&quot;))))" office:value-type="string" office:string-value="HO">
            <text:p>HO</text:p>
          </table:table-cell>
          <table:table-cell table:formula="of:=IF([.I441]&gt;[.V$13];&quot;HE&quot;;IF([.I441]&gt;[.V$12];&quot;HO&quot;;IF([.I441]&lt;[.V$15];&quot;LE&quot;;IF([.I441]&lt;[.V$14];&quot;LO&quot;;&quot;&quot;))))" office:value-type="string" office:string-value="LE">
            <text:p>LE</text:p>
          </table:table-cell>
          <table:table-cell table:formula="of:=IF([.J441]&gt;[.W$13];&quot;HE&quot;;IF([.J441]&gt;[.W$12];&quot;HO&quot;;IF([.J441]&lt;[.W$15];&quot;LE&quot;;IF([.J441]&lt;[.W$14];&quot;LO&quot;;&quot;&quot;))))">
            <text:p/>
          </table:table-cell>
          <table:table-cell table:formula="of:=IF([.K441]&gt;[.X$13];&quot;HE&quot;;IF([.K441]&gt;[.X$12];&quot;HO&quot;;IF([.K441]&lt;[.X$15];&quot;LE&quot;;IF([.K441]&lt;[.X$14];&quot;LO&quot;;&quot;&quot;))))" office:value-type="string" office:string-value="LE">
            <text:p>LE</text:p>
          </table:table-cell>
          <table:table-cell table:formula="of:=IF([.L441]&gt;[.Y$13];&quot;HE&quot;;IF([.L441]&gt;[.Y$12];&quot;HO&quot;;IF([.L441]&lt;[.Y$15];&quot;LE&quot;;IF([.L441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21C</text:p>
          </table:table-cell>
          <table:table-cell office:value-type="string">
            <text:p>20C</text:p>
          </table:table-cell>
          <table:table-cell office:value-type="string">
            <text:p>223C</text:p>
          </table:table-cell>
          <table:table-cell office:value-type="string">
            <text:p>200B</text:p>
          </table:table-cell>
          <table:table-cell office:value-type="float" office:value="2119">
            <text:p>2119</text:p>
          </table:table-cell>
          <table:table-cell table:formula="of:=HEX2DEC([.A442])" office:value-type="float" office:value="100">
            <text:p>100</text:p>
          </table:table-cell>
          <table:table-cell table:formula="of:=HEX2DEC([.B442])" office:value-type="float" office:value="540">
            <text:p>540</text:p>
          </table:table-cell>
          <table:table-cell table:formula="of:=HEX2DEC([.C442])" office:value-type="float" office:value="524">
            <text:p>524</text:p>
          </table:table-cell>
          <table:table-cell table:formula="of:=HEX2DEC([.D442])" office:value-type="float" office:value="8764">
            <text:p>8764</text:p>
          </table:table-cell>
          <table:table-cell table:formula="of:=HEX2DEC([.E442])" office:value-type="float" office:value="8203">
            <text:p>8203</text:p>
          </table:table-cell>
          <table:table-cell table:formula="of:=HEX2DEC([.F442])" office:value-type="float" office:value="8473">
            <text:p>8473</text:p>
          </table:table-cell>
          <table:table-cell table:formula="of:=IF([.G442]&gt;[.T$13];&quot;HE&quot;;IF([.G442]&gt;[.T$12];&quot;HO&quot;;IF([.G442]&lt;[.T$15];&quot;LE&quot;;IF([.G442]&lt;[.T$14];&quot;LO&quot;;&quot;&quot;))))" office:value-type="string" office:string-value="LO">
            <text:p>LO</text:p>
          </table:table-cell>
          <table:table-cell table:formula="of:=IF([.H442]&gt;[.U$13];&quot;HE&quot;;IF([.H442]&gt;[.U$12];&quot;HO&quot;;IF([.H442]&lt;[.U$15];&quot;LE&quot;;IF([.H442]&lt;[.U$14];&quot;LO&quot;;&quot;&quot;))))" office:value-type="string" office:string-value="HO">
            <text:p>HO</text:p>
          </table:table-cell>
          <table:table-cell table:formula="of:=IF([.I442]&gt;[.V$13];&quot;HE&quot;;IF([.I442]&gt;[.V$12];&quot;HO&quot;;IF([.I442]&lt;[.V$15];&quot;LE&quot;;IF([.I442]&lt;[.V$14];&quot;LO&quot;;&quot;&quot;))))" office:value-type="string" office:string-value="HE">
            <text:p>HE</text:p>
          </table:table-cell>
          <table:table-cell table:formula="of:=IF([.J442]&gt;[.W$13];&quot;HE&quot;;IF([.J442]&gt;[.W$12];&quot;HO&quot;;IF([.J442]&lt;[.W$15];&quot;LE&quot;;IF([.J442]&lt;[.W$14];&quot;LO&quot;;&quot;&quot;))))" office:value-type="string" office:string-value="HO">
            <text:p>HO</text:p>
          </table:table-cell>
          <table:table-cell table:formula="of:=IF([.K442]&gt;[.X$13];&quot;HE&quot;;IF([.K442]&gt;[.X$12];&quot;HO&quot;;IF([.K442]&lt;[.X$15];&quot;LE&quot;;IF([.K442]&lt;[.X$14];&quot;LO&quot;;&quot;&quot;))))" office:value-type="string" office:string-value="HO">
            <text:p>HO</text:p>
          </table:table-cell>
          <table:table-cell table:formula="of:=IF([.L442]&gt;[.Y$13];&quot;HE&quot;;IF([.L442]&gt;[.Y$12];&quot;HO&quot;;IF([.L442]&lt;[.Y$15];&quot;LE&quot;;IF([.L442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2D8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string">
            <text:p>23D0</text:p>
          </table:table-cell>
          <table:table-cell office:value-type="float" office:value="2069">
            <text:p>2069</text:p>
          </table:table-cell>
          <table:table-cell office:value-type="string">
            <text:p>1FB6</text:p>
          </table:table-cell>
          <table:table-cell table:formula="of:=HEX2DEC([.A443])" office:value-type="float" office:value="728">
            <text:p>728</text:p>
          </table:table-cell>
          <table:table-cell table:formula="of:=HEX2DEC([.B443])" office:value-type="float" office:value="508">
            <text:p>508</text:p>
          </table:table-cell>
          <table:table-cell table:formula="of:=HEX2DEC([.C443])" office:value-type="float" office:value="524">
            <text:p>524</text:p>
          </table:table-cell>
          <table:table-cell table:formula="of:=HEX2DEC([.D443])" office:value-type="float" office:value="9168">
            <text:p>9168</text:p>
          </table:table-cell>
          <table:table-cell table:formula="of:=HEX2DEC([.E443])" office:value-type="float" office:value="8297">
            <text:p>8297</text:p>
          </table:table-cell>
          <table:table-cell table:formula="of:=HEX2DEC([.F443])" office:value-type="float" office:value="8118">
            <text:p>8118</text:p>
          </table:table-cell>
          <table:table-cell table:formula="of:=IF([.G443]&gt;[.T$13];&quot;HE&quot;;IF([.G443]&gt;[.T$12];&quot;HO&quot;;IF([.G443]&lt;[.T$15];&quot;LE&quot;;IF([.G443]&lt;[.T$14];&quot;LO&quot;;&quot;&quot;))))">
            <text:p/>
          </table:table-cell>
          <table:table-cell table:formula="of:=IF([.H443]&gt;[.U$13];&quot;HE&quot;;IF([.H443]&gt;[.U$12];&quot;HO&quot;;IF([.H443]&lt;[.U$15];&quot;LE&quot;;IF([.H443]&lt;[.U$14];&quot;LO&quot;;&quot;&quot;))))">
            <text:p/>
          </table:table-cell>
          <table:table-cell table:formula="of:=IF([.I443]&gt;[.V$13];&quot;HE&quot;;IF([.I443]&gt;[.V$12];&quot;HO&quot;;IF([.I443]&lt;[.V$15];&quot;LE&quot;;IF([.I443]&lt;[.V$14];&quot;LO&quot;;&quot;&quot;))))" office:value-type="string" office:string-value="HE">
            <text:p>HE</text:p>
          </table:table-cell>
          <table:table-cell table:formula="of:=IF([.J443]&gt;[.W$13];&quot;HE&quot;;IF([.J443]&gt;[.W$12];&quot;HO&quot;;IF([.J443]&lt;[.W$15];&quot;LE&quot;;IF([.J443]&lt;[.W$14];&quot;LO&quot;;&quot;&quot;))))" office:value-type="string" office:string-value="HE">
            <text:p>HE</text:p>
          </table:table-cell>
          <table:table-cell table:formula="of:=IF([.K443]&gt;[.X$13];&quot;HE&quot;;IF([.K443]&gt;[.X$12];&quot;HO&quot;;IF([.K443]&lt;[.X$15];&quot;LE&quot;;IF([.K443]&lt;[.X$14];&quot;LO&quot;;&quot;&quot;))))" office:value-type="string" office:string-value="HE">
            <text:p>HE</text:p>
          </table:table-cell>
          <table:table-cell table:formula="of:=IF([.L443]&gt;[.Y$13];&quot;HE&quot;;IF([.L443]&gt;[.Y$12];&quot;HO&quot;;IF([.L443]&lt;[.Y$15];&quot;LE&quot;;IF([.L44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A6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float" office:value="2546">
            <text:p>2546</text:p>
          </table:table-cell>
          <table:table-cell office:value-type="string">
            <text:p>20FB</text:p>
          </table:table-cell>
          <table:table-cell table:style-name="ce3" office:value-type="string">
            <text:p>1E69</text:p>
          </table:table-cell>
          <table:table-cell table:formula="of:=HEX2DEC([.A444])" office:value-type="float" office:value="422">
            <text:p>422</text:p>
          </table:table-cell>
          <table:table-cell table:formula="of:=HEX2DEC([.B444])" office:value-type="float" office:value="492">
            <text:p>492</text:p>
          </table:table-cell>
          <table:table-cell table:formula="of:=HEX2DEC([.C444])" office:value-type="float" office:value="524">
            <text:p>524</text:p>
          </table:table-cell>
          <table:table-cell table:formula="of:=HEX2DEC([.D444])" office:value-type="float" office:value="9542">
            <text:p>9542</text:p>
          </table:table-cell>
          <table:table-cell table:formula="of:=HEX2DEC([.E444])" office:value-type="float" office:value="8443">
            <text:p>8443</text:p>
          </table:table-cell>
          <table:table-cell table:formula="of:=HEX2DEC([.F444])" office:value-type="float" office:value="7785">
            <text:p>7785</text:p>
          </table:table-cell>
          <table:table-cell table:formula="of:=IF([.G444]&gt;[.T$13];&quot;HE&quot;;IF([.G444]&gt;[.T$12];&quot;HO&quot;;IF([.G444]&lt;[.T$15];&quot;LE&quot;;IF([.G444]&lt;[.T$14];&quot;LO&quot;;&quot;&quot;))))">
            <text:p/>
          </table:table-cell>
          <table:table-cell table:formula="of:=IF([.H444]&gt;[.U$13];&quot;HE&quot;;IF([.H444]&gt;[.U$12];&quot;HO&quot;;IF([.H444]&lt;[.U$15];&quot;LE&quot;;IF([.H444]&lt;[.U$14];&quot;LO&quot;;&quot;&quot;))))">
            <text:p/>
          </table:table-cell>
          <table:table-cell table:formula="of:=IF([.I444]&gt;[.V$13];&quot;HE&quot;;IF([.I444]&gt;[.V$12];&quot;HO&quot;;IF([.I444]&lt;[.V$15];&quot;LE&quot;;IF([.I444]&lt;[.V$14];&quot;LO&quot;;&quot;&quot;))))" office:value-type="string" office:string-value="HE">
            <text:p>HE</text:p>
          </table:table-cell>
          <table:table-cell table:formula="of:=IF([.J444]&gt;[.W$13];&quot;HE&quot;;IF([.J444]&gt;[.W$12];&quot;HO&quot;;IF([.J444]&lt;[.W$15];&quot;LE&quot;;IF([.J444]&lt;[.W$14];&quot;LO&quot;;&quot;&quot;))))" office:value-type="string" office:string-value="HE">
            <text:p>HE</text:p>
          </table:table-cell>
          <table:table-cell table:formula="of:=IF([.K444]&gt;[.X$13];&quot;HE&quot;;IF([.K444]&gt;[.X$12];&quot;HO&quot;;IF([.K444]&lt;[.X$15];&quot;LE&quot;;IF([.K444]&lt;[.X$14];&quot;LO&quot;;&quot;&quot;))))" office:value-type="string" office:string-value="HE">
            <text:p>HE</text:p>
          </table:table-cell>
          <table:table-cell table:formula="of:=IF([.L444]&gt;[.Y$13];&quot;HE&quot;;IF([.L444]&gt;[.Y$12];&quot;HO&quot;;IF([.L444]&lt;[.Y$15];&quot;LE&quot;;IF([.L44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BC</text:p>
          </table:table-cell>
          <table:table-cell office:value-type="string">
            <text:p>1EC</text:p>
          </table:table-cell>
          <table:table-cell table:style-name="ce3" office:value-type="string">
            <text:p>21E6</text:p>
          </table:table-cell>
          <table:table-cell office:value-type="string">
            <text:p>1E8E</text:p>
          </table:table-cell>
          <table:table-cell office:value-type="string">
            <text:p>1B1C</text:p>
          </table:table-cell>
          <table:table-cell table:formula="of:=HEX2DEC([.A445])" office:value-type="float" office:value="112">
            <text:p>112</text:p>
          </table:table-cell>
          <table:table-cell table:formula="of:=HEX2DEC([.B445])" office:value-type="float" office:value="444">
            <text:p>444</text:p>
          </table:table-cell>
          <table:table-cell table:formula="of:=HEX2DEC([.C445])" office:value-type="float" office:value="492">
            <text:p>492</text:p>
          </table:table-cell>
          <table:table-cell table:formula="of:=HEX2DEC([.D445])" office:value-type="float" office:value="8678">
            <text:p>8678</text:p>
          </table:table-cell>
          <table:table-cell table:formula="of:=HEX2DEC([.E445])" office:value-type="float" office:value="7822">
            <text:p>7822</text:p>
          </table:table-cell>
          <table:table-cell table:formula="of:=HEX2DEC([.F445])" office:value-type="float" office:value="6940">
            <text:p>6940</text:p>
          </table:table-cell>
          <table:table-cell table:formula="of:=IF([.G445]&gt;[.T$13];&quot;HE&quot;;IF([.G445]&gt;[.T$12];&quot;HO&quot;;IF([.G445]&lt;[.T$15];&quot;LE&quot;;IF([.G445]&lt;[.T$14];&quot;LO&quot;;&quot;&quot;))))" office:value-type="string" office:string-value="LO">
            <text:p>LO</text:p>
          </table:table-cell>
          <table:table-cell table:formula="of:=IF([.H445]&gt;[.U$13];&quot;HE&quot;;IF([.H445]&gt;[.U$12];&quot;HO&quot;;IF([.H445]&lt;[.U$15];&quot;LE&quot;;IF([.H445]&lt;[.U$14];&quot;LO&quot;;&quot;&quot;))))" office:value-type="string" office:string-value="LO">
            <text:p>LO</text:p>
          </table:table-cell>
          <table:table-cell table:formula="of:=IF([.I445]&gt;[.V$13];&quot;HE&quot;;IF([.I445]&gt;[.V$12];&quot;HO&quot;;IF([.I445]&lt;[.V$15];&quot;LE&quot;;IF([.I445]&lt;[.V$14];&quot;LO&quot;;&quot;&quot;))))" office:value-type="string" office:string-value="LE">
            <text:p>LE</text:p>
          </table:table-cell>
          <table:table-cell table:formula="of:=IF([.J445]&gt;[.W$13];&quot;HE&quot;;IF([.J445]&gt;[.W$12];&quot;HO&quot;;IF([.J445]&lt;[.W$15];&quot;LE&quot;;IF([.J445]&lt;[.W$14];&quot;LO&quot;;&quot;&quot;))))">
            <text:p/>
          </table:table-cell>
          <table:table-cell table:formula="of:=IF([.K445]&gt;[.X$13];&quot;HE&quot;;IF([.K445]&gt;[.X$12];&quot;HO&quot;;IF([.K445]&lt;[.X$15];&quot;LE&quot;;IF([.K445]&lt;[.X$14];&quot;LO&quot;;&quot;&quot;))))" office:value-type="string" office:string-value="LE">
            <text:p>LE</text:p>
          </table:table-cell>
          <table:table-cell table:formula="of:=IF([.L445]&gt;[.Y$13];&quot;HE&quot;;IF([.L445]&gt;[.Y$12];&quot;HO&quot;;IF([.L445]&lt;[.Y$15];&quot;LE&quot;;IF([.L445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39E</text:p>
          </table:table-cell>
          <table:table-cell office:value-type="string">
            <text:p>1DE</text:p>
          </table:table-cell>
          <table:table-cell office:value-type="string">
            <text:p>20A</text:p>
          </table:table-cell>
          <table:table-cell office:value-type="string">
            <text:p>1CE1</text:p>
          </table:table-cell>
          <table:table-cell office:value-type="float" office:value="2033">
            <text:p>2033</text:p>
          </table:table-cell>
          <table:table-cell office:value-type="string">
            <text:p>1DE7</text:p>
          </table:table-cell>
          <table:table-cell table:formula="of:=HEX2DEC([.A446])" office:value-type="float" office:value="926">
            <text:p>926</text:p>
          </table:table-cell>
          <table:table-cell table:formula="of:=HEX2DEC([.B446])" office:value-type="float" office:value="478">
            <text:p>478</text:p>
          </table:table-cell>
          <table:table-cell table:formula="of:=HEX2DEC([.C446])" office:value-type="float" office:value="522">
            <text:p>522</text:p>
          </table:table-cell>
          <table:table-cell table:formula="of:=HEX2DEC([.D446])" office:value-type="float" office:value="7393">
            <text:p>7393</text:p>
          </table:table-cell>
          <table:table-cell table:formula="of:=HEX2DEC([.E446])" office:value-type="float" office:value="8243">
            <text:p>8243</text:p>
          </table:table-cell>
          <table:table-cell table:formula="of:=HEX2DEC([.F446])" office:value-type="float" office:value="7655">
            <text:p>7655</text:p>
          </table:table-cell>
          <table:table-cell table:formula="of:=IF([.G446]&gt;[.T$13];&quot;HE&quot;;IF([.G446]&gt;[.T$12];&quot;HO&quot;;IF([.G446]&lt;[.T$15];&quot;LE&quot;;IF([.G446]&lt;[.T$14];&quot;LO&quot;;&quot;&quot;))))" office:value-type="string" office:string-value="HO">
            <text:p>HO</text:p>
          </table:table-cell>
          <table:table-cell table:formula="of:=IF([.H446]&gt;[.U$13];&quot;HE&quot;;IF([.H446]&gt;[.U$12];&quot;HO&quot;;IF([.H446]&lt;[.U$15];&quot;LE&quot;;IF([.H446]&lt;[.U$14];&quot;LO&quot;;&quot;&quot;))))">
            <text:p/>
          </table:table-cell>
          <table:table-cell table:formula="of:=IF([.I446]&gt;[.V$13];&quot;HE&quot;;IF([.I446]&gt;[.V$12];&quot;HO&quot;;IF([.I446]&lt;[.V$15];&quot;LE&quot;;IF([.I446]&lt;[.V$14];&quot;LO&quot;;&quot;&quot;))))" office:value-type="string" office:string-value="HE">
            <text:p>HE</text:p>
          </table:table-cell>
          <table:table-cell table:formula="of:=IF([.J446]&gt;[.W$13];&quot;HE&quot;;IF([.J446]&gt;[.W$12];&quot;HO&quot;;IF([.J446]&lt;[.W$15];&quot;LE&quot;;IF([.J446]&lt;[.W$14];&quot;LO&quot;;&quot;&quot;))))" office:value-type="string" office:string-value="LE">
            <text:p>LE</text:p>
          </table:table-cell>
          <table:table-cell table:formula="of:=IF([.K446]&gt;[.X$13];&quot;HE&quot;;IF([.K446]&gt;[.X$12];&quot;HO&quot;;IF([.K446]&lt;[.X$15];&quot;LE&quot;;IF([.K446]&lt;[.X$14];&quot;LO&quot;;&quot;&quot;))))" office:value-type="string" office:string-value="HO">
            <text:p>HO</text:p>
          </table:table-cell>
          <table:table-cell table:formula="of:=IF([.L446]&gt;[.Y$13];&quot;HE&quot;;IF([.L446]&gt;[.Y$12];&quot;HO&quot;;IF([.L446]&lt;[.Y$15];&quot;LE&quot;;IF([.L44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1DE</text:p>
          </table:table-cell>
          <table:table-cell office:value-type="string">
            <text:p>1FA</text:p>
          </table:table-cell>
          <table:table-cell table:style-name="ce3" office:value-type="string">
            <text:p>1E92</text:p>
          </table:table-cell>
          <table:table-cell office:value-type="string">
            <text:p>1FA0</text:p>
          </table:table-cell>
          <table:table-cell office:value-type="string">
            <text:p>1D25</text:p>
          </table:table-cell>
          <table:table-cell table:formula="of:=HEX2DEC([.A447])" office:value-type="float" office:value="150">
            <text:p>150</text:p>
          </table:table-cell>
          <table:table-cell table:formula="of:=HEX2DEC([.B447])" office:value-type="float" office:value="478">
            <text:p>478</text:p>
          </table:table-cell>
          <table:table-cell table:formula="of:=HEX2DEC([.C447])" office:value-type="float" office:value="506">
            <text:p>506</text:p>
          </table:table-cell>
          <table:table-cell table:formula="of:=HEX2DEC([.D447])" office:value-type="float" office:value="7826">
            <text:p>7826</text:p>
          </table:table-cell>
          <table:table-cell table:formula="of:=HEX2DEC([.E447])" office:value-type="float" office:value="8096">
            <text:p>8096</text:p>
          </table:table-cell>
          <table:table-cell table:formula="of:=HEX2DEC([.F447])" office:value-type="float" office:value="7461">
            <text:p>7461</text:p>
          </table:table-cell>
          <table:table-cell table:formula="of:=IF([.G447]&gt;[.T$13];&quot;HE&quot;;IF([.G447]&gt;[.T$12];&quot;HO&quot;;IF([.G447]&lt;[.T$15];&quot;LE&quot;;IF([.G447]&lt;[.T$14];&quot;LO&quot;;&quot;&quot;))))" office:value-type="string" office:string-value="LO">
            <text:p>LO</text:p>
          </table:table-cell>
          <table:table-cell table:formula="of:=IF([.H447]&gt;[.U$13];&quot;HE&quot;;IF([.H447]&gt;[.U$12];&quot;HO&quot;;IF([.H447]&lt;[.U$15];&quot;LE&quot;;IF([.H447]&lt;[.U$14];&quot;LO&quot;;&quot;&quot;))))">
            <text:p/>
          </table:table-cell>
          <table:table-cell table:formula="of:=IF([.I447]&gt;[.V$13];&quot;HE&quot;;IF([.I447]&gt;[.V$12];&quot;HO&quot;;IF([.I447]&lt;[.V$15];&quot;LE&quot;;IF([.I447]&lt;[.V$14];&quot;LO&quot;;&quot;&quot;))))" office:value-type="string" office:string-value="LE">
            <text:p>LE</text:p>
          </table:table-cell>
          <table:table-cell table:formula="of:=IF([.J447]&gt;[.W$13];&quot;HE&quot;;IF([.J447]&gt;[.W$12];&quot;HO&quot;;IF([.J447]&lt;[.W$15];&quot;LE&quot;;IF([.J447]&lt;[.W$14];&quot;LO&quot;;&quot;&quot;))))" office:value-type="string" office:string-value="LO">
            <text:p>LO</text:p>
          </table:table-cell>
          <table:table-cell table:formula="of:=IF([.K447]&gt;[.X$13];&quot;HE&quot;;IF([.K447]&gt;[.X$12];&quot;HO&quot;;IF([.K447]&lt;[.X$15];&quot;LE&quot;;IF([.K447]&lt;[.X$14];&quot;LO&quot;;&quot;&quot;))))">
            <text:p/>
          </table:table-cell>
          <table:table-cell table:formula="of:=IF([.L447]&gt;[.Y$13];&quot;HE&quot;;IF([.L447]&gt;[.Y$12];&quot;HO&quot;;IF([.L447]&lt;[.Y$15];&quot;LE&quot;;IF([.L447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E0D</text:p>
          </table:table-cell>
          <table:table-cell office:value-type="string">
            <text:p>1F4E</text:p>
          </table:table-cell>
          <table:table-cell office:value-type="float" office:value="2019">
            <text:p>2019</text:p>
          </table:table-cell>
          <table:table-cell table:formula="of:=HEX2DEC([.A448])" office:value-type="float" office:value="102">
            <text:p>102</text:p>
          </table:table-cell>
          <table:table-cell table:formula="of:=HEX2DEC([.B448])" office:value-type="float" office:value="526">
            <text:p>526</text:p>
          </table:table-cell>
          <table:table-cell table:formula="of:=HEX2DEC([.C448])" office:value-type="float" office:value="506">
            <text:p>506</text:p>
          </table:table-cell>
          <table:table-cell table:formula="of:=HEX2DEC([.D448])" office:value-type="float" office:value="7693">
            <text:p>7693</text:p>
          </table:table-cell>
          <table:table-cell table:formula="of:=HEX2DEC([.E448])" office:value-type="float" office:value="8014">
            <text:p>8014</text:p>
          </table:table-cell>
          <table:table-cell table:formula="of:=HEX2DEC([.F448])" office:value-type="float" office:value="8217">
            <text:p>8217</text:p>
          </table:table-cell>
          <table:table-cell table:formula="of:=IF([.G448]&gt;[.T$13];&quot;HE&quot;;IF([.G448]&gt;[.T$12];&quot;HO&quot;;IF([.G448]&lt;[.T$15];&quot;LE&quot;;IF([.G448]&lt;[.T$14];&quot;LO&quot;;&quot;&quot;))))" office:value-type="string" office:string-value="LO">
            <text:p>LO</text:p>
          </table:table-cell>
          <table:table-cell table:formula="of:=IF([.H448]&gt;[.U$13];&quot;HE&quot;;IF([.H448]&gt;[.U$12];&quot;HO&quot;;IF([.H448]&lt;[.U$15];&quot;LE&quot;;IF([.H448]&lt;[.U$14];&quot;LO&quot;;&quot;&quot;))))">
            <text:p/>
          </table:table-cell>
          <table:table-cell table:formula="of:=IF([.I448]&gt;[.V$13];&quot;HE&quot;;IF([.I448]&gt;[.V$12];&quot;HO&quot;;IF([.I448]&lt;[.V$15];&quot;LE&quot;;IF([.I448]&lt;[.V$14];&quot;LO&quot;;&quot;&quot;))))" office:value-type="string" office:string-value="LE">
            <text:p>LE</text:p>
          </table:table-cell>
          <table:table-cell table:formula="of:=IF([.J448]&gt;[.W$13];&quot;HE&quot;;IF([.J448]&gt;[.W$12];&quot;HO&quot;;IF([.J448]&lt;[.W$15];&quot;LE&quot;;IF([.J448]&lt;[.W$14];&quot;LO&quot;;&quot;&quot;))))" office:value-type="string" office:string-value="LE">
            <text:p>LE</text:p>
          </table:table-cell>
          <table:table-cell table:formula="of:=IF([.K448]&gt;[.X$13];&quot;HE&quot;;IF([.K448]&gt;[.X$12];&quot;HO&quot;;IF([.K448]&lt;[.X$15];&quot;LE&quot;;IF([.K448]&lt;[.X$14];&quot;LO&quot;;&quot;&quot;))))" office:value-type="string" office:string-value="LE">
            <text:p>LE</text:p>
          </table:table-cell>
          <table:table-cell table:formula="of:=IF([.L448]&gt;[.Y$13];&quot;HE&quot;;IF([.L448]&gt;[.Y$12];&quot;HO&quot;;IF([.L448]&lt;[.Y$15];&quot;LE&quot;;IF([.L44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AA</text:p>
          </table:table-cell>
          <table:table-cell office:value-type="string">
            <text:p>22E</text:p>
          </table:table-cell>
          <table:table-cell office:value-type="string">
            <text:p>1FA</text:p>
          </table:table-cell>
          <table:table-cell office:value-type="string">
            <text:p>1F42</text:p>
          </table:table-cell>
          <table:table-cell office:value-type="string">
            <text:p>1F87</text:p>
          </table:table-cell>
          <table:table-cell office:value-type="string">
            <text:p>226A</text:p>
          </table:table-cell>
          <table:table-cell table:formula="of:=HEX2DEC([.A449])" office:value-type="float" office:value="426">
            <text:p>426</text:p>
          </table:table-cell>
          <table:table-cell table:formula="of:=HEX2DEC([.B449])" office:value-type="float" office:value="558">
            <text:p>558</text:p>
          </table:table-cell>
          <table:table-cell table:formula="of:=HEX2DEC([.C449])" office:value-type="float" office:value="506">
            <text:p>506</text:p>
          </table:table-cell>
          <table:table-cell table:formula="of:=HEX2DEC([.D449])" office:value-type="float" office:value="8002">
            <text:p>8002</text:p>
          </table:table-cell>
          <table:table-cell table:formula="of:=HEX2DEC([.E449])" office:value-type="float" office:value="8071">
            <text:p>8071</text:p>
          </table:table-cell>
          <table:table-cell table:formula="of:=HEX2DEC([.F449])" office:value-type="float" office:value="8810">
            <text:p>8810</text:p>
          </table:table-cell>
          <table:table-cell table:formula="of:=IF([.G449]&gt;[.T$13];&quot;HE&quot;;IF([.G449]&gt;[.T$12];&quot;HO&quot;;IF([.G449]&lt;[.T$15];&quot;LE&quot;;IF([.G449]&lt;[.T$14];&quot;LO&quot;;&quot;&quot;))))">
            <text:p/>
          </table:table-cell>
          <table:table-cell table:formula="of:=IF([.H449]&gt;[.U$13];&quot;HE&quot;;IF([.H449]&gt;[.U$12];&quot;HO&quot;;IF([.H449]&lt;[.U$15];&quot;LE&quot;;IF([.H449]&lt;[.U$14];&quot;LO&quot;;&quot;&quot;))))" office:value-type="string" office:string-value="HE">
            <text:p>HE</text:p>
          </table:table-cell>
          <table:table-cell table:formula="of:=IF([.I449]&gt;[.V$13];&quot;HE&quot;;IF([.I449]&gt;[.V$12];&quot;HO&quot;;IF([.I449]&lt;[.V$15];&quot;LE&quot;;IF([.I449]&lt;[.V$14];&quot;LO&quot;;&quot;&quot;))))" office:value-type="string" office:string-value="LE">
            <text:p>LE</text:p>
          </table:table-cell>
          <table:table-cell table:formula="of:=IF([.J449]&gt;[.W$13];&quot;HE&quot;;IF([.J449]&gt;[.W$12];&quot;HO&quot;;IF([.J449]&lt;[.W$15];&quot;LE&quot;;IF([.J449]&lt;[.W$14];&quot;LO&quot;;&quot;&quot;))))" office:value-type="string" office:string-value="LO">
            <text:p>LO</text:p>
          </table:table-cell>
          <table:table-cell table:formula="of:=IF([.K449]&gt;[.X$13];&quot;HE&quot;;IF([.K449]&gt;[.X$12];&quot;HO&quot;;IF([.K449]&lt;[.X$15];&quot;LE&quot;;IF([.K449]&lt;[.X$14];&quot;LO&quot;;&quot;&quot;))))" office:value-type="string" office:string-value="LO">
            <text:p>LO</text:p>
          </table:table-cell>
          <table:table-cell table:formula="of:=IF([.L449]&gt;[.Y$13];&quot;HE&quot;;IF([.L449]&gt;[.Y$12];&quot;HO&quot;;IF([.L449]&lt;[.Y$15];&quot;LE&quot;;IF([.L449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1C</text:p>
          </table:table-cell>
          <table:table-cell office:value-type="string">
            <text:p>20C</text:p>
          </table:table-cell>
          <table:table-cell office:value-type="string">
            <text:p>229B</text:p>
          </table:table-cell>
          <table:table-cell office:value-type="float" office:value="2086">
            <text:p>2086</text:p>
          </table:table-cell>
          <table:table-cell office:value-type="float" office:value="2186">
            <text:p>2186</text:p>
          </table:table-cell>
          <table:table-cell table:formula="of:=HEX2DEC([.A450])" office:value-type="float" office:value="536">
            <text:p>536</text:p>
          </table:table-cell>
          <table:table-cell table:formula="of:=HEX2DEC([.B450])" office:value-type="float" office:value="540">
            <text:p>540</text:p>
          </table:table-cell>
          <table:table-cell table:formula="of:=HEX2DEC([.C450])" office:value-type="float" office:value="524">
            <text:p>524</text:p>
          </table:table-cell>
          <table:table-cell table:formula="of:=HEX2DEC([.D450])" office:value-type="float" office:value="8859">
            <text:p>8859</text:p>
          </table:table-cell>
          <table:table-cell table:formula="of:=HEX2DEC([.E450])" office:value-type="float" office:value="8326">
            <text:p>8326</text:p>
          </table:table-cell>
          <table:table-cell table:formula="of:=HEX2DEC([.F450])" office:value-type="float" office:value="8582">
            <text:p>8582</text:p>
          </table:table-cell>
          <table:table-cell table:formula="of:=IF([.G450]&gt;[.T$13];&quot;HE&quot;;IF([.G450]&gt;[.T$12];&quot;HO&quot;;IF([.G450]&lt;[.T$15];&quot;LE&quot;;IF([.G450]&lt;[.T$14];&quot;LO&quot;;&quot;&quot;))))">
            <text:p/>
          </table:table-cell>
          <table:table-cell table:formula="of:=IF([.H450]&gt;[.U$13];&quot;HE&quot;;IF([.H450]&gt;[.U$12];&quot;HO&quot;;IF([.H450]&lt;[.U$15];&quot;LE&quot;;IF([.H450]&lt;[.U$14];&quot;LO&quot;;&quot;&quot;))))" office:value-type="string" office:string-value="HO">
            <text:p>HO</text:p>
          </table:table-cell>
          <table:table-cell table:formula="of:=IF([.I450]&gt;[.V$13];&quot;HE&quot;;IF([.I450]&gt;[.V$12];&quot;HO&quot;;IF([.I450]&lt;[.V$15];&quot;LE&quot;;IF([.I450]&lt;[.V$14];&quot;LO&quot;;&quot;&quot;))))" office:value-type="string" office:string-value="HE">
            <text:p>HE</text:p>
          </table:table-cell>
          <table:table-cell table:formula="of:=IF([.J450]&gt;[.W$13];&quot;HE&quot;;IF([.J450]&gt;[.W$12];&quot;HO&quot;;IF([.J450]&lt;[.W$15];&quot;LE&quot;;IF([.J450]&lt;[.W$14];&quot;LO&quot;;&quot;&quot;))))" office:value-type="string" office:string-value="HO">
            <text:p>HO</text:p>
          </table:table-cell>
          <table:table-cell table:formula="of:=IF([.K450]&gt;[.X$13];&quot;HE&quot;;IF([.K450]&gt;[.X$12];&quot;HO&quot;;IF([.K450]&lt;[.X$15];&quot;LE&quot;;IF([.K450]&lt;[.X$14];&quot;LO&quot;;&quot;&quot;))))" office:value-type="string" office:string-value="HE">
            <text:p>HE</text:p>
          </table:table-cell>
          <table:table-cell table:formula="of:=IF([.L450]&gt;[.Y$13];&quot;HE&quot;;IF([.L450]&gt;[.Y$12];&quot;HO&quot;;IF([.L450]&lt;[.Y$15];&quot;LE&quot;;IF([.L450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1A0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string">
            <text:p>234A</text:p>
          </table:table-cell>
          <table:table-cell office:value-type="string">
            <text:p>20B2</text:p>
          </table:table-cell>
          <table:table-cell office:value-type="string">
            <text:p>1F68</text:p>
          </table:table-cell>
          <table:table-cell table:formula="of:=HEX2DEC([.A451])" office:value-type="float" office:value="416">
            <text:p>416</text:p>
          </table:table-cell>
          <table:table-cell table:formula="of:=HEX2DEC([.B451])" office:value-type="float" office:value="508">
            <text:p>508</text:p>
          </table:table-cell>
          <table:table-cell table:formula="of:=HEX2DEC([.C451])" office:value-type="float" office:value="524">
            <text:p>524</text:p>
          </table:table-cell>
          <table:table-cell table:formula="of:=HEX2DEC([.D451])" office:value-type="float" office:value="9034">
            <text:p>9034</text:p>
          </table:table-cell>
          <table:table-cell table:formula="of:=HEX2DEC([.E451])" office:value-type="float" office:value="8370">
            <text:p>8370</text:p>
          </table:table-cell>
          <table:table-cell table:formula="of:=HEX2DEC([.F451])" office:value-type="float" office:value="8040">
            <text:p>8040</text:p>
          </table:table-cell>
          <table:table-cell table:formula="of:=IF([.G451]&gt;[.T$13];&quot;HE&quot;;IF([.G451]&gt;[.T$12];&quot;HO&quot;;IF([.G451]&lt;[.T$15];&quot;LE&quot;;IF([.G451]&lt;[.T$14];&quot;LO&quot;;&quot;&quot;))))">
            <text:p/>
          </table:table-cell>
          <table:table-cell table:formula="of:=IF([.H451]&gt;[.U$13];&quot;HE&quot;;IF([.H451]&gt;[.U$12];&quot;HO&quot;;IF([.H451]&lt;[.U$15];&quot;LE&quot;;IF([.H451]&lt;[.U$14];&quot;LO&quot;;&quot;&quot;))))">
            <text:p/>
          </table:table-cell>
          <table:table-cell table:formula="of:=IF([.I451]&gt;[.V$13];&quot;HE&quot;;IF([.I451]&gt;[.V$12];&quot;HO&quot;;IF([.I451]&lt;[.V$15];&quot;LE&quot;;IF([.I451]&lt;[.V$14];&quot;LO&quot;;&quot;&quot;))))" office:value-type="string" office:string-value="HE">
            <text:p>HE</text:p>
          </table:table-cell>
          <table:table-cell table:formula="of:=IF([.J451]&gt;[.W$13];&quot;HE&quot;;IF([.J451]&gt;[.W$12];&quot;HO&quot;;IF([.J451]&lt;[.W$15];&quot;LE&quot;;IF([.J451]&lt;[.W$14];&quot;LO&quot;;&quot;&quot;))))" office:value-type="string" office:string-value="HE">
            <text:p>HE</text:p>
          </table:table-cell>
          <table:table-cell table:formula="of:=IF([.K451]&gt;[.X$13];&quot;HE&quot;;IF([.K451]&gt;[.X$12];&quot;HO&quot;;IF([.K451]&lt;[.X$15];&quot;LE&quot;;IF([.K451]&lt;[.X$14];&quot;LO&quot;;&quot;&quot;))))" office:value-type="string" office:string-value="HE">
            <text:p>HE</text:p>
          </table:table-cell>
          <table:table-cell table:formula="of:=IF([.L451]&gt;[.Y$13];&quot;HE&quot;;IF([.L451]&gt;[.Y$12];&quot;HO&quot;;IF([.L451]&lt;[.Y$15];&quot;LE&quot;;IF([.L45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1EC</text:p>
          </table:table-cell>
          <table:table-cell office:value-type="string">
            <text:p>21C</text:p>
          </table:table-cell>
          <table:table-cell office:value-type="string">
            <text:p>251C</text:p>
          </table:table-cell>
          <table:table-cell office:value-type="float" office:value="2123">
            <text:p>2123</text:p>
          </table:table-cell>
          <table:table-cell office:value-type="string">
            <text:p>1E4D</text:p>
          </table:table-cell>
          <table:table-cell table:formula="of:=HEX2DEC([.A452])" office:value-type="float" office:value="310">
            <text:p>310</text:p>
          </table:table-cell>
          <table:table-cell table:formula="of:=HEX2DEC([.B452])" office:value-type="float" office:value="492">
            <text:p>492</text:p>
          </table:table-cell>
          <table:table-cell table:formula="of:=HEX2DEC([.C452])" office:value-type="float" office:value="540">
            <text:p>540</text:p>
          </table:table-cell>
          <table:table-cell table:formula="of:=HEX2DEC([.D452])" office:value-type="float" office:value="9500">
            <text:p>9500</text:p>
          </table:table-cell>
          <table:table-cell table:formula="of:=HEX2DEC([.E452])" office:value-type="float" office:value="8483">
            <text:p>8483</text:p>
          </table:table-cell>
          <table:table-cell table:formula="of:=HEX2DEC([.F452])" office:value-type="float" office:value="7757">
            <text:p>7757</text:p>
          </table:table-cell>
          <table:table-cell table:formula="of:=IF([.G452]&gt;[.T$13];&quot;HE&quot;;IF([.G452]&gt;[.T$12];&quot;HO&quot;;IF([.G452]&lt;[.T$15];&quot;LE&quot;;IF([.G452]&lt;[.T$14];&quot;LO&quot;;&quot;&quot;))))">
            <text:p/>
          </table:table-cell>
          <table:table-cell table:formula="of:=IF([.H452]&gt;[.U$13];&quot;HE&quot;;IF([.H452]&gt;[.U$12];&quot;HO&quot;;IF([.H452]&lt;[.U$15];&quot;LE&quot;;IF([.H452]&lt;[.U$14];&quot;LO&quot;;&quot;&quot;))))">
            <text:p/>
          </table:table-cell>
          <table:table-cell table:formula="of:=IF([.I452]&gt;[.V$13];&quot;HE&quot;;IF([.I452]&gt;[.V$12];&quot;HO&quot;;IF([.I452]&lt;[.V$15];&quot;LE&quot;;IF([.I452]&lt;[.V$14];&quot;LO&quot;;&quot;&quot;))))" office:value-type="string" office:string-value="HE">
            <text:p>HE</text:p>
          </table:table-cell>
          <table:table-cell table:formula="of:=IF([.J452]&gt;[.W$13];&quot;HE&quot;;IF([.J452]&gt;[.W$12];&quot;HO&quot;;IF([.J452]&lt;[.W$15];&quot;LE&quot;;IF([.J452]&lt;[.W$14];&quot;LO&quot;;&quot;&quot;))))" office:value-type="string" office:string-value="HE">
            <text:p>HE</text:p>
          </table:table-cell>
          <table:table-cell table:formula="of:=IF([.K452]&gt;[.X$13];&quot;HE&quot;;IF([.K452]&gt;[.X$12];&quot;HO&quot;;IF([.K452]&lt;[.X$15];&quot;LE&quot;;IF([.K452]&lt;[.X$14];&quot;LO&quot;;&quot;&quot;))))" office:value-type="string" office:string-value="HE">
            <text:p>HE</text:p>
          </table:table-cell>
          <table:table-cell table:formula="of:=IF([.L452]&gt;[.Y$13];&quot;HE&quot;;IF([.L452]&gt;[.Y$12];&quot;HO&quot;;IF([.L452]&lt;[.Y$15];&quot;LE&quot;;IF([.L45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3C</text:p>
          </table:table-cell>
          <table:table-cell office:value-type="string">
            <text:p>1BC</text:p>
          </table:table-cell>
          <table:table-cell office:value-type="string">
            <text:p>1FC</text:p>
          </table:table-cell>
          <table:table-cell table:style-name="ce3" office:value-type="string">
            <text:p>21E6</text:p>
          </table:table-cell>
          <table:table-cell office:value-type="string">
            <text:p>1F1D</text:p>
          </table:table-cell>
          <table:table-cell office:value-type="string">
            <text:p>1BCF</text:p>
          </table:table-cell>
          <table:table-cell table:formula="of:=HEX2DEC([.A453])" office:value-type="float" office:value="828">
            <text:p>828</text:p>
          </table:table-cell>
          <table:table-cell table:formula="of:=HEX2DEC([.B453])" office:value-type="float" office:value="444">
            <text:p>444</text:p>
          </table:table-cell>
          <table:table-cell table:formula="of:=HEX2DEC([.C453])" office:value-type="float" office:value="508">
            <text:p>508</text:p>
          </table:table-cell>
          <table:table-cell table:formula="of:=HEX2DEC([.D453])" office:value-type="float" office:value="8678">
            <text:p>8678</text:p>
          </table:table-cell>
          <table:table-cell table:formula="of:=HEX2DEC([.E453])" office:value-type="float" office:value="7965">
            <text:p>7965</text:p>
          </table:table-cell>
          <table:table-cell table:formula="of:=HEX2DEC([.F453])" office:value-type="float" office:value="7119">
            <text:p>7119</text:p>
          </table:table-cell>
          <table:table-cell table:formula="of:=IF([.G453]&gt;[.T$13];&quot;HE&quot;;IF([.G453]&gt;[.T$12];&quot;HO&quot;;IF([.G453]&lt;[.T$15];&quot;LE&quot;;IF([.G453]&lt;[.T$14];&quot;LO&quot;;&quot;&quot;))))">
            <text:p/>
          </table:table-cell>
          <table:table-cell table:formula="of:=IF([.H453]&gt;[.U$13];&quot;HE&quot;;IF([.H453]&gt;[.U$12];&quot;HO&quot;;IF([.H453]&lt;[.U$15];&quot;LE&quot;;IF([.H453]&lt;[.U$14];&quot;LO&quot;;&quot;&quot;))))" office:value-type="string" office:string-value="LO">
            <text:p>LO</text:p>
          </table:table-cell>
          <table:table-cell table:formula="of:=IF([.I453]&gt;[.V$13];&quot;HE&quot;;IF([.I453]&gt;[.V$12];&quot;HO&quot;;IF([.I453]&lt;[.V$15];&quot;LE&quot;;IF([.I453]&lt;[.V$14];&quot;LO&quot;;&quot;&quot;))))">
            <text:p/>
          </table:table-cell>
          <table:table-cell table:formula="of:=IF([.J453]&gt;[.W$13];&quot;HE&quot;;IF([.J453]&gt;[.W$12];&quot;HO&quot;;IF([.J453]&lt;[.W$15];&quot;LE&quot;;IF([.J453]&lt;[.W$14];&quot;LO&quot;;&quot;&quot;))))">
            <text:p/>
          </table:table-cell>
          <table:table-cell table:formula="of:=IF([.K453]&gt;[.X$13];&quot;HE&quot;;IF([.K453]&gt;[.X$12];&quot;HO&quot;;IF([.K453]&lt;[.X$15];&quot;LE&quot;;IF([.K453]&lt;[.X$14];&quot;LO&quot;;&quot;&quot;))))" office:value-type="string" office:string-value="LE">
            <text:p>LE</text:p>
          </table:table-cell>
          <table:table-cell table:formula="of:=IF([.L453]&gt;[.Y$13];&quot;HE&quot;;IF([.L453]&gt;[.Y$12];&quot;HO&quot;;IF([.L453]&lt;[.Y$15];&quot;LE&quot;;IF([.L453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1CE</text:p>
          </table:table-cell>
          <table:table-cell office:value-type="string">
            <text:p>1FA</text:p>
          </table:table-cell>
          <table:table-cell office:value-type="string">
            <text:p>1FCF</text:p>
          </table:table-cell>
          <table:table-cell office:value-type="string">
            <text:p>1F1B</text:p>
          </table:table-cell>
          <table:table-cell office:value-type="string">
            <text:p>1C15</text:p>
          </table:table-cell>
          <table:table-cell table:formula="of:=HEX2DEC([.A454])" office:value-type="float" office:value="86">
            <text:p>86</text:p>
          </table:table-cell>
          <table:table-cell table:formula="of:=HEX2DEC([.B454])" office:value-type="float" office:value="462">
            <text:p>462</text:p>
          </table:table-cell>
          <table:table-cell table:formula="of:=HEX2DEC([.C454])" office:value-type="float" office:value="506">
            <text:p>506</text:p>
          </table:table-cell>
          <table:table-cell table:formula="of:=HEX2DEC([.D454])" office:value-type="float" office:value="8143">
            <text:p>8143</text:p>
          </table:table-cell>
          <table:table-cell table:formula="of:=HEX2DEC([.E454])" office:value-type="float" office:value="7963">
            <text:p>7963</text:p>
          </table:table-cell>
          <table:table-cell table:formula="of:=HEX2DEC([.F454])" office:value-type="float" office:value="7189">
            <text:p>7189</text:p>
          </table:table-cell>
          <table:table-cell table:formula="of:=IF([.G454]&gt;[.T$13];&quot;HE&quot;;IF([.G454]&gt;[.T$12];&quot;HO&quot;;IF([.G454]&lt;[.T$15];&quot;LE&quot;;IF([.G454]&lt;[.T$14];&quot;LO&quot;;&quot;&quot;))))" office:value-type="string" office:string-value="LO">
            <text:p>LO</text:p>
          </table:table-cell>
          <table:table-cell table:formula="of:=IF([.H454]&gt;[.U$13];&quot;HE&quot;;IF([.H454]&gt;[.U$12];&quot;HO&quot;;IF([.H454]&lt;[.U$15];&quot;LE&quot;;IF([.H454]&lt;[.U$14];&quot;LO&quot;;&quot;&quot;))))" office:value-type="string" office:string-value="LO">
            <text:p>LO</text:p>
          </table:table-cell>
          <table:table-cell table:formula="of:=IF([.I454]&gt;[.V$13];&quot;HE&quot;;IF([.I454]&gt;[.V$12];&quot;HO&quot;;IF([.I454]&lt;[.V$15];&quot;LE&quot;;IF([.I454]&lt;[.V$14];&quot;LO&quot;;&quot;&quot;))))" office:value-type="string" office:string-value="LE">
            <text:p>LE</text:p>
          </table:table-cell>
          <table:table-cell table:formula="of:=IF([.J454]&gt;[.W$13];&quot;HE&quot;;IF([.J454]&gt;[.W$12];&quot;HO&quot;;IF([.J454]&lt;[.W$15];&quot;LE&quot;;IF([.J454]&lt;[.W$14];&quot;LO&quot;;&quot;&quot;))))">
            <text:p/>
          </table:table-cell>
          <table:table-cell table:formula="of:=IF([.K454]&gt;[.X$13];&quot;HE&quot;;IF([.K454]&gt;[.X$12];&quot;HO&quot;;IF([.K454]&lt;[.X$15];&quot;LE&quot;;IF([.K454]&lt;[.X$14];&quot;LO&quot;;&quot;&quot;))))" office:value-type="string" office:string-value="LE">
            <text:p>LE</text:p>
          </table:table-cell>
          <table:table-cell table:formula="of:=IF([.L454]&gt;[.Y$13];&quot;HE&quot;;IF([.L454]&gt;[.Y$12];&quot;HO&quot;;IF([.L454]&lt;[.Y$15];&quot;LE&quot;;IF([.L454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1DE</text:p>
          </table:table-cell>
          <table:table-cell office:value-type="string">
            <text:p>1DA</text:p>
          </table:table-cell>
          <table:table-cell office:value-type="string">
            <text:p>1CEE</text:p>
          </table:table-cell>
          <table:table-cell office:value-type="string">
            <text:p>1DFC</text:p>
          </table:table-cell>
          <table:table-cell office:value-type="string">
            <text:p>1D45</text:p>
          </table:table-cell>
          <table:table-cell table:formula="of:=HEX2DEC([.A455])" office:value-type="float" office:value="278">
            <text:p>278</text:p>
          </table:table-cell>
          <table:table-cell table:formula="of:=HEX2DEC([.B455])" office:value-type="float" office:value="478">
            <text:p>478</text:p>
          </table:table-cell>
          <table:table-cell table:formula="of:=HEX2DEC([.C455])" office:value-type="float" office:value="474">
            <text:p>474</text:p>
          </table:table-cell>
          <table:table-cell table:formula="of:=HEX2DEC([.D455])" office:value-type="float" office:value="7406">
            <text:p>7406</text:p>
          </table:table-cell>
          <table:table-cell table:formula="of:=HEX2DEC([.E455])" office:value-type="float" office:value="7676">
            <text:p>7676</text:p>
          </table:table-cell>
          <table:table-cell table:formula="of:=HEX2DEC([.F455])" office:value-type="float" office:value="7493">
            <text:p>7493</text:p>
          </table:table-cell>
          <table:table-cell table:formula="of:=IF([.G455]&gt;[.T$13];&quot;HE&quot;;IF([.G455]&gt;[.T$12];&quot;HO&quot;;IF([.G455]&lt;[.T$15];&quot;LE&quot;;IF([.G455]&lt;[.T$14];&quot;LO&quot;;&quot;&quot;))))">
            <text:p/>
          </table:table-cell>
          <table:table-cell table:formula="of:=IF([.H455]&gt;[.U$13];&quot;HE&quot;;IF([.H455]&gt;[.U$12];&quot;HO&quot;;IF([.H455]&lt;[.U$15];&quot;LE&quot;;IF([.H455]&lt;[.U$14];&quot;LO&quot;;&quot;&quot;))))">
            <text:p/>
          </table:table-cell>
          <table:table-cell table:formula="of:=IF([.I455]&gt;[.V$13];&quot;HE&quot;;IF([.I455]&gt;[.V$12];&quot;HO&quot;;IF([.I455]&lt;[.V$15];&quot;LE&quot;;IF([.I455]&lt;[.V$14];&quot;LO&quot;;&quot;&quot;))))" office:value-type="string" office:string-value="LE">
            <text:p>LE</text:p>
          </table:table-cell>
          <table:table-cell table:formula="of:=IF([.J455]&gt;[.W$13];&quot;HE&quot;;IF([.J455]&gt;[.W$12];&quot;HO&quot;;IF([.J455]&lt;[.W$15];&quot;LE&quot;;IF([.J455]&lt;[.W$14];&quot;LO&quot;;&quot;&quot;))))" office:value-type="string" office:string-value="LE">
            <text:p>LE</text:p>
          </table:table-cell>
          <table:table-cell table:formula="of:=IF([.K455]&gt;[.X$13];&quot;HE&quot;;IF([.K455]&gt;[.X$12];&quot;HO&quot;;IF([.K455]&lt;[.X$15];&quot;LE&quot;;IF([.K455]&lt;[.X$14];&quot;LO&quot;;&quot;&quot;))))" office:value-type="string" office:string-value="LE">
            <text:p>LE</text:p>
          </table:table-cell>
          <table:table-cell table:formula="of:=IF([.L455]&gt;[.Y$13];&quot;HE&quot;;IF([.L455]&gt;[.Y$12];&quot;HO&quot;;IF([.L455]&lt;[.Y$15];&quot;LE&quot;;IF([.L455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string">
            <text:p>2DE</text:p>
          </table:table-cell>
          <table:table-cell office:value-type="string">
            <text:p>20E</text:p>
          </table:table-cell>
          <table:table-cell office:value-type="string">
            <text:p>20A</text:p>
          </table:table-cell>
          <table:table-cell office:value-type="string">
            <text:p>1DEF</text:p>
          </table:table-cell>
          <table:table-cell office:value-type="string">
            <text:p>20B2</text:p>
          </table:table-cell>
          <table:table-cell office:value-type="string">
            <text:p>20B7</text:p>
          </table:table-cell>
          <table:table-cell table:formula="of:=HEX2DEC([.A456])" office:value-type="float" office:value="734">
            <text:p>734</text:p>
          </table:table-cell>
          <table:table-cell table:formula="of:=HEX2DEC([.B456])" office:value-type="float" office:value="526">
            <text:p>526</text:p>
          </table:table-cell>
          <table:table-cell table:formula="of:=HEX2DEC([.C456])" office:value-type="float" office:value="522">
            <text:p>522</text:p>
          </table:table-cell>
          <table:table-cell table:formula="of:=HEX2DEC([.D456])" office:value-type="float" office:value="7663">
            <text:p>7663</text:p>
          </table:table-cell>
          <table:table-cell table:formula="of:=HEX2DEC([.E456])" office:value-type="float" office:value="8370">
            <text:p>8370</text:p>
          </table:table-cell>
          <table:table-cell table:formula="of:=HEX2DEC([.F456])" office:value-type="float" office:value="8375">
            <text:p>8375</text:p>
          </table:table-cell>
          <table:table-cell table:formula="of:=IF([.G456]&gt;[.T$13];&quot;HE&quot;;IF([.G456]&gt;[.T$12];&quot;HO&quot;;IF([.G456]&lt;[.T$15];&quot;LE&quot;;IF([.G456]&lt;[.T$14];&quot;LO&quot;;&quot;&quot;))))">
            <text:p/>
          </table:table-cell>
          <table:table-cell table:formula="of:=IF([.H456]&gt;[.U$13];&quot;HE&quot;;IF([.H456]&gt;[.U$12];&quot;HO&quot;;IF([.H456]&lt;[.U$15];&quot;LE&quot;;IF([.H456]&lt;[.U$14];&quot;LO&quot;;&quot;&quot;))))">
            <text:p/>
          </table:table-cell>
          <table:table-cell table:formula="of:=IF([.I456]&gt;[.V$13];&quot;HE&quot;;IF([.I456]&gt;[.V$12];&quot;HO&quot;;IF([.I456]&lt;[.V$15];&quot;LE&quot;;IF([.I456]&lt;[.V$14];&quot;LO&quot;;&quot;&quot;))))" office:value-type="string" office:string-value="HE">
            <text:p>HE</text:p>
          </table:table-cell>
          <table:table-cell table:formula="of:=IF([.J456]&gt;[.W$13];&quot;HE&quot;;IF([.J456]&gt;[.W$12];&quot;HO&quot;;IF([.J456]&lt;[.W$15];&quot;LE&quot;;IF([.J456]&lt;[.W$14];&quot;LO&quot;;&quot;&quot;))))" office:value-type="string" office:string-value="LE">
            <text:p>LE</text:p>
          </table:table-cell>
          <table:table-cell table:formula="of:=IF([.K456]&gt;[.X$13];&quot;HE&quot;;IF([.K456]&gt;[.X$12];&quot;HO&quot;;IF([.K456]&lt;[.X$15];&quot;LE&quot;;IF([.K456]&lt;[.X$14];&quot;LO&quot;;&quot;&quot;))))" office:value-type="string" office:string-value="HE">
            <text:p>HE</text:p>
          </table:table-cell>
          <table:table-cell table:formula="of:=IF([.L456]&gt;[.Y$13];&quot;HE&quot;;IF([.L456]&gt;[.Y$12];&quot;HO&quot;;IF([.L456]&lt;[.Y$15];&quot;LE&quot;;IF([.L456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23C</text:p>
          </table:table-cell>
          <table:table-cell office:value-type="string">
            <text:p>20C</text:p>
          </table:table-cell>
          <table:table-cell office:value-type="float" office:value="2022">
            <text:p>2022</text:p>
          </table:table-cell>
          <table:table-cell office:value-type="float" office:value="2093">
            <text:p>2093</text:p>
          </table:table-cell>
          <table:table-cell office:value-type="float" office:value="2352">
            <text:p>2352</text:p>
          </table:table-cell>
          <table:table-cell table:formula="of:=HEX2DEC([.A457])" office:value-type="float" office:value="328">
            <text:p>328</text:p>
          </table:table-cell>
          <table:table-cell table:formula="of:=HEX2DEC([.B457])" office:value-type="float" office:value="572">
            <text:p>572</text:p>
          </table:table-cell>
          <table:table-cell table:formula="of:=HEX2DEC([.C457])" office:value-type="float" office:value="524">
            <text:p>524</text:p>
          </table:table-cell>
          <table:table-cell table:formula="of:=HEX2DEC([.D457])" office:value-type="float" office:value="8226">
            <text:p>8226</text:p>
          </table:table-cell>
          <table:table-cell table:formula="of:=HEX2DEC([.E457])" office:value-type="float" office:value="8339">
            <text:p>8339</text:p>
          </table:table-cell>
          <table:table-cell table:formula="of:=HEX2DEC([.F457])" office:value-type="float" office:value="9042">
            <text:p>9042</text:p>
          </table:table-cell>
          <table:table-cell table:formula="of:=IF([.G457]&gt;[.T$13];&quot;HE&quot;;IF([.G457]&gt;[.T$12];&quot;HO&quot;;IF([.G457]&lt;[.T$15];&quot;LE&quot;;IF([.G457]&lt;[.T$14];&quot;LO&quot;;&quot;&quot;))))">
            <text:p/>
          </table:table-cell>
          <table:table-cell table:formula="of:=IF([.H457]&gt;[.U$13];&quot;HE&quot;;IF([.H457]&gt;[.U$12];&quot;HO&quot;;IF([.H457]&lt;[.U$15];&quot;LE&quot;;IF([.H457]&lt;[.U$14];&quot;LO&quot;;&quot;&quot;))))" office:value-type="string" office:string-value="HE">
            <text:p>HE</text:p>
          </table:table-cell>
          <table:table-cell table:formula="of:=IF([.I457]&gt;[.V$13];&quot;HE&quot;;IF([.I457]&gt;[.V$12];&quot;HO&quot;;IF([.I457]&lt;[.V$15];&quot;LE&quot;;IF([.I457]&lt;[.V$14];&quot;LO&quot;;&quot;&quot;))))" office:value-type="string" office:string-value="HE">
            <text:p>HE</text:p>
          </table:table-cell>
          <table:table-cell table:formula="of:=IF([.J457]&gt;[.W$13];&quot;HE&quot;;IF([.J457]&gt;[.W$12];&quot;HO&quot;;IF([.J457]&lt;[.W$15];&quot;LE&quot;;IF([.J457]&lt;[.W$14];&quot;LO&quot;;&quot;&quot;))))">
            <text:p/>
          </table:table-cell>
          <table:table-cell table:formula="of:=IF([.K457]&gt;[.X$13];&quot;HE&quot;;IF([.K457]&gt;[.X$12];&quot;HO&quot;;IF([.K457]&lt;[.X$15];&quot;LE&quot;;IF([.K457]&lt;[.X$14];&quot;LO&quot;;&quot;&quot;))))" office:value-type="string" office:string-value="HE">
            <text:p>HE</text:p>
          </table:table-cell>
          <table:table-cell table:formula="of:=IF([.L457]&gt;[.Y$13];&quot;HE&quot;;IF([.L457]&gt;[.Y$12];&quot;HO&quot;;IF([.L457]&lt;[.Y$15];&quot;LE&quot;;IF([.L457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1C</text:p>
          </table:table-cell>
          <table:table-cell office:value-type="string">
            <text:p>20C</text:p>
          </table:table-cell>
          <table:table-cell office:value-type="float" office:value="2236">
            <text:p>2236</text:p>
          </table:table-cell>
          <table:table-cell office:value-type="string">
            <text:p>20B1</text:p>
          </table:table-cell>
          <table:table-cell office:value-type="string">
            <text:p>21A0</text:p>
          </table:table-cell>
          <table:table-cell table:formula="of:=HEX2DEC([.A458])" office:value-type="float" office:value="640">
            <text:p>640</text:p>
          </table:table-cell>
          <table:table-cell table:formula="of:=HEX2DEC([.B458])" office:value-type="float" office:value="540">
            <text:p>540</text:p>
          </table:table-cell>
          <table:table-cell table:formula="of:=HEX2DEC([.C458])" office:value-type="float" office:value="524">
            <text:p>524</text:p>
          </table:table-cell>
          <table:table-cell table:formula="of:=HEX2DEC([.D458])" office:value-type="float" office:value="8758">
            <text:p>8758</text:p>
          </table:table-cell>
          <table:table-cell table:formula="of:=HEX2DEC([.E458])" office:value-type="float" office:value="8369">
            <text:p>8369</text:p>
          </table:table-cell>
          <table:table-cell table:formula="of:=HEX2DEC([.F458])" office:value-type="float" office:value="8608">
            <text:p>8608</text:p>
          </table:table-cell>
          <table:table-cell table:formula="of:=IF([.G458]&gt;[.T$13];&quot;HE&quot;;IF([.G458]&gt;[.T$12];&quot;HO&quot;;IF([.G458]&lt;[.T$15];&quot;LE&quot;;IF([.G458]&lt;[.T$14];&quot;LO&quot;;&quot;&quot;))))">
            <text:p/>
          </table:table-cell>
          <table:table-cell table:formula="of:=IF([.H458]&gt;[.U$13];&quot;HE&quot;;IF([.H458]&gt;[.U$12];&quot;HO&quot;;IF([.H458]&lt;[.U$15];&quot;LE&quot;;IF([.H458]&lt;[.U$14];&quot;LO&quot;;&quot;&quot;))))" office:value-type="string" office:string-value="HO">
            <text:p>HO</text:p>
          </table:table-cell>
          <table:table-cell table:formula="of:=IF([.I458]&gt;[.V$13];&quot;HE&quot;;IF([.I458]&gt;[.V$12];&quot;HO&quot;;IF([.I458]&lt;[.V$15];&quot;LE&quot;;IF([.I458]&lt;[.V$14];&quot;LO&quot;;&quot;&quot;))))" office:value-type="string" office:string-value="HE">
            <text:p>HE</text:p>
          </table:table-cell>
          <table:table-cell table:formula="of:=IF([.J458]&gt;[.W$13];&quot;HE&quot;;IF([.J458]&gt;[.W$12];&quot;HO&quot;;IF([.J458]&lt;[.W$15];&quot;LE&quot;;IF([.J458]&lt;[.W$14];&quot;LO&quot;;&quot;&quot;))))" office:value-type="string" office:string-value="HO">
            <text:p>HO</text:p>
          </table:table-cell>
          <table:table-cell table:formula="of:=IF([.K458]&gt;[.X$13];&quot;HE&quot;;IF([.K458]&gt;[.X$12];&quot;HO&quot;;IF([.K458]&lt;[.X$15];&quot;LE&quot;;IF([.K458]&lt;[.X$14];&quot;LO&quot;;&quot;&quot;))))" office:value-type="string" office:string-value="HE">
            <text:p>HE</text:p>
          </table:table-cell>
          <table:table-cell table:formula="of:=IF([.L458]&gt;[.Y$13];&quot;HE&quot;;IF([.L458]&gt;[.Y$12];&quot;HO&quot;;IF([.L458]&lt;[.Y$15];&quot;LE&quot;;IF([.L458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1FC</text:p>
          </table:table-cell>
          <table:table-cell office:value-type="string">
            <text:p>21C</text:p>
          </table:table-cell>
          <table:table-cell office:value-type="string">
            <text:p>252C</text:p>
          </table:table-cell>
          <table:table-cell office:value-type="float" office:value="2184">
            <text:p>2184</text:p>
          </table:table-cell>
          <table:table-cell office:value-type="string">
            <text:p>1F51</text:p>
          </table:table-cell>
          <table:table-cell table:formula="of:=HEX2DEC([.A459])" office:value-type="float" office:value="326">
            <text:p>326</text:p>
          </table:table-cell>
          <table:table-cell table:formula="of:=HEX2DEC([.B459])" office:value-type="float" office:value="508">
            <text:p>508</text:p>
          </table:table-cell>
          <table:table-cell table:formula="of:=HEX2DEC([.C459])" office:value-type="float" office:value="540">
            <text:p>540</text:p>
          </table:table-cell>
          <table:table-cell table:formula="of:=HEX2DEC([.D459])" office:value-type="float" office:value="9516">
            <text:p>9516</text:p>
          </table:table-cell>
          <table:table-cell table:formula="of:=HEX2DEC([.E459])" office:value-type="float" office:value="8580">
            <text:p>8580</text:p>
          </table:table-cell>
          <table:table-cell table:formula="of:=HEX2DEC([.F459])" office:value-type="float" office:value="8017">
            <text:p>8017</text:p>
          </table:table-cell>
          <table:table-cell table:formula="of:=IF([.G459]&gt;[.T$13];&quot;HE&quot;;IF([.G459]&gt;[.T$12];&quot;HO&quot;;IF([.G459]&lt;[.T$15];&quot;LE&quot;;IF([.G459]&lt;[.T$14];&quot;LO&quot;;&quot;&quot;))))">
            <text:p/>
          </table:table-cell>
          <table:table-cell table:formula="of:=IF([.H459]&gt;[.U$13];&quot;HE&quot;;IF([.H459]&gt;[.U$12];&quot;HO&quot;;IF([.H459]&lt;[.U$15];&quot;LE&quot;;IF([.H459]&lt;[.U$14];&quot;LO&quot;;&quot;&quot;))))">
            <text:p/>
          </table:table-cell>
          <table:table-cell table:formula="of:=IF([.I459]&gt;[.V$13];&quot;HE&quot;;IF([.I459]&gt;[.V$12];&quot;HO&quot;;IF([.I459]&lt;[.V$15];&quot;LE&quot;;IF([.I459]&lt;[.V$14];&quot;LO&quot;;&quot;&quot;))))" office:value-type="string" office:string-value="HE">
            <text:p>HE</text:p>
          </table:table-cell>
          <table:table-cell table:formula="of:=IF([.J459]&gt;[.W$13];&quot;HE&quot;;IF([.J459]&gt;[.W$12];&quot;HO&quot;;IF([.J459]&lt;[.W$15];&quot;LE&quot;;IF([.J459]&lt;[.W$14];&quot;LO&quot;;&quot;&quot;))))" office:value-type="string" office:string-value="HE">
            <text:p>HE</text:p>
          </table:table-cell>
          <table:table-cell table:formula="of:=IF([.K459]&gt;[.X$13];&quot;HE&quot;;IF([.K459]&gt;[.X$12];&quot;HO&quot;;IF([.K459]&lt;[.X$15];&quot;LE&quot;;IF([.K459]&lt;[.X$14];&quot;LO&quot;;&quot;&quot;))))" office:value-type="string" office:string-value="HE">
            <text:p>HE</text:p>
          </table:table-cell>
          <table:table-cell table:formula="of:=IF([.L459]&gt;[.Y$13];&quot;HE&quot;;IF([.L459]&gt;[.Y$12];&quot;HO&quot;;IF([.L459]&lt;[.Y$15];&quot;LE&quot;;IF([.L45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1DC</text:p>
          </table:table-cell>
          <table:table-cell office:value-type="string">
            <text:p>1EC</text:p>
          </table:table-cell>
          <table:table-cell office:value-type="string">
            <text:p>230C</text:p>
          </table:table-cell>
          <table:table-cell office:value-type="string">
            <text:p>1E4F</text:p>
          </table:table-cell>
          <table:table-cell office:value-type="string">
            <text:p>1DDA</text:p>
          </table:table-cell>
          <table:table-cell table:formula="of:=HEX2DEC([.A460])" office:value-type="float" office:value="872">
            <text:p>872</text:p>
          </table:table-cell>
          <table:table-cell table:formula="of:=HEX2DEC([.B460])" office:value-type="float" office:value="476">
            <text:p>476</text:p>
          </table:table-cell>
          <table:table-cell table:formula="of:=HEX2DEC([.C460])" office:value-type="float" office:value="492">
            <text:p>492</text:p>
          </table:table-cell>
          <table:table-cell table:formula="of:=HEX2DEC([.D460])" office:value-type="float" office:value="8972">
            <text:p>8972</text:p>
          </table:table-cell>
          <table:table-cell table:formula="of:=HEX2DEC([.E460])" office:value-type="float" office:value="7759">
            <text:p>7759</text:p>
          </table:table-cell>
          <table:table-cell table:formula="of:=HEX2DEC([.F460])" office:value-type="float" office:value="7642">
            <text:p>7642</text:p>
          </table:table-cell>
          <table:table-cell table:formula="of:=IF([.G460]&gt;[.T$13];&quot;HE&quot;;IF([.G460]&gt;[.T$12];&quot;HO&quot;;IF([.G460]&lt;[.T$15];&quot;LE&quot;;IF([.G460]&lt;[.T$14];&quot;LO&quot;;&quot;&quot;))))">
            <text:p/>
          </table:table-cell>
          <table:table-cell table:formula="of:=IF([.H460]&gt;[.U$13];&quot;HE&quot;;IF([.H460]&gt;[.U$12];&quot;HO&quot;;IF([.H460]&lt;[.U$15];&quot;LE&quot;;IF([.H460]&lt;[.U$14];&quot;LO&quot;;&quot;&quot;))))">
            <text:p/>
          </table:table-cell>
          <table:table-cell table:formula="of:=IF([.I460]&gt;[.V$13];&quot;HE&quot;;IF([.I460]&gt;[.V$12];&quot;HO&quot;;IF([.I460]&lt;[.V$15];&quot;LE&quot;;IF([.I460]&lt;[.V$14];&quot;LO&quot;;&quot;&quot;))))" office:value-type="string" office:string-value="LE">
            <text:p>LE</text:p>
          </table:table-cell>
          <table:table-cell table:formula="of:=IF([.J460]&gt;[.W$13];&quot;HE&quot;;IF([.J460]&gt;[.W$12];&quot;HO&quot;;IF([.J460]&lt;[.W$15];&quot;LE&quot;;IF([.J460]&lt;[.W$14];&quot;LO&quot;;&quot;&quot;))))" office:value-type="string" office:string-value="HE">
            <text:p>HE</text:p>
          </table:table-cell>
          <table:table-cell table:formula="of:=IF([.K460]&gt;[.X$13];&quot;HE&quot;;IF([.K460]&gt;[.X$12];&quot;HO&quot;;IF([.K460]&lt;[.X$15];&quot;LE&quot;;IF([.K460]&lt;[.X$14];&quot;LO&quot;;&quot;&quot;))))" office:value-type="string" office:string-value="LE">
            <text:p>LE</text:p>
          </table:table-cell>
          <table:table-cell table:formula="of:=IF([.L460]&gt;[.Y$13];&quot;HE&quot;;IF([.L460]&gt;[.Y$12];&quot;HO&quot;;IF([.L460]&lt;[.Y$15];&quot;LE&quot;;IF([.L46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1BC</text:p>
          </table:table-cell>
          <table:table-cell office:value-type="string">
            <text:p>1FC</text:p>
          </table:table-cell>
          <table:table-cell office:value-type="string">
            <text:p>205E</text:p>
          </table:table-cell>
          <table:table-cell office:value-type="string">
            <text:p>1F43</text:p>
          </table:table-cell>
          <table:table-cell office:value-type="string">
            <text:p>1B41</text:p>
          </table:table-cell>
          <table:table-cell table:formula="of:=HEX2DEC([.A461])" office:value-type="float" office:value="260">
            <text:p>260</text:p>
          </table:table-cell>
          <table:table-cell table:formula="of:=HEX2DEC([.B461])" office:value-type="float" office:value="444">
            <text:p>444</text:p>
          </table:table-cell>
          <table:table-cell table:formula="of:=HEX2DEC([.C461])" office:value-type="float" office:value="508">
            <text:p>508</text:p>
          </table:table-cell>
          <table:table-cell table:formula="of:=HEX2DEC([.D461])" office:value-type="float" office:value="8286">
            <text:p>8286</text:p>
          </table:table-cell>
          <table:table-cell table:formula="of:=HEX2DEC([.E461])" office:value-type="float" office:value="8003">
            <text:p>8003</text:p>
          </table:table-cell>
          <table:table-cell table:formula="of:=HEX2DEC([.F461])" office:value-type="float" office:value="6977">
            <text:p>6977</text:p>
          </table:table-cell>
          <table:table-cell table:formula="of:=IF([.G461]&gt;[.T$13];&quot;HE&quot;;IF([.G461]&gt;[.T$12];&quot;HO&quot;;IF([.G461]&lt;[.T$15];&quot;LE&quot;;IF([.G461]&lt;[.T$14];&quot;LO&quot;;&quot;&quot;))))">
            <text:p/>
          </table:table-cell>
          <table:table-cell table:formula="of:=IF([.H461]&gt;[.U$13];&quot;HE&quot;;IF([.H461]&gt;[.U$12];&quot;HO&quot;;IF([.H461]&lt;[.U$15];&quot;LE&quot;;IF([.H461]&lt;[.U$14];&quot;LO&quot;;&quot;&quot;))))" office:value-type="string" office:string-value="LO">
            <text:p>LO</text:p>
          </table:table-cell>
          <table:table-cell table:formula="of:=IF([.I461]&gt;[.V$13];&quot;HE&quot;;IF([.I461]&gt;[.V$12];&quot;HO&quot;;IF([.I461]&lt;[.V$15];&quot;LE&quot;;IF([.I461]&lt;[.V$14];&quot;LO&quot;;&quot;&quot;))))">
            <text:p/>
          </table:table-cell>
          <table:table-cell table:formula="of:=IF([.J461]&gt;[.W$13];&quot;HE&quot;;IF([.J461]&gt;[.W$12];&quot;HO&quot;;IF([.J461]&lt;[.W$15];&quot;LE&quot;;IF([.J461]&lt;[.W$14];&quot;LO&quot;;&quot;&quot;))))">
            <text:p/>
          </table:table-cell>
          <table:table-cell table:formula="of:=IF([.K461]&gt;[.X$13];&quot;HE&quot;;IF([.K461]&gt;[.X$12];&quot;HO&quot;;IF([.K461]&lt;[.X$15];&quot;LE&quot;;IF([.K461]&lt;[.X$14];&quot;LO&quot;;&quot;&quot;))))" office:value-type="string" office:string-value="LE">
            <text:p>LE</text:p>
          </table:table-cell>
          <table:table-cell table:formula="of:=IF([.L461]&gt;[.Y$13];&quot;HE&quot;;IF([.L461]&gt;[.Y$12];&quot;HO&quot;;IF([.L461]&lt;[.Y$15];&quot;LE&quot;;IF([.L461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1CE</text:p>
          </table:table-cell>
          <table:table-cell office:value-type="string">
            <text:p>1DA</text:p>
          </table:table-cell>
          <table:table-cell office:value-type="string">
            <text:p>1C7F</text:p>
          </table:table-cell>
          <table:table-cell office:value-type="string">
            <text:p>1DEA</text:p>
          </table:table-cell>
          <table:table-cell office:value-type="string">
            <text:p>1CD1</text:p>
          </table:table-cell>
          <table:table-cell table:formula="of:=HEX2DEC([.A462])" office:value-type="float" office:value="838">
            <text:p>838</text:p>
          </table:table-cell>
          <table:table-cell table:formula="of:=HEX2DEC([.B462])" office:value-type="float" office:value="462">
            <text:p>462</text:p>
          </table:table-cell>
          <table:table-cell table:formula="of:=HEX2DEC([.C462])" office:value-type="float" office:value="474">
            <text:p>474</text:p>
          </table:table-cell>
          <table:table-cell table:formula="of:=HEX2DEC([.D462])" office:value-type="float" office:value="7295">
            <text:p>7295</text:p>
          </table:table-cell>
          <table:table-cell table:formula="of:=HEX2DEC([.E462])" office:value-type="float" office:value="7658">
            <text:p>7658</text:p>
          </table:table-cell>
          <table:table-cell table:formula="of:=HEX2DEC([.F462])" office:value-type="float" office:value="7377">
            <text:p>7377</text:p>
          </table:table-cell>
          <table:table-cell table:formula="of:=IF([.G462]&gt;[.T$13];&quot;HE&quot;;IF([.G462]&gt;[.T$12];&quot;HO&quot;;IF([.G462]&lt;[.T$15];&quot;LE&quot;;IF([.G462]&lt;[.T$14];&quot;LO&quot;;&quot;&quot;))))">
            <text:p/>
          </table:table-cell>
          <table:table-cell table:formula="of:=IF([.H462]&gt;[.U$13];&quot;HE&quot;;IF([.H462]&gt;[.U$12];&quot;HO&quot;;IF([.H462]&lt;[.U$15];&quot;LE&quot;;IF([.H462]&lt;[.U$14];&quot;LO&quot;;&quot;&quot;))))" office:value-type="string" office:string-value="LO">
            <text:p>LO</text:p>
          </table:table-cell>
          <table:table-cell table:formula="of:=IF([.I462]&gt;[.V$13];&quot;HE&quot;;IF([.I462]&gt;[.V$12];&quot;HO&quot;;IF([.I462]&lt;[.V$15];&quot;LE&quot;;IF([.I462]&lt;[.V$14];&quot;LO&quot;;&quot;&quot;))))" office:value-type="string" office:string-value="LE">
            <text:p>LE</text:p>
          </table:table-cell>
          <table:table-cell table:formula="of:=IF([.J462]&gt;[.W$13];&quot;HE&quot;;IF([.J462]&gt;[.W$12];&quot;HO&quot;;IF([.J462]&lt;[.W$15];&quot;LE&quot;;IF([.J462]&lt;[.W$14];&quot;LO&quot;;&quot;&quot;))))" office:value-type="string" office:string-value="LE">
            <text:p>LE</text:p>
          </table:table-cell>
          <table:table-cell table:formula="of:=IF([.K462]&gt;[.X$13];&quot;HE&quot;;IF([.K462]&gt;[.X$12];&quot;HO&quot;;IF([.K462]&lt;[.X$15];&quot;LE&quot;;IF([.K462]&lt;[.X$14];&quot;LO&quot;;&quot;&quot;))))" office:value-type="string" office:string-value="LE">
            <text:p>LE</text:p>
          </table:table-cell>
          <table:table-cell table:formula="of:=IF([.L462]&gt;[.Y$13];&quot;HE&quot;;IF([.L462]&gt;[.Y$12];&quot;HO&quot;;IF([.L462]&lt;[.Y$15];&quot;LE&quot;;IF([.L462]&lt;[.Y$14];&quot;LO&quot;;&quot;&quot;))))" office:value-type="string" office:string-value="LO">
            <text:p>LO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string">
            <text:p>20BC</text:p>
          </table:table-cell>
          <table:table-cell office:value-type="float" office:value="2021">
            <text:p>2021</text:p>
          </table:table-cell>
          <table:table-cell table:style-name="ce3" office:value-type="string">
            <text:p>1E11</text:p>
          </table:table-cell>
          <table:table-cell table:formula="of:=HEX2DEC([.A463])" office:value-type="float" office:value="68">
            <text:p>68</text:p>
          </table:table-cell>
          <table:table-cell table:formula="of:=HEX2DEC([.B463])" office:value-type="float" office:value="492">
            <text:p>492</text:p>
          </table:table-cell>
          <table:table-cell table:formula="of:=HEX2DEC([.C463])" office:value-type="float" office:value="524">
            <text:p>524</text:p>
          </table:table-cell>
          <table:table-cell table:formula="of:=HEX2DEC([.D463])" office:value-type="float" office:value="8380">
            <text:p>8380</text:p>
          </table:table-cell>
          <table:table-cell table:formula="of:=HEX2DEC([.E463])" office:value-type="float" office:value="8225">
            <text:p>8225</text:p>
          </table:table-cell>
          <table:table-cell table:formula="of:=HEX2DEC([.F463])" office:value-type="float" office:value="7697">
            <text:p>7697</text:p>
          </table:table-cell>
          <table:table-cell table:formula="of:=IF([.G463]&gt;[.T$13];&quot;HE&quot;;IF([.G463]&gt;[.T$12];&quot;HO&quot;;IF([.G463]&lt;[.T$15];&quot;LE&quot;;IF([.G463]&lt;[.T$14];&quot;LO&quot;;&quot;&quot;))))" office:value-type="string" office:string-value="LO">
            <text:p>LO</text:p>
          </table:table-cell>
          <table:table-cell table:formula="of:=IF([.H463]&gt;[.U$13];&quot;HE&quot;;IF([.H463]&gt;[.U$12];&quot;HO&quot;;IF([.H463]&lt;[.U$15];&quot;LE&quot;;IF([.H463]&lt;[.U$14];&quot;LO&quot;;&quot;&quot;))))">
            <text:p/>
          </table:table-cell>
          <table:table-cell table:formula="of:=IF([.I463]&gt;[.V$13];&quot;HE&quot;;IF([.I463]&gt;[.V$12];&quot;HO&quot;;IF([.I463]&lt;[.V$15];&quot;LE&quot;;IF([.I463]&lt;[.V$14];&quot;LO&quot;;&quot;&quot;))))" office:value-type="string" office:string-value="HE">
            <text:p>HE</text:p>
          </table:table-cell>
          <table:table-cell table:formula="of:=IF([.J463]&gt;[.W$13];&quot;HE&quot;;IF([.J463]&gt;[.W$12];&quot;HO&quot;;IF([.J463]&lt;[.W$15];&quot;LE&quot;;IF([.J463]&lt;[.W$14];&quot;LO&quot;;&quot;&quot;))))">
            <text:p/>
          </table:table-cell>
          <table:table-cell table:formula="of:=IF([.K463]&gt;[.X$13];&quot;HE&quot;;IF([.K463]&gt;[.X$12];&quot;HO&quot;;IF([.K463]&lt;[.X$15];&quot;LE&quot;;IF([.K463]&lt;[.X$14];&quot;LO&quot;;&quot;&quot;))))" office:value-type="string" office:string-value="HO">
            <text:p>HO</text:p>
          </table:table-cell>
          <table:table-cell table:formula="of:=IF([.L463]&gt;[.Y$13];&quot;HE&quot;;IF([.L463]&gt;[.Y$12];&quot;HO&quot;;IF([.L463]&lt;[.Y$15];&quot;LE&quot;;IF([.L46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1E</text:p>
          </table:table-cell>
          <table:table-cell office:value-type="string">
            <text:p>20E</text:p>
          </table:table-cell>
          <table:table-cell office:value-type="string">
            <text:p>1FA</text:p>
          </table:table-cell>
          <table:table-cell office:value-type="string">
            <text:p>1FFA</text:p>
          </table:table-cell>
          <table:table-cell office:value-type="string">
            <text:p>1F8B</text:p>
          </table:table-cell>
          <table:table-cell office:value-type="string">
            <text:p>20C7</text:p>
          </table:table-cell>
          <table:table-cell table:formula="of:=HEX2DEC([.A464])" office:value-type="float" office:value="798">
            <text:p>798</text:p>
          </table:table-cell>
          <table:table-cell table:formula="of:=HEX2DEC([.B464])" office:value-type="float" office:value="526">
            <text:p>526</text:p>
          </table:table-cell>
          <table:table-cell table:formula="of:=HEX2DEC([.C464])" office:value-type="float" office:value="506">
            <text:p>506</text:p>
          </table:table-cell>
          <table:table-cell table:formula="of:=HEX2DEC([.D464])" office:value-type="float" office:value="8186">
            <text:p>8186</text:p>
          </table:table-cell>
          <table:table-cell table:formula="of:=HEX2DEC([.E464])" office:value-type="float" office:value="8075">
            <text:p>8075</text:p>
          </table:table-cell>
          <table:table-cell table:formula="of:=HEX2DEC([.F464])" office:value-type="float" office:value="8391">
            <text:p>8391</text:p>
          </table:table-cell>
          <table:table-cell table:formula="of:=IF([.G464]&gt;[.T$13];&quot;HE&quot;;IF([.G464]&gt;[.T$12];&quot;HO&quot;;IF([.G464]&lt;[.T$15];&quot;LE&quot;;IF([.G464]&lt;[.T$14];&quot;LO&quot;;&quot;&quot;))))">
            <text:p/>
          </table:table-cell>
          <table:table-cell table:formula="of:=IF([.H464]&gt;[.U$13];&quot;HE&quot;;IF([.H464]&gt;[.U$12];&quot;HO&quot;;IF([.H464]&lt;[.U$15];&quot;LE&quot;;IF([.H464]&lt;[.U$14];&quot;LO&quot;;&quot;&quot;))))">
            <text:p/>
          </table:table-cell>
          <table:table-cell table:formula="of:=IF([.I464]&gt;[.V$13];&quot;HE&quot;;IF([.I464]&gt;[.V$12];&quot;HO&quot;;IF([.I464]&lt;[.V$15];&quot;LE&quot;;IF([.I464]&lt;[.V$14];&quot;LO&quot;;&quot;&quot;))))" office:value-type="string" office:string-value="LE">
            <text:p>LE</text:p>
          </table:table-cell>
          <table:table-cell table:formula="of:=IF([.J464]&gt;[.W$13];&quot;HE&quot;;IF([.J464]&gt;[.W$12];&quot;HO&quot;;IF([.J464]&lt;[.W$15];&quot;LE&quot;;IF([.J464]&lt;[.W$14];&quot;LO&quot;;&quot;&quot;))))">
            <text:p/>
          </table:table-cell>
          <table:table-cell table:formula="of:=IF([.K464]&gt;[.X$13];&quot;HE&quot;;IF([.K464]&gt;[.X$12];&quot;HO&quot;;IF([.K464]&lt;[.X$15];&quot;LE&quot;;IF([.K464]&lt;[.X$14];&quot;LO&quot;;&quot;&quot;))))" office:value-type="string" office:string-value="LO">
            <text:p>LO</text:p>
          </table:table-cell>
          <table:table-cell table:formula="of:=IF([.L464]&gt;[.Y$13];&quot;HE&quot;;IF([.L464]&gt;[.Y$12];&quot;HO&quot;;IF([.L464]&lt;[.Y$15];&quot;LE&quot;;IF([.L464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1B2</text:p>
          </table:table-cell>
          <table:table-cell office:value-type="string">
            <text:p>21E</text:p>
          </table:table-cell>
          <table:table-cell office:value-type="string">
            <text:p>1FA</text:p>
          </table:table-cell>
          <table:table-cell office:value-type="string">
            <text:p>1F8B</text:p>
          </table:table-cell>
          <table:table-cell office:value-type="string">
            <text:p>1FF7</text:p>
          </table:table-cell>
          <table:table-cell office:value-type="string">
            <text:p>216C</text:p>
          </table:table-cell>
          <table:table-cell table:formula="of:=HEX2DEC([.A465])" office:value-type="float" office:value="434">
            <text:p>434</text:p>
          </table:table-cell>
          <table:table-cell table:formula="of:=HEX2DEC([.B465])" office:value-type="float" office:value="542">
            <text:p>542</text:p>
          </table:table-cell>
          <table:table-cell table:formula="of:=HEX2DEC([.C465])" office:value-type="float" office:value="506">
            <text:p>506</text:p>
          </table:table-cell>
          <table:table-cell table:formula="of:=HEX2DEC([.D465])" office:value-type="float" office:value="8075">
            <text:p>8075</text:p>
          </table:table-cell>
          <table:table-cell table:formula="of:=HEX2DEC([.E465])" office:value-type="float" office:value="8183">
            <text:p>8183</text:p>
          </table:table-cell>
          <table:table-cell table:formula="of:=HEX2DEC([.F465])" office:value-type="float" office:value="8556">
            <text:p>8556</text:p>
          </table:table-cell>
          <table:table-cell table:formula="of:=IF([.G465]&gt;[.T$13];&quot;HE&quot;;IF([.G465]&gt;[.T$12];&quot;HO&quot;;IF([.G465]&lt;[.T$15];&quot;LE&quot;;IF([.G465]&lt;[.T$14];&quot;LO&quot;;&quot;&quot;))))">
            <text:p/>
          </table:table-cell>
          <table:table-cell table:formula="of:=IF([.H465]&gt;[.U$13];&quot;HE&quot;;IF([.H465]&gt;[.U$12];&quot;HO&quot;;IF([.H465]&lt;[.U$15];&quot;LE&quot;;IF([.H465]&lt;[.U$14];&quot;LO&quot;;&quot;&quot;))))" office:value-type="string" office:string-value="HO">
            <text:p>HO</text:p>
          </table:table-cell>
          <table:table-cell table:formula="of:=IF([.I465]&gt;[.V$13];&quot;HE&quot;;IF([.I465]&gt;[.V$12];&quot;HO&quot;;IF([.I465]&lt;[.V$15];&quot;LE&quot;;IF([.I465]&lt;[.V$14];&quot;LO&quot;;&quot;&quot;))))" office:value-type="string" office:string-value="LE">
            <text:p>LE</text:p>
          </table:table-cell>
          <table:table-cell table:formula="of:=IF([.J465]&gt;[.W$13];&quot;HE&quot;;IF([.J465]&gt;[.W$12];&quot;HO&quot;;IF([.J465]&lt;[.W$15];&quot;LE&quot;;IF([.J465]&lt;[.W$14];&quot;LO&quot;;&quot;&quot;))))">
            <text:p/>
          </table:table-cell>
          <table:table-cell table:formula="of:=IF([.K465]&gt;[.X$13];&quot;HE&quot;;IF([.K465]&gt;[.X$12];&quot;HO&quot;;IF([.K465]&lt;[.X$15];&quot;LE&quot;;IF([.K465]&lt;[.X$14];&quot;LO&quot;;&quot;&quot;))))">
            <text:p/>
          </table:table-cell>
          <table:table-cell table:formula="of:=IF([.L465]&gt;[.Y$13];&quot;HE&quot;;IF([.L465]&gt;[.Y$12];&quot;HO&quot;;IF([.L465]&lt;[.Y$15];&quot;LE&quot;;IF([.L465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1A0</text:p>
          </table:table-cell>
          <table:table-cell office:value-type="string">
            <text:p>20C</text:p>
          </table:table-cell>
          <table:table-cell office:value-type="string">
            <text:p>1FC</text:p>
          </table:table-cell>
          <table:table-cell office:value-type="string">
            <text:p>20BB</text:p>
          </table:table-cell>
          <table:table-cell office:value-type="string">
            <text:p>1F83</text:p>
          </table:table-cell>
          <table:table-cell office:value-type="float" office:value="2068">
            <text:p>2068</text:p>
          </table:table-cell>
          <table:table-cell table:formula="of:=HEX2DEC([.A466])" office:value-type="float" office:value="416">
            <text:p>416</text:p>
          </table:table-cell>
          <table:table-cell table:formula="of:=HEX2DEC([.B466])" office:value-type="float" office:value="524">
            <text:p>524</text:p>
          </table:table-cell>
          <table:table-cell table:formula="of:=HEX2DEC([.C466])" office:value-type="float" office:value="508">
            <text:p>508</text:p>
          </table:table-cell>
          <table:table-cell table:formula="of:=HEX2DEC([.D466])" office:value-type="float" office:value="8379">
            <text:p>8379</text:p>
          </table:table-cell>
          <table:table-cell table:formula="of:=HEX2DEC([.E466])" office:value-type="float" office:value="8067">
            <text:p>8067</text:p>
          </table:table-cell>
          <table:table-cell table:formula="of:=HEX2DEC([.F466])" office:value-type="float" office:value="8296">
            <text:p>8296</text:p>
          </table:table-cell>
          <table:table-cell table:formula="of:=IF([.G466]&gt;[.T$13];&quot;HE&quot;;IF([.G466]&gt;[.T$12];&quot;HO&quot;;IF([.G466]&lt;[.T$15];&quot;LE&quot;;IF([.G466]&lt;[.T$14];&quot;LO&quot;;&quot;&quot;))))">
            <text:p/>
          </table:table-cell>
          <table:table-cell table:formula="of:=IF([.H466]&gt;[.U$13];&quot;HE&quot;;IF([.H466]&gt;[.U$12];&quot;HO&quot;;IF([.H466]&lt;[.U$15];&quot;LE&quot;;IF([.H466]&lt;[.U$14];&quot;LO&quot;;&quot;&quot;))))">
            <text:p/>
          </table:table-cell>
          <table:table-cell table:formula="of:=IF([.I466]&gt;[.V$13];&quot;HE&quot;;IF([.I466]&gt;[.V$12];&quot;HO&quot;;IF([.I466]&lt;[.V$15];&quot;LE&quot;;IF([.I466]&lt;[.V$14];&quot;LO&quot;;&quot;&quot;))))">
            <text:p/>
          </table:table-cell>
          <table:table-cell table:formula="of:=IF([.J466]&gt;[.W$13];&quot;HE&quot;;IF([.J466]&gt;[.W$12];&quot;HO&quot;;IF([.J466]&lt;[.W$15];&quot;LE&quot;;IF([.J466]&lt;[.W$14];&quot;LO&quot;;&quot;&quot;))))">
            <text:p/>
          </table:table-cell>
          <table:table-cell table:formula="of:=IF([.K466]&gt;[.X$13];&quot;HE&quot;;IF([.K466]&gt;[.X$12];&quot;HO&quot;;IF([.K466]&lt;[.X$15];&quot;LE&quot;;IF([.K466]&lt;[.X$14];&quot;LO&quot;;&quot;&quot;))))" office:value-type="string" office:string-value="LO">
            <text:p>LO</text:p>
          </table:table-cell>
          <table:table-cell table:formula="of:=IF([.L466]&gt;[.Y$13];&quot;HE&quot;;IF([.L466]&gt;[.Y$12];&quot;HO&quot;;IF([.L466]&lt;[.Y$15];&quot;LE&quot;;IF([.L466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string">
            <text:p>E8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string">
            <text:p>23A7</text:p>
          </table:table-cell>
          <table:table-cell office:value-type="string">
            <text:p>205F</text:p>
          </table:table-cell>
          <table:table-cell office:value-type="string">
            <text:p>1F3A</text:p>
          </table:table-cell>
          <table:table-cell table:formula="of:=HEX2DEC([.A467])" office:value-type="float" office:value="232">
            <text:p>232</text:p>
          </table:table-cell>
          <table:table-cell table:formula="of:=HEX2DEC([.B467])" office:value-type="float" office:value="508">
            <text:p>508</text:p>
          </table:table-cell>
          <table:table-cell table:formula="of:=HEX2DEC([.C467])" office:value-type="float" office:value="524">
            <text:p>524</text:p>
          </table:table-cell>
          <table:table-cell table:formula="of:=HEX2DEC([.D467])" office:value-type="float" office:value="9127">
            <text:p>9127</text:p>
          </table:table-cell>
          <table:table-cell table:formula="of:=HEX2DEC([.E467])" office:value-type="float" office:value="8287">
            <text:p>8287</text:p>
          </table:table-cell>
          <table:table-cell table:formula="of:=HEX2DEC([.F467])" office:value-type="float" office:value="7994">
            <text:p>7994</text:p>
          </table:table-cell>
          <table:table-cell table:formula="of:=IF([.G467]&gt;[.T$13];&quot;HE&quot;;IF([.G467]&gt;[.T$12];&quot;HO&quot;;IF([.G467]&lt;[.T$15];&quot;LE&quot;;IF([.G467]&lt;[.T$14];&quot;LO&quot;;&quot;&quot;))))" office:value-type="string" office:string-value="LO">
            <text:p>LO</text:p>
          </table:table-cell>
          <table:table-cell table:formula="of:=IF([.H467]&gt;[.U$13];&quot;HE&quot;;IF([.H467]&gt;[.U$12];&quot;HO&quot;;IF([.H467]&lt;[.U$15];&quot;LE&quot;;IF([.H467]&lt;[.U$14];&quot;LO&quot;;&quot;&quot;))))">
            <text:p/>
          </table:table-cell>
          <table:table-cell table:formula="of:=IF([.I467]&gt;[.V$13];&quot;HE&quot;;IF([.I467]&gt;[.V$12];&quot;HO&quot;;IF([.I467]&lt;[.V$15];&quot;LE&quot;;IF([.I467]&lt;[.V$14];&quot;LO&quot;;&quot;&quot;))))" office:value-type="string" office:string-value="HE">
            <text:p>HE</text:p>
          </table:table-cell>
          <table:table-cell table:formula="of:=IF([.J467]&gt;[.W$13];&quot;HE&quot;;IF([.J467]&gt;[.W$12];&quot;HO&quot;;IF([.J467]&lt;[.W$15];&quot;LE&quot;;IF([.J467]&lt;[.W$14];&quot;LO&quot;;&quot;&quot;))))" office:value-type="string" office:string-value="HE">
            <text:p>HE</text:p>
          </table:table-cell>
          <table:table-cell table:formula="of:=IF([.K467]&gt;[.X$13];&quot;HE&quot;;IF([.K467]&gt;[.X$12];&quot;HO&quot;;IF([.K467]&lt;[.X$15];&quot;LE&quot;;IF([.K467]&lt;[.X$14];&quot;LO&quot;;&quot;&quot;))))" office:value-type="string" office:string-value="HE">
            <text:p>HE</text:p>
          </table:table-cell>
          <table:table-cell table:formula="of:=IF([.L467]&gt;[.Y$13];&quot;HE&quot;;IF([.L467]&gt;[.Y$12];&quot;HO&quot;;IF([.L467]&lt;[.Y$15];&quot;LE&quot;;IF([.L46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2C</text:p>
          </table:table-cell>
          <table:table-cell table:number-columns-repeated="2" office:value-type="string">
            <text:p>1DC</text:p>
          </table:table-cell>
          <table:table-cell office:value-type="string">
            <text:p>21B7</text:p>
          </table:table-cell>
          <table:table-cell office:value-type="string">
            <text:p>1D64</text:p>
          </table:table-cell>
          <table:table-cell office:value-type="string">
            <text:p>1DCB</text:p>
          </table:table-cell>
          <table:table-cell table:formula="of:=HEX2DEC([.A468])" office:value-type="float" office:value="812">
            <text:p>812</text:p>
          </table:table-cell>
          <table:table-cell table:formula="of:=HEX2DEC([.B468])" office:value-type="float" office:value="476">
            <text:p>476</text:p>
          </table:table-cell>
          <table:table-cell table:formula="of:=HEX2DEC([.C468])" office:value-type="float" office:value="476">
            <text:p>476</text:p>
          </table:table-cell>
          <table:table-cell table:formula="of:=HEX2DEC([.D468])" office:value-type="float" office:value="8631">
            <text:p>8631</text:p>
          </table:table-cell>
          <table:table-cell table:formula="of:=HEX2DEC([.E468])" office:value-type="float" office:value="7524">
            <text:p>7524</text:p>
          </table:table-cell>
          <table:table-cell table:formula="of:=HEX2DEC([.F468])" office:value-type="float" office:value="7627">
            <text:p>7627</text:p>
          </table:table-cell>
          <table:table-cell table:formula="of:=IF([.G468]&gt;[.T$13];&quot;HE&quot;;IF([.G468]&gt;[.T$12];&quot;HO&quot;;IF([.G468]&lt;[.T$15];&quot;LE&quot;;IF([.G468]&lt;[.T$14];&quot;LO&quot;;&quot;&quot;))))">
            <text:p/>
          </table:table-cell>
          <table:table-cell table:formula="of:=IF([.H468]&gt;[.U$13];&quot;HE&quot;;IF([.H468]&gt;[.U$12];&quot;HO&quot;;IF([.H468]&lt;[.U$15];&quot;LE&quot;;IF([.H468]&lt;[.U$14];&quot;LO&quot;;&quot;&quot;))))">
            <text:p/>
          </table:table-cell>
          <table:table-cell table:formula="of:=IF([.I468]&gt;[.V$13];&quot;HE&quot;;IF([.I468]&gt;[.V$12];&quot;HO&quot;;IF([.I468]&lt;[.V$15];&quot;LE&quot;;IF([.I468]&lt;[.V$14];&quot;LO&quot;;&quot;&quot;))))" office:value-type="string" office:string-value="LE">
            <text:p>LE</text:p>
          </table:table-cell>
          <table:table-cell table:formula="of:=IF([.J468]&gt;[.W$13];&quot;HE&quot;;IF([.J468]&gt;[.W$12];&quot;HO&quot;;IF([.J468]&lt;[.W$15];&quot;LE&quot;;IF([.J468]&lt;[.W$14];&quot;LO&quot;;&quot;&quot;))))">
            <text:p/>
          </table:table-cell>
          <table:table-cell table:formula="of:=IF([.K468]&gt;[.X$13];&quot;HE&quot;;IF([.K468]&gt;[.X$12];&quot;HO&quot;;IF([.K468]&lt;[.X$15];&quot;LE&quot;;IF([.K468]&lt;[.X$14];&quot;LO&quot;;&quot;&quot;))))" office:value-type="string" office:string-value="LE">
            <text:p>LE</text:p>
          </table:table-cell>
          <table:table-cell table:formula="of:=IF([.L468]&gt;[.Y$13];&quot;HE&quot;;IF([.L468]&gt;[.Y$12];&quot;HO&quot;;IF([.L468]&lt;[.Y$15];&quot;LE&quot;;IF([.L46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CC</text:p>
          </table:table-cell>
          <table:table-cell office:value-type="string">
            <text:p>1EC</text:p>
          </table:table-cell>
          <table:table-cell office:value-type="string">
            <text:p>205D</text:p>
          </table:table-cell>
          <table:table-cell table:style-name="ce3" office:value-type="string">
            <text:p>1E92</text:p>
          </table:table-cell>
          <table:table-cell office:value-type="string">
            <text:p>1C80</text:p>
          </table:table-cell>
          <table:table-cell table:formula="of:=HEX2DEC([.A469])" office:value-type="float" office:value="512">
            <text:p>512</text:p>
          </table:table-cell>
          <table:table-cell table:formula="of:=HEX2DEC([.B469])" office:value-type="float" office:value="460">
            <text:p>460</text:p>
          </table:table-cell>
          <table:table-cell table:formula="of:=HEX2DEC([.C469])" office:value-type="float" office:value="492">
            <text:p>492</text:p>
          </table:table-cell>
          <table:table-cell table:formula="of:=HEX2DEC([.D469])" office:value-type="float" office:value="8285">
            <text:p>8285</text:p>
          </table:table-cell>
          <table:table-cell table:formula="of:=HEX2DEC([.E469])" office:value-type="float" office:value="7826">
            <text:p>7826</text:p>
          </table:table-cell>
          <table:table-cell table:formula="of:=HEX2DEC([.F469])" office:value-type="float" office:value="7296">
            <text:p>7296</text:p>
          </table:table-cell>
          <table:table-cell table:formula="of:=IF([.G469]&gt;[.T$13];&quot;HE&quot;;IF([.G469]&gt;[.T$12];&quot;HO&quot;;IF([.G469]&lt;[.T$15];&quot;LE&quot;;IF([.G469]&lt;[.T$14];&quot;LO&quot;;&quot;&quot;))))">
            <text:p/>
          </table:table-cell>
          <table:table-cell table:formula="of:=IF([.H469]&gt;[.U$13];&quot;HE&quot;;IF([.H469]&gt;[.U$12];&quot;HO&quot;;IF([.H469]&lt;[.U$15];&quot;LE&quot;;IF([.H469]&lt;[.U$14];&quot;LO&quot;;&quot;&quot;))))" office:value-type="string" office:string-value="LO">
            <text:p>LO</text:p>
          </table:table-cell>
          <table:table-cell table:formula="of:=IF([.I469]&gt;[.V$13];&quot;HE&quot;;IF([.I469]&gt;[.V$12];&quot;HO&quot;;IF([.I469]&lt;[.V$15];&quot;LE&quot;;IF([.I469]&lt;[.V$14];&quot;LO&quot;;&quot;&quot;))))" office:value-type="string" office:string-value="LE">
            <text:p>LE</text:p>
          </table:table-cell>
          <table:table-cell table:formula="of:=IF([.J469]&gt;[.W$13];&quot;HE&quot;;IF([.J469]&gt;[.W$12];&quot;HO&quot;;IF([.J469]&lt;[.W$15];&quot;LE&quot;;IF([.J469]&lt;[.W$14];&quot;LO&quot;;&quot;&quot;))))">
            <text:p/>
          </table:table-cell>
          <table:table-cell table:formula="of:=IF([.K469]&gt;[.X$13];&quot;HE&quot;;IF([.K469]&gt;[.X$12];&quot;HO&quot;;IF([.K469]&lt;[.X$15];&quot;LE&quot;;IF([.K469]&lt;[.X$14];&quot;LO&quot;;&quot;&quot;))))" office:value-type="string" office:string-value="LE">
            <text:p>LE</text:p>
          </table:table-cell>
          <table:table-cell table:formula="of:=IF([.L469]&gt;[.Y$13];&quot;HE&quot;;IF([.L469]&gt;[.Y$12];&quot;HO&quot;;IF([.L469]&lt;[.Y$15];&quot;LE&quot;;IF([.L469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CC</text:p>
          </table:table-cell>
          <table:table-cell office:value-type="string">
            <text:p>20C</text:p>
          </table:table-cell>
          <table:table-cell office:value-type="float" office:value="2094">
            <text:p>2094</text:p>
          </table:table-cell>
          <table:table-cell office:value-type="float" office:value="2079">
            <text:p>2079</text:p>
          </table:table-cell>
          <table:table-cell office:value-type="string">
            <text:p>1C9E</text:p>
          </table:table-cell>
          <table:table-cell table:formula="of:=HEX2DEC([.A470])" office:value-type="float" office:value="632">
            <text:p>632</text:p>
          </table:table-cell>
          <table:table-cell table:formula="of:=HEX2DEC([.B470])" office:value-type="float" office:value="460">
            <text:p>460</text:p>
          </table:table-cell>
          <table:table-cell table:formula="of:=HEX2DEC([.C470])" office:value-type="float" office:value="524">
            <text:p>524</text:p>
          </table:table-cell>
          <table:table-cell table:formula="of:=HEX2DEC([.D470])" office:value-type="float" office:value="8340">
            <text:p>8340</text:p>
          </table:table-cell>
          <table:table-cell table:formula="of:=HEX2DEC([.E470])" office:value-type="float" office:value="8313">
            <text:p>8313</text:p>
          </table:table-cell>
          <table:table-cell table:formula="of:=HEX2DEC([.F470])" office:value-type="float" office:value="7326">
            <text:p>7326</text:p>
          </table:table-cell>
          <table:table-cell table:formula="of:=IF([.G470]&gt;[.T$13];&quot;HE&quot;;IF([.G470]&gt;[.T$12];&quot;HO&quot;;IF([.G470]&lt;[.T$15];&quot;LE&quot;;IF([.G470]&lt;[.T$14];&quot;LO&quot;;&quot;&quot;))))">
            <text:p/>
          </table:table-cell>
          <table:table-cell table:formula="of:=IF([.H470]&gt;[.U$13];&quot;HE&quot;;IF([.H470]&gt;[.U$12];&quot;HO&quot;;IF([.H470]&lt;[.U$15];&quot;LE&quot;;IF([.H470]&lt;[.U$14];&quot;LO&quot;;&quot;&quot;))))" office:value-type="string" office:string-value="LO">
            <text:p>LO</text:p>
          </table:table-cell>
          <table:table-cell table:formula="of:=IF([.I470]&gt;[.V$13];&quot;HE&quot;;IF([.I470]&gt;[.V$12];&quot;HO&quot;;IF([.I470]&lt;[.V$15];&quot;LE&quot;;IF([.I470]&lt;[.V$14];&quot;LO&quot;;&quot;&quot;))))" office:value-type="string" office:string-value="HE">
            <text:p>HE</text:p>
          </table:table-cell>
          <table:table-cell table:formula="of:=IF([.J470]&gt;[.W$13];&quot;HE&quot;;IF([.J470]&gt;[.W$12];&quot;HO&quot;;IF([.J470]&lt;[.W$15];&quot;LE&quot;;IF([.J470]&lt;[.W$14];&quot;LO&quot;;&quot;&quot;))))">
            <text:p/>
          </table:table-cell>
          <table:table-cell table:formula="of:=IF([.K470]&gt;[.X$13];&quot;HE&quot;;IF([.K470]&gt;[.X$12];&quot;HO&quot;;IF([.K470]&lt;[.X$15];&quot;LE&quot;;IF([.K470]&lt;[.X$14];&quot;LO&quot;;&quot;&quot;))))" office:value-type="string" office:string-value="HE">
            <text:p>HE</text:p>
          </table:table-cell>
          <table:table-cell table:formula="of:=IF([.L470]&gt;[.Y$13];&quot;HE&quot;;IF([.L470]&gt;[.Y$12];&quot;HO&quot;;IF([.L470]&lt;[.Y$15];&quot;LE&quot;;IF([.L470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1EC</text:p>
          </table:table-cell>
          <table:table-cell office:value-type="string">
            <text:p>21C</text:p>
          </table:table-cell>
          <table:table-cell office:value-type="string">
            <text:p>20FD</text:p>
          </table:table-cell>
          <table:table-cell office:value-type="string">
            <text:p>211C</text:p>
          </table:table-cell>
          <table:table-cell table:style-name="ce3" office:value-type="string">
            <text:p>1E45</text:p>
          </table:table-cell>
          <table:table-cell table:formula="of:=HEX2DEC([.A471])" office:value-type="float" office:value="276">
            <text:p>276</text:p>
          </table:table-cell>
          <table:table-cell table:formula="of:=HEX2DEC([.B471])" office:value-type="float" office:value="492">
            <text:p>492</text:p>
          </table:table-cell>
          <table:table-cell table:formula="of:=HEX2DEC([.C471])" office:value-type="float" office:value="540">
            <text:p>540</text:p>
          </table:table-cell>
          <table:table-cell table:formula="of:=HEX2DEC([.D471])" office:value-type="float" office:value="8445">
            <text:p>8445</text:p>
          </table:table-cell>
          <table:table-cell table:formula="of:=HEX2DEC([.E471])" office:value-type="float" office:value="8476">
            <text:p>8476</text:p>
          </table:table-cell>
          <table:table-cell table:formula="of:=HEX2DEC([.F471])" office:value-type="float" office:value="7749">
            <text:p>7749</text:p>
          </table:table-cell>
          <table:table-cell table:formula="of:=IF([.G471]&gt;[.T$13];&quot;HE&quot;;IF([.G471]&gt;[.T$12];&quot;HO&quot;;IF([.G471]&lt;[.T$15];&quot;LE&quot;;IF([.G471]&lt;[.T$14];&quot;LO&quot;;&quot;&quot;))))">
            <text:p/>
          </table:table-cell>
          <table:table-cell table:formula="of:=IF([.H471]&gt;[.U$13];&quot;HE&quot;;IF([.H471]&gt;[.U$12];&quot;HO&quot;;IF([.H471]&lt;[.U$15];&quot;LE&quot;;IF([.H471]&lt;[.U$14];&quot;LO&quot;;&quot;&quot;))))">
            <text:p/>
          </table:table-cell>
          <table:table-cell table:formula="of:=IF([.I471]&gt;[.V$13];&quot;HE&quot;;IF([.I471]&gt;[.V$12];&quot;HO&quot;;IF([.I471]&lt;[.V$15];&quot;LE&quot;;IF([.I471]&lt;[.V$14];&quot;LO&quot;;&quot;&quot;))))" office:value-type="string" office:string-value="HE">
            <text:p>HE</text:p>
          </table:table-cell>
          <table:table-cell table:formula="of:=IF([.J471]&gt;[.W$13];&quot;HE&quot;;IF([.J471]&gt;[.W$12];&quot;HO&quot;;IF([.J471]&lt;[.W$15];&quot;LE&quot;;IF([.J471]&lt;[.W$14];&quot;LO&quot;;&quot;&quot;))))">
            <text:p/>
          </table:table-cell>
          <table:table-cell table:formula="of:=IF([.K471]&gt;[.X$13];&quot;HE&quot;;IF([.K471]&gt;[.X$12];&quot;HO&quot;;IF([.K471]&lt;[.X$15];&quot;LE&quot;;IF([.K471]&lt;[.X$14];&quot;LO&quot;;&quot;&quot;))))" office:value-type="string" office:string-value="HE">
            <text:p>HE</text:p>
          </table:table-cell>
          <table:table-cell table:formula="of:=IF([.L471]&gt;[.Y$13];&quot;HE&quot;;IF([.L471]&gt;[.Y$12];&quot;HO&quot;;IF([.L471]&lt;[.Y$15];&quot;LE&quot;;IF([.L47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21E</text:p>
          </table:table-cell>
          <table:table-cell office:value-type="string">
            <text:p>21A</text:p>
          </table:table-cell>
          <table:table-cell office:value-type="string">
            <text:p>1F1B</text:p>
          </table:table-cell>
          <table:table-cell office:value-type="string">
            <text:p>21AF</text:p>
          </table:table-cell>
          <table:table-cell office:value-type="string">
            <text:p>21D8</text:p>
          </table:table-cell>
          <table:table-cell table:formula="of:=HEX2DEC([.A472])" office:value-type="float" office:value="866">
            <text:p>866</text:p>
          </table:table-cell>
          <table:table-cell table:formula="of:=HEX2DEC([.B472])" office:value-type="float" office:value="542">
            <text:p>542</text:p>
          </table:table-cell>
          <table:table-cell table:formula="of:=HEX2DEC([.C472])" office:value-type="float" office:value="538">
            <text:p>538</text:p>
          </table:table-cell>
          <table:table-cell table:formula="of:=HEX2DEC([.D472])" office:value-type="float" office:value="7963">
            <text:p>7963</text:p>
          </table:table-cell>
          <table:table-cell table:formula="of:=HEX2DEC([.E472])" office:value-type="float" office:value="8623">
            <text:p>8623</text:p>
          </table:table-cell>
          <table:table-cell table:formula="of:=HEX2DEC([.F472])" office:value-type="float" office:value="8664">
            <text:p>8664</text:p>
          </table:table-cell>
          <table:table-cell table:formula="of:=IF([.G472]&gt;[.T$13];&quot;HE&quot;;IF([.G472]&gt;[.T$12];&quot;HO&quot;;IF([.G472]&lt;[.T$15];&quot;LE&quot;;IF([.G472]&lt;[.T$14];&quot;LO&quot;;&quot;&quot;))))">
            <text:p/>
          </table:table-cell>
          <table:table-cell table:formula="of:=IF([.H472]&gt;[.U$13];&quot;HE&quot;;IF([.H472]&gt;[.U$12];&quot;HO&quot;;IF([.H472]&lt;[.U$15];&quot;LE&quot;;IF([.H472]&lt;[.U$14];&quot;LO&quot;;&quot;&quot;))))" office:value-type="string" office:string-value="HO">
            <text:p>HO</text:p>
          </table:table-cell>
          <table:table-cell table:formula="of:=IF([.I472]&gt;[.V$13];&quot;HE&quot;;IF([.I472]&gt;[.V$12];&quot;HO&quot;;IF([.I472]&lt;[.V$15];&quot;LE&quot;;IF([.I472]&lt;[.V$14];&quot;LO&quot;;&quot;&quot;))))" office:value-type="string" office:string-value="HE">
            <text:p>HE</text:p>
          </table:table-cell>
          <table:table-cell table:formula="of:=IF([.J472]&gt;[.W$13];&quot;HE&quot;;IF([.J472]&gt;[.W$12];&quot;HO&quot;;IF([.J472]&lt;[.W$15];&quot;LE&quot;;IF([.J472]&lt;[.W$14];&quot;LO&quot;;&quot;&quot;))))" office:value-type="string" office:string-value="LO">
            <text:p>LO</text:p>
          </table:table-cell>
          <table:table-cell table:formula="of:=IF([.K472]&gt;[.X$13];&quot;HE&quot;;IF([.K472]&gt;[.X$12];&quot;HO&quot;;IF([.K472]&lt;[.X$15];&quot;LE&quot;;IF([.K472]&lt;[.X$14];&quot;LO&quot;;&quot;&quot;))))" office:value-type="string" office:string-value="HE">
            <text:p>HE</text:p>
          </table:table-cell>
          <table:table-cell table:formula="of:=IF([.L472]&gt;[.Y$13];&quot;HE&quot;;IF([.L472]&gt;[.Y$12];&quot;HO&quot;;IF([.L472]&lt;[.Y$15];&quot;LE&quot;;IF([.L472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1E</text:p>
          </table:table-cell>
          <table:table-cell office:value-type="string">
            <text:p>20A</text:p>
          </table:table-cell>
          <table:table-cell office:value-type="string">
            <text:p>1F2F</text:p>
          </table:table-cell>
          <table:table-cell office:value-type="string">
            <text:p>204A</text:p>
          </table:table-cell>
          <table:table-cell office:value-type="float" office:value="2189">
            <text:p>2189</text:p>
          </table:table-cell>
          <table:table-cell table:formula="of:=HEX2DEC([.A473])" office:value-type="float" office:value="550">
            <text:p>550</text:p>
          </table:table-cell>
          <table:table-cell table:formula="of:=HEX2DEC([.B473])" office:value-type="float" office:value="542">
            <text:p>542</text:p>
          </table:table-cell>
          <table:table-cell table:formula="of:=HEX2DEC([.C473])" office:value-type="float" office:value="522">
            <text:p>522</text:p>
          </table:table-cell>
          <table:table-cell table:formula="of:=HEX2DEC([.D473])" office:value-type="float" office:value="7983">
            <text:p>7983</text:p>
          </table:table-cell>
          <table:table-cell table:formula="of:=HEX2DEC([.E473])" office:value-type="float" office:value="8266">
            <text:p>8266</text:p>
          </table:table-cell>
          <table:table-cell table:formula="of:=HEX2DEC([.F473])" office:value-type="float" office:value="8585">
            <text:p>8585</text:p>
          </table:table-cell>
          <table:table-cell table:formula="of:=IF([.G473]&gt;[.T$13];&quot;HE&quot;;IF([.G473]&gt;[.T$12];&quot;HO&quot;;IF([.G473]&lt;[.T$15];&quot;LE&quot;;IF([.G473]&lt;[.T$14];&quot;LO&quot;;&quot;&quot;))))">
            <text:p/>
          </table:table-cell>
          <table:table-cell table:formula="of:=IF([.H473]&gt;[.U$13];&quot;HE&quot;;IF([.H473]&gt;[.U$12];&quot;HO&quot;;IF([.H473]&lt;[.U$15];&quot;LE&quot;;IF([.H473]&lt;[.U$14];&quot;LO&quot;;&quot;&quot;))))" office:value-type="string" office:string-value="HO">
            <text:p>HO</text:p>
          </table:table-cell>
          <table:table-cell table:formula="of:=IF([.I473]&gt;[.V$13];&quot;HE&quot;;IF([.I473]&gt;[.V$12];&quot;HO&quot;;IF([.I473]&lt;[.V$15];&quot;LE&quot;;IF([.I473]&lt;[.V$14];&quot;LO&quot;;&quot;&quot;))))" office:value-type="string" office:string-value="HE">
            <text:p>HE</text:p>
          </table:table-cell>
          <table:table-cell table:formula="of:=IF([.J473]&gt;[.W$13];&quot;HE&quot;;IF([.J473]&gt;[.W$12];&quot;HO&quot;;IF([.J473]&lt;[.W$15];&quot;LE&quot;;IF([.J473]&lt;[.W$14];&quot;LO&quot;;&quot;&quot;))))" office:value-type="string" office:string-value="LO">
            <text:p>LO</text:p>
          </table:table-cell>
          <table:table-cell table:formula="of:=IF([.K473]&gt;[.X$13];&quot;HE&quot;;IF([.K473]&gt;[.X$12];&quot;HO&quot;;IF([.K473]&lt;[.X$15];&quot;LE&quot;;IF([.K473]&lt;[.X$14];&quot;LO&quot;;&quot;&quot;))))" office:value-type="string" office:string-value="HE">
            <text:p>HE</text:p>
          </table:table-cell>
          <table:table-cell table:formula="of:=IF([.L473]&gt;[.Y$13];&quot;HE&quot;;IF([.L473]&gt;[.Y$12];&quot;HO&quot;;IF([.L473]&lt;[.Y$15];&quot;LE&quot;;IF([.L473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2C6</text:p>
          </table:table-cell>
          <table:table-cell office:value-type="string">
            <text:p>21E</text:p>
          </table:table-cell>
          <table:table-cell office:value-type="string">
            <text:p>1EA</text:p>
          </table:table-cell>
          <table:table-cell office:value-type="string">
            <text:p>1F31</text:p>
          </table:table-cell>
          <table:table-cell office:value-type="string">
            <text:p>1E5E</text:p>
          </table:table-cell>
          <table:table-cell office:value-type="string">
            <text:p>21B1</text:p>
          </table:table-cell>
          <table:table-cell table:formula="of:=HEX2DEC([.A474])" office:value-type="float" office:value="710">
            <text:p>710</text:p>
          </table:table-cell>
          <table:table-cell table:formula="of:=HEX2DEC([.B474])" office:value-type="float" office:value="542">
            <text:p>542</text:p>
          </table:table-cell>
          <table:table-cell table:formula="of:=HEX2DEC([.C474])" office:value-type="float" office:value="490">
            <text:p>490</text:p>
          </table:table-cell>
          <table:table-cell table:formula="of:=HEX2DEC([.D474])" office:value-type="float" office:value="7985">
            <text:p>7985</text:p>
          </table:table-cell>
          <table:table-cell table:formula="of:=HEX2DEC([.E474])" office:value-type="float" office:value="7774">
            <text:p>7774</text:p>
          </table:table-cell>
          <table:table-cell table:formula="of:=HEX2DEC([.F474])" office:value-type="float" office:value="8625">
            <text:p>8625</text:p>
          </table:table-cell>
          <table:table-cell table:formula="of:=IF([.G474]&gt;[.T$13];&quot;HE&quot;;IF([.G474]&gt;[.T$12];&quot;HO&quot;;IF([.G474]&lt;[.T$15];&quot;LE&quot;;IF([.G474]&lt;[.T$14];&quot;LO&quot;;&quot;&quot;))))">
            <text:p/>
          </table:table-cell>
          <table:table-cell table:formula="of:=IF([.H474]&gt;[.U$13];&quot;HE&quot;;IF([.H474]&gt;[.U$12];&quot;HO&quot;;IF([.H474]&lt;[.U$15];&quot;LE&quot;;IF([.H474]&lt;[.U$14];&quot;LO&quot;;&quot;&quot;))))" office:value-type="string" office:string-value="HO">
            <text:p>HO</text:p>
          </table:table-cell>
          <table:table-cell table:formula="of:=IF([.I474]&gt;[.V$13];&quot;HE&quot;;IF([.I474]&gt;[.V$12];&quot;HO&quot;;IF([.I474]&lt;[.V$15];&quot;LE&quot;;IF([.I474]&lt;[.V$14];&quot;LO&quot;;&quot;&quot;))))" office:value-type="string" office:string-value="LE">
            <text:p>LE</text:p>
          </table:table-cell>
          <table:table-cell table:formula="of:=IF([.J474]&gt;[.W$13];&quot;HE&quot;;IF([.J474]&gt;[.W$12];&quot;HO&quot;;IF([.J474]&lt;[.W$15];&quot;LE&quot;;IF([.J474]&lt;[.W$14];&quot;LO&quot;;&quot;&quot;))))" office:value-type="string" office:string-value="LO">
            <text:p>LO</text:p>
          </table:table-cell>
          <table:table-cell table:formula="of:=IF([.K474]&gt;[.X$13];&quot;HE&quot;;IF([.K474]&gt;[.X$12];&quot;HO&quot;;IF([.K474]&lt;[.X$15];&quot;LE&quot;;IF([.K474]&lt;[.X$14];&quot;LO&quot;;&quot;&quot;))))" office:value-type="string" office:string-value="LE">
            <text:p>LE</text:p>
          </table:table-cell>
          <table:table-cell table:formula="of:=IF([.L474]&gt;[.Y$13];&quot;HE&quot;;IF([.L474]&gt;[.Y$12];&quot;HO&quot;;IF([.L474]&lt;[.Y$15];&quot;LE&quot;;IF([.L474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1C</text:p>
          </table:table-cell>
          <table:table-cell office:value-type="string">
            <text:p>1EC</text:p>
          </table:table-cell>
          <table:table-cell office:value-type="float" office:value="2105">
            <text:p>2105</text:p>
          </table:table-cell>
          <table:table-cell office:value-type="string">
            <text:p>1ED2</text:p>
          </table:table-cell>
          <table:table-cell office:value-type="float" office:value="2154">
            <text:p>2154</text:p>
          </table:table-cell>
          <table:table-cell table:formula="of:=HEX2DEC([.A475])" office:value-type="float" office:value="336">
            <text:p>336</text:p>
          </table:table-cell>
          <table:table-cell table:formula="of:=HEX2DEC([.B475])" office:value-type="float" office:value="540">
            <text:p>540</text:p>
          </table:table-cell>
          <table:table-cell table:formula="of:=HEX2DEC([.C475])" office:value-type="float" office:value="492">
            <text:p>492</text:p>
          </table:table-cell>
          <table:table-cell table:formula="of:=HEX2DEC([.D475])" office:value-type="float" office:value="8453">
            <text:p>8453</text:p>
          </table:table-cell>
          <table:table-cell table:formula="of:=HEX2DEC([.E475])" office:value-type="float" office:value="7890">
            <text:p>7890</text:p>
          </table:table-cell>
          <table:table-cell table:formula="of:=HEX2DEC([.F475])" office:value-type="float" office:value="8532">
            <text:p>8532</text:p>
          </table:table-cell>
          <table:table-cell table:formula="of:=IF([.G475]&gt;[.T$13];&quot;HE&quot;;IF([.G475]&gt;[.T$12];&quot;HO&quot;;IF([.G475]&lt;[.T$15];&quot;LE&quot;;IF([.G475]&lt;[.T$14];&quot;LO&quot;;&quot;&quot;))))">
            <text:p/>
          </table:table-cell>
          <table:table-cell table:formula="of:=IF([.H475]&gt;[.U$13];&quot;HE&quot;;IF([.H475]&gt;[.U$12];&quot;HO&quot;;IF([.H475]&lt;[.U$15];&quot;LE&quot;;IF([.H475]&lt;[.U$14];&quot;LO&quot;;&quot;&quot;))))" office:value-type="string" office:string-value="HO">
            <text:p>HO</text:p>
          </table:table-cell>
          <table:table-cell table:formula="of:=IF([.I475]&gt;[.V$13];&quot;HE&quot;;IF([.I475]&gt;[.V$12];&quot;HO&quot;;IF([.I475]&lt;[.V$15];&quot;LE&quot;;IF([.I475]&lt;[.V$14];&quot;LO&quot;;&quot;&quot;))))" office:value-type="string" office:string-value="LE">
            <text:p>LE</text:p>
          </table:table-cell>
          <table:table-cell table:formula="of:=IF([.J475]&gt;[.W$13];&quot;HE&quot;;IF([.J475]&gt;[.W$12];&quot;HO&quot;;IF([.J475]&lt;[.W$15];&quot;LE&quot;;IF([.J475]&lt;[.W$14];&quot;LO&quot;;&quot;&quot;))))">
            <text:p/>
          </table:table-cell>
          <table:table-cell table:formula="of:=IF([.K475]&gt;[.X$13];&quot;HE&quot;;IF([.K475]&gt;[.X$12];&quot;HO&quot;;IF([.K475]&lt;[.X$15];&quot;LE&quot;;IF([.K475]&lt;[.X$14];&quot;LO&quot;;&quot;&quot;))))" office:value-type="string" office:string-value="LE">
            <text:p>LE</text:p>
          </table:table-cell>
          <table:table-cell table:formula="of:=IF([.L475]&gt;[.Y$13];&quot;HE&quot;;IF([.L475]&gt;[.Y$12];&quot;HO&quot;;IF([.L475]&lt;[.Y$15];&quot;LE&quot;;IF([.L475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string">
            <text:p>23FA</text:p>
          </table:table-cell>
          <table:table-cell office:value-type="string">
            <text:p>205D</text:p>
          </table:table-cell>
          <table:table-cell table:style-name="ce3" office:value-type="string">
            <text:p>1E25</text:p>
          </table:table-cell>
          <table:table-cell table:formula="of:=HEX2DEC([.A476])" office:value-type="float" office:value="148">
            <text:p>148</text:p>
          </table:table-cell>
          <table:table-cell table:formula="of:=HEX2DEC([.B476])" office:value-type="float" office:value="492">
            <text:p>492</text:p>
          </table:table-cell>
          <table:table-cell table:formula="of:=HEX2DEC([.C476])" office:value-type="float" office:value="524">
            <text:p>524</text:p>
          </table:table-cell>
          <table:table-cell table:formula="of:=HEX2DEC([.D476])" office:value-type="float" office:value="9210">
            <text:p>9210</text:p>
          </table:table-cell>
          <table:table-cell table:formula="of:=HEX2DEC([.E476])" office:value-type="float" office:value="8285">
            <text:p>8285</text:p>
          </table:table-cell>
          <table:table-cell table:formula="of:=HEX2DEC([.F476])" office:value-type="float" office:value="7717">
            <text:p>7717</text:p>
          </table:table-cell>
          <table:table-cell table:formula="of:=IF([.G476]&gt;[.T$13];&quot;HE&quot;;IF([.G476]&gt;[.T$12];&quot;HO&quot;;IF([.G476]&lt;[.T$15];&quot;LE&quot;;IF([.G476]&lt;[.T$14];&quot;LO&quot;;&quot;&quot;))))" office:value-type="string" office:string-value="LO">
            <text:p>LO</text:p>
          </table:table-cell>
          <table:table-cell table:formula="of:=IF([.H476]&gt;[.U$13];&quot;HE&quot;;IF([.H476]&gt;[.U$12];&quot;HO&quot;;IF([.H476]&lt;[.U$15];&quot;LE&quot;;IF([.H476]&lt;[.U$14];&quot;LO&quot;;&quot;&quot;))))">
            <text:p/>
          </table:table-cell>
          <table:table-cell table:formula="of:=IF([.I476]&gt;[.V$13];&quot;HE&quot;;IF([.I476]&gt;[.V$12];&quot;HO&quot;;IF([.I476]&lt;[.V$15];&quot;LE&quot;;IF([.I476]&lt;[.V$14];&quot;LO&quot;;&quot;&quot;))))" office:value-type="string" office:string-value="HE">
            <text:p>HE</text:p>
          </table:table-cell>
          <table:table-cell table:formula="of:=IF([.J476]&gt;[.W$13];&quot;HE&quot;;IF([.J476]&gt;[.W$12];&quot;HO&quot;;IF([.J476]&lt;[.W$15];&quot;LE&quot;;IF([.J476]&lt;[.W$14];&quot;LO&quot;;&quot;&quot;))))" office:value-type="string" office:string-value="HE">
            <text:p>HE</text:p>
          </table:table-cell>
          <table:table-cell table:formula="of:=IF([.K476]&gt;[.X$13];&quot;HE&quot;;IF([.K476]&gt;[.X$12];&quot;HO&quot;;IF([.K476]&lt;[.X$15];&quot;LE&quot;;IF([.K476]&lt;[.X$14];&quot;LO&quot;;&quot;&quot;))))" office:value-type="string" office:string-value="HE">
            <text:p>HE</text:p>
          </table:table-cell>
          <table:table-cell table:formula="of:=IF([.L476]&gt;[.Y$13];&quot;HE&quot;;IF([.L476]&gt;[.Y$12];&quot;HO&quot;;IF([.L476]&lt;[.Y$15];&quot;LE&quot;;IF([.L47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1F8</text:p>
          </table:table-cell>
          <table:table-cell office:value-type="string">
            <text:p>1BC</text:p>
          </table:table-cell>
          <table:table-cell office:value-type="string">
            <text:p>1EC</text:p>
          </table:table-cell>
          <table:table-cell table:style-name="ce3" office:value-type="string">
            <text:p>20E8</text:p>
          </table:table-cell>
          <table:table-cell office:value-type="string">
            <text:p>1E4C</text:p>
          </table:table-cell>
          <table:table-cell office:value-type="string">
            <text:p>1B7E</text:p>
          </table:table-cell>
          <table:table-cell table:formula="of:=HEX2DEC([.A477])" office:value-type="float" office:value="504">
            <text:p>504</text:p>
          </table:table-cell>
          <table:table-cell table:formula="of:=HEX2DEC([.B477])" office:value-type="float" office:value="444">
            <text:p>444</text:p>
          </table:table-cell>
          <table:table-cell table:formula="of:=HEX2DEC([.C477])" office:value-type="float" office:value="492">
            <text:p>492</text:p>
          </table:table-cell>
          <table:table-cell table:formula="of:=HEX2DEC([.D477])" office:value-type="float" office:value="8424">
            <text:p>8424</text:p>
          </table:table-cell>
          <table:table-cell table:formula="of:=HEX2DEC([.E477])" office:value-type="float" office:value="7756">
            <text:p>7756</text:p>
          </table:table-cell>
          <table:table-cell table:formula="of:=HEX2DEC([.F477])" office:value-type="float" office:value="7038">
            <text:p>7038</text:p>
          </table:table-cell>
          <table:table-cell table:formula="of:=IF([.G477]&gt;[.T$13];&quot;HE&quot;;IF([.G477]&gt;[.T$12];&quot;HO&quot;;IF([.G477]&lt;[.T$15];&quot;LE&quot;;IF([.G477]&lt;[.T$14];&quot;LO&quot;;&quot;&quot;))))">
            <text:p/>
          </table:table-cell>
          <table:table-cell table:formula="of:=IF([.H477]&gt;[.U$13];&quot;HE&quot;;IF([.H477]&gt;[.U$12];&quot;HO&quot;;IF([.H477]&lt;[.U$15];&quot;LE&quot;;IF([.H477]&lt;[.U$14];&quot;LO&quot;;&quot;&quot;))))" office:value-type="string" office:string-value="LO">
            <text:p>LO</text:p>
          </table:table-cell>
          <table:table-cell table:formula="of:=IF([.I477]&gt;[.V$13];&quot;HE&quot;;IF([.I477]&gt;[.V$12];&quot;HO&quot;;IF([.I477]&lt;[.V$15];&quot;LE&quot;;IF([.I477]&lt;[.V$14];&quot;LO&quot;;&quot;&quot;))))" office:value-type="string" office:string-value="LE">
            <text:p>LE</text:p>
          </table:table-cell>
          <table:table-cell table:formula="of:=IF([.J477]&gt;[.W$13];&quot;HE&quot;;IF([.J477]&gt;[.W$12];&quot;HO&quot;;IF([.J477]&lt;[.W$15];&quot;LE&quot;;IF([.J477]&lt;[.W$14];&quot;LO&quot;;&quot;&quot;))))">
            <text:p/>
          </table:table-cell>
          <table:table-cell table:formula="of:=IF([.K477]&gt;[.X$13];&quot;HE&quot;;IF([.K477]&gt;[.X$12];&quot;HO&quot;;IF([.K477]&lt;[.X$15];&quot;LE&quot;;IF([.K477]&lt;[.X$14];&quot;LO&quot;;&quot;&quot;))))" office:value-type="string" office:string-value="LE">
            <text:p>LE</text:p>
          </table:table-cell>
          <table:table-cell table:formula="of:=IF([.L477]&gt;[.Y$13];&quot;HE&quot;;IF([.L477]&gt;[.Y$12];&quot;HO&quot;;IF([.L477]&lt;[.Y$15];&quot;LE&quot;;IF([.L477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1A6</text:p>
          </table:table-cell>
          <table:table-cell office:value-type="string">
            <text:p>1CE</text:p>
          </table:table-cell>
          <table:table-cell office:value-type="string">
            <text:p>1EA</text:p>
          </table:table-cell>
          <table:table-cell office:value-type="string">
            <text:p>1E2D</text:p>
          </table:table-cell>
          <table:table-cell table:style-name="ce3" office:value-type="string">
            <text:p>1E78</text:p>
          </table:table-cell>
          <table:table-cell office:value-type="string">
            <text:p>1C69</text:p>
          </table:table-cell>
          <table:table-cell table:formula="of:=HEX2DEC([.A478])" office:value-type="float" office:value="422">
            <text:p>422</text:p>
          </table:table-cell>
          <table:table-cell table:formula="of:=HEX2DEC([.B478])" office:value-type="float" office:value="462">
            <text:p>462</text:p>
          </table:table-cell>
          <table:table-cell table:formula="of:=HEX2DEC([.C478])" office:value-type="float" office:value="490">
            <text:p>490</text:p>
          </table:table-cell>
          <table:table-cell table:formula="of:=HEX2DEC([.D478])" office:value-type="float" office:value="7725">
            <text:p>7725</text:p>
          </table:table-cell>
          <table:table-cell table:formula="of:=HEX2DEC([.E478])" office:value-type="float" office:value="7800">
            <text:p>7800</text:p>
          </table:table-cell>
          <table:table-cell table:formula="of:=HEX2DEC([.F478])" office:value-type="float" office:value="7273">
            <text:p>7273</text:p>
          </table:table-cell>
          <table:table-cell table:formula="of:=IF([.G478]&gt;[.T$13];&quot;HE&quot;;IF([.G478]&gt;[.T$12];&quot;HO&quot;;IF([.G478]&lt;[.T$15];&quot;LE&quot;;IF([.G478]&lt;[.T$14];&quot;LO&quot;;&quot;&quot;))))">
            <text:p/>
          </table:table-cell>
          <table:table-cell table:formula="of:=IF([.H478]&gt;[.U$13];&quot;HE&quot;;IF([.H478]&gt;[.U$12];&quot;HO&quot;;IF([.H478]&lt;[.U$15];&quot;LE&quot;;IF([.H478]&lt;[.U$14];&quot;LO&quot;;&quot;&quot;))))" office:value-type="string" office:string-value="LO">
            <text:p>LO</text:p>
          </table:table-cell>
          <table:table-cell table:formula="of:=IF([.I478]&gt;[.V$13];&quot;HE&quot;;IF([.I478]&gt;[.V$12];&quot;HO&quot;;IF([.I478]&lt;[.V$15];&quot;LE&quot;;IF([.I478]&lt;[.V$14];&quot;LO&quot;;&quot;&quot;))))" office:value-type="string" office:string-value="LE">
            <text:p>LE</text:p>
          </table:table-cell>
          <table:table-cell table:formula="of:=IF([.J478]&gt;[.W$13];&quot;HE&quot;;IF([.J478]&gt;[.W$12];&quot;HO&quot;;IF([.J478]&lt;[.W$15];&quot;LE&quot;;IF([.J478]&lt;[.W$14];&quot;LO&quot;;&quot;&quot;))))" office:value-type="string" office:string-value="LE">
            <text:p>LE</text:p>
          </table:table-cell>
          <table:table-cell table:formula="of:=IF([.K478]&gt;[.X$13];&quot;HE&quot;;IF([.K478]&gt;[.X$12];&quot;HO&quot;;IF([.K478]&lt;[.X$15];&quot;LE&quot;;IF([.K478]&lt;[.X$14];&quot;LO&quot;;&quot;&quot;))))" office:value-type="string" office:string-value="LE">
            <text:p>LE</text:p>
          </table:table-cell>
          <table:table-cell table:formula="of:=IF([.L478]&gt;[.Y$13];&quot;HE&quot;;IF([.L478]&gt;[.Y$12];&quot;HO&quot;;IF([.L478]&lt;[.Y$15];&quot;LE&quot;;IF([.L478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14A</text:p>
          </table:table-cell>
          <table:table-cell office:value-type="string">
            <text:p>1EE</text:p>
          </table:table-cell>
          <table:table-cell office:value-type="string">
            <text:p>21A</text:p>
          </table:table-cell>
          <table:table-cell office:value-type="string">
            <text:p>1F80</text:p>
          </table:table-cell>
          <table:table-cell office:value-type="string">
            <text:p>21D0</text:p>
          </table:table-cell>
          <table:table-cell table:style-name="ce3" office:value-type="string">
            <text:p>1E52</text:p>
          </table:table-cell>
          <table:table-cell table:formula="of:=HEX2DEC([.A479])" office:value-type="float" office:value="330">
            <text:p>330</text:p>
          </table:table-cell>
          <table:table-cell table:formula="of:=HEX2DEC([.B479])" office:value-type="float" office:value="494">
            <text:p>494</text:p>
          </table:table-cell>
          <table:table-cell table:formula="of:=HEX2DEC([.C479])" office:value-type="float" office:value="538">
            <text:p>538</text:p>
          </table:table-cell>
          <table:table-cell table:formula="of:=HEX2DEC([.D479])" office:value-type="float" office:value="8064">
            <text:p>8064</text:p>
          </table:table-cell>
          <table:table-cell table:formula="of:=HEX2DEC([.E479])" office:value-type="float" office:value="8656">
            <text:p>8656</text:p>
          </table:table-cell>
          <table:table-cell table:formula="of:=HEX2DEC([.F479])" office:value-type="float" office:value="7762">
            <text:p>7762</text:p>
          </table:table-cell>
          <table:table-cell table:formula="of:=IF([.G479]&gt;[.T$13];&quot;HE&quot;;IF([.G479]&gt;[.T$12];&quot;HO&quot;;IF([.G479]&lt;[.T$15];&quot;LE&quot;;IF([.G479]&lt;[.T$14];&quot;LO&quot;;&quot;&quot;))))">
            <text:p/>
          </table:table-cell>
          <table:table-cell table:formula="of:=IF([.H479]&gt;[.U$13];&quot;HE&quot;;IF([.H479]&gt;[.U$12];&quot;HO&quot;;IF([.H479]&lt;[.U$15];&quot;LE&quot;;IF([.H479]&lt;[.U$14];&quot;LO&quot;;&quot;&quot;))))">
            <text:p/>
          </table:table-cell>
          <table:table-cell table:formula="of:=IF([.I479]&gt;[.V$13];&quot;HE&quot;;IF([.I479]&gt;[.V$12];&quot;HO&quot;;IF([.I479]&lt;[.V$15];&quot;LE&quot;;IF([.I479]&lt;[.V$14];&quot;LO&quot;;&quot;&quot;))))" office:value-type="string" office:string-value="HE">
            <text:p>HE</text:p>
          </table:table-cell>
          <table:table-cell table:formula="of:=IF([.J479]&gt;[.W$13];&quot;HE&quot;;IF([.J479]&gt;[.W$12];&quot;HO&quot;;IF([.J479]&lt;[.W$15];&quot;LE&quot;;IF([.J479]&lt;[.W$14];&quot;LO&quot;;&quot;&quot;))))">
            <text:p/>
          </table:table-cell>
          <table:table-cell table:formula="of:=IF([.K479]&gt;[.X$13];&quot;HE&quot;;IF([.K479]&gt;[.X$12];&quot;HO&quot;;IF([.K479]&lt;[.X$15];&quot;LE&quot;;IF([.K479]&lt;[.X$14];&quot;LO&quot;;&quot;&quot;))))" office:value-type="string" office:string-value="HE">
            <text:p>HE</text:p>
          </table:table-cell>
          <table:table-cell table:formula="of:=IF([.L479]&gt;[.Y$13];&quot;HE&quot;;IF([.L479]&gt;[.Y$12];&quot;HO&quot;;IF([.L479]&lt;[.Y$15];&quot;LE&quot;;IF([.L47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FE</text:p>
          </table:table-cell>
          <table:table-cell office:value-type="string">
            <text:p>20E</text:p>
          </table:table-cell>
          <table:table-cell office:value-type="string">
            <text:p>1EA</text:p>
          </table:table-cell>
          <table:table-cell office:value-type="string">
            <text:p>1F98</text:p>
          </table:table-cell>
          <table:table-cell office:value-type="string">
            <text:p>1EC5</text:p>
          </table:table-cell>
          <table:table-cell office:value-type="string">
            <text:p>203F</text:p>
          </table:table-cell>
          <table:table-cell table:formula="of:=HEX2DEC([.A480])" office:value-type="float" office:value="254">
            <text:p>254</text:p>
          </table:table-cell>
          <table:table-cell table:formula="of:=HEX2DEC([.B480])" office:value-type="float" office:value="526">
            <text:p>526</text:p>
          </table:table-cell>
          <table:table-cell table:formula="of:=HEX2DEC([.C480])" office:value-type="float" office:value="490">
            <text:p>490</text:p>
          </table:table-cell>
          <table:table-cell table:formula="of:=HEX2DEC([.D480])" office:value-type="float" office:value="8088">
            <text:p>8088</text:p>
          </table:table-cell>
          <table:table-cell table:formula="of:=HEX2DEC([.E480])" office:value-type="float" office:value="7877">
            <text:p>7877</text:p>
          </table:table-cell>
          <table:table-cell table:formula="of:=HEX2DEC([.F480])" office:value-type="float" office:value="8255">
            <text:p>8255</text:p>
          </table:table-cell>
          <table:table-cell table:formula="of:=IF([.G480]&gt;[.T$13];&quot;HE&quot;;IF([.G480]&gt;[.T$12];&quot;HO&quot;;IF([.G480]&lt;[.T$15];&quot;LE&quot;;IF([.G480]&lt;[.T$14];&quot;LO&quot;;&quot;&quot;))))">
            <text:p/>
          </table:table-cell>
          <table:table-cell table:formula="of:=IF([.H480]&gt;[.U$13];&quot;HE&quot;;IF([.H480]&gt;[.U$12];&quot;HO&quot;;IF([.H480]&lt;[.U$15];&quot;LE&quot;;IF([.H480]&lt;[.U$14];&quot;LO&quot;;&quot;&quot;))))">
            <text:p/>
          </table:table-cell>
          <table:table-cell table:formula="of:=IF([.I480]&gt;[.V$13];&quot;HE&quot;;IF([.I480]&gt;[.V$12];&quot;HO&quot;;IF([.I480]&lt;[.V$15];&quot;LE&quot;;IF([.I480]&lt;[.V$14];&quot;LO&quot;;&quot;&quot;))))" office:value-type="string" office:string-value="LE">
            <text:p>LE</text:p>
          </table:table-cell>
          <table:table-cell table:formula="of:=IF([.J480]&gt;[.W$13];&quot;HE&quot;;IF([.J480]&gt;[.W$12];&quot;HO&quot;;IF([.J480]&lt;[.W$15];&quot;LE&quot;;IF([.J480]&lt;[.W$14];&quot;LO&quot;;&quot;&quot;))))">
            <text:p/>
          </table:table-cell>
          <table:table-cell table:formula="of:=IF([.K480]&gt;[.X$13];&quot;HE&quot;;IF([.K480]&gt;[.X$12];&quot;HO&quot;;IF([.K480]&lt;[.X$15];&quot;LE&quot;;IF([.K480]&lt;[.X$14];&quot;LO&quot;;&quot;&quot;))))" office:value-type="string" office:string-value="LE">
            <text:p>LE</text:p>
          </table:table-cell>
          <table:table-cell table:formula="of:=IF([.L480]&gt;[.Y$13];&quot;HE&quot;;IF([.L480]&gt;[.Y$12];&quot;HO&quot;;IF([.L480]&lt;[.Y$15];&quot;LE&quot;;IF([.L480]&lt;[.Y$14];&quot;LO&quot;;&quot;&quot;))))" office:value-type="string" office:string-value="HO">
            <text:p>HO</text:p>
          </table:table-cell>
          <table:table-cell table:number-columns-repeated="7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21E</text:p>
          </table:table-cell>
          <table:table-cell office:value-type="string">
            <text:p>1EA</text:p>
          </table:table-cell>
          <table:table-cell office:value-type="string">
            <text:p>1F2C</text:p>
          </table:table-cell>
          <table:table-cell office:value-type="string">
            <text:p>1EEB</text:p>
          </table:table-cell>
          <table:table-cell office:value-type="float" office:value="2191">
            <text:p>2191</text:p>
          </table:table-cell>
          <table:table-cell table:formula="of:=HEX2DEC([.A481])" office:value-type="float" office:value="582">
            <text:p>582</text:p>
          </table:table-cell>
          <table:table-cell table:formula="of:=HEX2DEC([.B481])" office:value-type="float" office:value="542">
            <text:p>542</text:p>
          </table:table-cell>
          <table:table-cell table:formula="of:=HEX2DEC([.C481])" office:value-type="float" office:value="490">
            <text:p>490</text:p>
          </table:table-cell>
          <table:table-cell table:formula="of:=HEX2DEC([.D481])" office:value-type="float" office:value="7980">
            <text:p>7980</text:p>
          </table:table-cell>
          <table:table-cell table:formula="of:=HEX2DEC([.E481])" office:value-type="float" office:value="7915">
            <text:p>7915</text:p>
          </table:table-cell>
          <table:table-cell table:formula="of:=HEX2DEC([.F481])" office:value-type="float" office:value="8593">
            <text:p>8593</text:p>
          </table:table-cell>
          <table:table-cell table:formula="of:=IF([.G481]&gt;[.T$13];&quot;HE&quot;;IF([.G481]&gt;[.T$12];&quot;HO&quot;;IF([.G481]&lt;[.T$15];&quot;LE&quot;;IF([.G481]&lt;[.T$14];&quot;LO&quot;;&quot;&quot;))))">
            <text:p/>
          </table:table-cell>
          <table:table-cell table:formula="of:=IF([.H481]&gt;[.U$13];&quot;HE&quot;;IF([.H481]&gt;[.U$12];&quot;HO&quot;;IF([.H481]&lt;[.U$15];&quot;LE&quot;;IF([.H481]&lt;[.U$14];&quot;LO&quot;;&quot;&quot;))))" office:value-type="string" office:string-value="HO">
            <text:p>HO</text:p>
          </table:table-cell>
          <table:table-cell table:formula="of:=IF([.I481]&gt;[.V$13];&quot;HE&quot;;IF([.I481]&gt;[.V$12];&quot;HO&quot;;IF([.I481]&lt;[.V$15];&quot;LE&quot;;IF([.I481]&lt;[.V$14];&quot;LO&quot;;&quot;&quot;))))" office:value-type="string" office:string-value="LE">
            <text:p>LE</text:p>
          </table:table-cell>
          <table:table-cell table:formula="of:=IF([.J481]&gt;[.W$13];&quot;HE&quot;;IF([.J481]&gt;[.W$12];&quot;HO&quot;;IF([.J481]&lt;[.W$15];&quot;LE&quot;;IF([.J481]&lt;[.W$14];&quot;LO&quot;;&quot;&quot;))))" office:value-type="string" office:string-value="LO">
            <text:p>LO</text:p>
          </table:table-cell>
          <table:table-cell table:formula="of:=IF([.K481]&gt;[.X$13];&quot;HE&quot;;IF([.K481]&gt;[.X$12];&quot;HO&quot;;IF([.K481]&lt;[.X$15];&quot;LE&quot;;IF([.K481]&lt;[.X$14];&quot;LO&quot;;&quot;&quot;))))" office:value-type="string" office:string-value="LE">
            <text:p>LE</text:p>
          </table:table-cell>
          <table:table-cell table:formula="of:=IF([.L481]&gt;[.Y$13];&quot;HE&quot;;IF([.L481]&gt;[.Y$12];&quot;HO&quot;;IF([.L481]&lt;[.Y$15];&quot;LE&quot;;IF([.L481]&lt;[.Y$14];&quot;LO&quot;;&quot;&quot;))))" office:value-type="string" office:string-value="HE">
            <text:p>HE</text:p>
          </table:table-cell>
          <table:table-cell table:number-columns-repeated="7"/>
        </table:table-row>
        <table:table-row table:style-name="ro1">
          <table:table-cell office:value-type="string">
            <text:p>4C</text:p>
          </table:table-cell>
          <table:table-cell office:value-type="string">
            <text:p>20C</text:p>
          </table:table-cell>
          <table:table-cell office:value-type="string">
            <text:p>1FC</text:p>
          </table:table-cell>
          <table:table-cell office:value-type="string">
            <text:p>22F7</text:p>
          </table:table-cell>
          <table:table-cell office:value-type="string">
            <text:p>1F38</text:p>
          </table:table-cell>
          <table:table-cell office:value-type="float" office:value="2013">
            <text:p>2013</text:p>
          </table:table-cell>
          <table:table-cell table:formula="of:=HEX2DEC([.A482])" office:value-type="float" office:value="76">
            <text:p>76</text:p>
          </table:table-cell>
          <table:table-cell table:formula="of:=HEX2DEC([.B482])" office:value-type="float" office:value="524">
            <text:p>524</text:p>
          </table:table-cell>
          <table:table-cell table:formula="of:=HEX2DEC([.C482])" office:value-type="float" office:value="508">
            <text:p>508</text:p>
          </table:table-cell>
          <table:table-cell table:formula="of:=HEX2DEC([.D482])" office:value-type="float" office:value="8951">
            <text:p>8951</text:p>
          </table:table-cell>
          <table:table-cell table:formula="of:=HEX2DEC([.E482])" office:value-type="float" office:value="7992">
            <text:p>7992</text:p>
          </table:table-cell>
          <table:table-cell table:formula="of:=HEX2DEC([.F482])" office:value-type="float" office:value="8211">
            <text:p>8211</text:p>
          </table:table-cell>
          <table:table-cell table:formula="of:=IF([.G482]&gt;[.T$13];&quot;HE&quot;;IF([.G482]&gt;[.T$12];&quot;HO&quot;;IF([.G482]&lt;[.T$15];&quot;LE&quot;;IF([.G482]&lt;[.T$14];&quot;LO&quot;;&quot;&quot;))))" office:value-type="string" office:string-value="LO">
            <text:p>LO</text:p>
          </table:table-cell>
          <table:table-cell table:formula="of:=IF([.H482]&gt;[.U$13];&quot;HE&quot;;IF([.H482]&gt;[.U$12];&quot;HO&quot;;IF([.H482]&lt;[.U$15];&quot;LE&quot;;IF([.H482]&lt;[.U$14];&quot;LO&quot;;&quot;&quot;))))">
            <text:p/>
          </table:table-cell>
          <table:table-cell table:formula="of:=IF([.I482]&gt;[.V$13];&quot;HE&quot;;IF([.I482]&gt;[.V$12];&quot;HO&quot;;IF([.I482]&lt;[.V$15];&quot;LE&quot;;IF([.I482]&lt;[.V$14];&quot;LO&quot;;&quot;&quot;))))">
            <text:p/>
          </table:table-cell>
          <table:table-cell table:formula="of:=IF([.J482]&gt;[.W$13];&quot;HE&quot;;IF([.J482]&gt;[.W$12];&quot;HO&quot;;IF([.J482]&lt;[.W$15];&quot;LE&quot;;IF([.J482]&lt;[.W$14];&quot;LO&quot;;&quot;&quot;))))" office:value-type="string" office:string-value="HE">
            <text:p>HE</text:p>
          </table:table-cell>
          <table:table-cell table:formula="of:=IF([.K482]&gt;[.X$13];&quot;HE&quot;;IF([.K482]&gt;[.X$12];&quot;HO&quot;;IF([.K482]&lt;[.X$15];&quot;LE&quot;;IF([.K482]&lt;[.X$14];&quot;LO&quot;;&quot;&quot;))))" office:value-type="string" office:string-value="LE">
            <text:p>LE</text:p>
          </table:table-cell>
          <table:table-cell table:formula="of:=IF([.L482]&gt;[.Y$13];&quot;HE&quot;;IF([.L482]&gt;[.Y$12];&quot;HO&quot;;IF([.L482]&lt;[.Y$15];&quot;LE&quot;;IF([.L48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float" office:value="2390">
            <text:p>2390</text:p>
          </table:table-cell>
          <table:table-cell office:value-type="string">
            <text:p>1F60</text:p>
          </table:table-cell>
          <table:table-cell office:value-type="string">
            <text:p>1EE0</text:p>
          </table:table-cell>
          <table:table-cell table:formula="of:=HEX2DEC([.A483])" office:value-type="float" office:value="896">
            <text:p>896</text:p>
          </table:table-cell>
          <table:table-cell table:formula="of:=HEX2DEC([.B483])" office:value-type="float" office:value="492">
            <text:p>492</text:p>
          </table:table-cell>
          <table:table-cell table:formula="of:=HEX2DEC([.C483])" office:value-type="float" office:value="508">
            <text:p>508</text:p>
          </table:table-cell>
          <table:table-cell table:formula="of:=HEX2DEC([.D483])" office:value-type="float" office:value="9104">
            <text:p>9104</text:p>
          </table:table-cell>
          <table:table-cell table:formula="of:=HEX2DEC([.E483])" office:value-type="float" office:value="8032">
            <text:p>8032</text:p>
          </table:table-cell>
          <table:table-cell table:formula="of:=HEX2DEC([.F483])" office:value-type="float" office:value="7904">
            <text:p>7904</text:p>
          </table:table-cell>
          <table:table-cell table:formula="of:=IF([.G483]&gt;[.T$13];&quot;HE&quot;;IF([.G483]&gt;[.T$12];&quot;HO&quot;;IF([.G483]&lt;[.T$15];&quot;LE&quot;;IF([.G483]&lt;[.T$14];&quot;LO&quot;;&quot;&quot;))))">
            <text:p/>
          </table:table-cell>
          <table:table-cell table:formula="of:=IF([.H483]&gt;[.U$13];&quot;HE&quot;;IF([.H483]&gt;[.U$12];&quot;HO&quot;;IF([.H483]&lt;[.U$15];&quot;LE&quot;;IF([.H483]&lt;[.U$14];&quot;LO&quot;;&quot;&quot;))))">
            <text:p/>
          </table:table-cell>
          <table:table-cell table:formula="of:=IF([.I483]&gt;[.V$13];&quot;HE&quot;;IF([.I483]&gt;[.V$12];&quot;HO&quot;;IF([.I483]&lt;[.V$15];&quot;LE&quot;;IF([.I483]&lt;[.V$14];&quot;LO&quot;;&quot;&quot;))))">
            <text:p/>
          </table:table-cell>
          <table:table-cell table:formula="of:=IF([.J483]&gt;[.W$13];&quot;HE&quot;;IF([.J483]&gt;[.W$12];&quot;HO&quot;;IF([.J483]&lt;[.W$15];&quot;LE&quot;;IF([.J483]&lt;[.W$14];&quot;LO&quot;;&quot;&quot;))))" office:value-type="string" office:string-value="HE">
            <text:p>HE</text:p>
          </table:table-cell>
          <table:table-cell table:formula="of:=IF([.K483]&gt;[.X$13];&quot;HE&quot;;IF([.K483]&gt;[.X$12];&quot;HO&quot;;IF([.K483]&lt;[.X$15];&quot;LE&quot;;IF([.K483]&lt;[.X$14];&quot;LO&quot;;&quot;&quot;))))" office:value-type="string" office:string-value="LE">
            <text:p>LE</text:p>
          </table:table-cell>
          <table:table-cell table:formula="of:=IF([.L483]&gt;[.Y$13];&quot;HE&quot;;IF([.L483]&gt;[.Y$12];&quot;HO&quot;;IF([.L483]&lt;[.Y$15];&quot;LE&quot;;IF([.L48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1CC</text:p>
          </table:table-cell>
          <table:table-cell office:value-type="string">
            <text:p>1EC</text:p>
          </table:table-cell>
          <table:table-cell office:value-type="string">
            <text:p>21B2</text:p>
          </table:table-cell>
          <table:table-cell table:style-name="ce3" office:value-type="string">
            <text:p>1E72</text:p>
          </table:table-cell>
          <table:table-cell office:value-type="string">
            <text:p>1C8E</text:p>
          </table:table-cell>
          <table:table-cell table:formula="of:=HEX2DEC([.A484])" office:value-type="float" office:value="568">
            <text:p>568</text:p>
          </table:table-cell>
          <table:table-cell table:formula="of:=HEX2DEC([.B484])" office:value-type="float" office:value="460">
            <text:p>460</text:p>
          </table:table-cell>
          <table:table-cell table:formula="of:=HEX2DEC([.C484])" office:value-type="float" office:value="492">
            <text:p>492</text:p>
          </table:table-cell>
          <table:table-cell table:formula="of:=HEX2DEC([.D484])" office:value-type="float" office:value="8626">
            <text:p>8626</text:p>
          </table:table-cell>
          <table:table-cell table:formula="of:=HEX2DEC([.E484])" office:value-type="float" office:value="7794">
            <text:p>7794</text:p>
          </table:table-cell>
          <table:table-cell table:formula="of:=HEX2DEC([.F484])" office:value-type="float" office:value="7310">
            <text:p>7310</text:p>
          </table:table-cell>
          <table:table-cell table:formula="of:=IF([.G484]&gt;[.T$13];&quot;HE&quot;;IF([.G484]&gt;[.T$12];&quot;HO&quot;;IF([.G484]&lt;[.T$15];&quot;LE&quot;;IF([.G484]&lt;[.T$14];&quot;LO&quot;;&quot;&quot;))))">
            <text:p/>
          </table:table-cell>
          <table:table-cell table:formula="of:=IF([.H484]&gt;[.U$13];&quot;HE&quot;;IF([.H484]&gt;[.U$12];&quot;HO&quot;;IF([.H484]&lt;[.U$15];&quot;LE&quot;;IF([.H484]&lt;[.U$14];&quot;LO&quot;;&quot;&quot;))))" office:value-type="string" office:string-value="LO">
            <text:p>LO</text:p>
          </table:table-cell>
          <table:table-cell table:formula="of:=IF([.I484]&gt;[.V$13];&quot;HE&quot;;IF([.I484]&gt;[.V$12];&quot;HO&quot;;IF([.I484]&lt;[.V$15];&quot;LE&quot;;IF([.I484]&lt;[.V$14];&quot;LO&quot;;&quot;&quot;))))" office:value-type="string" office:string-value="LE">
            <text:p>LE</text:p>
          </table:table-cell>
          <table:table-cell table:formula="of:=IF([.J484]&gt;[.W$13];&quot;HE&quot;;IF([.J484]&gt;[.W$12];&quot;HO&quot;;IF([.J484]&lt;[.W$15];&quot;LE&quot;;IF([.J484]&lt;[.W$14];&quot;LO&quot;;&quot;&quot;))))">
            <text:p/>
          </table:table-cell>
          <table:table-cell table:formula="of:=IF([.K484]&gt;[.X$13];&quot;HE&quot;;IF([.K484]&gt;[.X$12];&quot;HO&quot;;IF([.K484]&lt;[.X$15];&quot;LE&quot;;IF([.K484]&lt;[.X$14];&quot;LO&quot;;&quot;&quot;))))" office:value-type="string" office:string-value="LE">
            <text:p>LE</text:p>
          </table:table-cell>
          <table:table-cell table:formula="of:=IF([.L484]&gt;[.Y$13];&quot;HE&quot;;IF([.L484]&gt;[.Y$12];&quot;HO&quot;;IF([.L484]&lt;[.Y$15];&quot;LE&quot;;IF([.L484]&lt;[.Y$14];&quot;LO&quot;;&quot;&quot;))))" office:value-type="string" office:string-value="LE">
            <text:p>LE</text:p>
          </table:table-cell>
          <table:table-cell table:number-columns-repeated="7"/>
        </table:table-row>
        <table:table-row table:style-name="ro1">
          <table:table-cell office:value-type="string">
            <text:p>3D2</text:p>
          </table:table-cell>
          <table:table-cell office:value-type="string">
            <text:p>1DE</text:p>
          </table:table-cell>
          <table:table-cell office:value-type="string">
            <text:p>1EA</text:p>
          </table:table-cell>
          <table:table-cell office:value-type="string">
            <text:p>1D82</text:p>
          </table:table-cell>
          <table:table-cell office:value-type="string">
            <text:p>1EDA</text:p>
          </table:table-cell>
          <table:table-cell office:value-type="string">
            <text:p>1DF4</text:p>
          </table:table-cell>
          <table:table-cell table:formula="of:=HEX2DEC([.A485])" office:value-type="float" office:value="978">
            <text:p>978</text:p>
          </table:table-cell>
          <table:table-cell table:formula="of:=HEX2DEC([.B485])" office:value-type="float" office:value="478">
            <text:p>478</text:p>
          </table:table-cell>
          <table:table-cell table:formula="of:=HEX2DEC([.C485])" office:value-type="float" office:value="490">
            <text:p>490</text:p>
          </table:table-cell>
          <table:table-cell table:formula="of:=HEX2DEC([.D485])" office:value-type="float" office:value="7554">
            <text:p>7554</text:p>
          </table:table-cell>
          <table:table-cell table:formula="of:=HEX2DEC([.E485])" office:value-type="float" office:value="7898">
            <text:p>7898</text:p>
          </table:table-cell>
          <table:table-cell table:formula="of:=HEX2DEC([.F485])" office:value-type="float" office:value="7668">
            <text:p>7668</text:p>
          </table:table-cell>
          <table:table-cell table:formula="of:=IF([.G485]&gt;[.T$13];&quot;HE&quot;;IF([.G485]&gt;[.T$12];&quot;HO&quot;;IF([.G485]&lt;[.T$15];&quot;LE&quot;;IF([.G485]&lt;[.T$14];&quot;LO&quot;;&quot;&quot;))))" office:value-type="string" office:string-value="HO">
            <text:p>HO</text:p>
          </table:table-cell>
          <table:table-cell table:formula="of:=IF([.H485]&gt;[.U$13];&quot;HE&quot;;IF([.H485]&gt;[.U$12];&quot;HO&quot;;IF([.H485]&lt;[.U$15];&quot;LE&quot;;IF([.H485]&lt;[.U$14];&quot;LO&quot;;&quot;&quot;))))">
            <text:p/>
          </table:table-cell>
          <table:table-cell table:formula="of:=IF([.I485]&gt;[.V$13];&quot;HE&quot;;IF([.I485]&gt;[.V$12];&quot;HO&quot;;IF([.I485]&lt;[.V$15];&quot;LE&quot;;IF([.I485]&lt;[.V$14];&quot;LO&quot;;&quot;&quot;))))" office:value-type="string" office:string-value="LE">
            <text:p>LE</text:p>
          </table:table-cell>
          <table:table-cell table:formula="of:=IF([.J485]&gt;[.W$13];&quot;HE&quot;;IF([.J485]&gt;[.W$12];&quot;HO&quot;;IF([.J485]&lt;[.W$15];&quot;LE&quot;;IF([.J485]&lt;[.W$14];&quot;LO&quot;;&quot;&quot;))))" office:value-type="string" office:string-value="LE">
            <text:p>LE</text:p>
          </table:table-cell>
          <table:table-cell table:formula="of:=IF([.K485]&gt;[.X$13];&quot;HE&quot;;IF([.K485]&gt;[.X$12];&quot;HO&quot;;IF([.K485]&lt;[.X$15];&quot;LE&quot;;IF([.K485]&lt;[.X$14];&quot;LO&quot;;&quot;&quot;))))" office:value-type="string" office:string-value="LE">
            <text:p>LE</text:p>
          </table:table-cell>
          <table:table-cell table:formula="of:=IF([.L485]&gt;[.Y$13];&quot;HE&quot;;IF([.L485]&gt;[.Y$12];&quot;HO&quot;;IF([.L485]&lt;[.Y$15];&quot;LE&quot;;IF([.L48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1EE</text:p>
          </table:table-cell>
          <table:table-cell office:value-type="string">
            <text:p>20A</text:p>
          </table:table-cell>
          <table:table-cell office:value-type="string">
            <text:p>1E5C</text:p>
          </table:table-cell>
          <table:table-cell table:style-name="ce3" office:value-type="string">
            <text:p>20E5</text:p>
          </table:table-cell>
          <table:table-cell office:value-type="string">
            <text:p>1EC4</text:p>
          </table:table-cell>
          <table:table-cell table:formula="of:=HEX2DEC([.A486])" office:value-type="float" office:value="786">
            <text:p>786</text:p>
          </table:table-cell>
          <table:table-cell table:formula="of:=HEX2DEC([.B486])" office:value-type="float" office:value="494">
            <text:p>494</text:p>
          </table:table-cell>
          <table:table-cell table:formula="of:=HEX2DEC([.C486])" office:value-type="float" office:value="522">
            <text:p>522</text:p>
          </table:table-cell>
          <table:table-cell table:formula="of:=HEX2DEC([.D486])" office:value-type="float" office:value="7772">
            <text:p>7772</text:p>
          </table:table-cell>
          <table:table-cell table:formula="of:=HEX2DEC([.E486])" office:value-type="float" office:value="8421">
            <text:p>8421</text:p>
          </table:table-cell>
          <table:table-cell table:formula="of:=HEX2DEC([.F486])" office:value-type="float" office:value="7876">
            <text:p>7876</text:p>
          </table:table-cell>
          <table:table-cell table:formula="of:=IF([.G486]&gt;[.T$13];&quot;HE&quot;;IF([.G486]&gt;[.T$12];&quot;HO&quot;;IF([.G486]&lt;[.T$15];&quot;LE&quot;;IF([.G486]&lt;[.T$14];&quot;LO&quot;;&quot;&quot;))))">
            <text:p/>
          </table:table-cell>
          <table:table-cell table:formula="of:=IF([.H486]&gt;[.U$13];&quot;HE&quot;;IF([.H486]&gt;[.U$12];&quot;HO&quot;;IF([.H486]&lt;[.U$15];&quot;LE&quot;;IF([.H486]&lt;[.U$14];&quot;LO&quot;;&quot;&quot;))))">
            <text:p/>
          </table:table-cell>
          <table:table-cell table:formula="of:=IF([.I486]&gt;[.V$13];&quot;HE&quot;;IF([.I486]&gt;[.V$12];&quot;HO&quot;;IF([.I486]&lt;[.V$15];&quot;LE&quot;;IF([.I486]&lt;[.V$14];&quot;LO&quot;;&quot;&quot;))))" office:value-type="string" office:string-value="HE">
            <text:p>HE</text:p>
          </table:table-cell>
          <table:table-cell table:formula="of:=IF([.J486]&gt;[.W$13];&quot;HE&quot;;IF([.J486]&gt;[.W$12];&quot;HO&quot;;IF([.J486]&lt;[.W$15];&quot;LE&quot;;IF([.J486]&lt;[.W$14];&quot;LO&quot;;&quot;&quot;))))" office:value-type="string" office:string-value="LE">
            <text:p>LE</text:p>
          </table:table-cell>
          <table:table-cell table:formula="of:=IF([.K486]&gt;[.X$13];&quot;HE&quot;;IF([.K486]&gt;[.X$12];&quot;HO&quot;;IF([.K486]&lt;[.X$15];&quot;LE&quot;;IF([.K486]&lt;[.X$14];&quot;LO&quot;;&quot;&quot;))))" office:value-type="string" office:string-value="HE">
            <text:p>HE</text:p>
          </table:table-cell>
          <table:table-cell table:formula="of:=IF([.L486]&gt;[.Y$13];&quot;HE&quot;;IF([.L486]&gt;[.Y$12];&quot;HO&quot;;IF([.L486]&lt;[.Y$15];&quot;LE&quot;;IF([.L48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AE</text:p>
          </table:table-cell>
          <table:table-cell office:value-type="string">
            <text:p>1FE</text:p>
          </table:table-cell>
          <table:table-cell office:value-type="string">
            <text:p>20A</text:p>
          </table:table-cell>
          <table:table-cell office:value-type="string">
            <text:p>1F9B</text:p>
          </table:table-cell>
          <table:table-cell office:value-type="float" office:value="2003">
            <text:p>2003</text:p>
          </table:table-cell>
          <table:table-cell office:value-type="string">
            <text:p>1FEB</text:p>
          </table:table-cell>
          <table:table-cell table:formula="of:=HEX2DEC([.A487])" office:value-type="float" office:value="942">
            <text:p>942</text:p>
          </table:table-cell>
          <table:table-cell table:formula="of:=HEX2DEC([.B487])" office:value-type="float" office:value="510">
            <text:p>510</text:p>
          </table:table-cell>
          <table:table-cell table:formula="of:=HEX2DEC([.C487])" office:value-type="float" office:value="522">
            <text:p>522</text:p>
          </table:table-cell>
          <table:table-cell table:formula="of:=HEX2DEC([.D487])" office:value-type="float" office:value="8091">
            <text:p>8091</text:p>
          </table:table-cell>
          <table:table-cell table:formula="of:=HEX2DEC([.E487])" office:value-type="float" office:value="8195">
            <text:p>8195</text:p>
          </table:table-cell>
          <table:table-cell table:formula="of:=HEX2DEC([.F487])" office:value-type="float" office:value="8171">
            <text:p>8171</text:p>
          </table:table-cell>
          <table:table-cell table:formula="of:=IF([.G487]&gt;[.T$13];&quot;HE&quot;;IF([.G487]&gt;[.T$12];&quot;HO&quot;;IF([.G487]&lt;[.T$15];&quot;LE&quot;;IF([.G487]&lt;[.T$14];&quot;LO&quot;;&quot;&quot;))))" office:value-type="string" office:string-value="HO">
            <text:p>HO</text:p>
          </table:table-cell>
          <table:table-cell table:formula="of:=IF([.H487]&gt;[.U$13];&quot;HE&quot;;IF([.H487]&gt;[.U$12];&quot;HO&quot;;IF([.H487]&lt;[.U$15];&quot;LE&quot;;IF([.H487]&lt;[.U$14];&quot;LO&quot;;&quot;&quot;))))">
            <text:p/>
          </table:table-cell>
          <table:table-cell table:formula="of:=IF([.I487]&gt;[.V$13];&quot;HE&quot;;IF([.I487]&gt;[.V$12];&quot;HO&quot;;IF([.I487]&lt;[.V$15];&quot;LE&quot;;IF([.I487]&lt;[.V$14];&quot;LO&quot;;&quot;&quot;))))" office:value-type="string" office:string-value="HE">
            <text:p>HE</text:p>
          </table:table-cell>
          <table:table-cell table:formula="of:=IF([.J487]&gt;[.W$13];&quot;HE&quot;;IF([.J487]&gt;[.W$12];&quot;HO&quot;;IF([.J487]&lt;[.W$15];&quot;LE&quot;;IF([.J487]&lt;[.W$14];&quot;LO&quot;;&quot;&quot;))))">
            <text:p/>
          </table:table-cell>
          <table:table-cell table:formula="of:=IF([.K487]&gt;[.X$13];&quot;HE&quot;;IF([.K487]&gt;[.X$12];&quot;HO&quot;;IF([.K487]&lt;[.X$15];&quot;LE&quot;;IF([.K487]&lt;[.X$14];&quot;LO&quot;;&quot;&quot;))))">
            <text:p/>
          </table:table-cell>
          <table:table-cell table:formula="of:=IF([.L487]&gt;[.Y$13];&quot;HE&quot;;IF([.L487]&gt;[.Y$12];&quot;HO&quot;;IF([.L487]&lt;[.Y$15];&quot;LE&quot;;IF([.L48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A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BB</text:p>
          </table:table-cell>
          <table:table-cell office:value-type="string">
            <text:p>1FE6</text:p>
          </table:table-cell>
          <table:table-cell office:value-type="string">
            <text:p>1EEB</text:p>
          </table:table-cell>
          <table:table-cell table:formula="of:=HEX2DEC([.A488])" office:value-type="float" office:value="940">
            <text:p>940</text:p>
          </table:table-cell>
          <table:table-cell table:formula="of:=HEX2DEC([.B488])" office:value-type="float" office:value="492">
            <text:p>492</text:p>
          </table:table-cell>
          <table:table-cell table:formula="of:=HEX2DEC([.C488])" office:value-type="float" office:value="508">
            <text:p>508</text:p>
          </table:table-cell>
          <table:table-cell table:formula="of:=HEX2DEC([.D488])" office:value-type="float" office:value="8379">
            <text:p>8379</text:p>
          </table:table-cell>
          <table:table-cell table:formula="of:=HEX2DEC([.E488])" office:value-type="float" office:value="8166">
            <text:p>8166</text:p>
          </table:table-cell>
          <table:table-cell table:formula="of:=HEX2DEC([.F488])" office:value-type="float" office:value="7915">
            <text:p>7915</text:p>
          </table:table-cell>
          <table:table-cell table:formula="of:=IF([.G488]&gt;[.T$13];&quot;HE&quot;;IF([.G488]&gt;[.T$12];&quot;HO&quot;;IF([.G488]&lt;[.T$15];&quot;LE&quot;;IF([.G488]&lt;[.T$14];&quot;LO&quot;;&quot;&quot;))))" office:value-type="string" office:string-value="HO">
            <text:p>HO</text:p>
          </table:table-cell>
          <table:table-cell table:formula="of:=IF([.H488]&gt;[.U$13];&quot;HE&quot;;IF([.H488]&gt;[.U$12];&quot;HO&quot;;IF([.H488]&lt;[.U$15];&quot;LE&quot;;IF([.H488]&lt;[.U$14];&quot;LO&quot;;&quot;&quot;))))">
            <text:p/>
          </table:table-cell>
          <table:table-cell table:formula="of:=IF([.I488]&gt;[.V$13];&quot;HE&quot;;IF([.I488]&gt;[.V$12];&quot;HO&quot;;IF([.I488]&lt;[.V$15];&quot;LE&quot;;IF([.I488]&lt;[.V$14];&quot;LO&quot;;&quot;&quot;))))">
            <text:p/>
          </table:table-cell>
          <table:table-cell table:formula="of:=IF([.J488]&gt;[.W$13];&quot;HE&quot;;IF([.J488]&gt;[.W$12];&quot;HO&quot;;IF([.J488]&lt;[.W$15];&quot;LE&quot;;IF([.J488]&lt;[.W$14];&quot;LO&quot;;&quot;&quot;))))">
            <text:p/>
          </table:table-cell>
          <table:table-cell table:formula="of:=IF([.K488]&gt;[.X$13];&quot;HE&quot;;IF([.K488]&gt;[.X$12];&quot;HO&quot;;IF([.K488]&lt;[.X$15];&quot;LE&quot;;IF([.K488]&lt;[.X$14];&quot;LO&quot;;&quot;&quot;))))">
            <text:p/>
          </table:table-cell>
          <table:table-cell table:formula="of:=IF([.L488]&gt;[.Y$13];&quot;HE&quot;;IF([.L488]&gt;[.Y$12];&quot;HO&quot;;IF([.L488]&lt;[.Y$15];&quot;LE&quot;;IF([.L48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AC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string">
            <text:p>227A</text:p>
          </table:table-cell>
          <table:table-cell office:value-type="float" office:value="2082">
            <text:p>2082</text:p>
          </table:table-cell>
          <table:table-cell office:value-type="string">
            <text:p>1E2B</text:p>
          </table:table-cell>
          <table:table-cell table:formula="of:=HEX2DEC([.A489])" office:value-type="float" office:value="172">
            <text:p>172</text:p>
          </table:table-cell>
          <table:table-cell table:formula="of:=HEX2DEC([.B489])" office:value-type="float" office:value="492">
            <text:p>492</text:p>
          </table:table-cell>
          <table:table-cell table:formula="of:=HEX2DEC([.C489])" office:value-type="float" office:value="524">
            <text:p>524</text:p>
          </table:table-cell>
          <table:table-cell table:formula="of:=HEX2DEC([.D489])" office:value-type="float" office:value="8826">
            <text:p>8826</text:p>
          </table:table-cell>
          <table:table-cell table:formula="of:=HEX2DEC([.E489])" office:value-type="float" office:value="8322">
            <text:p>8322</text:p>
          </table:table-cell>
          <table:table-cell table:formula="of:=HEX2DEC([.F489])" office:value-type="float" office:value="7723">
            <text:p>7723</text:p>
          </table:table-cell>
          <table:table-cell table:formula="of:=IF([.G489]&gt;[.T$13];&quot;HE&quot;;IF([.G489]&gt;[.T$12];&quot;HO&quot;;IF([.G489]&lt;[.T$15];&quot;LE&quot;;IF([.G489]&lt;[.T$14];&quot;LO&quot;;&quot;&quot;))))" office:value-type="string" office:string-value="LO">
            <text:p>LO</text:p>
          </table:table-cell>
          <table:table-cell table:formula="of:=IF([.H489]&gt;[.U$13];&quot;HE&quot;;IF([.H489]&gt;[.U$12];&quot;HO&quot;;IF([.H489]&lt;[.U$15];&quot;LE&quot;;IF([.H489]&lt;[.U$14];&quot;LO&quot;;&quot;&quot;))))">
            <text:p/>
          </table:table-cell>
          <table:table-cell table:formula="of:=IF([.I489]&gt;[.V$13];&quot;HE&quot;;IF([.I489]&gt;[.V$12];&quot;HO&quot;;IF([.I489]&lt;[.V$15];&quot;LE&quot;;IF([.I489]&lt;[.V$14];&quot;LO&quot;;&quot;&quot;))))" office:value-type="string" office:string-value="HE">
            <text:p>HE</text:p>
          </table:table-cell>
          <table:table-cell table:formula="of:=IF([.J489]&gt;[.W$13];&quot;HE&quot;;IF([.J489]&gt;[.W$12];&quot;HO&quot;;IF([.J489]&lt;[.W$15];&quot;LE&quot;;IF([.J489]&lt;[.W$14];&quot;LO&quot;;&quot;&quot;))))" office:value-type="string" office:string-value="HO">
            <text:p>HO</text:p>
          </table:table-cell>
          <table:table-cell table:formula="of:=IF([.K489]&gt;[.X$13];&quot;HE&quot;;IF([.K489]&gt;[.X$12];&quot;HO&quot;;IF([.K489]&lt;[.X$15];&quot;LE&quot;;IF([.K489]&lt;[.X$14];&quot;LO&quot;;&quot;&quot;))))" office:value-type="string" office:string-value="HE">
            <text:p>HE</text:p>
          </table:table-cell>
          <table:table-cell table:formula="of:=IF([.L489]&gt;[.Y$13];&quot;HE&quot;;IF([.L489]&gt;[.Y$12];&quot;HO&quot;;IF([.L489]&lt;[.Y$15];&quot;LE&quot;;IF([.L48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1EC</text:p>
          </table:table-cell>
          <table:table-cell office:value-type="string">
            <text:p>20C</text:p>
          </table:table-cell>
          <table:table-cell office:value-type="string">
            <text:p>21C3</text:p>
          </table:table-cell>
          <table:table-cell office:value-type="float" office:value="2015">
            <text:p>2015</text:p>
          </table:table-cell>
          <table:table-cell office:value-type="string">
            <text:p>1E5D</text:p>
          </table:table-cell>
          <table:table-cell table:formula="of:=HEX2DEC([.A490])" office:value-type="float" office:value="372">
            <text:p>372</text:p>
          </table:table-cell>
          <table:table-cell table:formula="of:=HEX2DEC([.B490])" office:value-type="float" office:value="492">
            <text:p>492</text:p>
          </table:table-cell>
          <table:table-cell table:formula="of:=HEX2DEC([.C490])" office:value-type="float" office:value="524">
            <text:p>524</text:p>
          </table:table-cell>
          <table:table-cell table:formula="of:=HEX2DEC([.D490])" office:value-type="float" office:value="8643">
            <text:p>8643</text:p>
          </table:table-cell>
          <table:table-cell table:formula="of:=HEX2DEC([.E490])" office:value-type="float" office:value="8213">
            <text:p>8213</text:p>
          </table:table-cell>
          <table:table-cell table:formula="of:=HEX2DEC([.F490])" office:value-type="float" office:value="7773">
            <text:p>7773</text:p>
          </table:table-cell>
          <table:table-cell table:formula="of:=IF([.G490]&gt;[.T$13];&quot;HE&quot;;IF([.G490]&gt;[.T$12];&quot;HO&quot;;IF([.G490]&lt;[.T$15];&quot;LE&quot;;IF([.G490]&lt;[.T$14];&quot;LO&quot;;&quot;&quot;))))">
            <text:p/>
          </table:table-cell>
          <table:table-cell table:formula="of:=IF([.H490]&gt;[.U$13];&quot;HE&quot;;IF([.H490]&gt;[.U$12];&quot;HO&quot;;IF([.H490]&lt;[.U$15];&quot;LE&quot;;IF([.H490]&lt;[.U$14];&quot;LO&quot;;&quot;&quot;))))">
            <text:p/>
          </table:table-cell>
          <table:table-cell table:formula="of:=IF([.I490]&gt;[.V$13];&quot;HE&quot;;IF([.I490]&gt;[.V$12];&quot;HO&quot;;IF([.I490]&lt;[.V$15];&quot;LE&quot;;IF([.I490]&lt;[.V$14];&quot;LO&quot;;&quot;&quot;))))" office:value-type="string" office:string-value="HE">
            <text:p>HE</text:p>
          </table:table-cell>
          <table:table-cell table:formula="of:=IF([.J490]&gt;[.W$13];&quot;HE&quot;;IF([.J490]&gt;[.W$12];&quot;HO&quot;;IF([.J490]&lt;[.W$15];&quot;LE&quot;;IF([.J490]&lt;[.W$14];&quot;LO&quot;;&quot;&quot;))))">
            <text:p/>
          </table:table-cell>
          <table:table-cell table:formula="of:=IF([.K490]&gt;[.X$13];&quot;HE&quot;;IF([.K490]&gt;[.X$12];&quot;HO&quot;;IF([.K490]&lt;[.X$15];&quot;LE&quot;;IF([.K490]&lt;[.X$14];&quot;LO&quot;;&quot;&quot;))))" office:value-type="string" office:string-value="HO">
            <text:p>HO</text:p>
          </table:table-cell>
          <table:table-cell table:formula="of:=IF([.L490]&gt;[.Y$13];&quot;HE&quot;;IF([.L490]&gt;[.Y$12];&quot;HO&quot;;IF([.L490]&lt;[.Y$15];&quot;LE&quot;;IF([.L49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C8</text:p>
          </table:table-cell>
          <table:table-cell office:value-type="string">
            <text:p>1FC</text:p>
          </table:table-cell>
          <table:table-cell office:value-type="string">
            <text:p>20C</text:p>
          </table:table-cell>
          <table:table-cell office:value-type="float" office:value="2065">
            <text:p>2065</text:p>
          </table:table-cell>
          <table:table-cell office:value-type="float" office:value="2013">
            <text:p>2013</text:p>
          </table:table-cell>
          <table:table-cell office:value-type="string">
            <text:p>1F32</text:p>
          </table:table-cell>
          <table:table-cell table:formula="of:=HEX2DEC([.A491])" office:value-type="float" office:value="200">
            <text:p>200</text:p>
          </table:table-cell>
          <table:table-cell table:formula="of:=HEX2DEC([.B491])" office:value-type="float" office:value="508">
            <text:p>508</text:p>
          </table:table-cell>
          <table:table-cell table:formula="of:=HEX2DEC([.C491])" office:value-type="float" office:value="524">
            <text:p>524</text:p>
          </table:table-cell>
          <table:table-cell table:formula="of:=HEX2DEC([.D491])" office:value-type="float" office:value="8293">
            <text:p>8293</text:p>
          </table:table-cell>
          <table:table-cell table:formula="of:=HEX2DEC([.E491])" office:value-type="float" office:value="8211">
            <text:p>8211</text:p>
          </table:table-cell>
          <table:table-cell table:formula="of:=HEX2DEC([.F491])" office:value-type="float" office:value="7986">
            <text:p>7986</text:p>
          </table:table-cell>
          <table:table-cell table:formula="of:=IF([.G491]&gt;[.T$13];&quot;HE&quot;;IF([.G491]&gt;[.T$12];&quot;HO&quot;;IF([.G491]&lt;[.T$15];&quot;LE&quot;;IF([.G491]&lt;[.T$14];&quot;LO&quot;;&quot;&quot;))))" office:value-type="string" office:string-value="LO">
            <text:p>LO</text:p>
          </table:table-cell>
          <table:table-cell table:formula="of:=IF([.H491]&gt;[.U$13];&quot;HE&quot;;IF([.H491]&gt;[.U$12];&quot;HO&quot;;IF([.H491]&lt;[.U$15];&quot;LE&quot;;IF([.H491]&lt;[.U$14];&quot;LO&quot;;&quot;&quot;))))">
            <text:p/>
          </table:table-cell>
          <table:table-cell table:formula="of:=IF([.I491]&gt;[.V$13];&quot;HE&quot;;IF([.I491]&gt;[.V$12];&quot;HO&quot;;IF([.I491]&lt;[.V$15];&quot;LE&quot;;IF([.I491]&lt;[.V$14];&quot;LO&quot;;&quot;&quot;))))" office:value-type="string" office:string-value="HE">
            <text:p>HE</text:p>
          </table:table-cell>
          <table:table-cell table:formula="of:=IF([.J491]&gt;[.W$13];&quot;HE&quot;;IF([.J491]&gt;[.W$12];&quot;HO&quot;;IF([.J491]&lt;[.W$15];&quot;LE&quot;;IF([.J491]&lt;[.W$14];&quot;LO&quot;;&quot;&quot;))))">
            <text:p/>
          </table:table-cell>
          <table:table-cell table:formula="of:=IF([.K491]&gt;[.X$13];&quot;HE&quot;;IF([.K491]&gt;[.X$12];&quot;HO&quot;;IF([.K491]&lt;[.X$15];&quot;LE&quot;;IF([.K491]&lt;[.X$14];&quot;LO&quot;;&quot;&quot;))))" office:value-type="string" office:string-value="HO">
            <text:p>HO</text:p>
          </table:table-cell>
          <table:table-cell table:formula="of:=IF([.L491]&gt;[.Y$13];&quot;HE&quot;;IF([.L491]&gt;[.Y$12];&quot;HO&quot;;IF([.L491]&lt;[.Y$15];&quot;LE&quot;;IF([.L49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1FE</text:p>
          </table:table-cell>
          <table:table-cell office:value-type="string">
            <text:p>1FA</text:p>
          </table:table-cell>
          <table:table-cell office:value-type="string">
            <text:p>1F51</text:p>
          </table:table-cell>
          <table:table-cell office:value-type="string">
            <text:p>1FD6</text:p>
          </table:table-cell>
          <table:table-cell office:value-type="string">
            <text:p>1FE5</text:p>
          </table:table-cell>
          <table:table-cell table:formula="of:=HEX2DEC([.A492])" office:value-type="float" office:value="918">
            <text:p>918</text:p>
          </table:table-cell>
          <table:table-cell table:formula="of:=HEX2DEC([.B492])" office:value-type="float" office:value="510">
            <text:p>510</text:p>
          </table:table-cell>
          <table:table-cell table:formula="of:=HEX2DEC([.C492])" office:value-type="float" office:value="506">
            <text:p>506</text:p>
          </table:table-cell>
          <table:table-cell table:formula="of:=HEX2DEC([.D492])" office:value-type="float" office:value="8017">
            <text:p>8017</text:p>
          </table:table-cell>
          <table:table-cell table:formula="of:=HEX2DEC([.E492])" office:value-type="float" office:value="8150">
            <text:p>8150</text:p>
          </table:table-cell>
          <table:table-cell table:formula="of:=HEX2DEC([.F492])" office:value-type="float" office:value="8165">
            <text:p>8165</text:p>
          </table:table-cell>
          <table:table-cell table:formula="of:=IF([.G492]&gt;[.T$13];&quot;HE&quot;;IF([.G492]&gt;[.T$12];&quot;HO&quot;;IF([.G492]&lt;[.T$15];&quot;LE&quot;;IF([.G492]&lt;[.T$14];&quot;LO&quot;;&quot;&quot;))))" office:value-type="string" office:string-value="HO">
            <text:p>HO</text:p>
          </table:table-cell>
          <table:table-cell table:formula="of:=IF([.H492]&gt;[.U$13];&quot;HE&quot;;IF([.H492]&gt;[.U$12];&quot;HO&quot;;IF([.H492]&lt;[.U$15];&quot;LE&quot;;IF([.H492]&lt;[.U$14];&quot;LO&quot;;&quot;&quot;))))">
            <text:p/>
          </table:table-cell>
          <table:table-cell table:formula="of:=IF([.I492]&gt;[.V$13];&quot;HE&quot;;IF([.I492]&gt;[.V$12];&quot;HO&quot;;IF([.I492]&lt;[.V$15];&quot;LE&quot;;IF([.I492]&lt;[.V$14];&quot;LO&quot;;&quot;&quot;))))" office:value-type="string" office:string-value="LE">
            <text:p>LE</text:p>
          </table:table-cell>
          <table:table-cell table:formula="of:=IF([.J492]&gt;[.W$13];&quot;HE&quot;;IF([.J492]&gt;[.W$12];&quot;HO&quot;;IF([.J492]&lt;[.W$15];&quot;LE&quot;;IF([.J492]&lt;[.W$14];&quot;LO&quot;;&quot;&quot;))))" office:value-type="string" office:string-value="LO">
            <text:p>LO</text:p>
          </table:table-cell>
          <table:table-cell table:formula="of:=IF([.K492]&gt;[.X$13];&quot;HE&quot;;IF([.K492]&gt;[.X$12];&quot;HO&quot;;IF([.K492]&lt;[.X$15];&quot;LE&quot;;IF([.K492]&lt;[.X$14];&quot;LO&quot;;&quot;&quot;))))">
            <text:p/>
          </table:table-cell>
          <table:table-cell table:formula="of:=IF([.L492]&gt;[.Y$13];&quot;HE&quot;;IF([.L492]&gt;[.Y$12];&quot;HO&quot;;IF([.L492]&lt;[.Y$15];&quot;LE&quot;;IF([.L49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string">
            <text:p>1FC</text:p>
          </table:table-cell>
          <table:table-cell office:value-type="float" office:value="2010">
            <text:p>2010</text:p>
          </table:table-cell>
          <table:table-cell office:value-type="string">
            <text:p>1FDC</text:p>
          </table:table-cell>
          <table:table-cell office:value-type="string">
            <text:p>1FA0</text:p>
          </table:table-cell>
          <table:table-cell table:formula="of:=HEX2DEC([.A493])" office:value-type="float" office:value="640">
            <text:p>640</text:p>
          </table:table-cell>
          <table:table-cell table:formula="of:=HEX2DEC([.B493])" office:value-type="float" office:value="508">
            <text:p>508</text:p>
          </table:table-cell>
          <table:table-cell table:formula="of:=HEX2DEC([.C493])" office:value-type="float" office:value="508">
            <text:p>508</text:p>
          </table:table-cell>
          <table:table-cell table:formula="of:=HEX2DEC([.D493])" office:value-type="float" office:value="8208">
            <text:p>8208</text:p>
          </table:table-cell>
          <table:table-cell table:formula="of:=HEX2DEC([.E493])" office:value-type="float" office:value="8156">
            <text:p>8156</text:p>
          </table:table-cell>
          <table:table-cell table:formula="of:=HEX2DEC([.F493])" office:value-type="float" office:value="8096">
            <text:p>8096</text:p>
          </table:table-cell>
          <table:table-cell table:formula="of:=IF([.G493]&gt;[.T$13];&quot;HE&quot;;IF([.G493]&gt;[.T$12];&quot;HO&quot;;IF([.G493]&lt;[.T$15];&quot;LE&quot;;IF([.G493]&lt;[.T$14];&quot;LO&quot;;&quot;&quot;))))">
            <text:p/>
          </table:table-cell>
          <table:table-cell table:formula="of:=IF([.H493]&gt;[.U$13];&quot;HE&quot;;IF([.H493]&gt;[.U$12];&quot;HO&quot;;IF([.H493]&lt;[.U$15];&quot;LE&quot;;IF([.H493]&lt;[.U$14];&quot;LO&quot;;&quot;&quot;))))">
            <text:p/>
          </table:table-cell>
          <table:table-cell table:formula="of:=IF([.I493]&gt;[.V$13];&quot;HE&quot;;IF([.I493]&gt;[.V$12];&quot;HO&quot;;IF([.I493]&lt;[.V$15];&quot;LE&quot;;IF([.I493]&lt;[.V$14];&quot;LO&quot;;&quot;&quot;))))">
            <text:p/>
          </table:table-cell>
          <table:table-cell table:formula="of:=IF([.J493]&gt;[.W$13];&quot;HE&quot;;IF([.J493]&gt;[.W$12];&quot;HO&quot;;IF([.J493]&lt;[.W$15];&quot;LE&quot;;IF([.J493]&lt;[.W$14];&quot;LO&quot;;&quot;&quot;))))">
            <text:p/>
          </table:table-cell>
          <table:table-cell table:formula="of:=IF([.K493]&gt;[.X$13];&quot;HE&quot;;IF([.K493]&gt;[.X$12];&quot;HO&quot;;IF([.K493]&lt;[.X$15];&quot;LE&quot;;IF([.K493]&lt;[.X$14];&quot;LO&quot;;&quot;&quot;))))">
            <text:p/>
          </table:table-cell>
          <table:table-cell table:formula="of:=IF([.L493]&gt;[.Y$13];&quot;HE&quot;;IF([.L493]&gt;[.Y$12];&quot;HO&quot;;IF([.L493]&lt;[.Y$15];&quot;LE&quot;;IF([.L49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3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1C5</text:p>
          </table:table-cell>
          <table:table-cell office:value-type="string">
            <text:p>1FDC</text:p>
          </table:table-cell>
          <table:table-cell office:value-type="string">
            <text:p>1E0F</text:p>
          </table:table-cell>
          <table:table-cell table:formula="of:=HEX2DEC([.A494])" office:value-type="float" office:value="60">
            <text:p>60</text:p>
          </table:table-cell>
          <table:table-cell table:formula="of:=HEX2DEC([.B494])" office:value-type="float" office:value="492">
            <text:p>492</text:p>
          </table:table-cell>
          <table:table-cell table:formula="of:=HEX2DEC([.C494])" office:value-type="float" office:value="508">
            <text:p>508</text:p>
          </table:table-cell>
          <table:table-cell table:formula="of:=HEX2DEC([.D494])" office:value-type="float" office:value="8645">
            <text:p>8645</text:p>
          </table:table-cell>
          <table:table-cell table:formula="of:=HEX2DEC([.E494])" office:value-type="float" office:value="8156">
            <text:p>8156</text:p>
          </table:table-cell>
          <table:table-cell table:formula="of:=HEX2DEC([.F494])" office:value-type="float" office:value="7695">
            <text:p>7695</text:p>
          </table:table-cell>
          <table:table-cell table:formula="of:=IF([.G494]&gt;[.T$13];&quot;HE&quot;;IF([.G494]&gt;[.T$12];&quot;HO&quot;;IF([.G494]&lt;[.T$15];&quot;LE&quot;;IF([.G494]&lt;[.T$14];&quot;LO&quot;;&quot;&quot;))))" office:value-type="string" office:string-value="LO">
            <text:p>LO</text:p>
          </table:table-cell>
          <table:table-cell table:formula="of:=IF([.H494]&gt;[.U$13];&quot;HE&quot;;IF([.H494]&gt;[.U$12];&quot;HO&quot;;IF([.H494]&lt;[.U$15];&quot;LE&quot;;IF([.H494]&lt;[.U$14];&quot;LO&quot;;&quot;&quot;))))">
            <text:p/>
          </table:table-cell>
          <table:table-cell table:formula="of:=IF([.I494]&gt;[.V$13];&quot;HE&quot;;IF([.I494]&gt;[.V$12];&quot;HO&quot;;IF([.I494]&lt;[.V$15];&quot;LE&quot;;IF([.I494]&lt;[.V$14];&quot;LO&quot;;&quot;&quot;))))">
            <text:p/>
          </table:table-cell>
          <table:table-cell table:formula="of:=IF([.J494]&gt;[.W$13];&quot;HE&quot;;IF([.J494]&gt;[.W$12];&quot;HO&quot;;IF([.J494]&lt;[.W$15];&quot;LE&quot;;IF([.J494]&lt;[.W$14];&quot;LO&quot;;&quot;&quot;))))">
            <text:p/>
          </table:table-cell>
          <table:table-cell table:formula="of:=IF([.K494]&gt;[.X$13];&quot;HE&quot;;IF([.K494]&gt;[.X$12];&quot;HO&quot;;IF([.K494]&lt;[.X$15];&quot;LE&quot;;IF([.K494]&lt;[.X$14];&quot;LO&quot;;&quot;&quot;))))">
            <text:p/>
          </table:table-cell>
          <table:table-cell table:formula="of:=IF([.L494]&gt;[.Y$13];&quot;HE&quot;;IF([.L494]&gt;[.Y$12];&quot;HO&quot;;IF([.L494]&lt;[.Y$15];&quot;LE&quot;;IF([.L49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1A7</text:p>
          </table:table-cell>
          <table:table-cell office:value-type="string">
            <text:p>1F25</text:p>
          </table:table-cell>
          <table:table-cell office:value-type="string">
            <text:p>1E9A</text:p>
          </table:table-cell>
          <table:table-cell table:formula="of:=HEX2DEC([.A495])" office:value-type="float" office:value="616">
            <text:p>616</text:p>
          </table:table-cell>
          <table:table-cell table:formula="of:=HEX2DEC([.B495])" office:value-type="float" office:value="492">
            <text:p>492</text:p>
          </table:table-cell>
          <table:table-cell table:formula="of:=HEX2DEC([.C495])" office:value-type="float" office:value="508">
            <text:p>508</text:p>
          </table:table-cell>
          <table:table-cell table:formula="of:=HEX2DEC([.D495])" office:value-type="float" office:value="8615">
            <text:p>8615</text:p>
          </table:table-cell>
          <table:table-cell table:formula="of:=HEX2DEC([.E495])" office:value-type="float" office:value="7973">
            <text:p>7973</text:p>
          </table:table-cell>
          <table:table-cell table:formula="of:=HEX2DEC([.F495])" office:value-type="float" office:value="7834">
            <text:p>7834</text:p>
          </table:table-cell>
          <table:table-cell table:formula="of:=IF([.G495]&gt;[.T$13];&quot;HE&quot;;IF([.G495]&gt;[.T$12];&quot;HO&quot;;IF([.G495]&lt;[.T$15];&quot;LE&quot;;IF([.G495]&lt;[.T$14];&quot;LO&quot;;&quot;&quot;))))">
            <text:p/>
          </table:table-cell>
          <table:table-cell table:formula="of:=IF([.H495]&gt;[.U$13];&quot;HE&quot;;IF([.H495]&gt;[.U$12];&quot;HO&quot;;IF([.H495]&lt;[.U$15];&quot;LE&quot;;IF([.H495]&lt;[.U$14];&quot;LO&quot;;&quot;&quot;))))">
            <text:p/>
          </table:table-cell>
          <table:table-cell table:formula="of:=IF([.I495]&gt;[.V$13];&quot;HE&quot;;IF([.I495]&gt;[.V$12];&quot;HO&quot;;IF([.I495]&lt;[.V$15];&quot;LE&quot;;IF([.I495]&lt;[.V$14];&quot;LO&quot;;&quot;&quot;))))">
            <text:p/>
          </table:table-cell>
          <table:table-cell table:formula="of:=IF([.J495]&gt;[.W$13];&quot;HE&quot;;IF([.J495]&gt;[.W$12];&quot;HO&quot;;IF([.J495]&lt;[.W$15];&quot;LE&quot;;IF([.J495]&lt;[.W$14];&quot;LO&quot;;&quot;&quot;))))">
            <text:p/>
          </table:table-cell>
          <table:table-cell table:formula="of:=IF([.K495]&gt;[.X$13];&quot;HE&quot;;IF([.K495]&gt;[.X$12];&quot;HO&quot;;IF([.K495]&lt;[.X$15];&quot;LE&quot;;IF([.K495]&lt;[.X$14];&quot;LO&quot;;&quot;&quot;))))" office:value-type="string" office:string-value="LE">
            <text:p>LE</text:p>
          </table:table-cell>
          <table:table-cell table:formula="of:=IF([.L495]&gt;[.Y$13];&quot;HE&quot;;IF([.L495]&gt;[.Y$12];&quot;HO&quot;;IF([.L495]&lt;[.Y$15];&quot;LE&quot;;IF([.L49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C4</text:p>
          </table:table-cell>
          <table:table-cell table:number-columns-repeated="2" office:value-type="string">
            <text:p>1FC</text:p>
          </table:table-cell>
          <table:table-cell office:value-type="float" office:value="2044">
            <text:p>2044</text:p>
          </table:table-cell>
          <table:table-cell office:value-type="string">
            <text:p>1FA7</text:p>
          </table:table-cell>
          <table:table-cell office:value-type="string">
            <text:p>1FB1</text:p>
          </table:table-cell>
          <table:table-cell table:formula="of:=HEX2DEC([.A496])" office:value-type="float" office:value="708">
            <text:p>708</text:p>
          </table:table-cell>
          <table:table-cell table:formula="of:=HEX2DEC([.B496])" office:value-type="float" office:value="508">
            <text:p>508</text:p>
          </table:table-cell>
          <table:table-cell table:formula="of:=HEX2DEC([.C496])" office:value-type="float" office:value="508">
            <text:p>508</text:p>
          </table:table-cell>
          <table:table-cell table:formula="of:=HEX2DEC([.D496])" office:value-type="float" office:value="8260">
            <text:p>8260</text:p>
          </table:table-cell>
          <table:table-cell table:formula="of:=HEX2DEC([.E496])" office:value-type="float" office:value="8103">
            <text:p>8103</text:p>
          </table:table-cell>
          <table:table-cell table:formula="of:=HEX2DEC([.F496])" office:value-type="float" office:value="8113">
            <text:p>8113</text:p>
          </table:table-cell>
          <table:table-cell table:formula="of:=IF([.G496]&gt;[.T$13];&quot;HE&quot;;IF([.G496]&gt;[.T$12];&quot;HO&quot;;IF([.G496]&lt;[.T$15];&quot;LE&quot;;IF([.G496]&lt;[.T$14];&quot;LO&quot;;&quot;&quot;))))">
            <text:p/>
          </table:table-cell>
          <table:table-cell table:formula="of:=IF([.H496]&gt;[.U$13];&quot;HE&quot;;IF([.H496]&gt;[.U$12];&quot;HO&quot;;IF([.H496]&lt;[.U$15];&quot;LE&quot;;IF([.H496]&lt;[.U$14];&quot;LO&quot;;&quot;&quot;))))">
            <text:p/>
          </table:table-cell>
          <table:table-cell table:formula="of:=IF([.I496]&gt;[.V$13];&quot;HE&quot;;IF([.I496]&gt;[.V$12];&quot;HO&quot;;IF([.I496]&lt;[.V$15];&quot;LE&quot;;IF([.I496]&lt;[.V$14];&quot;LO&quot;;&quot;&quot;))))">
            <text:p/>
          </table:table-cell>
          <table:table-cell table:formula="of:=IF([.J496]&gt;[.W$13];&quot;HE&quot;;IF([.J496]&gt;[.W$12];&quot;HO&quot;;IF([.J496]&lt;[.W$15];&quot;LE&quot;;IF([.J496]&lt;[.W$14];&quot;LO&quot;;&quot;&quot;))))">
            <text:p/>
          </table:table-cell>
          <table:table-cell table:formula="of:=IF([.K496]&gt;[.X$13];&quot;HE&quot;;IF([.K496]&gt;[.X$12];&quot;HO&quot;;IF([.K496]&lt;[.X$15];&quot;LE&quot;;IF([.K496]&lt;[.X$14];&quot;LO&quot;;&quot;&quot;))))">
            <text:p/>
          </table:table-cell>
          <table:table-cell table:formula="of:=IF([.L496]&gt;[.Y$13];&quot;HE&quot;;IF([.L496]&gt;[.Y$12];&quot;HO&quot;;IF([.L496]&lt;[.Y$15];&quot;LE&quot;;IF([.L49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F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DA</text:p>
          </table:table-cell>
          <table:table-cell office:value-type="string">
            <text:p>1FE5</text:p>
          </table:table-cell>
          <table:table-cell office:value-type="string">
            <text:p>1EBC</text:p>
          </table:table-cell>
          <table:table-cell table:formula="of:=HEX2DEC([.A497])" office:value-type="float" office:value="752">
            <text:p>752</text:p>
          </table:table-cell>
          <table:table-cell table:formula="of:=HEX2DEC([.B497])" office:value-type="float" office:value="492">
            <text:p>492</text:p>
          </table:table-cell>
          <table:table-cell table:formula="of:=HEX2DEC([.C497])" office:value-type="float" office:value="508">
            <text:p>508</text:p>
          </table:table-cell>
          <table:table-cell table:formula="of:=HEX2DEC([.D497])" office:value-type="float" office:value="8410">
            <text:p>8410</text:p>
          </table:table-cell>
          <table:table-cell table:formula="of:=HEX2DEC([.E497])" office:value-type="float" office:value="8165">
            <text:p>8165</text:p>
          </table:table-cell>
          <table:table-cell table:formula="of:=HEX2DEC([.F497])" office:value-type="float" office:value="7868">
            <text:p>7868</text:p>
          </table:table-cell>
          <table:table-cell table:formula="of:=IF([.G497]&gt;[.T$13];&quot;HE&quot;;IF([.G497]&gt;[.T$12];&quot;HO&quot;;IF([.G497]&lt;[.T$15];&quot;LE&quot;;IF([.G497]&lt;[.T$14];&quot;LO&quot;;&quot;&quot;))))">
            <text:p/>
          </table:table-cell>
          <table:table-cell table:formula="of:=IF([.H497]&gt;[.U$13];&quot;HE&quot;;IF([.H497]&gt;[.U$12];&quot;HO&quot;;IF([.H497]&lt;[.U$15];&quot;LE&quot;;IF([.H497]&lt;[.U$14];&quot;LO&quot;;&quot;&quot;))))">
            <text:p/>
          </table:table-cell>
          <table:table-cell table:formula="of:=IF([.I497]&gt;[.V$13];&quot;HE&quot;;IF([.I497]&gt;[.V$12];&quot;HO&quot;;IF([.I497]&lt;[.V$15];&quot;LE&quot;;IF([.I497]&lt;[.V$14];&quot;LO&quot;;&quot;&quot;))))">
            <text:p/>
          </table:table-cell>
          <table:table-cell table:formula="of:=IF([.J497]&gt;[.W$13];&quot;HE&quot;;IF([.J497]&gt;[.W$12];&quot;HO&quot;;IF([.J497]&lt;[.W$15];&quot;LE&quot;;IF([.J497]&lt;[.W$14];&quot;LO&quot;;&quot;&quot;))))">
            <text:p/>
          </table:table-cell>
          <table:table-cell table:formula="of:=IF([.K497]&gt;[.X$13];&quot;HE&quot;;IF([.K497]&gt;[.X$12];&quot;HO&quot;;IF([.K497]&lt;[.X$15];&quot;LE&quot;;IF([.K497]&lt;[.X$14];&quot;LO&quot;;&quot;&quot;))))">
            <text:p/>
          </table:table-cell>
          <table:table-cell table:formula="of:=IF([.L497]&gt;[.Y$13];&quot;HE&quot;;IF([.L497]&gt;[.Y$12];&quot;HO&quot;;IF([.L497]&lt;[.Y$15];&quot;LE&quot;;IF([.L49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D6</text:p>
          </table:table-cell>
          <table:table-cell office:value-type="string">
            <text:p>1FC5</text:p>
          </table:table-cell>
          <table:table-cell table:style-name="ce3" office:value-type="string">
            <text:p>1E92</text:p>
          </table:table-cell>
          <table:table-cell table:formula="of:=HEX2DEC([.A498])" office:value-type="float" office:value="584">
            <text:p>584</text:p>
          </table:table-cell>
          <table:table-cell table:formula="of:=HEX2DEC([.B498])" office:value-type="float" office:value="492">
            <text:p>492</text:p>
          </table:table-cell>
          <table:table-cell table:formula="of:=HEX2DEC([.C498])" office:value-type="float" office:value="508">
            <text:p>508</text:p>
          </table:table-cell>
          <table:table-cell table:formula="of:=HEX2DEC([.D498])" office:value-type="float" office:value="8406">
            <text:p>8406</text:p>
          </table:table-cell>
          <table:table-cell table:formula="of:=HEX2DEC([.E498])" office:value-type="float" office:value="8133">
            <text:p>8133</text:p>
          </table:table-cell>
          <table:table-cell table:formula="of:=HEX2DEC([.F498])" office:value-type="float" office:value="7826">
            <text:p>7826</text:p>
          </table:table-cell>
          <table:table-cell table:formula="of:=IF([.G498]&gt;[.T$13];&quot;HE&quot;;IF([.G498]&gt;[.T$12];&quot;HO&quot;;IF([.G498]&lt;[.T$15];&quot;LE&quot;;IF([.G498]&lt;[.T$14];&quot;LO&quot;;&quot;&quot;))))">
            <text:p/>
          </table:table-cell>
          <table:table-cell table:formula="of:=IF([.H498]&gt;[.U$13];&quot;HE&quot;;IF([.H498]&gt;[.U$12];&quot;HO&quot;;IF([.H498]&lt;[.U$15];&quot;LE&quot;;IF([.H498]&lt;[.U$14];&quot;LO&quot;;&quot;&quot;))))">
            <text:p/>
          </table:table-cell>
          <table:table-cell table:formula="of:=IF([.I498]&gt;[.V$13];&quot;HE&quot;;IF([.I498]&gt;[.V$12];&quot;HO&quot;;IF([.I498]&lt;[.V$15];&quot;LE&quot;;IF([.I498]&lt;[.V$14];&quot;LO&quot;;&quot;&quot;))))">
            <text:p/>
          </table:table-cell>
          <table:table-cell table:formula="of:=IF([.J498]&gt;[.W$13];&quot;HE&quot;;IF([.J498]&gt;[.W$12];&quot;HO&quot;;IF([.J498]&lt;[.W$15];&quot;LE&quot;;IF([.J498]&lt;[.W$14];&quot;LO&quot;;&quot;&quot;))))">
            <text:p/>
          </table:table-cell>
          <table:table-cell table:formula="of:=IF([.K498]&gt;[.X$13];&quot;HE&quot;;IF([.K498]&gt;[.X$12];&quot;HO&quot;;IF([.K498]&lt;[.X$15];&quot;LE&quot;;IF([.K498]&lt;[.X$14];&quot;LO&quot;;&quot;&quot;))))">
            <text:p/>
          </table:table-cell>
          <table:table-cell table:formula="of:=IF([.L498]&gt;[.Y$13];&quot;HE&quot;;IF([.L498]&gt;[.Y$12];&quot;HO&quot;;IF([.L498]&lt;[.Y$15];&quot;LE&quot;;IF([.L49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D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A</text:p>
          </table:table-cell>
          <table:table-cell office:value-type="string">
            <text:p>1FDA</text:p>
          </table:table-cell>
          <table:table-cell office:value-type="string">
            <text:p>1EB7</text:p>
          </table:table-cell>
          <table:table-cell table:formula="of:=HEX2DEC([.A499])" office:value-type="float" office:value="732">
            <text:p>732</text:p>
          </table:table-cell>
          <table:table-cell table:formula="of:=HEX2DEC([.B499])" office:value-type="float" office:value="492">
            <text:p>492</text:p>
          </table:table-cell>
          <table:table-cell table:formula="of:=HEX2DEC([.C499])" office:value-type="float" office:value="508">
            <text:p>508</text:p>
          </table:table-cell>
          <table:table-cell table:formula="of:=HEX2DEC([.D499])" office:value-type="float" office:value="8426">
            <text:p>8426</text:p>
          </table:table-cell>
          <table:table-cell table:formula="of:=HEX2DEC([.E499])" office:value-type="float" office:value="8154">
            <text:p>8154</text:p>
          </table:table-cell>
          <table:table-cell table:formula="of:=HEX2DEC([.F499])" office:value-type="float" office:value="7863">
            <text:p>7863</text:p>
          </table:table-cell>
          <table:table-cell table:formula="of:=IF([.G499]&gt;[.T$13];&quot;HE&quot;;IF([.G499]&gt;[.T$12];&quot;HO&quot;;IF([.G499]&lt;[.T$15];&quot;LE&quot;;IF([.G499]&lt;[.T$14];&quot;LO&quot;;&quot;&quot;))))">
            <text:p/>
          </table:table-cell>
          <table:table-cell table:formula="of:=IF([.H499]&gt;[.U$13];&quot;HE&quot;;IF([.H499]&gt;[.U$12];&quot;HO&quot;;IF([.H499]&lt;[.U$15];&quot;LE&quot;;IF([.H499]&lt;[.U$14];&quot;LO&quot;;&quot;&quot;))))">
            <text:p/>
          </table:table-cell>
          <table:table-cell table:formula="of:=IF([.I499]&gt;[.V$13];&quot;HE&quot;;IF([.I499]&gt;[.V$12];&quot;HO&quot;;IF([.I499]&lt;[.V$15];&quot;LE&quot;;IF([.I499]&lt;[.V$14];&quot;LO&quot;;&quot;&quot;))))">
            <text:p/>
          </table:table-cell>
          <table:table-cell table:formula="of:=IF([.J499]&gt;[.W$13];&quot;HE&quot;;IF([.J499]&gt;[.W$12];&quot;HO&quot;;IF([.J499]&lt;[.W$15];&quot;LE&quot;;IF([.J499]&lt;[.W$14];&quot;LO&quot;;&quot;&quot;))))">
            <text:p/>
          </table:table-cell>
          <table:table-cell table:formula="of:=IF([.K499]&gt;[.X$13];&quot;HE&quot;;IF([.K499]&gt;[.X$12];&quot;HO&quot;;IF([.K499]&lt;[.X$15];&quot;LE&quot;;IF([.K499]&lt;[.X$14];&quot;LO&quot;;&quot;&quot;))))">
            <text:p/>
          </table:table-cell>
          <table:table-cell table:formula="of:=IF([.L499]&gt;[.Y$13];&quot;HE&quot;;IF([.L499]&gt;[.Y$12];&quot;HO&quot;;IF([.L499]&lt;[.Y$15];&quot;LE&quot;;IF([.L49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D6</text:p>
          </table:table-cell>
          <table:table-cell office:value-type="string">
            <text:p>1FD7</text:p>
          </table:table-cell>
          <table:table-cell office:value-type="string">
            <text:p>1E9F</text:p>
          </table:table-cell>
          <table:table-cell table:formula="of:=HEX2DEC([.A500])" office:value-type="float" office:value="636">
            <text:p>636</text:p>
          </table:table-cell>
          <table:table-cell table:formula="of:=HEX2DEC([.B500])" office:value-type="float" office:value="492">
            <text:p>492</text:p>
          </table:table-cell>
          <table:table-cell table:formula="of:=HEX2DEC([.C500])" office:value-type="float" office:value="508">
            <text:p>508</text:p>
          </table:table-cell>
          <table:table-cell table:formula="of:=HEX2DEC([.D500])" office:value-type="float" office:value="8406">
            <text:p>8406</text:p>
          </table:table-cell>
          <table:table-cell table:formula="of:=HEX2DEC([.E500])" office:value-type="float" office:value="8151">
            <text:p>8151</text:p>
          </table:table-cell>
          <table:table-cell table:formula="of:=HEX2DEC([.F500])" office:value-type="float" office:value="7839">
            <text:p>7839</text:p>
          </table:table-cell>
          <table:table-cell table:formula="of:=IF([.G500]&gt;[.T$13];&quot;HE&quot;;IF([.G500]&gt;[.T$12];&quot;HO&quot;;IF([.G500]&lt;[.T$15];&quot;LE&quot;;IF([.G500]&lt;[.T$14];&quot;LO&quot;;&quot;&quot;))))">
            <text:p/>
          </table:table-cell>
          <table:table-cell table:formula="of:=IF([.H500]&gt;[.U$13];&quot;HE&quot;;IF([.H500]&gt;[.U$12];&quot;HO&quot;;IF([.H500]&lt;[.U$15];&quot;LE&quot;;IF([.H500]&lt;[.U$14];&quot;LO&quot;;&quot;&quot;))))">
            <text:p/>
          </table:table-cell>
          <table:table-cell table:formula="of:=IF([.I500]&gt;[.V$13];&quot;HE&quot;;IF([.I500]&gt;[.V$12];&quot;HO&quot;;IF([.I500]&lt;[.V$15];&quot;LE&quot;;IF([.I500]&lt;[.V$14];&quot;LO&quot;;&quot;&quot;))))">
            <text:p/>
          </table:table-cell>
          <table:table-cell table:formula="of:=IF([.J500]&gt;[.W$13];&quot;HE&quot;;IF([.J500]&gt;[.W$12];&quot;HO&quot;;IF([.J500]&lt;[.W$15];&quot;LE&quot;;IF([.J500]&lt;[.W$14];&quot;LO&quot;;&quot;&quot;))))">
            <text:p/>
          </table:table-cell>
          <table:table-cell table:formula="of:=IF([.K500]&gt;[.X$13];&quot;HE&quot;;IF([.K500]&gt;[.X$12];&quot;HO&quot;;IF([.K500]&lt;[.X$15];&quot;LE&quot;;IF([.K500]&lt;[.X$14];&quot;LO&quot;;&quot;&quot;))))">
            <text:p/>
          </table:table-cell>
          <table:table-cell table:formula="of:=IF([.L500]&gt;[.Y$13];&quot;HE&quot;;IF([.L500]&gt;[.Y$12];&quot;HO&quot;;IF([.L500]&lt;[.Y$15];&quot;LE&quot;;IF([.L50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1FC</text:p>
          </table:table-cell>
          <table:table-cell office:value-type="float" office:value="2006">
            <text:p>2006</text:p>
          </table:table-cell>
          <table:table-cell office:value-type="string">
            <text:p>1FD9</text:p>
          </table:table-cell>
          <table:table-cell office:value-type="string">
            <text:p>1FA4</text:p>
          </table:table-cell>
          <table:table-cell table:formula="of:=HEX2DEC([.A501])" office:value-type="float" office:value="656">
            <text:p>656</text:p>
          </table:table-cell>
          <table:table-cell table:formula="of:=HEX2DEC([.B501])" office:value-type="float" office:value="508">
            <text:p>508</text:p>
          </table:table-cell>
          <table:table-cell table:formula="of:=HEX2DEC([.C501])" office:value-type="float" office:value="508">
            <text:p>508</text:p>
          </table:table-cell>
          <table:table-cell table:formula="of:=HEX2DEC([.D501])" office:value-type="float" office:value="8198">
            <text:p>8198</text:p>
          </table:table-cell>
          <table:table-cell table:formula="of:=HEX2DEC([.E501])" office:value-type="float" office:value="8153">
            <text:p>8153</text:p>
          </table:table-cell>
          <table:table-cell table:formula="of:=HEX2DEC([.F501])" office:value-type="float" office:value="8100">
            <text:p>8100</text:p>
          </table:table-cell>
          <table:table-cell table:formula="of:=IF([.G501]&gt;[.T$13];&quot;HE&quot;;IF([.G501]&gt;[.T$12];&quot;HO&quot;;IF([.G501]&lt;[.T$15];&quot;LE&quot;;IF([.G501]&lt;[.T$14];&quot;LO&quot;;&quot;&quot;))))">
            <text:p/>
          </table:table-cell>
          <table:table-cell table:formula="of:=IF([.H501]&gt;[.U$13];&quot;HE&quot;;IF([.H501]&gt;[.U$12];&quot;HO&quot;;IF([.H501]&lt;[.U$15];&quot;LE&quot;;IF([.H501]&lt;[.U$14];&quot;LO&quot;;&quot;&quot;))))">
            <text:p/>
          </table:table-cell>
          <table:table-cell table:formula="of:=IF([.I501]&gt;[.V$13];&quot;HE&quot;;IF([.I501]&gt;[.V$12];&quot;HO&quot;;IF([.I501]&lt;[.V$15];&quot;LE&quot;;IF([.I501]&lt;[.V$14];&quot;LO&quot;;&quot;&quot;))))">
            <text:p/>
          </table:table-cell>
          <table:table-cell table:formula="of:=IF([.J501]&gt;[.W$13];&quot;HE&quot;;IF([.J501]&gt;[.W$12];&quot;HO&quot;;IF([.J501]&lt;[.W$15];&quot;LE&quot;;IF([.J501]&lt;[.W$14];&quot;LO&quot;;&quot;&quot;))))">
            <text:p/>
          </table:table-cell>
          <table:table-cell table:formula="of:=IF([.K501]&gt;[.X$13];&quot;HE&quot;;IF([.K501]&gt;[.X$12];&quot;HO&quot;;IF([.K501]&lt;[.X$15];&quot;LE&quot;;IF([.K501]&lt;[.X$14];&quot;LO&quot;;&quot;&quot;))))">
            <text:p/>
          </table:table-cell>
          <table:table-cell table:formula="of:=IF([.L501]&gt;[.Y$13];&quot;HE&quot;;IF([.L501]&gt;[.Y$12];&quot;HO&quot;;IF([.L501]&lt;[.Y$15];&quot;LE&quot;;IF([.L50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4C</text:p>
          </table:table-cell>
          <table:table-cell table:number-columns-repeated="2" office:value-type="string">
            <text:p>1FC</text:p>
          </table:table-cell>
          <table:table-cell office:value-type="float" office:value="2009">
            <text:p>2009</text:p>
          </table:table-cell>
          <table:table-cell office:value-type="string">
            <text:p>1FDB</text:p>
          </table:table-cell>
          <table:table-cell office:value-type="string">
            <text:p>1F93</text:p>
          </table:table-cell>
          <table:table-cell table:formula="of:=HEX2DEC([.A502])" office:value-type="float" office:value="588">
            <text:p>588</text:p>
          </table:table-cell>
          <table:table-cell table:formula="of:=HEX2DEC([.B502])" office:value-type="float" office:value="508">
            <text:p>508</text:p>
          </table:table-cell>
          <table:table-cell table:formula="of:=HEX2DEC([.C502])" office:value-type="float" office:value="508">
            <text:p>508</text:p>
          </table:table-cell>
          <table:table-cell table:formula="of:=HEX2DEC([.D502])" office:value-type="float" office:value="8201">
            <text:p>8201</text:p>
          </table:table-cell>
          <table:table-cell table:formula="of:=HEX2DEC([.E502])" office:value-type="float" office:value="8155">
            <text:p>8155</text:p>
          </table:table-cell>
          <table:table-cell table:formula="of:=HEX2DEC([.F502])" office:value-type="float" office:value="8083">
            <text:p>8083</text:p>
          </table:table-cell>
          <table:table-cell table:formula="of:=IF([.G502]&gt;[.T$13];&quot;HE&quot;;IF([.G502]&gt;[.T$12];&quot;HO&quot;;IF([.G502]&lt;[.T$15];&quot;LE&quot;;IF([.G502]&lt;[.T$14];&quot;LO&quot;;&quot;&quot;))))">
            <text:p/>
          </table:table-cell>
          <table:table-cell table:formula="of:=IF([.H502]&gt;[.U$13];&quot;HE&quot;;IF([.H502]&gt;[.U$12];&quot;HO&quot;;IF([.H502]&lt;[.U$15];&quot;LE&quot;;IF([.H502]&lt;[.U$14];&quot;LO&quot;;&quot;&quot;))))">
            <text:p/>
          </table:table-cell>
          <table:table-cell table:formula="of:=IF([.I502]&gt;[.V$13];&quot;HE&quot;;IF([.I502]&gt;[.V$12];&quot;HO&quot;;IF([.I502]&lt;[.V$15];&quot;LE&quot;;IF([.I502]&lt;[.V$14];&quot;LO&quot;;&quot;&quot;))))">
            <text:p/>
          </table:table-cell>
          <table:table-cell table:formula="of:=IF([.J502]&gt;[.W$13];&quot;HE&quot;;IF([.J502]&gt;[.W$12];&quot;HO&quot;;IF([.J502]&lt;[.W$15];&quot;LE&quot;;IF([.J502]&lt;[.W$14];&quot;LO&quot;;&quot;&quot;))))">
            <text:p/>
          </table:table-cell>
          <table:table-cell table:formula="of:=IF([.K502]&gt;[.X$13];&quot;HE&quot;;IF([.K502]&gt;[.X$12];&quot;HO&quot;;IF([.K502]&lt;[.X$15];&quot;LE&quot;;IF([.K502]&lt;[.X$14];&quot;LO&quot;;&quot;&quot;))))">
            <text:p/>
          </table:table-cell>
          <table:table-cell table:formula="of:=IF([.L502]&gt;[.Y$13];&quot;HE&quot;;IF([.L502]&gt;[.Y$12];&quot;HO&quot;;IF([.L502]&lt;[.Y$15];&quot;LE&quot;;IF([.L50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1FC</text:p>
          </table:table-cell>
          <table:table-cell office:value-type="float" office:value="2009">
            <text:p>2009</text:p>
          </table:table-cell>
          <table:table-cell office:value-type="string">
            <text:p>1FDE</text:p>
          </table:table-cell>
          <table:table-cell office:value-type="string">
            <text:p>1F90</text:p>
          </table:table-cell>
          <table:table-cell table:formula="of:=HEX2DEC([.A503])" office:value-type="float" office:value="576">
            <text:p>576</text:p>
          </table:table-cell>
          <table:table-cell table:formula="of:=HEX2DEC([.B503])" office:value-type="float" office:value="508">
            <text:p>508</text:p>
          </table:table-cell>
          <table:table-cell table:formula="of:=HEX2DEC([.C503])" office:value-type="float" office:value="508">
            <text:p>508</text:p>
          </table:table-cell>
          <table:table-cell table:formula="of:=HEX2DEC([.D503])" office:value-type="float" office:value="8201">
            <text:p>8201</text:p>
          </table:table-cell>
          <table:table-cell table:formula="of:=HEX2DEC([.E503])" office:value-type="float" office:value="8158">
            <text:p>8158</text:p>
          </table:table-cell>
          <table:table-cell table:formula="of:=HEX2DEC([.F503])" office:value-type="float" office:value="8080">
            <text:p>8080</text:p>
          </table:table-cell>
          <table:table-cell table:formula="of:=IF([.G503]&gt;[.T$13];&quot;HE&quot;;IF([.G503]&gt;[.T$12];&quot;HO&quot;;IF([.G503]&lt;[.T$15];&quot;LE&quot;;IF([.G503]&lt;[.T$14];&quot;LO&quot;;&quot;&quot;))))">
            <text:p/>
          </table:table-cell>
          <table:table-cell table:formula="of:=IF([.H503]&gt;[.U$13];&quot;HE&quot;;IF([.H503]&gt;[.U$12];&quot;HO&quot;;IF([.H503]&lt;[.U$15];&quot;LE&quot;;IF([.H503]&lt;[.U$14];&quot;LO&quot;;&quot;&quot;))))">
            <text:p/>
          </table:table-cell>
          <table:table-cell table:formula="of:=IF([.I503]&gt;[.V$13];&quot;HE&quot;;IF([.I503]&gt;[.V$12];&quot;HO&quot;;IF([.I503]&lt;[.V$15];&quot;LE&quot;;IF([.I503]&lt;[.V$14];&quot;LO&quot;;&quot;&quot;))))">
            <text:p/>
          </table:table-cell>
          <table:table-cell table:formula="of:=IF([.J503]&gt;[.W$13];&quot;HE&quot;;IF([.J503]&gt;[.W$12];&quot;HO&quot;;IF([.J503]&lt;[.W$15];&quot;LE&quot;;IF([.J503]&lt;[.W$14];&quot;LO&quot;;&quot;&quot;))))">
            <text:p/>
          </table:table-cell>
          <table:table-cell table:formula="of:=IF([.K503]&gt;[.X$13];&quot;HE&quot;;IF([.K503]&gt;[.X$12];&quot;HO&quot;;IF([.K503]&lt;[.X$15];&quot;LE&quot;;IF([.K503]&lt;[.X$14];&quot;LO&quot;;&quot;&quot;))))">
            <text:p/>
          </table:table-cell>
          <table:table-cell table:formula="of:=IF([.L503]&gt;[.Y$13];&quot;HE&quot;;IF([.L503]&gt;[.Y$12];&quot;HO&quot;;IF([.L503]&lt;[.Y$15];&quot;LE&quot;;IF([.L50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string">
            <text:p>1FC</text:p>
          </table:table-cell>
          <table:table-cell office:value-type="float" office:value="2002">
            <text:p>2002</text:p>
          </table:table-cell>
          <table:table-cell office:value-type="string">
            <text:p>1FD7</text:p>
          </table:table-cell>
          <table:table-cell office:value-type="string">
            <text:p>1F95</text:p>
          </table:table-cell>
          <table:table-cell table:formula="of:=HEX2DEC([.A504])" office:value-type="float" office:value="596">
            <text:p>596</text:p>
          </table:table-cell>
          <table:table-cell table:formula="of:=HEX2DEC([.B504])" office:value-type="float" office:value="508">
            <text:p>508</text:p>
          </table:table-cell>
          <table:table-cell table:formula="of:=HEX2DEC([.C504])" office:value-type="float" office:value="508">
            <text:p>508</text:p>
          </table:table-cell>
          <table:table-cell table:formula="of:=HEX2DEC([.D504])" office:value-type="float" office:value="8194">
            <text:p>8194</text:p>
          </table:table-cell>
          <table:table-cell table:formula="of:=HEX2DEC([.E504])" office:value-type="float" office:value="8151">
            <text:p>8151</text:p>
          </table:table-cell>
          <table:table-cell table:formula="of:=HEX2DEC([.F504])" office:value-type="float" office:value="8085">
            <text:p>8085</text:p>
          </table:table-cell>
          <table:table-cell table:formula="of:=IF([.G504]&gt;[.T$13];&quot;HE&quot;;IF([.G504]&gt;[.T$12];&quot;HO&quot;;IF([.G504]&lt;[.T$15];&quot;LE&quot;;IF([.G504]&lt;[.T$14];&quot;LO&quot;;&quot;&quot;))))">
            <text:p/>
          </table:table-cell>
          <table:table-cell table:formula="of:=IF([.H504]&gt;[.U$13];&quot;HE&quot;;IF([.H504]&gt;[.U$12];&quot;HO&quot;;IF([.H504]&lt;[.U$15];&quot;LE&quot;;IF([.H504]&lt;[.U$14];&quot;LO&quot;;&quot;&quot;))))">
            <text:p/>
          </table:table-cell>
          <table:table-cell table:formula="of:=IF([.I504]&gt;[.V$13];&quot;HE&quot;;IF([.I504]&gt;[.V$12];&quot;HO&quot;;IF([.I504]&lt;[.V$15];&quot;LE&quot;;IF([.I504]&lt;[.V$14];&quot;LO&quot;;&quot;&quot;))))">
            <text:p/>
          </table:table-cell>
          <table:table-cell table:formula="of:=IF([.J504]&gt;[.W$13];&quot;HE&quot;;IF([.J504]&gt;[.W$12];&quot;HO&quot;;IF([.J504]&lt;[.W$15];&quot;LE&quot;;IF([.J504]&lt;[.W$14];&quot;LO&quot;;&quot;&quot;))))">
            <text:p/>
          </table:table-cell>
          <table:table-cell table:formula="of:=IF([.K504]&gt;[.X$13];&quot;HE&quot;;IF([.K504]&gt;[.X$12];&quot;HO&quot;;IF([.K504]&lt;[.X$15];&quot;LE&quot;;IF([.K504]&lt;[.X$14];&quot;LO&quot;;&quot;&quot;))))">
            <text:p/>
          </table:table-cell>
          <table:table-cell table:formula="of:=IF([.L504]&gt;[.Y$13];&quot;HE&quot;;IF([.L504]&gt;[.Y$12];&quot;HO&quot;;IF([.L504]&lt;[.Y$15];&quot;LE&quot;;IF([.L50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D3</text:p>
          </table:table-cell>
          <table:table-cell office:value-type="string">
            <text:p>1E9D</text:p>
          </table:table-cell>
          <table:table-cell table:formula="of:=HEX2DEC([.A505])" office:value-type="float" office:value="628">
            <text:p>628</text:p>
          </table:table-cell>
          <table:table-cell table:formula="of:=HEX2DEC([.B505])" office:value-type="float" office:value="492">
            <text:p>492</text:p>
          </table:table-cell>
          <table:table-cell table:formula="of:=HEX2DEC([.C505])" office:value-type="float" office:value="508">
            <text:p>508</text:p>
          </table:table-cell>
          <table:table-cell table:formula="of:=HEX2DEC([.D505])" office:value-type="float" office:value="8441">
            <text:p>8441</text:p>
          </table:table-cell>
          <table:table-cell table:formula="of:=HEX2DEC([.E505])" office:value-type="float" office:value="8147">
            <text:p>8147</text:p>
          </table:table-cell>
          <table:table-cell table:formula="of:=HEX2DEC([.F505])" office:value-type="float" office:value="7837">
            <text:p>7837</text:p>
          </table:table-cell>
          <table:table-cell table:formula="of:=IF([.G505]&gt;[.T$13];&quot;HE&quot;;IF([.G505]&gt;[.T$12];&quot;HO&quot;;IF([.G505]&lt;[.T$15];&quot;LE&quot;;IF([.G505]&lt;[.T$14];&quot;LO&quot;;&quot;&quot;))))">
            <text:p/>
          </table:table-cell>
          <table:table-cell table:formula="of:=IF([.H505]&gt;[.U$13];&quot;HE&quot;;IF([.H505]&gt;[.U$12];&quot;HO&quot;;IF([.H505]&lt;[.U$15];&quot;LE&quot;;IF([.H505]&lt;[.U$14];&quot;LO&quot;;&quot;&quot;))))">
            <text:p/>
          </table:table-cell>
          <table:table-cell table:formula="of:=IF([.I505]&gt;[.V$13];&quot;HE&quot;;IF([.I505]&gt;[.V$12];&quot;HO&quot;;IF([.I505]&lt;[.V$15];&quot;LE&quot;;IF([.I505]&lt;[.V$14];&quot;LO&quot;;&quot;&quot;))))">
            <text:p/>
          </table:table-cell>
          <table:table-cell table:formula="of:=IF([.J505]&gt;[.W$13];&quot;HE&quot;;IF([.J505]&gt;[.W$12];&quot;HO&quot;;IF([.J505]&lt;[.W$15];&quot;LE&quot;;IF([.J505]&lt;[.W$14];&quot;LO&quot;;&quot;&quot;))))">
            <text:p/>
          </table:table-cell>
          <table:table-cell table:formula="of:=IF([.K505]&gt;[.X$13];&quot;HE&quot;;IF([.K505]&gt;[.X$12];&quot;HO&quot;;IF([.K505]&lt;[.X$15];&quot;LE&quot;;IF([.K505]&lt;[.X$14];&quot;LO&quot;;&quot;&quot;))))">
            <text:p/>
          </table:table-cell>
          <table:table-cell table:formula="of:=IF([.L505]&gt;[.Y$13];&quot;HE&quot;;IF([.L505]&gt;[.Y$12];&quot;HO&quot;;IF([.L505]&lt;[.Y$15];&quot;LE&quot;;IF([.L50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D2</text:p>
          </table:table-cell>
          <table:table-cell table:style-name="ce3" office:value-type="string">
            <text:p>1E99</text:p>
          </table:table-cell>
          <table:table-cell table:formula="of:=HEX2DEC([.A506])" office:value-type="float" office:value="612">
            <text:p>612</text:p>
          </table:table-cell>
          <table:table-cell table:formula="of:=HEX2DEC([.B506])" office:value-type="float" office:value="492">
            <text:p>492</text:p>
          </table:table-cell>
          <table:table-cell table:formula="of:=HEX2DEC([.C506])" office:value-type="float" office:value="508">
            <text:p>508</text:p>
          </table:table-cell>
          <table:table-cell table:formula="of:=HEX2DEC([.D506])" office:value-type="float" office:value="8435">
            <text:p>8435</text:p>
          </table:table-cell>
          <table:table-cell table:formula="of:=HEX2DEC([.E506])" office:value-type="float" office:value="8146">
            <text:p>8146</text:p>
          </table:table-cell>
          <table:table-cell table:formula="of:=HEX2DEC([.F506])" office:value-type="float" office:value="7833">
            <text:p>7833</text:p>
          </table:table-cell>
          <table:table-cell table:formula="of:=IF([.G506]&gt;[.T$13];&quot;HE&quot;;IF([.G506]&gt;[.T$12];&quot;HO&quot;;IF([.G506]&lt;[.T$15];&quot;LE&quot;;IF([.G506]&lt;[.T$14];&quot;LO&quot;;&quot;&quot;))))">
            <text:p/>
          </table:table-cell>
          <table:table-cell table:formula="of:=IF([.H506]&gt;[.U$13];&quot;HE&quot;;IF([.H506]&gt;[.U$12];&quot;HO&quot;;IF([.H506]&lt;[.U$15];&quot;LE&quot;;IF([.H506]&lt;[.U$14];&quot;LO&quot;;&quot;&quot;))))">
            <text:p/>
          </table:table-cell>
          <table:table-cell table:formula="of:=IF([.I506]&gt;[.V$13];&quot;HE&quot;;IF([.I506]&gt;[.V$12];&quot;HO&quot;;IF([.I506]&lt;[.V$15];&quot;LE&quot;;IF([.I506]&lt;[.V$14];&quot;LO&quot;;&quot;&quot;))))">
            <text:p/>
          </table:table-cell>
          <table:table-cell table:formula="of:=IF([.J506]&gt;[.W$13];&quot;HE&quot;;IF([.J506]&gt;[.W$12];&quot;HO&quot;;IF([.J506]&lt;[.W$15];&quot;LE&quot;;IF([.J506]&lt;[.W$14];&quot;LO&quot;;&quot;&quot;))))">
            <text:p/>
          </table:table-cell>
          <table:table-cell table:formula="of:=IF([.K506]&gt;[.X$13];&quot;HE&quot;;IF([.K506]&gt;[.X$12];&quot;HO&quot;;IF([.K506]&lt;[.X$15];&quot;LE&quot;;IF([.K506]&lt;[.X$14];&quot;LO&quot;;&quot;&quot;))))">
            <text:p/>
          </table:table-cell>
          <table:table-cell table:formula="of:=IF([.L506]&gt;[.Y$13];&quot;HE&quot;;IF([.L506]&gt;[.Y$12];&quot;HO&quot;;IF([.L506]&lt;[.Y$15];&quot;LE&quot;;IF([.L50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F</text:p>
          </table:table-cell>
          <table:table-cell office:value-type="string">
            <text:p>1FD4</text:p>
          </table:table-cell>
          <table:table-cell office:value-type="string">
            <text:p>1EA0</text:p>
          </table:table-cell>
          <table:table-cell table:formula="of:=HEX2DEC([.A507])" office:value-type="float" office:value="640">
            <text:p>640</text:p>
          </table:table-cell>
          <table:table-cell table:formula="of:=HEX2DEC([.B507])" office:value-type="float" office:value="492">
            <text:p>492</text:p>
          </table:table-cell>
          <table:table-cell table:formula="of:=HEX2DEC([.C507])" office:value-type="float" office:value="508">
            <text:p>508</text:p>
          </table:table-cell>
          <table:table-cell table:formula="of:=HEX2DEC([.D507])" office:value-type="float" office:value="8431">
            <text:p>8431</text:p>
          </table:table-cell>
          <table:table-cell table:formula="of:=HEX2DEC([.E507])" office:value-type="float" office:value="8148">
            <text:p>8148</text:p>
          </table:table-cell>
          <table:table-cell table:formula="of:=HEX2DEC([.F507])" office:value-type="float" office:value="7840">
            <text:p>7840</text:p>
          </table:table-cell>
          <table:table-cell table:formula="of:=IF([.G507]&gt;[.T$13];&quot;HE&quot;;IF([.G507]&gt;[.T$12];&quot;HO&quot;;IF([.G507]&lt;[.T$15];&quot;LE&quot;;IF([.G507]&lt;[.T$14];&quot;LO&quot;;&quot;&quot;))))">
            <text:p/>
          </table:table-cell>
          <table:table-cell table:formula="of:=IF([.H507]&gt;[.U$13];&quot;HE&quot;;IF([.H507]&gt;[.U$12];&quot;HO&quot;;IF([.H507]&lt;[.U$15];&quot;LE&quot;;IF([.H507]&lt;[.U$14];&quot;LO&quot;;&quot;&quot;))))">
            <text:p/>
          </table:table-cell>
          <table:table-cell table:formula="of:=IF([.I507]&gt;[.V$13];&quot;HE&quot;;IF([.I507]&gt;[.V$12];&quot;HO&quot;;IF([.I507]&lt;[.V$15];&quot;LE&quot;;IF([.I507]&lt;[.V$14];&quot;LO&quot;;&quot;&quot;))))">
            <text:p/>
          </table:table-cell>
          <table:table-cell table:formula="of:=IF([.J507]&gt;[.W$13];&quot;HE&quot;;IF([.J507]&gt;[.W$12];&quot;HO&quot;;IF([.J507]&lt;[.W$15];&quot;LE&quot;;IF([.J507]&lt;[.W$14];&quot;LO&quot;;&quot;&quot;))))">
            <text:p/>
          </table:table-cell>
          <table:table-cell table:formula="of:=IF([.K507]&gt;[.X$13];&quot;HE&quot;;IF([.K507]&gt;[.X$12];&quot;HO&quot;;IF([.K507]&lt;[.X$15];&quot;LE&quot;;IF([.K507]&lt;[.X$14];&quot;LO&quot;;&quot;&quot;))))">
            <text:p/>
          </table:table-cell>
          <table:table-cell table:formula="of:=IF([.L507]&gt;[.Y$13];&quot;HE&quot;;IF([.L507]&gt;[.Y$12];&quot;HO&quot;;IF([.L507]&lt;[.Y$15];&quot;LE&quot;;IF([.L50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A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table:style-name="ce3" office:value-type="string">
            <text:p>20E9</text:p>
          </table:table-cell>
          <table:table-cell office:value-type="string">
            <text:p>1FD6</text:p>
          </table:table-cell>
          <table:table-cell office:value-type="string">
            <text:p>1EA9</text:p>
          </table:table-cell>
          <table:table-cell table:formula="of:=HEX2DEC([.A508])" office:value-type="float" office:value="676">
            <text:p>676</text:p>
          </table:table-cell>
          <table:table-cell table:formula="of:=HEX2DEC([.B508])" office:value-type="float" office:value="492">
            <text:p>492</text:p>
          </table:table-cell>
          <table:table-cell table:formula="of:=HEX2DEC([.C508])" office:value-type="float" office:value="508">
            <text:p>508</text:p>
          </table:table-cell>
          <table:table-cell table:formula="of:=HEX2DEC([.D508])" office:value-type="float" office:value="8425">
            <text:p>8425</text:p>
          </table:table-cell>
          <table:table-cell table:formula="of:=HEX2DEC([.E508])" office:value-type="float" office:value="8150">
            <text:p>8150</text:p>
          </table:table-cell>
          <table:table-cell table:formula="of:=HEX2DEC([.F508])" office:value-type="float" office:value="7849">
            <text:p>7849</text:p>
          </table:table-cell>
          <table:table-cell table:formula="of:=IF([.G508]&gt;[.T$13];&quot;HE&quot;;IF([.G508]&gt;[.T$12];&quot;HO&quot;;IF([.G508]&lt;[.T$15];&quot;LE&quot;;IF([.G508]&lt;[.T$14];&quot;LO&quot;;&quot;&quot;))))">
            <text:p/>
          </table:table-cell>
          <table:table-cell table:formula="of:=IF([.H508]&gt;[.U$13];&quot;HE&quot;;IF([.H508]&gt;[.U$12];&quot;HO&quot;;IF([.H508]&lt;[.U$15];&quot;LE&quot;;IF([.H508]&lt;[.U$14];&quot;LO&quot;;&quot;&quot;))))">
            <text:p/>
          </table:table-cell>
          <table:table-cell table:formula="of:=IF([.I508]&gt;[.V$13];&quot;HE&quot;;IF([.I508]&gt;[.V$12];&quot;HO&quot;;IF([.I508]&lt;[.V$15];&quot;LE&quot;;IF([.I508]&lt;[.V$14];&quot;LO&quot;;&quot;&quot;))))">
            <text:p/>
          </table:table-cell>
          <table:table-cell table:formula="of:=IF([.J508]&gt;[.W$13];&quot;HE&quot;;IF([.J508]&gt;[.W$12];&quot;HO&quot;;IF([.J508]&lt;[.W$15];&quot;LE&quot;;IF([.J508]&lt;[.W$14];&quot;LO&quot;;&quot;&quot;))))">
            <text:p/>
          </table:table-cell>
          <table:table-cell table:formula="of:=IF([.K508]&gt;[.X$13];&quot;HE&quot;;IF([.K508]&gt;[.X$12];&quot;HO&quot;;IF([.K508]&lt;[.X$15];&quot;LE&quot;;IF([.K508]&lt;[.X$14];&quot;LO&quot;;&quot;&quot;))))">
            <text:p/>
          </table:table-cell>
          <table:table-cell table:formula="of:=IF([.L508]&gt;[.Y$13];&quot;HE&quot;;IF([.L508]&gt;[.Y$12];&quot;HO&quot;;IF([.L508]&lt;[.Y$15];&quot;LE&quot;;IF([.L50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C</text:p>
          </table:table-cell>
          <table:table-cell office:value-type="string">
            <text:p>1FDA</text:p>
          </table:table-cell>
          <table:table-cell office:value-type="string">
            <text:p>1EA0</text:p>
          </table:table-cell>
          <table:table-cell table:formula="of:=HEX2DEC([.A509])" office:value-type="float" office:value="640">
            <text:p>640</text:p>
          </table:table-cell>
          <table:table-cell table:formula="of:=HEX2DEC([.B509])" office:value-type="float" office:value="492">
            <text:p>492</text:p>
          </table:table-cell>
          <table:table-cell table:formula="of:=HEX2DEC([.C509])" office:value-type="float" office:value="508">
            <text:p>508</text:p>
          </table:table-cell>
          <table:table-cell table:formula="of:=HEX2DEC([.D509])" office:value-type="float" office:value="8428">
            <text:p>8428</text:p>
          </table:table-cell>
          <table:table-cell table:formula="of:=HEX2DEC([.E509])" office:value-type="float" office:value="8154">
            <text:p>8154</text:p>
          </table:table-cell>
          <table:table-cell table:formula="of:=HEX2DEC([.F509])" office:value-type="float" office:value="7840">
            <text:p>7840</text:p>
          </table:table-cell>
          <table:table-cell table:formula="of:=IF([.G509]&gt;[.T$13];&quot;HE&quot;;IF([.G509]&gt;[.T$12];&quot;HO&quot;;IF([.G509]&lt;[.T$15];&quot;LE&quot;;IF([.G509]&lt;[.T$14];&quot;LO&quot;;&quot;&quot;))))">
            <text:p/>
          </table:table-cell>
          <table:table-cell table:formula="of:=IF([.H509]&gt;[.U$13];&quot;HE&quot;;IF([.H509]&gt;[.U$12];&quot;HO&quot;;IF([.H509]&lt;[.U$15];&quot;LE&quot;;IF([.H509]&lt;[.U$14];&quot;LO&quot;;&quot;&quot;))))">
            <text:p/>
          </table:table-cell>
          <table:table-cell table:formula="of:=IF([.I509]&gt;[.V$13];&quot;HE&quot;;IF([.I509]&gt;[.V$12];&quot;HO&quot;;IF([.I509]&lt;[.V$15];&quot;LE&quot;;IF([.I509]&lt;[.V$14];&quot;LO&quot;;&quot;&quot;))))">
            <text:p/>
          </table:table-cell>
          <table:table-cell table:formula="of:=IF([.J509]&gt;[.W$13];&quot;HE&quot;;IF([.J509]&gt;[.W$12];&quot;HO&quot;;IF([.J509]&lt;[.W$15];&quot;LE&quot;;IF([.J509]&lt;[.W$14];&quot;LO&quot;;&quot;&quot;))))">
            <text:p/>
          </table:table-cell>
          <table:table-cell table:formula="of:=IF([.K509]&gt;[.X$13];&quot;HE&quot;;IF([.K509]&gt;[.X$12];&quot;HO&quot;;IF([.K509]&lt;[.X$15];&quot;LE&quot;;IF([.K509]&lt;[.X$14];&quot;LO&quot;;&quot;&quot;))))">
            <text:p/>
          </table:table-cell>
          <table:table-cell table:formula="of:=IF([.L509]&gt;[.Y$13];&quot;HE&quot;;IF([.L509]&gt;[.Y$12];&quot;HO&quot;;IF([.L509]&lt;[.Y$15];&quot;LE&quot;;IF([.L50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D0</text:p>
          </table:table-cell>
          <table:table-cell office:value-type="string">
            <text:p>1E9E</text:p>
          </table:table-cell>
          <table:table-cell table:formula="of:=HEX2DEC([.A510])" office:value-type="float" office:value="632">
            <text:p>632</text:p>
          </table:table-cell>
          <table:table-cell table:formula="of:=HEX2DEC([.B510])" office:value-type="float" office:value="492">
            <text:p>492</text:p>
          </table:table-cell>
          <table:table-cell table:formula="of:=HEX2DEC([.C510])" office:value-type="float" office:value="508">
            <text:p>508</text:p>
          </table:table-cell>
          <table:table-cell table:formula="of:=HEX2DEC([.D510])" office:value-type="float" office:value="8436">
            <text:p>8436</text:p>
          </table:table-cell>
          <table:table-cell table:formula="of:=HEX2DEC([.E510])" office:value-type="float" office:value="8144">
            <text:p>8144</text:p>
          </table:table-cell>
          <table:table-cell table:formula="of:=HEX2DEC([.F510])" office:value-type="float" office:value="7838">
            <text:p>7838</text:p>
          </table:table-cell>
          <table:table-cell table:formula="of:=IF([.G510]&gt;[.T$13];&quot;HE&quot;;IF([.G510]&gt;[.T$12];&quot;HO&quot;;IF([.G510]&lt;[.T$15];&quot;LE&quot;;IF([.G510]&lt;[.T$14];&quot;LO&quot;;&quot;&quot;))))">
            <text:p/>
          </table:table-cell>
          <table:table-cell table:formula="of:=IF([.H510]&gt;[.U$13];&quot;HE&quot;;IF([.H510]&gt;[.U$12];&quot;HO&quot;;IF([.H510]&lt;[.U$15];&quot;LE&quot;;IF([.H510]&lt;[.U$14];&quot;LO&quot;;&quot;&quot;))))">
            <text:p/>
          </table:table-cell>
          <table:table-cell table:formula="of:=IF([.I510]&gt;[.V$13];&quot;HE&quot;;IF([.I510]&gt;[.V$12];&quot;HO&quot;;IF([.I510]&lt;[.V$15];&quot;LE&quot;;IF([.I510]&lt;[.V$14];&quot;LO&quot;;&quot;&quot;))))">
            <text:p/>
          </table:table-cell>
          <table:table-cell table:formula="of:=IF([.J510]&gt;[.W$13];&quot;HE&quot;;IF([.J510]&gt;[.W$12];&quot;HO&quot;;IF([.J510]&lt;[.W$15];&quot;LE&quot;;IF([.J510]&lt;[.W$14];&quot;LO&quot;;&quot;&quot;))))">
            <text:p/>
          </table:table-cell>
          <table:table-cell table:formula="of:=IF([.K510]&gt;[.X$13];&quot;HE&quot;;IF([.K510]&gt;[.X$12];&quot;HO&quot;;IF([.K510]&lt;[.X$15];&quot;LE&quot;;IF([.K510]&lt;[.X$14];&quot;LO&quot;;&quot;&quot;))))">
            <text:p/>
          </table:table-cell>
          <table:table-cell table:formula="of:=IF([.L510]&gt;[.Y$13];&quot;HE&quot;;IF([.L510]&gt;[.Y$12];&quot;HO&quot;;IF([.L510]&lt;[.Y$15];&quot;LE&quot;;IF([.L51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D9</text:p>
          </table:table-cell>
          <table:table-cell office:value-type="string">
            <text:p>1EA1</text:p>
          </table:table-cell>
          <table:table-cell table:formula="of:=HEX2DEC([.A511])" office:value-type="float" office:value="644">
            <text:p>644</text:p>
          </table:table-cell>
          <table:table-cell table:formula="of:=HEX2DEC([.B511])" office:value-type="float" office:value="492">
            <text:p>492</text:p>
          </table:table-cell>
          <table:table-cell table:formula="of:=HEX2DEC([.C511])" office:value-type="float" office:value="508">
            <text:p>508</text:p>
          </table:table-cell>
          <table:table-cell table:formula="of:=HEX2DEC([.D511])" office:value-type="float" office:value="8435">
            <text:p>8435</text:p>
          </table:table-cell>
          <table:table-cell table:formula="of:=HEX2DEC([.E511])" office:value-type="float" office:value="8153">
            <text:p>8153</text:p>
          </table:table-cell>
          <table:table-cell table:formula="of:=HEX2DEC([.F511])" office:value-type="float" office:value="7841">
            <text:p>7841</text:p>
          </table:table-cell>
          <table:table-cell table:formula="of:=IF([.G511]&gt;[.T$13];&quot;HE&quot;;IF([.G511]&gt;[.T$12];&quot;HO&quot;;IF([.G511]&lt;[.T$15];&quot;LE&quot;;IF([.G511]&lt;[.T$14];&quot;LO&quot;;&quot;&quot;))))">
            <text:p/>
          </table:table-cell>
          <table:table-cell table:formula="of:=IF([.H511]&gt;[.U$13];&quot;HE&quot;;IF([.H511]&gt;[.U$12];&quot;HO&quot;;IF([.H511]&lt;[.U$15];&quot;LE&quot;;IF([.H511]&lt;[.U$14];&quot;LO&quot;;&quot;&quot;))))">
            <text:p/>
          </table:table-cell>
          <table:table-cell table:formula="of:=IF([.I511]&gt;[.V$13];&quot;HE&quot;;IF([.I511]&gt;[.V$12];&quot;HO&quot;;IF([.I511]&lt;[.V$15];&quot;LE&quot;;IF([.I511]&lt;[.V$14];&quot;LO&quot;;&quot;&quot;))))">
            <text:p/>
          </table:table-cell>
          <table:table-cell table:formula="of:=IF([.J511]&gt;[.W$13];&quot;HE&quot;;IF([.J511]&gt;[.W$12];&quot;HO&quot;;IF([.J511]&lt;[.W$15];&quot;LE&quot;;IF([.J511]&lt;[.W$14];&quot;LO&quot;;&quot;&quot;))))">
            <text:p/>
          </table:table-cell>
          <table:table-cell table:formula="of:=IF([.K511]&gt;[.X$13];&quot;HE&quot;;IF([.K511]&gt;[.X$12];&quot;HO&quot;;IF([.K511]&lt;[.X$15];&quot;LE&quot;;IF([.K511]&lt;[.X$14];&quot;LO&quot;;&quot;&quot;))))">
            <text:p/>
          </table:table-cell>
          <table:table-cell table:formula="of:=IF([.L511]&gt;[.Y$13];&quot;HE&quot;;IF([.L511]&gt;[.Y$12];&quot;HO&quot;;IF([.L511]&lt;[.Y$15];&quot;LE&quot;;IF([.L51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D0</text:p>
          </table:table-cell>
          <table:table-cell table:style-name="ce3" office:value-type="string">
            <text:p>1E96</text:p>
          </table:table-cell>
          <table:table-cell table:formula="of:=HEX2DEC([.A512])" office:value-type="float" office:value="600">
            <text:p>600</text:p>
          </table:table-cell>
          <table:table-cell table:formula="of:=HEX2DEC([.B512])" office:value-type="float" office:value="492">
            <text:p>492</text:p>
          </table:table-cell>
          <table:table-cell table:formula="of:=HEX2DEC([.C512])" office:value-type="float" office:value="508">
            <text:p>508</text:p>
          </table:table-cell>
          <table:table-cell table:formula="of:=HEX2DEC([.D512])" office:value-type="float" office:value="8434">
            <text:p>8434</text:p>
          </table:table-cell>
          <table:table-cell table:formula="of:=HEX2DEC([.E512])" office:value-type="float" office:value="8144">
            <text:p>8144</text:p>
          </table:table-cell>
          <table:table-cell table:formula="of:=HEX2DEC([.F512])" office:value-type="float" office:value="7830">
            <text:p>7830</text:p>
          </table:table-cell>
          <table:table-cell table:formula="of:=IF([.G512]&gt;[.T$13];&quot;HE&quot;;IF([.G512]&gt;[.T$12];&quot;HO&quot;;IF([.G512]&lt;[.T$15];&quot;LE&quot;;IF([.G512]&lt;[.T$14];&quot;LO&quot;;&quot;&quot;))))">
            <text:p/>
          </table:table-cell>
          <table:table-cell table:formula="of:=IF([.H512]&gt;[.U$13];&quot;HE&quot;;IF([.H512]&gt;[.U$12];&quot;HO&quot;;IF([.H512]&lt;[.U$15];&quot;LE&quot;;IF([.H512]&lt;[.U$14];&quot;LO&quot;;&quot;&quot;))))">
            <text:p/>
          </table:table-cell>
          <table:table-cell table:formula="of:=IF([.I512]&gt;[.V$13];&quot;HE&quot;;IF([.I512]&gt;[.V$12];&quot;HO&quot;;IF([.I512]&lt;[.V$15];&quot;LE&quot;;IF([.I512]&lt;[.V$14];&quot;LO&quot;;&quot;&quot;))))">
            <text:p/>
          </table:table-cell>
          <table:table-cell table:formula="of:=IF([.J512]&gt;[.W$13];&quot;HE&quot;;IF([.J512]&gt;[.W$12];&quot;HO&quot;;IF([.J512]&lt;[.W$15];&quot;LE&quot;;IF([.J512]&lt;[.W$14];&quot;LO&quot;;&quot;&quot;))))">
            <text:p/>
          </table:table-cell>
          <table:table-cell table:formula="of:=IF([.K512]&gt;[.X$13];&quot;HE&quot;;IF([.K512]&gt;[.X$12];&quot;HO&quot;;IF([.K512]&lt;[.X$15];&quot;LE&quot;;IF([.K512]&lt;[.X$14];&quot;LO&quot;;&quot;&quot;))))">
            <text:p/>
          </table:table-cell>
          <table:table-cell table:formula="of:=IF([.L512]&gt;[.Y$13];&quot;HE&quot;;IF([.L512]&gt;[.Y$12];&quot;HO&quot;;IF([.L512]&lt;[.Y$15];&quot;LE&quot;;IF([.L51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E0</text:p>
          </table:table-cell>
          <table:table-cell office:value-type="string">
            <text:p>1E9B</text:p>
          </table:table-cell>
          <table:table-cell table:formula="of:=HEX2DEC([.A513])" office:value-type="float" office:value="620">
            <text:p>620</text:p>
          </table:table-cell>
          <table:table-cell table:formula="of:=HEX2DEC([.B513])" office:value-type="float" office:value="492">
            <text:p>492</text:p>
          </table:table-cell>
          <table:table-cell table:formula="of:=HEX2DEC([.C513])" office:value-type="float" office:value="508">
            <text:p>508</text:p>
          </table:table-cell>
          <table:table-cell table:formula="of:=HEX2DEC([.D513])" office:value-type="float" office:value="8438">
            <text:p>8438</text:p>
          </table:table-cell>
          <table:table-cell table:formula="of:=HEX2DEC([.E513])" office:value-type="float" office:value="8160">
            <text:p>8160</text:p>
          </table:table-cell>
          <table:table-cell table:formula="of:=HEX2DEC([.F513])" office:value-type="float" office:value="7835">
            <text:p>7835</text:p>
          </table:table-cell>
          <table:table-cell table:formula="of:=IF([.G513]&gt;[.T$13];&quot;HE&quot;;IF([.G513]&gt;[.T$12];&quot;HO&quot;;IF([.G513]&lt;[.T$15];&quot;LE&quot;;IF([.G513]&lt;[.T$14];&quot;LO&quot;;&quot;&quot;))))">
            <text:p/>
          </table:table-cell>
          <table:table-cell table:formula="of:=IF([.H513]&gt;[.U$13];&quot;HE&quot;;IF([.H513]&gt;[.U$12];&quot;HO&quot;;IF([.H513]&lt;[.U$15];&quot;LE&quot;;IF([.H513]&lt;[.U$14];&quot;LO&quot;;&quot;&quot;))))">
            <text:p/>
          </table:table-cell>
          <table:table-cell table:formula="of:=IF([.I513]&gt;[.V$13];&quot;HE&quot;;IF([.I513]&gt;[.V$12];&quot;HO&quot;;IF([.I513]&lt;[.V$15];&quot;LE&quot;;IF([.I513]&lt;[.V$14];&quot;LO&quot;;&quot;&quot;))))">
            <text:p/>
          </table:table-cell>
          <table:table-cell table:formula="of:=IF([.J513]&gt;[.W$13];&quot;HE&quot;;IF([.J513]&gt;[.W$12];&quot;HO&quot;;IF([.J513]&lt;[.W$15];&quot;LE&quot;;IF([.J513]&lt;[.W$14];&quot;LO&quot;;&quot;&quot;))))">
            <text:p/>
          </table:table-cell>
          <table:table-cell table:formula="of:=IF([.K513]&gt;[.X$13];&quot;HE&quot;;IF([.K513]&gt;[.X$12];&quot;HO&quot;;IF([.K513]&lt;[.X$15];&quot;LE&quot;;IF([.K513]&lt;[.X$14];&quot;LO&quot;;&quot;&quot;))))">
            <text:p/>
          </table:table-cell>
          <table:table-cell table:formula="of:=IF([.L513]&gt;[.Y$13];&quot;HE&quot;;IF([.L513]&gt;[.Y$12];&quot;HO&quot;;IF([.L513]&lt;[.Y$15];&quot;LE&quot;;IF([.L51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DF</text:p>
          </table:table-cell>
          <table:table-cell office:value-type="string">
            <text:p>1EA6</text:p>
          </table:table-cell>
          <table:table-cell table:formula="of:=HEX2DEC([.A514])" office:value-type="float" office:value="664">
            <text:p>664</text:p>
          </table:table-cell>
          <table:table-cell table:formula="of:=HEX2DEC([.B514])" office:value-type="float" office:value="492">
            <text:p>492</text:p>
          </table:table-cell>
          <table:table-cell table:formula="of:=HEX2DEC([.C514])" office:value-type="float" office:value="508">
            <text:p>508</text:p>
          </table:table-cell>
          <table:table-cell table:formula="of:=HEX2DEC([.D514])" office:value-type="float" office:value="8432">
            <text:p>8432</text:p>
          </table:table-cell>
          <table:table-cell table:formula="of:=HEX2DEC([.E514])" office:value-type="float" office:value="8159">
            <text:p>8159</text:p>
          </table:table-cell>
          <table:table-cell table:formula="of:=HEX2DEC([.F514])" office:value-type="float" office:value="7846">
            <text:p>7846</text:p>
          </table:table-cell>
          <table:table-cell table:formula="of:=IF([.G514]&gt;[.T$13];&quot;HE&quot;;IF([.G514]&gt;[.T$12];&quot;HO&quot;;IF([.G514]&lt;[.T$15];&quot;LE&quot;;IF([.G514]&lt;[.T$14];&quot;LO&quot;;&quot;&quot;))))">
            <text:p/>
          </table:table-cell>
          <table:table-cell table:formula="of:=IF([.H514]&gt;[.U$13];&quot;HE&quot;;IF([.H514]&gt;[.U$12];&quot;HO&quot;;IF([.H514]&lt;[.U$15];&quot;LE&quot;;IF([.H514]&lt;[.U$14];&quot;LO&quot;;&quot;&quot;))))">
            <text:p/>
          </table:table-cell>
          <table:table-cell table:formula="of:=IF([.I514]&gt;[.V$13];&quot;HE&quot;;IF([.I514]&gt;[.V$12];&quot;HO&quot;;IF([.I514]&lt;[.V$15];&quot;LE&quot;;IF([.I514]&lt;[.V$14];&quot;LO&quot;;&quot;&quot;))))">
            <text:p/>
          </table:table-cell>
          <table:table-cell table:formula="of:=IF([.J514]&gt;[.W$13];&quot;HE&quot;;IF([.J514]&gt;[.W$12];&quot;HO&quot;;IF([.J514]&lt;[.W$15];&quot;LE&quot;;IF([.J514]&lt;[.W$14];&quot;LO&quot;;&quot;&quot;))))">
            <text:p/>
          </table:table-cell>
          <table:table-cell table:formula="of:=IF([.K514]&gt;[.X$13];&quot;HE&quot;;IF([.K514]&gt;[.X$12];&quot;HO&quot;;IF([.K514]&lt;[.X$15];&quot;LE&quot;;IF([.K514]&lt;[.X$14];&quot;LO&quot;;&quot;&quot;))))">
            <text:p/>
          </table:table-cell>
          <table:table-cell table:formula="of:=IF([.L514]&gt;[.Y$13];&quot;HE&quot;;IF([.L514]&gt;[.Y$12];&quot;HO&quot;;IF([.L514]&lt;[.Y$15];&quot;LE&quot;;IF([.L51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CE</text:p>
          </table:table-cell>
          <table:table-cell office:value-type="string">
            <text:p>1E9F</text:p>
          </table:table-cell>
          <table:table-cell table:formula="of:=HEX2DEC([.A515])" office:value-type="float" office:value="636">
            <text:p>636</text:p>
          </table:table-cell>
          <table:table-cell table:formula="of:=HEX2DEC([.B515])" office:value-type="float" office:value="492">
            <text:p>492</text:p>
          </table:table-cell>
          <table:table-cell table:formula="of:=HEX2DEC([.C515])" office:value-type="float" office:value="508">
            <text:p>508</text:p>
          </table:table-cell>
          <table:table-cell table:formula="of:=HEX2DEC([.D515])" office:value-type="float" office:value="8438">
            <text:p>8438</text:p>
          </table:table-cell>
          <table:table-cell table:formula="of:=HEX2DEC([.E515])" office:value-type="float" office:value="8142">
            <text:p>8142</text:p>
          </table:table-cell>
          <table:table-cell table:formula="of:=HEX2DEC([.F515])" office:value-type="float" office:value="7839">
            <text:p>7839</text:p>
          </table:table-cell>
          <table:table-cell table:formula="of:=IF([.G515]&gt;[.T$13];&quot;HE&quot;;IF([.G515]&gt;[.T$12];&quot;HO&quot;;IF([.G515]&lt;[.T$15];&quot;LE&quot;;IF([.G515]&lt;[.T$14];&quot;LO&quot;;&quot;&quot;))))">
            <text:p/>
          </table:table-cell>
          <table:table-cell table:formula="of:=IF([.H515]&gt;[.U$13];&quot;HE&quot;;IF([.H515]&gt;[.U$12];&quot;HO&quot;;IF([.H515]&lt;[.U$15];&quot;LE&quot;;IF([.H515]&lt;[.U$14];&quot;LO&quot;;&quot;&quot;))))">
            <text:p/>
          </table:table-cell>
          <table:table-cell table:formula="of:=IF([.I515]&gt;[.V$13];&quot;HE&quot;;IF([.I515]&gt;[.V$12];&quot;HO&quot;;IF([.I515]&lt;[.V$15];&quot;LE&quot;;IF([.I515]&lt;[.V$14];&quot;LO&quot;;&quot;&quot;))))">
            <text:p/>
          </table:table-cell>
          <table:table-cell table:formula="of:=IF([.J515]&gt;[.W$13];&quot;HE&quot;;IF([.J515]&gt;[.W$12];&quot;HO&quot;;IF([.J515]&lt;[.W$15];&quot;LE&quot;;IF([.J515]&lt;[.W$14];&quot;LO&quot;;&quot;&quot;))))">
            <text:p/>
          </table:table-cell>
          <table:table-cell table:formula="of:=IF([.K515]&gt;[.X$13];&quot;HE&quot;;IF([.K515]&gt;[.X$12];&quot;HO&quot;;IF([.K515]&lt;[.X$15];&quot;LE&quot;;IF([.K515]&lt;[.X$14];&quot;LO&quot;;&quot;&quot;))))">
            <text:p/>
          </table:table-cell>
          <table:table-cell table:formula="of:=IF([.L515]&gt;[.Y$13];&quot;HE&quot;;IF([.L515]&gt;[.Y$12];&quot;HO&quot;;IF([.L515]&lt;[.Y$15];&quot;LE&quot;;IF([.L51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D7</text:p>
          </table:table-cell>
          <table:table-cell office:value-type="string">
            <text:p>1EA0</text:p>
          </table:table-cell>
          <table:table-cell table:formula="of:=HEX2DEC([.A516])" office:value-type="float" office:value="640">
            <text:p>640</text:p>
          </table:table-cell>
          <table:table-cell table:formula="of:=HEX2DEC([.B516])" office:value-type="float" office:value="492">
            <text:p>492</text:p>
          </table:table-cell>
          <table:table-cell table:formula="of:=HEX2DEC([.C516])" office:value-type="float" office:value="508">
            <text:p>508</text:p>
          </table:table-cell>
          <table:table-cell table:formula="of:=HEX2DEC([.D516])" office:value-type="float" office:value="8434">
            <text:p>8434</text:p>
          </table:table-cell>
          <table:table-cell table:formula="of:=HEX2DEC([.E516])" office:value-type="float" office:value="8151">
            <text:p>8151</text:p>
          </table:table-cell>
          <table:table-cell table:formula="of:=HEX2DEC([.F516])" office:value-type="float" office:value="7840">
            <text:p>7840</text:p>
          </table:table-cell>
          <table:table-cell table:formula="of:=IF([.G516]&gt;[.T$13];&quot;HE&quot;;IF([.G516]&gt;[.T$12];&quot;HO&quot;;IF([.G516]&lt;[.T$15];&quot;LE&quot;;IF([.G516]&lt;[.T$14];&quot;LO&quot;;&quot;&quot;))))">
            <text:p/>
          </table:table-cell>
          <table:table-cell table:formula="of:=IF([.H516]&gt;[.U$13];&quot;HE&quot;;IF([.H516]&gt;[.U$12];&quot;HO&quot;;IF([.H516]&lt;[.U$15];&quot;LE&quot;;IF([.H516]&lt;[.U$14];&quot;LO&quot;;&quot;&quot;))))">
            <text:p/>
          </table:table-cell>
          <table:table-cell table:formula="of:=IF([.I516]&gt;[.V$13];&quot;HE&quot;;IF([.I516]&gt;[.V$12];&quot;HO&quot;;IF([.I516]&lt;[.V$15];&quot;LE&quot;;IF([.I516]&lt;[.V$14];&quot;LO&quot;;&quot;&quot;))))">
            <text:p/>
          </table:table-cell>
          <table:table-cell table:formula="of:=IF([.J516]&gt;[.W$13];&quot;HE&quot;;IF([.J516]&gt;[.W$12];&quot;HO&quot;;IF([.J516]&lt;[.W$15];&quot;LE&quot;;IF([.J516]&lt;[.W$14];&quot;LO&quot;;&quot;&quot;))))">
            <text:p/>
          </table:table-cell>
          <table:table-cell table:formula="of:=IF([.K516]&gt;[.X$13];&quot;HE&quot;;IF([.K516]&gt;[.X$12];&quot;HO&quot;;IF([.K516]&lt;[.X$15];&quot;LE&quot;;IF([.K516]&lt;[.X$14];&quot;LO&quot;;&quot;&quot;))))">
            <text:p/>
          </table:table-cell>
          <table:table-cell table:formula="of:=IF([.L516]&gt;[.Y$13];&quot;HE&quot;;IF([.L516]&gt;[.Y$12];&quot;HO&quot;;IF([.L516]&lt;[.Y$15];&quot;LE&quot;;IF([.L51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D6</text:p>
          </table:table-cell>
          <table:table-cell office:value-type="string">
            <text:p>1E9B</text:p>
          </table:table-cell>
          <table:table-cell table:formula="of:=HEX2DEC([.A517])" office:value-type="float" office:value="620">
            <text:p>620</text:p>
          </table:table-cell>
          <table:table-cell table:formula="of:=HEX2DEC([.B517])" office:value-type="float" office:value="492">
            <text:p>492</text:p>
          </table:table-cell>
          <table:table-cell table:formula="of:=HEX2DEC([.C517])" office:value-type="float" office:value="508">
            <text:p>508</text:p>
          </table:table-cell>
          <table:table-cell table:formula="of:=HEX2DEC([.D517])" office:value-type="float" office:value="8439">
            <text:p>8439</text:p>
          </table:table-cell>
          <table:table-cell table:formula="of:=HEX2DEC([.E517])" office:value-type="float" office:value="8150">
            <text:p>8150</text:p>
          </table:table-cell>
          <table:table-cell table:formula="of:=HEX2DEC([.F517])" office:value-type="float" office:value="7835">
            <text:p>7835</text:p>
          </table:table-cell>
          <table:table-cell table:formula="of:=IF([.G517]&gt;[.T$13];&quot;HE&quot;;IF([.G517]&gt;[.T$12];&quot;HO&quot;;IF([.G517]&lt;[.T$15];&quot;LE&quot;;IF([.G517]&lt;[.T$14];&quot;LO&quot;;&quot;&quot;))))">
            <text:p/>
          </table:table-cell>
          <table:table-cell table:formula="of:=IF([.H517]&gt;[.U$13];&quot;HE&quot;;IF([.H517]&gt;[.U$12];&quot;HO&quot;;IF([.H517]&lt;[.U$15];&quot;LE&quot;;IF([.H517]&lt;[.U$14];&quot;LO&quot;;&quot;&quot;))))">
            <text:p/>
          </table:table-cell>
          <table:table-cell table:formula="of:=IF([.I517]&gt;[.V$13];&quot;HE&quot;;IF([.I517]&gt;[.V$12];&quot;HO&quot;;IF([.I517]&lt;[.V$15];&quot;LE&quot;;IF([.I517]&lt;[.V$14];&quot;LO&quot;;&quot;&quot;))))">
            <text:p/>
          </table:table-cell>
          <table:table-cell table:formula="of:=IF([.J517]&gt;[.W$13];&quot;HE&quot;;IF([.J517]&gt;[.W$12];&quot;HO&quot;;IF([.J517]&lt;[.W$15];&quot;LE&quot;;IF([.J517]&lt;[.W$14];&quot;LO&quot;;&quot;&quot;))))">
            <text:p/>
          </table:table-cell>
          <table:table-cell table:formula="of:=IF([.K517]&gt;[.X$13];&quot;HE&quot;;IF([.K517]&gt;[.X$12];&quot;HO&quot;;IF([.K517]&lt;[.X$15];&quot;LE&quot;;IF([.K517]&lt;[.X$14];&quot;LO&quot;;&quot;&quot;))))">
            <text:p/>
          </table:table-cell>
          <table:table-cell table:formula="of:=IF([.L517]&gt;[.Y$13];&quot;HE&quot;;IF([.L517]&gt;[.Y$12];&quot;HO&quot;;IF([.L517]&lt;[.Y$15];&quot;LE&quot;;IF([.L51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A</text:p>
          </table:table-cell>
          <table:table-cell office:value-type="string">
            <text:p>1FD2</text:p>
          </table:table-cell>
          <table:table-cell office:value-type="string">
            <text:p>1E9D</text:p>
          </table:table-cell>
          <table:table-cell table:formula="of:=HEX2DEC([.A518])" office:value-type="float" office:value="628">
            <text:p>628</text:p>
          </table:table-cell>
          <table:table-cell table:formula="of:=HEX2DEC([.B518])" office:value-type="float" office:value="492">
            <text:p>492</text:p>
          </table:table-cell>
          <table:table-cell table:formula="of:=HEX2DEC([.C518])" office:value-type="float" office:value="508">
            <text:p>508</text:p>
          </table:table-cell>
          <table:table-cell table:formula="of:=HEX2DEC([.D518])" office:value-type="float" office:value="8442">
            <text:p>8442</text:p>
          </table:table-cell>
          <table:table-cell table:formula="of:=HEX2DEC([.E518])" office:value-type="float" office:value="8146">
            <text:p>8146</text:p>
          </table:table-cell>
          <table:table-cell table:formula="of:=HEX2DEC([.F518])" office:value-type="float" office:value="7837">
            <text:p>7837</text:p>
          </table:table-cell>
          <table:table-cell table:formula="of:=IF([.G518]&gt;[.T$13];&quot;HE&quot;;IF([.G518]&gt;[.T$12];&quot;HO&quot;;IF([.G518]&lt;[.T$15];&quot;LE&quot;;IF([.G518]&lt;[.T$14];&quot;LO&quot;;&quot;&quot;))))">
            <text:p/>
          </table:table-cell>
          <table:table-cell table:formula="of:=IF([.H518]&gt;[.U$13];&quot;HE&quot;;IF([.H518]&gt;[.U$12];&quot;HO&quot;;IF([.H518]&lt;[.U$15];&quot;LE&quot;;IF([.H518]&lt;[.U$14];&quot;LO&quot;;&quot;&quot;))))">
            <text:p/>
          </table:table-cell>
          <table:table-cell table:formula="of:=IF([.I518]&gt;[.V$13];&quot;HE&quot;;IF([.I518]&gt;[.V$12];&quot;HO&quot;;IF([.I518]&lt;[.V$15];&quot;LE&quot;;IF([.I518]&lt;[.V$14];&quot;LO&quot;;&quot;&quot;))))">
            <text:p/>
          </table:table-cell>
          <table:table-cell table:formula="of:=IF([.J518]&gt;[.W$13];&quot;HE&quot;;IF([.J518]&gt;[.W$12];&quot;HO&quot;;IF([.J518]&lt;[.W$15];&quot;LE&quot;;IF([.J518]&lt;[.W$14];&quot;LO&quot;;&quot;&quot;))))">
            <text:p/>
          </table:table-cell>
          <table:table-cell table:formula="of:=IF([.K518]&gt;[.X$13];&quot;HE&quot;;IF([.K518]&gt;[.X$12];&quot;HO&quot;;IF([.K518]&lt;[.X$15];&quot;LE&quot;;IF([.K518]&lt;[.X$14];&quot;LO&quot;;&quot;&quot;))))">
            <text:p/>
          </table:table-cell>
          <table:table-cell table:formula="of:=IF([.L518]&gt;[.Y$13];&quot;HE&quot;;IF([.L518]&gt;[.Y$12];&quot;HO&quot;;IF([.L518]&lt;[.Y$15];&quot;LE&quot;;IF([.L51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B</text:p>
          </table:table-cell>
          <table:table-cell office:value-type="string">
            <text:p>1FD5</text:p>
          </table:table-cell>
          <table:table-cell office:value-type="string">
            <text:p>1EA4</text:p>
          </table:table-cell>
          <table:table-cell table:formula="of:=HEX2DEC([.A519])" office:value-type="float" office:value="656">
            <text:p>656</text:p>
          </table:table-cell>
          <table:table-cell table:formula="of:=HEX2DEC([.B519])" office:value-type="float" office:value="492">
            <text:p>492</text:p>
          </table:table-cell>
          <table:table-cell table:formula="of:=HEX2DEC([.C519])" office:value-type="float" office:value="508">
            <text:p>508</text:p>
          </table:table-cell>
          <table:table-cell table:formula="of:=HEX2DEC([.D519])" office:value-type="float" office:value="8443">
            <text:p>8443</text:p>
          </table:table-cell>
          <table:table-cell table:formula="of:=HEX2DEC([.E519])" office:value-type="float" office:value="8149">
            <text:p>8149</text:p>
          </table:table-cell>
          <table:table-cell table:formula="of:=HEX2DEC([.F519])" office:value-type="float" office:value="7844">
            <text:p>7844</text:p>
          </table:table-cell>
          <table:table-cell table:formula="of:=IF([.G519]&gt;[.T$13];&quot;HE&quot;;IF([.G519]&gt;[.T$12];&quot;HO&quot;;IF([.G519]&lt;[.T$15];&quot;LE&quot;;IF([.G519]&lt;[.T$14];&quot;LO&quot;;&quot;&quot;))))">
            <text:p/>
          </table:table-cell>
          <table:table-cell table:formula="of:=IF([.H519]&gt;[.U$13];&quot;HE&quot;;IF([.H519]&gt;[.U$12];&quot;HO&quot;;IF([.H519]&lt;[.U$15];&quot;LE&quot;;IF([.H519]&lt;[.U$14];&quot;LO&quot;;&quot;&quot;))))">
            <text:p/>
          </table:table-cell>
          <table:table-cell table:formula="of:=IF([.I519]&gt;[.V$13];&quot;HE&quot;;IF([.I519]&gt;[.V$12];&quot;HO&quot;;IF([.I519]&lt;[.V$15];&quot;LE&quot;;IF([.I519]&lt;[.V$14];&quot;LO&quot;;&quot;&quot;))))">
            <text:p/>
          </table:table-cell>
          <table:table-cell table:formula="of:=IF([.J519]&gt;[.W$13];&quot;HE&quot;;IF([.J519]&gt;[.W$12];&quot;HO&quot;;IF([.J519]&lt;[.W$15];&quot;LE&quot;;IF([.J519]&lt;[.W$14];&quot;LO&quot;;&quot;&quot;))))">
            <text:p/>
          </table:table-cell>
          <table:table-cell table:formula="of:=IF([.K519]&gt;[.X$13];&quot;HE&quot;;IF([.K519]&gt;[.X$12];&quot;HO&quot;;IF([.K519]&lt;[.X$15];&quot;LE&quot;;IF([.K519]&lt;[.X$14];&quot;LO&quot;;&quot;&quot;))))">
            <text:p/>
          </table:table-cell>
          <table:table-cell table:formula="of:=IF([.L519]&gt;[.Y$13];&quot;HE&quot;;IF([.L519]&gt;[.Y$12];&quot;HO&quot;;IF([.L519]&lt;[.Y$15];&quot;LE&quot;;IF([.L51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5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E0</text:p>
          </table:table-cell>
          <table:table-cell table:style-name="ce3" office:value-type="string">
            <text:p>1E97</text:p>
          </table:table-cell>
          <table:table-cell table:formula="of:=HEX2DEC([.A520])" office:value-type="float" office:value="604">
            <text:p>604</text:p>
          </table:table-cell>
          <table:table-cell table:formula="of:=HEX2DEC([.B520])" office:value-type="float" office:value="492">
            <text:p>492</text:p>
          </table:table-cell>
          <table:table-cell table:formula="of:=HEX2DEC([.C520])" office:value-type="float" office:value="508">
            <text:p>508</text:p>
          </table:table-cell>
          <table:table-cell table:formula="of:=HEX2DEC([.D520])" office:value-type="float" office:value="8437">
            <text:p>8437</text:p>
          </table:table-cell>
          <table:table-cell table:formula="of:=HEX2DEC([.E520])" office:value-type="float" office:value="8160">
            <text:p>8160</text:p>
          </table:table-cell>
          <table:table-cell table:formula="of:=HEX2DEC([.F520])" office:value-type="float" office:value="7831">
            <text:p>7831</text:p>
          </table:table-cell>
          <table:table-cell table:formula="of:=IF([.G520]&gt;[.T$13];&quot;HE&quot;;IF([.G520]&gt;[.T$12];&quot;HO&quot;;IF([.G520]&lt;[.T$15];&quot;LE&quot;;IF([.G520]&lt;[.T$14];&quot;LO&quot;;&quot;&quot;))))">
            <text:p/>
          </table:table-cell>
          <table:table-cell table:formula="of:=IF([.H520]&gt;[.U$13];&quot;HE&quot;;IF([.H520]&gt;[.U$12];&quot;HO&quot;;IF([.H520]&lt;[.U$15];&quot;LE&quot;;IF([.H520]&lt;[.U$14];&quot;LO&quot;;&quot;&quot;))))">
            <text:p/>
          </table:table-cell>
          <table:table-cell table:formula="of:=IF([.I520]&gt;[.V$13];&quot;HE&quot;;IF([.I520]&gt;[.V$12];&quot;HO&quot;;IF([.I520]&lt;[.V$15];&quot;LE&quot;;IF([.I520]&lt;[.V$14];&quot;LO&quot;;&quot;&quot;))))">
            <text:p/>
          </table:table-cell>
          <table:table-cell table:formula="of:=IF([.J520]&gt;[.W$13];&quot;HE&quot;;IF([.J520]&gt;[.W$12];&quot;HO&quot;;IF([.J520]&lt;[.W$15];&quot;LE&quot;;IF([.J520]&lt;[.W$14];&quot;LO&quot;;&quot;&quot;))))">
            <text:p/>
          </table:table-cell>
          <table:table-cell table:formula="of:=IF([.K520]&gt;[.X$13];&quot;HE&quot;;IF([.K520]&gt;[.X$12];&quot;HO&quot;;IF([.K520]&lt;[.X$15];&quot;LE&quot;;IF([.K520]&lt;[.X$14];&quot;LO&quot;;&quot;&quot;))))">
            <text:p/>
          </table:table-cell>
          <table:table-cell table:formula="of:=IF([.L520]&gt;[.Y$13];&quot;HE&quot;;IF([.L520]&gt;[.Y$12];&quot;HO&quot;;IF([.L520]&lt;[.Y$15];&quot;LE&quot;;IF([.L52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E</text:p>
          </table:table-cell>
          <table:table-cell office:value-type="string">
            <text:p>1FD0</text:p>
          </table:table-cell>
          <table:table-cell office:value-type="string">
            <text:p>1EA1</text:p>
          </table:table-cell>
          <table:table-cell table:formula="of:=HEX2DEC([.A521])" office:value-type="float" office:value="644">
            <text:p>644</text:p>
          </table:table-cell>
          <table:table-cell table:formula="of:=HEX2DEC([.B521])" office:value-type="float" office:value="492">
            <text:p>492</text:p>
          </table:table-cell>
          <table:table-cell table:formula="of:=HEX2DEC([.C521])" office:value-type="float" office:value="508">
            <text:p>508</text:p>
          </table:table-cell>
          <table:table-cell table:formula="of:=HEX2DEC([.D521])" office:value-type="float" office:value="8430">
            <text:p>8430</text:p>
          </table:table-cell>
          <table:table-cell table:formula="of:=HEX2DEC([.E521])" office:value-type="float" office:value="8144">
            <text:p>8144</text:p>
          </table:table-cell>
          <table:table-cell table:formula="of:=HEX2DEC([.F521])" office:value-type="float" office:value="7841">
            <text:p>7841</text:p>
          </table:table-cell>
          <table:table-cell table:formula="of:=IF([.G521]&gt;[.T$13];&quot;HE&quot;;IF([.G521]&gt;[.T$12];&quot;HO&quot;;IF([.G521]&lt;[.T$15];&quot;LE&quot;;IF([.G521]&lt;[.T$14];&quot;LO&quot;;&quot;&quot;))))">
            <text:p/>
          </table:table-cell>
          <table:table-cell table:formula="of:=IF([.H521]&gt;[.U$13];&quot;HE&quot;;IF([.H521]&gt;[.U$12];&quot;HO&quot;;IF([.H521]&lt;[.U$15];&quot;LE&quot;;IF([.H521]&lt;[.U$14];&quot;LO&quot;;&quot;&quot;))))">
            <text:p/>
          </table:table-cell>
          <table:table-cell table:formula="of:=IF([.I521]&gt;[.V$13];&quot;HE&quot;;IF([.I521]&gt;[.V$12];&quot;HO&quot;;IF([.I521]&lt;[.V$15];&quot;LE&quot;;IF([.I521]&lt;[.V$14];&quot;LO&quot;;&quot;&quot;))))">
            <text:p/>
          </table:table-cell>
          <table:table-cell table:formula="of:=IF([.J521]&gt;[.W$13];&quot;HE&quot;;IF([.J521]&gt;[.W$12];&quot;HO&quot;;IF([.J521]&lt;[.W$15];&quot;LE&quot;;IF([.J521]&lt;[.W$14];&quot;LO&quot;;&quot;&quot;))))">
            <text:p/>
          </table:table-cell>
          <table:table-cell table:formula="of:=IF([.K521]&gt;[.X$13];&quot;HE&quot;;IF([.K521]&gt;[.X$12];&quot;HO&quot;;IF([.K521]&lt;[.X$15];&quot;LE&quot;;IF([.K521]&lt;[.X$14];&quot;LO&quot;;&quot;&quot;))))">
            <text:p/>
          </table:table-cell>
          <table:table-cell table:formula="of:=IF([.L521]&gt;[.Y$13];&quot;HE&quot;;IF([.L521]&gt;[.Y$12];&quot;HO&quot;;IF([.L521]&lt;[.Y$15];&quot;LE&quot;;IF([.L52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D8</text:p>
          </table:table-cell>
          <table:table-cell office:value-type="string">
            <text:p>1EA6</text:p>
          </table:table-cell>
          <table:table-cell table:formula="of:=HEX2DEC([.A522])" office:value-type="float" office:value="664">
            <text:p>664</text:p>
          </table:table-cell>
          <table:table-cell table:formula="of:=HEX2DEC([.B522])" office:value-type="float" office:value="492">
            <text:p>492</text:p>
          </table:table-cell>
          <table:table-cell table:formula="of:=HEX2DEC([.C522])" office:value-type="float" office:value="508">
            <text:p>508</text:p>
          </table:table-cell>
          <table:table-cell table:formula="of:=HEX2DEC([.D522])" office:value-type="float" office:value="8434">
            <text:p>8434</text:p>
          </table:table-cell>
          <table:table-cell table:formula="of:=HEX2DEC([.E522])" office:value-type="float" office:value="8152">
            <text:p>8152</text:p>
          </table:table-cell>
          <table:table-cell table:formula="of:=HEX2DEC([.F522])" office:value-type="float" office:value="7846">
            <text:p>7846</text:p>
          </table:table-cell>
          <table:table-cell table:formula="of:=IF([.G522]&gt;[.T$13];&quot;HE&quot;;IF([.G522]&gt;[.T$12];&quot;HO&quot;;IF([.G522]&lt;[.T$15];&quot;LE&quot;;IF([.G522]&lt;[.T$14];&quot;LO&quot;;&quot;&quot;))))">
            <text:p/>
          </table:table-cell>
          <table:table-cell table:formula="of:=IF([.H522]&gt;[.U$13];&quot;HE&quot;;IF([.H522]&gt;[.U$12];&quot;HO&quot;;IF([.H522]&lt;[.U$15];&quot;LE&quot;;IF([.H522]&lt;[.U$14];&quot;LO&quot;;&quot;&quot;))))">
            <text:p/>
          </table:table-cell>
          <table:table-cell table:formula="of:=IF([.I522]&gt;[.V$13];&quot;HE&quot;;IF([.I522]&gt;[.V$12];&quot;HO&quot;;IF([.I522]&lt;[.V$15];&quot;LE&quot;;IF([.I522]&lt;[.V$14];&quot;LO&quot;;&quot;&quot;))))">
            <text:p/>
          </table:table-cell>
          <table:table-cell table:formula="of:=IF([.J522]&gt;[.W$13];&quot;HE&quot;;IF([.J522]&gt;[.W$12];&quot;HO&quot;;IF([.J522]&lt;[.W$15];&quot;LE&quot;;IF([.J522]&lt;[.W$14];&quot;LO&quot;;&quot;&quot;))))">
            <text:p/>
          </table:table-cell>
          <table:table-cell table:formula="of:=IF([.K522]&gt;[.X$13];&quot;HE&quot;;IF([.K522]&gt;[.X$12];&quot;HO&quot;;IF([.K522]&lt;[.X$15];&quot;LE&quot;;IF([.K522]&lt;[.X$14];&quot;LO&quot;;&quot;&quot;))))">
            <text:p/>
          </table:table-cell>
          <table:table-cell table:formula="of:=IF([.L522]&gt;[.Y$13];&quot;HE&quot;;IF([.L522]&gt;[.Y$12];&quot;HO&quot;;IF([.L522]&lt;[.Y$15];&quot;LE&quot;;IF([.L52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D2</text:p>
          </table:table-cell>
          <table:table-cell office:value-type="string">
            <text:p>1E9A</text:p>
          </table:table-cell>
          <table:table-cell table:formula="of:=HEX2DEC([.A523])" office:value-type="float" office:value="616">
            <text:p>616</text:p>
          </table:table-cell>
          <table:table-cell table:formula="of:=HEX2DEC([.B523])" office:value-type="float" office:value="492">
            <text:p>492</text:p>
          </table:table-cell>
          <table:table-cell table:formula="of:=HEX2DEC([.C523])" office:value-type="float" office:value="508">
            <text:p>508</text:p>
          </table:table-cell>
          <table:table-cell table:formula="of:=HEX2DEC([.D523])" office:value-type="float" office:value="8432">
            <text:p>8432</text:p>
          </table:table-cell>
          <table:table-cell table:formula="of:=HEX2DEC([.E523])" office:value-type="float" office:value="8146">
            <text:p>8146</text:p>
          </table:table-cell>
          <table:table-cell table:formula="of:=HEX2DEC([.F523])" office:value-type="float" office:value="7834">
            <text:p>7834</text:p>
          </table:table-cell>
          <table:table-cell table:formula="of:=IF([.G523]&gt;[.T$13];&quot;HE&quot;;IF([.G523]&gt;[.T$12];&quot;HO&quot;;IF([.G523]&lt;[.T$15];&quot;LE&quot;;IF([.G523]&lt;[.T$14];&quot;LO&quot;;&quot;&quot;))))">
            <text:p/>
          </table:table-cell>
          <table:table-cell table:formula="of:=IF([.H523]&gt;[.U$13];&quot;HE&quot;;IF([.H523]&gt;[.U$12];&quot;HO&quot;;IF([.H523]&lt;[.U$15];&quot;LE&quot;;IF([.H523]&lt;[.U$14];&quot;LO&quot;;&quot;&quot;))))">
            <text:p/>
          </table:table-cell>
          <table:table-cell table:formula="of:=IF([.I523]&gt;[.V$13];&quot;HE&quot;;IF([.I523]&gt;[.V$12];&quot;HO&quot;;IF([.I523]&lt;[.V$15];&quot;LE&quot;;IF([.I523]&lt;[.V$14];&quot;LO&quot;;&quot;&quot;))))">
            <text:p/>
          </table:table-cell>
          <table:table-cell table:formula="of:=IF([.J523]&gt;[.W$13];&quot;HE&quot;;IF([.J523]&gt;[.W$12];&quot;HO&quot;;IF([.J523]&lt;[.W$15];&quot;LE&quot;;IF([.J523]&lt;[.W$14];&quot;LO&quot;;&quot;&quot;))))">
            <text:p/>
          </table:table-cell>
          <table:table-cell table:formula="of:=IF([.K523]&gt;[.X$13];&quot;HE&quot;;IF([.K523]&gt;[.X$12];&quot;HO&quot;;IF([.K523]&lt;[.X$15];&quot;LE&quot;;IF([.K523]&lt;[.X$14];&quot;LO&quot;;&quot;&quot;))))">
            <text:p/>
          </table:table-cell>
          <table:table-cell table:formula="of:=IF([.L523]&gt;[.Y$13];&quot;HE&quot;;IF([.L523]&gt;[.Y$12];&quot;HO&quot;;IF([.L523]&lt;[.Y$15];&quot;LE&quot;;IF([.L52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D1</text:p>
          </table:table-cell>
          <table:table-cell office:value-type="string">
            <text:p>1E9F</text:p>
          </table:table-cell>
          <table:table-cell table:formula="of:=HEX2DEC([.A524])" office:value-type="float" office:value="636">
            <text:p>636</text:p>
          </table:table-cell>
          <table:table-cell table:formula="of:=HEX2DEC([.B524])" office:value-type="float" office:value="492">
            <text:p>492</text:p>
          </table:table-cell>
          <table:table-cell table:formula="of:=HEX2DEC([.C524])" office:value-type="float" office:value="508">
            <text:p>508</text:p>
          </table:table-cell>
          <table:table-cell table:formula="of:=HEX2DEC([.D524])" office:value-type="float" office:value="8437">
            <text:p>8437</text:p>
          </table:table-cell>
          <table:table-cell table:formula="of:=HEX2DEC([.E524])" office:value-type="float" office:value="8145">
            <text:p>8145</text:p>
          </table:table-cell>
          <table:table-cell table:formula="of:=HEX2DEC([.F524])" office:value-type="float" office:value="7839">
            <text:p>7839</text:p>
          </table:table-cell>
          <table:table-cell table:formula="of:=IF([.G524]&gt;[.T$13];&quot;HE&quot;;IF([.G524]&gt;[.T$12];&quot;HO&quot;;IF([.G524]&lt;[.T$15];&quot;LE&quot;;IF([.G524]&lt;[.T$14];&quot;LO&quot;;&quot;&quot;))))">
            <text:p/>
          </table:table-cell>
          <table:table-cell table:formula="of:=IF([.H524]&gt;[.U$13];&quot;HE&quot;;IF([.H524]&gt;[.U$12];&quot;HO&quot;;IF([.H524]&lt;[.U$15];&quot;LE&quot;;IF([.H524]&lt;[.U$14];&quot;LO&quot;;&quot;&quot;))))">
            <text:p/>
          </table:table-cell>
          <table:table-cell table:formula="of:=IF([.I524]&gt;[.V$13];&quot;HE&quot;;IF([.I524]&gt;[.V$12];&quot;HO&quot;;IF([.I524]&lt;[.V$15];&quot;LE&quot;;IF([.I524]&lt;[.V$14];&quot;LO&quot;;&quot;&quot;))))">
            <text:p/>
          </table:table-cell>
          <table:table-cell table:formula="of:=IF([.J524]&gt;[.W$13];&quot;HE&quot;;IF([.J524]&gt;[.W$12];&quot;HO&quot;;IF([.J524]&lt;[.W$15];&quot;LE&quot;;IF([.J524]&lt;[.W$14];&quot;LO&quot;;&quot;&quot;))))">
            <text:p/>
          </table:table-cell>
          <table:table-cell table:formula="of:=IF([.K524]&gt;[.X$13];&quot;HE&quot;;IF([.K524]&gt;[.X$12];&quot;HO&quot;;IF([.K524]&lt;[.X$15];&quot;LE&quot;;IF([.K524]&lt;[.X$14];&quot;LO&quot;;&quot;&quot;))))">
            <text:p/>
          </table:table-cell>
          <table:table-cell table:formula="of:=IF([.L524]&gt;[.Y$13];&quot;HE&quot;;IF([.L524]&gt;[.Y$12];&quot;HO&quot;;IF([.L524]&lt;[.Y$15];&quot;LE&quot;;IF([.L52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DB</text:p>
          </table:table-cell>
          <table:table-cell office:value-type="string">
            <text:p>1E9F</text:p>
          </table:table-cell>
          <table:table-cell table:formula="of:=HEX2DEC([.A525])" office:value-type="float" office:value="636">
            <text:p>636</text:p>
          </table:table-cell>
          <table:table-cell table:formula="of:=HEX2DEC([.B525])" office:value-type="float" office:value="492">
            <text:p>492</text:p>
          </table:table-cell>
          <table:table-cell table:formula="of:=HEX2DEC([.C525])" office:value-type="float" office:value="508">
            <text:p>508</text:p>
          </table:table-cell>
          <table:table-cell table:formula="of:=HEX2DEC([.D525])" office:value-type="float" office:value="8432">
            <text:p>8432</text:p>
          </table:table-cell>
          <table:table-cell table:formula="of:=HEX2DEC([.E525])" office:value-type="float" office:value="8155">
            <text:p>8155</text:p>
          </table:table-cell>
          <table:table-cell table:formula="of:=HEX2DEC([.F525])" office:value-type="float" office:value="7839">
            <text:p>7839</text:p>
          </table:table-cell>
          <table:table-cell table:formula="of:=IF([.G525]&gt;[.T$13];&quot;HE&quot;;IF([.G525]&gt;[.T$12];&quot;HO&quot;;IF([.G525]&lt;[.T$15];&quot;LE&quot;;IF([.G525]&lt;[.T$14];&quot;LO&quot;;&quot;&quot;))))">
            <text:p/>
          </table:table-cell>
          <table:table-cell table:formula="of:=IF([.H525]&gt;[.U$13];&quot;HE&quot;;IF([.H525]&gt;[.U$12];&quot;HO&quot;;IF([.H525]&lt;[.U$15];&quot;LE&quot;;IF([.H525]&lt;[.U$14];&quot;LO&quot;;&quot;&quot;))))">
            <text:p/>
          </table:table-cell>
          <table:table-cell table:formula="of:=IF([.I525]&gt;[.V$13];&quot;HE&quot;;IF([.I525]&gt;[.V$12];&quot;HO&quot;;IF([.I525]&lt;[.V$15];&quot;LE&quot;;IF([.I525]&lt;[.V$14];&quot;LO&quot;;&quot;&quot;))))">
            <text:p/>
          </table:table-cell>
          <table:table-cell table:formula="of:=IF([.J525]&gt;[.W$13];&quot;HE&quot;;IF([.J525]&gt;[.W$12];&quot;HO&quot;;IF([.J525]&lt;[.W$15];&quot;LE&quot;;IF([.J525]&lt;[.W$14];&quot;LO&quot;;&quot;&quot;))))">
            <text:p/>
          </table:table-cell>
          <table:table-cell table:formula="of:=IF([.K525]&gt;[.X$13];&quot;HE&quot;;IF([.K525]&gt;[.X$12];&quot;HO&quot;;IF([.K525]&lt;[.X$15];&quot;LE&quot;;IF([.K525]&lt;[.X$14];&quot;LO&quot;;&quot;&quot;))))">
            <text:p/>
          </table:table-cell>
          <table:table-cell table:formula="of:=IF([.L525]&gt;[.Y$13];&quot;HE&quot;;IF([.L525]&gt;[.Y$12];&quot;HO&quot;;IF([.L525]&lt;[.Y$15];&quot;LE&quot;;IF([.L52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C</text:p>
          </table:table-cell>
          <table:table-cell office:value-type="string">
            <text:p>1FDA</text:p>
          </table:table-cell>
          <table:table-cell office:value-type="string">
            <text:p>1EA2</text:p>
          </table:table-cell>
          <table:table-cell table:formula="of:=HEX2DEC([.A526])" office:value-type="float" office:value="648">
            <text:p>648</text:p>
          </table:table-cell>
          <table:table-cell table:formula="of:=HEX2DEC([.B526])" office:value-type="float" office:value="492">
            <text:p>492</text:p>
          </table:table-cell>
          <table:table-cell table:formula="of:=HEX2DEC([.C526])" office:value-type="float" office:value="508">
            <text:p>508</text:p>
          </table:table-cell>
          <table:table-cell table:formula="of:=HEX2DEC([.D526])" office:value-type="float" office:value="8428">
            <text:p>8428</text:p>
          </table:table-cell>
          <table:table-cell table:formula="of:=HEX2DEC([.E526])" office:value-type="float" office:value="8154">
            <text:p>8154</text:p>
          </table:table-cell>
          <table:table-cell table:formula="of:=HEX2DEC([.F526])" office:value-type="float" office:value="7842">
            <text:p>7842</text:p>
          </table:table-cell>
          <table:table-cell table:formula="of:=IF([.G526]&gt;[.T$13];&quot;HE&quot;;IF([.G526]&gt;[.T$12];&quot;HO&quot;;IF([.G526]&lt;[.T$15];&quot;LE&quot;;IF([.G526]&lt;[.T$14];&quot;LO&quot;;&quot;&quot;))))">
            <text:p/>
          </table:table-cell>
          <table:table-cell table:formula="of:=IF([.H526]&gt;[.U$13];&quot;HE&quot;;IF([.H526]&gt;[.U$12];&quot;HO&quot;;IF([.H526]&lt;[.U$15];&quot;LE&quot;;IF([.H526]&lt;[.U$14];&quot;LO&quot;;&quot;&quot;))))">
            <text:p/>
          </table:table-cell>
          <table:table-cell table:formula="of:=IF([.I526]&gt;[.V$13];&quot;HE&quot;;IF([.I526]&gt;[.V$12];&quot;HO&quot;;IF([.I526]&lt;[.V$15];&quot;LE&quot;;IF([.I526]&lt;[.V$14];&quot;LO&quot;;&quot;&quot;))))">
            <text:p/>
          </table:table-cell>
          <table:table-cell table:formula="of:=IF([.J526]&gt;[.W$13];&quot;HE&quot;;IF([.J526]&gt;[.W$12];&quot;HO&quot;;IF([.J526]&lt;[.W$15];&quot;LE&quot;;IF([.J526]&lt;[.W$14];&quot;LO&quot;;&quot;&quot;))))">
            <text:p/>
          </table:table-cell>
          <table:table-cell table:formula="of:=IF([.K526]&gt;[.X$13];&quot;HE&quot;;IF([.K526]&gt;[.X$12];&quot;HO&quot;;IF([.K526]&lt;[.X$15];&quot;LE&quot;;IF([.K526]&lt;[.X$14];&quot;LO&quot;;&quot;&quot;))))">
            <text:p/>
          </table:table-cell>
          <table:table-cell table:formula="of:=IF([.L526]&gt;[.Y$13];&quot;HE&quot;;IF([.L526]&gt;[.Y$12];&quot;HO&quot;;IF([.L526]&lt;[.Y$15];&quot;LE&quot;;IF([.L52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7</text:p>
          </table:table-cell>
          <table:table-cell office:value-type="string">
            <text:p>1FD4</text:p>
          </table:table-cell>
          <table:table-cell office:value-type="string">
            <text:p>1E9C</text:p>
          </table:table-cell>
          <table:table-cell table:formula="of:=HEX2DEC([.A527])" office:value-type="float" office:value="624">
            <text:p>624</text:p>
          </table:table-cell>
          <table:table-cell table:formula="of:=HEX2DEC([.B527])" office:value-type="float" office:value="492">
            <text:p>492</text:p>
          </table:table-cell>
          <table:table-cell table:formula="of:=HEX2DEC([.C527])" office:value-type="float" office:value="508">
            <text:p>508</text:p>
          </table:table-cell>
          <table:table-cell table:formula="of:=HEX2DEC([.D527])" office:value-type="float" office:value="8439">
            <text:p>8439</text:p>
          </table:table-cell>
          <table:table-cell table:formula="of:=HEX2DEC([.E527])" office:value-type="float" office:value="8148">
            <text:p>8148</text:p>
          </table:table-cell>
          <table:table-cell table:formula="of:=HEX2DEC([.F527])" office:value-type="float" office:value="7836">
            <text:p>7836</text:p>
          </table:table-cell>
          <table:table-cell table:formula="of:=IF([.G527]&gt;[.T$13];&quot;HE&quot;;IF([.G527]&gt;[.T$12];&quot;HO&quot;;IF([.G527]&lt;[.T$15];&quot;LE&quot;;IF([.G527]&lt;[.T$14];&quot;LO&quot;;&quot;&quot;))))">
            <text:p/>
          </table:table-cell>
          <table:table-cell table:formula="of:=IF([.H527]&gt;[.U$13];&quot;HE&quot;;IF([.H527]&gt;[.U$12];&quot;HO&quot;;IF([.H527]&lt;[.U$15];&quot;LE&quot;;IF([.H527]&lt;[.U$14];&quot;LO&quot;;&quot;&quot;))))">
            <text:p/>
          </table:table-cell>
          <table:table-cell table:formula="of:=IF([.I527]&gt;[.V$13];&quot;HE&quot;;IF([.I527]&gt;[.V$12];&quot;HO&quot;;IF([.I527]&lt;[.V$15];&quot;LE&quot;;IF([.I527]&lt;[.V$14];&quot;LO&quot;;&quot;&quot;))))">
            <text:p/>
          </table:table-cell>
          <table:table-cell table:formula="of:=IF([.J527]&gt;[.W$13];&quot;HE&quot;;IF([.J527]&gt;[.W$12];&quot;HO&quot;;IF([.J527]&lt;[.W$15];&quot;LE&quot;;IF([.J527]&lt;[.W$14];&quot;LO&quot;;&quot;&quot;))))">
            <text:p/>
          </table:table-cell>
          <table:table-cell table:formula="of:=IF([.K527]&gt;[.X$13];&quot;HE&quot;;IF([.K527]&gt;[.X$12];&quot;HO&quot;;IF([.K527]&lt;[.X$15];&quot;LE&quot;;IF([.K527]&lt;[.X$14];&quot;LO&quot;;&quot;&quot;))))">
            <text:p/>
          </table:table-cell>
          <table:table-cell table:formula="of:=IF([.L527]&gt;[.Y$13];&quot;HE&quot;;IF([.L527]&gt;[.Y$12];&quot;HO&quot;;IF([.L527]&lt;[.Y$15];&quot;LE&quot;;IF([.L52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D8</text:p>
          </table:table-cell>
          <table:table-cell office:value-type="string">
            <text:p>1E9B</text:p>
          </table:table-cell>
          <table:table-cell table:formula="of:=HEX2DEC([.A528])" office:value-type="float" office:value="620">
            <text:p>620</text:p>
          </table:table-cell>
          <table:table-cell table:formula="of:=HEX2DEC([.B528])" office:value-type="float" office:value="492">
            <text:p>492</text:p>
          </table:table-cell>
          <table:table-cell table:formula="of:=HEX2DEC([.C528])" office:value-type="float" office:value="508">
            <text:p>508</text:p>
          </table:table-cell>
          <table:table-cell table:formula="of:=HEX2DEC([.D528])" office:value-type="float" office:value="8433">
            <text:p>8433</text:p>
          </table:table-cell>
          <table:table-cell table:formula="of:=HEX2DEC([.E528])" office:value-type="float" office:value="8152">
            <text:p>8152</text:p>
          </table:table-cell>
          <table:table-cell table:formula="of:=HEX2DEC([.F528])" office:value-type="float" office:value="7835">
            <text:p>7835</text:p>
          </table:table-cell>
          <table:table-cell table:formula="of:=IF([.G528]&gt;[.T$13];&quot;HE&quot;;IF([.G528]&gt;[.T$12];&quot;HO&quot;;IF([.G528]&lt;[.T$15];&quot;LE&quot;;IF([.G528]&lt;[.T$14];&quot;LO&quot;;&quot;&quot;))))">
            <text:p/>
          </table:table-cell>
          <table:table-cell table:formula="of:=IF([.H528]&gt;[.U$13];&quot;HE&quot;;IF([.H528]&gt;[.U$12];&quot;HO&quot;;IF([.H528]&lt;[.U$15];&quot;LE&quot;;IF([.H528]&lt;[.U$14];&quot;LO&quot;;&quot;&quot;))))">
            <text:p/>
          </table:table-cell>
          <table:table-cell table:formula="of:=IF([.I528]&gt;[.V$13];&quot;HE&quot;;IF([.I528]&gt;[.V$12];&quot;HO&quot;;IF([.I528]&lt;[.V$15];&quot;LE&quot;;IF([.I528]&lt;[.V$14];&quot;LO&quot;;&quot;&quot;))))">
            <text:p/>
          </table:table-cell>
          <table:table-cell table:formula="of:=IF([.J528]&gt;[.W$13];&quot;HE&quot;;IF([.J528]&gt;[.W$12];&quot;HO&quot;;IF([.J528]&lt;[.W$15];&quot;LE&quot;;IF([.J528]&lt;[.W$14];&quot;LO&quot;;&quot;&quot;))))">
            <text:p/>
          </table:table-cell>
          <table:table-cell table:formula="of:=IF([.K528]&gt;[.X$13];&quot;HE&quot;;IF([.K528]&gt;[.X$12];&quot;HO&quot;;IF([.K528]&lt;[.X$15];&quot;LE&quot;;IF([.K528]&lt;[.X$14];&quot;LO&quot;;&quot;&quot;))))">
            <text:p/>
          </table:table-cell>
          <table:table-cell table:formula="of:=IF([.L528]&gt;[.Y$13];&quot;HE&quot;;IF([.L528]&gt;[.Y$12];&quot;HO&quot;;IF([.L528]&lt;[.Y$15];&quot;LE&quot;;IF([.L52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A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E1</text:p>
          </table:table-cell>
          <table:table-cell office:value-type="string">
            <text:p>1EAA</text:p>
          </table:table-cell>
          <table:table-cell table:formula="of:=HEX2DEC([.A529])" office:value-type="float" office:value="680">
            <text:p>680</text:p>
          </table:table-cell>
          <table:table-cell table:formula="of:=HEX2DEC([.B529])" office:value-type="float" office:value="492">
            <text:p>492</text:p>
          </table:table-cell>
          <table:table-cell table:formula="of:=HEX2DEC([.C529])" office:value-type="float" office:value="508">
            <text:p>508</text:p>
          </table:table-cell>
          <table:table-cell table:formula="of:=HEX2DEC([.D529])" office:value-type="float" office:value="8437">
            <text:p>8437</text:p>
          </table:table-cell>
          <table:table-cell table:formula="of:=HEX2DEC([.E529])" office:value-type="float" office:value="8161">
            <text:p>8161</text:p>
          </table:table-cell>
          <table:table-cell table:formula="of:=HEX2DEC([.F529])" office:value-type="float" office:value="7850">
            <text:p>7850</text:p>
          </table:table-cell>
          <table:table-cell table:formula="of:=IF([.G529]&gt;[.T$13];&quot;HE&quot;;IF([.G529]&gt;[.T$12];&quot;HO&quot;;IF([.G529]&lt;[.T$15];&quot;LE&quot;;IF([.G529]&lt;[.T$14];&quot;LO&quot;;&quot;&quot;))))">
            <text:p/>
          </table:table-cell>
          <table:table-cell table:formula="of:=IF([.H529]&gt;[.U$13];&quot;HE&quot;;IF([.H529]&gt;[.U$12];&quot;HO&quot;;IF([.H529]&lt;[.U$15];&quot;LE&quot;;IF([.H529]&lt;[.U$14];&quot;LO&quot;;&quot;&quot;))))">
            <text:p/>
          </table:table-cell>
          <table:table-cell table:formula="of:=IF([.I529]&gt;[.V$13];&quot;HE&quot;;IF([.I529]&gt;[.V$12];&quot;HO&quot;;IF([.I529]&lt;[.V$15];&quot;LE&quot;;IF([.I529]&lt;[.V$14];&quot;LO&quot;;&quot;&quot;))))">
            <text:p/>
          </table:table-cell>
          <table:table-cell table:formula="of:=IF([.J529]&gt;[.W$13];&quot;HE&quot;;IF([.J529]&gt;[.W$12];&quot;HO&quot;;IF([.J529]&lt;[.W$15];&quot;LE&quot;;IF([.J529]&lt;[.W$14];&quot;LO&quot;;&quot;&quot;))))">
            <text:p/>
          </table:table-cell>
          <table:table-cell table:formula="of:=IF([.K529]&gt;[.X$13];&quot;HE&quot;;IF([.K529]&gt;[.X$12];&quot;HO&quot;;IF([.K529]&lt;[.X$15];&quot;LE&quot;;IF([.K529]&lt;[.X$14];&quot;LO&quot;;&quot;&quot;))))">
            <text:p/>
          </table:table-cell>
          <table:table-cell table:formula="of:=IF([.L529]&gt;[.Y$13];&quot;HE&quot;;IF([.L529]&gt;[.Y$12];&quot;HO&quot;;IF([.L529]&lt;[.Y$15];&quot;LE&quot;;IF([.L52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D9</text:p>
          </table:table-cell>
          <table:table-cell office:value-type="string">
            <text:p>1E9C</text:p>
          </table:table-cell>
          <table:table-cell table:formula="of:=HEX2DEC([.A530])" office:value-type="float" office:value="624">
            <text:p>624</text:p>
          </table:table-cell>
          <table:table-cell table:formula="of:=HEX2DEC([.B530])" office:value-type="float" office:value="492">
            <text:p>492</text:p>
          </table:table-cell>
          <table:table-cell table:formula="of:=HEX2DEC([.C530])" office:value-type="float" office:value="508">
            <text:p>508</text:p>
          </table:table-cell>
          <table:table-cell table:formula="of:=HEX2DEC([.D530])" office:value-type="float" office:value="8436">
            <text:p>8436</text:p>
          </table:table-cell>
          <table:table-cell table:formula="of:=HEX2DEC([.E530])" office:value-type="float" office:value="8153">
            <text:p>8153</text:p>
          </table:table-cell>
          <table:table-cell table:formula="of:=HEX2DEC([.F530])" office:value-type="float" office:value="7836">
            <text:p>7836</text:p>
          </table:table-cell>
          <table:table-cell table:formula="of:=IF([.G530]&gt;[.T$13];&quot;HE&quot;;IF([.G530]&gt;[.T$12];&quot;HO&quot;;IF([.G530]&lt;[.T$15];&quot;LE&quot;;IF([.G530]&lt;[.T$14];&quot;LO&quot;;&quot;&quot;))))">
            <text:p/>
          </table:table-cell>
          <table:table-cell table:formula="of:=IF([.H530]&gt;[.U$13];&quot;HE&quot;;IF([.H530]&gt;[.U$12];&quot;HO&quot;;IF([.H530]&lt;[.U$15];&quot;LE&quot;;IF([.H530]&lt;[.U$14];&quot;LO&quot;;&quot;&quot;))))">
            <text:p/>
          </table:table-cell>
          <table:table-cell table:formula="of:=IF([.I530]&gt;[.V$13];&quot;HE&quot;;IF([.I530]&gt;[.V$12];&quot;HO&quot;;IF([.I530]&lt;[.V$15];&quot;LE&quot;;IF([.I530]&lt;[.V$14];&quot;LO&quot;;&quot;&quot;))))">
            <text:p/>
          </table:table-cell>
          <table:table-cell table:formula="of:=IF([.J530]&gt;[.W$13];&quot;HE&quot;;IF([.J530]&gt;[.W$12];&quot;HO&quot;;IF([.J530]&lt;[.W$15];&quot;LE&quot;;IF([.J530]&lt;[.W$14];&quot;LO&quot;;&quot;&quot;))))">
            <text:p/>
          </table:table-cell>
          <table:table-cell table:formula="of:=IF([.K530]&gt;[.X$13];&quot;HE&quot;;IF([.K530]&gt;[.X$12];&quot;HO&quot;;IF([.K530]&lt;[.X$15];&quot;LE&quot;;IF([.K530]&lt;[.X$14];&quot;LO&quot;;&quot;&quot;))))">
            <text:p/>
          </table:table-cell>
          <table:table-cell table:formula="of:=IF([.L530]&gt;[.Y$13];&quot;HE&quot;;IF([.L530]&gt;[.Y$12];&quot;HO&quot;;IF([.L530]&lt;[.Y$15];&quot;LE&quot;;IF([.L53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6</text:p>
          </table:table-cell>
          <table:table-cell office:value-type="string">
            <text:p>1FD9</text:p>
          </table:table-cell>
          <table:table-cell office:value-type="string">
            <text:p>1EA5</text:p>
          </table:table-cell>
          <table:table-cell table:formula="of:=HEX2DEC([.A531])" office:value-type="float" office:value="660">
            <text:p>660</text:p>
          </table:table-cell>
          <table:table-cell table:formula="of:=HEX2DEC([.B531])" office:value-type="float" office:value="492">
            <text:p>492</text:p>
          </table:table-cell>
          <table:table-cell table:formula="of:=HEX2DEC([.C531])" office:value-type="float" office:value="508">
            <text:p>508</text:p>
          </table:table-cell>
          <table:table-cell table:formula="of:=HEX2DEC([.D531])" office:value-type="float" office:value="8438">
            <text:p>8438</text:p>
          </table:table-cell>
          <table:table-cell table:formula="of:=HEX2DEC([.E531])" office:value-type="float" office:value="8153">
            <text:p>8153</text:p>
          </table:table-cell>
          <table:table-cell table:formula="of:=HEX2DEC([.F531])" office:value-type="float" office:value="7845">
            <text:p>7845</text:p>
          </table:table-cell>
          <table:table-cell table:formula="of:=IF([.G531]&gt;[.T$13];&quot;HE&quot;;IF([.G531]&gt;[.T$12];&quot;HO&quot;;IF([.G531]&lt;[.T$15];&quot;LE&quot;;IF([.G531]&lt;[.T$14];&quot;LO&quot;;&quot;&quot;))))">
            <text:p/>
          </table:table-cell>
          <table:table-cell table:formula="of:=IF([.H531]&gt;[.U$13];&quot;HE&quot;;IF([.H531]&gt;[.U$12];&quot;HO&quot;;IF([.H531]&lt;[.U$15];&quot;LE&quot;;IF([.H531]&lt;[.U$14];&quot;LO&quot;;&quot;&quot;))))">
            <text:p/>
          </table:table-cell>
          <table:table-cell table:formula="of:=IF([.I531]&gt;[.V$13];&quot;HE&quot;;IF([.I531]&gt;[.V$12];&quot;HO&quot;;IF([.I531]&lt;[.V$15];&quot;LE&quot;;IF([.I531]&lt;[.V$14];&quot;LO&quot;;&quot;&quot;))))">
            <text:p/>
          </table:table-cell>
          <table:table-cell table:formula="of:=IF([.J531]&gt;[.W$13];&quot;HE&quot;;IF([.J531]&gt;[.W$12];&quot;HO&quot;;IF([.J531]&lt;[.W$15];&quot;LE&quot;;IF([.J531]&lt;[.W$14];&quot;LO&quot;;&quot;&quot;))))">
            <text:p/>
          </table:table-cell>
          <table:table-cell table:formula="of:=IF([.K531]&gt;[.X$13];&quot;HE&quot;;IF([.K531]&gt;[.X$12];&quot;HO&quot;;IF([.K531]&lt;[.X$15];&quot;LE&quot;;IF([.K531]&lt;[.X$14];&quot;LO&quot;;&quot;&quot;))))">
            <text:p/>
          </table:table-cell>
          <table:table-cell table:formula="of:=IF([.L531]&gt;[.Y$13];&quot;HE&quot;;IF([.L531]&gt;[.Y$12];&quot;HO&quot;;IF([.L531]&lt;[.Y$15];&quot;LE&quot;;IF([.L53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0</text:p>
          </table:table-cell>
          <table:table-cell office:value-type="string">
            <text:p>1FD0</text:p>
          </table:table-cell>
          <table:table-cell table:style-name="ce3" office:value-type="string">
            <text:p>1E92</text:p>
          </table:table-cell>
          <table:table-cell table:formula="of:=HEX2DEC([.A532])" office:value-type="float" office:value="584">
            <text:p>584</text:p>
          </table:table-cell>
          <table:table-cell table:formula="of:=HEX2DEC([.B532])" office:value-type="float" office:value="492">
            <text:p>492</text:p>
          </table:table-cell>
          <table:table-cell table:formula="of:=HEX2DEC([.C532])" office:value-type="float" office:value="508">
            <text:p>508</text:p>
          </table:table-cell>
          <table:table-cell table:formula="of:=HEX2DEC([.D532])" office:value-type="float" office:value="8432">
            <text:p>8432</text:p>
          </table:table-cell>
          <table:table-cell table:formula="of:=HEX2DEC([.E532])" office:value-type="float" office:value="8144">
            <text:p>8144</text:p>
          </table:table-cell>
          <table:table-cell table:formula="of:=HEX2DEC([.F532])" office:value-type="float" office:value="7826">
            <text:p>7826</text:p>
          </table:table-cell>
          <table:table-cell table:formula="of:=IF([.G532]&gt;[.T$13];&quot;HE&quot;;IF([.G532]&gt;[.T$12];&quot;HO&quot;;IF([.G532]&lt;[.T$15];&quot;LE&quot;;IF([.G532]&lt;[.T$14];&quot;LO&quot;;&quot;&quot;))))">
            <text:p/>
          </table:table-cell>
          <table:table-cell table:formula="of:=IF([.H532]&gt;[.U$13];&quot;HE&quot;;IF([.H532]&gt;[.U$12];&quot;HO&quot;;IF([.H532]&lt;[.U$15];&quot;LE&quot;;IF([.H532]&lt;[.U$14];&quot;LO&quot;;&quot;&quot;))))">
            <text:p/>
          </table:table-cell>
          <table:table-cell table:formula="of:=IF([.I532]&gt;[.V$13];&quot;HE&quot;;IF([.I532]&gt;[.V$12];&quot;HO&quot;;IF([.I532]&lt;[.V$15];&quot;LE&quot;;IF([.I532]&lt;[.V$14];&quot;LO&quot;;&quot;&quot;))))">
            <text:p/>
          </table:table-cell>
          <table:table-cell table:formula="of:=IF([.J532]&gt;[.W$13];&quot;HE&quot;;IF([.J532]&gt;[.W$12];&quot;HO&quot;;IF([.J532]&lt;[.W$15];&quot;LE&quot;;IF([.J532]&lt;[.W$14];&quot;LO&quot;;&quot;&quot;))))">
            <text:p/>
          </table:table-cell>
          <table:table-cell table:formula="of:=IF([.K532]&gt;[.X$13];&quot;HE&quot;;IF([.K532]&gt;[.X$12];&quot;HO&quot;;IF([.K532]&lt;[.X$15];&quot;LE&quot;;IF([.K532]&lt;[.X$14];&quot;LO&quot;;&quot;&quot;))))">
            <text:p/>
          </table:table-cell>
          <table:table-cell table:formula="of:=IF([.L532]&gt;[.Y$13];&quot;HE&quot;;IF([.L532]&gt;[.Y$12];&quot;HO&quot;;IF([.L532]&lt;[.Y$15];&quot;LE&quot;;IF([.L53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F</text:p>
          </table:table-cell>
          <table:table-cell office:value-type="string">
            <text:p>1FCE</text:p>
          </table:table-cell>
          <table:table-cell office:value-type="string">
            <text:p>1E9D</text:p>
          </table:table-cell>
          <table:table-cell table:formula="of:=HEX2DEC([.A533])" office:value-type="float" office:value="628">
            <text:p>628</text:p>
          </table:table-cell>
          <table:table-cell table:formula="of:=HEX2DEC([.B533])" office:value-type="float" office:value="492">
            <text:p>492</text:p>
          </table:table-cell>
          <table:table-cell table:formula="of:=HEX2DEC([.C533])" office:value-type="float" office:value="508">
            <text:p>508</text:p>
          </table:table-cell>
          <table:table-cell table:formula="of:=HEX2DEC([.D533])" office:value-type="float" office:value="8431">
            <text:p>8431</text:p>
          </table:table-cell>
          <table:table-cell table:formula="of:=HEX2DEC([.E533])" office:value-type="float" office:value="8142">
            <text:p>8142</text:p>
          </table:table-cell>
          <table:table-cell table:formula="of:=HEX2DEC([.F533])" office:value-type="float" office:value="7837">
            <text:p>7837</text:p>
          </table:table-cell>
          <table:table-cell table:formula="of:=IF([.G533]&gt;[.T$13];&quot;HE&quot;;IF([.G533]&gt;[.T$12];&quot;HO&quot;;IF([.G533]&lt;[.T$15];&quot;LE&quot;;IF([.G533]&lt;[.T$14];&quot;LO&quot;;&quot;&quot;))))">
            <text:p/>
          </table:table-cell>
          <table:table-cell table:formula="of:=IF([.H533]&gt;[.U$13];&quot;HE&quot;;IF([.H533]&gt;[.U$12];&quot;HO&quot;;IF([.H533]&lt;[.U$15];&quot;LE&quot;;IF([.H533]&lt;[.U$14];&quot;LO&quot;;&quot;&quot;))))">
            <text:p/>
          </table:table-cell>
          <table:table-cell table:formula="of:=IF([.I533]&gt;[.V$13];&quot;HE&quot;;IF([.I533]&gt;[.V$12];&quot;HO&quot;;IF([.I533]&lt;[.V$15];&quot;LE&quot;;IF([.I533]&lt;[.V$14];&quot;LO&quot;;&quot;&quot;))))">
            <text:p/>
          </table:table-cell>
          <table:table-cell table:formula="of:=IF([.J533]&gt;[.W$13];&quot;HE&quot;;IF([.J533]&gt;[.W$12];&quot;HO&quot;;IF([.J533]&lt;[.W$15];&quot;LE&quot;;IF([.J533]&lt;[.W$14];&quot;LO&quot;;&quot;&quot;))))">
            <text:p/>
          </table:table-cell>
          <table:table-cell table:formula="of:=IF([.K533]&gt;[.X$13];&quot;HE&quot;;IF([.K533]&gt;[.X$12];&quot;HO&quot;;IF([.K533]&lt;[.X$15];&quot;LE&quot;;IF([.K533]&lt;[.X$14];&quot;LO&quot;;&quot;&quot;))))">
            <text:p/>
          </table:table-cell>
          <table:table-cell table:formula="of:=IF([.L533]&gt;[.Y$13];&quot;HE&quot;;IF([.L533]&gt;[.Y$12];&quot;HO&quot;;IF([.L533]&lt;[.Y$15];&quot;LE&quot;;IF([.L53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D3</text:p>
          </table:table-cell>
          <table:table-cell office:value-type="string">
            <text:p>1EA4</text:p>
          </table:table-cell>
          <table:table-cell table:formula="of:=HEX2DEC([.A534])" office:value-type="float" office:value="656">
            <text:p>656</text:p>
          </table:table-cell>
          <table:table-cell table:formula="of:=HEX2DEC([.B534])" office:value-type="float" office:value="492">
            <text:p>492</text:p>
          </table:table-cell>
          <table:table-cell table:formula="of:=HEX2DEC([.C534])" office:value-type="float" office:value="508">
            <text:p>508</text:p>
          </table:table-cell>
          <table:table-cell table:formula="of:=HEX2DEC([.D534])" office:value-type="float" office:value="8434">
            <text:p>8434</text:p>
          </table:table-cell>
          <table:table-cell table:formula="of:=HEX2DEC([.E534])" office:value-type="float" office:value="8147">
            <text:p>8147</text:p>
          </table:table-cell>
          <table:table-cell table:formula="of:=HEX2DEC([.F534])" office:value-type="float" office:value="7844">
            <text:p>7844</text:p>
          </table:table-cell>
          <table:table-cell table:formula="of:=IF([.G534]&gt;[.T$13];&quot;HE&quot;;IF([.G534]&gt;[.T$12];&quot;HO&quot;;IF([.G534]&lt;[.T$15];&quot;LE&quot;;IF([.G534]&lt;[.T$14];&quot;LO&quot;;&quot;&quot;))))">
            <text:p/>
          </table:table-cell>
          <table:table-cell table:formula="of:=IF([.H534]&gt;[.U$13];&quot;HE&quot;;IF([.H534]&gt;[.U$12];&quot;HO&quot;;IF([.H534]&lt;[.U$15];&quot;LE&quot;;IF([.H534]&lt;[.U$14];&quot;LO&quot;;&quot;&quot;))))">
            <text:p/>
          </table:table-cell>
          <table:table-cell table:formula="of:=IF([.I534]&gt;[.V$13];&quot;HE&quot;;IF([.I534]&gt;[.V$12];&quot;HO&quot;;IF([.I534]&lt;[.V$15];&quot;LE&quot;;IF([.I534]&lt;[.V$14];&quot;LO&quot;;&quot;&quot;))))">
            <text:p/>
          </table:table-cell>
          <table:table-cell table:formula="of:=IF([.J534]&gt;[.W$13];&quot;HE&quot;;IF([.J534]&gt;[.W$12];&quot;HO&quot;;IF([.J534]&lt;[.W$15];&quot;LE&quot;;IF([.J534]&lt;[.W$14];&quot;LO&quot;;&quot;&quot;))))">
            <text:p/>
          </table:table-cell>
          <table:table-cell table:formula="of:=IF([.K534]&gt;[.X$13];&quot;HE&quot;;IF([.K534]&gt;[.X$12];&quot;HO&quot;;IF([.K534]&lt;[.X$15];&quot;LE&quot;;IF([.K534]&lt;[.X$14];&quot;LO&quot;;&quot;&quot;))))">
            <text:p/>
          </table:table-cell>
          <table:table-cell table:formula="of:=IF([.L534]&gt;[.Y$13];&quot;HE&quot;;IF([.L534]&gt;[.Y$12];&quot;HO&quot;;IF([.L534]&lt;[.Y$15];&quot;LE&quot;;IF([.L53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D3</text:p>
          </table:table-cell>
          <table:table-cell office:value-type="string">
            <text:p>1EA2</text:p>
          </table:table-cell>
          <table:table-cell table:formula="of:=HEX2DEC([.A535])" office:value-type="float" office:value="648">
            <text:p>648</text:p>
          </table:table-cell>
          <table:table-cell table:formula="of:=HEX2DEC([.B535])" office:value-type="float" office:value="492">
            <text:p>492</text:p>
          </table:table-cell>
          <table:table-cell table:formula="of:=HEX2DEC([.C535])" office:value-type="float" office:value="508">
            <text:p>508</text:p>
          </table:table-cell>
          <table:table-cell table:formula="of:=HEX2DEC([.D535])" office:value-type="float" office:value="8436">
            <text:p>8436</text:p>
          </table:table-cell>
          <table:table-cell table:formula="of:=HEX2DEC([.E535])" office:value-type="float" office:value="8147">
            <text:p>8147</text:p>
          </table:table-cell>
          <table:table-cell table:formula="of:=HEX2DEC([.F535])" office:value-type="float" office:value="7842">
            <text:p>7842</text:p>
          </table:table-cell>
          <table:table-cell table:formula="of:=IF([.G535]&gt;[.T$13];&quot;HE&quot;;IF([.G535]&gt;[.T$12];&quot;HO&quot;;IF([.G535]&lt;[.T$15];&quot;LE&quot;;IF([.G535]&lt;[.T$14];&quot;LO&quot;;&quot;&quot;))))">
            <text:p/>
          </table:table-cell>
          <table:table-cell table:formula="of:=IF([.H535]&gt;[.U$13];&quot;HE&quot;;IF([.H535]&gt;[.U$12];&quot;HO&quot;;IF([.H535]&lt;[.U$15];&quot;LE&quot;;IF([.H535]&lt;[.U$14];&quot;LO&quot;;&quot;&quot;))))">
            <text:p/>
          </table:table-cell>
          <table:table-cell table:formula="of:=IF([.I535]&gt;[.V$13];&quot;HE&quot;;IF([.I535]&gt;[.V$12];&quot;HO&quot;;IF([.I535]&lt;[.V$15];&quot;LE&quot;;IF([.I535]&lt;[.V$14];&quot;LO&quot;;&quot;&quot;))))">
            <text:p/>
          </table:table-cell>
          <table:table-cell table:formula="of:=IF([.J535]&gt;[.W$13];&quot;HE&quot;;IF([.J535]&gt;[.W$12];&quot;HO&quot;;IF([.J535]&lt;[.W$15];&quot;LE&quot;;IF([.J535]&lt;[.W$14];&quot;LO&quot;;&quot;&quot;))))">
            <text:p/>
          </table:table-cell>
          <table:table-cell table:formula="of:=IF([.K535]&gt;[.X$13];&quot;HE&quot;;IF([.K535]&gt;[.X$12];&quot;HO&quot;;IF([.K535]&lt;[.X$15];&quot;LE&quot;;IF([.K535]&lt;[.X$14];&quot;LO&quot;;&quot;&quot;))))">
            <text:p/>
          </table:table-cell>
          <table:table-cell table:formula="of:=IF([.L535]&gt;[.Y$13];&quot;HE&quot;;IF([.L535]&gt;[.Y$12];&quot;HO&quot;;IF([.L535]&lt;[.Y$15];&quot;LE&quot;;IF([.L53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5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D3</text:p>
          </table:table-cell>
          <table:table-cell table:style-name="ce3" office:value-type="string">
            <text:p>1E97</text:p>
          </table:table-cell>
          <table:table-cell table:formula="of:=HEX2DEC([.A536])" office:value-type="float" office:value="604">
            <text:p>604</text:p>
          </table:table-cell>
          <table:table-cell table:formula="of:=HEX2DEC([.B536])" office:value-type="float" office:value="492">
            <text:p>492</text:p>
          </table:table-cell>
          <table:table-cell table:formula="of:=HEX2DEC([.C536])" office:value-type="float" office:value="508">
            <text:p>508</text:p>
          </table:table-cell>
          <table:table-cell table:formula="of:=HEX2DEC([.D536])" office:value-type="float" office:value="8435">
            <text:p>8435</text:p>
          </table:table-cell>
          <table:table-cell table:formula="of:=HEX2DEC([.E536])" office:value-type="float" office:value="8147">
            <text:p>8147</text:p>
          </table:table-cell>
          <table:table-cell table:formula="of:=HEX2DEC([.F536])" office:value-type="float" office:value="7831">
            <text:p>7831</text:p>
          </table:table-cell>
          <table:table-cell table:formula="of:=IF([.G536]&gt;[.T$13];&quot;HE&quot;;IF([.G536]&gt;[.T$12];&quot;HO&quot;;IF([.G536]&lt;[.T$15];&quot;LE&quot;;IF([.G536]&lt;[.T$14];&quot;LO&quot;;&quot;&quot;))))">
            <text:p/>
          </table:table-cell>
          <table:table-cell table:formula="of:=IF([.H536]&gt;[.U$13];&quot;HE&quot;;IF([.H536]&gt;[.U$12];&quot;HO&quot;;IF([.H536]&lt;[.U$15];&quot;LE&quot;;IF([.H536]&lt;[.U$14];&quot;LO&quot;;&quot;&quot;))))">
            <text:p/>
          </table:table-cell>
          <table:table-cell table:formula="of:=IF([.I536]&gt;[.V$13];&quot;HE&quot;;IF([.I536]&gt;[.V$12];&quot;HO&quot;;IF([.I536]&lt;[.V$15];&quot;LE&quot;;IF([.I536]&lt;[.V$14];&quot;LO&quot;;&quot;&quot;))))">
            <text:p/>
          </table:table-cell>
          <table:table-cell table:formula="of:=IF([.J536]&gt;[.W$13];&quot;HE&quot;;IF([.J536]&gt;[.W$12];&quot;HO&quot;;IF([.J536]&lt;[.W$15];&quot;LE&quot;;IF([.J536]&lt;[.W$14];&quot;LO&quot;;&quot;&quot;))))">
            <text:p/>
          </table:table-cell>
          <table:table-cell table:formula="of:=IF([.K536]&gt;[.X$13];&quot;HE&quot;;IF([.K536]&gt;[.X$12];&quot;HO&quot;;IF([.K536]&lt;[.X$15];&quot;LE&quot;;IF([.K536]&lt;[.X$14];&quot;LO&quot;;&quot;&quot;))))">
            <text:p/>
          </table:table-cell>
          <table:table-cell table:formula="of:=IF([.L536]&gt;[.Y$13];&quot;HE&quot;;IF([.L536]&gt;[.Y$12];&quot;HO&quot;;IF([.L536]&lt;[.Y$15];&quot;LE&quot;;IF([.L53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3</text:p>
          </table:table-cell>
          <table:table-cell office:value-type="string">
            <text:p>1FD9</text:p>
          </table:table-cell>
          <table:table-cell office:value-type="string">
            <text:p>1EA4</text:p>
          </table:table-cell>
          <table:table-cell table:formula="of:=HEX2DEC([.A537])" office:value-type="float" office:value="656">
            <text:p>656</text:p>
          </table:table-cell>
          <table:table-cell table:formula="of:=HEX2DEC([.B537])" office:value-type="float" office:value="492">
            <text:p>492</text:p>
          </table:table-cell>
          <table:table-cell table:formula="of:=HEX2DEC([.C537])" office:value-type="float" office:value="508">
            <text:p>508</text:p>
          </table:table-cell>
          <table:table-cell table:formula="of:=HEX2DEC([.D537])" office:value-type="float" office:value="8435">
            <text:p>8435</text:p>
          </table:table-cell>
          <table:table-cell table:formula="of:=HEX2DEC([.E537])" office:value-type="float" office:value="8153">
            <text:p>8153</text:p>
          </table:table-cell>
          <table:table-cell table:formula="of:=HEX2DEC([.F537])" office:value-type="float" office:value="7844">
            <text:p>7844</text:p>
          </table:table-cell>
          <table:table-cell table:formula="of:=IF([.G537]&gt;[.T$13];&quot;HE&quot;;IF([.G537]&gt;[.T$12];&quot;HO&quot;;IF([.G537]&lt;[.T$15];&quot;LE&quot;;IF([.G537]&lt;[.T$14];&quot;LO&quot;;&quot;&quot;))))">
            <text:p/>
          </table:table-cell>
          <table:table-cell table:formula="of:=IF([.H537]&gt;[.U$13];&quot;HE&quot;;IF([.H537]&gt;[.U$12];&quot;HO&quot;;IF([.H537]&lt;[.U$15];&quot;LE&quot;;IF([.H537]&lt;[.U$14];&quot;LO&quot;;&quot;&quot;))))">
            <text:p/>
          </table:table-cell>
          <table:table-cell table:formula="of:=IF([.I537]&gt;[.V$13];&quot;HE&quot;;IF([.I537]&gt;[.V$12];&quot;HO&quot;;IF([.I537]&lt;[.V$15];&quot;LE&quot;;IF([.I537]&lt;[.V$14];&quot;LO&quot;;&quot;&quot;))))">
            <text:p/>
          </table:table-cell>
          <table:table-cell table:formula="of:=IF([.J537]&gt;[.W$13];&quot;HE&quot;;IF([.J537]&gt;[.W$12];&quot;HO&quot;;IF([.J537]&lt;[.W$15];&quot;LE&quot;;IF([.J537]&lt;[.W$14];&quot;LO&quot;;&quot;&quot;))))">
            <text:p/>
          </table:table-cell>
          <table:table-cell table:formula="of:=IF([.K537]&gt;[.X$13];&quot;HE&quot;;IF([.K537]&gt;[.X$12];&quot;HO&quot;;IF([.K537]&lt;[.X$15];&quot;LE&quot;;IF([.K537]&lt;[.X$14];&quot;LO&quot;;&quot;&quot;))))">
            <text:p/>
          </table:table-cell>
          <table:table-cell table:formula="of:=IF([.L537]&gt;[.Y$13];&quot;HE&quot;;IF([.L537]&gt;[.Y$12];&quot;HO&quot;;IF([.L537]&lt;[.Y$15];&quot;LE&quot;;IF([.L53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4</text:p>
          </table:table-cell>
          <table:table-cell office:value-type="string">
            <text:p>1FD5</text:p>
          </table:table-cell>
          <table:table-cell office:value-type="string">
            <text:p>1EA1</text:p>
          </table:table-cell>
          <table:table-cell table:formula="of:=HEX2DEC([.A538])" office:value-type="float" office:value="644">
            <text:p>644</text:p>
          </table:table-cell>
          <table:table-cell table:formula="of:=HEX2DEC([.B538])" office:value-type="float" office:value="492">
            <text:p>492</text:p>
          </table:table-cell>
          <table:table-cell table:formula="of:=HEX2DEC([.C538])" office:value-type="float" office:value="508">
            <text:p>508</text:p>
          </table:table-cell>
          <table:table-cell table:formula="of:=HEX2DEC([.D538])" office:value-type="float" office:value="8436">
            <text:p>8436</text:p>
          </table:table-cell>
          <table:table-cell table:formula="of:=HEX2DEC([.E538])" office:value-type="float" office:value="8149">
            <text:p>8149</text:p>
          </table:table-cell>
          <table:table-cell table:formula="of:=HEX2DEC([.F538])" office:value-type="float" office:value="7841">
            <text:p>7841</text:p>
          </table:table-cell>
          <table:table-cell table:formula="of:=IF([.G538]&gt;[.T$13];&quot;HE&quot;;IF([.G538]&gt;[.T$12];&quot;HO&quot;;IF([.G538]&lt;[.T$15];&quot;LE&quot;;IF([.G538]&lt;[.T$14];&quot;LO&quot;;&quot;&quot;))))">
            <text:p/>
          </table:table-cell>
          <table:table-cell table:formula="of:=IF([.H538]&gt;[.U$13];&quot;HE&quot;;IF([.H538]&gt;[.U$12];&quot;HO&quot;;IF([.H538]&lt;[.U$15];&quot;LE&quot;;IF([.H538]&lt;[.U$14];&quot;LO&quot;;&quot;&quot;))))">
            <text:p/>
          </table:table-cell>
          <table:table-cell table:formula="of:=IF([.I538]&gt;[.V$13];&quot;HE&quot;;IF([.I538]&gt;[.V$12];&quot;HO&quot;;IF([.I538]&lt;[.V$15];&quot;LE&quot;;IF([.I538]&lt;[.V$14];&quot;LO&quot;;&quot;&quot;))))">
            <text:p/>
          </table:table-cell>
          <table:table-cell table:formula="of:=IF([.J538]&gt;[.W$13];&quot;HE&quot;;IF([.J538]&gt;[.W$12];&quot;HO&quot;;IF([.J538]&lt;[.W$15];&quot;LE&quot;;IF([.J538]&lt;[.W$14];&quot;LO&quot;;&quot;&quot;))))">
            <text:p/>
          </table:table-cell>
          <table:table-cell table:formula="of:=IF([.K538]&gt;[.X$13];&quot;HE&quot;;IF([.K538]&gt;[.X$12];&quot;HO&quot;;IF([.K538]&lt;[.X$15];&quot;LE&quot;;IF([.K538]&lt;[.X$14];&quot;LO&quot;;&quot;&quot;))))">
            <text:p/>
          </table:table-cell>
          <table:table-cell table:formula="of:=IF([.L538]&gt;[.Y$13];&quot;HE&quot;;IF([.L538]&gt;[.Y$12];&quot;HO&quot;;IF([.L538]&lt;[.Y$15];&quot;LE&quot;;IF([.L538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DA</text:p>
          </table:table-cell>
          <table:table-cell office:value-type="string">
            <text:p>1E9F</text:p>
          </table:table-cell>
          <table:table-cell table:formula="of:=HEX2DEC([.A539])" office:value-type="float" office:value="636">
            <text:p>636</text:p>
          </table:table-cell>
          <table:table-cell table:formula="of:=HEX2DEC([.B539])" office:value-type="float" office:value="492">
            <text:p>492</text:p>
          </table:table-cell>
          <table:table-cell table:formula="of:=HEX2DEC([.C539])" office:value-type="float" office:value="508">
            <text:p>508</text:p>
          </table:table-cell>
          <table:table-cell table:formula="of:=HEX2DEC([.D539])" office:value-type="float" office:value="8434">
            <text:p>8434</text:p>
          </table:table-cell>
          <table:table-cell table:formula="of:=HEX2DEC([.E539])" office:value-type="float" office:value="8154">
            <text:p>8154</text:p>
          </table:table-cell>
          <table:table-cell table:formula="of:=HEX2DEC([.F539])" office:value-type="float" office:value="7839">
            <text:p>7839</text:p>
          </table:table-cell>
          <table:table-cell table:formula="of:=IF([.G539]&gt;[.T$13];&quot;HE&quot;;IF([.G539]&gt;[.T$12];&quot;HO&quot;;IF([.G539]&lt;[.T$15];&quot;LE&quot;;IF([.G539]&lt;[.T$14];&quot;LO&quot;;&quot;&quot;))))">
            <text:p/>
          </table:table-cell>
          <table:table-cell table:formula="of:=IF([.H539]&gt;[.U$13];&quot;HE&quot;;IF([.H539]&gt;[.U$12];&quot;HO&quot;;IF([.H539]&lt;[.U$15];&quot;LE&quot;;IF([.H539]&lt;[.U$14];&quot;LO&quot;;&quot;&quot;))))">
            <text:p/>
          </table:table-cell>
          <table:table-cell table:formula="of:=IF([.I539]&gt;[.V$13];&quot;HE&quot;;IF([.I539]&gt;[.V$12];&quot;HO&quot;;IF([.I539]&lt;[.V$15];&quot;LE&quot;;IF([.I539]&lt;[.V$14];&quot;LO&quot;;&quot;&quot;))))">
            <text:p/>
          </table:table-cell>
          <table:table-cell table:formula="of:=IF([.J539]&gt;[.W$13];&quot;HE&quot;;IF([.J539]&gt;[.W$12];&quot;HO&quot;;IF([.J539]&lt;[.W$15];&quot;LE&quot;;IF([.J539]&lt;[.W$14];&quot;LO&quot;;&quot;&quot;))))">
            <text:p/>
          </table:table-cell>
          <table:table-cell table:formula="of:=IF([.K539]&gt;[.X$13];&quot;HE&quot;;IF([.K539]&gt;[.X$12];&quot;HO&quot;;IF([.K539]&lt;[.X$15];&quot;LE&quot;;IF([.K539]&lt;[.X$14];&quot;LO&quot;;&quot;&quot;))))">
            <text:p/>
          </table:table-cell>
          <table:table-cell table:formula="of:=IF([.L539]&gt;[.Y$13];&quot;HE&quot;;IF([.L539]&gt;[.Y$12];&quot;HO&quot;;IF([.L539]&lt;[.Y$15];&quot;LE&quot;;IF([.L539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D1</text:p>
          </table:table-cell>
          <table:table-cell office:value-type="string">
            <text:p>1EA2</text:p>
          </table:table-cell>
          <table:table-cell table:formula="of:=HEX2DEC([.A540])" office:value-type="float" office:value="648">
            <text:p>648</text:p>
          </table:table-cell>
          <table:table-cell table:formula="of:=HEX2DEC([.B540])" office:value-type="float" office:value="492">
            <text:p>492</text:p>
          </table:table-cell>
          <table:table-cell table:formula="of:=HEX2DEC([.C540])" office:value-type="float" office:value="508">
            <text:p>508</text:p>
          </table:table-cell>
          <table:table-cell table:formula="of:=HEX2DEC([.D540])" office:value-type="float" office:value="8437">
            <text:p>8437</text:p>
          </table:table-cell>
          <table:table-cell table:formula="of:=HEX2DEC([.E540])" office:value-type="float" office:value="8145">
            <text:p>8145</text:p>
          </table:table-cell>
          <table:table-cell table:formula="of:=HEX2DEC([.F540])" office:value-type="float" office:value="7842">
            <text:p>7842</text:p>
          </table:table-cell>
          <table:table-cell table:formula="of:=IF([.G540]&gt;[.T$13];&quot;HE&quot;;IF([.G540]&gt;[.T$12];&quot;HO&quot;;IF([.G540]&lt;[.T$15];&quot;LE&quot;;IF([.G540]&lt;[.T$14];&quot;LO&quot;;&quot;&quot;))))">
            <text:p/>
          </table:table-cell>
          <table:table-cell table:formula="of:=IF([.H540]&gt;[.U$13];&quot;HE&quot;;IF([.H540]&gt;[.U$12];&quot;HO&quot;;IF([.H540]&lt;[.U$15];&quot;LE&quot;;IF([.H540]&lt;[.U$14];&quot;LO&quot;;&quot;&quot;))))">
            <text:p/>
          </table:table-cell>
          <table:table-cell table:formula="of:=IF([.I540]&gt;[.V$13];&quot;HE&quot;;IF([.I540]&gt;[.V$12];&quot;HO&quot;;IF([.I540]&lt;[.V$15];&quot;LE&quot;;IF([.I540]&lt;[.V$14];&quot;LO&quot;;&quot;&quot;))))">
            <text:p/>
          </table:table-cell>
          <table:table-cell table:formula="of:=IF([.J540]&gt;[.W$13];&quot;HE&quot;;IF([.J540]&gt;[.W$12];&quot;HO&quot;;IF([.J540]&lt;[.W$15];&quot;LE&quot;;IF([.J540]&lt;[.W$14];&quot;LO&quot;;&quot;&quot;))))">
            <text:p/>
          </table:table-cell>
          <table:table-cell table:formula="of:=IF([.K540]&gt;[.X$13];&quot;HE&quot;;IF([.K540]&gt;[.X$12];&quot;HO&quot;;IF([.K540]&lt;[.X$15];&quot;LE&quot;;IF([.K540]&lt;[.X$14];&quot;LO&quot;;&quot;&quot;))))">
            <text:p/>
          </table:table-cell>
          <table:table-cell table:formula="of:=IF([.L540]&gt;[.Y$13];&quot;HE&quot;;IF([.L540]&gt;[.Y$12];&quot;HO&quot;;IF([.L540]&lt;[.Y$15];&quot;LE&quot;;IF([.L540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5</text:p>
          </table:table-cell>
          <table:table-cell office:value-type="string">
            <text:p>1FD0</text:p>
          </table:table-cell>
          <table:table-cell office:value-type="string">
            <text:p>1E9B</text:p>
          </table:table-cell>
          <table:table-cell table:formula="of:=HEX2DEC([.A541])" office:value-type="float" office:value="620">
            <text:p>620</text:p>
          </table:table-cell>
          <table:table-cell table:formula="of:=HEX2DEC([.B541])" office:value-type="float" office:value="492">
            <text:p>492</text:p>
          </table:table-cell>
          <table:table-cell table:formula="of:=HEX2DEC([.C541])" office:value-type="float" office:value="508">
            <text:p>508</text:p>
          </table:table-cell>
          <table:table-cell table:formula="of:=HEX2DEC([.D541])" office:value-type="float" office:value="8437">
            <text:p>8437</text:p>
          </table:table-cell>
          <table:table-cell table:formula="of:=HEX2DEC([.E541])" office:value-type="float" office:value="8144">
            <text:p>8144</text:p>
          </table:table-cell>
          <table:table-cell table:formula="of:=HEX2DEC([.F541])" office:value-type="float" office:value="7835">
            <text:p>7835</text:p>
          </table:table-cell>
          <table:table-cell table:formula="of:=IF([.G541]&gt;[.T$13];&quot;HE&quot;;IF([.G541]&gt;[.T$12];&quot;HO&quot;;IF([.G541]&lt;[.T$15];&quot;LE&quot;;IF([.G541]&lt;[.T$14];&quot;LO&quot;;&quot;&quot;))))">
            <text:p/>
          </table:table-cell>
          <table:table-cell table:formula="of:=IF([.H541]&gt;[.U$13];&quot;HE&quot;;IF([.H541]&gt;[.U$12];&quot;HO&quot;;IF([.H541]&lt;[.U$15];&quot;LE&quot;;IF([.H541]&lt;[.U$14];&quot;LO&quot;;&quot;&quot;))))">
            <text:p/>
          </table:table-cell>
          <table:table-cell table:formula="of:=IF([.I541]&gt;[.V$13];&quot;HE&quot;;IF([.I541]&gt;[.V$12];&quot;HO&quot;;IF([.I541]&lt;[.V$15];&quot;LE&quot;;IF([.I541]&lt;[.V$14];&quot;LO&quot;;&quot;&quot;))))">
            <text:p/>
          </table:table-cell>
          <table:table-cell table:formula="of:=IF([.J541]&gt;[.W$13];&quot;HE&quot;;IF([.J541]&gt;[.W$12];&quot;HO&quot;;IF([.J541]&lt;[.W$15];&quot;LE&quot;;IF([.J541]&lt;[.W$14];&quot;LO&quot;;&quot;&quot;))))">
            <text:p/>
          </table:table-cell>
          <table:table-cell table:formula="of:=IF([.K541]&gt;[.X$13];&quot;HE&quot;;IF([.K541]&gt;[.X$12];&quot;HO&quot;;IF([.K541]&lt;[.X$15];&quot;LE&quot;;IF([.K541]&lt;[.X$14];&quot;LO&quot;;&quot;&quot;))))">
            <text:p/>
          </table:table-cell>
          <table:table-cell table:formula="of:=IF([.L541]&gt;[.Y$13];&quot;HE&quot;;IF([.L541]&gt;[.Y$12];&quot;HO&quot;;IF([.L541]&lt;[.Y$15];&quot;LE&quot;;IF([.L541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8</text:p>
          </table:table-cell>
          <table:table-cell office:value-type="string">
            <text:p>1FD6</text:p>
          </table:table-cell>
          <table:table-cell office:value-type="string">
            <text:p>1EA4</text:p>
          </table:table-cell>
          <table:table-cell table:formula="of:=HEX2DEC([.A542])" office:value-type="float" office:value="656">
            <text:p>656</text:p>
          </table:table-cell>
          <table:table-cell table:formula="of:=HEX2DEC([.B542])" office:value-type="float" office:value="492">
            <text:p>492</text:p>
          </table:table-cell>
          <table:table-cell table:formula="of:=HEX2DEC([.C542])" office:value-type="float" office:value="508">
            <text:p>508</text:p>
          </table:table-cell>
          <table:table-cell table:formula="of:=HEX2DEC([.D542])" office:value-type="float" office:value="8440">
            <text:p>8440</text:p>
          </table:table-cell>
          <table:table-cell table:formula="of:=HEX2DEC([.E542])" office:value-type="float" office:value="8150">
            <text:p>8150</text:p>
          </table:table-cell>
          <table:table-cell table:formula="of:=HEX2DEC([.F542])" office:value-type="float" office:value="7844">
            <text:p>7844</text:p>
          </table:table-cell>
          <table:table-cell table:formula="of:=IF([.G542]&gt;[.T$13];&quot;HE&quot;;IF([.G542]&gt;[.T$12];&quot;HO&quot;;IF([.G542]&lt;[.T$15];&quot;LE&quot;;IF([.G542]&lt;[.T$14];&quot;LO&quot;;&quot;&quot;))))">
            <text:p/>
          </table:table-cell>
          <table:table-cell table:formula="of:=IF([.H542]&gt;[.U$13];&quot;HE&quot;;IF([.H542]&gt;[.U$12];&quot;HO&quot;;IF([.H542]&lt;[.U$15];&quot;LE&quot;;IF([.H542]&lt;[.U$14];&quot;LO&quot;;&quot;&quot;))))">
            <text:p/>
          </table:table-cell>
          <table:table-cell table:formula="of:=IF([.I542]&gt;[.V$13];&quot;HE&quot;;IF([.I542]&gt;[.V$12];&quot;HO&quot;;IF([.I542]&lt;[.V$15];&quot;LE&quot;;IF([.I542]&lt;[.V$14];&quot;LO&quot;;&quot;&quot;))))">
            <text:p/>
          </table:table-cell>
          <table:table-cell table:formula="of:=IF([.J542]&gt;[.W$13];&quot;HE&quot;;IF([.J542]&gt;[.W$12];&quot;HO&quot;;IF([.J542]&lt;[.W$15];&quot;LE&quot;;IF([.J542]&lt;[.W$14];&quot;LO&quot;;&quot;&quot;))))">
            <text:p/>
          </table:table-cell>
          <table:table-cell table:formula="of:=IF([.K542]&gt;[.X$13];&quot;HE&quot;;IF([.K542]&gt;[.X$12];&quot;HO&quot;;IF([.K542]&lt;[.X$15];&quot;LE&quot;;IF([.K542]&lt;[.X$14];&quot;LO&quot;;&quot;&quot;))))">
            <text:p/>
          </table:table-cell>
          <table:table-cell table:formula="of:=IF([.L542]&gt;[.Y$13];&quot;HE&quot;;IF([.L542]&gt;[.Y$12];&quot;HO&quot;;IF([.L542]&lt;[.Y$15];&quot;LE&quot;;IF([.L542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7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D7</text:p>
          </table:table-cell>
          <table:table-cell office:value-type="string">
            <text:p>1E9F</text:p>
          </table:table-cell>
          <table:table-cell table:formula="of:=HEX2DEC([.A543])" office:value-type="float" office:value="636">
            <text:p>636</text:p>
          </table:table-cell>
          <table:table-cell table:formula="of:=HEX2DEC([.B543])" office:value-type="float" office:value="492">
            <text:p>492</text:p>
          </table:table-cell>
          <table:table-cell table:formula="of:=HEX2DEC([.C543])" office:value-type="float" office:value="508">
            <text:p>508</text:p>
          </table:table-cell>
          <table:table-cell table:formula="of:=HEX2DEC([.D543])" office:value-type="float" office:value="8434">
            <text:p>8434</text:p>
          </table:table-cell>
          <table:table-cell table:formula="of:=HEX2DEC([.E543])" office:value-type="float" office:value="8151">
            <text:p>8151</text:p>
          </table:table-cell>
          <table:table-cell table:formula="of:=HEX2DEC([.F543])" office:value-type="float" office:value="7839">
            <text:p>7839</text:p>
          </table:table-cell>
          <table:table-cell table:formula="of:=IF([.G543]&gt;[.T$13];&quot;HE&quot;;IF([.G543]&gt;[.T$12];&quot;HO&quot;;IF([.G543]&lt;[.T$15];&quot;LE&quot;;IF([.G543]&lt;[.T$14];&quot;LO&quot;;&quot;&quot;))))">
            <text:p/>
          </table:table-cell>
          <table:table-cell table:formula="of:=IF([.H543]&gt;[.U$13];&quot;HE&quot;;IF([.H543]&gt;[.U$12];&quot;HO&quot;;IF([.H543]&lt;[.U$15];&quot;LE&quot;;IF([.H543]&lt;[.U$14];&quot;LO&quot;;&quot;&quot;))))">
            <text:p/>
          </table:table-cell>
          <table:table-cell table:formula="of:=IF([.I543]&gt;[.V$13];&quot;HE&quot;;IF([.I543]&gt;[.V$12];&quot;HO&quot;;IF([.I543]&lt;[.V$15];&quot;LE&quot;;IF([.I543]&lt;[.V$14];&quot;LO&quot;;&quot;&quot;))))">
            <text:p/>
          </table:table-cell>
          <table:table-cell table:formula="of:=IF([.J543]&gt;[.W$13];&quot;HE&quot;;IF([.J543]&gt;[.W$12];&quot;HO&quot;;IF([.J543]&lt;[.W$15];&quot;LE&quot;;IF([.J543]&lt;[.W$14];&quot;LO&quot;;&quot;&quot;))))">
            <text:p/>
          </table:table-cell>
          <table:table-cell table:formula="of:=IF([.K543]&gt;[.X$13];&quot;HE&quot;;IF([.K543]&gt;[.X$12];&quot;HO&quot;;IF([.K543]&lt;[.X$15];&quot;LE&quot;;IF([.K543]&lt;[.X$14];&quot;LO&quot;;&quot;&quot;))))">
            <text:p/>
          </table:table-cell>
          <table:table-cell table:formula="of:=IF([.L543]&gt;[.Y$13];&quot;HE&quot;;IF([.L543]&gt;[.Y$12];&quot;HO&quot;;IF([.L543]&lt;[.Y$15];&quot;LE&quot;;IF([.L543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2</text:p>
          </table:table-cell>
          <table:table-cell office:value-type="string">
            <text:p>1FCD</text:p>
          </table:table-cell>
          <table:table-cell office:value-type="string">
            <text:p>1EA1</text:p>
          </table:table-cell>
          <table:table-cell table:formula="of:=HEX2DEC([.A544])" office:value-type="float" office:value="644">
            <text:p>644</text:p>
          </table:table-cell>
          <table:table-cell table:formula="of:=HEX2DEC([.B544])" office:value-type="float" office:value="492">
            <text:p>492</text:p>
          </table:table-cell>
          <table:table-cell table:formula="of:=HEX2DEC([.C544])" office:value-type="float" office:value="508">
            <text:p>508</text:p>
          </table:table-cell>
          <table:table-cell table:formula="of:=HEX2DEC([.D544])" office:value-type="float" office:value="8434">
            <text:p>8434</text:p>
          </table:table-cell>
          <table:table-cell table:formula="of:=HEX2DEC([.E544])" office:value-type="float" office:value="8141">
            <text:p>8141</text:p>
          </table:table-cell>
          <table:table-cell table:formula="of:=HEX2DEC([.F544])" office:value-type="float" office:value="7841">
            <text:p>7841</text:p>
          </table:table-cell>
          <table:table-cell table:formula="of:=IF([.G544]&gt;[.T$13];&quot;HE&quot;;IF([.G544]&gt;[.T$12];&quot;HO&quot;;IF([.G544]&lt;[.T$15];&quot;LE&quot;;IF([.G544]&lt;[.T$14];&quot;LO&quot;;&quot;&quot;))))">
            <text:p/>
          </table:table-cell>
          <table:table-cell table:formula="of:=IF([.H544]&gt;[.U$13];&quot;HE&quot;;IF([.H544]&gt;[.U$12];&quot;HO&quot;;IF([.H544]&lt;[.U$15];&quot;LE&quot;;IF([.H544]&lt;[.U$14];&quot;LO&quot;;&quot;&quot;))))">
            <text:p/>
          </table:table-cell>
          <table:table-cell table:formula="of:=IF([.I544]&gt;[.V$13];&quot;HE&quot;;IF([.I544]&gt;[.V$12];&quot;HO&quot;;IF([.I544]&lt;[.V$15];&quot;LE&quot;;IF([.I544]&lt;[.V$14];&quot;LO&quot;;&quot;&quot;))))">
            <text:p/>
          </table:table-cell>
          <table:table-cell table:formula="of:=IF([.J544]&gt;[.W$13];&quot;HE&quot;;IF([.J544]&gt;[.W$12];&quot;HO&quot;;IF([.J544]&lt;[.W$15];&quot;LE&quot;;IF([.J544]&lt;[.W$14];&quot;LO&quot;;&quot;&quot;))))">
            <text:p/>
          </table:table-cell>
          <table:table-cell table:formula="of:=IF([.K544]&gt;[.X$13];&quot;HE&quot;;IF([.K544]&gt;[.X$12];&quot;HO&quot;;IF([.K544]&lt;[.X$15];&quot;LE&quot;;IF([.K544]&lt;[.X$14];&quot;LO&quot;;&quot;&quot;))))">
            <text:p/>
          </table:table-cell>
          <table:table-cell table:formula="of:=IF([.L544]&gt;[.Y$13];&quot;HE&quot;;IF([.L544]&gt;[.Y$12];&quot;HO&quot;;IF([.L544]&lt;[.Y$15];&quot;LE&quot;;IF([.L544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9</text:p>
          </table:table-cell>
          <table:table-cell office:value-type="string">
            <text:p>1FDA</text:p>
          </table:table-cell>
          <table:table-cell office:value-type="string">
            <text:p>1E9E</text:p>
          </table:table-cell>
          <table:table-cell table:formula="of:=HEX2DEC([.A545])" office:value-type="float" office:value="632">
            <text:p>632</text:p>
          </table:table-cell>
          <table:table-cell table:formula="of:=HEX2DEC([.B545])" office:value-type="float" office:value="492">
            <text:p>492</text:p>
          </table:table-cell>
          <table:table-cell table:formula="of:=HEX2DEC([.C545])" office:value-type="float" office:value="508">
            <text:p>508</text:p>
          </table:table-cell>
          <table:table-cell table:formula="of:=HEX2DEC([.D545])" office:value-type="float" office:value="8441">
            <text:p>8441</text:p>
          </table:table-cell>
          <table:table-cell table:formula="of:=HEX2DEC([.E545])" office:value-type="float" office:value="8154">
            <text:p>8154</text:p>
          </table:table-cell>
          <table:table-cell table:formula="of:=HEX2DEC([.F545])" office:value-type="float" office:value="7838">
            <text:p>7838</text:p>
          </table:table-cell>
          <table:table-cell table:formula="of:=IF([.G545]&gt;[.T$13];&quot;HE&quot;;IF([.G545]&gt;[.T$12];&quot;HO&quot;;IF([.G545]&lt;[.T$15];&quot;LE&quot;;IF([.G545]&lt;[.T$14];&quot;LO&quot;;&quot;&quot;))))">
            <text:p/>
          </table:table-cell>
          <table:table-cell table:formula="of:=IF([.H545]&gt;[.U$13];&quot;HE&quot;;IF([.H545]&gt;[.U$12];&quot;HO&quot;;IF([.H545]&lt;[.U$15];&quot;LE&quot;;IF([.H545]&lt;[.U$14];&quot;LO&quot;;&quot;&quot;))))">
            <text:p/>
          </table:table-cell>
          <table:table-cell table:formula="of:=IF([.I545]&gt;[.V$13];&quot;HE&quot;;IF([.I545]&gt;[.V$12];&quot;HO&quot;;IF([.I545]&lt;[.V$15];&quot;LE&quot;;IF([.I545]&lt;[.V$14];&quot;LO&quot;;&quot;&quot;))))">
            <text:p/>
          </table:table-cell>
          <table:table-cell table:formula="of:=IF([.J545]&gt;[.W$13];&quot;HE&quot;;IF([.J545]&gt;[.W$12];&quot;HO&quot;;IF([.J545]&lt;[.W$15];&quot;LE&quot;;IF([.J545]&lt;[.W$14];&quot;LO&quot;;&quot;&quot;))))">
            <text:p/>
          </table:table-cell>
          <table:table-cell table:formula="of:=IF([.K545]&gt;[.X$13];&quot;HE&quot;;IF([.K545]&gt;[.X$12];&quot;HO&quot;;IF([.K545]&lt;[.X$15];&quot;LE&quot;;IF([.K545]&lt;[.X$14];&quot;LO&quot;;&quot;&quot;))))">
            <text:p/>
          </table:table-cell>
          <table:table-cell table:formula="of:=IF([.L545]&gt;[.Y$13];&quot;HE&quot;;IF([.L545]&gt;[.Y$12];&quot;HO&quot;;IF([.L545]&lt;[.Y$15];&quot;LE&quot;;IF([.L545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string">
            <text:p>26C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D3</text:p>
          </table:table-cell>
          <table:table-cell office:value-type="string">
            <text:p>1E9B</text:p>
          </table:table-cell>
          <table:table-cell table:formula="of:=HEX2DEC([.A546])" office:value-type="float" office:value="620">
            <text:p>620</text:p>
          </table:table-cell>
          <table:table-cell table:formula="of:=HEX2DEC([.B546])" office:value-type="float" office:value="492">
            <text:p>492</text:p>
          </table:table-cell>
          <table:table-cell table:formula="of:=HEX2DEC([.C546])" office:value-type="float" office:value="508">
            <text:p>508</text:p>
          </table:table-cell>
          <table:table-cell table:formula="of:=HEX2DEC([.D546])" office:value-type="float" office:value="8433">
            <text:p>8433</text:p>
          </table:table-cell>
          <table:table-cell table:formula="of:=HEX2DEC([.E546])" office:value-type="float" office:value="8147">
            <text:p>8147</text:p>
          </table:table-cell>
          <table:table-cell table:formula="of:=HEX2DEC([.F546])" office:value-type="float" office:value="7835">
            <text:p>7835</text:p>
          </table:table-cell>
          <table:table-cell table:formula="of:=IF([.G546]&gt;[.T$13];&quot;HE&quot;;IF([.G546]&gt;[.T$12];&quot;HO&quot;;IF([.G546]&lt;[.T$15];&quot;LE&quot;;IF([.G546]&lt;[.T$14];&quot;LO&quot;;&quot;&quot;))))">
            <text:p/>
          </table:table-cell>
          <table:table-cell table:formula="of:=IF([.H546]&gt;[.U$13];&quot;HE&quot;;IF([.H546]&gt;[.U$12];&quot;HO&quot;;IF([.H546]&lt;[.U$15];&quot;LE&quot;;IF([.H546]&lt;[.U$14];&quot;LO&quot;;&quot;&quot;))))">
            <text:p/>
          </table:table-cell>
          <table:table-cell table:formula="of:=IF([.I546]&gt;[.V$13];&quot;HE&quot;;IF([.I546]&gt;[.V$12];&quot;HO&quot;;IF([.I546]&lt;[.V$15];&quot;LE&quot;;IF([.I546]&lt;[.V$14];&quot;LO&quot;;&quot;&quot;))))">
            <text:p/>
          </table:table-cell>
          <table:table-cell table:formula="of:=IF([.J546]&gt;[.W$13];&quot;HE&quot;;IF([.J546]&gt;[.W$12];&quot;HO&quot;;IF([.J546]&lt;[.W$15];&quot;LE&quot;;IF([.J546]&lt;[.W$14];&quot;LO&quot;;&quot;&quot;))))">
            <text:p/>
          </table:table-cell>
          <table:table-cell table:formula="of:=IF([.K546]&gt;[.X$13];&quot;HE&quot;;IF([.K546]&gt;[.X$12];&quot;HO&quot;;IF([.K546]&lt;[.X$15];&quot;LE&quot;;IF([.K546]&lt;[.X$14];&quot;LO&quot;;&quot;&quot;))))">
            <text:p/>
          </table:table-cell>
          <table:table-cell table:formula="of:=IF([.L546]&gt;[.Y$13];&quot;HE&quot;;IF([.L546]&gt;[.Y$12];&quot;HO&quot;;IF([.L546]&lt;[.Y$15];&quot;LE&quot;;IF([.L546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F1</text:p>
          </table:table-cell>
          <table:table-cell office:value-type="string">
            <text:p>1FD8</text:p>
          </table:table-cell>
          <table:table-cell office:value-type="string">
            <text:p>1EA0</text:p>
          </table:table-cell>
          <table:table-cell table:formula="of:=HEX2DEC([.A547])" office:value-type="float" office:value="640">
            <text:p>640</text:p>
          </table:table-cell>
          <table:table-cell table:formula="of:=HEX2DEC([.B547])" office:value-type="float" office:value="492">
            <text:p>492</text:p>
          </table:table-cell>
          <table:table-cell table:formula="of:=HEX2DEC([.C547])" office:value-type="float" office:value="508">
            <text:p>508</text:p>
          </table:table-cell>
          <table:table-cell table:formula="of:=HEX2DEC([.D547])" office:value-type="float" office:value="8433">
            <text:p>8433</text:p>
          </table:table-cell>
          <table:table-cell table:formula="of:=HEX2DEC([.E547])" office:value-type="float" office:value="8152">
            <text:p>8152</text:p>
          </table:table-cell>
          <table:table-cell table:formula="of:=HEX2DEC([.F547])" office:value-type="float" office:value="7840">
            <text:p>7840</text:p>
          </table:table-cell>
          <table:table-cell table:formula="of:=IF([.G547]&gt;[.T$13];&quot;HE&quot;;IF([.G547]&gt;[.T$12];&quot;HO&quot;;IF([.G547]&lt;[.T$15];&quot;LE&quot;;IF([.G547]&lt;[.T$14];&quot;LO&quot;;&quot;&quot;))))">
            <text:p/>
          </table:table-cell>
          <table:table-cell table:formula="of:=IF([.H547]&gt;[.U$13];&quot;HE&quot;;IF([.H547]&gt;[.U$12];&quot;HO&quot;;IF([.H547]&lt;[.U$15];&quot;LE&quot;;IF([.H547]&lt;[.U$14];&quot;LO&quot;;&quot;&quot;))))">
            <text:p/>
          </table:table-cell>
          <table:table-cell table:formula="of:=IF([.I547]&gt;[.V$13];&quot;HE&quot;;IF([.I547]&gt;[.V$12];&quot;HO&quot;;IF([.I547]&lt;[.V$15];&quot;LE&quot;;IF([.I547]&lt;[.V$14];&quot;LO&quot;;&quot;&quot;))))">
            <text:p/>
          </table:table-cell>
          <table:table-cell table:formula="of:=IF([.J547]&gt;[.W$13];&quot;HE&quot;;IF([.J547]&gt;[.W$12];&quot;HO&quot;;IF([.J547]&lt;[.W$15];&quot;LE&quot;;IF([.J547]&lt;[.W$14];&quot;LO&quot;;&quot;&quot;))))">
            <text:p/>
          </table:table-cell>
          <table:table-cell table:formula="of:=IF([.K547]&gt;[.X$13];&quot;HE&quot;;IF([.K547]&gt;[.X$12];&quot;HO&quot;;IF([.K547]&lt;[.X$15];&quot;LE&quot;;IF([.K547]&lt;[.X$14];&quot;LO&quot;;&quot;&quot;))))">
            <text:p/>
          </table:table-cell>
          <table:table-cell table:formula="of:=IF([.L547]&gt;[.Y$13];&quot;HE&quot;;IF([.L547]&gt;[.Y$12];&quot;HO&quot;;IF([.L547]&lt;[.Y$15];&quot;LE&quot;;IF([.L547]&lt;[.Y$14];&quot;LO&quot;;&quot;&quot;))))">
            <text:p/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EC</text:p>
          </table:table-cell>
          <table:table-cell office:value-type="string">
            <text:p>1FC</text:p>
          </table:table-cell>
          <table:table-cell office:value-type="string">
            <text:p>20EF</text:p>
          </table:table-cell>
          <table:table-cell office:value-type="string">
            <text:p>1FD3</text:p>
          </table:table-cell>
          <table:table-cell office:value-type="string">
            <text:p>1EA4</text:p>
          </table:table-cell>
          <table:table-cell table:formula="of:=HEX2DEC([.A548])" office:value-type="float" office:value="656">
            <text:p>656</text:p>
          </table:table-cell>
          <table:table-cell table:formula="of:=HEX2DEC([.B548])" office:value-type="float" office:value="492">
            <text:p>492</text:p>
          </table:table-cell>
          <table:table-cell table:formula="of:=HEX2DEC([.C548])" office:value-type="float" office:value="508">
            <text:p>508</text:p>
          </table:table-cell>
          <table:table-cell table:formula="of:=HEX2DEC([.D548])" office:value-type="float" office:value="8431">
            <text:p>8431</text:p>
          </table:table-cell>
          <table:table-cell table:formula="of:=HEX2DEC([.E548])" office:value-type="float" office:value="8147">
            <text:p>8147</text:p>
          </table:table-cell>
          <table:table-cell table:formula="of:=HEX2DEC([.F548])" office:value-type="float" office:value="7844">
            <text:p>7844</text:p>
          </table:table-cell>
          <table:table-cell table:formula="of:=IF([.G548]&gt;[.T$13];&quot;HE&quot;;IF([.G548]&gt;[.T$12];&quot;HO&quot;;IF([.G548]&lt;[.T$15];&quot;LE&quot;;IF([.G548]&lt;[.T$14];&quot;LO&quot;;&quot;&quot;))))">
            <text:p/>
          </table:table-cell>
          <table:table-cell table:formula="of:=IF([.H548]&gt;[.U$13];&quot;HE&quot;;IF([.H548]&gt;[.U$12];&quot;HO&quot;;IF([.H548]&lt;[.U$15];&quot;LE&quot;;IF([.H548]&lt;[.U$14];&quot;LO&quot;;&quot;&quot;))))">
            <text:p/>
          </table:table-cell>
          <table:table-cell table:formula="of:=IF([.I548]&gt;[.V$13];&quot;HE&quot;;IF([.I548]&gt;[.V$12];&quot;HO&quot;;IF([.I548]&lt;[.V$15];&quot;LE&quot;;IF([.I548]&lt;[.V$14];&quot;LO&quot;;&quot;&quot;))))">
            <text:p/>
          </table:table-cell>
          <table:table-cell table:formula="of:=IF([.J548]&gt;[.W$13];&quot;HE&quot;;IF([.J548]&gt;[.W$12];&quot;HO&quot;;IF([.J548]&lt;[.W$15];&quot;LE&quot;;IF([.J548]&lt;[.W$14];&quot;LO&quot;;&quot;&quot;))))">
            <text:p/>
          </table:table-cell>
          <table:table-cell table:formula="of:=IF([.K548]&gt;[.X$13];&quot;HE&quot;;IF([.K548]&gt;[.X$12];&quot;HO&quot;;IF([.K548]&lt;[.X$15];&quot;LE&quot;;IF([.K548]&lt;[.X$14];&quot;LO&quot;;&quot;&quot;))))">
            <text:p/>
          </table:table-cell>
          <table:table-cell table:formula="of:=IF([.L548]&gt;[.Y$13];&quot;HE&quot;;IF([.L548]&gt;[.Y$12];&quot;HO&quot;;IF([.L548]&lt;[.Y$15];&quot;LE&quot;;IF([.L548]&lt;[.Y$14];&quot;LO&quot;;&quot;&quot;))))">
            <text:p/>
          </table:table-cell>
          <table:table-cell table:number-columns-repeated="7"/>
        </table:table-row>
        <table:table-row table:style-name="ro1" table:number-rows-repeated="1048027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shapes>
          <draw:frame draw:z-index="0" draw:style-name="gr1" svg:width="12.6535in" svg:height="3.8059in" svg:x="0in" svg:y="0.0004in">
            <draw:object draw:notify-on-update-of-ranges="Sheet1.J1:Sheet1.J2 Sheet1.J3:Sheet1.J548 Sheet1.K1:Sheet1.K2 Sheet1.K3:Sheet1.K548 Sheet1.L1:Sheet1.L2 Sheet1.L3:Sheet1.L54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2.6756in" svg:height="4.7469in" svg:x="0in" svg:y="3.8059in">
            <draw:object draw:notify-on-update-of-ranges="Sheet1.G2:Sheet1.G2 Sheet1.G3:Sheet1.G548 Sheet1.H2:Sheet1.H2 Sheet1.H3:Sheet1.H548 Sheet1.I2:Sheet1.I2 Sheet1.I3:Sheet1.I5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7T02:58:06.88</dc:date>
    <meta:generator>LibreOffice/3.5$Windows_x86 LibreOffice_project/dc9775d-05ecbee-0851ad3-1586698-727bf66</meta:generator>
    <meta:editing-duration>P0D</meta:editing-duration>
    <meta:editing-cycles>1</meta:editing-cycles>
    <meta:document-statistic meta:table-count="2" meta:cell-count="99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197cm" svg:height="12.058cm" xlink:href=".." xlink:type="simple" chart:class="chart:line" chart:style-name="ch1">
        <chart:legend chart:legend-position="bottom" svg:x="14.119cm" svg:y="11.249cm" style:legend-expansion="wide" chart:style-name="ch2"/>
        <chart:plot-area chart:style-name="ch3" table:cell-range-address="Sheet1.G2:Sheet1.I548" chart:data-source-has-labels="row" svg:x="1.093cm" svg:y="1.099cm" svg:width="29.818cm" svg:height="9.489cm">
          <chartooo:coordinate-region svg:x="2.085cm" svg:y="1.311cm" svg:width="28.756cm" svg:height="8.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548" chart:label-cell-address="Sheet1.G2:Sheet1.G2" chart:class="chart:line">
            <chart:data-point chart:repeated="546"/>
          </chart:series>
          <chart:series chart:style-name="ch7" chart:values-cell-range-address="Sheet1.H3:Sheet1.H548" chart:label-cell-address="Sheet1.H2:Sheet1.H2" chart:class="chart:line">
            <chart:data-point chart:repeated="546"/>
          </chart:series>
          <chart:series chart:style-name="ch8" chart:values-cell-range-address="Sheet1.I3:Sheet1.I548" chart:label-cell-address="Sheet1.I2:Sheet1.I2" chart:class="chart:line">
            <chart:data-point chart:repeated="5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G2:Sheet1.G2</svg:desc>
                </draw:g>
              </table:table-cell>
              <table:table-cell office:value-type="string">
                <text:p>y</text:p>
                <draw:g>
                  <svg:desc>Sheet1.H2:Sheet1.H2</svg:desc>
                </draw:g>
              </table:table-cell>
              <table:table-cell office:value-type="string">
                <text:p>z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6">
                <text:p>616</text:p>
                <draw:g>
                  <svg:desc>Sheet1.G3:Sheet1.G548</svg:desc>
                </draw:g>
              </table:table-cell>
              <table:table-cell office:value-type="float" office:value="492">
                <text:p>492</text:p>
                <draw:g>
                  <svg:desc>Sheet1.H3:Sheet1.H548</svg:desc>
                </draw:g>
              </table:table-cell>
              <table:table-cell office:value-type="float" office:value="508">
                <text:p>508</text:p>
                <draw:g>
                  <svg:desc>Sheet1.I3:Sheet1.I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8">
                <text:p>60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2">
                <text:p>59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0">
                <text:p>66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2">
                <text:p>6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2">
                <text:p>65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2">
                <text:p>65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2">
                <text:p>59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0">
                <text:p>66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0">
                <text:p>60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8">
                <text:p>66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8">
                <text:p>60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2">
                <text:p>6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4">
                <text:p>58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6">
                <text:p>57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2">
                <text:p>6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8">
                <text:p>648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4">
                <text:p>60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4">
                <text:p>60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8">
                <text:p>60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6">
                <text:p>59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2">
                <text:p>6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0">
                <text:p>68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2">
                <text:p>65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0">
                <text:p>66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8">
                <text:p>60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0">
                <text:p>60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0">
                <text:p>58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2">
                <text:p>65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6">
                <text:p>59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8">
                <text:p>60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4">
                <text:p>58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2">
                <text:p>65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2">
                <text:p>6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2">
                <text:p>65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08">
                <text:p>60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2">
                <text:p>65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0">
                <text:p>58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8">
                <text:p>60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2">
                <text:p>65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12">
                <text:p>6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2">
                <text:p>6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8">
                <text:p>60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6">
                <text:p>59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2">
                <text:p>6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2">
                <text:p>6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4">
                <text:p>58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04">
                <text:p>60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">
                <text:p>66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8">
                <text:p>60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2">
                <text:p>6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4">
                <text:p>60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72">
                <text:p>67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04">
                <text:p>60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40">
                <text:p>64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6">
                <text:p>59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0">
                <text:p>60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0">
                <text:p>60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2">
                <text:p>59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4">
                <text:p>644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42">
                <text:p>942</text:p>
              </table:table-cell>
              <table:table-cell office:value-type="float" office:value="494">
                <text:p>49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4">
                <text:p>784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8">
                <text:p>708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84">
                <text:p>784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04">
                <text:p>804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8">
                <text:p>448</text:p>
              </table:table-cell>
              <table:table-cell office:value-type="float" office:value="524">
                <text:p>52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46">
                <text:p>946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8">
                <text:p>538</text:p>
              </table:table-cell>
              <table:table-cell office:value-type="float" office:value="462">
                <text:p>46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8">
                <text:p>398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8">
                <text:p>718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4">
                <text:p>134</text:p>
              </table:table-cell>
              <table:table-cell office:value-type="float" office:value="446">
                <text:p>4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430">
                <text:p>4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2">
                <text:p>422</text:p>
              </table:table-cell>
              <table:table-cell office:value-type="float" office:value="430">
                <text:p>4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38">
                <text:p>838</text:p>
              </table:table-cell>
              <table:table-cell office:value-type="float" office:value="430">
                <text:p>4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8">
                <text:p>738</text:p>
              </table:table-cell>
              <table:table-cell office:value-type="float" office:value="446">
                <text:p>4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90">
                <text:p>790</text:p>
              </table:table-cell>
              <table:table-cell office:value-type="float" office:value="446">
                <text:p>4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46">
                <text:p>846</text:p>
              </table:table-cell>
              <table:table-cell office:value-type="float" office:value="430">
                <text:p>4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82">
                <text:p>982</text:p>
              </table:table-cell>
              <table:table-cell office:value-type="float" office:value="446">
                <text:p>4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4">
                <text:p>1014</text:p>
              </table:table-cell>
              <table:table-cell office:value-type="float" office:value="414">
                <text:p>41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2">
                <text:p>232</text:p>
              </table:table-cell>
              <table:table-cell office:value-type="float" office:value="444">
                <text:p>44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8">
                <text:p>168</text:p>
              </table:table-cell>
              <table:table-cell office:value-type="float" office:value="444">
                <text:p>44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10">
                <text:p>610</text:p>
              </table:table-cell>
              <table:table-cell office:value-type="float" office:value="446">
                <text:p>4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6">
                <text:p>256</text:p>
              </table:table-cell>
              <table:table-cell office:value-type="float" office:value="444">
                <text:p>44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">
                <text:p>32</text:p>
              </table:table-cell>
              <table:table-cell office:value-type="float" office:value="444">
                <text:p>44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8">
                <text:p>68</text:p>
              </table:table-cell>
              <table:table-cell office:value-type="float" office:value="476">
                <text:p>47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2">
                <text:p>212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2">
                <text:p>312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0">
                <text:p>4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4">
                <text:p>584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4">
                <text:p>1004</text:p>
              </table:table-cell>
              <table:table-cell office:value-type="float" office:value="524">
                <text:p>52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8">
                <text:p>288</text:p>
              </table:table-cell>
              <table:table-cell office:value-type="float" office:value="556">
                <text:p>55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68">
                <text:p>468</text:p>
              </table:table-cell>
              <table:table-cell office:value-type="float" office:value="572">
                <text:p>57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72">
                <text:p>872</text:p>
              </table:table-cell>
              <table:table-cell office:value-type="float" office:value="572">
                <text:p>5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20">
                <text:p>920</text:p>
              </table:table-cell>
              <table:table-cell office:value-type="float" office:value="572">
                <text:p>57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76">
                <text:p>776</text:p>
              </table:table-cell>
              <table:table-cell office:value-type="float" office:value="572">
                <text:p>5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">
                <text:p>36</text:p>
              </table:table-cell>
              <table:table-cell office:value-type="float" office:value="588">
                <text:p>58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8">
                <text:p>128</text:p>
              </table:table-cell>
              <table:table-cell office:value-type="float" office:value="604">
                <text:p>60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0">
                <text:p>560</text:p>
              </table:table-cell>
              <table:table-cell office:value-type="float" office:value="588">
                <text:p>58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32">
                <text:p>532</text:p>
              </table:table-cell>
              <table:table-cell office:value-type="float" office:value="572">
                <text:p>5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6">
                <text:p>356</text:p>
              </table:table-cell>
              <table:table-cell office:value-type="float" office:value="556">
                <text:p>55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4">
                <text:p>264</text:p>
              </table:table-cell>
              <table:table-cell office:value-type="float" office:value="572">
                <text:p>5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56">
                <text:p>456</text:p>
              </table:table-cell>
              <table:table-cell office:value-type="float" office:value="572">
                <text:p>57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80">
                <text:p>680</text:p>
              </table:table-cell>
              <table:table-cell office:value-type="float" office:value="556">
                <text:p>55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4">
                <text:p>224</text:p>
              </table:table-cell>
              <table:table-cell office:value-type="float" office:value="540">
                <text:p>54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4">
                <text:p>444</text:p>
              </table:table-cell>
              <table:table-cell office:value-type="float" office:value="540">
                <text:p>54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4">
                <text:p>224</text:p>
              </table:table-cell>
              <table:table-cell office:value-type="float" office:value="524">
                <text:p>52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60">
                <text:p>56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64">
                <text:p>964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  <table:table-cell office:value-type="float" office:value="524">
                <text:p>52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8">
                <text:p>1008</text:p>
              </table:table-cell>
              <table:table-cell office:value-type="float" office:value="524">
                <text:p>52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">
                <text:p>36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0">
                <text:p>94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92">
                <text:p>592</text:p>
              </table:table-cell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72">
                <text:p>972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0">
                <text:p>2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8">
                <text:p>908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0">
                <text:p>56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0">
                <text:p>580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6">
                <text:p>436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8">
                <text:p>4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6">
                <text:p>586</text:p>
              </table:table-cell>
              <table:table-cell office:value-type="float" office:value="510">
                <text:p>5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6">
                <text:p>186</text:p>
              </table:table-cell>
              <table:table-cell office:value-type="float" office:value="510">
                <text:p>5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2">
                <text:p>812</text:p>
              </table:table-cell>
              <table:table-cell office:value-type="float" office:value="510">
                <text:p>5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0">
                <text:p>160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04">
                <text:p>804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36">
                <text:p>636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8">
                <text:p>108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">
                <text:p>136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0">
                <text:p>700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72">
                <text:p>672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08">
                <text:p>908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0">
                <text:p>230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8">
                <text:p>238</text:p>
              </table:table-cell>
              <table:table-cell office:value-type="float" office:value="510">
                <text:p>5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0">
                <text:p>490</text:p>
              </table:table-cell>
              <table:table-cell office:value-type="float" office:value="510">
                <text:p>5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">
                <text:p>138</text:p>
              </table:table-cell>
              <table:table-cell office:value-type="float" office:value="510">
                <text:p>5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2">
                <text:p>57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6">
                <text:p>10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2">
                <text:p>202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8">
                <text:p>758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34">
                <text:p>934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6">
                <text:p>206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42">
                <text:p>642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50">
                <text:p>950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4">
                <text:p>754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94">
                <text:p>894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0">
                <text:p>990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4">
                <text:p>734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36">
                <text:p>536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12">
                <text:p>712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6">
                <text:p>156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52">
                <text:p>752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8">
                <text:p>128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0">
                <text:p>38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24">
                <text:p>724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16">
                <text:p>716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20">
                <text:p>7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28">
                <text:p>828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2">
                <text:p>3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52">
                <text:p>652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96">
                <text:p>59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64">
                <text:p>56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0">
                <text:p>7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6">
                <text:p>766</text:p>
              </table:table-cell>
              <table:table-cell office:value-type="float" office:value="510">
                <text:p>51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28">
                <text:p>7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4">
                <text:p>204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24">
                <text:p>824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6">
                <text:p>506</text:p>
              </table:table-cell>
              <table:table-cell office:value-type="float" office:value="460">
                <text:p>4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6">
                <text:p>766</text:p>
              </table:table-cell>
              <table:table-cell office:value-type="float" office:value="460">
                <text:p>46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98">
                <text:p>898</text:p>
              </table:table-cell>
              <table:table-cell office:value-type="float" office:value="460">
                <text:p>46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8">
                <text:p>598</text:p>
              </table:table-cell>
              <table:table-cell office:value-type="float" office:value="460">
                <text:p>46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48">
                <text:p>948</text:p>
              </table:table-cell>
              <table:table-cell office:value-type="float" office:value="460">
                <text:p>46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2">
                <text:p>212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8">
                <text:p>1008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76">
                <text:p>776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0">
                <text:p>360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80">
                <text:p>680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80">
                <text:p>680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6">
                <text:p>316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88">
                <text:p>988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32">
                <text:p>732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6">
                <text:p>336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84">
                <text:p>98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">
                <text:p>28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8">
                <text:p>468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">
                <text:p>12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70">
                <text:p>670</text:p>
              </table:table-cell>
              <table:table-cell office:value-type="float" office:value="510">
                <text:p>51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2">
                <text:p>302</text:p>
              </table:table-cell>
              <table:table-cell office:value-type="float" office:value="526">
                <text:p>52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14">
                <text:p>714</text:p>
              </table:table-cell>
              <table:table-cell office:value-type="float" office:value="542">
                <text:p>54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68">
                <text:p>768</text:p>
              </table:table-cell>
              <table:table-cell office:value-type="float" office:value="542">
                <text:p>54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4">
                <text:p>844</text:p>
              </table:table-cell>
              <table:table-cell office:value-type="float" office:value="558">
                <text:p>55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92">
                <text:p>792</text:p>
              </table:table-cell>
              <table:table-cell office:value-type="float" office:value="542">
                <text:p>54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8">
                <text:p>428</text:p>
              </table:table-cell>
              <table:table-cell office:value-type="float" office:value="558">
                <text:p>55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2">
                <text:p>492</text:p>
              </table:table-cell>
              <table:table-cell office:value-type="float" office:value="542">
                <text:p>54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6">
                <text:p>376</text:p>
              </table:table-cell>
              <table:table-cell office:value-type="float" office:value="558">
                <text:p>55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6">
                <text:p>226</text:p>
              </table:table-cell>
              <table:table-cell office:value-type="float" office:value="526">
                <text:p>52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6">
                <text:p>146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8">
                <text:p>258</text:p>
              </table:table-cell>
              <table:table-cell office:value-type="float" office:value="542">
                <text:p>54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26">
                <text:p>926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44">
                <text:p>644</text:p>
              </table:table-cell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2">
                <text:p>312</text:p>
              </table:table-cell>
              <table:table-cell office:value-type="float" office:value="556">
                <text:p>55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8">
                <text:p>1008</text:p>
              </table:table-cell>
              <table:table-cell office:value-type="float" office:value="572">
                <text:p>5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8">
                <text:p>188</text:p>
              </table:table-cell>
              <table:table-cell office:value-type="float" office:value="572">
                <text:p>5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36">
                <text:p>636</text:p>
              </table:table-cell>
              <table:table-cell office:value-type="float" office:value="572">
                <text:p>5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2">
                <text:p>52</text:p>
              </table:table-cell>
              <table:table-cell office:value-type="float" office:value="588">
                <text:p>58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0">
                <text:p>360</text:p>
              </table:table-cell>
              <table:table-cell office:value-type="float" office:value="572">
                <text:p>57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0">
                <text:p>220</text:p>
              </table:table-cell>
              <table:table-cell office:value-type="float" office:value="572">
                <text:p>57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96">
                <text:p>796</text:p>
              </table:table-cell>
              <table:table-cell office:value-type="float" office:value="572">
                <text:p>57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8">
                <text:p>728</text:p>
              </table:table-cell>
              <table:table-cell office:value-type="float" office:value="572">
                <text:p>5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04">
                <text:p>704</text:p>
              </table:table-cell>
              <table:table-cell office:value-type="float" office:value="572">
                <text:p>5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2">
                <text:p>712</text:p>
              </table:table-cell>
              <table:table-cell office:value-type="float" office:value="556">
                <text:p>55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6">
                <text:p>476</text:p>
              </table:table-cell>
              <table:table-cell office:value-type="float" office:value="540">
                <text:p>54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8">
                <text:p>348</text:p>
              </table:table-cell>
              <table:table-cell office:value-type="float" office:value="540">
                <text:p>54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76">
                <text:p>976</text:p>
              </table:table-cell>
              <table:table-cell office:value-type="float" office:value="524">
                <text:p>52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56">
                <text:p>756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6">
                <text:p>5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8">
                <text:p>998</text:p>
              </table:table-cell>
              <table:table-cell office:value-type="float" office:value="478">
                <text:p>47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42">
                <text:p>842</text:p>
              </table:table-cell>
              <table:table-cell office:value-type="float" office:value="446">
                <text:p>4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4">
                <text:p>394</text:p>
              </table:table-cell>
              <table:table-cell office:value-type="float" office:value="430">
                <text:p>43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4">
                <text:p>1014</text:p>
              </table:table-cell>
              <table:table-cell office:value-type="float" office:value="414">
                <text:p>41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0">
                <text:p>310</text:p>
              </table:table-cell>
              <table:table-cell office:value-type="float" office:value="398">
                <text:p>39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50">
                <text:p>650</text:p>
              </table:table-cell>
              <table:table-cell office:value-type="float" office:value="414">
                <text:p>41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8">
                <text:p>68</text:p>
              </table:table-cell>
              <table:table-cell office:value-type="float" office:value="412">
                <text:p>41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0">
                <text:p>240</text:p>
              </table:table-cell>
              <table:table-cell office:value-type="float" office:value="428">
                <text:p>42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36">
                <text:p>736</text:p>
              </table:table-cell>
              <table:table-cell office:value-type="float" office:value="428">
                <text:p>42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44">
                <text:p>844</text:p>
              </table:table-cell>
              <table:table-cell office:value-type="float" office:value="444">
                <text:p>44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">
                <text:p>56</text:p>
              </table:table-cell>
              <table:table-cell office:value-type="float" office:value="460">
                <text:p>46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6">
                <text:p>876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08">
                <text:p>908</text:p>
              </table:table-cell>
              <table:table-cell office:value-type="float" office:value="492">
                <text:p>49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06">
                <text:p>906</text:p>
              </table:table-cell>
              <table:table-cell office:value-type="float" office:value="494">
                <text:p>49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4">
                <text:p>224</text:p>
              </table:table-cell>
              <table:table-cell office:value-type="float" office:value="508">
                <text:p>50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30">
                <text:p>830</text:p>
              </table:table-cell>
              <table:table-cell office:value-type="float" office:value="510">
                <text:p>51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50">
                <text:p>550</text:p>
              </table:table-cell>
              <table:table-cell office:value-type="float" office:value="494">
                <text:p>49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64">
                <text:p>464</text:p>
              </table:table-cell>
              <table:table-cell office:value-type="float" office:value="492">
                <text:p>49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6">
                <text:p>796</text:p>
              </table:table-cell>
              <table:table-cell office:value-type="float" office:value="492">
                <text:p>49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2">
                <text:p>152</text:p>
              </table:table-cell>
              <table:table-cell office:value-type="float" office:value="492">
                <text:p>49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">
                <text:p>8</text:p>
              </table:table-cell>
              <table:table-cell office:value-type="float" office:value="492">
                <text:p>49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">
                <text:p>80</text:p>
              </table:table-cell>
              <table:table-cell office:value-type="float" office:value="492">
                <text:p>49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6">
                <text:p>216</text:p>
              </table:table-cell>
              <table:table-cell office:value-type="float" office:value="492">
                <text:p>49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86">
                <text:p>986</text:p>
              </table:table-cell>
              <table:table-cell office:value-type="float" office:value="526">
                <text:p>52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">
                <text:p>38</text:p>
              </table:table-cell>
              <table:table-cell office:value-type="float" office:value="510">
                <text:p>5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76">
                <text:p>476</text:p>
              </table:table-cell>
              <table:table-cell office:value-type="float" office:value="492">
                <text:p>49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92">
                <text:p>592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4">
                <text:p>444</text:p>
              </table:table-cell>
              <table:table-cell office:value-type="float" office:value="476">
                <text:p>47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6">
                <text:p>336</text:p>
              </table:table-cell>
              <table:table-cell office:value-type="float" office:value="492">
                <text:p>49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8">
                <text:p>348</text:p>
              </table:table-cell>
              <table:table-cell office:value-type="float" office:value="492">
                <text:p>49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4">
                <text:p>804</text:p>
              </table:table-cell>
              <table:table-cell office:value-type="float" office:value="508">
                <text:p>50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22">
                <text:p>622</text:p>
              </table:table-cell>
              <table:table-cell office:value-type="float" office:value="510">
                <text:p>5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0">
                <text:p>400</text:p>
              </table:table-cell>
              <table:table-cell office:value-type="float" office:value="492">
                <text:p>49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2">
                <text:p>272</text:p>
              </table:table-cell>
              <table:table-cell office:value-type="float" office:value="492">
                <text:p>49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">
                <text:p>40</text:p>
              </table:table-cell>
              <table:table-cell office:value-type="float" office:value="476">
                <text:p>47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6">
                <text:p>156</text:p>
              </table:table-cell>
              <table:table-cell office:value-type="float" office:value="492">
                <text:p>49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20">
                <text:p>720</text:p>
              </table:table-cell>
              <table:table-cell office:value-type="float" office:value="508">
                <text:p>50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6">
                <text:p>216</text:p>
              </table:table-cell>
              <table:table-cell office:value-type="float" office:value="508">
                <text:p>50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26">
                <text:p>726</text:p>
              </table:table-cell>
              <table:table-cell office:value-type="float" office:value="510">
                <text:p>5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62">
                <text:p>462</text:p>
              </table:table-cell>
              <table:table-cell office:value-type="float" office:value="494">
                <text:p>49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4">
                <text:p>244</text:p>
              </table:table-cell>
              <table:table-cell office:value-type="float" office:value="508">
                <text:p>508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20">
                <text:p>920</text:p>
              </table:table-cell>
              <table:table-cell office:value-type="float" office:value="492">
                <text:p>49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0">
                <text:p>400</text:p>
              </table:table-cell>
              <table:table-cell office:value-type="float" office:value="492">
                <text:p>49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4">
                <text:p>484</text:p>
              </table:table-cell>
              <table:table-cell office:value-type="float" office:value="524">
                <text:p>52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4">
                <text:p>384</text:p>
              </table:table-cell>
              <table:table-cell office:value-type="float" office:value="492">
                <text:p>49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2">
                <text:p>452</text:p>
              </table:table-cell>
              <table:table-cell office:value-type="float" office:value="492">
                <text:p>49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4">
                <text:p>324</text:p>
              </table:table-cell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44">
                <text:p>5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64">
                <text:p>76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8">
                <text:p>568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84">
                <text:p>884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24">
                <text:p>7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4">
                <text:p>48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6">
                <text:p>156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4">
                <text:p>444</text:p>
              </table:table-cell>
              <table:table-cell office:value-type="float" office:value="508">
                <text:p>50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0">
                <text:p>360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36">
                <text:p>5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66">
                <text:p>966</text:p>
              </table:table-cell>
              <table:table-cell office:value-type="float" office:value="494">
                <text:p>49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8">
                <text:p>338</text:p>
              </table:table-cell>
              <table:table-cell office:value-type="float" office:value="510">
                <text:p>51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4">
                <text:p>294</text:p>
              </table:table-cell>
              <table:table-cell office:value-type="float" office:value="526">
                <text:p>52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2">
                <text:p>482</text:p>
              </table:table-cell>
              <table:table-cell office:value-type="float" office:value="492">
                <text:p>49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8">
                <text:p>518</text:p>
              </table:table-cell>
              <table:table-cell office:value-type="float" office:value="476">
                <text:p>47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">
                <text:p>60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90">
                <text:p>490</text:p>
              </table:table-cell>
              <table:table-cell office:value-type="float" office:value="462">
                <text:p>46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494">
                <text:p>49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526">
                <text:p>52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">
                <text:p>8</text:p>
              </table:table-cell>
              <table:table-cell office:value-type="float" office:value="540">
                <text:p>54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8">
                <text:p>768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66">
                <text:p>966</text:p>
              </table:table-cell>
              <table:table-cell office:value-type="float" office:value="492">
                <text:p>49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38">
                <text:p>638</text:p>
              </table:table-cell>
              <table:table-cell office:value-type="float" office:value="460">
                <text:p>4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50">
                <text:p>750</text:p>
              </table:table-cell>
              <table:table-cell office:value-type="float" office:value="446">
                <text:p>44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78">
                <text:p>978</text:p>
              </table:table-cell>
              <table:table-cell office:value-type="float" office:value="462">
                <text:p>46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6">
                <text:p>786</text:p>
              </table:table-cell>
              <table:table-cell office:value-type="float" office:value="510">
                <text:p>51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0">
                <text:p>70</text:p>
              </table:table-cell>
              <table:table-cell office:value-type="float" office:value="542">
                <text:p>54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">
                <text:p>100</text:p>
              </table:table-cell>
              <table:table-cell office:value-type="float" office:value="540">
                <text:p>54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8">
                <text:p>728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2">
                <text:p>422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2">
                <text:p>112</text:p>
              </table:table-cell>
              <table:table-cell office:value-type="float" office:value="444">
                <text:p>44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26">
                <text:p>926</text:p>
              </table:table-cell>
              <table:table-cell office:value-type="float" office:value="478">
                <text:p>47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0">
                <text:p>150</text:p>
              </table:table-cell>
              <table:table-cell office:value-type="float" office:value="478">
                <text:p>47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2">
                <text:p>102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6">
                <text:p>426</text:p>
              </table:table-cell>
              <table:table-cell office:value-type="float" office:value="558">
                <text:p>55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6">
                <text:p>536</text:p>
              </table:table-cell>
              <table:table-cell office:value-type="float" office:value="540">
                <text:p>54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16">
                <text:p>416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0">
                <text:p>310</text:p>
              </table:table-cell>
              <table:table-cell office:value-type="float" office:value="492">
                <text:p>49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28">
                <text:p>828</text:p>
              </table:table-cell>
              <table:table-cell office:value-type="float" office:value="444">
                <text:p>44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6">
                <text:p>86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78">
                <text:p>278</text:p>
              </table:table-cell>
              <table:table-cell office:value-type="float" office:value="478">
                <text:p>47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34">
                <text:p>734</text:p>
              </table:table-cell>
              <table:table-cell office:value-type="float" office:value="526">
                <text:p>52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8">
                <text:p>328</text:p>
              </table:table-cell>
              <table:table-cell office:value-type="float" office:value="572">
                <text:p>57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0">
                <text:p>640</text:p>
              </table:table-cell>
              <table:table-cell office:value-type="float" office:value="540">
                <text:p>54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26">
                <text:p>326</text:p>
              </table:table-cell>
              <table:table-cell office:value-type="float" office:value="508">
                <text:p>50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72">
                <text:p>872</text:p>
              </table:table-cell>
              <table:table-cell office:value-type="float" office:value="476">
                <text:p>47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0">
                <text:p>260</text:p>
              </table:table-cell>
              <table:table-cell office:value-type="float" office:value="444">
                <text:p>44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8">
                <text:p>838</text:p>
              </table:table-cell>
              <table:table-cell office:value-type="float" office:value="462">
                <text:p>46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8">
                <text:p>68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98">
                <text:p>798</text:p>
              </table:table-cell>
              <table:table-cell office:value-type="float" office:value="526">
                <text:p>5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4">
                <text:p>434</text:p>
              </table:table-cell>
              <table:table-cell office:value-type="float" office:value="542">
                <text:p>54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16">
                <text:p>416</text:p>
              </table:table-cell>
              <table:table-cell office:value-type="float" office:value="524">
                <text:p>52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">
                <text:p>232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12">
                <text:p>812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12">
                <text:p>512</text:p>
              </table:table-cell>
              <table:table-cell office:value-type="float" office:value="460">
                <text:p>46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2">
                <text:p>632</text:p>
              </table:table-cell>
              <table:table-cell office:value-type="float" office:value="460">
                <text:p>46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6">
                <text:p>276</text:p>
              </table:table-cell>
              <table:table-cell office:value-type="float" office:value="492">
                <text:p>49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66">
                <text:p>866</text:p>
              </table:table-cell>
              <table:table-cell office:value-type="float" office:value="542">
                <text:p>54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0">
                <text:p>550</text:p>
              </table:table-cell>
              <table:table-cell office:value-type="float" office:value="542">
                <text:p>54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0">
                <text:p>710</text:p>
              </table:table-cell>
              <table:table-cell office:value-type="float" office:value="542">
                <text:p>54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36">
                <text:p>336</text:p>
              </table:table-cell>
              <table:table-cell office:value-type="float" office:value="540">
                <text:p>54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8">
                <text:p>148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4">
                <text:p>504</text:p>
              </table:table-cell>
              <table:table-cell office:value-type="float" office:value="444">
                <text:p>44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2">
                <text:p>422</text:p>
              </table:table-cell>
              <table:table-cell office:value-type="float" office:value="462">
                <text:p>46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30">
                <text:p>330</text:p>
              </table:table-cell>
              <table:table-cell office:value-type="float" office:value="494">
                <text:p>49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4">
                <text:p>254</text:p>
              </table:table-cell>
              <table:table-cell office:value-type="float" office:value="526">
                <text:p>52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82">
                <text:p>582</text:p>
              </table:table-cell>
              <table:table-cell office:value-type="float" office:value="542">
                <text:p>54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6">
                <text:p>76</text:p>
              </table:table-cell>
              <table:table-cell office:value-type="float" office:value="524">
                <text:p>52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96">
                <text:p>89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68">
                <text:p>568</text:p>
              </table:table-cell>
              <table:table-cell office:value-type="float" office:value="460">
                <text:p>46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78">
                <text:p>978</text:p>
              </table:table-cell>
              <table:table-cell office:value-type="float" office:value="478">
                <text:p>47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86">
                <text:p>786</text:p>
              </table:table-cell>
              <table:table-cell office:value-type="float" office:value="494">
                <text:p>49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42">
                <text:p>942</text:p>
              </table:table-cell>
              <table:table-cell office:value-type="float" office:value="510">
                <text:p>51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40">
                <text:p>9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2">
                <text:p>172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2">
                <text:p>372</text:p>
              </table:table-cell>
              <table:table-cell office:value-type="float" office:value="492">
                <text:p>4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0">
                <text:p>200</text:p>
              </table:table-cell>
              <table:table-cell office:value-type="float" office:value="508">
                <text:p>5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18">
                <text:p>918</text:p>
              </table:table-cell>
              <table:table-cell office:value-type="float" office:value="510">
                <text:p>51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40">
                <text:p>640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0">
                <text:p>6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8">
                <text:p>708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52">
                <text:p>75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4">
                <text:p>58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32">
                <text:p>7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6">
                <text:p>656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88">
                <text:p>588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76">
                <text:p>576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6">
                <text:p>596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2">
                <text:p>61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76">
                <text:p>67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0">
                <text:p>60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4">
                <text:p>66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04">
                <text:p>60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64">
                <text:p>66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6">
                <text:p>61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80">
                <text:p>68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4">
                <text:p>62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60">
                <text:p>66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4">
                <text:p>58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8">
                <text:p>62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4">
                <text:p>60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8">
                <text:p>64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6">
                <text:p>63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4">
                <text:p>644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2">
                <text:p>632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20">
                <text:p>62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0">
                <text:p>640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56">
                <text:p>656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141cm" svg:height="9.668cm" xlink:href=".." xlink:type="simple" chart:class="chart:line" chart:style-name="ch1">
        <chart:legend chart:legend-position="bottom" svg:x="13.31cm" svg:y="8.859cm" style:legend-expansion="wide" chart:style-name="ch2"/>
        <chart:plot-area chart:style-name="ch3" table:cell-range-address="Sheet1.J1:Sheet1.L548" chart:data-source-has-labels="row" svg:x="1.092cm" svg:y="0.907cm" svg:width="29.765cm" svg:height="7.339cm">
          <chartooo:coordinate-region svg:x="2.269cm" svg:y="1.119cm" svg:width="28.516cm" svg:height="6.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3:Sheet1.J548" chart:label-cell-address="Sheet1.J1:Sheet1.J2" chart:class="chart:line">
            <chart:data-point chart:repeated="546"/>
          </chart:series>
          <chart:series chart:style-name="ch7" chart:values-cell-range-address="Sheet1.K3:Sheet1.K548" chart:label-cell-address="Sheet1.K1:Sheet1.K2" chart:class="chart:line">
            <chart:data-point chart:repeated="546"/>
          </chart:series>
          <chart:series chart:style-name="ch8" chart:values-cell-range-address="Sheet1.L3:Sheet1.L548" chart:label-cell-address="Sheet1.L1:Sheet1.L2" chart:class="chart:line">
            <chart:data-point chart:repeated="5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w</text:p>
                <text:list>
                  <text:list-item>
                    <text:p/>
                  </text:list-item>
                  <text:list-item>
                    <text:p>yaw</text:p>
                  </text:list-item>
                </text:list>
                <draw:g>
                  <svg:desc>Sheet1.J1:Sheet1.J2</svg:desc>
                </draw:g>
              </table:table-cell>
              <table:table-cell office:value-type="string">
                <text:p>pitch</text:p>
                <text:list>
                  <text:list-item>
                    <text:p/>
                  </text:list-item>
                  <text:list-item>
                    <text:p>pitch</text:p>
                  </text:list-item>
                </text:list>
                <draw:g>
                  <svg:desc>Sheet1.K1:Sheet1.K2</svg:desc>
                </draw:g>
              </table:table-cell>
              <table:table-cell office:value-type="string">
                <text:p>roll</text:p>
                <text:list>
                  <text:list-item>
                    <text:p/>
                  </text:list-item>
                  <text:list-item>
                    <text:p>roll</text:p>
                  </text:list-item>
                </text:list>
                <draw:g>
                  <svg:desc>Sheet1.L1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31">
                <text:p>8431</text:p>
                <draw:g>
                  <svg:desc>Sheet1.J3:Sheet1.J548</svg:desc>
                </draw:g>
              </table:table-cell>
              <table:table-cell office:value-type="float" office:value="8144">
                <text:p>8144</text:p>
                <draw:g>
                  <svg:desc>Sheet1.K3:Sheet1.K548</svg:desc>
                </draw:g>
              </table:table-cell>
              <table:table-cell office:value-type="float" office:value="7834">
                <text:p>7834</text:p>
                <draw:g>
                  <svg:desc>Sheet1.L3:Sheet1.L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44">
                <text:p>8444</text:p>
              </table:table-cell>
              <table:table-cell office:value-type="float" office:value="8148">
                <text:p>8148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39">
                <text:p>8439</text:p>
              </table:table-cell>
              <table:table-cell office:value-type="float" office:value="8135">
                <text:p>8135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36">
                <text:p>8436</text:p>
              </table:table-cell>
              <table:table-cell office:value-type="float" office:value="8143">
                <text:p>8143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43">
                <text:p>8443</text:p>
              </table:table-cell>
              <table:table-cell office:value-type="float" office:value="8142">
                <text:p>8142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40">
                <text:p>8440</text:p>
              </table:table-cell>
              <table:table-cell office:value-type="float" office:value="8141">
                <text:p>8141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35">
                <text:p>8435</text:p>
              </table:table-cell>
              <table:table-cell office:value-type="float" office:value="8145">
                <text:p>8145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35">
                <text:p>8435</text:p>
              </table:table-cell>
              <table:table-cell office:value-type="float" office:value="8137">
                <text:p>8137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40">
                <text:p>8440</text:p>
              </table:table-cell>
              <table:table-cell office:value-type="float" office:value="8143">
                <text:p>8143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33">
                <text:p>8433</text:p>
              </table:table-cell>
              <table:table-cell office:value-type="float" office:value="8143">
                <text:p>8143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43">
                <text:p>8443</text:p>
              </table:table-cell>
              <table:table-cell office:value-type="float" office:value="8149">
                <text:p>8149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42">
                <text:p>8442</text:p>
              </table:table-cell>
              <table:table-cell office:value-type="float" office:value="8153">
                <text:p>8153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46">
                <text:p>8446</text:p>
              </table:table-cell>
              <table:table-cell office:value-type="float" office:value="8145">
                <text:p>8145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36">
                <text:p>8436</text:p>
              </table:table-cell>
              <table:table-cell office:value-type="float" office:value="8145">
                <text:p>8145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39">
                <text:p>8439</text:p>
              </table:table-cell>
              <table:table-cell office:value-type="float" office:value="8137">
                <text:p>8137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2">
                <text:p>8442</text:p>
              </table:table-cell>
              <table:table-cell office:value-type="float" office:value="8147">
                <text:p>8147</text:p>
              </table:table-cell>
              <table:table-cell office:value-type="float" office:value="7845">
                <text:p>7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39">
                <text:p>8439</text:p>
              </table:table-cell>
              <table:table-cell office:value-type="float" office:value="8146">
                <text:p>8146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8">
                <text:p>8438</text:p>
              </table:table-cell>
              <table:table-cell office:value-type="float" office:value="8136">
                <text:p>8136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38">
                <text:p>8438</text:p>
              </table:table-cell>
              <table:table-cell office:value-type="float" office:value="8152">
                <text:p>8152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29">
                <text:p>8429</text:p>
              </table:table-cell>
              <table:table-cell office:value-type="float" office:value="8149">
                <text:p>8149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37">
                <text:p>8437</text:p>
              </table:table-cell>
              <table:table-cell office:value-type="float" office:value="8140">
                <text:p>8140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43">
                <text:p>8443</text:p>
              </table:table-cell>
              <table:table-cell office:value-type="float" office:value="8135">
                <text:p>8135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31">
                <text:p>8431</text:p>
              </table:table-cell>
              <table:table-cell office:value-type="float" office:value="8140">
                <text:p>8140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31">
                <text:p>8431</text:p>
              </table:table-cell>
              <table:table-cell office:value-type="float" office:value="8145">
                <text:p>8145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37">
                <text:p>8437</text:p>
              </table:table-cell>
              <table:table-cell office:value-type="float" office:value="8141">
                <text:p>8141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31">
                <text:p>8431</text:p>
              </table:table-cell>
              <table:table-cell office:value-type="float" office:value="8144">
                <text:p>8144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40">
                <text:p>8440</text:p>
              </table:table-cell>
              <table:table-cell office:value-type="float" office:value="8142">
                <text:p>8142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36">
                <text:p>8436</text:p>
              </table:table-cell>
              <table:table-cell office:value-type="float" office:value="8139">
                <text:p>8139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34">
                <text:p>8434</text:p>
              </table:table-cell>
              <table:table-cell office:value-type="float" office:value="8140">
                <text:p>814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38">
                <text:p>8438</text:p>
              </table:table-cell>
              <table:table-cell office:value-type="float" office:value="8151">
                <text:p>8151</text:p>
              </table:table-cell>
              <table:table-cell office:value-type="float" office:value="7845">
                <text:p>7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36">
                <text:p>8436</text:p>
              </table:table-cell>
              <table:table-cell office:value-type="float" office:value="8147">
                <text:p>8147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32">
                <text:p>8432</text:p>
              </table:table-cell>
              <table:table-cell office:value-type="float" office:value="8134">
                <text:p>8134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42">
                <text:p>8442</text:p>
              </table:table-cell>
              <table:table-cell office:value-type="float" office:value="8140">
                <text:p>814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41">
                <text:p>8441</text:p>
              </table:table-cell>
              <table:table-cell office:value-type="float" office:value="8145">
                <text:p>8145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35">
                <text:p>8435</text:p>
              </table:table-cell>
              <table:table-cell office:value-type="float" office:value="8135">
                <text:p>8135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26">
                <text:p>8426</text:p>
              </table:table-cell>
              <table:table-cell office:value-type="float" office:value="8144">
                <text:p>8144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30">
                <text:p>8430</text:p>
              </table:table-cell>
              <table:table-cell office:value-type="float" office:value="8143">
                <text:p>8143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40">
                <text:p>8440</text:p>
              </table:table-cell>
              <table:table-cell office:value-type="float" office:value="8134">
                <text:p>8134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34">
                <text:p>8434</text:p>
              </table:table-cell>
              <table:table-cell office:value-type="float" office:value="8142">
                <text:p>8142</text:p>
              </table:table-cell>
              <table:table-cell office:value-type="float" office:value="7847">
                <text:p>7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32">
                <text:p>8432</text:p>
              </table:table-cell>
              <table:table-cell office:value-type="float" office:value="8144">
                <text:p>8144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44">
                <text:p>8444</text:p>
              </table:table-cell>
              <table:table-cell office:value-type="float" office:value="8141">
                <text:p>8141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34">
                <text:p>8434</text:p>
              </table:table-cell>
              <table:table-cell office:value-type="float" office:value="8145">
                <text:p>814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40">
                <text:p>8440</text:p>
              </table:table-cell>
              <table:table-cell office:value-type="float" office:value="8139">
                <text:p>8139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34">
                <text:p>8434</text:p>
              </table:table-cell>
              <table:table-cell office:value-type="float" office:value="8143">
                <text:p>8143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41">
                <text:p>8441</text:p>
              </table:table-cell>
              <table:table-cell office:value-type="float" office:value="8144">
                <text:p>8144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33">
                <text:p>8433</text:p>
              </table:table-cell>
              <table:table-cell office:value-type="float" office:value="8146">
                <text:p>8146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33">
                <text:p>8433</text:p>
              </table:table-cell>
              <table:table-cell office:value-type="float" office:value="8141">
                <text:p>8141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25">
                <text:p>8425</text:p>
              </table:table-cell>
              <table:table-cell office:value-type="float" office:value="8141">
                <text:p>8141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26">
                <text:p>8426</text:p>
              </table:table-cell>
              <table:table-cell office:value-type="float" office:value="8137">
                <text:p>8137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38">
                <text:p>8438</text:p>
              </table:table-cell>
              <table:table-cell office:value-type="float" office:value="8141">
                <text:p>8141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41">
                <text:p>8441</text:p>
              </table:table-cell>
              <table:table-cell office:value-type="float" office:value="8142">
                <text:p>8142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39">
                <text:p>8439</text:p>
              </table:table-cell>
              <table:table-cell office:value-type="float" office:value="8149">
                <text:p>8149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37">
                <text:p>8437</text:p>
              </table:table-cell>
              <table:table-cell office:value-type="float" office:value="8140">
                <text:p>8140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36">
                <text:p>8436</text:p>
              </table:table-cell>
              <table:table-cell office:value-type="float" office:value="8143">
                <text:p>8143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35">
                <text:p>8435</text:p>
              </table:table-cell>
              <table:table-cell office:value-type="float" office:value="8143">
                <text:p>8143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41">
                <text:p>8441</text:p>
              </table:table-cell>
              <table:table-cell office:value-type="float" office:value="8138">
                <text:p>8138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42">
                <text:p>8442</text:p>
              </table:table-cell>
              <table:table-cell office:value-type="float" office:value="8147">
                <text:p>8147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34">
                <text:p>8434</text:p>
              </table:table-cell>
              <table:table-cell office:value-type="float" office:value="8144">
                <text:p>8144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33">
                <text:p>8433</text:p>
              </table:table-cell>
              <table:table-cell office:value-type="float" office:value="8136">
                <text:p>8136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41">
                <text:p>8441</text:p>
              </table:table-cell>
              <table:table-cell office:value-type="float" office:value="8142">
                <text:p>8142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29">
                <text:p>8429</text:p>
              </table:table-cell>
              <table:table-cell office:value-type="float" office:value="8141">
                <text:p>8141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28">
                <text:p>8428</text:p>
              </table:table-cell>
              <table:table-cell office:value-type="float" office:value="8141">
                <text:p>8141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33">
                <text:p>8433</text:p>
              </table:table-cell>
              <table:table-cell office:value-type="float" office:value="8141">
                <text:p>8141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93">
                <text:p>8193</text:p>
              </table:table-cell>
              <table:table-cell office:value-type="float" office:value="8147">
                <text:p>8147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42">
                <text:p>8442</text:p>
              </table:table-cell>
              <table:table-cell office:value-type="float" office:value="8139">
                <text:p>8139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41">
                <text:p>8441</text:p>
              </table:table-cell>
              <table:table-cell office:value-type="float" office:value="8146">
                <text:p>8146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37">
                <text:p>8437</text:p>
              </table:table-cell>
              <table:table-cell office:value-type="float" office:value="8141">
                <text:p>8141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44">
                <text:p>8444</text:p>
              </table:table-cell>
              <table:table-cell office:value-type="float" office:value="8137">
                <text:p>8137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39">
                <text:p>8439</text:p>
              </table:table-cell>
              <table:table-cell office:value-type="float" office:value="8136">
                <text:p>8136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34">
                <text:p>8434</text:p>
              </table:table-cell>
              <table:table-cell office:value-type="float" office:value="8142">
                <text:p>8142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32">
                <text:p>8432</text:p>
              </table:table-cell>
              <table:table-cell office:value-type="float" office:value="8147">
                <text:p>8147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34">
                <text:p>8434</text:p>
              </table:table-cell>
              <table:table-cell office:value-type="float" office:value="8144">
                <text:p>8144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28">
                <text:p>8428</text:p>
              </table:table-cell>
              <table:table-cell office:value-type="float" office:value="8141">
                <text:p>8141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38">
                <text:p>8438</text:p>
              </table:table-cell>
              <table:table-cell office:value-type="float" office:value="8145">
                <text:p>8145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31">
                <text:p>8431</text:p>
              </table:table-cell>
              <table:table-cell office:value-type="float" office:value="8141">
                <text:p>8141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34">
                <text:p>8434</text:p>
              </table:table-cell>
              <table:table-cell office:value-type="float" office:value="8138">
                <text:p>8138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37">
                <text:p>8437</text:p>
              </table:table-cell>
              <table:table-cell office:value-type="float" office:value="8141">
                <text:p>8141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32">
                <text:p>8432</text:p>
              </table:table-cell>
              <table:table-cell office:value-type="float" office:value="8146">
                <text:p>8146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33">
                <text:p>8433</text:p>
              </table:table-cell>
              <table:table-cell office:value-type="float" office:value="8145">
                <text:p>8145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35">
                <text:p>8435</text:p>
              </table:table-cell>
              <table:table-cell office:value-type="float" office:value="8141">
                <text:p>8141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6">
                <text:p>8436</text:p>
              </table:table-cell>
              <table:table-cell office:value-type="float" office:value="8143">
                <text:p>8143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41">
                <text:p>8441</text:p>
              </table:table-cell>
              <table:table-cell office:value-type="float" office:value="8139">
                <text:p>8139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34">
                <text:p>8434</text:p>
              </table:table-cell>
              <table:table-cell office:value-type="float" office:value="8142">
                <text:p>8142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30">
                <text:p>8430</text:p>
              </table:table-cell>
              <table:table-cell office:value-type="float" office:value="8130">
                <text:p>8130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37">
                <text:p>8437</text:p>
              </table:table-cell>
              <table:table-cell office:value-type="float" office:value="8137">
                <text:p>8137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34">
                <text:p>8434</text:p>
              </table:table-cell>
              <table:table-cell office:value-type="float" office:value="8138">
                <text:p>8138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35">
                <text:p>8435</text:p>
              </table:table-cell>
              <table:table-cell office:value-type="float" office:value="8141">
                <text:p>8141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35">
                <text:p>8435</text:p>
              </table:table-cell>
              <table:table-cell office:value-type="float" office:value="8138">
                <text:p>8138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430">
                <text:p>8430</text:p>
              </table:table-cell>
              <table:table-cell office:value-type="float" office:value="8146">
                <text:p>8146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37">
                <text:p>8437</text:p>
              </table:table-cell>
              <table:table-cell office:value-type="float" office:value="8153">
                <text:p>8153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37">
                <text:p>8437</text:p>
              </table:table-cell>
              <table:table-cell office:value-type="float" office:value="8147">
                <text:p>8147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36">
                <text:p>8436</text:p>
              </table:table-cell>
              <table:table-cell office:value-type="float" office:value="8145">
                <text:p>8145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40">
                <text:p>8440</text:p>
              </table:table-cell>
              <table:table-cell office:value-type="float" office:value="8142">
                <text:p>8142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31">
                <text:p>8431</text:p>
              </table:table-cell>
              <table:table-cell office:value-type="float" office:value="8147">
                <text:p>8147</text:p>
              </table:table-cell>
              <table:table-cell office:value-type="float" office:value="7845">
                <text:p>78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36">
                <text:p>8436</text:p>
              </table:table-cell>
              <table:table-cell office:value-type="float" office:value="8133">
                <text:p>8133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35">
                <text:p>8435</text:p>
              </table:table-cell>
              <table:table-cell office:value-type="float" office:value="8136">
                <text:p>8136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32">
                <text:p>8432</text:p>
              </table:table-cell>
              <table:table-cell office:value-type="float" office:value="8140">
                <text:p>8140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39">
                <text:p>8439</text:p>
              </table:table-cell>
              <table:table-cell office:value-type="float" office:value="8148">
                <text:p>8148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38">
                <text:p>8438</text:p>
              </table:table-cell>
              <table:table-cell office:value-type="float" office:value="8138">
                <text:p>8138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37">
                <text:p>8437</text:p>
              </table:table-cell>
              <table:table-cell office:value-type="float" office:value="8141">
                <text:p>8141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36">
                <text:p>8436</text:p>
              </table:table-cell>
              <table:table-cell office:value-type="float" office:value="8137">
                <text:p>8137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29">
                <text:p>8429</text:p>
              </table:table-cell>
              <table:table-cell office:value-type="float" office:value="8140">
                <text:p>8140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42">
                <text:p>8442</text:p>
              </table:table-cell>
              <table:table-cell office:value-type="float" office:value="8143">
                <text:p>8143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37">
                <text:p>8437</text:p>
              </table:table-cell>
              <table:table-cell office:value-type="float" office:value="8143">
                <text:p>8143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39">
                <text:p>8439</text:p>
              </table:table-cell>
              <table:table-cell office:value-type="float" office:value="8145">
                <text:p>8145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38">
                <text:p>8438</text:p>
              </table:table-cell>
              <table:table-cell office:value-type="float" office:value="8135">
                <text:p>8135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33">
                <text:p>8433</text:p>
              </table:table-cell>
              <table:table-cell office:value-type="float" office:value="8144">
                <text:p>8144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35">
                <text:p>8435</text:p>
              </table:table-cell>
              <table:table-cell office:value-type="float" office:value="8144">
                <text:p>8144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438">
                <text:p>8438</text:p>
              </table:table-cell>
              <table:table-cell office:value-type="float" office:value="8144">
                <text:p>8144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38">
                <text:p>8438</text:p>
              </table:table-cell>
              <table:table-cell office:value-type="float" office:value="8142">
                <text:p>8142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41">
                <text:p>8441</text:p>
              </table:table-cell>
              <table:table-cell office:value-type="float" office:value="8146">
                <text:p>8146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44">
                <text:p>8444</text:p>
              </table:table-cell>
              <table:table-cell office:value-type="float" office:value="8147">
                <text:p>8147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437">
                <text:p>8437</text:p>
              </table:table-cell>
              <table:table-cell office:value-type="float" office:value="8130">
                <text:p>8130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43">
                <text:p>8443</text:p>
              </table:table-cell>
              <table:table-cell office:value-type="float" office:value="8147">
                <text:p>8147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35">
                <text:p>8435</text:p>
              </table:table-cell>
              <table:table-cell office:value-type="float" office:value="8145">
                <text:p>8145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34">
                <text:p>8434</text:p>
              </table:table-cell>
              <table:table-cell office:value-type="float" office:value="8141">
                <text:p>8141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432">
                <text:p>8432</text:p>
              </table:table-cell>
              <table:table-cell office:value-type="float" office:value="8146">
                <text:p>8146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438">
                <text:p>8438</text:p>
              </table:table-cell>
              <table:table-cell office:value-type="float" office:value="8139">
                <text:p>8139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39">
                <text:p>8439</text:p>
              </table:table-cell>
              <table:table-cell office:value-type="float" office:value="8142">
                <text:p>8142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39">
                <text:p>8439</text:p>
              </table:table-cell>
              <table:table-cell office:value-type="float" office:value="8142">
                <text:p>8142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33">
                <text:p>8433</text:p>
              </table:table-cell>
              <table:table-cell office:value-type="float" office:value="8142">
                <text:p>8142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33">
                <text:p>8433</text:p>
              </table:table-cell>
              <table:table-cell office:value-type="float" office:value="8141">
                <text:p>8141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36">
                <text:p>8436</text:p>
              </table:table-cell>
              <table:table-cell office:value-type="float" office:value="8142">
                <text:p>8142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42">
                <text:p>8442</text:p>
              </table:table-cell>
              <table:table-cell office:value-type="float" office:value="8144">
                <text:p>8144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33">
                <text:p>8433</text:p>
              </table:table-cell>
              <table:table-cell office:value-type="float" office:value="8140">
                <text:p>8140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36">
                <text:p>8436</text:p>
              </table:table-cell>
              <table:table-cell office:value-type="float" office:value="8138">
                <text:p>8138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46">
                <text:p>8446</text:p>
              </table:table-cell>
              <table:table-cell office:value-type="float" office:value="8145">
                <text:p>814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32">
                <text:p>8432</text:p>
              </table:table-cell>
              <table:table-cell office:value-type="float" office:value="8143">
                <text:p>8143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34">
                <text:p>8434</text:p>
              </table:table-cell>
              <table:table-cell office:value-type="float" office:value="8158">
                <text:p>8158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35">
                <text:p>8435</text:p>
              </table:table-cell>
              <table:table-cell office:value-type="float" office:value="8142">
                <text:p>8142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444">
                <text:p>8444</text:p>
              </table:table-cell>
              <table:table-cell office:value-type="float" office:value="8151">
                <text:p>8151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39">
                <text:p>8439</text:p>
              </table:table-cell>
              <table:table-cell office:value-type="float" office:value="8138">
                <text:p>8138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36">
                <text:p>8436</text:p>
              </table:table-cell>
              <table:table-cell office:value-type="float" office:value="8144">
                <text:p>8144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437">
                <text:p>8437</text:p>
              </table:table-cell>
              <table:table-cell office:value-type="float" office:value="8152">
                <text:p>8152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27">
                <text:p>8427</text:p>
              </table:table-cell>
              <table:table-cell office:value-type="float" office:value="8145">
                <text:p>8145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436">
                <text:p>8436</text:p>
              </table:table-cell>
              <table:table-cell office:value-type="float" office:value="8137">
                <text:p>8137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42">
                <text:p>8442</text:p>
              </table:table-cell>
              <table:table-cell office:value-type="float" office:value="8140">
                <text:p>8140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38">
                <text:p>8438</text:p>
              </table:table-cell>
              <table:table-cell office:value-type="float" office:value="8144">
                <text:p>8144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44">
                <text:p>8444</text:p>
              </table:table-cell>
              <table:table-cell office:value-type="float" office:value="8138">
                <text:p>8138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28">
                <text:p>8428</text:p>
              </table:table-cell>
              <table:table-cell office:value-type="float" office:value="8141">
                <text:p>8141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39">
                <text:p>8439</text:p>
              </table:table-cell>
              <table:table-cell office:value-type="float" office:value="8144">
                <text:p>8144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38">
                <text:p>8438</text:p>
              </table:table-cell>
              <table:table-cell office:value-type="float" office:value="8146">
                <text:p>8146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41">
                <text:p>8441</text:p>
              </table:table-cell>
              <table:table-cell office:value-type="float" office:value="8138">
                <text:p>8138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430">
                <text:p>8430</text:p>
              </table:table-cell>
              <table:table-cell office:value-type="float" office:value="8134">
                <text:p>8134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441">
                <text:p>8441</text:p>
              </table:table-cell>
              <table:table-cell office:value-type="float" office:value="8151">
                <text:p>8151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42">
                <text:p>8442</text:p>
              </table:table-cell>
              <table:table-cell office:value-type="float" office:value="8143">
                <text:p>8143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437">
                <text:p>8437</text:p>
              </table:table-cell>
              <table:table-cell office:value-type="float" office:value="8141">
                <text:p>8141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441">
                <text:p>8441</text:p>
              </table:table-cell>
              <table:table-cell office:value-type="float" office:value="8141">
                <text:p>8141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34">
                <text:p>8434</text:p>
              </table:table-cell>
              <table:table-cell office:value-type="float" office:value="8143">
                <text:p>8143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33">
                <text:p>8433</text:p>
              </table:table-cell>
              <table:table-cell office:value-type="float" office:value="8147">
                <text:p>8147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432">
                <text:p>8432</text:p>
              </table:table-cell>
              <table:table-cell office:value-type="float" office:value="8137">
                <text:p>8137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42">
                <text:p>8442</text:p>
              </table:table-cell>
              <table:table-cell office:value-type="float" office:value="8144">
                <text:p>8144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42">
                <text:p>8442</text:p>
              </table:table-cell>
              <table:table-cell office:value-type="float" office:value="8138">
                <text:p>8138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37">
                <text:p>8437</text:p>
              </table:table-cell>
              <table:table-cell office:value-type="float" office:value="8134">
                <text:p>8134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43">
                <text:p>8443</text:p>
              </table:table-cell>
              <table:table-cell office:value-type="float" office:value="8148">
                <text:p>8148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29">
                <text:p>8429</text:p>
              </table:table-cell>
              <table:table-cell office:value-type="float" office:value="8150">
                <text:p>8150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35">
                <text:p>8435</text:p>
              </table:table-cell>
              <table:table-cell office:value-type="float" office:value="8146">
                <text:p>8146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39">
                <text:p>8439</text:p>
              </table:table-cell>
              <table:table-cell office:value-type="float" office:value="8147">
                <text:p>8147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37">
                <text:p>8437</text:p>
              </table:table-cell>
              <table:table-cell office:value-type="float" office:value="8138">
                <text:p>8138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37">
                <text:p>8437</text:p>
              </table:table-cell>
              <table:table-cell office:value-type="float" office:value="8141">
                <text:p>8141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40">
                <text:p>8440</text:p>
              </table:table-cell>
              <table:table-cell office:value-type="float" office:value="8138">
                <text:p>8138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435">
                <text:p>8435</text:p>
              </table:table-cell>
              <table:table-cell office:value-type="float" office:value="8142">
                <text:p>8142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37">
                <text:p>8437</text:p>
              </table:table-cell>
              <table:table-cell office:value-type="float" office:value="8143">
                <text:p>8143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36">
                <text:p>8436</text:p>
              </table:table-cell>
              <table:table-cell office:value-type="float" office:value="8144">
                <text:p>8144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29">
                <text:p>8429</text:p>
              </table:table-cell>
              <table:table-cell office:value-type="float" office:value="8146">
                <text:p>8146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34">
                <text:p>8434</text:p>
              </table:table-cell>
              <table:table-cell office:value-type="float" office:value="8141">
                <text:p>8141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37">
                <text:p>8437</text:p>
              </table:table-cell>
              <table:table-cell office:value-type="float" office:value="8144">
                <text:p>8144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31">
                <text:p>8431</text:p>
              </table:table-cell>
              <table:table-cell office:value-type="float" office:value="8145">
                <text:p>8145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42">
                <text:p>8442</text:p>
              </table:table-cell>
              <table:table-cell office:value-type="float" office:value="8142">
                <text:p>8142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39">
                <text:p>8439</text:p>
              </table:table-cell>
              <table:table-cell office:value-type="float" office:value="8149">
                <text:p>8149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40">
                <text:p>8440</text:p>
              </table:table-cell>
              <table:table-cell office:value-type="float" office:value="8150">
                <text:p>8150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446">
                <text:p>8446</text:p>
              </table:table-cell>
              <table:table-cell office:value-type="float" office:value="8138">
                <text:p>8138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33">
                <text:p>8433</text:p>
              </table:table-cell>
              <table:table-cell office:value-type="float" office:value="8142">
                <text:p>8142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35">
                <text:p>8435</text:p>
              </table:table-cell>
              <table:table-cell office:value-type="float" office:value="8146">
                <text:p>8146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37">
                <text:p>8437</text:p>
              </table:table-cell>
              <table:table-cell office:value-type="float" office:value="8144">
                <text:p>8144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432">
                <text:p>8432</text:p>
              </table:table-cell>
              <table:table-cell office:value-type="float" office:value="8139">
                <text:p>8139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434">
                <text:p>8434</text:p>
              </table:table-cell>
              <table:table-cell office:value-type="float" office:value="8138">
                <text:p>8138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29">
                <text:p>8429</text:p>
              </table:table-cell>
              <table:table-cell office:value-type="float" office:value="8139">
                <text:p>8139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41">
                <text:p>8441</text:p>
              </table:table-cell>
              <table:table-cell office:value-type="float" office:value="8147">
                <text:p>8147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37">
                <text:p>8437</text:p>
              </table:table-cell>
              <table:table-cell office:value-type="float" office:value="8147">
                <text:p>8147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434">
                <text:p>8434</text:p>
              </table:table-cell>
              <table:table-cell office:value-type="float" office:value="8136">
                <text:p>8136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37">
                <text:p>8437</text:p>
              </table:table-cell>
              <table:table-cell office:value-type="float" office:value="8143">
                <text:p>8143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39">
                <text:p>8439</text:p>
              </table:table-cell>
              <table:table-cell office:value-type="float" office:value="8151">
                <text:p>8151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45">
                <text:p>8445</text:p>
              </table:table-cell>
              <table:table-cell office:value-type="float" office:value="8147">
                <text:p>8147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31">
                <text:p>8431</text:p>
              </table:table-cell>
              <table:table-cell office:value-type="float" office:value="8148">
                <text:p>8148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37">
                <text:p>8437</text:p>
              </table:table-cell>
              <table:table-cell office:value-type="float" office:value="8138">
                <text:p>8138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93">
                <text:p>8193</text:p>
              </table:table-cell>
              <table:table-cell office:value-type="float" office:value="8147">
                <text:p>8147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40">
                <text:p>8440</text:p>
              </table:table-cell>
              <table:table-cell office:value-type="float" office:value="8149">
                <text:p>8149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437">
                <text:p>8437</text:p>
              </table:table-cell>
              <table:table-cell office:value-type="float" office:value="8147">
                <text:p>8147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33">
                <text:p>8433</text:p>
              </table:table-cell>
              <table:table-cell office:value-type="float" office:value="8146">
                <text:p>8146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439">
                <text:p>8439</text:p>
              </table:table-cell>
              <table:table-cell office:value-type="float" office:value="8135">
                <text:p>8135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438">
                <text:p>8438</text:p>
              </table:table-cell>
              <table:table-cell office:value-type="float" office:value="8145">
                <text:p>8145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26">
                <text:p>8426</text:p>
              </table:table-cell>
              <table:table-cell office:value-type="float" office:value="8144">
                <text:p>8144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38">
                <text:p>8438</text:p>
              </table:table-cell>
              <table:table-cell office:value-type="float" office:value="8142">
                <text:p>8142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29">
                <text:p>8429</text:p>
              </table:table-cell>
              <table:table-cell office:value-type="float" office:value="8149">
                <text:p>8149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37">
                <text:p>8437</text:p>
              </table:table-cell>
              <table:table-cell office:value-type="float" office:value="8150">
                <text:p>8150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439">
                <text:p>8439</text:p>
              </table:table-cell>
              <table:table-cell office:value-type="float" office:value="8149">
                <text:p>8149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40">
                <text:p>8440</text:p>
              </table:table-cell>
              <table:table-cell office:value-type="float" office:value="8143">
                <text:p>8143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430">
                <text:p>8430</text:p>
              </table:table-cell>
              <table:table-cell office:value-type="float" office:value="8151">
                <text:p>8151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26">
                <text:p>8426</text:p>
              </table:table-cell>
              <table:table-cell office:value-type="float" office:value="8147">
                <text:p>8147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198">
                <text:p>8198</text:p>
              </table:table-cell>
              <table:table-cell office:value-type="float" office:value="8223">
                <text:p>8223</text:p>
              </table:table-cell>
              <table:table-cell office:value-type="float" office:value="8097">
                <text:p>80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23">
                <text:p>8123</text:p>
              </table:table-cell>
              <table:table-cell office:value-type="float" office:value="7784">
                <text:p>7784</text:p>
              </table:table-cell>
              <table:table-cell office:value-type="float" office:value="7915">
                <text:p>79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215">
                <text:p>8215</text:p>
              </table:table-cell>
              <table:table-cell office:value-type="float" office:value="8144">
                <text:p>8144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198">
                <text:p>8198</text:p>
              </table:table-cell>
              <table:table-cell office:value-type="float" office:value="8156">
                <text:p>8156</text:p>
              </table:table-cell>
              <table:table-cell office:value-type="float" office:value="8113">
                <text:p>81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207">
                <text:p>8207</text:p>
              </table:table-cell>
              <table:table-cell office:value-type="float" office:value="8202">
                <text:p>8202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396">
                <text:p>8396</text:p>
              </table:table-cell>
              <table:table-cell office:value-type="float" office:value="8127">
                <text:p>8127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13">
                <text:p>8213</text:p>
              </table:table-cell>
              <table:table-cell office:value-type="float" office:value="8133">
                <text:p>8133</text:p>
              </table:table-cell>
              <table:table-cell office:value-type="float" office:value="8137">
                <text:p>81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194">
                <text:p>8194</text:p>
              </table:table-cell>
              <table:table-cell office:value-type="float" office:value="7354">
                <text:p>7354</text:p>
              </table:table-cell>
              <table:table-cell office:value-type="float" office:value="8304">
                <text:p>83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70">
                <text:p>8170</text:p>
              </table:table-cell>
              <table:table-cell office:value-type="float" office:value="7987">
                <text:p>7987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209">
                <text:p>8209</text:p>
              </table:table-cell>
              <table:table-cell office:value-type="float" office:value="8275">
                <text:p>8275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136">
                <text:p>8136</text:p>
              </table:table-cell>
              <table:table-cell office:value-type="float" office:value="8319">
                <text:p>8319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188">
                <text:p>8188</text:p>
              </table:table-cell>
              <table:table-cell office:value-type="float" office:value="8012">
                <text:p>8012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117">
                <text:p>8117</text:p>
              </table:table-cell>
              <table:table-cell office:value-type="float" office:value="8005">
                <text:p>8005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97">
                <text:p>7997</text:p>
              </table:table-cell>
              <table:table-cell office:value-type="float" office:value="8131">
                <text:p>8131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118">
                <text:p>8118</text:p>
              </table:table-cell>
              <table:table-cell office:value-type="float" office:value="8095">
                <text:p>8095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156">
                <text:p>8156</text:p>
              </table:table-cell>
              <table:table-cell office:value-type="float" office:value="7987">
                <text:p>7987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114">
                <text:p>8114</text:p>
              </table:table-cell>
              <table:table-cell office:value-type="float" office:value="8118">
                <text:p>8118</text:p>
              </table:table-cell>
              <table:table-cell office:value-type="float" office:value="6865">
                <text:p>68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040">
                <text:p>8040</text:p>
              </table:table-cell>
              <table:table-cell office:value-type="float" office:value="8031">
                <text:p>8031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93">
                <text:p>8093</text:p>
              </table:table-cell>
              <table:table-cell office:value-type="float" office:value="7965">
                <text:p>7965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97">
                <text:p>8097</text:p>
              </table:table-cell>
              <table:table-cell office:value-type="float" office:value="7995">
                <text:p>7995</text:p>
              </table:table-cell>
              <table:table-cell office:value-type="float" office:value="6867">
                <text:p>68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44">
                <text:p>7944</text:p>
              </table:table-cell>
              <table:table-cell office:value-type="float" office:value="8000">
                <text:p>8000</text:p>
              </table:table-cell>
              <table:table-cell office:value-type="float" office:value="7157">
                <text:p>71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11">
                <text:p>8111</text:p>
              </table:table-cell>
              <table:table-cell office:value-type="float" office:value="8153">
                <text:p>8153</text:p>
              </table:table-cell>
              <table:table-cell office:value-type="float" office:value="6653">
                <text:p>66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200">
                <text:p>8200</text:p>
              </table:table-cell>
              <table:table-cell office:value-type="float" office:value="8317">
                <text:p>8317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261">
                <text:p>8261</text:p>
              </table:table-cell>
              <table:table-cell office:value-type="float" office:value="8306">
                <text:p>8306</text:p>
              </table:table-cell>
              <table:table-cell office:value-type="float" office:value="6954">
                <text:p>69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68">
                <text:p>8168</text:p>
              </table:table-cell>
              <table:table-cell office:value-type="float" office:value="7975">
                <text:p>7975</text:p>
              </table:table-cell>
              <table:table-cell office:value-type="float" office:value="7064">
                <text:p>70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07">
                <text:p>8207</text:p>
              </table:table-cell>
              <table:table-cell office:value-type="float" office:value="8354">
                <text:p>8354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360">
                <text:p>8360</text:p>
              </table:table-cell>
              <table:table-cell office:value-type="float" office:value="8099">
                <text:p>8099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314">
                <text:p>8314</text:p>
              </table:table-cell>
              <table:table-cell office:value-type="float" office:value="7726">
                <text:p>7726</text:p>
              </table:table-cell>
              <table:table-cell office:value-type="float" office:value="7441">
                <text:p>74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01">
                <text:p>8201</text:p>
              </table:table-cell>
              <table:table-cell office:value-type="float" office:value="7979">
                <text:p>7979</text:p>
              </table:table-cell>
              <table:table-cell office:value-type="float" office:value="7477">
                <text:p>74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298">
                <text:p>8298</text:p>
              </table:table-cell>
              <table:table-cell office:value-type="float" office:value="7949">
                <text:p>7949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296">
                <text:p>8296</text:p>
              </table:table-cell>
              <table:table-cell office:value-type="float" office:value="8120">
                <text:p>8120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269">
                <text:p>8269</text:p>
              </table:table-cell>
              <table:table-cell office:value-type="float" office:value="8066">
                <text:p>8066</text:p>
              </table:table-cell>
              <table:table-cell office:value-type="float" office:value="7785">
                <text:p>77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208">
                <text:p>8208</text:p>
              </table:table-cell>
              <table:table-cell office:value-type="float" office:value="8146">
                <text:p>8146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30">
                <text:p>8430</text:p>
              </table:table-cell>
              <table:table-cell office:value-type="float" office:value="8121">
                <text:p>8121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66">
                <text:p>8566</text:p>
              </table:table-cell>
              <table:table-cell office:value-type="float" office:value="8237">
                <text:p>8237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635">
                <text:p>8635</text:p>
              </table:table-cell>
              <table:table-cell office:value-type="float" office:value="8157">
                <text:p>8157</text:p>
              </table:table-cell>
              <table:table-cell office:value-type="float" office:value="9077">
                <text:p>90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649">
                <text:p>8649</text:p>
              </table:table-cell>
              <table:table-cell office:value-type="float" office:value="8283">
                <text:p>8283</text:p>
              </table:table-cell>
              <table:table-cell office:value-type="float" office:value="9178">
                <text:p>91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35">
                <text:p>8635</text:p>
              </table:table-cell>
              <table:table-cell office:value-type="float" office:value="8463">
                <text:p>8463</text:p>
              </table:table-cell>
              <table:table-cell office:value-type="float" office:value="9190">
                <text:p>919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645">
                <text:p>8645</text:p>
              </table:table-cell>
              <table:table-cell office:value-type="float" office:value="8365">
                <text:p>8365</text:p>
              </table:table-cell>
              <table:table-cell office:value-type="float" office:value="9154">
                <text:p>91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934">
                <text:p>8934</text:p>
              </table:table-cell>
              <table:table-cell office:value-type="float" office:value="8304">
                <text:p>8304</text:p>
              </table:table-cell>
              <table:table-cell office:value-type="float" office:value="9225">
                <text:p>92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785">
                <text:p>8785</text:p>
              </table:table-cell>
              <table:table-cell office:value-type="float" office:value="8369">
                <text:p>8369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09">
                <text:p>8509</text:p>
              </table:table-cell>
              <table:table-cell office:value-type="float" office:value="8255">
                <text:p>8255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06">
                <text:p>8506</text:p>
              </table:table-cell>
              <table:table-cell office:value-type="float" office:value="8297">
                <text:p>8297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680">
                <text:p>8680</text:p>
              </table:table-cell>
              <table:table-cell office:value-type="float" office:value="8289">
                <text:p>8289</text:p>
              </table:table-cell>
              <table:table-cell office:value-type="float" office:value="8793">
                <text:p>87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63">
                <text:p>8863</text:p>
              </table:table-cell>
              <table:table-cell office:value-type="float" office:value="8404">
                <text:p>8404</text:p>
              </table:table-cell>
              <table:table-cell office:value-type="float" office:value="9026">
                <text:p>90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60">
                <text:p>8760</text:p>
              </table:table-cell>
              <table:table-cell office:value-type="float" office:value="8572">
                <text:p>8572</text:p>
              </table:table-cell>
              <table:table-cell office:value-type="float" office:value="9074">
                <text:p>90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64">
                <text:p>8564</text:p>
              </table:table-cell>
              <table:table-cell office:value-type="float" office:value="8275">
                <text:p>8275</text:p>
              </table:table-cell>
              <table:table-cell office:value-type="float" office:value="8874">
                <text:p>88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667">
                <text:p>8667</text:p>
              </table:table-cell>
              <table:table-cell office:value-type="float" office:value="8035">
                <text:p>8035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82">
                <text:p>8482</text:p>
              </table:table-cell>
              <table:table-cell office:value-type="float" office:value="8091">
                <text:p>8091</text:p>
              </table:table-cell>
              <table:table-cell office:value-type="float" office:value="8559">
                <text:p>85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12">
                <text:p>8512</text:p>
              </table:table-cell>
              <table:table-cell office:value-type="float" office:value="8110">
                <text:p>8110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217">
                <text:p>8217</text:p>
              </table:table-cell>
              <table:table-cell office:value-type="float" office:value="8087">
                <text:p>8087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369">
                <text:p>8369</text:p>
              </table:table-cell>
              <table:table-cell office:value-type="float" office:value="8065">
                <text:p>8065</text:p>
              </table:table-cell>
              <table:table-cell office:value-type="float" office:value="8177">
                <text:p>81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464">
                <text:p>8464</text:p>
              </table:table-cell>
              <table:table-cell office:value-type="float" office:value="8149">
                <text:p>8149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194">
                <text:p>8194</text:p>
              </table:table-cell>
              <table:table-cell office:value-type="float" office:value="8122">
                <text:p>8122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682">
                <text:p>8682</text:p>
              </table:table-cell>
              <table:table-cell office:value-type="float" office:value="8030">
                <text:p>8030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95">
                <text:p>8395</text:p>
              </table:table-cell>
              <table:table-cell office:value-type="float" office:value="8040">
                <text:p>8040</text:p>
              </table:table-cell>
              <table:table-cell office:value-type="float" office:value="8171">
                <text:p>81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410">
                <text:p>8410</text:p>
              </table:table-cell>
              <table:table-cell office:value-type="float" office:value="7915">
                <text:p>7915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39">
                <text:p>8239</text:p>
              </table:table-cell>
              <table:table-cell office:value-type="float" office:value="8246">
                <text:p>8246</text:p>
              </table:table-cell>
              <table:table-cell office:value-type="float" office:value="8179">
                <text:p>81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370">
                <text:p>8370</text:p>
              </table:table-cell>
              <table:table-cell office:value-type="float" office:value="8140">
                <text:p>8140</text:p>
              </table:table-cell>
              <table:table-cell office:value-type="float" office:value="7735">
                <text:p>77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10">
                <text:p>8210</text:p>
              </table:table-cell>
              <table:table-cell office:value-type="float" office:value="8179">
                <text:p>8179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33">
                <text:p>8433</text:p>
              </table:table-cell>
              <table:table-cell office:value-type="float" office:value="8159">
                <text:p>8159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13">
                <text:p>8413</text:p>
              </table:table-cell>
              <table:table-cell office:value-type="float" office:value="8226">
                <text:p>8226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93">
                <text:p>8193</text:p>
              </table:table-cell>
              <table:table-cell office:value-type="float" office:value="8154">
                <text:p>8154</text:p>
              </table:table-cell>
              <table:table-cell office:value-type="float" office:value="8045">
                <text:p>8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44">
                <text:p>8444</text:p>
              </table:table-cell>
              <table:table-cell office:value-type="float" office:value="8125">
                <text:p>8125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97">
                <text:p>7797</text:p>
              </table:table-cell>
              <table:table-cell office:value-type="float" office:value="7982">
                <text:p>7982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98">
                <text:p>7498</text:p>
              </table:table-cell>
              <table:table-cell office:value-type="float" office:value="8180">
                <text:p>8180</text:p>
              </table:table-cell>
              <table:table-cell office:value-type="float" office:value="7982">
                <text:p>79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130">
                <text:p>7130</text:p>
              </table:table-cell>
              <table:table-cell office:value-type="float" office:value="8067">
                <text:p>8067</text:p>
              </table:table-cell>
              <table:table-cell office:value-type="float" office:value="8139">
                <text:p>81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28">
                <text:p>6928</text:p>
              </table:table-cell>
              <table:table-cell office:value-type="float" office:value="8098">
                <text:p>8098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23">
                <text:p>6723</text:p>
              </table:table-cell>
              <table:table-cell office:value-type="float" office:value="8074">
                <text:p>8074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13">
                <text:p>6713</text:p>
              </table:table-cell>
              <table:table-cell office:value-type="float" office:value="8149">
                <text:p>8149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07">
                <text:p>6807</text:p>
              </table:table-cell>
              <table:table-cell office:value-type="float" office:value="8095">
                <text:p>8095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70">
                <text:p>6870</text:p>
              </table:table-cell>
              <table:table-cell office:value-type="float" office:value="7979">
                <text:p>7979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14">
                <text:p>6714</text:p>
              </table:table-cell>
              <table:table-cell office:value-type="float" office:value="7998">
                <text:p>7998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951">
                <text:p>6951</text:p>
              </table:table-cell>
              <table:table-cell office:value-type="float" office:value="8026">
                <text:p>8026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39">
                <text:p>7039</text:p>
              </table:table-cell>
              <table:table-cell office:value-type="float" office:value="7971">
                <text:p>7971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482">
                <text:p>7482</text:p>
              </table:table-cell>
              <table:table-cell office:value-type="float" office:value="8111">
                <text:p>8111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52">
                <text:p>7852</text:p>
              </table:table-cell>
              <table:table-cell office:value-type="float" office:value="8070">
                <text:p>8070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807">
                <text:p>7807</text:p>
              </table:table-cell>
              <table:table-cell office:value-type="float" office:value="8153">
                <text:p>8153</text:p>
              </table:table-cell>
              <table:table-cell office:value-type="float" office:value="8058">
                <text:p>80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050">
                <text:p>8050</text:p>
              </table:table-cell>
              <table:table-cell office:value-type="float" office:value="8095">
                <text:p>8095</text:p>
              </table:table-cell>
              <table:table-cell office:value-type="float" office:value="7970">
                <text:p>79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42">
                <text:p>8442</text:p>
              </table:table-cell>
              <table:table-cell office:value-type="float" office:value="8165">
                <text:p>8165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65">
                <text:p>8565</text:p>
              </table:table-cell>
              <table:table-cell office:value-type="float" office:value="8104">
                <text:p>8104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246">
                <text:p>9246</text:p>
              </table:table-cell>
              <table:table-cell office:value-type="float" office:value="8202">
                <text:p>8202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677">
                <text:p>9677</text:p>
              </table:table-cell>
              <table:table-cell office:value-type="float" office:value="8229">
                <text:p>8229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683">
                <text:p>9683</text:p>
              </table:table-cell>
              <table:table-cell office:value-type="float" office:value="8243">
                <text:p>8243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834">
                <text:p>9834</text:p>
              </table:table-cell>
              <table:table-cell office:value-type="float" office:value="8222">
                <text:p>8222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52">
                <text:p>10052</text:p>
              </table:table-cell>
              <table:table-cell office:value-type="float" office:value="8229">
                <text:p>8229</text:p>
              </table:table-cell>
              <table:table-cell office:value-type="float" office:value="7475">
                <text:p>74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812">
                <text:p>9812</text:p>
              </table:table-cell>
              <table:table-cell office:value-type="float" office:value="8345">
                <text:p>8345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485">
                <text:p>9485</text:p>
              </table:table-cell>
              <table:table-cell office:value-type="float" office:value="8257">
                <text:p>8257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567">
                <text:p>9567</text:p>
              </table:table-cell>
              <table:table-cell office:value-type="float" office:value="8237">
                <text:p>8237</text:p>
              </table:table-cell>
              <table:table-cell office:value-type="float" office:value="7612">
                <text:p>76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399">
                <text:p>9399</text:p>
              </table:table-cell>
              <table:table-cell office:value-type="float" office:value="8206">
                <text:p>8206</text:p>
              </table:table-cell>
              <table:table-cell office:value-type="float" office:value="7647">
                <text:p>76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324">
                <text:p>9324</text:p>
              </table:table-cell>
              <table:table-cell office:value-type="float" office:value="8220">
                <text:p>8220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407">
                <text:p>9407</text:p>
              </table:table-cell>
              <table:table-cell office:value-type="float" office:value="8191">
                <text:p>8191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212">
                <text:p>9212</text:p>
              </table:table-cell>
              <table:table-cell office:value-type="float" office:value="7999">
                <text:p>7999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810">
                <text:p>8810</text:p>
              </table:table-cell>
              <table:table-cell office:value-type="float" office:value="7960">
                <text:p>7960</text:p>
              </table:table-cell>
              <table:table-cell office:value-type="float" office:value="7803">
                <text:p>78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460">
                <text:p>8460</text:p>
              </table:table-cell>
              <table:table-cell office:value-type="float" office:value="8034">
                <text:p>8034</text:p>
              </table:table-cell>
              <table:table-cell office:value-type="float" office:value="8114">
                <text:p>81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68">
                <text:p>8468</text:p>
              </table:table-cell>
              <table:table-cell office:value-type="float" office:value="8168">
                <text:p>8168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230">
                <text:p>8230</text:p>
              </table:table-cell>
              <table:table-cell office:value-type="float" office:value="8197">
                <text:p>8197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67">
                <text:p>8467</text:p>
              </table:table-cell>
              <table:table-cell office:value-type="float" office:value="8126">
                <text:p>8126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25">
                <text:p>8525</text:p>
              </table:table-cell>
              <table:table-cell office:value-type="float" office:value="8135">
                <text:p>8135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293">
                <text:p>8293</text:p>
              </table:table-cell>
              <table:table-cell office:value-type="float" office:value="8213">
                <text:p>8213</text:p>
              </table:table-cell>
              <table:table-cell office:value-type="float" office:value="8117">
                <text:p>81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04">
                <text:p>8204</text:p>
              </table:table-cell>
              <table:table-cell office:value-type="float" office:value="8131">
                <text:p>8131</text:p>
              </table:table-cell>
              <table:table-cell office:value-type="float" office:value="8115">
                <text:p>81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02">
                <text:p>8402</text:p>
              </table:table-cell>
              <table:table-cell office:value-type="float" office:value="8097">
                <text:p>8097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238">
                <text:p>8238</text:p>
              </table:table-cell>
              <table:table-cell office:value-type="float" office:value="8177">
                <text:p>8177</text:p>
              </table:table-cell>
              <table:table-cell office:value-type="float" office:value="8143">
                <text:p>8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01">
                <text:p>8401</text:p>
              </table:table-cell>
              <table:table-cell office:value-type="float" office:value="8148">
                <text:p>8148</text:p>
              </table:table-cell>
              <table:table-cell office:value-type="float" office:value="7758">
                <text:p>77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09">
                <text:p>8209</text:p>
              </table:table-cell>
              <table:table-cell office:value-type="float" office:value="8146">
                <text:p>8146</text:p>
              </table:table-cell>
              <table:table-cell office:value-type="float" office:value="8099">
                <text:p>80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14">
                <text:p>8414</text:p>
              </table:table-cell>
              <table:table-cell office:value-type="float" office:value="8174">
                <text:p>8174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30">
                <text:p>8430</text:p>
              </table:table-cell>
              <table:table-cell office:value-type="float" office:value="8159">
                <text:p>8159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437">
                <text:p>8437</text:p>
              </table:table-cell>
              <table:table-cell office:value-type="float" office:value="8138">
                <text:p>8138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139">
                <text:p>16139</text:p>
              </table:table-cell>
              <table:table-cell office:value-type="float" office:value="8170">
                <text:p>8170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429">
                <text:p>8429</text:p>
              </table:table-cell>
              <table:table-cell office:value-type="float" office:value="8140">
                <text:p>8140</text:p>
              </table:table-cell>
              <table:table-cell office:value-type="float" office:value="7862">
                <text:p>78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458">
                <text:p>8458</text:p>
              </table:table-cell>
              <table:table-cell office:value-type="float" office:value="8356">
                <text:p>8356</text:p>
              </table:table-cell>
              <table:table-cell office:value-type="float" office:value="7987">
                <text:p>79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013">
                <text:p>9013</text:p>
              </table:table-cell>
              <table:table-cell office:value-type="float" office:value="8097">
                <text:p>8097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628">
                <text:p>9628</text:p>
              </table:table-cell>
              <table:table-cell office:value-type="float" office:value="8467">
                <text:p>8467</text:p>
              </table:table-cell>
              <table:table-cell office:value-type="float" office:value="7294">
                <text:p>72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46">
                <text:p>9546</text:p>
              </table:table-cell>
              <table:table-cell office:value-type="float" office:value="8115">
                <text:p>8115</text:p>
              </table:table-cell>
              <table:table-cell office:value-type="float" office:value="7359">
                <text:p>73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251">
                <text:p>9251</text:p>
              </table:table-cell>
              <table:table-cell office:value-type="float" office:value="8034">
                <text:p>8034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413">
                <text:p>9413</text:p>
              </table:table-cell>
              <table:table-cell office:value-type="float" office:value="8355">
                <text:p>8355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881">
                <text:p>8881</text:p>
              </table:table-cell>
              <table:table-cell office:value-type="float" office:value="7678">
                <text:p>7678</text:p>
              </table:table-cell>
              <table:table-cell office:value-type="float" office:value="7405">
                <text:p>74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014">
                <text:p>9014</text:p>
              </table:table-cell>
              <table:table-cell office:value-type="float" office:value="8178">
                <text:p>8178</text:p>
              </table:table-cell>
              <table:table-cell office:value-type="float" office:value="7477">
                <text:p>74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747">
                <text:p>8747</text:p>
              </table:table-cell>
              <table:table-cell office:value-type="float" office:value="7993">
                <text:p>7993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999">
                <text:p>8999</text:p>
              </table:table-cell>
              <table:table-cell office:value-type="float" office:value="8241">
                <text:p>8241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968">
                <text:p>8968</text:p>
              </table:table-cell>
              <table:table-cell office:value-type="float" office:value="8171">
                <text:p>8171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780">
                <text:p>8780</text:p>
              </table:table-cell>
              <table:table-cell office:value-type="float" office:value="8139">
                <text:p>8139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768">
                <text:p>8768</text:p>
              </table:table-cell>
              <table:table-cell office:value-type="float" office:value="8085">
                <text:p>8085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816">
                <text:p>8816</text:p>
              </table:table-cell>
              <table:table-cell office:value-type="float" office:value="8058">
                <text:p>8058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00">
                <text:p>8900</text:p>
              </table:table-cell>
              <table:table-cell office:value-type="float" office:value="8369">
                <text:p>8369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892">
                <text:p>8892</text:p>
              </table:table-cell>
              <table:table-cell office:value-type="float" office:value="8239">
                <text:p>8239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883">
                <text:p>8883</text:p>
              </table:table-cell>
              <table:table-cell office:value-type="float" office:value="8189">
                <text:p>8189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6">
                <text:p>8456</text:p>
              </table:table-cell>
              <table:table-cell office:value-type="float" office:value="8187">
                <text:p>8187</text:p>
              </table:table-cell>
              <table:table-cell office:value-type="float" office:value="7926">
                <text:p>79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753">
                <text:p>8753</text:p>
              </table:table-cell>
              <table:table-cell office:value-type="float" office:value="8214">
                <text:p>8214</text:p>
              </table:table-cell>
              <table:table-cell office:value-type="float" office:value="7687">
                <text:p>76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78">
                <text:p>8578</text:p>
              </table:table-cell>
              <table:table-cell office:value-type="float" office:value="8209">
                <text:p>8209</text:p>
              </table:table-cell>
              <table:table-cell office:value-type="float" office:value="7797">
                <text:p>77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98">
                <text:p>8398</text:p>
              </table:table-cell>
              <table:table-cell office:value-type="float" office:value="8076">
                <text:p>8076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18">
                <text:p>8218</text:p>
              </table:table-cell>
              <table:table-cell office:value-type="float" office:value="8010">
                <text:p>8010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907">
                <text:p>7907</text:p>
              </table:table-cell>
              <table:table-cell office:value-type="float" office:value="7931">
                <text:p>7931</text:p>
              </table:table-cell>
              <table:table-cell office:value-type="float" office:value="8103">
                <text:p>81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589">
                <text:p>7589</text:p>
              </table:table-cell>
              <table:table-cell office:value-type="float" office:value="7921">
                <text:p>7921</text:p>
              </table:table-cell>
              <table:table-cell office:value-type="float" office:value="8267">
                <text:p>82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186">
                <text:p>7186</text:p>
              </table:table-cell>
              <table:table-cell office:value-type="float" office:value="7817">
                <text:p>7817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112">
                <text:p>7112</text:p>
              </table:table-cell>
              <table:table-cell office:value-type="float" office:value="7723">
                <text:p>7723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71">
                <text:p>6671</text:p>
              </table:table-cell>
              <table:table-cell office:value-type="float" office:value="7664">
                <text:p>7664</text:p>
              </table:table-cell>
              <table:table-cell office:value-type="float" office:value="8915">
                <text:p>89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04">
                <text:p>6904</text:p>
              </table:table-cell>
              <table:table-cell office:value-type="float" office:value="7813">
                <text:p>7813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45">
                <text:p>6945</text:p>
              </table:table-cell>
              <table:table-cell office:value-type="float" office:value="7837">
                <text:p>7837</text:p>
              </table:table-cell>
              <table:table-cell office:value-type="float" office:value="8811">
                <text:p>88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111">
                <text:p>7111</text:p>
              </table:table-cell>
              <table:table-cell office:value-type="float" office:value="7671">
                <text:p>7671</text:p>
              </table:table-cell>
              <table:table-cell office:value-type="float" office:value="8571">
                <text:p>85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93">
                <text:p>7093</text:p>
              </table:table-cell>
              <table:table-cell office:value-type="float" office:value="8066">
                <text:p>8066</text:p>
              </table:table-cell>
              <table:table-cell office:value-type="float" office:value="8798">
                <text:p>87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46">
                <text:p>7446</text:p>
              </table:table-cell>
              <table:table-cell office:value-type="float" office:value="7751">
                <text:p>7751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802">
                <text:p>7802</text:p>
              </table:table-cell>
              <table:table-cell office:value-type="float" office:value="7947">
                <text:p>7947</text:p>
              </table:table-cell>
              <table:table-cell office:value-type="float" office:value="8228">
                <text:p>82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03">
                <text:p>7703</text:p>
              </table:table-cell>
              <table:table-cell office:value-type="float" office:value="8070">
                <text:p>8070</text:p>
              </table:table-cell>
              <table:table-cell office:value-type="float" office:value="8512">
                <text:p>85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872">
                <text:p>7872</text:p>
              </table:table-cell>
              <table:table-cell office:value-type="float" office:value="8130">
                <text:p>8130</text:p>
              </table:table-cell>
              <table:table-cell office:value-type="float" office:value="8423">
                <text:p>84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427">
                <text:p>8427</text:p>
              </table:table-cell>
              <table:table-cell office:value-type="float" office:value="8241">
                <text:p>8241</text:p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63">
                <text:p>8663</text:p>
              </table:table-cell>
              <table:table-cell office:value-type="float" office:value="8494">
                <text:p>8494</text:p>
              </table:table-cell>
              <table:table-cell office:value-type="float" office:value="8782">
                <text:p>87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346">
                <text:p>8346</text:p>
              </table:table-cell>
              <table:table-cell office:value-type="float" office:value="8337">
                <text:p>8337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654">
                <text:p>8654</text:p>
              </table:table-cell>
              <table:table-cell office:value-type="float" office:value="8198">
                <text:p>8198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690">
                <text:p>8690</text:p>
              </table:table-cell>
              <table:table-cell office:value-type="float" office:value="8374">
                <text:p>8374</text:p>
              </table:table-cell>
              <table:table-cell office:value-type="float" office:value="9119">
                <text:p>91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62">
                <text:p>8762</text:p>
              </table:table-cell>
              <table:table-cell office:value-type="float" office:value="8243">
                <text:p>8243</text:p>
              </table:table-cell>
              <table:table-cell office:value-type="float" office:value="9229">
                <text:p>92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57">
                <text:p>8957</text:p>
              </table:table-cell>
              <table:table-cell office:value-type="float" office:value="8046">
                <text:p>8046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916">
                <text:p>8916</text:p>
              </table:table-cell>
              <table:table-cell office:value-type="float" office:value="7945">
                <text:p>7945</text:p>
              </table:table-cell>
              <table:table-cell office:value-type="float" office:value="9015">
                <text:p>90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534">
                <text:p>8534</text:p>
              </table:table-cell>
              <table:table-cell office:value-type="float" office:value="8078">
                <text:p>8078</text:p>
              </table:table-cell>
              <table:table-cell office:value-type="float" office:value="9159">
                <text:p>91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522">
                <text:p>8522</text:p>
              </table:table-cell>
              <table:table-cell office:value-type="float" office:value="8224">
                <text:p>8224</text:p>
              </table:table-cell>
              <table:table-cell office:value-type="float" office:value="9142">
                <text:p>91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486">
                <text:p>8486</text:p>
              </table:table-cell>
              <table:table-cell office:value-type="float" office:value="8270">
                <text:p>8270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76">
                <text:p>8576</text:p>
              </table:table-cell>
              <table:table-cell office:value-type="float" office:value="8282">
                <text:p>8282</text:p>
              </table:table-cell>
              <table:table-cell office:value-type="float" office:value="8882">
                <text:p>88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608">
                <text:p>8608</text:p>
              </table:table-cell>
              <table:table-cell office:value-type="float" office:value="8028">
                <text:p>8028</text:p>
              </table:table-cell>
              <table:table-cell office:value-type="float" office:value="8567">
                <text:p>85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501">
                <text:p>8501</text:p>
              </table:table-cell>
              <table:table-cell office:value-type="float" office:value="8098">
                <text:p>8098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297">
                <text:p>8297</text:p>
              </table:table-cell>
              <table:table-cell office:value-type="float" office:value="8077">
                <text:p>8077</text:p>
              </table:table-cell>
              <table:table-cell office:value-type="float" office:value="8436">
                <text:p>84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275">
                <text:p>8275</text:p>
              </table:table-cell>
              <table:table-cell office:value-type="float" office:value="8124">
                <text:p>8124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408">
                <text:p>8408</text:p>
              </table:table-cell>
              <table:table-cell office:value-type="float" office:value="8128">
                <text:p>8128</text:p>
              </table:table-cell>
              <table:table-cell office:value-type="float" office:value="7819">
                <text:p>78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166">
                <text:p>8166</text:p>
              </table:table-cell>
              <table:table-cell office:value-type="float" office:value="8135">
                <text:p>8135</text:p>
              </table:table-cell>
              <table:table-cell office:value-type="float" office:value="7673">
                <text:p>76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747">
                <text:p>7747</text:p>
              </table:table-cell>
              <table:table-cell office:value-type="float" office:value="7984">
                <text:p>7984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09">
                <text:p>7809</text:p>
              </table:table-cell>
              <table:table-cell office:value-type="float" office:value="8251">
                <text:p>8251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890">
                <text:p>7890</text:p>
              </table:table-cell>
              <table:table-cell office:value-type="float" office:value="8442">
                <text:p>8442</text:p>
              </table:table-cell>
              <table:table-cell office:value-type="float" office:value="6653">
                <text:p>66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140">
                <text:p>8140</text:p>
              </table:table-cell>
              <table:table-cell office:value-type="float" office:value="8162">
                <text:p>8162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48">
                <text:p>7948</text:p>
              </table:table-cell>
              <table:table-cell office:value-type="float" office:value="8105">
                <text:p>8105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353">
                <text:p>8353</text:p>
              </table:table-cell>
              <table:table-cell office:value-type="float" office:value="8080">
                <text:p>8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259">
                <text:p>8259</text:p>
              </table:table-cell>
              <table:table-cell office:value-type="float" office:value="8138">
                <text:p>8138</text:p>
              </table:table-cell>
              <table:table-cell office:value-type="float" office:value="6716">
                <text:p>67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294">
                <text:p>8294</text:p>
              </table:table-cell>
              <table:table-cell office:value-type="float" office:value="8292">
                <text:p>8292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97">
                <text:p>8197</text:p>
              </table:table-cell>
              <table:table-cell office:value-type="float" office:value="8272">
                <text:p>8272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258">
                <text:p>8258</text:p>
              </table:table-cell>
              <table:table-cell office:value-type="float" office:value="8254">
                <text:p>8254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198">
                <text:p>8198</text:p>
              </table:table-cell>
              <table:table-cell office:value-type="float" office:value="8244">
                <text:p>8244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339">
                <text:p>8339</text:p>
              </table:table-cell>
              <table:table-cell office:value-type="float" office:value="7096">
                <text:p>7096</text:p>
              </table:table-cell>
              <table:table-cell office:value-type="float" office:value="7907">
                <text:p>79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12">
                <text:p>8012</text:p>
              </table:table-cell>
              <table:table-cell office:value-type="float" office:value="6873">
                <text:p>6873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220">
                <text:p>8220</text:p>
              </table:table-cell>
              <table:table-cell office:value-type="float" office:value="6975">
                <text:p>6975</text:p>
              </table:table-cell>
              <table:table-cell office:value-type="float" office:value="7992">
                <text:p>79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119">
                <text:p>8119</text:p>
              </table:table-cell>
              <table:table-cell office:value-type="float" office:value="7002">
                <text:p>7002</text:p>
              </table:table-cell>
              <table:table-cell office:value-type="float" office:value="8143">
                <text:p>81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848">
                <text:p>7848</text:p>
              </table:table-cell>
              <table:table-cell office:value-type="float" office:value="6760">
                <text:p>6760</text:p>
              </table:table-cell>
              <table:table-cell office:value-type="float" office:value="8063">
                <text:p>80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17">
                <text:p>8017</text:p>
              </table:table-cell>
              <table:table-cell office:value-type="float" office:value="7790">
                <text:p>7790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599">
                <text:p>8599</text:p>
              </table:table-cell>
              <table:table-cell office:value-type="float" office:value="10562">
                <text:p>1056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790">
                <text:p>8790</text:p>
              </table:table-cell>
              <table:table-cell office:value-type="float" office:value="11632">
                <text:p>11632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95">
                <text:p>8195</text:p>
              </table:table-cell>
              <table:table-cell office:value-type="float" office:value="10363">
                <text:p>1036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77">
                <text:p>8377</text:p>
              </table:table-cell>
              <table:table-cell office:value-type="float" office:value="10609">
                <text:p>10609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63">
                <text:p>8363</text:p>
              </table:table-cell>
              <table:table-cell office:value-type="float" office:value="9532">
                <text:p>9532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644">
                <text:p>8644</text:p>
              </table:table-cell>
              <table:table-cell office:value-type="float" office:value="7133">
                <text:p>7133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03">
                <text:p>8003</text:p>
              </table:table-cell>
              <table:table-cell office:value-type="float" office:value="5627">
                <text:p>5627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67">
                <text:p>7967</text:p>
              </table:table-cell>
              <table:table-cell office:value-type="float" office:value="4089">
                <text:p>4089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270">
                <text:p>8270</text:p>
              </table:table-cell>
              <table:table-cell office:value-type="float" office:value="6327">
                <text:p>6327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328">
                <text:p>8328</text:p>
              </table:table-cell>
              <table:table-cell office:value-type="float" office:value="8420">
                <text:p>8420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697">
                <text:p>8697</text:p>
              </table:table-cell>
              <table:table-cell office:value-type="float" office:value="11276">
                <text:p>11276</text:p>
              </table:table-cell>
              <table:table-cell office:value-type="float" office:value="7535">
                <text:p>75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490">
                <text:p>8490</text:p>
              </table:table-cell>
              <table:table-cell office:value-type="float" office:value="12465">
                <text:p>12465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02">
                <text:p>8502</text:p>
              </table:table-cell>
              <table:table-cell office:value-type="float" office:value="10632">
                <text:p>10632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234">
                <text:p>8234</text:p>
              </table:table-cell>
              <table:table-cell office:value-type="float" office:value="6809">
                <text:p>6809</text:p>
              </table:table-cell>
              <table:table-cell office:value-type="float" office:value="8137">
                <text:p>81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116">
                <text:p>8116</text:p>
              </table:table-cell>
              <table:table-cell office:value-type="float" office:value="3718">
                <text:p>3718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254">
                <text:p>8254</text:p>
              </table:table-cell>
              <table:table-cell office:value-type="float" office:value="3369">
                <text:p>3369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38">
                <text:p>8638</text:p>
              </table:table-cell>
              <table:table-cell office:value-type="float" office:value="8909">
                <text:p>8909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646">
                <text:p>8646</text:p>
              </table:table-cell>
              <table:table-cell office:value-type="float" office:value="11987">
                <text:p>11987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277">
                <text:p>8277</text:p>
              </table:table-cell>
              <table:table-cell office:value-type="float" office:value="12846">
                <text:p>12846</text:p>
              </table:table-cell>
              <table:table-cell office:value-type="float" office:value="7719">
                <text:p>77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415">
                <text:p>8415</text:p>
              </table:table-cell>
              <table:table-cell office:value-type="float" office:value="10073">
                <text:p>10073</text:p>
              </table:table-cell>
              <table:table-cell office:value-type="float" office:value="8116">
                <text:p>81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340">
                <text:p>8340</text:p>
              </table:table-cell>
              <table:table-cell office:value-type="float" office:value="4595">
                <text:p>4595</text:p>
              </table:table-cell>
              <table:table-cell office:value-type="float" office:value="7990">
                <text:p>799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141">
                <text:p>8141</text:p>
              </table:table-cell>
              <table:table-cell office:value-type="float" office:value="3121">
                <text:p>3121</text:p>
              </table:table-cell>
              <table:table-cell office:value-type="float" office:value="8117">
                <text:p>81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163">
                <text:p>8163</text:p>
              </table:table-cell>
              <table:table-cell office:value-type="float" office:value="8678">
                <text:p>8678</text:p>
              </table:table-cell>
              <table:table-cell office:value-type="float" office:value="7795">
                <text:p>77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377">
                <text:p>8377</text:p>
              </table:table-cell>
              <table:table-cell office:value-type="float" office:value="13184">
                <text:p>13184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613">
                <text:p>8613</text:p>
              </table:table-cell>
              <table:table-cell office:value-type="float" office:value="4024">
                <text:p>4024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350">
                <text:p>8350</text:p>
              </table:table-cell>
              <table:table-cell office:value-type="float" office:value="7368">
                <text:p>7368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224">
                <text:p>8224</text:p>
              </table:table-cell>
              <table:table-cell office:value-type="float" office:value="12382">
                <text:p>12382</text:p>
              </table:table-cell>
              <table:table-cell office:value-type="float" office:value="8313">
                <text:p>83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559">
                <text:p>8559</text:p>
              </table:table-cell>
              <table:table-cell office:value-type="float" office:value="4796">
                <text:p>4796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405">
                <text:p>8405</text:p>
              </table:table-cell>
              <table:table-cell office:value-type="float" office:value="8694">
                <text:p>8694</text:p>
              </table:table-cell>
              <table:table-cell office:value-type="float" office:value="7793">
                <text:p>77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324">
                <text:p>8324</text:p>
              </table:table-cell>
              <table:table-cell office:value-type="float" office:value="7859">
                <text:p>7859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364">
                <text:p>8364</text:p>
              </table:table-cell>
              <table:table-cell office:value-type="float" office:value="8136">
                <text:p>8136</text:p>
              </table:table-cell>
              <table:table-cell office:value-type="float" office:value="7816">
                <text:p>78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407">
                <text:p>8407</text:p>
              </table:table-cell>
              <table:table-cell office:value-type="float" office:value="8191">
                <text:p>8191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197">
                <text:p>8197</text:p>
              </table:table-cell>
              <table:table-cell office:value-type="float" office:value="8153">
                <text:p>8153</text:p>
              </table:table-cell>
              <table:table-cell office:value-type="float" office:value="8078">
                <text:p>80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63">
                <text:p>8363</text:p>
              </table:table-cell>
              <table:table-cell office:value-type="float" office:value="8212">
                <text:p>8212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39">
                <text:p>8339</text:p>
              </table:table-cell>
              <table:table-cell office:value-type="float" office:value="7980">
                <text:p>7980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07">
                <text:p>8307</text:p>
              </table:table-cell>
              <table:table-cell office:value-type="float" office:value="8114">
                <text:p>8114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589">
                <text:p>8589</text:p>
              </table:table-cell>
              <table:table-cell office:value-type="float" office:value="7938">
                <text:p>7938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229">
                <text:p>8229</text:p>
              </table:table-cell>
              <table:table-cell office:value-type="float" office:value="7222">
                <text:p>7222</text:p>
              </table:table-cell>
              <table:table-cell office:value-type="float" office:value="8047">
                <text:p>80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193">
                <text:p>8193</text:p>
              </table:table-cell>
              <table:table-cell office:value-type="float" office:value="8257">
                <text:p>8257</text:p>
              </table:table-cell>
              <table:table-cell office:value-type="float" office:value="8026">
                <text:p>80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28">
                <text:p>8328</text:p>
              </table:table-cell>
              <table:table-cell office:value-type="float" office:value="8236">
                <text:p>8236</text:p>
              </table:table-cell>
              <table:table-cell office:value-type="float" office:value="7681">
                <text:p>76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98">
                <text:p>8398</text:p>
              </table:table-cell>
              <table:table-cell office:value-type="float" office:value="8178">
                <text:p>8178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961">
                <text:p>7961</text:p>
              </table:table-cell>
              <table:table-cell office:value-type="float" office:value="8180">
                <text:p>8180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913">
                <text:p>7913</text:p>
              </table:table-cell>
              <table:table-cell office:value-type="float" office:value="9173">
                <text:p>9173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731">
                <text:p>7731</text:p>
              </table:table-cell>
              <table:table-cell office:value-type="float" office:value="8306">
                <text:p>8306</text:p>
              </table:table-cell>
              <table:table-cell office:value-type="float" office:value="8583">
                <text:p>85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651">
                <text:p>7651</text:p>
              </table:table-cell>
              <table:table-cell office:value-type="float" office:value="6621">
                <text:p>6621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688">
                <text:p>9688</text:p>
              </table:table-cell>
              <table:table-cell office:value-type="float" office:value="8754">
                <text:p>8754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76">
                <text:p>9376</text:p>
              </table:table-cell>
              <table:table-cell office:value-type="float" office:value="8248">
                <text:p>8248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381">
                <text:p>8381</text:p>
              </table:table-cell>
              <table:table-cell office:value-type="float" office:value="7409">
                <text:p>7409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370">
                <text:p>7370</text:p>
              </table:table-cell>
              <table:table-cell office:value-type="float" office:value="7653">
                <text:p>7653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63">
                <text:p>7863</text:p>
              </table:table-cell>
              <table:table-cell office:value-type="float" office:value="8253">
                <text:p>8253</text:p>
              </table:table-cell>
              <table:table-cell office:value-type="float" office:value="7702">
                <text:p>77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885">
                <text:p>7885</text:p>
              </table:table-cell>
              <table:table-cell office:value-type="float" office:value="7688">
                <text:p>7688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341">
                <text:p>8341</text:p>
              </table:table-cell>
              <table:table-cell office:value-type="float" office:value="8012">
                <text:p>8012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76">
                <text:p>8876</text:p>
              </table:table-cell>
              <table:table-cell office:value-type="float" office:value="8370">
                <text:p>8370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35">
                <text:p>9435</text:p>
              </table:table-cell>
              <table:table-cell office:value-type="float" office:value="8618">
                <text:p>8618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64">
                <text:p>9464</text:p>
              </table:table-cell>
              <table:table-cell office:value-type="float" office:value="8548">
                <text:p>8548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851">
                <text:p>7851</text:p>
              </table:table-cell>
              <table:table-cell office:value-type="float" office:value="7722">
                <text:p>7722</text:p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412">
                <text:p>7412</text:p>
              </table:table-cell>
              <table:table-cell office:value-type="float" office:value="8271">
                <text:p>8271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563">
                <text:p>7563</text:p>
              </table:table-cell>
              <table:table-cell office:value-type="float" office:value="7798">
                <text:p>7798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38">
                <text:p>8138</text:p>
              </table:table-cell>
              <table:table-cell office:value-type="float" office:value="7801">
                <text:p>7801</text:p>
              </table:table-cell>
              <table:table-cell office:value-type="float" office:value="8465">
                <text:p>84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64">
                <text:p>8764</text:p>
              </table:table-cell>
              <table:table-cell office:value-type="float" office:value="8203">
                <text:p>8203</text:p>
              </table:table-cell>
              <table:table-cell office:value-type="float" office:value="8473">
                <text:p>84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168">
                <text:p>9168</text:p>
              </table:table-cell>
              <table:table-cell office:value-type="float" office:value="8297">
                <text:p>8297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542">
                <text:p>9542</text:p>
              </table:table-cell>
              <table:table-cell office:value-type="float" office:value="8443">
                <text:p>8443</text:p>
              </table:table-cell>
              <table:table-cell office:value-type="float" office:value="7785">
                <text:p>77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678">
                <text:p>8678</text:p>
              </table:table-cell>
              <table:table-cell office:value-type="float" office:value="7822">
                <text:p>7822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393">
                <text:p>7393</text:p>
              </table:table-cell>
              <table:table-cell office:value-type="float" office:value="8243">
                <text:p>8243</text:p>
              </table:table-cell>
              <table:table-cell office:value-type="float" office:value="7655">
                <text:p>76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826">
                <text:p>7826</text:p>
              </table:table-cell>
              <table:table-cell office:value-type="float" office:value="8096">
                <text:p>8096</text:p>
              </table:table-cell>
              <table:table-cell office:value-type="float" office:value="7461">
                <text:p>74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693">
                <text:p>7693</text:p>
              </table:table-cell>
              <table:table-cell office:value-type="float" office:value="8014">
                <text:p>8014</text:p>
              </table:table-cell>
              <table:table-cell office:value-type="float" office:value="8217">
                <text:p>82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002">
                <text:p>8002</text:p>
              </table:table-cell>
              <table:table-cell office:value-type="float" office:value="8071">
                <text:p>8071</text:p>
              </table:table-cell>
              <table:table-cell office:value-type="float" office:value="8810">
                <text:p>88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859">
                <text:p>8859</text:p>
              </table:table-cell>
              <table:table-cell office:value-type="float" office:value="8326">
                <text:p>8326</text:p>
              </table:table-cell>
              <table:table-cell office:value-type="float" office:value="8582">
                <text:p>85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34">
                <text:p>9034</text:p>
              </table:table-cell>
              <table:table-cell office:value-type="float" office:value="8370">
                <text:p>8370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500">
                <text:p>9500</text:p>
              </table:table-cell>
              <table:table-cell office:value-type="float" office:value="8483">
                <text:p>8483</text:p>
              </table:table-cell>
              <table:table-cell office:value-type="float" office:value="7757">
                <text:p>77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78">
                <text:p>8678</text:p>
              </table:table-cell>
              <table:table-cell office:value-type="float" office:value="7965">
                <text:p>7965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143">
                <text:p>8143</text:p>
              </table:table-cell>
              <table:table-cell office:value-type="float" office:value="7963">
                <text:p>7963</text:p>
              </table:table-cell>
              <table:table-cell office:value-type="float" office:value="7189">
                <text:p>71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406">
                <text:p>7406</text:p>
              </table:table-cell>
              <table:table-cell office:value-type="float" office:value="7676">
                <text:p>7676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663">
                <text:p>7663</text:p>
              </table:table-cell>
              <table:table-cell office:value-type="float" office:value="8370">
                <text:p>8370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226">
                <text:p>8226</text:p>
              </table:table-cell>
              <table:table-cell office:value-type="float" office:value="8339">
                <text:p>8339</text:p>
              </table:table-cell>
              <table:table-cell office:value-type="float" office:value="9042">
                <text:p>90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758">
                <text:p>8758</text:p>
              </table:table-cell>
              <table:table-cell office:value-type="float" office:value="8369">
                <text:p>8369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516">
                <text:p>9516</text:p>
              </table:table-cell>
              <table:table-cell office:value-type="float" office:value="8580">
                <text:p>8580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972">
                <text:p>8972</text:p>
              </table:table-cell>
              <table:table-cell office:value-type="float" office:value="7759">
                <text:p>7759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286">
                <text:p>8286</text:p>
              </table:table-cell>
              <table:table-cell office:value-type="float" office:value="8003">
                <text:p>8003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295">
                <text:p>7295</text:p>
              </table:table-cell>
              <table:table-cell office:value-type="float" office:value="7658">
                <text:p>7658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380">
                <text:p>8380</text:p>
              </table:table-cell>
              <table:table-cell office:value-type="float" office:value="8225">
                <text:p>8225</text:p>
              </table:table-cell>
              <table:table-cell office:value-type="float" office:value="7697">
                <text:p>76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186">
                <text:p>8186</text:p>
              </table:table-cell>
              <table:table-cell office:value-type="float" office:value="8075">
                <text:p>8075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075">
                <text:p>8075</text:p>
              </table:table-cell>
              <table:table-cell office:value-type="float" office:value="8183">
                <text:p>8183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79">
                <text:p>8379</text:p>
              </table:table-cell>
              <table:table-cell office:value-type="float" office:value="8067">
                <text:p>8067</text:p>
              </table:table-cell>
              <table:table-cell office:value-type="float" office:value="8296">
                <text:p>82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127">
                <text:p>9127</text:p>
              </table:table-cell>
              <table:table-cell office:value-type="float" office:value="8287">
                <text:p>8287</text:p>
              </table:table-cell>
              <table:table-cell office:value-type="float" office:value="7994">
                <text:p>79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631">
                <text:p>8631</text:p>
              </table:table-cell>
              <table:table-cell office:value-type="float" office:value="7524">
                <text:p>7524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285">
                <text:p>8285</text:p>
              </table:table-cell>
              <table:table-cell office:value-type="float" office:value="7826">
                <text:p>7826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40">
                <text:p>8340</text:p>
              </table:table-cell>
              <table:table-cell office:value-type="float" office:value="8313">
                <text:p>8313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445">
                <text:p>8445</text:p>
              </table:table-cell>
              <table:table-cell office:value-type="float" office:value="8476">
                <text:p>8476</text:p>
              </table:table-cell>
              <table:table-cell office:value-type="float" office:value="7749">
                <text:p>77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963">
                <text:p>7963</text:p>
              </table:table-cell>
              <table:table-cell office:value-type="float" office:value="8623">
                <text:p>8623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983">
                <text:p>7983</text:p>
              </table:table-cell>
              <table:table-cell office:value-type="float" office:value="8266">
                <text:p>8266</text:p>
              </table:table-cell>
              <table:table-cell office:value-type="float" office:value="8585">
                <text:p>85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985">
                <text:p>7985</text:p>
              </table:table-cell>
              <table:table-cell office:value-type="float" office:value="7774">
                <text:p>7774</text:p>
              </table:table-cell>
              <table:table-cell office:value-type="float" office:value="8625">
                <text:p>86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53">
                <text:p>8453</text:p>
              </table:table-cell>
              <table:table-cell office:value-type="float" office:value="7890">
                <text:p>7890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210">
                <text:p>9210</text:p>
              </table:table-cell>
              <table:table-cell office:value-type="float" office:value="8285">
                <text:p>8285</text:p>
              </table:table-cell>
              <table:table-cell office:value-type="float" office:value="7717">
                <text:p>77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424">
                <text:p>8424</text:p>
              </table:table-cell>
              <table:table-cell office:value-type="float" office:value="7756">
                <text:p>7756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725">
                <text:p>7725</text:p>
              </table:table-cell>
              <table:table-cell office:value-type="float" office:value="7800">
                <text:p>7800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064">
                <text:p>8064</text:p>
              </table:table-cell>
              <table:table-cell office:value-type="float" office:value="8656">
                <text:p>8656</text:p>
              </table:table-cell>
              <table:table-cell office:value-type="float" office:value="7762">
                <text:p>77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088">
                <text:p>8088</text:p>
              </table:table-cell>
              <table:table-cell office:value-type="float" office:value="7877">
                <text:p>7877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980">
                <text:p>7980</text:p>
              </table:table-cell>
              <table:table-cell office:value-type="float" office:value="7915">
                <text:p>7915</text:p>
              </table:table-cell>
              <table:table-cell office:value-type="float" office:value="8593">
                <text:p>85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951">
                <text:p>8951</text:p>
              </table:table-cell>
              <table:table-cell office:value-type="float" office:value="7992">
                <text:p>7992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104">
                <text:p>9104</text:p>
              </table:table-cell>
              <table:table-cell office:value-type="float" office:value="8032">
                <text:p>8032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626">
                <text:p>8626</text:p>
              </table:table-cell>
              <table:table-cell office:value-type="float" office:value="7794">
                <text:p>7794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554">
                <text:p>7554</text:p>
              </table:table-cell>
              <table:table-cell office:value-type="float" office:value="7898">
                <text:p>7898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772">
                <text:p>7772</text:p>
              </table:table-cell>
              <table:table-cell office:value-type="float" office:value="8421">
                <text:p>8421</text:p>
              </table:table-cell>
              <table:table-cell office:value-type="float" office:value="7876">
                <text:p>78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091">
                <text:p>8091</text:p>
              </table:table-cell>
              <table:table-cell office:value-type="float" office:value="8195">
                <text:p>8195</text:p>
              </table:table-cell>
              <table:table-cell office:value-type="float" office:value="8171">
                <text:p>81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379">
                <text:p>8379</text:p>
              </table:table-cell>
              <table:table-cell office:value-type="float" office:value="8166">
                <text:p>8166</text:p>
              </table:table-cell>
              <table:table-cell office:value-type="float" office:value="7915">
                <text:p>79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826">
                <text:p>8826</text:p>
              </table:table-cell>
              <table:table-cell office:value-type="float" office:value="8322">
                <text:p>8322</text:p>
              </table:table-cell>
              <table:table-cell office:value-type="float" office:value="7723">
                <text:p>77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643">
                <text:p>8643</text:p>
              </table:table-cell>
              <table:table-cell office:value-type="float" office:value="8213">
                <text:p>8213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293">
                <text:p>8293</text:p>
              </table:table-cell>
              <table:table-cell office:value-type="float" office:value="8211">
                <text:p>8211</text:p>
              </table:table-cell>
              <table:table-cell office:value-type="float" office:value="7986">
                <text:p>79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017">
                <text:p>8017</text:p>
              </table:table-cell>
              <table:table-cell office:value-type="float" office:value="8150">
                <text:p>8150</text:p>
              </table:table-cell>
              <table:table-cell office:value-type="float" office:value="8165">
                <text:p>81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208">
                <text:p>8208</text:p>
              </table:table-cell>
              <table:table-cell office:value-type="float" office:value="8156">
                <text:p>8156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645">
                <text:p>8645</text:p>
              </table:table-cell>
              <table:table-cell office:value-type="float" office:value="8156">
                <text:p>8156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615">
                <text:p>8615</text:p>
              </table:table-cell>
              <table:table-cell office:value-type="float" office:value="7973">
                <text:p>7973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260">
                <text:p>8260</text:p>
              </table:table-cell>
              <table:table-cell office:value-type="float" office:value="8103">
                <text:p>8103</text:p>
              </table:table-cell>
              <table:table-cell office:value-type="float" office:value="8113">
                <text:p>81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410">
                <text:p>8410</text:p>
              </table:table-cell>
              <table:table-cell office:value-type="float" office:value="8165">
                <text:p>8165</text:p>
              </table:table-cell>
              <table:table-cell office:value-type="float" office:value="7868">
                <text:p>78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406">
                <text:p>8406</text:p>
              </table:table-cell>
              <table:table-cell office:value-type="float" office:value="8133">
                <text:p>8133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426">
                <text:p>8426</text:p>
              </table:table-cell>
              <table:table-cell office:value-type="float" office:value="8154">
                <text:p>8154</text:p>
              </table:table-cell>
              <table:table-cell office:value-type="float" office:value="7863">
                <text:p>78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406">
                <text:p>8406</text:p>
              </table:table-cell>
              <table:table-cell office:value-type="float" office:value="8151">
                <text:p>8151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198">
                <text:p>8198</text:p>
              </table:table-cell>
              <table:table-cell office:value-type="float" office:value="8153">
                <text:p>8153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201">
                <text:p>8201</text:p>
              </table:table-cell>
              <table:table-cell office:value-type="float" office:value="8155">
                <text:p>8155</text:p>
              </table:table-cell>
              <table:table-cell office:value-type="float" office:value="8083">
                <text:p>80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201">
                <text:p>8201</text:p>
              </table:table-cell>
              <table:table-cell office:value-type="float" office:value="8158">
                <text:p>815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94">
                <text:p>8194</text:p>
              </table:table-cell>
              <table:table-cell office:value-type="float" office:value="8151">
                <text:p>8151</text:p>
              </table:table-cell>
              <table:table-cell office:value-type="float" office:value="8085">
                <text:p>80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441">
                <text:p>8441</text:p>
              </table:table-cell>
              <table:table-cell office:value-type="float" office:value="8147">
                <text:p>8147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435">
                <text:p>8435</text:p>
              </table:table-cell>
              <table:table-cell office:value-type="float" office:value="8146">
                <text:p>8146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431">
                <text:p>8431</text:p>
              </table:table-cell>
              <table:table-cell office:value-type="float" office:value="8148">
                <text:p>8148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25">
                <text:p>8425</text:p>
              </table:table-cell>
              <table:table-cell office:value-type="float" office:value="8150">
                <text:p>8150</text:p>
              </table:table-cell>
              <table:table-cell office:value-type="float" office:value="7849">
                <text:p>78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428">
                <text:p>8428</text:p>
              </table:table-cell>
              <table:table-cell office:value-type="float" office:value="8154">
                <text:p>8154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436">
                <text:p>8436</text:p>
              </table:table-cell>
              <table:table-cell office:value-type="float" office:value="8144">
                <text:p>8144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35">
                <text:p>8435</text:p>
              </table:table-cell>
              <table:table-cell office:value-type="float" office:value="8153">
                <text:p>8153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34">
                <text:p>8434</text:p>
              </table:table-cell>
              <table:table-cell office:value-type="float" office:value="8144">
                <text:p>8144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438">
                <text:p>8438</text:p>
              </table:table-cell>
              <table:table-cell office:value-type="float" office:value="8160">
                <text:p>8160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432">
                <text:p>8432</text:p>
              </table:table-cell>
              <table:table-cell office:value-type="float" office:value="8159">
                <text:p>8159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438">
                <text:p>8438</text:p>
              </table:table-cell>
              <table:table-cell office:value-type="float" office:value="8142">
                <text:p>8142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434">
                <text:p>8434</text:p>
              </table:table-cell>
              <table:table-cell office:value-type="float" office:value="8151">
                <text:p>8151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439">
                <text:p>8439</text:p>
              </table:table-cell>
              <table:table-cell office:value-type="float" office:value="8150">
                <text:p>8150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442">
                <text:p>8442</text:p>
              </table:table-cell>
              <table:table-cell office:value-type="float" office:value="8146">
                <text:p>8146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443">
                <text:p>8443</text:p>
              </table:table-cell>
              <table:table-cell office:value-type="float" office:value="8149">
                <text:p>8149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437">
                <text:p>8437</text:p>
              </table:table-cell>
              <table:table-cell office:value-type="float" office:value="8160">
                <text:p>8160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430">
                <text:p>8430</text:p>
              </table:table-cell>
              <table:table-cell office:value-type="float" office:value="8144">
                <text:p>8144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434">
                <text:p>8434</text:p>
              </table:table-cell>
              <table:table-cell office:value-type="float" office:value="8152">
                <text:p>8152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432">
                <text:p>8432</text:p>
              </table:table-cell>
              <table:table-cell office:value-type="float" office:value="8146">
                <text:p>8146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437">
                <text:p>8437</text:p>
              </table:table-cell>
              <table:table-cell office:value-type="float" office:value="8145">
                <text:p>8145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432">
                <text:p>8432</text:p>
              </table:table-cell>
              <table:table-cell office:value-type="float" office:value="8155">
                <text:p>8155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428">
                <text:p>8428</text:p>
              </table:table-cell>
              <table:table-cell office:value-type="float" office:value="8154">
                <text:p>8154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439">
                <text:p>8439</text:p>
              </table:table-cell>
              <table:table-cell office:value-type="float" office:value="8148">
                <text:p>8148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33">
                <text:p>8433</text:p>
              </table:table-cell>
              <table:table-cell office:value-type="float" office:value="8152">
                <text:p>8152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37">
                <text:p>8437</text:p>
              </table:table-cell>
              <table:table-cell office:value-type="float" office:value="8161">
                <text:p>8161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36">
                <text:p>8436</text:p>
              </table:table-cell>
              <table:table-cell office:value-type="float" office:value="8153">
                <text:p>8153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38">
                <text:p>8438</text:p>
              </table:table-cell>
              <table:table-cell office:value-type="float" office:value="8153">
                <text:p>8153</text:p>
              </table:table-cell>
              <table:table-cell office:value-type="float" office:value="7845">
                <text:p>78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32">
                <text:p>8432</text:p>
              </table:table-cell>
              <table:table-cell office:value-type="float" office:value="8144">
                <text:p>8144</text:p>
              </table:table-cell>
              <table:table-cell office:value-type="float" office:value="7826">
                <text:p>78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31">
                <text:p>8431</text:p>
              </table:table-cell>
              <table:table-cell office:value-type="float" office:value="8142">
                <text:p>8142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34">
                <text:p>8434</text:p>
              </table:table-cell>
              <table:table-cell office:value-type="float" office:value="8147">
                <text:p>8147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436">
                <text:p>8436</text:p>
              </table:table-cell>
              <table:table-cell office:value-type="float" office:value="8147">
                <text:p>8147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435">
                <text:p>8435</text:p>
              </table:table-cell>
              <table:table-cell office:value-type="float" office:value="8147">
                <text:p>8147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35">
                <text:p>8435</text:p>
              </table:table-cell>
              <table:table-cell office:value-type="float" office:value="8153">
                <text:p>8153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436">
                <text:p>8436</text:p>
              </table:table-cell>
              <table:table-cell office:value-type="float" office:value="8149">
                <text:p>8149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434">
                <text:p>8434</text:p>
              </table:table-cell>
              <table:table-cell office:value-type="float" office:value="8154">
                <text:p>8154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37">
                <text:p>8437</text:p>
              </table:table-cell>
              <table:table-cell office:value-type="float" office:value="8145">
                <text:p>8145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437">
                <text:p>8437</text:p>
              </table:table-cell>
              <table:table-cell office:value-type="float" office:value="8144">
                <text:p>8144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440">
                <text:p>8440</text:p>
              </table:table-cell>
              <table:table-cell office:value-type="float" office:value="8150">
                <text:p>815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434">
                <text:p>8434</text:p>
              </table:table-cell>
              <table:table-cell office:value-type="float" office:value="8151">
                <text:p>8151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434">
                <text:p>8434</text:p>
              </table:table-cell>
              <table:table-cell office:value-type="float" office:value="8141">
                <text:p>8141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441">
                <text:p>8441</text:p>
              </table:table-cell>
              <table:table-cell office:value-type="float" office:value="8154">
                <text:p>8154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433">
                <text:p>8433</text:p>
              </table:table-cell>
              <table:table-cell office:value-type="float" office:value="8147">
                <text:p>8147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433">
                <text:p>8433</text:p>
              </table:table-cell>
              <table:table-cell office:value-type="float" office:value="8152">
                <text:p>8152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431">
                <text:p>8431</text:p>
              </table:table-cell>
              <table:table-cell office:value-type="float" office:value="8147">
                <text:p>8147</text:p>
              </table:table-cell>
              <table:table-cell office:value-type="float" office:value="7844">
                <text:p>78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